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ervalGoogleFinance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8-Jun-17</text:p>
          </table:table-cell>
          <table:table-cell office:value-type="float" office:value="21557.25" calcext:value-type="float">
            <text:p>21557.25</text:p>
          </table:table-cell>
          <table:table-cell office:value-type="float" office:value="21682.34" calcext:value-type="float">
            <text:p>21682.34</text:p>
          </table:table-cell>
          <table:table-cell office:value-type="float" office:value="21193.45" calcext:value-type="float">
            <text:p>21193.45</text:p>
          </table:table-cell>
          <table:table-cell office:value-type="float" office:value="21216.57" calcext:value-type="float">
            <text:p>21216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un-17</text:p>
          </table:table-cell>
          <table:table-cell office:value-type="float" office:value="21640.74" calcext:value-type="float">
            <text:p>21640.74</text:p>
          </table:table-cell>
          <table:table-cell office:value-type="float" office:value="21775.81" calcext:value-type="float">
            <text:p>21775.81</text:p>
          </table:table-cell>
          <table:table-cell office:value-type="float" office:value="21440.73" calcext:value-type="float">
            <text:p>21440.73</text:p>
          </table:table-cell>
          <table:table-cell office:value-type="float" office:value="21546.97" calcext:value-type="float">
            <text:p>21546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un-17</text:p>
          </table:table-cell>
          <table:table-cell office:value-type="float" office:value="21673.26" calcext:value-type="float">
            <text:p>21673.26</text:p>
          </table:table-cell>
          <table:table-cell office:value-type="float" office:value="21677.43" calcext:value-type="float">
            <text:p>21677.43</text:p>
          </table:table-cell>
          <table:table-cell office:value-type="float" office:value="20888.01" calcext:value-type="float">
            <text:p>20888.01</text:p>
          </table:table-cell>
          <table:table-cell office:value-type="float" office:value="21634.04" calcext:value-type="float">
            <text:p>21634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un-17</text:p>
          </table:table-cell>
          <table:table-cell office:value-type="float" office:value="21826.06" calcext:value-type="float">
            <text:p>21826.06</text:p>
          </table:table-cell>
          <table:table-cell office:value-type="float" office:value="21868.46" calcext:value-type="float">
            <text:p>21868.46</text:p>
          </table:table-cell>
          <table:table-cell office:value-type="float" office:value="21564.22" calcext:value-type="float">
            <text:p>21564.22</text:p>
          </table:table-cell>
          <table:table-cell office:value-type="float" office:value="21727.39" calcext:value-type="float">
            <text:p>21727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n-17</text:p>
          </table:table-cell>
          <table:table-cell table:number-columns-repeated="2" office:value-type="float" office:value="21899.57" calcext:value-type="float">
            <text:p>21899.57</text:p>
          </table:table-cell>
          <table:table-cell office:value-type="float" office:value="21750.72" calcext:value-type="float">
            <text:p>21750.72</text:p>
          </table:table-cell>
          <table:table-cell office:value-type="float" office:value="21825.13" calcext:value-type="float">
            <text:p>21825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n-17</text:p>
          </table:table-cell>
          <table:table-cell office:value-type="float" office:value="21738.9" calcext:value-type="float">
            <text:p>21738.9</text:p>
          </table:table-cell>
          <table:table-cell office:value-type="float" office:value="21873.68" calcext:value-type="float">
            <text:p>21873.68</text:p>
          </table:table-cell>
          <table:table-cell office:value-type="float" office:value="21731.11" calcext:value-type="float">
            <text:p>21731.11</text:p>
          </table:table-cell>
          <table:table-cell office:value-type="float" office:value="21823.48" calcext:value-type="float">
            <text:p>21823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y-17</text:p>
          </table:table-cell>
          <table:table-cell office:value-type="float" office:value="21551.15" calcext:value-type="float">
            <text:p>21551.15</text:p>
          </table:table-cell>
          <table:table-cell office:value-type="float" office:value="21663.71" calcext:value-type="float">
            <text:p>21663.71</text:p>
          </table:table-cell>
          <table:table-cell office:value-type="float" office:value="21462.83" calcext:value-type="float">
            <text:p>21462.83</text:p>
          </table:table-cell>
          <table:table-cell office:value-type="float" office:value="21623.22" calcext:value-type="float">
            <text:p>21623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y-17</text:p>
          </table:table-cell>
          <table:table-cell office:value-type="float" office:value="21569.14" calcext:value-type="float">
            <text:p>21569.14</text:p>
          </table:table-cell>
          <table:table-cell office:value-type="float" office:value="21583.43" calcext:value-type="float">
            <text:p>21583.43</text:p>
          </table:table-cell>
          <table:table-cell office:value-type="float" office:value="21370.84" calcext:value-type="float">
            <text:p>21370.84</text:p>
          </table:table-cell>
          <table:table-cell office:value-type="float" office:value="21534.41" calcext:value-type="float">
            <text:p>21534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May-17</text:p>
          </table:table-cell>
          <table:table-cell office:value-type="float" office:value="21279.25" calcext:value-type="float">
            <text:p>21279.25</text:p>
          </table:table-cell>
          <table:table-cell office:value-type="float" office:value="21821.29" calcext:value-type="float">
            <text:p>21821.29</text:p>
          </table:table-cell>
          <table:table-cell office:value-type="float" office:value="21279.25" calcext:value-type="float">
            <text:p>21279.25</text:p>
          </table:table-cell>
          <table:table-cell office:value-type="float" office:value="21571.18" calcext:value-type="float">
            <text:p>21571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May-17</text:p>
          </table:table-cell>
          <table:table-cell office:value-type="float" office:value="20705.89" calcext:value-type="float">
            <text:p>20705.89</text:p>
          </table:table-cell>
          <table:table-cell office:value-type="float" office:value="21283.92" calcext:value-type="float">
            <text:p>21283.92</text:p>
          </table:table-cell>
          <table:table-cell office:value-type="float" office:value="20705.89" calcext:value-type="float">
            <text:p>20705.89</text:p>
          </table:table-cell>
          <table:table-cell office:value-type="float" office:value="21271.42" calcext:value-type="float">
            <text:p>21271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May-17</text:p>
          </table:table-cell>
          <table:table-cell office:value-type="float" office:value="20583.24" calcext:value-type="float">
            <text:p>20583.24</text:p>
          </table:table-cell>
          <table:table-cell office:value-type="float" office:value="20736.86" calcext:value-type="float">
            <text:p>20736.86</text:p>
          </table:table-cell>
          <table:table-cell office:value-type="float" office:value="20565.66" calcext:value-type="float">
            <text:p>20565.66</text:p>
          </table:table-cell>
          <table:table-cell office:value-type="float" office:value="20705.89" calcext:value-type="float">
            <text:p>20705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May-17</text:p>
          </table:table-cell>
          <table:table-cell office:value-type="float" office:value="20590.17" calcext:value-type="float">
            <text:p>20590.17</text:p>
          </table:table-cell>
          <table:table-cell office:value-type="float" office:value="20718.3" calcext:value-type="float">
            <text:p>20718.3</text:p>
          </table:table-cell>
          <table:table-cell office:value-type="float" office:value="20521" calcext:value-type="float">
            <text:p>20521</text:p>
          </table:table-cell>
          <table:table-cell office:value-type="float" office:value="20583.24" calcext:value-type="float">
            <text:p>20583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May-17</text:p>
          </table:table-cell>
          <table:table-cell table:number-columns-repeated="2" office:value-type="float" office:value="20646.48" calcext:value-type="float">
            <text:p>20646.48</text:p>
          </table:table-cell>
          <table:table-cell office:value-type="float" office:value="20455.91" calcext:value-type="float">
            <text:p>20455.91</text:p>
          </table:table-cell>
          <table:table-cell office:value-type="float" office:value="20586.87" calcext:value-type="float">
            <text:p>20586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May-17</text:p>
          </table:table-cell>
          <table:table-cell office:value-type="float" office:value="20143.42" calcext:value-type="float">
            <text:p>20143.42</text:p>
          </table:table-cell>
          <table:table-cell office:value-type="float" office:value="20688.91" calcext:value-type="float">
            <text:p>20688.91</text:p>
          </table:table-cell>
          <table:table-cell office:value-type="float" office:value="20143.42" calcext:value-type="float">
            <text:p>20143.42</text:p>
          </table:table-cell>
          <table:table-cell office:value-type="float" office:value="20656" calcext:value-type="float">
            <text:p>206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May-17</text:p>
          </table:table-cell>
          <table:table-cell table:number-columns-repeated="2" office:value-type="float" office:value="20520.15" calcext:value-type="float">
            <text:p>20520.15</text:p>
          </table:table-cell>
          <table:table-cell office:value-type="float" office:value="19778.96" calcext:value-type="float">
            <text:p>19778.96</text:p>
          </table:table-cell>
          <table:table-cell office:value-type="float" office:value="20143.49" calcext:value-type="float">
            <text:p>20143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May-17</text:p>
          </table:table-cell>
          <table:table-cell table:number-columns-repeated="2" office:value-type="float" office:value="20681.2" calcext:value-type="float">
            <text:p>20681.2</text:p>
          </table:table-cell>
          <table:table-cell office:value-type="float" office:value="20500.92" calcext:value-type="float">
            <text:p>20500.92</text:p>
          </table:table-cell>
          <table:table-cell office:value-type="float" office:value="20535.27" calcext:value-type="float">
            <text:p>20535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y-17</text:p>
          </table:table-cell>
          <table:table-cell office:value-type="float" office:value="20542.16" calcext:value-type="float">
            <text:p>20542.16</text:p>
          </table:table-cell>
          <table:table-cell office:value-type="float" office:value="20677.65" calcext:value-type="float">
            <text:p>20677.65</text:p>
          </table:table-cell>
          <table:table-cell office:value-type="float" office:value="20524.1" calcext:value-type="float">
            <text:p>20524.1</text:p>
          </table:table-cell>
          <table:table-cell office:value-type="float" office:value="20677.65" calcext:value-type="float">
            <text:p>20677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May-17</text:p>
          </table:table-cell>
          <table:table-cell office:value-type="float" office:value="20474.74" calcext:value-type="float">
            <text:p>20474.74</text:p>
          </table:table-cell>
          <table:table-cell office:value-type="float" office:value="20521.33" calcext:value-type="float">
            <text:p>20521.33</text:p>
          </table:table-cell>
          <table:table-cell office:value-type="float" office:value="20412.09" calcext:value-type="float">
            <text:p>20412.09</text:p>
          </table:table-cell>
          <table:table-cell office:value-type="float" office:value="20499.16" calcext:value-type="float">
            <text:p>20499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May-17</text:p>
          </table:table-cell>
          <table:table-cell office:value-type="float" office:value="20478.51" calcext:value-type="float">
            <text:p>20478.51</text:p>
          </table:table-cell>
          <table:table-cell office:value-type="float" office:value="20623.25" calcext:value-type="float">
            <text:p>20623.25</text:p>
          </table:table-cell>
          <table:table-cell office:value-type="float" office:value="20423.87" calcext:value-type="float">
            <text:p>20423.87</text:p>
          </table:table-cell>
          <table:table-cell office:value-type="float" office:value="20434.82" calcext:value-type="float">
            <text:p>20434.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May-17</text:p>
          </table:table-cell>
          <table:table-cell office:value-type="float" office:value="20557.42" calcext:value-type="float">
            <text:p>20557.42</text:p>
          </table:table-cell>
          <table:table-cell office:value-type="float" office:value="20586.91" calcext:value-type="float">
            <text:p>20586.91</text:p>
          </table:table-cell>
          <table:table-cell office:value-type="float" office:value="20445.92" calcext:value-type="float">
            <text:p>20445.92</text:p>
          </table:table-cell>
          <table:table-cell office:value-type="float" office:value="20471.62" calcext:value-type="float">
            <text:p>20471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May-17</text:p>
          </table:table-cell>
          <table:table-cell office:value-type="float" office:value="20260.43" calcext:value-type="float">
            <text:p>20260.43</text:p>
          </table:table-cell>
          <table:table-cell office:value-type="float" office:value="20545.69" calcext:value-type="float">
            <text:p>20545.69</text:p>
          </table:table-cell>
          <table:table-cell office:value-type="float" office:value="20260.43" calcext:value-type="float">
            <text:p>20260.43</text:p>
          </table:table-cell>
          <table:table-cell office:value-type="float" office:value="20545.69" calcext:value-type="float">
            <text:p>20545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y-17</text:p>
          </table:table-cell>
          <table:table-cell office:value-type="float" office:value="20213.19" calcext:value-type="float">
            <text:p>20213.19</text:p>
          </table:table-cell>
          <table:table-cell office:value-type="float" office:value="20306.99" calcext:value-type="float">
            <text:p>20306.99</text:p>
          </table:table-cell>
          <table:table-cell office:value-type="float" office:value="20149.16" calcext:value-type="float">
            <text:p>20149.16</text:p>
          </table:table-cell>
          <table:table-cell office:value-type="float" office:value="20256.67" calcext:value-type="float">
            <text:p>20256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May-17</text:p>
          </table:table-cell>
          <table:table-cell table:number-columns-repeated="2" office:value-type="float" office:value="20294.85" calcext:value-type="float">
            <text:p>20294.85</text:p>
          </table:table-cell>
          <table:table-cell office:value-type="float" office:value="20189.41" calcext:value-type="float">
            <text:p>20189.41</text:p>
          </table:table-cell>
          <table:table-cell office:value-type="float" office:value="20215.18" calcext:value-type="float">
            <text:p>20215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May-17</text:p>
          </table:table-cell>
          <table:table-cell office:value-type="float" office:value="20189.69" calcext:value-type="float">
            <text:p>20189.69</text:p>
          </table:table-cell>
          <table:table-cell office:value-type="float" office:value="20301.8" calcext:value-type="float">
            <text:p>20301.8</text:p>
          </table:table-cell>
          <table:table-cell office:value-type="float" office:value="20154.08" calcext:value-type="float">
            <text:p>20154.08</text:p>
          </table:table-cell>
          <table:table-cell office:value-type="float" office:value="20294.85" calcext:value-type="float">
            <text:p>20294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May-17</text:p>
          </table:table-cell>
          <table:table-cell table:number-columns-repeated="2" office:value-type="float" office:value="20427.28" calcext:value-type="float">
            <text:p>20427.28</text:p>
          </table:table-cell>
          <table:table-cell office:value-type="float" office:value="20089.77" calcext:value-type="float">
            <text:p>20089.77</text:p>
          </table:table-cell>
          <table:table-cell office:value-type="float" office:value="20204.68" calcext:value-type="float">
            <text:p>20204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May-17</text:p>
          </table:table-cell>
          <table:table-cell office:value-type="float" office:value="20312.11" calcext:value-type="float">
            <text:p>20312.11</text:p>
          </table:table-cell>
          <table:table-cell office:value-type="float" office:value="20408.05" calcext:value-type="float">
            <text:p>20408.05</text:p>
          </table:table-cell>
          <table:table-cell office:value-type="float" office:value="20253.24" calcext:value-type="float">
            <text:p>20253.24</text:p>
          </table:table-cell>
          <table:table-cell office:value-type="float" office:value="20367.27" calcext:value-type="float">
            <text:p>20367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May-17</text:p>
          </table:table-cell>
          <table:table-cell office:value-type="float" office:value="20178.47" calcext:value-type="float">
            <text:p>20178.47</text:p>
          </table:table-cell>
          <table:table-cell office:value-type="float" office:value="20320.05" calcext:value-type="float">
            <text:p>20320.05</text:p>
          </table:table-cell>
          <table:table-cell office:value-type="float" office:value="20164.04" calcext:value-type="float">
            <text:p>20164.04</text:p>
          </table:table-cell>
          <table:table-cell office:value-type="float" office:value="20320.05" calcext:value-type="float">
            <text:p>20320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pr-17</text:p>
          </table:table-cell>
          <table:table-cell office:value-type="float" office:value="20089.77" calcext:value-type="float">
            <text:p>20089.77</text:p>
          </table:table-cell>
          <table:table-cell office:value-type="float" office:value="20173.41" calcext:value-type="float">
            <text:p>20173.41</text:p>
          </table:table-cell>
          <table:table-cell office:value-type="float" office:value="19998.63" calcext:value-type="float">
            <text:p>19998.63</text:p>
          </table:table-cell>
          <table:table-cell office:value-type="float" office:value="20170.84" calcext:value-type="float">
            <text:p>20170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Apr-17</text:p>
          </table:table-cell>
          <table:table-cell office:value-type="float" office:value="20101.53" calcext:value-type="float">
            <text:p>20101.53</text:p>
          </table:table-cell>
          <table:table-cell office:value-type="float" office:value="20104.37" calcext:value-type="float">
            <text:p>20104.37</text:p>
          </table:table-cell>
          <table:table-cell office:value-type="float" office:value="19751.14" calcext:value-type="float">
            <text:p>19751.14</text:p>
          </table:table-cell>
          <table:table-cell office:value-type="float" office:value="20050.39" calcext:value-type="float">
            <text:p>20050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Apr-17</text:p>
          </table:table-cell>
          <table:table-cell office:value-type="float" office:value="20272.6" calcext:value-type="float">
            <text:p>20272.6</text:p>
          </table:table-cell>
          <table:table-cell office:value-type="float" office:value="20316" calcext:value-type="float">
            <text:p>20316</text:p>
          </table:table-cell>
          <table:table-cell table:number-columns-repeated="2" office:value-type="float" office:value="20100.2" calcext:value-type="float">
            <text:p>20100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pr-17</text:p>
          </table:table-cell>
          <table:table-cell office:value-type="float" office:value="20270.4" calcext:value-type="float">
            <text:p>20270.4</text:p>
          </table:table-cell>
          <table:table-cell office:value-type="float" office:value="20427.05" calcext:value-type="float">
            <text:p>20427.05</text:p>
          </table:table-cell>
          <table:table-cell office:value-type="float" office:value="20134.66" calcext:value-type="float">
            <text:p>20134.66</text:p>
          </table:table-cell>
          <table:table-cell office:value-type="float" office:value="20270.19" calcext:value-type="float">
            <text:p>20270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Apr-17</text:p>
          </table:table-cell>
          <table:table-cell office:value-type="float" office:value="19900.25" calcext:value-type="float">
            <text:p>19900.25</text:p>
          </table:table-cell>
          <table:table-cell office:value-type="float" office:value="20271.65" calcext:value-type="float">
            <text:p>20271.65</text:p>
          </table:table-cell>
          <table:table-cell office:value-type="float" office:value="19900.25" calcext:value-type="float">
            <text:p>19900.25</text:p>
          </table:table-cell>
          <table:table-cell office:value-type="float" office:value="20270.4" calcext:value-type="float">
            <text:p>20270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pr-17</text:p>
          </table:table-cell>
          <table:table-cell office:value-type="float" office:value="19777.5" calcext:value-type="float">
            <text:p>19777.5</text:p>
          </table:table-cell>
          <table:table-cell office:value-type="float" office:value="19890.21" calcext:value-type="float">
            <text:p>19890.21</text:p>
          </table:table-cell>
          <table:table-cell office:value-type="float" office:value="19708.94" calcext:value-type="float">
            <text:p>19708.94</text:p>
          </table:table-cell>
          <table:table-cell office:value-type="float" office:value="19888.94" calcext:value-type="float">
            <text:p>19888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Apr-17</text:p>
          </table:table-cell>
          <table:table-cell office:value-type="float" office:value="19609.13" calcext:value-type="float">
            <text:p>19609.13</text:p>
          </table:table-cell>
          <table:table-cell office:value-type="float" office:value="19772.04" calcext:value-type="float">
            <text:p>19772.04</text:p>
          </table:table-cell>
          <table:table-cell office:value-type="float" office:value="19609.13" calcext:value-type="float">
            <text:p>19609.13</text:p>
          </table:table-cell>
          <table:table-cell office:value-type="float" office:value="19772.04" calcext:value-type="float">
            <text:p>19772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Apr-17</text:p>
          </table:table-cell>
          <table:table-cell office:value-type="float" office:value="19726.45" calcext:value-type="float">
            <text:p>19726.45</text:p>
          </table:table-cell>
          <table:table-cell office:value-type="float" office:value="19900.16" calcext:value-type="float">
            <text:p>19900.16</text:p>
          </table:table-cell>
          <table:table-cell office:value-type="float" office:value="19589.59" calcext:value-type="float">
            <text:p>19589.59</text:p>
          </table:table-cell>
          <table:table-cell office:value-type="float" office:value="19609.34" calcext:value-type="float">
            <text:p>19609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Apr-17</text:p>
          </table:table-cell>
          <table:table-cell office:value-type="float" office:value="19762.31" calcext:value-type="float">
            <text:p>19762.31</text:p>
          </table:table-cell>
          <table:table-cell office:value-type="float" office:value="19826.68" calcext:value-type="float">
            <text:p>19826.68</text:p>
          </table:table-cell>
          <table:table-cell office:value-type="float" office:value="19674.78" calcext:value-type="float">
            <text:p>19674.78</text:p>
          </table:table-cell>
          <table:table-cell office:value-type="float" office:value="19736.44" calcext:value-type="float">
            <text:p>19736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Apr-17</text:p>
          </table:table-cell>
          <table:table-cell office:value-type="float" office:value="19791.09" calcext:value-type="float">
            <text:p>19791.09</text:p>
          </table:table-cell>
          <table:table-cell office:value-type="float" office:value="19869.74" calcext:value-type="float">
            <text:p>19869.74</text:p>
          </table:table-cell>
          <table:table-cell office:value-type="float" office:value="19699.17" calcext:value-type="float">
            <text:p>19699.17</text:p>
          </table:table-cell>
          <table:table-cell office:value-type="float" office:value="19782.6" calcext:value-type="float">
            <text:p>19782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Apr-17</text:p>
          </table:table-cell>
          <table:table-cell office:value-type="float" office:value="19907.35" calcext:value-type="float">
            <text:p>19907.35</text:p>
          </table:table-cell>
          <table:table-cell office:value-type="float" office:value="19920.09" calcext:value-type="float">
            <text:p>19920.09</text:p>
          </table:table-cell>
          <table:table-cell office:value-type="float" office:value="19599.54" calcext:value-type="float">
            <text:p>19599.54</text:p>
          </table:table-cell>
          <table:table-cell office:value-type="float" office:value="19784.02" calcext:value-type="float">
            <text:p>19784.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pr-17</text:p>
          </table:table-cell>
          <table:table-cell office:value-type="float" office:value="19802.26" calcext:value-type="float">
            <text:p>19802.26</text:p>
          </table:table-cell>
          <table:table-cell office:value-type="float" office:value="19964.08" calcext:value-type="float">
            <text:p>19964.08</text:p>
          </table:table-cell>
          <table:table-cell office:value-type="float" office:value="19802.26" calcext:value-type="float">
            <text:p>19802.26</text:p>
          </table:table-cell>
          <table:table-cell office:value-type="float" office:value="19907.35" calcext:value-type="float">
            <text:p>19907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Apr-17</text:p>
          </table:table-cell>
          <table:table-cell office:value-type="float" office:value="19672.05" calcext:value-type="float">
            <text:p>19672.05</text:p>
          </table:table-cell>
          <table:table-cell office:value-type="float" office:value="19802.85" calcext:value-type="float">
            <text:p>19802.85</text:p>
          </table:table-cell>
          <table:table-cell office:value-type="float" office:value="19656.89" calcext:value-type="float">
            <text:p>19656.89</text:p>
          </table:table-cell>
          <table:table-cell office:value-type="float" office:value="19793.36" calcext:value-type="float">
            <text:p>19793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pr-17</text:p>
          </table:table-cell>
          <table:table-cell office:value-type="float" office:value="19723.6" calcext:value-type="float">
            <text:p>19723.6</text:p>
          </table:table-cell>
          <table:table-cell office:value-type="float" office:value="19784.76" calcext:value-type="float">
            <text:p>19784.76</text:p>
          </table:table-cell>
          <table:table-cell office:value-type="float" office:value="19605.98" calcext:value-type="float">
            <text:p>19605.98</text:p>
          </table:table-cell>
          <table:table-cell office:value-type="float" office:value="19633.61" calcext:value-type="float">
            <text:p>19633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Apr-17</text:p>
          </table:table-cell>
          <table:table-cell office:value-type="float" office:value="19640.35" calcext:value-type="float">
            <text:p>19640.35</text:p>
          </table:table-cell>
          <table:table-cell office:value-type="float" office:value="19786.44" calcext:value-type="float">
            <text:p>19786.44</text:p>
          </table:table-cell>
          <table:table-cell office:value-type="float" office:value="19640.35" calcext:value-type="float">
            <text:p>19640.35</text:p>
          </table:table-cell>
          <table:table-cell office:value-type="float" office:value="19723.21" calcext:value-type="float">
            <text:p>19723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Apr-17</text:p>
          </table:table-cell>
          <table:table-cell office:value-type="float" office:value="19683.98" calcext:value-type="float">
            <text:p>19683.98</text:p>
          </table:table-cell>
          <table:table-cell office:value-type="float" office:value="19793.4" calcext:value-type="float">
            <text:p>19793.4</text:p>
          </table:table-cell>
          <table:table-cell office:value-type="float" office:value="19590.53" calcext:value-type="float">
            <text:p>19590.53</text:p>
          </table:table-cell>
          <table:table-cell office:value-type="float" office:value="19594.81" calcext:value-type="float">
            <text:p>19594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pr-17</text:p>
          </table:table-cell>
          <table:table-cell office:value-type="float" office:value="19393.5" calcext:value-type="float">
            <text:p>19393.5</text:p>
          </table:table-cell>
          <table:table-cell office:value-type="float" office:value="19669.31" calcext:value-type="float">
            <text:p>19669.31</text:p>
          </table:table-cell>
          <table:table-cell office:value-type="float" office:value="19393.5" calcext:value-type="float">
            <text:p>19393.5</text:p>
          </table:table-cell>
          <table:table-cell office:value-type="float" office:value="19669.31" calcext:value-type="float">
            <text:p>19669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Apr-17</text:p>
          </table:table-cell>
          <table:table-cell office:value-type="float" office:value="19111.81" calcext:value-type="float">
            <text:p>19111.81</text:p>
          </table:table-cell>
          <table:table-cell office:value-type="float" office:value="19397.59" calcext:value-type="float">
            <text:p>19397.59</text:p>
          </table:table-cell>
          <table:table-cell office:value-type="float" office:value="19111.81" calcext:value-type="float">
            <text:p>19111.81</text:p>
          </table:table-cell>
          <table:table-cell office:value-type="float" office:value="19393.5" calcext:value-type="float">
            <text:p>19393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r-17</text:p>
          </table:table-cell>
          <table:table-cell office:value-type="float" office:value="19118.21" calcext:value-type="float">
            <text:p>19118.21</text:p>
          </table:table-cell>
          <table:table-cell office:value-type="float" office:value="19202.73" calcext:value-type="float">
            <text:p>19202.73</text:p>
          </table:table-cell>
          <table:table-cell office:value-type="float" office:value="19037.53" calcext:value-type="float">
            <text:p>19037.53</text:p>
          </table:table-cell>
          <table:table-cell office:value-type="float" office:value="19094.07" calcext:value-type="float">
            <text:p>19094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r-17</text:p>
          </table:table-cell>
          <table:table-cell office:value-type="float" office:value="19041.4" calcext:value-type="float">
            <text:p>19041.4</text:p>
          </table:table-cell>
          <table:table-cell office:value-type="float" office:value="19116.85" calcext:value-type="float">
            <text:p>19116.85</text:p>
          </table:table-cell>
          <table:table-cell office:value-type="float" office:value="18989.74" calcext:value-type="float">
            <text:p>18989.74</text:p>
          </table:table-cell>
          <table:table-cell office:value-type="float" office:value="19116.24" calcext:value-type="float">
            <text:p>19116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Mar-17</text:p>
          </table:table-cell>
          <table:table-cell office:value-type="float" office:value="18952.01" calcext:value-type="float">
            <text:p>18952.01</text:p>
          </table:table-cell>
          <table:table-cell office:value-type="float" office:value="19079.92" calcext:value-type="float">
            <text:p>19079.92</text:p>
          </table:table-cell>
          <table:table-cell office:value-type="float" office:value="18911.83" calcext:value-type="float">
            <text:p>18911.83</text:p>
          </table:table-cell>
          <table:table-cell office:value-type="float" office:value="19044.7" calcext:value-type="float">
            <text:p>19044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Mar-17</text:p>
          </table:table-cell>
          <table:table-cell office:value-type="float" office:value="18754.37" calcext:value-type="float">
            <text:p>18754.37</text:p>
          </table:table-cell>
          <table:table-cell office:value-type="float" office:value="18947.48" calcext:value-type="float">
            <text:p>18947.48</text:p>
          </table:table-cell>
          <table:table-cell office:value-type="float" office:value="18719.35" calcext:value-type="float">
            <text:p>18719.35</text:p>
          </table:table-cell>
          <table:table-cell office:value-type="float" office:value="18919.61" calcext:value-type="float">
            <text:p>18919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r-17</text:p>
          </table:table-cell>
          <table:table-cell office:value-type="float" office:value="18676.53" calcext:value-type="float">
            <text:p>18676.53</text:p>
          </table:table-cell>
          <table:table-cell office:value-type="float" office:value="18878.37" calcext:value-type="float">
            <text:p>18878.37</text:p>
          </table:table-cell>
          <table:table-cell office:value-type="float" office:value="18673.16" calcext:value-type="float">
            <text:p>18673.16</text:p>
          </table:table-cell>
          <table:table-cell office:value-type="float" office:value="18747.05" calcext:value-type="float">
            <text:p>18747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Mar-17</text:p>
          </table:table-cell>
          <table:table-cell office:value-type="float" office:value="18604.22" calcext:value-type="float">
            <text:p>18604.22</text:p>
          </table:table-cell>
          <table:table-cell office:value-type="float" office:value="18749.55" calcext:value-type="float">
            <text:p>18749.55</text:p>
          </table:table-cell>
          <table:table-cell office:value-type="float" office:value="18604.22" calcext:value-type="float">
            <text:p>18604.22</text:p>
          </table:table-cell>
          <table:table-cell office:value-type="float" office:value="18676.53" calcext:value-type="float">
            <text:p>18676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Mar-17</text:p>
          </table:table-cell>
          <table:table-cell office:value-type="float" office:value="18541.57" calcext:value-type="float">
            <text:p>18541.57</text:p>
          </table:table-cell>
          <table:table-cell office:value-type="float" office:value="18603.68" calcext:value-type="float">
            <text:p>18603.68</text:p>
          </table:table-cell>
          <table:table-cell office:value-type="float" office:value="18461.81" calcext:value-type="float">
            <text:p>18461.81</text:p>
          </table:table-cell>
          <table:table-cell office:value-type="float" office:value="18603.68" calcext:value-type="float">
            <text:p>18603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Mar-17</text:p>
          </table:table-cell>
          <table:table-cell office:value-type="float" office:value="18721.87" calcext:value-type="float">
            <text:p>18721.87</text:p>
          </table:table-cell>
          <table:table-cell office:value-type="float" office:value="18749.8" calcext:value-type="float">
            <text:p>18749.8</text:p>
          </table:table-cell>
          <table:table-cell office:value-type="float" office:value="18478.19" calcext:value-type="float">
            <text:p>18478.19</text:p>
          </table:table-cell>
          <table:table-cell office:value-type="float" office:value="18539.14" calcext:value-type="float">
            <text:p>18539.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Mar-17</text:p>
          </table:table-cell>
          <table:table-cell office:value-type="float" office:value="18402.85" calcext:value-type="float">
            <text:p>18402.85</text:p>
          </table:table-cell>
          <table:table-cell office:value-type="float" office:value="18720.39" calcext:value-type="float">
            <text:p>18720.39</text:p>
          </table:table-cell>
          <table:table-cell office:value-type="float" office:value="18402.85" calcext:value-type="float">
            <text:p>18402.85</text:p>
          </table:table-cell>
          <table:table-cell office:value-type="float" office:value="18720.39" calcext:value-type="float">
            <text:p>18720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Mar-17</text:p>
          </table:table-cell>
          <table:table-cell office:value-type="float" office:value="18522.95" calcext:value-type="float">
            <text:p>18522.95</text:p>
          </table:table-cell>
          <table:table-cell office:value-type="float" office:value="18582.59" calcext:value-type="float">
            <text:p>18582.59</text:p>
          </table:table-cell>
          <table:table-cell office:value-type="float" office:value="18384.48" calcext:value-type="float">
            <text:p>18384.48</text:p>
          </table:table-cell>
          <table:table-cell office:value-type="float" office:value="18399.9" calcext:value-type="float">
            <text:p>18399.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r-17</text:p>
          </table:table-cell>
          <table:table-cell office:value-type="float" office:value="18244.29" calcext:value-type="float">
            <text:p>18244.29</text:p>
          </table:table-cell>
          <table:table-cell office:value-type="float" office:value="18551.85" calcext:value-type="float">
            <text:p>18551.85</text:p>
          </table:table-cell>
          <table:table-cell office:value-type="float" office:value="18244.29" calcext:value-type="float">
            <text:p>18244.29</text:p>
          </table:table-cell>
          <table:table-cell office:value-type="float" office:value="18522.11" calcext:value-type="float">
            <text:p>18522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Mar-17</text:p>
          </table:table-cell>
          <table:table-cell office:value-type="float" office:value="18014.29" calcext:value-type="float">
            <text:p>18014.29</text:p>
          </table:table-cell>
          <table:table-cell office:value-type="float" office:value="18242.82" calcext:value-type="float">
            <text:p>18242.82</text:p>
          </table:table-cell>
          <table:table-cell office:value-type="float" office:value="17961.05" calcext:value-type="float">
            <text:p>17961.05</text:p>
          </table:table-cell>
          <table:table-cell office:value-type="float" office:value="18242.82" calcext:value-type="float">
            <text:p>18242.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Mar-17</text:p>
          </table:table-cell>
          <table:table-cell table:number-columns-repeated="2" office:value-type="float" office:value="18047.34" calcext:value-type="float">
            <text:p>18047.34</text:p>
          </table:table-cell>
          <table:table-cell office:value-type="float" office:value="17879.54" calcext:value-type="float">
            <text:p>17879.54</text:p>
          </table:table-cell>
          <table:table-cell office:value-type="float" office:value="18008.36" calcext:value-type="float">
            <text:p>18008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Mar-17</text:p>
          </table:table-cell>
          <table:table-cell office:value-type="float" office:value="17741.42" calcext:value-type="float">
            <text:p>17741.42</text:p>
          </table:table-cell>
          <table:table-cell office:value-type="float" office:value="18043.26" calcext:value-type="float">
            <text:p>18043.26</text:p>
          </table:table-cell>
          <table:table-cell office:value-type="float" office:value="17741.42" calcext:value-type="float">
            <text:p>17741.42</text:p>
          </table:table-cell>
          <table:table-cell office:value-type="float" office:value="18043.26" calcext:value-type="float">
            <text:p>18043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Mar-17</text:p>
          </table:table-cell>
          <table:table-cell office:value-type="float" office:value="17719.41" calcext:value-type="float">
            <text:p>17719.41</text:p>
          </table:table-cell>
          <table:table-cell office:value-type="float" office:value="17831.92" calcext:value-type="float">
            <text:p>17831.92</text:p>
          </table:table-cell>
          <table:table-cell office:value-type="float" office:value="17679.35" calcext:value-type="float">
            <text:p>17679.35</text:p>
          </table:table-cell>
          <table:table-cell office:value-type="float" office:value="17741.42" calcext:value-type="float">
            <text:p>17741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r-17</text:p>
          </table:table-cell>
          <table:table-cell office:value-type="float" office:value="18058.41" calcext:value-type="float">
            <text:p>18058.41</text:p>
          </table:table-cell>
          <table:table-cell office:value-type="float" office:value="18092.69" calcext:value-type="float">
            <text:p>18092.69</text:p>
          </table:table-cell>
          <table:table-cell office:value-type="float" office:value="17634.09" calcext:value-type="float">
            <text:p>17634.09</text:p>
          </table:table-cell>
          <table:table-cell office:value-type="float" office:value="17695.79" calcext:value-type="float">
            <text:p>17695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Mar-17</text:p>
          </table:table-cell>
          <table:table-cell office:value-type="float" office:value="17915.41" calcext:value-type="float">
            <text:p>17915.41</text:p>
          </table:table-cell>
          <table:table-cell office:value-type="float" office:value="18068.3" calcext:value-type="float">
            <text:p>18068.3</text:p>
          </table:table-cell>
          <table:table-cell office:value-type="float" office:value="17915.41" calcext:value-type="float">
            <text:p>17915.41</text:p>
          </table:table-cell>
          <table:table-cell office:value-type="float" office:value="18068.3" calcext:value-type="float">
            <text:p>18068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Mar-17</text:p>
          </table:table-cell>
          <table:table-cell office:value-type="float" office:value="17911.19" calcext:value-type="float">
            <text:p>17911.19</text:p>
          </table:table-cell>
          <table:table-cell office:value-type="float" office:value="18023.12" calcext:value-type="float">
            <text:p>18023.12</text:p>
          </table:table-cell>
          <table:table-cell office:value-type="float" office:value="17846.31" calcext:value-type="float">
            <text:p>17846.31</text:p>
          </table:table-cell>
          <table:table-cell office:value-type="float" office:value="17914.89" calcext:value-type="float">
            <text:p>17914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Mar-17</text:p>
          </table:table-cell>
          <table:table-cell office:value-type="float" office:value="17951.37" calcext:value-type="float">
            <text:p>17951.37</text:p>
          </table:table-cell>
          <table:table-cell office:value-type="float" office:value="18022.32" calcext:value-type="float">
            <text:p>18022.32</text:p>
          </table:table-cell>
          <table:table-cell office:value-type="float" office:value="17749.32" calcext:value-type="float">
            <text:p>17749.32</text:p>
          </table:table-cell>
          <table:table-cell office:value-type="float" office:value="17911.19" calcext:value-type="float">
            <text:p>17911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Mar-17</text:p>
          </table:table-cell>
          <table:table-cell office:value-type="float" office:value="17651.73" calcext:value-type="float">
            <text:p>17651.73</text:p>
          </table:table-cell>
          <table:table-cell office:value-type="float" office:value="17948.1" calcext:value-type="float">
            <text:p>17948.1</text:p>
          </table:table-cell>
          <table:table-cell office:value-type="float" office:value="17596.01" calcext:value-type="float">
            <text:p>17596.01</text:p>
          </table:table-cell>
          <table:table-cell office:value-type="float" office:value="17948.1" calcext:value-type="float">
            <text:p>17948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Mar-17</text:p>
          </table:table-cell>
          <table:table-cell office:value-type="float" office:value="17929.34" calcext:value-type="float">
            <text:p>17929.34</text:p>
          </table:table-cell>
          <table:table-cell office:value-type="float" office:value="18060.32" calcext:value-type="float">
            <text:p>18060.32</text:p>
          </table:table-cell>
          <table:table-cell office:value-type="float" office:value="17610.17" calcext:value-type="float">
            <text:p>17610.17</text:p>
          </table:table-cell>
          <table:table-cell office:value-type="float" office:value="17659" calcext:value-type="float">
            <text:p>176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Mar-17</text:p>
          </table:table-cell>
          <table:table-cell office:value-type="float" office:value="17809.46" calcext:value-type="float">
            <text:p>17809.46</text:p>
          </table:table-cell>
          <table:table-cell office:value-type="float" office:value="17956.14" calcext:value-type="float">
            <text:p>17956.14</text:p>
          </table:table-cell>
          <table:table-cell office:value-type="float" office:value="17709.39" calcext:value-type="float">
            <text:p>17709.39</text:p>
          </table:table-cell>
          <table:table-cell office:value-type="float" office:value="17928.26" calcext:value-type="float">
            <text:p>17928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Feb-17</text:p>
          </table:table-cell>
          <table:table-cell table:number-columns-repeated="2" office:value-type="float" office:value="18129.37" calcext:value-type="float">
            <text:p>18129.37</text:p>
          </table:table-cell>
          <table:table-cell office:value-type="float" office:value="17680.5" calcext:value-type="float">
            <text:p>17680.5</text:p>
          </table:table-cell>
          <table:table-cell office:value-type="float" office:value="17775.97" calcext:value-type="float">
            <text:p>17775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Feb-17</text:p>
          </table:table-cell>
          <table:table-cell office:value-type="float" office:value="18497.83" calcext:value-type="float">
            <text:p>18497.83</text:p>
          </table:table-cell>
          <table:table-cell office:value-type="float" office:value="18660.47" calcext:value-type="float">
            <text:p>18660.47</text:p>
          </table:table-cell>
          <table:table-cell office:value-type="float" office:value="18037.87" calcext:value-type="float">
            <text:p>18037.87</text:p>
          </table:table-cell>
          <table:table-cell office:value-type="float" office:value="18129.37" calcext:value-type="float">
            <text:p>18129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Feb-17</text:p>
          </table:table-cell>
          <table:table-cell office:value-type="float" office:value="18573" calcext:value-type="float">
            <text:p>18573</text:p>
          </table:table-cell>
          <table:table-cell office:value-type="float" office:value="18590.54" calcext:value-type="float">
            <text:p>18590.54</text:p>
          </table:table-cell>
          <table:table-cell office:value-type="float" office:value="18398.37" calcext:value-type="float">
            <text:p>18398.37</text:p>
          </table:table-cell>
          <table:table-cell office:value-type="float" office:value="18494.57" calcext:value-type="float">
            <text:p>18494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Feb-17</text:p>
          </table:table-cell>
          <table:table-cell office:value-type="float" office:value="18583.93" calcext:value-type="float">
            <text:p>18583.93</text:p>
          </table:table-cell>
          <table:table-cell office:value-type="float" office:value="18712.11" calcext:value-type="float">
            <text:p>18712.11</text:p>
          </table:table-cell>
          <table:table-cell office:value-type="float" office:value="18419.34" calcext:value-type="float">
            <text:p>18419.34</text:p>
          </table:table-cell>
          <table:table-cell office:value-type="float" office:value="18569.16" calcext:value-type="float">
            <text:p>18569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Feb-17</text:p>
          </table:table-cell>
          <table:table-cell office:value-type="float" office:value="18298.42" calcext:value-type="float">
            <text:p>18298.42</text:p>
          </table:table-cell>
          <table:table-cell office:value-type="float" office:value="18588.1" calcext:value-type="float">
            <text:p>18588.1</text:p>
          </table:table-cell>
          <table:table-cell office:value-type="float" office:value="18283.92" calcext:value-type="float">
            <text:p>18283.92</text:p>
          </table:table-cell>
          <table:table-cell office:value-type="float" office:value="18581.81" calcext:value-type="float">
            <text:p>18581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Feb-17</text:p>
          </table:table-cell>
          <table:table-cell office:value-type="float" office:value="18111.6" calcext:value-type="float">
            <text:p>18111.6</text:p>
          </table:table-cell>
          <table:table-cell office:value-type="float" office:value="18262.18" calcext:value-type="float">
            <text:p>18262.18</text:p>
          </table:table-cell>
          <table:table-cell office:value-type="float" office:value="17974.48" calcext:value-type="float">
            <text:p>17974.48</text:p>
          </table:table-cell>
          <table:table-cell office:value-type="float" office:value="18233.97" calcext:value-type="float">
            <text:p>18233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Feb-17</text:p>
          </table:table-cell>
          <table:table-cell office:value-type="float" office:value="18192.83" calcext:value-type="float">
            <text:p>18192.83</text:p>
          </table:table-cell>
          <table:table-cell office:value-type="float" office:value="18272.38" calcext:value-type="float">
            <text:p>18272.38</text:p>
          </table:table-cell>
          <table:table-cell office:value-type="float" office:value="18007.12" calcext:value-type="float">
            <text:p>18007.12</text:p>
          </table:table-cell>
          <table:table-cell office:value-type="float" office:value="18107.6" calcext:value-type="float">
            <text:p>18107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Feb-17</text:p>
          </table:table-cell>
          <table:table-cell office:value-type="float" office:value="18116.79" calcext:value-type="float">
            <text:p>18116.79</text:p>
          </table:table-cell>
          <table:table-cell office:value-type="float" office:value="18195.54" calcext:value-type="float">
            <text:p>18195.54</text:p>
          </table:table-cell>
          <table:table-cell office:value-type="float" office:value="18068.41" calcext:value-type="float">
            <text:p>18068.41</text:p>
          </table:table-cell>
          <table:table-cell office:value-type="float" office:value="18182.55" calcext:value-type="float">
            <text:p>18182.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Feb-17</text:p>
          </table:table-cell>
          <table:table-cell office:value-type="float" office:value="18118.45" calcext:value-type="float">
            <text:p>18118.45</text:p>
          </table:table-cell>
          <table:table-cell office:value-type="float" office:value="18139.32" calcext:value-type="float">
            <text:p>18139.32</text:p>
          </table:table-cell>
          <table:table-cell office:value-type="float" office:value="18006.34" calcext:value-type="float">
            <text:p>18006.34</text:p>
          </table:table-cell>
          <table:table-cell office:value-type="float" office:value="18116.79" calcext:value-type="float">
            <text:p>18116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Feb-17</text:p>
          </table:table-cell>
          <table:table-cell office:value-type="float" office:value="18263.3" calcext:value-type="float">
            <text:p>18263.3</text:p>
          </table:table-cell>
          <table:table-cell office:value-type="float" office:value="18317.26" calcext:value-type="float">
            <text:p>18317.26</text:p>
          </table:table-cell>
          <table:table-cell office:value-type="float" office:value="17987.58" calcext:value-type="float">
            <text:p>17987.58</text:p>
          </table:table-cell>
          <table:table-cell office:value-type="float" office:value="18072.17" calcext:value-type="float">
            <text:p>18072.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Feb-17</text:p>
          </table:table-cell>
          <table:table-cell office:value-type="float" office:value="17958.96" calcext:value-type="float">
            <text:p>17958.96</text:p>
          </table:table-cell>
          <table:table-cell office:value-type="float" office:value="18090.05" calcext:value-type="float">
            <text:p>18090.05</text:p>
          </table:table-cell>
          <table:table-cell office:value-type="float" office:value="17891.57" calcext:value-type="float">
            <text:p>17891.57</text:p>
          </table:table-cell>
          <table:table-cell office:value-type="float" office:value="18089.63" calcext:value-type="float">
            <text:p>18089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Feb-17</text:p>
          </table:table-cell>
          <table:table-cell office:value-type="float" office:value="17737.14" calcext:value-type="float">
            <text:p>17737.14</text:p>
          </table:table-cell>
          <table:table-cell office:value-type="float" office:value="17951.4" calcext:value-type="float">
            <text:p>17951.4</text:p>
          </table:table-cell>
          <table:table-cell office:value-type="float" office:value="17737.14" calcext:value-type="float">
            <text:p>17737.14</text:p>
          </table:table-cell>
          <table:table-cell office:value-type="float" office:value="17927.32" calcext:value-type="float">
            <text:p>17927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Feb-17</text:p>
          </table:table-cell>
          <table:table-cell office:value-type="float" office:value="17827.98" calcext:value-type="float">
            <text:p>17827.98</text:p>
          </table:table-cell>
          <table:table-cell office:value-type="float" office:value="17863.49" calcext:value-type="float">
            <text:p>17863.49</text:p>
          </table:table-cell>
          <table:table-cell office:value-type="float" office:value="17584.81" calcext:value-type="float">
            <text:p>17584.81</text:p>
          </table:table-cell>
          <table:table-cell office:value-type="float" office:value="17739.56" calcext:value-type="float">
            <text:p>17739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Feb-17</text:p>
          </table:table-cell>
          <table:table-cell office:value-type="float" office:value="17839.79" calcext:value-type="float">
            <text:p>17839.79</text:p>
          </table:table-cell>
          <table:table-cell office:value-type="float" office:value="17949.31" calcext:value-type="float">
            <text:p>17949.31</text:p>
          </table:table-cell>
          <table:table-cell office:value-type="float" office:value="17721.5" calcext:value-type="float">
            <text:p>17721.5</text:p>
          </table:table-cell>
          <table:table-cell office:value-type="float" office:value="17822.05" calcext:value-type="float">
            <text:p>17822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Feb-17</text:p>
          </table:table-cell>
          <table:table-cell office:value-type="float" office:value="17733.75" calcext:value-type="float">
            <text:p>17733.75</text:p>
          </table:table-cell>
          <table:table-cell office:value-type="float" office:value="17875.39" calcext:value-type="float">
            <text:p>17875.39</text:p>
          </table:table-cell>
          <table:table-cell office:value-type="float" office:value="17733.75" calcext:value-type="float">
            <text:p>17733.75</text:p>
          </table:table-cell>
          <table:table-cell office:value-type="float" office:value="17835.58" calcext:value-type="float">
            <text:p>17835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Feb-17</text:p>
          </table:table-cell>
          <table:table-cell office:value-type="float" office:value="17975.95" calcext:value-type="float">
            <text:p>17975.95</text:p>
          </table:table-cell>
          <table:table-cell office:value-type="float" office:value="18055.48" calcext:value-type="float">
            <text:p>18055.48</text:p>
          </table:table-cell>
          <table:table-cell office:value-type="float" office:value="17708.55" calcext:value-type="float">
            <text:p>17708.55</text:p>
          </table:table-cell>
          <table:table-cell office:value-type="float" office:value="17735.24" calcext:value-type="float">
            <text:p>17735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Feb-17</text:p>
          </table:table-cell>
          <table:table-cell office:value-type="float" office:value="17757.46" calcext:value-type="float">
            <text:p>17757.46</text:p>
          </table:table-cell>
          <table:table-cell office:value-type="float" office:value="17981.45" calcext:value-type="float">
            <text:p>17981.45</text:p>
          </table:table-cell>
          <table:table-cell office:value-type="float" office:value="17697.5" calcext:value-type="float">
            <text:p>17697.5</text:p>
          </table:table-cell>
          <table:table-cell office:value-type="float" office:value="17975.95" calcext:value-type="float">
            <text:p>17975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Feb-17</text:p>
          </table:table-cell>
          <table:table-cell office:value-type="float" office:value="17616.3" calcext:value-type="float">
            <text:p>17616.3</text:p>
          </table:table-cell>
          <table:table-cell office:value-type="float" office:value="17800" calcext:value-type="float">
            <text:p>17800</text:p>
          </table:table-cell>
          <table:table-cell office:value-type="float" office:value="17573.38" calcext:value-type="float">
            <text:p>17573.38</text:p>
          </table:table-cell>
          <table:table-cell office:value-type="float" office:value="17752.62" calcext:value-type="float">
            <text:p>17752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Jan-17</text:p>
          </table:table-cell>
          <table:table-cell office:value-type="float" office:value="17272.28" calcext:value-type="float">
            <text:p>17272.28</text:p>
          </table:table-cell>
          <table:table-cell office:value-type="float" office:value="17605.44" calcext:value-type="float">
            <text:p>17605.44</text:p>
          </table:table-cell>
          <table:table-cell office:value-type="float" office:value="17272.28" calcext:value-type="float">
            <text:p>17272.28</text:p>
          </table:table-cell>
          <table:table-cell office:value-type="float" office:value="17605.44" calcext:value-type="float">
            <text:p>17605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an-17</text:p>
          </table:table-cell>
          <table:table-cell table:number-columns-repeated="2" office:value-type="float" office:value="17624.4" calcext:value-type="float">
            <text:p>17624.4</text:p>
          </table:table-cell>
          <table:table-cell office:value-type="float" office:value="17225.96" calcext:value-type="float">
            <text:p>17225.96</text:p>
          </table:table-cell>
          <table:table-cell office:value-type="float" office:value="17268.98" calcext:value-type="float">
            <text:p>17268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an-17</text:p>
          </table:table-cell>
          <table:table-cell office:value-type="float" office:value="17549.49" calcext:value-type="float">
            <text:p>17549.49</text:p>
          </table:table-cell>
          <table:table-cell office:value-type="float" office:value="17618.68" calcext:value-type="float">
            <text:p>17618.68</text:p>
          </table:table-cell>
          <table:table-cell office:value-type="float" office:value="17451.53" calcext:value-type="float">
            <text:p>17451.53</text:p>
          </table:table-cell>
          <table:table-cell office:value-type="float" office:value="17618.68" calcext:value-type="float">
            <text:p>17618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an-17</text:p>
          </table:table-cell>
          <table:table-cell office:value-type="float" office:value="17837.57" calcext:value-type="float">
            <text:p>17837.57</text:p>
          </table:table-cell>
          <table:table-cell office:value-type="float" office:value="17897.03" calcext:value-type="float">
            <text:p>17897.03</text:p>
          </table:table-cell>
          <table:table-cell table:number-columns-repeated="2" office:value-type="float" office:value="17551.61" calcext:value-type="float">
            <text:p>17551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an-17</text:p>
          </table:table-cell>
          <table:table-cell office:value-type="float" office:value="17677.2" calcext:value-type="float">
            <text:p>17677.2</text:p>
          </table:table-cell>
          <table:table-cell office:value-type="float" office:value="17772.3" calcext:value-type="float">
            <text:p>17772.3</text:p>
          </table:table-cell>
          <table:table-cell office:value-type="float" office:value="17602.15" calcext:value-type="float">
            <text:p>17602.15</text:p>
          </table:table-cell>
          <table:table-cell office:value-type="float" office:value="17762.35" calcext:value-type="float">
            <text:p>17762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an-17</text:p>
          </table:table-cell>
          <table:table-cell office:value-type="float" office:value="17767.98" calcext:value-type="float">
            <text:p>17767.98</text:p>
          </table:table-cell>
          <table:table-cell office:value-type="float" office:value="17979.05" calcext:value-type="float">
            <text:p>17979.05</text:p>
          </table:table-cell>
          <table:table-cell office:value-type="float" office:value="17653.99" calcext:value-type="float">
            <text:p>17653.99</text:p>
          </table:table-cell>
          <table:table-cell office:value-type="float" office:value="17686.12" calcext:value-type="float">
            <text:p>17686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an-17</text:p>
          </table:table-cell>
          <table:table-cell office:value-type="float" office:value="17307.32" calcext:value-type="float">
            <text:p>17307.32</text:p>
          </table:table-cell>
          <table:table-cell office:value-type="float" office:value="17770.48" calcext:value-type="float">
            <text:p>17770.48</text:p>
          </table:table-cell>
          <table:table-cell office:value-type="float" office:value="17299.38" calcext:value-type="float">
            <text:p>17299.38</text:p>
          </table:table-cell>
          <table:table-cell office:value-type="float" office:value="17770.48" calcext:value-type="float">
            <text:p>17770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Jan-17</text:p>
          </table:table-cell>
          <table:table-cell office:value-type="float" office:value="16894.02" calcext:value-type="float">
            <text:p>16894.02</text:p>
          </table:table-cell>
          <table:table-cell office:value-type="float" office:value="17309.18" calcext:value-type="float">
            <text:p>17309.18</text:p>
          </table:table-cell>
          <table:table-cell office:value-type="float" office:value="16810.79" calcext:value-type="float">
            <text:p>16810.79</text:p>
          </table:table-cell>
          <table:table-cell office:value-type="float" office:value="17307.73" calcext:value-type="float">
            <text:p>17307.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an-17</text:p>
          </table:table-cell>
          <table:table-cell office:value-type="float" office:value="17136.31" calcext:value-type="float">
            <text:p>17136.31</text:p>
          </table:table-cell>
          <table:table-cell office:value-type="float" office:value="17187.15" calcext:value-type="float">
            <text:p>17187.15</text:p>
          </table:table-cell>
          <table:table-cell office:value-type="float" office:value="16828.97" calcext:value-type="float">
            <text:p>16828.97</text:p>
          </table:table-cell>
          <table:table-cell office:value-type="float" office:value="16891.84" calcext:value-type="float">
            <text:p>16891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an-17</text:p>
          </table:table-cell>
          <table:table-cell office:value-type="float" office:value="17149.36" calcext:value-type="float">
            <text:p>17149.36</text:p>
          </table:table-cell>
          <table:table-cell office:value-type="float" office:value="17295.27" calcext:value-type="float">
            <text:p>17295.27</text:p>
          </table:table-cell>
          <table:table-cell office:value-type="float" office:value="17088.34" calcext:value-type="float">
            <text:p>17088.34</text:p>
          </table:table-cell>
          <table:table-cell office:value-type="float" office:value="17145.83" calcext:value-type="float">
            <text:p>17145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Jan-17</text:p>
          </table:table-cell>
          <table:table-cell office:value-type="float" office:value="17242.68" calcext:value-type="float">
            <text:p>17242.68</text:p>
          </table:table-cell>
          <table:table-cell office:value-type="float" office:value="17290.77" calcext:value-type="float">
            <text:p>17290.77</text:p>
          </table:table-cell>
          <table:table-cell office:value-type="float" office:value="17125.35" calcext:value-type="float">
            <text:p>17125.35</text:p>
          </table:table-cell>
          <table:table-cell office:value-type="float" office:value="17145.35" calcext:value-type="float">
            <text:p>17145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an-17</text:p>
          </table:table-cell>
          <table:table-cell office:value-type="float" office:value="17182.41" calcext:value-type="float">
            <text:p>17182.41</text:p>
          </table:table-cell>
          <table:table-cell office:value-type="float" office:value="17267.44" calcext:value-type="float">
            <text:p>17267.44</text:p>
          </table:table-cell>
          <table:table-cell office:value-type="float" office:value="17154.07" calcext:value-type="float">
            <text:p>17154.07</text:p>
          </table:table-cell>
          <table:table-cell office:value-type="float" office:value="17244.1" calcext:value-type="float">
            <text:p>17244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an-17</text:p>
          </table:table-cell>
          <table:table-cell office:value-type="float" office:value="16780.83" calcext:value-type="float">
            <text:p>16780.83</text:p>
          </table:table-cell>
          <table:table-cell office:value-type="float" office:value="17163.87" calcext:value-type="float">
            <text:p>17163.87</text:p>
          </table:table-cell>
          <table:table-cell office:value-type="float" office:value="16780.83" calcext:value-type="float">
            <text:p>16780.83</text:p>
          </table:table-cell>
          <table:table-cell office:value-type="float" office:value="17146.43" calcext:value-type="float">
            <text:p>17146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an-17</text:p>
          </table:table-cell>
          <table:table-cell office:value-type="float" office:value="16773.01" calcext:value-type="float">
            <text:p>16773.01</text:p>
          </table:table-cell>
          <table:table-cell office:value-type="float" office:value="16906.14" calcext:value-type="float">
            <text:p>16906.14</text:p>
          </table:table-cell>
          <table:table-cell office:value-type="float" office:value="16644.94" calcext:value-type="float">
            <text:p>16644.94</text:p>
          </table:table-cell>
          <table:table-cell office:value-type="float" office:value="16771.06" calcext:value-type="float">
            <text:p>16771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an-17</text:p>
          </table:table-cell>
          <table:table-cell office:value-type="float" office:value="17176.82" calcext:value-type="float">
            <text:p>17176.82</text:p>
          </table:table-cell>
          <table:table-cell office:value-type="float" office:value="17249.26" calcext:value-type="float">
            <text:p>17249.26</text:p>
          </table:table-cell>
          <table:table-cell office:value-type="float" office:value="16663.51" calcext:value-type="float">
            <text:p>16663.51</text:p>
          </table:table-cell>
          <table:table-cell office:value-type="float" office:value="16720.58" calcext:value-type="float">
            <text:p>16720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an-17</text:p>
          </table:table-cell>
          <table:table-cell office:value-type="float" office:value="16829.87" calcext:value-type="float">
            <text:p>16829.87</text:p>
          </table:table-cell>
          <table:table-cell office:value-type="float" office:value="17161.4" calcext:value-type="float">
            <text:p>17161.4</text:p>
          </table:table-cell>
          <table:table-cell office:value-type="float" office:value="16829.87" calcext:value-type="float">
            <text:p>16829.87</text:p>
          </table:table-cell>
          <table:table-cell office:value-type="float" office:value="17135.51" calcext:value-type="float">
            <text:p>17135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Jan-17</text:p>
          </table:table-cell>
          <table:table-cell office:value-type="float" office:value="16713.96" calcext:value-type="float">
            <text:p>16713.96</text:p>
          </table:table-cell>
          <table:table-cell office:value-type="float" office:value="16848.05" calcext:value-type="float">
            <text:p>16848.05</text:p>
          </table:table-cell>
          <table:table-cell office:value-type="float" office:value="16663.38" calcext:value-type="float">
            <text:p>16663.38</text:p>
          </table:table-cell>
          <table:table-cell office:value-type="float" office:value="16827.97" calcext:value-type="float">
            <text:p>16827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an-17</text:p>
          </table:table-cell>
          <table:table-cell office:value-type="float" office:value="16468.41" calcext:value-type="float">
            <text:p>16468.41</text:p>
          </table:table-cell>
          <table:table-cell office:value-type="float" office:value="16621.25" calcext:value-type="float">
            <text:p>16621.25</text:p>
          </table:table-cell>
          <table:table-cell office:value-type="float" office:value="16468.41" calcext:value-type="float">
            <text:p>16468.41</text:p>
          </table:table-cell>
          <table:table-cell office:value-type="float" office:value="16601.79" calcext:value-type="float">
            <text:p>16601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an-17</text:p>
          </table:table-cell>
          <table:table-cell office:value-type="float" office:value="16517.51" calcext:value-type="float">
            <text:p>16517.51</text:p>
          </table:table-cell>
          <table:table-cell office:value-type="float" office:value="16539.43" calcext:value-type="float">
            <text:p>16539.43</text:p>
          </table:table-cell>
          <table:table-cell office:value-type="float" office:value="16149.75" calcext:value-type="float">
            <text:p>16149.75</text:p>
          </table:table-cell>
          <table:table-cell office:value-type="float" office:value="16464.22" calcext:value-type="float">
            <text:p>16464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an-17</text:p>
          </table:table-cell>
          <table:table-cell office:value-type="float" office:value="16233.17" calcext:value-type="float">
            <text:p>16233.17</text:p>
          </table:table-cell>
          <table:table-cell office:value-type="float" office:value="16443.55" calcext:value-type="float">
            <text:p>16443.55</text:p>
          </table:table-cell>
          <table:table-cell office:value-type="float" office:value="16220.78" calcext:value-type="float">
            <text:p>16220.78</text:p>
          </table:table-cell>
          <table:table-cell office:value-type="float" office:value="16435.56" calcext:value-type="float">
            <text:p>16435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an-17</text:p>
          </table:table-cell>
          <table:table-cell office:value-type="float" office:value="15964.48" calcext:value-type="float">
            <text:p>15964.48</text:p>
          </table:table-cell>
          <table:table-cell office:value-type="float" office:value="16248.58" calcext:value-type="float">
            <text:p>16248.58</text:p>
          </table:table-cell>
          <table:table-cell office:value-type="float" office:value="15947.14" calcext:value-type="float">
            <text:p>15947.14</text:p>
          </table:table-cell>
          <table:table-cell office:value-type="float" office:value="16228.78" calcext:value-type="float">
            <text:p>16228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an-17</text:p>
          </table:table-cell>
          <table:table-cell office:value-type="float" office:value="15257.92" calcext:value-type="float">
            <text:p>15257.92</text:p>
          </table:table-cell>
          <table:table-cell office:value-type="float" office:value="15960.91" calcext:value-type="float">
            <text:p>15960.91</text:p>
          </table:table-cell>
          <table:table-cell office:value-type="float" office:value="15257.92" calcext:value-type="float">
            <text:p>15257.92</text:p>
          </table:table-cell>
          <table:table-cell office:value-type="float" office:value="15941.31" calcext:value-type="float">
            <text:p>15941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Dec-16</text:p>
          </table:table-cell>
          <table:table-cell office:value-type="float" office:value="14829.38" calcext:value-type="float">
            <text:p>14829.38</text:p>
          </table:table-cell>
          <table:table-cell office:value-type="float" office:value="15253.8" calcext:value-type="float">
            <text:p>15253.8</text:p>
          </table:table-cell>
          <table:table-cell office:value-type="float" office:value="14829.38" calcext:value-type="float">
            <text:p>14829.38</text:p>
          </table:table-cell>
          <table:table-cell office:value-type="float" office:value="15253.8" calcext:value-type="float">
            <text:p>15253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Dec-16</text:p>
          </table:table-cell>
          <table:table-cell office:value-type="float" office:value="14775.17" calcext:value-type="float">
            <text:p>14775.17</text:p>
          </table:table-cell>
          <table:table-cell office:value-type="float" office:value="14994.05" calcext:value-type="float">
            <text:p>14994.05</text:p>
          </table:table-cell>
          <table:table-cell office:value-type="float" office:value="14770.3" calcext:value-type="float">
            <text:p>14770.3</text:p>
          </table:table-cell>
          <table:table-cell office:value-type="float" office:value="14829.38" calcext:value-type="float">
            <text:p>14829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Dec-16</text:p>
          </table:table-cell>
          <table:table-cell office:value-type="float" office:value="14510.83" calcext:value-type="float">
            <text:p>14510.83</text:p>
          </table:table-cell>
          <table:table-cell office:value-type="float" office:value="14771.88" calcext:value-type="float">
            <text:p>14771.88</text:p>
          </table:table-cell>
          <table:table-cell office:value-type="float" office:value="14387.15" calcext:value-type="float">
            <text:p>14387.15</text:p>
          </table:table-cell>
          <table:table-cell office:value-type="float" office:value="14771.88" calcext:value-type="float">
            <text:p>14771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Dec-16</text:p>
          </table:table-cell>
          <table:table-cell office:value-type="float" office:value="14750.48" calcext:value-type="float">
            <text:p>14750.48</text:p>
          </table:table-cell>
          <table:table-cell office:value-type="float" office:value="14796.13" calcext:value-type="float">
            <text:p>14796.13</text:p>
          </table:table-cell>
          <table:table-cell office:value-type="float" office:value="14358.39" calcext:value-type="float">
            <text:p>14358.39</text:p>
          </table:table-cell>
          <table:table-cell office:value-type="float" office:value="14486.27" calcext:value-type="float">
            <text:p>14486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Dec-16</text:p>
          </table:table-cell>
          <table:table-cell office:value-type="float" office:value="14770.98" calcext:value-type="float">
            <text:p>14770.98</text:p>
          </table:table-cell>
          <table:table-cell office:value-type="float" office:value="14832.77" calcext:value-type="float">
            <text:p>14832.77</text:p>
          </table:table-cell>
          <table:table-cell office:value-type="float" office:value="14679.02" calcext:value-type="float">
            <text:p>14679.02</text:p>
          </table:table-cell>
          <table:table-cell office:value-type="float" office:value="14750.48" calcext:value-type="float">
            <text:p>14750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Dec-16</text:p>
          </table:table-cell>
          <table:table-cell office:value-type="float" office:value="14964.93" calcext:value-type="float">
            <text:p>14964.93</text:p>
          </table:table-cell>
          <table:table-cell office:value-type="float" office:value="15074.9" calcext:value-type="float">
            <text:p>15074.9</text:p>
          </table:table-cell>
          <table:table-cell office:value-type="float" office:value="14761.67" calcext:value-type="float">
            <text:p>14761.67</text:p>
          </table:table-cell>
          <table:table-cell office:value-type="float" office:value="14791.37" calcext:value-type="float">
            <text:p>14791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Dec-16</text:p>
          </table:table-cell>
          <table:table-cell office:value-type="float" office:value="14432.47" calcext:value-type="float">
            <text:p>14432.47</text:p>
          </table:table-cell>
          <table:table-cell office:value-type="float" office:value="14962.6" calcext:value-type="float">
            <text:p>14962.6</text:p>
          </table:table-cell>
          <table:table-cell office:value-type="float" office:value="14426.89" calcext:value-type="float">
            <text:p>14426.89</text:p>
          </table:table-cell>
          <table:table-cell office:value-type="float" office:value="14956.55" calcext:value-type="float">
            <text:p>14956.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Dec-16</text:p>
          </table:table-cell>
          <table:table-cell office:value-type="float" office:value="14392.83" calcext:value-type="float">
            <text:p>14392.83</text:p>
          </table:table-cell>
          <table:table-cell office:value-type="float" office:value="14533.75" calcext:value-type="float">
            <text:p>14533.75</text:p>
          </table:table-cell>
          <table:table-cell office:value-type="float" office:value="14306.78" calcext:value-type="float">
            <text:p>14306.78</text:p>
          </table:table-cell>
          <table:table-cell office:value-type="float" office:value="14421.32" calcext:value-type="float">
            <text:p>14421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Dec-16</text:p>
          </table:table-cell>
          <table:table-cell office:value-type="float" office:value="14916.33" calcext:value-type="float">
            <text:p>14916.33</text:p>
          </table:table-cell>
          <table:table-cell office:value-type="float" office:value="14932.62" calcext:value-type="float">
            <text:p>14932.62</text:p>
          </table:table-cell>
          <table:table-cell office:value-type="float" office:value="14343.97" calcext:value-type="float">
            <text:p>14343.97</text:p>
          </table:table-cell>
          <table:table-cell office:value-type="float" office:value="14387.51" calcext:value-type="float">
            <text:p>14387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Dec-16</text:p>
          </table:table-cell>
          <table:table-cell office:value-type="float" office:value="15035.65" calcext:value-type="float">
            <text:p>15035.65</text:p>
          </table:table-cell>
          <table:table-cell office:value-type="float" office:value="15050.71" calcext:value-type="float">
            <text:p>15050.71</text:p>
          </table:table-cell>
          <table:table-cell office:value-type="float" office:value="14839.41" calcext:value-type="float">
            <text:p>14839.41</text:p>
          </table:table-cell>
          <table:table-cell office:value-type="float" office:value="14899.96" calcext:value-type="float">
            <text:p>14899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Dec-16</text:p>
          </table:table-cell>
          <table:table-cell office:value-type="float" office:value="15155.89" calcext:value-type="float">
            <text:p>15155.89</text:p>
          </table:table-cell>
          <table:table-cell office:value-type="float" office:value="15191.19" calcext:value-type="float">
            <text:p>15191.19</text:p>
          </table:table-cell>
          <table:table-cell office:value-type="float" office:value="14915.42" calcext:value-type="float">
            <text:p>14915.42</text:p>
          </table:table-cell>
          <table:table-cell office:value-type="float" office:value="15037.24" calcext:value-type="float">
            <text:p>15037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Dec-16</text:p>
          </table:table-cell>
          <table:table-cell office:value-type="float" office:value="15326.93" calcext:value-type="float">
            <text:p>15326.93</text:p>
          </table:table-cell>
          <table:table-cell office:value-type="float" office:value="15452.22" calcext:value-type="float">
            <text:p>15452.22</text:p>
          </table:table-cell>
          <table:table-cell office:value-type="float" office:value="15186.6" calcext:value-type="float">
            <text:p>15186.6</text:p>
          </table:table-cell>
          <table:table-cell office:value-type="float" office:value="15190.51" calcext:value-type="float">
            <text:p>15190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Dec-16</text:p>
          </table:table-cell>
          <table:table-cell office:value-type="float" office:value="15288.61" calcext:value-type="float">
            <text:p>15288.61</text:p>
          </table:table-cell>
          <table:table-cell office:value-type="float" office:value="15365.4" calcext:value-type="float">
            <text:p>15365.4</text:p>
          </table:table-cell>
          <table:table-cell office:value-type="float" office:value="15216.23" calcext:value-type="float">
            <text:p>15216.23</text:p>
          </table:table-cell>
          <table:table-cell office:value-type="float" office:value="15326.93" calcext:value-type="float">
            <text:p>15326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Dec-16</text:p>
          </table:table-cell>
          <table:table-cell office:value-type="float" office:value="15408.2" calcext:value-type="float">
            <text:p>15408.2</text:p>
          </table:table-cell>
          <table:table-cell office:value-type="float" office:value="15437" calcext:value-type="float">
            <text:p>15437</text:p>
          </table:table-cell>
          <table:table-cell office:value-type="float" office:value="15124.78" calcext:value-type="float">
            <text:p>15124.78</text:p>
          </table:table-cell>
          <table:table-cell office:value-type="float" office:value="15262.87" calcext:value-type="float">
            <text:p>15262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Dec-16</text:p>
          </table:table-cell>
          <table:table-cell office:value-type="float" office:value="15424.41" calcext:value-type="float">
            <text:p>15424.41</text:p>
          </table:table-cell>
          <table:table-cell office:value-type="float" office:value="15466.65" calcext:value-type="float">
            <text:p>15466.65</text:p>
          </table:table-cell>
          <table:table-cell office:value-type="float" office:value="15349.65" calcext:value-type="float">
            <text:p>15349.65</text:p>
          </table:table-cell>
          <table:table-cell office:value-type="float" office:value="15395.64" calcext:value-type="float">
            <text:p>15395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Dec-16</text:p>
          </table:table-cell>
          <table:table-cell office:value-type="float" office:value="15269.51" calcext:value-type="float">
            <text:p>15269.51</text:p>
          </table:table-cell>
          <table:table-cell office:value-type="float" office:value="15440.77" calcext:value-type="float">
            <text:p>15440.77</text:p>
          </table:table-cell>
          <table:table-cell office:value-type="float" office:value="15175.4" calcext:value-type="float">
            <text:p>15175.4</text:p>
          </table:table-cell>
          <table:table-cell office:value-type="float" office:value="15440.77" calcext:value-type="float">
            <text:p>15440.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Dec-16</text:p>
          </table:table-cell>
          <table:table-cell office:value-type="float" office:value="15187.97" calcext:value-type="float">
            <text:p>15187.97</text:p>
          </table:table-cell>
          <table:table-cell office:value-type="float" office:value="15277.61" calcext:value-type="float">
            <text:p>15277.61</text:p>
          </table:table-cell>
          <table:table-cell office:value-type="float" office:value="15151.19" calcext:value-type="float">
            <text:p>15151.19</text:p>
          </table:table-cell>
          <table:table-cell office:value-type="float" office:value="15271.18" calcext:value-type="float">
            <text:p>15271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Dec-16</text:p>
          </table:table-cell>
          <table:table-cell table:number-columns-repeated="2" office:value-type="float" office:value="15358.43" calcext:value-type="float">
            <text:p>15358.43</text:p>
          </table:table-cell>
          <table:table-cell office:value-type="float" office:value="15131.88" calcext:value-type="float">
            <text:p>15131.88</text:p>
          </table:table-cell>
          <table:table-cell office:value-type="float" office:value="15180.02" calcext:value-type="float">
            <text:p>15180.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Dec-16</text:p>
          </table:table-cell>
          <table:table-cell office:value-type="float" office:value="15740.84" calcext:value-type="float">
            <text:p>15740.84</text:p>
          </table:table-cell>
          <table:table-cell office:value-type="float" office:value="15794.19" calcext:value-type="float">
            <text:p>15794.19</text:p>
          </table:table-cell>
          <table:table-cell office:value-type="float" office:value="15307.19" calcext:value-type="float">
            <text:p>15307.19</text:p>
          </table:table-cell>
          <table:table-cell office:value-type="float" office:value="15356.84" calcext:value-type="float">
            <text:p>15356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Nov-16</text:p>
          </table:table-cell>
          <table:table-cell office:value-type="float" office:value="15705.54" calcext:value-type="float">
            <text:p>15705.54</text:p>
          </table:table-cell>
          <table:table-cell office:value-type="float" office:value="15905.55" calcext:value-type="float">
            <text:p>15905.55</text:p>
          </table:table-cell>
          <table:table-cell office:value-type="float" office:value="15631.74" calcext:value-type="float">
            <text:p>15631.74</text:p>
          </table:table-cell>
          <table:table-cell office:value-type="float" office:value="15734.7" calcext:value-type="float">
            <text:p>15734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Nov-16</text:p>
          </table:table-cell>
          <table:table-cell office:value-type="float" office:value="15751.26" calcext:value-type="float">
            <text:p>15751.26</text:p>
          </table:table-cell>
          <table:table-cell office:value-type="float" office:value="15779.29" calcext:value-type="float">
            <text:p>15779.29</text:p>
          </table:table-cell>
          <table:table-cell office:value-type="float" office:value="15529.01" calcext:value-type="float">
            <text:p>15529.01</text:p>
          </table:table-cell>
          <table:table-cell office:value-type="float" office:value="15702.45" calcext:value-type="float">
            <text:p>15702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Nov-16</text:p>
          </table:table-cell>
          <table:table-cell office:value-type="float" office:value="15912.87" calcext:value-type="float">
            <text:p>15912.87</text:p>
          </table:table-cell>
          <table:table-cell office:value-type="float" office:value="15933.2" calcext:value-type="float">
            <text:p>15933.2</text:p>
          </table:table-cell>
          <table:table-cell office:value-type="float" office:value="15729.28" calcext:value-type="float">
            <text:p>15729.28</text:p>
          </table:table-cell>
          <table:table-cell office:value-type="float" office:value="15758.59" calcext:value-type="float">
            <text:p>15758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Nov-16</text:p>
          </table:table-cell>
          <table:table-cell office:value-type="float" office:value="15926.99" calcext:value-type="float">
            <text:p>15926.99</text:p>
          </table:table-cell>
          <table:table-cell office:value-type="float" office:value="16075.96" calcext:value-type="float">
            <text:p>16075.96</text:p>
          </table:table-cell>
          <table:table-cell office:value-type="float" office:value="15874.98" calcext:value-type="float">
            <text:p>15874.98</text:p>
          </table:table-cell>
          <table:table-cell office:value-type="float" office:value="15912.87" calcext:value-type="float">
            <text:p>15912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Nov-16</text:p>
          </table:table-cell>
          <table:table-cell office:value-type="float" office:value="15859.37" calcext:value-type="float">
            <text:p>15859.37</text:p>
          </table:table-cell>
          <table:table-cell office:value-type="float" office:value="15917.83" calcext:value-type="float">
            <text:p>15917.83</text:p>
          </table:table-cell>
          <table:table-cell office:value-type="float" office:value="15759.43" calcext:value-type="float">
            <text:p>15759.43</text:p>
          </table:table-cell>
          <table:table-cell office:value-type="float" office:value="15914.97" calcext:value-type="float">
            <text:p>15914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Nov-16</text:p>
          </table:table-cell>
          <table:table-cell office:value-type="float" office:value="15433.81" calcext:value-type="float">
            <text:p>15433.81</text:p>
          </table:table-cell>
          <table:table-cell office:value-type="float" office:value="15851.08" calcext:value-type="float">
            <text:p>15851.08</text:p>
          </table:table-cell>
          <table:table-cell office:value-type="float" office:value="15433.81" calcext:value-type="float">
            <text:p>15433.81</text:p>
          </table:table-cell>
          <table:table-cell office:value-type="float" office:value="15851.08" calcext:value-type="float">
            <text:p>15851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Nov-16</text:p>
          </table:table-cell>
          <table:table-cell office:value-type="float" office:value="15051" calcext:value-type="float">
            <text:p>15051</text:p>
          </table:table-cell>
          <table:table-cell office:value-type="float" office:value="15400.05" calcext:value-type="float">
            <text:p>15400.05</text:p>
          </table:table-cell>
          <table:table-cell office:value-type="float" office:value="15046.69" calcext:value-type="float">
            <text:p>15046.69</text:p>
          </table:table-cell>
          <table:table-cell office:value-type="float" office:value="15400.05" calcext:value-type="float">
            <text:p>15400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Nov-16</text:p>
          </table:table-cell>
          <table:table-cell office:value-type="float" office:value="15149.88" calcext:value-type="float">
            <text:p>15149.88</text:p>
          </table:table-cell>
          <table:table-cell office:value-type="float" office:value="15174.62" calcext:value-type="float">
            <text:p>15174.62</text:p>
          </table:table-cell>
          <table:table-cell office:value-type="float" office:value="14975.25" calcext:value-type="float">
            <text:p>14975.25</text:p>
          </table:table-cell>
          <table:table-cell office:value-type="float" office:value="15039.85" calcext:value-type="float">
            <text:p>15039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Nov-16</text:p>
          </table:table-cell>
          <table:table-cell office:value-type="float" office:value="15124.34" calcext:value-type="float">
            <text:p>15124.34</text:p>
          </table:table-cell>
          <table:table-cell office:value-type="float" office:value="15395.99" calcext:value-type="float">
            <text:p>15395.99</text:p>
          </table:table-cell>
          <table:table-cell office:value-type="float" office:value="15124.34" calcext:value-type="float">
            <text:p>15124.34</text:p>
          </table:table-cell>
          <table:table-cell office:value-type="float" office:value="15143.05" calcext:value-type="float">
            <text:p>15143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Nov-16</text:p>
          </table:table-cell>
          <table:table-cell office:value-type="float" office:value="15004.78" calcext:value-type="float">
            <text:p>15004.78</text:p>
          </table:table-cell>
          <table:table-cell office:value-type="float" office:value="15119.49" calcext:value-type="float">
            <text:p>15119.49</text:p>
          </table:table-cell>
          <table:table-cell office:value-type="float" office:value="14783.13" calcext:value-type="float">
            <text:p>14783.13</text:p>
          </table:table-cell>
          <table:table-cell office:value-type="float" office:value="15119.49" calcext:value-type="float">
            <text:p>15119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Nov-16</text:p>
          </table:table-cell>
          <table:table-cell office:value-type="float" office:value="14228.55" calcext:value-type="float">
            <text:p>14228.55</text:p>
          </table:table-cell>
          <table:table-cell office:value-type="float" office:value="14964.95" calcext:value-type="float">
            <text:p>14964.95</text:p>
          </table:table-cell>
          <table:table-cell office:value-type="float" office:value="14228.55" calcext:value-type="float">
            <text:p>14228.55</text:p>
          </table:table-cell>
          <table:table-cell office:value-type="float" office:value="14964.95" calcext:value-type="float">
            <text:p>14964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Nov-16</text:p>
          </table:table-cell>
          <table:table-cell office:value-type="float" office:value="14266.87" calcext:value-type="float">
            <text:p>14266.87</text:p>
          </table:table-cell>
          <table:table-cell office:value-type="float" office:value="14278.96" calcext:value-type="float">
            <text:p>14278.96</text:p>
          </table:table-cell>
          <table:table-cell office:value-type="float" office:value="13781.21" calcext:value-type="float">
            <text:p>13781.21</text:p>
          </table:table-cell>
          <table:table-cell office:value-type="float" office:value="14214.61" calcext:value-type="float">
            <text:p>14214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Nov-16</text:p>
          </table:table-cell>
          <table:table-cell table:number-columns-repeated="2" office:value-type="float" office:value="14788.21" calcext:value-type="float">
            <text:p>14788.21</text:p>
          </table:table-cell>
          <table:table-cell office:value-type="float" office:value="14056.65" calcext:value-type="float">
            <text:p>14056.65</text:p>
          </table:table-cell>
          <table:table-cell office:value-type="float" office:value="14330.88" calcext:value-type="float">
            <text:p>14330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Nov-16</text:p>
          </table:table-cell>
          <table:table-cell office:value-type="float" office:value="15452.39" calcext:value-type="float">
            <text:p>15452.39</text:p>
          </table:table-cell>
          <table:table-cell office:value-type="float" office:value="15579.23" calcext:value-type="float">
            <text:p>15579.23</text:p>
          </table:table-cell>
          <table:table-cell office:value-type="float" office:value="14770.38" calcext:value-type="float">
            <text:p>14770.38</text:p>
          </table:table-cell>
          <table:table-cell office:value-type="float" office:value="14789.04" calcext:value-type="float">
            <text:p>14789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Nov-16</text:p>
          </table:table-cell>
          <table:table-cell office:value-type="float" office:value="14761.87" calcext:value-type="float">
            <text:p>14761.87</text:p>
          </table:table-cell>
          <table:table-cell office:value-type="float" office:value="15448.75" calcext:value-type="float">
            <text:p>15448.75</text:p>
          </table:table-cell>
          <table:table-cell office:value-type="float" office:value="14756.88" calcext:value-type="float">
            <text:p>14756.88</text:p>
          </table:table-cell>
          <table:table-cell office:value-type="float" office:value="15411.17" calcext:value-type="float">
            <text:p>15411.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Nov-16</text:p>
          </table:table-cell>
          <table:table-cell office:value-type="float" office:value="15707.65" calcext:value-type="float">
            <text:p>15707.65</text:p>
          </table:table-cell>
          <table:table-cell office:value-type="float" office:value="15774.4" calcext:value-type="float">
            <text:p>15774.4</text:p>
          </table:table-cell>
          <table:table-cell office:value-type="float" office:value="15526.52" calcext:value-type="float">
            <text:p>15526.52</text:p>
          </table:table-cell>
          <table:table-cell office:value-type="float" office:value="15570.89" calcext:value-type="float">
            <text:p>15570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Nov-16</text:p>
          </table:table-cell>
          <table:table-cell office:value-type="float" office:value="15365.99" calcext:value-type="float">
            <text:p>15365.99</text:p>
          </table:table-cell>
          <table:table-cell office:value-type="float" office:value="15765.47" calcext:value-type="float">
            <text:p>15765.47</text:p>
          </table:table-cell>
          <table:table-cell office:value-type="float" office:value="15365.99" calcext:value-type="float">
            <text:p>15365.99</text:p>
          </table:table-cell>
          <table:table-cell office:value-type="float" office:value="15696.69" calcext:value-type="float">
            <text:p>15696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Nov-16</text:p>
          </table:table-cell>
          <table:table-cell office:value-type="float" office:value="15322.7" calcext:value-type="float">
            <text:p>15322.7</text:p>
          </table:table-cell>
          <table:table-cell office:value-type="float" office:value="15470.16" calcext:value-type="float">
            <text:p>15470.16</text:p>
          </table:table-cell>
          <table:table-cell office:value-type="float" office:value="15273.36" calcext:value-type="float">
            <text:p>15273.36</text:p>
          </table:table-cell>
          <table:table-cell office:value-type="float" office:value="15365.99" calcext:value-type="float">
            <text:p>15365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Nov-16</text:p>
          </table:table-cell>
          <table:table-cell office:value-type="float" office:value="15463.43" calcext:value-type="float">
            <text:p>15463.43</text:p>
          </table:table-cell>
          <table:table-cell office:value-type="float" office:value="15681.23" calcext:value-type="float">
            <text:p>15681.23</text:p>
          </table:table-cell>
          <table:table-cell office:value-type="float" office:value="15313.22" calcext:value-type="float">
            <text:p>15313.22</text:p>
          </table:table-cell>
          <table:table-cell office:value-type="float" office:value="15320.98" calcext:value-type="float">
            <text:p>15320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Nov-16</text:p>
          </table:table-cell>
          <table:table-cell table:number-columns-repeated="2" office:value-type="float" office:value="15648.06" calcext:value-type="float">
            <text:p>15648.06</text:p>
          </table:table-cell>
          <table:table-cell office:value-type="float" office:value="15107.21" calcext:value-type="float">
            <text:p>15107.21</text:p>
          </table:table-cell>
          <table:table-cell office:value-type="float" office:value="15463.43" calcext:value-type="float">
            <text:p>15463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Nov-16</text:p>
          </table:table-cell>
          <table:table-cell office:value-type="float" office:value="16058.04" calcext:value-type="float">
            <text:p>16058.04</text:p>
          </table:table-cell>
          <table:table-cell office:value-type="float" office:value="16156.96" calcext:value-type="float">
            <text:p>16156.96</text:p>
          </table:table-cell>
          <table:table-cell office:value-type="float" office:value="15440.59" calcext:value-type="float">
            <text:p>15440.59</text:p>
          </table:table-cell>
          <table:table-cell office:value-type="float" office:value="15644.07" calcext:value-type="float">
            <text:p>15644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Oct-16</text:p>
          </table:table-cell>
          <table:table-cell table:number-columns-repeated="2" office:value-type="float" office:value="16256.19" calcext:value-type="float">
            <text:p>16256.19</text:p>
          </table:table-cell>
          <table:table-cell office:value-type="float" office:value="15961.02" calcext:value-type="float">
            <text:p>15961.02</text:p>
          </table:table-cell>
          <table:table-cell office:value-type="float" office:value="16042.42" calcext:value-type="float">
            <text:p>16042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Oct-16</text:p>
          </table:table-cell>
          <table:table-cell office:value-type="float" office:value="16380.13" calcext:value-type="float">
            <text:p>16380.13</text:p>
          </table:table-cell>
          <table:table-cell office:value-type="float" office:value="16476.31" calcext:value-type="float">
            <text:p>16476.31</text:p>
          </table:table-cell>
          <table:table-cell office:value-type="float" office:value="16188.24" calcext:value-type="float">
            <text:p>16188.24</text:p>
          </table:table-cell>
          <table:table-cell office:value-type="float" office:value="16240.4" calcext:value-type="float">
            <text:p>16240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Oct-16</text:p>
          </table:table-cell>
          <table:table-cell office:value-type="float" office:value="16500.72" calcext:value-type="float">
            <text:p>16500.72</text:p>
          </table:table-cell>
          <table:table-cell office:value-type="float" office:value="16559.64" calcext:value-type="float">
            <text:p>16559.64</text:p>
          </table:table-cell>
          <table:table-cell office:value-type="float" office:value="16321.32" calcext:value-type="float">
            <text:p>16321.32</text:p>
          </table:table-cell>
          <table:table-cell office:value-type="float" office:value="16378.75" calcext:value-type="float">
            <text:p>16378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Oct-16</text:p>
          </table:table-cell>
          <table:table-cell office:value-type="float" office:value="16750.35" calcext:value-type="float">
            <text:p>16750.35</text:p>
          </table:table-cell>
          <table:table-cell office:value-type="float" office:value="16764.59" calcext:value-type="float">
            <text:p>16764.59</text:p>
          </table:table-cell>
          <table:table-cell office:value-type="float" office:value="16420.66" calcext:value-type="float">
            <text:p>16420.66</text:p>
          </table:table-cell>
          <table:table-cell office:value-type="float" office:value="16500.72" calcext:value-type="float">
            <text:p>16500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Oct-16</text:p>
          </table:table-cell>
          <table:table-cell office:value-type="float" office:value="16678.68" calcext:value-type="float">
            <text:p>16678.68</text:p>
          </table:table-cell>
          <table:table-cell office:value-type="float" office:value="16749.63" calcext:value-type="float">
            <text:p>16749.63</text:p>
          </table:table-cell>
          <table:table-cell office:value-type="float" office:value="16593.73" calcext:value-type="float">
            <text:p>16593.73</text:p>
          </table:table-cell>
          <table:table-cell office:value-type="float" office:value="16748.84" calcext:value-type="float">
            <text:p>16748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Oct-16</text:p>
          </table:table-cell>
          <table:table-cell office:value-type="float" office:value="16617.42" calcext:value-type="float">
            <text:p>16617.42</text:p>
          </table:table-cell>
          <table:table-cell office:value-type="float" office:value="16722.22" calcext:value-type="float">
            <text:p>16722.22</text:p>
          </table:table-cell>
          <table:table-cell office:value-type="float" office:value="16553.92" calcext:value-type="float">
            <text:p>16553.92</text:p>
          </table:table-cell>
          <table:table-cell office:value-type="float" office:value="16659" calcext:value-type="float">
            <text:p>166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Oct-16</text:p>
          </table:table-cell>
          <table:table-cell office:value-type="float" office:value="16485.15" calcext:value-type="float">
            <text:p>16485.15</text:p>
          </table:table-cell>
          <table:table-cell office:value-type="float" office:value="16677.65" calcext:value-type="float">
            <text:p>16677.65</text:p>
          </table:table-cell>
          <table:table-cell office:value-type="float" office:value="16444.51" calcext:value-type="float">
            <text:p>16444.51</text:p>
          </table:table-cell>
          <table:table-cell office:value-type="float" office:value="16619.98" calcext:value-type="float">
            <text:p>16619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Oct-16</text:p>
          </table:table-cell>
          <table:table-cell office:value-type="float" office:value="16511.98" calcext:value-type="float">
            <text:p>16511.98</text:p>
          </table:table-cell>
          <table:table-cell office:value-type="float" office:value="16547.58" calcext:value-type="float">
            <text:p>16547.58</text:p>
          </table:table-cell>
          <table:table-cell office:value-type="float" office:value="16372.65" calcext:value-type="float">
            <text:p>16372.65</text:p>
          </table:table-cell>
          <table:table-cell office:value-type="float" office:value="16490.13" calcext:value-type="float">
            <text:p>16490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Oct-16</text:p>
          </table:table-cell>
          <table:table-cell office:value-type="float" office:value="16253.61" calcext:value-type="float">
            <text:p>16253.61</text:p>
          </table:table-cell>
          <table:table-cell office:value-type="float" office:value="16552.36" calcext:value-type="float">
            <text:p>16552.36</text:p>
          </table:table-cell>
          <table:table-cell office:value-type="float" office:value="16248.32" calcext:value-type="float">
            <text:p>16248.32</text:p>
          </table:table-cell>
          <table:table-cell office:value-type="float" office:value="16515.13" calcext:value-type="float">
            <text:p>16515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Oct-16</text:p>
          </table:table-cell>
          <table:table-cell office:value-type="float" office:value="16174.27" calcext:value-type="float">
            <text:p>16174.27</text:p>
          </table:table-cell>
          <table:table-cell office:value-type="float" office:value="16275.96" calcext:value-type="float">
            <text:p>16275.96</text:p>
          </table:table-cell>
          <table:table-cell office:value-type="float" office:value="16164.24" calcext:value-type="float">
            <text:p>16164.24</text:p>
          </table:table-cell>
          <table:table-cell office:value-type="float" office:value="16257.06" calcext:value-type="float">
            <text:p>16257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Oct-16</text:p>
          </table:table-cell>
          <table:table-cell office:value-type="float" office:value="15993.71" calcext:value-type="float">
            <text:p>15993.71</text:p>
          </table:table-cell>
          <table:table-cell office:value-type="float" office:value="16175.72" calcext:value-type="float">
            <text:p>16175.72</text:p>
          </table:table-cell>
          <table:table-cell office:value-type="float" office:value="15963.52" calcext:value-type="float">
            <text:p>15963.52</text:p>
          </table:table-cell>
          <table:table-cell office:value-type="float" office:value="16175.72" calcext:value-type="float">
            <text:p>16175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Oct-16</text:p>
          </table:table-cell>
          <table:table-cell office:value-type="float" office:value="15860.97" calcext:value-type="float">
            <text:p>15860.97</text:p>
          </table:table-cell>
          <table:table-cell office:value-type="float" office:value="15992.94" calcext:value-type="float">
            <text:p>15992.94</text:p>
          </table:table-cell>
          <table:table-cell office:value-type="float" office:value="15818.54" calcext:value-type="float">
            <text:p>15818.54</text:p>
          </table:table-cell>
          <table:table-cell office:value-type="float" office:value="15975.55" calcext:value-type="float">
            <text:p>15975.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Oct-16</text:p>
          </table:table-cell>
          <table:table-cell table:number-columns-repeated="2" office:value-type="float" office:value="15891.84" calcext:value-type="float">
            <text:p>15891.84</text:p>
          </table:table-cell>
          <table:table-cell office:value-type="float" office:value="15680.29" calcext:value-type="float">
            <text:p>15680.29</text:p>
          </table:table-cell>
          <table:table-cell office:value-type="float" office:value="15847.43" calcext:value-type="float">
            <text:p>15847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Oct-16</text:p>
          </table:table-cell>
          <table:table-cell office:value-type="float" office:value="15831.48" calcext:value-type="float">
            <text:p>15831.48</text:p>
          </table:table-cell>
          <table:table-cell office:value-type="float" office:value="15889.08" calcext:value-type="float">
            <text:p>15889.08</text:p>
          </table:table-cell>
          <table:table-cell office:value-type="float" office:value="15765.07" calcext:value-type="float">
            <text:p>15765.07</text:p>
          </table:table-cell>
          <table:table-cell office:value-type="float" office:value="15889.08" calcext:value-type="float">
            <text:p>15889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Oct-16</text:p>
          </table:table-cell>
          <table:table-cell office:value-type="float" office:value="15855.03" calcext:value-type="float">
            <text:p>15855.03</text:p>
          </table:table-cell>
          <table:table-cell office:value-type="float" office:value="15891.69" calcext:value-type="float">
            <text:p>15891.69</text:p>
          </table:table-cell>
          <table:table-cell office:value-type="float" office:value="15742.39" calcext:value-type="float">
            <text:p>15742.39</text:p>
          </table:table-cell>
          <table:table-cell office:value-type="float" office:value="15837.23" calcext:value-type="float">
            <text:p>15837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Oct-16</text:p>
          </table:table-cell>
          <table:table-cell office:value-type="float" office:value="15877.98" calcext:value-type="float">
            <text:p>15877.98</text:p>
          </table:table-cell>
          <table:table-cell office:value-type="float" office:value="15878.79" calcext:value-type="float">
            <text:p>15878.79</text:p>
          </table:table-cell>
          <table:table-cell office:value-type="float" office:value="15740.65" calcext:value-type="float">
            <text:p>15740.65</text:p>
          </table:table-cell>
          <table:table-cell office:value-type="float" office:value="15855.03" calcext:value-type="float">
            <text:p>15855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Oct-16</text:p>
          </table:table-cell>
          <table:table-cell office:value-type="float" office:value="15983.74" calcext:value-type="float">
            <text:p>15983.74</text:p>
          </table:table-cell>
          <table:table-cell office:value-type="float" office:value="15986.27" calcext:value-type="float">
            <text:p>15986.27</text:p>
          </table:table-cell>
          <table:table-cell office:value-type="float" office:value="15873.76" calcext:value-type="float">
            <text:p>15873.76</text:p>
          </table:table-cell>
          <table:table-cell office:value-type="float" office:value="15892.88" calcext:value-type="float">
            <text:p>15892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Oct-16</text:p>
          </table:table-cell>
          <table:table-cell office:value-type="float" office:value="15942.13" calcext:value-type="float">
            <text:p>15942.13</text:p>
          </table:table-cell>
          <table:table-cell office:value-type="float" office:value="16027.59" calcext:value-type="float">
            <text:p>16027.59</text:p>
          </table:table-cell>
          <table:table-cell office:value-type="float" office:value="15929.56" calcext:value-type="float">
            <text:p>15929.56</text:p>
          </table:table-cell>
          <table:table-cell office:value-type="float" office:value="15966.81" calcext:value-type="float">
            <text:p>15966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Oct-16</text:p>
          </table:table-cell>
          <table:table-cell office:value-type="float" office:value="15839.43" calcext:value-type="float">
            <text:p>15839.43</text:p>
          </table:table-cell>
          <table:table-cell office:value-type="float" office:value="15982.35" calcext:value-type="float">
            <text:p>15982.35</text:p>
          </table:table-cell>
          <table:table-cell office:value-type="float" office:value="15804.58" calcext:value-type="float">
            <text:p>15804.58</text:p>
          </table:table-cell>
          <table:table-cell office:value-type="float" office:value="15882.03" calcext:value-type="float">
            <text:p>15882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Oct-16</text:p>
          </table:table-cell>
          <table:table-cell office:value-type="float" office:value="15759.57" calcext:value-type="float">
            <text:p>15759.57</text:p>
          </table:table-cell>
          <table:table-cell office:value-type="float" office:value="15854.79" calcext:value-type="float">
            <text:p>15854.79</text:p>
          </table:table-cell>
          <table:table-cell office:value-type="float" office:value="15715.53" calcext:value-type="float">
            <text:p>15715.53</text:p>
          </table:table-cell>
          <table:table-cell office:value-type="float" office:value="15829.38" calcext:value-type="float">
            <text:p>15829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Sep-16</text:p>
          </table:table-cell>
          <table:table-cell office:value-type="float" office:value="15842.2" calcext:value-type="float">
            <text:p>15842.2</text:p>
          </table:table-cell>
          <table:table-cell office:value-type="float" office:value="15864.96" calcext:value-type="float">
            <text:p>15864.96</text:p>
          </table:table-cell>
          <table:table-cell office:value-type="float" office:value="15734.87" calcext:value-type="float">
            <text:p>15734.87</text:p>
          </table:table-cell>
          <table:table-cell office:value-type="float" office:value="15755.01" calcext:value-type="float">
            <text:p>15755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Sep-16</text:p>
          </table:table-cell>
          <table:table-cell office:value-type="float" office:value="15768" calcext:value-type="float">
            <text:p>15768</text:p>
          </table:table-cell>
          <table:table-cell office:value-type="float" office:value="15923.73" calcext:value-type="float">
            <text:p>15923.73</text:p>
          </table:table-cell>
          <table:table-cell office:value-type="float" office:value="15740.27" calcext:value-type="float">
            <text:p>15740.27</text:p>
          </table:table-cell>
          <table:table-cell office:value-type="float" office:value="15855.74" calcext:value-type="float">
            <text:p>15855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Sep-16</text:p>
          </table:table-cell>
          <table:table-cell office:value-type="float" office:value="15579.49" calcext:value-type="float">
            <text:p>15579.49</text:p>
          </table:table-cell>
          <table:table-cell office:value-type="float" office:value="15798.76" calcext:value-type="float">
            <text:p>15798.76</text:p>
          </table:table-cell>
          <table:table-cell office:value-type="float" office:value="15516.79" calcext:value-type="float">
            <text:p>15516.79</text:p>
          </table:table-cell>
          <table:table-cell office:value-type="float" office:value="15772.07" calcext:value-type="float">
            <text:p>15772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Sep-16</text:p>
          </table:table-cell>
          <table:table-cell office:value-type="float" office:value="15489" calcext:value-type="float">
            <text:p>15489</text:p>
          </table:table-cell>
          <table:table-cell office:value-type="float" office:value="15539.38" calcext:value-type="float">
            <text:p>15539.38</text:p>
          </table:table-cell>
          <table:table-cell office:value-type="float" office:value="15315.31" calcext:value-type="float">
            <text:p>15315.31</text:p>
          </table:table-cell>
          <table:table-cell office:value-type="float" office:value="15511.25" calcext:value-type="float">
            <text:p>15511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Sep-16</text:p>
          </table:table-cell>
          <table:table-cell office:value-type="float" office:value="15473.67" calcext:value-type="float">
            <text:p>15473.67</text:p>
          </table:table-cell>
          <table:table-cell office:value-type="float" office:value="15481.75" calcext:value-type="float">
            <text:p>15481.75</text:p>
          </table:table-cell>
          <table:table-cell office:value-type="float" office:value="15382.42" calcext:value-type="float">
            <text:p>15382.42</text:p>
          </table:table-cell>
          <table:table-cell office:value-type="float" office:value="15474.96" calcext:value-type="float">
            <text:p>15474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Sep-16</text:p>
          </table:table-cell>
          <table:table-cell office:value-type="float" office:value="15553.2" calcext:value-type="float">
            <text:p>15553.2</text:p>
          </table:table-cell>
          <table:table-cell office:value-type="float" office:value="15559.01" calcext:value-type="float">
            <text:p>15559.01</text:p>
          </table:table-cell>
          <table:table-cell office:value-type="float" office:value="15354.02" calcext:value-type="float">
            <text:p>15354.02</text:p>
          </table:table-cell>
          <table:table-cell office:value-type="float" office:value="15454.92" calcext:value-type="float">
            <text:p>15454.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Sep-16</text:p>
          </table:table-cell>
          <table:table-cell office:value-type="float" office:value="15142.79" calcext:value-type="float">
            <text:p>15142.79</text:p>
          </table:table-cell>
          <table:table-cell office:value-type="float" office:value="15558.62" calcext:value-type="float">
            <text:p>15558.62</text:p>
          </table:table-cell>
          <table:table-cell office:value-type="float" office:value="15142.79" calcext:value-type="float">
            <text:p>15142.79</text:p>
          </table:table-cell>
          <table:table-cell office:value-type="float" office:value="15558.62" calcext:value-type="float">
            <text:p>15558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Sep-16</text:p>
          </table:table-cell>
          <table:table-cell office:value-type="float" office:value="14938.24" calcext:value-type="float">
            <text:p>14938.24</text:p>
          </table:table-cell>
          <table:table-cell office:value-type="float" office:value="15130.09" calcext:value-type="float">
            <text:p>15130.09</text:p>
          </table:table-cell>
          <table:table-cell office:value-type="float" office:value="14897.77" calcext:value-type="float">
            <text:p>14897.77</text:p>
          </table:table-cell>
          <table:table-cell office:value-type="float" office:value="15130.09" calcext:value-type="float">
            <text:p>15130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Sep-16</text:p>
          </table:table-cell>
          <table:table-cell office:value-type="float" office:value="14934.81" calcext:value-type="float">
            <text:p>14934.81</text:p>
          </table:table-cell>
          <table:table-cell office:value-type="float" office:value="15063.02" calcext:value-type="float">
            <text:p>15063.02</text:p>
          </table:table-cell>
          <table:table-cell office:value-type="float" office:value="14895.6" calcext:value-type="float">
            <text:p>14895.6</text:p>
          </table:table-cell>
          <table:table-cell office:value-type="float" office:value="14938.24" calcext:value-type="float">
            <text:p>14938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Sep-16</text:p>
          </table:table-cell>
          <table:table-cell office:value-type="float" office:value="14676.13" calcext:value-type="float">
            <text:p>14676.13</text:p>
          </table:table-cell>
          <table:table-cell office:value-type="float" office:value="15022.08" calcext:value-type="float">
            <text:p>15022.08</text:p>
          </table:table-cell>
          <table:table-cell office:value-type="float" office:value="14676.13" calcext:value-type="float">
            <text:p>14676.13</text:p>
          </table:table-cell>
          <table:table-cell office:value-type="float" office:value="14928.77" calcext:value-type="float">
            <text:p>14928.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Sep-16</text:p>
          </table:table-cell>
          <table:table-cell office:value-type="float" office:value="14599.6" calcext:value-type="float">
            <text:p>14599.6</text:p>
          </table:table-cell>
          <table:table-cell office:value-type="float" office:value="14678.07" calcext:value-type="float">
            <text:p>14678.07</text:p>
          </table:table-cell>
          <table:table-cell office:value-type="float" office:value="14518.37" calcext:value-type="float">
            <text:p>14518.37</text:p>
          </table:table-cell>
          <table:table-cell office:value-type="float" office:value="14678.07" calcext:value-type="float">
            <text:p>14678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Sep-16</text:p>
          </table:table-cell>
          <table:table-cell office:value-type="float" office:value="14430.31" calcext:value-type="float">
            <text:p>14430.31</text:p>
          </table:table-cell>
          <table:table-cell office:value-type="float" office:value="14645.86" calcext:value-type="float">
            <text:p>14645.86</text:p>
          </table:table-cell>
          <table:table-cell office:value-type="float" office:value="14420.8" calcext:value-type="float">
            <text:p>14420.8</text:p>
          </table:table-cell>
          <table:table-cell office:value-type="float" office:value="14643.87" calcext:value-type="float">
            <text:p>14643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Sep-16</text:p>
          </table:table-cell>
          <table:table-cell office:value-type="float" office:value="14401.05" calcext:value-type="float">
            <text:p>14401.05</text:p>
          </table:table-cell>
          <table:table-cell office:value-type="float" office:value="14549.93" calcext:value-type="float">
            <text:p>14549.93</text:p>
          </table:table-cell>
          <table:table-cell office:value-type="float" office:value="14393.16" calcext:value-type="float">
            <text:p>14393.16</text:p>
          </table:table-cell>
          <table:table-cell office:value-type="float" office:value="14435.88" calcext:value-type="float">
            <text:p>14435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Sep-16</text:p>
          </table:table-cell>
          <table:table-cell table:number-columns-repeated="2" office:value-type="float" office:value="14628.82" calcext:value-type="float">
            <text:p>14628.82</text:p>
          </table:table-cell>
          <table:table-cell office:value-type="float" office:value="14296.25" calcext:value-type="float">
            <text:p>14296.25</text:p>
          </table:table-cell>
          <table:table-cell office:value-type="float" office:value="14375.45" calcext:value-type="float">
            <text:p>14375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Sep-16</text:p>
          </table:table-cell>
          <table:table-cell office:value-type="float" office:value="14599.1" calcext:value-type="float">
            <text:p>14599.1</text:p>
          </table:table-cell>
          <table:table-cell office:value-type="float" office:value="14674.9" calcext:value-type="float">
            <text:p>14674.9</text:p>
          </table:table-cell>
          <table:table-cell office:value-type="float" office:value="14512.83" calcext:value-type="float">
            <text:p>14512.83</text:p>
          </table:table-cell>
          <table:table-cell office:value-type="float" office:value="14674.9" calcext:value-type="float">
            <text:p>14674.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Sep-16</text:p>
          </table:table-cell>
          <table:table-cell table:number-columns-repeated="2" office:value-type="float" office:value="14968.94" calcext:value-type="float">
            <text:p>14968.94</text:p>
          </table:table-cell>
          <table:table-cell office:value-type="float" office:value="14643.55" calcext:value-type="float">
            <text:p>14643.55</text:p>
          </table:table-cell>
          <table:table-cell office:value-type="float" office:value="14685.18" calcext:value-type="float">
            <text:p>14685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Sep-16</text:p>
          </table:table-cell>
          <table:table-cell office:value-type="float" office:value="14963.38" calcext:value-type="float">
            <text:p>14963.38</text:p>
          </table:table-cell>
          <table:table-cell office:value-type="float" office:value="14984.78" calcext:value-type="float">
            <text:p>14984.78</text:p>
          </table:table-cell>
          <table:table-cell office:value-type="float" office:value="14900.24" calcext:value-type="float">
            <text:p>14900.24</text:p>
          </table:table-cell>
          <table:table-cell office:value-type="float" office:value="14964.25" calcext:value-type="float">
            <text:p>14964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Sep-16</text:p>
          </table:table-cell>
          <table:table-cell office:value-type="float" office:value="14889.34" calcext:value-type="float">
            <text:p>14889.34</text:p>
          </table:table-cell>
          <table:table-cell office:value-type="float" office:value="14967.69" calcext:value-type="float">
            <text:p>14967.69</text:p>
          </table:table-cell>
          <table:table-cell office:value-type="float" office:value="14819.35" calcext:value-type="float">
            <text:p>14819.35</text:p>
          </table:table-cell>
          <table:table-cell office:value-type="float" office:value="14966.36" calcext:value-type="float">
            <text:p>14966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Sep-16</text:p>
          </table:table-cell>
          <table:table-cell office:value-type="float" office:value="14610.43" calcext:value-type="float">
            <text:p>14610.43</text:p>
          </table:table-cell>
          <table:table-cell office:value-type="float" office:value="14889.34" calcext:value-type="float">
            <text:p>14889.34</text:p>
          </table:table-cell>
          <table:table-cell office:value-type="float" office:value="14591.37" calcext:value-type="float">
            <text:p>14591.37</text:p>
          </table:table-cell>
          <table:table-cell office:value-type="float" office:value="14889.34" calcext:value-type="float">
            <text:p>14889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Sep-16</text:p>
          </table:table-cell>
          <table:table-cell office:value-type="float" office:value="14672.64" calcext:value-type="float">
            <text:p>14672.64</text:p>
          </table:table-cell>
          <table:table-cell office:value-type="float" office:value="14699.78" calcext:value-type="float">
            <text:p>14699.78</text:p>
          </table:table-cell>
          <table:table-cell office:value-type="float" office:value="14551.36" calcext:value-type="float">
            <text:p>14551.36</text:p>
          </table:table-cell>
          <table:table-cell office:value-type="float" office:value="14585.01" calcext:value-type="float">
            <text:p>14585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Sep-16</text:p>
          </table:table-cell>
          <table:table-cell office:value-type="float" office:value="14668.11" calcext:value-type="float">
            <text:p>14668.11</text:p>
          </table:table-cell>
          <table:table-cell office:value-type="float" office:value="14689.29" calcext:value-type="float">
            <text:p>14689.29</text:p>
          </table:table-cell>
          <table:table-cell office:value-type="float" office:value="14579.81" calcext:value-type="float">
            <text:p>14579.81</text:p>
          </table:table-cell>
          <table:table-cell office:value-type="float" office:value="14672.64" calcext:value-type="float">
            <text:p>14672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Sep-16</text:p>
          </table:table-cell>
          <table:table-cell office:value-type="float" office:value="14485.79" calcext:value-type="float">
            <text:p>14485.79</text:p>
          </table:table-cell>
          <table:table-cell office:value-type="float" office:value="14635.82" calcext:value-type="float">
            <text:p>14635.82</text:p>
          </table:table-cell>
          <table:table-cell office:value-type="float" office:value="14370.59" calcext:value-type="float">
            <text:p>14370.59</text:p>
          </table:table-cell>
          <table:table-cell office:value-type="float" office:value="14590.11" calcext:value-type="float">
            <text:p>14590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Aug-16</text:p>
          </table:table-cell>
          <table:table-cell office:value-type="float" office:value="14603.67" calcext:value-type="float">
            <text:p>14603.67</text:p>
          </table:table-cell>
          <table:table-cell office:value-type="float" office:value="14621.65" calcext:value-type="float">
            <text:p>14621.65</text:p>
          </table:table-cell>
          <table:table-cell office:value-type="float" office:value="14396.54" calcext:value-type="float">
            <text:p>14396.54</text:p>
          </table:table-cell>
          <table:table-cell office:value-type="float" office:value="14480.19" calcext:value-type="float">
            <text:p>14480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Aug-16</text:p>
          </table:table-cell>
          <table:table-cell office:value-type="float" office:value="14752.13" calcext:value-type="float">
            <text:p>14752.13</text:p>
          </table:table-cell>
          <table:table-cell office:value-type="float" office:value="14815.72" calcext:value-type="float">
            <text:p>14815.72</text:p>
          </table:table-cell>
          <table:table-cell office:value-type="float" office:value="14562.45" calcext:value-type="float">
            <text:p>14562.45</text:p>
          </table:table-cell>
          <table:table-cell office:value-type="float" office:value="14601.33" calcext:value-type="float">
            <text:p>14601.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Aug-16</text:p>
          </table:table-cell>
          <table:table-cell office:value-type="float" office:value="14643.08" calcext:value-type="float">
            <text:p>14643.08</text:p>
          </table:table-cell>
          <table:table-cell office:value-type="float" office:value="14738.24" calcext:value-type="float">
            <text:p>14738.24</text:p>
          </table:table-cell>
          <table:table-cell office:value-type="float" office:value="14635.42" calcext:value-type="float">
            <text:p>14635.42</text:p>
          </table:table-cell>
          <table:table-cell office:value-type="float" office:value="14736.95" calcext:value-type="float">
            <text:p>14736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Aug-16</text:p>
          </table:table-cell>
          <table:table-cell office:value-type="float" office:value="14772.23" calcext:value-type="float">
            <text:p>14772.23</text:p>
          </table:table-cell>
          <table:table-cell office:value-type="float" office:value="14813.65" calcext:value-type="float">
            <text:p>14813.65</text:p>
          </table:table-cell>
          <table:table-cell office:value-type="float" office:value="14590.98" calcext:value-type="float">
            <text:p>14590.98</text:p>
          </table:table-cell>
          <table:table-cell office:value-type="float" office:value="14635.42" calcext:value-type="float">
            <text:p>14635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ug-16</text:p>
          </table:table-cell>
          <table:table-cell office:value-type="float" office:value="14720.93" calcext:value-type="float">
            <text:p>14720.93</text:p>
          </table:table-cell>
          <table:table-cell office:value-type="float" office:value="14824.86" calcext:value-type="float">
            <text:p>14824.86</text:p>
          </table:table-cell>
          <table:table-cell office:value-type="float" office:value="14720.93" calcext:value-type="float">
            <text:p>14720.93</text:p>
          </table:table-cell>
          <table:table-cell office:value-type="float" office:value="14772.23" calcext:value-type="float">
            <text:p>14772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Aug-16</text:p>
          </table:table-cell>
          <table:table-cell office:value-type="float" office:value="14654.58" calcext:value-type="float">
            <text:p>14654.58</text:p>
          </table:table-cell>
          <table:table-cell office:value-type="float" office:value="14794.95" calcext:value-type="float">
            <text:p>14794.95</text:p>
          </table:table-cell>
          <table:table-cell office:value-type="float" office:value="14647.36" calcext:value-type="float">
            <text:p>14647.36</text:p>
          </table:table-cell>
          <table:table-cell office:value-type="float" office:value="14715.07" calcext:value-type="float">
            <text:p>14715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Aug-16</text:p>
          </table:table-cell>
          <table:table-cell office:value-type="float" office:value="14342.69" calcext:value-type="float">
            <text:p>14342.69</text:p>
          </table:table-cell>
          <table:table-cell office:value-type="float" office:value="14642.85" calcext:value-type="float">
            <text:p>14642.85</text:p>
          </table:table-cell>
          <table:table-cell office:value-type="float" office:value="14337.24" calcext:value-type="float">
            <text:p>14337.24</text:p>
          </table:table-cell>
          <table:table-cell office:value-type="float" office:value="14642.85" calcext:value-type="float">
            <text:p>14642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Aug-16</text:p>
          </table:table-cell>
          <table:table-cell office:value-type="float" office:value="14241.04" calcext:value-type="float">
            <text:p>14241.04</text:p>
          </table:table-cell>
          <table:table-cell office:value-type="float" office:value="14334.72" calcext:value-type="float">
            <text:p>14334.72</text:p>
          </table:table-cell>
          <table:table-cell office:value-type="float" office:value="14202.15" calcext:value-type="float">
            <text:p>14202.15</text:p>
          </table:table-cell>
          <table:table-cell office:value-type="float" office:value="14334.72" calcext:value-type="float">
            <text:p>14334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Aug-16</text:p>
          </table:table-cell>
          <table:table-cell office:value-type="float" office:value="14157.31" calcext:value-type="float">
            <text:p>14157.31</text:p>
          </table:table-cell>
          <table:table-cell office:value-type="float" office:value="14252.66" calcext:value-type="float">
            <text:p>14252.66</text:p>
          </table:table-cell>
          <table:table-cell office:value-type="float" office:value="14093.13" calcext:value-type="float">
            <text:p>14093.13</text:p>
          </table:table-cell>
          <table:table-cell office:value-type="float" office:value="14236.08" calcext:value-type="float">
            <text:p>14236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Aug-16</text:p>
          </table:table-cell>
          <table:table-cell office:value-type="float" office:value="14095.46" calcext:value-type="float">
            <text:p>14095.46</text:p>
          </table:table-cell>
          <table:table-cell office:value-type="float" office:value="14283.54" calcext:value-type="float">
            <text:p>14283.54</text:p>
          </table:table-cell>
          <table:table-cell office:value-type="float" office:value="14040.13" calcext:value-type="float">
            <text:p>14040.13</text:p>
          </table:table-cell>
          <table:table-cell office:value-type="float" office:value="14161.18" calcext:value-type="float">
            <text:p>14161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Aug-16</text:p>
          </table:table-cell>
          <table:table-cell office:value-type="float" office:value="13974.95" calcext:value-type="float">
            <text:p>13974.95</text:p>
          </table:table-cell>
          <table:table-cell office:value-type="float" office:value="14106.56" calcext:value-type="float">
            <text:p>14106.56</text:p>
          </table:table-cell>
          <table:table-cell office:value-type="float" office:value="13924.82" calcext:value-type="float">
            <text:p>13924.82</text:p>
          </table:table-cell>
          <table:table-cell office:value-type="float" office:value="14086.44" calcext:value-type="float">
            <text:p>14086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Aug-16</text:p>
          </table:table-cell>
          <table:table-cell office:value-type="float" office:value="14219.13" calcext:value-type="float">
            <text:p>14219.13</text:p>
          </table:table-cell>
          <table:table-cell office:value-type="float" office:value="14315.3" calcext:value-type="float">
            <text:p>14315.3</text:p>
          </table:table-cell>
          <table:table-cell office:value-type="float" office:value="13959.36" calcext:value-type="float">
            <text:p>13959.36</text:p>
          </table:table-cell>
          <table:table-cell office:value-type="float" office:value="13974.95" calcext:value-type="float">
            <text:p>13974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Aug-16</text:p>
          </table:table-cell>
          <table:table-cell office:value-type="float" office:value="14382.31" calcext:value-type="float">
            <text:p>14382.31</text:p>
          </table:table-cell>
          <table:table-cell office:value-type="float" office:value="14405.62" calcext:value-type="float">
            <text:p>14405.62</text:p>
          </table:table-cell>
          <table:table-cell office:value-type="float" office:value="14186.93" calcext:value-type="float">
            <text:p>14186.93</text:p>
          </table:table-cell>
          <table:table-cell office:value-type="float" office:value="14193.71" calcext:value-type="float">
            <text:p>14193.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ug-16</text:p>
          </table:table-cell>
          <table:table-cell office:value-type="float" office:value="14516.98" calcext:value-type="float">
            <text:p>14516.98</text:p>
          </table:table-cell>
          <table:table-cell office:value-type="float" office:value="14581.47" calcext:value-type="float">
            <text:p>14581.47</text:p>
          </table:table-cell>
          <table:table-cell table:number-columns-repeated="2" office:value-type="float" office:value="14376.2" calcext:value-type="float">
            <text:p>14376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Aug-16</text:p>
          </table:table-cell>
          <table:table-cell office:value-type="float" office:value="14536.27" calcext:value-type="float">
            <text:p>14536.27</text:p>
          </table:table-cell>
          <table:table-cell office:value-type="float" office:value="14587.78" calcext:value-type="float">
            <text:p>14587.78</text:p>
          </table:table-cell>
          <table:table-cell office:value-type="float" office:value="14363.88" calcext:value-type="float">
            <text:p>14363.88</text:p>
          </table:table-cell>
          <table:table-cell office:value-type="float" office:value="14513.35" calcext:value-type="float">
            <text:p>14513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Aug-16</text:p>
          </table:table-cell>
          <table:table-cell office:value-type="float" office:value="14472.07" calcext:value-type="float">
            <text:p>14472.07</text:p>
          </table:table-cell>
          <table:table-cell office:value-type="float" office:value="14591.28" calcext:value-type="float">
            <text:p>14591.28</text:p>
          </table:table-cell>
          <table:table-cell office:value-type="float" office:value="14460.3" calcext:value-type="float">
            <text:p>14460.3</text:p>
          </table:table-cell>
          <table:table-cell office:value-type="float" office:value="14538.18" calcext:value-type="float">
            <text:p>14538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Aug-16</text:p>
          </table:table-cell>
          <table:table-cell office:value-type="float" office:value="14578.56" calcext:value-type="float">
            <text:p>14578.56</text:p>
          </table:table-cell>
          <table:table-cell office:value-type="float" office:value="14580.49" calcext:value-type="float">
            <text:p>14580.49</text:p>
          </table:table-cell>
          <table:table-cell office:value-type="float" office:value="14425.59" calcext:value-type="float">
            <text:p>14425.59</text:p>
          </table:table-cell>
          <table:table-cell office:value-type="float" office:value="14459.75" calcext:value-type="float">
            <text:p>14459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Aug-16</text:p>
          </table:table-cell>
          <table:table-cell office:value-type="float" office:value="14777.54" calcext:value-type="float">
            <text:p>14777.54</text:p>
          </table:table-cell>
          <table:table-cell office:value-type="float" office:value="14835.69" calcext:value-type="float">
            <text:p>14835.69</text:p>
          </table:table-cell>
          <table:table-cell office:value-type="float" office:value="14571.05" calcext:value-type="float">
            <text:p>14571.05</text:p>
          </table:table-cell>
          <table:table-cell office:value-type="float" office:value="14592.99" calcext:value-type="float">
            <text:p>14592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ug-16</text:p>
          </table:table-cell>
          <table:table-cell office:value-type="float" office:value="14737.58" calcext:value-type="float">
            <text:p>14737.58</text:p>
          </table:table-cell>
          <table:table-cell office:value-type="float" office:value="14816.78" calcext:value-type="float">
            <text:p>14816.78</text:p>
          </table:table-cell>
          <table:table-cell office:value-type="float" office:value="14626.86" calcext:value-type="float">
            <text:p>14626.86</text:p>
          </table:table-cell>
          <table:table-cell office:value-type="float" office:value="14771.18" calcext:value-type="float">
            <text:p>14771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Aug-16</text:p>
          </table:table-cell>
          <table:table-cell office:value-type="float" office:value="14440.15" calcext:value-type="float">
            <text:p>14440.15</text:p>
          </table:table-cell>
          <table:table-cell office:value-type="float" office:value="14676.78" calcext:value-type="float">
            <text:p>14676.78</text:p>
          </table:table-cell>
          <table:table-cell office:value-type="float" office:value="14440.15" calcext:value-type="float">
            <text:p>14440.15</text:p>
          </table:table-cell>
          <table:table-cell office:value-type="float" office:value="14676.78" calcext:value-type="float">
            <text:p>14676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Aug-16</text:p>
          </table:table-cell>
          <table:table-cell office:value-type="float" office:value="14770.14" calcext:value-type="float">
            <text:p>14770.14</text:p>
          </table:table-cell>
          <table:table-cell office:value-type="float" office:value="14779.08" calcext:value-type="float">
            <text:p>14779.08</text:p>
          </table:table-cell>
          <table:table-cell office:value-type="float" office:value="14367.57" calcext:value-type="float">
            <text:p>14367.57</text:p>
          </table:table-cell>
          <table:table-cell office:value-type="float" office:value="14440.15" calcext:value-type="float">
            <text:p>14440.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Aug-16</text:p>
          </table:table-cell>
          <table:table-cell office:value-type="float" office:value="14915.14" calcext:value-type="float">
            <text:p>14915.14</text:p>
          </table:table-cell>
          <table:table-cell office:value-type="float" office:value="14923.15" calcext:value-type="float">
            <text:p>14923.15</text:p>
          </table:table-cell>
          <table:table-cell office:value-type="float" office:value="14723.65" calcext:value-type="float">
            <text:p>14723.65</text:p>
          </table:table-cell>
          <table:table-cell office:value-type="float" office:value="14757.25" calcext:value-type="float">
            <text:p>14757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ul-16</text:p>
          </table:table-cell>
          <table:table-cell office:value-type="float" office:value="14846.01" calcext:value-type="float">
            <text:p>14846.01</text:p>
          </table:table-cell>
          <table:table-cell office:value-type="float" office:value="14985.5" calcext:value-type="float">
            <text:p>14985.5</text:p>
          </table:table-cell>
          <table:table-cell office:value-type="float" office:value="14845.51" calcext:value-type="float">
            <text:p>14845.51</text:p>
          </table:table-cell>
          <table:table-cell office:value-type="float" office:value="14947.41" calcext:value-type="float">
            <text:p>14947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ul-16</text:p>
          </table:table-cell>
          <table:table-cell office:value-type="float" office:value="14946.93" calcext:value-type="float">
            <text:p>14946.93</text:p>
          </table:table-cell>
          <table:table-cell office:value-type="float" office:value="14989.89" calcext:value-type="float">
            <text:p>14989.89</text:p>
          </table:table-cell>
          <table:table-cell office:value-type="float" office:value="14785.04" calcext:value-type="float">
            <text:p>14785.04</text:p>
          </table:table-cell>
          <table:table-cell office:value-type="float" office:value="14842.39" calcext:value-type="float">
            <text:p>14842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ul-16</text:p>
          </table:table-cell>
          <table:table-cell office:value-type="float" office:value="14980.67" calcext:value-type="float">
            <text:p>14980.67</text:p>
          </table:table-cell>
          <table:table-cell office:value-type="float" office:value="15051.51" calcext:value-type="float">
            <text:p>15051.51</text:p>
          </table:table-cell>
          <table:table-cell office:value-type="float" office:value="14777.63" calcext:value-type="float">
            <text:p>14777.63</text:p>
          </table:table-cell>
          <table:table-cell office:value-type="float" office:value="14946.35" calcext:value-type="float">
            <text:p>14946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ul-16</text:p>
          </table:table-cell>
          <table:table-cell office:value-type="float" office:value="15096.9" calcext:value-type="float">
            <text:p>15096.9</text:p>
          </table:table-cell>
          <table:table-cell office:value-type="float" office:value="15135.05" calcext:value-type="float">
            <text:p>15135.05</text:p>
          </table:table-cell>
          <table:table-cell office:value-type="float" office:value="14950.04" calcext:value-type="float">
            <text:p>14950.04</text:p>
          </table:table-cell>
          <table:table-cell office:value-type="float" office:value="14978.34" calcext:value-type="float">
            <text:p>14978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ul-16</text:p>
          </table:table-cell>
          <table:table-cell office:value-type="float" office:value="15078.23" calcext:value-type="float">
            <text:p>15078.23</text:p>
          </table:table-cell>
          <table:table-cell office:value-type="float" office:value="15125.83" calcext:value-type="float">
            <text:p>15125.83</text:p>
          </table:table-cell>
          <table:table-cell office:value-type="float" office:value="14902.25" calcext:value-type="float">
            <text:p>14902.25</text:p>
          </table:table-cell>
          <table:table-cell office:value-type="float" office:value="15010.95" calcext:value-type="float">
            <text:p>15010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ul-16</text:p>
          </table:table-cell>
          <table:table-cell office:value-type="float" office:value="15068.46" calcext:value-type="float">
            <text:p>15068.46</text:p>
          </table:table-cell>
          <table:table-cell office:value-type="float" office:value="15081.72" calcext:value-type="float">
            <text:p>15081.72</text:p>
          </table:table-cell>
          <table:table-cell office:value-type="float" office:value="14905.98" calcext:value-type="float">
            <text:p>14905.98</text:p>
          </table:table-cell>
          <table:table-cell office:value-type="float" office:value="15078.23" calcext:value-type="float">
            <text:p>15078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ul-16</text:p>
          </table:table-cell>
          <table:table-cell office:value-type="float" office:value="15243.8" calcext:value-type="float">
            <text:p>15243.8</text:p>
          </table:table-cell>
          <table:table-cell office:value-type="float" office:value="15259.52" calcext:value-type="float">
            <text:p>15259.52</text:p>
          </table:table-cell>
          <table:table-cell office:value-type="float" office:value="15017.28" calcext:value-type="float">
            <text:p>15017.28</text:p>
          </table:table-cell>
          <table:table-cell office:value-type="float" office:value="15072.87" calcext:value-type="float">
            <text:p>15072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Jul-16</text:p>
          </table:table-cell>
          <table:table-cell office:value-type="float" office:value="15078.58" calcext:value-type="float">
            <text:p>15078.58</text:p>
          </table:table-cell>
          <table:table-cell office:value-type="float" office:value="15220.32" calcext:value-type="float">
            <text:p>15220.32</text:p>
          </table:table-cell>
          <table:table-cell office:value-type="float" office:value="14941.22" calcext:value-type="float">
            <text:p>14941.22</text:p>
          </table:table-cell>
          <table:table-cell office:value-type="float" office:value="15220.32" calcext:value-type="float">
            <text:p>15220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ul-16</text:p>
          </table:table-cell>
          <table:table-cell office:value-type="float" office:value="15331.1" calcext:value-type="float">
            <text:p>15331.1</text:p>
          </table:table-cell>
          <table:table-cell office:value-type="float" office:value="15407.5" calcext:value-type="float">
            <text:p>15407.5</text:p>
          </table:table-cell>
          <table:table-cell office:value-type="float" office:value="14859.86" calcext:value-type="float">
            <text:p>14859.86</text:p>
          </table:table-cell>
          <table:table-cell office:value-type="float" office:value="15020.21" calcext:value-type="float">
            <text:p>15020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ul-16</text:p>
          </table:table-cell>
          <table:table-cell office:value-type="float" office:value="14964.34" calcext:value-type="float">
            <text:p>14964.34</text:p>
          </table:table-cell>
          <table:table-cell office:value-type="float" office:value="15221.13" calcext:value-type="float">
            <text:p>15221.13</text:p>
          </table:table-cell>
          <table:table-cell office:value-type="float" office:value="14916.79" calcext:value-type="float">
            <text:p>14916.79</text:p>
          </table:table-cell>
          <table:table-cell office:value-type="float" office:value="15221.13" calcext:value-type="float">
            <text:p>15221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ul-16</text:p>
          </table:table-cell>
          <table:table-cell office:value-type="float" office:value="14873.37" calcext:value-type="float">
            <text:p>14873.37</text:p>
          </table:table-cell>
          <table:table-cell office:value-type="float" office:value="14965.54" calcext:value-type="float">
            <text:p>14965.54</text:p>
          </table:table-cell>
          <table:table-cell office:value-type="float" office:value="14774.07" calcext:value-type="float">
            <text:p>14774.07</text:p>
          </table:table-cell>
          <table:table-cell office:value-type="float" office:value="14958.54" calcext:value-type="float">
            <text:p>14958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ul-16</text:p>
          </table:table-cell>
          <table:table-cell office:value-type="float" office:value="14632.04" calcext:value-type="float">
            <text:p>14632.04</text:p>
          </table:table-cell>
          <table:table-cell office:value-type="float" office:value="14858.49" calcext:value-type="float">
            <text:p>14858.49</text:p>
          </table:table-cell>
          <table:table-cell office:value-type="float" office:value="14632.04" calcext:value-type="float">
            <text:p>14632.04</text:p>
          </table:table-cell>
          <table:table-cell office:value-type="float" office:value="14823.33" calcext:value-type="float">
            <text:p>14823.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ul-16</text:p>
          </table:table-cell>
          <table:table-cell office:value-type="float" office:value="14475.41" calcext:value-type="float">
            <text:p>14475.41</text:p>
          </table:table-cell>
          <table:table-cell office:value-type="float" office:value="14630.48" calcext:value-type="float">
            <text:p>14630.48</text:p>
          </table:table-cell>
          <table:table-cell office:value-type="float" office:value="14474.11" calcext:value-type="float">
            <text:p>14474.11</text:p>
          </table:table-cell>
          <table:table-cell office:value-type="float" office:value="14630.48" calcext:value-type="float">
            <text:p>14630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ul-16</text:p>
          </table:table-cell>
          <table:table-cell office:value-type="float" office:value="14490.62" calcext:value-type="float">
            <text:p>14490.62</text:p>
          </table:table-cell>
          <table:table-cell office:value-type="float" office:value="14665.49" calcext:value-type="float">
            <text:p>14665.49</text:p>
          </table:table-cell>
          <table:table-cell office:value-type="float" office:value="14404.72" calcext:value-type="float">
            <text:p>14404.72</text:p>
          </table:table-cell>
          <table:table-cell office:value-type="float" office:value="14463.22" calcext:value-type="float">
            <text:p>14463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ul-16</text:p>
          </table:table-cell>
          <table:table-cell office:value-type="float" office:value="14394.49" calcext:value-type="float">
            <text:p>14394.49</text:p>
          </table:table-cell>
          <table:table-cell office:value-type="float" office:value="14610.05" calcext:value-type="float">
            <text:p>14610.05</text:p>
          </table:table-cell>
          <table:table-cell office:value-type="float" office:value="14394.49" calcext:value-type="float">
            <text:p>14394.49</text:p>
          </table:table-cell>
          <table:table-cell office:value-type="float" office:value="14490.62" calcext:value-type="float">
            <text:p>14490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ul-16</text:p>
          </table:table-cell>
          <table:table-cell office:value-type="float" office:value="14504.85" calcext:value-type="float">
            <text:p>14504.85</text:p>
          </table:table-cell>
          <table:table-cell office:value-type="float" office:value="14606.31" calcext:value-type="float">
            <text:p>14606.31</text:p>
          </table:table-cell>
          <table:table-cell table:number-columns-repeated="2" office:value-type="float" office:value="14388.69" calcext:value-type="float">
            <text:p>14388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ul-16</text:p>
          </table:table-cell>
          <table:table-cell table:number-columns-repeated="2" office:value-type="float" office:value="14515.29" calcext:value-type="float">
            <text:p>14515.29</text:p>
          </table:table-cell>
          <table:table-cell office:value-type="float" office:value="14289.84" calcext:value-type="float">
            <text:p>14289.84</text:p>
          </table:table-cell>
          <table:table-cell office:value-type="float" office:value="14397.71" calcext:value-type="float">
            <text:p>14397.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ul-16</text:p>
          </table:table-cell>
          <table:table-cell table:number-columns-repeated="2" office:value-type="float" office:value="14752.23" calcext:value-type="float">
            <text:p>14752.23</text:p>
          </table:table-cell>
          <table:table-cell office:value-type="float" office:value="14491.48" calcext:value-type="float">
            <text:p>14491.48</text:p>
          </table:table-cell>
          <table:table-cell office:value-type="float" office:value="14576.03" calcext:value-type="float">
            <text:p>14576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ul-16</text:p>
          </table:table-cell>
          <table:table-cell office:value-type="float" office:value="14601.1" calcext:value-type="float">
            <text:p>14601.1</text:p>
          </table:table-cell>
          <table:table-cell office:value-type="float" office:value="14817.14" calcext:value-type="float">
            <text:p>14817.14</text:p>
          </table:table-cell>
          <table:table-cell office:value-type="float" office:value="14601.1" calcext:value-type="float">
            <text:p>14601.1</text:p>
          </table:table-cell>
          <table:table-cell office:value-type="float" office:value="14752.19" calcext:value-type="float">
            <text:p>14752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l-16</text:p>
          </table:table-cell>
          <table:table-cell office:value-type="float" office:value="14263.12" calcext:value-type="float">
            <text:p>14263.12</text:p>
          </table:table-cell>
          <table:table-cell office:value-type="float" office:value="14624.27" calcext:value-type="float">
            <text:p>14624.27</text:p>
          </table:table-cell>
          <table:table-cell office:value-type="float" office:value="14263.12" calcext:value-type="float">
            <text:p>14263.12</text:p>
          </table:table-cell>
          <table:table-cell office:value-type="float" office:value="14601.1" calcext:value-type="float">
            <text:p>14601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un-16</text:p>
          </table:table-cell>
          <table:table-cell office:value-type="float" office:value="14259.39" calcext:value-type="float">
            <text:p>14259.39</text:p>
          </table:table-cell>
          <table:table-cell office:value-type="float" office:value="14309.91" calcext:value-type="float">
            <text:p>14309.91</text:p>
          </table:table-cell>
          <table:table-cell office:value-type="float" office:value="14186.95" calcext:value-type="float">
            <text:p>14186.95</text:p>
          </table:table-cell>
          <table:table-cell office:value-type="float" office:value="14251.18" calcext:value-type="float">
            <text:p>14251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un-16</text:p>
          </table:table-cell>
          <table:table-cell office:value-type="float" office:value="13832.8" calcext:value-type="float">
            <text:p>13832.8</text:p>
          </table:table-cell>
          <table:table-cell office:value-type="float" office:value="14227.13" calcext:value-type="float">
            <text:p>14227.13</text:p>
          </table:table-cell>
          <table:table-cell office:value-type="float" office:value="13832.8" calcext:value-type="float">
            <text:p>13832.8</text:p>
          </table:table-cell>
          <table:table-cell office:value-type="float" office:value="14194.17" calcext:value-type="float">
            <text:p>14194.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un-16</text:p>
          </table:table-cell>
          <table:table-cell office:value-type="float" office:value="13688.59" calcext:value-type="float">
            <text:p>13688.59</text:p>
          </table:table-cell>
          <table:table-cell office:value-type="float" office:value="13867.86" calcext:value-type="float">
            <text:p>13867.86</text:p>
          </table:table-cell>
          <table:table-cell office:value-type="float" office:value="13688.59" calcext:value-type="float">
            <text:p>13688.59</text:p>
          </table:table-cell>
          <table:table-cell office:value-type="float" office:value="13832.8" calcext:value-type="float">
            <text:p>13832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un-16</text:p>
          </table:table-cell>
          <table:table-cell table:number-columns-repeated="2" office:value-type="float" office:value="13574.16" calcext:value-type="float">
            <text:p>13574.16</text:p>
          </table:table-cell>
          <table:table-cell office:value-type="float" office:value="13313.49" calcext:value-type="float">
            <text:p>13313.49</text:p>
          </table:table-cell>
          <table:table-cell office:value-type="float" office:value="13514.92" calcext:value-type="float">
            <text:p>13514.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un-16</text:p>
          </table:table-cell>
          <table:table-cell table:number-columns-repeated="2" office:value-type="float" office:value="13829.45" calcext:value-type="float">
            <text:p>13829.45</text:p>
          </table:table-cell>
          <table:table-cell office:value-type="float" office:value="13188.39" calcext:value-type="float">
            <text:p>13188.39</text:p>
          </table:table-cell>
          <table:table-cell office:value-type="float" office:value="13577.4" calcext:value-type="float">
            <text:p>13577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un-16</text:p>
          </table:table-cell>
          <table:table-cell office:value-type="float" office:value="13470.64" calcext:value-type="float">
            <text:p>13470.64</text:p>
          </table:table-cell>
          <table:table-cell office:value-type="float" office:value="13848.76" calcext:value-type="float">
            <text:p>13848.76</text:p>
          </table:table-cell>
          <table:table-cell office:value-type="float" office:value="13470.64" calcext:value-type="float">
            <text:p>13470.64</text:p>
          </table:table-cell>
          <table:table-cell office:value-type="float" office:value="13848.76" calcext:value-type="float">
            <text:p>13848.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un-16</text:p>
          </table:table-cell>
          <table:table-cell office:value-type="float" office:value="13379.54" calcext:value-type="float">
            <text:p>13379.54</text:p>
          </table:table-cell>
          <table:table-cell office:value-type="float" office:value="13620.61" calcext:value-type="float">
            <text:p>13620.61</text:p>
          </table:table-cell>
          <table:table-cell office:value-type="float" office:value="13379.54" calcext:value-type="float">
            <text:p>13379.54</text:p>
          </table:table-cell>
          <table:table-cell office:value-type="float" office:value="13470.64" calcext:value-type="float">
            <text:p>13470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un-16</text:p>
          </table:table-cell>
          <table:table-cell office:value-type="float" office:value="13007.63" calcext:value-type="float">
            <text:p>13007.63</text:p>
          </table:table-cell>
          <table:table-cell office:value-type="float" office:value="13385.48" calcext:value-type="float">
            <text:p>13385.48</text:p>
          </table:table-cell>
          <table:table-cell office:value-type="float" office:value="13006.6" calcext:value-type="float">
            <text:p>13006.6</text:p>
          </table:table-cell>
          <table:table-cell office:value-type="float" office:value="13372.33" calcext:value-type="float">
            <text:p>13372.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un-16</text:p>
          </table:table-cell>
          <table:table-cell table:number-columns-repeated="2" office:value-type="float" office:value="13071.77" calcext:value-type="float">
            <text:p>13071.77</text:p>
          </table:table-cell>
          <table:table-cell office:value-type="float" office:value="12871.62" calcext:value-type="float">
            <text:p>12871.62</text:p>
          </table:table-cell>
          <table:table-cell office:value-type="float" office:value="13003.31" calcext:value-type="float">
            <text:p>13003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un-16</text:p>
          </table:table-cell>
          <table:table-cell office:value-type="float" office:value="13077.87" calcext:value-type="float">
            <text:p>13077.87</text:p>
          </table:table-cell>
          <table:table-cell office:value-type="float" office:value="13170.83" calcext:value-type="float">
            <text:p>13170.83</text:p>
          </table:table-cell>
          <table:table-cell office:value-type="float" office:value="13055.61" calcext:value-type="float">
            <text:p>13055.61</text:p>
          </table:table-cell>
          <table:table-cell office:value-type="float" office:value="13067.38" calcext:value-type="float">
            <text:p>13067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un-16</text:p>
          </table:table-cell>
          <table:table-cell office:value-type="float" office:value="13118.85" calcext:value-type="float">
            <text:p>13118.85</text:p>
          </table:table-cell>
          <table:table-cell office:value-type="float" office:value="13129.82" calcext:value-type="float">
            <text:p>13129.82</text:p>
          </table:table-cell>
          <table:table-cell office:value-type="float" office:value="12934.35" calcext:value-type="float">
            <text:p>12934.35</text:p>
          </table:table-cell>
          <table:table-cell office:value-type="float" office:value="13062.36" calcext:value-type="float">
            <text:p>13062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un-16</text:p>
          </table:table-cell>
          <table:table-cell office:value-type="float" office:value="13158.67" calcext:value-type="float">
            <text:p>13158.67</text:p>
          </table:table-cell>
          <table:table-cell office:value-type="float" office:value="13186.37" calcext:value-type="float">
            <text:p>13186.37</text:p>
          </table:table-cell>
          <table:table-cell office:value-type="float" office:value="13076.52" calcext:value-type="float">
            <text:p>13076.52</text:p>
          </table:table-cell>
          <table:table-cell office:value-type="float" office:value="13106.7" calcext:value-type="float">
            <text:p>13106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un-16</text:p>
          </table:table-cell>
          <table:table-cell table:number-columns-repeated="2" office:value-type="float" office:value="13242.62" calcext:value-type="float">
            <text:p>13242.62</text:p>
          </table:table-cell>
          <table:table-cell office:value-type="float" office:value="13054.46" calcext:value-type="float">
            <text:p>13054.46</text:p>
          </table:table-cell>
          <table:table-cell office:value-type="float" office:value="13173.64" calcext:value-type="float">
            <text:p>13173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Jun-16</text:p>
          </table:table-cell>
          <table:table-cell office:value-type="float" office:value="13247.17" calcext:value-type="float">
            <text:p>13247.17</text:p>
          </table:table-cell>
          <table:table-cell office:value-type="float" office:value="13253.91" calcext:value-type="float">
            <text:p>13253.91</text:p>
          </table:table-cell>
          <table:table-cell office:value-type="float" office:value="13133.95" calcext:value-type="float">
            <text:p>13133.95</text:p>
          </table:table-cell>
          <table:table-cell office:value-type="float" office:value="13242.62" calcext:value-type="float">
            <text:p>13242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un-16</text:p>
          </table:table-cell>
          <table:table-cell office:value-type="float" office:value="13110.34" calcext:value-type="float">
            <text:p>13110.34</text:p>
          </table:table-cell>
          <table:table-cell office:value-type="float" office:value="13299.24" calcext:value-type="float">
            <text:p>13299.24</text:p>
          </table:table-cell>
          <table:table-cell office:value-type="float" office:value="13090.83" calcext:value-type="float">
            <text:p>13090.83</text:p>
          </table:table-cell>
          <table:table-cell office:value-type="float" office:value="13246" calcext:value-type="float">
            <text:p>1324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un-16</text:p>
          </table:table-cell>
          <table:table-cell office:value-type="float" office:value="12766.62" calcext:value-type="float">
            <text:p>12766.62</text:p>
          </table:table-cell>
          <table:table-cell office:value-type="float" office:value="13144.82" calcext:value-type="float">
            <text:p>13144.82</text:p>
          </table:table-cell>
          <table:table-cell office:value-type="float" office:value="12766.62" calcext:value-type="float">
            <text:p>12766.62</text:p>
          </table:table-cell>
          <table:table-cell office:value-type="float" office:value="13126.72" calcext:value-type="float">
            <text:p>13126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un-16</text:p>
          </table:table-cell>
          <table:table-cell office:value-type="float" office:value="12758.38" calcext:value-type="float">
            <text:p>12758.38</text:p>
          </table:table-cell>
          <table:table-cell office:value-type="float" office:value="12795.49" calcext:value-type="float">
            <text:p>12795.49</text:p>
          </table:table-cell>
          <table:table-cell office:value-type="float" office:value="12720.18" calcext:value-type="float">
            <text:p>12720.18</text:p>
          </table:table-cell>
          <table:table-cell office:value-type="float" office:value="12766.28" calcext:value-type="float">
            <text:p>12766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un-16</text:p>
          </table:table-cell>
          <table:table-cell office:value-type="float" office:value="12733.24" calcext:value-type="float">
            <text:p>12733.24</text:p>
          </table:table-cell>
          <table:table-cell office:value-type="float" office:value="12856.89" calcext:value-type="float">
            <text:p>12856.89</text:p>
          </table:table-cell>
          <table:table-cell office:value-type="float" office:value="12671.64" calcext:value-type="float">
            <text:p>12671.64</text:p>
          </table:table-cell>
          <table:table-cell office:value-type="float" office:value="12758.38" calcext:value-type="float">
            <text:p>12758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n-16</text:p>
          </table:table-cell>
          <table:table-cell office:value-type="float" office:value="12645.12" calcext:value-type="float">
            <text:p>12645.12</text:p>
          </table:table-cell>
          <table:table-cell office:value-type="float" office:value="12745.65" calcext:value-type="float">
            <text:p>12745.65</text:p>
          </table:table-cell>
          <table:table-cell office:value-type="float" office:value="12608.59" calcext:value-type="float">
            <text:p>12608.59</text:p>
          </table:table-cell>
          <table:table-cell office:value-type="float" office:value="12728.86" calcext:value-type="float">
            <text:p>12728.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n-16</text:p>
          </table:table-cell>
          <table:table-cell table:number-columns-repeated="2" office:value-type="float" office:value="12786.53" calcext:value-type="float">
            <text:p>12786.53</text:p>
          </table:table-cell>
          <table:table-cell office:value-type="float" office:value="12593.9" calcext:value-type="float">
            <text:p>12593.9</text:p>
          </table:table-cell>
          <table:table-cell office:value-type="float" office:value="12643.06" calcext:value-type="float">
            <text:p>12643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y-16</text:p>
          </table:table-cell>
          <table:table-cell office:value-type="float" office:value="12754.99" calcext:value-type="float">
            <text:p>12754.99</text:p>
          </table:table-cell>
          <table:table-cell office:value-type="float" office:value="12869.67" calcext:value-type="float">
            <text:p>12869.67</text:p>
          </table:table-cell>
          <table:table-cell office:value-type="float" office:value="12679.77" calcext:value-type="float">
            <text:p>12679.77</text:p>
          </table:table-cell>
          <table:table-cell office:value-type="float" office:value="12783.31" calcext:value-type="float">
            <text:p>12783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y-16</text:p>
          </table:table-cell>
          <table:table-cell office:value-type="float" office:value="12781.38" calcext:value-type="float">
            <text:p>12781.38</text:p>
          </table:table-cell>
          <table:table-cell office:value-type="float" office:value="12809.51" calcext:value-type="float">
            <text:p>12809.51</text:p>
          </table:table-cell>
          <table:table-cell office:value-type="float" office:value="12727.38" calcext:value-type="float">
            <text:p>12727.38</text:p>
          </table:table-cell>
          <table:table-cell office:value-type="float" office:value="12754.99" calcext:value-type="float">
            <text:p>12754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y-16</text:p>
          </table:table-cell>
          <table:table-cell office:value-type="float" office:value="12713.08" calcext:value-type="float">
            <text:p>12713.08</text:p>
          </table:table-cell>
          <table:table-cell office:value-type="float" office:value="12814.02" calcext:value-type="float">
            <text:p>12814.02</text:p>
          </table:table-cell>
          <table:table-cell office:value-type="float" office:value="12676.18" calcext:value-type="float">
            <text:p>12676.18</text:p>
          </table:table-cell>
          <table:table-cell office:value-type="float" office:value="12762.16" calcext:value-type="float">
            <text:p>12762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May-16</text:p>
          </table:table-cell>
          <table:table-cell office:value-type="float" office:value="12208.21" calcext:value-type="float">
            <text:p>12208.21</text:p>
          </table:table-cell>
          <table:table-cell office:value-type="float" office:value="12689.11" calcext:value-type="float">
            <text:p>12689.11</text:p>
          </table:table-cell>
          <table:table-cell office:value-type="float" office:value="12208.21" calcext:value-type="float">
            <text:p>12208.21</text:p>
          </table:table-cell>
          <table:table-cell office:value-type="float" office:value="12670.41" calcext:value-type="float">
            <text:p>12670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May-16</text:p>
          </table:table-cell>
          <table:table-cell office:value-type="float" office:value="12315.62" calcext:value-type="float">
            <text:p>12315.62</text:p>
          </table:table-cell>
          <table:table-cell office:value-type="float" office:value="12382.19" calcext:value-type="float">
            <text:p>12382.19</text:p>
          </table:table-cell>
          <table:table-cell office:value-type="float" office:value="12189.76" calcext:value-type="float">
            <text:p>12189.76</text:p>
          </table:table-cell>
          <table:table-cell office:value-type="float" office:value="12208.21" calcext:value-type="float">
            <text:p>12208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May-16</text:p>
          </table:table-cell>
          <table:table-cell office:value-type="float" office:value="12432.07" calcext:value-type="float">
            <text:p>12432.07</text:p>
          </table:table-cell>
          <table:table-cell office:value-type="float" office:value="12480.71" calcext:value-type="float">
            <text:p>12480.71</text:p>
          </table:table-cell>
          <table:table-cell office:value-type="float" office:value="12294.16" calcext:value-type="float">
            <text:p>12294.16</text:p>
          </table:table-cell>
          <table:table-cell office:value-type="float" office:value="12310.05" calcext:value-type="float">
            <text:p>12310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May-16</text:p>
          </table:table-cell>
          <table:table-cell office:value-type="float" office:value="12341.72" calcext:value-type="float">
            <text:p>12341.72</text:p>
          </table:table-cell>
          <table:table-cell office:value-type="float" office:value="12497.16" calcext:value-type="float">
            <text:p>12497.16</text:p>
          </table:table-cell>
          <table:table-cell office:value-type="float" office:value="12341.72" calcext:value-type="float">
            <text:p>12341.72</text:p>
          </table:table-cell>
          <table:table-cell office:value-type="float" office:value="12417.6" calcext:value-type="float">
            <text:p>12417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May-16</text:p>
          </table:table-cell>
          <table:table-cell office:value-type="float" office:value="12470.23" calcext:value-type="float">
            <text:p>12470.23</text:p>
          </table:table-cell>
          <table:table-cell office:value-type="float" office:value="12472.56" calcext:value-type="float">
            <text:p>12472.56</text:p>
          </table:table-cell>
          <table:table-cell office:value-type="float" office:value="12085.01" calcext:value-type="float">
            <text:p>12085.01</text:p>
          </table:table-cell>
          <table:table-cell office:value-type="float" office:value="12340.1" calcext:value-type="float">
            <text:p>12340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May-16</text:p>
          </table:table-cell>
          <table:table-cell office:value-type="float" office:value="12580.09" calcext:value-type="float">
            <text:p>12580.09</text:p>
          </table:table-cell>
          <table:table-cell office:value-type="float" office:value="12624.36" calcext:value-type="float">
            <text:p>12624.36</text:p>
          </table:table-cell>
          <table:table-cell office:value-type="float" office:value="12470.53" calcext:value-type="float">
            <text:p>12470.53</text:p>
          </table:table-cell>
          <table:table-cell office:value-type="float" office:value="12488.1" calcext:value-type="float">
            <text:p>12488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May-16</text:p>
          </table:table-cell>
          <table:table-cell office:value-type="float" office:value="12766.48" calcext:value-type="float">
            <text:p>12766.48</text:p>
          </table:table-cell>
          <table:table-cell office:value-type="float" office:value="12784.08" calcext:value-type="float">
            <text:p>12784.08</text:p>
          </table:table-cell>
          <table:table-cell office:value-type="float" office:value="12498.64" calcext:value-type="float">
            <text:p>12498.64</text:p>
          </table:table-cell>
          <table:table-cell office:value-type="float" office:value="12575.61" calcext:value-type="float">
            <text:p>12575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y-16</text:p>
          </table:table-cell>
          <table:table-cell office:value-type="float" office:value="12807.95" calcext:value-type="float">
            <text:p>12807.95</text:p>
          </table:table-cell>
          <table:table-cell office:value-type="float" office:value="12922.5" calcext:value-type="float">
            <text:p>12922.5</text:p>
          </table:table-cell>
          <table:table-cell office:value-type="float" office:value="12737.4" calcext:value-type="float">
            <text:p>12737.4</text:p>
          </table:table-cell>
          <table:table-cell office:value-type="float" office:value="12766.48" calcext:value-type="float">
            <text:p>12766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May-16</text:p>
          </table:table-cell>
          <table:table-cell office:value-type="float" office:value="12896.99" calcext:value-type="float">
            <text:p>12896.99</text:p>
          </table:table-cell>
          <table:table-cell office:value-type="float" office:value="12960.72" calcext:value-type="float">
            <text:p>12960.72</text:p>
          </table:table-cell>
          <table:table-cell office:value-type="float" office:value="12748.46" calcext:value-type="float">
            <text:p>12748.46</text:p>
          </table:table-cell>
          <table:table-cell office:value-type="float" office:value="12799.29" calcext:value-type="float">
            <text:p>12799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May-16</text:p>
          </table:table-cell>
          <table:table-cell office:value-type="float" office:value="13110.42" calcext:value-type="float">
            <text:p>13110.42</text:p>
          </table:table-cell>
          <table:table-cell office:value-type="float" office:value="13113.04" calcext:value-type="float">
            <text:p>13113.04</text:p>
          </table:table-cell>
          <table:table-cell office:value-type="float" office:value="12866.57" calcext:value-type="float">
            <text:p>12866.57</text:p>
          </table:table-cell>
          <table:table-cell office:value-type="float" office:value="12901.25" calcext:value-type="float">
            <text:p>12901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May-16</text:p>
          </table:table-cell>
          <table:table-cell office:value-type="float" office:value="13009.36" calcext:value-type="float">
            <text:p>13009.36</text:p>
          </table:table-cell>
          <table:table-cell office:value-type="float" office:value="13110.42" calcext:value-type="float">
            <text:p>13110.42</text:p>
          </table:table-cell>
          <table:table-cell office:value-type="float" office:value="12962.2" calcext:value-type="float">
            <text:p>12962.2</text:p>
          </table:table-cell>
          <table:table-cell office:value-type="float" office:value="13110.42" calcext:value-type="float">
            <text:p>13110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May-16</text:p>
          </table:table-cell>
          <table:table-cell office:value-type="float" office:value="12989.21" calcext:value-type="float">
            <text:p>12989.21</text:p>
          </table:table-cell>
          <table:table-cell office:value-type="float" office:value="13117.97" calcext:value-type="float">
            <text:p>13117.97</text:p>
          </table:table-cell>
          <table:table-cell office:value-type="float" office:value="12933.51" calcext:value-type="float">
            <text:p>12933.51</text:p>
          </table:table-cell>
          <table:table-cell office:value-type="float" office:value="12999.35" calcext:value-type="float">
            <text:p>12999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y-16</text:p>
          </table:table-cell>
          <table:table-cell office:value-type="float" office:value="12987.9" calcext:value-type="float">
            <text:p>12987.9</text:p>
          </table:table-cell>
          <table:table-cell office:value-type="float" office:value="13010.81" calcext:value-type="float">
            <text:p>13010.81</text:p>
          </table:table-cell>
          <table:table-cell office:value-type="float" office:value="12823.03" calcext:value-type="float">
            <text:p>12823.03</text:p>
          </table:table-cell>
          <table:table-cell office:value-type="float" office:value="12989.72" calcext:value-type="float">
            <text:p>12989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May-16</text:p>
          </table:table-cell>
          <table:table-cell office:value-type="float" office:value="12971.23" calcext:value-type="float">
            <text:p>12971.23</text:p>
          </table:table-cell>
          <table:table-cell office:value-type="float" office:value="13045.84" calcext:value-type="float">
            <text:p>13045.84</text:p>
          </table:table-cell>
          <table:table-cell office:value-type="float" office:value="12920.33" calcext:value-type="float">
            <text:p>12920.33</text:p>
          </table:table-cell>
          <table:table-cell office:value-type="float" office:value="12987.9" calcext:value-type="float">
            <text:p>12987.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May-16</text:p>
          </table:table-cell>
          <table:table-cell office:value-type="float" office:value="12719.16" calcext:value-type="float">
            <text:p>12719.16</text:p>
          </table:table-cell>
          <table:table-cell office:value-type="float" office:value="13004.33" calcext:value-type="float">
            <text:p>13004.33</text:p>
          </table:table-cell>
          <table:table-cell office:value-type="float" office:value="12719.16" calcext:value-type="float">
            <text:p>12719.16</text:p>
          </table:table-cell>
          <table:table-cell office:value-type="float" office:value="12948.12" calcext:value-type="float">
            <text:p>12948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May-16</text:p>
          </table:table-cell>
          <table:table-cell office:value-type="float" office:value="12695.78" calcext:value-type="float">
            <text:p>12695.78</text:p>
          </table:table-cell>
          <table:table-cell office:value-type="float" office:value="12844.04" calcext:value-type="float">
            <text:p>12844.04</text:p>
          </table:table-cell>
          <table:table-cell office:value-type="float" office:value="12688.55" calcext:value-type="float">
            <text:p>12688.55</text:p>
          </table:table-cell>
          <table:table-cell office:value-type="float" office:value="12712" calcext:value-type="float">
            <text:p>127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May-16</text:p>
          </table:table-cell>
          <table:table-cell table:number-columns-repeated="2" office:value-type="float" office:value="12964.34" calcext:value-type="float">
            <text:p>12964.34</text:p>
          </table:table-cell>
          <table:table-cell office:value-type="float" office:value="12604.31" calcext:value-type="float">
            <text:p>12604.31</text:p>
          </table:table-cell>
          <table:table-cell office:value-type="float" office:value="12695.78" calcext:value-type="float">
            <text:p>12695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May-16</text:p>
          </table:table-cell>
          <table:table-cell office:value-type="float" office:value="13107.21" calcext:value-type="float">
            <text:p>13107.21</text:p>
          </table:table-cell>
          <table:table-cell office:value-type="float" office:value="13201.25" calcext:value-type="float">
            <text:p>13201.25</text:p>
          </table:table-cell>
          <table:table-cell office:value-type="float" office:value="12927.26" calcext:value-type="float">
            <text:p>12927.26</text:p>
          </table:table-cell>
          <table:table-cell office:value-type="float" office:value="12964.34" calcext:value-type="float">
            <text:p>12964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Apr-16</text:p>
          </table:table-cell>
          <table:table-cell office:value-type="float" office:value="13127.12" calcext:value-type="float">
            <text:p>13127.12</text:p>
          </table:table-cell>
          <table:table-cell office:value-type="float" office:value="13213.74" calcext:value-type="float">
            <text:p>13213.74</text:p>
          </table:table-cell>
          <table:table-cell office:value-type="float" office:value="13068.16" calcext:value-type="float">
            <text:p>13068.16</text:p>
          </table:table-cell>
          <table:table-cell office:value-type="float" office:value="13102.52" calcext:value-type="float">
            <text:p>13102.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pr-16</text:p>
          </table:table-cell>
          <table:table-cell office:value-type="float" office:value="13220.6" calcext:value-type="float">
            <text:p>13220.6</text:p>
          </table:table-cell>
          <table:table-cell office:value-type="float" office:value="13228.36" calcext:value-type="float">
            <text:p>13228.36</text:p>
          </table:table-cell>
          <table:table-cell office:value-type="float" office:value="13057.62" calcext:value-type="float">
            <text:p>13057.62</text:p>
          </table:table-cell>
          <table:table-cell office:value-type="float" office:value="13127.12" calcext:value-type="float">
            <text:p>13127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Apr-16</text:p>
          </table:table-cell>
          <table:table-cell office:value-type="float" office:value="13182.54" calcext:value-type="float">
            <text:p>13182.54</text:p>
          </table:table-cell>
          <table:table-cell office:value-type="float" office:value="13263.35" calcext:value-type="float">
            <text:p>13263.35</text:p>
          </table:table-cell>
          <table:table-cell office:value-type="float" office:value="13054.25" calcext:value-type="float">
            <text:p>13054.25</text:p>
          </table:table-cell>
          <table:table-cell office:value-type="float" office:value="13194.77" calcext:value-type="float">
            <text:p>13194.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Apr-16</text:p>
          </table:table-cell>
          <table:table-cell office:value-type="float" office:value="13048.44" calcext:value-type="float">
            <text:p>13048.44</text:p>
          </table:table-cell>
          <table:table-cell office:value-type="float" office:value="13201.18" calcext:value-type="float">
            <text:p>13201.18</text:p>
          </table:table-cell>
          <table:table-cell office:value-type="float" office:value="13014.95" calcext:value-type="float">
            <text:p>13014.95</text:p>
          </table:table-cell>
          <table:table-cell office:value-type="float" office:value="13181.34" calcext:value-type="float">
            <text:p>13181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pr-16</text:p>
          </table:table-cell>
          <table:table-cell table:number-columns-repeated="2" office:value-type="float" office:value="13493.64" calcext:value-type="float">
            <text:p>13493.64</text:p>
          </table:table-cell>
          <table:table-cell table:number-columns-repeated="2" office:value-type="float" office:value="12976.39" calcext:value-type="float">
            <text:p>12976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Apr-16</text:p>
          </table:table-cell>
          <table:table-cell office:value-type="float" office:value="13687.83" calcext:value-type="float">
            <text:p>13687.83</text:p>
          </table:table-cell>
          <table:table-cell office:value-type="float" office:value="13822.4" calcext:value-type="float">
            <text:p>13822.4</text:p>
          </table:table-cell>
          <table:table-cell office:value-type="float" office:value="13450.6" calcext:value-type="float">
            <text:p>13450.6</text:p>
          </table:table-cell>
          <table:table-cell office:value-type="float" office:value="13495.36" calcext:value-type="float">
            <text:p>13495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pr-16</text:p>
          </table:table-cell>
          <table:table-cell office:value-type="float" office:value="13640.59" calcext:value-type="float">
            <text:p>13640.59</text:p>
          </table:table-cell>
          <table:table-cell office:value-type="float" office:value="13800.24" calcext:value-type="float">
            <text:p>13800.24</text:p>
          </table:table-cell>
          <table:table-cell office:value-type="float" office:value="13565.99" calcext:value-type="float">
            <text:p>13565.99</text:p>
          </table:table-cell>
          <table:table-cell office:value-type="float" office:value="13714.15" calcext:value-type="float">
            <text:p>13714.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Apr-16</text:p>
          </table:table-cell>
          <table:table-cell office:value-type="float" office:value="13610.06" calcext:value-type="float">
            <text:p>13610.06</text:p>
          </table:table-cell>
          <table:table-cell office:value-type="float" office:value="13781.67" calcext:value-type="float">
            <text:p>13781.67</text:p>
          </table:table-cell>
          <table:table-cell office:value-type="float" office:value="13600.86" calcext:value-type="float">
            <text:p>13600.86</text:p>
          </table:table-cell>
          <table:table-cell office:value-type="float" office:value="13645.59" calcext:value-type="float">
            <text:p>13645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Apr-16</text:p>
          </table:table-cell>
          <table:table-cell office:value-type="float" office:value="13103.43" calcext:value-type="float">
            <text:p>13103.43</text:p>
          </table:table-cell>
          <table:table-cell office:value-type="float" office:value="13608.81" calcext:value-type="float">
            <text:p>13608.81</text:p>
          </table:table-cell>
          <table:table-cell office:value-type="float" office:value="13084.68" calcext:value-type="float">
            <text:p>13084.68</text:p>
          </table:table-cell>
          <table:table-cell office:value-type="float" office:value="13608.81" calcext:value-type="float">
            <text:p>13608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Apr-16</text:p>
          </table:table-cell>
          <table:table-cell office:value-type="float" office:value="12992.24" calcext:value-type="float">
            <text:p>12992.24</text:p>
          </table:table-cell>
          <table:table-cell office:value-type="float" office:value="13066.56" calcext:value-type="float">
            <text:p>13066.56</text:p>
          </table:table-cell>
          <table:table-cell office:value-type="float" office:value="12895.55" calcext:value-type="float">
            <text:p>12895.55</text:p>
          </table:table-cell>
          <table:table-cell office:value-type="float" office:value="13065.38" calcext:value-type="float">
            <text:p>13065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Apr-16</text:p>
          </table:table-cell>
          <table:table-cell office:value-type="float" office:value="12974.88" calcext:value-type="float">
            <text:p>12974.88</text:p>
          </table:table-cell>
          <table:table-cell office:value-type="float" office:value="13080.58" calcext:value-type="float">
            <text:p>13080.58</text:p>
          </table:table-cell>
          <table:table-cell office:value-type="float" office:value="12953.76" calcext:value-type="float">
            <text:p>12953.76</text:p>
          </table:table-cell>
          <table:table-cell office:value-type="float" office:value="12991.76" calcext:value-type="float">
            <text:p>12991.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Apr-16</text:p>
          </table:table-cell>
          <table:table-cell office:value-type="float" office:value="13012.96" calcext:value-type="float">
            <text:p>13012.96</text:p>
          </table:table-cell>
          <table:table-cell office:value-type="float" office:value="13172.3" calcext:value-type="float">
            <text:p>13172.3</text:p>
          </table:table-cell>
          <table:table-cell office:value-type="float" office:value="12930.33" calcext:value-type="float">
            <text:p>12930.33</text:p>
          </table:table-cell>
          <table:table-cell office:value-type="float" office:value="12978.12" calcext:value-type="float">
            <text:p>12978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Apr-16</text:p>
          </table:table-cell>
          <table:table-cell office:value-type="float" office:value="12383.86" calcext:value-type="float">
            <text:p>12383.86</text:p>
          </table:table-cell>
          <table:table-cell office:value-type="float" office:value="13008.65" calcext:value-type="float">
            <text:p>13008.65</text:p>
          </table:table-cell>
          <table:table-cell office:value-type="float" office:value="12383.86" calcext:value-type="float">
            <text:p>12383.86</text:p>
          </table:table-cell>
          <table:table-cell office:value-type="float" office:value="13008.65" calcext:value-type="float">
            <text:p>13008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Apr-16</text:p>
          </table:table-cell>
          <table:table-cell office:value-type="float" office:value="12010.22" calcext:value-type="float">
            <text:p>12010.22</text:p>
          </table:table-cell>
          <table:table-cell office:value-type="float" office:value="12387.32" calcext:value-type="float">
            <text:p>12387.32</text:p>
          </table:table-cell>
          <table:table-cell office:value-type="float" office:value="12010.22" calcext:value-type="float">
            <text:p>12010.22</text:p>
          </table:table-cell>
          <table:table-cell office:value-type="float" office:value="12379.53" calcext:value-type="float">
            <text:p>12379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pr-16</text:p>
          </table:table-cell>
          <table:table-cell office:value-type="float" office:value="12133.89" calcext:value-type="float">
            <text:p>12133.89</text:p>
          </table:table-cell>
          <table:table-cell office:value-type="float" office:value="12352.88" calcext:value-type="float">
            <text:p>12352.88</text:p>
          </table:table-cell>
          <table:table-cell office:value-type="float" office:value="11988.85" calcext:value-type="float">
            <text:p>11988.85</text:p>
          </table:table-cell>
          <table:table-cell office:value-type="float" office:value="12004.98" calcext:value-type="float">
            <text:p>12004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Apr-16</text:p>
          </table:table-cell>
          <table:table-cell office:value-type="float" office:value="11894.31" calcext:value-type="float">
            <text:p>11894.31</text:p>
          </table:table-cell>
          <table:table-cell office:value-type="float" office:value="12155.76" calcext:value-type="float">
            <text:p>12155.76</text:p>
          </table:table-cell>
          <table:table-cell office:value-type="float" office:value="11884.3" calcext:value-type="float">
            <text:p>11884.3</text:p>
          </table:table-cell>
          <table:table-cell office:value-type="float" office:value="12120.95" calcext:value-type="float">
            <text:p>12120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pr-16</text:p>
          </table:table-cell>
          <table:table-cell table:number-columns-repeated="2" office:value-type="float" office:value="12356.12" calcext:value-type="float">
            <text:p>12356.12</text:p>
          </table:table-cell>
          <table:table-cell office:value-type="float" office:value="11817.76" calcext:value-type="float">
            <text:p>11817.76</text:p>
          </table:table-cell>
          <table:table-cell office:value-type="float" office:value="11881.79" calcext:value-type="float">
            <text:p>11881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Apr-16</text:p>
          </table:table-cell>
          <table:table-cell office:value-type="float" office:value="12667.46" calcext:value-type="float">
            <text:p>12667.46</text:p>
          </table:table-cell>
          <table:table-cell office:value-type="float" office:value="12696.61" calcext:value-type="float">
            <text:p>12696.61</text:p>
          </table:table-cell>
          <table:table-cell office:value-type="float" office:value="12254.24" calcext:value-type="float">
            <text:p>12254.24</text:p>
          </table:table-cell>
          <table:table-cell office:value-type="float" office:value="12356.12" calcext:value-type="float">
            <text:p>12356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Apr-16</text:p>
          </table:table-cell>
          <table:table-cell table:number-columns-repeated="2" office:value-type="float" office:value="13033.67" calcext:value-type="float">
            <text:p>13033.67</text:p>
          </table:table-cell>
          <table:table-cell office:value-type="float" office:value="12647.04" calcext:value-type="float">
            <text:p>12647.04</text:p>
          </table:table-cell>
          <table:table-cell office:value-type="float" office:value="12647.49" calcext:value-type="float">
            <text:p>12647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pr-16</text:p>
          </table:table-cell>
          <table:table-cell table:number-columns-repeated="2" office:value-type="float" office:value="13225.37" calcext:value-type="float">
            <text:p>13225.37</text:p>
          </table:table-cell>
          <table:table-cell office:value-type="float" office:value="12977.64" calcext:value-type="float">
            <text:p>12977.64</text:p>
          </table:table-cell>
          <table:table-cell office:value-type="float" office:value="13033.67" calcext:value-type="float">
            <text:p>13033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Apr-16</text:p>
          </table:table-cell>
          <table:table-cell office:value-type="float" office:value="13080.67" calcext:value-type="float">
            <text:p>13080.67</text:p>
          </table:table-cell>
          <table:table-cell office:value-type="float" office:value="13225.6" calcext:value-type="float">
            <text:p>13225.6</text:p>
          </table:table-cell>
          <table:table-cell office:value-type="float" office:value="12992.53" calcext:value-type="float">
            <text:p>12992.53</text:p>
          </table:table-cell>
          <table:table-cell office:value-type="float" office:value="13225.37" calcext:value-type="float">
            <text:p>13225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r-16</text:p>
          </table:table-cell>
          <table:table-cell office:value-type="float" office:value="12824.51" calcext:value-type="float">
            <text:p>12824.51</text:p>
          </table:table-cell>
          <table:table-cell office:value-type="float" office:value="13103.27" calcext:value-type="float">
            <text:p>13103.27</text:p>
          </table:table-cell>
          <table:table-cell office:value-type="float" office:value="12824.51" calcext:value-type="float">
            <text:p>12824.51</text:p>
          </table:table-cell>
          <table:table-cell office:value-type="float" office:value="13080.68" calcext:value-type="float">
            <text:p>13080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r-16</text:p>
          </table:table-cell>
          <table:table-cell office:value-type="float" office:value="12994.01" calcext:value-type="float">
            <text:p>12994.01</text:p>
          </table:table-cell>
          <table:table-cell office:value-type="float" office:value="13093.95" calcext:value-type="float">
            <text:p>13093.95</text:p>
          </table:table-cell>
          <table:table-cell office:value-type="float" office:value="12764.92" calcext:value-type="float">
            <text:p>12764.92</text:p>
          </table:table-cell>
          <table:table-cell office:value-type="float" office:value="12799.42" calcext:value-type="float">
            <text:p>12799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Mar-16</text:p>
          </table:table-cell>
          <table:table-cell office:value-type="float" office:value="12962.79" calcext:value-type="float">
            <text:p>12962.79</text:p>
          </table:table-cell>
          <table:table-cell office:value-type="float" office:value="12991.43" calcext:value-type="float">
            <text:p>12991.43</text:p>
          </table:table-cell>
          <table:table-cell office:value-type="float" office:value="12841.75" calcext:value-type="float">
            <text:p>12841.75</text:p>
          </table:table-cell>
          <table:table-cell office:value-type="float" office:value="12956.98" calcext:value-type="float">
            <text:p>12956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Mar-16</text:p>
          </table:table-cell>
          <table:table-cell office:value-type="float" office:value="12837.84" calcext:value-type="float">
            <text:p>12837.84</text:p>
          </table:table-cell>
          <table:table-cell office:value-type="float" office:value="12992.31" calcext:value-type="float">
            <text:p>12992.31</text:p>
          </table:table-cell>
          <table:table-cell office:value-type="float" office:value="12832.65" calcext:value-type="float">
            <text:p>12832.65</text:p>
          </table:table-cell>
          <table:table-cell office:value-type="float" office:value="12969.35" calcext:value-type="float">
            <text:p>12969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Mar-16</text:p>
          </table:table-cell>
          <table:table-cell table:number-columns-repeated="2" office:value-type="float" office:value="13118.26" calcext:value-type="float">
            <text:p>13118.26</text:p>
          </table:table-cell>
          <table:table-cell office:value-type="float" office:value="12783.52" calcext:value-type="float">
            <text:p>12783.52</text:p>
          </table:table-cell>
          <table:table-cell office:value-type="float" office:value="12837.84" calcext:value-type="float">
            <text:p>12837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Mar-16</text:p>
          </table:table-cell>
          <table:table-cell table:number-columns-repeated="2" office:value-type="float" office:value="13141.91" calcext:value-type="float">
            <text:p>13141.91</text:p>
          </table:table-cell>
          <table:table-cell office:value-type="float" office:value="12939.15" calcext:value-type="float">
            <text:p>12939.15</text:p>
          </table:table-cell>
          <table:table-cell office:value-type="float" office:value="13118.26" calcext:value-type="float">
            <text:p>13118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Mar-16</text:p>
          </table:table-cell>
          <table:table-cell office:value-type="float" office:value="13199.85" calcext:value-type="float">
            <text:p>13199.85</text:p>
          </table:table-cell>
          <table:table-cell office:value-type="float" office:value="13230.65" calcext:value-type="float">
            <text:p>13230.65</text:p>
          </table:table-cell>
          <table:table-cell office:value-type="float" office:value="12949.97" calcext:value-type="float">
            <text:p>12949.97</text:p>
          </table:table-cell>
          <table:table-cell office:value-type="float" office:value="13161.13" calcext:value-type="float">
            <text:p>13161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Mar-16</text:p>
          </table:table-cell>
          <table:table-cell office:value-type="float" office:value="13195.21" calcext:value-type="float">
            <text:p>13195.21</text:p>
          </table:table-cell>
          <table:table-cell office:value-type="float" office:value="13304.98" calcext:value-type="float">
            <text:p>13304.98</text:p>
          </table:table-cell>
          <table:table-cell office:value-type="float" office:value="13148.28" calcext:value-type="float">
            <text:p>13148.28</text:p>
          </table:table-cell>
          <table:table-cell office:value-type="float" office:value="13191.57" calcext:value-type="float">
            <text:p>13191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Mar-16</text:p>
          </table:table-cell>
          <table:table-cell office:value-type="float" office:value="13021.66" calcext:value-type="float">
            <text:p>13021.66</text:p>
          </table:table-cell>
          <table:table-cell office:value-type="float" office:value="13219.5" calcext:value-type="float">
            <text:p>13219.5</text:p>
          </table:table-cell>
          <table:table-cell office:value-type="float" office:value="13021.66" calcext:value-type="float">
            <text:p>13021.66</text:p>
          </table:table-cell>
          <table:table-cell office:value-type="float" office:value="13157.96" calcext:value-type="float">
            <text:p>13157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r-16</text:p>
          </table:table-cell>
          <table:table-cell office:value-type="float" office:value="12650.69" calcext:value-type="float">
            <text:p>12650.69</text:p>
          </table:table-cell>
          <table:table-cell office:value-type="float" office:value="13009.05" calcext:value-type="float">
            <text:p>13009.05</text:p>
          </table:table-cell>
          <table:table-cell office:value-type="float" office:value="12650.69" calcext:value-type="float">
            <text:p>12650.69</text:p>
          </table:table-cell>
          <table:table-cell office:value-type="float" office:value="13009.05" calcext:value-type="float">
            <text:p>13009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Mar-16</text:p>
          </table:table-cell>
          <table:table-cell table:number-columns-repeated="2" office:value-type="float" office:value="12906.76" calcext:value-type="float">
            <text:p>12906.76</text:p>
          </table:table-cell>
          <table:table-cell office:value-type="float" office:value="12588.4" calcext:value-type="float">
            <text:p>12588.4</text:p>
          </table:table-cell>
          <table:table-cell office:value-type="float" office:value="12650.69" calcext:value-type="float">
            <text:p>12650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Mar-16</text:p>
          </table:table-cell>
          <table:table-cell table:number-columns-repeated="2" office:value-type="float" office:value="13280.68" calcext:value-type="float">
            <text:p>13280.68</text:p>
          </table:table-cell>
          <table:table-cell table:number-columns-repeated="2" office:value-type="float" office:value="12909.16" calcext:value-type="float">
            <text:p>12909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Mar-16</text:p>
          </table:table-cell>
          <table:table-cell office:value-type="float" office:value="13587.94" calcext:value-type="float">
            <text:p>13587.94</text:p>
          </table:table-cell>
          <table:table-cell office:value-type="float" office:value="13644.29" calcext:value-type="float">
            <text:p>13644.29</text:p>
          </table:table-cell>
          <table:table-cell office:value-type="float" office:value="13257.73" calcext:value-type="float">
            <text:p>13257.73</text:p>
          </table:table-cell>
          <table:table-cell office:value-type="float" office:value="13285.57" calcext:value-type="float">
            <text:p>13285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Mar-16</text:p>
          </table:table-cell>
          <table:table-cell office:value-type="float" office:value="13756.49" calcext:value-type="float">
            <text:p>13756.49</text:p>
          </table:table-cell>
          <table:table-cell office:value-type="float" office:value="14053.21" calcext:value-type="float">
            <text:p>14053.21</text:p>
          </table:table-cell>
          <table:table-cell office:value-type="float" office:value="13549.66" calcext:value-type="float">
            <text:p>13549.66</text:p>
          </table:table-cell>
          <table:table-cell office:value-type="float" office:value="13582.51" calcext:value-type="float">
            <text:p>13582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r-16</text:p>
          </table:table-cell>
          <table:table-cell office:value-type="float" office:value="13883.78" calcext:value-type="float">
            <text:p>13883.78</text:p>
          </table:table-cell>
          <table:table-cell office:value-type="float" office:value="14020.45" calcext:value-type="float">
            <text:p>14020.45</text:p>
          </table:table-cell>
          <table:table-cell office:value-type="float" office:value="13749.97" calcext:value-type="float">
            <text:p>13749.97</text:p>
          </table:table-cell>
          <table:table-cell office:value-type="float" office:value="13756.49" calcext:value-type="float">
            <text:p>13756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Mar-16</text:p>
          </table:table-cell>
          <table:table-cell office:value-type="float" office:value="13640.39" calcext:value-type="float">
            <text:p>13640.39</text:p>
          </table:table-cell>
          <table:table-cell office:value-type="float" office:value="13909.81" calcext:value-type="float">
            <text:p>13909.81</text:p>
          </table:table-cell>
          <table:table-cell office:value-type="float" office:value="13640.39" calcext:value-type="float">
            <text:p>13640.39</text:p>
          </table:table-cell>
          <table:table-cell office:value-type="float" office:value="13882.35" calcext:value-type="float">
            <text:p>13882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Mar-16</text:p>
          </table:table-cell>
          <table:table-cell office:value-type="float" office:value="13875.69" calcext:value-type="float">
            <text:p>13875.69</text:p>
          </table:table-cell>
          <table:table-cell office:value-type="float" office:value="13884.74" calcext:value-type="float">
            <text:p>13884.74</text:p>
          </table:table-cell>
          <table:table-cell office:value-type="float" office:value="13682.01" calcext:value-type="float">
            <text:p>13682.01</text:p>
          </table:table-cell>
          <table:table-cell office:value-type="float" office:value="13719.66" calcext:value-type="float">
            <text:p>13719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Mar-16</text:p>
          </table:table-cell>
          <table:table-cell table:number-columns-repeated="2" office:value-type="float" office:value="14231.45" calcext:value-type="float">
            <text:p>14231.45</text:p>
          </table:table-cell>
          <table:table-cell office:value-type="float" office:value="13826.34" calcext:value-type="float">
            <text:p>13826.34</text:p>
          </table:table-cell>
          <table:table-cell office:value-type="float" office:value="13886.07" calcext:value-type="float">
            <text:p>13886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Mar-16</text:p>
          </table:table-cell>
          <table:table-cell office:value-type="float" office:value="14507.26" calcext:value-type="float">
            <text:p>14507.26</text:p>
          </table:table-cell>
          <table:table-cell office:value-type="float" office:value="14559.52" calcext:value-type="float">
            <text:p>14559.52</text:p>
          </table:table-cell>
          <table:table-cell office:value-type="float" office:value="14171.09" calcext:value-type="float">
            <text:p>14171.09</text:p>
          </table:table-cell>
          <table:table-cell office:value-type="float" office:value="14232.29" calcext:value-type="float">
            <text:p>14232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Mar-16</text:p>
          </table:table-cell>
          <table:table-cell table:number-columns-repeated="2" office:value-type="float" office:value="14584.13" calcext:value-type="float">
            <text:p>14584.13</text:p>
          </table:table-cell>
          <table:table-cell office:value-type="float" office:value="14108.72" calcext:value-type="float">
            <text:p>14108.72</text:p>
          </table:table-cell>
          <table:table-cell office:value-type="float" office:value="14476.87" calcext:value-type="float">
            <text:p>14476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Mar-16</text:p>
          </table:table-cell>
          <table:table-cell office:value-type="float" office:value="14615.94" calcext:value-type="float">
            <text:p>14615.94</text:p>
          </table:table-cell>
          <table:table-cell office:value-type="float" office:value="14880.03" calcext:value-type="float">
            <text:p>14880.03</text:p>
          </table:table-cell>
          <table:table-cell office:value-type="float" office:value="14452.44" calcext:value-type="float">
            <text:p>14452.44</text:p>
          </table:table-cell>
          <table:table-cell office:value-type="float" office:value="14579.34" calcext:value-type="float">
            <text:p>14579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Feb-16</text:p>
          </table:table-cell>
          <table:table-cell office:value-type="float" office:value="14597.58" calcext:value-type="float">
            <text:p>14597.58</text:p>
          </table:table-cell>
          <table:table-cell office:value-type="float" office:value="14961.18" calcext:value-type="float">
            <text:p>14961.18</text:p>
          </table:table-cell>
          <table:table-cell office:value-type="float" office:value="14597.58" calcext:value-type="float">
            <text:p>14597.58</text:p>
          </table:table-cell>
          <table:table-cell office:value-type="float" office:value="14620.73" calcext:value-type="float">
            <text:p>14620.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Feb-16</text:p>
          </table:table-cell>
          <table:table-cell office:value-type="float" office:value="14627.55" calcext:value-type="float">
            <text:p>14627.55</text:p>
          </table:table-cell>
          <table:table-cell office:value-type="float" office:value="14949.33" calcext:value-type="float">
            <text:p>14949.33</text:p>
          </table:table-cell>
          <table:table-cell office:value-type="float" office:value="14587.29" calcext:value-type="float">
            <text:p>14587.29</text:p>
          </table:table-cell>
          <table:table-cell office:value-type="float" office:value="14599.98" calcext:value-type="float">
            <text:p>14599.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Feb-16</text:p>
          </table:table-cell>
          <table:table-cell office:value-type="float" office:value="14278.38" calcext:value-type="float">
            <text:p>14278.38</text:p>
          </table:table-cell>
          <table:table-cell office:value-type="float" office:value="14626.6" calcext:value-type="float">
            <text:p>14626.6</text:p>
          </table:table-cell>
          <table:table-cell office:value-type="float" office:value="14273.04" calcext:value-type="float">
            <text:p>14273.04</text:p>
          </table:table-cell>
          <table:table-cell office:value-type="float" office:value="14626.6" calcext:value-type="float">
            <text:p>14626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Feb-16</text:p>
          </table:table-cell>
          <table:table-cell office:value-type="float" office:value="14029.78" calcext:value-type="float">
            <text:p>14029.78</text:p>
          </table:table-cell>
          <table:table-cell office:value-type="float" office:value="14262.67" calcext:value-type="float">
            <text:p>14262.67</text:p>
          </table:table-cell>
          <table:table-cell office:value-type="float" office:value="13623.26" calcext:value-type="float">
            <text:p>13623.26</text:p>
          </table:table-cell>
          <table:table-cell office:value-type="float" office:value="14231.3" calcext:value-type="float">
            <text:p>14231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Feb-16</text:p>
          </table:table-cell>
          <table:table-cell office:value-type="float" office:value="14027.92" calcext:value-type="float">
            <text:p>14027.92</text:p>
          </table:table-cell>
          <table:table-cell office:value-type="float" office:value="14051.45" calcext:value-type="float">
            <text:p>14051.45</text:p>
          </table:table-cell>
          <table:table-cell office:value-type="float" office:value="13878.84" calcext:value-type="float">
            <text:p>13878.84</text:p>
          </table:table-cell>
          <table:table-cell office:value-type="float" office:value="14028.95" calcext:value-type="float">
            <text:p>14028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Feb-16</text:p>
          </table:table-cell>
          <table:table-cell office:value-type="float" office:value="13400.12" calcext:value-type="float">
            <text:p>13400.12</text:p>
          </table:table-cell>
          <table:table-cell office:value-type="float" office:value="13997.81" calcext:value-type="float">
            <text:p>13997.81</text:p>
          </table:table-cell>
          <table:table-cell office:value-type="float" office:value="13400.12" calcext:value-type="float">
            <text:p>13400.12</text:p>
          </table:table-cell>
          <table:table-cell office:value-type="float" office:value="13997.81" calcext:value-type="float">
            <text:p>13997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Feb-16</text:p>
          </table:table-cell>
          <table:table-cell table:number-columns-repeated="2" office:value-type="float" office:value="13507.87" calcext:value-type="float">
            <text:p>13507.87</text:p>
          </table:table-cell>
          <table:table-cell office:value-type="float" office:value="13292.17" calcext:value-type="float">
            <text:p>13292.17</text:p>
          </table:table-cell>
          <table:table-cell office:value-type="float" office:value="13397.52" calcext:value-type="float">
            <text:p>13397.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Feb-16</text:p>
          </table:table-cell>
          <table:table-cell office:value-type="float" office:value="13606.28" calcext:value-type="float">
            <text:p>13606.28</text:p>
          </table:table-cell>
          <table:table-cell office:value-type="float" office:value="13746.64" calcext:value-type="float">
            <text:p>13746.64</text:p>
          </table:table-cell>
          <table:table-cell office:value-type="float" office:value="13461.71" calcext:value-type="float">
            <text:p>13461.71</text:p>
          </table:table-cell>
          <table:table-cell office:value-type="float" office:value="13507.87" calcext:value-type="float">
            <text:p>13507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Feb-16</text:p>
          </table:table-cell>
          <table:table-cell office:value-type="float" office:value="13027.91" calcext:value-type="float">
            <text:p>13027.91</text:p>
          </table:table-cell>
          <table:table-cell office:value-type="float" office:value="13569.26" calcext:value-type="float">
            <text:p>13569.26</text:p>
          </table:table-cell>
          <table:table-cell office:value-type="float" office:value="13027.91" calcext:value-type="float">
            <text:p>13027.91</text:p>
          </table:table-cell>
          <table:table-cell office:value-type="float" office:value="13528.66" calcext:value-type="float">
            <text:p>13528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Feb-16</text:p>
          </table:table-cell>
          <table:table-cell office:value-type="float" office:value="12879.4" calcext:value-type="float">
            <text:p>12879.4</text:p>
          </table:table-cell>
          <table:table-cell office:value-type="float" office:value="13028.86" calcext:value-type="float">
            <text:p>13028.86</text:p>
          </table:table-cell>
          <table:table-cell office:value-type="float" office:value="12791.43" calcext:value-type="float">
            <text:p>12791.43</text:p>
          </table:table-cell>
          <table:table-cell office:value-type="float" office:value="13027.91" calcext:value-type="float">
            <text:p>13027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Feb-16</text:p>
          </table:table-cell>
          <table:table-cell office:value-type="float" office:value="12779.32" calcext:value-type="float">
            <text:p>12779.32</text:p>
          </table:table-cell>
          <table:table-cell office:value-type="float" office:value="12948.39" calcext:value-type="float">
            <text:p>12948.39</text:p>
          </table:table-cell>
          <table:table-cell office:value-type="float" office:value="12779.32" calcext:value-type="float">
            <text:p>12779.32</text:p>
          </table:table-cell>
          <table:table-cell office:value-type="float" office:value="12840.47" calcext:value-type="float">
            <text:p>12840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Feb-16</text:p>
          </table:table-cell>
          <table:table-cell office:value-type="float" office:value="12455.64" calcext:value-type="float">
            <text:p>12455.64</text:p>
          </table:table-cell>
          <table:table-cell office:value-type="float" office:value="12767.11" calcext:value-type="float">
            <text:p>12767.11</text:p>
          </table:table-cell>
          <table:table-cell office:value-type="float" office:value="12455.12" calcext:value-type="float">
            <text:p>12455.12</text:p>
          </table:table-cell>
          <table:table-cell office:value-type="float" office:value="12682.02" calcext:value-type="float">
            <text:p>12682.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Feb-16</text:p>
          </table:table-cell>
          <table:table-cell table:number-columns-repeated="2" office:value-type="float" office:value="12830.09" calcext:value-type="float">
            <text:p>12830.09</text:p>
          </table:table-cell>
          <table:table-cell office:value-type="float" office:value="12296.42" calcext:value-type="float">
            <text:p>12296.42</text:p>
          </table:table-cell>
          <table:table-cell office:value-type="float" office:value="12456.6" calcext:value-type="float">
            <text:p>12456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Feb-16</text:p>
          </table:table-cell>
          <table:table-cell office:value-type="float" office:value="12844.84" calcext:value-type="float">
            <text:p>12844.84</text:p>
          </table:table-cell>
          <table:table-cell office:value-type="float" office:value="12887.38" calcext:value-type="float">
            <text:p>12887.38</text:p>
          </table:table-cell>
          <table:table-cell office:value-type="float" office:value="12488.62" calcext:value-type="float">
            <text:p>12488.62</text:p>
          </table:table-cell>
          <table:table-cell office:value-type="float" office:value="12838.34" calcext:value-type="float">
            <text:p>12838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Feb-16</text:p>
          </table:table-cell>
          <table:table-cell office:value-type="float" office:value="12841.2" calcext:value-type="float">
            <text:p>12841.2</text:p>
          </table:table-cell>
          <table:table-cell office:value-type="float" office:value="12943.51" calcext:value-type="float">
            <text:p>12943.51</text:p>
          </table:table-cell>
          <table:table-cell office:value-type="float" office:value="12826.61" calcext:value-type="float">
            <text:p>12826.61</text:p>
          </table:table-cell>
          <table:table-cell office:value-type="float" office:value="12846.93" calcext:value-type="float">
            <text:p>12846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Feb-16</text:p>
          </table:table-cell>
          <table:table-cell office:value-type="float" office:value="12574.91" calcext:value-type="float">
            <text:p>12574.91</text:p>
          </table:table-cell>
          <table:table-cell office:value-type="float" office:value="12897.12" calcext:value-type="float">
            <text:p>12897.12</text:p>
          </table:table-cell>
          <table:table-cell office:value-type="float" office:value="12551.05" calcext:value-type="float">
            <text:p>12551.05</text:p>
          </table:table-cell>
          <table:table-cell office:value-type="float" office:value="12823.46" calcext:value-type="float">
            <text:p>12823.4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Feb-16</text:p>
          </table:table-cell>
          <table:table-cell office:value-type="float" office:value="12655.18" calcext:value-type="float">
            <text:p>12655.18</text:p>
          </table:table-cell>
          <table:table-cell office:value-type="float" office:value="12804.32" calcext:value-type="float">
            <text:p>12804.32</text:p>
          </table:table-cell>
          <table:table-cell office:value-type="float" office:value="12391.34" calcext:value-type="float">
            <text:p>12391.34</text:p>
          </table:table-cell>
          <table:table-cell office:value-type="float" office:value="12558.91" calcext:value-type="float">
            <text:p>12558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Feb-16</text:p>
          </table:table-cell>
          <table:table-cell office:value-type="float" office:value="12578.76" calcext:value-type="float">
            <text:p>12578.76</text:p>
          </table:table-cell>
          <table:table-cell office:value-type="float" office:value="12655.18" calcext:value-type="float">
            <text:p>12655.18</text:p>
          </table:table-cell>
          <table:table-cell office:value-type="float" office:value="12377.43" calcext:value-type="float">
            <text:p>12377.43</text:p>
          </table:table-cell>
          <table:table-cell office:value-type="float" office:value="12655.18" calcext:value-type="float">
            <text:p>12655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Feb-16</text:p>
          </table:table-cell>
          <table:table-cell office:value-type="float" office:value="12669.18" calcext:value-type="float">
            <text:p>12669.18</text:p>
          </table:table-cell>
          <table:table-cell office:value-type="float" office:value="12713.42" calcext:value-type="float">
            <text:p>12713.42</text:p>
          </table:table-cell>
          <table:table-cell office:value-type="float" office:value="12524.58" calcext:value-type="float">
            <text:p>12524.58</text:p>
          </table:table-cell>
          <table:table-cell office:value-type="float" office:value="12694.5" calcext:value-type="float">
            <text:p>12694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an-16</text:p>
          </table:table-cell>
          <table:table-cell office:value-type="float" office:value="12487.98" calcext:value-type="float">
            <text:p>12487.98</text:p>
          </table:table-cell>
          <table:table-cell office:value-type="float" office:value="12679.12" calcext:value-type="float">
            <text:p>12679.12</text:p>
          </table:table-cell>
          <table:table-cell office:value-type="float" office:value="12319.77" calcext:value-type="float">
            <text:p>12319.77</text:p>
          </table:table-cell>
          <table:table-cell office:value-type="float" office:value="12679.12" calcext:value-type="float">
            <text:p>12679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an-16</text:p>
          </table:table-cell>
          <table:table-cell office:value-type="float" office:value="12153.68" calcext:value-type="float">
            <text:p>12153.68</text:p>
          </table:table-cell>
          <table:table-cell office:value-type="float" office:value="12464.23" calcext:value-type="float">
            <text:p>12464.23</text:p>
          </table:table-cell>
          <table:table-cell office:value-type="float" office:value="12151.37" calcext:value-type="float">
            <text:p>12151.37</text:p>
          </table:table-cell>
          <table:table-cell office:value-type="float" office:value="12267.24" calcext:value-type="float">
            <text:p>12267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an-16</text:p>
          </table:table-cell>
          <table:table-cell office:value-type="float" office:value="11942.13" calcext:value-type="float">
            <text:p>11942.13</text:p>
          </table:table-cell>
          <table:table-cell office:value-type="float" office:value="12224.5" calcext:value-type="float">
            <text:p>12224.5</text:p>
          </table:table-cell>
          <table:table-cell office:value-type="float" office:value="11942.13" calcext:value-type="float">
            <text:p>11942.13</text:p>
          </table:table-cell>
          <table:table-cell office:value-type="float" office:value="12144.1" calcext:value-type="float">
            <text:p>12144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an-16</text:p>
          </table:table-cell>
          <table:table-cell office:value-type="float" office:value="11662.26" calcext:value-type="float">
            <text:p>11662.26</text:p>
          </table:table-cell>
          <table:table-cell office:value-type="float" office:value="11986.99" calcext:value-type="float">
            <text:p>11986.99</text:p>
          </table:table-cell>
          <table:table-cell office:value-type="float" office:value="11625.65" calcext:value-type="float">
            <text:p>11625.65</text:p>
          </table:table-cell>
          <table:table-cell office:value-type="float" office:value="11881.97" calcext:value-type="float">
            <text:p>11881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an-16</text:p>
          </table:table-cell>
          <table:table-cell office:value-type="float" office:value="11552" calcext:value-type="float">
            <text:p>11552</text:p>
          </table:table-cell>
          <table:table-cell office:value-type="float" office:value="11727.72" calcext:value-type="float">
            <text:p>11727.72</text:p>
          </table:table-cell>
          <table:table-cell office:value-type="float" office:value="11490.31" calcext:value-type="float">
            <text:p>11490.31</text:p>
          </table:table-cell>
          <table:table-cell office:value-type="float" office:value="11723.16" calcext:value-type="float">
            <text:p>11723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an-16</text:p>
          </table:table-cell>
          <table:table-cell office:value-type="float" office:value="10929.98" calcext:value-type="float">
            <text:p>10929.98</text:p>
          </table:table-cell>
          <table:table-cell office:value-type="float" office:value="11645.33" calcext:value-type="float">
            <text:p>11645.33</text:p>
          </table:table-cell>
          <table:table-cell office:value-type="float" office:value="10929.98" calcext:value-type="float">
            <text:p>10929.98</text:p>
          </table:table-cell>
          <table:table-cell office:value-type="float" office:value="11553.35" calcext:value-type="float">
            <text:p>11553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an-16</text:p>
          </table:table-cell>
          <table:table-cell office:value-type="float" office:value="10500.75" calcext:value-type="float">
            <text:p>10500.75</text:p>
          </table:table-cell>
          <table:table-cell office:value-type="float" office:value="10892.86" calcext:value-type="float">
            <text:p>10892.86</text:p>
          </table:table-cell>
          <table:table-cell office:value-type="float" office:value="10500.75" calcext:value-type="float">
            <text:p>10500.75</text:p>
          </table:table-cell>
          <table:table-cell office:value-type="float" office:value="10892.86" calcext:value-type="float">
            <text:p>10892.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Jan-16</text:p>
          </table:table-cell>
          <table:table-cell table:number-columns-repeated="2" office:value-type="float" office:value="10916.26" calcext:value-type="float">
            <text:p>10916.26</text:p>
          </table:table-cell>
          <table:table-cell office:value-type="float" office:value="10308.34" calcext:value-type="float">
            <text:p>10308.34</text:p>
          </table:table-cell>
          <table:table-cell office:value-type="float" office:value="10443.91" calcext:value-type="float">
            <text:p>10443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an-16</text:p>
          </table:table-cell>
          <table:table-cell office:value-type="float" office:value="10741.24" calcext:value-type="float">
            <text:p>10741.24</text:p>
          </table:table-cell>
          <table:table-cell office:value-type="float" office:value="11152.8" calcext:value-type="float">
            <text:p>11152.8</text:p>
          </table:table-cell>
          <table:table-cell office:value-type="float" office:value="10741.24" calcext:value-type="float">
            <text:p>10741.24</text:p>
          </table:table-cell>
          <table:table-cell office:value-type="float" office:value="10921.31" calcext:value-type="float">
            <text:p>10921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an-16</text:p>
          </table:table-cell>
          <table:table-cell office:value-type="float" office:value="11043.11" calcext:value-type="float">
            <text:p>11043.11</text:p>
          </table:table-cell>
          <table:table-cell office:value-type="float" office:value="11045.63" calcext:value-type="float">
            <text:p>11045.63</text:p>
          </table:table-cell>
          <table:table-cell office:value-type="float" office:value="10648.44" calcext:value-type="float">
            <text:p>10648.44</text:p>
          </table:table-cell>
          <table:table-cell office:value-type="float" office:value="10736.93" calcext:value-type="float">
            <text:p>10736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an-16</text:p>
          </table:table-cell>
          <table:table-cell table:number-columns-repeated="2" office:value-type="float" office:value="11663.63" calcext:value-type="float">
            <text:p>11663.63</text:p>
          </table:table-cell>
          <table:table-cell office:value-type="float" office:value="10967.29" calcext:value-type="float">
            <text:p>10967.29</text:p>
          </table:table-cell>
          <table:table-cell office:value-type="float" office:value="10990.57" calcext:value-type="float">
            <text:p>10990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an-16</text:p>
          </table:table-cell>
          <table:table-cell office:value-type="float" office:value="11388.51" calcext:value-type="float">
            <text:p>11388.51</text:p>
          </table:table-cell>
          <table:table-cell office:value-type="float" office:value="11663.63" calcext:value-type="float">
            <text:p>11663.63</text:p>
          </table:table-cell>
          <table:table-cell office:value-type="float" office:value="11235.06" calcext:value-type="float">
            <text:p>11235.06</text:p>
          </table:table-cell>
          <table:table-cell office:value-type="float" office:value="11663.63" calcext:value-type="float">
            <text:p>11663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an-16</text:p>
          </table:table-cell>
          <table:table-cell office:value-type="float" office:value="11731.62" calcext:value-type="float">
            <text:p>11731.62</text:p>
          </table:table-cell>
          <table:table-cell office:value-type="float" office:value="11969.3" calcext:value-type="float">
            <text:p>11969.3</text:p>
          </table:table-cell>
          <table:table-cell office:value-type="float" office:value="11284.09" calcext:value-type="float">
            <text:p>11284.09</text:p>
          </table:table-cell>
          <table:table-cell office:value-type="float" office:value="11387.15" calcext:value-type="float">
            <text:p>11387.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an-16</text:p>
          </table:table-cell>
          <table:table-cell office:value-type="float" office:value="11934.9" calcext:value-type="float">
            <text:p>11934.9</text:p>
          </table:table-cell>
          <table:table-cell office:value-type="float" office:value="12130.05" calcext:value-type="float">
            <text:p>12130.05</text:p>
          </table:table-cell>
          <table:table-cell office:value-type="float" office:value="11670.97" calcext:value-type="float">
            <text:p>11670.97</text:p>
          </table:table-cell>
          <table:table-cell office:value-type="float" office:value="11719.69" calcext:value-type="float">
            <text:p>11719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an-16</text:p>
          </table:table-cell>
          <table:table-cell office:value-type="float" office:value="12246.6" calcext:value-type="float">
            <text:p>12246.6</text:p>
          </table:table-cell>
          <table:table-cell office:value-type="float" office:value="12382.35" calcext:value-type="float">
            <text:p>12382.35</text:p>
          </table:table-cell>
          <table:table-cell office:value-type="float" office:value="11911.37" calcext:value-type="float">
            <text:p>11911.37</text:p>
          </table:table-cell>
          <table:table-cell office:value-type="float" office:value="11933.54" calcext:value-type="float">
            <text:p>11933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an-16</text:p>
          </table:table-cell>
          <table:table-cell office:value-type="float" office:value="12297.3" calcext:value-type="float">
            <text:p>12297.3</text:p>
          </table:table-cell>
          <table:table-cell office:value-type="float" office:value="12408.98" calcext:value-type="float">
            <text:p>12408.98</text:p>
          </table:table-cell>
          <table:table-cell office:value-type="float" office:value="12151.87" calcext:value-type="float">
            <text:p>12151.87</text:p>
          </table:table-cell>
          <table:table-cell office:value-type="float" office:value="12251.8" calcext:value-type="float">
            <text:p>12251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an-16</text:p>
          </table:table-cell>
          <table:table-cell office:value-type="float" office:value="12103.75" calcext:value-type="float">
            <text:p>12103.75</text:p>
          </table:table-cell>
          <table:table-cell office:value-type="float" office:value="12286.31" calcext:value-type="float">
            <text:p>12286.31</text:p>
          </table:table-cell>
          <table:table-cell office:value-type="float" office:value="11941.77" calcext:value-type="float">
            <text:p>11941.77</text:p>
          </table:table-cell>
          <table:table-cell office:value-type="float" office:value="12284.93" calcext:value-type="float">
            <text:p>12284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an-16</text:p>
          </table:table-cell>
          <table:table-cell office:value-type="float" office:value="12248.79" calcext:value-type="float">
            <text:p>12248.79</text:p>
          </table:table-cell>
          <table:table-cell office:value-type="float" office:value="12322.46" calcext:value-type="float">
            <text:p>12322.46</text:p>
          </table:table-cell>
          <table:table-cell office:value-type="float" office:value="12093.64" calcext:value-type="float">
            <text:p>12093.64</text:p>
          </table:table-cell>
          <table:table-cell office:value-type="float" office:value="12288.45" calcext:value-type="float">
            <text:p>12288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an-16</text:p>
          </table:table-cell>
          <table:table-cell office:value-type="float" office:value="12322.98" calcext:value-type="float">
            <text:p>12322.98</text:p>
          </table:table-cell>
          <table:table-cell office:value-type="float" office:value="12358.14" calcext:value-type="float">
            <text:p>12358.14</text:p>
          </table:table-cell>
          <table:table-cell office:value-type="float" office:value="12219.44" calcext:value-type="float">
            <text:p>12219.44</text:p>
          </table:table-cell>
          <table:table-cell office:value-type="float" office:value="12314.21" calcext:value-type="float">
            <text:p>12314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an-16</text:p>
          </table:table-cell>
          <table:table-cell table:number-columns-repeated="2" office:value-type="float" office:value="12514.95" calcext:value-type="float">
            <text:p>12514.95</text:p>
          </table:table-cell>
          <table:table-cell office:value-type="float" office:value="12084.6" calcext:value-type="float">
            <text:p>12084.6</text:p>
          </table:table-cell>
          <table:table-cell office:value-type="float" office:value="12260.89" calcext:value-type="float">
            <text:p>12260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Dec-15</text:p>
          </table:table-cell>
          <table:table-cell office:value-type="float" office:value="12435.15" calcext:value-type="float">
            <text:p>12435.15</text:p>
          </table:table-cell>
          <table:table-cell office:value-type="float" office:value="12527.89" calcext:value-type="float">
            <text:p>12527.89</text:p>
          </table:table-cell>
          <table:table-cell office:value-type="float" office:value="12253.15" calcext:value-type="float">
            <text:p>12253.15</text:p>
          </table:table-cell>
          <table:table-cell office:value-type="float" office:value="12521.67" calcext:value-type="float">
            <text:p>12521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Dec-15</text:p>
          </table:table-cell>
          <table:table-cell office:value-type="float" office:value="12460.9" calcext:value-type="float">
            <text:p>12460.9</text:p>
          </table:table-cell>
          <table:table-cell office:value-type="float" office:value="12598.59" calcext:value-type="float">
            <text:p>12598.59</text:p>
          </table:table-cell>
          <table:table-cell office:value-type="float" office:value="12406.96" calcext:value-type="float">
            <text:p>12406.96</text:p>
          </table:table-cell>
          <table:table-cell office:value-type="float" office:value="12425.7" calcext:value-type="float">
            <text:p>12425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Dec-15</text:p>
          </table:table-cell>
          <table:table-cell office:value-type="float" office:value="12685.48" calcext:value-type="float">
            <text:p>12685.48</text:p>
          </table:table-cell>
          <table:table-cell office:value-type="float" office:value="12717.35" calcext:value-type="float">
            <text:p>12717.35</text:p>
          </table:table-cell>
          <table:table-cell office:value-type="float" office:value="12396.61" calcext:value-type="float">
            <text:p>12396.61</text:p>
          </table:table-cell>
          <table:table-cell office:value-type="float" office:value="12411.63" calcext:value-type="float">
            <text:p>12411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Dec-15</text:p>
          </table:table-cell>
          <table:table-cell office:value-type="float" office:value="12044.72" calcext:value-type="float">
            <text:p>12044.72</text:p>
          </table:table-cell>
          <table:table-cell office:value-type="float" office:value="12706.28" calcext:value-type="float">
            <text:p>12706.28</text:p>
          </table:table-cell>
          <table:table-cell office:value-type="float" office:value="12044.72" calcext:value-type="float">
            <text:p>12044.72</text:p>
          </table:table-cell>
          <table:table-cell office:value-type="float" office:value="12683.81" calcext:value-type="float">
            <text:p>12683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Dec-15</text:p>
          </table:table-cell>
          <table:table-cell office:value-type="float" office:value="11716.06" calcext:value-type="float">
            <text:p>11716.06</text:p>
          </table:table-cell>
          <table:table-cell office:value-type="float" office:value="12121.99" calcext:value-type="float">
            <text:p>12121.99</text:p>
          </table:table-cell>
          <table:table-cell office:value-type="float" office:value="11716.06" calcext:value-type="float">
            <text:p>11716.06</text:p>
          </table:table-cell>
          <table:table-cell office:value-type="float" office:value="12044.72" calcext:value-type="float">
            <text:p>12044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Dec-15</text:p>
          </table:table-cell>
          <table:table-cell office:value-type="float" office:value="12052.78" calcext:value-type="float">
            <text:p>12052.78</text:p>
          </table:table-cell>
          <table:table-cell office:value-type="float" office:value="12366.32" calcext:value-type="float">
            <text:p>12366.32</text:p>
          </table:table-cell>
          <table:table-cell office:value-type="float" office:value="11590.47" calcext:value-type="float">
            <text:p>11590.47</text:p>
          </table:table-cell>
          <table:table-cell office:value-type="float" office:value="11818.27" calcext:value-type="float">
            <text:p>11818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Dec-15</text:p>
          </table:table-cell>
          <table:table-cell office:value-type="float" office:value="12628.53" calcext:value-type="float">
            <text:p>12628.53</text:p>
          </table:table-cell>
          <table:table-cell office:value-type="float" office:value="12715.18" calcext:value-type="float">
            <text:p>12715.18</text:p>
          </table:table-cell>
          <table:table-cell office:value-type="float" office:value="11756.96" calcext:value-type="float">
            <text:p>11756.96</text:p>
          </table:table-cell>
          <table:table-cell office:value-type="float" office:value="12058.3" calcext:value-type="float">
            <text:p>12058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Dec-15</text:p>
          </table:table-cell>
          <table:table-cell office:value-type="float" office:value="12573.88" calcext:value-type="float">
            <text:p>12573.88</text:p>
          </table:table-cell>
          <table:table-cell office:value-type="float" office:value="12999.97" calcext:value-type="float">
            <text:p>12999.97</text:p>
          </table:table-cell>
          <table:table-cell office:value-type="float" office:value="12545.53" calcext:value-type="float">
            <text:p>12545.53</text:p>
          </table:table-cell>
          <table:table-cell office:value-type="float" office:value="12628.53" calcext:value-type="float">
            <text:p>12628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Dec-15</text:p>
          </table:table-cell>
          <table:table-cell office:value-type="float" office:value="12832.09" calcext:value-type="float">
            <text:p>12832.09</text:p>
          </table:table-cell>
          <table:table-cell office:value-type="float" office:value="12878.96" calcext:value-type="float">
            <text:p>12878.96</text:p>
          </table:table-cell>
          <table:table-cell office:value-type="float" office:value="12388.37" calcext:value-type="float">
            <text:p>12388.37</text:p>
          </table:table-cell>
          <table:table-cell office:value-type="float" office:value="12561.28" calcext:value-type="float">
            <text:p>12561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Dec-15</text:p>
          </table:table-cell>
          <table:table-cell office:value-type="float" office:value="12883.95" calcext:value-type="float">
            <text:p>12883.95</text:p>
          </table:table-cell>
          <table:table-cell office:value-type="float" office:value="12964.56" calcext:value-type="float">
            <text:p>12964.56</text:p>
          </table:table-cell>
          <table:table-cell office:value-type="float" office:value="12731.48" calcext:value-type="float">
            <text:p>12731.48</text:p>
          </table:table-cell>
          <table:table-cell office:value-type="float" office:value="12806.73" calcext:value-type="float">
            <text:p>12806.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Dec-15</text:p>
          </table:table-cell>
          <table:table-cell office:value-type="float" office:value="13295.05" calcext:value-type="float">
            <text:p>13295.05</text:p>
          </table:table-cell>
          <table:table-cell office:value-type="float" office:value="13344.45" calcext:value-type="float">
            <text:p>13344.45</text:p>
          </table:table-cell>
          <table:table-cell office:value-type="float" office:value="12777.05" calcext:value-type="float">
            <text:p>12777.05</text:p>
          </table:table-cell>
          <table:table-cell office:value-type="float" office:value="12818.17" calcext:value-type="float">
            <text:p>12818.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Dec-15</text:p>
          </table:table-cell>
          <table:table-cell office:value-type="float" office:value="13641.9" calcext:value-type="float">
            <text:p>13641.9</text:p>
          </table:table-cell>
          <table:table-cell office:value-type="float" office:value="13698.05" calcext:value-type="float">
            <text:p>13698.05</text:p>
          </table:table-cell>
          <table:table-cell office:value-type="float" office:value="13234.01" calcext:value-type="float">
            <text:p>13234.01</text:p>
          </table:table-cell>
          <table:table-cell office:value-type="float" office:value="13293.79" calcext:value-type="float">
            <text:p>13293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Dec-15</text:p>
          </table:table-cell>
          <table:table-cell office:value-type="float" office:value="13962.11" calcext:value-type="float">
            <text:p>13962.11</text:p>
          </table:table-cell>
          <table:table-cell office:value-type="float" office:value="14059.31" calcext:value-type="float">
            <text:p>14059.31</text:p>
          </table:table-cell>
          <table:table-cell office:value-type="float" office:value="13574.86" calcext:value-type="float">
            <text:p>13574.86</text:p>
          </table:table-cell>
          <table:table-cell office:value-type="float" office:value="13637.28" calcext:value-type="float">
            <text:p>13637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Dec-15</text:p>
          </table:table-cell>
          <table:table-cell office:value-type="float" office:value="13494.35" calcext:value-type="float">
            <text:p>13494.35</text:p>
          </table:table-cell>
          <table:table-cell office:value-type="float" office:value="13925.14" calcext:value-type="float">
            <text:p>13925.14</text:p>
          </table:table-cell>
          <table:table-cell office:value-type="float" office:value="13468.61" calcext:value-type="float">
            <text:p>13468.61</text:p>
          </table:table-cell>
          <table:table-cell office:value-type="float" office:value="13818.55" calcext:value-type="float">
            <text:p>13818.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Dec-15</text:p>
          </table:table-cell>
          <table:table-cell office:value-type="float" office:value="12988.45" calcext:value-type="float">
            <text:p>12988.45</text:p>
          </table:table-cell>
          <table:table-cell office:value-type="float" office:value="13482.94" calcext:value-type="float">
            <text:p>13482.94</text:p>
          </table:table-cell>
          <table:table-cell office:value-type="float" office:value="12988.45" calcext:value-type="float">
            <text:p>12988.45</text:p>
          </table:table-cell>
          <table:table-cell office:value-type="float" office:value="13482.94" calcext:value-type="float">
            <text:p>13482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Dec-15</text:p>
          </table:table-cell>
          <table:table-cell office:value-type="float" office:value="13095.13" calcext:value-type="float">
            <text:p>13095.13</text:p>
          </table:table-cell>
          <table:table-cell office:value-type="float" office:value="13239.87" calcext:value-type="float">
            <text:p>13239.87</text:p>
          </table:table-cell>
          <table:table-cell office:value-type="float" office:value="12984.11" calcext:value-type="float">
            <text:p>12984.11</text:p>
          </table:table-cell>
          <table:table-cell office:value-type="float" office:value="12988.45" calcext:value-type="float">
            <text:p>12988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Dec-15</text:p>
          </table:table-cell>
          <table:table-cell office:value-type="float" office:value="13321.87" calcext:value-type="float">
            <text:p>13321.87</text:p>
          </table:table-cell>
          <table:table-cell office:value-type="float" office:value="13361.4" calcext:value-type="float">
            <text:p>13361.4</text:p>
          </table:table-cell>
          <table:table-cell office:value-type="float" office:value="13048.29" calcext:value-type="float">
            <text:p>13048.29</text:p>
          </table:table-cell>
          <table:table-cell office:value-type="float" office:value="13131.16" calcext:value-type="float">
            <text:p>13131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Dec-15</text:p>
          </table:table-cell>
          <table:table-cell office:value-type="float" office:value="13477.13" calcext:value-type="float">
            <text:p>13477.13</text:p>
          </table:table-cell>
          <table:table-cell office:value-type="float" office:value="13649.52" calcext:value-type="float">
            <text:p>13649.52</text:p>
          </table:table-cell>
          <table:table-cell office:value-type="float" office:value="13239.9" calcext:value-type="float">
            <text:p>13239.9</text:p>
          </table:table-cell>
          <table:table-cell office:value-type="float" office:value="13308.54" calcext:value-type="float">
            <text:p>13308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Nov-15</text:p>
          </table:table-cell>
          <table:table-cell office:value-type="float" office:value="13700.48" calcext:value-type="float">
            <text:p>13700.48</text:p>
          </table:table-cell>
          <table:table-cell office:value-type="float" office:value="13713.13" calcext:value-type="float">
            <text:p>13713.13</text:p>
          </table:table-cell>
          <table:table-cell office:value-type="float" office:value="13300.85" calcext:value-type="float">
            <text:p>13300.85</text:p>
          </table:table-cell>
          <table:table-cell office:value-type="float" office:value="13473.78" calcext:value-type="float">
            <text:p>13473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Nov-15</text:p>
          </table:table-cell>
          <table:table-cell office:value-type="float" office:value="13078.4" calcext:value-type="float">
            <text:p>13078.4</text:p>
          </table:table-cell>
          <table:table-cell office:value-type="float" office:value="13616.45" calcext:value-type="float">
            <text:p>13616.45</text:p>
          </table:table-cell>
          <table:table-cell office:value-type="float" office:value="13078.4" calcext:value-type="float">
            <text:p>13078.4</text:p>
          </table:table-cell>
          <table:table-cell office:value-type="float" office:value="13533.53" calcext:value-type="float">
            <text:p>13533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Nov-15</text:p>
          </table:table-cell>
          <table:table-cell office:value-type="float" office:value="13466.05" calcext:value-type="float">
            <text:p>13466.05</text:p>
          </table:table-cell>
          <table:table-cell office:value-type="float" office:value="13655.84" calcext:value-type="float">
            <text:p>13655.84</text:p>
          </table:table-cell>
          <table:table-cell office:value-type="float" office:value="12960.68" calcext:value-type="float">
            <text:p>12960.68</text:p>
          </table:table-cell>
          <table:table-cell office:value-type="float" office:value="13081.47" calcext:value-type="float">
            <text:p>13081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Nov-15</text:p>
          </table:table-cell>
          <table:table-cell office:value-type="float" office:value="13766.34" calcext:value-type="float">
            <text:p>13766.34</text:p>
          </table:table-cell>
          <table:table-cell office:value-type="float" office:value="13772.64" calcext:value-type="float">
            <text:p>13772.64</text:p>
          </table:table-cell>
          <table:table-cell office:value-type="float" office:value="13340.18" calcext:value-type="float">
            <text:p>13340.18</text:p>
          </table:table-cell>
          <table:table-cell office:value-type="float" office:value="13466.05" calcext:value-type="float">
            <text:p>13466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Nov-15</text:p>
          </table:table-cell>
          <table:table-cell office:value-type="float" office:value="14935.37" calcext:value-type="float">
            <text:p>14935.37</text:p>
          </table:table-cell>
          <table:table-cell office:value-type="float" office:value="15494.69" calcext:value-type="float">
            <text:p>15494.69</text:p>
          </table:table-cell>
          <table:table-cell office:value-type="float" office:value="13524.52" calcext:value-type="float">
            <text:p>13524.52</text:p>
          </table:table-cell>
          <table:table-cell office:value-type="float" office:value="13805.05" calcext:value-type="float">
            <text:p>13805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Nov-15</text:p>
          </table:table-cell>
          <table:table-cell office:value-type="float" office:value="14546.31" calcext:value-type="float">
            <text:p>14546.31</text:p>
          </table:table-cell>
          <table:table-cell office:value-type="float" office:value="15007.31" calcext:value-type="float">
            <text:p>15007.31</text:p>
          </table:table-cell>
          <table:table-cell office:value-type="float" office:value="14512.22" calcext:value-type="float">
            <text:p>14512.22</text:p>
          </table:table-cell>
          <table:table-cell office:value-type="float" office:value="14842.68" calcext:value-type="float">
            <text:p>14842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Nov-15</text:p>
          </table:table-cell>
          <table:table-cell office:value-type="float" office:value="14411.07" calcext:value-type="float">
            <text:p>14411.07</text:p>
          </table:table-cell>
          <table:table-cell office:value-type="float" office:value="14536.59" calcext:value-type="float">
            <text:p>14536.59</text:p>
          </table:table-cell>
          <table:table-cell office:value-type="float" office:value="14090.09" calcext:value-type="float">
            <text:p>14090.09</text:p>
          </table:table-cell>
          <table:table-cell office:value-type="float" office:value="14383.82" calcext:value-type="float">
            <text:p>14383.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Nov-15</text:p>
          </table:table-cell>
          <table:table-cell office:value-type="float" office:value="14584.54" calcext:value-type="float">
            <text:p>14584.54</text:p>
          </table:table-cell>
          <table:table-cell office:value-type="float" office:value="14636.76" calcext:value-type="float">
            <text:p>14636.76</text:p>
          </table:table-cell>
          <table:table-cell office:value-type="float" office:value="14283.91" calcext:value-type="float">
            <text:p>14283.91</text:p>
          </table:table-cell>
          <table:table-cell office:value-type="float" office:value="14424.13" calcext:value-type="float">
            <text:p>14424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Nov-15</text:p>
          </table:table-cell>
          <table:table-cell office:value-type="float" office:value="14528.18" calcext:value-type="float">
            <text:p>14528.18</text:p>
          </table:table-cell>
          <table:table-cell office:value-type="float" office:value="14889.4" calcext:value-type="float">
            <text:p>14889.4</text:p>
          </table:table-cell>
          <table:table-cell office:value-type="float" office:value="14528.18" calcext:value-type="float">
            <text:p>14528.18</text:p>
          </table:table-cell>
          <table:table-cell office:value-type="float" office:value="14570.27" calcext:value-type="float">
            <text:p>14570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Nov-15</text:p>
          </table:table-cell>
          <table:table-cell office:value-type="float" office:value="14301.6" calcext:value-type="float">
            <text:p>14301.6</text:p>
          </table:table-cell>
          <table:table-cell office:value-type="float" office:value="14608.18" calcext:value-type="float">
            <text:p>14608.18</text:p>
          </table:table-cell>
          <table:table-cell office:value-type="float" office:value="14240.86" calcext:value-type="float">
            <text:p>14240.86</text:p>
          </table:table-cell>
          <table:table-cell office:value-type="float" office:value="14592.44" calcext:value-type="float">
            <text:p>14592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Nov-15</text:p>
          </table:table-cell>
          <table:table-cell office:value-type="float" office:value="14154.09" calcext:value-type="float">
            <text:p>14154.09</text:p>
          </table:table-cell>
          <table:table-cell office:value-type="float" office:value="14299.59" calcext:value-type="float">
            <text:p>14299.59</text:p>
          </table:table-cell>
          <table:table-cell office:value-type="float" office:value="13994.36" calcext:value-type="float">
            <text:p>13994.36</text:p>
          </table:table-cell>
          <table:table-cell office:value-type="float" office:value="14159.99" calcext:value-type="float">
            <text:p>14159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Nov-15</text:p>
          </table:table-cell>
          <table:table-cell office:value-type="float" office:value="13831.56" calcext:value-type="float">
            <text:p>13831.56</text:p>
          </table:table-cell>
          <table:table-cell office:value-type="float" office:value="14289.56" calcext:value-type="float">
            <text:p>14289.56</text:p>
          </table:table-cell>
          <table:table-cell office:value-type="float" office:value="13766.51" calcext:value-type="float">
            <text:p>13766.51</text:p>
          </table:table-cell>
          <table:table-cell office:value-type="float" office:value="14058.91" calcext:value-type="float">
            <text:p>14058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Nov-15</text:p>
          </table:table-cell>
          <table:table-cell office:value-type="float" office:value="13622.67" calcext:value-type="float">
            <text:p>13622.67</text:p>
          </table:table-cell>
          <table:table-cell office:value-type="float" office:value="13841.08" calcext:value-type="float">
            <text:p>13841.08</text:p>
          </table:table-cell>
          <table:table-cell office:value-type="float" office:value="13583.6" calcext:value-type="float">
            <text:p>13583.6</text:p>
          </table:table-cell>
          <table:table-cell office:value-type="float" office:value="13841.08" calcext:value-type="float">
            <text:p>13841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Nov-15</text:p>
          </table:table-cell>
          <table:table-cell office:value-type="float" office:value="13340.27" calcext:value-type="float">
            <text:p>13340.27</text:p>
          </table:table-cell>
          <table:table-cell office:value-type="float" office:value="13574.02" calcext:value-type="float">
            <text:p>13574.02</text:p>
          </table:table-cell>
          <table:table-cell office:value-type="float" office:value="13187.95" calcext:value-type="float">
            <text:p>13187.95</text:p>
          </table:table-cell>
          <table:table-cell office:value-type="float" office:value="13574.02" calcext:value-type="float">
            <text:p>13574.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Nov-15</text:p>
          </table:table-cell>
          <table:table-cell office:value-type="float" office:value="13363.09" calcext:value-type="float">
            <text:p>13363.09</text:p>
          </table:table-cell>
          <table:table-cell office:value-type="float" office:value="13560.54" calcext:value-type="float">
            <text:p>13560.54</text:p>
          </table:table-cell>
          <table:table-cell office:value-type="float" office:value="13297.36" calcext:value-type="float">
            <text:p>13297.36</text:p>
          </table:table-cell>
          <table:table-cell office:value-type="float" office:value="13338.43" calcext:value-type="float">
            <text:p>13338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Nov-15</text:p>
          </table:table-cell>
          <table:table-cell office:value-type="float" office:value="13148.58" calcext:value-type="float">
            <text:p>13148.58</text:p>
          </table:table-cell>
          <table:table-cell office:value-type="float" office:value="13275.02" calcext:value-type="float">
            <text:p>13275.02</text:p>
          </table:table-cell>
          <table:table-cell office:value-type="float" office:value="13115.94" calcext:value-type="float">
            <text:p>13115.94</text:p>
          </table:table-cell>
          <table:table-cell office:value-type="float" office:value="13274.81" calcext:value-type="float">
            <text:p>13274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Nov-15</text:p>
          </table:table-cell>
          <table:table-cell office:value-type="float" office:value="12956.2" calcext:value-type="float">
            <text:p>12956.2</text:p>
          </table:table-cell>
          <table:table-cell office:value-type="float" office:value="13254.13" calcext:value-type="float">
            <text:p>13254.13</text:p>
          </table:table-cell>
          <table:table-cell office:value-type="float" office:value="12956.2" calcext:value-type="float">
            <text:p>12956.2</text:p>
          </table:table-cell>
          <table:table-cell office:value-type="float" office:value="13148.58" calcext:value-type="float">
            <text:p>13148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Nov-15</text:p>
          </table:table-cell>
          <table:table-cell office:value-type="float" office:value="13042.57" calcext:value-type="float">
            <text:p>13042.57</text:p>
          </table:table-cell>
          <table:table-cell office:value-type="float" office:value="13119.67" calcext:value-type="float">
            <text:p>13119.67</text:p>
          </table:table-cell>
          <table:table-cell office:value-type="float" office:value="12685.9" calcext:value-type="float">
            <text:p>12685.9</text:p>
          </table:table-cell>
          <table:table-cell office:value-type="float" office:value="12956.2" calcext:value-type="float">
            <text:p>12956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Nov-15</text:p>
          </table:table-cell>
          <table:table-cell office:value-type="float" office:value="13086.04" calcext:value-type="float">
            <text:p>13086.04</text:p>
          </table:table-cell>
          <table:table-cell office:value-type="float" office:value="13364.91" calcext:value-type="float">
            <text:p>13364.91</text:p>
          </table:table-cell>
          <table:table-cell office:value-type="float" office:value="12928.44" calcext:value-type="float">
            <text:p>12928.44</text:p>
          </table:table-cell>
          <table:table-cell office:value-type="float" office:value="13075.81" calcext:value-type="float">
            <text:p>13075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Oct-15</text:p>
          </table:table-cell>
          <table:table-cell office:value-type="float" office:value="12768.29" calcext:value-type="float">
            <text:p>12768.29</text:p>
          </table:table-cell>
          <table:table-cell office:value-type="float" office:value="13265.78" calcext:value-type="float">
            <text:p>13265.78</text:p>
          </table:table-cell>
          <table:table-cell office:value-type="float" office:value="12768.29" calcext:value-type="float">
            <text:p>12768.29</text:p>
          </table:table-cell>
          <table:table-cell office:value-type="float" office:value="13076.8" calcext:value-type="float">
            <text:p>13076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Oct-15</text:p>
          </table:table-cell>
          <table:table-cell office:value-type="float" office:value="13181.04" calcext:value-type="float">
            <text:p>13181.04</text:p>
          </table:table-cell>
          <table:table-cell office:value-type="float" office:value="13539.57" calcext:value-type="float">
            <text:p>13539.57</text:p>
          </table:table-cell>
          <table:table-cell office:value-type="float" office:value="12835.18" calcext:value-type="float">
            <text:p>12835.18</text:p>
          </table:table-cell>
          <table:table-cell office:value-type="float" office:value="12845.64" calcext:value-type="float">
            <text:p>12845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Oct-15</text:p>
          </table:table-cell>
          <table:table-cell office:value-type="float" office:value="12010.29" calcext:value-type="float">
            <text:p>12010.29</text:p>
          </table:table-cell>
          <table:table-cell office:value-type="float" office:value="13123.93" calcext:value-type="float">
            <text:p>13123.93</text:p>
          </table:table-cell>
          <table:table-cell office:value-type="float" office:value="12010.29" calcext:value-type="float">
            <text:p>12010.29</text:p>
          </table:table-cell>
          <table:table-cell office:value-type="float" office:value="12937.43" calcext:value-type="float">
            <text:p>12937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Oct-15</text:p>
          </table:table-cell>
          <table:table-cell office:value-type="float" office:value="11875.47" calcext:value-type="float">
            <text:p>11875.47</text:p>
          </table:table-cell>
          <table:table-cell office:value-type="float" office:value="12005.53" calcext:value-type="float">
            <text:p>12005.53</text:p>
          </table:table-cell>
          <table:table-cell office:value-type="float" office:value="11448.22" calcext:value-type="float">
            <text:p>11448.22</text:p>
          </table:table-cell>
          <table:table-cell office:value-type="float" office:value="12005.53" calcext:value-type="float">
            <text:p>12005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Oct-15</text:p>
          </table:table-cell>
          <table:table-cell office:value-type="float" office:value="11066.32" calcext:value-type="float">
            <text:p>11066.32</text:p>
          </table:table-cell>
          <table:table-cell office:value-type="float" office:value="12177.43" calcext:value-type="float">
            <text:p>12177.43</text:p>
          </table:table-cell>
          <table:table-cell office:value-type="float" office:value="11066.32" calcext:value-type="float">
            <text:p>11066.32</text:p>
          </table:table-cell>
          <table:table-cell office:value-type="float" office:value="11958.94" calcext:value-type="float">
            <text:p>11958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Oct-15</text:p>
          </table:table-cell>
          <table:table-cell office:value-type="float" office:value="10622.28" calcext:value-type="float">
            <text:p>10622.28</text:p>
          </table:table-cell>
          <table:table-cell office:value-type="float" office:value="10974.28" calcext:value-type="float">
            <text:p>10974.28</text:p>
          </table:table-cell>
          <table:table-cell office:value-type="float" office:value="10589.16" calcext:value-type="float">
            <text:p>10589.16</text:p>
          </table:table-cell>
          <table:table-cell office:value-type="float" office:value="10929.57" calcext:value-type="float">
            <text:p>10929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Oct-15</text:p>
          </table:table-cell>
          <table:table-cell office:value-type="float" office:value="10328.55" calcext:value-type="float">
            <text:p>10328.55</text:p>
          </table:table-cell>
          <table:table-cell office:value-type="float" office:value="10588.52" calcext:value-type="float">
            <text:p>10588.52</text:p>
          </table:table-cell>
          <table:table-cell office:value-type="float" office:value="10328.55" calcext:value-type="float">
            <text:p>10328.55</text:p>
          </table:table-cell>
          <table:table-cell office:value-type="float" office:value="10583.55" calcext:value-type="float">
            <text:p>10583.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Oct-15</text:p>
          </table:table-cell>
          <table:table-cell office:value-type="float" office:value="10466.23" calcext:value-type="float">
            <text:p>10466.23</text:p>
          </table:table-cell>
          <table:table-cell office:value-type="float" office:value="10480.8" calcext:value-type="float">
            <text:p>10480.8</text:p>
          </table:table-cell>
          <table:table-cell office:value-type="float" office:value="10323.46" calcext:value-type="float">
            <text:p>10323.46</text:p>
          </table:table-cell>
          <table:table-cell office:value-type="float" office:value="10327.92" calcext:value-type="float">
            <text:p>10327.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Oct-15</text:p>
          </table:table-cell>
          <table:table-cell office:value-type="float" office:value="10455.9" calcext:value-type="float">
            <text:p>10455.9</text:p>
          </table:table-cell>
          <table:table-cell office:value-type="float" office:value="10574.1" calcext:value-type="float">
            <text:p>10574.1</text:p>
          </table:table-cell>
          <table:table-cell office:value-type="float" office:value="10424.59" calcext:value-type="float">
            <text:p>10424.59</text:p>
          </table:table-cell>
          <table:table-cell office:value-type="float" office:value="10466.23" calcext:value-type="float">
            <text:p>10466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Oct-15</text:p>
          </table:table-cell>
          <table:table-cell office:value-type="float" office:value="10404.15" calcext:value-type="float">
            <text:p>10404.15</text:p>
          </table:table-cell>
          <table:table-cell office:value-type="float" office:value="10500.35" calcext:value-type="float">
            <text:p>10500.35</text:p>
          </table:table-cell>
          <table:table-cell office:value-type="float" office:value="10356.86" calcext:value-type="float">
            <text:p>10356.86</text:p>
          </table:table-cell>
          <table:table-cell office:value-type="float" office:value="10447.74" calcext:value-type="float">
            <text:p>10447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Oct-15</text:p>
          </table:table-cell>
          <table:table-cell office:value-type="float" office:value="10218.81" calcext:value-type="float">
            <text:p>10218.81</text:p>
          </table:table-cell>
          <table:table-cell office:value-type="float" office:value="10498" calcext:value-type="float">
            <text:p>10498</text:p>
          </table:table-cell>
          <table:table-cell office:value-type="float" office:value="10206.44" calcext:value-type="float">
            <text:p>10206.44</text:p>
          </table:table-cell>
          <table:table-cell office:value-type="float" office:value="10479.91" calcext:value-type="float">
            <text:p>10479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Oct-15</text:p>
          </table:table-cell>
          <table:table-cell office:value-type="float" office:value="10229.19" calcext:value-type="float">
            <text:p>10229.19</text:p>
          </table:table-cell>
          <table:table-cell office:value-type="float" office:value="10337.99" calcext:value-type="float">
            <text:p>10337.99</text:p>
          </table:table-cell>
          <table:table-cell office:value-type="float" office:value="10157.35" calcext:value-type="float">
            <text:p>10157.35</text:p>
          </table:table-cell>
          <table:table-cell office:value-type="float" office:value="10323.16" calcext:value-type="float">
            <text:p>10323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Oct-15</text:p>
          </table:table-cell>
          <table:table-cell office:value-type="float" office:value="10122.77" calcext:value-type="float">
            <text:p>10122.77</text:p>
          </table:table-cell>
          <table:table-cell office:value-type="float" office:value="10224.52" calcext:value-type="float">
            <text:p>10224.52</text:p>
          </table:table-cell>
          <table:table-cell office:value-type="float" office:value="10098.91" calcext:value-type="float">
            <text:p>10098.91</text:p>
          </table:table-cell>
          <table:table-cell office:value-type="float" office:value="10156.18" calcext:value-type="float">
            <text:p>10156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Oct-15</text:p>
          </table:table-cell>
          <table:table-cell office:value-type="float" office:value="10205.53" calcext:value-type="float">
            <text:p>10205.53</text:p>
          </table:table-cell>
          <table:table-cell office:value-type="float" office:value="10383.87" calcext:value-type="float">
            <text:p>10383.87</text:p>
          </table:table-cell>
          <table:table-cell office:value-type="float" office:value="10076.12" calcext:value-type="float">
            <text:p>10076.12</text:p>
          </table:table-cell>
          <table:table-cell office:value-type="float" office:value="10109.22" calcext:value-type="float">
            <text:p>10109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Oct-15</text:p>
          </table:table-cell>
          <table:table-cell office:value-type="float" office:value="10305.81" calcext:value-type="float">
            <text:p>10305.81</text:p>
          </table:table-cell>
          <table:table-cell office:value-type="float" office:value="10395.21" calcext:value-type="float">
            <text:p>10395.21</text:p>
          </table:table-cell>
          <table:table-cell office:value-type="float" office:value="10168.61" calcext:value-type="float">
            <text:p>10168.61</text:p>
          </table:table-cell>
          <table:table-cell office:value-type="float" office:value="10202.38" calcext:value-type="float">
            <text:p>10202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Oct-15</text:p>
          </table:table-cell>
          <table:table-cell office:value-type="float" office:value="10099.89" calcext:value-type="float">
            <text:p>10099.89</text:p>
          </table:table-cell>
          <table:table-cell office:value-type="float" office:value="10321.34" calcext:value-type="float">
            <text:p>10321.34</text:p>
          </table:table-cell>
          <table:table-cell office:value-type="float" office:value="10009.66" calcext:value-type="float">
            <text:p>10009.66</text:p>
          </table:table-cell>
          <table:table-cell office:value-type="float" office:value="10305.81" calcext:value-type="float">
            <text:p>10305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Oct-15</text:p>
          </table:table-cell>
          <table:table-cell office:value-type="float" office:value="9790.51" calcext:value-type="float">
            <text:p>9790.51</text:p>
          </table:table-cell>
          <table:table-cell office:value-type="float" office:value="10108.84" calcext:value-type="float">
            <text:p>10108.84</text:p>
          </table:table-cell>
          <table:table-cell office:value-type="float" office:value="9790.51" calcext:value-type="float">
            <text:p>9790.51</text:p>
          </table:table-cell>
          <table:table-cell office:value-type="float" office:value="10095.13" calcext:value-type="float">
            <text:p>10095.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Oct-15</text:p>
          </table:table-cell>
          <table:table-cell office:value-type="float" office:value="9840.43" calcext:value-type="float">
            <text:p>9840.43</text:p>
          </table:table-cell>
          <table:table-cell office:value-type="float" office:value="9888.63" calcext:value-type="float">
            <text:p>9888.63</text:p>
          </table:table-cell>
          <table:table-cell office:value-type="float" office:value="9754.16" calcext:value-type="float">
            <text:p>9754.16</text:p>
          </table:table-cell>
          <table:table-cell office:value-type="float" office:value="9764.3" calcext:value-type="float">
            <text:p>9764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Oct-15</text:p>
          </table:table-cell>
          <table:table-cell office:value-type="float" office:value="9705.51" calcext:value-type="float">
            <text:p>9705.51</text:p>
          </table:table-cell>
          <table:table-cell office:value-type="float" office:value="9860.98" calcext:value-type="float">
            <text:p>9860.98</text:p>
          </table:table-cell>
          <table:table-cell office:value-type="float" office:value="9695.58" calcext:value-type="float">
            <text:p>9695.58</text:p>
          </table:table-cell>
          <table:table-cell office:value-type="float" office:value="9780.01" calcext:value-type="float">
            <text:p>9780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Oct-15</text:p>
          </table:table-cell>
          <table:table-cell office:value-type="float" office:value="9279.75" calcext:value-type="float">
            <text:p>9279.75</text:p>
          </table:table-cell>
          <table:table-cell office:value-type="float" office:value="9567.22" calcext:value-type="float">
            <text:p>9567.22</text:p>
          </table:table-cell>
          <table:table-cell office:value-type="float" office:value="9172.62" calcext:value-type="float">
            <text:p>9172.62</text:p>
          </table:table-cell>
          <table:table-cell office:value-type="float" office:value="9567.22" calcext:value-type="float">
            <text:p>9567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Oct-15</text:p>
          </table:table-cell>
          <table:table-cell office:value-type="float" office:value="9618.03" calcext:value-type="float">
            <text:p>9618.03</text:p>
          </table:table-cell>
          <table:table-cell office:value-type="float" office:value="9693.88" calcext:value-type="float">
            <text:p>9693.88</text:p>
          </table:table-cell>
          <table:table-cell office:value-type="float" office:value="9261.45" calcext:value-type="float">
            <text:p>9261.45</text:p>
          </table:table-cell>
          <table:table-cell office:value-type="float" office:value="9279.75" calcext:value-type="float">
            <text:p>9279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Sep-15</text:p>
          </table:table-cell>
          <table:table-cell office:value-type="float" office:value="9571.7" calcext:value-type="float">
            <text:p>9571.7</text:p>
          </table:table-cell>
          <table:table-cell office:value-type="float" office:value="9759.8" calcext:value-type="float">
            <text:p>9759.8</text:p>
          </table:table-cell>
          <table:table-cell office:value-type="float" office:value="9571.7" calcext:value-type="float">
            <text:p>9571.7</text:p>
          </table:table-cell>
          <table:table-cell office:value-type="float" office:value="9610.97" calcext:value-type="float">
            <text:p>9610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Sep-15</text:p>
          </table:table-cell>
          <table:table-cell office:value-type="float" office:value="9533.42" calcext:value-type="float">
            <text:p>9533.42</text:p>
          </table:table-cell>
          <table:table-cell office:value-type="float" office:value="9627.64" calcext:value-type="float">
            <text:p>9627.64</text:p>
          </table:table-cell>
          <table:table-cell office:value-type="float" office:value="9481.01" calcext:value-type="float">
            <text:p>9481.01</text:p>
          </table:table-cell>
          <table:table-cell office:value-type="float" office:value="9563.77" calcext:value-type="float">
            <text:p>9563.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Sep-15</text:p>
          </table:table-cell>
          <table:table-cell table:number-columns-repeated="2" office:value-type="float" office:value="9634.99" calcext:value-type="float">
            <text:p>9634.99</text:p>
          </table:table-cell>
          <table:table-cell office:value-type="float" office:value="9186.03" calcext:value-type="float">
            <text:p>9186.03</text:p>
          </table:table-cell>
          <table:table-cell office:value-type="float" office:value="9327.76" calcext:value-type="float">
            <text:p>9327.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Sep-15</text:p>
          </table:table-cell>
          <table:table-cell office:value-type="float" office:value="9103.57" calcext:value-type="float">
            <text:p>9103.57</text:p>
          </table:table-cell>
          <table:table-cell office:value-type="float" office:value="9649.09" calcext:value-type="float">
            <text:p>9649.09</text:p>
          </table:table-cell>
          <table:table-cell office:value-type="float" office:value="8941.23" calcext:value-type="float">
            <text:p>8941.23</text:p>
          </table:table-cell>
          <table:table-cell office:value-type="float" office:value="9637.64" calcext:value-type="float">
            <text:p>9637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Sep-15</text:p>
          </table:table-cell>
          <table:table-cell office:value-type="float" office:value="9245.93" calcext:value-type="float">
            <text:p>9245.93</text:p>
          </table:table-cell>
          <table:table-cell office:value-type="float" office:value="9254.15" calcext:value-type="float">
            <text:p>9254.15</text:p>
          </table:table-cell>
          <table:table-cell office:value-type="float" office:value="8501.93" calcext:value-type="float">
            <text:p>8501.93</text:p>
          </table:table-cell>
          <table:table-cell office:value-type="float" office:value="9100.96" calcext:value-type="float">
            <text:p>9100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Sep-15</text:p>
          </table:table-cell>
          <table:table-cell office:value-type="float" office:value="9409.13" calcext:value-type="float">
            <text:p>9409.13</text:p>
          </table:table-cell>
          <table:table-cell office:value-type="float" office:value="9478.4" calcext:value-type="float">
            <text:p>9478.4</text:p>
          </table:table-cell>
          <table:table-cell office:value-type="float" office:value="9115.49" calcext:value-type="float">
            <text:p>9115.49</text:p>
          </table:table-cell>
          <table:table-cell office:value-type="float" office:value="9287.94" calcext:value-type="float">
            <text:p>9287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Sep-15</text:p>
          </table:table-cell>
          <table:table-cell table:number-columns-repeated="2" office:value-type="float" office:value="9916.47" calcext:value-type="float">
            <text:p>9916.47</text:p>
          </table:table-cell>
          <table:table-cell office:value-type="float" office:value="9112.01" calcext:value-type="float">
            <text:p>9112.01</text:p>
          </table:table-cell>
          <table:table-cell office:value-type="float" office:value="9376.69" calcext:value-type="float">
            <text:p>9376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Sep-15</text:p>
          </table:table-cell>
          <table:table-cell office:value-type="float" office:value="10241.5" calcext:value-type="float">
            <text:p>10241.5</text:p>
          </table:table-cell>
          <table:table-cell office:value-type="float" office:value="10261.26" calcext:value-type="float">
            <text:p>10261.26</text:p>
          </table:table-cell>
          <table:table-cell office:value-type="float" office:value="9881.7" calcext:value-type="float">
            <text:p>9881.7</text:p>
          </table:table-cell>
          <table:table-cell office:value-type="float" office:value="9919.45" calcext:value-type="float">
            <text:p>9919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Sep-15</text:p>
          </table:table-cell>
          <table:table-cell office:value-type="float" office:value="10392.05" calcext:value-type="float">
            <text:p>10392.05</text:p>
          </table:table-cell>
          <table:table-cell office:value-type="float" office:value="10430.78" calcext:value-type="float">
            <text:p>10430.78</text:p>
          </table:table-cell>
          <table:table-cell office:value-type="float" office:value="10226.53" calcext:value-type="float">
            <text:p>10226.53</text:p>
          </table:table-cell>
          <table:table-cell office:value-type="float" office:value="10241.5" calcext:value-type="float">
            <text:p>10241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Sep-15</text:p>
          </table:table-cell>
          <table:table-cell office:value-type="float" office:value="10264.7" calcext:value-type="float">
            <text:p>10264.7</text:p>
          </table:table-cell>
          <table:table-cell office:value-type="float" office:value="10569.01" calcext:value-type="float">
            <text:p>10569.01</text:p>
          </table:table-cell>
          <table:table-cell office:value-type="float" office:value="10264.7" calcext:value-type="float">
            <text:p>10264.7</text:p>
          </table:table-cell>
          <table:table-cell office:value-type="float" office:value="10393.38" calcext:value-type="float">
            <text:p>10393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Sep-15</text:p>
          </table:table-cell>
          <table:table-cell office:value-type="float" office:value="10377.11" calcext:value-type="float">
            <text:p>10377.11</text:p>
          </table:table-cell>
          <table:table-cell office:value-type="float" office:value="10554.15" calcext:value-type="float">
            <text:p>10554.15</text:p>
          </table:table-cell>
          <table:table-cell office:value-type="float" office:value="10233.24" calcext:value-type="float">
            <text:p>10233.24</text:p>
          </table:table-cell>
          <table:table-cell office:value-type="float" office:value="10264.7" calcext:value-type="float">
            <text:p>10264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Sep-15</text:p>
          </table:table-cell>
          <table:table-cell office:value-type="float" office:value="10418.8" calcext:value-type="float">
            <text:p>10418.8</text:p>
          </table:table-cell>
          <table:table-cell office:value-type="float" office:value="10544.38" calcext:value-type="float">
            <text:p>10544.38</text:p>
          </table:table-cell>
          <table:table-cell office:value-type="float" office:value="10345.94" calcext:value-type="float">
            <text:p>10345.94</text:p>
          </table:table-cell>
          <table:table-cell office:value-type="float" office:value="10376.83" calcext:value-type="float">
            <text:p>10376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Sep-15</text:p>
          </table:table-cell>
          <table:table-cell table:number-columns-repeated="2" office:value-type="float" office:value="10664.26" calcext:value-type="float">
            <text:p>10664.26</text:p>
          </table:table-cell>
          <table:table-cell office:value-type="float" office:value="10417.67" calcext:value-type="float">
            <text:p>10417.67</text:p>
          </table:table-cell>
          <table:table-cell office:value-type="float" office:value="10419.62" calcext:value-type="float">
            <text:p>10419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Sep-15</text:p>
          </table:table-cell>
          <table:table-cell table:number-columns-repeated="2" office:value-type="float" office:value="10749.74" calcext:value-type="float">
            <text:p>10749.74</text:p>
          </table:table-cell>
          <table:table-cell office:value-type="float" office:value="10630.93" calcext:value-type="float">
            <text:p>10630.93</text:p>
          </table:table-cell>
          <table:table-cell office:value-type="float" office:value="10682.33" calcext:value-type="float">
            <text:p>10682.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Sep-15</text:p>
          </table:table-cell>
          <table:table-cell office:value-type="float" office:value="10718.21" calcext:value-type="float">
            <text:p>10718.21</text:p>
          </table:table-cell>
          <table:table-cell office:value-type="float" office:value="10795.78" calcext:value-type="float">
            <text:p>10795.78</text:p>
          </table:table-cell>
          <table:table-cell office:value-type="float" office:value="10630.39" calcext:value-type="float">
            <text:p>10630.39</text:p>
          </table:table-cell>
          <table:table-cell office:value-type="float" office:value="10752.53" calcext:value-type="float">
            <text:p>10752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Sep-15</text:p>
          </table:table-cell>
          <table:table-cell office:value-type="float" office:value="10778.56" calcext:value-type="float">
            <text:p>10778.56</text:p>
          </table:table-cell>
          <table:table-cell office:value-type="float" office:value="10839.41" calcext:value-type="float">
            <text:p>10839.41</text:p>
          </table:table-cell>
          <table:table-cell office:value-type="float" office:value="10701.9" calcext:value-type="float">
            <text:p>10701.9</text:p>
          </table:table-cell>
          <table:table-cell office:value-type="float" office:value="10760.63" calcext:value-type="float">
            <text:p>10760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Sep-15</text:p>
          </table:table-cell>
          <table:table-cell office:value-type="float" office:value="10493.27" calcext:value-type="float">
            <text:p>10493.27</text:p>
          </table:table-cell>
          <table:table-cell office:value-type="float" office:value="10750.65" calcext:value-type="float">
            <text:p>10750.65</text:p>
          </table:table-cell>
          <table:table-cell office:value-type="float" office:value="10493.27" calcext:value-type="float">
            <text:p>10493.27</text:p>
          </table:table-cell>
          <table:table-cell office:value-type="float" office:value="10705.63" calcext:value-type="float">
            <text:p>10705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Sep-15</text:p>
          </table:table-cell>
          <table:table-cell office:value-type="float" office:value="10433.69" calcext:value-type="float">
            <text:p>10433.69</text:p>
          </table:table-cell>
          <table:table-cell office:value-type="float" office:value="10472.63" calcext:value-type="float">
            <text:p>10472.63</text:p>
          </table:table-cell>
          <table:table-cell office:value-type="float" office:value="10376.37" calcext:value-type="float">
            <text:p>10376.37</text:p>
          </table:table-cell>
          <table:table-cell office:value-type="float" office:value="10472.63" calcext:value-type="float">
            <text:p>10472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Sep-15</text:p>
          </table:table-cell>
          <table:table-cell office:value-type="float" office:value="10358.74" calcext:value-type="float">
            <text:p>10358.74</text:p>
          </table:table-cell>
          <table:table-cell office:value-type="float" office:value="10437.75" calcext:value-type="float">
            <text:p>10437.75</text:p>
          </table:table-cell>
          <table:table-cell office:value-type="float" office:value="10274.99" calcext:value-type="float">
            <text:p>10274.99</text:p>
          </table:table-cell>
          <table:table-cell office:value-type="float" office:value="10437.75" calcext:value-type="float">
            <text:p>10437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Sep-15</text:p>
          </table:table-cell>
          <table:table-cell office:value-type="float" office:value="10185.95" calcext:value-type="float">
            <text:p>10185.95</text:p>
          </table:table-cell>
          <table:table-cell office:value-type="float" office:value="10403.92" calcext:value-type="float">
            <text:p>10403.92</text:p>
          </table:table-cell>
          <table:table-cell office:value-type="float" office:value="10172.09" calcext:value-type="float">
            <text:p>10172.09</text:p>
          </table:table-cell>
          <table:table-cell office:value-type="float" office:value="10368.63" calcext:value-type="float">
            <text:p>10368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Sep-15</text:p>
          </table:table-cell>
          <table:table-cell office:value-type="float" office:value="10143.88" calcext:value-type="float">
            <text:p>10143.88</text:p>
          </table:table-cell>
          <table:table-cell office:value-type="float" office:value="10237.76" calcext:value-type="float">
            <text:p>10237.76</text:p>
          </table:table-cell>
          <table:table-cell office:value-type="float" office:value="10071.46" calcext:value-type="float">
            <text:p>10071.46</text:p>
          </table:table-cell>
          <table:table-cell office:value-type="float" office:value="10187.23" calcext:value-type="float">
            <text:p>10187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Sep-15</text:p>
          </table:table-cell>
          <table:table-cell table:number-columns-repeated="2" office:value-type="float" office:value="10297.44" calcext:value-type="float">
            <text:p>10297.44</text:p>
          </table:table-cell>
          <table:table-cell office:value-type="float" office:value="10099.03" calcext:value-type="float">
            <text:p>10099.03</text:p>
          </table:table-cell>
          <table:table-cell office:value-type="float" office:value="10131.71" calcext:value-type="float">
            <text:p>10131.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Aug-15</text:p>
          </table:table-cell>
          <table:table-cell office:value-type="float" office:value="10292.81" calcext:value-type="float">
            <text:p>10292.81</text:p>
          </table:table-cell>
          <table:table-cell office:value-type="float" office:value="10365.67" calcext:value-type="float">
            <text:p>10365.67</text:p>
          </table:table-cell>
          <table:table-cell office:value-type="float" office:value="10067.89" calcext:value-type="float">
            <text:p>10067.89</text:p>
          </table:table-cell>
          <table:table-cell office:value-type="float" office:value="10307.32" calcext:value-type="float">
            <text:p>10307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ug-15</text:p>
          </table:table-cell>
          <table:table-cell office:value-type="float" office:value="10240.61" calcext:value-type="float">
            <text:p>10240.61</text:p>
          </table:table-cell>
          <table:table-cell office:value-type="float" office:value="10448.02" calcext:value-type="float">
            <text:p>10448.02</text:p>
          </table:table-cell>
          <table:table-cell office:value-type="float" office:value="10201.82" calcext:value-type="float">
            <text:p>10201.82</text:p>
          </table:table-cell>
          <table:table-cell office:value-type="float" office:value="10292.81" calcext:value-type="float">
            <text:p>10292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Aug-15</text:p>
          </table:table-cell>
          <table:table-cell office:value-type="float" office:value="10069.57" calcext:value-type="float">
            <text:p>10069.57</text:p>
          </table:table-cell>
          <table:table-cell office:value-type="float" office:value="10287.18" calcext:value-type="float">
            <text:p>10287.18</text:p>
          </table:table-cell>
          <table:table-cell office:value-type="float" office:value="9981.37" calcext:value-type="float">
            <text:p>9981.37</text:p>
          </table:table-cell>
          <table:table-cell office:value-type="float" office:value="10240.35" calcext:value-type="float">
            <text:p>10240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Aug-15</text:p>
          </table:table-cell>
          <table:table-cell office:value-type="float" office:value="9391.73" calcext:value-type="float">
            <text:p>9391.73</text:p>
          </table:table-cell>
          <table:table-cell office:value-type="float" office:value="9852.47" calcext:value-type="float">
            <text:p>9852.47</text:p>
          </table:table-cell>
          <table:table-cell office:value-type="float" office:value="9391.73" calcext:value-type="float">
            <text:p>9391.73</text:p>
          </table:table-cell>
          <table:table-cell office:value-type="float" office:value="9852.47" calcext:value-type="float">
            <text:p>9852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ug-15</text:p>
          </table:table-cell>
          <table:table-cell office:value-type="float" office:value="9379.78" calcext:value-type="float">
            <text:p>9379.78</text:p>
          </table:table-cell>
          <table:table-cell office:value-type="float" office:value="9784.85" calcext:value-type="float">
            <text:p>9784.85</text:p>
          </table:table-cell>
          <table:table-cell office:value-type="float" office:value="9276.94" calcext:value-type="float">
            <text:p>9276.94</text:p>
          </table:table-cell>
          <table:table-cell office:value-type="float" office:value="9297.79" calcext:value-type="float">
            <text:p>9297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Aug-15</text:p>
          </table:table-cell>
          <table:table-cell table:number-columns-repeated="2" office:value-type="float" office:value="9954.23" calcext:value-type="float">
            <text:p>9954.23</text:p>
          </table:table-cell>
          <table:table-cell office:value-type="float" office:value="9309.8" calcext:value-type="float">
            <text:p>9309.8</text:p>
          </table:table-cell>
          <table:table-cell office:value-type="float" office:value="9372.48" calcext:value-type="float">
            <text:p>9372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ug-15</text:p>
          </table:table-cell>
          <table:table-cell table:number-columns-repeated="2" office:value-type="float" office:value="10357.86" calcext:value-type="float">
            <text:p>10357.86</text:p>
          </table:table-cell>
          <table:table-cell office:value-type="float" office:value="9733.35" calcext:value-type="float">
            <text:p>9733.35</text:p>
          </table:table-cell>
          <table:table-cell office:value-type="float" office:value="9972.93" calcext:value-type="float">
            <text:p>9972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Aug-15</text:p>
          </table:table-cell>
          <table:table-cell table:number-columns-repeated="2" office:value-type="float" office:value="10519.68" calcext:value-type="float">
            <text:p>10519.68</text:p>
          </table:table-cell>
          <table:table-cell office:value-type="float" office:value="10308.76" calcext:value-type="float">
            <text:p>10308.76</text:p>
          </table:table-cell>
          <table:table-cell office:value-type="float" office:value="10355.63" calcext:value-type="float">
            <text:p>10355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Aug-15</text:p>
          </table:table-cell>
          <table:table-cell table:number-columns-repeated="2" office:value-type="float" office:value="10732.27" calcext:value-type="float">
            <text:p>10732.27</text:p>
          </table:table-cell>
          <table:table-cell office:value-type="float" office:value="10331.43" calcext:value-type="float">
            <text:p>10331.43</text:p>
          </table:table-cell>
          <table:table-cell office:value-type="float" office:value="10519.68" calcext:value-type="float">
            <text:p>10519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Aug-15</text:p>
          </table:table-cell>
          <table:table-cell office:value-type="float" office:value="10886.28" calcext:value-type="float">
            <text:p>10886.28</text:p>
          </table:table-cell>
          <table:table-cell office:value-type="float" office:value="10891.21" calcext:value-type="float">
            <text:p>10891.21</text:p>
          </table:table-cell>
          <table:table-cell office:value-type="float" office:value="10742.78" calcext:value-type="float">
            <text:p>10742.78</text:p>
          </table:table-cell>
          <table:table-cell office:value-type="float" office:value="10757.02" calcext:value-type="float">
            <text:p>10757.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Aug-15</text:p>
          </table:table-cell>
          <table:table-cell table:number-columns-repeated="2" office:value-type="float" office:value="11132.15" calcext:value-type="float">
            <text:p>11132.15</text:p>
          </table:table-cell>
          <table:table-cell office:value-type="float" office:value="10909.37" calcext:value-type="float">
            <text:p>10909.37</text:p>
          </table:table-cell>
          <table:table-cell office:value-type="float" office:value="10921.46" calcext:value-type="float">
            <text:p>10921.4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Aug-15</text:p>
          </table:table-cell>
          <table:table-cell office:value-type="float" office:value="10983" calcext:value-type="float">
            <text:p>10983</text:p>
          </table:table-cell>
          <table:table-cell office:value-type="float" office:value="11187.59" calcext:value-type="float">
            <text:p>11187.59</text:p>
          </table:table-cell>
          <table:table-cell office:value-type="float" office:value="10931.18" calcext:value-type="float">
            <text:p>10931.18</text:p>
          </table:table-cell>
          <table:table-cell office:value-type="float" office:value="11158.08" calcext:value-type="float">
            <text:p>11158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Aug-15</text:p>
          </table:table-cell>
          <table:table-cell office:value-type="float" office:value="11017.58" calcext:value-type="float">
            <text:p>11017.58</text:p>
          </table:table-cell>
          <table:table-cell office:value-type="float" office:value="11029.56" calcext:value-type="float">
            <text:p>11029.56</text:p>
          </table:table-cell>
          <table:table-cell office:value-type="float" office:value="10743.97" calcext:value-type="float">
            <text:p>10743.97</text:p>
          </table:table-cell>
          <table:table-cell office:value-type="float" office:value="10998.23" calcext:value-type="float">
            <text:p>10998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ug-15</text:p>
          </table:table-cell>
          <table:table-cell table:number-columns-repeated="2" office:value-type="float" office:value="11135.38" calcext:value-type="float">
            <text:p>11135.38</text:p>
          </table:table-cell>
          <table:table-cell office:value-type="float" office:value="10883.55" calcext:value-type="float">
            <text:p>10883.55</text:p>
          </table:table-cell>
          <table:table-cell office:value-type="float" office:value="11016.18" calcext:value-type="float">
            <text:p>11016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Aug-15</text:p>
          </table:table-cell>
          <table:table-cell office:value-type="float" office:value="10671.89" calcext:value-type="float">
            <text:p>10671.89</text:p>
          </table:table-cell>
          <table:table-cell office:value-type="float" office:value="11309.72" calcext:value-type="float">
            <text:p>11309.72</text:p>
          </table:table-cell>
          <table:table-cell office:value-type="float" office:value="10671.14" calcext:value-type="float">
            <text:p>10671.14</text:p>
          </table:table-cell>
          <table:table-cell office:value-type="float" office:value="11274.11" calcext:value-type="float">
            <text:p>11274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ug-15</text:p>
          </table:table-cell>
          <table:table-cell office:value-type="float" office:value="10637.35" calcext:value-type="float">
            <text:p>10637.35</text:p>
          </table:table-cell>
          <table:table-cell office:value-type="float" office:value="10705.33" calcext:value-type="float">
            <text:p>10705.33</text:p>
          </table:table-cell>
          <table:table-cell office:value-type="float" office:value="10516.85" calcext:value-type="float">
            <text:p>10516.85</text:p>
          </table:table-cell>
          <table:table-cell office:value-type="float" office:value="10658.47" calcext:value-type="float">
            <text:p>10658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Aug-15</text:p>
          </table:table-cell>
          <table:table-cell office:value-type="float" office:value="10315.33" calcext:value-type="float">
            <text:p>10315.33</text:p>
          </table:table-cell>
          <table:table-cell office:value-type="float" office:value="10676.23" calcext:value-type="float">
            <text:p>10676.23</text:p>
          </table:table-cell>
          <table:table-cell office:value-type="float" office:value="10239.07" calcext:value-type="float">
            <text:p>10239.07</text:p>
          </table:table-cell>
          <table:table-cell office:value-type="float" office:value="10623.51" calcext:value-type="float">
            <text:p>10623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Aug-15</text:p>
          </table:table-cell>
          <table:table-cell office:value-type="float" office:value="10077.1" calcext:value-type="float">
            <text:p>10077.1</text:p>
          </table:table-cell>
          <table:table-cell office:value-type="float" office:value="10291.35" calcext:value-type="float">
            <text:p>10291.35</text:p>
          </table:table-cell>
          <table:table-cell office:value-type="float" office:value="10072.66" calcext:value-type="float">
            <text:p>10072.66</text:p>
          </table:table-cell>
          <table:table-cell office:value-type="float" office:value="10291.35" calcext:value-type="float">
            <text:p>10291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ug-15</text:p>
          </table:table-cell>
          <table:table-cell table:number-columns-repeated="2" office:value-type="float" office:value="10296.27" calcext:value-type="float">
            <text:p>10296.27</text:p>
          </table:table-cell>
          <table:table-cell office:value-type="float" office:value="9995.82" calcext:value-type="float">
            <text:p>9995.82</text:p>
          </table:table-cell>
          <table:table-cell office:value-type="float" office:value="10088.28" calcext:value-type="float">
            <text:p>10088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Aug-15</text:p>
          </table:table-cell>
          <table:table-cell office:value-type="float" office:value="10333" calcext:value-type="float">
            <text:p>10333</text:p>
          </table:table-cell>
          <table:table-cell office:value-type="float" office:value="10344.01" calcext:value-type="float">
            <text:p>10344.01</text:p>
          </table:table-cell>
          <table:table-cell office:value-type="float" office:value="10235.86" calcext:value-type="float">
            <text:p>10235.86</text:p>
          </table:table-cell>
          <table:table-cell office:value-type="float" office:value="10252.07" calcext:value-type="float">
            <text:p>10252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Jul-15</text:p>
          </table:table-cell>
          <table:table-cell office:value-type="float" office:value="10461.44" calcext:value-type="float">
            <text:p>10461.44</text:p>
          </table:table-cell>
          <table:table-cell office:value-type="float" office:value="10502.54" calcext:value-type="float">
            <text:p>10502.54</text:p>
          </table:table-cell>
          <table:table-cell office:value-type="float" office:value="10303.27" calcext:value-type="float">
            <text:p>10303.27</text:p>
          </table:table-cell>
          <table:table-cell office:value-type="float" office:value="10333.08" calcext:value-type="float">
            <text:p>10333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ul-15</text:p>
          </table:table-cell>
          <table:table-cell office:value-type="float" office:value="10420.94" calcext:value-type="float">
            <text:p>10420.94</text:p>
          </table:table-cell>
          <table:table-cell office:value-type="float" office:value="10458.86" calcext:value-type="float">
            <text:p>10458.86</text:p>
          </table:table-cell>
          <table:table-cell office:value-type="float" office:value="10288.59" calcext:value-type="float">
            <text:p>10288.59</text:p>
          </table:table-cell>
          <table:table-cell office:value-type="float" office:value="10458.86" calcext:value-type="float">
            <text:p>10458.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ul-15</text:p>
          </table:table-cell>
          <table:table-cell office:value-type="float" office:value="10228.54" calcext:value-type="float">
            <text:p>10228.54</text:p>
          </table:table-cell>
          <table:table-cell office:value-type="float" office:value="10424.61" calcext:value-type="float">
            <text:p>10424.61</text:p>
          </table:table-cell>
          <table:table-cell office:value-type="float" office:value="10214.52" calcext:value-type="float">
            <text:p>10214.52</text:p>
          </table:table-cell>
          <table:table-cell office:value-type="float" office:value="10420.56" calcext:value-type="float">
            <text:p>10420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ul-15</text:p>
          </table:table-cell>
          <table:table-cell office:value-type="float" office:value="10028.94" calcext:value-type="float">
            <text:p>10028.94</text:p>
          </table:table-cell>
          <table:table-cell office:value-type="float" office:value="10249.8" calcext:value-type="float">
            <text:p>10249.8</text:p>
          </table:table-cell>
          <table:table-cell office:value-type="float" office:value="10010.67" calcext:value-type="float">
            <text:p>10010.67</text:p>
          </table:table-cell>
          <table:table-cell office:value-type="float" office:value="10151.8" calcext:value-type="float">
            <text:p>10151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ul-15</text:p>
          </table:table-cell>
          <table:table-cell table:number-columns-repeated="2" office:value-type="float" office:value="10184.18" calcext:value-type="float">
            <text:p>10184.18</text:p>
          </table:table-cell>
          <table:table-cell office:value-type="float" office:value="9962.04" calcext:value-type="float">
            <text:p>9962.04</text:p>
          </table:table-cell>
          <table:table-cell office:value-type="float" office:value="9994.43" calcext:value-type="float">
            <text:p>9994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ul-15</text:p>
          </table:table-cell>
          <table:table-cell table:number-columns-repeated="2" office:value-type="float" office:value="10870.36" calcext:value-type="float">
            <text:p>10870.36</text:p>
          </table:table-cell>
          <table:table-cell office:value-type="float" office:value="10183.72" calcext:value-type="float">
            <text:p>10183.72</text:p>
          </table:table-cell>
          <table:table-cell office:value-type="float" office:value="10187.53" calcext:value-type="float">
            <text:p>10187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ul-15</text:p>
          </table:table-cell>
          <table:table-cell office:value-type="float" office:value="10882.45" calcext:value-type="float">
            <text:p>10882.45</text:p>
          </table:table-cell>
          <table:table-cell office:value-type="float" office:value="10888.16" calcext:value-type="float">
            <text:p>10888.16</text:p>
          </table:table-cell>
          <table:table-cell office:value-type="float" office:value="10781.52" calcext:value-type="float">
            <text:p>10781.52</text:p>
          </table:table-cell>
          <table:table-cell office:value-type="float" office:value="10882.53" calcext:value-type="float">
            <text:p>10882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ul-15</text:p>
          </table:table-cell>
          <table:table-cell office:value-type="float" office:value="11261.08" calcext:value-type="float">
            <text:p>11261.08</text:p>
          </table:table-cell>
          <table:table-cell office:value-type="float" office:value="11273.62" calcext:value-type="float">
            <text:p>11273.62</text:p>
          </table:table-cell>
          <table:table-cell office:value-type="float" office:value="10874.27" calcext:value-type="float">
            <text:p>10874.27</text:p>
          </table:table-cell>
          <table:table-cell office:value-type="float" office:value="10898.88" calcext:value-type="float">
            <text:p>10898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ul-15</text:p>
          </table:table-cell>
          <table:table-cell office:value-type="float" office:value="11180.22" calcext:value-type="float">
            <text:p>11180.22</text:p>
          </table:table-cell>
          <table:table-cell office:value-type="float" office:value="11246.26" calcext:value-type="float">
            <text:p>11246.26</text:p>
          </table:table-cell>
          <table:table-cell office:value-type="float" office:value="11036.84" calcext:value-type="float">
            <text:p>11036.84</text:p>
          </table:table-cell>
          <table:table-cell office:value-type="float" office:value="11246.26" calcext:value-type="float">
            <text:p>11246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Jul-15</text:p>
          </table:table-cell>
          <table:table-cell table:number-columns-repeated="2" office:value-type="float" office:value="11503.68" calcext:value-type="float">
            <text:p>11503.68</text:p>
          </table:table-cell>
          <table:table-cell office:value-type="float" office:value="11152.7" calcext:value-type="float">
            <text:p>11152.7</text:p>
          </table:table-cell>
          <table:table-cell office:value-type="float" office:value="11174.63" calcext:value-type="float">
            <text:p>11174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Jul-15</text:p>
          </table:table-cell>
          <table:table-cell office:value-type="float" office:value="11402.98" calcext:value-type="float">
            <text:p>11402.98</text:p>
          </table:table-cell>
          <table:table-cell office:value-type="float" office:value="11562.22" calcext:value-type="float">
            <text:p>11562.22</text:p>
          </table:table-cell>
          <table:table-cell office:value-type="float" office:value="11264.92" calcext:value-type="float">
            <text:p>11264.92</text:p>
          </table:table-cell>
          <table:table-cell office:value-type="float" office:value="11540.83" calcext:value-type="float">
            <text:p>11540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ul-15</text:p>
          </table:table-cell>
          <table:table-cell office:value-type="float" office:value="11283.94" calcext:value-type="float">
            <text:p>11283.94</text:p>
          </table:table-cell>
          <table:table-cell office:value-type="float" office:value="11528.04" calcext:value-type="float">
            <text:p>11528.04</text:p>
          </table:table-cell>
          <table:table-cell office:value-type="float" office:value="11283.94" calcext:value-type="float">
            <text:p>11283.94</text:p>
          </table:table-cell>
          <table:table-cell office:value-type="float" office:value="11443.21" calcext:value-type="float">
            <text:p>11443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ul-15</text:p>
          </table:table-cell>
          <table:table-cell office:value-type="float" office:value="11141.71" calcext:value-type="float">
            <text:p>11141.71</text:p>
          </table:table-cell>
          <table:table-cell office:value-type="float" office:value="11323.77" calcext:value-type="float">
            <text:p>11323.77</text:p>
          </table:table-cell>
          <table:table-cell office:value-type="float" office:value="11141.71" calcext:value-type="float">
            <text:p>11141.71</text:p>
          </table:table-cell>
          <table:table-cell office:value-type="float" office:value="11279.68" calcext:value-type="float">
            <text:p>11279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ul-15</text:p>
          </table:table-cell>
          <table:table-cell office:value-type="float" office:value="10764.22" calcext:value-type="float">
            <text:p>10764.22</text:p>
          </table:table-cell>
          <table:table-cell office:value-type="float" office:value="11117.69" calcext:value-type="float">
            <text:p>11117.69</text:p>
          </table:table-cell>
          <table:table-cell office:value-type="float" office:value="10756.32" calcext:value-type="float">
            <text:p>10756.32</text:p>
          </table:table-cell>
          <table:table-cell office:value-type="float" office:value="11108.74" calcext:value-type="float">
            <text:p>11108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ul-15</text:p>
          </table:table-cell>
          <table:table-cell office:value-type="float" office:value="10551.96" calcext:value-type="float">
            <text:p>10551.96</text:p>
          </table:table-cell>
          <table:table-cell office:value-type="float" office:value="10765.32" calcext:value-type="float">
            <text:p>10765.32</text:p>
          </table:table-cell>
          <table:table-cell office:value-type="float" office:value="10551.96" calcext:value-type="float">
            <text:p>10551.96</text:p>
          </table:table-cell>
          <table:table-cell office:value-type="float" office:value="10765.23" calcext:value-type="float">
            <text:p>10765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ul-15</text:p>
          </table:table-cell>
          <table:table-cell office:value-type="float" office:value="10588.51" calcext:value-type="float">
            <text:p>10588.51</text:p>
          </table:table-cell>
          <table:table-cell office:value-type="float" office:value="10717.26" calcext:value-type="float">
            <text:p>10717.26</text:p>
          </table:table-cell>
          <table:table-cell table:number-columns-repeated="2" office:value-type="float" office:value="10542.83" calcext:value-type="float">
            <text:p>10542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ul-15</text:p>
          </table:table-cell>
          <table:table-cell table:number-columns-repeated="2" office:value-type="float" office:value="10729.34" calcext:value-type="float">
            <text:p>10729.34</text:p>
          </table:table-cell>
          <table:table-cell office:value-type="float" office:value="10423.81" calcext:value-type="float">
            <text:p>10423.81</text:p>
          </table:table-cell>
          <table:table-cell office:value-type="float" office:value="10449.26" calcext:value-type="float">
            <text:p>10449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ul-15</text:p>
          </table:table-cell>
          <table:table-cell office:value-type="string" calcext:value-type="string">
            <text:p>-</text:p>
          </table:table-cell>
          <table:table-cell office:value-type="float" office:value="10757.83" calcext:value-type="float">
            <text:p>10757.83</text:p>
          </table:table-cell>
          <table:table-cell office:value-type="float" office:value="10318.11" calcext:value-type="float">
            <text:p>10318.11</text:p>
          </table:table-cell>
          <table:table-cell office:value-type="float" office:value="10734.96" calcext:value-type="float">
            <text:p>10734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ul-15</text:p>
          </table:table-cell>
          <table:table-cell office:value-type="float" office:value="10492.75" calcext:value-type="float">
            <text:p>10492.75</text:p>
          </table:table-cell>
          <table:table-cell office:value-type="float" office:value="10719.14" calcext:value-type="float">
            <text:p>10719.14</text:p>
          </table:table-cell>
          <table:table-cell office:value-type="float" office:value="10437.28" calcext:value-type="float">
            <text:p>10437.28</text:p>
          </table:table-cell>
          <table:table-cell office:value-type="float" office:value="10691.76" calcext:value-type="float">
            <text:p>10691.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ul-15</text:p>
          </table:table-cell>
          <table:table-cell office:value-type="float" office:value="10459.12" calcext:value-type="float">
            <text:p>10459.12</text:p>
          </table:table-cell>
          <table:table-cell office:value-type="float" office:value="10599.26" calcext:value-type="float">
            <text:p>10599.26</text:p>
          </table:table-cell>
          <table:table-cell office:value-type="float" office:value="10459.12" calcext:value-type="float">
            <text:p>10459.12</text:p>
          </table:table-cell>
          <table:table-cell office:value-type="float" office:value="10534.17" calcext:value-type="float">
            <text:p>10534.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l-15</text:p>
          </table:table-cell>
          <table:table-cell office:value-type="float" office:value="10308.25" calcext:value-type="float">
            <text:p>10308.25</text:p>
          </table:table-cell>
          <table:table-cell office:value-type="float" office:value="10490.46" calcext:value-type="float">
            <text:p>10490.46</text:p>
          </table:table-cell>
          <table:table-cell office:value-type="float" office:value="10216.23" calcext:value-type="float">
            <text:p>10216.23</text:p>
          </table:table-cell>
          <table:table-cell office:value-type="float" office:value="10459.12" calcext:value-type="float">
            <text:p>10459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l-15</text:p>
          </table:table-cell>
          <table:table-cell office:value-type="float" office:value="10189.27" calcext:value-type="float">
            <text:p>10189.27</text:p>
          </table:table-cell>
          <table:table-cell office:value-type="float" office:value="10444.38" calcext:value-type="float">
            <text:p>10444.38</text:p>
          </table:table-cell>
          <table:table-cell office:value-type="float" office:value="10189.27" calcext:value-type="float">
            <text:p>10189.27</text:p>
          </table:table-cell>
          <table:table-cell office:value-type="float" office:value="10306.2" calcext:value-type="float">
            <text:p>10306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un-15</text:p>
          </table:table-cell>
          <table:table-cell office:value-type="float" office:value="9854.68" calcext:value-type="float">
            <text:p>9854.68</text:p>
          </table:table-cell>
          <table:table-cell office:value-type="float" office:value="10207.7" calcext:value-type="float">
            <text:p>10207.7</text:p>
          </table:table-cell>
          <table:table-cell office:value-type="float" office:value="9854.68" calcext:value-type="float">
            <text:p>9854.68</text:p>
          </table:table-cell>
          <table:table-cell office:value-type="float" office:value="10185.37" calcext:value-type="float">
            <text:p>10185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un-15</text:p>
          </table:table-cell>
          <table:table-cell office:value-type="float" office:value="9896.82" calcext:value-type="float">
            <text:p>9896.82</text:p>
          </table:table-cell>
          <table:table-cell office:value-type="float" office:value="9902.4" calcext:value-type="float">
            <text:p>9902.4</text:p>
          </table:table-cell>
          <table:table-cell office:value-type="float" office:value="9839.67" calcext:value-type="float">
            <text:p>9839.67</text:p>
          </table:table-cell>
          <table:table-cell office:value-type="float" office:value="9851.39" calcext:value-type="float">
            <text:p>9851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un-15</text:p>
          </table:table-cell>
          <table:table-cell office:value-type="float" office:value="10089.64" calcext:value-type="float">
            <text:p>10089.64</text:p>
          </table:table-cell>
          <table:table-cell office:value-type="float" office:value="10140.32" calcext:value-type="float">
            <text:p>10140.32</text:p>
          </table:table-cell>
          <table:table-cell office:value-type="float" office:value="10025.35" calcext:value-type="float">
            <text:p>10025.35</text:p>
          </table:table-cell>
          <table:table-cell office:value-type="float" office:value="10140.32" calcext:value-type="float">
            <text:p>10140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un-15</text:p>
          </table:table-cell>
          <table:table-cell office:value-type="float" office:value="10009.99" calcext:value-type="float">
            <text:p>10009.99</text:p>
          </table:table-cell>
          <table:table-cell office:value-type="float" office:value="10105.92" calcext:value-type="float">
            <text:p>10105.92</text:p>
          </table:table-cell>
          <table:table-cell office:value-type="float" office:value="9985.97" calcext:value-type="float">
            <text:p>9985.97</text:p>
          </table:table-cell>
          <table:table-cell office:value-type="float" office:value="10069.91" calcext:value-type="float">
            <text:p>10069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un-15</text:p>
          </table:table-cell>
          <table:table-cell office:value-type="float" office:value="10082.4" calcext:value-type="float">
            <text:p>10082.4</text:p>
          </table:table-cell>
          <table:table-cell office:value-type="float" office:value="10148.69" calcext:value-type="float">
            <text:p>10148.69</text:p>
          </table:table-cell>
          <table:table-cell office:value-type="float" office:value="9976.45" calcext:value-type="float">
            <text:p>9976.45</text:p>
          </table:table-cell>
          <table:table-cell office:value-type="float" office:value="10009.99" calcext:value-type="float">
            <text:p>10009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un-15</text:p>
          </table:table-cell>
          <table:table-cell office:value-type="float" office:value="10144.37" calcext:value-type="float">
            <text:p>10144.37</text:p>
          </table:table-cell>
          <table:table-cell office:value-type="float" office:value="10195.53" calcext:value-type="float">
            <text:p>10195.53</text:p>
          </table:table-cell>
          <table:table-cell office:value-type="float" office:value="9957.1" calcext:value-type="float">
            <text:p>9957.1</text:p>
          </table:table-cell>
          <table:table-cell office:value-type="float" office:value="10082.4" calcext:value-type="float">
            <text:p>10082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un-15</text:p>
          </table:table-cell>
          <table:table-cell office:value-type="float" office:value="9664.29" calcext:value-type="float">
            <text:p>9664.29</text:p>
          </table:table-cell>
          <table:table-cell office:value-type="float" office:value="10140.66" calcext:value-type="float">
            <text:p>10140.66</text:p>
          </table:table-cell>
          <table:table-cell office:value-type="float" office:value="9664.29" calcext:value-type="float">
            <text:p>9664.29</text:p>
          </table:table-cell>
          <table:table-cell office:value-type="float" office:value="10140.66" calcext:value-type="float">
            <text:p>10140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un-15</text:p>
          </table:table-cell>
          <table:table-cell office:value-type="float" office:value="9534.77" calcext:value-type="float">
            <text:p>9534.77</text:p>
          </table:table-cell>
          <table:table-cell office:value-type="float" office:value="9771.86" calcext:value-type="float">
            <text:p>9771.86</text:p>
          </table:table-cell>
          <table:table-cell office:value-type="float" office:value="9528.94" calcext:value-type="float">
            <text:p>9528.94</text:p>
          </table:table-cell>
          <table:table-cell office:value-type="float" office:value="9632.73" calcext:value-type="float">
            <text:p>9632.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un-15</text:p>
          </table:table-cell>
          <table:table-cell office:value-type="float" office:value="9582.82" calcext:value-type="float">
            <text:p>9582.82</text:p>
          </table:table-cell>
          <table:table-cell office:value-type="float" office:value="9684.33" calcext:value-type="float">
            <text:p>9684.33</text:p>
          </table:table-cell>
          <table:table-cell office:value-type="float" office:value="9404.75" calcext:value-type="float">
            <text:p>9404.75</text:p>
          </table:table-cell>
          <table:table-cell office:value-type="float" office:value="9534.11" calcext:value-type="float">
            <text:p>9534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Jun-15</text:p>
          </table:table-cell>
          <table:table-cell table:number-columns-repeated="2" office:value-type="float" office:value="9927.94" calcext:value-type="float">
            <text:p>9927.94</text:p>
          </table:table-cell>
          <table:table-cell office:value-type="float" office:value="9496.3" calcext:value-type="float">
            <text:p>9496.3</text:p>
          </table:table-cell>
          <table:table-cell office:value-type="float" office:value="9578.33" calcext:value-type="float">
            <text:p>9578.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un-15</text:p>
          </table:table-cell>
          <table:table-cell office:value-type="float" office:value="10065.51" calcext:value-type="float">
            <text:p>10065.51</text:p>
          </table:table-cell>
          <table:table-cell office:value-type="float" office:value="10077.67" calcext:value-type="float">
            <text:p>10077.67</text:p>
          </table:table-cell>
          <table:table-cell office:value-type="float" office:value="9945.24" calcext:value-type="float">
            <text:p>9945.24</text:p>
          </table:table-cell>
          <table:table-cell office:value-type="float" office:value="9955.44" calcext:value-type="float">
            <text:p>9955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un-15</text:p>
          </table:table-cell>
          <table:table-cell office:value-type="float" office:value="10200.27" calcext:value-type="float">
            <text:p>10200.27</text:p>
          </table:table-cell>
          <table:table-cell office:value-type="float" office:value="10231.52" calcext:value-type="float">
            <text:p>10231.52</text:p>
          </table:table-cell>
          <table:table-cell office:value-type="float" office:value="10036.93" calcext:value-type="float">
            <text:p>10036.93</text:p>
          </table:table-cell>
          <table:table-cell office:value-type="float" office:value="10064.2" calcext:value-type="float">
            <text:p>10064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un-15</text:p>
          </table:table-cell>
          <table:table-cell office:value-type="float" office:value="10353.91" calcext:value-type="float">
            <text:p>10353.91</text:p>
          </table:table-cell>
          <table:table-cell office:value-type="float" office:value="10376.87" calcext:value-type="float">
            <text:p>10376.87</text:p>
          </table:table-cell>
          <table:table-cell office:value-type="float" office:value="10213.77" calcext:value-type="float">
            <text:p>10213.77</text:p>
          </table:table-cell>
          <table:table-cell office:value-type="float" office:value="10305.53" calcext:value-type="float">
            <text:p>10305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un-15</text:p>
          </table:table-cell>
          <table:table-cell office:value-type="float" office:value="10335.85" calcext:value-type="float">
            <text:p>10335.85</text:p>
          </table:table-cell>
          <table:table-cell office:value-type="float" office:value="10364.82" calcext:value-type="float">
            <text:p>10364.82</text:p>
          </table:table-cell>
          <table:table-cell office:value-type="float" office:value="10234.48" calcext:value-type="float">
            <text:p>10234.48</text:p>
          </table:table-cell>
          <table:table-cell office:value-type="float" office:value="10353.91" calcext:value-type="float">
            <text:p>10353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un-15</text:p>
          </table:table-cell>
          <table:table-cell office:value-type="float" office:value="10430.17" calcext:value-type="float">
            <text:p>10430.17</text:p>
          </table:table-cell>
          <table:table-cell office:value-type="float" office:value="10513.66" calcext:value-type="float">
            <text:p>10513.66</text:p>
          </table:table-cell>
          <table:table-cell office:value-type="float" office:value="10332.26" calcext:value-type="float">
            <text:p>10332.26</text:p>
          </table:table-cell>
          <table:table-cell office:value-type="float" office:value="10338.76" calcext:value-type="float">
            <text:p>10338.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Jun-15</text:p>
          </table:table-cell>
          <table:table-cell office:value-type="float" office:value="10335.57" calcext:value-type="float">
            <text:p>10335.57</text:p>
          </table:table-cell>
          <table:table-cell office:value-type="float" office:value="10431.17" calcext:value-type="float">
            <text:p>10431.17</text:p>
          </table:table-cell>
          <table:table-cell office:value-type="float" office:value="10335.57" calcext:value-type="float">
            <text:p>10335.57</text:p>
          </table:table-cell>
          <table:table-cell office:value-type="float" office:value="10419.63" calcext:value-type="float">
            <text:p>10419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un-15</text:p>
          </table:table-cell>
          <table:table-cell office:value-type="float" office:value="10440.33" calcext:value-type="float">
            <text:p>10440.33</text:p>
          </table:table-cell>
          <table:table-cell office:value-type="float" office:value="10444.18" calcext:value-type="float">
            <text:p>10444.18</text:p>
          </table:table-cell>
          <table:table-cell office:value-type="float" office:value="10297.48" calcext:value-type="float">
            <text:p>10297.48</text:p>
          </table:table-cell>
          <table:table-cell office:value-type="float" office:value="10335.57" calcext:value-type="float">
            <text:p>10335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un-15</text:p>
          </table:table-cell>
          <table:table-cell office:value-type="float" office:value="10483.36" calcext:value-type="float">
            <text:p>10483.36</text:p>
          </table:table-cell>
          <table:table-cell office:value-type="float" office:value="10515.45" calcext:value-type="float">
            <text:p>10515.45</text:p>
          </table:table-cell>
          <table:table-cell office:value-type="float" office:value="10330.56" calcext:value-type="float">
            <text:p>10330.56</text:p>
          </table:table-cell>
          <table:table-cell office:value-type="float" office:value="10415.36" calcext:value-type="float">
            <text:p>10415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un-15</text:p>
          </table:table-cell>
          <table:table-cell office:value-type="float" office:value="10403.92" calcext:value-type="float">
            <text:p>10403.92</text:p>
          </table:table-cell>
          <table:table-cell office:value-type="float" office:value="10576.43" calcext:value-type="float">
            <text:p>10576.43</text:p>
          </table:table-cell>
          <table:table-cell office:value-type="float" office:value="10403.92" calcext:value-type="float">
            <text:p>10403.92</text:p>
          </table:table-cell>
          <table:table-cell office:value-type="float" office:value="10486.97" calcext:value-type="float">
            <text:p>10486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un-15</text:p>
          </table:table-cell>
          <table:table-cell table:number-columns-repeated="2" office:value-type="float" office:value="10543.96" calcext:value-type="float">
            <text:p>10543.96</text:p>
          </table:table-cell>
          <table:table-cell office:value-type="float" office:value="10189.72" calcext:value-type="float">
            <text:p>10189.72</text:p>
          </table:table-cell>
          <table:table-cell office:value-type="float" office:value="10238.84" calcext:value-type="float">
            <text:p>10238.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n-15</text:p>
          </table:table-cell>
          <table:table-cell office:value-type="float" office:value="9915.42" calcext:value-type="float">
            <text:p>9915.42</text:p>
          </table:table-cell>
          <table:table-cell office:value-type="float" office:value="10543.96" calcext:value-type="float">
            <text:p>10543.96</text:p>
          </table:table-cell>
          <table:table-cell office:value-type="float" office:value="9915.07" calcext:value-type="float">
            <text:p>9915.07</text:p>
          </table:table-cell>
          <table:table-cell office:value-type="float" office:value="10543.96" calcext:value-type="float">
            <text:p>10543.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n-15</text:p>
          </table:table-cell>
          <table:table-cell office:value-type="float" office:value="9965.65" calcext:value-type="float">
            <text:p>9965.65</text:p>
          </table:table-cell>
          <table:table-cell office:value-type="float" office:value="9976.01" calcext:value-type="float">
            <text:p>9976.01</text:p>
          </table:table-cell>
          <table:table-cell office:value-type="float" office:value="9754.66" calcext:value-type="float">
            <text:p>9754.66</text:p>
          </table:table-cell>
          <table:table-cell office:value-type="float" office:value="9913.92" calcext:value-type="float">
            <text:p>9913.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May-15</text:p>
          </table:table-cell>
          <table:table-cell office:value-type="float" office:value="10001.13" calcext:value-type="float">
            <text:p>10001.13</text:p>
          </table:table-cell>
          <table:table-cell office:value-type="float" office:value="10070.39" calcext:value-type="float">
            <text:p>10070.39</text:p>
          </table:table-cell>
          <table:table-cell office:value-type="float" office:value="9925.51" calcext:value-type="float">
            <text:p>9925.51</text:p>
          </table:table-cell>
          <table:table-cell office:value-type="float" office:value="9965.65" calcext:value-type="float">
            <text:p>9965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May-15</text:p>
          </table:table-cell>
          <table:table-cell office:value-type="float" office:value="9905.99" calcext:value-type="float">
            <text:p>9905.99</text:p>
          </table:table-cell>
          <table:table-cell office:value-type="float" office:value="10104.28" calcext:value-type="float">
            <text:p>10104.28</text:p>
          </table:table-cell>
          <table:table-cell office:value-type="float" office:value="9905.99" calcext:value-type="float">
            <text:p>9905.99</text:p>
          </table:table-cell>
          <table:table-cell office:value-type="float" office:value="9999.63" calcext:value-type="float">
            <text:p>9999.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y-15</text:p>
          </table:table-cell>
          <table:table-cell office:value-type="float" office:value="9904.83" calcext:value-type="float">
            <text:p>9904.83</text:p>
          </table:table-cell>
          <table:table-cell office:value-type="float" office:value="10056.27" calcext:value-type="float">
            <text:p>10056.27</text:p>
          </table:table-cell>
          <table:table-cell office:value-type="float" office:value="9904.83" calcext:value-type="float">
            <text:p>9904.83</text:p>
          </table:table-cell>
          <table:table-cell office:value-type="float" office:value="9937.38" calcext:value-type="float">
            <text:p>9937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May-15</text:p>
          </table:table-cell>
          <table:table-cell table:number-columns-repeated="2" office:value-type="float" office:value="10318.19" calcext:value-type="float">
            <text:p>10318.19</text:p>
          </table:table-cell>
          <table:table-cell office:value-type="float" office:value="9897.82" calcext:value-type="float">
            <text:p>9897.82</text:p>
          </table:table-cell>
          <table:table-cell office:value-type="float" office:value="9916.59" calcext:value-type="float">
            <text:p>9916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May-15</text:p>
          </table:table-cell>
          <table:table-cell table:number-columns-repeated="2" office:value-type="float" office:value="10507.65" calcext:value-type="float">
            <text:p>10507.65</text:p>
          </table:table-cell>
          <table:table-cell office:value-type="float" office:value="10287.21" calcext:value-type="float">
            <text:p>10287.21</text:p>
          </table:table-cell>
          <table:table-cell office:value-type="float" office:value="10341.11" calcext:value-type="float">
            <text:p>10341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May-15</text:p>
          </table:table-cell>
          <table:table-cell office:value-type="float" office:value="10736.9" calcext:value-type="float">
            <text:p>10736.9</text:p>
          </table:table-cell>
          <table:table-cell office:value-type="float" office:value="10769.15" calcext:value-type="float">
            <text:p>10769.15</text:p>
          </table:table-cell>
          <table:table-cell table:number-columns-repeated="2" office:value-type="float" office:value="10510.94" calcext:value-type="float">
            <text:p>10510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May-15</text:p>
          </table:table-cell>
          <table:table-cell office:value-type="float" office:value="10718.78" calcext:value-type="float">
            <text:p>10718.78</text:p>
          </table:table-cell>
          <table:table-cell office:value-type="float" office:value="10798.1" calcext:value-type="float">
            <text:p>10798.1</text:p>
          </table:table-cell>
          <table:table-cell office:value-type="float" office:value="10698.34" calcext:value-type="float">
            <text:p>10698.34</text:p>
          </table:table-cell>
          <table:table-cell office:value-type="float" office:value="10735.61" calcext:value-type="float">
            <text:p>10735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May-15</text:p>
          </table:table-cell>
          <table:table-cell office:value-type="float" office:value="10940.54" calcext:value-type="float">
            <text:p>10940.54</text:p>
          </table:table-cell>
          <table:table-cell office:value-type="float" office:value="10944.16" calcext:value-type="float">
            <text:p>10944.16</text:p>
          </table:table-cell>
          <table:table-cell office:value-type="float" office:value="10726.85" calcext:value-type="float">
            <text:p>10726.85</text:p>
          </table:table-cell>
          <table:table-cell office:value-type="float" office:value="10750.47" calcext:value-type="float">
            <text:p>10750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May-15</text:p>
          </table:table-cell>
          <table:table-cell table:number-columns-repeated="2" office:value-type="float" office:value="11049.1" calcext:value-type="float">
            <text:p>11049.1</text:p>
          </table:table-cell>
          <table:table-cell office:value-type="float" office:value="10886.98" calcext:value-type="float">
            <text:p>10886.98</text:p>
          </table:table-cell>
          <table:table-cell office:value-type="float" office:value="10940.54" calcext:value-type="float">
            <text:p>10940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May-15</text:p>
          </table:table-cell>
          <table:table-cell office:value-type="float" office:value="11032.56" calcext:value-type="float">
            <text:p>11032.56</text:p>
          </table:table-cell>
          <table:table-cell office:value-type="float" office:value="11067.92" calcext:value-type="float">
            <text:p>11067.92</text:p>
          </table:table-cell>
          <table:table-cell office:value-type="float" office:value="10949.66" calcext:value-type="float">
            <text:p>10949.66</text:p>
          </table:table-cell>
          <table:table-cell office:value-type="float" office:value="11045.78" calcext:value-type="float">
            <text:p>11045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May-15</text:p>
          </table:table-cell>
          <table:table-cell office:value-type="float" office:value="10955.42" calcext:value-type="float">
            <text:p>10955.42</text:p>
          </table:table-cell>
          <table:table-cell office:value-type="float" office:value="11035.03" calcext:value-type="float">
            <text:p>11035.03</text:p>
          </table:table-cell>
          <table:table-cell office:value-type="float" office:value="10920.31" calcext:value-type="float">
            <text:p>10920.31</text:p>
          </table:table-cell>
          <table:table-cell office:value-type="float" office:value="11035.03" calcext:value-type="float">
            <text:p>11035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May-15</text:p>
          </table:table-cell>
          <table:table-cell office:value-type="float" office:value="11059.11" calcext:value-type="float">
            <text:p>11059.11</text:p>
          </table:table-cell>
          <table:table-cell office:value-type="float" office:value="11098.84" calcext:value-type="float">
            <text:p>11098.84</text:p>
          </table:table-cell>
          <table:table-cell office:value-type="float" office:value="10926.41" calcext:value-type="float">
            <text:p>10926.41</text:p>
          </table:table-cell>
          <table:table-cell office:value-type="float" office:value="10948.91" calcext:value-type="float">
            <text:p>10948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May-15</text:p>
          </table:table-cell>
          <table:table-cell office:value-type="float" office:value="10945.41" calcext:value-type="float">
            <text:p>10945.41</text:p>
          </table:table-cell>
          <table:table-cell office:value-type="float" office:value="11055.67" calcext:value-type="float">
            <text:p>11055.67</text:p>
          </table:table-cell>
          <table:table-cell office:value-type="float" office:value="10884.72" calcext:value-type="float">
            <text:p>10884.72</text:p>
          </table:table-cell>
          <table:table-cell office:value-type="float" office:value="11055.3" calcext:value-type="float">
            <text:p>11055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May-15</text:p>
          </table:table-cell>
          <table:table-cell office:value-type="float" office:value="11008.35" calcext:value-type="float">
            <text:p>11008.35</text:p>
          </table:table-cell>
          <table:table-cell office:value-type="float" office:value="11039.38" calcext:value-type="float">
            <text:p>11039.38</text:p>
          </table:table-cell>
          <table:table-cell office:value-type="float" office:value="10906.13" calcext:value-type="float">
            <text:p>10906.13</text:p>
          </table:table-cell>
          <table:table-cell office:value-type="float" office:value="10945.41" calcext:value-type="float">
            <text:p>10945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May-15</text:p>
          </table:table-cell>
          <table:table-cell office:value-type="float" office:value="10917.36" calcext:value-type="float">
            <text:p>10917.36</text:p>
          </table:table-cell>
          <table:table-cell office:value-type="float" office:value="11035.69" calcext:value-type="float">
            <text:p>11035.69</text:p>
          </table:table-cell>
          <table:table-cell office:value-type="float" office:value="10914.76" calcext:value-type="float">
            <text:p>10914.76</text:p>
          </table:table-cell>
          <table:table-cell office:value-type="float" office:value="11019.8" calcext:value-type="float">
            <text:p>11019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May-15</text:p>
          </table:table-cell>
          <table:table-cell office:value-type="float" office:value="10870.38" calcext:value-type="float">
            <text:p>10870.38</text:p>
          </table:table-cell>
          <table:table-cell office:value-type="float" office:value="10915.68" calcext:value-type="float">
            <text:p>10915.68</text:p>
          </table:table-cell>
          <table:table-cell office:value-type="float" office:value="10779.16" calcext:value-type="float">
            <text:p>10779.16</text:p>
          </table:table-cell>
          <table:table-cell office:value-type="float" office:value="10915.68" calcext:value-type="float">
            <text:p>10915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May-15</text:p>
          </table:table-cell>
          <table:table-cell office:value-type="float" office:value="11123.16" calcext:value-type="float">
            <text:p>11123.16</text:p>
          </table:table-cell>
          <table:table-cell office:value-type="float" office:value="11193.11" calcext:value-type="float">
            <text:p>11193.11</text:p>
          </table:table-cell>
          <table:table-cell office:value-type="float" office:value="10978.13" calcext:value-type="float">
            <text:p>10978.13</text:p>
          </table:table-cell>
          <table:table-cell office:value-type="float" office:value="11003.35" calcext:value-type="float">
            <text:p>11003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May-15</text:p>
          </table:table-cell>
          <table:table-cell office:value-type="float" office:value="11246.68" calcext:value-type="float">
            <text:p>11246.68</text:p>
          </table:table-cell>
          <table:table-cell office:value-type="float" office:value="11309.17" calcext:value-type="float">
            <text:p>11309.17</text:p>
          </table:table-cell>
          <table:table-cell office:value-type="float" office:value="11144.82" calcext:value-type="float">
            <text:p>11144.82</text:p>
          </table:table-cell>
          <table:table-cell office:value-type="float" office:value="11152.47" calcext:value-type="float">
            <text:p>11152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May-15</text:p>
          </table:table-cell>
          <table:table-cell office:value-type="float" office:value="11029.12" calcext:value-type="float">
            <text:p>11029.12</text:p>
          </table:table-cell>
          <table:table-cell office:value-type="float" office:value="11246.49" calcext:value-type="float">
            <text:p>11246.49</text:p>
          </table:table-cell>
          <table:table-cell office:value-type="float" office:value="11029.12" calcext:value-type="float">
            <text:p>11029.12</text:p>
          </table:table-cell>
          <table:table-cell office:value-type="float" office:value="11239.18" calcext:value-type="float">
            <text:p>11239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Apr-15</text:p>
          </table:table-cell>
          <table:table-cell office:value-type="float" office:value="11211.22" calcext:value-type="float">
            <text:p>11211.22</text:p>
          </table:table-cell>
          <table:table-cell office:value-type="float" office:value="11272.59" calcext:value-type="float">
            <text:p>11272.59</text:p>
          </table:table-cell>
          <table:table-cell office:value-type="float" office:value="11017.45" calcext:value-type="float">
            <text:p>11017.45</text:p>
          </table:table-cell>
          <table:table-cell office:value-type="float" office:value="11020.81" calcext:value-type="float">
            <text:p>11020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Apr-15</text:p>
          </table:table-cell>
          <table:table-cell office:value-type="float" office:value="11236.25" calcext:value-type="float">
            <text:p>11236.25</text:p>
          </table:table-cell>
          <table:table-cell office:value-type="float" office:value="11237.73" calcext:value-type="float">
            <text:p>11237.73</text:p>
          </table:table-cell>
          <table:table-cell office:value-type="float" office:value="11102.16" calcext:value-type="float">
            <text:p>11102.16</text:p>
          </table:table-cell>
          <table:table-cell office:value-type="float" office:value="11211.22" calcext:value-type="float">
            <text:p>11211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pr-15</text:p>
          </table:table-cell>
          <table:table-cell office:value-type="float" office:value="11160.12" calcext:value-type="float">
            <text:p>11160.12</text:p>
          </table:table-cell>
          <table:table-cell office:value-type="float" office:value="11284.91" calcext:value-type="float">
            <text:p>11284.91</text:p>
          </table:table-cell>
          <table:table-cell office:value-type="float" office:value="11025.37" calcext:value-type="float">
            <text:p>11025.37</text:p>
          </table:table-cell>
          <table:table-cell office:value-type="float" office:value="11222.1" calcext:value-type="float">
            <text:p>11222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Apr-15</text:p>
          </table:table-cell>
          <table:table-cell office:value-type="float" office:value="11360.09" calcext:value-type="float">
            <text:p>11360.09</text:p>
          </table:table-cell>
          <table:table-cell office:value-type="float" office:value="11461.64" calcext:value-type="float">
            <text:p>11461.64</text:p>
          </table:table-cell>
          <table:table-cell office:value-type="float" office:value="11101.93" calcext:value-type="float">
            <text:p>11101.93</text:p>
          </table:table-cell>
          <table:table-cell office:value-type="float" office:value="11140.23" calcext:value-type="float">
            <text:p>11140.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Apr-15</text:p>
          </table:table-cell>
          <table:table-cell office:value-type="float" office:value="11325.39" calcext:value-type="float">
            <text:p>11325.39</text:p>
          </table:table-cell>
          <table:table-cell office:value-type="float" office:value="11394.36" calcext:value-type="float">
            <text:p>11394.36</text:p>
          </table:table-cell>
          <table:table-cell office:value-type="float" office:value="11221.14" calcext:value-type="float">
            <text:p>11221.14</text:p>
          </table:table-cell>
          <table:table-cell office:value-type="float" office:value="11227.49" calcext:value-type="float">
            <text:p>11227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Apr-15</text:p>
          </table:table-cell>
          <table:table-cell office:value-type="float" office:value="10865.28" calcext:value-type="float">
            <text:p>10865.28</text:p>
          </table:table-cell>
          <table:table-cell office:value-type="float" office:value="11246.24" calcext:value-type="float">
            <text:p>11246.24</text:p>
          </table:table-cell>
          <table:table-cell office:value-type="float" office:value="10863.69" calcext:value-type="float">
            <text:p>10863.69</text:p>
          </table:table-cell>
          <table:table-cell office:value-type="float" office:value="11191.07" calcext:value-type="float">
            <text:p>11191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Apr-15</text:p>
          </table:table-cell>
          <table:table-cell office:value-type="float" office:value="10552.4" calcext:value-type="float">
            <text:p>10552.4</text:p>
          </table:table-cell>
          <table:table-cell office:value-type="float" office:value="10924.98" calcext:value-type="float">
            <text:p>10924.98</text:p>
          </table:table-cell>
          <table:table-cell office:value-type="float" office:value="10552.4" calcext:value-type="float">
            <text:p>10552.4</text:p>
          </table:table-cell>
          <table:table-cell office:value-type="float" office:value="10862.1" calcext:value-type="float">
            <text:p>10862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pr-15</text:p>
          </table:table-cell>
          <table:table-cell table:number-columns-repeated="2" office:value-type="float" office:value="10824.95" calcext:value-type="float">
            <text:p>10824.95</text:p>
          </table:table-cell>
          <table:table-cell table:number-columns-repeated="2" office:value-type="float" office:value="10552.4" calcext:value-type="float">
            <text:p>10552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Apr-15</text:p>
          </table:table-cell>
          <table:table-cell office:value-type="float" office:value="11139.82" calcext:value-type="float">
            <text:p>11139.82</text:p>
          </table:table-cell>
          <table:table-cell office:value-type="float" office:value="11181.56" calcext:value-type="float">
            <text:p>11181.56</text:p>
          </table:table-cell>
          <table:table-cell office:value-type="float" office:value="10788.21" calcext:value-type="float">
            <text:p>10788.21</text:p>
          </table:table-cell>
          <table:table-cell office:value-type="float" office:value="10823.43" calcext:value-type="float">
            <text:p>10823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Apr-15</text:p>
          </table:table-cell>
          <table:table-cell office:value-type="float" office:value="11254.02" calcext:value-type="float">
            <text:p>11254.02</text:p>
          </table:table-cell>
          <table:table-cell office:value-type="float" office:value="11288.45" calcext:value-type="float">
            <text:p>11288.45</text:p>
          </table:table-cell>
          <table:table-cell office:value-type="float" office:value="11124.19" calcext:value-type="float">
            <text:p>11124.19</text:p>
          </table:table-cell>
          <table:table-cell office:value-type="float" office:value="11139.82" calcext:value-type="float">
            <text:p>11139.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Apr-15</text:p>
          </table:table-cell>
          <table:table-cell office:value-type="float" office:value="11302.81" calcext:value-type="float">
            <text:p>11302.81</text:p>
          </table:table-cell>
          <table:table-cell office:value-type="float" office:value="11330.5" calcext:value-type="float">
            <text:p>11330.5</text:p>
          </table:table-cell>
          <table:table-cell office:value-type="float" office:value="11194.46" calcext:value-type="float">
            <text:p>11194.46</text:p>
          </table:table-cell>
          <table:table-cell office:value-type="float" office:value="11293.59" calcext:value-type="float">
            <text:p>11293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Apr-15</text:p>
          </table:table-cell>
          <table:table-cell office:value-type="float" office:value="11446.37" calcext:value-type="float">
            <text:p>11446.37</text:p>
          </table:table-cell>
          <table:table-cell office:value-type="float" office:value="11448.66" calcext:value-type="float">
            <text:p>11448.66</text:p>
          </table:table-cell>
          <table:table-cell office:value-type="float" office:value="11042.37" calcext:value-type="float">
            <text:p>11042.37</text:p>
          </table:table-cell>
          <table:table-cell office:value-type="float" office:value="11350.28" calcext:value-type="float">
            <text:p>11350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Apr-15</text:p>
          </table:table-cell>
          <table:table-cell office:value-type="float" office:value="11421.11" calcext:value-type="float">
            <text:p>11421.11</text:p>
          </table:table-cell>
          <table:table-cell office:value-type="float" office:value="11495.78" calcext:value-type="float">
            <text:p>11495.78</text:p>
          </table:table-cell>
          <table:table-cell office:value-type="float" office:value="11398.07" calcext:value-type="float">
            <text:p>11398.07</text:p>
          </table:table-cell>
          <table:table-cell office:value-type="float" office:value="11450.95" calcext:value-type="float">
            <text:p>11450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Apr-15</text:p>
          </table:table-cell>
          <table:table-cell office:value-type="float" office:value="11573.21" calcext:value-type="float">
            <text:p>11573.21</text:p>
          </table:table-cell>
          <table:table-cell office:value-type="float" office:value="11688.9" calcext:value-type="float">
            <text:p>11688.9</text:p>
          </table:table-cell>
          <table:table-cell office:value-type="float" office:value="11313.78" calcext:value-type="float">
            <text:p>11313.78</text:p>
          </table:table-cell>
          <table:table-cell office:value-type="float" office:value="11392.37" calcext:value-type="float">
            <text:p>11392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Apr-15</text:p>
          </table:table-cell>
          <table:table-cell office:value-type="float" office:value="11392.19" calcext:value-type="float">
            <text:p>11392.19</text:p>
          </table:table-cell>
          <table:table-cell office:value-type="float" office:value="11559.05" calcext:value-type="float">
            <text:p>11559.05</text:p>
          </table:table-cell>
          <table:table-cell office:value-type="float" office:value="11387.5" calcext:value-type="float">
            <text:p>11387.5</text:p>
          </table:table-cell>
          <table:table-cell office:value-type="float" office:value="11557.1" calcext:value-type="float">
            <text:p>11557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Apr-15</text:p>
          </table:table-cell>
          <table:table-cell office:value-type="float" office:value="11463.54" calcext:value-type="float">
            <text:p>11463.54</text:p>
          </table:table-cell>
          <table:table-cell office:value-type="float" office:value="11471.92" calcext:value-type="float">
            <text:p>11471.92</text:p>
          </table:table-cell>
          <table:table-cell office:value-type="float" office:value="11313.46" calcext:value-type="float">
            <text:p>11313.46</text:p>
          </table:table-cell>
          <table:table-cell office:value-type="float" office:value="11380.57" calcext:value-type="float">
            <text:p>11380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Apr-15</text:p>
          </table:table-cell>
          <table:table-cell office:value-type="float" office:value="11491.47" calcext:value-type="float">
            <text:p>11491.47</text:p>
          </table:table-cell>
          <table:table-cell office:value-type="float" office:value="11584.08" calcext:value-type="float">
            <text:p>11584.08</text:p>
          </table:table-cell>
          <table:table-cell office:value-type="float" office:value="11351.88" calcext:value-type="float">
            <text:p>11351.88</text:p>
          </table:table-cell>
          <table:table-cell office:value-type="float" office:value="11387.88" calcext:value-type="float">
            <text:p>11387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pr-15</text:p>
          </table:table-cell>
          <table:table-cell office:value-type="float" office:value="11661.86" calcext:value-type="float">
            <text:p>11661.86</text:p>
          </table:table-cell>
          <table:table-cell office:value-type="float" office:value="11664.86" calcext:value-type="float">
            <text:p>11664.86</text:p>
          </table:table-cell>
          <table:table-cell office:value-type="float" office:value="11407.76" calcext:value-type="float">
            <text:p>11407.76</text:p>
          </table:table-cell>
          <table:table-cell office:value-type="float" office:value="11491.47" calcext:value-type="float">
            <text:p>11491.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Apr-15</text:p>
          </table:table-cell>
          <table:table-cell office:value-type="float" office:value="11497.09" calcext:value-type="float">
            <text:p>11497.09</text:p>
          </table:table-cell>
          <table:table-cell office:value-type="float" office:value="11659.57" calcext:value-type="float">
            <text:p>11659.57</text:p>
          </table:table-cell>
          <table:table-cell office:value-type="float" office:value="11497.09" calcext:value-type="float">
            <text:p>11497.09</text:p>
          </table:table-cell>
          <table:table-cell office:value-type="float" office:value="11617.49" calcext:value-type="float">
            <text:p>11617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Apr-15</text:p>
          </table:table-cell>
          <table:table-cell office:value-type="float" office:value="11239.59" calcext:value-type="float">
            <text:p>11239.59</text:p>
          </table:table-cell>
          <table:table-cell office:value-type="float" office:value="11417.36" calcext:value-type="float">
            <text:p>11417.36</text:p>
          </table:table-cell>
          <table:table-cell office:value-type="float" office:value="11229.86" calcext:value-type="float">
            <text:p>11229.86</text:p>
          </table:table-cell>
          <table:table-cell office:value-type="float" office:value="11410.42" calcext:value-type="float">
            <text:p>11410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r-15</text:p>
          </table:table-cell>
          <table:table-cell office:value-type="float" office:value="11443.97" calcext:value-type="float">
            <text:p>11443.97</text:p>
          </table:table-cell>
          <table:table-cell office:value-type="float" office:value="11469.4" calcext:value-type="float">
            <text:p>11469.4</text:p>
          </table:table-cell>
          <table:table-cell office:value-type="float" office:value="11112.44" calcext:value-type="float">
            <text:p>11112.44</text:p>
          </table:table-cell>
          <table:table-cell office:value-type="float" office:value="11242.89" calcext:value-type="float">
            <text:p>11242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r-15</text:p>
          </table:table-cell>
          <table:table-cell office:value-type="float" office:value="11172.39" calcext:value-type="float">
            <text:p>11172.39</text:p>
          </table:table-cell>
          <table:table-cell office:value-type="float" office:value="11573.59" calcext:value-type="float">
            <text:p>11573.59</text:p>
          </table:table-cell>
          <table:table-cell office:value-type="float" office:value="11172.39" calcext:value-type="float">
            <text:p>11172.39</text:p>
          </table:table-cell>
          <table:table-cell office:value-type="float" office:value="11442.48" calcext:value-type="float">
            <text:p>11442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r-15</text:p>
          </table:table-cell>
          <table:table-cell office:value-type="float" office:value="10962.51" calcext:value-type="float">
            <text:p>10962.51</text:p>
          </table:table-cell>
          <table:table-cell office:value-type="float" office:value="11199.19" calcext:value-type="float">
            <text:p>11199.19</text:p>
          </table:table-cell>
          <table:table-cell office:value-type="float" office:value="10867.37" calcext:value-type="float">
            <text:p>10867.37</text:p>
          </table:table-cell>
          <table:table-cell office:value-type="float" office:value="11158.87" calcext:value-type="float">
            <text:p>11158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Mar-15</text:p>
          </table:table-cell>
          <table:table-cell table:number-columns-repeated="2" office:value-type="float" office:value="11739.85" calcext:value-type="float">
            <text:p>11739.85</text:p>
          </table:table-cell>
          <table:table-cell office:value-type="float" office:value="10923.89" calcext:value-type="float">
            <text:p>10923.89</text:p>
          </table:table-cell>
          <table:table-cell office:value-type="float" office:value="10961.05" calcext:value-type="float">
            <text:p>10961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Mar-15</text:p>
          </table:table-cell>
          <table:table-cell table:number-columns-repeated="2" office:value-type="float" office:value="11935.28" calcext:value-type="float">
            <text:p>11935.28</text:p>
          </table:table-cell>
          <table:table-cell office:value-type="float" office:value="11598.67" calcext:value-type="float">
            <text:p>11598.67</text:p>
          </table:table-cell>
          <table:table-cell office:value-type="float" office:value="11725.32" calcext:value-type="float">
            <text:p>11725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Mar-15</text:p>
          </table:table-cell>
          <table:table-cell office:value-type="float" office:value="12035.76" calcext:value-type="float">
            <text:p>12035.76</text:p>
          </table:table-cell>
          <table:table-cell office:value-type="float" office:value="12227.62" calcext:value-type="float">
            <text:p>12227.62</text:p>
          </table:table-cell>
          <table:table-cell office:value-type="float" office:value="12032.23" calcext:value-type="float">
            <text:p>12032.23</text:p>
          </table:table-cell>
          <table:table-cell office:value-type="float" office:value="12152.2" calcext:value-type="float">
            <text:p>12152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Mar-15</text:p>
          </table:table-cell>
          <table:table-cell office:value-type="float" office:value="12037.93" calcext:value-type="float">
            <text:p>12037.93</text:p>
          </table:table-cell>
          <table:table-cell office:value-type="float" office:value="12132.1" calcext:value-type="float">
            <text:p>12132.1</text:p>
          </table:table-cell>
          <table:table-cell office:value-type="float" office:value="11603.8" calcext:value-type="float">
            <text:p>11603.8</text:p>
          </table:table-cell>
          <table:table-cell office:value-type="float" office:value="11945.6" calcext:value-type="float">
            <text:p>11945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Mar-15</text:p>
          </table:table-cell>
          <table:table-cell office:value-type="float" office:value="11761.56" calcext:value-type="float">
            <text:p>11761.56</text:p>
          </table:table-cell>
          <table:table-cell office:value-type="float" office:value="12012.89" calcext:value-type="float">
            <text:p>12012.89</text:p>
          </table:table-cell>
          <table:table-cell office:value-type="float" office:value="11456.27" calcext:value-type="float">
            <text:p>11456.27</text:p>
          </table:table-cell>
          <table:table-cell office:value-type="float" office:value="11997.03" calcext:value-type="float">
            <text:p>11997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Mar-15</text:p>
          </table:table-cell>
          <table:table-cell office:value-type="float" office:value="11488.32" calcext:value-type="float">
            <text:p>11488.32</text:p>
          </table:table-cell>
          <table:table-cell office:value-type="float" office:value="11878.8" calcext:value-type="float">
            <text:p>11878.8</text:p>
          </table:table-cell>
          <table:table-cell office:value-type="float" office:value="11488.32" calcext:value-type="float">
            <text:p>11488.32</text:p>
          </table:table-cell>
          <table:table-cell office:value-type="float" office:value="11761.56" calcext:value-type="float">
            <text:p>11761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r-15</text:p>
          </table:table-cell>
          <table:table-cell office:value-type="float" office:value="10995.3" calcext:value-type="float">
            <text:p>10995.3</text:p>
          </table:table-cell>
          <table:table-cell office:value-type="float" office:value="11484.6" calcext:value-type="float">
            <text:p>11484.6</text:p>
          </table:table-cell>
          <table:table-cell office:value-type="float" office:value="10995.3" calcext:value-type="float">
            <text:p>10995.3</text:p>
          </table:table-cell>
          <table:table-cell office:value-type="float" office:value="11484.6" calcext:value-type="float">
            <text:p>11484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Mar-15</text:p>
          </table:table-cell>
          <table:table-cell office:value-type="float" office:value="10547.4" calcext:value-type="float">
            <text:p>10547.4</text:p>
          </table:table-cell>
          <table:table-cell office:value-type="float" office:value="10889.42" calcext:value-type="float">
            <text:p>10889.42</text:p>
          </table:table-cell>
          <table:table-cell office:value-type="float" office:value="10493" calcext:value-type="float">
            <text:p>10493</text:p>
          </table:table-cell>
          <table:table-cell office:value-type="float" office:value="10879.21" calcext:value-type="float">
            <text:p>10879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Mar-15</text:p>
          </table:table-cell>
          <table:table-cell office:value-type="float" office:value="10617.69" calcext:value-type="float">
            <text:p>10617.69</text:p>
          </table:table-cell>
          <table:table-cell office:value-type="float" office:value="10824.11" calcext:value-type="float">
            <text:p>10824.11</text:p>
          </table:table-cell>
          <table:table-cell office:value-type="float" office:value="10486.28" calcext:value-type="float">
            <text:p>10486.28</text:p>
          </table:table-cell>
          <table:table-cell office:value-type="float" office:value="10628.31" calcext:value-type="float">
            <text:p>10628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Mar-15</text:p>
          </table:table-cell>
          <table:table-cell office:value-type="float" office:value="10266.25" calcext:value-type="float">
            <text:p>10266.25</text:p>
          </table:table-cell>
          <table:table-cell office:value-type="float" office:value="10629.39" calcext:value-type="float">
            <text:p>10629.39</text:p>
          </table:table-cell>
          <table:table-cell office:value-type="float" office:value="10264.02" calcext:value-type="float">
            <text:p>10264.02</text:p>
          </table:table-cell>
          <table:table-cell office:value-type="float" office:value="10608.61" calcext:value-type="float">
            <text:p>10608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Mar-15</text:p>
          </table:table-cell>
          <table:table-cell office:value-type="float" office:value="10378.17" calcext:value-type="float">
            <text:p>10378.17</text:p>
          </table:table-cell>
          <table:table-cell office:value-type="float" office:value="10444.96" calcext:value-type="float">
            <text:p>10444.96</text:p>
          </table:table-cell>
          <table:table-cell office:value-type="float" office:value="10231.39" calcext:value-type="float">
            <text:p>10231.39</text:p>
          </table:table-cell>
          <table:table-cell office:value-type="float" office:value="10255.58" calcext:value-type="float">
            <text:p>10255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r-15</text:p>
          </table:table-cell>
          <table:table-cell office:value-type="float" office:value="10179.51" calcext:value-type="float">
            <text:p>10179.51</text:p>
          </table:table-cell>
          <table:table-cell office:value-type="float" office:value="10435.17" calcext:value-type="float">
            <text:p>10435.17</text:p>
          </table:table-cell>
          <table:table-cell office:value-type="float" office:value="10112.87" calcext:value-type="float">
            <text:p>10112.87</text:p>
          </table:table-cell>
          <table:table-cell office:value-type="float" office:value="10397.45" calcext:value-type="float">
            <text:p>10397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Mar-15</text:p>
          </table:table-cell>
          <table:table-cell office:value-type="float" office:value="10135.81" calcext:value-type="float">
            <text:p>10135.81</text:p>
          </table:table-cell>
          <table:table-cell office:value-type="float" office:value="10261.7" calcext:value-type="float">
            <text:p>10261.7</text:p>
          </table:table-cell>
          <table:table-cell office:value-type="float" office:value="10099.55" calcext:value-type="float">
            <text:p>10099.55</text:p>
          </table:table-cell>
          <table:table-cell office:value-type="float" office:value="10180.99" calcext:value-type="float">
            <text:p>10180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Mar-15</text:p>
          </table:table-cell>
          <table:table-cell office:value-type="float" office:value="9792.5" calcext:value-type="float">
            <text:p>9792.5</text:p>
          </table:table-cell>
          <table:table-cell office:value-type="float" office:value="10132.09" calcext:value-type="float">
            <text:p>10132.09</text:p>
          </table:table-cell>
          <table:table-cell office:value-type="float" office:value="9773.66" calcext:value-type="float">
            <text:p>9773.66</text:p>
          </table:table-cell>
          <table:table-cell office:value-type="float" office:value="10132.09" calcext:value-type="float">
            <text:p>10132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Mar-15</text:p>
          </table:table-cell>
          <table:table-cell office:value-type="float" office:value="9739.44" calcext:value-type="float">
            <text:p>9739.44</text:p>
          </table:table-cell>
          <table:table-cell office:value-type="float" office:value="9775.09" calcext:value-type="float">
            <text:p>9775.09</text:p>
          </table:table-cell>
          <table:table-cell office:value-type="float" office:value="9594.53" calcext:value-type="float">
            <text:p>9594.53</text:p>
          </table:table-cell>
          <table:table-cell office:value-type="float" office:value="9775.09" calcext:value-type="float">
            <text:p>9775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Mar-15</text:p>
          </table:table-cell>
          <table:table-cell office:value-type="float" office:value="9654.96" calcext:value-type="float">
            <text:p>9654.96</text:p>
          </table:table-cell>
          <table:table-cell office:value-type="float" office:value="9735.58" calcext:value-type="float">
            <text:p>9735.58</text:p>
          </table:table-cell>
          <table:table-cell office:value-type="float" office:value="9644.61" calcext:value-type="float">
            <text:p>9644.61</text:p>
          </table:table-cell>
          <table:table-cell office:value-type="float" office:value="9718.08" calcext:value-type="float">
            <text:p>9718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Mar-15</text:p>
          </table:table-cell>
          <table:table-cell office:value-type="float" office:value="9610.02" calcext:value-type="float">
            <text:p>9610.02</text:p>
          </table:table-cell>
          <table:table-cell office:value-type="float" office:value="9720.51" calcext:value-type="float">
            <text:p>9720.51</text:p>
          </table:table-cell>
          <table:table-cell office:value-type="float" office:value="9608.4" calcext:value-type="float">
            <text:p>9608.4</text:p>
          </table:table-cell>
          <table:table-cell office:value-type="float" office:value="9627.36" calcext:value-type="float">
            <text:p>9627.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Feb-15</text:p>
          </table:table-cell>
          <table:table-cell office:value-type="float" office:value="9455.98" calcext:value-type="float">
            <text:p>9455.98</text:p>
          </table:table-cell>
          <table:table-cell office:value-type="float" office:value="9609.8" calcext:value-type="float">
            <text:p>9609.8</text:p>
          </table:table-cell>
          <table:table-cell office:value-type="float" office:value="9379.97" calcext:value-type="float">
            <text:p>9379.97</text:p>
          </table:table-cell>
          <table:table-cell office:value-type="float" office:value="9606.04" calcext:value-type="float">
            <text:p>9606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Feb-15</text:p>
          </table:table-cell>
          <table:table-cell office:value-type="float" office:value="9643.89" calcext:value-type="float">
            <text:p>9643.89</text:p>
          </table:table-cell>
          <table:table-cell office:value-type="float" office:value="9652.69" calcext:value-type="float">
            <text:p>9652.69</text:p>
          </table:table-cell>
          <table:table-cell office:value-type="float" office:value="9340.15" calcext:value-type="float">
            <text:p>9340.15</text:p>
          </table:table-cell>
          <table:table-cell office:value-type="float" office:value="9370.68" calcext:value-type="float">
            <text:p>9370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Feb-15</text:p>
          </table:table-cell>
          <table:table-cell office:value-type="float" office:value="9647.73" calcext:value-type="float">
            <text:p>9647.73</text:p>
          </table:table-cell>
          <table:table-cell office:value-type="float" office:value="9726.63" calcext:value-type="float">
            <text:p>9726.63</text:p>
          </table:table-cell>
          <table:table-cell office:value-type="float" office:value="9531.43" calcext:value-type="float">
            <text:p>9531.43</text:p>
          </table:table-cell>
          <table:table-cell office:value-type="float" office:value="9606.71" calcext:value-type="float">
            <text:p>9606.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Feb-15</text:p>
          </table:table-cell>
          <table:table-cell office:value-type="float" office:value="9540.22" calcext:value-type="float">
            <text:p>9540.22</text:p>
          </table:table-cell>
          <table:table-cell office:value-type="float" office:value="9679.32" calcext:value-type="float">
            <text:p>9679.32</text:p>
          </table:table-cell>
          <table:table-cell office:value-type="float" office:value="9466.03" calcext:value-type="float">
            <text:p>9466.03</text:p>
          </table:table-cell>
          <table:table-cell office:value-type="float" office:value="9644.01" calcext:value-type="float">
            <text:p>9644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Feb-15</text:p>
          </table:table-cell>
          <table:table-cell office:value-type="float" office:value="9310.61" calcext:value-type="float">
            <text:p>9310.61</text:p>
          </table:table-cell>
          <table:table-cell office:value-type="float" office:value="9550.04" calcext:value-type="float">
            <text:p>9550.04</text:p>
          </table:table-cell>
          <table:table-cell office:value-type="float" office:value="9279.01" calcext:value-type="float">
            <text:p>9279.01</text:p>
          </table:table-cell>
          <table:table-cell office:value-type="float" office:value="9540.22" calcext:value-type="float">
            <text:p>9540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Feb-15</text:p>
          </table:table-cell>
          <table:table-cell office:value-type="float" office:value="9198.49" calcext:value-type="float">
            <text:p>9198.49</text:p>
          </table:table-cell>
          <table:table-cell office:value-type="float" office:value="9348.1" calcext:value-type="float">
            <text:p>9348.1</text:p>
          </table:table-cell>
          <table:table-cell office:value-type="float" office:value="9121.45" calcext:value-type="float">
            <text:p>9121.45</text:p>
          </table:table-cell>
          <table:table-cell office:value-type="float" office:value="9303.73" calcext:value-type="float">
            <text:p>9303.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Feb-15</text:p>
          </table:table-cell>
          <table:table-cell office:value-type="float" office:value="9192.76" calcext:value-type="float">
            <text:p>9192.76</text:p>
          </table:table-cell>
          <table:table-cell office:value-type="float" office:value="9223.25" calcext:value-type="float">
            <text:p>9223.25</text:p>
          </table:table-cell>
          <table:table-cell office:value-type="float" office:value="8991.29" calcext:value-type="float">
            <text:p>8991.29</text:p>
          </table:table-cell>
          <table:table-cell office:value-type="float" office:value="9197.74" calcext:value-type="float">
            <text:p>9197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Feb-15</text:p>
          </table:table-cell>
          <table:table-cell office:value-type="float" office:value="9231.75" calcext:value-type="float">
            <text:p>9231.75</text:p>
          </table:table-cell>
          <table:table-cell office:value-type="float" office:value="9326.32" calcext:value-type="float">
            <text:p>9326.32</text:p>
          </table:table-cell>
          <table:table-cell office:value-type="float" office:value="9179.98" calcext:value-type="float">
            <text:p>9179.98</text:p>
          </table:table-cell>
          <table:table-cell office:value-type="float" office:value="9198.1" calcext:value-type="float">
            <text:p>9198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Feb-15</text:p>
          </table:table-cell>
          <table:table-cell office:value-type="float" office:value="8981.06" calcext:value-type="float">
            <text:p>8981.06</text:p>
          </table:table-cell>
          <table:table-cell office:value-type="float" office:value="9223.58" calcext:value-type="float">
            <text:p>9223.58</text:p>
          </table:table-cell>
          <table:table-cell office:value-type="float" office:value="8976.62" calcext:value-type="float">
            <text:p>8976.62</text:p>
          </table:table-cell>
          <table:table-cell office:value-type="float" office:value="9223.58" calcext:value-type="float">
            <text:p>9223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Feb-15</text:p>
          </table:table-cell>
          <table:table-cell office:value-type="float" office:value="8853.66" calcext:value-type="float">
            <text:p>8853.66</text:p>
          </table:table-cell>
          <table:table-cell office:value-type="float" office:value="9009.01" calcext:value-type="float">
            <text:p>9009.01</text:p>
          </table:table-cell>
          <table:table-cell office:value-type="float" office:value="8834.55" calcext:value-type="float">
            <text:p>8834.55</text:p>
          </table:table-cell>
          <table:table-cell office:value-type="float" office:value="8981.06" calcext:value-type="float">
            <text:p>8981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Feb-15</text:p>
          </table:table-cell>
          <table:table-cell office:value-type="float" office:value="8674.64" calcext:value-type="float">
            <text:p>8674.64</text:p>
          </table:table-cell>
          <table:table-cell office:value-type="float" office:value="8825.88" calcext:value-type="float">
            <text:p>8825.88</text:p>
          </table:table-cell>
          <table:table-cell office:value-type="float" office:value="8674.64" calcext:value-type="float">
            <text:p>8674.64</text:p>
          </table:table-cell>
          <table:table-cell office:value-type="float" office:value="8820.2" calcext:value-type="float">
            <text:p>8820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Feb-15</text:p>
          </table:table-cell>
          <table:table-cell office:value-type="float" office:value="8672.59" calcext:value-type="float">
            <text:p>8672.59</text:p>
          </table:table-cell>
          <table:table-cell office:value-type="float" office:value="8727.87" calcext:value-type="float">
            <text:p>8727.87</text:p>
          </table:table-cell>
          <table:table-cell office:value-type="float" office:value="8640.23" calcext:value-type="float">
            <text:p>8640.23</text:p>
          </table:table-cell>
          <table:table-cell office:value-type="float" office:value="8687.67" calcext:value-type="float">
            <text:p>8687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Feb-15</text:p>
          </table:table-cell>
          <table:table-cell office:value-type="float" office:value="8618.7" calcext:value-type="float">
            <text:p>8618.7</text:p>
          </table:table-cell>
          <table:table-cell office:value-type="float" office:value="8705.94" calcext:value-type="float">
            <text:p>8705.94</text:p>
          </table:table-cell>
          <table:table-cell office:value-type="float" office:value="8585.97" calcext:value-type="float">
            <text:p>8585.97</text:p>
          </table:table-cell>
          <table:table-cell office:value-type="float" office:value="8670.6" calcext:value-type="float">
            <text:p>8670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Feb-15</text:p>
          </table:table-cell>
          <table:table-cell office:value-type="float" office:value="8595.78" calcext:value-type="float">
            <text:p>8595.78</text:p>
          </table:table-cell>
          <table:table-cell office:value-type="float" office:value="8654.59" calcext:value-type="float">
            <text:p>8654.59</text:p>
          </table:table-cell>
          <table:table-cell office:value-type="float" office:value="8544.66" calcext:value-type="float">
            <text:p>8544.66</text:p>
          </table:table-cell>
          <table:table-cell office:value-type="float" office:value="8618.7" calcext:value-type="float">
            <text:p>8618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Feb-15</text:p>
          </table:table-cell>
          <table:table-cell office:value-type="float" office:value="8428.21" calcext:value-type="float">
            <text:p>8428.21</text:p>
          </table:table-cell>
          <table:table-cell office:value-type="float" office:value="8603.48" calcext:value-type="float">
            <text:p>8603.48</text:p>
          </table:table-cell>
          <table:table-cell office:value-type="float" office:value="8419.57" calcext:value-type="float">
            <text:p>8419.57</text:p>
          </table:table-cell>
          <table:table-cell office:value-type="float" office:value="8598.53" calcext:value-type="float">
            <text:p>8598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Feb-15</text:p>
          </table:table-cell>
          <table:table-cell office:value-type="float" office:value="8466.29" calcext:value-type="float">
            <text:p>8466.29</text:p>
          </table:table-cell>
          <table:table-cell office:value-type="float" office:value="8488.34" calcext:value-type="float">
            <text:p>8488.34</text:p>
          </table:table-cell>
          <table:table-cell office:value-type="float" office:value="8384.51" calcext:value-type="float">
            <text:p>8384.51</text:p>
          </table:table-cell>
          <table:table-cell office:value-type="float" office:value="8427.41" calcext:value-type="float">
            <text:p>8427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Feb-15</text:p>
          </table:table-cell>
          <table:table-cell office:value-type="float" office:value="8213.13" calcext:value-type="float">
            <text:p>8213.13</text:p>
          </table:table-cell>
          <table:table-cell office:value-type="float" office:value="8472.51" calcext:value-type="float">
            <text:p>8472.51</text:p>
          </table:table-cell>
          <table:table-cell office:value-type="float" office:value="8213.13" calcext:value-type="float">
            <text:p>8213.13</text:p>
          </table:table-cell>
          <table:table-cell office:value-type="float" office:value="8434.62" calcext:value-type="float">
            <text:p>8434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Feb-15</text:p>
          </table:table-cell>
          <table:table-cell office:value-type="float" office:value="8139.88" calcext:value-type="float">
            <text:p>8139.88</text:p>
          </table:table-cell>
          <table:table-cell office:value-type="float" office:value="8210.08" calcext:value-type="float">
            <text:p>8210.08</text:p>
          </table:table-cell>
          <table:table-cell office:value-type="float" office:value="8111.68" calcext:value-type="float">
            <text:p>8111.68</text:p>
          </table:table-cell>
          <table:table-cell office:value-type="float" office:value="8200.81" calcext:value-type="float">
            <text:p>8200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an-15</text:p>
          </table:table-cell>
          <table:table-cell office:value-type="float" office:value="8130.81" calcext:value-type="float">
            <text:p>8130.81</text:p>
          </table:table-cell>
          <table:table-cell office:value-type="float" office:value="8156.33" calcext:value-type="float">
            <text:p>8156.33</text:p>
          </table:table-cell>
          <table:table-cell office:value-type="float" office:value="7934.32" calcext:value-type="float">
            <text:p>7934.32</text:p>
          </table:table-cell>
          <table:table-cell office:value-type="float" office:value="8141.61" calcext:value-type="float">
            <text:p>8141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an-15</text:p>
          </table:table-cell>
          <table:table-cell table:number-columns-repeated="2" office:value-type="float" office:value="8323.32" calcext:value-type="float">
            <text:p>8323.32</text:p>
          </table:table-cell>
          <table:table-cell office:value-type="float" office:value="8095.63" calcext:value-type="float">
            <text:p>8095.63</text:p>
          </table:table-cell>
          <table:table-cell office:value-type="float" office:value="8125.2" calcext:value-type="float">
            <text:p>8125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an-15</text:p>
          </table:table-cell>
          <table:table-cell table:number-columns-repeated="2" office:value-type="float" office:value="8411.4" calcext:value-type="float">
            <text:p>8411.4</text:p>
          </table:table-cell>
          <table:table-cell office:value-type="float" office:value="8252.04" calcext:value-type="float">
            <text:p>8252.04</text:p>
          </table:table-cell>
          <table:table-cell office:value-type="float" office:value="8322.21" calcext:value-type="float">
            <text:p>8322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an-15</text:p>
          </table:table-cell>
          <table:table-cell office:value-type="float" office:value="8236.04" calcext:value-type="float">
            <text:p>8236.04</text:p>
          </table:table-cell>
          <table:table-cell office:value-type="float" office:value="8420.15" calcext:value-type="float">
            <text:p>8420.15</text:p>
          </table:table-cell>
          <table:table-cell office:value-type="float" office:value="8180.88" calcext:value-type="float">
            <text:p>8180.88</text:p>
          </table:table-cell>
          <table:table-cell office:value-type="float" office:value="8410.66" calcext:value-type="float">
            <text:p>8410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an-15</text:p>
          </table:table-cell>
          <table:table-cell office:value-type="float" office:value="8163.18" calcext:value-type="float">
            <text:p>8163.18</text:p>
          </table:table-cell>
          <table:table-cell office:value-type="float" office:value="8235.24" calcext:value-type="float">
            <text:p>8235.24</text:p>
          </table:table-cell>
          <table:table-cell office:value-type="float" office:value="8062.19" calcext:value-type="float">
            <text:p>8062.19</text:p>
          </table:table-cell>
          <table:table-cell office:value-type="float" office:value="8235.24" calcext:value-type="float">
            <text:p>8235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an-15</text:p>
          </table:table-cell>
          <table:table-cell office:value-type="float" office:value="8097.19" calcext:value-type="float">
            <text:p>8097.19</text:p>
          </table:table-cell>
          <table:table-cell office:value-type="float" office:value="8167.41" calcext:value-type="float">
            <text:p>8167.41</text:p>
          </table:table-cell>
          <table:table-cell office:value-type="float" office:value="8075.7" calcext:value-type="float">
            <text:p>8075.7</text:p>
          </table:table-cell>
          <table:table-cell office:value-type="float" office:value="8163.18" calcext:value-type="float">
            <text:p>8163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an-15</text:p>
          </table:table-cell>
          <table:table-cell office:value-type="float" office:value="8080.86" calcext:value-type="float">
            <text:p>8080.86</text:p>
          </table:table-cell>
          <table:table-cell office:value-type="float" office:value="8140.43" calcext:value-type="float">
            <text:p>8140.43</text:p>
          </table:table-cell>
          <table:table-cell office:value-type="float" office:value="8003.06" calcext:value-type="float">
            <text:p>8003.06</text:p>
          </table:table-cell>
          <table:table-cell office:value-type="float" office:value="8129.27" calcext:value-type="float">
            <text:p>8129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an-15</text:p>
          </table:table-cell>
          <table:table-cell office:value-type="float" office:value="8048.34" calcext:value-type="float">
            <text:p>8048.34</text:p>
          </table:table-cell>
          <table:table-cell office:value-type="float" office:value="8130.76" calcext:value-type="float">
            <text:p>8130.76</text:p>
          </table:table-cell>
          <table:table-cell office:value-type="float" office:value="8024.67" calcext:value-type="float">
            <text:p>8024.67</text:p>
          </table:table-cell>
          <table:table-cell office:value-type="float" office:value="8078.09" calcext:value-type="float">
            <text:p>8078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Jan-15</text:p>
          </table:table-cell>
          <table:table-cell office:value-type="float" office:value="8055.89" calcext:value-type="float">
            <text:p>8055.89</text:p>
          </table:table-cell>
          <table:table-cell office:value-type="float" office:value="8131.64" calcext:value-type="float">
            <text:p>8131.64</text:p>
          </table:table-cell>
          <table:table-cell office:value-type="float" office:value="8040.07" calcext:value-type="float">
            <text:p>8040.07</text:p>
          </table:table-cell>
          <table:table-cell office:value-type="float" office:value="8046.21" calcext:value-type="float">
            <text:p>8046.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an-15</text:p>
          </table:table-cell>
          <table:table-cell office:value-type="float" office:value="8050.41" calcext:value-type="float">
            <text:p>8050.41</text:p>
          </table:table-cell>
          <table:table-cell office:value-type="float" office:value="8072.08" calcext:value-type="float">
            <text:p>8072.08</text:p>
          </table:table-cell>
          <table:table-cell office:value-type="float" office:value="7964.95" calcext:value-type="float">
            <text:p>7964.95</text:p>
          </table:table-cell>
          <table:table-cell office:value-type="float" office:value="8058.62" calcext:value-type="float">
            <text:p>8058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an-15</text:p>
          </table:table-cell>
          <table:table-cell office:value-type="float" office:value="7917.55" calcext:value-type="float">
            <text:p>7917.55</text:p>
          </table:table-cell>
          <table:table-cell office:value-type="float" office:value="8059.24" calcext:value-type="float">
            <text:p>8059.24</text:p>
          </table:table-cell>
          <table:table-cell office:value-type="float" office:value="7917.55" calcext:value-type="float">
            <text:p>7917.55</text:p>
          </table:table-cell>
          <table:table-cell office:value-type="float" office:value="8059.24" calcext:value-type="float">
            <text:p>8059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an-15</text:p>
          </table:table-cell>
          <table:table-cell office:value-type="float" office:value="7938.94" calcext:value-type="float">
            <text:p>7938.94</text:p>
          </table:table-cell>
          <table:table-cell office:value-type="float" office:value="8079.18" calcext:value-type="float">
            <text:p>8079.18</text:p>
          </table:table-cell>
          <table:table-cell office:value-type="float" office:value="7886.27" calcext:value-type="float">
            <text:p>7886.27</text:p>
          </table:table-cell>
          <table:table-cell office:value-type="float" office:value="7906.74" calcext:value-type="float">
            <text:p>7906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an-15</text:p>
          </table:table-cell>
          <table:table-cell office:value-type="float" office:value="7702.22" calcext:value-type="float">
            <text:p>7702.22</text:p>
          </table:table-cell>
          <table:table-cell office:value-type="float" office:value="7925.27" calcext:value-type="float">
            <text:p>7925.27</text:p>
          </table:table-cell>
          <table:table-cell office:value-type="float" office:value="7648.98" calcext:value-type="float">
            <text:p>7648.98</text:p>
          </table:table-cell>
          <table:table-cell office:value-type="float" office:value="7922.45" calcext:value-type="float">
            <text:p>7922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an-15</text:p>
          </table:table-cell>
          <table:table-cell office:value-type="float" office:value="7708.62" calcext:value-type="float">
            <text:p>7708.62</text:p>
          </table:table-cell>
          <table:table-cell office:value-type="float" office:value="7817.25" calcext:value-type="float">
            <text:p>7817.25</text:p>
          </table:table-cell>
          <table:table-cell office:value-type="float" office:value="7667.61" calcext:value-type="float">
            <text:p>7667.61</text:p>
          </table:table-cell>
          <table:table-cell office:value-type="float" office:value="7702.22" calcext:value-type="float">
            <text:p>7702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an-15</text:p>
          </table:table-cell>
          <table:table-cell table:number-columns-repeated="2" office:value-type="float" office:value="7848.66" calcext:value-type="float">
            <text:p>7848.66</text:p>
          </table:table-cell>
          <table:table-cell office:value-type="float" office:value="7645.95" calcext:value-type="float">
            <text:p>7645.95</text:p>
          </table:table-cell>
          <table:table-cell office:value-type="float" office:value="7704.51" calcext:value-type="float">
            <text:p>7704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Jan-15</text:p>
          </table:table-cell>
          <table:table-cell office:value-type="float" office:value="7808.03" calcext:value-type="float">
            <text:p>7808.03</text:p>
          </table:table-cell>
          <table:table-cell office:value-type="float" office:value="7872.84" calcext:value-type="float">
            <text:p>7872.84</text:p>
          </table:table-cell>
          <table:table-cell office:value-type="float" office:value="7764.27" calcext:value-type="float">
            <text:p>7764.27</text:p>
          </table:table-cell>
          <table:table-cell office:value-type="float" office:value="7842.03" calcext:value-type="float">
            <text:p>7842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an-15</text:p>
          </table:table-cell>
          <table:table-cell office:value-type="float" office:value="7730.03" calcext:value-type="float">
            <text:p>7730.03</text:p>
          </table:table-cell>
          <table:table-cell office:value-type="float" office:value="7872.8" calcext:value-type="float">
            <text:p>7872.8</text:p>
          </table:table-cell>
          <table:table-cell office:value-type="float" office:value="7730.03" calcext:value-type="float">
            <text:p>7730.03</text:p>
          </table:table-cell>
          <table:table-cell office:value-type="float" office:value="7797.39" calcext:value-type="float">
            <text:p>7797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an-15</text:p>
          </table:table-cell>
          <table:table-cell office:value-type="float" office:value="7616.7" calcext:value-type="float">
            <text:p>7616.7</text:p>
          </table:table-cell>
          <table:table-cell office:value-type="float" office:value="7726.62" calcext:value-type="float">
            <text:p>7726.62</text:p>
          </table:table-cell>
          <table:table-cell office:value-type="float" office:value="7562.87" calcext:value-type="float">
            <text:p>7562.87</text:p>
          </table:table-cell>
          <table:table-cell office:value-type="float" office:value="7726.62" calcext:value-type="float">
            <text:p>7726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an-15</text:p>
          </table:table-cell>
          <table:table-cell office:value-type="float" office:value="7646.04" calcext:value-type="float">
            <text:p>7646.04</text:p>
          </table:table-cell>
          <table:table-cell office:value-type="float" office:value="7693.57" calcext:value-type="float">
            <text:p>7693.57</text:p>
          </table:table-cell>
          <table:table-cell office:value-type="float" office:value="7498.41" calcext:value-type="float">
            <text:p>7498.41</text:p>
          </table:table-cell>
          <table:table-cell office:value-type="float" office:value="7591.97" calcext:value-type="float">
            <text:p>7591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an-15</text:p>
          </table:table-cell>
          <table:table-cell table:number-columns-repeated="2" office:value-type="float" office:value="8060.66" calcext:value-type="float">
            <text:p>8060.66</text:p>
          </table:table-cell>
          <table:table-cell office:value-type="float" office:value="7622.07" calcext:value-type="float">
            <text:p>7622.07</text:p>
          </table:table-cell>
          <table:table-cell office:value-type="float" office:value="7645.48" calcext:value-type="float">
            <text:p>7645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an-15</text:p>
          </table:table-cell>
          <table:table-cell office:value-type="float" office:value="7829.19" calcext:value-type="float">
            <text:p>7829.19</text:p>
          </table:table-cell>
          <table:table-cell office:value-type="float" office:value="8098.31" calcext:value-type="float">
            <text:p>8098.31</text:p>
          </table:table-cell>
          <table:table-cell office:value-type="float" office:value="7762.06" calcext:value-type="float">
            <text:p>7762.06</text:p>
          </table:table-cell>
          <table:table-cell office:value-type="float" office:value="8054.66" calcext:value-type="float">
            <text:p>8054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Dec-14</text:p>
          </table:table-cell>
          <table:table-cell office:value-type="float" office:value="7773.06" calcext:value-type="float">
            <text:p>7773.06</text:p>
          </table:table-cell>
          <table:table-cell office:value-type="float" office:value="7854.21" calcext:value-type="float">
            <text:p>7854.21</text:p>
          </table:table-cell>
          <table:table-cell office:value-type="float" office:value="7539.49" calcext:value-type="float">
            <text:p>7539.49</text:p>
          </table:table-cell>
          <table:table-cell office:value-type="float" office:value="7830.3" calcext:value-type="float">
            <text:p>7830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Dec-14</text:p>
          </table:table-cell>
          <table:table-cell office:value-type="float" office:value="7772.74" calcext:value-type="float">
            <text:p>7772.74</text:p>
          </table:table-cell>
          <table:table-cell office:value-type="float" office:value="7896.25" calcext:value-type="float">
            <text:p>7896.25</text:p>
          </table:table-cell>
          <table:table-cell office:value-type="float" office:value="7737.08" calcext:value-type="float">
            <text:p>7737.08</text:p>
          </table:table-cell>
          <table:table-cell office:value-type="float" office:value="7771.42" calcext:value-type="float">
            <text:p>7771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Dec-14</text:p>
          </table:table-cell>
          <table:table-cell office:value-type="float" office:value="7482.46" calcext:value-type="float">
            <text:p>7482.46</text:p>
          </table:table-cell>
          <table:table-cell office:value-type="float" office:value="7682.95" calcext:value-type="float">
            <text:p>7682.95</text:p>
          </table:table-cell>
          <table:table-cell office:value-type="float" office:value="7475.06" calcext:value-type="float">
            <text:p>7475.06</text:p>
          </table:table-cell>
          <table:table-cell office:value-type="float" office:value="7669.37" calcext:value-type="float">
            <text:p>7669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Dec-14</text:p>
          </table:table-cell>
          <table:table-cell office:value-type="float" office:value="7387.29" calcext:value-type="float">
            <text:p>7387.29</text:p>
          </table:table-cell>
          <table:table-cell office:value-type="float" office:value="7477.91" calcext:value-type="float">
            <text:p>7477.91</text:p>
          </table:table-cell>
          <table:table-cell office:value-type="float" office:value="7306.3" calcext:value-type="float">
            <text:p>7306.3</text:p>
          </table:table-cell>
          <table:table-cell office:value-type="float" office:value="7460.11" calcext:value-type="float">
            <text:p>7460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Dec-14</text:p>
          </table:table-cell>
          <table:table-cell office:value-type="float" office:value="7213.57" calcext:value-type="float">
            <text:p>7213.57</text:p>
          </table:table-cell>
          <table:table-cell office:value-type="float" office:value="7342.8" calcext:value-type="float">
            <text:p>7342.8</text:p>
          </table:table-cell>
          <table:table-cell office:value-type="float" office:value="7213.57" calcext:value-type="float">
            <text:p>7213.57</text:p>
          </table:table-cell>
          <table:table-cell office:value-type="float" office:value="7325.29" calcext:value-type="float">
            <text:p>7325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Dec-14</text:p>
          </table:table-cell>
          <table:table-cell office:value-type="float" office:value="7296.25" calcext:value-type="float">
            <text:p>7296.25</text:p>
          </table:table-cell>
          <table:table-cell office:value-type="float" office:value="7550" calcext:value-type="float">
            <text:p>7550</text:p>
          </table:table-cell>
          <table:table-cell office:value-type="float" office:value="7173.66" calcext:value-type="float">
            <text:p>7173.66</text:p>
          </table:table-cell>
          <table:table-cell office:value-type="float" office:value="7206.75" calcext:value-type="float">
            <text:p>7206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Dec-14</text:p>
          </table:table-cell>
          <table:table-cell office:value-type="float" office:value="7010.48" calcext:value-type="float">
            <text:p>7010.48</text:p>
          </table:table-cell>
          <table:table-cell office:value-type="float" office:value="7412.27" calcext:value-type="float">
            <text:p>7412.27</text:p>
          </table:table-cell>
          <table:table-cell office:value-type="float" office:value="7000.89" calcext:value-type="float">
            <text:p>7000.89</text:p>
          </table:table-cell>
          <table:table-cell office:value-type="float" office:value="7288.32" calcext:value-type="float">
            <text:p>7288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Dec-14</text:p>
          </table:table-cell>
          <table:table-cell office:value-type="float" office:value="6913.44" calcext:value-type="float">
            <text:p>6913.44</text:p>
          </table:table-cell>
          <table:table-cell office:value-type="float" office:value="7285.67" calcext:value-type="float">
            <text:p>7285.67</text:p>
          </table:table-cell>
          <table:table-cell office:value-type="float" office:value="6613.35" calcext:value-type="float">
            <text:p>6613.35</text:p>
          </table:table-cell>
          <table:table-cell office:value-type="float" office:value="7000.89" calcext:value-type="float">
            <text:p>7000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Dec-14</text:p>
          </table:table-cell>
          <table:table-cell office:value-type="float" office:value="7609.67" calcext:value-type="float">
            <text:p>7609.67</text:p>
          </table:table-cell>
          <table:table-cell office:value-type="float" office:value="7643.66" calcext:value-type="float">
            <text:p>7643.66</text:p>
          </table:table-cell>
          <table:table-cell office:value-type="float" office:value="6959.48" calcext:value-type="float">
            <text:p>6959.48</text:p>
          </table:table-cell>
          <table:table-cell office:value-type="float" office:value="6971.66" calcext:value-type="float">
            <text:p>6971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Dec-14</text:p>
          </table:table-cell>
          <table:table-cell office:value-type="float" office:value="7962.32" calcext:value-type="float">
            <text:p>7962.32</text:p>
          </table:table-cell>
          <table:table-cell office:value-type="float" office:value="8005.27" calcext:value-type="float">
            <text:p>8005.27</text:p>
          </table:table-cell>
          <table:table-cell office:value-type="float" office:value="7568.48" calcext:value-type="float">
            <text:p>7568.48</text:p>
          </table:table-cell>
          <table:table-cell office:value-type="float" office:value="7610.06" calcext:value-type="float">
            <text:p>7610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Dec-14</text:p>
          </table:table-cell>
          <table:table-cell office:value-type="float" office:value="7582.18" calcext:value-type="float">
            <text:p>7582.18</text:p>
          </table:table-cell>
          <table:table-cell office:value-type="float" office:value="7984.75" calcext:value-type="float">
            <text:p>7984.75</text:p>
          </table:table-cell>
          <table:table-cell office:value-type="float" office:value="7529" calcext:value-type="float">
            <text:p>7529</text:p>
          </table:table-cell>
          <table:table-cell office:value-type="float" office:value="7962.32" calcext:value-type="float">
            <text:p>7962.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Dec-14</text:p>
          </table:table-cell>
          <table:table-cell office:value-type="float" office:value="8152.6" calcext:value-type="float">
            <text:p>8152.6</text:p>
          </table:table-cell>
          <table:table-cell office:value-type="float" office:value="8154.66" calcext:value-type="float">
            <text:p>8154.66</text:p>
          </table:table-cell>
          <table:table-cell table:number-columns-repeated="2" office:value-type="float" office:value="7582.18" calcext:value-type="float">
            <text:p>7582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Dec-14</text:p>
          </table:table-cell>
          <table:table-cell table:number-columns-repeated="2" office:value-type="float" office:value="8800.19" calcext:value-type="float">
            <text:p>8800.19</text:p>
          </table:table-cell>
          <table:table-cell office:value-type="float" office:value="8124.19" calcext:value-type="float">
            <text:p>8124.19</text:p>
          </table:table-cell>
          <table:table-cell office:value-type="float" office:value="8146.04" calcext:value-type="float">
            <text:p>8146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Dec-14</text:p>
          </table:table-cell>
          <table:table-cell office:value-type="float" office:value="8760.38" calcext:value-type="float">
            <text:p>8760.38</text:p>
          </table:table-cell>
          <table:table-cell office:value-type="float" office:value="8811.16" calcext:value-type="float">
            <text:p>8811.16</text:p>
          </table:table-cell>
          <table:table-cell office:value-type="float" office:value="8714.13" calcext:value-type="float">
            <text:p>8714.13</text:p>
          </table:table-cell>
          <table:table-cell office:value-type="float" office:value="8809.22" calcext:value-type="float">
            <text:p>8809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Dec-14</text:p>
          </table:table-cell>
          <table:table-cell office:value-type="float" office:value="8823.78" calcext:value-type="float">
            <text:p>8823.78</text:p>
          </table:table-cell>
          <table:table-cell office:value-type="float" office:value="8968.79" calcext:value-type="float">
            <text:p>8968.79</text:p>
          </table:table-cell>
          <table:table-cell office:value-type="float" office:value="8720.67" calcext:value-type="float">
            <text:p>8720.67</text:p>
          </table:table-cell>
          <table:table-cell office:value-type="float" office:value="8744.16" calcext:value-type="float">
            <text:p>8744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Dec-14</text:p>
          </table:table-cell>
          <table:table-cell office:value-type="float" office:value="8552.38" calcext:value-type="float">
            <text:p>8552.38</text:p>
          </table:table-cell>
          <table:table-cell office:value-type="float" office:value="8812.85" calcext:value-type="float">
            <text:p>8812.85</text:p>
          </table:table-cell>
          <table:table-cell office:value-type="float" office:value="8552.38" calcext:value-type="float">
            <text:p>8552.38</text:p>
          </table:table-cell>
          <table:table-cell office:value-type="float" office:value="8812.85" calcext:value-type="float">
            <text:p>8812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Dec-14</text:p>
          </table:table-cell>
          <table:table-cell office:value-type="float" office:value="8500.99" calcext:value-type="float">
            <text:p>8500.99</text:p>
          </table:table-cell>
          <table:table-cell office:value-type="float" office:value="8708.98" calcext:value-type="float">
            <text:p>8708.98</text:p>
          </table:table-cell>
          <table:table-cell office:value-type="float" office:value="8498.65" calcext:value-type="float">
            <text:p>8498.65</text:p>
          </table:table-cell>
          <table:table-cell office:value-type="float" office:value="8556.43" calcext:value-type="float">
            <text:p>8556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Dec-14</text:p>
          </table:table-cell>
          <table:table-cell table:number-columns-repeated="2" office:value-type="float" office:value="8933.9" calcext:value-type="float">
            <text:p>8933.9</text:p>
          </table:table-cell>
          <table:table-cell office:value-type="float" office:value="8501.22" calcext:value-type="float">
            <text:p>8501.22</text:p>
          </table:table-cell>
          <table:table-cell office:value-type="float" office:value="8556.44" calcext:value-type="float">
            <text:p>8556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Nov-14</text:p>
          </table:table-cell>
          <table:table-cell table:number-columns-repeated="2" office:value-type="float" office:value="9186.95" calcext:value-type="float">
            <text:p>9186.95</text:p>
          </table:table-cell>
          <table:table-cell office:value-type="float" office:value="8832.9" calcext:value-type="float">
            <text:p>8832.9</text:p>
          </table:table-cell>
          <table:table-cell office:value-type="float" office:value="8938.3" calcext:value-type="float">
            <text:p>8938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Nov-14</text:p>
          </table:table-cell>
          <table:table-cell office:value-type="float" office:value="9134.62" calcext:value-type="float">
            <text:p>9134.62</text:p>
          </table:table-cell>
          <table:table-cell office:value-type="float" office:value="9253.55" calcext:value-type="float">
            <text:p>9253.55</text:p>
          </table:table-cell>
          <table:table-cell office:value-type="float" office:value="9131.58" calcext:value-type="float">
            <text:p>9131.58</text:p>
          </table:table-cell>
          <table:table-cell office:value-type="float" office:value="9188.64" calcext:value-type="float">
            <text:p>9188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Nov-14</text:p>
          </table:table-cell>
          <table:table-cell office:value-type="float" office:value="8958.04" calcext:value-type="float">
            <text:p>8958.04</text:p>
          </table:table-cell>
          <table:table-cell office:value-type="float" office:value="9134.62" calcext:value-type="float">
            <text:p>9134.62</text:p>
          </table:table-cell>
          <table:table-cell office:value-type="float" office:value="8928.92" calcext:value-type="float">
            <text:p>8928.92</text:p>
          </table:table-cell>
          <table:table-cell office:value-type="float" office:value="9134.62" calcext:value-type="float">
            <text:p>9134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Nov-14</text:p>
          </table:table-cell>
          <table:table-cell office:value-type="float" office:value="8951.29" calcext:value-type="float">
            <text:p>8951.29</text:p>
          </table:table-cell>
          <table:table-cell office:value-type="float" office:value="9085.14" calcext:value-type="float">
            <text:p>9085.14</text:p>
          </table:table-cell>
          <table:table-cell office:value-type="float" office:value="8904.27" calcext:value-type="float">
            <text:p>8904.27</text:p>
          </table:table-cell>
          <table:table-cell office:value-type="float" office:value="8953.28" calcext:value-type="float">
            <text:p>8953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Nov-14</text:p>
          </table:table-cell>
          <table:table-cell office:value-type="float" office:value="8741.2" calcext:value-type="float">
            <text:p>8741.2</text:p>
          </table:table-cell>
          <table:table-cell office:value-type="float" office:value="8967.14" calcext:value-type="float">
            <text:p>8967.14</text:p>
          </table:table-cell>
          <table:table-cell office:value-type="float" office:value="8741.2" calcext:value-type="float">
            <text:p>8741.2</text:p>
          </table:table-cell>
          <table:table-cell office:value-type="float" office:value="8948.26" calcext:value-type="float">
            <text:p>8948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Nov-14</text:p>
          </table:table-cell>
          <table:table-cell office:value-type="float" office:value="8688.76" calcext:value-type="float">
            <text:p>8688.76</text:p>
          </table:table-cell>
          <table:table-cell office:value-type="float" office:value="8854.99" calcext:value-type="float">
            <text:p>8854.99</text:p>
          </table:table-cell>
          <table:table-cell office:value-type="float" office:value="8680.43" calcext:value-type="float">
            <text:p>8680.43</text:p>
          </table:table-cell>
          <table:table-cell office:value-type="float" office:value="8741.67" calcext:value-type="float">
            <text:p>8741.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Nov-14</text:p>
          </table:table-cell>
          <table:table-cell office:value-type="float" office:value="8878.96" calcext:value-type="float">
            <text:p>8878.96</text:p>
          </table:table-cell>
          <table:table-cell office:value-type="float" office:value="8971.74" calcext:value-type="float">
            <text:p>8971.74</text:p>
          </table:table-cell>
          <table:table-cell table:number-columns-repeated="2" office:value-type="float" office:value="8684.71" calcext:value-type="float">
            <text:p>8684.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Nov-14</text:p>
          </table:table-cell>
          <table:table-cell office:value-type="float" office:value="8740.66" calcext:value-type="float">
            <text:p>8740.66</text:p>
          </table:table-cell>
          <table:table-cell office:value-type="float" office:value="8887.56" calcext:value-type="float">
            <text:p>8887.56</text:p>
          </table:table-cell>
          <table:table-cell office:value-type="float" office:value="8659.03" calcext:value-type="float">
            <text:p>8659.03</text:p>
          </table:table-cell>
          <table:table-cell office:value-type="float" office:value="8874.99" calcext:value-type="float">
            <text:p>8874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Nov-14</text:p>
          </table:table-cell>
          <table:table-cell office:value-type="float" office:value="8775.97" calcext:value-type="float">
            <text:p>8775.97</text:p>
          </table:table-cell>
          <table:table-cell office:value-type="float" office:value="8823.72" calcext:value-type="float">
            <text:p>8823.72</text:p>
          </table:table-cell>
          <table:table-cell office:value-type="float" office:value="8697.79" calcext:value-type="float">
            <text:p>8697.79</text:p>
          </table:table-cell>
          <table:table-cell office:value-type="float" office:value="8740.66" calcext:value-type="float">
            <text:p>8740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Nov-14</text:p>
          </table:table-cell>
          <table:table-cell table:number-columns-repeated="2" office:value-type="float" office:value="8935.8" calcext:value-type="float">
            <text:p>8935.8</text:p>
          </table:table-cell>
          <table:table-cell office:value-type="float" office:value="8698.17" calcext:value-type="float">
            <text:p>8698.17</text:p>
          </table:table-cell>
          <table:table-cell office:value-type="float" office:value="8751.5" calcext:value-type="float">
            <text:p>8751.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Nov-14</text:p>
          </table:table-cell>
          <table:table-cell office:value-type="float" office:value="9049.99" calcext:value-type="float">
            <text:p>9049.99</text:p>
          </table:table-cell>
          <table:table-cell office:value-type="float" office:value="9073" calcext:value-type="float">
            <text:p>9073</text:p>
          </table:table-cell>
          <table:table-cell office:value-type="float" office:value="8813.05" calcext:value-type="float">
            <text:p>8813.05</text:p>
          </table:table-cell>
          <table:table-cell office:value-type="float" office:value="8930.42" calcext:value-type="float">
            <text:p>8930.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Nov-14</text:p>
          </table:table-cell>
          <table:table-cell office:value-type="float" office:value="9211.01" calcext:value-type="float">
            <text:p>9211.01</text:p>
          </table:table-cell>
          <table:table-cell office:value-type="float" office:value="9276.57" calcext:value-type="float">
            <text:p>9276.57</text:p>
          </table:table-cell>
          <table:table-cell office:value-type="float" office:value="8989.51" calcext:value-type="float">
            <text:p>8989.51</text:p>
          </table:table-cell>
          <table:table-cell office:value-type="float" office:value="9043.09" calcext:value-type="float">
            <text:p>9043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Nov-14</text:p>
          </table:table-cell>
          <table:table-cell office:value-type="float" office:value="9277.7" calcext:value-type="float">
            <text:p>9277.7</text:p>
          </table:table-cell>
          <table:table-cell office:value-type="float" office:value="9315.5" calcext:value-type="float">
            <text:p>9315.5</text:p>
          </table:table-cell>
          <table:table-cell office:value-type="float" office:value="9187.57" calcext:value-type="float">
            <text:p>9187.57</text:p>
          </table:table-cell>
          <table:table-cell office:value-type="float" office:value="9211.01" calcext:value-type="float">
            <text:p>9211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Nov-14</text:p>
          </table:table-cell>
          <table:table-cell office:value-type="float" office:value="9509.46" calcext:value-type="float">
            <text:p>9509.46</text:p>
          </table:table-cell>
          <table:table-cell office:value-type="float" office:value="9563.69" calcext:value-type="float">
            <text:p>9563.69</text:p>
          </table:table-cell>
          <table:table-cell office:value-type="float" office:value="9267" calcext:value-type="float">
            <text:p>9267</text:p>
          </table:table-cell>
          <table:table-cell office:value-type="float" office:value="9326.95" calcext:value-type="float">
            <text:p>9326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Nov-14</text:p>
          </table:table-cell>
          <table:table-cell office:value-type="float" office:value="9727.11" calcext:value-type="float">
            <text:p>9727.11</text:p>
          </table:table-cell>
          <table:table-cell office:value-type="float" office:value="9828.65" calcext:value-type="float">
            <text:p>9828.65</text:p>
          </table:table-cell>
          <table:table-cell office:value-type="float" office:value="9487.53" calcext:value-type="float">
            <text:p>9487.53</text:p>
          </table:table-cell>
          <table:table-cell office:value-type="float" office:value="9510.83" calcext:value-type="float">
            <text:p>9510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Nov-14</text:p>
          </table:table-cell>
          <table:table-cell office:value-type="float" office:value="9875.26" calcext:value-type="float">
            <text:p>9875.26</text:p>
          </table:table-cell>
          <table:table-cell office:value-type="float" office:value="9926.02" calcext:value-type="float">
            <text:p>9926.02</text:p>
          </table:table-cell>
          <table:table-cell office:value-type="float" office:value="9590.45" calcext:value-type="float">
            <text:p>9590.45</text:p>
          </table:table-cell>
          <table:table-cell office:value-type="float" office:value="9727.11" calcext:value-type="float">
            <text:p>9727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Nov-14</text:p>
          </table:table-cell>
          <table:table-cell office:value-type="float" office:value="10191.31" calcext:value-type="float">
            <text:p>10191.31</text:p>
          </table:table-cell>
          <table:table-cell office:value-type="float" office:value="10222.36" calcext:value-type="float">
            <text:p>10222.36</text:p>
          </table:table-cell>
          <table:table-cell office:value-type="float" office:value="9809.19" calcext:value-type="float">
            <text:p>9809.19</text:p>
          </table:table-cell>
          <table:table-cell office:value-type="float" office:value="9875.26" calcext:value-type="float">
            <text:p>9875.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Nov-14</text:p>
          </table:table-cell>
          <table:table-cell office:value-type="float" office:value="9827.13" calcext:value-type="float">
            <text:p>9827.13</text:p>
          </table:table-cell>
          <table:table-cell office:value-type="float" office:value="10203" calcext:value-type="float">
            <text:p>10203</text:p>
          </table:table-cell>
          <table:table-cell office:value-type="float" office:value="9827.13" calcext:value-type="float">
            <text:p>9827.13</text:p>
          </table:table-cell>
          <table:table-cell office:value-type="float" office:value="10191.31" calcext:value-type="float">
            <text:p>10191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Oct-14</text:p>
          </table:table-cell>
          <table:table-cell office:value-type="float" office:value="9346.28" calcext:value-type="float">
            <text:p>9346.28</text:p>
          </table:table-cell>
          <table:table-cell office:value-type="float" office:value="9798.5" calcext:value-type="float">
            <text:p>9798.5</text:p>
          </table:table-cell>
          <table:table-cell office:value-type="float" office:value="9346.28" calcext:value-type="float">
            <text:p>9346.28</text:p>
          </table:table-cell>
          <table:table-cell office:value-type="float" office:value="9798.27" calcext:value-type="float">
            <text:p>9798.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Oct-14</text:p>
          </table:table-cell>
          <table:table-cell office:value-type="float" office:value="9026.93" calcext:value-type="float">
            <text:p>9026.93</text:p>
          </table:table-cell>
          <table:table-cell office:value-type="float" office:value="9335.34" calcext:value-type="float">
            <text:p>9335.34</text:p>
          </table:table-cell>
          <table:table-cell office:value-type="float" office:value="9012.6" calcext:value-type="float">
            <text:p>9012.6</text:p>
          </table:table-cell>
          <table:table-cell office:value-type="float" office:value="9335.34" calcext:value-type="float">
            <text:p>9335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Oct-14</text:p>
          </table:table-cell>
          <table:table-cell office:value-type="float" office:value="9206.75" calcext:value-type="float">
            <text:p>9206.75</text:p>
          </table:table-cell>
          <table:table-cell office:value-type="float" office:value="9231.41" calcext:value-type="float">
            <text:p>9231.41</text:p>
          </table:table-cell>
          <table:table-cell office:value-type="float" office:value="9003.47" calcext:value-type="float">
            <text:p>9003.47</text:p>
          </table:table-cell>
          <table:table-cell office:value-type="float" office:value="9026.93" calcext:value-type="float">
            <text:p>9026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Oct-14</text:p>
          </table:table-cell>
          <table:table-cell office:value-type="float" office:value="9055.31" calcext:value-type="float">
            <text:p>9055.31</text:p>
          </table:table-cell>
          <table:table-cell office:value-type="float" office:value="9247.5" calcext:value-type="float">
            <text:p>9247.5</text:p>
          </table:table-cell>
          <table:table-cell office:value-type="float" office:value="9055.31" calcext:value-type="float">
            <text:p>9055.31</text:p>
          </table:table-cell>
          <table:table-cell office:value-type="float" office:value="9199.62" calcext:value-type="float">
            <text:p>9199.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Oct-14</text:p>
          </table:table-cell>
          <table:table-cell table:number-columns-repeated="2" office:value-type="float" office:value="9164.7" calcext:value-type="float">
            <text:p>9164.7</text:p>
          </table:table-cell>
          <table:table-cell office:value-type="float" office:value="8938.13" calcext:value-type="float">
            <text:p>8938.13</text:p>
          </table:table-cell>
          <table:table-cell office:value-type="float" office:value="9050.07" calcext:value-type="float">
            <text:p>9050.0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Oct-14</text:p>
          </table:table-cell>
          <table:table-cell office:value-type="float" office:value="8955.63" calcext:value-type="float">
            <text:p>8955.63</text:p>
          </table:table-cell>
          <table:table-cell office:value-type="float" office:value="9177.85" calcext:value-type="float">
            <text:p>9177.85</text:p>
          </table:table-cell>
          <table:table-cell office:value-type="float" office:value="8955.63" calcext:value-type="float">
            <text:p>8955.63</text:p>
          </table:table-cell>
          <table:table-cell office:value-type="float" office:value="9177.85" calcext:value-type="float">
            <text:p>9177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Oct-14</text:p>
          </table:table-cell>
          <table:table-cell office:value-type="float" office:value="9177.29" calcext:value-type="float">
            <text:p>9177.29</text:p>
          </table:table-cell>
          <table:table-cell office:value-type="float" office:value="9274.63" calcext:value-type="float">
            <text:p>9274.63</text:p>
          </table:table-cell>
          <table:table-cell office:value-type="float" office:value="8916.18" calcext:value-type="float">
            <text:p>8916.18</text:p>
          </table:table-cell>
          <table:table-cell office:value-type="float" office:value="8951.7" calcext:value-type="float">
            <text:p>8951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Oct-14</text:p>
          </table:table-cell>
          <table:table-cell office:value-type="float" office:value="9463.17" calcext:value-type="float">
            <text:p>9463.17</text:p>
          </table:table-cell>
          <table:table-cell office:value-type="float" office:value="9617.82" calcext:value-type="float">
            <text:p>9617.82</text:p>
          </table:table-cell>
          <table:table-cell office:value-type="float" office:value="9152.34" calcext:value-type="float">
            <text:p>9152.34</text:p>
          </table:table-cell>
          <table:table-cell office:value-type="float" office:value="9183.29" calcext:value-type="float">
            <text:p>9183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Oct-14</text:p>
          </table:table-cell>
          <table:table-cell office:value-type="float" office:value="9623.53" calcext:value-type="float">
            <text:p>9623.53</text:p>
          </table:table-cell>
          <table:table-cell office:value-type="float" office:value="9805.17" calcext:value-type="float">
            <text:p>9805.17</text:p>
          </table:table-cell>
          <table:table-cell office:value-type="float" office:value="9249.75" calcext:value-type="float">
            <text:p>9249.75</text:p>
          </table:table-cell>
          <table:table-cell office:value-type="float" office:value="9426.39" calcext:value-type="float">
            <text:p>9426.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Oct-14</text:p>
          </table:table-cell>
          <table:table-cell office:value-type="float" office:value="9023.09" calcext:value-type="float">
            <text:p>9023.09</text:p>
          </table:table-cell>
          <table:table-cell office:value-type="float" office:value="9634" calcext:value-type="float">
            <text:p>9634</text:p>
          </table:table-cell>
          <table:table-cell office:value-type="float" office:value="9023.09" calcext:value-type="float">
            <text:p>9023.09</text:p>
          </table:table-cell>
          <table:table-cell office:value-type="float" office:value="9599.65" calcext:value-type="float">
            <text:p>9599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Oct-14</text:p>
          </table:table-cell>
          <table:table-cell office:value-type="float" office:value="8407.99" calcext:value-type="float">
            <text:p>8407.99</text:p>
          </table:table-cell>
          <table:table-cell office:value-type="float" office:value="9007.97" calcext:value-type="float">
            <text:p>9007.97</text:p>
          </table:table-cell>
          <table:table-cell office:value-type="float" office:value="8407.99" calcext:value-type="float">
            <text:p>8407.99</text:p>
          </table:table-cell>
          <table:table-cell office:value-type="float" office:value="9001.94" calcext:value-type="float">
            <text:p>9001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Oct-14</text:p>
          </table:table-cell>
          <table:table-cell office:value-type="float" office:value="7976.22" calcext:value-type="float">
            <text:p>7976.22</text:p>
          </table:table-cell>
          <table:table-cell office:value-type="float" office:value="8385.75" calcext:value-type="float">
            <text:p>8385.75</text:p>
          </table:table-cell>
          <table:table-cell office:value-type="float" office:value="7934.63" calcext:value-type="float">
            <text:p>7934.63</text:p>
          </table:table-cell>
          <table:table-cell office:value-type="float" office:value="8385.75" calcext:value-type="float">
            <text:p>8385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Oct-14</text:p>
          </table:table-cell>
          <table:table-cell office:value-type="float" office:value="8001.89" calcext:value-type="float">
            <text:p>8001.89</text:p>
          </table:table-cell>
          <table:table-cell office:value-type="float" office:value="8034.45" calcext:value-type="float">
            <text:p>8034.45</text:p>
          </table:table-cell>
          <table:table-cell office:value-type="float" office:value="7854.92" calcext:value-type="float">
            <text:p>7854.92</text:p>
          </table:table-cell>
          <table:table-cell office:value-type="float" office:value="8033.7" calcext:value-type="float">
            <text:p>8033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Oct-14</text:p>
          </table:table-cell>
          <table:table-cell table:number-columns-repeated="2" office:value-type="float" office:value="8388.57" calcext:value-type="float">
            <text:p>8388.57</text:p>
          </table:table-cell>
          <table:table-cell office:value-type="float" office:value="8104.55" calcext:value-type="float">
            <text:p>8104.55</text:p>
          </table:table-cell>
          <table:table-cell office:value-type="float" office:value="8196.59" calcext:value-type="float">
            <text:p>8196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Oct-14</text:p>
          </table:table-cell>
          <table:table-cell office:value-type="float" office:value="8449.3" calcext:value-type="float">
            <text:p>8449.3</text:p>
          </table:table-cell>
          <table:table-cell office:value-type="float" office:value="8459.1" calcext:value-type="float">
            <text:p>8459.1</text:p>
          </table:table-cell>
          <table:table-cell office:value-type="float" office:value="8169.58" calcext:value-type="float">
            <text:p>8169.58</text:p>
          </table:table-cell>
          <table:table-cell office:value-type="float" office:value="8384.97" calcext:value-type="float">
            <text:p>8384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Oct-14</text:p>
          </table:table-cell>
          <table:table-cell office:value-type="float" office:value="8990.22" calcext:value-type="float">
            <text:p>8990.22</text:p>
          </table:table-cell>
          <table:table-cell office:value-type="float" office:value="8991.53" calcext:value-type="float">
            <text:p>8991.53</text:p>
          </table:table-cell>
          <table:table-cell office:value-type="float" office:value="8423.14" calcext:value-type="float">
            <text:p>8423.14</text:p>
          </table:table-cell>
          <table:table-cell office:value-type="float" office:value="8446.68" calcext:value-type="float">
            <text:p>8446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Oct-14</text:p>
          </table:table-cell>
          <table:table-cell office:value-type="float" office:value="9062.19" calcext:value-type="float">
            <text:p>9062.19</text:p>
          </table:table-cell>
          <table:table-cell office:value-type="float" office:value="9118.07" calcext:value-type="float">
            <text:p>9118.07</text:p>
          </table:table-cell>
          <table:table-cell office:value-type="float" office:value="8967.23" calcext:value-type="float">
            <text:p>8967.23</text:p>
          </table:table-cell>
          <table:table-cell office:value-type="float" office:value="8990.22" calcext:value-type="float">
            <text:p>8990.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Oct-14</text:p>
          </table:table-cell>
          <table:table-cell office:value-type="float" office:value="9184.41" calcext:value-type="float">
            <text:p>9184.41</text:p>
          </table:table-cell>
          <table:table-cell office:value-type="float" office:value="9238.79" calcext:value-type="float">
            <text:p>9238.79</text:p>
          </table:table-cell>
          <table:table-cell office:value-type="float" office:value="9046.76" calcext:value-type="float">
            <text:p>9046.76</text:p>
          </table:table-cell>
          <table:table-cell office:value-type="float" office:value="9062.19" calcext:value-type="float">
            <text:p>9062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Oct-14</text:p>
          </table:table-cell>
          <table:table-cell office:value-type="float" office:value="9824.97" calcext:value-type="float">
            <text:p>9824.97</text:p>
          </table:table-cell>
          <table:table-cell office:value-type="float" office:value="9866.03" calcext:value-type="float">
            <text:p>9866.03</text:p>
          </table:table-cell>
          <table:table-cell office:value-type="float" office:value="9133.05" calcext:value-type="float">
            <text:p>9133.05</text:p>
          </table:table-cell>
          <table:table-cell office:value-type="float" office:value="9142.61" calcext:value-type="float">
            <text:p>9142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Oct-14</text:p>
          </table:table-cell>
          <table:table-cell office:value-type="float" office:value="9032.55" calcext:value-type="float">
            <text:p>9032.55</text:p>
          </table:table-cell>
          <table:table-cell office:value-type="float" office:value="9689.11" calcext:value-type="float">
            <text:p>9689.11</text:p>
          </table:table-cell>
          <table:table-cell office:value-type="float" office:value="8971.22" calcext:value-type="float">
            <text:p>8971.22</text:p>
          </table:table-cell>
          <table:table-cell office:value-type="float" office:value="9654.65" calcext:value-type="float">
            <text:p>9654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Oct-14</text:p>
          </table:table-cell>
          <table:table-cell table:number-columns-repeated="2" office:value-type="float" office:value="9824.88" calcext:value-type="float">
            <text:p>9824.88</text:p>
          </table:table-cell>
          <table:table-cell office:value-type="float" office:value="8789.66" calcext:value-type="float">
            <text:p>8789.66</text:p>
          </table:table-cell>
          <table:table-cell office:value-type="float" office:value="9032.95" calcext:value-type="float">
            <text:p>9032.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Oct-14</text:p>
          </table:table-cell>
          <table:table-cell office:value-type="float" office:value="10685.69" calcext:value-type="float">
            <text:p>10685.69</text:p>
          </table:table-cell>
          <table:table-cell office:value-type="float" office:value="10718.1" calcext:value-type="float">
            <text:p>10718.1</text:p>
          </table:table-cell>
          <table:table-cell office:value-type="float" office:value="9821.21" calcext:value-type="float">
            <text:p>9821.21</text:p>
          </table:table-cell>
          <table:table-cell office:value-type="float" office:value="9827.88" calcext:value-type="float">
            <text:p>9827.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Sep-14</text:p>
          </table:table-cell>
          <table:table-cell table:number-columns-repeated="2" office:value-type="float" office:value="10763.29" calcext:value-type="float">
            <text:p>10763.29</text:p>
          </table:table-cell>
          <table:table-cell office:value-type="float" office:value="10628.71" calcext:value-type="float">
            <text:p>10628.71</text:p>
          </table:table-cell>
          <table:table-cell office:value-type="float" office:value="10685.69" calcext:value-type="float">
            <text:p>10685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Sep-14</text:p>
          </table:table-cell>
          <table:table-cell office:value-type="float" office:value="10625.87" calcext:value-type="float">
            <text:p>10625.87</text:p>
          </table:table-cell>
          <table:table-cell office:value-type="float" office:value="10782.05" calcext:value-type="float">
            <text:p>10782.05</text:p>
          </table:table-cell>
          <table:table-cell office:value-type="float" office:value="10533.29" calcext:value-type="float">
            <text:p>10533.29</text:p>
          </table:table-cell>
          <table:table-cell office:value-type="float" office:value="10782.05" calcext:value-type="float">
            <text:p>10782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Sep-14</text:p>
          </table:table-cell>
          <table:table-cell office:value-type="float" office:value="10309.05" calcext:value-type="float">
            <text:p>10309.05</text:p>
          </table:table-cell>
          <table:table-cell office:value-type="float" office:value="10635.58" calcext:value-type="float">
            <text:p>10635.58</text:p>
          </table:table-cell>
          <table:table-cell office:value-type="float" office:value="10309.05" calcext:value-type="float">
            <text:p>10309.05</text:p>
          </table:table-cell>
          <table:table-cell office:value-type="float" office:value="10629.12" calcext:value-type="float">
            <text:p>10629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Sep-14</text:p>
          </table:table-cell>
          <table:table-cell table:number-columns-repeated="2" office:value-type="float" office:value="10416.41" calcext:value-type="float">
            <text:p>10416.41</text:p>
          </table:table-cell>
          <table:table-cell office:value-type="float" office:value="10222.45" calcext:value-type="float">
            <text:p>10222.45</text:p>
          </table:table-cell>
          <table:table-cell office:value-type="float" office:value="10302.15" calcext:value-type="float">
            <text:p>10302.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Sep-14</text:p>
          </table:table-cell>
          <table:table-cell office:value-type="float" office:value="10160.73" calcext:value-type="float">
            <text:p>10160.73</text:p>
          </table:table-cell>
          <table:table-cell office:value-type="float" office:value="10362.51" calcext:value-type="float">
            <text:p>10362.51</text:p>
          </table:table-cell>
          <table:table-cell office:value-type="float" office:value="10044.31" calcext:value-type="float">
            <text:p>10044.31</text:p>
          </table:table-cell>
          <table:table-cell office:value-type="float" office:value="10356.1" calcext:value-type="float">
            <text:p>10356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Sep-14</text:p>
          </table:table-cell>
          <table:table-cell office:value-type="float" office:value="10131.6" calcext:value-type="float">
            <text:p>10131.6</text:p>
          </table:table-cell>
          <table:table-cell office:value-type="float" office:value="10220.83" calcext:value-type="float">
            <text:p>10220.83</text:p>
          </table:table-cell>
          <table:table-cell office:value-type="float" office:value="10031.61" calcext:value-type="float">
            <text:p>10031.61</text:p>
          </table:table-cell>
          <table:table-cell office:value-type="float" office:value="10157.8" calcext:value-type="float">
            <text:p>10157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Sep-14</text:p>
          </table:table-cell>
          <table:table-cell office:value-type="float" office:value="9673.74" calcext:value-type="float">
            <text:p>9673.74</text:p>
          </table:table-cell>
          <table:table-cell office:value-type="float" office:value="10130.54" calcext:value-type="float">
            <text:p>10130.54</text:p>
          </table:table-cell>
          <table:table-cell office:value-type="float" office:value="9673.74" calcext:value-type="float">
            <text:p>9673.74</text:p>
          </table:table-cell>
          <table:table-cell office:value-type="float" office:value="10127.56" calcext:value-type="float">
            <text:p>10127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Sep-14</text:p>
          </table:table-cell>
          <table:table-cell office:value-type="float" office:value="9652.48" calcext:value-type="float">
            <text:p>9652.48</text:p>
          </table:table-cell>
          <table:table-cell office:value-type="float" office:value="9687.2" calcext:value-type="float">
            <text:p>9687.2</text:p>
          </table:table-cell>
          <table:table-cell office:value-type="float" office:value="9576.44" calcext:value-type="float">
            <text:p>9576.44</text:p>
          </table:table-cell>
          <table:table-cell office:value-type="float" office:value="9653.89" calcext:value-type="float">
            <text:p>9653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Sep-14</text:p>
          </table:table-cell>
          <table:table-cell office:value-type="float" office:value="9605.04" calcext:value-type="float">
            <text:p>9605.04</text:p>
          </table:table-cell>
          <table:table-cell office:value-type="float" office:value="9639.97" calcext:value-type="float">
            <text:p>9639.97</text:p>
          </table:table-cell>
          <table:table-cell office:value-type="float" office:value="9473.23" calcext:value-type="float">
            <text:p>9473.23</text:p>
          </table:table-cell>
          <table:table-cell office:value-type="float" office:value="9624.05" calcext:value-type="float">
            <text:p>9624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Sep-14</text:p>
          </table:table-cell>
          <table:table-cell office:value-type="float" office:value="9558.31" calcext:value-type="float">
            <text:p>9558.31</text:p>
          </table:table-cell>
          <table:table-cell office:value-type="float" office:value="9606.64" calcext:value-type="float">
            <text:p>9606.64</text:p>
          </table:table-cell>
          <table:table-cell office:value-type="float" office:value="9444.81" calcext:value-type="float">
            <text:p>9444.81</text:p>
          </table:table-cell>
          <table:table-cell office:value-type="float" office:value="9604.41" calcext:value-type="float">
            <text:p>9604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Sep-14</text:p>
          </table:table-cell>
          <table:table-cell office:value-type="float" office:value="9194.12" calcext:value-type="float">
            <text:p>9194.12</text:p>
          </table:table-cell>
          <table:table-cell office:value-type="float" office:value="9586.8" calcext:value-type="float">
            <text:p>9586.8</text:p>
          </table:table-cell>
          <table:table-cell office:value-type="float" office:value="9194.12" calcext:value-type="float">
            <text:p>9194.12</text:p>
          </table:table-cell>
          <table:table-cell office:value-type="float" office:value="9555.06" calcext:value-type="float">
            <text:p>9555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Sep-14</text:p>
          </table:table-cell>
          <table:table-cell office:value-type="float" office:value="9231.28" calcext:value-type="float">
            <text:p>9231.28</text:p>
          </table:table-cell>
          <table:table-cell office:value-type="float" office:value="9379.58" calcext:value-type="float">
            <text:p>9379.58</text:p>
          </table:table-cell>
          <table:table-cell office:value-type="float" office:value="9079.01" calcext:value-type="float">
            <text:p>9079.01</text:p>
          </table:table-cell>
          <table:table-cell office:value-type="float" office:value="9129.61" calcext:value-type="float">
            <text:p>9129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Sep-14</text:p>
          </table:table-cell>
          <table:table-cell office:value-type="float" office:value="9096.06" calcext:value-type="float">
            <text:p>9096.06</text:p>
          </table:table-cell>
          <table:table-cell office:value-type="float" office:value="9234.96" calcext:value-type="float">
            <text:p>9234.96</text:p>
          </table:table-cell>
          <table:table-cell office:value-type="float" office:value="9095.23" calcext:value-type="float">
            <text:p>9095.23</text:p>
          </table:table-cell>
          <table:table-cell office:value-type="float" office:value="9229.85" calcext:value-type="float">
            <text:p>9229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Sep-14</text:p>
          </table:table-cell>
          <table:table-cell office:value-type="float" office:value="8913.2" calcext:value-type="float">
            <text:p>8913.2</text:p>
          </table:table-cell>
          <table:table-cell office:value-type="float" office:value="9089.12" calcext:value-type="float">
            <text:p>9089.12</text:p>
          </table:table-cell>
          <table:table-cell office:value-type="float" office:value="8913.2" calcext:value-type="float">
            <text:p>8913.2</text:p>
          </table:table-cell>
          <table:table-cell office:value-type="float" office:value="9078.56" calcext:value-type="float">
            <text:p>9078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Sep-14</text:p>
          </table:table-cell>
          <table:table-cell office:value-type="float" office:value="8857.68" calcext:value-type="float">
            <text:p>8857.68</text:p>
          </table:table-cell>
          <table:table-cell office:value-type="float" office:value="8920.11" calcext:value-type="float">
            <text:p>8920.11</text:p>
          </table:table-cell>
          <table:table-cell office:value-type="float" office:value="8850.93" calcext:value-type="float">
            <text:p>8850.93</text:p>
          </table:table-cell>
          <table:table-cell office:value-type="float" office:value="8909.69" calcext:value-type="float">
            <text:p>8909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Sep-14</text:p>
          </table:table-cell>
          <table:table-cell office:value-type="float" office:value="8773.61" calcext:value-type="float">
            <text:p>8773.61</text:p>
          </table:table-cell>
          <table:table-cell office:value-type="float" office:value="8854.71" calcext:value-type="float">
            <text:p>8854.71</text:p>
          </table:table-cell>
          <table:table-cell office:value-type="float" office:value="8725.06" calcext:value-type="float">
            <text:p>8725.06</text:p>
          </table:table-cell>
          <table:table-cell office:value-type="float" office:value="8801.59" calcext:value-type="float">
            <text:p>8801.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Sep-14</text:p>
          </table:table-cell>
          <table:table-cell office:value-type="float" office:value="8499.51" calcext:value-type="float">
            <text:p>8499.51</text:p>
          </table:table-cell>
          <table:table-cell office:value-type="float" office:value="8794.89" calcext:value-type="float">
            <text:p>8794.89</text:p>
          </table:table-cell>
          <table:table-cell office:value-type="float" office:value="8499.51" calcext:value-type="float">
            <text:p>8499.51</text:p>
          </table:table-cell>
          <table:table-cell office:value-type="float" office:value="8768.64" calcext:value-type="float">
            <text:p>8768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Sep-14</text:p>
          </table:table-cell>
          <table:table-cell office:value-type="float" office:value="8245.06" calcext:value-type="float">
            <text:p>8245.06</text:p>
          </table:table-cell>
          <table:table-cell office:value-type="float" office:value="8537.93" calcext:value-type="float">
            <text:p>8537.93</text:p>
          </table:table-cell>
          <table:table-cell office:value-type="float" office:value="8223.33" calcext:value-type="float">
            <text:p>8223.33</text:p>
          </table:table-cell>
          <table:table-cell office:value-type="float" office:value="8495.74" calcext:value-type="float">
            <text:p>8495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Sep-14</text:p>
          </table:table-cell>
          <table:table-cell table:number-columns-repeated="2" office:value-type="float" office:value="8507.66" calcext:value-type="float">
            <text:p>8507.66</text:p>
          </table:table-cell>
          <table:table-cell office:value-type="float" office:value="8190.19" calcext:value-type="float">
            <text:p>8190.19</text:p>
          </table:table-cell>
          <table:table-cell office:value-type="float" office:value="8217.18" calcext:value-type="float">
            <text:p>8217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Sep-14</text:p>
          </table:table-cell>
          <table:table-cell office:value-type="float" office:value="8173.31" calcext:value-type="float">
            <text:p>8173.31</text:p>
          </table:table-cell>
          <table:table-cell office:value-type="float" office:value="8524.95" calcext:value-type="float">
            <text:p>8524.95</text:p>
          </table:table-cell>
          <table:table-cell office:value-type="float" office:value="8173.31" calcext:value-type="float">
            <text:p>8173.31</text:p>
          </table:table-cell>
          <table:table-cell office:value-type="float" office:value="8507.03" calcext:value-type="float">
            <text:p>8507.0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Sep-14</text:p>
          </table:table-cell>
          <table:table-cell office:value-type="float" office:value="8066.19" calcext:value-type="float">
            <text:p>8066.19</text:p>
          </table:table-cell>
          <table:table-cell office:value-type="float" office:value="8166.7" calcext:value-type="float">
            <text:p>8166.7</text:p>
          </table:table-cell>
          <table:table-cell office:value-type="float" office:value="8051.4" calcext:value-type="float">
            <text:p>8051.4</text:p>
          </table:table-cell>
          <table:table-cell office:value-type="float" office:value="8166.7" calcext:value-type="float">
            <text:p>8166.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Sep-14</text:p>
          </table:table-cell>
          <table:table-cell office:value-type="float" office:value="7919.81" calcext:value-type="float">
            <text:p>7919.81</text:p>
          </table:table-cell>
          <table:table-cell office:value-type="float" office:value="8030.34" calcext:value-type="float">
            <text:p>8030.34</text:p>
          </table:table-cell>
          <table:table-cell office:value-type="float" office:value="7857.18" calcext:value-type="float">
            <text:p>7857.18</text:p>
          </table:table-cell>
          <table:table-cell office:value-type="float" office:value="8020.49" calcext:value-type="float">
            <text:p>8020.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Aug-14</text:p>
          </table:table-cell>
          <table:table-cell office:value-type="float" office:value="7933.31" calcext:value-type="float">
            <text:p>7933.31</text:p>
          </table:table-cell>
          <table:table-cell office:value-type="float" office:value="8034.02" calcext:value-type="float">
            <text:p>8034.02</text:p>
          </table:table-cell>
          <table:table-cell office:value-type="float" office:value="7893.26" calcext:value-type="float">
            <text:p>7893.26</text:p>
          </table:table-cell>
          <table:table-cell office:value-type="float" office:value="7922.25" calcext:value-type="float">
            <text:p>7922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ug-14</text:p>
          </table:table-cell>
          <table:table-cell office:value-type="float" office:value="7876.25" calcext:value-type="float">
            <text:p>7876.25</text:p>
          </table:table-cell>
          <table:table-cell office:value-type="float" office:value="7940.71" calcext:value-type="float">
            <text:p>7940.71</text:p>
          </table:table-cell>
          <table:table-cell office:value-type="float" office:value="7769.69" calcext:value-type="float">
            <text:p>7769.69</text:p>
          </table:table-cell>
          <table:table-cell office:value-type="float" office:value="7933.31" calcext:value-type="float">
            <text:p>7933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Aug-14</text:p>
          </table:table-cell>
          <table:table-cell office:value-type="float" office:value="7675.61" calcext:value-type="float">
            <text:p>7675.61</text:p>
          </table:table-cell>
          <table:table-cell office:value-type="float" office:value="7954.66" calcext:value-type="float">
            <text:p>7954.66</text:p>
          </table:table-cell>
          <table:table-cell office:value-type="float" office:value="7675.61" calcext:value-type="float">
            <text:p>7675.61</text:p>
          </table:table-cell>
          <table:table-cell office:value-type="float" office:value="7873" calcext:value-type="float">
            <text:p>78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Aug-14</text:p>
          </table:table-cell>
          <table:table-cell office:value-type="float" office:value="7600.97" calcext:value-type="float">
            <text:p>7600.97</text:p>
          </table:table-cell>
          <table:table-cell office:value-type="float" office:value="7703.3" calcext:value-type="float">
            <text:p>7703.3</text:p>
          </table:table-cell>
          <table:table-cell office:value-type="float" office:value="7559.37" calcext:value-type="float">
            <text:p>7559.37</text:p>
          </table:table-cell>
          <table:table-cell office:value-type="float" office:value="7675.61" calcext:value-type="float">
            <text:p>7675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ug-14</text:p>
          </table:table-cell>
          <table:table-cell office:value-type="float" office:value="7522.57" calcext:value-type="float">
            <text:p>7522.57</text:p>
          </table:table-cell>
          <table:table-cell office:value-type="float" office:value="7649.3" calcext:value-type="float">
            <text:p>7649.3</text:p>
          </table:table-cell>
          <table:table-cell office:value-type="float" office:value="7504.48" calcext:value-type="float">
            <text:p>7504.48</text:p>
          </table:table-cell>
          <table:table-cell office:value-type="float" office:value="7596.58" calcext:value-type="float">
            <text:p>7596.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Aug-14</text:p>
          </table:table-cell>
          <table:table-cell office:value-type="float" office:value="7261.54" calcext:value-type="float">
            <text:p>7261.54</text:p>
          </table:table-cell>
          <table:table-cell office:value-type="float" office:value="7471.31" calcext:value-type="float">
            <text:p>7471.31</text:p>
          </table:table-cell>
          <table:table-cell office:value-type="float" office:value="7253.55" calcext:value-type="float">
            <text:p>7253.55</text:p>
          </table:table-cell>
          <table:table-cell office:value-type="float" office:value="7471.31" calcext:value-type="float">
            <text:p>7471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ug-14</text:p>
          </table:table-cell>
          <table:table-cell office:value-type="float" office:value="7202.97" calcext:value-type="float">
            <text:p>7202.97</text:p>
          </table:table-cell>
          <table:table-cell office:value-type="float" office:value="7263.9" calcext:value-type="float">
            <text:p>7263.9</text:p>
          </table:table-cell>
          <table:table-cell office:value-type="float" office:value="7192.73" calcext:value-type="float">
            <text:p>7192.73</text:p>
          </table:table-cell>
          <table:table-cell office:value-type="float" office:value="7255.04" calcext:value-type="float">
            <text:p>7255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Aug-14</text:p>
          </table:table-cell>
          <table:table-cell table:number-columns-repeated="2" office:value-type="float" office:value="7214.08" calcext:value-type="float">
            <text:p>7214.08</text:p>
          </table:table-cell>
          <table:table-cell office:value-type="float" office:value="7017.03" calcext:value-type="float">
            <text:p>7017.03</text:p>
          </table:table-cell>
          <table:table-cell office:value-type="float" office:value="7202.97" calcext:value-type="float">
            <text:p>7202.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Aug-14</text:p>
          </table:table-cell>
          <table:table-cell office:value-type="float" office:value="7209.62" calcext:value-type="float">
            <text:p>7209.62</text:p>
          </table:table-cell>
          <table:table-cell office:value-type="float" office:value="7256.62" calcext:value-type="float">
            <text:p>7256.62</text:p>
          </table:table-cell>
          <table:table-cell office:value-type="float" office:value="7186.26" calcext:value-type="float">
            <text:p>7186.26</text:p>
          </table:table-cell>
          <table:table-cell office:value-type="float" office:value="7215.19" calcext:value-type="float">
            <text:p>7215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Aug-14</text:p>
          </table:table-cell>
          <table:table-cell office:value-type="float" office:value="6853.72" calcext:value-type="float">
            <text:p>6853.72</text:p>
          </table:table-cell>
          <table:table-cell office:value-type="float" office:value="7100.49" calcext:value-type="float">
            <text:p>7100.49</text:p>
          </table:table-cell>
          <table:table-cell office:value-type="float" office:value="6853.72" calcext:value-type="float">
            <text:p>6853.72</text:p>
          </table:table-cell>
          <table:table-cell office:value-type="float" office:value="7087.6" calcext:value-type="float">
            <text:p>7087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Aug-14</text:p>
          </table:table-cell>
          <table:table-cell office:value-type="float" office:value="7029.92" calcext:value-type="float">
            <text:p>7029.92</text:p>
          </table:table-cell>
          <table:table-cell office:value-type="float" office:value="7030.19" calcext:value-type="float">
            <text:p>7030.19</text:p>
          </table:table-cell>
          <table:table-cell office:value-type="float" office:value="6848.66" calcext:value-type="float">
            <text:p>6848.66</text:p>
          </table:table-cell>
          <table:table-cell office:value-type="float" office:value="6853.72" calcext:value-type="float">
            <text:p>6853.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Aug-14</text:p>
          </table:table-cell>
          <table:table-cell office:value-type="float" office:value="6967.8" calcext:value-type="float">
            <text:p>6967.8</text:p>
          </table:table-cell>
          <table:table-cell office:value-type="float" office:value="7052.15" calcext:value-type="float">
            <text:p>7052.15</text:p>
          </table:table-cell>
          <table:table-cell office:value-type="float" office:value="6960" calcext:value-type="float">
            <text:p>6960</text:p>
          </table:table-cell>
          <table:table-cell office:value-type="float" office:value="7031.92" calcext:value-type="float">
            <text:p>7031.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Aug-14</text:p>
          </table:table-cell>
          <table:table-cell office:value-type="float" office:value="6774.45" calcext:value-type="float">
            <text:p>6774.45</text:p>
          </table:table-cell>
          <table:table-cell office:value-type="float" office:value="6979.23" calcext:value-type="float">
            <text:p>6979.23</text:p>
          </table:table-cell>
          <table:table-cell office:value-type="float" office:value="6762.9" calcext:value-type="float">
            <text:p>6762.9</text:p>
          </table:table-cell>
          <table:table-cell office:value-type="float" office:value="6967.8" calcext:value-type="float">
            <text:p>6967.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ug-14</text:p>
          </table:table-cell>
          <table:table-cell office:value-type="float" office:value="6843.66" calcext:value-type="float">
            <text:p>6843.66</text:p>
          </table:table-cell>
          <table:table-cell office:value-type="float" office:value="6896.51" calcext:value-type="float">
            <text:p>6896.51</text:p>
          </table:table-cell>
          <table:table-cell table:number-columns-repeated="2" office:value-type="float" office:value="6793.34" calcext:value-type="float">
            <text:p>6793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Aug-14</text:p>
          </table:table-cell>
          <table:table-cell office:value-type="float" office:value="6885.34" calcext:value-type="float">
            <text:p>6885.34</text:p>
          </table:table-cell>
          <table:table-cell office:value-type="float" office:value="6894.29" calcext:value-type="float">
            <text:p>6894.29</text:p>
          </table:table-cell>
          <table:table-cell office:value-type="float" office:value="6808.28" calcext:value-type="float">
            <text:p>6808.28</text:p>
          </table:table-cell>
          <table:table-cell office:value-type="float" office:value="6857.12" calcext:value-type="float">
            <text:p>6857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ug-14</text:p>
          </table:table-cell>
          <table:table-cell office:value-type="float" office:value="6745.93" calcext:value-type="float">
            <text:p>6745.93</text:p>
          </table:table-cell>
          <table:table-cell office:value-type="float" office:value="6935.06" calcext:value-type="float">
            <text:p>6935.06</text:p>
          </table:table-cell>
          <table:table-cell office:value-type="float" office:value="6745.93" calcext:value-type="float">
            <text:p>6745.93</text:p>
          </table:table-cell>
          <table:table-cell office:value-type="float" office:value="6885.34" calcext:value-type="float">
            <text:p>6885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Aug-14</text:p>
          </table:table-cell>
          <table:table-cell office:value-type="float" office:value="6700.82" calcext:value-type="float">
            <text:p>6700.82</text:p>
          </table:table-cell>
          <table:table-cell office:value-type="float" office:value="6865.25" calcext:value-type="float">
            <text:p>6865.25</text:p>
          </table:table-cell>
          <table:table-cell office:value-type="float" office:value="6655.99" calcext:value-type="float">
            <text:p>6655.99</text:p>
          </table:table-cell>
          <table:table-cell office:value-type="float" office:value="6742.16" calcext:value-type="float">
            <text:p>6742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Aug-14</text:p>
          </table:table-cell>
          <table:table-cell table:number-columns-repeated="2" office:value-type="float" office:value="6962.37" calcext:value-type="float">
            <text:p>6962.37</text:p>
          </table:table-cell>
          <table:table-cell office:value-type="float" office:value="6648.62" calcext:value-type="float">
            <text:p>6648.62</text:p>
          </table:table-cell>
          <table:table-cell office:value-type="float" office:value="6681.16" calcext:value-type="float">
            <text:p>6681.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ug-14</text:p>
          </table:table-cell>
          <table:table-cell office:value-type="float" office:value="7022.7" calcext:value-type="float">
            <text:p>7022.7</text:p>
          </table:table-cell>
          <table:table-cell office:value-type="float" office:value="7103.63" calcext:value-type="float">
            <text:p>7103.63</text:p>
          </table:table-cell>
          <table:table-cell office:value-type="float" office:value="6933" calcext:value-type="float">
            <text:p>6933</text:p>
          </table:table-cell>
          <table:table-cell office:value-type="float" office:value="6962.37" calcext:value-type="float">
            <text:p>6962.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Aug-14</text:p>
          </table:table-cell>
          <table:table-cell office:value-type="float" office:value="6883.49" calcext:value-type="float">
            <text:p>6883.49</text:p>
          </table:table-cell>
          <table:table-cell office:value-type="float" office:value="7031.13" calcext:value-type="float">
            <text:p>7031.13</text:p>
          </table:table-cell>
          <table:table-cell office:value-type="float" office:value="6572.86" calcext:value-type="float">
            <text:p>6572.86</text:p>
          </table:table-cell>
          <table:table-cell office:value-type="float" office:value="6990.66" calcext:value-type="float">
            <text:p>6990.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Jul-14</text:p>
          </table:table-cell>
          <table:table-cell table:number-columns-repeated="2" office:value-type="float" office:value="7514.94" calcext:value-type="float">
            <text:p>7514.94</text:p>
          </table:table-cell>
          <table:table-cell office:value-type="float" office:value="6870.29" calcext:value-type="float">
            <text:p>6870.29</text:p>
          </table:table-cell>
          <table:table-cell office:value-type="float" office:value="6881.61" calcext:value-type="float">
            <text:p>6881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ul-14</text:p>
          </table:table-cell>
          <table:table-cell office:value-type="float" office:value="7203.29" calcext:value-type="float">
            <text:p>7203.29</text:p>
          </table:table-cell>
          <table:table-cell office:value-type="float" office:value="7581.34" calcext:value-type="float">
            <text:p>7581.34</text:p>
          </table:table-cell>
          <table:table-cell office:value-type="float" office:value="7203.29" calcext:value-type="float">
            <text:p>7203.29</text:p>
          </table:table-cell>
          <table:table-cell office:value-type="float" office:value="7565.08" calcext:value-type="float">
            <text:p>7565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Jul-14</text:p>
          </table:table-cell>
          <table:table-cell office:value-type="float" office:value="6436.31" calcext:value-type="float">
            <text:p>6436.31</text:p>
          </table:table-cell>
          <table:table-cell office:value-type="float" office:value="6959.01" calcext:value-type="float">
            <text:p>6959.01</text:p>
          </table:table-cell>
          <table:table-cell office:value-type="float" office:value="6401.83" calcext:value-type="float">
            <text:p>6401.83</text:p>
          </table:table-cell>
          <table:table-cell office:value-type="float" office:value="6959.01" calcext:value-type="float">
            <text:p>6959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Jul-14</text:p>
          </table:table-cell>
          <table:table-cell table:number-columns-repeated="2" office:value-type="float" office:value="6558.82" calcext:value-type="float">
            <text:p>6558.82</text:p>
          </table:table-cell>
          <table:table-cell office:value-type="float" office:value="6304.78" calcext:value-type="float">
            <text:p>6304.78</text:p>
          </table:table-cell>
          <table:table-cell office:value-type="float" office:value="6447.43" calcext:value-type="float">
            <text:p>6447.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ul-14</text:p>
          </table:table-cell>
          <table:table-cell table:number-columns-repeated="2" office:value-type="float" office:value="6869.94" calcext:value-type="float">
            <text:p>6869.94</text:p>
          </table:table-cell>
          <table:table-cell office:value-type="float" office:value="6527.22" calcext:value-type="float">
            <text:p>6527.22</text:p>
          </table:table-cell>
          <table:table-cell office:value-type="float" office:value="6565.29" calcext:value-type="float">
            <text:p>6565.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ul-14</text:p>
          </table:table-cell>
          <table:table-cell office:value-type="float" office:value="7020.68" calcext:value-type="float">
            <text:p>7020.68</text:p>
          </table:table-cell>
          <table:table-cell office:value-type="float" office:value="7045.12" calcext:value-type="float">
            <text:p>7045.12</text:p>
          </table:table-cell>
          <table:table-cell office:value-type="float" office:value="6851.78" calcext:value-type="float">
            <text:p>6851.78</text:p>
          </table:table-cell>
          <table:table-cell office:value-type="float" office:value="6873.94" calcext:value-type="float">
            <text:p>6873.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ul-14</text:p>
          </table:table-cell>
          <table:table-cell table:number-columns-repeated="2" office:value-type="float" office:value="6859.49" calcext:value-type="float">
            <text:p>6859.49</text:p>
          </table:table-cell>
          <table:table-cell office:value-type="float" office:value="6736.22" calcext:value-type="float">
            <text:p>6736.22</text:p>
          </table:table-cell>
          <table:table-cell office:value-type="float" office:value="6773.01" calcext:value-type="float">
            <text:p>6773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Jul-14</text:p>
          </table:table-cell>
          <table:table-cell office:value-type="float" office:value="7106.25" calcext:value-type="float">
            <text:p>7106.25</text:p>
          </table:table-cell>
          <table:table-cell office:value-type="float" office:value="7136.93" calcext:value-type="float">
            <text:p>7136.93</text:p>
          </table:table-cell>
          <table:table-cell office:value-type="float" office:value="6775.63" calcext:value-type="float">
            <text:p>6775.63</text:p>
          </table:table-cell>
          <table:table-cell office:value-type="float" office:value="6942.82" calcext:value-type="float">
            <text:p>6942.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Jul-14</text:p>
          </table:table-cell>
          <table:table-cell office:value-type="float" office:value="7215.88" calcext:value-type="float">
            <text:p>7215.88</text:p>
          </table:table-cell>
          <table:table-cell office:value-type="float" office:value="7216.96" calcext:value-type="float">
            <text:p>7216.96</text:p>
          </table:table-cell>
          <table:table-cell office:value-type="float" office:value="6999.34" calcext:value-type="float">
            <text:p>6999.34</text:p>
          </table:table-cell>
          <table:table-cell office:value-type="float" office:value="7061.79" calcext:value-type="float">
            <text:p>7061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ul-14</text:p>
          </table:table-cell>
          <table:table-cell office:value-type="float" office:value="7024.54" calcext:value-type="float">
            <text:p>7024.54</text:p>
          </table:table-cell>
          <table:table-cell office:value-type="float" office:value="7360.09" calcext:value-type="float">
            <text:p>7360.09</text:p>
          </table:table-cell>
          <table:table-cell office:value-type="float" office:value="7024.54" calcext:value-type="float">
            <text:p>7024.54</text:p>
          </table:table-cell>
          <table:table-cell office:value-type="float" office:value="7311.53" calcext:value-type="float">
            <text:p>7311.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Jul-14</text:p>
          </table:table-cell>
          <table:table-cell office:value-type="float" office:value="7189.68" calcext:value-type="float">
            <text:p>7189.68</text:p>
          </table:table-cell>
          <table:table-cell office:value-type="float" office:value="7195.09" calcext:value-type="float">
            <text:p>7195.09</text:p>
          </table:table-cell>
          <table:table-cell office:value-type="float" office:value="6999.88" calcext:value-type="float">
            <text:p>6999.88</text:p>
          </table:table-cell>
          <table:table-cell office:value-type="float" office:value="7005.69" calcext:value-type="float">
            <text:p>7005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ul-14</text:p>
          </table:table-cell>
          <table:table-cell table:number-columns-repeated="2" office:value-type="float" office:value="7250.12" calcext:value-type="float">
            <text:p>7250.12</text:p>
          </table:table-cell>
          <table:table-cell office:value-type="float" office:value="7160.6" calcext:value-type="float">
            <text:p>7160.6</text:p>
          </table:table-cell>
          <table:table-cell office:value-type="float" office:value="7200.38" calcext:value-type="float">
            <text:p>7200.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Jul-14</text:p>
          </table:table-cell>
          <table:table-cell table:number-columns-repeated="2" office:value-type="float" office:value="7495.8" calcext:value-type="float">
            <text:p>7495.8</text:p>
          </table:table-cell>
          <table:table-cell table:number-columns-repeated="2" office:value-type="float" office:value="7283.52" calcext:value-type="float">
            <text:p>7283.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Jul-14</text:p>
          </table:table-cell>
          <table:table-cell office:value-type="float" office:value="7492.8" calcext:value-type="float">
            <text:p>7492.8</text:p>
          </table:table-cell>
          <table:table-cell office:value-type="float" office:value="7535.39" calcext:value-type="float">
            <text:p>7535.39</text:p>
          </table:table-cell>
          <table:table-cell office:value-type="float" office:value="7371.89" calcext:value-type="float">
            <text:p>7371.89</text:p>
          </table:table-cell>
          <table:table-cell office:value-type="float" office:value="7493.85" calcext:value-type="float">
            <text:p>7493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ul-14</text:p>
          </table:table-cell>
          <table:table-cell office:value-type="float" office:value="7359.46" calcext:value-type="float">
            <text:p>7359.46</text:p>
          </table:table-cell>
          <table:table-cell office:value-type="float" office:value="7505.81" calcext:value-type="float">
            <text:p>7505.81</text:p>
          </table:table-cell>
          <table:table-cell office:value-type="float" office:value="7359.46" calcext:value-type="float">
            <text:p>7359.46</text:p>
          </table:table-cell>
          <table:table-cell office:value-type="float" office:value="7489.3" calcext:value-type="float">
            <text:p>7489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ul-14</text:p>
          </table:table-cell>
          <table:table-cell office:value-type="float" office:value="6990.41" calcext:value-type="float">
            <text:p>6990.41</text:p>
          </table:table-cell>
          <table:table-cell office:value-type="float" office:value="7416.5" calcext:value-type="float">
            <text:p>7416.5</text:p>
          </table:table-cell>
          <table:table-cell office:value-type="float" office:value="6990.41" calcext:value-type="float">
            <text:p>6990.41</text:p>
          </table:table-cell>
          <table:table-cell office:value-type="float" office:value="7385.54" calcext:value-type="float">
            <text:p>7385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Jul-14</text:p>
          </table:table-cell>
          <table:table-cell office:value-type="float" office:value="6803.81" calcext:value-type="float">
            <text:p>6803.81</text:p>
          </table:table-cell>
          <table:table-cell office:value-type="float" office:value="7006.4" calcext:value-type="float">
            <text:p>7006.4</text:p>
          </table:table-cell>
          <table:table-cell office:value-type="float" office:value="6803.81" calcext:value-type="float">
            <text:p>6803.81</text:p>
          </table:table-cell>
          <table:table-cell office:value-type="float" office:value="6989.6" calcext:value-type="float">
            <text:p>6989.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Jul-14</text:p>
          </table:table-cell>
          <table:table-cell office:value-type="float" office:value="6772.86" calcext:value-type="float">
            <text:p>6772.86</text:p>
          </table:table-cell>
          <table:table-cell office:value-type="float" office:value="6814.74" calcext:value-type="float">
            <text:p>6814.74</text:p>
          </table:table-cell>
          <table:table-cell office:value-type="float" office:value="6712.33" calcext:value-type="float">
            <text:p>6712.33</text:p>
          </table:table-cell>
          <table:table-cell office:value-type="float" office:value="6801.4" calcext:value-type="float">
            <text:p>6801.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ul-14</text:p>
          </table:table-cell>
          <table:table-cell office:value-type="float" office:value="6797.67" calcext:value-type="float">
            <text:p>6797.67</text:p>
          </table:table-cell>
          <table:table-cell office:value-type="float" office:value="6801.44" calcext:value-type="float">
            <text:p>6801.44</text:p>
          </table:table-cell>
          <table:table-cell office:value-type="float" office:value="6667.07" calcext:value-type="float">
            <text:p>6667.07</text:p>
          </table:table-cell>
          <table:table-cell office:value-type="float" office:value="6767.81" calcext:value-type="float">
            <text:p>6767.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ul-14</text:p>
          </table:table-cell>
          <table:table-cell office:value-type="float" office:value="6858.26" calcext:value-type="float">
            <text:p>6858.26</text:p>
          </table:table-cell>
          <table:table-cell office:value-type="float" office:value="6881.21" calcext:value-type="float">
            <text:p>6881.21</text:p>
          </table:table-cell>
          <table:table-cell office:value-type="float" office:value="6764.93" calcext:value-type="float">
            <text:p>6764.93</text:p>
          </table:table-cell>
          <table:table-cell office:value-type="float" office:value="6793.1" calcext:value-type="float">
            <text:p>6793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l-14</text:p>
          </table:table-cell>
          <table:table-cell office:value-type="float" office:value="6760.51" calcext:value-type="float">
            <text:p>6760.51</text:p>
          </table:table-cell>
          <table:table-cell office:value-type="float" office:value="6846.43" calcext:value-type="float">
            <text:p>6846.43</text:p>
          </table:table-cell>
          <table:table-cell office:value-type="float" office:value="6737.63" calcext:value-type="float">
            <text:p>6737.63</text:p>
          </table:table-cell>
          <table:table-cell office:value-type="float" office:value="6831.09" calcext:value-type="float">
            <text:p>6831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Jul-14</text:p>
          </table:table-cell>
          <table:table-cell office:value-type="float" office:value="6573.04" calcext:value-type="float">
            <text:p>6573.04</text:p>
          </table:table-cell>
          <table:table-cell office:value-type="float" office:value="6794.95" calcext:value-type="float">
            <text:p>6794.95</text:p>
          </table:table-cell>
          <table:table-cell office:value-type="float" office:value="6573.04" calcext:value-type="float">
            <text:p>6573.04</text:p>
          </table:table-cell>
          <table:table-cell office:value-type="float" office:value="6730.83" calcext:value-type="float">
            <text:p>6730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Jun-14</text:p>
          </table:table-cell>
          <table:table-cell office:value-type="float" office:value="6539.41" calcext:value-type="float">
            <text:p>6539.41</text:p>
          </table:table-cell>
          <table:table-cell office:value-type="float" office:value="6593.89" calcext:value-type="float">
            <text:p>6593.89</text:p>
          </table:table-cell>
          <table:table-cell office:value-type="float" office:value="6420.42" calcext:value-type="float">
            <text:p>6420.42</text:p>
          </table:table-cell>
          <table:table-cell office:value-type="float" office:value="6537.61" calcext:value-type="float">
            <text:p>6537.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Jun-14</text:p>
          </table:table-cell>
          <table:table-cell office:value-type="float" office:value="6478.26" calcext:value-type="float">
            <text:p>6478.26</text:p>
          </table:table-cell>
          <table:table-cell office:value-type="float" office:value="6545.01" calcext:value-type="float">
            <text:p>6545.01</text:p>
          </table:table-cell>
          <table:table-cell office:value-type="float" office:value="6257.77" calcext:value-type="float">
            <text:p>6257.77</text:p>
          </table:table-cell>
          <table:table-cell office:value-type="float" office:value="6535.56" calcext:value-type="float">
            <text:p>6535.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Jun-14</text:p>
          </table:table-cell>
          <table:table-cell office:value-type="float" office:value="6603.68" calcext:value-type="float">
            <text:p>6603.68</text:p>
          </table:table-cell>
          <table:table-cell office:value-type="float" office:value="6637.36" calcext:value-type="float">
            <text:p>6637.36</text:p>
          </table:table-cell>
          <table:table-cell office:value-type="float" office:value="6375.41" calcext:value-type="float">
            <text:p>6375.41</text:p>
          </table:table-cell>
          <table:table-cell office:value-type="float" office:value="6480.44" calcext:value-type="float">
            <text:p>6480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Jun-14</text:p>
          </table:table-cell>
          <table:table-cell office:value-type="float" office:value="6564.77" calcext:value-type="float">
            <text:p>6564.77</text:p>
          </table:table-cell>
          <table:table-cell office:value-type="float" office:value="6698.82" calcext:value-type="float">
            <text:p>6698.82</text:p>
          </table:table-cell>
          <table:table-cell office:value-type="float" office:value="6514.02" calcext:value-type="float">
            <text:p>6514.02</text:p>
          </table:table-cell>
          <table:table-cell office:value-type="float" office:value="6643.31" calcext:value-type="float">
            <text:p>6643.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Jun-14</text:p>
          </table:table-cell>
          <table:table-cell office:value-type="float" office:value="6621.76" calcext:value-type="float">
            <text:p>6621.76</text:p>
          </table:table-cell>
          <table:table-cell office:value-type="float" office:value="6709.81" calcext:value-type="float">
            <text:p>6709.81</text:p>
          </table:table-cell>
          <table:table-cell office:value-type="float" office:value="6512.5" calcext:value-type="float">
            <text:p>6512.5</text:p>
          </table:table-cell>
          <table:table-cell office:value-type="float" office:value="6554.1" calcext:value-type="float">
            <text:p>6554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Jun-14</text:p>
          </table:table-cell>
          <table:table-cell office:value-type="float" office:value="5983.43" calcext:value-type="float">
            <text:p>5983.43</text:p>
          </table:table-cell>
          <table:table-cell office:value-type="float" office:value="6629.77" calcext:value-type="float">
            <text:p>6629.77</text:p>
          </table:table-cell>
          <table:table-cell office:value-type="float" office:value="5982.61" calcext:value-type="float">
            <text:p>5982.61</text:p>
          </table:table-cell>
          <table:table-cell office:value-type="float" office:value="6618.54" calcext:value-type="float">
            <text:p>6618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Jun-14</text:p>
          </table:table-cell>
          <table:table-cell office:value-type="float" office:value="6268.15" calcext:value-type="float">
            <text:p>6268.15</text:p>
          </table:table-cell>
          <table:table-cell office:value-type="float" office:value="6268.58" calcext:value-type="float">
            <text:p>6268.58</text:p>
          </table:table-cell>
          <table:table-cell office:value-type="float" office:value="5941.99" calcext:value-type="float">
            <text:p>5941.99</text:p>
          </table:table-cell>
          <table:table-cell office:value-type="float" office:value="5951.25" calcext:value-type="float">
            <text:p>5951.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8-Jun-14</text:p>
          </table:table-cell>
          <table:table-cell office:value-type="float" office:value="6067.34" calcext:value-type="float">
            <text:p>6067.34</text:p>
          </table:table-cell>
          <table:table-cell office:value-type="float" office:value="6298.58" calcext:value-type="float">
            <text:p>6298.58</text:p>
          </table:table-cell>
          <table:table-cell office:value-type="float" office:value="5799.69" calcext:value-type="float">
            <text:p>5799.69</text:p>
          </table:table-cell>
          <table:table-cell office:value-type="float" office:value="6290.2" calcext:value-type="float">
            <text:p>6290.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7-Jun-14</text:p>
          </table:table-cell>
          <table:table-cell office:value-type="float" office:value="5740.58" calcext:value-type="float">
            <text:p>5740.58</text:p>
          </table:table-cell>
          <table:table-cell office:value-type="float" office:value="6144.87" calcext:value-type="float">
            <text:p>6144.87</text:p>
          </table:table-cell>
          <table:table-cell office:value-type="float" office:value="5632.97" calcext:value-type="float">
            <text:p>5632.97</text:p>
          </table:table-cell>
          <table:table-cell office:value-type="float" office:value="6069.04" calcext:value-type="float">
            <text:p>6069.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Jun-14</text:p>
          </table:table-cell>
          <table:table-cell table:number-columns-repeated="2" office:value-type="float" office:value="6628.31" calcext:value-type="float">
            <text:p>6628.31</text:p>
          </table:table-cell>
          <table:table-cell office:value-type="float" office:value="5833.08" calcext:value-type="float">
            <text:p>5833.08</text:p>
          </table:table-cell>
          <table:table-cell office:value-type="float" office:value="5847.78" calcext:value-type="float">
            <text:p>5847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Jun-14</text:p>
          </table:table-cell>
          <table:table-cell office:value-type="float" office:value="6645.28" calcext:value-type="float">
            <text:p>6645.28</text:p>
          </table:table-cell>
          <table:table-cell office:value-type="float" office:value="6733.97" calcext:value-type="float">
            <text:p>6733.97</text:p>
          </table:table-cell>
          <table:table-cell office:value-type="float" office:value="6632.69" calcext:value-type="float">
            <text:p>6632.69</text:p>
          </table:table-cell>
          <table:table-cell office:value-type="float" office:value="6647.48" calcext:value-type="float">
            <text:p>6647.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Jun-14</text:p>
          </table:table-cell>
          <table:table-cell office:value-type="float" office:value="6675.52" calcext:value-type="float">
            <text:p>6675.52</text:p>
          </table:table-cell>
          <table:table-cell office:value-type="float" office:value="6727.43" calcext:value-type="float">
            <text:p>6727.43</text:p>
          </table:table-cell>
          <table:table-cell office:value-type="float" office:value="6641.46" calcext:value-type="float">
            <text:p>6641.46</text:p>
          </table:table-cell>
          <table:table-cell office:value-type="float" office:value="6662.12" calcext:value-type="float">
            <text:p>6662.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Jun-14</text:p>
          </table:table-cell>
          <table:table-cell office:value-type="float" office:value="6775.67" calcext:value-type="float">
            <text:p>6775.67</text:p>
          </table:table-cell>
          <table:table-cell office:value-type="float" office:value="6817.43" calcext:value-type="float">
            <text:p>6817.43</text:p>
          </table:table-cell>
          <table:table-cell office:value-type="float" office:value="6650.05" calcext:value-type="float">
            <text:p>6650.05</text:p>
          </table:table-cell>
          <table:table-cell office:value-type="float" office:value="6675.9" calcext:value-type="float">
            <text:p>6675.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Jun-14</text:p>
          </table:table-cell>
          <table:table-cell office:value-type="float" office:value="6918.23" calcext:value-type="float">
            <text:p>6918.23</text:p>
          </table:table-cell>
          <table:table-cell office:value-type="float" office:value="7012.16" calcext:value-type="float">
            <text:p>7012.16</text:p>
          </table:table-cell>
          <table:table-cell office:value-type="float" office:value="6745.93" calcext:value-type="float">
            <text:p>6745.93</text:p>
          </table:table-cell>
          <table:table-cell office:value-type="float" office:value="6771.41" calcext:value-type="float">
            <text:p>6771.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Jun-14</text:p>
          </table:table-cell>
          <table:table-cell office:value-type="float" office:value="6532.5" calcext:value-type="float">
            <text:p>6532.5</text:p>
          </table:table-cell>
          <table:table-cell office:value-type="float" office:value="6872.28" calcext:value-type="float">
            <text:p>6872.28</text:p>
          </table:table-cell>
          <table:table-cell office:value-type="float" office:value="6532.5" calcext:value-type="float">
            <text:p>6532.5</text:p>
          </table:table-cell>
          <table:table-cell office:value-type="float" office:value="6872.28" calcext:value-type="float">
            <text:p>6872.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Jun-14</text:p>
          </table:table-cell>
          <table:table-cell office:value-type="float" office:value="6504.46" calcext:value-type="float">
            <text:p>6504.46</text:p>
          </table:table-cell>
          <table:table-cell office:value-type="float" office:value="6569.66" calcext:value-type="float">
            <text:p>6569.66</text:p>
          </table:table-cell>
          <table:table-cell office:value-type="float" office:value="6493.53" calcext:value-type="float">
            <text:p>6493.53</text:p>
          </table:table-cell>
          <table:table-cell office:value-type="float" office:value="6530.85" calcext:value-type="float">
            <text:p>6530.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Jun-14</text:p>
          </table:table-cell>
          <table:table-cell office:value-type="float" office:value="6375.69" calcext:value-type="float">
            <text:p>6375.69</text:p>
          </table:table-cell>
          <table:table-cell office:value-type="float" office:value="6501.24" calcext:value-type="float">
            <text:p>6501.24</text:p>
          </table:table-cell>
          <table:table-cell office:value-type="float" office:value="6375.69" calcext:value-type="float">
            <text:p>6375.69</text:p>
          </table:table-cell>
          <table:table-cell office:value-type="float" office:value="6501.24" calcext:value-type="float">
            <text:p>6501.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Jun-14</text:p>
          </table:table-cell>
          <table:table-cell table:number-columns-repeated="2" office:value-type="float" office:value="6414.26" calcext:value-type="float">
            <text:p>6414.26</text:p>
          </table:table-cell>
          <table:table-cell office:value-type="float" office:value="6325.42" calcext:value-type="float">
            <text:p>6325.42</text:p>
          </table:table-cell>
          <table:table-cell office:value-type="float" office:value="6375.54" calcext:value-type="float">
            <text:p>6375.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Jun-14</text:p>
          </table:table-cell>
          <table:table-cell office:value-type="float" office:value="6352.65" calcext:value-type="float">
            <text:p>6352.65</text:p>
          </table:table-cell>
          <table:table-cell office:value-type="float" office:value="6420.85" calcext:value-type="float">
            <text:p>6420.85</text:p>
          </table:table-cell>
          <table:table-cell office:value-type="float" office:value="6350.63" calcext:value-type="float">
            <text:p>6350.63</text:p>
          </table:table-cell>
          <table:table-cell office:value-type="float" office:value="6370.1" calcext:value-type="float">
            <text:p>6370.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-Jun-14</text:p>
          </table:table-cell>
          <table:table-cell office:value-type="float" office:value="6352.95" calcext:value-type="float">
            <text:p>6352.95</text:p>
          </table:table-cell>
          <table:table-cell office:value-type="float" office:value="6362.05" calcext:value-type="float">
            <text:p>6362.05</text:p>
          </table:table-cell>
          <table:table-cell office:value-type="float" office:value="6207.02" calcext:value-type="float">
            <text:p>6207.02</text:p>
          </table:table-cell>
          <table:table-cell office:value-type="float" office:value="6341.19" calcext:value-type="float">
            <text:p>6341.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May-14</text:p>
          </table:table-cell>
          <table:table-cell office:value-type="float" office:value="6420.72" calcext:value-type="float">
            <text:p>6420.72</text:p>
          </table:table-cell>
          <table:table-cell office:value-type="float" office:value="6463.96" calcext:value-type="float">
            <text:p>6463.96</text:p>
          </table:table-cell>
          <table:table-cell office:value-type="float" office:value="6265.4" calcext:value-type="float">
            <text:p>6265.4</text:p>
          </table:table-cell>
          <table:table-cell office:value-type="float" office:value="6351.65" calcext:value-type="float">
            <text:p>6351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May-14</text:p>
          </table:table-cell>
          <table:table-cell office:value-type="float" office:value="6251.41" calcext:value-type="float">
            <text:p>6251.41</text:p>
          </table:table-cell>
          <table:table-cell office:value-type="float" office:value="6442.47" calcext:value-type="float">
            <text:p>6442.47</text:p>
          </table:table-cell>
          <table:table-cell office:value-type="float" office:value="6251.41" calcext:value-type="float">
            <text:p>6251.41</text:p>
          </table:table-cell>
          <table:table-cell office:value-type="float" office:value="6415.09" calcext:value-type="float">
            <text:p>6415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May-14</text:p>
          </table:table-cell>
          <table:table-cell office:value-type="float" office:value="6162.52" calcext:value-type="float">
            <text:p>6162.52</text:p>
          </table:table-cell>
          <table:table-cell office:value-type="float" office:value="6281.45" calcext:value-type="float">
            <text:p>6281.45</text:p>
          </table:table-cell>
          <table:table-cell office:value-type="float" office:value="6158.99" calcext:value-type="float">
            <text:p>6158.99</text:p>
          </table:table-cell>
          <table:table-cell office:value-type="float" office:value="6250.65" calcext:value-type="float">
            <text:p>6250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y-14</text:p>
          </table:table-cell>
          <table:table-cell office:value-type="float" office:value="6147.78" calcext:value-type="float">
            <text:p>6147.78</text:p>
          </table:table-cell>
          <table:table-cell office:value-type="float" office:value="6188.78" calcext:value-type="float">
            <text:p>6188.78</text:p>
          </table:table-cell>
          <table:table-cell office:value-type="float" office:value="6075.27" calcext:value-type="float">
            <text:p>6075.27</text:p>
          </table:table-cell>
          <table:table-cell office:value-type="float" office:value="6154.06" calcext:value-type="float">
            <text:p>6154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6-May-14</text:p>
          </table:table-cell>
          <table:table-cell office:value-type="float" office:value="6071.62" calcext:value-type="float">
            <text:p>6071.62</text:p>
          </table:table-cell>
          <table:table-cell office:value-type="float" office:value="6155.3" calcext:value-type="float">
            <text:p>6155.3</text:p>
          </table:table-cell>
          <table:table-cell office:value-type="float" office:value="6071.62" calcext:value-type="float">
            <text:p>6071.62</text:p>
          </table:table-cell>
          <table:table-cell office:value-type="float" office:value="6147.78" calcext:value-type="float">
            <text:p>6147.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May-14</text:p>
          </table:table-cell>
          <table:table-cell office:value-type="float" office:value="6012.62" calcext:value-type="float">
            <text:p>6012.62</text:p>
          </table:table-cell>
          <table:table-cell office:value-type="float" office:value="6070.75" calcext:value-type="float">
            <text:p>6070.75</text:p>
          </table:table-cell>
          <table:table-cell office:value-type="float" office:value="5975.68" calcext:value-type="float">
            <text:p>5975.68</text:p>
          </table:table-cell>
          <table:table-cell office:value-type="float" office:value="6070.75" calcext:value-type="float">
            <text:p>6070.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May-14</text:p>
          </table:table-cell>
          <table:table-cell office:value-type="float" office:value="5908.52" calcext:value-type="float">
            <text:p>5908.52</text:p>
          </table:table-cell>
          <table:table-cell office:value-type="float" office:value="6030.31" calcext:value-type="float">
            <text:p>6030.31</text:p>
          </table:table-cell>
          <table:table-cell office:value-type="float" office:value="5904.41" calcext:value-type="float">
            <text:p>5904.41</text:p>
          </table:table-cell>
          <table:table-cell office:value-type="float" office:value="6013.05" calcext:value-type="float">
            <text:p>6013.0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May-14</text:p>
          </table:table-cell>
          <table:table-cell office:value-type="float" office:value="5845.93" calcext:value-type="float">
            <text:p>5845.93</text:p>
          </table:table-cell>
          <table:table-cell office:value-type="float" office:value="5928.88" calcext:value-type="float">
            <text:p>5928.88</text:p>
          </table:table-cell>
          <table:table-cell office:value-type="float" office:value="5791.3" calcext:value-type="float">
            <text:p>5791.3</text:p>
          </table:table-cell>
          <table:table-cell office:value-type="float" office:value="5896.18" calcext:value-type="float">
            <text:p>5896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0-May-14</text:p>
          </table:table-cell>
          <table:table-cell office:value-type="float" office:value="5782.95" calcext:value-type="float">
            <text:p>5782.95</text:p>
          </table:table-cell>
          <table:table-cell office:value-type="float" office:value="5925.62" calcext:value-type="float">
            <text:p>5925.62</text:p>
          </table:table-cell>
          <table:table-cell office:value-type="float" office:value="5762.39" calcext:value-type="float">
            <text:p>5762.39</text:p>
          </table:table-cell>
          <table:table-cell office:value-type="float" office:value="5845.51" calcext:value-type="float">
            <text:p>5845.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9-May-14</text:p>
          </table:table-cell>
          <table:table-cell office:value-type="float" office:value="5571.63" calcext:value-type="float">
            <text:p>5571.63</text:p>
          </table:table-cell>
          <table:table-cell office:value-type="float" office:value="5781.81" calcext:value-type="float">
            <text:p>5781.81</text:p>
          </table:table-cell>
          <table:table-cell office:value-type="float" office:value="5555.43" calcext:value-type="float">
            <text:p>5555.43</text:p>
          </table:table-cell>
          <table:table-cell office:value-type="float" office:value="5781.35" calcext:value-type="float">
            <text:p>5781.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May-14</text:p>
          </table:table-cell>
          <table:table-cell office:value-type="float" office:value="5501.86" calcext:value-type="float">
            <text:p>5501.86</text:p>
          </table:table-cell>
          <table:table-cell office:value-type="float" office:value="5575.53" calcext:value-type="float">
            <text:p>5575.53</text:p>
          </table:table-cell>
          <table:table-cell office:value-type="float" office:value="5473.34" calcext:value-type="float">
            <text:p>5473.34</text:p>
          </table:table-cell>
          <table:table-cell office:value-type="float" office:value="5568.3" calcext:value-type="float">
            <text:p>5568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May-14</text:p>
          </table:table-cell>
          <table:table-cell table:number-columns-repeated="2" office:value-type="float" office:value="5577.65" calcext:value-type="float">
            <text:p>5577.65</text:p>
          </table:table-cell>
          <table:table-cell office:value-type="float" office:value="5451.3" calcext:value-type="float">
            <text:p>5451.3</text:p>
          </table:table-cell>
          <table:table-cell office:value-type="float" office:value="5490.44" calcext:value-type="float">
            <text:p>5490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May-14</text:p>
          </table:table-cell>
          <table:table-cell office:value-type="float" office:value="5591.77" calcext:value-type="float">
            <text:p>5591.77</text:p>
          </table:table-cell>
          <table:table-cell office:value-type="float" office:value="5620.38" calcext:value-type="float">
            <text:p>5620.38</text:p>
          </table:table-cell>
          <table:table-cell office:value-type="float" office:value="5565.85" calcext:value-type="float">
            <text:p>5565.85</text:p>
          </table:table-cell>
          <table:table-cell office:value-type="float" office:value="5596.68" calcext:value-type="float">
            <text:p>5596.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3-May-14</text:p>
          </table:table-cell>
          <table:table-cell office:value-type="float" office:value="5581.14" calcext:value-type="float">
            <text:p>5581.14</text:p>
          </table:table-cell>
          <table:table-cell office:value-type="float" office:value="5672.87" calcext:value-type="float">
            <text:p>5672.87</text:p>
          </table:table-cell>
          <table:table-cell office:value-type="float" office:value="5571.75" calcext:value-type="float">
            <text:p>5571.75</text:p>
          </table:table-cell>
          <table:table-cell office:value-type="float" office:value="5591.77" calcext:value-type="float">
            <text:p>5591.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2-May-14</text:p>
          </table:table-cell>
          <table:table-cell office:value-type="float" office:value="5623.18" calcext:value-type="float">
            <text:p>5623.18</text:p>
          </table:table-cell>
          <table:table-cell office:value-type="float" office:value="5651.52" calcext:value-type="float">
            <text:p>5651.52</text:p>
          </table:table-cell>
          <table:table-cell office:value-type="float" office:value="5561.09" calcext:value-type="float">
            <text:p>5561.09</text:p>
          </table:table-cell>
          <table:table-cell office:value-type="float" office:value="5578.87" calcext:value-type="float">
            <text:p>5578.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May-14</text:p>
          </table:table-cell>
          <table:table-cell office:value-type="float" office:value="5553.06" calcext:value-type="float">
            <text:p>5553.06</text:p>
          </table:table-cell>
          <table:table-cell office:value-type="float" office:value="5603.44" calcext:value-type="float">
            <text:p>5603.44</text:p>
          </table:table-cell>
          <table:table-cell office:value-type="float" office:value="5506.7" calcext:value-type="float">
            <text:p>5506.7</text:p>
          </table:table-cell>
          <table:table-cell office:value-type="float" office:value="5596.57" calcext:value-type="float">
            <text:p>5596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May-14</text:p>
          </table:table-cell>
          <table:table-cell office:value-type="float" office:value="5646.57" calcext:value-type="float">
            <text:p>5646.57</text:p>
          </table:table-cell>
          <table:table-cell office:value-type="float" office:value="5679.08" calcext:value-type="float">
            <text:p>5679.08</text:p>
          </table:table-cell>
          <table:table-cell office:value-type="float" office:value="5542.99" calcext:value-type="float">
            <text:p>5542.99</text:p>
          </table:table-cell>
          <table:table-cell office:value-type="float" office:value="5553.06" calcext:value-type="float">
            <text:p>5553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May-14</text:p>
          </table:table-cell>
          <table:table-cell office:value-type="float" office:value="5549.46" calcext:value-type="float">
            <text:p>5549.46</text:p>
          </table:table-cell>
          <table:table-cell office:value-type="float" office:value="5655.13" calcext:value-type="float">
            <text:p>5655.13</text:p>
          </table:table-cell>
          <table:table-cell office:value-type="float" office:value="5549.46" calcext:value-type="float">
            <text:p>5549.46</text:p>
          </table:table-cell>
          <table:table-cell office:value-type="float" office:value="5646.57" calcext:value-type="float">
            <text:p>5646.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6-May-14</text:p>
          </table:table-cell>
          <table:table-cell table:number-columns-repeated="2" office:value-type="float" office:value="5645.69" calcext:value-type="float">
            <text:p>5645.69</text:p>
          </table:table-cell>
          <table:table-cell office:value-type="float" office:value="5536.07" calcext:value-type="float">
            <text:p>5536.07</text:p>
          </table:table-cell>
          <table:table-cell office:value-type="float" office:value="5545.91" calcext:value-type="float">
            <text:p>5545.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5-May-14</text:p>
          </table:table-cell>
          <table:table-cell office:value-type="float" office:value="5539.75" calcext:value-type="float">
            <text:p>5539.75</text:p>
          </table:table-cell>
          <table:table-cell office:value-type="float" office:value="5659.62" calcext:value-type="float">
            <text:p>5659.62</text:p>
          </table:table-cell>
          <table:table-cell office:value-type="float" office:value="5539.75" calcext:value-type="float">
            <text:p>5539.75</text:p>
          </table:table-cell>
          <table:table-cell office:value-type="float" office:value="5638.08" calcext:value-type="float">
            <text:p>5638.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0-Apr-14</text:p>
          </table:table-cell>
          <table:table-cell office:value-type="float" office:value="5542.45" calcext:value-type="float">
            <text:p>5542.45</text:p>
          </table:table-cell>
          <table:table-cell office:value-type="float" office:value="5548.26" calcext:value-type="float">
            <text:p>5548.26</text:p>
          </table:table-cell>
          <table:table-cell office:value-type="float" office:value="5461.37" calcext:value-type="float">
            <text:p>5461.37</text:p>
          </table:table-cell>
          <table:table-cell office:value-type="float" office:value="5538.93" calcext:value-type="float">
            <text:p>5538.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9-Apr-14</text:p>
          </table:table-cell>
          <table:table-cell office:value-type="float" office:value="5529.06" calcext:value-type="float">
            <text:p>5529.06</text:p>
          </table:table-cell>
          <table:table-cell office:value-type="float" office:value="5651.65" calcext:value-type="float">
            <text:p>5651.65</text:p>
          </table:table-cell>
          <table:table-cell office:value-type="float" office:value="5519.36" calcext:value-type="float">
            <text:p>5519.36</text:p>
          </table:table-cell>
          <table:table-cell office:value-type="float" office:value="5541.69" calcext:value-type="float">
            <text:p>5541.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Apr-14</text:p>
          </table:table-cell>
          <table:table-cell office:value-type="float" office:value="5354.99" calcext:value-type="float">
            <text:p>5354.99</text:p>
          </table:table-cell>
          <table:table-cell office:value-type="float" office:value="5529.89" calcext:value-type="float">
            <text:p>5529.89</text:p>
          </table:table-cell>
          <table:table-cell office:value-type="float" office:value="5354.99" calcext:value-type="float">
            <text:p>5354.99</text:p>
          </table:table-cell>
          <table:table-cell office:value-type="float" office:value="5529.06" calcext:value-type="float">
            <text:p>5529.0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5-Apr-14</text:p>
          </table:table-cell>
          <table:table-cell table:number-columns-repeated="2" office:value-type="float" office:value="5492.48" calcext:value-type="float">
            <text:p>5492.48</text:p>
          </table:table-cell>
          <table:table-cell office:value-type="float" office:value="5320.84" calcext:value-type="float">
            <text:p>5320.84</text:p>
          </table:table-cell>
          <table:table-cell office:value-type="float" office:value="5345.99" calcext:value-type="float">
            <text:p>5345.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4-Apr-14</text:p>
          </table:table-cell>
          <table:table-cell office:value-type="float" office:value="5499.89" calcext:value-type="float">
            <text:p>5499.89</text:p>
          </table:table-cell>
          <table:table-cell office:value-type="float" office:value="5615.08" calcext:value-type="float">
            <text:p>5615.08</text:p>
          </table:table-cell>
          <table:table-cell office:value-type="float" office:value="5481.23" calcext:value-type="float">
            <text:p>5481.23</text:p>
          </table:table-cell>
          <table:table-cell office:value-type="float" office:value="5510.45" calcext:value-type="float">
            <text:p>5510.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3-Apr-14</text:p>
          </table:table-cell>
          <table:table-cell office:value-type="float" office:value="5412.29" calcext:value-type="float">
            <text:p>5412.29</text:p>
          </table:table-cell>
          <table:table-cell office:value-type="float" office:value="5514.05" calcext:value-type="float">
            <text:p>5514.05</text:p>
          </table:table-cell>
          <table:table-cell office:value-type="float" office:value="5412.29" calcext:value-type="float">
            <text:p>5412.29</text:p>
          </table:table-cell>
          <table:table-cell office:value-type="float" office:value="5499.89" calcext:value-type="float">
            <text:p>5499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2-Apr-14</text:p>
          </table:table-cell>
          <table:table-cell office:value-type="float" office:value="5236.76" calcext:value-type="float">
            <text:p>5236.76</text:p>
          </table:table-cell>
          <table:table-cell office:value-type="float" office:value="5404.31" calcext:value-type="float">
            <text:p>5404.31</text:p>
          </table:table-cell>
          <table:table-cell office:value-type="float" office:value="5236.76" calcext:value-type="float">
            <text:p>5236.76</text:p>
          </table:table-cell>
          <table:table-cell office:value-type="float" office:value="5401.89" calcext:value-type="float">
            <text:p>5401.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1-Apr-14</text:p>
          </table:table-cell>
          <table:table-cell office:value-type="float" office:value="5247.16" calcext:value-type="float">
            <text:p>5247.16</text:p>
          </table:table-cell>
          <table:table-cell office:value-type="float" office:value="5250.18" calcext:value-type="float">
            <text:p>5250.18</text:p>
          </table:table-cell>
          <table:table-cell office:value-type="float" office:value="5163.9" calcext:value-type="float">
            <text:p>5163.9</text:p>
          </table:table-cell>
          <table:table-cell office:value-type="float" office:value="5234.18" calcext:value-type="float">
            <text:p>5234.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6-Apr-14</text:p>
          </table:table-cell>
          <table:table-cell office:value-type="float" office:value="5125.74" calcext:value-type="float">
            <text:p>5125.74</text:p>
          </table:table-cell>
          <table:table-cell office:value-type="float" office:value="5233.34" calcext:value-type="float">
            <text:p>5233.34</text:p>
          </table:table-cell>
          <table:table-cell office:value-type="float" office:value="5121.39" calcext:value-type="float">
            <text:p>5121.39</text:p>
          </table:table-cell>
          <table:table-cell office:value-type="float" office:value="5233.34" calcext:value-type="float">
            <text:p>5233.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5-Apr-14</text:p>
          </table:table-cell>
          <table:table-cell office:value-type="float" office:value="5197.82" calcext:value-type="float">
            <text:p>5197.82</text:p>
          </table:table-cell>
          <table:table-cell office:value-type="float" office:value="5217.91" calcext:value-type="float">
            <text:p>5217.91</text:p>
          </table:table-cell>
          <table:table-cell office:value-type="float" office:value="5056.44" calcext:value-type="float">
            <text:p>5056.44</text:p>
          </table:table-cell>
          <table:table-cell office:value-type="float" office:value="5126.15" calcext:value-type="float">
            <text:p>5126.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4-Apr-14</text:p>
          </table:table-cell>
          <table:table-cell office:value-type="float" office:value="5260.11" calcext:value-type="float">
            <text:p>5260.11</text:p>
          </table:table-cell>
          <table:table-cell office:value-type="float" office:value="5309.7" calcext:value-type="float">
            <text:p>5309.7</text:p>
          </table:table-cell>
          <table:table-cell office:value-type="float" office:value="5177.2" calcext:value-type="float">
            <text:p>5177.2</text:p>
          </table:table-cell>
          <table:table-cell office:value-type="float" office:value="5195.65" calcext:value-type="float">
            <text:p>5195.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1-Apr-14</text:p>
          </table:table-cell>
          <table:table-cell table:number-columns-repeated="2" office:value-type="float" office:value="5308.03" calcext:value-type="float">
            <text:p>5308.03</text:p>
          </table:table-cell>
          <table:table-cell office:value-type="float" office:value="5178.94" calcext:value-type="float">
            <text:p>5178.94</text:p>
          </table:table-cell>
          <table:table-cell office:value-type="float" office:value="5260.11" calcext:value-type="float">
            <text:p>5260.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-Apr-14</text:p>
          </table:table-cell>
          <table:table-cell office:value-type="float" office:value="5265.79" calcext:value-type="float">
            <text:p>5265.79</text:p>
          </table:table-cell>
          <table:table-cell office:value-type="float" office:value="5323.14" calcext:value-type="float">
            <text:p>5323.14</text:p>
          </table:table-cell>
          <table:table-cell office:value-type="float" office:value="5254.56" calcext:value-type="float">
            <text:p>5254.56</text:p>
          </table:table-cell>
          <table:table-cell office:value-type="float" office:value="5305.64" calcext:value-type="float">
            <text:p>5305.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9-Apr-14</text:p>
          </table:table-cell>
          <table:table-cell office:value-type="float" office:value="5264.01" calcext:value-type="float">
            <text:p>5264.01</text:p>
          </table:table-cell>
          <table:table-cell office:value-type="float" office:value="5284.6" calcext:value-type="float">
            <text:p>5284.6</text:p>
          </table:table-cell>
          <table:table-cell office:value-type="float" office:value="5217.6" calcext:value-type="float">
            <text:p>5217.6</text:p>
          </table:table-cell>
          <table:table-cell office:value-type="float" office:value="5261.44" calcext:value-type="float">
            <text:p>5261.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8-Apr-14</text:p>
          </table:table-cell>
          <table:table-cell office:value-type="float" office:value="5207.27" calcext:value-type="float">
            <text:p>5207.27</text:p>
          </table:table-cell>
          <table:table-cell office:value-type="float" office:value="5264.01" calcext:value-type="float">
            <text:p>5264.01</text:p>
          </table:table-cell>
          <table:table-cell office:value-type="float" office:value="5195.28" calcext:value-type="float">
            <text:p>5195.28</text:p>
          </table:table-cell>
          <table:table-cell office:value-type="float" office:value="5264.01" calcext:value-type="float">
            <text:p>5264.0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7-Apr-14</text:p>
          </table:table-cell>
          <table:table-cell office:value-type="float" office:value="5174.14" calcext:value-type="float">
            <text:p>5174.14</text:p>
          </table:table-cell>
          <table:table-cell office:value-type="float" office:value="5206.3" calcext:value-type="float">
            <text:p>5206.3</text:p>
          </table:table-cell>
          <table:table-cell office:value-type="float" office:value="5138.29" calcext:value-type="float">
            <text:p>5138.29</text:p>
          </table:table-cell>
          <table:table-cell office:value-type="float" office:value="5206.3" calcext:value-type="float">
            <text:p>5206.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4-Apr-14</text:p>
          </table:table-cell>
          <table:table-cell office:value-type="float" office:value="5266.09" calcext:value-type="float">
            <text:p>5266.09</text:p>
          </table:table-cell>
          <table:table-cell office:value-type="float" office:value="5283.35" calcext:value-type="float">
            <text:p>5283.35</text:p>
          </table:table-cell>
          <table:table-cell office:value-type="float" office:value="5148.02" calcext:value-type="float">
            <text:p>5148.02</text:p>
          </table:table-cell>
          <table:table-cell office:value-type="float" office:value="5174.14" calcext:value-type="float">
            <text:p>5174.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-Apr-14</text:p>
          </table:table-cell>
          <table:table-cell office:value-type="float" office:value="5207.71" calcext:value-type="float">
            <text:p>5207.71</text:p>
          </table:table-cell>
          <table:table-cell office:value-type="float" office:value="5354.05" calcext:value-type="float">
            <text:p>5354.05</text:p>
          </table:table-cell>
          <table:table-cell office:value-type="float" office:value="5207.71" calcext:value-type="float">
            <text:p>5207.71</text:p>
          </table:table-cell>
          <table:table-cell office:value-type="float" office:value="5266.09" calcext:value-type="float">
            <text:p>5266.0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-Apr-14</text:p>
          </table:table-cell>
          <table:table-cell office:value-type="float" office:value="5138.52" calcext:value-type="float">
            <text:p>5138.52</text:p>
          </table:table-cell>
          <table:table-cell office:value-type="float" office:value="5203.26" calcext:value-type="float">
            <text:p>5203.26</text:p>
          </table:table-cell>
          <table:table-cell office:value-type="float" office:value="5127.97" calcext:value-type="float">
            <text:p>5127.97</text:p>
          </table:table-cell>
          <table:table-cell office:value-type="float" office:value="5200.83" calcext:value-type="float">
            <text:p>5200.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1-Mar-14</text:p>
          </table:table-cell>
          <table:table-cell office:value-type="float" office:value="4984.23" calcext:value-type="float">
            <text:p>4984.23</text:p>
          </table:table-cell>
          <table:table-cell office:value-type="float" office:value="5137.04" calcext:value-type="float">
            <text:p>5137.04</text:p>
          </table:table-cell>
          <table:table-cell office:value-type="float" office:value="4984.23" calcext:value-type="float">
            <text:p>4984.23</text:p>
          </table:table-cell>
          <table:table-cell office:value-type="float" office:value="5134.74" calcext:value-type="float">
            <text:p>5134.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8-Mar-14</text:p>
          </table:table-cell>
          <table:table-cell office:value-type="float" office:value="5001.26" calcext:value-type="float">
            <text:p>5001.26</text:p>
          </table:table-cell>
          <table:table-cell office:value-type="float" office:value="5032.53" calcext:value-type="float">
            <text:p>5032.53</text:p>
          </table:table-cell>
          <table:table-cell office:value-type="float" office:value="4874.55" calcext:value-type="float">
            <text:p>4874.55</text:p>
          </table:table-cell>
          <table:table-cell office:value-type="float" office:value="4983.79" calcext:value-type="float">
            <text:p>4983.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7-Mar-14</text:p>
          </table:table-cell>
          <table:table-cell office:value-type="float" office:value="4957.48" calcext:value-type="float">
            <text:p>4957.48</text:p>
          </table:table-cell>
          <table:table-cell office:value-type="float" office:value="5035.3" calcext:value-type="float">
            <text:p>5035.3</text:p>
          </table:table-cell>
          <table:table-cell office:value-type="float" office:value="4951.35" calcext:value-type="float">
            <text:p>4951.35</text:p>
          </table:table-cell>
          <table:table-cell office:value-type="float" office:value="4986.49" calcext:value-type="float">
            <text:p>498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14</text:p>
          </table:table-cell>
          <table:table-cell office:value-type="float" office:value="4964.63" calcext:value-type="float">
            <text:p>4964.63</text:p>
          </table:table-cell>
          <table:table-cell office:value-type="float" office:value="5017.52" calcext:value-type="float">
            <text:p>5017.52</text:p>
          </table:table-cell>
          <table:table-cell office:value-type="float" office:value="4917.08" calcext:value-type="float">
            <text:p>4917.08</text:p>
          </table:table-cell>
          <table:table-cell office:value-type="float" office:value="4929.04" calcext:value-type="float">
            <text:p>492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14</text:p>
          </table:table-cell>
          <table:table-cell office:value-type="float" office:value="4895.13" calcext:value-type="float">
            <text:p>4895.13</text:p>
          </table:table-cell>
          <table:table-cell office:value-type="float" office:value="4969.94" calcext:value-type="float">
            <text:p>4969.94</text:p>
          </table:table-cell>
          <table:table-cell office:value-type="float" office:value="4895.13" calcext:value-type="float">
            <text:p>4895.13</text:p>
          </table:table-cell>
          <table:table-cell office:value-type="float" office:value="4960.18" calcext:value-type="float">
            <text:p>496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14</text:p>
          </table:table-cell>
          <table:table-cell office:value-type="float" office:value="4784.45" calcext:value-type="float">
            <text:p>4784.45</text:p>
          </table:table-cell>
          <table:table-cell office:value-type="float" office:value="4895.13" calcext:value-type="float">
            <text:p>4895.13</text:p>
          </table:table-cell>
          <table:table-cell office:value-type="float" office:value="4784.45" calcext:value-type="float">
            <text:p>4784.45</text:p>
          </table:table-cell>
          <table:table-cell office:value-type="float" office:value="4895.13" calcext:value-type="float">
            <text:p>489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14</text:p>
          </table:table-cell>
          <table:table-cell office:value-type="float" office:value="4712.32" calcext:value-type="float">
            <text:p>4712.32</text:p>
          </table:table-cell>
          <table:table-cell office:value-type="float" office:value="4819.42" calcext:value-type="float">
            <text:p>4819.42</text:p>
          </table:table-cell>
          <table:table-cell office:value-type="float" office:value="4710.74" calcext:value-type="float">
            <text:p>4710.74</text:p>
          </table:table-cell>
          <table:table-cell office:value-type="float" office:value="4778.31" calcext:value-type="float">
            <text:p>477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14</text:p>
          </table:table-cell>
          <table:table-cell office:value-type="float" office:value="4749.22" calcext:value-type="float">
            <text:p>4749.22</text:p>
          </table:table-cell>
          <table:table-cell office:value-type="float" office:value="4771.55" calcext:value-type="float">
            <text:p>4771.55</text:p>
          </table:table-cell>
          <table:table-cell office:value-type="float" office:value="4685.68" calcext:value-type="float">
            <text:p>4685.68</text:p>
          </table:table-cell>
          <table:table-cell office:value-type="float" office:value="4712.32" calcext:value-type="float">
            <text:p>471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14</text:p>
          </table:table-cell>
          <table:table-cell office:value-type="float" office:value="4651.17" calcext:value-type="float">
            <text:p>4651.17</text:p>
          </table:table-cell>
          <table:table-cell office:value-type="float" office:value="4749.22" calcext:value-type="float">
            <text:p>4749.22</text:p>
          </table:table-cell>
          <table:table-cell office:value-type="float" office:value="4651.17" calcext:value-type="float">
            <text:p>4651.17</text:p>
          </table:table-cell>
          <table:table-cell office:value-type="float" office:value="4749.22" calcext:value-type="float">
            <text:p>4749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14</text:p>
          </table:table-cell>
          <table:table-cell office:value-type="float" office:value="4637.83" calcext:value-type="float">
            <text:p>4637.83</text:p>
          </table:table-cell>
          <table:table-cell office:value-type="float" office:value="4689.3" calcext:value-type="float">
            <text:p>4689.3</text:p>
          </table:table-cell>
          <table:table-cell office:value-type="float" office:value="4617.64" calcext:value-type="float">
            <text:p>4617.64</text:p>
          </table:table-cell>
          <table:table-cell office:value-type="float" office:value="4651.17" calcext:value-type="float">
            <text:p>465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14</text:p>
          </table:table-cell>
          <table:table-cell office:value-type="float" office:value="4538.62" calcext:value-type="float">
            <text:p>4538.62</text:p>
          </table:table-cell>
          <table:table-cell office:value-type="float" office:value="4626.57" calcext:value-type="float">
            <text:p>4626.57</text:p>
          </table:table-cell>
          <table:table-cell office:value-type="float" office:value="4538.62" calcext:value-type="float">
            <text:p>4538.62</text:p>
          </table:table-cell>
          <table:table-cell office:value-type="float" office:value="4626.57" calcext:value-type="float">
            <text:p>462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14</text:p>
          </table:table-cell>
          <table:table-cell office:value-type="float" office:value="4579.98" calcext:value-type="float">
            <text:p>4579.98</text:p>
          </table:table-cell>
          <table:table-cell office:value-type="float" office:value="4619.45" calcext:value-type="float">
            <text:p>4619.45</text:p>
          </table:table-cell>
          <table:table-cell office:value-type="float" office:value="4532" calcext:value-type="float">
            <text:p>4532</text:p>
          </table:table-cell>
          <table:table-cell office:value-type="float" office:value="4537.88" calcext:value-type="float">
            <text:p>453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14</text:p>
          </table:table-cell>
          <table:table-cell office:value-type="float" office:value="4614.49" calcext:value-type="float">
            <text:p>4614.49</text:p>
          </table:table-cell>
          <table:table-cell office:value-type="float" office:value="4615.78" calcext:value-type="float">
            <text:p>4615.78</text:p>
          </table:table-cell>
          <table:table-cell office:value-type="float" office:value="4556.07" calcext:value-type="float">
            <text:p>4556.07</text:p>
          </table:table-cell>
          <table:table-cell office:value-type="float" office:value="4581.86" calcext:value-type="float">
            <text:p>458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14</text:p>
          </table:table-cell>
          <table:table-cell office:value-type="float" office:value="4642.39" calcext:value-type="float">
            <text:p>4642.39</text:p>
          </table:table-cell>
          <table:table-cell office:value-type="float" office:value="4651.69" calcext:value-type="float">
            <text:p>4651.69</text:p>
          </table:table-cell>
          <table:table-cell office:value-type="float" office:value="4597.6" calcext:value-type="float">
            <text:p>4597.6</text:p>
          </table:table-cell>
          <table:table-cell office:value-type="float" office:value="4613.5" calcext:value-type="float">
            <text:p>46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14</text:p>
          </table:table-cell>
          <table:table-cell office:value-type="float" office:value="4743.56" calcext:value-type="float">
            <text:p>4743.56</text:p>
          </table:table-cell>
          <table:table-cell office:value-type="float" office:value="4752.81" calcext:value-type="float">
            <text:p>4752.81</text:p>
          </table:table-cell>
          <table:table-cell office:value-type="float" office:value="4644.41" calcext:value-type="float">
            <text:p>4644.41</text:p>
          </table:table-cell>
          <table:table-cell office:value-type="float" office:value="4660.08" calcext:value-type="float">
            <text:p>466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14</text:p>
          </table:table-cell>
          <table:table-cell office:value-type="float" office:value="4749.06" calcext:value-type="float">
            <text:p>4749.06</text:p>
          </table:table-cell>
          <table:table-cell office:value-type="float" office:value="4789.54" calcext:value-type="float">
            <text:p>4789.54</text:p>
          </table:table-cell>
          <table:table-cell office:value-type="float" office:value="4741.77" calcext:value-type="float">
            <text:p>4741.77</text:p>
          </table:table-cell>
          <table:table-cell office:value-type="float" office:value="4744.3" calcext:value-type="float">
            <text:p>474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14</text:p>
          </table:table-cell>
          <table:table-cell office:value-type="float" office:value="4605.01" calcext:value-type="float">
            <text:p>4605.01</text:p>
          </table:table-cell>
          <table:table-cell office:value-type="float" office:value="4766.7" calcext:value-type="float">
            <text:p>4766.7</text:p>
          </table:table-cell>
          <table:table-cell office:value-type="float" office:value="4605.01" calcext:value-type="float">
            <text:p>4605.01</text:p>
          </table:table-cell>
          <table:table-cell office:value-type="float" office:value="4747.06" calcext:value-type="float">
            <text:p>4747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14</text:p>
          </table:table-cell>
          <table:table-cell office:value-type="float" office:value="4635.77" calcext:value-type="float">
            <text:p>4635.77</text:p>
          </table:table-cell>
          <table:table-cell office:value-type="float" office:value="4674.93" calcext:value-type="float">
            <text:p>4674.93</text:p>
          </table:table-cell>
          <table:table-cell office:value-type="float" office:value="4577.15" calcext:value-type="float">
            <text:p>4577.15</text:p>
          </table:table-cell>
          <table:table-cell office:value-type="float" office:value="4605.01" calcext:value-type="float">
            <text:p>460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14</text:p>
          </table:table-cell>
          <table:table-cell office:value-type="float" office:value="4617.88" calcext:value-type="float">
            <text:p>4617.88</text:p>
          </table:table-cell>
          <table:table-cell office:value-type="float" office:value="4693.82" calcext:value-type="float">
            <text:p>4693.82</text:p>
          </table:table-cell>
          <table:table-cell office:value-type="float" office:value="4616.68" calcext:value-type="float">
            <text:p>4616.68</text:p>
          </table:table-cell>
          <table:table-cell office:value-type="float" office:value="4637.82" calcext:value-type="float">
            <text:p>463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14</text:p>
          </table:table-cell>
          <table:table-cell office:value-type="float" office:value="4665.99" calcext:value-type="float">
            <text:p>4665.99</text:p>
          </table:table-cell>
          <table:table-cell office:value-type="float" office:value="4669.05" calcext:value-type="float">
            <text:p>4669.05</text:p>
          </table:table-cell>
          <table:table-cell office:value-type="float" office:value="4614.86" calcext:value-type="float">
            <text:p>4614.86</text:p>
          </table:table-cell>
          <table:table-cell office:value-type="float" office:value="4617.88" calcext:value-type="float">
            <text:p>461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14</text:p>
          </table:table-cell>
          <table:table-cell office:value-type="float" office:value="4672.72" calcext:value-type="float">
            <text:p>4672.72</text:p>
          </table:table-cell>
          <table:table-cell office:value-type="float" office:value="4712.05" calcext:value-type="float">
            <text:p>4712.05</text:p>
          </table:table-cell>
          <table:table-cell office:value-type="float" office:value="4653.58" calcext:value-type="float">
            <text:p>4653.58</text:p>
          </table:table-cell>
          <table:table-cell office:value-type="float" office:value="4663.77" calcext:value-type="float">
            <text:p>466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14</text:p>
          </table:table-cell>
          <table:table-cell office:value-type="float" office:value="4789.62" calcext:value-type="float">
            <text:p>4789.62</text:p>
          </table:table-cell>
          <table:table-cell office:value-type="float" office:value="4807.8" calcext:value-type="float">
            <text:p>4807.8</text:p>
          </table:table-cell>
          <table:table-cell office:value-type="float" office:value="4671.45" calcext:value-type="float">
            <text:p>4671.45</text:p>
          </table:table-cell>
          <table:table-cell office:value-type="float" office:value="4672.72" calcext:value-type="float">
            <text:p>467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14</text:p>
          </table:table-cell>
          <table:table-cell office:value-type="float" office:value="4739.06" calcext:value-type="float">
            <text:p>4739.06</text:p>
          </table:table-cell>
          <table:table-cell office:value-type="float" office:value="4809.89" calcext:value-type="float">
            <text:p>4809.89</text:p>
          </table:table-cell>
          <table:table-cell office:value-type="float" office:value="4738.79" calcext:value-type="float">
            <text:p>4738.79</text:p>
          </table:table-cell>
          <table:table-cell office:value-type="float" office:value="4785.05" calcext:value-type="float">
            <text:p>478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14</text:p>
          </table:table-cell>
          <table:table-cell office:value-type="float" office:value="4753.66" calcext:value-type="float">
            <text:p>4753.66</text:p>
          </table:table-cell>
          <table:table-cell office:value-type="float" office:value="4809.38" calcext:value-type="float">
            <text:p>4809.38</text:p>
          </table:table-cell>
          <table:table-cell office:value-type="float" office:value="4721.55" calcext:value-type="float">
            <text:p>4721.55</text:p>
          </table:table-cell>
          <table:table-cell office:value-type="float" office:value="4726.24" calcext:value-type="float">
            <text:p>472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14</text:p>
          </table:table-cell>
          <table:table-cell office:value-type="float" office:value="4738.56" calcext:value-type="float">
            <text:p>4738.56</text:p>
          </table:table-cell>
          <table:table-cell office:value-type="float" office:value="4790.76" calcext:value-type="float">
            <text:p>4790.76</text:p>
          </table:table-cell>
          <table:table-cell office:value-type="float" office:value="4728.72" calcext:value-type="float">
            <text:p>4728.72</text:p>
          </table:table-cell>
          <table:table-cell office:value-type="float" office:value="4754.8" calcext:value-type="float">
            <text:p>475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14</text:p>
          </table:table-cell>
          <table:table-cell table:number-columns-repeated="2" office:value-type="float" office:value="4824.98" calcext:value-type="float">
            <text:p>4824.98</text:p>
          </table:table-cell>
          <table:table-cell office:value-type="float" office:value="4709.44" calcext:value-type="float">
            <text:p>4709.44</text:p>
          </table:table-cell>
          <table:table-cell office:value-type="float" office:value="4731.89" calcext:value-type="float">
            <text:p>473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14</text:p>
          </table:table-cell>
          <table:table-cell office:value-type="float" office:value="4879.55" calcext:value-type="float">
            <text:p>4879.55</text:p>
          </table:table-cell>
          <table:table-cell office:value-type="float" office:value="4921.19" calcext:value-type="float">
            <text:p>4921.19</text:p>
          </table:table-cell>
          <table:table-cell office:value-type="float" office:value="4774.96" calcext:value-type="float">
            <text:p>4774.96</text:p>
          </table:table-cell>
          <table:table-cell office:value-type="float" office:value="4824.98" calcext:value-type="float">
            <text:p>482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14</text:p>
          </table:table-cell>
          <table:table-cell office:value-type="float" office:value="4780.95" calcext:value-type="float">
            <text:p>4780.95</text:p>
          </table:table-cell>
          <table:table-cell office:value-type="float" office:value="4879.55" calcext:value-type="float">
            <text:p>4879.55</text:p>
          </table:table-cell>
          <table:table-cell office:value-type="float" office:value="4780.95" calcext:value-type="float">
            <text:p>4780.95</text:p>
          </table:table-cell>
          <table:table-cell office:value-type="float" office:value="4879.55" calcext:value-type="float">
            <text:p>487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14</text:p>
          </table:table-cell>
          <table:table-cell office:value-type="float" office:value="4622.38" calcext:value-type="float">
            <text:p>4622.38</text:p>
          </table:table-cell>
          <table:table-cell office:value-type="float" office:value="4811.41" calcext:value-type="float">
            <text:p>4811.41</text:p>
          </table:table-cell>
          <table:table-cell office:value-type="float" office:value="4622.38" calcext:value-type="float">
            <text:p>4622.38</text:p>
          </table:table-cell>
          <table:table-cell office:value-type="float" office:value="4780.51" calcext:value-type="float">
            <text:p>478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14</text:p>
          </table:table-cell>
          <table:table-cell office:value-type="float" office:value="4575.36" calcext:value-type="float">
            <text:p>4575.36</text:p>
          </table:table-cell>
          <table:table-cell office:value-type="float" office:value="4622.38" calcext:value-type="float">
            <text:p>4622.38</text:p>
          </table:table-cell>
          <table:table-cell office:value-type="float" office:value="4499.33" calcext:value-type="float">
            <text:p>4499.33</text:p>
          </table:table-cell>
          <table:table-cell office:value-type="float" office:value="4622.38" calcext:value-type="float">
            <text:p>462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14</text:p>
          </table:table-cell>
          <table:table-cell office:value-type="float" office:value="4338.41" calcext:value-type="float">
            <text:p>4338.41</text:p>
          </table:table-cell>
          <table:table-cell office:value-type="float" office:value="4596.72" calcext:value-type="float">
            <text:p>4596.72</text:p>
          </table:table-cell>
          <table:table-cell office:value-type="float" office:value="4338.41" calcext:value-type="float">
            <text:p>4338.41</text:p>
          </table:table-cell>
          <table:table-cell office:value-type="float" office:value="4575.36" calcext:value-type="float">
            <text:p>457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14</text:p>
          </table:table-cell>
          <table:table-cell office:value-type="float" office:value="4156.86" calcext:value-type="float">
            <text:p>4156.86</text:p>
          </table:table-cell>
          <table:table-cell office:value-type="float" office:value="4336.18" calcext:value-type="float">
            <text:p>4336.18</text:p>
          </table:table-cell>
          <table:table-cell office:value-type="float" office:value="4143.48" calcext:value-type="float">
            <text:p>4143.48</text:p>
          </table:table-cell>
          <table:table-cell office:value-type="float" office:value="4336.18" calcext:value-type="float">
            <text:p>433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14</text:p>
          </table:table-cell>
          <table:table-cell table:number-columns-repeated="2" office:value-type="float" office:value="4324.68" calcext:value-type="float">
            <text:p>4324.68</text:p>
          </table:table-cell>
          <table:table-cell office:value-type="float" office:value="4159.84" calcext:value-type="float">
            <text:p>4159.84</text:p>
          </table:table-cell>
          <table:table-cell office:value-type="float" office:value="4165.64" calcext:value-type="float">
            <text:p>416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14</text:p>
          </table:table-cell>
          <table:table-cell office:value-type="float" office:value="4545.74" calcext:value-type="float">
            <text:p>4545.74</text:p>
          </table:table-cell>
          <table:table-cell office:value-type="float" office:value="4548.1" calcext:value-type="float">
            <text:p>4548.1</text:p>
          </table:table-cell>
          <table:table-cell office:value-type="float" office:value="4309.51" calcext:value-type="float">
            <text:p>4309.51</text:p>
          </table:table-cell>
          <table:table-cell office:value-type="float" office:value="4331.16" calcext:value-type="float">
            <text:p>433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14</text:p>
          </table:table-cell>
          <table:table-cell office:value-type="float" office:value="4592.82" calcext:value-type="float">
            <text:p>4592.82</text:p>
          </table:table-cell>
          <table:table-cell office:value-type="float" office:value="4621.41" calcext:value-type="float">
            <text:p>4621.41</text:p>
          </table:table-cell>
          <table:table-cell office:value-type="float" office:value="4474.95" calcext:value-type="float">
            <text:p>4474.95</text:p>
          </table:table-cell>
          <table:table-cell office:value-type="float" office:value="4541.97" calcext:value-type="float">
            <text:p>454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14</text:p>
          </table:table-cell>
          <table:table-cell office:value-type="float" office:value="4745.5" calcext:value-type="float">
            <text:p>4745.5</text:p>
          </table:table-cell>
          <table:table-cell office:value-type="float" office:value="4764.46" calcext:value-type="float">
            <text:p>4764.46</text:p>
          </table:table-cell>
          <table:table-cell office:value-type="float" office:value="4516" calcext:value-type="float">
            <text:p>4516</text:p>
          </table:table-cell>
          <table:table-cell office:value-type="float" office:value="4594.99" calcext:value-type="float">
            <text:p>459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14</text:p>
          </table:table-cell>
          <table:table-cell office:value-type="float" office:value="4687.12" calcext:value-type="float">
            <text:p>4687.12</text:p>
          </table:table-cell>
          <table:table-cell office:value-type="float" office:value="4747.03" calcext:value-type="float">
            <text:p>4747.03</text:p>
          </table:table-cell>
          <table:table-cell office:value-type="float" office:value="4687.12" calcext:value-type="float">
            <text:p>4687.12</text:p>
          </table:table-cell>
          <table:table-cell office:value-type="float" office:value="4743.94" calcext:value-type="float">
            <text:p>474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14</text:p>
          </table:table-cell>
          <table:table-cell office:value-type="float" office:value="4635.65" calcext:value-type="float">
            <text:p>4635.65</text:p>
          </table:table-cell>
          <table:table-cell office:value-type="float" office:value="4772.87" calcext:value-type="float">
            <text:p>4772.87</text:p>
          </table:table-cell>
          <table:table-cell office:value-type="float" office:value="4635.65" calcext:value-type="float">
            <text:p>4635.65</text:p>
          </table:table-cell>
          <table:table-cell office:value-type="float" office:value="4685.44" calcext:value-type="float">
            <text:p>468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14</text:p>
          </table:table-cell>
          <table:table-cell office:value-type="float" office:value="4519.48" calcext:value-type="float">
            <text:p>4519.48</text:p>
          </table:table-cell>
          <table:table-cell office:value-type="float" office:value="4636.37" calcext:value-type="float">
            <text:p>4636.37</text:p>
          </table:table-cell>
          <table:table-cell office:value-type="float" office:value="4498.35" calcext:value-type="float">
            <text:p>4498.35</text:p>
          </table:table-cell>
          <table:table-cell office:value-type="float" office:value="4624.04" calcext:value-type="float">
            <text:p>462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14</text:p>
          </table:table-cell>
          <table:table-cell office:value-type="float" office:value="4370.72" calcext:value-type="float">
            <text:p>4370.72</text:p>
          </table:table-cell>
          <table:table-cell office:value-type="float" office:value="4518.29" calcext:value-type="float">
            <text:p>4518.29</text:p>
          </table:table-cell>
          <table:table-cell office:value-type="float" office:value="4370.72" calcext:value-type="float">
            <text:p>4370.72</text:p>
          </table:table-cell>
          <table:table-cell office:value-type="float" office:value="4518.29" calcext:value-type="float">
            <text:p>451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14</text:p>
          </table:table-cell>
          <table:table-cell office:value-type="float" office:value="4399.38" calcext:value-type="float">
            <text:p>4399.38</text:p>
          </table:table-cell>
          <table:table-cell office:value-type="float" office:value="4411.36" calcext:value-type="float">
            <text:p>4411.36</text:p>
          </table:table-cell>
          <table:table-cell office:value-type="float" office:value="4346.08" calcext:value-type="float">
            <text:p>4346.08</text:p>
          </table:table-cell>
          <table:table-cell office:value-type="float" office:value="4370.72" calcext:value-type="float">
            <text:p>437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14</text:p>
          </table:table-cell>
          <table:table-cell office:value-type="float" office:value="4358" calcext:value-type="float">
            <text:p>4358</text:p>
          </table:table-cell>
          <table:table-cell office:value-type="float" office:value="4396.98" calcext:value-type="float">
            <text:p>4396.98</text:p>
          </table:table-cell>
          <table:table-cell office:value-type="float" office:value="4319.34" calcext:value-type="float">
            <text:p>4319.34</text:p>
          </table:table-cell>
          <table:table-cell office:value-type="float" office:value="4396.98" calcext:value-type="float">
            <text:p>439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14</text:p>
          </table:table-cell>
          <table:table-cell office:value-type="float" office:value="4280.07" calcext:value-type="float">
            <text:p>4280.07</text:p>
          </table:table-cell>
          <table:table-cell office:value-type="float" office:value="4347.44" calcext:value-type="float">
            <text:p>4347.44</text:p>
          </table:table-cell>
          <table:table-cell office:value-type="float" office:value="4062.75" calcext:value-type="float">
            <text:p>4062.75</text:p>
          </table:table-cell>
          <table:table-cell office:value-type="float" office:value="4347.44" calcext:value-type="float">
            <text:p>434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14</text:p>
          </table:table-cell>
          <table:table-cell office:value-type="float" office:value="4433.4" calcext:value-type="float">
            <text:p>4433.4</text:p>
          </table:table-cell>
          <table:table-cell office:value-type="float" office:value="4437.27" calcext:value-type="float">
            <text:p>4437.27</text:p>
          </table:table-cell>
          <table:table-cell office:value-type="float" office:value="4254.72" calcext:value-type="float">
            <text:p>4254.72</text:p>
          </table:table-cell>
          <table:table-cell office:value-type="float" office:value="4280.07" calcext:value-type="float">
            <text:p>428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14</text:p>
          </table:table-cell>
          <table:table-cell office:value-type="float" office:value="4638.41" calcext:value-type="float">
            <text:p>4638.41</text:p>
          </table:table-cell>
          <table:table-cell office:value-type="float" office:value="4666.56" calcext:value-type="float">
            <text:p>4666.56</text:p>
          </table:table-cell>
          <table:table-cell office:value-type="float" office:value="4427.44" calcext:value-type="float">
            <text:p>4427.44</text:p>
          </table:table-cell>
          <table:table-cell office:value-type="float" office:value="4446.87" calcext:value-type="float">
            <text:p>444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14</text:p>
          </table:table-cell>
          <table:table-cell office:value-type="float" office:value="4640.09" calcext:value-type="float">
            <text:p>4640.09</text:p>
          </table:table-cell>
          <table:table-cell office:value-type="float" office:value="4663.28" calcext:value-type="float">
            <text:p>4663.28</text:p>
          </table:table-cell>
          <table:table-cell office:value-type="float" office:value="4568.04" calcext:value-type="float">
            <text:p>4568.04</text:p>
          </table:table-cell>
          <table:table-cell office:value-type="float" office:value="4637.96" calcext:value-type="float">
            <text:p>463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14</text:p>
          </table:table-cell>
          <table:table-cell office:value-type="float" office:value="4709.1" calcext:value-type="float">
            <text:p>4709.1</text:p>
          </table:table-cell>
          <table:table-cell office:value-type="float" office:value="4711.64" calcext:value-type="float">
            <text:p>4711.64</text:p>
          </table:table-cell>
          <table:table-cell office:value-type="float" office:value="4606.33" calcext:value-type="float">
            <text:p>4606.33</text:p>
          </table:table-cell>
          <table:table-cell office:value-type="float" office:value="4632.54" calcext:value-type="float">
            <text:p>463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14</text:p>
          </table:table-cell>
          <table:table-cell office:value-type="float" office:value="4647.19" calcext:value-type="float">
            <text:p>4647.19</text:p>
          </table:table-cell>
          <table:table-cell office:value-type="float" office:value="4713.1" calcext:value-type="float">
            <text:p>4713.1</text:p>
          </table:table-cell>
          <table:table-cell office:value-type="float" office:value="4647.19" calcext:value-type="float">
            <text:p>4647.19</text:p>
          </table:table-cell>
          <table:table-cell office:value-type="float" office:value="4705.36" calcext:value-type="float">
            <text:p>470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14</text:p>
          </table:table-cell>
          <table:table-cell office:value-type="float" office:value="4636.3" calcext:value-type="float">
            <text:p>4636.3</text:p>
          </table:table-cell>
          <table:table-cell office:value-type="float" office:value="4701.01" calcext:value-type="float">
            <text:p>4701.01</text:p>
          </table:table-cell>
          <table:table-cell office:value-type="float" office:value="4636.3" calcext:value-type="float">
            <text:p>4636.3</text:p>
          </table:table-cell>
          <table:table-cell office:value-type="float" office:value="4646.74" calcext:value-type="float">
            <text:p>464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14</text:p>
          </table:table-cell>
          <table:table-cell office:value-type="float" office:value="4514.12" calcext:value-type="float">
            <text:p>4514.12</text:p>
          </table:table-cell>
          <table:table-cell office:value-type="float" office:value="4618.24" calcext:value-type="float">
            <text:p>4618.24</text:p>
          </table:table-cell>
          <table:table-cell office:value-type="float" office:value="4514.12" calcext:value-type="float">
            <text:p>4514.12</text:p>
          </table:table-cell>
          <table:table-cell office:value-type="float" office:value="4613.6" calcext:value-type="float">
            <text:p>46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14</text:p>
          </table:table-cell>
          <table:table-cell office:value-type="float" office:value="4410.27" calcext:value-type="float">
            <text:p>4410.27</text:p>
          </table:table-cell>
          <table:table-cell office:value-type="float" office:value="4502.32" calcext:value-type="float">
            <text:p>4502.32</text:p>
          </table:table-cell>
          <table:table-cell office:value-type="float" office:value="4410.27" calcext:value-type="float">
            <text:p>4410.27</text:p>
          </table:table-cell>
          <table:table-cell office:value-type="float" office:value="4502.32" calcext:value-type="float">
            <text:p>4502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14</text:p>
          </table:table-cell>
          <table:table-cell office:value-type="float" office:value="4429.84" calcext:value-type="float">
            <text:p>4429.84</text:p>
          </table:table-cell>
          <table:table-cell office:value-type="float" office:value="4460.01" calcext:value-type="float">
            <text:p>4460.01</text:p>
          </table:table-cell>
          <table:table-cell office:value-type="float" office:value="4384.48" calcext:value-type="float">
            <text:p>4384.48</text:p>
          </table:table-cell>
          <table:table-cell office:value-type="float" office:value="4407.26" calcext:value-type="float">
            <text:p>4407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14</text:p>
          </table:table-cell>
          <table:table-cell office:value-type="float" office:value="4362.72" calcext:value-type="float">
            <text:p>4362.72</text:p>
          </table:table-cell>
          <table:table-cell office:value-type="float" office:value="4471.82" calcext:value-type="float">
            <text:p>4471.82</text:p>
          </table:table-cell>
          <table:table-cell office:value-type="float" office:value="4361.43" calcext:value-type="float">
            <text:p>4361.43</text:p>
          </table:table-cell>
          <table:table-cell office:value-type="float" office:value="4429.84" calcext:value-type="float">
            <text:p>44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14</text:p>
          </table:table-cell>
          <table:table-cell office:value-type="float" office:value="4287.92" calcext:value-type="float">
            <text:p>4287.92</text:p>
          </table:table-cell>
          <table:table-cell office:value-type="float" office:value="4362.89" calcext:value-type="float">
            <text:p>4362.89</text:p>
          </table:table-cell>
          <table:table-cell office:value-type="float" office:value="4287.92" calcext:value-type="float">
            <text:p>4287.92</text:p>
          </table:table-cell>
          <table:table-cell office:value-type="float" office:value="4357.56" calcext:value-type="float">
            <text:p>435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14</text:p>
          </table:table-cell>
          <table:table-cell office:value-type="float" office:value="4327.03" calcext:value-type="float">
            <text:p>4327.03</text:p>
          </table:table-cell>
          <table:table-cell office:value-type="float" office:value="4332.43" calcext:value-type="float">
            <text:p>4332.43</text:p>
          </table:table-cell>
          <table:table-cell office:value-type="float" office:value="4267.67" calcext:value-type="float">
            <text:p>4267.67</text:p>
          </table:table-cell>
          <table:table-cell office:value-type="float" office:value="4282.27" calcext:value-type="float">
            <text:p>428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14</text:p>
          </table:table-cell>
          <table:table-cell office:value-type="float" office:value="4296.95" calcext:value-type="float">
            <text:p>4296.95</text:p>
          </table:table-cell>
          <table:table-cell office:value-type="float" office:value="4368.75" calcext:value-type="float">
            <text:p>4368.75</text:p>
          </table:table-cell>
          <table:table-cell office:value-type="float" office:value="4274.97" calcext:value-type="float">
            <text:p>4274.97</text:p>
          </table:table-cell>
          <table:table-cell office:value-type="float" office:value="4325.81" calcext:value-type="float">
            <text:p>432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14</text:p>
          </table:table-cell>
          <table:table-cell office:value-type="float" office:value="4219.17" calcext:value-type="float">
            <text:p>4219.17</text:p>
          </table:table-cell>
          <table:table-cell office:value-type="float" office:value="4282.53" calcext:value-type="float">
            <text:p>4282.53</text:p>
          </table:table-cell>
          <table:table-cell office:value-type="float" office:value="4213.47" calcext:value-type="float">
            <text:p>4213.47</text:p>
          </table:table-cell>
          <table:table-cell office:value-type="float" office:value="4282.53" calcext:value-type="float">
            <text:p>428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14</text:p>
          </table:table-cell>
          <table:table-cell office:value-type="float" office:value="4316.62" calcext:value-type="float">
            <text:p>4316.62</text:p>
          </table:table-cell>
          <table:table-cell office:value-type="float" office:value="4367.53" calcext:value-type="float">
            <text:p>4367.53</text:p>
          </table:table-cell>
          <table:table-cell office:value-type="float" office:value="4186.02" calcext:value-type="float">
            <text:p>4186.02</text:p>
          </table:table-cell>
          <table:table-cell office:value-type="float" office:value="4219.17" calcext:value-type="float">
            <text:p>421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14</text:p>
          </table:table-cell>
          <table:table-cell office:value-type="float" office:value="4255.69" calcext:value-type="float">
            <text:p>4255.69</text:p>
          </table:table-cell>
          <table:table-cell office:value-type="float" office:value="4332.13" calcext:value-type="float">
            <text:p>4332.13</text:p>
          </table:table-cell>
          <table:table-cell office:value-type="float" office:value="4255.69" calcext:value-type="float">
            <text:p>4255.69</text:p>
          </table:table-cell>
          <table:table-cell office:value-type="float" office:value="4300.39" calcext:value-type="float">
            <text:p>430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14</text:p>
          </table:table-cell>
          <table:table-cell office:value-type="float" office:value="4274.89" calcext:value-type="float">
            <text:p>4274.89</text:p>
          </table:table-cell>
          <table:table-cell office:value-type="float" office:value="4297.14" calcext:value-type="float">
            <text:p>4297.14</text:p>
          </table:table-cell>
          <table:table-cell office:value-type="float" office:value="4214.9" calcext:value-type="float">
            <text:p>4214.9</text:p>
          </table:table-cell>
          <table:table-cell office:value-type="float" office:value="4226.04" calcext:value-type="float">
            <text:p>422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13</text:p>
          </table:table-cell>
          <table:table-cell office:value-type="float" office:value="4294.44" calcext:value-type="float">
            <text:p>4294.44</text:p>
          </table:table-cell>
          <table:table-cell office:value-type="float" office:value="4342.78" calcext:value-type="float">
            <text:p>4342.78</text:p>
          </table:table-cell>
          <table:table-cell office:value-type="float" office:value="4246.52" calcext:value-type="float">
            <text:p>4246.52</text:p>
          </table:table-cell>
          <table:table-cell office:value-type="float" office:value="4275.98" calcext:value-type="float">
            <text:p>427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13</text:p>
          </table:table-cell>
          <table:table-cell office:value-type="float" office:value="4215.37" calcext:value-type="float">
            <text:p>4215.37</text:p>
          </table:table-cell>
          <table:table-cell office:value-type="float" office:value="4292.39" calcext:value-type="float">
            <text:p>4292.39</text:p>
          </table:table-cell>
          <table:table-cell office:value-type="float" office:value="4198.65" calcext:value-type="float">
            <text:p>4198.65</text:p>
          </table:table-cell>
          <table:table-cell office:value-type="float" office:value="4288.22" calcext:value-type="float">
            <text:p>428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13</text:p>
          </table:table-cell>
          <table:table-cell office:value-type="float" office:value="4296.81" calcext:value-type="float">
            <text:p>4296.81</text:p>
          </table:table-cell>
          <table:table-cell office:value-type="float" office:value="4308.74" calcext:value-type="float">
            <text:p>4308.74</text:p>
          </table:table-cell>
          <table:table-cell office:value-type="float" office:value="4196.19" calcext:value-type="float">
            <text:p>4196.19</text:p>
          </table:table-cell>
          <table:table-cell office:value-type="float" office:value="4216.56" calcext:value-type="float">
            <text:p>421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13</text:p>
          </table:table-cell>
          <table:table-cell office:value-type="float" office:value="4240.56" calcext:value-type="float">
            <text:p>4240.56</text:p>
          </table:table-cell>
          <table:table-cell office:value-type="float" office:value="4303.82" calcext:value-type="float">
            <text:p>4303.82</text:p>
          </table:table-cell>
          <table:table-cell office:value-type="float" office:value="4208.89" calcext:value-type="float">
            <text:p>4208.89</text:p>
          </table:table-cell>
          <table:table-cell office:value-type="float" office:value="4296.81" calcext:value-type="float">
            <text:p>429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13</text:p>
          </table:table-cell>
          <table:table-cell office:value-type="float" office:value="4275.12" calcext:value-type="float">
            <text:p>4275.12</text:p>
          </table:table-cell>
          <table:table-cell office:value-type="float" office:value="4306.94" calcext:value-type="float">
            <text:p>4306.94</text:p>
          </table:table-cell>
          <table:table-cell office:value-type="float" office:value="4209.05" calcext:value-type="float">
            <text:p>4209.05</text:p>
          </table:table-cell>
          <table:table-cell office:value-type="float" office:value="4213.61" calcext:value-type="float">
            <text:p>421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13</text:p>
          </table:table-cell>
          <table:table-cell office:value-type="float" office:value="4343.46" calcext:value-type="float">
            <text:p>4343.46</text:p>
          </table:table-cell>
          <table:table-cell office:value-type="float" office:value="4363.86" calcext:value-type="float">
            <text:p>4363.86</text:p>
          </table:table-cell>
          <table:table-cell office:value-type="float" office:value="4256.93" calcext:value-type="float">
            <text:p>4256.93</text:p>
          </table:table-cell>
          <table:table-cell office:value-type="float" office:value="4275.12" calcext:value-type="float">
            <text:p>427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13</text:p>
          </table:table-cell>
          <table:table-cell office:value-type="float" office:value="4372.95" calcext:value-type="float">
            <text:p>4372.95</text:p>
          </table:table-cell>
          <table:table-cell office:value-type="float" office:value="4375.74" calcext:value-type="float">
            <text:p>4375.74</text:p>
          </table:table-cell>
          <table:table-cell office:value-type="float" office:value="4274.35" calcext:value-type="float">
            <text:p>4274.35</text:p>
          </table:table-cell>
          <table:table-cell office:value-type="float" office:value="4340.81" calcext:value-type="float">
            <text:p>434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13</text:p>
          </table:table-cell>
          <table:table-cell office:value-type="float" office:value="4292.63" calcext:value-type="float">
            <text:p>4292.63</text:p>
          </table:table-cell>
          <table:table-cell office:value-type="float" office:value="4364.88" calcext:value-type="float">
            <text:p>4364.88</text:p>
          </table:table-cell>
          <table:table-cell office:value-type="float" office:value="4262.38" calcext:value-type="float">
            <text:p>4262.38</text:p>
          </table:table-cell>
          <table:table-cell office:value-type="float" office:value="4364.88" calcext:value-type="float">
            <text:p>436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13</text:p>
          </table:table-cell>
          <table:table-cell office:value-type="float" office:value="4190.86" calcext:value-type="float">
            <text:p>4190.86</text:p>
          </table:table-cell>
          <table:table-cell office:value-type="float" office:value="4303.33" calcext:value-type="float">
            <text:p>4303.33</text:p>
          </table:table-cell>
          <table:table-cell office:value-type="float" office:value="4178.2" calcext:value-type="float">
            <text:p>4178.2</text:p>
          </table:table-cell>
          <table:table-cell office:value-type="float" office:value="4292.63" calcext:value-type="float">
            <text:p>429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13</text:p>
          </table:table-cell>
          <table:table-cell office:value-type="float" office:value="4174.73" calcext:value-type="float">
            <text:p>4174.73</text:p>
          </table:table-cell>
          <table:table-cell office:value-type="float" office:value="4215.93" calcext:value-type="float">
            <text:p>4215.93</text:p>
          </table:table-cell>
          <table:table-cell office:value-type="float" office:value="4170.38" calcext:value-type="float">
            <text:p>4170.38</text:p>
          </table:table-cell>
          <table:table-cell office:value-type="float" office:value="4188.64" calcext:value-type="float">
            <text:p>418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13</text:p>
          </table:table-cell>
          <table:table-cell office:value-type="float" office:value="4158.65" calcext:value-type="float">
            <text:p>4158.65</text:p>
          </table:table-cell>
          <table:table-cell office:value-type="float" office:value="4174.82" calcext:value-type="float">
            <text:p>4174.82</text:p>
          </table:table-cell>
          <table:table-cell office:value-type="float" office:value="4079.7" calcext:value-type="float">
            <text:p>4079.7</text:p>
          </table:table-cell>
          <table:table-cell office:value-type="float" office:value="4171.71" calcext:value-type="float">
            <text:p>417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13</text:p>
          </table:table-cell>
          <table:table-cell office:value-type="float" office:value="4171.42" calcext:value-type="float">
            <text:p>4171.42</text:p>
          </table:table-cell>
          <table:table-cell office:value-type="float" office:value="4207.02" calcext:value-type="float">
            <text:p>4207.02</text:p>
          </table:table-cell>
          <table:table-cell office:value-type="float" office:value="4145.27" calcext:value-type="float">
            <text:p>4145.27</text:p>
          </table:table-cell>
          <table:table-cell office:value-type="float" office:value="4155.52" calcext:value-type="float">
            <text:p>415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13</text:p>
          </table:table-cell>
          <table:table-cell office:value-type="float" office:value="4257.17" calcext:value-type="float">
            <text:p>4257.17</text:p>
          </table:table-cell>
          <table:table-cell office:value-type="float" office:value="4275.2" calcext:value-type="float">
            <text:p>4275.2</text:p>
          </table:table-cell>
          <table:table-cell office:value-type="float" office:value="4162.92" calcext:value-type="float">
            <text:p>4162.92</text:p>
          </table:table-cell>
          <table:table-cell office:value-type="float" office:value="4171.68" calcext:value-type="float">
            <text:p>417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13</text:p>
          </table:table-cell>
          <table:table-cell office:value-type="float" office:value="4249.58" calcext:value-type="float">
            <text:p>4249.58</text:p>
          </table:table-cell>
          <table:table-cell office:value-type="float" office:value="4334.81" calcext:value-type="float">
            <text:p>4334.81</text:p>
          </table:table-cell>
          <table:table-cell office:value-type="float" office:value="4220.4" calcext:value-type="float">
            <text:p>4220.4</text:p>
          </table:table-cell>
          <table:table-cell office:value-type="float" office:value="4247.91" calcext:value-type="float">
            <text:p>424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13</text:p>
          </table:table-cell>
          <table:table-cell office:value-type="float" office:value="4235.18" calcext:value-type="float">
            <text:p>4235.18</text:p>
          </table:table-cell>
          <table:table-cell office:value-type="float" office:value="4295.03" calcext:value-type="float">
            <text:p>4295.03</text:p>
          </table:table-cell>
          <table:table-cell office:value-type="float" office:value="4235.18" calcext:value-type="float">
            <text:p>4235.18</text:p>
          </table:table-cell>
          <table:table-cell office:value-type="float" office:value="4245.56" calcext:value-type="float">
            <text:p>424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13</text:p>
          </table:table-cell>
          <table:table-cell office:value-type="float" office:value="4250.12" calcext:value-type="float">
            <text:p>4250.12</text:p>
          </table:table-cell>
          <table:table-cell office:value-type="float" office:value="4321.58" calcext:value-type="float">
            <text:p>4321.58</text:p>
          </table:table-cell>
          <table:table-cell office:value-type="float" office:value="4226.04" calcext:value-type="float">
            <text:p>4226.04</text:p>
          </table:table-cell>
          <table:table-cell office:value-type="float" office:value="4233.77" calcext:value-type="float">
            <text:p>423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13</text:p>
          </table:table-cell>
          <table:table-cell office:value-type="float" office:value="4231.36" calcext:value-type="float">
            <text:p>4231.36</text:p>
          </table:table-cell>
          <table:table-cell office:value-type="float" office:value="4258.59" calcext:value-type="float">
            <text:p>4258.59</text:p>
          </table:table-cell>
          <table:table-cell office:value-type="float" office:value="4153.32" calcext:value-type="float">
            <text:p>4153.32</text:p>
          </table:table-cell>
          <table:table-cell office:value-type="float" office:value="4235.47" calcext:value-type="float">
            <text:p>423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13</text:p>
          </table:table-cell>
          <table:table-cell office:value-type="float" office:value="4432.49" calcext:value-type="float">
            <text:p>4432.49</text:p>
          </table:table-cell>
          <table:table-cell office:value-type="float" office:value="4453.17" calcext:value-type="float">
            <text:p>4453.17</text:p>
          </table:table-cell>
          <table:table-cell office:value-type="float" office:value="4194.56" calcext:value-type="float">
            <text:p>4194.56</text:p>
          </table:table-cell>
          <table:table-cell office:value-type="float" office:value="4219.47" calcext:value-type="float">
            <text:p>421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13</text:p>
          </table:table-cell>
          <table:table-cell office:value-type="float" office:value="4571.23" calcext:value-type="float">
            <text:p>4571.23</text:p>
          </table:table-cell>
          <table:table-cell office:value-type="float" office:value="4600.86" calcext:value-type="float">
            <text:p>4600.86</text:p>
          </table:table-cell>
          <table:table-cell office:value-type="float" office:value="4406.08" calcext:value-type="float">
            <text:p>4406.08</text:p>
          </table:table-cell>
          <table:table-cell office:value-type="float" office:value="4438.71" calcext:value-type="float">
            <text:p>443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13</text:p>
          </table:table-cell>
          <table:table-cell office:value-type="float" office:value="4586.33" calcext:value-type="float">
            <text:p>4586.33</text:p>
          </table:table-cell>
          <table:table-cell office:value-type="float" office:value="4601.95" calcext:value-type="float">
            <text:p>4601.95</text:p>
          </table:table-cell>
          <table:table-cell office:value-type="float" office:value="4512.68" calcext:value-type="float">
            <text:p>4512.68</text:p>
          </table:table-cell>
          <table:table-cell office:value-type="float" office:value="4552.88" calcext:value-type="float">
            <text:p>455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13</text:p>
          </table:table-cell>
          <table:table-cell office:value-type="float" office:value="4507.87" calcext:value-type="float">
            <text:p>4507.87</text:p>
          </table:table-cell>
          <table:table-cell office:value-type="float" office:value="4589.92" calcext:value-type="float">
            <text:p>4589.92</text:p>
          </table:table-cell>
          <table:table-cell office:value-type="float" office:value="4454.71" calcext:value-type="float">
            <text:p>4454.71</text:p>
          </table:table-cell>
          <table:table-cell office:value-type="float" office:value="4570.51" calcext:value-type="float">
            <text:p>457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13</text:p>
          </table:table-cell>
          <table:table-cell office:value-type="float" office:value="4506.74" calcext:value-type="float">
            <text:p>4506.74</text:p>
          </table:table-cell>
          <table:table-cell office:value-type="float" office:value="4562.71" calcext:value-type="float">
            <text:p>4562.71</text:p>
          </table:table-cell>
          <table:table-cell office:value-type="float" office:value="4452.92" calcext:value-type="float">
            <text:p>4452.92</text:p>
          </table:table-cell>
          <table:table-cell office:value-type="float" office:value="4454.71" calcext:value-type="float">
            <text:p>4454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13</text:p>
          </table:table-cell>
          <table:table-cell office:value-type="float" office:value="4292.14" calcext:value-type="float">
            <text:p>4292.14</text:p>
          </table:table-cell>
          <table:table-cell office:value-type="float" office:value="4595.64" calcext:value-type="float">
            <text:p>4595.64</text:p>
          </table:table-cell>
          <table:table-cell office:value-type="float" office:value="4292.14" calcext:value-type="float">
            <text:p>4292.14</text:p>
          </table:table-cell>
          <table:table-cell office:value-type="float" office:value="4502.98" calcext:value-type="float">
            <text:p>450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13</text:p>
          </table:table-cell>
          <table:table-cell office:value-type="float" office:value="4158.82" calcext:value-type="float">
            <text:p>4158.82</text:p>
          </table:table-cell>
          <table:table-cell office:value-type="float" office:value="4290.51" calcext:value-type="float">
            <text:p>4290.51</text:p>
          </table:table-cell>
          <table:table-cell office:value-type="float" office:value="4158.82" calcext:value-type="float">
            <text:p>4158.82</text:p>
          </table:table-cell>
          <table:table-cell office:value-type="float" office:value="4286.01" calcext:value-type="float">
            <text:p>428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13</text:p>
          </table:table-cell>
          <table:table-cell office:value-type="float" office:value="4135.34" calcext:value-type="float">
            <text:p>4135.34</text:p>
          </table:table-cell>
          <table:table-cell office:value-type="float" office:value="4207.84" calcext:value-type="float">
            <text:p>4207.84</text:p>
          </table:table-cell>
          <table:table-cell office:value-type="float" office:value="4135.34" calcext:value-type="float">
            <text:p>4135.34</text:p>
          </table:table-cell>
          <table:table-cell office:value-type="float" office:value="4160.41" calcext:value-type="float">
            <text:p>416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13</text:p>
          </table:table-cell>
          <table:table-cell office:value-type="float" office:value="3981.82" calcext:value-type="float">
            <text:p>3981.82</text:p>
          </table:table-cell>
          <table:table-cell office:value-type="float" office:value="4162.1" calcext:value-type="float">
            <text:p>4162.1</text:p>
          </table:table-cell>
          <table:table-cell office:value-type="float" office:value="3981.82" calcext:value-type="float">
            <text:p>3981.82</text:p>
          </table:table-cell>
          <table:table-cell office:value-type="float" office:value="4129.17" calcext:value-type="float">
            <text:p>412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13</text:p>
          </table:table-cell>
          <table:table-cell table:number-columns-repeated="2" office:value-type="float" office:value="4260.54" calcext:value-type="float">
            <text:p>4260.54</text:p>
          </table:table-cell>
          <table:table-cell office:value-type="float" office:value="3938.68" calcext:value-type="float">
            <text:p>3938.68</text:p>
          </table:table-cell>
          <table:table-cell office:value-type="float" office:value="3946.54" calcext:value-type="float">
            <text:p>394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13</text:p>
          </table:table-cell>
          <table:table-cell office:value-type="float" office:value="4320.49" calcext:value-type="float">
            <text:p>4320.49</text:p>
          </table:table-cell>
          <table:table-cell office:value-type="float" office:value="4353.59" calcext:value-type="float">
            <text:p>4353.59</text:p>
          </table:table-cell>
          <table:table-cell office:value-type="float" office:value="4248.83" calcext:value-type="float">
            <text:p>4248.83</text:p>
          </table:table-cell>
          <table:table-cell office:value-type="float" office:value="4262.96" calcext:value-type="float">
            <text:p>426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13</text:p>
          </table:table-cell>
          <table:table-cell office:value-type="float" office:value="4215.77" calcext:value-type="float">
            <text:p>4215.77</text:p>
          </table:table-cell>
          <table:table-cell office:value-type="float" office:value="4304.48" calcext:value-type="float">
            <text:p>4304.48</text:p>
          </table:table-cell>
          <table:table-cell office:value-type="float" office:value="4215.77" calcext:value-type="float">
            <text:p>4215.77</text:p>
          </table:table-cell>
          <table:table-cell office:value-type="float" office:value="4303.54" calcext:value-type="float">
            <text:p>4303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13</text:p>
          </table:table-cell>
          <table:table-cell office:value-type="float" office:value="4013.47" calcext:value-type="float">
            <text:p>4013.47</text:p>
          </table:table-cell>
          <table:table-cell office:value-type="float" office:value="4236.67" calcext:value-type="float">
            <text:p>4236.67</text:p>
          </table:table-cell>
          <table:table-cell office:value-type="float" office:value="4013.47" calcext:value-type="float">
            <text:p>4013.47</text:p>
          </table:table-cell>
          <table:table-cell office:value-type="float" office:value="4214.18" calcext:value-type="float">
            <text:p>421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13</text:p>
          </table:table-cell>
          <table:table-cell office:value-type="float" office:value="4044.78" calcext:value-type="float">
            <text:p>4044.78</text:p>
          </table:table-cell>
          <table:table-cell office:value-type="float" office:value="4063.26" calcext:value-type="float">
            <text:p>4063.26</text:p>
          </table:table-cell>
          <table:table-cell office:value-type="float" office:value="3996.17" calcext:value-type="float">
            <text:p>3996.17</text:p>
          </table:table-cell>
          <table:table-cell office:value-type="float" office:value="4013.47" calcext:value-type="float">
            <text:p>401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13</text:p>
          </table:table-cell>
          <table:table-cell office:value-type="float" office:value="4138.2" calcext:value-type="float">
            <text:p>4138.2</text:p>
          </table:table-cell>
          <table:table-cell office:value-type="float" office:value="4160.64" calcext:value-type="float">
            <text:p>4160.64</text:p>
          </table:table-cell>
          <table:table-cell office:value-type="float" office:value="4034.25" calcext:value-type="float">
            <text:p>4034.25</text:p>
          </table:table-cell>
          <table:table-cell office:value-type="float" office:value="4038.11" calcext:value-type="float">
            <text:p>403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13</text:p>
          </table:table-cell>
          <table:table-cell office:value-type="float" office:value="4050.99" calcext:value-type="float">
            <text:p>4050.99</text:p>
          </table:table-cell>
          <table:table-cell office:value-type="float" office:value="4144.4" calcext:value-type="float">
            <text:p>4144.4</text:p>
          </table:table-cell>
          <table:table-cell office:value-type="float" office:value="4050.99" calcext:value-type="float">
            <text:p>4050.99</text:p>
          </table:table-cell>
          <table:table-cell office:value-type="float" office:value="4138.2" calcext:value-type="float">
            <text:p>413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13</text:p>
          </table:table-cell>
          <table:table-cell office:value-type="float" office:value="4072.98" calcext:value-type="float">
            <text:p>4072.98</text:p>
          </table:table-cell>
          <table:table-cell office:value-type="float" office:value="4082.58" calcext:value-type="float">
            <text:p>4082.58</text:p>
          </table:table-cell>
          <table:table-cell office:value-type="float" office:value="4018.58" calcext:value-type="float">
            <text:p>4018.58</text:p>
          </table:table-cell>
          <table:table-cell office:value-type="float" office:value="4043.93" calcext:value-type="float">
            <text:p>404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13</text:p>
          </table:table-cell>
          <table:table-cell office:value-type="float" office:value="4189.17" calcext:value-type="float">
            <text:p>4189.17</text:p>
          </table:table-cell>
          <table:table-cell office:value-type="float" office:value="4212.96" calcext:value-type="float">
            <text:p>4212.96</text:p>
          </table:table-cell>
          <table:table-cell office:value-type="float" office:value="4025.97" calcext:value-type="float">
            <text:p>4025.97</text:p>
          </table:table-cell>
          <table:table-cell office:value-type="float" office:value="4036.14" calcext:value-type="float">
            <text:p>403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13</text:p>
          </table:table-cell>
          <table:table-cell office:value-type="float" office:value="3942.93" calcext:value-type="float">
            <text:p>3942.93</text:p>
          </table:table-cell>
          <table:table-cell office:value-type="float" office:value="4191.32" calcext:value-type="float">
            <text:p>4191.32</text:p>
          </table:table-cell>
          <table:table-cell office:value-type="float" office:value="3942.93" calcext:value-type="float">
            <text:p>3942.93</text:p>
          </table:table-cell>
          <table:table-cell office:value-type="float" office:value="4183.21" calcext:value-type="float">
            <text:p>418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13</text:p>
          </table:table-cell>
          <table:table-cell office:value-type="float" office:value="3840.79" calcext:value-type="float">
            <text:p>3840.79</text:p>
          </table:table-cell>
          <table:table-cell office:value-type="float" office:value="3946.47" calcext:value-type="float">
            <text:p>3946.47</text:p>
          </table:table-cell>
          <table:table-cell office:value-type="float" office:value="3840.79" calcext:value-type="float">
            <text:p>3840.79</text:p>
          </table:table-cell>
          <table:table-cell office:value-type="float" office:value="3933.23" calcext:value-type="float">
            <text:p>393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13</text:p>
          </table:table-cell>
          <table:table-cell office:value-type="float" office:value="3887.46" calcext:value-type="float">
            <text:p>3887.46</text:p>
          </table:table-cell>
          <table:table-cell office:value-type="float" office:value="3925.48" calcext:value-type="float">
            <text:p>3925.48</text:p>
          </table:table-cell>
          <table:table-cell office:value-type="float" office:value="3833.29" calcext:value-type="float">
            <text:p>3833.29</text:p>
          </table:table-cell>
          <table:table-cell office:value-type="float" office:value="3840.79" calcext:value-type="float">
            <text:p>384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13</text:p>
          </table:table-cell>
          <table:table-cell office:value-type="float" office:value="3929.11" calcext:value-type="float">
            <text:p>3929.11</text:p>
          </table:table-cell>
          <table:table-cell office:value-type="float" office:value="3951.04" calcext:value-type="float">
            <text:p>3951.04</text:p>
          </table:table-cell>
          <table:table-cell office:value-type="float" office:value="3887.84" calcext:value-type="float">
            <text:p>3887.84</text:p>
          </table:table-cell>
          <table:table-cell office:value-type="float" office:value="3889.14" calcext:value-type="float">
            <text:p>388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13</text:p>
          </table:table-cell>
          <table:table-cell office:value-type="float" office:value="3909.19" calcext:value-type="float">
            <text:p>3909.19</text:p>
          </table:table-cell>
          <table:table-cell office:value-type="float" office:value="4059.75" calcext:value-type="float">
            <text:p>4059.75</text:p>
          </table:table-cell>
          <table:table-cell office:value-type="float" office:value="3836.36" calcext:value-type="float">
            <text:p>3836.36</text:p>
          </table:table-cell>
          <table:table-cell office:value-type="float" office:value="3929.11" calcext:value-type="float">
            <text:p>392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13</text:p>
          </table:table-cell>
          <table:table-cell table:number-columns-repeated="2" office:value-type="float" office:value="4141.57" calcext:value-type="float">
            <text:p>4141.57</text:p>
          </table:table-cell>
          <table:table-cell office:value-type="float" office:value="3853.96" calcext:value-type="float">
            <text:p>3853.96</text:p>
          </table:table-cell>
          <table:table-cell office:value-type="float" office:value="3912.35" calcext:value-type="float">
            <text:p>391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13</text:p>
          </table:table-cell>
          <table:table-cell office:value-type="float" office:value="4220.04" calcext:value-type="float">
            <text:p>4220.04</text:p>
          </table:table-cell>
          <table:table-cell office:value-type="float" office:value="4314.9" calcext:value-type="float">
            <text:p>4314.9</text:p>
          </table:table-cell>
          <table:table-cell office:value-type="float" office:value="4119.18" calcext:value-type="float">
            <text:p>4119.18</text:p>
          </table:table-cell>
          <table:table-cell office:value-type="float" office:value="4138.86" calcext:value-type="float">
            <text:p>413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13</text:p>
          </table:table-cell>
          <table:table-cell office:value-type="float" office:value="4313.95" calcext:value-type="float">
            <text:p>4313.95</text:p>
          </table:table-cell>
          <table:table-cell office:value-type="float" office:value="4316.25" calcext:value-type="float">
            <text:p>4316.25</text:p>
          </table:table-cell>
          <table:table-cell office:value-type="float" office:value="4179.24" calcext:value-type="float">
            <text:p>4179.24</text:p>
          </table:table-cell>
          <table:table-cell office:value-type="float" office:value="4210" calcext:value-type="float">
            <text:p>4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13</text:p>
          </table:table-cell>
          <table:table-cell office:value-type="float" office:value="4058.29" calcext:value-type="float">
            <text:p>4058.29</text:p>
          </table:table-cell>
          <table:table-cell office:value-type="float" office:value="4332.46" calcext:value-type="float">
            <text:p>4332.46</text:p>
          </table:table-cell>
          <table:table-cell office:value-type="float" office:value="4045.83" calcext:value-type="float">
            <text:p>4045.83</text:p>
          </table:table-cell>
          <table:table-cell office:value-type="float" office:value="4315.17" calcext:value-type="float">
            <text:p>431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13</text:p>
          </table:table-cell>
          <table:table-cell table:number-columns-repeated="2" office:value-type="float" office:value="4261.35" calcext:value-type="float">
            <text:p>4261.35</text:p>
          </table:table-cell>
          <table:table-cell office:value-type="float" office:value="4044.91" calcext:value-type="float">
            <text:p>4044.91</text:p>
          </table:table-cell>
          <table:table-cell office:value-type="float" office:value="4061.26" calcext:value-type="float">
            <text:p>406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13</text:p>
          </table:table-cell>
          <table:table-cell office:value-type="float" office:value="4333.06" calcext:value-type="float">
            <text:p>4333.06</text:p>
          </table:table-cell>
          <table:table-cell office:value-type="float" office:value="4341.98" calcext:value-type="float">
            <text:p>4341.98</text:p>
          </table:table-cell>
          <table:table-cell office:value-type="float" office:value="4208.77" calcext:value-type="float">
            <text:p>4208.77</text:p>
          </table:table-cell>
          <table:table-cell office:value-type="float" office:value="4271.43" calcext:value-type="float">
            <text:p>427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13</text:p>
          </table:table-cell>
          <table:table-cell office:value-type="float" office:value="4190.79" calcext:value-type="float">
            <text:p>4190.79</text:p>
          </table:table-cell>
          <table:table-cell office:value-type="float" office:value="4387.14" calcext:value-type="float">
            <text:p>4387.14</text:p>
          </table:table-cell>
          <table:table-cell office:value-type="float" office:value="4190.79" calcext:value-type="float">
            <text:p>4190.79</text:p>
          </table:table-cell>
          <table:table-cell office:value-type="float" office:value="4335.48" calcext:value-type="float">
            <text:p>433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13</text:p>
          </table:table-cell>
          <table:table-cell office:value-type="float" office:value="4095.93" calcext:value-type="float">
            <text:p>4095.93</text:p>
          </table:table-cell>
          <table:table-cell office:value-type="float" office:value="4213.38" calcext:value-type="float">
            <text:p>4213.38</text:p>
          </table:table-cell>
          <table:table-cell office:value-type="float" office:value="4093.5" calcext:value-type="float">
            <text:p>4093.5</text:p>
          </table:table-cell>
          <table:table-cell office:value-type="float" office:value="4176.06" calcext:value-type="float">
            <text:p>417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13</text:p>
          </table:table-cell>
          <table:table-cell office:value-type="float" office:value="3972.32" calcext:value-type="float">
            <text:p>3972.32</text:p>
          </table:table-cell>
          <table:table-cell office:value-type="float" office:value="4095.26" calcext:value-type="float">
            <text:p>4095.26</text:p>
          </table:table-cell>
          <table:table-cell office:value-type="float" office:value="3953.18" calcext:value-type="float">
            <text:p>3953.18</text:p>
          </table:table-cell>
          <table:table-cell office:value-type="float" office:value="4093.5" calcext:value-type="float">
            <text:p>409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13</text:p>
          </table:table-cell>
          <table:table-cell office:value-type="float" office:value="4040.48" calcext:value-type="float">
            <text:p>4040.48</text:p>
          </table:table-cell>
          <table:table-cell office:value-type="float" office:value="4066.76" calcext:value-type="float">
            <text:p>4066.76</text:p>
          </table:table-cell>
          <table:table-cell office:value-type="float" office:value="3875.54" calcext:value-type="float">
            <text:p>3875.54</text:p>
          </table:table-cell>
          <table:table-cell office:value-type="float" office:value="3980.05" calcext:value-type="float">
            <text:p>398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13</text:p>
          </table:table-cell>
          <table:table-cell office:value-type="float" office:value="4002.56" calcext:value-type="float">
            <text:p>4002.56</text:p>
          </table:table-cell>
          <table:table-cell office:value-type="float" office:value="4162.06" calcext:value-type="float">
            <text:p>4162.06</text:p>
          </table:table-cell>
          <table:table-cell office:value-type="float" office:value="4002.56" calcext:value-type="float">
            <text:p>4002.56</text:p>
          </table:table-cell>
          <table:table-cell office:value-type="float" office:value="4025.88" calcext:value-type="float">
            <text:p>40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13</text:p>
          </table:table-cell>
          <table:table-cell office:value-type="float" office:value="3933.42" calcext:value-type="float">
            <text:p>3933.42</text:p>
          </table:table-cell>
          <table:table-cell office:value-type="float" office:value="4006.14" calcext:value-type="float">
            <text:p>4006.14</text:p>
          </table:table-cell>
          <table:table-cell office:value-type="float" office:value="3933.42" calcext:value-type="float">
            <text:p>3933.42</text:p>
          </table:table-cell>
          <table:table-cell office:value-type="float" office:value="4001.22" calcext:value-type="float">
            <text:p>400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13</text:p>
          </table:table-cell>
          <table:table-cell office:value-type="float" office:value="3742.53" calcext:value-type="float">
            <text:p>3742.53</text:p>
          </table:table-cell>
          <table:table-cell office:value-type="float" office:value="3952.6" calcext:value-type="float">
            <text:p>3952.6</text:p>
          </table:table-cell>
          <table:table-cell office:value-type="float" office:value="3742.53" calcext:value-type="float">
            <text:p>3742.53</text:p>
          </table:table-cell>
          <table:table-cell office:value-type="float" office:value="3919.98" calcext:value-type="float">
            <text:p>391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13</text:p>
          </table:table-cell>
          <table:table-cell office:value-type="float" office:value="3692.93" calcext:value-type="float">
            <text:p>3692.93</text:p>
          </table:table-cell>
          <table:table-cell office:value-type="float" office:value="3739.85" calcext:value-type="float">
            <text:p>3739.85</text:p>
          </table:table-cell>
          <table:table-cell office:value-type="float" office:value="3678.83" calcext:value-type="float">
            <text:p>3678.83</text:p>
          </table:table-cell>
          <table:table-cell office:value-type="float" office:value="3739.85" calcext:value-type="float">
            <text:p>373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13</text:p>
          </table:table-cell>
          <table:table-cell office:value-type="float" office:value="3675.72" calcext:value-type="float">
            <text:p>3675.72</text:p>
          </table:table-cell>
          <table:table-cell office:value-type="float" office:value="3724.31" calcext:value-type="float">
            <text:p>3724.31</text:p>
          </table:table-cell>
          <table:table-cell office:value-type="float" office:value="3675.72" calcext:value-type="float">
            <text:p>3675.72</text:p>
          </table:table-cell>
          <table:table-cell office:value-type="float" office:value="3695.02" calcext:value-type="float">
            <text:p>369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13</text:p>
          </table:table-cell>
          <table:table-cell office:value-type="float" office:value="3632.86" calcext:value-type="float">
            <text:p>3632.86</text:p>
          </table:table-cell>
          <table:table-cell office:value-type="float" office:value="3684.73" calcext:value-type="float">
            <text:p>3684.73</text:p>
          </table:table-cell>
          <table:table-cell office:value-type="float" office:value="3595.8" calcext:value-type="float">
            <text:p>3595.8</text:p>
          </table:table-cell>
          <table:table-cell office:value-type="float" office:value="3679.36" calcext:value-type="float">
            <text:p>367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13</text:p>
          </table:table-cell>
          <table:table-cell office:value-type="float" office:value="3617.96" calcext:value-type="float">
            <text:p>3617.96</text:p>
          </table:table-cell>
          <table:table-cell office:value-type="float" office:value="3667.18" calcext:value-type="float">
            <text:p>3667.18</text:p>
          </table:table-cell>
          <table:table-cell office:value-type="float" office:value="3610.59" calcext:value-type="float">
            <text:p>3610.59</text:p>
          </table:table-cell>
          <table:table-cell office:value-type="float" office:value="3618.85" calcext:value-type="float">
            <text:p>361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13</text:p>
          </table:table-cell>
          <table:table-cell office:value-type="float" office:value="3621.78" calcext:value-type="float">
            <text:p>3621.78</text:p>
          </table:table-cell>
          <table:table-cell office:value-type="float" office:value="3647.04" calcext:value-type="float">
            <text:p>3647.04</text:p>
          </table:table-cell>
          <table:table-cell office:value-type="float" office:value="3565.35" calcext:value-type="float">
            <text:p>3565.35</text:p>
          </table:table-cell>
          <table:table-cell office:value-type="float" office:value="3616.83" calcext:value-type="float">
            <text:p>361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13</text:p>
          </table:table-cell>
          <table:table-cell office:value-type="float" office:value="3664.87" calcext:value-type="float">
            <text:p>3664.87</text:p>
          </table:table-cell>
          <table:table-cell office:value-type="float" office:value="3685.13" calcext:value-type="float">
            <text:p>3685.13</text:p>
          </table:table-cell>
          <table:table-cell office:value-type="float" office:value="3612.51" calcext:value-type="float">
            <text:p>3612.51</text:p>
          </table:table-cell>
          <table:table-cell office:value-type="float" office:value="3617.37" calcext:value-type="float">
            <text:p>361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13</text:p>
          </table:table-cell>
          <table:table-cell office:value-type="float" office:value="3562.52" calcext:value-type="float">
            <text:p>3562.52</text:p>
          </table:table-cell>
          <table:table-cell office:value-type="float" office:value="3664.8" calcext:value-type="float">
            <text:p>3664.8</text:p>
          </table:table-cell>
          <table:table-cell office:value-type="float" office:value="3562.21" calcext:value-type="float">
            <text:p>3562.21</text:p>
          </table:table-cell>
          <table:table-cell office:value-type="float" office:value="3661.97" calcext:value-type="float">
            <text:p>366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13</text:p>
          </table:table-cell>
          <table:table-cell office:value-type="float" office:value="3498.37" calcext:value-type="float">
            <text:p>3498.37</text:p>
          </table:table-cell>
          <table:table-cell office:value-type="float" office:value="3559.48" calcext:value-type="float">
            <text:p>3559.48</text:p>
          </table:table-cell>
          <table:table-cell office:value-type="float" office:value="3426.35" calcext:value-type="float">
            <text:p>3426.35</text:p>
          </table:table-cell>
          <table:table-cell office:value-type="float" office:value="3559.48" calcext:value-type="float">
            <text:p>355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13</text:p>
          </table:table-cell>
          <table:table-cell office:value-type="float" office:value="3594.32" calcext:value-type="float">
            <text:p>3594.32</text:p>
          </table:table-cell>
          <table:table-cell office:value-type="float" office:value="3634.44" calcext:value-type="float">
            <text:p>3634.44</text:p>
          </table:table-cell>
          <table:table-cell office:value-type="float" office:value="3517.56" calcext:value-type="float">
            <text:p>3517.56</text:p>
          </table:table-cell>
          <table:table-cell office:value-type="float" office:value="3527.31" calcext:value-type="float">
            <text:p>352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13</text:p>
          </table:table-cell>
          <table:table-cell office:value-type="float" office:value="3557.99" calcext:value-type="float">
            <text:p>3557.99</text:p>
          </table:table-cell>
          <table:table-cell office:value-type="float" office:value="3643.88" calcext:value-type="float">
            <text:p>3643.88</text:p>
          </table:table-cell>
          <table:table-cell office:value-type="float" office:value="3536.77" calcext:value-type="float">
            <text:p>3536.77</text:p>
          </table:table-cell>
          <table:table-cell office:value-type="float" office:value="3598.15" calcext:value-type="float">
            <text:p>359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13</text:p>
          </table:table-cell>
          <table:table-cell office:value-type="float" office:value="3559.69" calcext:value-type="float">
            <text:p>3559.69</text:p>
          </table:table-cell>
          <table:table-cell office:value-type="float" office:value="3613.95" calcext:value-type="float">
            <text:p>3613.95</text:p>
          </table:table-cell>
          <table:table-cell office:value-type="float" office:value="3536.61" calcext:value-type="float">
            <text:p>3536.61</text:p>
          </table:table-cell>
          <table:table-cell office:value-type="float" office:value="3553.2" calcext:value-type="float">
            <text:p>355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13</text:p>
          </table:table-cell>
          <table:table-cell office:value-type="float" office:value="3659.33" calcext:value-type="float">
            <text:p>3659.33</text:p>
          </table:table-cell>
          <table:table-cell office:value-type="float" office:value="3678.41" calcext:value-type="float">
            <text:p>3678.41</text:p>
          </table:table-cell>
          <table:table-cell office:value-type="float" office:value="3555.52" calcext:value-type="float">
            <text:p>3555.52</text:p>
          </table:table-cell>
          <table:table-cell office:value-type="float" office:value="3563.53" calcext:value-type="float">
            <text:p>356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13</text:p>
          </table:table-cell>
          <table:table-cell office:value-type="float" office:value="3492.16" calcext:value-type="float">
            <text:p>3492.16</text:p>
          </table:table-cell>
          <table:table-cell office:value-type="float" office:value="3628.17" calcext:value-type="float">
            <text:p>3628.17</text:p>
          </table:table-cell>
          <table:table-cell office:value-type="float" office:value="3490.49" calcext:value-type="float">
            <text:p>3490.49</text:p>
          </table:table-cell>
          <table:table-cell office:value-type="float" office:value="3623.53" calcext:value-type="float">
            <text:p>362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13</text:p>
          </table:table-cell>
          <table:table-cell office:value-type="float" office:value="3483.72" calcext:value-type="float">
            <text:p>3483.72</text:p>
          </table:table-cell>
          <table:table-cell office:value-type="float" office:value="3536.9" calcext:value-type="float">
            <text:p>3536.9</text:p>
          </table:table-cell>
          <table:table-cell office:value-type="float" office:value="3483.72" calcext:value-type="float">
            <text:p>3483.72</text:p>
          </table:table-cell>
          <table:table-cell office:value-type="float" office:value="3489.61" calcext:value-type="float">
            <text:p>348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13</text:p>
          </table:table-cell>
          <table:table-cell office:value-type="float" office:value="3462.75" calcext:value-type="float">
            <text:p>3462.75</text:p>
          </table:table-cell>
          <table:table-cell office:value-type="float" office:value="3487.67" calcext:value-type="float">
            <text:p>3487.67</text:p>
          </table:table-cell>
          <table:table-cell office:value-type="float" office:value="3438.92" calcext:value-type="float">
            <text:p>3438.92</text:p>
          </table:table-cell>
          <table:table-cell office:value-type="float" office:value="3480.11" calcext:value-type="float">
            <text:p>348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13</text:p>
          </table:table-cell>
          <table:table-cell office:value-type="float" office:value="3394.48" calcext:value-type="float">
            <text:p>3394.48</text:p>
          </table:table-cell>
          <table:table-cell office:value-type="float" office:value="3458.42" calcext:value-type="float">
            <text:p>3458.42</text:p>
          </table:table-cell>
          <table:table-cell office:value-type="float" office:value="3369.79" calcext:value-type="float">
            <text:p>3369.79</text:p>
          </table:table-cell>
          <table:table-cell office:value-type="float" office:value="3457.96" calcext:value-type="float">
            <text:p>3457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13</text:p>
          </table:table-cell>
          <table:table-cell office:value-type="float" office:value="3404.77" calcext:value-type="float">
            <text:p>3404.77</text:p>
          </table:table-cell>
          <table:table-cell office:value-type="float" office:value="3455.79" calcext:value-type="float">
            <text:p>3455.79</text:p>
          </table:table-cell>
          <table:table-cell office:value-type="float" office:value="3386.1" calcext:value-type="float">
            <text:p>3386.1</text:p>
          </table:table-cell>
          <table:table-cell office:value-type="float" office:value="3395.73" calcext:value-type="float">
            <text:p>339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13</text:p>
          </table:table-cell>
          <table:table-cell office:value-type="float" office:value="3285.7" calcext:value-type="float">
            <text:p>3285.7</text:p>
          </table:table-cell>
          <table:table-cell office:value-type="float" office:value="3410.85" calcext:value-type="float">
            <text:p>3410.85</text:p>
          </table:table-cell>
          <table:table-cell office:value-type="float" office:value="3285.7" calcext:value-type="float">
            <text:p>3285.7</text:p>
          </table:table-cell>
          <table:table-cell office:value-type="float" office:value="3404.89" calcext:value-type="float">
            <text:p>340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13</text:p>
          </table:table-cell>
          <table:table-cell office:value-type="float" office:value="3213.6" calcext:value-type="float">
            <text:p>3213.6</text:p>
          </table:table-cell>
          <table:table-cell office:value-type="float" office:value="3297.91" calcext:value-type="float">
            <text:p>3297.91</text:p>
          </table:table-cell>
          <table:table-cell office:value-type="float" office:value="3208.67" calcext:value-type="float">
            <text:p>3208.67</text:p>
          </table:table-cell>
          <table:table-cell office:value-type="float" office:value="3284.9" calcext:value-type="float">
            <text:p>328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13</text:p>
          </table:table-cell>
          <table:table-cell office:value-type="float" office:value="3320.54" calcext:value-type="float">
            <text:p>3320.54</text:p>
          </table:table-cell>
          <table:table-cell office:value-type="float" office:value="3358.24" calcext:value-type="float">
            <text:p>3358.24</text:p>
          </table:table-cell>
          <table:table-cell office:value-type="float" office:value="3209.49" calcext:value-type="float">
            <text:p>3209.49</text:p>
          </table:table-cell>
          <table:table-cell office:value-type="float" office:value="3213.6" calcext:value-type="float">
            <text:p>32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13</text:p>
          </table:table-cell>
          <table:table-cell office:value-type="float" office:value="3309.31" calcext:value-type="float">
            <text:p>3309.31</text:p>
          </table:table-cell>
          <table:table-cell office:value-type="float" office:value="3356.44" calcext:value-type="float">
            <text:p>3356.44</text:p>
          </table:table-cell>
          <table:table-cell office:value-type="float" office:value="3218.48" calcext:value-type="float">
            <text:p>3218.48</text:p>
          </table:table-cell>
          <table:table-cell office:value-type="float" office:value="3318.36" calcext:value-type="float">
            <text:p>33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13</text:p>
          </table:table-cell>
          <table:table-cell office:value-type="float" office:value="3200.16" calcext:value-type="float">
            <text:p>3200.16</text:p>
          </table:table-cell>
          <table:table-cell office:value-type="float" office:value="3334.33" calcext:value-type="float">
            <text:p>3334.33</text:p>
          </table:table-cell>
          <table:table-cell office:value-type="float" office:value="3200.16" calcext:value-type="float">
            <text:p>3200.16</text:p>
          </table:table-cell>
          <table:table-cell office:value-type="float" office:value="3309.31" calcext:value-type="float">
            <text:p>3309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13</text:p>
          </table:table-cell>
          <table:table-cell office:value-type="float" office:value="3062.07" calcext:value-type="float">
            <text:p>3062.07</text:p>
          </table:table-cell>
          <table:table-cell office:value-type="float" office:value="3198.49" calcext:value-type="float">
            <text:p>3198.49</text:p>
          </table:table-cell>
          <table:table-cell office:value-type="float" office:value="3062.07" calcext:value-type="float">
            <text:p>3062.07</text:p>
          </table:table-cell>
          <table:table-cell office:value-type="float" office:value="3198.49" calcext:value-type="float">
            <text:p>319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13</text:p>
          </table:table-cell>
          <table:table-cell office:value-type="float" office:value="3055.08" calcext:value-type="float">
            <text:p>3055.08</text:p>
          </table:table-cell>
          <table:table-cell office:value-type="float" office:value="3075.74" calcext:value-type="float">
            <text:p>3075.74</text:p>
          </table:table-cell>
          <table:table-cell office:value-type="float" office:value="3026.51" calcext:value-type="float">
            <text:p>3026.51</text:p>
          </table:table-cell>
          <table:table-cell office:value-type="float" office:value="3062.07" calcext:value-type="float">
            <text:p>306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13</text:p>
          </table:table-cell>
          <table:table-cell office:value-type="float" office:value="2995.77" calcext:value-type="float">
            <text:p>2995.77</text:p>
          </table:table-cell>
          <table:table-cell office:value-type="float" office:value="3053.99" calcext:value-type="float">
            <text:p>3053.99</text:p>
          </table:table-cell>
          <table:table-cell office:value-type="float" office:value="2995.42" calcext:value-type="float">
            <text:p>2995.42</text:p>
          </table:table-cell>
          <table:table-cell office:value-type="float" office:value="3053.99" calcext:value-type="float">
            <text:p>305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13</text:p>
          </table:table-cell>
          <table:table-cell office:value-type="float" office:value="2963.72" calcext:value-type="float">
            <text:p>2963.72</text:p>
          </table:table-cell>
          <table:table-cell office:value-type="float" office:value="3015.46" calcext:value-type="float">
            <text:p>3015.46</text:p>
          </table:table-cell>
          <table:table-cell office:value-type="float" office:value="2963.72" calcext:value-type="float">
            <text:p>2963.72</text:p>
          </table:table-cell>
          <table:table-cell office:value-type="float" office:value="2995.77" calcext:value-type="float">
            <text:p>299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13</text:p>
          </table:table-cell>
          <table:table-cell office:value-type="float" office:value="2904.77" calcext:value-type="float">
            <text:p>2904.77</text:p>
          </table:table-cell>
          <table:table-cell office:value-type="float" office:value="2971.6" calcext:value-type="float">
            <text:p>2971.6</text:p>
          </table:table-cell>
          <table:table-cell office:value-type="float" office:value="2904.77" calcext:value-type="float">
            <text:p>2904.77</text:p>
          </table:table-cell>
          <table:table-cell office:value-type="float" office:value="2964.3" calcext:value-type="float">
            <text:p>296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13</text:p>
          </table:table-cell>
          <table:table-cell office:value-type="float" office:value="2867.88" calcext:value-type="float">
            <text:p>2867.88</text:p>
          </table:table-cell>
          <table:table-cell office:value-type="float" office:value="2893.37" calcext:value-type="float">
            <text:p>2893.37</text:p>
          </table:table-cell>
          <table:table-cell office:value-type="float" office:value="2867.88" calcext:value-type="float">
            <text:p>2867.88</text:p>
          </table:table-cell>
          <table:table-cell office:value-type="float" office:value="2893.37" calcext:value-type="float">
            <text:p>289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13</text:p>
          </table:table-cell>
          <table:table-cell office:value-type="float" office:value="2845.63" calcext:value-type="float">
            <text:p>2845.63</text:p>
          </table:table-cell>
          <table:table-cell office:value-type="float" office:value="2886.48" calcext:value-type="float">
            <text:p>2886.48</text:p>
          </table:table-cell>
          <table:table-cell office:value-type="float" office:value="2842.96" calcext:value-type="float">
            <text:p>2842.96</text:p>
          </table:table-cell>
          <table:table-cell office:value-type="float" office:value="2867.3" calcext:value-type="float">
            <text:p>286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13</text:p>
          </table:table-cell>
          <table:table-cell office:value-type="float" office:value="2839.85" calcext:value-type="float">
            <text:p>2839.85</text:p>
          </table:table-cell>
          <table:table-cell office:value-type="float" office:value="2858.76" calcext:value-type="float">
            <text:p>2858.76</text:p>
          </table:table-cell>
          <table:table-cell office:value-type="float" office:value="2820.9" calcext:value-type="float">
            <text:p>2820.9</text:p>
          </table:table-cell>
          <table:table-cell office:value-type="float" office:value="2850.68" calcext:value-type="float">
            <text:p>285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13</text:p>
          </table:table-cell>
          <table:table-cell office:value-type="float" office:value="2778.85" calcext:value-type="float">
            <text:p>2778.85</text:p>
          </table:table-cell>
          <table:table-cell office:value-type="float" office:value="2916.09" calcext:value-type="float">
            <text:p>2916.09</text:p>
          </table:table-cell>
          <table:table-cell office:value-type="float" office:value="2778.85" calcext:value-type="float">
            <text:p>2778.85</text:p>
          </table:table-cell>
          <table:table-cell office:value-type="float" office:value="2839.85" calcext:value-type="float">
            <text:p>283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13</text:p>
          </table:table-cell>
          <table:table-cell table:number-columns-repeated="2" office:value-type="float" office:value="2818.61" calcext:value-type="float">
            <text:p>2818.61</text:p>
          </table:table-cell>
          <table:table-cell office:value-type="float" office:value="2765.45" calcext:value-type="float">
            <text:p>2765.45</text:p>
          </table:table-cell>
          <table:table-cell office:value-type="float" office:value="2778.92" calcext:value-type="float">
            <text:p>277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13</text:p>
          </table:table-cell>
          <table:table-cell office:value-type="float" office:value="2816.81" calcext:value-type="float">
            <text:p>2816.81</text:p>
          </table:table-cell>
          <table:table-cell office:value-type="float" office:value="2847.06" calcext:value-type="float">
            <text:p>2847.06</text:p>
          </table:table-cell>
          <table:table-cell office:value-type="float" office:value="2793.35" calcext:value-type="float">
            <text:p>2793.35</text:p>
          </table:table-cell>
          <table:table-cell office:value-type="float" office:value="2818.61" calcext:value-type="float">
            <text:p>281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13</text:p>
          </table:table-cell>
          <table:table-cell office:value-type="float" office:value="2857.53" calcext:value-type="float">
            <text:p>2857.53</text:p>
          </table:table-cell>
          <table:table-cell office:value-type="float" office:value="2908.76" calcext:value-type="float">
            <text:p>2908.76</text:p>
          </table:table-cell>
          <table:table-cell table:number-columns-repeated="2" office:value-type="float" office:value="2813.6" calcext:value-type="float">
            <text:p>28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13</text:p>
          </table:table-cell>
          <table:table-cell office:value-type="float" office:value="2796.12" calcext:value-type="float">
            <text:p>2796.12</text:p>
          </table:table-cell>
          <table:table-cell office:value-type="float" office:value="2860.76" calcext:value-type="float">
            <text:p>2860.76</text:p>
          </table:table-cell>
          <table:table-cell office:value-type="float" office:value="2796.12" calcext:value-type="float">
            <text:p>2796.12</text:p>
          </table:table-cell>
          <table:table-cell office:value-type="float" office:value="2856.47" calcext:value-type="float">
            <text:p>2856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13</text:p>
          </table:table-cell>
          <table:table-cell office:value-type="float" office:value="2788.28" calcext:value-type="float">
            <text:p>2788.28</text:p>
          </table:table-cell>
          <table:table-cell office:value-type="float" office:value="2824.62" calcext:value-type="float">
            <text:p>2824.62</text:p>
          </table:table-cell>
          <table:table-cell office:value-type="float" office:value="2784.27" calcext:value-type="float">
            <text:p>2784.27</text:p>
          </table:table-cell>
          <table:table-cell office:value-type="float" office:value="2798.3" calcext:value-type="float">
            <text:p>279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13</text:p>
          </table:table-cell>
          <table:table-cell office:value-type="float" office:value="2746.35" calcext:value-type="float">
            <text:p>2746.35</text:p>
          </table:table-cell>
          <table:table-cell office:value-type="float" office:value="2799.6" calcext:value-type="float">
            <text:p>2799.6</text:p>
          </table:table-cell>
          <table:table-cell office:value-type="float" office:value="2746.35" calcext:value-type="float">
            <text:p>2746.35</text:p>
          </table:table-cell>
          <table:table-cell office:value-type="float" office:value="2788.61" calcext:value-type="float">
            <text:p>278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ug-13</text:p>
          </table:table-cell>
          <table:table-cell office:value-type="float" office:value="2776.89" calcext:value-type="float">
            <text:p>2776.89</text:p>
          </table:table-cell>
          <table:table-cell office:value-type="float" office:value="2793.81" calcext:value-type="float">
            <text:p>2793.81</text:p>
          </table:table-cell>
          <table:table-cell office:value-type="float" office:value="2726.83" calcext:value-type="float">
            <text:p>2726.83</text:p>
          </table:table-cell>
          <table:table-cell office:value-type="float" office:value="2745.51" calcext:value-type="float">
            <text:p>274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13</text:p>
          </table:table-cell>
          <table:table-cell office:value-type="float" office:value="2809.05" calcext:value-type="float">
            <text:p>2809.05</text:p>
          </table:table-cell>
          <table:table-cell office:value-type="float" office:value="2820.48" calcext:value-type="float">
            <text:p>2820.48</text:p>
          </table:table-cell>
          <table:table-cell office:value-type="float" office:value="2754.7" calcext:value-type="float">
            <text:p>2754.7</text:p>
          </table:table-cell>
          <table:table-cell office:value-type="float" office:value="2782.37" calcext:value-type="float">
            <text:p>278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13</text:p>
          </table:table-cell>
          <table:table-cell office:value-type="float" office:value="2720.69" calcext:value-type="float">
            <text:p>2720.69</text:p>
          </table:table-cell>
          <table:table-cell office:value-type="float" office:value="2813.62" calcext:value-type="float">
            <text:p>2813.62</text:p>
          </table:table-cell>
          <table:table-cell office:value-type="float" office:value="2720.69" calcext:value-type="float">
            <text:p>2720.69</text:p>
          </table:table-cell>
          <table:table-cell office:value-type="float" office:value="2811.6" calcext:value-type="float">
            <text:p>28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13</text:p>
          </table:table-cell>
          <table:table-cell office:value-type="float" office:value="2616.36" calcext:value-type="float">
            <text:p>2616.36</text:p>
          </table:table-cell>
          <table:table-cell office:value-type="float" office:value="2703.63" calcext:value-type="float">
            <text:p>2703.63</text:p>
          </table:table-cell>
          <table:table-cell office:value-type="float" office:value="2616.36" calcext:value-type="float">
            <text:p>2616.36</text:p>
          </table:table-cell>
          <table:table-cell office:value-type="float" office:value="2702.61" calcext:value-type="float">
            <text:p>270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13</text:p>
          </table:table-cell>
          <table:table-cell office:value-type="float" office:value="2561.56" calcext:value-type="float">
            <text:p>2561.56</text:p>
          </table:table-cell>
          <table:table-cell office:value-type="float" office:value="2616.36" calcext:value-type="float">
            <text:p>2616.36</text:p>
          </table:table-cell>
          <table:table-cell office:value-type="float" office:value="2561.56" calcext:value-type="float">
            <text:p>2561.56</text:p>
          </table:table-cell>
          <table:table-cell office:value-type="float" office:value="2616.36" calcext:value-type="float">
            <text:p>261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13</text:p>
          </table:table-cell>
          <table:table-cell office:value-type="float" office:value="2530.73" calcext:value-type="float">
            <text:p>2530.73</text:p>
          </table:table-cell>
          <table:table-cell office:value-type="float" office:value="2561.21" calcext:value-type="float">
            <text:p>2561.21</text:p>
          </table:table-cell>
          <table:table-cell office:value-type="float" office:value="2530.73" calcext:value-type="float">
            <text:p>2530.73</text:p>
          </table:table-cell>
          <table:table-cell office:value-type="float" office:value="2561.21" calcext:value-type="float">
            <text:p>256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13</text:p>
          </table:table-cell>
          <table:table-cell office:value-type="float" office:value="2533.02" calcext:value-type="float">
            <text:p>2533.02</text:p>
          </table:table-cell>
          <table:table-cell office:value-type="float" office:value="2553.99" calcext:value-type="float">
            <text:p>2553.99</text:p>
          </table:table-cell>
          <table:table-cell office:value-type="float" office:value="2530.44" calcext:value-type="float">
            <text:p>2530.44</text:p>
          </table:table-cell>
          <table:table-cell office:value-type="float" office:value="2540.88" calcext:value-type="float">
            <text:p>254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13</text:p>
          </table:table-cell>
          <table:table-cell office:value-type="float" office:value="2473.89" calcext:value-type="float">
            <text:p>2473.89</text:p>
          </table:table-cell>
          <table:table-cell office:value-type="float" office:value="2530.17" calcext:value-type="float">
            <text:p>2530.17</text:p>
          </table:table-cell>
          <table:table-cell office:value-type="float" office:value="2464.61" calcext:value-type="float">
            <text:p>2464.61</text:p>
          </table:table-cell>
          <table:table-cell office:value-type="float" office:value="2530.17" calcext:value-type="float">
            <text:p>253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13</text:p>
          </table:table-cell>
          <table:table-cell office:value-type="float" office:value="2456.99" calcext:value-type="float">
            <text:p>2456.99</text:p>
          </table:table-cell>
          <table:table-cell office:value-type="float" office:value="2474.69" calcext:value-type="float">
            <text:p>2474.69</text:p>
          </table:table-cell>
          <table:table-cell office:value-type="float" office:value="2424.37" calcext:value-type="float">
            <text:p>2424.37</text:p>
          </table:table-cell>
          <table:table-cell office:value-type="float" office:value="2473.53" calcext:value-type="float">
            <text:p>247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13</text:p>
          </table:table-cell>
          <table:table-cell office:value-type="float" office:value="2458.9" calcext:value-type="float">
            <text:p>2458.9</text:p>
          </table:table-cell>
          <table:table-cell office:value-type="float" office:value="2476.64" calcext:value-type="float">
            <text:p>2476.64</text:p>
          </table:table-cell>
          <table:table-cell office:value-type="float" office:value="2448.88" calcext:value-type="float">
            <text:p>2448.88</text:p>
          </table:table-cell>
          <table:table-cell office:value-type="float" office:value="2456.69" calcext:value-type="float">
            <text:p>245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13</text:p>
          </table:table-cell>
          <table:table-cell office:value-type="float" office:value="2432.12" calcext:value-type="float">
            <text:p>2432.12</text:p>
          </table:table-cell>
          <table:table-cell office:value-type="float" office:value="2459.31" calcext:value-type="float">
            <text:p>2459.31</text:p>
          </table:table-cell>
          <table:table-cell office:value-type="float" office:value="2429.93" calcext:value-type="float">
            <text:p>2429.93</text:p>
          </table:table-cell>
          <table:table-cell office:value-type="float" office:value="2458.9" calcext:value-type="float">
            <text:p>245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13</text:p>
          </table:table-cell>
          <table:table-cell office:value-type="float" office:value="2388.9" calcext:value-type="float">
            <text:p>2388.9</text:p>
          </table:table-cell>
          <table:table-cell office:value-type="float" office:value="2433.21" calcext:value-type="float">
            <text:p>2433.21</text:p>
          </table:table-cell>
          <table:table-cell office:value-type="float" office:value="2366.17" calcext:value-type="float">
            <text:p>2366.17</text:p>
          </table:table-cell>
          <table:table-cell office:value-type="float" office:value="2433.21" calcext:value-type="float">
            <text:p>2433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13</text:p>
          </table:table-cell>
          <table:table-cell office:value-type="float" office:value="2359.68" calcext:value-type="float">
            <text:p>2359.68</text:p>
          </table:table-cell>
          <table:table-cell office:value-type="float" office:value="2397.72" calcext:value-type="float">
            <text:p>2397.72</text:p>
          </table:table-cell>
          <table:table-cell office:value-type="float" office:value="2356.64" calcext:value-type="float">
            <text:p>2356.64</text:p>
          </table:table-cell>
          <table:table-cell office:value-type="float" office:value="2385.07" calcext:value-type="float">
            <text:p>2385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13</text:p>
          </table:table-cell>
          <table:table-cell office:value-type="float" office:value="2393.74" calcext:value-type="float">
            <text:p>2393.74</text:p>
          </table:table-cell>
          <table:table-cell office:value-type="float" office:value="2396.48" calcext:value-type="float">
            <text:p>2396.48</text:p>
          </table:table-cell>
          <table:table-cell office:value-type="float" office:value="2359.05" calcext:value-type="float">
            <text:p>2359.05</text:p>
          </table:table-cell>
          <table:table-cell office:value-type="float" office:value="2360.96" calcext:value-type="float">
            <text:p>236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13</text:p>
          </table:table-cell>
          <table:table-cell office:value-type="float" office:value="2424.13" calcext:value-type="float">
            <text:p>2424.13</text:p>
          </table:table-cell>
          <table:table-cell office:value-type="float" office:value="2442.89" calcext:value-type="float">
            <text:p>2442.89</text:p>
          </table:table-cell>
          <table:table-cell office:value-type="float" office:value="2392.27" calcext:value-type="float">
            <text:p>2392.27</text:p>
          </table:table-cell>
          <table:table-cell office:value-type="float" office:value="2399.71" calcext:value-type="float">
            <text:p>239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13</text:p>
          </table:table-cell>
          <table:table-cell office:value-type="float" office:value="2421.17" calcext:value-type="float">
            <text:p>2421.17</text:p>
          </table:table-cell>
          <table:table-cell office:value-type="float" office:value="2424.56" calcext:value-type="float">
            <text:p>2424.56</text:p>
          </table:table-cell>
          <table:table-cell office:value-type="float" office:value="2406.08" calcext:value-type="float">
            <text:p>2406.08</text:p>
          </table:table-cell>
          <table:table-cell office:value-type="float" office:value="2420.85" calcext:value-type="float">
            <text:p>242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13</text:p>
          </table:table-cell>
          <table:table-cell office:value-type="float" office:value="2464.36" calcext:value-type="float">
            <text:p>2464.36</text:p>
          </table:table-cell>
          <table:table-cell office:value-type="float" office:value="2468.25" calcext:value-type="float">
            <text:p>2468.25</text:p>
          </table:table-cell>
          <table:table-cell table:number-columns-repeated="2" office:value-type="float" office:value="2425.01" calcext:value-type="float">
            <text:p>242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13</text:p>
          </table:table-cell>
          <table:table-cell office:value-type="float" office:value="2453.27" calcext:value-type="float">
            <text:p>2453.27</text:p>
          </table:table-cell>
          <table:table-cell office:value-type="float" office:value="2468.27" calcext:value-type="float">
            <text:p>2468.27</text:p>
          </table:table-cell>
          <table:table-cell office:value-type="float" office:value="2420.7" calcext:value-type="float">
            <text:p>2420.7</text:p>
          </table:table-cell>
          <table:table-cell office:value-type="float" office:value="2464.01" calcext:value-type="float">
            <text:p>246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13</text:p>
          </table:table-cell>
          <table:table-cell office:value-type="float" office:value="2441.87" calcext:value-type="float">
            <text:p>2441.87</text:p>
          </table:table-cell>
          <table:table-cell office:value-type="float" office:value="2461.3" calcext:value-type="float">
            <text:p>2461.3</text:p>
          </table:table-cell>
          <table:table-cell office:value-type="float" office:value="2430.85" calcext:value-type="float">
            <text:p>2430.85</text:p>
          </table:table-cell>
          <table:table-cell office:value-type="float" office:value="2451.22" calcext:value-type="float">
            <text:p>245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13</text:p>
          </table:table-cell>
          <table:table-cell office:value-type="float" office:value="2415.75" calcext:value-type="float">
            <text:p>2415.75</text:p>
          </table:table-cell>
          <table:table-cell office:value-type="float" office:value="2445" calcext:value-type="float">
            <text:p>2445</text:p>
          </table:table-cell>
          <table:table-cell office:value-type="float" office:value="2408.08" calcext:value-type="float">
            <text:p>2408.08</text:p>
          </table:table-cell>
          <table:table-cell office:value-type="float" office:value="2440.68" calcext:value-type="float">
            <text:p>244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13</text:p>
          </table:table-cell>
          <table:table-cell office:value-type="float" office:value="2384.85" calcext:value-type="float">
            <text:p>2384.85</text:p>
          </table:table-cell>
          <table:table-cell office:value-type="float" office:value="2426.7" calcext:value-type="float">
            <text:p>2426.7</text:p>
          </table:table-cell>
          <table:table-cell office:value-type="float" office:value="2383.6" calcext:value-type="float">
            <text:p>2383.6</text:p>
          </table:table-cell>
          <table:table-cell office:value-type="float" office:value="2415.75" calcext:value-type="float">
            <text:p>241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13</text:p>
          </table:table-cell>
          <table:table-cell table:number-columns-repeated="2" office:value-type="float" office:value="2462.24" calcext:value-type="float">
            <text:p>2462.24</text:p>
          </table:table-cell>
          <table:table-cell office:value-type="float" office:value="2341.87" calcext:value-type="float">
            <text:p>2341.87</text:p>
          </table:table-cell>
          <table:table-cell office:value-type="float" office:value="2386.1" calcext:value-type="float">
            <text:p>238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13</text:p>
          </table:table-cell>
          <table:table-cell office:value-type="float" office:value="2411.49" calcext:value-type="float">
            <text:p>2411.49</text:p>
          </table:table-cell>
          <table:table-cell office:value-type="float" office:value="2467.94" calcext:value-type="float">
            <text:p>2467.94</text:p>
          </table:table-cell>
          <table:table-cell office:value-type="float" office:value="2411.49" calcext:value-type="float">
            <text:p>2411.49</text:p>
          </table:table-cell>
          <table:table-cell office:value-type="float" office:value="2461.26" calcext:value-type="float">
            <text:p>246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13</text:p>
          </table:table-cell>
          <table:table-cell office:value-type="float" office:value="2371.1" calcext:value-type="float">
            <text:p>2371.1</text:p>
          </table:table-cell>
          <table:table-cell office:value-type="float" office:value="2415.02" calcext:value-type="float">
            <text:p>2415.02</text:p>
          </table:table-cell>
          <table:table-cell office:value-type="float" office:value="2371.1" calcext:value-type="float">
            <text:p>2371.1</text:p>
          </table:table-cell>
          <table:table-cell office:value-type="float" office:value="2409.41" calcext:value-type="float">
            <text:p>240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13</text:p>
          </table:table-cell>
          <table:table-cell office:value-type="float" office:value="2285.92" calcext:value-type="float">
            <text:p>2285.92</text:p>
          </table:table-cell>
          <table:table-cell office:value-type="float" office:value="2378.04" calcext:value-type="float">
            <text:p>2378.04</text:p>
          </table:table-cell>
          <table:table-cell office:value-type="float" office:value="2285.92" calcext:value-type="float">
            <text:p>2285.92</text:p>
          </table:table-cell>
          <table:table-cell office:value-type="float" office:value="2372.98" calcext:value-type="float">
            <text:p>2372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13</text:p>
          </table:table-cell>
          <table:table-cell office:value-type="float" office:value="2287.52" calcext:value-type="float">
            <text:p>2287.52</text:p>
          </table:table-cell>
          <table:table-cell office:value-type="float" office:value="2320.34" calcext:value-type="float">
            <text:p>2320.34</text:p>
          </table:table-cell>
          <table:table-cell office:value-type="float" office:value="2270.42" calcext:value-type="float">
            <text:p>2270.42</text:p>
          </table:table-cell>
          <table:table-cell office:value-type="float" office:value="2285.21" calcext:value-type="float">
            <text:p>228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13</text:p>
          </table:table-cell>
          <table:table-cell office:value-type="float" office:value="2234.77" calcext:value-type="float">
            <text:p>2234.77</text:p>
          </table:table-cell>
          <table:table-cell office:value-type="float" office:value="2295.49" calcext:value-type="float">
            <text:p>2295.49</text:p>
          </table:table-cell>
          <table:table-cell office:value-type="float" office:value="2232.78" calcext:value-type="float">
            <text:p>2232.78</text:p>
          </table:table-cell>
          <table:table-cell office:value-type="float" office:value="2287.52" calcext:value-type="float">
            <text:p>228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13</text:p>
          </table:table-cell>
          <table:table-cell office:value-type="float" office:value="2221.98" calcext:value-type="float">
            <text:p>2221.98</text:p>
          </table:table-cell>
          <table:table-cell office:value-type="float" office:value="2235.4" calcext:value-type="float">
            <text:p>2235.4</text:p>
          </table:table-cell>
          <table:table-cell office:value-type="float" office:value="2190.93" calcext:value-type="float">
            <text:p>2190.93</text:p>
          </table:table-cell>
          <table:table-cell office:value-type="float" office:value="2225.71" calcext:value-type="float">
            <text:p>222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13</text:p>
          </table:table-cell>
          <table:table-cell office:value-type="float" office:value="2186.06" calcext:value-type="float">
            <text:p>2186.06</text:p>
          </table:table-cell>
          <table:table-cell office:value-type="float" office:value="2234.58" calcext:value-type="float">
            <text:p>2234.58</text:p>
          </table:table-cell>
          <table:table-cell office:value-type="float" office:value="2186.06" calcext:value-type="float">
            <text:p>2186.06</text:p>
          </table:table-cell>
          <table:table-cell office:value-type="float" office:value="2224.04" calcext:value-type="float">
            <text:p>222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13</text:p>
          </table:table-cell>
          <table:table-cell table:number-columns-repeated="2" office:value-type="float" office:value="2205.81" calcext:value-type="float">
            <text:p>2205.81</text:p>
          </table:table-cell>
          <table:table-cell office:value-type="float" office:value="2178.43" calcext:value-type="float">
            <text:p>2178.43</text:p>
          </table:table-cell>
          <table:table-cell office:value-type="float" office:value="2183.87" calcext:value-type="float">
            <text:p>218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13</text:p>
          </table:table-cell>
          <table:table-cell office:value-type="float" office:value="2157.27" calcext:value-type="float">
            <text:p>2157.27</text:p>
          </table:table-cell>
          <table:table-cell office:value-type="float" office:value="2206.69" calcext:value-type="float">
            <text:p>2206.69</text:p>
          </table:table-cell>
          <table:table-cell office:value-type="float" office:value="2157.27" calcext:value-type="float">
            <text:p>2157.27</text:p>
          </table:table-cell>
          <table:table-cell office:value-type="float" office:value="2205.81" calcext:value-type="float">
            <text:p>220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13</text:p>
          </table:table-cell>
          <table:table-cell office:value-type="float" office:value="2121.75" calcext:value-type="float">
            <text:p>2121.75</text:p>
          </table:table-cell>
          <table:table-cell office:value-type="float" office:value="2153.29" calcext:value-type="float">
            <text:p>2153.29</text:p>
          </table:table-cell>
          <table:table-cell office:value-type="float" office:value="2114.25" calcext:value-type="float">
            <text:p>2114.25</text:p>
          </table:table-cell>
          <table:table-cell office:value-type="float" office:value="2153.29" calcext:value-type="float">
            <text:p>2153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13</text:p>
          </table:table-cell>
          <table:table-cell office:value-type="float" office:value="2166.16" calcext:value-type="float">
            <text:p>2166.16</text:p>
          </table:table-cell>
          <table:table-cell office:value-type="float" office:value="2168.93" calcext:value-type="float">
            <text:p>2168.93</text:p>
          </table:table-cell>
          <table:table-cell office:value-type="float" office:value="2108.49" calcext:value-type="float">
            <text:p>2108.49</text:p>
          </table:table-cell>
          <table:table-cell office:value-type="float" office:value="2121.75" calcext:value-type="float">
            <text:p>212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13</text:p>
          </table:table-cell>
          <table:table-cell office:value-type="float" office:value="2112.24" calcext:value-type="float">
            <text:p>2112.24</text:p>
          </table:table-cell>
          <table:table-cell office:value-type="float" office:value="2179.73" calcext:value-type="float">
            <text:p>2179.73</text:p>
          </table:table-cell>
          <table:table-cell office:value-type="float" office:value="2112.24" calcext:value-type="float">
            <text:p>2112.24</text:p>
          </table:table-cell>
          <table:table-cell office:value-type="float" office:value="2166.16" calcext:value-type="float">
            <text:p>216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13</text:p>
          </table:table-cell>
          <table:table-cell office:value-type="float" office:value="2084.53" calcext:value-type="float">
            <text:p>2084.53</text:p>
          </table:table-cell>
          <table:table-cell office:value-type="float" office:value="2112.25" calcext:value-type="float">
            <text:p>2112.25</text:p>
          </table:table-cell>
          <table:table-cell office:value-type="float" office:value="2064.23" calcext:value-type="float">
            <text:p>2064.23</text:p>
          </table:table-cell>
          <table:table-cell office:value-type="float" office:value="2112.25" calcext:value-type="float">
            <text:p>211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13</text:p>
          </table:table-cell>
          <table:table-cell office:value-type="float" office:value="2094.28" calcext:value-type="float">
            <text:p>2094.28</text:p>
          </table:table-cell>
          <table:table-cell office:value-type="float" office:value="2102.29" calcext:value-type="float">
            <text:p>2102.29</text:p>
          </table:table-cell>
          <table:table-cell office:value-type="float" office:value="2061.77" calcext:value-type="float">
            <text:p>2061.77</text:p>
          </table:table-cell>
          <table:table-cell office:value-type="float" office:value="2084.53" calcext:value-type="float">
            <text:p>208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13</text:p>
          </table:table-cell>
          <table:table-cell office:value-type="float" office:value="2131.72" calcext:value-type="float">
            <text:p>2131.72</text:p>
          </table:table-cell>
          <table:table-cell office:value-type="float" office:value="2140.39" calcext:value-type="float">
            <text:p>2140.39</text:p>
          </table:table-cell>
          <table:table-cell office:value-type="float" office:value="2093.17" calcext:value-type="float">
            <text:p>2093.17</text:p>
          </table:table-cell>
          <table:table-cell office:value-type="float" office:value="2094.43" calcext:value-type="float">
            <text:p>209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13</text:p>
          </table:table-cell>
          <table:table-cell office:value-type="float" office:value="2137.77" calcext:value-type="float">
            <text:p>2137.77</text:p>
          </table:table-cell>
          <table:table-cell office:value-type="float" office:value="2156.18" calcext:value-type="float">
            <text:p>2156.18</text:p>
          </table:table-cell>
          <table:table-cell office:value-type="float" office:value="2121.85" calcext:value-type="float">
            <text:p>2121.85</text:p>
          </table:table-cell>
          <table:table-cell office:value-type="float" office:value="2127.37" calcext:value-type="float">
            <text:p>212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13</text:p>
          </table:table-cell>
          <table:table-cell table:number-columns-repeated="2" office:value-type="float" office:value="2145.73" calcext:value-type="float">
            <text:p>2145.73</text:p>
          </table:table-cell>
          <table:table-cell office:value-type="float" office:value="2060" calcext:value-type="float">
            <text:p>2060</text:p>
          </table:table-cell>
          <table:table-cell office:value-type="float" office:value="2137.77" calcext:value-type="float">
            <text:p>213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13</text:p>
          </table:table-cell>
          <table:table-cell office:value-type="float" office:value="2144.94" calcext:value-type="float">
            <text:p>2144.94</text:p>
          </table:table-cell>
          <table:table-cell office:value-type="float" office:value="2169.91" calcext:value-type="float">
            <text:p>2169.91</text:p>
          </table:table-cell>
          <table:table-cell office:value-type="float" office:value="2131.19" calcext:value-type="float">
            <text:p>2131.19</text:p>
          </table:table-cell>
          <table:table-cell office:value-type="float" office:value="2156.4" calcext:value-type="float">
            <text:p>215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13</text:p>
          </table:table-cell>
          <table:table-cell office:value-type="float" office:value="2181.1" calcext:value-type="float">
            <text:p>2181.1</text:p>
          </table:table-cell>
          <table:table-cell office:value-type="float" office:value="2182.72" calcext:value-type="float">
            <text:p>2182.72</text:p>
          </table:table-cell>
          <table:table-cell office:value-type="float" office:value="2111.43" calcext:value-type="float">
            <text:p>2111.43</text:p>
          </table:table-cell>
          <table:table-cell office:value-type="float" office:value="2138.27" calcext:value-type="float">
            <text:p>213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13</text:p>
          </table:table-cell>
          <table:table-cell office:value-type="float" office:value="2257.85" calcext:value-type="float">
            <text:p>2257.85</text:p>
          </table:table-cell>
          <table:table-cell office:value-type="float" office:value="2262.42" calcext:value-type="float">
            <text:p>2262.42</text:p>
          </table:table-cell>
          <table:table-cell office:value-type="float" office:value="2174.53" calcext:value-type="float">
            <text:p>2174.53</text:p>
          </table:table-cell>
          <table:table-cell office:value-type="float" office:value="2178.62" calcext:value-type="float">
            <text:p>217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13</text:p>
          </table:table-cell>
          <table:table-cell office:value-type="float" office:value="2279.78" calcext:value-type="float">
            <text:p>2279.78</text:p>
          </table:table-cell>
          <table:table-cell office:value-type="float" office:value="2280.45" calcext:value-type="float">
            <text:p>2280.45</text:p>
          </table:table-cell>
          <table:table-cell office:value-type="float" office:value="2248.11" calcext:value-type="float">
            <text:p>2248.11</text:p>
          </table:table-cell>
          <table:table-cell office:value-type="float" office:value="2257.6" calcext:value-type="float">
            <text:p>225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13</text:p>
          </table:table-cell>
          <table:table-cell office:value-type="float" office:value="2284.85" calcext:value-type="float">
            <text:p>2284.85</text:p>
          </table:table-cell>
          <table:table-cell office:value-type="float" office:value="2286.92" calcext:value-type="float">
            <text:p>2286.92</text:p>
          </table:table-cell>
          <table:table-cell office:value-type="float" office:value="2251.38" calcext:value-type="float">
            <text:p>2251.38</text:p>
          </table:table-cell>
          <table:table-cell office:value-type="float" office:value="2279.78" calcext:value-type="float">
            <text:p>2279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13</text:p>
          </table:table-cell>
          <table:table-cell office:value-type="float" office:value="2354.96" calcext:value-type="float">
            <text:p>2354.96</text:p>
          </table:table-cell>
          <table:table-cell office:value-type="float" office:value="2363.82" calcext:value-type="float">
            <text:p>2363.82</text:p>
          </table:table-cell>
          <table:table-cell office:value-type="float" office:value="2275.91" calcext:value-type="float">
            <text:p>2275.91</text:p>
          </table:table-cell>
          <table:table-cell office:value-type="float" office:value="2283.3" calcext:value-type="float">
            <text:p>228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13</text:p>
          </table:table-cell>
          <table:table-cell office:value-type="float" office:value="2398.77" calcext:value-type="float">
            <text:p>2398.77</text:p>
          </table:table-cell>
          <table:table-cell office:value-type="float" office:value="2413.64" calcext:value-type="float">
            <text:p>2413.64</text:p>
          </table:table-cell>
          <table:table-cell office:value-type="float" office:value="2353.8" calcext:value-type="float">
            <text:p>2353.8</text:p>
          </table:table-cell>
          <table:table-cell office:value-type="float" office:value="2355.96" calcext:value-type="float">
            <text:p>235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13</text:p>
          </table:table-cell>
          <table:table-cell office:value-type="float" office:value="2429.83" calcext:value-type="float">
            <text:p>2429.83</text:p>
          </table:table-cell>
          <table:table-cell office:value-type="float" office:value="2432.46" calcext:value-type="float">
            <text:p>2432.46</text:p>
          </table:table-cell>
          <table:table-cell office:value-type="float" office:value="2391.67" calcext:value-type="float">
            <text:p>2391.67</text:p>
          </table:table-cell>
          <table:table-cell office:value-type="float" office:value="2405.73" calcext:value-type="float">
            <text:p>240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13</text:p>
          </table:table-cell>
          <table:table-cell office:value-type="float" office:value="2419.08" calcext:value-type="float">
            <text:p>2419.08</text:p>
          </table:table-cell>
          <table:table-cell office:value-type="float" office:value="2440.68" calcext:value-type="float">
            <text:p>2440.68</text:p>
          </table:table-cell>
          <table:table-cell office:value-type="float" office:value="2412.83" calcext:value-type="float">
            <text:p>2412.83</text:p>
          </table:table-cell>
          <table:table-cell office:value-type="float" office:value="2430.54" calcext:value-type="float">
            <text:p>243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13</text:p>
          </table:table-cell>
          <table:table-cell office:value-type="float" office:value="2398.98" calcext:value-type="float">
            <text:p>2398.98</text:p>
          </table:table-cell>
          <table:table-cell office:value-type="float" office:value="2418.87" calcext:value-type="float">
            <text:p>2418.87</text:p>
          </table:table-cell>
          <table:table-cell office:value-type="float" office:value="2394.1" calcext:value-type="float">
            <text:p>2394.1</text:p>
          </table:table-cell>
          <table:table-cell office:value-type="float" office:value="2418.87" calcext:value-type="float">
            <text:p>241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13</text:p>
          </table:table-cell>
          <table:table-cell office:value-type="float" office:value="2397.12" calcext:value-type="float">
            <text:p>2397.12</text:p>
          </table:table-cell>
          <table:table-cell office:value-type="float" office:value="2429.11" calcext:value-type="float">
            <text:p>2429.11</text:p>
          </table:table-cell>
          <table:table-cell office:value-type="float" office:value="2393.75" calcext:value-type="float">
            <text:p>2393.75</text:p>
          </table:table-cell>
          <table:table-cell office:value-type="float" office:value="2398.84" calcext:value-type="float">
            <text:p>239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13</text:p>
          </table:table-cell>
          <table:table-cell office:value-type="float" office:value="2424.09" calcext:value-type="float">
            <text:p>2424.09</text:p>
          </table:table-cell>
          <table:table-cell office:value-type="float" office:value="2425.65" calcext:value-type="float">
            <text:p>2425.65</text:p>
          </table:table-cell>
          <table:table-cell office:value-type="float" office:value="2385.11" calcext:value-type="float">
            <text:p>2385.11</text:p>
          </table:table-cell>
          <table:table-cell office:value-type="float" office:value="2402.52" calcext:value-type="float">
            <text:p>240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13</text:p>
          </table:table-cell>
          <table:table-cell office:value-type="float" office:value="2429.67" calcext:value-type="float">
            <text:p>2429.67</text:p>
          </table:table-cell>
          <table:table-cell office:value-type="float" office:value="2433.75" calcext:value-type="float">
            <text:p>2433.75</text:p>
          </table:table-cell>
          <table:table-cell office:value-type="float" office:value="2405.05" calcext:value-type="float">
            <text:p>2405.05</text:p>
          </table:table-cell>
          <table:table-cell office:value-type="float" office:value="2423.15" calcext:value-type="float">
            <text:p>242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13</text:p>
          </table:table-cell>
          <table:table-cell office:value-type="float" office:value="2432.01" calcext:value-type="float">
            <text:p>2432.01</text:p>
          </table:table-cell>
          <table:table-cell office:value-type="float" office:value="2439.95" calcext:value-type="float">
            <text:p>2439.95</text:p>
          </table:table-cell>
          <table:table-cell office:value-type="float" office:value="2416.55" calcext:value-type="float">
            <text:p>2416.55</text:p>
          </table:table-cell>
          <table:table-cell office:value-type="float" office:value="2429.67" calcext:value-type="float">
            <text:p>242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13</text:p>
          </table:table-cell>
          <table:table-cell office:value-type="float" office:value="2421.19" calcext:value-type="float">
            <text:p>2421.19</text:p>
          </table:table-cell>
          <table:table-cell office:value-type="float" office:value="2446.24" calcext:value-type="float">
            <text:p>2446.24</text:p>
          </table:table-cell>
          <table:table-cell office:value-type="float" office:value="2401.04" calcext:value-type="float">
            <text:p>2401.04</text:p>
          </table:table-cell>
          <table:table-cell office:value-type="float" office:value="2442.54" calcext:value-type="float">
            <text:p>244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13</text:p>
          </table:table-cell>
          <table:table-cell office:value-type="float" office:value="2370.93" calcext:value-type="float">
            <text:p>2370.93</text:p>
          </table:table-cell>
          <table:table-cell office:value-type="float" office:value="2421.19" calcext:value-type="float">
            <text:p>2421.19</text:p>
          </table:table-cell>
          <table:table-cell office:value-type="float" office:value="2349.7" calcext:value-type="float">
            <text:p>2349.7</text:p>
          </table:table-cell>
          <table:table-cell office:value-type="float" office:value="2421.19" calcext:value-type="float">
            <text:p>242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13</text:p>
          </table:table-cell>
          <table:table-cell office:value-type="float" office:value="2443.81" calcext:value-type="float">
            <text:p>2443.81</text:p>
          </table:table-cell>
          <table:table-cell office:value-type="float" office:value="2461.98" calcext:value-type="float">
            <text:p>2461.98</text:p>
          </table:table-cell>
          <table:table-cell office:value-type="float" office:value="2369.25" calcext:value-type="float">
            <text:p>2369.25</text:p>
          </table:table-cell>
          <table:table-cell office:value-type="float" office:value="2371.24" calcext:value-type="float">
            <text:p>237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13</text:p>
          </table:table-cell>
          <table:table-cell office:value-type="float" office:value="2432.38" calcext:value-type="float">
            <text:p>2432.38</text:p>
          </table:table-cell>
          <table:table-cell office:value-type="float" office:value="2442.88" calcext:value-type="float">
            <text:p>2442.88</text:p>
          </table:table-cell>
          <table:table-cell office:value-type="float" office:value="2385.77" calcext:value-type="float">
            <text:p>2385.77</text:p>
          </table:table-cell>
          <table:table-cell office:value-type="float" office:value="2442.88" calcext:value-type="float">
            <text:p>244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13</text:p>
          </table:table-cell>
          <table:table-cell table:number-columns-repeated="2" office:value-type="float" office:value="2470.87" calcext:value-type="float">
            <text:p>2470.87</text:p>
          </table:table-cell>
          <table:table-cell office:value-type="float" office:value="2422.44" calcext:value-type="float">
            <text:p>2422.44</text:p>
          </table:table-cell>
          <table:table-cell office:value-type="float" office:value="2431.69" calcext:value-type="float">
            <text:p>243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13</text:p>
          </table:table-cell>
          <table:table-cell office:value-type="float" office:value="2458.41" calcext:value-type="float">
            <text:p>2458.41</text:p>
          </table:table-cell>
          <table:table-cell office:value-type="float" office:value="2480.28" calcext:value-type="float">
            <text:p>2480.28</text:p>
          </table:table-cell>
          <table:table-cell office:value-type="float" office:value="2425.92" calcext:value-type="float">
            <text:p>2425.92</text:p>
          </table:table-cell>
          <table:table-cell office:value-type="float" office:value="2469.87" calcext:value-type="float">
            <text:p>246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13</text:p>
          </table:table-cell>
          <table:table-cell table:number-columns-repeated="2" office:value-type="float" office:value="2524.17" calcext:value-type="float">
            <text:p>2524.17</text:p>
          </table:table-cell>
          <table:table-cell office:value-type="float" office:value="2449.48" calcext:value-type="float">
            <text:p>2449.48</text:p>
          </table:table-cell>
          <table:table-cell office:value-type="float" office:value="2464.58" calcext:value-type="float">
            <text:p>246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13</text:p>
          </table:table-cell>
          <table:table-cell office:value-type="float" office:value="2540.19" calcext:value-type="float">
            <text:p>2540.19</text:p>
          </table:table-cell>
          <table:table-cell office:value-type="float" office:value="2540.33" calcext:value-type="float">
            <text:p>2540.33</text:p>
          </table:table-cell>
          <table:table-cell office:value-type="float" office:value="2508.98" calcext:value-type="float">
            <text:p>2508.98</text:p>
          </table:table-cell>
          <table:table-cell office:value-type="float" office:value="2520.94" calcext:value-type="float">
            <text:p>252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13</text:p>
          </table:table-cell>
          <table:table-cell table:number-columns-repeated="2" office:value-type="float" office:value="2563" calcext:value-type="float">
            <text:p>2563</text:p>
          </table:table-cell>
          <table:table-cell office:value-type="float" office:value="2513.71" calcext:value-type="float">
            <text:p>2513.71</text:p>
          </table:table-cell>
          <table:table-cell office:value-type="float" office:value="2539.42" calcext:value-type="float">
            <text:p>253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13</text:p>
          </table:table-cell>
          <table:table-cell office:value-type="float" office:value="2565.86" calcext:value-type="float">
            <text:p>2565.86</text:p>
          </table:table-cell>
          <table:table-cell office:value-type="float" office:value="2566.47" calcext:value-type="float">
            <text:p>2566.47</text:p>
          </table:table-cell>
          <table:table-cell office:value-type="float" office:value="2538.57" calcext:value-type="float">
            <text:p>2538.57</text:p>
          </table:table-cell>
          <table:table-cell office:value-type="float" office:value="2560.95" calcext:value-type="float">
            <text:p>256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13</text:p>
          </table:table-cell>
          <table:table-cell office:value-type="float" office:value="2575.68" calcext:value-type="float">
            <text:p>2575.68</text:p>
          </table:table-cell>
          <table:table-cell office:value-type="float" office:value="2624.83" calcext:value-type="float">
            <text:p>2624.83</text:p>
          </table:table-cell>
          <table:table-cell office:value-type="float" office:value="2549.95" calcext:value-type="float">
            <text:p>2549.95</text:p>
          </table:table-cell>
          <table:table-cell office:value-type="float" office:value="2565.86" calcext:value-type="float">
            <text:p>256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13</text:p>
          </table:table-cell>
          <table:table-cell office:value-type="float" office:value="2440.55" calcext:value-type="float">
            <text:p>2440.55</text:p>
          </table:table-cell>
          <table:table-cell office:value-type="float" office:value="2575.37" calcext:value-type="float">
            <text:p>2575.37</text:p>
          </table:table-cell>
          <table:table-cell office:value-type="float" office:value="2438.33" calcext:value-type="float">
            <text:p>2438.33</text:p>
          </table:table-cell>
          <table:table-cell office:value-type="float" office:value="2575.37" calcext:value-type="float">
            <text:p>257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13</text:p>
          </table:table-cell>
          <table:table-cell office:value-type="float" office:value="2475.68" calcext:value-type="float">
            <text:p>2475.68</text:p>
          </table:table-cell>
          <table:table-cell office:value-type="float" office:value="2489.36" calcext:value-type="float">
            <text:p>2489.36</text:p>
          </table:table-cell>
          <table:table-cell office:value-type="float" office:value="2417.74" calcext:value-type="float">
            <text:p>2417.74</text:p>
          </table:table-cell>
          <table:table-cell office:value-type="float" office:value="2424.15" calcext:value-type="float">
            <text:p>242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13</text:p>
          </table:table-cell>
          <table:table-cell table:number-columns-repeated="2" office:value-type="float" office:value="2555.16" calcext:value-type="float">
            <text:p>2555.16</text:p>
          </table:table-cell>
          <table:table-cell office:value-type="float" office:value="2452.36" calcext:value-type="float">
            <text:p>2452.36</text:p>
          </table:table-cell>
          <table:table-cell office:value-type="float" office:value="2474.69" calcext:value-type="float">
            <text:p>247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13</text:p>
          </table:table-cell>
          <table:table-cell table:number-columns-repeated="2" office:value-type="float" office:value="2672.85" calcext:value-type="float">
            <text:p>2672.85</text:p>
          </table:table-cell>
          <table:table-cell office:value-type="float" office:value="2535.78" calcext:value-type="float">
            <text:p>2535.78</text:p>
          </table:table-cell>
          <table:table-cell office:value-type="float" office:value="2561.14" calcext:value-type="float">
            <text:p>256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13</text:p>
          </table:table-cell>
          <table:table-cell table:number-columns-repeated="2" office:value-type="float" office:value="2797.04" calcext:value-type="float">
            <text:p>2797.04</text:p>
          </table:table-cell>
          <table:table-cell office:value-type="float" office:value="2656.39" calcext:value-type="float">
            <text:p>2656.39</text:p>
          </table:table-cell>
          <table:table-cell office:value-type="float" office:value="2672.85" calcext:value-type="float">
            <text:p>267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13</text:p>
          </table:table-cell>
          <table:table-cell office:value-type="float" office:value="2824.1" calcext:value-type="float">
            <text:p>2824.1</text:p>
          </table:table-cell>
          <table:table-cell office:value-type="float" office:value="2842.25" calcext:value-type="float">
            <text:p>2842.25</text:p>
          </table:table-cell>
          <table:table-cell office:value-type="float" office:value="2790.55" calcext:value-type="float">
            <text:p>2790.55</text:p>
          </table:table-cell>
          <table:table-cell office:value-type="float" office:value="2795.62" calcext:value-type="float">
            <text:p>279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13</text:p>
          </table:table-cell>
          <table:table-cell office:value-type="float" office:value="2736.17" calcext:value-type="float">
            <text:p>2736.17</text:p>
          </table:table-cell>
          <table:table-cell office:value-type="float" office:value="2823.44" calcext:value-type="float">
            <text:p>2823.44</text:p>
          </table:table-cell>
          <table:table-cell office:value-type="float" office:value="2736.17" calcext:value-type="float">
            <text:p>2736.17</text:p>
          </table:table-cell>
          <table:table-cell office:value-type="float" office:value="2823.25" calcext:value-type="float">
            <text:p>282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13</text:p>
          </table:table-cell>
          <table:table-cell office:value-type="float" office:value="2697.78" calcext:value-type="float">
            <text:p>2697.78</text:p>
          </table:table-cell>
          <table:table-cell office:value-type="float" office:value="2745.51" calcext:value-type="float">
            <text:p>2745.51</text:p>
          </table:table-cell>
          <table:table-cell office:value-type="float" office:value="2693.27" calcext:value-type="float">
            <text:p>2693.27</text:p>
          </table:table-cell>
          <table:table-cell office:value-type="float" office:value="2736.17" calcext:value-type="float">
            <text:p>273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13</text:p>
          </table:table-cell>
          <table:table-cell office:value-type="float" office:value="2659.08" calcext:value-type="float">
            <text:p>2659.08</text:p>
          </table:table-cell>
          <table:table-cell office:value-type="float" office:value="2703.62" calcext:value-type="float">
            <text:p>2703.62</text:p>
          </table:table-cell>
          <table:table-cell office:value-type="float" office:value="2659.08" calcext:value-type="float">
            <text:p>2659.08</text:p>
          </table:table-cell>
          <table:table-cell office:value-type="float" office:value="2684.52" calcext:value-type="float">
            <text:p>268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13</text:p>
          </table:table-cell>
          <table:table-cell office:value-type="float" office:value="2645.31" calcext:value-type="float">
            <text:p>2645.31</text:p>
          </table:table-cell>
          <table:table-cell office:value-type="float" office:value="2663.95" calcext:value-type="float">
            <text:p>2663.95</text:p>
          </table:table-cell>
          <table:table-cell office:value-type="float" office:value="2628.84" calcext:value-type="float">
            <text:p>2628.84</text:p>
          </table:table-cell>
          <table:table-cell office:value-type="float" office:value="2659.08" calcext:value-type="float">
            <text:p>265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13</text:p>
          </table:table-cell>
          <table:table-cell office:value-type="float" office:value="2624.69" calcext:value-type="float">
            <text:p>2624.69</text:p>
          </table:table-cell>
          <table:table-cell office:value-type="float" office:value="2665.07" calcext:value-type="float">
            <text:p>2665.07</text:p>
          </table:table-cell>
          <table:table-cell office:value-type="float" office:value="2616.9" calcext:value-type="float">
            <text:p>2616.9</text:p>
          </table:table-cell>
          <table:table-cell office:value-type="float" office:value="2648.31" calcext:value-type="float">
            <text:p>264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13</text:p>
          </table:table-cell>
          <table:table-cell office:value-type="float" office:value="2592.12" calcext:value-type="float">
            <text:p>2592.12</text:p>
          </table:table-cell>
          <table:table-cell office:value-type="float" office:value="2649.15" calcext:value-type="float">
            <text:p>2649.15</text:p>
          </table:table-cell>
          <table:table-cell office:value-type="float" office:value="2592.12" calcext:value-type="float">
            <text:p>2592.12</text:p>
          </table:table-cell>
          <table:table-cell office:value-type="float" office:value="2624.93" calcext:value-type="float">
            <text:p>26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13</text:p>
          </table:table-cell>
          <table:table-cell office:value-type="float" office:value="2561.69" calcext:value-type="float">
            <text:p>2561.69</text:p>
          </table:table-cell>
          <table:table-cell office:value-type="float" office:value="2598.53" calcext:value-type="float">
            <text:p>2598.53</text:p>
          </table:table-cell>
          <table:table-cell office:value-type="float" office:value="2561.69" calcext:value-type="float">
            <text:p>2561.69</text:p>
          </table:table-cell>
          <table:table-cell office:value-type="float" office:value="2589.66" calcext:value-type="float">
            <text:p>258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13</text:p>
          </table:table-cell>
          <table:table-cell office:value-type="float" office:value="2508.42" calcext:value-type="float">
            <text:p>2508.42</text:p>
          </table:table-cell>
          <table:table-cell office:value-type="float" office:value="2569.23" calcext:value-type="float">
            <text:p>2569.23</text:p>
          </table:table-cell>
          <table:table-cell office:value-type="float" office:value="2506.96" calcext:value-type="float">
            <text:p>2506.96</text:p>
          </table:table-cell>
          <table:table-cell office:value-type="float" office:value="2562.02" calcext:value-type="float">
            <text:p>256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13</text:p>
          </table:table-cell>
          <table:table-cell office:value-type="float" office:value="2484.92" calcext:value-type="float">
            <text:p>2484.92</text:p>
          </table:table-cell>
          <table:table-cell office:value-type="float" office:value="2513.03" calcext:value-type="float">
            <text:p>2513.03</text:p>
          </table:table-cell>
          <table:table-cell office:value-type="float" office:value="2483.76" calcext:value-type="float">
            <text:p>2483.76</text:p>
          </table:table-cell>
          <table:table-cell office:value-type="float" office:value="2499.16" calcext:value-type="float">
            <text:p>249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13</text:p>
          </table:table-cell>
          <table:table-cell office:value-type="float" office:value="2465.57" calcext:value-type="float">
            <text:p>2465.57</text:p>
          </table:table-cell>
          <table:table-cell office:value-type="float" office:value="2486.73" calcext:value-type="float">
            <text:p>2486.73</text:p>
          </table:table-cell>
          <table:table-cell office:value-type="float" office:value="2465.01" calcext:value-type="float">
            <text:p>2465.01</text:p>
          </table:table-cell>
          <table:table-cell office:value-type="float" office:value="2484.92" calcext:value-type="float">
            <text:p>248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13</text:p>
          </table:table-cell>
          <table:table-cell office:value-type="float" office:value="2403.8" calcext:value-type="float">
            <text:p>2403.8</text:p>
          </table:table-cell>
          <table:table-cell office:value-type="float" office:value="2464.42" calcext:value-type="float">
            <text:p>2464.42</text:p>
          </table:table-cell>
          <table:table-cell office:value-type="float" office:value="2389.22" calcext:value-type="float">
            <text:p>2389.22</text:p>
          </table:table-cell>
          <table:table-cell office:value-type="float" office:value="2464.42" calcext:value-type="float">
            <text:p>246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13</text:p>
          </table:table-cell>
          <table:table-cell office:value-type="float" office:value="2388.18" calcext:value-type="float">
            <text:p>2388.18</text:p>
          </table:table-cell>
          <table:table-cell office:value-type="float" office:value="2425.17" calcext:value-type="float">
            <text:p>2425.17</text:p>
          </table:table-cell>
          <table:table-cell office:value-type="float" office:value="2388.18" calcext:value-type="float">
            <text:p>2388.18</text:p>
          </table:table-cell>
          <table:table-cell office:value-type="float" office:value="2403.8" calcext:value-type="float">
            <text:p>240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13</text:p>
          </table:table-cell>
          <table:table-cell office:value-type="float" office:value="2400.31" calcext:value-type="float">
            <text:p>2400.31</text:p>
          </table:table-cell>
          <table:table-cell office:value-type="float" office:value="2409.59" calcext:value-type="float">
            <text:p>2409.59</text:p>
          </table:table-cell>
          <table:table-cell office:value-type="float" office:value="2373.93" calcext:value-type="float">
            <text:p>2373.93</text:p>
          </table:table-cell>
          <table:table-cell office:value-type="float" office:value="2387.16" calcext:value-type="float">
            <text:p>2387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13</text:p>
          </table:table-cell>
          <table:table-cell table:number-columns-repeated="2" office:value-type="float" office:value="2441.91" calcext:value-type="float">
            <text:p>2441.91</text:p>
          </table:table-cell>
          <table:table-cell office:value-type="float" office:value="2398.07" calcext:value-type="float">
            <text:p>2398.07</text:p>
          </table:table-cell>
          <table:table-cell office:value-type="float" office:value="2400.31" calcext:value-type="float">
            <text:p>2400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13</text:p>
          </table:table-cell>
          <table:table-cell office:value-type="float" office:value="2401.29" calcext:value-type="float">
            <text:p>2401.29</text:p>
          </table:table-cell>
          <table:table-cell office:value-type="float" office:value="2441.91" calcext:value-type="float">
            <text:p>2441.91</text:p>
          </table:table-cell>
          <table:table-cell office:value-type="float" office:value="2401.29" calcext:value-type="float">
            <text:p>2401.29</text:p>
          </table:table-cell>
          <table:table-cell office:value-type="float" office:value="2441.91" calcext:value-type="float">
            <text:p>244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13</text:p>
          </table:table-cell>
          <table:table-cell table:number-columns-repeated="2" office:value-type="float" office:value="2433.42" calcext:value-type="float">
            <text:p>2433.42</text:p>
          </table:table-cell>
          <table:table-cell office:value-type="float" office:value="2397.93" calcext:value-type="float">
            <text:p>2397.93</text:p>
          </table:table-cell>
          <table:table-cell office:value-type="float" office:value="2400.72" calcext:value-type="float">
            <text:p>240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13</text:p>
          </table:table-cell>
          <table:table-cell table:number-columns-repeated="2" office:value-type="float" office:value="2446.56" calcext:value-type="float">
            <text:p>2446.56</text:p>
          </table:table-cell>
          <table:table-cell office:value-type="float" office:value="2414.32" calcext:value-type="float">
            <text:p>2414.32</text:p>
          </table:table-cell>
          <table:table-cell office:value-type="float" office:value="2435.3" calcext:value-type="float">
            <text:p>243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13</text:p>
          </table:table-cell>
          <table:table-cell office:value-type="float" office:value="2428.09" calcext:value-type="float">
            <text:p>2428.09</text:p>
          </table:table-cell>
          <table:table-cell office:value-type="float" office:value="2450.24" calcext:value-type="float">
            <text:p>2450.24</text:p>
          </table:table-cell>
          <table:table-cell office:value-type="float" office:value="2428.09" calcext:value-type="float">
            <text:p>2428.09</text:p>
          </table:table-cell>
          <table:table-cell office:value-type="float" office:value="2448.17" calcext:value-type="float">
            <text:p>2448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pr-13</text:p>
          </table:table-cell>
          <table:table-cell table:number-columns-repeated="2" office:value-type="float" office:value="2452.43" calcext:value-type="float">
            <text:p>2452.43</text:p>
          </table:table-cell>
          <table:table-cell office:value-type="float" office:value="2413.34" calcext:value-type="float">
            <text:p>2413.34</text:p>
          </table:table-cell>
          <table:table-cell office:value-type="float" office:value="2431.56" calcext:value-type="float">
            <text:p>243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13</text:p>
          </table:table-cell>
          <table:table-cell office:value-type="float" office:value="2403.37" calcext:value-type="float">
            <text:p>2403.37</text:p>
          </table:table-cell>
          <table:table-cell office:value-type="float" office:value="2458.47" calcext:value-type="float">
            <text:p>2458.47</text:p>
          </table:table-cell>
          <table:table-cell office:value-type="float" office:value="2403.37" calcext:value-type="float">
            <text:p>2403.37</text:p>
          </table:table-cell>
          <table:table-cell office:value-type="float" office:value="2455.83" calcext:value-type="float">
            <text:p>245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13</text:p>
          </table:table-cell>
          <table:table-cell office:value-type="float" office:value="2339.09" calcext:value-type="float">
            <text:p>2339.09</text:p>
          </table:table-cell>
          <table:table-cell office:value-type="float" office:value="2386.62" calcext:value-type="float">
            <text:p>2386.62</text:p>
          </table:table-cell>
          <table:table-cell office:value-type="float" office:value="2335.9" calcext:value-type="float">
            <text:p>2335.9</text:p>
          </table:table-cell>
          <table:table-cell office:value-type="float" office:value="2386.62" calcext:value-type="float">
            <text:p>238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13</text:p>
          </table:table-cell>
          <table:table-cell office:value-type="float" office:value="2321.37" calcext:value-type="float">
            <text:p>2321.37</text:p>
          </table:table-cell>
          <table:table-cell office:value-type="float" office:value="2339.07" calcext:value-type="float">
            <text:p>2339.07</text:p>
          </table:table-cell>
          <table:table-cell office:value-type="float" office:value="2301.04" calcext:value-type="float">
            <text:p>2301.04</text:p>
          </table:table-cell>
          <table:table-cell office:value-type="float" office:value="2332.21" calcext:value-type="float">
            <text:p>2332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13</text:p>
          </table:table-cell>
          <table:table-cell office:value-type="float" office:value="2323.58" calcext:value-type="float">
            <text:p>2323.58</text:p>
          </table:table-cell>
          <table:table-cell office:value-type="float" office:value="2326.28" calcext:value-type="float">
            <text:p>2326.28</text:p>
          </table:table-cell>
          <table:table-cell office:value-type="float" office:value="2316.04" calcext:value-type="float">
            <text:p>2316.04</text:p>
          </table:table-cell>
          <table:table-cell office:value-type="float" office:value="2321.37" calcext:value-type="float">
            <text:p>232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13</text:p>
          </table:table-cell>
          <table:table-cell table:number-columns-repeated="2" office:value-type="float" office:value="2365.89" calcext:value-type="float">
            <text:p>2365.89</text:p>
          </table:table-cell>
          <table:table-cell office:value-type="float" office:value="2267.16" calcext:value-type="float">
            <text:p>2267.16</text:p>
          </table:table-cell>
          <table:table-cell office:value-type="float" office:value="2317.41" calcext:value-type="float">
            <text:p>231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13</text:p>
          </table:table-cell>
          <table:table-cell office:value-type="float" office:value="2401.07" calcext:value-type="float">
            <text:p>2401.07</text:p>
          </table:table-cell>
          <table:table-cell office:value-type="float" office:value="2406.27" calcext:value-type="float">
            <text:p>2406.27</text:p>
          </table:table-cell>
          <table:table-cell office:value-type="float" office:value="2365.21" calcext:value-type="float">
            <text:p>2365.21</text:p>
          </table:table-cell>
          <table:table-cell office:value-type="float" office:value="2366.51" calcext:value-type="float">
            <text:p>236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13</text:p>
          </table:table-cell>
          <table:table-cell office:value-type="float" office:value="2396.65" calcext:value-type="float">
            <text:p>2396.65</text:p>
          </table:table-cell>
          <table:table-cell office:value-type="float" office:value="2411.23" calcext:value-type="float">
            <text:p>2411.23</text:p>
          </table:table-cell>
          <table:table-cell office:value-type="float" office:value="2385.09" calcext:value-type="float">
            <text:p>2385.09</text:p>
          </table:table-cell>
          <table:table-cell office:value-type="float" office:value="2402.17" calcext:value-type="float">
            <text:p>240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13</text:p>
          </table:table-cell>
          <table:table-cell office:value-type="float" office:value="2427.05" calcext:value-type="float">
            <text:p>2427.05</text:p>
          </table:table-cell>
          <table:table-cell office:value-type="float" office:value="2428.51" calcext:value-type="float">
            <text:p>2428.51</text:p>
          </table:table-cell>
          <table:table-cell office:value-type="float" office:value="2387.86" calcext:value-type="float">
            <text:p>2387.86</text:p>
          </table:table-cell>
          <table:table-cell office:value-type="float" office:value="2395.71" calcext:value-type="float">
            <text:p>239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13</text:p>
          </table:table-cell>
          <table:table-cell office:value-type="float" office:value="2471.14" calcext:value-type="float">
            <text:p>2471.14</text:p>
          </table:table-cell>
          <table:table-cell office:value-type="float" office:value="2472.89" calcext:value-type="float">
            <text:p>2472.89</text:p>
          </table:table-cell>
          <table:table-cell office:value-type="float" office:value="2422.66" calcext:value-type="float">
            <text:p>2422.66</text:p>
          </table:table-cell>
          <table:table-cell office:value-type="float" office:value="2427.05" calcext:value-type="float">
            <text:p>2427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13</text:p>
          </table:table-cell>
          <table:table-cell office:value-type="float" office:value="2458.52" calcext:value-type="float">
            <text:p>2458.52</text:p>
          </table:table-cell>
          <table:table-cell office:value-type="float" office:value="2471.14" calcext:value-type="float">
            <text:p>2471.14</text:p>
          </table:table-cell>
          <table:table-cell office:value-type="float" office:value="2448.94" calcext:value-type="float">
            <text:p>2448.94</text:p>
          </table:table-cell>
          <table:table-cell office:value-type="float" office:value="2471.14" calcext:value-type="float">
            <text:p>247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13</text:p>
          </table:table-cell>
          <table:table-cell office:value-type="float" office:value="2411.2" calcext:value-type="float">
            <text:p>2411.2</text:p>
          </table:table-cell>
          <table:table-cell office:value-type="float" office:value="2458.05" calcext:value-type="float">
            <text:p>2458.05</text:p>
          </table:table-cell>
          <table:table-cell office:value-type="float" office:value="2409.66" calcext:value-type="float">
            <text:p>2409.66</text:p>
          </table:table-cell>
          <table:table-cell office:value-type="float" office:value="2458.05" calcext:value-type="float">
            <text:p>245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13</text:p>
          </table:table-cell>
          <table:table-cell table:number-columns-repeated="2" office:value-type="float" office:value="2431.34" calcext:value-type="float">
            <text:p>2431.34</text:p>
          </table:table-cell>
          <table:table-cell office:value-type="float" office:value="2393.79" calcext:value-type="float">
            <text:p>2393.79</text:p>
          </table:table-cell>
          <table:table-cell office:value-type="float" office:value="2412.2" calcext:value-type="float">
            <text:p>24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13</text:p>
          </table:table-cell>
          <table:table-cell office:value-type="float" office:value="2455.36" calcext:value-type="float">
            <text:p>2455.36</text:p>
          </table:table-cell>
          <table:table-cell office:value-type="float" office:value="2457.39" calcext:value-type="float">
            <text:p>2457.39</text:p>
          </table:table-cell>
          <table:table-cell office:value-type="float" office:value="2431.15" calcext:value-type="float">
            <text:p>2431.15</text:p>
          </table:table-cell>
          <table:table-cell office:value-type="float" office:value="2431.34" calcext:value-type="float">
            <text:p>243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13</text:p>
          </table:table-cell>
          <table:table-cell office:value-type="float" office:value="2471.36" calcext:value-type="float">
            <text:p>2471.36</text:p>
          </table:table-cell>
          <table:table-cell office:value-type="float" office:value="2484.63" calcext:value-type="float">
            <text:p>2484.63</text:p>
          </table:table-cell>
          <table:table-cell office:value-type="float" office:value="2454.92" calcext:value-type="float">
            <text:p>2454.92</text:p>
          </table:table-cell>
          <table:table-cell office:value-type="float" office:value="2456.26" calcext:value-type="float">
            <text:p>245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13</text:p>
          </table:table-cell>
          <table:table-cell office:value-type="float" office:value="2453.62" calcext:value-type="float">
            <text:p>2453.62</text:p>
          </table:table-cell>
          <table:table-cell office:value-type="float" office:value="2477.14" calcext:value-type="float">
            <text:p>2477.14</text:p>
          </table:table-cell>
          <table:table-cell office:value-type="float" office:value="2443.36" calcext:value-type="float">
            <text:p>2443.36</text:p>
          </table:table-cell>
          <table:table-cell office:value-type="float" office:value="2468.45" calcext:value-type="float">
            <text:p>2468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13</text:p>
          </table:table-cell>
          <table:table-cell office:value-type="float" office:value="2389.41" calcext:value-type="float">
            <text:p>2389.41</text:p>
          </table:table-cell>
          <table:table-cell office:value-type="float" office:value="2450.98" calcext:value-type="float">
            <text:p>2450.98</text:p>
          </table:table-cell>
          <table:table-cell office:value-type="float" office:value="2375.32" calcext:value-type="float">
            <text:p>2375.32</text:p>
          </table:table-cell>
          <table:table-cell office:value-type="float" office:value="2450.55" calcext:value-type="float">
            <text:p>245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13</text:p>
          </table:table-cell>
          <table:table-cell office:value-type="float" office:value="2361.21" calcext:value-type="float">
            <text:p>2361.21</text:p>
          </table:table-cell>
          <table:table-cell office:value-type="float" office:value="2403.97" calcext:value-type="float">
            <text:p>2403.97</text:p>
          </table:table-cell>
          <table:table-cell office:value-type="float" office:value="2361.21" calcext:value-type="float">
            <text:p>2361.21</text:p>
          </table:table-cell>
          <table:table-cell office:value-type="float" office:value="2383.63" calcext:value-type="float">
            <text:p>238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13</text:p>
          </table:table-cell>
          <table:table-cell office:value-type="float" office:value="2335.01" calcext:value-type="float">
            <text:p>2335.01</text:p>
          </table:table-cell>
          <table:table-cell office:value-type="float" office:value="2358.78" calcext:value-type="float">
            <text:p>2358.78</text:p>
          </table:table-cell>
          <table:table-cell office:value-type="float" office:value="2320.97" calcext:value-type="float">
            <text:p>2320.97</text:p>
          </table:table-cell>
          <table:table-cell office:value-type="float" office:value="2358.78" calcext:value-type="float">
            <text:p>2358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13</text:p>
          </table:table-cell>
          <table:table-cell office:value-type="float" office:value="2338.43" calcext:value-type="float">
            <text:p>2338.43</text:p>
          </table:table-cell>
          <table:table-cell office:value-type="float" office:value="2361.99" calcext:value-type="float">
            <text:p>2361.99</text:p>
          </table:table-cell>
          <table:table-cell office:value-type="float" office:value="2329.8" calcext:value-type="float">
            <text:p>2329.8</text:p>
          </table:table-cell>
          <table:table-cell office:value-type="float" office:value="2336.27" calcext:value-type="float">
            <text:p>233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13</text:p>
          </table:table-cell>
          <table:table-cell office:value-type="float" office:value="2284.29" calcext:value-type="float">
            <text:p>2284.29</text:p>
          </table:table-cell>
          <table:table-cell office:value-type="float" office:value="2338.99" calcext:value-type="float">
            <text:p>2338.99</text:p>
          </table:table-cell>
          <table:table-cell office:value-type="float" office:value="2284.29" calcext:value-type="float">
            <text:p>2284.29</text:p>
          </table:table-cell>
          <table:table-cell office:value-type="float" office:value="2338.99" calcext:value-type="float">
            <text:p>233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13</text:p>
          </table:table-cell>
          <table:table-cell office:value-type="float" office:value="2276.93" calcext:value-type="float">
            <text:p>2276.93</text:p>
          </table:table-cell>
          <table:table-cell office:value-type="float" office:value="2302.07" calcext:value-type="float">
            <text:p>2302.07</text:p>
          </table:table-cell>
          <table:table-cell office:value-type="float" office:value="2273.57" calcext:value-type="float">
            <text:p>2273.57</text:p>
          </table:table-cell>
          <table:table-cell office:value-type="float" office:value="2283.41" calcext:value-type="float">
            <text:p>228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13</text:p>
          </table:table-cell>
          <table:table-cell office:value-type="float" office:value="2239.72" calcext:value-type="float">
            <text:p>2239.72</text:p>
          </table:table-cell>
          <table:table-cell office:value-type="float" office:value="2292.15" calcext:value-type="float">
            <text:p>2292.15</text:p>
          </table:table-cell>
          <table:table-cell office:value-type="float" office:value="2239.72" calcext:value-type="float">
            <text:p>2239.72</text:p>
          </table:table-cell>
          <table:table-cell office:value-type="float" office:value="2276.93" calcext:value-type="float">
            <text:p>227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13</text:p>
          </table:table-cell>
          <table:table-cell office:value-type="float" office:value="2196.91" calcext:value-type="float">
            <text:p>2196.91</text:p>
          </table:table-cell>
          <table:table-cell office:value-type="float" office:value="2239.72" calcext:value-type="float">
            <text:p>2239.72</text:p>
          </table:table-cell>
          <table:table-cell office:value-type="float" office:value="2196.91" calcext:value-type="float">
            <text:p>2196.91</text:p>
          </table:table-cell>
          <table:table-cell office:value-type="float" office:value="2239.72" calcext:value-type="float">
            <text:p>223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13</text:p>
          </table:table-cell>
          <table:table-cell office:value-type="float" office:value="2080.76" calcext:value-type="float">
            <text:p>2080.76</text:p>
          </table:table-cell>
          <table:table-cell office:value-type="float" office:value="2184.77" calcext:value-type="float">
            <text:p>2184.77</text:p>
          </table:table-cell>
          <table:table-cell office:value-type="float" office:value="2070.59" calcext:value-type="float">
            <text:p>2070.59</text:p>
          </table:table-cell>
          <table:table-cell office:value-type="float" office:value="2184.25" calcext:value-type="float">
            <text:p>218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13</text:p>
          </table:table-cell>
          <table:table-cell table:number-columns-repeated="2" office:value-type="float" office:value="2242.32" calcext:value-type="float">
            <text:p>2242.32</text:p>
          </table:table-cell>
          <table:table-cell office:value-type="float" office:value="2122.28" calcext:value-type="float">
            <text:p>2122.28</text:p>
          </table:table-cell>
          <table:table-cell office:value-type="float" office:value="2125.5" calcext:value-type="float">
            <text:p>212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13</text:p>
          </table:table-cell>
          <table:table-cell office:value-type="float" office:value="2220.92" calcext:value-type="float">
            <text:p>2220.92</text:p>
          </table:table-cell>
          <table:table-cell office:value-type="float" office:value="2249.72" calcext:value-type="float">
            <text:p>2249.72</text:p>
          </table:table-cell>
          <table:table-cell office:value-type="float" office:value="2220.92" calcext:value-type="float">
            <text:p>2220.92</text:p>
          </table:table-cell>
          <table:table-cell office:value-type="float" office:value="2242.01" calcext:value-type="float">
            <text:p>224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13</text:p>
          </table:table-cell>
          <table:table-cell office:value-type="float" office:value="2218.18" calcext:value-type="float">
            <text:p>2218.18</text:p>
          </table:table-cell>
          <table:table-cell office:value-type="float" office:value="2225.51" calcext:value-type="float">
            <text:p>2225.51</text:p>
          </table:table-cell>
          <table:table-cell office:value-type="float" office:value="2174.87" calcext:value-type="float">
            <text:p>2174.87</text:p>
          </table:table-cell>
          <table:table-cell office:value-type="float" office:value="2217.36" calcext:value-type="float">
            <text:p>221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13</text:p>
          </table:table-cell>
          <table:table-cell office:value-type="float" office:value="2229.29" calcext:value-type="float">
            <text:p>2229.29</text:p>
          </table:table-cell>
          <table:table-cell office:value-type="float" office:value="2249.56" calcext:value-type="float">
            <text:p>2249.56</text:p>
          </table:table-cell>
          <table:table-cell office:value-type="float" office:value="2215.92" calcext:value-type="float">
            <text:p>2215.92</text:p>
          </table:table-cell>
          <table:table-cell office:value-type="float" office:value="2220.09" calcext:value-type="float">
            <text:p>222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13</text:p>
          </table:table-cell>
          <table:table-cell office:value-type="float" office:value="2230.65" calcext:value-type="float">
            <text:p>2230.65</text:p>
          </table:table-cell>
          <table:table-cell office:value-type="float" office:value="2276.94" calcext:value-type="float">
            <text:p>2276.94</text:p>
          </table:table-cell>
          <table:table-cell office:value-type="float" office:value="2202.82" calcext:value-type="float">
            <text:p>2202.82</text:p>
          </table:table-cell>
          <table:table-cell office:value-type="float" office:value="2224.38" calcext:value-type="float">
            <text:p>2224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13</text:p>
          </table:table-cell>
          <table:table-cell office:value-type="float" office:value="2342.13" calcext:value-type="float">
            <text:p>2342.13</text:p>
          </table:table-cell>
          <table:table-cell office:value-type="float" office:value="2343.93" calcext:value-type="float">
            <text:p>2343.93</text:p>
          </table:table-cell>
          <table:table-cell office:value-type="float" office:value="2229.17" calcext:value-type="float">
            <text:p>2229.17</text:p>
          </table:table-cell>
          <table:table-cell office:value-type="float" office:value="2229.65" calcext:value-type="float">
            <text:p>222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13</text:p>
          </table:table-cell>
          <table:table-cell office:value-type="float" office:value="2351.82" calcext:value-type="float">
            <text:p>2351.82</text:p>
          </table:table-cell>
          <table:table-cell office:value-type="float" office:value="2385.82" calcext:value-type="float">
            <text:p>2385.82</text:p>
          </table:table-cell>
          <table:table-cell office:value-type="float" office:value="2343.81" calcext:value-type="float">
            <text:p>2343.81</text:p>
          </table:table-cell>
          <table:table-cell office:value-type="float" office:value="2344.55" calcext:value-type="float">
            <text:p>234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13</text:p>
          </table:table-cell>
          <table:table-cell office:value-type="float" office:value="2380.31" calcext:value-type="float">
            <text:p>2380.31</text:p>
          </table:table-cell>
          <table:table-cell office:value-type="float" office:value="2381.62" calcext:value-type="float">
            <text:p>2381.62</text:p>
          </table:table-cell>
          <table:table-cell office:value-type="float" office:value="2329.62" calcext:value-type="float">
            <text:p>2329.62</text:p>
          </table:table-cell>
          <table:table-cell office:value-type="float" office:value="2346.16" calcext:value-type="float">
            <text:p>234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13</text:p>
          </table:table-cell>
          <table:table-cell office:value-type="float" office:value="2403.1" calcext:value-type="float">
            <text:p>2403.1</text:p>
          </table:table-cell>
          <table:table-cell office:value-type="float" office:value="2406.11" calcext:value-type="float">
            <text:p>2406.11</text:p>
          </table:table-cell>
          <table:table-cell office:value-type="float" office:value="2378.25" calcext:value-type="float">
            <text:p>2378.25</text:p>
          </table:table-cell>
          <table:table-cell office:value-type="float" office:value="2379.38" calcext:value-type="float">
            <text:p>237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13</text:p>
          </table:table-cell>
          <table:table-cell office:value-type="float" office:value="2381.91" calcext:value-type="float">
            <text:p>2381.91</text:p>
          </table:table-cell>
          <table:table-cell office:value-type="float" office:value="2391.15" calcext:value-type="float">
            <text:p>2391.15</text:p>
          </table:table-cell>
          <table:table-cell office:value-type="float" office:value="2370.46" calcext:value-type="float">
            <text:p>2370.46</text:p>
          </table:table-cell>
          <table:table-cell office:value-type="float" office:value="2391.15" calcext:value-type="float">
            <text:p>239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13</text:p>
          </table:table-cell>
          <table:table-cell office:value-type="float" office:value="2366.82" calcext:value-type="float">
            <text:p>2366.82</text:p>
          </table:table-cell>
          <table:table-cell office:value-type="float" office:value="2389.8" calcext:value-type="float">
            <text:p>2389.8</text:p>
          </table:table-cell>
          <table:table-cell office:value-type="float" office:value="2362.49" calcext:value-type="float">
            <text:p>2362.49</text:p>
          </table:table-cell>
          <table:table-cell office:value-type="float" office:value="2384.12" calcext:value-type="float">
            <text:p>238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13</text:p>
          </table:table-cell>
          <table:table-cell office:value-type="float" office:value="2385.69" calcext:value-type="float">
            <text:p>2385.69</text:p>
          </table:table-cell>
          <table:table-cell office:value-type="float" office:value="2400.77" calcext:value-type="float">
            <text:p>2400.77</text:p>
          </table:table-cell>
          <table:table-cell office:value-type="float" office:value="2365.97" calcext:value-type="float">
            <text:p>2365.97</text:p>
          </table:table-cell>
          <table:table-cell office:value-type="float" office:value="2370.13" calcext:value-type="float">
            <text:p>237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13</text:p>
          </table:table-cell>
          <table:table-cell office:value-type="float" office:value="2367.27" calcext:value-type="float">
            <text:p>2367.27</text:p>
          </table:table-cell>
          <table:table-cell office:value-type="float" office:value="2407.56" calcext:value-type="float">
            <text:p>2407.56</text:p>
          </table:table-cell>
          <table:table-cell office:value-type="float" office:value="2367.27" calcext:value-type="float">
            <text:p>2367.27</text:p>
          </table:table-cell>
          <table:table-cell office:value-type="float" office:value="2384.8" calcext:value-type="float">
            <text:p>238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13</text:p>
          </table:table-cell>
          <table:table-cell table:number-columns-repeated="2" office:value-type="float" office:value="2411.81" calcext:value-type="float">
            <text:p>2411.81</text:p>
          </table:table-cell>
          <table:table-cell office:value-type="float" office:value="2363.12" calcext:value-type="float">
            <text:p>2363.12</text:p>
          </table:table-cell>
          <table:table-cell office:value-type="float" office:value="2367.27" calcext:value-type="float">
            <text:p>236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13</text:p>
          </table:table-cell>
          <table:table-cell table:number-columns-repeated="2" office:value-type="float" office:value="2456.37" calcext:value-type="float">
            <text:p>2456.37</text:p>
          </table:table-cell>
          <table:table-cell office:value-type="float" office:value="2396.98" calcext:value-type="float">
            <text:p>2396.98</text:p>
          </table:table-cell>
          <table:table-cell office:value-type="float" office:value="2414.24" calcext:value-type="float">
            <text:p>241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13</text:p>
          </table:table-cell>
          <table:table-cell office:value-type="float" office:value="2525.39" calcext:value-type="float">
            <text:p>2525.39</text:p>
          </table:table-cell>
          <table:table-cell office:value-type="float" office:value="2528.76" calcext:value-type="float">
            <text:p>2528.76</text:p>
          </table:table-cell>
          <table:table-cell office:value-type="float" office:value="2451.97" calcext:value-type="float">
            <text:p>2451.97</text:p>
          </table:table-cell>
          <table:table-cell office:value-type="float" office:value="2456.7" calcext:value-type="float">
            <text:p>245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13</text:p>
          </table:table-cell>
          <table:table-cell office:value-type="float" office:value="2480.44" calcext:value-type="float">
            <text:p>2480.44</text:p>
          </table:table-cell>
          <table:table-cell office:value-type="float" office:value="2537.1" calcext:value-type="float">
            <text:p>2537.1</text:p>
          </table:table-cell>
          <table:table-cell office:value-type="float" office:value="2479.95" calcext:value-type="float">
            <text:p>2479.95</text:p>
          </table:table-cell>
          <table:table-cell office:value-type="float" office:value="2525.39" calcext:value-type="float">
            <text:p>252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13</text:p>
          </table:table-cell>
          <table:table-cell office:value-type="float" office:value="2492.41" calcext:value-type="float">
            <text:p>2492.41</text:p>
          </table:table-cell>
          <table:table-cell office:value-type="float" office:value="2516.53" calcext:value-type="float">
            <text:p>2516.53</text:p>
          </table:table-cell>
          <table:table-cell office:value-type="float" office:value="2457.96" calcext:value-type="float">
            <text:p>2457.96</text:p>
          </table:table-cell>
          <table:table-cell office:value-type="float" office:value="2479.82" calcext:value-type="float">
            <text:p>247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13</text:p>
          </table:table-cell>
          <table:table-cell office:value-type="float" office:value="2375.18" calcext:value-type="float">
            <text:p>2375.18</text:p>
          </table:table-cell>
          <table:table-cell office:value-type="float" office:value="2478.41" calcext:value-type="float">
            <text:p>2478.41</text:p>
          </table:table-cell>
          <table:table-cell office:value-type="float" office:value="2359.05" calcext:value-type="float">
            <text:p>2359.05</text:p>
          </table:table-cell>
          <table:table-cell office:value-type="float" office:value="2478.41" calcext:value-type="float">
            <text:p>247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13</text:p>
          </table:table-cell>
          <table:table-cell office:value-type="float" office:value="2370.59" calcext:value-type="float">
            <text:p>2370.59</text:p>
          </table:table-cell>
          <table:table-cell office:value-type="float" office:value="2391.24" calcext:value-type="float">
            <text:p>2391.24</text:p>
          </table:table-cell>
          <table:table-cell office:value-type="float" office:value="2350.4" calcext:value-type="float">
            <text:p>2350.4</text:p>
          </table:table-cell>
          <table:table-cell office:value-type="float" office:value="2360.16" calcext:value-type="float">
            <text:p>236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13</text:p>
          </table:table-cell>
          <table:table-cell office:value-type="float" office:value="2346.86" calcext:value-type="float">
            <text:p>2346.86</text:p>
          </table:table-cell>
          <table:table-cell office:value-type="float" office:value="2379.25" calcext:value-type="float">
            <text:p>2379.25</text:p>
          </table:table-cell>
          <table:table-cell office:value-type="float" office:value="2346.86" calcext:value-type="float">
            <text:p>2346.86</text:p>
          </table:table-cell>
          <table:table-cell office:value-type="float" office:value="2360.33" calcext:value-type="float">
            <text:p>236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13</text:p>
          </table:table-cell>
          <table:table-cell office:value-type="float" office:value="2341.87" calcext:value-type="float">
            <text:p>2341.87</text:p>
          </table:table-cell>
          <table:table-cell office:value-type="float" office:value="2362.3" calcext:value-type="float">
            <text:p>2362.3</text:p>
          </table:table-cell>
          <table:table-cell office:value-type="float" office:value="2329.92" calcext:value-type="float">
            <text:p>2329.92</text:p>
          </table:table-cell>
          <table:table-cell office:value-type="float" office:value="2345.86" calcext:value-type="float">
            <text:p>234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13</text:p>
          </table:table-cell>
          <table:table-cell office:value-type="float" office:value="2366.05" calcext:value-type="float">
            <text:p>2366.05</text:p>
          </table:table-cell>
          <table:table-cell office:value-type="float" office:value="2399.23" calcext:value-type="float">
            <text:p>2399.23</text:p>
          </table:table-cell>
          <table:table-cell office:value-type="float" office:value="2338.4" calcext:value-type="float">
            <text:p>2338.4</text:p>
          </table:table-cell>
          <table:table-cell office:value-type="float" office:value="2339.95" calcext:value-type="float">
            <text:p>233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13</text:p>
          </table:table-cell>
          <table:table-cell office:value-type="float" office:value="2306.81" calcext:value-type="float">
            <text:p>2306.81</text:p>
          </table:table-cell>
          <table:table-cell office:value-type="float" office:value="2356.21" calcext:value-type="float">
            <text:p>2356.21</text:p>
          </table:table-cell>
          <table:table-cell office:value-type="float" office:value="2306.81" calcext:value-type="float">
            <text:p>2306.81</text:p>
          </table:table-cell>
          <table:table-cell office:value-type="float" office:value="2354.41" calcext:value-type="float">
            <text:p>235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13</text:p>
          </table:table-cell>
          <table:table-cell office:value-type="float" office:value="2261.62" calcext:value-type="float">
            <text:p>2261.62</text:p>
          </table:table-cell>
          <table:table-cell office:value-type="float" office:value="2306.81" calcext:value-type="float">
            <text:p>2306.81</text:p>
          </table:table-cell>
          <table:table-cell office:value-type="float" office:value="2261.62" calcext:value-type="float">
            <text:p>2261.62</text:p>
          </table:table-cell>
          <table:table-cell office:value-type="float" office:value="2306.81" calcext:value-type="float">
            <text:p>230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13</text:p>
          </table:table-cell>
          <table:table-cell office:value-type="float" office:value="2240.21" calcext:value-type="float">
            <text:p>2240.21</text:p>
          </table:table-cell>
          <table:table-cell office:value-type="float" office:value="2261.57" calcext:value-type="float">
            <text:p>2261.57</text:p>
          </table:table-cell>
          <table:table-cell office:value-type="float" office:value="2240.21" calcext:value-type="float">
            <text:p>2240.21</text:p>
          </table:table-cell>
          <table:table-cell office:value-type="float" office:value="2258.31" calcext:value-type="float">
            <text:p>225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13</text:p>
          </table:table-cell>
          <table:table-cell office:value-type="float" office:value="2203.16" calcext:value-type="float">
            <text:p>2203.16</text:p>
          </table:table-cell>
          <table:table-cell office:value-type="float" office:value="2247.41" calcext:value-type="float">
            <text:p>2247.41</text:p>
          </table:table-cell>
          <table:table-cell office:value-type="float" office:value="2203.16" calcext:value-type="float">
            <text:p>2203.16</text:p>
          </table:table-cell>
          <table:table-cell office:value-type="float" office:value="2236.37" calcext:value-type="float">
            <text:p>223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13</text:p>
          </table:table-cell>
          <table:table-cell office:value-type="float" office:value="2160.13" calcext:value-type="float">
            <text:p>2160.13</text:p>
          </table:table-cell>
          <table:table-cell office:value-type="float" office:value="2201.84" calcext:value-type="float">
            <text:p>2201.84</text:p>
          </table:table-cell>
          <table:table-cell office:value-type="float" office:value="2151.11" calcext:value-type="float">
            <text:p>2151.11</text:p>
          </table:table-cell>
          <table:table-cell office:value-type="float" office:value="2201.15" calcext:value-type="float">
            <text:p>220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13</text:p>
          </table:table-cell>
          <table:table-cell office:value-type="float" office:value="2182.6" calcext:value-type="float">
            <text:p>2182.6</text:p>
          </table:table-cell>
          <table:table-cell office:value-type="float" office:value="2184.3" calcext:value-type="float">
            <text:p>2184.3</text:p>
          </table:table-cell>
          <table:table-cell office:value-type="float" office:value="2138.13" calcext:value-type="float">
            <text:p>2138.13</text:p>
          </table:table-cell>
          <table:table-cell office:value-type="float" office:value="2160.13" calcext:value-type="float">
            <text:p>216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13</text:p>
          </table:table-cell>
          <table:table-cell office:value-type="float" office:value="2186.74" calcext:value-type="float">
            <text:p>2186.74</text:p>
          </table:table-cell>
          <table:table-cell office:value-type="float" office:value="2208.51" calcext:value-type="float">
            <text:p>2208.51</text:p>
          </table:table-cell>
          <table:table-cell office:value-type="float" office:value="2172.63" calcext:value-type="float">
            <text:p>2172.63</text:p>
          </table:table-cell>
          <table:table-cell office:value-type="float" office:value="2182.33" calcext:value-type="float">
            <text:p>218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13</text:p>
          </table:table-cell>
          <table:table-cell office:value-type="float" office:value="2201.75" calcext:value-type="float">
            <text:p>2201.75</text:p>
          </table:table-cell>
          <table:table-cell office:value-type="float" office:value="2222.1" calcext:value-type="float">
            <text:p>2222.1</text:p>
          </table:table-cell>
          <table:table-cell office:value-type="float" office:value="2175.6" calcext:value-type="float">
            <text:p>2175.6</text:p>
          </table:table-cell>
          <table:table-cell office:value-type="float" office:value="2186.05" calcext:value-type="float">
            <text:p>218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13</text:p>
          </table:table-cell>
          <table:table-cell office:value-type="float" office:value="2183.54" calcext:value-type="float">
            <text:p>2183.54</text:p>
          </table:table-cell>
          <table:table-cell office:value-type="float" office:value="2214.18" calcext:value-type="float">
            <text:p>2214.18</text:p>
          </table:table-cell>
          <table:table-cell office:value-type="float" office:value="2183.54" calcext:value-type="float">
            <text:p>2183.54</text:p>
          </table:table-cell>
          <table:table-cell office:value-type="float" office:value="2195.69" calcext:value-type="float">
            <text:p>219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13</text:p>
          </table:table-cell>
          <table:table-cell office:value-type="float" office:value="2131.83" calcext:value-type="float">
            <text:p>2131.83</text:p>
          </table:table-cell>
          <table:table-cell office:value-type="float" office:value="2175.22" calcext:value-type="float">
            <text:p>2175.22</text:p>
          </table:table-cell>
          <table:table-cell office:value-type="float" office:value="2131.83" calcext:value-type="float">
            <text:p>2131.83</text:p>
          </table:table-cell>
          <table:table-cell office:value-type="float" office:value="2173.92" calcext:value-type="float">
            <text:p>217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13</text:p>
          </table:table-cell>
          <table:table-cell office:value-type="float" office:value="2104.95" calcext:value-type="float">
            <text:p>2104.95</text:p>
          </table:table-cell>
          <table:table-cell office:value-type="float" office:value="2135.68" calcext:value-type="float">
            <text:p>2135.68</text:p>
          </table:table-cell>
          <table:table-cell office:value-type="float" office:value="2103.75" calcext:value-type="float">
            <text:p>2103.75</text:p>
          </table:table-cell>
          <table:table-cell office:value-type="float" office:value="2130.94" calcext:value-type="float">
            <text:p>213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13</text:p>
          </table:table-cell>
          <table:table-cell office:value-type="float" office:value="2097.03" calcext:value-type="float">
            <text:p>2097.03</text:p>
          </table:table-cell>
          <table:table-cell office:value-type="float" office:value="2111.82" calcext:value-type="float">
            <text:p>2111.82</text:p>
          </table:table-cell>
          <table:table-cell office:value-type="float" office:value="2093.34" calcext:value-type="float">
            <text:p>2093.34</text:p>
          </table:table-cell>
          <table:table-cell office:value-type="float" office:value="2109.05" calcext:value-type="float">
            <text:p>210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13</text:p>
          </table:table-cell>
          <table:table-cell office:value-type="float" office:value="2086.47" calcext:value-type="float">
            <text:p>2086.47</text:p>
          </table:table-cell>
          <table:table-cell office:value-type="float" office:value="2096.8" calcext:value-type="float">
            <text:p>2096.8</text:p>
          </table:table-cell>
          <table:table-cell office:value-type="float" office:value="2070.1" calcext:value-type="float">
            <text:p>2070.1</text:p>
          </table:table-cell>
          <table:table-cell office:value-type="float" office:value="2096.55" calcext:value-type="float">
            <text:p>209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13</text:p>
          </table:table-cell>
          <table:table-cell office:value-type="float" office:value="2085.69" calcext:value-type="float">
            <text:p>2085.69</text:p>
          </table:table-cell>
          <table:table-cell office:value-type="float" office:value="2104.89" calcext:value-type="float">
            <text:p>2104.89</text:p>
          </table:table-cell>
          <table:table-cell office:value-type="float" office:value="2075.16" calcext:value-type="float">
            <text:p>2075.16</text:p>
          </table:table-cell>
          <table:table-cell office:value-type="float" office:value="2085.47" calcext:value-type="float">
            <text:p>208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13</text:p>
          </table:table-cell>
          <table:table-cell office:value-type="float" office:value="2011.49" calcext:value-type="float">
            <text:p>2011.49</text:p>
          </table:table-cell>
          <table:table-cell office:value-type="float" office:value="2077.72" calcext:value-type="float">
            <text:p>2077.72</text:p>
          </table:table-cell>
          <table:table-cell office:value-type="float" office:value="2011.49" calcext:value-type="float">
            <text:p>2011.49</text:p>
          </table:table-cell>
          <table:table-cell office:value-type="float" office:value="2076.7" calcext:value-type="float">
            <text:p>207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12</text:p>
          </table:table-cell>
          <table:table-cell office:value-type="float" office:value="1988.57" calcext:value-type="float">
            <text:p>1988.57</text:p>
          </table:table-cell>
          <table:table-cell office:value-type="float" office:value="2000" calcext:value-type="float">
            <text:p>2000</text:p>
          </table:table-cell>
          <table:table-cell office:value-type="float" office:value="1984.66" calcext:value-type="float">
            <text:p>1984.66</text:p>
          </table:table-cell>
          <table:table-cell office:value-type="float" office:value="1999.38" calcext:value-type="float">
            <text:p>199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12</text:p>
          </table:table-cell>
          <table:table-cell office:value-type="float" office:value="1974.09" calcext:value-type="float">
            <text:p>1974.09</text:p>
          </table:table-cell>
          <table:table-cell office:value-type="float" office:value="2011.31" calcext:value-type="float">
            <text:p>2011.31</text:p>
          </table:table-cell>
          <table:table-cell office:value-type="float" office:value="1973.3" calcext:value-type="float">
            <text:p>1973.3</text:p>
          </table:table-cell>
          <table:table-cell office:value-type="float" office:value="1987.95" calcext:value-type="float">
            <text:p>1987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12</text:p>
          </table:table-cell>
          <table:table-cell office:value-type="float" office:value="1943.76" calcext:value-type="float">
            <text:p>1943.76</text:p>
          </table:table-cell>
          <table:table-cell office:value-type="float" office:value="1976.85" calcext:value-type="float">
            <text:p>1976.85</text:p>
          </table:table-cell>
          <table:table-cell office:value-type="float" office:value="1943.76" calcext:value-type="float">
            <text:p>1943.76</text:p>
          </table:table-cell>
          <table:table-cell office:value-type="float" office:value="1976.85" calcext:value-type="float">
            <text:p>197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12</text:p>
          </table:table-cell>
          <table:table-cell table:number-columns-repeated="2" office:value-type="float" office:value="1999.55" calcext:value-type="float">
            <text:p>1999.55</text:p>
          </table:table-cell>
          <table:table-cell office:value-type="float" office:value="1924.74" calcext:value-type="float">
            <text:p>1924.74</text:p>
          </table:table-cell>
          <table:table-cell office:value-type="float" office:value="1940.77" calcext:value-type="float">
            <text:p>194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12</text:p>
          </table:table-cell>
          <table:table-cell office:value-type="float" office:value="1992.5" calcext:value-type="float">
            <text:p>1992.5</text:p>
          </table:table-cell>
          <table:table-cell office:value-type="float" office:value="2010.91" calcext:value-type="float">
            <text:p>2010.91</text:p>
          </table:table-cell>
          <table:table-cell office:value-type="float" office:value="1989.43" calcext:value-type="float">
            <text:p>1989.43</text:p>
          </table:table-cell>
          <table:table-cell office:value-type="float" office:value="1999.76" calcext:value-type="float">
            <text:p>199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12</text:p>
          </table:table-cell>
          <table:table-cell office:value-type="float" office:value="2026.6" calcext:value-type="float">
            <text:p>2026.6</text:p>
          </table:table-cell>
          <table:table-cell office:value-type="float" office:value="2030.27" calcext:value-type="float">
            <text:p>2030.27</text:p>
          </table:table-cell>
          <table:table-cell office:value-type="float" office:value="1971.39" calcext:value-type="float">
            <text:p>1971.39</text:p>
          </table:table-cell>
          <table:table-cell office:value-type="float" office:value="1993.88" calcext:value-type="float">
            <text:p>199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12</text:p>
          </table:table-cell>
          <table:table-cell office:value-type="float" office:value="1936.56" calcext:value-type="float">
            <text:p>1936.56</text:p>
          </table:table-cell>
          <table:table-cell office:value-type="float" office:value="2028.51" calcext:value-type="float">
            <text:p>2028.51</text:p>
          </table:table-cell>
          <table:table-cell office:value-type="float" office:value="1936.56" calcext:value-type="float">
            <text:p>1936.56</text:p>
          </table:table-cell>
          <table:table-cell office:value-type="float" office:value="2026.6" calcext:value-type="float">
            <text:p>202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12</text:p>
          </table:table-cell>
          <table:table-cell office:value-type="float" office:value="1884.83" calcext:value-type="float">
            <text:p>1884.83</text:p>
          </table:table-cell>
          <table:table-cell office:value-type="float" office:value="1941.11" calcext:value-type="float">
            <text:p>1941.11</text:p>
          </table:table-cell>
          <table:table-cell office:value-type="float" office:value="1884.8" calcext:value-type="float">
            <text:p>1884.8</text:p>
          </table:table-cell>
          <table:table-cell office:value-type="float" office:value="1936.56" calcext:value-type="float">
            <text:p>193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12</text:p>
          </table:table-cell>
          <table:table-cell office:value-type="float" office:value="1859.35" calcext:value-type="float">
            <text:p>1859.35</text:p>
          </table:table-cell>
          <table:table-cell office:value-type="float" office:value="1885.39" calcext:value-type="float">
            <text:p>1885.39</text:p>
          </table:table-cell>
          <table:table-cell office:value-type="float" office:value="1822.13" calcext:value-type="float">
            <text:p>1822.13</text:p>
          </table:table-cell>
          <table:table-cell office:value-type="float" office:value="1882.6" calcext:value-type="float">
            <text:p>1882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12</text:p>
          </table:table-cell>
          <table:table-cell office:value-type="float" office:value="1816.85" calcext:value-type="float">
            <text:p>1816.85</text:p>
          </table:table-cell>
          <table:table-cell office:value-type="float" office:value="1829.16" calcext:value-type="float">
            <text:p>1829.16</text:p>
          </table:table-cell>
          <table:table-cell office:value-type="float" office:value="1803.71" calcext:value-type="float">
            <text:p>1803.71</text:p>
          </table:table-cell>
          <table:table-cell office:value-type="float" office:value="1819.41" calcext:value-type="float">
            <text:p>181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12</text:p>
          </table:table-cell>
          <table:table-cell office:value-type="float" office:value="1771.31" calcext:value-type="float">
            <text:p>1771.31</text:p>
          </table:table-cell>
          <table:table-cell office:value-type="float" office:value="1817.37" calcext:value-type="float">
            <text:p>1817.37</text:p>
          </table:table-cell>
          <table:table-cell office:value-type="float" office:value="1771.31" calcext:value-type="float">
            <text:p>1771.31</text:p>
          </table:table-cell>
          <table:table-cell office:value-type="float" office:value="1816.85" calcext:value-type="float">
            <text:p>181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12</text:p>
          </table:table-cell>
          <table:table-cell office:value-type="float" office:value="1747.31" calcext:value-type="float">
            <text:p>1747.31</text:p>
          </table:table-cell>
          <table:table-cell office:value-type="float" office:value="1791.85" calcext:value-type="float">
            <text:p>1791.85</text:p>
          </table:table-cell>
          <table:table-cell office:value-type="float" office:value="1747.31" calcext:value-type="float">
            <text:p>1747.31</text:p>
          </table:table-cell>
          <table:table-cell office:value-type="float" office:value="1772.7" calcext:value-type="float">
            <text:p>177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12</text:p>
          </table:table-cell>
          <table:table-cell office:value-type="float" office:value="1706.01" calcext:value-type="float">
            <text:p>1706.01</text:p>
          </table:table-cell>
          <table:table-cell office:value-type="float" office:value="1743.31" calcext:value-type="float">
            <text:p>1743.31</text:p>
          </table:table-cell>
          <table:table-cell office:value-type="float" office:value="1704.9" calcext:value-type="float">
            <text:p>1704.9</text:p>
          </table:table-cell>
          <table:table-cell office:value-type="float" office:value="1743.31" calcext:value-type="float">
            <text:p>174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12</text:p>
          </table:table-cell>
          <table:table-cell office:value-type="float" office:value="1672" calcext:value-type="float">
            <text:p>1672</text:p>
          </table:table-cell>
          <table:table-cell office:value-type="float" office:value="1702.67" calcext:value-type="float">
            <text:p>1702.67</text:p>
          </table:table-cell>
          <table:table-cell office:value-type="float" office:value="1672" calcext:value-type="float">
            <text:p>1672</text:p>
          </table:table-cell>
          <table:table-cell office:value-type="float" office:value="1702.67" calcext:value-type="float">
            <text:p>170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12</text:p>
          </table:table-cell>
          <table:table-cell office:value-type="float" office:value="1680.59" calcext:value-type="float">
            <text:p>1680.59</text:p>
          </table:table-cell>
          <table:table-cell office:value-type="float" office:value="1692.05" calcext:value-type="float">
            <text:p>1692.05</text:p>
          </table:table-cell>
          <table:table-cell office:value-type="float" office:value="1664.92" calcext:value-type="float">
            <text:p>1664.92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12</text:p>
          </table:table-cell>
          <table:table-cell office:value-type="float" office:value="1671.72" calcext:value-type="float">
            <text:p>1671.72</text:p>
          </table:table-cell>
          <table:table-cell office:value-type="float" office:value="1697.35" calcext:value-type="float">
            <text:p>1697.35</text:p>
          </table:table-cell>
          <table:table-cell office:value-type="float" office:value="1671.72" calcext:value-type="float">
            <text:p>1671.72</text:p>
          </table:table-cell>
          <table:table-cell office:value-type="float" office:value="1682.59" calcext:value-type="float">
            <text:p>168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12</text:p>
          </table:table-cell>
          <table:table-cell office:value-type="float" office:value="1633.06" calcext:value-type="float">
            <text:p>1633.06</text:p>
          </table:table-cell>
          <table:table-cell office:value-type="float" office:value="1683.48" calcext:value-type="float">
            <text:p>1683.48</text:p>
          </table:table-cell>
          <table:table-cell office:value-type="float" office:value="1631.49" calcext:value-type="float">
            <text:p>1631.49</text:p>
          </table:table-cell>
          <table:table-cell office:value-type="float" office:value="1670.8" calcext:value-type="float">
            <text:p>167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12</text:p>
          </table:table-cell>
          <table:table-cell office:value-type="float" office:value="1643.01" calcext:value-type="float">
            <text:p>1643.01</text:p>
          </table:table-cell>
          <table:table-cell office:value-type="float" office:value="1655.87" calcext:value-type="float">
            <text:p>1655.87</text:p>
          </table:table-cell>
          <table:table-cell office:value-type="float" office:value="1627.05" calcext:value-type="float">
            <text:p>1627.05</text:p>
          </table:table-cell>
          <table:table-cell office:value-type="float" office:value="1632.57" calcext:value-type="float">
            <text:p>163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12</text:p>
          </table:table-cell>
          <table:table-cell office:value-type="float" office:value="1626.34" calcext:value-type="float">
            <text:p>1626.34</text:p>
          </table:table-cell>
          <table:table-cell office:value-type="float" office:value="1643.96" calcext:value-type="float">
            <text:p>1643.96</text:p>
          </table:table-cell>
          <table:table-cell office:value-type="float" office:value="1612.43" calcext:value-type="float">
            <text:p>1612.43</text:p>
          </table:table-cell>
          <table:table-cell office:value-type="float" office:value="1637.73" calcext:value-type="float">
            <text:p>163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12</text:p>
          </table:table-cell>
          <table:table-cell office:value-type="float" office:value="1554.71" calcext:value-type="float">
            <text:p>1554.71</text:p>
          </table:table-cell>
          <table:table-cell office:value-type="float" office:value="1628.12" calcext:value-type="float">
            <text:p>1628.12</text:p>
          </table:table-cell>
          <table:table-cell office:value-type="float" office:value="1554.71" calcext:value-type="float">
            <text:p>1554.71</text:p>
          </table:table-cell>
          <table:table-cell office:value-type="float" office:value="1623.34" calcext:value-type="float">
            <text:p>162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12</text:p>
          </table:table-cell>
          <table:table-cell office:value-type="float" office:value="1551.1" calcext:value-type="float">
            <text:p>1551.1</text:p>
          </table:table-cell>
          <table:table-cell office:value-type="float" office:value="1558.05" calcext:value-type="float">
            <text:p>1558.05</text:p>
          </table:table-cell>
          <table:table-cell office:value-type="float" office:value="1534.39" calcext:value-type="float">
            <text:p>1534.39</text:p>
          </table:table-cell>
          <table:table-cell office:value-type="float" office:value="1553.06" calcext:value-type="float">
            <text:p>155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12</text:p>
          </table:table-cell>
          <table:table-cell office:value-type="float" office:value="1552.69" calcext:value-type="float">
            <text:p>1552.69</text:p>
          </table:table-cell>
          <table:table-cell office:value-type="float" office:value="1560.38" calcext:value-type="float">
            <text:p>1560.38</text:p>
          </table:table-cell>
          <table:table-cell office:value-type="float" office:value="1549.6" calcext:value-type="float">
            <text:p>1549.6</text:p>
          </table:table-cell>
          <table:table-cell office:value-type="float" office:value="1554.06" calcext:value-type="float">
            <text:p>155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12</text:p>
          </table:table-cell>
          <table:table-cell office:value-type="float" office:value="1480.32" calcext:value-type="float">
            <text:p>1480.32</text:p>
          </table:table-cell>
          <table:table-cell office:value-type="float" office:value="1549.68" calcext:value-type="float">
            <text:p>1549.68</text:p>
          </table:table-cell>
          <table:table-cell office:value-type="float" office:value="1480.12" calcext:value-type="float">
            <text:p>1480.12</text:p>
          </table:table-cell>
          <table:table-cell office:value-type="float" office:value="1549.68" calcext:value-type="float">
            <text:p>154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12</text:p>
          </table:table-cell>
          <table:table-cell table:number-columns-repeated="2" office:value-type="float" office:value="1547.34" calcext:value-type="float">
            <text:p>1547.34</text:p>
          </table:table-cell>
          <table:table-cell office:value-type="float" office:value="1475.09" calcext:value-type="float">
            <text:p>1475.09</text:p>
          </table:table-cell>
          <table:table-cell office:value-type="float" office:value="1480.12" calcext:value-type="float">
            <text:p>148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12</text:p>
          </table:table-cell>
          <table:table-cell office:value-type="float" office:value="1533.35" calcext:value-type="float">
            <text:p>1533.35</text:p>
          </table:table-cell>
          <table:table-cell office:value-type="float" office:value="1550.94" calcext:value-type="float">
            <text:p>1550.94</text:p>
          </table:table-cell>
          <table:table-cell office:value-type="float" office:value="1526.88" calcext:value-type="float">
            <text:p>1526.88</text:p>
          </table:table-cell>
          <table:table-cell office:value-type="float" office:value="1550.94" calcext:value-type="float">
            <text:p>1550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12</text:p>
          </table:table-cell>
          <table:table-cell office:value-type="float" office:value="1531.77" calcext:value-type="float">
            <text:p>1531.77</text:p>
          </table:table-cell>
          <table:table-cell office:value-type="float" office:value="1537.93" calcext:value-type="float">
            <text:p>1537.93</text:p>
          </table:table-cell>
          <table:table-cell office:value-type="float" office:value="1530.5" calcext:value-type="float">
            <text:p>1530.5</text:p>
          </table:table-cell>
          <table:table-cell office:value-type="float" office:value="1531.07" calcext:value-type="float">
            <text:p>1531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12</text:p>
          </table:table-cell>
          <table:table-cell office:value-type="float" office:value="1526.03" calcext:value-type="float">
            <text:p>1526.03</text:p>
          </table:table-cell>
          <table:table-cell office:value-type="float" office:value="1548.34" calcext:value-type="float">
            <text:p>1548.34</text:p>
          </table:table-cell>
          <table:table-cell office:value-type="float" office:value="1526.03" calcext:value-type="float">
            <text:p>1526.03</text:p>
          </table:table-cell>
          <table:table-cell office:value-type="float" office:value="1531.77" calcext:value-type="float">
            <text:p>1531.77</text:p>
          </table:table-cell>
          <table:table-cell office:value-type="float" office:value="28152299" calcext:value-type="float">
            <text:p>28152299</text:p>
          </table:table-cell>
        </table:table-row>
        <table:table-row table:style-name="ro1">
          <table:table-cell office:value-type="string" calcext:value-type="string">
            <text:p>16-Nov-12</text:p>
          </table:table-cell>
          <table:table-cell table:number-columns-repeated="2" office:value-type="float" office:value="1548.08" calcext:value-type="float">
            <text:p>1548.08</text:p>
          </table:table-cell>
          <table:table-cell office:value-type="float" office:value="1516.62" calcext:value-type="float">
            <text:p>1516.62</text:p>
          </table:table-cell>
          <table:table-cell office:value-type="float" office:value="1519.19" calcext:value-type="float">
            <text:p>151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12</text:p>
          </table:table-cell>
          <table:table-cell office:value-type="float" office:value="1550.98" calcext:value-type="float">
            <text:p>1550.98</text:p>
          </table:table-cell>
          <table:table-cell office:value-type="float" office:value="1558.88" calcext:value-type="float">
            <text:p>1558.88</text:p>
          </table:table-cell>
          <table:table-cell office:value-type="float" office:value="1541.57" calcext:value-type="float">
            <text:p>1541.57</text:p>
          </table:table-cell>
          <table:table-cell office:value-type="float" office:value="1548.99" calcext:value-type="float">
            <text:p>154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12</text:p>
          </table:table-cell>
          <table:table-cell office:value-type="float" office:value="1568.77" calcext:value-type="float">
            <text:p>1568.77</text:p>
          </table:table-cell>
          <table:table-cell office:value-type="float" office:value="1581.22" calcext:value-type="float">
            <text:p>1581.22</text:p>
          </table:table-cell>
          <table:table-cell office:value-type="float" office:value="1549.62" calcext:value-type="float">
            <text:p>1549.62</text:p>
          </table:table-cell>
          <table:table-cell office:value-type="float" office:value="1551.18" calcext:value-type="float">
            <text:p>155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12</text:p>
          </table:table-cell>
          <table:table-cell table:number-columns-repeated="2" office:value-type="float" office:value="1612.91" calcext:value-type="float">
            <text:p>1612.91</text:p>
          </table:table-cell>
          <table:table-cell office:value-type="float" office:value="1568.03" calcext:value-type="float">
            <text:p>1568.03</text:p>
          </table:table-cell>
          <table:table-cell office:value-type="float" office:value="1569.6" calcext:value-type="float">
            <text:p>15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12</text:p>
          </table:table-cell>
          <table:table-cell office:value-type="float" office:value="1599.85" calcext:value-type="float">
            <text:p>1599.85</text:p>
          </table:table-cell>
          <table:table-cell office:value-type="float" office:value="1610.91" calcext:value-type="float">
            <text:p>1610.91</text:p>
          </table:table-cell>
          <table:table-cell office:value-type="float" office:value="1590.13" calcext:value-type="float">
            <text:p>1590.13</text:p>
          </table:table-cell>
          <table:table-cell office:value-type="float" office:value="1610.91" calcext:value-type="float">
            <text:p>161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12</text:p>
          </table:table-cell>
          <table:table-cell office:value-type="float" office:value="1610.14" calcext:value-type="float">
            <text:p>1610.14</text:p>
          </table:table-cell>
          <table:table-cell office:value-type="float" office:value="1611.26" calcext:value-type="float">
            <text:p>1611.26</text:p>
          </table:table-cell>
          <table:table-cell office:value-type="float" office:value="1590.16" calcext:value-type="float">
            <text:p>1590.16</text:p>
          </table:table-cell>
          <table:table-cell office:value-type="float" office:value="1600.69" calcext:value-type="float">
            <text:p>160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12</text:p>
          </table:table-cell>
          <table:table-cell office:value-type="float" office:value="1585.7" calcext:value-type="float">
            <text:p>1585.7</text:p>
          </table:table-cell>
          <table:table-cell office:value-type="float" office:value="1612.7" calcext:value-type="float">
            <text:p>1612.7</text:p>
          </table:table-cell>
          <table:table-cell office:value-type="float" office:value="1585.7" calcext:value-type="float">
            <text:p>1585.7</text:p>
          </table:table-cell>
          <table:table-cell office:value-type="float" office:value="1611.47" calcext:value-type="float">
            <text:p>161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12</text:p>
          </table:table-cell>
          <table:table-cell table:number-columns-repeated="2" office:value-type="float" office:value="1595.29" calcext:value-type="float">
            <text:p>1595.29</text:p>
          </table:table-cell>
          <table:table-cell office:value-type="float" office:value="1572.55" calcext:value-type="float">
            <text:p>1572.55</text:p>
          </table:table-cell>
          <table:table-cell office:value-type="float" office:value="1585.7" calcext:value-type="float">
            <text:p>158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12</text:p>
          </table:table-cell>
          <table:table-cell office:value-type="float" office:value="1599.16" calcext:value-type="float">
            <text:p>1599.16</text:p>
          </table:table-cell>
          <table:table-cell office:value-type="float" office:value="1606.18" calcext:value-type="float">
            <text:p>1606.18</text:p>
          </table:table-cell>
          <table:table-cell office:value-type="float" office:value="1586.91" calcext:value-type="float">
            <text:p>1586.91</text:p>
          </table:table-cell>
          <table:table-cell office:value-type="float" office:value="1595.29" calcext:value-type="float">
            <text:p>159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12</text:p>
          </table:table-cell>
          <table:table-cell office:value-type="float" office:value="1565.17" calcext:value-type="float">
            <text:p>1565.17</text:p>
          </table:table-cell>
          <table:table-cell office:value-type="float" office:value="1599.16" calcext:value-type="float">
            <text:p>1599.16</text:p>
          </table:table-cell>
          <table:table-cell office:value-type="float" office:value="1565.17" calcext:value-type="float">
            <text:p>1565.17</text:p>
          </table:table-cell>
          <table:table-cell office:value-type="float" office:value="1599.16" calcext:value-type="float">
            <text:p>159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12</text:p>
          </table:table-cell>
          <table:table-cell office:value-type="float" office:value="1563.25" calcext:value-type="float">
            <text:p>1563.25</text:p>
          </table:table-cell>
          <table:table-cell office:value-type="float" office:value="1577.43" calcext:value-type="float">
            <text:p>1577.43</text:p>
          </table:table-cell>
          <table:table-cell office:value-type="float" office:value="1562.84" calcext:value-type="float">
            <text:p>1562.84</text:p>
          </table:table-cell>
          <table:table-cell office:value-type="float" office:value="1564.73" calcext:value-type="float">
            <text:p>156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12</text:p>
          </table:table-cell>
          <table:table-cell office:value-type="float" office:value="1567.85" calcext:value-type="float">
            <text:p>1567.85</text:p>
          </table:table-cell>
          <table:table-cell office:value-type="float" office:value="1576.42" calcext:value-type="float">
            <text:p>1576.42</text:p>
          </table:table-cell>
          <table:table-cell office:value-type="float" office:value="1553.38" calcext:value-type="float">
            <text:p>1553.38</text:p>
          </table:table-cell>
          <table:table-cell office:value-type="float" office:value="1561.92" calcext:value-type="float">
            <text:p>1561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12</text:p>
          </table:table-cell>
          <table:table-cell office:value-type="float" office:value="1565.42" calcext:value-type="float">
            <text:p>1565.42</text:p>
          </table:table-cell>
          <table:table-cell office:value-type="float" office:value="1576.21" calcext:value-type="float">
            <text:p>1576.21</text:p>
          </table:table-cell>
          <table:table-cell office:value-type="float" office:value="1550.19" calcext:value-type="float">
            <text:p>1550.19</text:p>
          </table:table-cell>
          <table:table-cell office:value-type="float" office:value="1555.64" calcext:value-type="float">
            <text:p>155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12</text:p>
          </table:table-cell>
          <table:table-cell table:number-columns-repeated="2" office:value-type="float" office:value="1596.68" calcext:value-type="float">
            <text:p>1596.68</text:p>
          </table:table-cell>
          <table:table-cell office:value-type="float" office:value="1556.73" calcext:value-type="float">
            <text:p>1556.73</text:p>
          </table:table-cell>
          <table:table-cell office:value-type="float" office:value="1566.93" calcext:value-type="float">
            <text:p>156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12</text:p>
          </table:table-cell>
          <table:table-cell office:value-type="float" office:value="1605.59" calcext:value-type="float">
            <text:p>1605.59</text:p>
          </table:table-cell>
          <table:table-cell office:value-type="float" office:value="1606.64" calcext:value-type="float">
            <text:p>1606.64</text:p>
          </table:table-cell>
          <table:table-cell office:value-type="float" office:value="1592.72" calcext:value-type="float">
            <text:p>1592.72</text:p>
          </table:table-cell>
          <table:table-cell office:value-type="float" office:value="1596.68" calcext:value-type="float">
            <text:p>159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12</text:p>
          </table:table-cell>
          <table:table-cell office:value-type="float" office:value="1613.56" calcext:value-type="float">
            <text:p>1613.56</text:p>
          </table:table-cell>
          <table:table-cell office:value-type="float" office:value="1619.09" calcext:value-type="float">
            <text:p>1619.09</text:p>
          </table:table-cell>
          <table:table-cell office:value-type="float" office:value="1601.22" calcext:value-type="float">
            <text:p>1601.22</text:p>
          </table:table-cell>
          <table:table-cell office:value-type="float" office:value="1607.82" calcext:value-type="float">
            <text:p>160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12</text:p>
          </table:table-cell>
          <table:table-cell office:value-type="float" office:value="1602.57" calcext:value-type="float">
            <text:p>1602.57</text:p>
          </table:table-cell>
          <table:table-cell office:value-type="float" office:value="1613.56" calcext:value-type="float">
            <text:p>1613.56</text:p>
          </table:table-cell>
          <table:table-cell office:value-type="float" office:value="1595.64" calcext:value-type="float">
            <text:p>1595.64</text:p>
          </table:table-cell>
          <table:table-cell office:value-type="float" office:value="1613.56" calcext:value-type="float">
            <text:p>161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12</text:p>
          </table:table-cell>
          <table:table-cell office:value-type="float" office:value="1650" calcext:value-type="float">
            <text:p>1650</text:p>
          </table:table-cell>
          <table:table-cell office:value-type="float" office:value="1655.58" calcext:value-type="float">
            <text:p>1655.58</text:p>
          </table:table-cell>
          <table:table-cell office:value-type="float" office:value="1592.8" calcext:value-type="float">
            <text:p>1592.8</text:p>
          </table:table-cell>
          <table:table-cell office:value-type="float" office:value="1602.97" calcext:value-type="float">
            <text:p>1602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12</text:p>
          </table:table-cell>
          <table:table-cell office:value-type="float" office:value="1641.69" calcext:value-type="float">
            <text:p>1641.69</text:p>
          </table:table-cell>
          <table:table-cell office:value-type="float" office:value="1666.74" calcext:value-type="float">
            <text:p>1666.74</text:p>
          </table:table-cell>
          <table:table-cell office:value-type="float" office:value="1635.87" calcext:value-type="float">
            <text:p>1635.87</text:p>
          </table:table-cell>
          <table:table-cell office:value-type="float" office:value="1666.74" calcext:value-type="float">
            <text:p>1666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12</text:p>
          </table:table-cell>
          <table:table-cell table:number-columns-repeated="2" office:value-type="float" office:value="1651.58" calcext:value-type="float">
            <text:p>1651.58</text:p>
          </table:table-cell>
          <table:table-cell office:value-type="float" office:value="1630.36" calcext:value-type="float">
            <text:p>1630.36</text:p>
          </table:table-cell>
          <table:table-cell office:value-type="float" office:value="1641.69" calcext:value-type="float">
            <text:p>164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12</text:p>
          </table:table-cell>
          <table:table-cell office:value-type="float" office:value="1661.78" calcext:value-type="float">
            <text:p>1661.78</text:p>
          </table:table-cell>
          <table:table-cell office:value-type="float" office:value="1665.47" calcext:value-type="float">
            <text:p>1665.47</text:p>
          </table:table-cell>
          <table:table-cell office:value-type="float" office:value="1647.52" calcext:value-type="float">
            <text:p>1647.52</text:p>
          </table:table-cell>
          <table:table-cell office:value-type="float" office:value="1654.92" calcext:value-type="float">
            <text:p>165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12</text:p>
          </table:table-cell>
          <table:table-cell office:value-type="float" office:value="1633.79" calcext:value-type="float">
            <text:p>1633.79</text:p>
          </table:table-cell>
          <table:table-cell office:value-type="float" office:value="1665.35" calcext:value-type="float">
            <text:p>1665.35</text:p>
          </table:table-cell>
          <table:table-cell office:value-type="float" office:value="1633.79" calcext:value-type="float">
            <text:p>1633.79</text:p>
          </table:table-cell>
          <table:table-cell office:value-type="float" office:value="1661.78" calcext:value-type="float">
            <text:p>166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12</text:p>
          </table:table-cell>
          <table:table-cell office:value-type="float" office:value="1628.23" calcext:value-type="float">
            <text:p>1628.23</text:p>
          </table:table-cell>
          <table:table-cell office:value-type="float" office:value="1640.18" calcext:value-type="float">
            <text:p>1640.18</text:p>
          </table:table-cell>
          <table:table-cell office:value-type="float" office:value="1612.68" calcext:value-type="float">
            <text:p>1612.68</text:p>
          </table:table-cell>
          <table:table-cell office:value-type="float" office:value="1633.23" calcext:value-type="float">
            <text:p>163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12</text:p>
          </table:table-cell>
          <table:table-cell office:value-type="float" office:value="1621.14" calcext:value-type="float">
            <text:p>1621.14</text:p>
          </table:table-cell>
          <table:table-cell office:value-type="float" office:value="1622.17" calcext:value-type="float">
            <text:p>1622.17</text:p>
          </table:table-cell>
          <table:table-cell office:value-type="float" office:value="1608.68" calcext:value-type="float">
            <text:p>1608.68</text:p>
          </table:table-cell>
          <table:table-cell office:value-type="float" office:value="1621.88" calcext:value-type="float">
            <text:p>162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Oct-12</text:p>
          </table:table-cell>
          <table:table-cell table:number-columns-repeated="2" office:value-type="float" office:value="1628.36" calcext:value-type="float">
            <text:p>1628.36</text:p>
          </table:table-cell>
          <table:table-cell office:value-type="float" office:value="1604.45" calcext:value-type="float">
            <text:p>1604.45</text:p>
          </table:table-cell>
          <table:table-cell office:value-type="float" office:value="1620.15" calcext:value-type="float">
            <text:p>162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12</text:p>
          </table:table-cell>
          <table:table-cell office:value-type="float" office:value="1604.58" calcext:value-type="float">
            <text:p>1604.58</text:p>
          </table:table-cell>
          <table:table-cell office:value-type="float" office:value="1628.36" calcext:value-type="float">
            <text:p>1628.36</text:p>
          </table:table-cell>
          <table:table-cell office:value-type="float" office:value="1604.58" calcext:value-type="float">
            <text:p>1604.58</text:p>
          </table:table-cell>
          <table:table-cell office:value-type="float" office:value="1628.36" calcext:value-type="float">
            <text:p>162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12</text:p>
          </table:table-cell>
          <table:table-cell table:number-columns-repeated="2" office:value-type="float" office:value="1639.29" calcext:value-type="float">
            <text:p>1639.29</text:p>
          </table:table-cell>
          <table:table-cell office:value-type="float" office:value="1594.98" calcext:value-type="float">
            <text:p>1594.98</text:p>
          </table:table-cell>
          <table:table-cell office:value-type="float" office:value="1603.69" calcext:value-type="float">
            <text:p>160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12</text:p>
          </table:table-cell>
          <table:table-cell table:number-columns-repeated="2" office:value-type="float" office:value="1677.02" calcext:value-type="float">
            <text:p>1677.02</text:p>
          </table:table-cell>
          <table:table-cell office:value-type="float" office:value="1640.56" calcext:value-type="float">
            <text:p>1640.56</text:p>
          </table:table-cell>
          <table:table-cell office:value-type="float" office:value="1644.28" calcext:value-type="float">
            <text:p>164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12</text:p>
          </table:table-cell>
          <table:table-cell office:value-type="float" office:value="1666.11" calcext:value-type="float">
            <text:p>1666.11</text:p>
          </table:table-cell>
          <table:table-cell office:value-type="float" office:value="1697.2" calcext:value-type="float">
            <text:p>1697.2</text:p>
          </table:table-cell>
          <table:table-cell office:value-type="float" office:value="1666.11" calcext:value-type="float">
            <text:p>1666.11</text:p>
          </table:table-cell>
          <table:table-cell office:value-type="float" office:value="1685.46" calcext:value-type="float">
            <text:p>168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12</text:p>
          </table:table-cell>
          <table:table-cell office:value-type="float" office:value="1652.58" calcext:value-type="float">
            <text:p>1652.58</text:p>
          </table:table-cell>
          <table:table-cell office:value-type="float" office:value="1669.52" calcext:value-type="float">
            <text:p>1669.52</text:p>
          </table:table-cell>
          <table:table-cell office:value-type="float" office:value="1646.06" calcext:value-type="float">
            <text:p>1646.06</text:p>
          </table:table-cell>
          <table:table-cell office:value-type="float" office:value="1666.91" calcext:value-type="float">
            <text:p>1666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12</text:p>
          </table:table-cell>
          <table:table-cell office:value-type="float" office:value="1651.58" calcext:value-type="float">
            <text:p>1651.58</text:p>
          </table:table-cell>
          <table:table-cell office:value-type="float" office:value="1652.58" calcext:value-type="float">
            <text:p>1652.58</text:p>
          </table:table-cell>
          <table:table-cell office:value-type="float" office:value="1641.08" calcext:value-type="float">
            <text:p>1641.08</text:p>
          </table:table-cell>
          <table:table-cell office:value-type="float" office:value="1652.58" calcext:value-type="float">
            <text:p>165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12</text:p>
          </table:table-cell>
          <table:table-cell office:value-type="float" office:value="1656.39" calcext:value-type="float">
            <text:p>1656.39</text:p>
          </table:table-cell>
          <table:table-cell office:value-type="float" office:value="1659.99" calcext:value-type="float">
            <text:p>1659.99</text:p>
          </table:table-cell>
          <table:table-cell office:value-type="float" office:value="1642.15" calcext:value-type="float">
            <text:p>1642.15</text:p>
          </table:table-cell>
          <table:table-cell office:value-type="float" office:value="1653.23" calcext:value-type="float">
            <text:p>165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12</text:p>
          </table:table-cell>
          <table:table-cell office:value-type="float" office:value="1655.73" calcext:value-type="float">
            <text:p>1655.73</text:p>
          </table:table-cell>
          <table:table-cell office:value-type="float" office:value="1672.08" calcext:value-type="float">
            <text:p>1672.08</text:p>
          </table:table-cell>
          <table:table-cell office:value-type="float" office:value="1652.88" calcext:value-type="float">
            <text:p>1652.88</text:p>
          </table:table-cell>
          <table:table-cell office:value-type="float" office:value="1655.51" calcext:value-type="float">
            <text:p>165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12</text:p>
          </table:table-cell>
          <table:table-cell table:number-columns-repeated="2" office:value-type="float" office:value="1679.2" calcext:value-type="float">
            <text:p>1679.2</text:p>
          </table:table-cell>
          <table:table-cell office:value-type="float" office:value="1650.12" calcext:value-type="float">
            <text:p>1650.12</text:p>
          </table:table-cell>
          <table:table-cell office:value-type="float" office:value="1656.38" calcext:value-type="float">
            <text:p>165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12</text:p>
          </table:table-cell>
          <table:table-cell office:value-type="float" office:value="1661" calcext:value-type="float">
            <text:p>1661</text:p>
          </table:table-cell>
          <table:table-cell office:value-type="float" office:value="1682.74" calcext:value-type="float">
            <text:p>1682.74</text:p>
          </table:table-cell>
          <table:table-cell office:value-type="float" office:value="1656.42" calcext:value-type="float">
            <text:p>1656.42</text:p>
          </table:table-cell>
          <table:table-cell office:value-type="float" office:value="1679.2" calcext:value-type="float">
            <text:p>167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12</text:p>
          </table:table-cell>
          <table:table-cell table:number-columns-repeated="2" office:value-type="float" office:value="1716.37" calcext:value-type="float">
            <text:p>1716.37</text:p>
          </table:table-cell>
          <table:table-cell office:value-type="float" office:value="1656.29" calcext:value-type="float">
            <text:p>1656.29</text:p>
          </table:table-cell>
          <table:table-cell office:value-type="float" office:value="1656.46" calcext:value-type="float">
            <text:p>165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12</text:p>
          </table:table-cell>
          <table:table-cell table:number-columns-repeated="2" office:value-type="float" office:value="1749.06" calcext:value-type="float">
            <text:p>1749.06</text:p>
          </table:table-cell>
          <table:table-cell office:value-type="float" office:value="1705.58" calcext:value-type="float">
            <text:p>1705.58</text:p>
          </table:table-cell>
          <table:table-cell office:value-type="float" office:value="1716.37" calcext:value-type="float">
            <text:p>171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12</text:p>
          </table:table-cell>
          <table:table-cell office:value-type="float" office:value="1682.98" calcext:value-type="float">
            <text:p>1682.98</text:p>
          </table:table-cell>
          <table:table-cell office:value-type="float" office:value="1717.2" calcext:value-type="float">
            <text:p>1717.2</text:p>
          </table:table-cell>
          <table:table-cell office:value-type="float" office:value="1682.98" calcext:value-type="float">
            <text:p>1682.98</text:p>
          </table:table-cell>
          <table:table-cell office:value-type="float" office:value="1713.27" calcext:value-type="float">
            <text:p>171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12</text:p>
          </table:table-cell>
          <table:table-cell office:value-type="float" office:value="1670.82" calcext:value-type="float">
            <text:p>1670.82</text:p>
          </table:table-cell>
          <table:table-cell office:value-type="float" office:value="1682.26" calcext:value-type="float">
            <text:p>1682.26</text:p>
          </table:table-cell>
          <table:table-cell office:value-type="float" office:value="1662.79" calcext:value-type="float">
            <text:p>1662.79</text:p>
          </table:table-cell>
          <table:table-cell office:value-type="float" office:value="1682.26" calcext:value-type="float">
            <text:p>168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12</text:p>
          </table:table-cell>
          <table:table-cell office:value-type="float" office:value="1660.23" calcext:value-type="float">
            <text:p>1660.23</text:p>
          </table:table-cell>
          <table:table-cell office:value-type="float" office:value="1673.69" calcext:value-type="float">
            <text:p>1673.69</text:p>
          </table:table-cell>
          <table:table-cell office:value-type="float" office:value="1660.23" calcext:value-type="float">
            <text:p>1660.23</text:p>
          </table:table-cell>
          <table:table-cell office:value-type="float" office:value="1670.82" calcext:value-type="float">
            <text:p>167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12</text:p>
          </table:table-cell>
          <table:table-cell office:value-type="float" office:value="1641.85" calcext:value-type="float">
            <text:p>1641.85</text:p>
          </table:table-cell>
          <table:table-cell office:value-type="float" office:value="1660.06" calcext:value-type="float">
            <text:p>1660.06</text:p>
          </table:table-cell>
          <table:table-cell office:value-type="float" office:value="1635.51" calcext:value-type="float">
            <text:p>1635.51</text:p>
          </table:table-cell>
          <table:table-cell office:value-type="float" office:value="1660.06" calcext:value-type="float">
            <text:p>166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12</text:p>
          </table:table-cell>
          <table:table-cell office:value-type="float" office:value="1682.74" calcext:value-type="float">
            <text:p>1682.74</text:p>
          </table:table-cell>
          <table:table-cell office:value-type="float" office:value="1683.16" calcext:value-type="float">
            <text:p>1683.16</text:p>
          </table:table-cell>
          <table:table-cell office:value-type="float" office:value="1638.98" calcext:value-type="float">
            <text:p>1638.98</text:p>
          </table:table-cell>
          <table:table-cell office:value-type="float" office:value="1641.37" calcext:value-type="float">
            <text:p>164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12</text:p>
          </table:table-cell>
          <table:table-cell office:value-type="float" office:value="1666.67" calcext:value-type="float">
            <text:p>1666.67</text:p>
          </table:table-cell>
          <table:table-cell office:value-type="float" office:value="1705.7" calcext:value-type="float">
            <text:p>1705.7</text:p>
          </table:table-cell>
          <table:table-cell office:value-type="float" office:value="1666.67" calcext:value-type="float">
            <text:p>1666.67</text:p>
          </table:table-cell>
          <table:table-cell office:value-type="float" office:value="1686.99" calcext:value-type="float">
            <text:p>168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12</text:p>
          </table:table-cell>
          <table:table-cell office:value-type="float" office:value="1619.53" calcext:value-type="float">
            <text:p>1619.53</text:p>
          </table:table-cell>
          <table:table-cell office:value-type="float" office:value="1665.51" calcext:value-type="float">
            <text:p>1665.51</text:p>
          </table:table-cell>
          <table:table-cell office:value-type="float" office:value="1619.37" calcext:value-type="float">
            <text:p>1619.37</text:p>
          </table:table-cell>
          <table:table-cell office:value-type="float" office:value="1665.51" calcext:value-type="float">
            <text:p>166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12</text:p>
          </table:table-cell>
          <table:table-cell office:value-type="float" office:value="1595.95" calcext:value-type="float">
            <text:p>1595.95</text:p>
          </table:table-cell>
          <table:table-cell office:value-type="float" office:value="1618.09" calcext:value-type="float">
            <text:p>1618.09</text:p>
          </table:table-cell>
          <table:table-cell office:value-type="float" office:value="1595.95" calcext:value-type="float">
            <text:p>1595.95</text:p>
          </table:table-cell>
          <table:table-cell office:value-type="float" office:value="1618.09" calcext:value-type="float">
            <text:p>161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12</text:p>
          </table:table-cell>
          <table:table-cell office:value-type="float" office:value="1577.35" calcext:value-type="float">
            <text:p>1577.35</text:p>
          </table:table-cell>
          <table:table-cell office:value-type="float" office:value="1597.59" calcext:value-type="float">
            <text:p>1597.59</text:p>
          </table:table-cell>
          <table:table-cell office:value-type="float" office:value="1577.35" calcext:value-type="float">
            <text:p>1577.35</text:p>
          </table:table-cell>
          <table:table-cell office:value-type="float" office:value="1595.78" calcext:value-type="float">
            <text:p>159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12</text:p>
          </table:table-cell>
          <table:table-cell office:value-type="float" office:value="1576.66" calcext:value-type="float">
            <text:p>1576.66</text:p>
          </table:table-cell>
          <table:table-cell office:value-type="float" office:value="1588.38" calcext:value-type="float">
            <text:p>1588.38</text:p>
          </table:table-cell>
          <table:table-cell office:value-type="float" office:value="1566.69" calcext:value-type="float">
            <text:p>1566.69</text:p>
          </table:table-cell>
          <table:table-cell office:value-type="float" office:value="1573.77" calcext:value-type="float">
            <text:p>157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12</text:p>
          </table:table-cell>
          <table:table-cell office:value-type="float" office:value="1600.18" calcext:value-type="float">
            <text:p>1600.18</text:p>
          </table:table-cell>
          <table:table-cell office:value-type="float" office:value="1610.4" calcext:value-type="float">
            <text:p>1610.4</text:p>
          </table:table-cell>
          <table:table-cell office:value-type="float" office:value="1571.56" calcext:value-type="float">
            <text:p>1571.56</text:p>
          </table:table-cell>
          <table:table-cell office:value-type="float" office:value="1576.66" calcext:value-type="float">
            <text:p>157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12</text:p>
          </table:table-cell>
          <table:table-cell office:value-type="float" office:value="1591.57" calcext:value-type="float">
            <text:p>1591.57</text:p>
          </table:table-cell>
          <table:table-cell office:value-type="float" office:value="1600.18" calcext:value-type="float">
            <text:p>1600.18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600.18" calcext:value-type="float">
            <text:p>160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12</text:p>
          </table:table-cell>
          <table:table-cell office:value-type="float" office:value="1588.9" calcext:value-type="float">
            <text:p>1588.9</text:p>
          </table:table-cell>
          <table:table-cell office:value-type="float" office:value="1592.49" calcext:value-type="float">
            <text:p>1592.49</text:p>
          </table:table-cell>
          <table:table-cell office:value-type="float" office:value="1575.01" calcext:value-type="float">
            <text:p>1575.01</text:p>
          </table:table-cell>
          <table:table-cell office:value-type="float" office:value="1588.27" calcext:value-type="float">
            <text:p>158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12</text:p>
          </table:table-cell>
          <table:table-cell office:value-type="float" office:value="1606.31" calcext:value-type="float">
            <text:p>1606.31</text:p>
          </table:table-cell>
          <table:table-cell office:value-type="float" office:value="1609.62" calcext:value-type="float">
            <text:p>1609.62</text:p>
          </table:table-cell>
          <table:table-cell office:value-type="float" office:value="1580.21" calcext:value-type="float">
            <text:p>1580.21</text:p>
          </table:table-cell>
          <table:table-cell office:value-type="float" office:value="1588.9" calcext:value-type="float">
            <text:p>158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12</text:p>
          </table:table-cell>
          <table:table-cell office:value-type="float" office:value="1615.01" calcext:value-type="float">
            <text:p>1615.01</text:p>
          </table:table-cell>
          <table:table-cell office:value-type="float" office:value="1618.82" calcext:value-type="float">
            <text:p>1618.82</text:p>
          </table:table-cell>
          <table:table-cell office:value-type="float" office:value="1608" calcext:value-type="float">
            <text:p>1608</text:p>
          </table:table-cell>
          <table:table-cell office:value-type="float" office:value="1609.61" calcext:value-type="float">
            <text:p>160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12</text:p>
          </table:table-cell>
          <table:table-cell office:value-type="float" office:value="1633.13" calcext:value-type="float">
            <text:p>1633.13</text:p>
          </table:table-cell>
          <table:table-cell office:value-type="float" office:value="1634.39" calcext:value-type="float">
            <text:p>1634.39</text:p>
          </table:table-cell>
          <table:table-cell office:value-type="float" office:value="1613.12" calcext:value-type="float">
            <text:p>1613.12</text:p>
          </table:table-cell>
          <table:table-cell office:value-type="float" office:value="1615.75" calcext:value-type="float">
            <text:p>161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12</text:p>
          </table:table-cell>
          <table:table-cell office:value-type="float" office:value="1645.13" calcext:value-type="float">
            <text:p>1645.13</text:p>
          </table:table-cell>
          <table:table-cell office:value-type="float" office:value="1645.95" calcext:value-type="float">
            <text:p>1645.95</text:p>
          </table:table-cell>
          <table:table-cell office:value-type="float" office:value="1618.67" calcext:value-type="float">
            <text:p>1618.67</text:p>
          </table:table-cell>
          <table:table-cell office:value-type="float" office:value="1632.94" calcext:value-type="float">
            <text:p>1632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12</text:p>
          </table:table-cell>
          <table:table-cell office:value-type="float" office:value="1651.13" calcext:value-type="float">
            <text:p>1651.13</text:p>
          </table:table-cell>
          <table:table-cell office:value-type="float" office:value="1652.01" calcext:value-type="float">
            <text:p>1652.01</text:p>
          </table:table-cell>
          <table:table-cell office:value-type="float" office:value="1640.09" calcext:value-type="float">
            <text:p>1640.09</text:p>
          </table:table-cell>
          <table:table-cell office:value-type="float" office:value="1645.13" calcext:value-type="float">
            <text:p>1645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12</text:p>
          </table:table-cell>
          <table:table-cell office:value-type="float" office:value="1656.82" calcext:value-type="float">
            <text:p>1656.82</text:p>
          </table:table-cell>
          <table:table-cell office:value-type="float" office:value="1658.57" calcext:value-type="float">
            <text:p>1658.57</text:p>
          </table:table-cell>
          <table:table-cell office:value-type="float" office:value="1645.54" calcext:value-type="float">
            <text:p>1645.54</text:p>
          </table:table-cell>
          <table:table-cell office:value-type="float" office:value="1651.13" calcext:value-type="float">
            <text:p>165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12</text:p>
          </table:table-cell>
          <table:table-cell office:value-type="float" office:value="1652.7" calcext:value-type="float">
            <text:p>1652.7</text:p>
          </table:table-cell>
          <table:table-cell office:value-type="float" office:value="1664.53" calcext:value-type="float">
            <text:p>1664.53</text:p>
          </table:table-cell>
          <table:table-cell office:value-type="float" office:value="1652.7" calcext:value-type="float">
            <text:p>1652.7</text:p>
          </table:table-cell>
          <table:table-cell office:value-type="float" office:value="1655.96" calcext:value-type="float">
            <text:p>165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12</text:p>
          </table:table-cell>
          <table:table-cell office:value-type="float" office:value="1640.02" calcext:value-type="float">
            <text:p>1640.02</text:p>
          </table:table-cell>
          <table:table-cell office:value-type="float" office:value="1653.56" calcext:value-type="float">
            <text:p>1653.56</text:p>
          </table:table-cell>
          <table:table-cell office:value-type="float" office:value="1640.02" calcext:value-type="float">
            <text:p>1640.02</text:p>
          </table:table-cell>
          <table:table-cell office:value-type="float" office:value="1652.7" calcext:value-type="float">
            <text:p>165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12</text:p>
          </table:table-cell>
          <table:table-cell office:value-type="float" office:value="1627.61" calcext:value-type="float">
            <text:p>1627.61</text:p>
          </table:table-cell>
          <table:table-cell office:value-type="float" office:value="1640.02" calcext:value-type="float">
            <text:p>1640.02</text:p>
          </table:table-cell>
          <table:table-cell office:value-type="float" office:value="1619.8" calcext:value-type="float">
            <text:p>1619.8</text:p>
          </table:table-cell>
          <table:table-cell office:value-type="float" office:value="1640.02" calcext:value-type="float">
            <text:p>164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12</text:p>
          </table:table-cell>
          <table:table-cell table:number-columns-repeated="2" office:value-type="float" office:value="1636.91" calcext:value-type="float">
            <text:p>1636.91</text:p>
          </table:table-cell>
          <table:table-cell office:value-type="float" office:value="1618.67" calcext:value-type="float">
            <text:p>1618.67</text:p>
          </table:table-cell>
          <table:table-cell office:value-type="float" office:value="1627.61" calcext:value-type="float">
            <text:p>162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12</text:p>
          </table:table-cell>
          <table:table-cell office:value-type="float" office:value="1651.5" calcext:value-type="float">
            <text:p>1651.5</text:p>
          </table:table-cell>
          <table:table-cell office:value-type="float" office:value="1652.69" calcext:value-type="float">
            <text:p>1652.69</text:p>
          </table:table-cell>
          <table:table-cell office:value-type="float" office:value="1628.08" calcext:value-type="float">
            <text:p>1628.08</text:p>
          </table:table-cell>
          <table:table-cell office:value-type="float" office:value="1636.99" calcext:value-type="float">
            <text:p>163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12</text:p>
          </table:table-cell>
          <table:table-cell table:number-columns-repeated="2" office:value-type="float" office:value="1671.66" calcext:value-type="float">
            <text:p>1671.66</text:p>
          </table:table-cell>
          <table:table-cell office:value-type="float" office:value="1645.63" calcext:value-type="float">
            <text:p>1645.63</text:p>
          </table:table-cell>
          <table:table-cell office:value-type="float" office:value="1652.84" calcext:value-type="float">
            <text:p>1652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ug-12</text:p>
          </table:table-cell>
          <table:table-cell office:value-type="float" office:value="1644.92" calcext:value-type="float">
            <text:p>1644.92</text:p>
          </table:table-cell>
          <table:table-cell office:value-type="float" office:value="1670.81" calcext:value-type="float">
            <text:p>1670.81</text:p>
          </table:table-cell>
          <table:table-cell office:value-type="float" office:value="1644.63" calcext:value-type="float">
            <text:p>1644.63</text:p>
          </table:table-cell>
          <table:table-cell office:value-type="float" office:value="1670.81" calcext:value-type="float">
            <text:p>167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12</text:p>
          </table:table-cell>
          <table:table-cell office:value-type="float" office:value="1633.58" calcext:value-type="float">
            <text:p>1633.58</text:p>
          </table:table-cell>
          <table:table-cell office:value-type="float" office:value="1649.89" calcext:value-type="float">
            <text:p>1649.89</text:p>
          </table:table-cell>
          <table:table-cell office:value-type="float" office:value="1620.83" calcext:value-type="float">
            <text:p>1620.83</text:p>
          </table:table-cell>
          <table:table-cell office:value-type="float" office:value="1644.92" calcext:value-type="float">
            <text:p>164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12</text:p>
          </table:table-cell>
          <table:table-cell office:value-type="float" office:value="1645.82" calcext:value-type="float">
            <text:p>1645.82</text:p>
          </table:table-cell>
          <table:table-cell office:value-type="float" office:value="1656.49" calcext:value-type="float">
            <text:p>1656.49</text:p>
          </table:table-cell>
          <table:table-cell office:value-type="float" office:value="1630.18" calcext:value-type="float">
            <text:p>1630.18</text:p>
          </table:table-cell>
          <table:table-cell office:value-type="float" office:value="1633.58" calcext:value-type="float">
            <text:p>163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12</text:p>
          </table:table-cell>
          <table:table-cell office:value-type="float" office:value="1636.4" calcext:value-type="float">
            <text:p>1636.4</text:p>
          </table:table-cell>
          <table:table-cell office:value-type="float" office:value="1647.35" calcext:value-type="float">
            <text:p>1647.35</text:p>
          </table:table-cell>
          <table:table-cell office:value-type="float" office:value="1620.27" calcext:value-type="float">
            <text:p>1620.27</text:p>
          </table:table-cell>
          <table:table-cell office:value-type="float" office:value="1645.54" calcext:value-type="float">
            <text:p>164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12</text:p>
          </table:table-cell>
          <table:table-cell office:value-type="float" office:value="1617.67" calcext:value-type="float">
            <text:p>1617.67</text:p>
          </table:table-cell>
          <table:table-cell office:value-type="float" office:value="1638.39" calcext:value-type="float">
            <text:p>1638.39</text:p>
          </table:table-cell>
          <table:table-cell office:value-type="float" office:value="1604.96" calcext:value-type="float">
            <text:p>1604.96</text:p>
          </table:table-cell>
          <table:table-cell office:value-type="float" office:value="1638.39" calcext:value-type="float">
            <text:p>1638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12</text:p>
          </table:table-cell>
          <table:table-cell office:value-type="float" office:value="1661.09" calcext:value-type="float">
            <text:p>1661.09</text:p>
          </table:table-cell>
          <table:table-cell office:value-type="float" office:value="1679.17" calcext:value-type="float">
            <text:p>1679.17</text:p>
          </table:table-cell>
          <table:table-cell office:value-type="float" office:value="1613.41" calcext:value-type="float">
            <text:p>1613.41</text:p>
          </table:table-cell>
          <table:table-cell office:value-type="float" office:value="1623.35" calcext:value-type="float">
            <text:p>162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12</text:p>
          </table:table-cell>
          <table:table-cell office:value-type="float" office:value="1660.34" calcext:value-type="float">
            <text:p>1660.34</text:p>
          </table:table-cell>
          <table:table-cell office:value-type="float" office:value="1674.49" calcext:value-type="float">
            <text:p>1674.49</text:p>
          </table:table-cell>
          <table:table-cell office:value-type="float" office:value="1656.28" calcext:value-type="float">
            <text:p>1656.28</text:p>
          </table:table-cell>
          <table:table-cell office:value-type="float" office:value="1659.77" calcext:value-type="float">
            <text:p>165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12</text:p>
          </table:table-cell>
          <table:table-cell office:value-type="float" office:value="1639.39" calcext:value-type="float">
            <text:p>1639.39</text:p>
          </table:table-cell>
          <table:table-cell office:value-type="float" office:value="1658.99" calcext:value-type="float">
            <text:p>1658.99</text:p>
          </table:table-cell>
          <table:table-cell office:value-type="float" office:value="1639.39" calcext:value-type="float">
            <text:p>1639.39</text:p>
          </table:table-cell>
          <table:table-cell office:value-type="float" office:value="1658.99" calcext:value-type="float">
            <text:p>165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12</text:p>
          </table:table-cell>
          <table:table-cell office:value-type="float" office:value="1624.96" calcext:value-type="float">
            <text:p>1624.96</text:p>
          </table:table-cell>
          <table:table-cell office:value-type="float" office:value="1637.88" calcext:value-type="float">
            <text:p>1637.88</text:p>
          </table:table-cell>
          <table:table-cell office:value-type="float" office:value="1623.72" calcext:value-type="float">
            <text:p>1623.72</text:p>
          </table:table-cell>
          <table:table-cell office:value-type="float" office:value="1637.41" calcext:value-type="float">
            <text:p>163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12</text:p>
          </table:table-cell>
          <table:table-cell office:value-type="float" office:value="1620.91" calcext:value-type="float">
            <text:p>1620.91</text:p>
          </table:table-cell>
          <table:table-cell office:value-type="float" office:value="1642.35" calcext:value-type="float">
            <text:p>1642.35</text:p>
          </table:table-cell>
          <table:table-cell office:value-type="float" office:value="1616.99" calcext:value-type="float">
            <text:p>1616.99</text:p>
          </table:table-cell>
          <table:table-cell office:value-type="float" office:value="1623.64" calcext:value-type="float">
            <text:p>162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12</text:p>
          </table:table-cell>
          <table:table-cell office:value-type="float" office:value="1632.71" calcext:value-type="float">
            <text:p>1632.71</text:p>
          </table:table-cell>
          <table:table-cell office:value-type="float" office:value="1640.29" calcext:value-type="float">
            <text:p>1640.29</text:p>
          </table:table-cell>
          <table:table-cell office:value-type="float" office:value="1603.37" calcext:value-type="float">
            <text:p>1603.37</text:p>
          </table:table-cell>
          <table:table-cell office:value-type="float" office:value="1618.32" calcext:value-type="float">
            <text:p>161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12</text:p>
          </table:table-cell>
          <table:table-cell office:value-type="float" office:value="1641.8" calcext:value-type="float">
            <text:p>1641.8</text:p>
          </table:table-cell>
          <table:table-cell office:value-type="float" office:value="1650.19" calcext:value-type="float">
            <text:p>1650.19</text:p>
          </table:table-cell>
          <table:table-cell office:value-type="float" office:value="1629.36" calcext:value-type="float">
            <text:p>1629.36</text:p>
          </table:table-cell>
          <table:table-cell office:value-type="float" office:value="1633.57" calcext:value-type="float">
            <text:p>163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12</text:p>
          </table:table-cell>
          <table:table-cell office:value-type="float" office:value="1650.14" calcext:value-type="float">
            <text:p>1650.14</text:p>
          </table:table-cell>
          <table:table-cell office:value-type="float" office:value="1653.03" calcext:value-type="float">
            <text:p>1653.03</text:p>
          </table:table-cell>
          <table:table-cell office:value-type="float" office:value="1633.05" calcext:value-type="float">
            <text:p>1633.05</text:p>
          </table:table-cell>
          <table:table-cell office:value-type="float" office:value="1640.48" calcext:value-type="float">
            <text:p>164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12</text:p>
          </table:table-cell>
          <table:table-cell office:value-type="float" office:value="1667.99" calcext:value-type="float">
            <text:p>1667.99</text:p>
          </table:table-cell>
          <table:table-cell office:value-type="float" office:value="1669.97" calcext:value-type="float">
            <text:p>1669.97</text:p>
          </table:table-cell>
          <table:table-cell office:value-type="float" office:value="1641.17" calcext:value-type="float">
            <text:p>1641.17</text:p>
          </table:table-cell>
          <table:table-cell office:value-type="float" office:value="1649.66" calcext:value-type="float">
            <text:p>164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12</text:p>
          </table:table-cell>
          <table:table-cell office:value-type="float" office:value="1667.42" calcext:value-type="float">
            <text:p>1667.42</text:p>
          </table:table-cell>
          <table:table-cell office:value-type="float" office:value="1675.96" calcext:value-type="float">
            <text:p>1675.96</text:p>
          </table:table-cell>
          <table:table-cell office:value-type="float" office:value="1660.58" calcext:value-type="float">
            <text:p>1660.58</text:p>
          </table:table-cell>
          <table:table-cell office:value-type="float" office:value="1666.67" calcext:value-type="float">
            <text:p>166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12</text:p>
          </table:table-cell>
          <table:table-cell office:value-type="float" office:value="1658.88" calcext:value-type="float">
            <text:p>1658.88</text:p>
          </table:table-cell>
          <table:table-cell office:value-type="float" office:value="1678.88" calcext:value-type="float">
            <text:p>1678.88</text:p>
          </table:table-cell>
          <table:table-cell office:value-type="float" office:value="1653.12" calcext:value-type="float">
            <text:p>1653.12</text:p>
          </table:table-cell>
          <table:table-cell office:value-type="float" office:value="1672.33" calcext:value-type="float">
            <text:p>167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12</text:p>
          </table:table-cell>
          <table:table-cell office:value-type="float" office:value="1653.92" calcext:value-type="float">
            <text:p>1653.92</text:p>
          </table:table-cell>
          <table:table-cell office:value-type="float" office:value="1665.65" calcext:value-type="float">
            <text:p>1665.65</text:p>
          </table:table-cell>
          <table:table-cell office:value-type="float" office:value="1649.97" calcext:value-type="float">
            <text:p>1649.97</text:p>
          </table:table-cell>
          <table:table-cell office:value-type="float" office:value="1658.02" calcext:value-type="float">
            <text:p>16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12</text:p>
          </table:table-cell>
          <table:table-cell table:number-columns-repeated="2" office:value-type="float" office:value="1682.14" calcext:value-type="float">
            <text:p>1682.14</text:p>
          </table:table-cell>
          <table:table-cell office:value-type="float" office:value="1637.77" calcext:value-type="float">
            <text:p>1637.77</text:p>
          </table:table-cell>
          <table:table-cell office:value-type="float" office:value="1653.23" calcext:value-type="float">
            <text:p>165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12</text:p>
          </table:table-cell>
          <table:table-cell office:value-type="float" office:value="1652.7" calcext:value-type="float">
            <text:p>1652.7</text:p>
          </table:table-cell>
          <table:table-cell office:value-type="float" office:value="1682.14" calcext:value-type="float">
            <text:p>1682.14</text:p>
          </table:table-cell>
          <table:table-cell office:value-type="float" office:value="1646.83" calcext:value-type="float">
            <text:p>1646.83</text:p>
          </table:table-cell>
          <table:table-cell office:value-type="float" office:value="1682.14" calcext:value-type="float">
            <text:p>168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12</text:p>
          </table:table-cell>
          <table:table-cell office:value-type="float" office:value="1715.14" calcext:value-type="float">
            <text:p>1715.14</text:p>
          </table:table-cell>
          <table:table-cell office:value-type="float" office:value="1715.41" calcext:value-type="float">
            <text:p>1715.41</text:p>
          </table:table-cell>
          <table:table-cell office:value-type="float" office:value="1688.65" calcext:value-type="float">
            <text:p>1688.65</text:p>
          </table:table-cell>
          <table:table-cell office:value-type="float" office:value="1690.39" calcext:value-type="float">
            <text:p>169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12</text:p>
          </table:table-cell>
          <table:table-cell office:value-type="float" office:value="1720.77" calcext:value-type="float">
            <text:p>1720.77</text:p>
          </table:table-cell>
          <table:table-cell office:value-type="float" office:value="1739.29" calcext:value-type="float">
            <text:p>1739.29</text:p>
          </table:table-cell>
          <table:table-cell office:value-type="float" office:value="1707.31" calcext:value-type="float">
            <text:p>1707.31</text:p>
          </table:table-cell>
          <table:table-cell office:value-type="float" office:value="1720.98" calcext:value-type="float">
            <text:p>172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12</text:p>
          </table:table-cell>
          <table:table-cell office:value-type="float" office:value="1651.92" calcext:value-type="float">
            <text:p>1651.92</text:p>
          </table:table-cell>
          <table:table-cell office:value-type="float" office:value="1721.62" calcext:value-type="float">
            <text:p>1721.62</text:p>
          </table:table-cell>
          <table:table-cell office:value-type="float" office:value="1651.92" calcext:value-type="float">
            <text:p>1651.92</text:p>
          </table:table-cell>
          <table:table-cell office:value-type="float" office:value="1720.77" calcext:value-type="float">
            <text:p>172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12</text:p>
          </table:table-cell>
          <table:table-cell office:value-type="float" office:value="1642.46" calcext:value-type="float">
            <text:p>1642.46</text:p>
          </table:table-cell>
          <table:table-cell office:value-type="float" office:value="1653.05" calcext:value-type="float">
            <text:p>1653.05</text:p>
          </table:table-cell>
          <table:table-cell office:value-type="float" office:value="1634.59" calcext:value-type="float">
            <text:p>1634.59</text:p>
          </table:table-cell>
          <table:table-cell office:value-type="float" office:value="1649.99" calcext:value-type="float">
            <text:p>164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12</text:p>
          </table:table-cell>
          <table:table-cell office:value-type="float" office:value="1641.43" calcext:value-type="float">
            <text:p>1641.43</text:p>
          </table:table-cell>
          <table:table-cell office:value-type="float" office:value="1642.46" calcext:value-type="float">
            <text:p>1642.46</text:p>
          </table:table-cell>
          <table:table-cell office:value-type="float" office:value="1628.41" calcext:value-type="float">
            <text:p>1628.41</text:p>
          </table:table-cell>
          <table:table-cell office:value-type="float" office:value="1642.46" calcext:value-type="float">
            <text:p>1642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12</text:p>
          </table:table-cell>
          <table:table-cell office:value-type="float" office:value="1633.75" calcext:value-type="float">
            <text:p>1633.75</text:p>
          </table:table-cell>
          <table:table-cell office:value-type="float" office:value="1640.7" calcext:value-type="float">
            <text:p>1640.7</text:p>
          </table:table-cell>
          <table:table-cell office:value-type="float" office:value="1628.88" calcext:value-type="float">
            <text:p>1628.88</text:p>
          </table:table-cell>
          <table:table-cell office:value-type="float" office:value="1640.7" calcext:value-type="float">
            <text:p>164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12</text:p>
          </table:table-cell>
          <table:table-cell table:number-columns-repeated="2" office:value-type="float" office:value="1639.13" calcext:value-type="float">
            <text:p>1639.13</text:p>
          </table:table-cell>
          <table:table-cell office:value-type="float" office:value="1619.9" calcext:value-type="float">
            <text:p>1619.9</text:p>
          </table:table-cell>
          <table:table-cell office:value-type="float" office:value="1627.47" calcext:value-type="float">
            <text:p>162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12</text:p>
          </table:table-cell>
          <table:table-cell office:value-type="float" office:value="1608.08" calcext:value-type="float">
            <text:p>1608.08</text:p>
          </table:table-cell>
          <table:table-cell office:value-type="float" office:value="1641.26" calcext:value-type="float">
            <text:p>1641.26</text:p>
          </table:table-cell>
          <table:table-cell office:value-type="float" office:value="1608.08" calcext:value-type="float">
            <text:p>1608.08</text:p>
          </table:table-cell>
          <table:table-cell office:value-type="float" office:value="1641.26" calcext:value-type="float">
            <text:p>164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12</text:p>
          </table:table-cell>
          <table:table-cell table:number-columns-repeated="2" office:value-type="float" office:value="1642.81" calcext:value-type="float">
            <text:p>1642.81</text:p>
          </table:table-cell>
          <table:table-cell office:value-type="float" office:value="1597.49" calcext:value-type="float">
            <text:p>1597.49</text:p>
          </table:table-cell>
          <table:table-cell office:value-type="float" office:value="1604.11" calcext:value-type="float">
            <text:p>160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12</text:p>
          </table:table-cell>
          <table:table-cell office:value-type="float" office:value="1648.19" calcext:value-type="float">
            <text:p>1648.19</text:p>
          </table:table-cell>
          <table:table-cell office:value-type="float" office:value="1660.74" calcext:value-type="float">
            <text:p>1660.74</text:p>
          </table:table-cell>
          <table:table-cell office:value-type="float" office:value="1636.14" calcext:value-type="float">
            <text:p>1636.14</text:p>
          </table:table-cell>
          <table:table-cell office:value-type="float" office:value="1655.72" calcext:value-type="float">
            <text:p>165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12</text:p>
          </table:table-cell>
          <table:table-cell table:number-columns-repeated="2" office:value-type="float" office:value="1656.35" calcext:value-type="float">
            <text:p>1656.35</text:p>
          </table:table-cell>
          <table:table-cell office:value-type="float" office:value="1627.62" calcext:value-type="float">
            <text:p>1627.62</text:p>
          </table:table-cell>
          <table:table-cell office:value-type="float" office:value="1650.04" calcext:value-type="float">
            <text:p>165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12</text:p>
          </table:table-cell>
          <table:table-cell office:value-type="float" office:value="1674.28" calcext:value-type="float">
            <text:p>1674.28</text:p>
          </table:table-cell>
          <table:table-cell office:value-type="float" office:value="1689.63" calcext:value-type="float">
            <text:p>1689.63</text:p>
          </table:table-cell>
          <table:table-cell office:value-type="float" office:value="1671.63" calcext:value-type="float">
            <text:p>1671.63</text:p>
          </table:table-cell>
          <table:table-cell office:value-type="float" office:value="1688.11" calcext:value-type="float">
            <text:p>168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12</text:p>
          </table:table-cell>
          <table:table-cell office:value-type="float" office:value="1645.81" calcext:value-type="float">
            <text:p>1645.81</text:p>
          </table:table-cell>
          <table:table-cell office:value-type="float" office:value="1676.41" calcext:value-type="float">
            <text:p>1676.41</text:p>
          </table:table-cell>
          <table:table-cell office:value-type="float" office:value="1645.81" calcext:value-type="float">
            <text:p>1645.81</text:p>
          </table:table-cell>
          <table:table-cell office:value-type="float" office:value="1674.28" calcext:value-type="float">
            <text:p>167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12</text:p>
          </table:table-cell>
          <table:table-cell office:value-type="float" office:value="1634.73" calcext:value-type="float">
            <text:p>1634.73</text:p>
          </table:table-cell>
          <table:table-cell office:value-type="float" office:value="1644.96" calcext:value-type="float">
            <text:p>1644.96</text:p>
          </table:table-cell>
          <table:table-cell office:value-type="float" office:value="1623.57" calcext:value-type="float">
            <text:p>1623.57</text:p>
          </table:table-cell>
          <table:table-cell office:value-type="float" office:value="1644.96" calcext:value-type="float">
            <text:p>164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12</text:p>
          </table:table-cell>
          <table:table-cell office:value-type="float" office:value="1603.1" calcext:value-type="float">
            <text:p>1603.1</text:p>
          </table:table-cell>
          <table:table-cell office:value-type="float" office:value="1635.73" calcext:value-type="float">
            <text:p>1635.73</text:p>
          </table:table-cell>
          <table:table-cell office:value-type="float" office:value="1603.1" calcext:value-type="float">
            <text:p>1603.1</text:p>
          </table:table-cell>
          <table:table-cell office:value-type="float" office:value="1634.32" calcext:value-type="float">
            <text:p>163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12</text:p>
          </table:table-cell>
          <table:table-cell table:number-columns-repeated="2" office:value-type="float" office:value="1605.27" calcext:value-type="float">
            <text:p>1605.27</text:p>
          </table:table-cell>
          <table:table-cell office:value-type="float" office:value="1581.44" calcext:value-type="float">
            <text:p>1581.44</text:p>
          </table:table-cell>
          <table:table-cell office:value-type="float" office:value="1591.14" calcext:value-type="float">
            <text:p>159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12</text:p>
          </table:table-cell>
          <table:table-cell office:value-type="float" office:value="1599.42" calcext:value-type="float">
            <text:p>1599.42</text:p>
          </table:table-cell>
          <table:table-cell office:value-type="float" office:value="1601.65" calcext:value-type="float">
            <text:p>1601.65</text:p>
          </table:table-cell>
          <table:table-cell office:value-type="float" office:value="1587.73" calcext:value-type="float">
            <text:p>1587.73</text:p>
          </table:table-cell>
          <table:table-cell office:value-type="float" office:value="1601.65" calcext:value-type="float">
            <text:p>160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12</text:p>
          </table:table-cell>
          <table:table-cell office:value-type="float" office:value="1608.71" calcext:value-type="float">
            <text:p>1608.71</text:p>
          </table:table-cell>
          <table:table-cell office:value-type="float" office:value="1611.35" calcext:value-type="float">
            <text:p>1611.35</text:p>
          </table:table-cell>
          <table:table-cell office:value-type="float" office:value="1598.75" calcext:value-type="float">
            <text:p>1598.75</text:p>
          </table:table-cell>
          <table:table-cell office:value-type="float" office:value="1600.41" calcext:value-type="float">
            <text:p>160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12</text:p>
          </table:table-cell>
          <table:table-cell table:number-columns-repeated="2" office:value-type="float" office:value="1638.56" calcext:value-type="float">
            <text:p>1638.56</text:p>
          </table:table-cell>
          <table:table-cell office:value-type="float" office:value="1603.27" calcext:value-type="float">
            <text:p>1603.27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12</text:p>
          </table:table-cell>
          <table:table-cell office:value-type="float" office:value="1598.32" calcext:value-type="float">
            <text:p>1598.32</text:p>
          </table:table-cell>
          <table:table-cell office:value-type="float" office:value="1638.13" calcext:value-type="float">
            <text:p>1638.13</text:p>
          </table:table-cell>
          <table:table-cell office:value-type="float" office:value="1598.32" calcext:value-type="float">
            <text:p>1598.32</text:p>
          </table:table-cell>
          <table:table-cell office:value-type="float" office:value="1638.13" calcext:value-type="float">
            <text:p>163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n-12</text:p>
          </table:table-cell>
          <table:table-cell office:value-type="float" office:value="1622.58" calcext:value-type="float">
            <text:p>1622.58</text:p>
          </table:table-cell>
          <table:table-cell office:value-type="float" office:value="1622.69" calcext:value-type="float">
            <text:p>1622.69</text:p>
          </table:table-cell>
          <table:table-cell office:value-type="float" office:value="1591.27" calcext:value-type="float">
            <text:p>1591.27</text:p>
          </table:table-cell>
          <table:table-cell office:value-type="float" office:value="1598.32" calcext:value-type="float">
            <text:p>159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12</text:p>
          </table:table-cell>
          <table:table-cell office:value-type="float" office:value="1584.98" calcext:value-type="float">
            <text:p>1584.98</text:p>
          </table:table-cell>
          <table:table-cell office:value-type="float" office:value="1624.86" calcext:value-type="float">
            <text:p>1624.86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1621.72" calcext:value-type="float">
            <text:p>162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12</text:p>
          </table:table-cell>
          <table:table-cell office:value-type="float" office:value="1533.88" calcext:value-type="float">
            <text:p>1533.88</text:p>
          </table:table-cell>
          <table:table-cell office:value-type="float" office:value="1590.62" calcext:value-type="float">
            <text:p>1590.62</text:p>
          </table:table-cell>
          <table:table-cell office:value-type="float" office:value="1533.88" calcext:value-type="float">
            <text:p>1533.88</text:p>
          </table:table-cell>
          <table:table-cell office:value-type="float" office:value="1590.62" calcext:value-type="float">
            <text:p>159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12</text:p>
          </table:table-cell>
          <table:table-cell office:value-type="float" office:value="1509.08" calcext:value-type="float">
            <text:p>1509.08</text:p>
          </table:table-cell>
          <table:table-cell office:value-type="float" office:value="1535.8" calcext:value-type="float">
            <text:p>1535.8</text:p>
          </table:table-cell>
          <table:table-cell office:value-type="float" office:value="1498.64" calcext:value-type="float">
            <text:p>1498.64</text:p>
          </table:table-cell>
          <table:table-cell office:value-type="float" office:value="1530.26" calcext:value-type="float">
            <text:p>153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12</text:p>
          </table:table-cell>
          <table:table-cell office:value-type="float" office:value="1527.15" calcext:value-type="float">
            <text:p>1527.15</text:p>
          </table:table-cell>
          <table:table-cell office:value-type="float" office:value="1531.97" calcext:value-type="float">
            <text:p>1531.97</text:p>
          </table:table-cell>
          <table:table-cell office:value-type="float" office:value="1507.71" calcext:value-type="float">
            <text:p>1507.71</text:p>
          </table:table-cell>
          <table:table-cell office:value-type="float" office:value="1508.1" calcext:value-type="float">
            <text:p>150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12</text:p>
          </table:table-cell>
          <table:table-cell office:value-type="float" office:value="1533.28" calcext:value-type="float">
            <text:p>1533.28</text:p>
          </table:table-cell>
          <table:table-cell office:value-type="float" office:value="1535.91" calcext:value-type="float">
            <text:p>1535.91</text:p>
          </table:table-cell>
          <table:table-cell office:value-type="float" office:value="1517.99" calcext:value-type="float">
            <text:p>1517.99</text:p>
          </table:table-cell>
          <table:table-cell office:value-type="float" office:value="1526.4" calcext:value-type="float">
            <text:p>15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12</text:p>
          </table:table-cell>
          <table:table-cell office:value-type="float" office:value="1560.39" calcext:value-type="float">
            <text:p>1560.39</text:p>
          </table:table-cell>
          <table:table-cell office:value-type="float" office:value="1565.52" calcext:value-type="float">
            <text:p>1565.52</text:p>
          </table:table-cell>
          <table:table-cell office:value-type="float" office:value="1528.96" calcext:value-type="float">
            <text:p>1528.96</text:p>
          </table:table-cell>
          <table:table-cell office:value-type="float" office:value="1533.28" calcext:value-type="float">
            <text:p>153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12</text:p>
          </table:table-cell>
          <table:table-cell table:number-columns-repeated="2" office:value-type="float" office:value="1573.77" calcext:value-type="float">
            <text:p>1573.77</text:p>
          </table:table-cell>
          <table:table-cell office:value-type="float" office:value="1552.55" calcext:value-type="float">
            <text:p>1552.55</text:p>
          </table:table-cell>
          <table:table-cell office:value-type="float" office:value="1560.13" calcext:value-type="float">
            <text:p>156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12</text:p>
          </table:table-cell>
          <table:table-cell office:value-type="float" office:value="1588.75" calcext:value-type="float">
            <text:p>1588.75</text:p>
          </table:table-cell>
          <table:table-cell office:value-type="float" office:value="1600.54" calcext:value-type="float">
            <text:p>1600.54</text:p>
          </table:table-cell>
          <table:table-cell office:value-type="float" office:value="1568.27" calcext:value-type="float">
            <text:p>1568.27</text:p>
          </table:table-cell>
          <table:table-cell office:value-type="float" office:value="1573.77" calcext:value-type="float">
            <text:p>157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12</text:p>
          </table:table-cell>
          <table:table-cell office:value-type="float" office:value="1580.6" calcext:value-type="float">
            <text:p>1580.6</text:p>
          </table:table-cell>
          <table:table-cell office:value-type="float" office:value="1607.36" calcext:value-type="float">
            <text:p>1607.36</text:p>
          </table:table-cell>
          <table:table-cell office:value-type="float" office:value="1580.6" calcext:value-type="float">
            <text:p>1580.6</text:p>
          </table:table-cell>
          <table:table-cell office:value-type="float" office:value="1588.11" calcext:value-type="float">
            <text:p>158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12</text:p>
          </table:table-cell>
          <table:table-cell office:value-type="float" office:value="1584.16" calcext:value-type="float">
            <text:p>1584.16</text:p>
          </table:table-cell>
          <table:table-cell office:value-type="float" office:value="1604.05" calcext:value-type="float">
            <text:p>1604.05</text:p>
          </table:table-cell>
          <table:table-cell office:value-type="float" office:value="1574.63" calcext:value-type="float">
            <text:p>1574.63</text:p>
          </table:table-cell>
          <table:table-cell office:value-type="float" office:value="1579.96" calcext:value-type="float">
            <text:p>157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12</text:p>
          </table:table-cell>
          <table:table-cell office:value-type="float" office:value="1593.71" calcext:value-type="float">
            <text:p>1593.71</text:p>
          </table:table-cell>
          <table:table-cell office:value-type="float" office:value="1594.76" calcext:value-type="float">
            <text:p>1594.76</text:p>
          </table:table-cell>
          <table:table-cell office:value-type="float" office:value="1569.89" calcext:value-type="float">
            <text:p>1569.89</text:p>
          </table:table-cell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12</text:p>
          </table:table-cell>
          <table:table-cell office:value-type="float" office:value="1617.36" calcext:value-type="float">
            <text:p>1617.36</text:p>
          </table:table-cell>
          <table:table-cell office:value-type="float" office:value="1617.4" calcext:value-type="float">
            <text:p>1617.4</text:p>
          </table:table-cell>
          <table:table-cell office:value-type="float" office:value="1582.87" calcext:value-type="float">
            <text:p>1582.87</text:p>
          </table:table-cell>
          <table:table-cell office:value-type="float" office:value="1592.41" calcext:value-type="float">
            <text:p>159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12</text:p>
          </table:table-cell>
          <table:table-cell office:value-type="float" office:value="1615.33" calcext:value-type="float">
            <text:p>1615.33</text:p>
          </table:table-cell>
          <table:table-cell office:value-type="float" office:value="1627.51" calcext:value-type="float">
            <text:p>1627.51</text:p>
          </table:table-cell>
          <table:table-cell office:value-type="float" office:value="1604.33" calcext:value-type="float">
            <text:p>1604.33</text:p>
          </table:table-cell>
          <table:table-cell office:value-type="float" office:value="1619.69" calcext:value-type="float">
            <text:p>161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12</text:p>
          </table:table-cell>
          <table:table-cell table:number-columns-repeated="2" office:value-type="float" office:value="1646.8" calcext:value-type="float">
            <text:p>1646.8</text:p>
          </table:table-cell>
          <table:table-cell office:value-type="float" office:value="1606.33" calcext:value-type="float">
            <text:p>1606.33</text:p>
          </table:table-cell>
          <table:table-cell office:value-type="float" office:value="1619.26" calcext:value-type="float">
            <text:p>161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12</text:p>
          </table:table-cell>
          <table:table-cell office:value-type="float" office:value="1695.46" calcext:value-type="float">
            <text:p>1695.46</text:p>
          </table:table-cell>
          <table:table-cell office:value-type="float" office:value="1702.07" calcext:value-type="float">
            <text:p>1702.07</text:p>
          </table:table-cell>
          <table:table-cell office:value-type="float" office:value="1639.93" calcext:value-type="float">
            <text:p>1639.93</text:p>
          </table:table-cell>
          <table:table-cell office:value-type="float" office:value="1646.8" calcext:value-type="float">
            <text:p>164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12</text:p>
          </table:table-cell>
          <table:table-cell office:value-type="float" office:value="1680.76" calcext:value-type="float">
            <text:p>1680.76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79.93" calcext:value-type="float">
            <text:p>1679.93</text:p>
          </table:table-cell>
          <table:table-cell office:value-type="float" office:value="1695.21" calcext:value-type="float">
            <text:p>169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12</text:p>
          </table:table-cell>
          <table:table-cell office:value-type="float" office:value="1632.01" calcext:value-type="float">
            <text:p>1632.01</text:p>
          </table:table-cell>
          <table:table-cell office:value-type="float" office:value="1683.99" calcext:value-type="float">
            <text:p>1683.99</text:p>
          </table:table-cell>
          <table:table-cell office:value-type="float" office:value="1630.07" calcext:value-type="float">
            <text:p>1630.07</text:p>
          </table:table-cell>
          <table:table-cell office:value-type="float" office:value="1683.99" calcext:value-type="float">
            <text:p>168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12</text:p>
          </table:table-cell>
          <table:table-cell office:value-type="float" office:value="1584.34" calcext:value-type="float">
            <text:p>1584.34</text:p>
          </table:table-cell>
          <table:table-cell office:value-type="float" office:value="1632.01" calcext:value-type="float">
            <text:p>1632.01</text:p>
          </table:table-cell>
          <table:table-cell office:value-type="float" office:value="1562.28" calcext:value-type="float">
            <text:p>1562.28</text:p>
          </table:table-cell>
          <table:table-cell office:value-type="float" office:value="1632.01" calcext:value-type="float">
            <text:p>163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12</text:p>
          </table:table-cell>
          <table:table-cell office:value-type="float" office:value="1549.04" calcext:value-type="float">
            <text:p>1549.04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1549.04" calcext:value-type="float">
            <text:p>1549.04</text:p>
          </table:table-cell>
          <table:table-cell office:value-type="float" office:value="1584.37" calcext:value-type="float">
            <text:p>158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12</text:p>
          </table:table-cell>
          <table:table-cell office:value-type="float" office:value="1520.33" calcext:value-type="float">
            <text:p>1520.33</text:p>
          </table:table-cell>
          <table:table-cell office:value-type="float" office:value="1550.27" calcext:value-type="float">
            <text:p>1550.27</text:p>
          </table:table-cell>
          <table:table-cell office:value-type="float" office:value="1520.33" calcext:value-type="float">
            <text:p>1520.33</text:p>
          </table:table-cell>
          <table:table-cell office:value-type="float" office:value="1550.27" calcext:value-type="float">
            <text:p>155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12</text:p>
          </table:table-cell>
          <table:table-cell office:value-type="float" office:value="1512.29" calcext:value-type="float">
            <text:p>1512.29</text:p>
          </table:table-cell>
          <table:table-cell office:value-type="float" office:value="1528.64" calcext:value-type="float">
            <text:p>1528.64</text:p>
          </table:table-cell>
          <table:table-cell office:value-type="float" office:value="1512.01" calcext:value-type="float">
            <text:p>1512.01</text:p>
          </table:table-cell>
          <table:table-cell office:value-type="float" office:value="1520.33" calcext:value-type="float">
            <text:p>152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12</text:p>
          </table:table-cell>
          <table:table-cell office:value-type="float" office:value="1533.57" calcext:value-type="float">
            <text:p>1533.57</text:p>
          </table:table-cell>
          <table:table-cell office:value-type="float" office:value="1534.99" calcext:value-type="float">
            <text:p>1534.99</text:p>
          </table:table-cell>
          <table:table-cell office:value-type="float" office:value="1501.03" calcext:value-type="float">
            <text:p>1501.03</text:p>
          </table:table-cell>
          <table:table-cell office:value-type="float" office:value="1507.42" calcext:value-type="float">
            <text:p>150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12</text:p>
          </table:table-cell>
          <table:table-cell office:value-type="float" office:value="1587.31" calcext:value-type="float">
            <text:p>1587.31</text:p>
          </table:table-cell>
          <table:table-cell office:value-type="float" office:value="1602.95" calcext:value-type="float">
            <text:p>1602.95</text:p>
          </table:table-cell>
          <table:table-cell office:value-type="float" office:value="1533.3" calcext:value-type="float">
            <text:p>1533.3</text:p>
          </table:table-cell>
          <table:table-cell office:value-type="float" office:value="1536.56" calcext:value-type="float">
            <text:p>153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12</text:p>
          </table:table-cell>
          <table:table-cell office:value-type="float" office:value="1613.72" calcext:value-type="float">
            <text:p>1613.72</text:p>
          </table:table-cell>
          <table:table-cell office:value-type="float" office:value="1615.96" calcext:value-type="float">
            <text:p>1615.96</text:p>
          </table:table-cell>
          <table:table-cell office:value-type="float" office:value="1586.69" calcext:value-type="float">
            <text:p>1586.69</text:p>
          </table:table-cell>
          <table:table-cell office:value-type="float" office:value="1587.31" calcext:value-type="float">
            <text:p>158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12</text:p>
          </table:table-cell>
          <table:table-cell table:number-columns-repeated="2" office:value-type="float" office:value="1667.83" calcext:value-type="float">
            <text:p>1667.83</text:p>
          </table:table-cell>
          <table:table-cell office:value-type="float" office:value="1599.38" calcext:value-type="float">
            <text:p>1599.38</text:p>
          </table:table-cell>
          <table:table-cell office:value-type="float" office:value="1607.57" calcext:value-type="float">
            <text:p>160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12</text:p>
          </table:table-cell>
          <table:table-cell office:value-type="float" office:value="1671.74" calcext:value-type="float">
            <text:p>1671.74</text:p>
          </table:table-cell>
          <table:table-cell office:value-type="float" office:value="1698.67" calcext:value-type="float">
            <text:p>1698.67</text:p>
          </table:table-cell>
          <table:table-cell office:value-type="float" office:value="1658.74" calcext:value-type="float">
            <text:p>1658.74</text:p>
          </table:table-cell>
          <table:table-cell office:value-type="float" office:value="1668.74" calcext:value-type="float">
            <text:p>166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12</text:p>
          </table:table-cell>
          <table:table-cell office:value-type="float" office:value="1703.98" calcext:value-type="float">
            <text:p>1703.98</text:p>
          </table:table-cell>
          <table:table-cell office:value-type="float" office:value="1717.11" calcext:value-type="float">
            <text:p>1717.11</text:p>
          </table:table-cell>
          <table:table-cell office:value-type="float" office:value="1672.62" calcext:value-type="float">
            <text:p>1672.62</text:p>
          </table:table-cell>
          <table:table-cell office:value-type="float" office:value="1677.74" calcext:value-type="float">
            <text:p>167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12</text:p>
          </table:table-cell>
          <table:table-cell office:value-type="float" office:value="1738.41" calcext:value-type="float">
            <text:p>1738.41</text:p>
          </table:table-cell>
          <table:table-cell office:value-type="float" office:value="1739.72" calcext:value-type="float">
            <text:p>1739.72</text:p>
          </table:table-cell>
          <table:table-cell office:value-type="float" office:value="1676.9" calcext:value-type="float">
            <text:p>1676.9</text:p>
          </table:table-cell>
          <table:table-cell office:value-type="float" office:value="1703.98" calcext:value-type="float">
            <text:p>170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12</text:p>
          </table:table-cell>
          <table:table-cell office:value-type="float" office:value="1614.73" calcext:value-type="float">
            <text:p>1614.73</text:p>
          </table:table-cell>
          <table:table-cell office:value-type="float" office:value="1738.3" calcext:value-type="float">
            <text:p>1738.3</text:p>
          </table:table-cell>
          <table:table-cell office:value-type="float" office:value="1608.37" calcext:value-type="float">
            <text:p>1608.37</text:p>
          </table:table-cell>
          <table:table-cell office:value-type="float" office:value="1738.3" calcext:value-type="float">
            <text:p>173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12</text:p>
          </table:table-cell>
          <table:table-cell office:value-type="float" office:value="1578.95" calcext:value-type="float">
            <text:p>1578.95</text:p>
          </table:table-cell>
          <table:table-cell office:value-type="float" office:value="1617.39" calcext:value-type="float">
            <text:p>1617.39</text:p>
          </table:table-cell>
          <table:table-cell office:value-type="float" office:value="1578.77" calcext:value-type="float">
            <text:p>1578.77</text:p>
          </table:table-cell>
          <table:table-cell office:value-type="float" office:value="1614.42" calcext:value-type="float">
            <text:p>161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12</text:p>
          </table:table-cell>
          <table:table-cell office:value-type="float" office:value="1545.93" calcext:value-type="float">
            <text:p>1545.93</text:p>
          </table:table-cell>
          <table:table-cell office:value-type="float" office:value="1577.46" calcext:value-type="float">
            <text:p>1577.46</text:p>
          </table:table-cell>
          <table:table-cell office:value-type="float" office:value="1544.2" calcext:value-type="float">
            <text:p>1544.2</text:p>
          </table:table-cell>
          <table:table-cell office:value-type="float" office:value="1577.46" calcext:value-type="float">
            <text:p>1577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12</text:p>
          </table:table-cell>
          <table:table-cell office:value-type="float" office:value="1575.89" calcext:value-type="float">
            <text:p>1575.89</text:p>
          </table:table-cell>
          <table:table-cell office:value-type="float" office:value="1580.37" calcext:value-type="float">
            <text:p>1580.37</text:p>
          </table:table-cell>
          <table:table-cell office:value-type="float" office:value="1536.46" calcext:value-type="float">
            <text:p>1536.46</text:p>
          </table:table-cell>
          <table:table-cell office:value-type="float" office:value="1542.65" calcext:value-type="float">
            <text:p>154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12</text:p>
          </table:table-cell>
          <table:table-cell table:number-columns-repeated="2" office:value-type="float" office:value="1603.86" calcext:value-type="float">
            <text:p>1603.86</text:p>
          </table:table-cell>
          <table:table-cell office:value-type="float" office:value="1574.49" calcext:value-type="float">
            <text:p>1574.49</text:p>
          </table:table-cell>
          <table:table-cell office:value-type="float" office:value="1576.81" calcext:value-type="float">
            <text:p>157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12</text:p>
          </table:table-cell>
          <table:table-cell office:value-type="float" office:value="1602.78" calcext:value-type="float">
            <text:p>1602.78</text:p>
          </table:table-cell>
          <table:table-cell office:value-type="float" office:value="1609.02" calcext:value-type="float">
            <text:p>1609.02</text:p>
          </table:table-cell>
          <table:table-cell office:value-type="float" office:value="1592.51" calcext:value-type="float">
            <text:p>1592.51</text:p>
          </table:table-cell>
          <table:table-cell office:value-type="float" office:value="1603.86" calcext:value-type="float">
            <text:p>160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12</text:p>
          </table:table-cell>
          <table:table-cell table:number-columns-repeated="2" office:value-type="float" office:value="1627.74" calcext:value-type="float">
            <text:p>1627.74</text:p>
          </table:table-cell>
          <table:table-cell office:value-type="float" office:value="1586.18" calcext:value-type="float">
            <text:p>1586.18</text:p>
          </table:table-cell>
          <table:table-cell office:value-type="float" office:value="1603.24" calcext:value-type="float">
            <text:p>160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12</text:p>
          </table:table-cell>
          <table:table-cell office:value-type="float" office:value="1670.17" calcext:value-type="float">
            <text:p>1670.17</text:p>
          </table:table-cell>
          <table:table-cell office:value-type="float" office:value="1674.6" calcext:value-type="float">
            <text:p>1674.6</text:p>
          </table:table-cell>
          <table:table-cell table:number-columns-repeated="2" office:value-type="float" office:value="1627.74" calcext:value-type="float">
            <text:p>162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12</text:p>
          </table:table-cell>
          <table:table-cell office:value-type="float" office:value="1673.26" calcext:value-type="float">
            <text:p>1673.26</text:p>
          </table:table-cell>
          <table:table-cell office:value-type="float" office:value="1684.52" calcext:value-type="float">
            <text:p>1684.52</text:p>
          </table:table-cell>
          <table:table-cell office:value-type="float" office:value="1653.48" calcext:value-type="float">
            <text:p>1653.48</text:p>
          </table:table-cell>
          <table:table-cell office:value-type="float" office:value="1669.77" calcext:value-type="float">
            <text:p>166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12</text:p>
          </table:table-cell>
          <table:table-cell table:number-columns-repeated="2" office:value-type="float" office:value="1693.41" calcext:value-type="float">
            <text:p>1693.41</text:p>
          </table:table-cell>
          <table:table-cell office:value-type="float" office:value="1668.14" calcext:value-type="float">
            <text:p>1668.14</text:p>
          </table:table-cell>
          <table:table-cell office:value-type="float" office:value="1673.26" calcext:value-type="float">
            <text:p>167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12</text:p>
          </table:table-cell>
          <table:table-cell office:value-type="float" office:value="1699.99" calcext:value-type="float">
            <text:p>1699.99</text:p>
          </table:table-cell>
          <table:table-cell office:value-type="float" office:value="1712.68" calcext:value-type="float">
            <text:p>1712.68</text:p>
          </table:table-cell>
          <table:table-cell office:value-type="float" office:value="1690" calcext:value-type="float">
            <text:p>1690</text:p>
          </table:table-cell>
          <table:table-cell office:value-type="float" office:value="1693.41" calcext:value-type="float">
            <text:p>169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12</text:p>
          </table:table-cell>
          <table:table-cell office:value-type="float" office:value="1684.45" calcext:value-type="float">
            <text:p>1684.45</text:p>
          </table:table-cell>
          <table:table-cell office:value-type="float" office:value="1692.74" calcext:value-type="float">
            <text:p>1692.74</text:p>
          </table:table-cell>
          <table:table-cell office:value-type="float" office:value="1673.27" calcext:value-type="float">
            <text:p>1673.27</text:p>
          </table:table-cell>
          <table:table-cell office:value-type="float" office:value="1687.04" calcext:value-type="float">
            <text:p>168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12</text:p>
          </table:table-cell>
          <table:table-cell office:value-type="float" office:value="1730" calcext:value-type="float">
            <text:p>1730</text:p>
          </table:table-cell>
          <table:table-cell office:value-type="float" office:value="1755.12" calcext:value-type="float">
            <text:p>1755.12</text:p>
          </table:table-cell>
          <table:table-cell office:value-type="float" office:value="1679.46" calcext:value-type="float">
            <text:p>1679.46</text:p>
          </table:table-cell>
          <table:table-cell office:value-type="float" office:value="1685.94" calcext:value-type="float">
            <text:p>168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12</text:p>
          </table:table-cell>
          <table:table-cell table:number-columns-repeated="2" office:value-type="float" office:value="1827.02" calcext:value-type="float">
            <text:p>1827.02</text:p>
          </table:table-cell>
          <table:table-cell office:value-type="float" office:value="1725.79" calcext:value-type="float">
            <text:p>1725.79</text:p>
          </table:table-cell>
          <table:table-cell office:value-type="float" office:value="1729.59" calcext:value-type="float">
            <text:p>172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12</text:p>
          </table:table-cell>
          <table:table-cell office:value-type="float" office:value="1871.12" calcext:value-type="float">
            <text:p>1871.12</text:p>
          </table:table-cell>
          <table:table-cell office:value-type="float" office:value="1877.7" calcext:value-type="float">
            <text:p>1877.7</text:p>
          </table:table-cell>
          <table:table-cell office:value-type="float" office:value="1803.61" calcext:value-type="float">
            <text:p>1803.61</text:p>
          </table:table-cell>
          <table:table-cell office:value-type="float" office:value="1824.56" calcext:value-type="float">
            <text:p>182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12</text:p>
          </table:table-cell>
          <table:table-cell table:number-columns-repeated="2" office:value-type="float" office:value="1902.77" calcext:value-type="float">
            <text:p>1902.77</text:p>
          </table:table-cell>
          <table:table-cell office:value-type="float" office:value="1868.47" calcext:value-type="float">
            <text:p>1868.47</text:p>
          </table:table-cell>
          <table:table-cell office:value-type="float" office:value="1869.6" calcext:value-type="float">
            <text:p>18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12</text:p>
          </table:table-cell>
          <table:table-cell office:value-type="float" office:value="1871.78" calcext:value-type="float">
            <text:p>1871.78</text:p>
          </table:table-cell>
          <table:table-cell office:value-type="float" office:value="1920.29" calcext:value-type="float">
            <text:p>1920.29</text:p>
          </table:table-cell>
          <table:table-cell office:value-type="float" office:value="1868.16" calcext:value-type="float">
            <text:p>1868.16</text:p>
          </table:table-cell>
          <table:table-cell office:value-type="float" office:value="1910.77" calcext:value-type="float">
            <text:p>191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12</text:p>
          </table:table-cell>
          <table:table-cell office:value-type="float" office:value="1873.73" calcext:value-type="float">
            <text:p>1873.73</text:p>
          </table:table-cell>
          <table:table-cell office:value-type="float" office:value="1903.96" calcext:value-type="float">
            <text:p>1903.96</text:p>
          </table:table-cell>
          <table:table-cell office:value-type="float" office:value="1866.95" calcext:value-type="float">
            <text:p>1866.95</text:p>
          </table:table-cell>
          <table:table-cell office:value-type="float" office:value="1869.82" calcext:value-type="float">
            <text:p>186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pr-12</text:p>
          </table:table-cell>
          <table:table-cell office:value-type="float" office:value="1874.65" calcext:value-type="float">
            <text:p>1874.65</text:p>
          </table:table-cell>
          <table:table-cell office:value-type="float" office:value="1880.67" calcext:value-type="float">
            <text:p>1880.67</text:p>
          </table:table-cell>
          <table:table-cell office:value-type="float" office:value="1863.59" calcext:value-type="float">
            <text:p>1863.59</text:p>
          </table:table-cell>
          <table:table-cell office:value-type="float" office:value="1869.67" calcext:value-type="float">
            <text:p>186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12</text:p>
          </table:table-cell>
          <table:table-cell table:number-columns-repeated="2" office:value-type="float" office:value="1902.87" calcext:value-type="float">
            <text:p>1902.87</text:p>
          </table:table-cell>
          <table:table-cell office:value-type="float" office:value="1858.74" calcext:value-type="float">
            <text:p>1858.74</text:p>
          </table:table-cell>
          <table:table-cell office:value-type="float" office:value="1877.76" calcext:value-type="float">
            <text:p>187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12</text:p>
          </table:table-cell>
          <table:table-cell table:number-columns-repeated="2" office:value-type="float" office:value="1947.52" calcext:value-type="float">
            <text:p>1947.52</text:p>
          </table:table-cell>
          <table:table-cell office:value-type="float" office:value="1907.59" calcext:value-type="float">
            <text:p>1907.59</text:p>
          </table:table-cell>
          <table:table-cell office:value-type="float" office:value="1913.28" calcext:value-type="float">
            <text:p>191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12</text:p>
          </table:table-cell>
          <table:table-cell table:number-columns-repeated="2" office:value-type="float" office:value="2024.79" calcext:value-type="float">
            <text:p>2024.79</text:p>
          </table:table-cell>
          <table:table-cell office:value-type="float" office:value="1940.02" calcext:value-type="float">
            <text:p>1940.02</text:p>
          </table:table-cell>
          <table:table-cell office:value-type="float" office:value="1948.26" calcext:value-type="float">
            <text:p>194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12</text:p>
          </table:table-cell>
          <table:table-cell office:value-type="float" office:value="1998.78" calcext:value-type="float">
            <text:p>1998.78</text:p>
          </table:table-cell>
          <table:table-cell office:value-type="float" office:value="2024.79" calcext:value-type="float">
            <text:p>2024.79</text:p>
          </table:table-cell>
          <table:table-cell office:value-type="float" office:value="1998.78" calcext:value-type="float">
            <text:p>1998.78</text:p>
          </table:table-cell>
          <table:table-cell office:value-type="float" office:value="2024.79" calcext:value-type="float">
            <text:p>202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12</text:p>
          </table:table-cell>
          <table:table-cell office:value-type="float" office:value="2010.7" calcext:value-type="float">
            <text:p>2010.7</text:p>
          </table:table-cell>
          <table:table-cell office:value-type="float" office:value="2012.3" calcext:value-type="float">
            <text:p>2012.3</text:p>
          </table:table-cell>
          <table:table-cell office:value-type="float" office:value="1989.72" calcext:value-type="float">
            <text:p>1989.72</text:p>
          </table:table-cell>
          <table:table-cell office:value-type="float" office:value="1998.24" calcext:value-type="float">
            <text:p>199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12</text:p>
          </table:table-cell>
          <table:table-cell office:value-type="float" office:value="2003.77" calcext:value-type="float">
            <text:p>2003.77</text:p>
          </table:table-cell>
          <table:table-cell office:value-type="float" office:value="2014.81" calcext:value-type="float">
            <text:p>2014.81</text:p>
          </table:table-cell>
          <table:table-cell office:value-type="float" office:value="1994.05" calcext:value-type="float">
            <text:p>1994.05</text:p>
          </table:table-cell>
          <table:table-cell office:value-type="float" office:value="2011.22" calcext:value-type="float">
            <text:p>20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12</text:p>
          </table:table-cell>
          <table:table-cell office:value-type="float" office:value="2005.83" calcext:value-type="float">
            <text:p>2005.83</text:p>
          </table:table-cell>
          <table:table-cell office:value-type="float" office:value="2013.89" calcext:value-type="float">
            <text:p>2013.89</text:p>
          </table:table-cell>
          <table:table-cell office:value-type="float" office:value="1991.21" calcext:value-type="float">
            <text:p>1991.21</text:p>
          </table:table-cell>
          <table:table-cell office:value-type="float" office:value="2013.89" calcext:value-type="float">
            <text:p>201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12</text:p>
          </table:table-cell>
          <table:table-cell office:value-type="float" office:value="2053.4" calcext:value-type="float">
            <text:p>2053.4</text:p>
          </table:table-cell>
          <table:table-cell office:value-type="float" office:value="2054.58" calcext:value-type="float">
            <text:p>2054.58</text:p>
          </table:table-cell>
          <table:table-cell office:value-type="float" office:value="1987.6" calcext:value-type="float">
            <text:p>1987.6</text:p>
          </table:table-cell>
          <table:table-cell office:value-type="float" office:value="2007.02" calcext:value-type="float">
            <text:p>200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12</text:p>
          </table:table-cell>
          <table:table-cell office:value-type="float" office:value="2033.16" calcext:value-type="float">
            <text:p>2033.16</text:p>
          </table:table-cell>
          <table:table-cell office:value-type="float" office:value="2058.96" calcext:value-type="float">
            <text:p>2058.96</text:p>
          </table:table-cell>
          <table:table-cell office:value-type="float" office:value="2033.16" calcext:value-type="float">
            <text:p>2033.16</text:p>
          </table:table-cell>
          <table:table-cell office:value-type="float" office:value="2052.36" calcext:value-type="float">
            <text:p>205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12</text:p>
          </table:table-cell>
          <table:table-cell table:number-columns-repeated="2" office:value-type="float" office:value="2058.6" calcext:value-type="float">
            <text:p>2058.6</text:p>
          </table:table-cell>
          <table:table-cell office:value-type="float" office:value="2027.34" calcext:value-type="float">
            <text:p>2027.34</text:p>
          </table:table-cell>
          <table:table-cell office:value-type="float" office:value="2031.53" calcext:value-type="float">
            <text:p>203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12</text:p>
          </table:table-cell>
          <table:table-cell office:value-type="float" office:value="2028.41" calcext:value-type="float">
            <text:p>2028.41</text:p>
          </table:table-cell>
          <table:table-cell office:value-type="float" office:value="2059.41" calcext:value-type="float">
            <text:p>2059.41</text:p>
          </table:table-cell>
          <table:table-cell office:value-type="float" office:value="2022.69" calcext:value-type="float">
            <text:p>2022.69</text:p>
          </table:table-cell>
          <table:table-cell office:value-type="float" office:value="2059.06" calcext:value-type="float">
            <text:p>205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12</text:p>
          </table:table-cell>
          <table:table-cell table:number-columns-repeated="2" office:value-type="float" office:value="2060.36" calcext:value-type="float">
            <text:p>2060.36</text:p>
          </table:table-cell>
          <table:table-cell office:value-type="float" office:value="2025.48" calcext:value-type="float">
            <text:p>2025.48</text:p>
          </table:table-cell>
          <table:table-cell office:value-type="float" office:value="2028.41" calcext:value-type="float">
            <text:p>202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12</text:p>
          </table:table-cell>
          <table:table-cell office:value-type="float" office:value="2082.91" calcext:value-type="float">
            <text:p>2082.91</text:p>
          </table:table-cell>
          <table:table-cell office:value-type="float" office:value="2086.04" calcext:value-type="float">
            <text:p>2086.04</text:p>
          </table:table-cell>
          <table:table-cell office:value-type="float" office:value="2067.51" calcext:value-type="float">
            <text:p>2067.51</text:p>
          </table:table-cell>
          <table:table-cell office:value-type="float" office:value="2072.82" calcext:value-type="float">
            <text:p>207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12</text:p>
          </table:table-cell>
          <table:table-cell office:value-type="float" office:value="2080.6" calcext:value-type="float">
            <text:p>2080.6</text:p>
          </table:table-cell>
          <table:table-cell office:value-type="float" office:value="2092.26" calcext:value-type="float">
            <text:p>2092.26</text:p>
          </table:table-cell>
          <table:table-cell office:value-type="float" office:value="2074.78" calcext:value-type="float">
            <text:p>2074.78</text:p>
          </table:table-cell>
          <table:table-cell office:value-type="float" office:value="2083.5" calcext:value-type="float">
            <text:p>208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12</text:p>
          </table:table-cell>
          <table:table-cell office:value-type="float" office:value="2048.75" calcext:value-type="float">
            <text:p>2048.75</text:p>
          </table:table-cell>
          <table:table-cell office:value-type="float" office:value="2079.52" calcext:value-type="float">
            <text:p>2079.52</text:p>
          </table:table-cell>
          <table:table-cell office:value-type="float" office:value="2047.32" calcext:value-type="float">
            <text:p>2047.32</text:p>
          </table:table-cell>
          <table:table-cell office:value-type="float" office:value="2079.52" calcext:value-type="float">
            <text:p>207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12</text:p>
          </table:table-cell>
          <table:table-cell office:value-type="float" office:value="2045.11" calcext:value-type="float">
            <text:p>2045.11</text:p>
          </table:table-cell>
          <table:table-cell office:value-type="float" office:value="2065.51" calcext:value-type="float">
            <text:p>2065.51</text:p>
          </table:table-cell>
          <table:table-cell office:value-type="float" office:value="2038.97" calcext:value-type="float">
            <text:p>2038.97</text:p>
          </table:table-cell>
          <table:table-cell office:value-type="float" office:value="2048.48" calcext:value-type="float">
            <text:p>2048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12</text:p>
          </table:table-cell>
          <table:table-cell office:value-type="float" office:value="1997.33" calcext:value-type="float">
            <text:p>1997.33</text:p>
          </table:table-cell>
          <table:table-cell office:value-type="float" office:value="2044.57" calcext:value-type="float">
            <text:p>2044.57</text:p>
          </table:table-cell>
          <table:table-cell office:value-type="float" office:value="1997.27" calcext:value-type="float">
            <text:p>1997.27</text:p>
          </table:table-cell>
          <table:table-cell office:value-type="float" office:value="2044.57" calcext:value-type="float">
            <text:p>204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12</text:p>
          </table:table-cell>
          <table:table-cell table:number-columns-repeated="2" office:value-type="float" office:value="2012.77" calcext:value-type="float">
            <text:p>2012.77</text:p>
          </table:table-cell>
          <table:table-cell office:value-type="float" office:value="1984.39" calcext:value-type="float">
            <text:p>1984.39</text:p>
          </table:table-cell>
          <table:table-cell office:value-type="float" office:value="1997.27" calcext:value-type="float">
            <text:p>199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12</text:p>
          </table:table-cell>
          <table:table-cell office:value-type="float" office:value="2033.49" calcext:value-type="float">
            <text:p>2033.49</text:p>
          </table:table-cell>
          <table:table-cell office:value-type="float" office:value="2036.62" calcext:value-type="float">
            <text:p>2036.62</text:p>
          </table:table-cell>
          <table:table-cell office:value-type="float" office:value="2009.94" calcext:value-type="float">
            <text:p>2009.94</text:p>
          </table:table-cell>
          <table:table-cell office:value-type="float" office:value="2014.12" calcext:value-type="float">
            <text:p>2014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12</text:p>
          </table:table-cell>
          <table:table-cell office:value-type="float" office:value="2062.89" calcext:value-type="float">
            <text:p>2062.89</text:p>
          </table:table-cell>
          <table:table-cell office:value-type="float" office:value="2072.91" calcext:value-type="float">
            <text:p>2072.91</text:p>
          </table:table-cell>
          <table:table-cell office:value-type="float" office:value="2025.53" calcext:value-type="float">
            <text:p>2025.53</text:p>
          </table:table-cell>
          <table:table-cell office:value-type="float" office:value="2032.5" calcext:value-type="float">
            <text:p>203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12</text:p>
          </table:table-cell>
          <table:table-cell office:value-type="float" office:value="2034.07" calcext:value-type="float">
            <text:p>2034.07</text:p>
          </table:table-cell>
          <table:table-cell office:value-type="float" office:value="2059.19" calcext:value-type="float">
            <text:p>2059.19</text:p>
          </table:table-cell>
          <table:table-cell office:value-type="float" office:value="2034.07" calcext:value-type="float">
            <text:p>2034.07</text:p>
          </table:table-cell>
          <table:table-cell office:value-type="float" office:value="2057.9" calcext:value-type="float">
            <text:p>205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12</text:p>
          </table:table-cell>
          <table:table-cell table:number-columns-repeated="2" office:value-type="float" office:value="2042.5" calcext:value-type="float">
            <text:p>2042.5</text:p>
          </table:table-cell>
          <table:table-cell office:value-type="float" office:value="2010.33" calcext:value-type="float">
            <text:p>2010.33</text:p>
          </table:table-cell>
          <table:table-cell office:value-type="float" office:value="2032.88" calcext:value-type="float">
            <text:p>203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12</text:p>
          </table:table-cell>
          <table:table-cell office:value-type="float" office:value="2096.21" calcext:value-type="float">
            <text:p>2096.21</text:p>
          </table:table-cell>
          <table:table-cell office:value-type="float" office:value="2106.05" calcext:value-type="float">
            <text:p>2106.05</text:p>
          </table:table-cell>
          <table:table-cell office:value-type="float" office:value="2042.64" calcext:value-type="float">
            <text:p>2042.64</text:p>
          </table:table-cell>
          <table:table-cell office:value-type="float" office:value="2044.82" calcext:value-type="float">
            <text:p>2044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12</text:p>
          </table:table-cell>
          <table:table-cell office:value-type="float" office:value="2087.46" calcext:value-type="float">
            <text:p>2087.46</text:p>
          </table:table-cell>
          <table:table-cell office:value-type="float" office:value="2099.46" calcext:value-type="float">
            <text:p>2099.46</text:p>
          </table:table-cell>
          <table:table-cell office:value-type="float" office:value="2079.3" calcext:value-type="float">
            <text:p>2079.3</text:p>
          </table:table-cell>
          <table:table-cell office:value-type="float" office:value="2096.43" calcext:value-type="float">
            <text:p>209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12</text:p>
          </table:table-cell>
          <table:table-cell office:value-type="float" office:value="2020.5" calcext:value-type="float">
            <text:p>2020.5</text:p>
          </table:table-cell>
          <table:table-cell office:value-type="float" office:value="2091.28" calcext:value-type="float">
            <text:p>2091.28</text:p>
          </table:table-cell>
          <table:table-cell office:value-type="float" office:value="2020.5" calcext:value-type="float">
            <text:p>2020.5</text:p>
          </table:table-cell>
          <table:table-cell office:value-type="float" office:value="2088.55" calcext:value-type="float">
            <text:p>208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Feb-12</text:p>
          </table:table-cell>
          <table:table-cell office:value-type="float" office:value="2053.16" calcext:value-type="float">
            <text:p>2053.16</text:p>
          </table:table-cell>
          <table:table-cell office:value-type="float" office:value="2061.56" calcext:value-type="float">
            <text:p>2061.56</text:p>
          </table:table-cell>
          <table:table-cell office:value-type="float" office:value="2010.54" calcext:value-type="float">
            <text:p>2010.54</text:p>
          </table:table-cell>
          <table:table-cell office:value-type="float" office:value="2019.87" calcext:value-type="float">
            <text:p>201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12</text:p>
          </table:table-cell>
          <table:table-cell table:number-columns-repeated="2" office:value-type="float" office:value="2117.05" calcext:value-type="float">
            <text:p>2117.05</text:p>
          </table:table-cell>
          <table:table-cell office:value-type="float" office:value="2044.07" calcext:value-type="float">
            <text:p>2044.07</text:p>
          </table:table-cell>
          <table:table-cell office:value-type="float" office:value="2053.39" calcext:value-type="float">
            <text:p>205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12</text:p>
          </table:table-cell>
          <table:table-cell office:value-type="float" office:value="2174.55" calcext:value-type="float">
            <text:p>2174.55</text:p>
          </table:table-cell>
          <table:table-cell office:value-type="float" office:value="2186.75" calcext:value-type="float">
            <text:p>2186.75</text:p>
          </table:table-cell>
          <table:table-cell office:value-type="float" office:value="2110.31" calcext:value-type="float">
            <text:p>2110.31</text:p>
          </table:table-cell>
          <table:table-cell office:value-type="float" office:value="2118.29" calcext:value-type="float">
            <text:p>2118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12</text:p>
          </table:table-cell>
          <table:table-cell office:value-type="float" office:value="2185.5" calcext:value-type="float">
            <text:p>2185.5</text:p>
          </table:table-cell>
          <table:table-cell office:value-type="float" office:value="2195.01" calcext:value-type="float">
            <text:p>2195.01</text:p>
          </table:table-cell>
          <table:table-cell office:value-type="float" office:value="2163.05" calcext:value-type="float">
            <text:p>2163.05</text:p>
          </table:table-cell>
          <table:table-cell office:value-type="float" office:value="2174.42" calcext:value-type="float">
            <text:p>217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12</text:p>
          </table:table-cell>
          <table:table-cell office:value-type="float" office:value="2161.97" calcext:value-type="float">
            <text:p>2161.97</text:p>
          </table:table-cell>
          <table:table-cell office:value-type="float" office:value="2195.04" calcext:value-type="float">
            <text:p>2195.04</text:p>
          </table:table-cell>
          <table:table-cell office:value-type="float" office:value="2158.88" calcext:value-type="float">
            <text:p>2158.88</text:p>
          </table:table-cell>
          <table:table-cell office:value-type="float" office:value="2185.29" calcext:value-type="float">
            <text:p>218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12</text:p>
          </table:table-cell>
          <table:table-cell office:value-type="float" office:value="2124.04" calcext:value-type="float">
            <text:p>2124.04</text:p>
          </table:table-cell>
          <table:table-cell office:value-type="float" office:value="2169.49" calcext:value-type="float">
            <text:p>2169.49</text:p>
          </table:table-cell>
          <table:table-cell office:value-type="float" office:value="2124.04" calcext:value-type="float">
            <text:p>2124.04</text:p>
          </table:table-cell>
          <table:table-cell office:value-type="float" office:value="2161.34" calcext:value-type="float">
            <text:p>216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12</text:p>
          </table:table-cell>
          <table:table-cell office:value-type="float" office:value="2096.12" calcext:value-type="float">
            <text:p>2096.12</text:p>
          </table:table-cell>
          <table:table-cell office:value-type="float" office:value="2124.37" calcext:value-type="float">
            <text:p>2124.37</text:p>
          </table:table-cell>
          <table:table-cell office:value-type="float" office:value="2082.61" calcext:value-type="float">
            <text:p>2082.61</text:p>
          </table:table-cell>
          <table:table-cell office:value-type="float" office:value="2124.04" calcext:value-type="float">
            <text:p>212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12</text:p>
          </table:table-cell>
          <table:table-cell office:value-type="float" office:value="2107.07" calcext:value-type="float">
            <text:p>2107.07</text:p>
          </table:table-cell>
          <table:table-cell office:value-type="float" office:value="2114.86" calcext:value-type="float">
            <text:p>2114.86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2096.63" calcext:value-type="float">
            <text:p>209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12</text:p>
          </table:table-cell>
          <table:table-cell office:value-type="float" office:value="2123.5" calcext:value-type="float">
            <text:p>2123.5</text:p>
          </table:table-cell>
          <table:table-cell office:value-type="float" office:value="2128.47" calcext:value-type="float">
            <text:p>2128.47</text:p>
          </table:table-cell>
          <table:table-cell office:value-type="float" office:value="2087.1" calcext:value-type="float">
            <text:p>2087.1</text:p>
          </table:table-cell>
          <table:table-cell office:value-type="float" office:value="2095.44" calcext:value-type="float">
            <text:p>209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12</text:p>
          </table:table-cell>
          <table:table-cell office:value-type="float" office:value="2109.08" calcext:value-type="float">
            <text:p>2109.08</text:p>
          </table:table-cell>
          <table:table-cell office:value-type="float" office:value="2131.9" calcext:value-type="float">
            <text:p>2131.9</text:p>
          </table:table-cell>
          <table:table-cell office:value-type="float" office:value="2106.58" calcext:value-type="float">
            <text:p>2106.58</text:p>
          </table:table-cell>
          <table:table-cell office:value-type="float" office:value="2123.89" calcext:value-type="float">
            <text:p>212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12</text:p>
          </table:table-cell>
          <table:table-cell office:value-type="float" office:value="2102.79" calcext:value-type="float">
            <text:p>2102.79</text:p>
          </table:table-cell>
          <table:table-cell office:value-type="float" office:value="2105.81" calcext:value-type="float">
            <text:p>2105.81</text:p>
          </table:table-cell>
          <table:table-cell office:value-type="float" office:value="2069.7" calcext:value-type="float">
            <text:p>2069.7</text:p>
          </table:table-cell>
          <table:table-cell office:value-type="float" office:value="2103.11" calcext:value-type="float">
            <text:p>210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12</text:p>
          </table:table-cell>
          <table:table-cell office:value-type="float" office:value="2096.15" calcext:value-type="float">
            <text:p>2096.15</text:p>
          </table:table-cell>
          <table:table-cell office:value-type="float" office:value="2119.44" calcext:value-type="float">
            <text:p>2119.44</text:p>
          </table:table-cell>
          <table:table-cell office:value-type="float" office:value="2092.54" calcext:value-type="float">
            <text:p>2092.54</text:p>
          </table:table-cell>
          <table:table-cell office:value-type="float" office:value="2106.02" calcext:value-type="float">
            <text:p>210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12</text:p>
          </table:table-cell>
          <table:table-cell office:value-type="float" office:value="2150.42" calcext:value-type="float">
            <text:p>2150.42</text:p>
          </table:table-cell>
          <table:table-cell office:value-type="float" office:value="2153.26" calcext:value-type="float">
            <text:p>2153.26</text:p>
          </table:table-cell>
          <table:table-cell office:value-type="float" office:value="2063.37" calcext:value-type="float">
            <text:p>2063.37</text:p>
          </table:table-cell>
          <table:table-cell office:value-type="float" office:value="2090.54" calcext:value-type="float">
            <text:p>209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12</text:p>
          </table:table-cell>
          <table:table-cell office:value-type="float" office:value="2186.6" calcext:value-type="float">
            <text:p>2186.6</text:p>
          </table:table-cell>
          <table:table-cell office:value-type="float" office:value="2187.27" calcext:value-type="float">
            <text:p>2187.27</text:p>
          </table:table-cell>
          <table:table-cell office:value-type="float" office:value="2144.59" calcext:value-type="float">
            <text:p>2144.59</text:p>
          </table:table-cell>
          <table:table-cell office:value-type="float" office:value="2149.71" calcext:value-type="float">
            <text:p>214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12</text:p>
          </table:table-cell>
          <table:table-cell office:value-type="float" office:value="2194.73" calcext:value-type="float">
            <text:p>2194.73</text:p>
          </table:table-cell>
          <table:table-cell office:value-type="float" office:value="2198.96" calcext:value-type="float">
            <text:p>2198.96</text:p>
          </table:table-cell>
          <table:table-cell office:value-type="float" office:value="2172.13" calcext:value-type="float">
            <text:p>2172.13</text:p>
          </table:table-cell>
          <table:table-cell office:value-type="float" office:value="2190.06" calcext:value-type="float">
            <text:p>219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12</text:p>
          </table:table-cell>
          <table:table-cell office:value-type="float" office:value="2200.56" calcext:value-type="float">
            <text:p>2200.56</text:p>
          </table:table-cell>
          <table:table-cell office:value-type="float" office:value="2230.12" calcext:value-type="float">
            <text:p>2230.12</text:p>
          </table:table-cell>
          <table:table-cell office:value-type="float" office:value="2195.24" calcext:value-type="float">
            <text:p>2195.24</text:p>
          </table:table-cell>
          <table:table-cell office:value-type="float" office:value="2196.93" calcext:value-type="float">
            <text:p>219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12</text:p>
          </table:table-cell>
          <table:table-cell office:value-type="float" office:value="2215.83" calcext:value-type="float">
            <text:p>2215.83</text:p>
          </table:table-cell>
          <table:table-cell office:value-type="float" office:value="2218.51" calcext:value-type="float">
            <text:p>2218.51</text:p>
          </table:table-cell>
          <table:table-cell office:value-type="float" office:value="2193.52" calcext:value-type="float">
            <text:p>2193.52</text:p>
          </table:table-cell>
          <table:table-cell office:value-type="float" office:value="2199.49" calcext:value-type="float">
            <text:p>2199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12</text:p>
          </table:table-cell>
          <table:table-cell office:value-type="float" office:value="2172.54" calcext:value-type="float">
            <text:p>2172.54</text:p>
          </table:table-cell>
          <table:table-cell office:value-type="float" office:value="2224.65" calcext:value-type="float">
            <text:p>2224.65</text:p>
          </table:table-cell>
          <table:table-cell office:value-type="float" office:value="2172.54" calcext:value-type="float">
            <text:p>2172.54</text:p>
          </table:table-cell>
          <table:table-cell office:value-type="float" office:value="2214.44" calcext:value-type="float">
            <text:p>221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12</text:p>
          </table:table-cell>
          <table:table-cell office:value-type="float" office:value="2157.77" calcext:value-type="float">
            <text:p>2157.77</text:p>
          </table:table-cell>
          <table:table-cell office:value-type="float" office:value="2184.58" calcext:value-type="float">
            <text:p>2184.58</text:p>
          </table:table-cell>
          <table:table-cell office:value-type="float" office:value="2150.57" calcext:value-type="float">
            <text:p>2150.57</text:p>
          </table:table-cell>
          <table:table-cell office:value-type="float" office:value="2171.31" calcext:value-type="float">
            <text:p>217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12</text:p>
          </table:table-cell>
          <table:table-cell table:number-columns-repeated="2" office:value-type="float" office:value="2213.46" calcext:value-type="float">
            <text:p>2213.46</text:p>
          </table:table-cell>
          <table:table-cell office:value-type="float" office:value="2145.77" calcext:value-type="float">
            <text:p>2145.77</text:p>
          </table:table-cell>
          <table:table-cell office:value-type="float" office:value="2157.77" calcext:value-type="float">
            <text:p>215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12</text:p>
          </table:table-cell>
          <table:table-cell table:number-columns-repeated="2" office:value-type="float" office:value="2288.97" calcext:value-type="float">
            <text:p>2288.97</text:p>
          </table:table-cell>
          <table:table-cell office:value-type="float" office:value="2212.74" calcext:value-type="float">
            <text:p>2212.74</text:p>
          </table:table-cell>
          <table:table-cell office:value-type="float" office:value="2214.44" calcext:value-type="float">
            <text:p>221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12</text:p>
          </table:table-cell>
          <table:table-cell office:value-type="float" office:value="2291.04" calcext:value-type="float">
            <text:p>2291.04</text:p>
          </table:table-cell>
          <table:table-cell office:value-type="float" office:value="2343.82" calcext:value-type="float">
            <text:p>2343.82</text:p>
          </table:table-cell>
          <table:table-cell office:value-type="float" office:value="2287.78" calcext:value-type="float">
            <text:p>2287.78</text:p>
          </table:table-cell>
          <table:table-cell office:value-type="float" office:value="2288.97" calcext:value-type="float">
            <text:p>228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12</text:p>
          </table:table-cell>
          <table:table-cell office:value-type="float" office:value="2270.18" calcext:value-type="float">
            <text:p>2270.18</text:p>
          </table:table-cell>
          <table:table-cell office:value-type="float" office:value="2288.88" calcext:value-type="float">
            <text:p>2288.88</text:p>
          </table:table-cell>
          <table:table-cell office:value-type="float" office:value="2257.52" calcext:value-type="float">
            <text:p>2257.52</text:p>
          </table:table-cell>
          <table:table-cell office:value-type="float" office:value="2288.88" calcext:value-type="float">
            <text:p>228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12</text:p>
          </table:table-cell>
          <table:table-cell office:value-type="float" office:value="2253.49" calcext:value-type="float">
            <text:p>2253.49</text:p>
          </table:table-cell>
          <table:table-cell office:value-type="float" office:value="2266.95" calcext:value-type="float">
            <text:p>2266.95</text:p>
          </table:table-cell>
          <table:table-cell office:value-type="float" office:value="2233.19" calcext:value-type="float">
            <text:p>2233.19</text:p>
          </table:table-cell>
          <table:table-cell office:value-type="float" office:value="2266.95" calcext:value-type="float">
            <text:p>226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12</text:p>
          </table:table-cell>
          <table:table-cell office:value-type="float" office:value="2249.92" calcext:value-type="float">
            <text:p>2249.92</text:p>
          </table:table-cell>
          <table:table-cell office:value-type="float" office:value="2274.74" calcext:value-type="float">
            <text:p>2274.74</text:p>
          </table:table-cell>
          <table:table-cell office:value-type="float" office:value="2247.18" calcext:value-type="float">
            <text:p>2247.18</text:p>
          </table:table-cell>
          <table:table-cell office:value-type="float" office:value="2258.63" calcext:value-type="float">
            <text:p>225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12</text:p>
          </table:table-cell>
          <table:table-cell office:value-type="float" office:value="2252.22" calcext:value-type="float">
            <text:p>2252.22</text:p>
          </table:table-cell>
          <table:table-cell office:value-type="float" office:value="2264.28" calcext:value-type="float">
            <text:p>2264.28</text:p>
          </table:table-cell>
          <table:table-cell office:value-type="float" office:value="2236.37" calcext:value-type="float">
            <text:p>2236.37</text:p>
          </table:table-cell>
          <table:table-cell office:value-type="float" office:value="2247.44" calcext:value-type="float">
            <text:p>224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12</text:p>
          </table:table-cell>
          <table:table-cell office:value-type="float" office:value="2237.67" calcext:value-type="float">
            <text:p>2237.67</text:p>
          </table:table-cell>
          <table:table-cell office:value-type="float" office:value="2265.71" calcext:value-type="float">
            <text:p>2265.71</text:p>
          </table:table-cell>
          <table:table-cell office:value-type="float" office:value="2237.67" calcext:value-type="float">
            <text:p>2237.67</text:p>
          </table:table-cell>
          <table:table-cell office:value-type="float" office:value="2252.22" calcext:value-type="float">
            <text:p>225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12</text:p>
          </table:table-cell>
          <table:table-cell office:value-type="float" office:value="2171.28" calcext:value-type="float">
            <text:p>2171.28</text:p>
          </table:table-cell>
          <table:table-cell office:value-type="float" office:value="2235.85" calcext:value-type="float">
            <text:p>2235.85</text:p>
          </table:table-cell>
          <table:table-cell office:value-type="float" office:value="2160.81" calcext:value-type="float">
            <text:p>2160.81</text:p>
          </table:table-cell>
          <table:table-cell office:value-type="float" office:value="2235.85" calcext:value-type="float">
            <text:p>223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12</text:p>
          </table:table-cell>
          <table:table-cell office:value-type="float" office:value="2149.08" calcext:value-type="float">
            <text:p>2149.08</text:p>
          </table:table-cell>
          <table:table-cell office:value-type="float" office:value="2181.93" calcext:value-type="float">
            <text:p>2181.93</text:p>
          </table:table-cell>
          <table:table-cell office:value-type="float" office:value="2148.8" calcext:value-type="float">
            <text:p>2148.8</text:p>
          </table:table-cell>
          <table:table-cell office:value-type="float" office:value="2173.3" calcext:value-type="float">
            <text:p>217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12</text:p>
          </table:table-cell>
          <table:table-cell office:value-type="float" office:value="2148.26" calcext:value-type="float">
            <text:p>2148.26</text:p>
          </table:table-cell>
          <table:table-cell office:value-type="float" office:value="2149.12" calcext:value-type="float">
            <text:p>2149.12</text:p>
          </table:table-cell>
          <table:table-cell office:value-type="float" office:value="2114.56" calcext:value-type="float">
            <text:p>2114.56</text:p>
          </table:table-cell>
          <table:table-cell office:value-type="float" office:value="2147.56" calcext:value-type="float">
            <text:p>214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12</text:p>
          </table:table-cell>
          <table:table-cell table:number-columns-repeated="2" office:value-type="float" office:value="2197.98" calcext:value-type="float">
            <text:p>2197.98</text:p>
          </table:table-cell>
          <table:table-cell office:value-type="float" office:value="2135.3" calcext:value-type="float">
            <text:p>2135.3</text:p>
          </table:table-cell>
          <table:table-cell office:value-type="float" office:value="2146.96" calcext:value-type="float">
            <text:p>2146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12</text:p>
          </table:table-cell>
          <table:table-cell office:value-type="float" office:value="2207.28" calcext:value-type="float">
            <text:p>2207.28</text:p>
          </table:table-cell>
          <table:table-cell office:value-type="float" office:value="2228.81" calcext:value-type="float">
            <text:p>2228.81</text:p>
          </table:table-cell>
          <table:table-cell office:value-type="float" office:value="2185.58" calcext:value-type="float">
            <text:p>2185.58</text:p>
          </table:table-cell>
          <table:table-cell office:value-type="float" office:value="2197.7" calcext:value-type="float">
            <text:p>219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12</text:p>
          </table:table-cell>
          <table:table-cell office:value-type="float" office:value="2220.82" calcext:value-type="float">
            <text:p>2220.82</text:p>
          </table:table-cell>
          <table:table-cell office:value-type="float" office:value="2224.49" calcext:value-type="float">
            <text:p>2224.49</text:p>
          </table:table-cell>
          <table:table-cell office:value-type="float" office:value="2192.97" calcext:value-type="float">
            <text:p>2192.97</text:p>
          </table:table-cell>
          <table:table-cell office:value-type="float" office:value="2206.36" calcext:value-type="float">
            <text:p>220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12</text:p>
          </table:table-cell>
          <table:table-cell office:value-type="float" office:value="2190.27" calcext:value-type="float">
            <text:p>2190.27</text:p>
          </table:table-cell>
          <table:table-cell office:value-type="float" office:value="2235.29" calcext:value-type="float">
            <text:p>2235.29</text:p>
          </table:table-cell>
          <table:table-cell office:value-type="float" office:value="2190.27" calcext:value-type="float">
            <text:p>2190.27</text:p>
          </table:table-cell>
          <table:table-cell office:value-type="float" office:value="2220.82" calcext:value-type="float">
            <text:p>222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12</text:p>
          </table:table-cell>
          <table:table-cell office:value-type="float" office:value="2181.93" calcext:value-type="float">
            <text:p>2181.93</text:p>
          </table:table-cell>
          <table:table-cell office:value-type="float" office:value="2212.76" calcext:value-type="float">
            <text:p>2212.76</text:p>
          </table:table-cell>
          <table:table-cell office:value-type="float" office:value="2175" calcext:value-type="float">
            <text:p>2175</text:p>
          </table:table-cell>
          <table:table-cell office:value-type="float" office:value="2189.55" calcext:value-type="float">
            <text:p>218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12</text:p>
          </table:table-cell>
          <table:table-cell office:value-type="float" office:value="2122.82" calcext:value-type="float">
            <text:p>2122.82</text:p>
          </table:table-cell>
          <table:table-cell office:value-type="float" office:value="2186.63" calcext:value-type="float">
            <text:p>2186.63</text:p>
          </table:table-cell>
          <table:table-cell office:value-type="float" office:value="2122.82" calcext:value-type="float">
            <text:p>2122.82</text:p>
          </table:table-cell>
          <table:table-cell office:value-type="float" office:value="2181.22" calcext:value-type="float">
            <text:p>218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12</text:p>
          </table:table-cell>
          <table:table-cell office:value-type="float" office:value="2099.56" calcext:value-type="float">
            <text:p>2099.56</text:p>
          </table:table-cell>
          <table:table-cell office:value-type="float" office:value="2133.22" calcext:value-type="float">
            <text:p>2133.22</text:p>
          </table:table-cell>
          <table:table-cell office:value-type="float" office:value="2080.02" calcext:value-type="float">
            <text:p>2080.02</text:p>
          </table:table-cell>
          <table:table-cell office:value-type="float" office:value="2117.67" calcext:value-type="float">
            <text:p>211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12</text:p>
          </table:table-cell>
          <table:table-cell office:value-type="float" office:value="1962.04" calcext:value-type="float">
            <text:p>1962.04</text:p>
          </table:table-cell>
          <table:table-cell office:value-type="float" office:value="2099.42" calcext:value-type="float">
            <text:p>2099.42</text:p>
          </table:table-cell>
          <table:table-cell office:value-type="float" office:value="1959.12" calcext:value-type="float">
            <text:p>1959.12</text:p>
          </table:table-cell>
          <table:table-cell office:value-type="float" office:value="2099.42" calcext:value-type="float">
            <text:p>209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12</text:p>
          </table:table-cell>
          <table:table-cell office:value-type="float" office:value="1904.82" calcext:value-type="float">
            <text:p>1904.82</text:p>
          </table:table-cell>
          <table:table-cell office:value-type="float" office:value="1966.52" calcext:value-type="float">
            <text:p>1966.52</text:p>
          </table:table-cell>
          <table:table-cell office:value-type="float" office:value="1904.82" calcext:value-type="float">
            <text:p>1904.82</text:p>
          </table:table-cell>
          <table:table-cell office:value-type="float" office:value="1961.58" calcext:value-type="float">
            <text:p>196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11</text:p>
          </table:table-cell>
          <table:table-cell office:value-type="float" office:value="1867.22" calcext:value-type="float">
            <text:p>1867.22</text:p>
          </table:table-cell>
          <table:table-cell office:value-type="float" office:value="1904.29" calcext:value-type="float">
            <text:p>1904.29</text:p>
          </table:table-cell>
          <table:table-cell office:value-type="float" office:value="1867.22" calcext:value-type="float">
            <text:p>1867.22</text:p>
          </table:table-cell>
          <table:table-cell office:value-type="float" office:value="1904.29" calcext:value-type="float">
            <text:p>190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11</text:p>
          </table:table-cell>
          <table:table-cell office:value-type="float" office:value="1889.65" calcext:value-type="float">
            <text:p>1889.65</text:p>
          </table:table-cell>
          <table:table-cell office:value-type="float" office:value="1896.68" calcext:value-type="float">
            <text:p>1896.68</text:p>
          </table:table-cell>
          <table:table-cell office:value-type="float" office:value="1856.63" calcext:value-type="float">
            <text:p>1856.63</text:p>
          </table:table-cell>
          <table:table-cell office:value-type="float" office:value="1867.6" calcext:value-type="float">
            <text:p>186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11</text:p>
          </table:table-cell>
          <table:table-cell office:value-type="float" office:value="1892.78" calcext:value-type="float">
            <text:p>1892.78</text:p>
          </table:table-cell>
          <table:table-cell office:value-type="float" office:value="1899.8" calcext:value-type="float">
            <text:p>1899.8</text:p>
          </table:table-cell>
          <table:table-cell office:value-type="float" office:value="1881.27" calcext:value-type="float">
            <text:p>1881.27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11</text:p>
          </table:table-cell>
          <table:table-cell office:value-type="float" office:value="1891.89" calcext:value-type="float">
            <text:p>1891.89</text:p>
          </table:table-cell>
          <table:table-cell office:value-type="float" office:value="1897.96" calcext:value-type="float">
            <text:p>1897.96</text:p>
          </table:table-cell>
          <table:table-cell office:value-type="float" office:value="1889.33" calcext:value-type="float">
            <text:p>1889.33</text:p>
          </table:table-cell>
          <table:table-cell office:value-type="float" office:value="1894.3" calcext:value-type="float">
            <text:p>189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11</text:p>
          </table:table-cell>
          <table:table-cell office:value-type="float" office:value="1885.44" calcext:value-type="float">
            <text:p>1885.44</text:p>
          </table:table-cell>
          <table:table-cell office:value-type="float" office:value="1902.21" calcext:value-type="float">
            <text:p>1902.21</text:p>
          </table:table-cell>
          <table:table-cell office:value-type="float" office:value="1884.24" calcext:value-type="float">
            <text:p>1884.24</text:p>
          </table:table-cell>
          <table:table-cell office:value-type="float" office:value="1887.09" calcext:value-type="float">
            <text:p>188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11</text:p>
          </table:table-cell>
          <table:table-cell office:value-type="float" office:value="1877.64" calcext:value-type="float">
            <text:p>1877.64</text:p>
          </table:table-cell>
          <table:table-cell office:value-type="float" office:value="1885.62" calcext:value-type="float">
            <text:p>1885.62</text:p>
          </table:table-cell>
          <table:table-cell office:value-type="float" office:value="1875.21" calcext:value-type="float">
            <text:p>1875.21</text:p>
          </table:table-cell>
          <table:table-cell office:value-type="float" office:value="1883.8" calcext:value-type="float">
            <text:p>188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11</text:p>
          </table:table-cell>
          <table:table-cell office:value-type="float" office:value="1866.39" calcext:value-type="float">
            <text:p>1866.39</text:p>
          </table:table-cell>
          <table:table-cell office:value-type="float" office:value="1891.7" calcext:value-type="float">
            <text:p>1891.7</text:p>
          </table:table-cell>
          <table:table-cell office:value-type="float" office:value="1866.38" calcext:value-type="float">
            <text:p>1866.38</text:p>
          </table:table-cell>
          <table:table-cell office:value-type="float" office:value="1877.77" calcext:value-type="float">
            <text:p>187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11</text:p>
          </table:table-cell>
          <table:table-cell office:value-type="float" office:value="1894.13" calcext:value-type="float">
            <text:p>1894.13</text:p>
          </table:table-cell>
          <table:table-cell office:value-type="float" office:value="1908.1" calcext:value-type="float">
            <text:p>1908.1</text:p>
          </table:table-cell>
          <table:table-cell office:value-type="float" office:value="1853.36" calcext:value-type="float">
            <text:p>1853.36</text:p>
          </table:table-cell>
          <table:table-cell office:value-type="float" office:value="1861.59" calcext:value-type="float">
            <text:p>186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11</text:p>
          </table:table-cell>
          <table:table-cell office:value-type="float" office:value="1868.32" calcext:value-type="float">
            <text:p>1868.32</text:p>
          </table:table-cell>
          <table:table-cell office:value-type="float" office:value="1891.61" calcext:value-type="float">
            <text:p>1891.61</text:p>
          </table:table-cell>
          <table:table-cell office:value-type="float" office:value="1868.32" calcext:value-type="float">
            <text:p>1868.32</text:p>
          </table:table-cell>
          <table:table-cell office:value-type="float" office:value="1891.61" calcext:value-type="float">
            <text:p>189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11</text:p>
          </table:table-cell>
          <table:table-cell office:value-type="float" office:value="1882.87" calcext:value-type="float">
            <text:p>1882.87</text:p>
          </table:table-cell>
          <table:table-cell office:value-type="float" office:value="1890.47" calcext:value-type="float">
            <text:p>1890.47</text:p>
          </table:table-cell>
          <table:table-cell office:value-type="float" office:value="1864.49" calcext:value-type="float">
            <text:p>1864.49</text:p>
          </table:table-cell>
          <table:table-cell office:value-type="float" office:value="1868.32" calcext:value-type="float">
            <text:p>186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11</text:p>
          </table:table-cell>
          <table:table-cell table:number-columns-repeated="2" office:value-type="float" office:value="1925.64" calcext:value-type="float">
            <text:p>1925.64</text:p>
          </table:table-cell>
          <table:table-cell office:value-type="float" office:value="1856.9" calcext:value-type="float">
            <text:p>1856.9</text:p>
          </table:table-cell>
          <table:table-cell office:value-type="float" office:value="1876.87" calcext:value-type="float">
            <text:p>187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11</text:p>
          </table:table-cell>
          <table:table-cell office:value-type="float" office:value="1933.42" calcext:value-type="float">
            <text:p>1933.42</text:p>
          </table:table-cell>
          <table:table-cell office:value-type="float" office:value="1956.89" calcext:value-type="float">
            <text:p>1956.89</text:p>
          </table:table-cell>
          <table:table-cell office:value-type="float" office:value="1914.2" calcext:value-type="float">
            <text:p>1914.2</text:p>
          </table:table-cell>
          <table:table-cell office:value-type="float" office:value="1926.34" calcext:value-type="float">
            <text:p>1926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11</text:p>
          </table:table-cell>
          <table:table-cell table:number-columns-repeated="2" office:value-type="float" office:value="1972.87" calcext:value-type="float">
            <text:p>1972.87</text:p>
          </table:table-cell>
          <table:table-cell office:value-type="float" office:value="1922.93" calcext:value-type="float">
            <text:p>1922.93</text:p>
          </table:table-cell>
          <table:table-cell office:value-type="float" office:value="1932.78" calcext:value-type="float">
            <text:p>193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11</text:p>
          </table:table-cell>
          <table:table-cell table:number-columns-repeated="2" office:value-type="float" office:value="2010.26" calcext:value-type="float">
            <text:p>2010.26</text:p>
          </table:table-cell>
          <table:table-cell office:value-type="float" office:value="1970.74" calcext:value-type="float">
            <text:p>1970.74</text:p>
          </table:table-cell>
          <table:table-cell office:value-type="float" office:value="1973.24" calcext:value-type="float">
            <text:p>197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11</text:p>
          </table:table-cell>
          <table:table-cell table:number-columns-repeated="2" office:value-type="float" office:value="2037.45" calcext:value-type="float">
            <text:p>2037.45</text:p>
          </table:table-cell>
          <table:table-cell office:value-type="float" office:value="2000.71" calcext:value-type="float">
            <text:p>2000.71</text:p>
          </table:table-cell>
          <table:table-cell office:value-type="float" office:value="2010.26" calcext:value-type="float">
            <text:p>201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11</text:p>
          </table:table-cell>
          <table:table-cell office:value-type="float" office:value="2040.99" calcext:value-type="float">
            <text:p>2040.99</text:p>
          </table:table-cell>
          <table:table-cell office:value-type="float" office:value="2066.87" calcext:value-type="float">
            <text:p>2066.87</text:p>
          </table:table-cell>
          <table:table-cell office:value-type="float" office:value="2031.64" calcext:value-type="float">
            <text:p>2031.64</text:p>
          </table:table-cell>
          <table:table-cell office:value-type="float" office:value="2039.36" calcext:value-type="float">
            <text:p>203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11</text:p>
          </table:table-cell>
          <table:table-cell office:value-type="float" office:value="2025.8" calcext:value-type="float">
            <text:p>2025.8</text:p>
          </table:table-cell>
          <table:table-cell office:value-type="float" office:value="2051.51" calcext:value-type="float">
            <text:p>2051.51</text:p>
          </table:table-cell>
          <table:table-cell office:value-type="float" office:value="2025.8" calcext:value-type="float">
            <text:p>2025.8</text:p>
          </table:table-cell>
          <table:table-cell office:value-type="float" office:value="2040.68" calcext:value-type="float">
            <text:p>204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11</text:p>
          </table:table-cell>
          <table:table-cell office:value-type="float" office:value="1996.17" calcext:value-type="float">
            <text:p>1996.17</text:p>
          </table:table-cell>
          <table:table-cell office:value-type="float" office:value="2023.27" calcext:value-type="float">
            <text:p>2023.27</text:p>
          </table:table-cell>
          <table:table-cell office:value-type="float" office:value="1983.67" calcext:value-type="float">
            <text:p>1983.67</text:p>
          </table:table-cell>
          <table:table-cell office:value-type="float" office:value="2023.27" calcext:value-type="float">
            <text:p>202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11</text:p>
          </table:table-cell>
          <table:table-cell office:value-type="float" office:value="1933.79" calcext:value-type="float">
            <text:p>1933.79</text:p>
          </table:table-cell>
          <table:table-cell office:value-type="float" office:value="1996.61" calcext:value-type="float">
            <text:p>1996.61</text:p>
          </table:table-cell>
          <table:table-cell office:value-type="float" office:value="1933.79" calcext:value-type="float">
            <text:p>1933.79</text:p>
          </table:table-cell>
          <table:table-cell office:value-type="float" office:value="1994.22" calcext:value-type="float">
            <text:p>199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11</text:p>
          </table:table-cell>
          <table:table-cell office:value-type="float" office:value="1933.5" calcext:value-type="float">
            <text:p>1933.5</text:p>
          </table:table-cell>
          <table:table-cell office:value-type="float" office:value="1965.6" calcext:value-type="float">
            <text:p>1965.6</text:p>
          </table:table-cell>
          <table:table-cell office:value-type="float" office:value="1910.87" calcext:value-type="float">
            <text:p>1910.87</text:p>
          </table:table-cell>
          <table:table-cell office:value-type="float" office:value="1915.89" calcext:value-type="float">
            <text:p>191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11</text:p>
          </table:table-cell>
          <table:table-cell office:value-type="float" office:value="1924.64" calcext:value-type="float">
            <text:p>1924.64</text:p>
          </table:table-cell>
          <table:table-cell office:value-type="float" office:value="1944.54" calcext:value-type="float">
            <text:p>1944.54</text:p>
          </table:table-cell>
          <table:table-cell office:value-type="float" office:value="1918.74" calcext:value-type="float">
            <text:p>1918.74</text:p>
          </table:table-cell>
          <table:table-cell office:value-type="float" office:value="1931.63" calcext:value-type="float">
            <text:p>193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11</text:p>
          </table:table-cell>
          <table:table-cell office:value-type="float" office:value="1912.71" calcext:value-type="float">
            <text:p>1912.71</text:p>
          </table:table-cell>
          <table:table-cell office:value-type="float" office:value="1936.63" calcext:value-type="float">
            <text:p>1936.63</text:p>
          </table:table-cell>
          <table:table-cell office:value-type="float" office:value="1912.71" calcext:value-type="float">
            <text:p>1912.71</text:p>
          </table:table-cell>
          <table:table-cell office:value-type="float" office:value="1924.44" calcext:value-type="float">
            <text:p>192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11</text:p>
          </table:table-cell>
          <table:table-cell table:number-columns-repeated="2" office:value-type="float" office:value="1964.96" calcext:value-type="float">
            <text:p>1964.96</text:p>
          </table:table-cell>
          <table:table-cell office:value-type="float" office:value="1910.09" calcext:value-type="float">
            <text:p>1910.09</text:p>
          </table:table-cell>
          <table:table-cell office:value-type="float" office:value="1912.3" calcext:value-type="float">
            <text:p>19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11</text:p>
          </table:table-cell>
          <table:table-cell office:value-type="float" office:value="1937.85" calcext:value-type="float">
            <text:p>1937.85</text:p>
          </table:table-cell>
          <table:table-cell office:value-type="float" office:value="1969.34" calcext:value-type="float">
            <text:p>1969.34</text:p>
          </table:table-cell>
          <table:table-cell office:value-type="float" office:value="1928.34" calcext:value-type="float">
            <text:p>1928.34</text:p>
          </table:table-cell>
          <table:table-cell office:value-type="float" office:value="1964.48" calcext:value-type="float">
            <text:p>196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11</text:p>
          </table:table-cell>
          <table:table-cell table:number-columns-repeated="2" office:value-type="float" office:value="1994.45" calcext:value-type="float">
            <text:p>1994.45</text:p>
          </table:table-cell>
          <table:table-cell office:value-type="float" office:value="1920.72" calcext:value-type="float">
            <text:p>1920.72</text:p>
          </table:table-cell>
          <table:table-cell office:value-type="float" office:value="1937.85" calcext:value-type="float">
            <text:p>193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11</text:p>
          </table:table-cell>
          <table:table-cell office:value-type="float" office:value="1994.47" calcext:value-type="float">
            <text:p>1994.47</text:p>
          </table:table-cell>
          <table:table-cell office:value-type="float" office:value="2017.14" calcext:value-type="float">
            <text:p>2017.14</text:p>
          </table:table-cell>
          <table:table-cell office:value-type="float" office:value="1989.17" calcext:value-type="float">
            <text:p>1989.17</text:p>
          </table:table-cell>
          <table:table-cell office:value-type="float" office:value="1997.71" calcext:value-type="float">
            <text:p>199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11</text:p>
          </table:table-cell>
          <table:table-cell office:value-type="float" office:value="2079.43" calcext:value-type="float">
            <text:p>2079.43</text:p>
          </table:table-cell>
          <table:table-cell office:value-type="float" office:value="2081.79" calcext:value-type="float">
            <text:p>2081.79</text:p>
          </table:table-cell>
          <table:table-cell office:value-type="float" office:value="1978.01" calcext:value-type="float">
            <text:p>1978.01</text:p>
          </table:table-cell>
          <table:table-cell office:value-type="float" office:value="1993.06" calcext:value-type="float">
            <text:p>199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11</text:p>
          </table:table-cell>
          <table:table-cell office:value-type="float" office:value="2135.75" calcext:value-type="float">
            <text:p>2135.75</text:p>
          </table:table-cell>
          <table:table-cell office:value-type="float" office:value="2135.81" calcext:value-type="float">
            <text:p>2135.81</text:p>
          </table:table-cell>
          <table:table-cell table:number-columns-repeated="2" office:value-type="float" office:value="2079.43" calcext:value-type="float">
            <text:p>207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11</text:p>
          </table:table-cell>
          <table:table-cell office:value-type="float" office:value="2134.28" calcext:value-type="float">
            <text:p>2134.28</text:p>
          </table:table-cell>
          <table:table-cell office:value-type="float" office:value="2156.39" calcext:value-type="float">
            <text:p>2156.39</text:p>
          </table:table-cell>
          <table:table-cell office:value-type="float" office:value="2121.48" calcext:value-type="float">
            <text:p>2121.48</text:p>
          </table:table-cell>
          <table:table-cell office:value-type="float" office:value="2135.64" calcext:value-type="float">
            <text:p>213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11</text:p>
          </table:table-cell>
          <table:table-cell office:value-type="float" office:value="2192.13" calcext:value-type="float">
            <text:p>2192.13</text:p>
          </table:table-cell>
          <table:table-cell office:value-type="float" office:value="2192.56" calcext:value-type="float">
            <text:p>2192.56</text:p>
          </table:table-cell>
          <table:table-cell table:number-columns-repeated="2" office:value-type="float" office:value="2135" calcext:value-type="float">
            <text:p>2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11</text:p>
          </table:table-cell>
          <table:table-cell office:value-type="float" office:value="2155.16" calcext:value-type="float">
            <text:p>2155.16</text:p>
          </table:table-cell>
          <table:table-cell office:value-type="float" office:value="2204.4" calcext:value-type="float">
            <text:p>2204.4</text:p>
          </table:table-cell>
          <table:table-cell office:value-type="float" office:value="2155.16" calcext:value-type="float">
            <text:p>2155.16</text:p>
          </table:table-cell>
          <table:table-cell office:value-type="float" office:value="2192.13" calcext:value-type="float">
            <text:p>219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11</text:p>
          </table:table-cell>
          <table:table-cell office:value-type="float" office:value="2151.2" calcext:value-type="float">
            <text:p>2151.2</text:p>
          </table:table-cell>
          <table:table-cell office:value-type="float" office:value="2193.69" calcext:value-type="float">
            <text:p>2193.69</text:p>
          </table:table-cell>
          <table:table-cell office:value-type="float" office:value="2143.23" calcext:value-type="float">
            <text:p>2143.23</text:p>
          </table:table-cell>
          <table:table-cell office:value-type="float" office:value="2155.16" calcext:value-type="float">
            <text:p>215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11</text:p>
          </table:table-cell>
          <table:table-cell table:number-columns-repeated="2" office:value-type="float" office:value="2232.03" calcext:value-type="float">
            <text:p>2232.03</text:p>
          </table:table-cell>
          <table:table-cell office:value-type="float" office:value="2148.7" calcext:value-type="float">
            <text:p>2148.7</text:p>
          </table:table-cell>
          <table:table-cell office:value-type="float" office:value="2149.64" calcext:value-type="float">
            <text:p>214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11</text:p>
          </table:table-cell>
          <table:table-cell office:value-type="float" office:value="2191.52" calcext:value-type="float">
            <text:p>2191.52</text:p>
          </table:table-cell>
          <table:table-cell office:value-type="float" office:value="2244.33" calcext:value-type="float">
            <text:p>2244.33</text:p>
          </table:table-cell>
          <table:table-cell office:value-type="float" office:value="2191.52" calcext:value-type="float">
            <text:p>2191.52</text:p>
          </table:table-cell>
          <table:table-cell office:value-type="float" office:value="2237.88" calcext:value-type="float">
            <text:p>2237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11</text:p>
          </table:table-cell>
          <table:table-cell office:value-type="float" office:value="2213.48" calcext:value-type="float">
            <text:p>2213.48</text:p>
          </table:table-cell>
          <table:table-cell office:value-type="float" office:value="2231.93" calcext:value-type="float">
            <text:p>2231.93</text:p>
          </table:table-cell>
          <table:table-cell office:value-type="float" office:value="2182.9" calcext:value-type="float">
            <text:p>2182.9</text:p>
          </table:table-cell>
          <table:table-cell office:value-type="float" office:value="2191" calcext:value-type="float">
            <text:p>2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11</text:p>
          </table:table-cell>
          <table:table-cell office:value-type="float" office:value="2246.17" calcext:value-type="float">
            <text:p>2246.17</text:p>
          </table:table-cell>
          <table:table-cell office:value-type="float" office:value="2255.52" calcext:value-type="float">
            <text:p>2255.52</text:p>
          </table:table-cell>
          <table:table-cell office:value-type="float" office:value="2210.77" calcext:value-type="float">
            <text:p>2210.77</text:p>
          </table:table-cell>
          <table:table-cell office:value-type="float" office:value="2216.57" calcext:value-type="float">
            <text:p>221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11</text:p>
          </table:table-cell>
          <table:table-cell office:value-type="float" office:value="2209.02" calcext:value-type="float">
            <text:p>2209.02</text:p>
          </table:table-cell>
          <table:table-cell office:value-type="float" office:value="2252.27" calcext:value-type="float">
            <text:p>2252.27</text:p>
          </table:table-cell>
          <table:table-cell office:value-type="float" office:value="2209.02" calcext:value-type="float">
            <text:p>2209.02</text:p>
          </table:table-cell>
          <table:table-cell office:value-type="float" office:value="2243.65" calcext:value-type="float">
            <text:p>224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11</text:p>
          </table:table-cell>
          <table:table-cell office:value-type="float" office:value="2271.05" calcext:value-type="float">
            <text:p>2271.05</text:p>
          </table:table-cell>
          <table:table-cell office:value-type="float" office:value="2314.8" calcext:value-type="float">
            <text:p>2314.8</text:p>
          </table:table-cell>
          <table:table-cell table:number-columns-repeated="2" office:value-type="float" office:value="2204.86" calcext:value-type="float">
            <text:p>220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11</text:p>
          </table:table-cell>
          <table:table-cell table:number-columns-repeated="2" office:value-type="float" office:value="2369.15" calcext:value-type="float">
            <text:p>2369.15</text:p>
          </table:table-cell>
          <table:table-cell office:value-type="float" office:value="2262.94" calcext:value-type="float">
            <text:p>2262.94</text:p>
          </table:table-cell>
          <table:table-cell office:value-type="float" office:value="2266.25" calcext:value-type="float">
            <text:p>226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11</text:p>
          </table:table-cell>
          <table:table-cell table:number-columns-repeated="2" office:value-type="float" office:value="2473.23" calcext:value-type="float">
            <text:p>2473.23</text:p>
          </table:table-cell>
          <table:table-cell table:number-columns-repeated="2" office:value-type="float" office:value="2380.39" calcext:value-type="float">
            <text:p>238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11</text:p>
          </table:table-cell>
          <table:table-cell office:value-type="float" office:value="2483.4" calcext:value-type="float">
            <text:p>2483.4</text:p>
          </table:table-cell>
          <table:table-cell office:value-type="float" office:value="2492.85" calcext:value-type="float">
            <text:p>2492.85</text:p>
          </table:table-cell>
          <table:table-cell office:value-type="float" office:value="2467.14" calcext:value-type="float">
            <text:p>2467.14</text:p>
          </table:table-cell>
          <table:table-cell office:value-type="float" office:value="2477.55" calcext:value-type="float">
            <text:p>247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11</text:p>
          </table:table-cell>
          <table:table-cell office:value-type="float" office:value="2412.93" calcext:value-type="float">
            <text:p>2412.93</text:p>
          </table:table-cell>
          <table:table-cell office:value-type="float" office:value="2500.79" calcext:value-type="float">
            <text:p>2500.79</text:p>
          </table:table-cell>
          <table:table-cell office:value-type="float" office:value="2412.93" calcext:value-type="float">
            <text:p>2412.93</text:p>
          </table:table-cell>
          <table:table-cell office:value-type="float" office:value="2482.99" calcext:value-type="float">
            <text:p>248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11</text:p>
          </table:table-cell>
          <table:table-cell office:value-type="float" office:value="2387.46" calcext:value-type="float">
            <text:p>2387.46</text:p>
          </table:table-cell>
          <table:table-cell office:value-type="float" office:value="2469.34" calcext:value-type="float">
            <text:p>2469.34</text:p>
          </table:table-cell>
          <table:table-cell office:value-type="float" office:value="2364.16" calcext:value-type="float">
            <text:p>2364.16</text:p>
          </table:table-cell>
          <table:table-cell office:value-type="float" office:value="2403.75" calcext:value-type="float">
            <text:p>240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11</text:p>
          </table:table-cell>
          <table:table-cell office:value-type="float" office:value="2394.37" calcext:value-type="float">
            <text:p>2394.37</text:p>
          </table:table-cell>
          <table:table-cell office:value-type="float" office:value="2409.45" calcext:value-type="float">
            <text:p>2409.45</text:p>
          </table:table-cell>
          <table:table-cell office:value-type="float" office:value="2357.06" calcext:value-type="float">
            <text:p>2357.06</text:p>
          </table:table-cell>
          <table:table-cell office:value-type="float" office:value="2383.56" calcext:value-type="float">
            <text:p>238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11</text:p>
          </table:table-cell>
          <table:table-cell office:value-type="float" office:value="2368.25" calcext:value-type="float">
            <text:p>2368.25</text:p>
          </table:table-cell>
          <table:table-cell office:value-type="float" office:value="2409.3" calcext:value-type="float">
            <text:p>2409.3</text:p>
          </table:table-cell>
          <table:table-cell office:value-type="float" office:value="2368.25" calcext:value-type="float">
            <text:p>2368.25</text:p>
          </table:table-cell>
          <table:table-cell office:value-type="float" office:value="2400.22" calcext:value-type="float">
            <text:p>240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11</text:p>
          </table:table-cell>
          <table:table-cell office:value-type="float" office:value="2327.99" calcext:value-type="float">
            <text:p>2327.99</text:p>
          </table:table-cell>
          <table:table-cell office:value-type="float" office:value="2390.69" calcext:value-type="float">
            <text:p>2390.69</text:p>
          </table:table-cell>
          <table:table-cell office:value-type="float" office:value="2327.99" calcext:value-type="float">
            <text:p>2327.99</text:p>
          </table:table-cell>
          <table:table-cell office:value-type="float" office:value="2361.53" calcext:value-type="float">
            <text:p>236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11</text:p>
          </table:table-cell>
          <table:table-cell office:value-type="float" office:value="2300.55" calcext:value-type="float">
            <text:p>2300.55</text:p>
          </table:table-cell>
          <table:table-cell office:value-type="float" office:value="2318.83" calcext:value-type="float">
            <text:p>2318.83</text:p>
          </table:table-cell>
          <table:table-cell office:value-type="float" office:value="2262.1" calcext:value-type="float">
            <text:p>2262.1</text:p>
          </table:table-cell>
          <table:table-cell office:value-type="float" office:value="2313.28" calcext:value-type="float">
            <text:p>231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11</text:p>
          </table:table-cell>
          <table:table-cell office:value-type="float" office:value="2304.03" calcext:value-type="float">
            <text:p>2304.03</text:p>
          </table:table-cell>
          <table:table-cell office:value-type="float" office:value="2336.58" calcext:value-type="float">
            <text:p>2336.58</text:p>
          </table:table-cell>
          <table:table-cell office:value-type="float" office:value="2293.15" calcext:value-type="float">
            <text:p>2293.15</text:p>
          </table:table-cell>
          <table:table-cell office:value-type="float" office:value="2301.75" calcext:value-type="float">
            <text:p>230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11</text:p>
          </table:table-cell>
          <table:table-cell office:value-type="float" office:value="2261.62" calcext:value-type="float">
            <text:p>2261.62</text:p>
          </table:table-cell>
          <table:table-cell office:value-type="float" office:value="2296.54" calcext:value-type="float">
            <text:p>2296.54</text:p>
          </table:table-cell>
          <table:table-cell office:value-type="float" office:value="2247.79" calcext:value-type="float">
            <text:p>2247.79</text:p>
          </table:table-cell>
          <table:table-cell office:value-type="float" office:value="2294.89" calcext:value-type="float">
            <text:p>229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11</text:p>
          </table:table-cell>
          <table:table-cell table:number-columns-repeated="2" office:value-type="float" office:value="2281.46" calcext:value-type="float">
            <text:p>2281.46</text:p>
          </table:table-cell>
          <table:table-cell office:value-type="float" office:value="2224.44" calcext:value-type="float">
            <text:p>2224.44</text:p>
          </table:table-cell>
          <table:table-cell office:value-type="float" office:value="2261.82" calcext:value-type="float">
            <text:p>226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11</text:p>
          </table:table-cell>
          <table:table-cell office:value-type="float" office:value="2184.59" calcext:value-type="float">
            <text:p>2184.59</text:p>
          </table:table-cell>
          <table:table-cell office:value-type="float" office:value="2283.63" calcext:value-type="float">
            <text:p>2283.63</text:p>
          </table:table-cell>
          <table:table-cell office:value-type="float" office:value="2183.34" calcext:value-type="float">
            <text:p>2183.34</text:p>
          </table:table-cell>
          <table:table-cell office:value-type="float" office:value="2282.28" calcext:value-type="float">
            <text:p>228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11</text:p>
          </table:table-cell>
          <table:table-cell office:value-type="float" office:value="2121.9" calcext:value-type="float">
            <text:p>2121.9</text:p>
          </table:table-cell>
          <table:table-cell office:value-type="float" office:value="2187.66" calcext:value-type="float">
            <text:p>2187.66</text:p>
          </table:table-cell>
          <table:table-cell office:value-type="float" office:value="2092.94" calcext:value-type="float">
            <text:p>2092.94</text:p>
          </table:table-cell>
          <table:table-cell office:value-type="float" office:value="2181.9" calcext:value-type="float">
            <text:p>218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11</text:p>
          </table:table-cell>
          <table:table-cell office:value-type="float" office:value="1941.59" calcext:value-type="float">
            <text:p>1941.59</text:p>
          </table:table-cell>
          <table:table-cell office:value-type="float" office:value="2029.6" calcext:value-type="float">
            <text:p>2029.6</text:p>
          </table:table-cell>
          <table:table-cell office:value-type="float" office:value="1941.59" calcext:value-type="float">
            <text:p>1941.59</text:p>
          </table:table-cell>
          <table:table-cell office:value-type="float" office:value="2029.6" calcext:value-type="float">
            <text:p>20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11</text:p>
          </table:table-cell>
          <table:table-cell office:value-type="float" office:value="1961.19" calcext:value-type="float">
            <text:p>1961.19</text:p>
          </table:table-cell>
          <table:table-cell office:value-type="float" office:value="1967.13" calcext:value-type="float">
            <text:p>1967.13</text:p>
          </table:table-cell>
          <table:table-cell office:value-type="float" office:value="1925.8" calcext:value-type="float">
            <text:p>1925.8</text:p>
          </table:table-cell>
          <table:table-cell office:value-type="float" office:value="1940.76" calcext:value-type="float">
            <text:p>1940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11</text:p>
          </table:table-cell>
          <table:table-cell office:value-type="float" office:value="1926.94" calcext:value-type="float">
            <text:p>1926.94</text:p>
          </table:table-cell>
          <table:table-cell office:value-type="float" office:value="1973.23" calcext:value-type="float">
            <text:p>1973.23</text:p>
          </table:table-cell>
          <table:table-cell office:value-type="float" office:value="1926.94" calcext:value-type="float">
            <text:p>1926.94</text:p>
          </table:table-cell>
          <table:table-cell office:value-type="float" office:value="1961.19" calcext:value-type="float">
            <text:p>196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11</text:p>
          </table:table-cell>
          <table:table-cell office:value-type="float" office:value="1918.18" calcext:value-type="float">
            <text:p>1918.18</text:p>
          </table:table-cell>
          <table:table-cell office:value-type="float" office:value="1945.13" calcext:value-type="float">
            <text:p>1945.13</text:p>
          </table:table-cell>
          <table:table-cell office:value-type="float" office:value="1911.21" calcext:value-type="float">
            <text:p>1911.21</text:p>
          </table:table-cell>
          <table:table-cell office:value-type="float" office:value="1926.61" calcext:value-type="float">
            <text:p>192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11</text:p>
          </table:table-cell>
          <table:table-cell table:number-columns-repeated="2" office:value-type="float" office:value="1933.7" calcext:value-type="float">
            <text:p>1933.7</text:p>
          </table:table-cell>
          <table:table-cell office:value-type="float" office:value="1860.4" calcext:value-type="float">
            <text:p>1860.4</text:p>
          </table:table-cell>
          <table:table-cell office:value-type="float" office:value="1917.73" calcext:value-type="float">
            <text:p>191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11</text:p>
          </table:table-cell>
          <table:table-cell office:value-type="float" office:value="2069.42" calcext:value-type="float">
            <text:p>2069.42</text:p>
          </table:table-cell>
          <table:table-cell office:value-type="float" office:value="2080.36" calcext:value-type="float">
            <text:p>2080.36</text:p>
          </table:table-cell>
          <table:table-cell office:value-type="float" office:value="1922.97" calcext:value-type="float">
            <text:p>1922.97</text:p>
          </table:table-cell>
          <table:table-cell office:value-type="float" office:value="1934.63" calcext:value-type="float">
            <text:p>193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11</text:p>
          </table:table-cell>
          <table:table-cell table:number-columns-repeated="2" office:value-type="float" office:value="2127.12" calcext:value-type="float">
            <text:p>2127.12</text:p>
          </table:table-cell>
          <table:table-cell office:value-type="float" office:value="2058.96" calcext:value-type="float">
            <text:p>2058.96</text:p>
          </table:table-cell>
          <table:table-cell office:value-type="float" office:value="2084.99" calcext:value-type="float">
            <text:p>208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11</text:p>
          </table:table-cell>
          <table:table-cell office:value-type="float" office:value="2141.23" calcext:value-type="float">
            <text:p>2141.23</text:p>
          </table:table-cell>
          <table:table-cell office:value-type="float" office:value="2149.5" calcext:value-type="float">
            <text:p>2149.5</text:p>
          </table:table-cell>
          <table:table-cell office:value-type="float" office:value="2108.74" calcext:value-type="float">
            <text:p>2108.74</text:p>
          </table:table-cell>
          <table:table-cell office:value-type="float" office:value="2129.64" calcext:value-type="float">
            <text:p>212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11</text:p>
          </table:table-cell>
          <table:table-cell office:value-type="float" office:value="2158.6" calcext:value-type="float">
            <text:p>2158.6</text:p>
          </table:table-cell>
          <table:table-cell office:value-type="float" office:value="2161.56" calcext:value-type="float">
            <text:p>2161.56</text:p>
          </table:table-cell>
          <table:table-cell office:value-type="float" office:value="2126.58" calcext:value-type="float">
            <text:p>2126.58</text:p>
          </table:table-cell>
          <table:table-cell office:value-type="float" office:value="2127.74" calcext:value-type="float">
            <text:p>212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11</text:p>
          </table:table-cell>
          <table:table-cell office:value-type="float" office:value="2122.99" calcext:value-type="float">
            <text:p>2122.99</text:p>
          </table:table-cell>
          <table:table-cell office:value-type="float" office:value="2180.82" calcext:value-type="float">
            <text:p>2180.82</text:p>
          </table:table-cell>
          <table:table-cell office:value-type="float" office:value="2121.83" calcext:value-type="float">
            <text:p>2121.83</text:p>
          </table:table-cell>
          <table:table-cell office:value-type="float" office:value="2157.77" calcext:value-type="float">
            <text:p>215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11</text:p>
          </table:table-cell>
          <table:table-cell office:value-type="float" office:value="2110.98" calcext:value-type="float">
            <text:p>2110.98</text:p>
          </table:table-cell>
          <table:table-cell office:value-type="float" office:value="2118.64" calcext:value-type="float">
            <text:p>2118.64</text:p>
          </table:table-cell>
          <table:table-cell office:value-type="float" office:value="2088.45" calcext:value-type="float">
            <text:p>2088.45</text:p>
          </table:table-cell>
          <table:table-cell office:value-type="float" office:value="2107.22" calcext:value-type="float">
            <text:p>210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11</text:p>
          </table:table-cell>
          <table:table-cell office:value-type="float" office:value="2105.08" calcext:value-type="float">
            <text:p>2105.08</text:p>
          </table:table-cell>
          <table:table-cell office:value-type="float" office:value="2129.75" calcext:value-type="float">
            <text:p>2129.75</text:p>
          </table:table-cell>
          <table:table-cell office:value-type="float" office:value="2097.19" calcext:value-type="float">
            <text:p>2097.19</text:p>
          </table:table-cell>
          <table:table-cell office:value-type="float" office:value="2103.57" calcext:value-type="float">
            <text:p>210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11</text:p>
          </table:table-cell>
          <table:table-cell table:number-columns-repeated="2" office:value-type="float" office:value="2221.72" calcext:value-type="float">
            <text:p>2221.72</text:p>
          </table:table-cell>
          <table:table-cell office:value-type="float" office:value="2095.5" calcext:value-type="float">
            <text:p>2095.5</text:p>
          </table:table-cell>
          <table:table-cell office:value-type="float" office:value="2104.31" calcext:value-type="float">
            <text:p>210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11</text:p>
          </table:table-cell>
          <table:table-cell office:value-type="float" office:value="2292.38" calcext:value-type="float">
            <text:p>2292.38</text:p>
          </table:table-cell>
          <table:table-cell office:value-type="float" office:value="2299.71" calcext:value-type="float">
            <text:p>2299.71</text:p>
          </table:table-cell>
          <table:table-cell office:value-type="float" office:value="2228.8" calcext:value-type="float">
            <text:p>2228.8</text:p>
          </table:table-cell>
          <table:table-cell office:value-type="float" office:value="2228.97" calcext:value-type="float">
            <text:p>222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11</text:p>
          </table:table-cell>
          <table:table-cell office:value-type="float" office:value="2293.09" calcext:value-type="float">
            <text:p>2293.09</text:p>
          </table:table-cell>
          <table:table-cell office:value-type="float" office:value="2324.96" calcext:value-type="float">
            <text:p>2324.96</text:p>
          </table:table-cell>
          <table:table-cell office:value-type="float" office:value="2290.77" calcext:value-type="float">
            <text:p>2290.77</text:p>
          </table:table-cell>
          <table:table-cell office:value-type="float" office:value="2291.89" calcext:value-type="float">
            <text:p>229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11</text:p>
          </table:table-cell>
          <table:table-cell table:number-columns-repeated="2" office:value-type="float" office:value="2312.8" calcext:value-type="float">
            <text:p>2312.8</text:p>
          </table:table-cell>
          <table:table-cell office:value-type="float" office:value="2280.11" calcext:value-type="float">
            <text:p>2280.11</text:p>
          </table:table-cell>
          <table:table-cell office:value-type="float" office:value="2289.29" calcext:value-type="float">
            <text:p>228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11</text:p>
          </table:table-cell>
          <table:table-cell office:value-type="float" office:value="2330.35" calcext:value-type="float">
            <text:p>2330.35</text:p>
          </table:table-cell>
          <table:table-cell office:value-type="float" office:value="2340.65" calcext:value-type="float">
            <text:p>2340.65</text:p>
          </table:table-cell>
          <table:table-cell office:value-type="float" office:value="2307.88" calcext:value-type="float">
            <text:p>2307.88</text:p>
          </table:table-cell>
          <table:table-cell office:value-type="float" office:value="2312.8" calcext:value-type="float">
            <text:p>231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11</text:p>
          </table:table-cell>
          <table:table-cell office:value-type="float" office:value="2325.52" calcext:value-type="float">
            <text:p>2325.52</text:p>
          </table:table-cell>
          <table:table-cell office:value-type="float" office:value="2339.8" calcext:value-type="float">
            <text:p>2339.8</text:p>
          </table:table-cell>
          <table:table-cell office:value-type="float" office:value="2315.71" calcext:value-type="float">
            <text:p>2315.71</text:p>
          </table:table-cell>
          <table:table-cell office:value-type="float" office:value="2323.59" calcext:value-type="float">
            <text:p>232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11</text:p>
          </table:table-cell>
          <table:table-cell office:value-type="float" office:value="2275.75" calcext:value-type="float">
            <text:p>2275.75</text:p>
          </table:table-cell>
          <table:table-cell office:value-type="float" office:value="2320.19" calcext:value-type="float">
            <text:p>2320.19</text:p>
          </table:table-cell>
          <table:table-cell office:value-type="float" office:value="2266.43" calcext:value-type="float">
            <text:p>2266.43</text:p>
          </table:table-cell>
          <table:table-cell office:value-type="float" office:value="2313.65" calcext:value-type="float">
            <text:p>231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11</text:p>
          </table:table-cell>
          <table:table-cell office:value-type="float" office:value="2260.78" calcext:value-type="float">
            <text:p>2260.78</text:p>
          </table:table-cell>
          <table:table-cell office:value-type="float" office:value="2278.91" calcext:value-type="float">
            <text:p>2278.91</text:p>
          </table:table-cell>
          <table:table-cell office:value-type="float" office:value="2258.23" calcext:value-type="float">
            <text:p>2258.23</text:p>
          </table:table-cell>
          <table:table-cell office:value-type="float" office:value="2275.45" calcext:value-type="float">
            <text:p>2275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11</text:p>
          </table:table-cell>
          <table:table-cell table:number-columns-repeated="2" office:value-type="float" office:value="2326.18" calcext:value-type="float">
            <text:p>2326.18</text:p>
          </table:table-cell>
          <table:table-cell office:value-type="float" office:value="2238.49" calcext:value-type="float">
            <text:p>2238.49</text:p>
          </table:table-cell>
          <table:table-cell office:value-type="float" office:value="2261.55" calcext:value-type="float">
            <text:p>226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11</text:p>
          </table:table-cell>
          <table:table-cell office:value-type="float" office:value="2377.73" calcext:value-type="float">
            <text:p>2377.73</text:p>
          </table:table-cell>
          <table:table-cell office:value-type="float" office:value="2381.11" calcext:value-type="float">
            <text:p>2381.11</text:p>
          </table:table-cell>
          <table:table-cell office:value-type="float" office:value="2317.23" calcext:value-type="float">
            <text:p>2317.23</text:p>
          </table:table-cell>
          <table:table-cell office:value-type="float" office:value="2327.17" calcext:value-type="float">
            <text:p>232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11</text:p>
          </table:table-cell>
          <table:table-cell office:value-type="float" office:value="2425" calcext:value-type="float">
            <text:p>2425</text:p>
          </table:table-cell>
          <table:table-cell office:value-type="float" office:value="2427.58" calcext:value-type="float">
            <text:p>2427.58</text:p>
          </table:table-cell>
          <table:table-cell office:value-type="float" office:value="2371.9" calcext:value-type="float">
            <text:p>2371.9</text:p>
          </table:table-cell>
          <table:table-cell office:value-type="float" office:value="2385.43" calcext:value-type="float">
            <text:p>238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11</text:p>
          </table:table-cell>
          <table:table-cell office:value-type="float" office:value="2387.71" calcext:value-type="float">
            <text:p>2387.71</text:p>
          </table:table-cell>
          <table:table-cell office:value-type="float" office:value="2427.92" calcext:value-type="float">
            <text:p>2427.92</text:p>
          </table:table-cell>
          <table:table-cell office:value-type="float" office:value="2387.71" calcext:value-type="float">
            <text:p>2387.71</text:p>
          </table:table-cell>
          <table:table-cell office:value-type="float" office:value="2424.66" calcext:value-type="float">
            <text:p>242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11</text:p>
          </table:table-cell>
          <table:table-cell office:value-type="float" office:value="2361.31" calcext:value-type="float">
            <text:p>2361.31</text:p>
          </table:table-cell>
          <table:table-cell office:value-type="float" office:value="2386.66" calcext:value-type="float">
            <text:p>2386.66</text:p>
          </table:table-cell>
          <table:table-cell office:value-type="float" office:value="2335.71" calcext:value-type="float">
            <text:p>2335.71</text:p>
          </table:table-cell>
          <table:table-cell office:value-type="float" office:value="2386.66" calcext:value-type="float">
            <text:p>238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11</text:p>
          </table:table-cell>
          <table:table-cell table:number-columns-repeated="2" office:value-type="float" office:value="2427.36" calcext:value-type="float">
            <text:p>2427.36</text:p>
          </table:table-cell>
          <table:table-cell office:value-type="float" office:value="2353.33" calcext:value-type="float">
            <text:p>2353.33</text:p>
          </table:table-cell>
          <table:table-cell office:value-type="float" office:value="2360.69" calcext:value-type="float">
            <text:p>236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11</text:p>
          </table:table-cell>
          <table:table-cell table:number-columns-repeated="2" office:value-type="float" office:value="2466.42" calcext:value-type="float">
            <text:p>2466.42</text:p>
          </table:table-cell>
          <table:table-cell office:value-type="float" office:value="2417.63" calcext:value-type="float">
            <text:p>2417.63</text:p>
          </table:table-cell>
          <table:table-cell office:value-type="float" office:value="2431.31" calcext:value-type="float">
            <text:p>2431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11</text:p>
          </table:table-cell>
          <table:table-cell office:value-type="float" office:value="2505.6" calcext:value-type="float">
            <text:p>2505.6</text:p>
          </table:table-cell>
          <table:table-cell office:value-type="float" office:value="2506.53" calcext:value-type="float">
            <text:p>2506.53</text:p>
          </table:table-cell>
          <table:table-cell office:value-type="float" office:value="2466.11" calcext:value-type="float">
            <text:p>2466.11</text:p>
          </table:table-cell>
          <table:table-cell office:value-type="float" office:value="2471.1" calcext:value-type="float">
            <text:p>247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11</text:p>
          </table:table-cell>
          <table:table-cell office:value-type="float" office:value="2510.2" calcext:value-type="float">
            <text:p>2510.2</text:p>
          </table:table-cell>
          <table:table-cell office:value-type="float" office:value="2529.37" calcext:value-type="float">
            <text:p>2529.37</text:p>
          </table:table-cell>
          <table:table-cell office:value-type="float" office:value="2487.26" calcext:value-type="float">
            <text:p>2487.26</text:p>
          </table:table-cell>
          <table:table-cell office:value-type="float" office:value="2507.02" calcext:value-type="float">
            <text:p>250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11</text:p>
          </table:table-cell>
          <table:table-cell office:value-type="float" office:value="2494.39" calcext:value-type="float">
            <text:p>2494.39</text:p>
          </table:table-cell>
          <table:table-cell office:value-type="float" office:value="2508.24" calcext:value-type="float">
            <text:p>2508.24</text:p>
          </table:table-cell>
          <table:table-cell office:value-type="float" office:value="2489.67" calcext:value-type="float">
            <text:p>2489.67</text:p>
          </table:table-cell>
          <table:table-cell office:value-type="float" office:value="2506.64" calcext:value-type="float">
            <text:p>250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11</text:p>
          </table:table-cell>
          <table:table-cell office:value-type="float" office:value="2459.75" calcext:value-type="float">
            <text:p>2459.75</text:p>
          </table:table-cell>
          <table:table-cell office:value-type="float" office:value="2508.95" calcext:value-type="float">
            <text:p>2508.95</text:p>
          </table:table-cell>
          <table:table-cell office:value-type="float" office:value="2459.75" calcext:value-type="float">
            <text:p>2459.75</text:p>
          </table:table-cell>
          <table:table-cell office:value-type="float" office:value="2494.39" calcext:value-type="float">
            <text:p>2494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11</text:p>
          </table:table-cell>
          <table:table-cell office:value-type="float" office:value="2431.28" calcext:value-type="float">
            <text:p>2431.28</text:p>
          </table:table-cell>
          <table:table-cell office:value-type="float" office:value="2464.99" calcext:value-type="float">
            <text:p>2464.99</text:p>
          </table:table-cell>
          <table:table-cell office:value-type="float" office:value="2408.21" calcext:value-type="float">
            <text:p>2408.21</text:p>
          </table:table-cell>
          <table:table-cell office:value-type="float" office:value="2447.27" calcext:value-type="float">
            <text:p>244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11</text:p>
          </table:table-cell>
          <table:table-cell office:value-type="float" office:value="2472.05" calcext:value-type="float">
            <text:p>2472.05</text:p>
          </table:table-cell>
          <table:table-cell office:value-type="float" office:value="2476.64" calcext:value-type="float">
            <text:p>2476.64</text:p>
          </table:table-cell>
          <table:table-cell office:value-type="float" office:value="2426.74" calcext:value-type="float">
            <text:p>2426.74</text:p>
          </table:table-cell>
          <table:table-cell office:value-type="float" office:value="2432.26" calcext:value-type="float">
            <text:p>243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11</text:p>
          </table:table-cell>
          <table:table-cell office:value-type="float" office:value="2462.23" calcext:value-type="float">
            <text:p>2462.23</text:p>
          </table:table-cell>
          <table:table-cell office:value-type="float" office:value="2492.98" calcext:value-type="float">
            <text:p>2492.98</text:p>
          </table:table-cell>
          <table:table-cell office:value-type="float" office:value="2453.29" calcext:value-type="float">
            <text:p>2453.29</text:p>
          </table:table-cell>
          <table:table-cell office:value-type="float" office:value="2469.94" calcext:value-type="float">
            <text:p>246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11</text:p>
          </table:table-cell>
          <table:table-cell office:value-type="float" office:value="2419.08" calcext:value-type="float">
            <text:p>2419.08</text:p>
          </table:table-cell>
          <table:table-cell office:value-type="float" office:value="2471.56" calcext:value-type="float">
            <text:p>2471.56</text:p>
          </table:table-cell>
          <table:table-cell office:value-type="float" office:value="2419.08" calcext:value-type="float">
            <text:p>2419.08</text:p>
          </table:table-cell>
          <table:table-cell office:value-type="float" office:value="2460.25" calcext:value-type="float">
            <text:p>246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11</text:p>
          </table:table-cell>
          <table:table-cell office:value-type="float" office:value="2430.11" calcext:value-type="float">
            <text:p>2430.11</text:p>
          </table:table-cell>
          <table:table-cell office:value-type="float" office:value="2443.69" calcext:value-type="float">
            <text:p>2443.69</text:p>
          </table:table-cell>
          <table:table-cell office:value-type="float" office:value="2394.93" calcext:value-type="float">
            <text:p>2394.93</text:p>
          </table:table-cell>
          <table:table-cell office:value-type="float" office:value="2402.16" calcext:value-type="float">
            <text:p>240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11</text:p>
          </table:table-cell>
          <table:table-cell table:number-columns-repeated="2" office:value-type="float" office:value="2506.56" calcext:value-type="float">
            <text:p>2506.56</text:p>
          </table:table-cell>
          <table:table-cell office:value-type="float" office:value="2413.26" calcext:value-type="float">
            <text:p>2413.26</text:p>
          </table:table-cell>
          <table:table-cell office:value-type="float" office:value="2432.56" calcext:value-type="float">
            <text:p>243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ug-11</text:p>
          </table:table-cell>
          <table:table-cell office:value-type="float" office:value="2521.41" calcext:value-type="float">
            <text:p>2521.41</text:p>
          </table:table-cell>
          <table:table-cell office:value-type="float" office:value="2536.12" calcext:value-type="float">
            <text:p>2536.12</text:p>
          </table:table-cell>
          <table:table-cell office:value-type="float" office:value="2490.44" calcext:value-type="float">
            <text:p>2490.44</text:p>
          </table:table-cell>
          <table:table-cell office:value-type="float" office:value="2514.83" calcext:value-type="float">
            <text:p>251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11</text:p>
          </table:table-cell>
          <table:table-cell office:value-type="float" office:value="2514.68" calcext:value-type="float">
            <text:p>2514.68</text:p>
          </table:table-cell>
          <table:table-cell office:value-type="float" office:value="2534.87" calcext:value-type="float">
            <text:p>2534.87</text:p>
          </table:table-cell>
          <table:table-cell office:value-type="float" office:value="2509.24" calcext:value-type="float">
            <text:p>2509.24</text:p>
          </table:table-cell>
          <table:table-cell office:value-type="float" office:value="2523.33" calcext:value-type="float">
            <text:p>252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11</text:p>
          </table:table-cell>
          <table:table-cell office:value-type="float" office:value="2401.09" calcext:value-type="float">
            <text:p>2401.09</text:p>
          </table:table-cell>
          <table:table-cell office:value-type="float" office:value="2504.61" calcext:value-type="float">
            <text:p>2504.61</text:p>
          </table:table-cell>
          <table:table-cell office:value-type="float" office:value="2401.09" calcext:value-type="float">
            <text:p>2401.09</text:p>
          </table:table-cell>
          <table:table-cell office:value-type="float" office:value="2502.54" calcext:value-type="float">
            <text:p>250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11</text:p>
          </table:table-cell>
          <table:table-cell office:value-type="float" office:value="2411.27" calcext:value-type="float">
            <text:p>2411.27</text:p>
          </table:table-cell>
          <table:table-cell office:value-type="float" office:value="2424.88" calcext:value-type="float">
            <text:p>2424.88</text:p>
          </table:table-cell>
          <table:table-cell office:value-type="float" office:value="2343.66" calcext:value-type="float">
            <text:p>2343.66</text:p>
          </table:table-cell>
          <table:table-cell office:value-type="float" office:value="2381.59" calcext:value-type="float">
            <text:p>238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11</text:p>
          </table:table-cell>
          <table:table-cell office:value-type="float" office:value="2321.81" calcext:value-type="float">
            <text:p>2321.81</text:p>
          </table:table-cell>
          <table:table-cell office:value-type="float" office:value="2424.4" calcext:value-type="float">
            <text:p>2424.4</text:p>
          </table:table-cell>
          <table:table-cell office:value-type="float" office:value="2321.69" calcext:value-type="float">
            <text:p>2321.69</text:p>
          </table:table-cell>
          <table:table-cell office:value-type="float" office:value="2424.4" calcext:value-type="float">
            <text:p>242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11</text:p>
          </table:table-cell>
          <table:table-cell table:number-columns-repeated="2" office:value-type="float" office:value="2582.43" calcext:value-type="float">
            <text:p>2582.43</text:p>
          </table:table-cell>
          <table:table-cell office:value-type="float" office:value="2321.67" calcext:value-type="float">
            <text:p>2321.67</text:p>
          </table:table-cell>
          <table:table-cell office:value-type="float" office:value="2322.95" calcext:value-type="float">
            <text:p>232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11</text:p>
          </table:table-cell>
          <table:table-cell table:number-columns-repeated="2" office:value-type="float" office:value="2622.06" calcext:value-type="float">
            <text:p>2622.06</text:p>
          </table:table-cell>
          <table:table-cell office:value-type="float" office:value="2522.12" calcext:value-type="float">
            <text:p>2522.12</text:p>
          </table:table-cell>
          <table:table-cell office:value-type="float" office:value="2588.88" calcext:value-type="float">
            <text:p>258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11</text:p>
          </table:table-cell>
          <table:table-cell table:number-columns-repeated="2" office:value-type="float" office:value="2774.4" calcext:value-type="float">
            <text:p>2774.4</text:p>
          </table:table-cell>
          <table:table-cell office:value-type="float" office:value="2615.71" calcext:value-type="float">
            <text:p>2615.71</text:p>
          </table:table-cell>
          <table:table-cell office:value-type="float" office:value="2623.33" calcext:value-type="float">
            <text:p>262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11</text:p>
          </table:table-cell>
          <table:table-cell office:value-type="float" office:value="2775.97" calcext:value-type="float">
            <text:p>2775.97</text:p>
          </table:table-cell>
          <table:table-cell office:value-type="float" office:value="2778.39" calcext:value-type="float">
            <text:p>2778.39</text:p>
          </table:table-cell>
          <table:table-cell office:value-type="float" office:value="2735.3" calcext:value-type="float">
            <text:p>2735.3</text:p>
          </table:table-cell>
          <table:table-cell office:value-type="float" office:value="2775.48" calcext:value-type="float">
            <text:p>277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11</text:p>
          </table:table-cell>
          <table:table-cell office:value-type="float" office:value="2784.82" calcext:value-type="float">
            <text:p>2784.82</text:p>
          </table:table-cell>
          <table:table-cell office:value-type="float" office:value="2805.36" calcext:value-type="float">
            <text:p>2805.36</text:p>
          </table:table-cell>
          <table:table-cell office:value-type="float" office:value="2772.15" calcext:value-type="float">
            <text:p>2772.15</text:p>
          </table:table-cell>
          <table:table-cell office:value-type="float" office:value="2776.76" calcext:value-type="float">
            <text:p>277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11</text:p>
          </table:table-cell>
          <table:table-cell office:value-type="float" office:value="2784.11" calcext:value-type="float">
            <text:p>2784.11</text:p>
          </table:table-cell>
          <table:table-cell office:value-type="float" office:value="2786.45" calcext:value-type="float">
            <text:p>2786.45</text:p>
          </table:table-cell>
          <table:table-cell office:value-type="float" office:value="2758.65" calcext:value-type="float">
            <text:p>2758.65</text:p>
          </table:table-cell>
          <table:table-cell office:value-type="float" office:value="2785.35" calcext:value-type="float">
            <text:p>2785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11</text:p>
          </table:table-cell>
          <table:table-cell office:value-type="float" office:value="2732.26" calcext:value-type="float">
            <text:p>2732.26</text:p>
          </table:table-cell>
          <table:table-cell office:value-type="float" office:value="2778.06" calcext:value-type="float">
            <text:p>2778.06</text:p>
          </table:table-cell>
          <table:table-cell office:value-type="float" office:value="2721.89" calcext:value-type="float">
            <text:p>2721.89</text:p>
          </table:table-cell>
          <table:table-cell office:value-type="float" office:value="2778.06" calcext:value-type="float">
            <text:p>277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11</text:p>
          </table:table-cell>
          <table:table-cell office:value-type="float" office:value="2721.62" calcext:value-type="float">
            <text:p>2721.62</text:p>
          </table:table-cell>
          <table:table-cell office:value-type="float" office:value="2755.88" calcext:value-type="float">
            <text:p>2755.88</text:p>
          </table:table-cell>
          <table:table-cell office:value-type="float" office:value="2721.14" calcext:value-type="float">
            <text:p>2721.14</text:p>
          </table:table-cell>
          <table:table-cell office:value-type="float" office:value="2733.65" calcext:value-type="float">
            <text:p>273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11</text:p>
          </table:table-cell>
          <table:table-cell table:number-columns-repeated="2" office:value-type="float" office:value="2799.95" calcext:value-type="float">
            <text:p>2799.95</text:p>
          </table:table-cell>
          <table:table-cell office:value-type="float" office:value="2718.78" calcext:value-type="float">
            <text:p>2718.78</text:p>
          </table:table-cell>
          <table:table-cell office:value-type="float" office:value="2721.86" calcext:value-type="float">
            <text:p>272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11</text:p>
          </table:table-cell>
          <table:table-cell office:value-type="float" office:value="2772.2" calcext:value-type="float">
            <text:p>2772.2</text:p>
          </table:table-cell>
          <table:table-cell office:value-type="float" office:value="2803.52" calcext:value-type="float">
            <text:p>2803.52</text:p>
          </table:table-cell>
          <table:table-cell office:value-type="float" office:value="2769.09" calcext:value-type="float">
            <text:p>2769.09</text:p>
          </table:table-cell>
          <table:table-cell office:value-type="float" office:value="2800.48" calcext:value-type="float">
            <text:p>2800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11</text:p>
          </table:table-cell>
          <table:table-cell table:number-columns-repeated="2" office:value-type="float" office:value="2802.31" calcext:value-type="float">
            <text:p>2802.31</text:p>
          </table:table-cell>
          <table:table-cell office:value-type="float" office:value="2771.92" calcext:value-type="float">
            <text:p>2771.92</text:p>
          </table:table-cell>
          <table:table-cell office:value-type="float" office:value="2774.98" calcext:value-type="float">
            <text:p>277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11</text:p>
          </table:table-cell>
          <table:table-cell office:value-type="float" office:value="2811.71" calcext:value-type="float">
            <text:p>2811.71</text:p>
          </table:table-cell>
          <table:table-cell office:value-type="float" office:value="2814.09" calcext:value-type="float">
            <text:p>2814.09</text:p>
          </table:table-cell>
          <table:table-cell office:value-type="float" office:value="2798.45" calcext:value-type="float">
            <text:p>2798.45</text:p>
          </table:table-cell>
          <table:table-cell office:value-type="float" office:value="2803.32" calcext:value-type="float">
            <text:p>2803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11</text:p>
          </table:table-cell>
          <table:table-cell office:value-type="float" office:value="2794.22" calcext:value-type="float">
            <text:p>2794.22</text:p>
          </table:table-cell>
          <table:table-cell office:value-type="float" office:value="2819.38" calcext:value-type="float">
            <text:p>2819.38</text:p>
          </table:table-cell>
          <table:table-cell office:value-type="float" office:value="2794.22" calcext:value-type="float">
            <text:p>2794.22</text:p>
          </table:table-cell>
          <table:table-cell office:value-type="float" office:value="2812.73" calcext:value-type="float">
            <text:p>281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11</text:p>
          </table:table-cell>
          <table:table-cell office:value-type="float" office:value="2780.36" calcext:value-type="float">
            <text:p>2780.36</text:p>
          </table:table-cell>
          <table:table-cell office:value-type="float" office:value="2799.75" calcext:value-type="float">
            <text:p>2799.75</text:p>
          </table:table-cell>
          <table:table-cell office:value-type="float" office:value="2780.36" calcext:value-type="float">
            <text:p>2780.36</text:p>
          </table:table-cell>
          <table:table-cell office:value-type="float" office:value="2791.12" calcext:value-type="float">
            <text:p>279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11</text:p>
          </table:table-cell>
          <table:table-cell office:value-type="float" office:value="2757.85" calcext:value-type="float">
            <text:p>2757.85</text:p>
          </table:table-cell>
          <table:table-cell office:value-type="float" office:value="2783.33" calcext:value-type="float">
            <text:p>2783.33</text:p>
          </table:table-cell>
          <table:table-cell office:value-type="float" office:value="2756.73" calcext:value-type="float">
            <text:p>2756.73</text:p>
          </table:table-cell>
          <table:table-cell office:value-type="float" office:value="2779.06" calcext:value-type="float">
            <text:p>277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11</text:p>
          </table:table-cell>
          <table:table-cell table:number-columns-repeated="2" office:value-type="float" office:value="2784.74" calcext:value-type="float">
            <text:p>2784.74</text:p>
          </table:table-cell>
          <table:table-cell office:value-type="float" office:value="2747.44" calcext:value-type="float">
            <text:p>2747.44</text:p>
          </table:table-cell>
          <table:table-cell office:value-type="float" office:value="2756.89" calcext:value-type="float">
            <text:p>275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11</text:p>
          </table:table-cell>
          <table:table-cell office:value-type="float" office:value="2767.15" calcext:value-type="float">
            <text:p>2767.15</text:p>
          </table:table-cell>
          <table:table-cell office:value-type="float" office:value="2785.5" calcext:value-type="float">
            <text:p>2785.5</text:p>
          </table:table-cell>
          <table:table-cell office:value-type="float" office:value="2760.43" calcext:value-type="float">
            <text:p>2760.43</text:p>
          </table:table-cell>
          <table:table-cell office:value-type="float" office:value="2785.5" calcext:value-type="float">
            <text:p>278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11</text:p>
          </table:table-cell>
          <table:table-cell office:value-type="float" office:value="2810.39" calcext:value-type="float">
            <text:p>2810.39</text:p>
          </table:table-cell>
          <table:table-cell office:value-type="float" office:value="2828.78" calcext:value-type="float">
            <text:p>2828.78</text:p>
          </table:table-cell>
          <table:table-cell office:value-type="float" office:value="2755.03" calcext:value-type="float">
            <text:p>2755.03</text:p>
          </table:table-cell>
          <table:table-cell office:value-type="float" office:value="2767.01" calcext:value-type="float">
            <text:p>276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11</text:p>
          </table:table-cell>
          <table:table-cell office:value-type="float" office:value="2812.54" calcext:value-type="float">
            <text:p>2812.54</text:p>
          </table:table-cell>
          <table:table-cell office:value-type="float" office:value="2848.2" calcext:value-type="float">
            <text:p>2848.2</text:p>
          </table:table-cell>
          <table:table-cell office:value-type="float" office:value="2792.42" calcext:value-type="float">
            <text:p>2792.42</text:p>
          </table:table-cell>
          <table:table-cell office:value-type="float" office:value="2811.22" calcext:value-type="float">
            <text:p>281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11</text:p>
          </table:table-cell>
          <table:table-cell office:value-type="float" office:value="2841.96" calcext:value-type="float">
            <text:p>2841.96</text:p>
          </table:table-cell>
          <table:table-cell office:value-type="float" office:value="2844.28" calcext:value-type="float">
            <text:p>2844.28</text:p>
          </table:table-cell>
          <table:table-cell office:value-type="float" office:value="2804.15" calcext:value-type="float">
            <text:p>2804.15</text:p>
          </table:table-cell>
          <table:table-cell office:value-type="float" office:value="2810.54" calcext:value-type="float">
            <text:p>2810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11</text:p>
          </table:table-cell>
          <table:table-cell table:number-columns-repeated="2" office:value-type="float" office:value="2906.6" calcext:value-type="float">
            <text:p>2906.6</text:p>
          </table:table-cell>
          <table:table-cell office:value-type="float" office:value="2844.55" calcext:value-type="float">
            <text:p>2844.55</text:p>
          </table:table-cell>
          <table:table-cell office:value-type="float" office:value="2849.65" calcext:value-type="float">
            <text:p>284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11</text:p>
          </table:table-cell>
          <table:table-cell table:number-columns-repeated="2" office:value-type="float" office:value="2915.47" calcext:value-type="float">
            <text:p>2915.47</text:p>
          </table:table-cell>
          <table:table-cell office:value-type="float" office:value="2885.82" calcext:value-type="float">
            <text:p>2885.82</text:p>
          </table:table-cell>
          <table:table-cell office:value-type="float" office:value="2909.18" calcext:value-type="float">
            <text:p>29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11</text:p>
          </table:table-cell>
          <table:table-cell office:value-type="float" office:value="2902.27" calcext:value-type="float">
            <text:p>2902.27</text:p>
          </table:table-cell>
          <table:table-cell office:value-type="float" office:value="2931.21" calcext:value-type="float">
            <text:p>2931.21</text:p>
          </table:table-cell>
          <table:table-cell office:value-type="float" office:value="2902.27" calcext:value-type="float">
            <text:p>2902.27</text:p>
          </table:table-cell>
          <table:table-cell office:value-type="float" office:value="2914.4" calcext:value-type="float">
            <text:p>29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11</text:p>
          </table:table-cell>
          <table:table-cell office:value-type="float" office:value="2862.05" calcext:value-type="float">
            <text:p>2862.05</text:p>
          </table:table-cell>
          <table:table-cell office:value-type="float" office:value="2898.51" calcext:value-type="float">
            <text:p>2898.51</text:p>
          </table:table-cell>
          <table:table-cell office:value-type="float" office:value="2854.18" calcext:value-type="float">
            <text:p>2854.18</text:p>
          </table:table-cell>
          <table:table-cell office:value-type="float" office:value="2898.51" calcext:value-type="float">
            <text:p>289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11</text:p>
          </table:table-cell>
          <table:table-cell office:value-type="float" office:value="2852.76" calcext:value-type="float">
            <text:p>2852.76</text:p>
          </table:table-cell>
          <table:table-cell office:value-type="float" office:value="2865.48" calcext:value-type="float">
            <text:p>2865.48</text:p>
          </table:table-cell>
          <table:table-cell office:value-type="float" office:value="2846.43" calcext:value-type="float">
            <text:p>2846.43</text:p>
          </table:table-cell>
          <table:table-cell office:value-type="float" office:value="2862.05" calcext:value-type="float">
            <text:p>286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11</text:p>
          </table:table-cell>
          <table:table-cell office:value-type="float" office:value="2830.04" calcext:value-type="float">
            <text:p>2830.04</text:p>
          </table:table-cell>
          <table:table-cell office:value-type="float" office:value="2854.23" calcext:value-type="float">
            <text:p>2854.23</text:p>
          </table:table-cell>
          <table:table-cell office:value-type="float" office:value="2830.04" calcext:value-type="float">
            <text:p>2830.04</text:p>
          </table:table-cell>
          <table:table-cell office:value-type="float" office:value="2853.77" calcext:value-type="float">
            <text:p>285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11</text:p>
          </table:table-cell>
          <table:table-cell office:value-type="float" office:value="2796.81" calcext:value-type="float">
            <text:p>2796.81</text:p>
          </table:table-cell>
          <table:table-cell office:value-type="float" office:value="2834.62" calcext:value-type="float">
            <text:p>2834.62</text:p>
          </table:table-cell>
          <table:table-cell office:value-type="float" office:value="2796.81" calcext:value-type="float">
            <text:p>2796.81</text:p>
          </table:table-cell>
          <table:table-cell office:value-type="float" office:value="2829.45" calcext:value-type="float">
            <text:p>282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11</text:p>
          </table:table-cell>
          <table:table-cell office:value-type="float" office:value="2785.59" calcext:value-type="float">
            <text:p>2785.59</text:p>
          </table:table-cell>
          <table:table-cell office:value-type="float" office:value="2816.13" calcext:value-type="float">
            <text:p>2816.13</text:p>
          </table:table-cell>
          <table:table-cell office:value-type="float" office:value="2785.59" calcext:value-type="float">
            <text:p>2785.59</text:p>
          </table:table-cell>
          <table:table-cell office:value-type="float" office:value="2795.41" calcext:value-type="float">
            <text:p>2795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11</text:p>
          </table:table-cell>
          <table:table-cell office:value-type="float" office:value="2770.2" calcext:value-type="float">
            <text:p>2770.2</text:p>
          </table:table-cell>
          <table:table-cell office:value-type="float" office:value="2786.37" calcext:value-type="float">
            <text:p>2786.37</text:p>
          </table:table-cell>
          <table:table-cell office:value-type="float" office:value="2770.2" calcext:value-type="float">
            <text:p>2770.2</text:p>
          </table:table-cell>
          <table:table-cell office:value-type="float" office:value="2784.82" calcext:value-type="float">
            <text:p>2784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11</text:p>
          </table:table-cell>
          <table:table-cell office:value-type="float" office:value="2761.66" calcext:value-type="float">
            <text:p>2761.66</text:p>
          </table:table-cell>
          <table:table-cell office:value-type="float" office:value="2792.63" calcext:value-type="float">
            <text:p>2792.63</text:p>
          </table:table-cell>
          <table:table-cell office:value-type="float" office:value="2761.66" calcext:value-type="float">
            <text:p>2761.66</text:p>
          </table:table-cell>
          <table:table-cell office:value-type="float" office:value="2769.61" calcext:value-type="float">
            <text:p>2769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11</text:p>
          </table:table-cell>
          <table:table-cell office:value-type="float" office:value="2736.82" calcext:value-type="float">
            <text:p>2736.82</text:p>
          </table:table-cell>
          <table:table-cell office:value-type="float" office:value="2760.43" calcext:value-type="float">
            <text:p>2760.43</text:p>
          </table:table-cell>
          <table:table-cell office:value-type="float" office:value="2736.51" calcext:value-type="float">
            <text:p>2736.51</text:p>
          </table:table-cell>
          <table:table-cell office:value-type="float" office:value="2760.43" calcext:value-type="float">
            <text:p>276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11</text:p>
          </table:table-cell>
          <table:table-cell office:value-type="float" office:value="2753" calcext:value-type="float">
            <text:p>2753</text:p>
          </table:table-cell>
          <table:table-cell office:value-type="float" office:value="2768.06" calcext:value-type="float">
            <text:p>2768.06</text:p>
          </table:table-cell>
          <table:table-cell office:value-type="float" office:value="2732.23" calcext:value-type="float">
            <text:p>2732.23</text:p>
          </table:table-cell>
          <table:table-cell office:value-type="float" office:value="2736.17" calcext:value-type="float">
            <text:p>273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11</text:p>
          </table:table-cell>
          <table:table-cell office:value-type="float" office:value="2741.54" calcext:value-type="float">
            <text:p>2741.54</text:p>
          </table:table-cell>
          <table:table-cell office:value-type="float" office:value="2751.54" calcext:value-type="float">
            <text:p>2751.54</text:p>
          </table:table-cell>
          <table:table-cell office:value-type="float" office:value="2709.66" calcext:value-type="float">
            <text:p>2709.66</text:p>
          </table:table-cell>
          <table:table-cell office:value-type="float" office:value="2751.54" calcext:value-type="float">
            <text:p>2751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11</text:p>
          </table:table-cell>
          <table:table-cell office:value-type="float" office:value="2752.72" calcext:value-type="float">
            <text:p>2752.72</text:p>
          </table:table-cell>
          <table:table-cell office:value-type="float" office:value="2761.15" calcext:value-type="float">
            <text:p>2761.15</text:p>
          </table:table-cell>
          <table:table-cell office:value-type="float" office:value="2734.39" calcext:value-type="float">
            <text:p>2734.39</text:p>
          </table:table-cell>
          <table:table-cell office:value-type="float" office:value="2761.15" calcext:value-type="float">
            <text:p>276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n-11</text:p>
          </table:table-cell>
          <table:table-cell office:value-type="float" office:value="2702.68" calcext:value-type="float">
            <text:p>2702.68</text:p>
          </table:table-cell>
          <table:table-cell office:value-type="float" office:value="2759.39" calcext:value-type="float">
            <text:p>2759.39</text:p>
          </table:table-cell>
          <table:table-cell office:value-type="float" office:value="2702.68" calcext:value-type="float">
            <text:p>2702.68</text:p>
          </table:table-cell>
          <table:table-cell office:value-type="float" office:value="2753.15" calcext:value-type="float">
            <text:p>275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11</text:p>
          </table:table-cell>
          <table:table-cell office:value-type="float" office:value="2671.82" calcext:value-type="float">
            <text:p>2671.82</text:p>
          </table:table-cell>
          <table:table-cell office:value-type="float" office:value="2697.29" calcext:value-type="float">
            <text:p>2697.29</text:p>
          </table:table-cell>
          <table:table-cell office:value-type="float" office:value="2671.56" calcext:value-type="float">
            <text:p>2671.56</text:p>
          </table:table-cell>
          <table:table-cell office:value-type="float" office:value="2697.29" calcext:value-type="float">
            <text:p>269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11</text:p>
          </table:table-cell>
          <table:table-cell office:value-type="float" office:value="2665.71" calcext:value-type="float">
            <text:p>2665.71</text:p>
          </table:table-cell>
          <table:table-cell office:value-type="float" office:value="2671.7" calcext:value-type="float">
            <text:p>2671.7</text:p>
          </table:table-cell>
          <table:table-cell office:value-type="float" office:value="2638.79" calcext:value-type="float">
            <text:p>2638.79</text:p>
          </table:table-cell>
          <table:table-cell office:value-type="float" office:value="2666.72" calcext:value-type="float">
            <text:p>266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11</text:p>
          </table:table-cell>
          <table:table-cell office:value-type="float" office:value="2647.62" calcext:value-type="float">
            <text:p>2647.62</text:p>
          </table:table-cell>
          <table:table-cell office:value-type="float" office:value="2683.62" calcext:value-type="float">
            <text:p>2683.62</text:p>
          </table:table-cell>
          <table:table-cell office:value-type="float" office:value="2627.22" calcext:value-type="float">
            <text:p>2627.22</text:p>
          </table:table-cell>
          <table:table-cell office:value-type="float" office:value="2682.05" calcext:value-type="float">
            <text:p>268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11</text:p>
          </table:table-cell>
          <table:table-cell table:number-columns-repeated="2" office:value-type="float" office:value="2645.16" calcext:value-type="float">
            <text:p>2645.16</text:p>
          </table:table-cell>
          <table:table-cell office:value-type="float" office:value="2609.58" calcext:value-type="float">
            <text:p>2609.58</text:p>
          </table:table-cell>
          <table:table-cell office:value-type="float" office:value="2623.17" calcext:value-type="float">
            <text:p>262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11</text:p>
          </table:table-cell>
          <table:table-cell office:value-type="float" office:value="2638.22" calcext:value-type="float">
            <text:p>2638.22</text:p>
          </table:table-cell>
          <table:table-cell office:value-type="float" office:value="2646.95" calcext:value-type="float">
            <text:p>2646.95</text:p>
          </table:table-cell>
          <table:table-cell office:value-type="float" office:value="2598.74" calcext:value-type="float">
            <text:p>2598.74</text:p>
          </table:table-cell>
          <table:table-cell office:value-type="float" office:value="2643.14" calcext:value-type="float">
            <text:p>264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11</text:p>
          </table:table-cell>
          <table:table-cell office:value-type="float" office:value="2538.33" calcext:value-type="float">
            <text:p>2538.33</text:p>
          </table:table-cell>
          <table:table-cell office:value-type="float" office:value="2637.55" calcext:value-type="float">
            <text:p>2637.55</text:p>
          </table:table-cell>
          <table:table-cell office:value-type="float" office:value="2538.33" calcext:value-type="float">
            <text:p>2538.33</text:p>
          </table:table-cell>
          <table:table-cell office:value-type="float" office:value="2637.55" calcext:value-type="float">
            <text:p>263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11</text:p>
          </table:table-cell>
          <table:table-cell office:value-type="float" office:value="2538.26" calcext:value-type="float">
            <text:p>2538.26</text:p>
          </table:table-cell>
          <table:table-cell office:value-type="float" office:value="2554.96" calcext:value-type="float">
            <text:p>2554.96</text:p>
          </table:table-cell>
          <table:table-cell office:value-type="float" office:value="2529.04" calcext:value-type="float">
            <text:p>2529.04</text:p>
          </table:table-cell>
          <table:table-cell office:value-type="float" office:value="2538.2" calcext:value-type="float">
            <text:p>253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11</text:p>
          </table:table-cell>
          <table:table-cell office:value-type="float" office:value="2534.74" calcext:value-type="float">
            <text:p>2534.74</text:p>
          </table:table-cell>
          <table:table-cell office:value-type="float" office:value="2556.04" calcext:value-type="float">
            <text:p>2556.04</text:p>
          </table:table-cell>
          <table:table-cell office:value-type="float" office:value="2532.52" calcext:value-type="float">
            <text:p>2532.52</text:p>
          </table:table-cell>
          <table:table-cell office:value-type="float" office:value="2537.63" calcext:value-type="float">
            <text:p>253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11</text:p>
          </table:table-cell>
          <table:table-cell table:number-columns-repeated="2" office:value-type="float" office:value="2564.96" calcext:value-type="float">
            <text:p>2564.96</text:p>
          </table:table-cell>
          <table:table-cell office:value-type="float" office:value="2527.9" calcext:value-type="float">
            <text:p>2527.9</text:p>
          </table:table-cell>
          <table:table-cell office:value-type="float" office:value="2534.5" calcext:value-type="float">
            <text:p>253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11</text:p>
          </table:table-cell>
          <table:table-cell office:value-type="float" office:value="2545.72" calcext:value-type="float">
            <text:p>2545.72</text:p>
          </table:table-cell>
          <table:table-cell office:value-type="float" office:value="2569.09" calcext:value-type="float">
            <text:p>2569.09</text:p>
          </table:table-cell>
          <table:table-cell office:value-type="float" office:value="2531.78" calcext:value-type="float">
            <text:p>2531.78</text:p>
          </table:table-cell>
          <table:table-cell office:value-type="float" office:value="2565.64" calcext:value-type="float">
            <text:p>256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11</text:p>
          </table:table-cell>
          <table:table-cell office:value-type="float" office:value="2576.04" calcext:value-type="float">
            <text:p>2576.04</text:p>
          </table:table-cell>
          <table:table-cell office:value-type="float" office:value="2576.69" calcext:value-type="float">
            <text:p>2576.69</text:p>
          </table:table-cell>
          <table:table-cell office:value-type="float" office:value="2533.81" calcext:value-type="float">
            <text:p>2533.81</text:p>
          </table:table-cell>
          <table:table-cell office:value-type="float" office:value="2547.61" calcext:value-type="float">
            <text:p>254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11</text:p>
          </table:table-cell>
          <table:table-cell table:number-columns-repeated="2" office:value-type="float" office:value="2641.76" calcext:value-type="float">
            <text:p>2641.76</text:p>
          </table:table-cell>
          <table:table-cell office:value-type="float" office:value="2567.56" calcext:value-type="float">
            <text:p>2567.56</text:p>
          </table:table-cell>
          <table:table-cell office:value-type="float" office:value="2575.79" calcext:value-type="float">
            <text:p>2575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11</text:p>
          </table:table-cell>
          <table:table-cell office:value-type="float" office:value="2648.33" calcext:value-type="float">
            <text:p>2648.33</text:p>
          </table:table-cell>
          <table:table-cell office:value-type="float" office:value="2658.49" calcext:value-type="float">
            <text:p>2658.49</text:p>
          </table:table-cell>
          <table:table-cell office:value-type="float" office:value="2625.14" calcext:value-type="float">
            <text:p>2625.14</text:p>
          </table:table-cell>
          <table:table-cell office:value-type="float" office:value="2642.39" calcext:value-type="float">
            <text:p>264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11</text:p>
          </table:table-cell>
          <table:table-cell office:value-type="float" office:value="2662.21" calcext:value-type="float">
            <text:p>2662.21</text:p>
          </table:table-cell>
          <table:table-cell office:value-type="float" office:value="2666.28" calcext:value-type="float">
            <text:p>2666.28</text:p>
          </table:table-cell>
          <table:table-cell office:value-type="float" office:value="2635.54" calcext:value-type="float">
            <text:p>2635.54</text:p>
          </table:table-cell>
          <table:table-cell office:value-type="float" office:value="2645.74" calcext:value-type="float">
            <text:p>264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11</text:p>
          </table:table-cell>
          <table:table-cell office:value-type="float" office:value="2667.2" calcext:value-type="float">
            <text:p>2667.2</text:p>
          </table:table-cell>
          <table:table-cell office:value-type="float" office:value="2679.71" calcext:value-type="float">
            <text:p>2679.71</text:p>
          </table:table-cell>
          <table:table-cell office:value-type="float" office:value="2656.5" calcext:value-type="float">
            <text:p>2656.5</text:p>
          </table:table-cell>
          <table:table-cell office:value-type="float" office:value="2661.79" calcext:value-type="float">
            <text:p>266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11</text:p>
          </table:table-cell>
          <table:table-cell table:number-columns-repeated="2" office:value-type="float" office:value="2686.36" calcext:value-type="float">
            <text:p>2686.36</text:p>
          </table:table-cell>
          <table:table-cell office:value-type="float" office:value="2632.08" calcext:value-type="float">
            <text:p>2632.08</text:p>
          </table:table-cell>
          <table:table-cell office:value-type="float" office:value="2667.36" calcext:value-type="float">
            <text:p>266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11</text:p>
          </table:table-cell>
          <table:table-cell office:value-type="float" office:value="2771.32" calcext:value-type="float">
            <text:p>2771.32</text:p>
          </table:table-cell>
          <table:table-cell office:value-type="float" office:value="2771.88" calcext:value-type="float">
            <text:p>2771.88</text:p>
          </table:table-cell>
          <table:table-cell office:value-type="float" office:value="2720.49" calcext:value-type="float">
            <text:p>2720.49</text:p>
          </table:table-cell>
          <table:table-cell office:value-type="float" office:value="2730.08" calcext:value-type="float">
            <text:p>273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11</text:p>
          </table:table-cell>
          <table:table-cell office:value-type="float" office:value="2787.58" calcext:value-type="float">
            <text:p>2787.58</text:p>
          </table:table-cell>
          <table:table-cell office:value-type="float" office:value="2790.57" calcext:value-type="float">
            <text:p>2790.57</text:p>
          </table:table-cell>
          <table:table-cell office:value-type="float" office:value="2770.94" calcext:value-type="float">
            <text:p>2770.94</text:p>
          </table:table-cell>
          <table:table-cell office:value-type="float" office:value="2780.8" calcext:value-type="float">
            <text:p>278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11</text:p>
          </table:table-cell>
          <table:table-cell table:number-columns-repeated="2" office:value-type="float" office:value="2795.1" calcext:value-type="float">
            <text:p>2795.1</text:p>
          </table:table-cell>
          <table:table-cell office:value-type="float" office:value="2781.92" calcext:value-type="float">
            <text:p>2781.92</text:p>
          </table:table-cell>
          <table:table-cell office:value-type="float" office:value="2787.58" calcext:value-type="float">
            <text:p>2787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11</text:p>
          </table:table-cell>
          <table:table-cell office:value-type="float" office:value="2762.33" calcext:value-type="float">
            <text:p>2762.33</text:p>
          </table:table-cell>
          <table:table-cell office:value-type="float" office:value="2796.66" calcext:value-type="float">
            <text:p>2796.66</text:p>
          </table:table-cell>
          <table:table-cell office:value-type="float" office:value="2762.33" calcext:value-type="float">
            <text:p>2762.33</text:p>
          </table:table-cell>
          <table:table-cell office:value-type="float" office:value="2789.44" calcext:value-type="float">
            <text:p>278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11</text:p>
          </table:table-cell>
          <table:table-cell table:number-columns-repeated="2" office:value-type="float" office:value="2765.04" calcext:value-type="float">
            <text:p>2765.04</text:p>
          </table:table-cell>
          <table:table-cell office:value-type="float" office:value="2744.51" calcext:value-type="float">
            <text:p>2744.51</text:p>
          </table:table-cell>
          <table:table-cell office:value-type="float" office:value="2762.33" calcext:value-type="float">
            <text:p>276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11</text:p>
          </table:table-cell>
          <table:table-cell office:value-type="float" office:value="2783.07" calcext:value-type="float">
            <text:p>2783.07</text:p>
          </table:table-cell>
          <table:table-cell office:value-type="float" office:value="2802.7" calcext:value-type="float">
            <text:p>2802.7</text:p>
          </table:table-cell>
          <table:table-cell office:value-type="float" office:value="2761.46" calcext:value-type="float">
            <text:p>2761.46</text:p>
          </table:table-cell>
          <table:table-cell office:value-type="float" office:value="2769.15" calcext:value-type="float">
            <text:p>276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11</text:p>
          </table:table-cell>
          <table:table-cell office:value-type="float" office:value="2794.59" calcext:value-type="float">
            <text:p>2794.59</text:p>
          </table:table-cell>
          <table:table-cell office:value-type="float" office:value="2801.91" calcext:value-type="float">
            <text:p>2801.91</text:p>
          </table:table-cell>
          <table:table-cell office:value-type="float" office:value="2779.01" calcext:value-type="float">
            <text:p>2779.01</text:p>
          </table:table-cell>
          <table:table-cell office:value-type="float" office:value="2785.65" calcext:value-type="float">
            <text:p>278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11</text:p>
          </table:table-cell>
          <table:table-cell office:value-type="float" office:value="2785.88" calcext:value-type="float">
            <text:p>2785.88</text:p>
          </table:table-cell>
          <table:table-cell office:value-type="float" office:value="2796.25" calcext:value-type="float">
            <text:p>2796.25</text:p>
          </table:table-cell>
          <table:table-cell office:value-type="float" office:value="2762.59" calcext:value-type="float">
            <text:p>2762.59</text:p>
          </table:table-cell>
          <table:table-cell office:value-type="float" office:value="2793.93" calcext:value-type="float">
            <text:p>279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11</text:p>
          </table:table-cell>
          <table:table-cell office:value-type="float" office:value="2818.36" calcext:value-type="float">
            <text:p>2818.36</text:p>
          </table:table-cell>
          <table:table-cell office:value-type="float" office:value="2822.22" calcext:value-type="float">
            <text:p>2822.22</text:p>
          </table:table-cell>
          <table:table-cell office:value-type="float" office:value="2779.85" calcext:value-type="float">
            <text:p>2779.85</text:p>
          </table:table-cell>
          <table:table-cell office:value-type="float" office:value="2787.13" calcext:value-type="float">
            <text:p>278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11</text:p>
          </table:table-cell>
          <table:table-cell office:value-type="float" office:value="2760.74" calcext:value-type="float">
            <text:p>2760.74</text:p>
          </table:table-cell>
          <table:table-cell office:value-type="float" office:value="2818.51" calcext:value-type="float">
            <text:p>2818.51</text:p>
          </table:table-cell>
          <table:table-cell office:value-type="float" office:value="2760.74" calcext:value-type="float">
            <text:p>2760.74</text:p>
          </table:table-cell>
          <table:table-cell office:value-type="float" office:value="2815.86" calcext:value-type="float">
            <text:p>281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11</text:p>
          </table:table-cell>
          <table:table-cell office:value-type="float" office:value="2722.19" calcext:value-type="float">
            <text:p>2722.19</text:p>
          </table:table-cell>
          <table:table-cell office:value-type="float" office:value="2763.26" calcext:value-type="float">
            <text:p>2763.26</text:p>
          </table:table-cell>
          <table:table-cell office:value-type="float" office:value="2706.07" calcext:value-type="float">
            <text:p>2706.07</text:p>
          </table:table-cell>
          <table:table-cell office:value-type="float" office:value="2763.26" calcext:value-type="float">
            <text:p>276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11</text:p>
          </table:table-cell>
          <table:table-cell office:value-type="float" office:value="2717.8" calcext:value-type="float">
            <text:p>2717.8</text:p>
          </table:table-cell>
          <table:table-cell office:value-type="float" office:value="2759.9" calcext:value-type="float">
            <text:p>2759.9</text:p>
          </table:table-cell>
          <table:table-cell office:value-type="float" office:value="2716" calcext:value-type="float">
            <text:p>2716</text:p>
          </table:table-cell>
          <table:table-cell office:value-type="float" office:value="2723.85" calcext:value-type="float">
            <text:p>272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11</text:p>
          </table:table-cell>
          <table:table-cell office:value-type="float" office:value="2748.89" calcext:value-type="float">
            <text:p>2748.89</text:p>
          </table:table-cell>
          <table:table-cell office:value-type="float" office:value="2749.16" calcext:value-type="float">
            <text:p>2749.16</text:p>
          </table:table-cell>
          <table:table-cell office:value-type="float" office:value="2703.43" calcext:value-type="float">
            <text:p>2703.43</text:p>
          </table:table-cell>
          <table:table-cell office:value-type="float" office:value="2716.82" calcext:value-type="float">
            <text:p>2716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11</text:p>
          </table:table-cell>
          <table:table-cell table:number-columns-repeated="2" office:value-type="float" office:value="2766.12" calcext:value-type="float">
            <text:p>2766.12</text:p>
          </table:table-cell>
          <table:table-cell office:value-type="float" office:value="2714.99" calcext:value-type="float">
            <text:p>2714.99</text:p>
          </table:table-cell>
          <table:table-cell office:value-type="float" office:value="2750.14" calcext:value-type="float">
            <text:p>275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11</text:p>
          </table:table-cell>
          <table:table-cell table:number-columns-repeated="2" office:value-type="float" office:value="2774.75" calcext:value-type="float">
            <text:p>2774.75</text:p>
          </table:table-cell>
          <table:table-cell office:value-type="float" office:value="2749.59" calcext:value-type="float">
            <text:p>2749.59</text:p>
          </table:table-cell>
          <table:table-cell office:value-type="float" office:value="2767.24" calcext:value-type="float">
            <text:p>2767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11</text:p>
          </table:table-cell>
          <table:table-cell office:value-type="float" office:value="2782.75" calcext:value-type="float">
            <text:p>2782.75</text:p>
          </table:table-cell>
          <table:table-cell office:value-type="float" office:value="2801.32" calcext:value-type="float">
            <text:p>2801.32</text:p>
          </table:table-cell>
          <table:table-cell office:value-type="float" office:value="2769.69" calcext:value-type="float">
            <text:p>2769.69</text:p>
          </table:table-cell>
          <table:table-cell office:value-type="float" office:value="2775.38" calcext:value-type="float">
            <text:p>2775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11</text:p>
          </table:table-cell>
          <table:table-cell office:value-type="float" office:value="2754.66" calcext:value-type="float">
            <text:p>2754.66</text:p>
          </table:table-cell>
          <table:table-cell office:value-type="float" office:value="2790.36" calcext:value-type="float">
            <text:p>2790.36</text:p>
          </table:table-cell>
          <table:table-cell office:value-type="float" office:value="2754.66" calcext:value-type="float">
            <text:p>2754.66</text:p>
          </table:table-cell>
          <table:table-cell office:value-type="float" office:value="2781.18" calcext:value-type="float">
            <text:p>278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11</text:p>
          </table:table-cell>
          <table:table-cell office:value-type="float" office:value="2757.53" calcext:value-type="float">
            <text:p>2757.53</text:p>
          </table:table-cell>
          <table:table-cell office:value-type="float" office:value="2764.35" calcext:value-type="float">
            <text:p>2764.35</text:p>
          </table:table-cell>
          <table:table-cell office:value-type="float" office:value="2739.37" calcext:value-type="float">
            <text:p>2739.37</text:p>
          </table:table-cell>
          <table:table-cell office:value-type="float" office:value="2755.91" calcext:value-type="float">
            <text:p>275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11</text:p>
          </table:table-cell>
          <table:table-cell office:value-type="float" office:value="2756.44" calcext:value-type="float">
            <text:p>2756.44</text:p>
          </table:table-cell>
          <table:table-cell office:value-type="float" office:value="2758.94" calcext:value-type="float">
            <text:p>2758.94</text:p>
          </table:table-cell>
          <table:table-cell office:value-type="float" office:value="2727.15" calcext:value-type="float">
            <text:p>2727.15</text:p>
          </table:table-cell>
          <table:table-cell office:value-type="float" office:value="2756.28" calcext:value-type="float">
            <text:p>275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11</text:p>
          </table:table-cell>
          <table:table-cell office:value-type="float" office:value="2788.53" calcext:value-type="float">
            <text:p>2788.53</text:p>
          </table:table-cell>
          <table:table-cell office:value-type="float" office:value="2795.56" calcext:value-type="float">
            <text:p>2795.56</text:p>
          </table:table-cell>
          <table:table-cell office:value-type="float" office:value="2751.47" calcext:value-type="float">
            <text:p>2751.47</text:p>
          </table:table-cell>
          <table:table-cell office:value-type="float" office:value="2757" calcext:value-type="float">
            <text:p>2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11</text:p>
          </table:table-cell>
          <table:table-cell office:value-type="float" office:value="2799.46" calcext:value-type="float">
            <text:p>2799.46</text:p>
          </table:table-cell>
          <table:table-cell office:value-type="float" office:value="2800.15" calcext:value-type="float">
            <text:p>2800.15</text:p>
          </table:table-cell>
          <table:table-cell office:value-type="float" office:value="2779.72" calcext:value-type="float">
            <text:p>2779.72</text:p>
          </table:table-cell>
          <table:table-cell office:value-type="float" office:value="2787.85" calcext:value-type="float">
            <text:p>278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11</text:p>
          </table:table-cell>
          <table:table-cell office:value-type="float" office:value="2730.2" calcext:value-type="float">
            <text:p>2730.2</text:p>
          </table:table-cell>
          <table:table-cell office:value-type="float" office:value="2797.43" calcext:value-type="float">
            <text:p>2797.43</text:p>
          </table:table-cell>
          <table:table-cell office:value-type="float" office:value="2730.2" calcext:value-type="float">
            <text:p>2730.2</text:p>
          </table:table-cell>
          <table:table-cell office:value-type="float" office:value="2797.43" calcext:value-type="float">
            <text:p>279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11</text:p>
          </table:table-cell>
          <table:table-cell office:value-type="float" office:value="2710.34" calcext:value-type="float">
            <text:p>2710.34</text:p>
          </table:table-cell>
          <table:table-cell office:value-type="float" office:value="2734.29" calcext:value-type="float">
            <text:p>2734.29</text:p>
          </table:table-cell>
          <table:table-cell office:value-type="float" office:value="2703.95" calcext:value-type="float">
            <text:p>2703.95</text:p>
          </table:table-cell>
          <table:table-cell office:value-type="float" office:value="2726.4" calcext:value-type="float">
            <text:p>27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11</text:p>
          </table:table-cell>
          <table:table-cell table:number-columns-repeated="2" office:value-type="float" office:value="2770.28" calcext:value-type="float">
            <text:p>2770.28</text:p>
          </table:table-cell>
          <table:table-cell office:value-type="float" office:value="2700.54" calcext:value-type="float">
            <text:p>2700.54</text:p>
          </table:table-cell>
          <table:table-cell office:value-type="float" office:value="2705.9" calcext:value-type="float">
            <text:p>270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11</text:p>
          </table:table-cell>
          <table:table-cell office:value-type="float" office:value="2777.93" calcext:value-type="float">
            <text:p>2777.93</text:p>
          </table:table-cell>
          <table:table-cell office:value-type="float" office:value="2783.35" calcext:value-type="float">
            <text:p>2783.35</text:p>
          </table:table-cell>
          <table:table-cell office:value-type="float" office:value="2750.05" calcext:value-type="float">
            <text:p>2750.05</text:p>
          </table:table-cell>
          <table:table-cell office:value-type="float" office:value="2772.01" calcext:value-type="float">
            <text:p>277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11</text:p>
          </table:table-cell>
          <table:table-cell table:number-columns-repeated="2" office:value-type="float" office:value="2797.38" calcext:value-type="float">
            <text:p>2797.38</text:p>
          </table:table-cell>
          <table:table-cell office:value-type="float" office:value="2756.01" calcext:value-type="float">
            <text:p>2756.01</text:p>
          </table:table-cell>
          <table:table-cell office:value-type="float" office:value="2777.93" calcext:value-type="float">
            <text:p>277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11</text:p>
          </table:table-cell>
          <table:table-cell office:value-type="float" office:value="2787.43" calcext:value-type="float">
            <text:p>2787.43</text:p>
          </table:table-cell>
          <table:table-cell office:value-type="float" office:value="2801" calcext:value-type="float">
            <text:p>2801</text:p>
          </table:table-cell>
          <table:table-cell office:value-type="float" office:value="2765.29" calcext:value-type="float">
            <text:p>2765.29</text:p>
          </table:table-cell>
          <table:table-cell office:value-type="float" office:value="2801" calcext:value-type="float">
            <text:p>2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11</text:p>
          </table:table-cell>
          <table:table-cell table:number-columns-repeated="2" office:value-type="float" office:value="2816.39" calcext:value-type="float">
            <text:p>2816.39</text:p>
          </table:table-cell>
          <table:table-cell office:value-type="float" office:value="2764.95" calcext:value-type="float">
            <text:p>2764.95</text:p>
          </table:table-cell>
          <table:table-cell office:value-type="float" office:value="2787.43" calcext:value-type="float">
            <text:p>278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11</text:p>
          </table:table-cell>
          <table:table-cell office:value-type="float" office:value="2847.71" calcext:value-type="float">
            <text:p>2847.71</text:p>
          </table:table-cell>
          <table:table-cell office:value-type="float" office:value="2854.85" calcext:value-type="float">
            <text:p>2854.85</text:p>
          </table:table-cell>
          <table:table-cell office:value-type="float" office:value="2811.46" calcext:value-type="float">
            <text:p>2811.46</text:p>
          </table:table-cell>
          <table:table-cell office:value-type="float" office:value="2818.04" calcext:value-type="float">
            <text:p>2818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11</text:p>
          </table:table-cell>
          <table:table-cell office:value-type="float" office:value="2844.93" calcext:value-type="float">
            <text:p>2844.93</text:p>
          </table:table-cell>
          <table:table-cell office:value-type="float" office:value="2854.92" calcext:value-type="float">
            <text:p>2854.92</text:p>
          </table:table-cell>
          <table:table-cell office:value-type="float" office:value="2824.51" calcext:value-type="float">
            <text:p>2824.51</text:p>
          </table:table-cell>
          <table:table-cell office:value-type="float" office:value="2845.94" calcext:value-type="float">
            <text:p>284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11</text:p>
          </table:table-cell>
          <table:table-cell office:value-type="float" office:value="2880.41" calcext:value-type="float">
            <text:p>2880.41</text:p>
          </table:table-cell>
          <table:table-cell office:value-type="float" office:value="2887.09" calcext:value-type="float">
            <text:p>2887.09</text:p>
          </table:table-cell>
          <table:table-cell office:value-type="float" office:value="2827.46" calcext:value-type="float">
            <text:p>2827.46</text:p>
          </table:table-cell>
          <table:table-cell office:value-type="float" office:value="2835.9" calcext:value-type="float">
            <text:p>283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11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2906.43" calcext:value-type="float">
            <text:p>2906.43</text:p>
          </table:table-cell>
          <table:table-cell office:value-type="float" office:value="2873.43" calcext:value-type="float">
            <text:p>2873.43</text:p>
          </table:table-cell>
          <table:table-cell office:value-type="float" office:value="2880.41" calcext:value-type="float">
            <text:p>2880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11</text:p>
          </table:table-cell>
          <table:table-cell office:value-type="float" office:value="2874.22" calcext:value-type="float">
            <text:p>2874.22</text:p>
          </table:table-cell>
          <table:table-cell office:value-type="float" office:value="2905.39" calcext:value-type="float">
            <text:p>2905.39</text:p>
          </table:table-cell>
          <table:table-cell office:value-type="float" office:value="2874.22" calcext:value-type="float">
            <text:p>2874.22</text:p>
          </table:table-cell>
          <table:table-cell office:value-type="float" office:value="2878.8" calcext:value-type="float">
            <text:p>287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11</text:p>
          </table:table-cell>
          <table:table-cell office:value-type="float" office:value="2833.45" calcext:value-type="float">
            <text:p>2833.45</text:p>
          </table:table-cell>
          <table:table-cell office:value-type="float" office:value="2884.78" calcext:value-type="float">
            <text:p>2884.78</text:p>
          </table:table-cell>
          <table:table-cell office:value-type="float" office:value="2833.45" calcext:value-type="float">
            <text:p>2833.45</text:p>
          </table:table-cell>
          <table:table-cell office:value-type="float" office:value="2875.09" calcext:value-type="float">
            <text:p>287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pr-11</text:p>
          </table:table-cell>
          <table:table-cell office:value-type="float" office:value="2761.46" calcext:value-type="float">
            <text:p>2761.46</text:p>
          </table:table-cell>
          <table:table-cell office:value-type="float" office:value="2834.51" calcext:value-type="float">
            <text:p>2834.51</text:p>
          </table:table-cell>
          <table:table-cell office:value-type="float" office:value="2761.46" calcext:value-type="float">
            <text:p>2761.46</text:p>
          </table:table-cell>
          <table:table-cell office:value-type="float" office:value="2833.64" calcext:value-type="float">
            <text:p>283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11</text:p>
          </table:table-cell>
          <table:table-cell table:number-columns-repeated="2" office:value-type="float" office:value="2764.59" calcext:value-type="float">
            <text:p>2764.59</text:p>
          </table:table-cell>
          <table:table-cell office:value-type="float" office:value="2738.42" calcext:value-type="float">
            <text:p>2738.42</text:p>
          </table:table-cell>
          <table:table-cell office:value-type="float" office:value="2759.82" calcext:value-type="float">
            <text:p>275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11</text:p>
          </table:table-cell>
          <table:table-cell office:value-type="float" office:value="2718.09" calcext:value-type="float">
            <text:p>2718.09</text:p>
          </table:table-cell>
          <table:table-cell office:value-type="float" office:value="2777.16" calcext:value-type="float">
            <text:p>2777.16</text:p>
          </table:table-cell>
          <table:table-cell office:value-type="float" office:value="2717.88" calcext:value-type="float">
            <text:p>2717.88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11</text:p>
          </table:table-cell>
          <table:table-cell office:value-type="float" office:value="2719.26" calcext:value-type="float">
            <text:p>2719.26</text:p>
          </table:table-cell>
          <table:table-cell office:value-type="float" office:value="2722.05" calcext:value-type="float">
            <text:p>2722.05</text:p>
          </table:table-cell>
          <table:table-cell office:value-type="float" office:value="2704.38" calcext:value-type="float">
            <text:p>2704.38</text:p>
          </table:table-cell>
          <table:table-cell office:value-type="float" office:value="2717.57" calcext:value-type="float">
            <text:p>271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11</text:p>
          </table:table-cell>
          <table:table-cell office:value-type="float" office:value="2762.49" calcext:value-type="float">
            <text:p>2762.49</text:p>
          </table:table-cell>
          <table:table-cell office:value-type="float" office:value="2767.6" calcext:value-type="float">
            <text:p>2767.6</text:p>
          </table:table-cell>
          <table:table-cell office:value-type="float" office:value="2716.39" calcext:value-type="float">
            <text:p>2716.39</text:p>
          </table:table-cell>
          <table:table-cell office:value-type="float" office:value="2719.26" calcext:value-type="float">
            <text:p>2719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11</text:p>
          </table:table-cell>
          <table:table-cell office:value-type="float" office:value="2740.32" calcext:value-type="float">
            <text:p>2740.32</text:p>
          </table:table-cell>
          <table:table-cell office:value-type="float" office:value="2761.1" calcext:value-type="float">
            <text:p>2761.1</text:p>
          </table:table-cell>
          <table:table-cell office:value-type="float" office:value="2725.33" calcext:value-type="float">
            <text:p>2725.33</text:p>
          </table:table-cell>
          <table:table-cell office:value-type="float" office:value="2761.1" calcext:value-type="float">
            <text:p>276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11</text:p>
          </table:table-cell>
          <table:table-cell office:value-type="float" office:value="2758.88" calcext:value-type="float">
            <text:p>2758.88</text:p>
          </table:table-cell>
          <table:table-cell office:value-type="float" office:value="2775.32" calcext:value-type="float">
            <text:p>2775.32</text:p>
          </table:table-cell>
          <table:table-cell office:value-type="float" office:value="2739.98" calcext:value-type="float">
            <text:p>2739.98</text:p>
          </table:table-cell>
          <table:table-cell office:value-type="float" office:value="2741.88" calcext:value-type="float">
            <text:p>274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11</text:p>
          </table:table-cell>
          <table:table-cell office:value-type="float" office:value="2725.25" calcext:value-type="float">
            <text:p>2725.25</text:p>
          </table:table-cell>
          <table:table-cell office:value-type="float" office:value="2777.89" calcext:value-type="float">
            <text:p>2777.89</text:p>
          </table:table-cell>
          <table:table-cell office:value-type="float" office:value="2725.25" calcext:value-type="float">
            <text:p>2725.25</text:p>
          </table:table-cell>
          <table:table-cell office:value-type="float" office:value="2758.53" calcext:value-type="float">
            <text:p>275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11</text:p>
          </table:table-cell>
          <table:table-cell office:value-type="float" office:value="2699.72" calcext:value-type="float">
            <text:p>2699.72</text:p>
          </table:table-cell>
          <table:table-cell office:value-type="float" office:value="2742.3" calcext:value-type="float">
            <text:p>2742.3</text:p>
          </table:table-cell>
          <table:table-cell office:value-type="float" office:value="2699.72" calcext:value-type="float">
            <text:p>2699.72</text:p>
          </table:table-cell>
          <table:table-cell office:value-type="float" office:value="2716.72" calcext:value-type="float">
            <text:p>271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11</text:p>
          </table:table-cell>
          <table:table-cell office:value-type="float" office:value="2661.34" calcext:value-type="float">
            <text:p>2661.34</text:p>
          </table:table-cell>
          <table:table-cell office:value-type="float" office:value="2712.64" calcext:value-type="float">
            <text:p>2712.64</text:p>
          </table:table-cell>
          <table:table-cell office:value-type="float" office:value="2661.34" calcext:value-type="float">
            <text:p>2661.34</text:p>
          </table:table-cell>
          <table:table-cell office:value-type="float" office:value="2699.19" calcext:value-type="float">
            <text:p>269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11</text:p>
          </table:table-cell>
          <table:table-cell office:value-type="float" office:value="2710.19" calcext:value-type="float">
            <text:p>2710.19</text:p>
          </table:table-cell>
          <table:table-cell office:value-type="float" office:value="2735.95" calcext:value-type="float">
            <text:p>2735.95</text:p>
          </table:table-cell>
          <table:table-cell office:value-type="float" office:value="2628.29" calcext:value-type="float">
            <text:p>2628.29</text:p>
          </table:table-cell>
          <table:table-cell office:value-type="float" office:value="2657.11" calcext:value-type="float">
            <text:p>2657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11</text:p>
          </table:table-cell>
          <table:table-cell table:number-columns-repeated="2" office:value-type="float" office:value="2792.67" calcext:value-type="float">
            <text:p>2792.67</text:p>
          </table:table-cell>
          <table:table-cell office:value-type="float" office:value="2658.3" calcext:value-type="float">
            <text:p>2658.3</text:p>
          </table:table-cell>
          <table:table-cell office:value-type="float" office:value="2707.94" calcext:value-type="float">
            <text:p>270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11</text:p>
          </table:table-cell>
          <table:table-cell table:number-columns-repeated="2" office:value-type="float" office:value="2855.21" calcext:value-type="float">
            <text:p>2855.21</text:p>
          </table:table-cell>
          <table:table-cell office:value-type="float" office:value="2778.85" calcext:value-type="float">
            <text:p>2778.85</text:p>
          </table:table-cell>
          <table:table-cell office:value-type="float" office:value="2802.55" calcext:value-type="float">
            <text:p>2802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11</text:p>
          </table:table-cell>
          <table:table-cell office:value-type="float" office:value="2857.67" calcext:value-type="float">
            <text:p>2857.67</text:p>
          </table:table-cell>
          <table:table-cell office:value-type="float" office:value="2859" calcext:value-type="float">
            <text:p>2859</text:p>
          </table:table-cell>
          <table:table-cell office:value-type="float" office:value="2814.46" calcext:value-type="float">
            <text:p>2814.46</text:p>
          </table:table-cell>
          <table:table-cell office:value-type="float" office:value="2858.3" calcext:value-type="float">
            <text:p>285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11</text:p>
          </table:table-cell>
          <table:table-cell table:number-columns-repeated="2" office:value-type="float" office:value="2889.04" calcext:value-type="float">
            <text:p>2889.04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2857.67" calcext:value-type="float">
            <text:p>285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11</text:p>
          </table:table-cell>
          <table:table-cell office:value-type="float" office:value="2892.15" calcext:value-type="float">
            <text:p>2892.15</text:p>
          </table:table-cell>
          <table:table-cell office:value-type="float" office:value="2914.15" calcext:value-type="float">
            <text:p>2914.15</text:p>
          </table:table-cell>
          <table:table-cell office:value-type="float" office:value="2883.26" calcext:value-type="float">
            <text:p>2883.26</text:p>
          </table:table-cell>
          <table:table-cell office:value-type="float" office:value="2889.54" calcext:value-type="float">
            <text:p>288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11</text:p>
          </table:table-cell>
          <table:table-cell office:value-type="float" office:value="2900.94" calcext:value-type="float">
            <text:p>2900.94</text:p>
          </table:table-cell>
          <table:table-cell office:value-type="float" office:value="2910.62" calcext:value-type="float">
            <text:p>2910.62</text:p>
          </table:table-cell>
          <table:table-cell office:value-type="float" office:value="2869.48" calcext:value-type="float">
            <text:p>2869.48</text:p>
          </table:table-cell>
          <table:table-cell office:value-type="float" office:value="2891.88" calcext:value-type="float">
            <text:p>289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11</text:p>
          </table:table-cell>
          <table:table-cell office:value-type="float" office:value="2841.13" calcext:value-type="float">
            <text:p>2841.13</text:p>
          </table:table-cell>
          <table:table-cell office:value-type="float" office:value="2895.65" calcext:value-type="float">
            <text:p>2895.65</text:p>
          </table:table-cell>
          <table:table-cell office:value-type="float" office:value="2841.13" calcext:value-type="float">
            <text:p>2841.13</text:p>
          </table:table-cell>
          <table:table-cell office:value-type="float" office:value="2895.65" calcext:value-type="float">
            <text:p>289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11</text:p>
          </table:table-cell>
          <table:table-cell office:value-type="float" office:value="2866.58" calcext:value-type="float">
            <text:p>2866.58</text:p>
          </table:table-cell>
          <table:table-cell office:value-type="float" office:value="2885.63" calcext:value-type="float">
            <text:p>2885.63</text:p>
          </table:table-cell>
          <table:table-cell office:value-type="float" office:value="2828.53" calcext:value-type="float">
            <text:p>2828.53</text:p>
          </table:table-cell>
          <table:table-cell office:value-type="float" office:value="2840.55" calcext:value-type="float">
            <text:p>284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11</text:p>
          </table:table-cell>
          <table:table-cell office:value-type="float" office:value="2906.69" calcext:value-type="float">
            <text:p>2906.69</text:p>
          </table:table-cell>
          <table:table-cell office:value-type="float" office:value="2928.44" calcext:value-type="float">
            <text:p>2928.44</text:p>
          </table:table-cell>
          <table:table-cell office:value-type="float" office:value="2860.13" calcext:value-type="float">
            <text:p>2860.13</text:p>
          </table:table-cell>
          <table:table-cell office:value-type="float" office:value="2868.02" calcext:value-type="float">
            <text:p>286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11</text:p>
          </table:table-cell>
          <table:table-cell office:value-type="float" office:value="2874.74" calcext:value-type="float">
            <text:p>2874.74</text:p>
          </table:table-cell>
          <table:table-cell office:value-type="float" office:value="2915.6" calcext:value-type="float">
            <text:p>2915.6</text:p>
          </table:table-cell>
          <table:table-cell office:value-type="float" office:value="2874.74" calcext:value-type="float">
            <text:p>2874.74</text:p>
          </table:table-cell>
          <table:table-cell office:value-type="float" office:value="2901.38" calcext:value-type="float">
            <text:p>290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11</text:p>
          </table:table-cell>
          <table:table-cell office:value-type="float" office:value="2826.8" calcext:value-type="float">
            <text:p>2826.8</text:p>
          </table:table-cell>
          <table:table-cell office:value-type="float" office:value="2887.18" calcext:value-type="float">
            <text:p>2887.18</text:p>
          </table:table-cell>
          <table:table-cell office:value-type="float" office:value="2826.8" calcext:value-type="float">
            <text:p>2826.8</text:p>
          </table:table-cell>
          <table:table-cell office:value-type="float" office:value="2873.52" calcext:value-type="float">
            <text:p>2873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11</text:p>
          </table:table-cell>
          <table:table-cell office:value-type="float" office:value="2834.69" calcext:value-type="float">
            <text:p>2834.69</text:p>
          </table:table-cell>
          <table:table-cell office:value-type="float" office:value="2846.48" calcext:value-type="float">
            <text:p>2846.48</text:p>
          </table:table-cell>
          <table:table-cell office:value-type="float" office:value="2800.04" calcext:value-type="float">
            <text:p>2800.04</text:p>
          </table:table-cell>
          <table:table-cell office:value-type="float" office:value="2823.5" calcext:value-type="float">
            <text:p>282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11</text:p>
          </table:table-cell>
          <table:table-cell office:value-type="float" office:value="2916.11" calcext:value-type="float">
            <text:p>2916.11</text:p>
          </table:table-cell>
          <table:table-cell office:value-type="float" office:value="2923.48" calcext:value-type="float">
            <text:p>2923.48</text:p>
          </table:table-cell>
          <table:table-cell office:value-type="float" office:value="2803.32" calcext:value-type="float">
            <text:p>2803.32</text:p>
          </table:table-cell>
          <table:table-cell office:value-type="float" office:value="2842" calcext:value-type="float">
            <text:p>2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11</text:p>
          </table:table-cell>
          <table:table-cell office:value-type="float" office:value="2960.38" calcext:value-type="float">
            <text:p>2960.38</text:p>
          </table:table-cell>
          <table:table-cell office:value-type="float" office:value="2961" calcext:value-type="float">
            <text:p>2961</text:p>
          </table:table-cell>
          <table:table-cell office:value-type="float" office:value="2909.86" calcext:value-type="float">
            <text:p>2909.86</text:p>
          </table:table-cell>
          <table:table-cell office:value-type="float" office:value="2916.72" calcext:value-type="float">
            <text:p>291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11</text:p>
          </table:table-cell>
          <table:table-cell table:number-columns-repeated="2" office:value-type="float" office:value="2984.51" calcext:value-type="float">
            <text:p>2984.51</text:p>
          </table:table-cell>
          <table:table-cell office:value-type="float" office:value="2953.41" calcext:value-type="float">
            <text:p>2953.41</text:p>
          </table:table-cell>
          <table:table-cell office:value-type="float" office:value="2960.38" calcext:value-type="float">
            <text:p>296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11</text:p>
          </table:table-cell>
          <table:table-cell office:value-type="float" office:value="2986.2" calcext:value-type="float">
            <text:p>2986.2</text:p>
          </table:table-cell>
          <table:table-cell office:value-type="float" office:value="2993.08" calcext:value-type="float">
            <text:p>2993.08</text:p>
          </table:table-cell>
          <table:table-cell office:value-type="float" office:value="2977.18" calcext:value-type="float">
            <text:p>2977.18</text:p>
          </table:table-cell>
          <table:table-cell office:value-type="float" office:value="2984.51" calcext:value-type="float">
            <text:p>298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11</text:p>
          </table:table-cell>
          <table:table-cell office:value-type="float" office:value="2997.26" calcext:value-type="float">
            <text:p>2997.26</text:p>
          </table:table-cell>
          <table:table-cell office:value-type="float" office:value="3005.12" calcext:value-type="float">
            <text:p>3005.12</text:p>
          </table:table-cell>
          <table:table-cell office:value-type="float" office:value="2979.45" calcext:value-type="float">
            <text:p>2979.45</text:p>
          </table:table-cell>
          <table:table-cell office:value-type="float" office:value="2986.29" calcext:value-type="float">
            <text:p>298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11</text:p>
          </table:table-cell>
          <table:table-cell office:value-type="float" office:value="2945.5" calcext:value-type="float">
            <text:p>2945.5</text:p>
          </table:table-cell>
          <table:table-cell office:value-type="float" office:value="2996.63" calcext:value-type="float">
            <text:p>2996.63</text:p>
          </table:table-cell>
          <table:table-cell office:value-type="float" office:value="2945.5" calcext:value-type="float">
            <text:p>2945.5</text:p>
          </table:table-cell>
          <table:table-cell office:value-type="float" office:value="2996.63" calcext:value-type="float">
            <text:p>299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11</text:p>
          </table:table-cell>
          <table:table-cell office:value-type="float" office:value="2969.38" calcext:value-type="float">
            <text:p>2969.38</text:p>
          </table:table-cell>
          <table:table-cell office:value-type="float" office:value="2987.55" calcext:value-type="float">
            <text:p>2987.55</text:p>
          </table:table-cell>
          <table:table-cell office:value-type="float" office:value="2942.37" calcext:value-type="float">
            <text:p>2942.37</text:p>
          </table:table-cell>
          <table:table-cell office:value-type="float" office:value="2945.5" calcext:value-type="float">
            <text:p>294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11</text:p>
          </table:table-cell>
          <table:table-cell office:value-type="float" office:value="2931.49" calcext:value-type="float">
            <text:p>2931.49</text:p>
          </table:table-cell>
          <table:table-cell office:value-type="float" office:value="2983.57" calcext:value-type="float">
            <text:p>2983.57</text:p>
          </table:table-cell>
          <table:table-cell office:value-type="float" office:value="2931.49" calcext:value-type="float">
            <text:p>2931.49</text:p>
          </table:table-cell>
          <table:table-cell office:value-type="float" office:value="2967.62" calcext:value-type="float">
            <text:p>296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11</text:p>
          </table:table-cell>
          <table:table-cell office:value-type="float" office:value="2892.94" calcext:value-type="float">
            <text:p>2892.94</text:p>
          </table:table-cell>
          <table:table-cell office:value-type="float" office:value="2928.18" calcext:value-type="float">
            <text:p>2928.18</text:p>
          </table:table-cell>
          <table:table-cell office:value-type="float" office:value="2881.95" calcext:value-type="float">
            <text:p>2881.95</text:p>
          </table:table-cell>
          <table:table-cell office:value-type="float" office:value="2924.77" calcext:value-type="float">
            <text:p>292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11</text:p>
          </table:table-cell>
          <table:table-cell table:number-columns-repeated="2" office:value-type="float" office:value="2986.12" calcext:value-type="float">
            <text:p>2986.12</text:p>
          </table:table-cell>
          <table:table-cell office:value-type="float" office:value="2890.93" calcext:value-type="float">
            <text:p>2890.93</text:p>
          </table:table-cell>
          <table:table-cell office:value-type="float" office:value="2891.99" calcext:value-type="float">
            <text:p>289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11</text:p>
          </table:table-cell>
          <table:table-cell office:value-type="float" office:value="3052.73" calcext:value-type="float">
            <text:p>3052.73</text:p>
          </table:table-cell>
          <table:table-cell office:value-type="float" office:value="3065.14" calcext:value-type="float">
            <text:p>3065.14</text:p>
          </table:table-cell>
          <table:table-cell office:value-type="float" office:value="2972.17" calcext:value-type="float">
            <text:p>2972.17</text:p>
          </table:table-cell>
          <table:table-cell office:value-type="float" office:value="2986.73" calcext:value-type="float">
            <text:p>298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11</text:p>
          </table:table-cell>
          <table:table-cell office:value-type="float" office:value="3045.76" calcext:value-type="float">
            <text:p>3045.76</text:p>
          </table:table-cell>
          <table:table-cell office:value-type="float" office:value="3063.9" calcext:value-type="float">
            <text:p>3063.9</text:p>
          </table:table-cell>
          <table:table-cell office:value-type="float" office:value="3036.6" calcext:value-type="float">
            <text:p>3036.6</text:p>
          </table:table-cell>
          <table:table-cell office:value-type="float" office:value="3052.73" calcext:value-type="float">
            <text:p>305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11</text:p>
          </table:table-cell>
          <table:table-cell office:value-type="float" office:value="3110.54" calcext:value-type="float">
            <text:p>3110.54</text:p>
          </table:table-cell>
          <table:table-cell office:value-type="float" office:value="3120.29" calcext:value-type="float">
            <text:p>3120.29</text:p>
          </table:table-cell>
          <table:table-cell office:value-type="float" office:value="3044.83" calcext:value-type="float">
            <text:p>3044.83</text:p>
          </table:table-cell>
          <table:table-cell office:value-type="float" office:value="3045.49" calcext:value-type="float">
            <text:p>304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11</text:p>
          </table:table-cell>
          <table:table-cell office:value-type="float" office:value="3120.16" calcext:value-type="float">
            <text:p>3120.16</text:p>
          </table:table-cell>
          <table:table-cell office:value-type="float" office:value="3126.93" calcext:value-type="float">
            <text:p>3126.93</text:p>
          </table:table-cell>
          <table:table-cell office:value-type="float" office:value="3088.58" calcext:value-type="float">
            <text:p>3088.58</text:p>
          </table:table-cell>
          <table:table-cell office:value-type="float" office:value="3110.86" calcext:value-type="float">
            <text:p>311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11</text:p>
          </table:table-cell>
          <table:table-cell office:value-type="float" office:value="3111.49" calcext:value-type="float">
            <text:p>3111.49</text:p>
          </table:table-cell>
          <table:table-cell office:value-type="float" office:value="3129.86" calcext:value-type="float">
            <text:p>3129.86</text:p>
          </table:table-cell>
          <table:table-cell office:value-type="float" office:value="3096.62" calcext:value-type="float">
            <text:p>3096.62</text:p>
          </table:table-cell>
          <table:table-cell office:value-type="float" office:value="3120.16" calcext:value-type="float">
            <text:p>312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11</text:p>
          </table:table-cell>
          <table:table-cell office:value-type="float" office:value="3113.58" calcext:value-type="float">
            <text:p>3113.58</text:p>
          </table:table-cell>
          <table:table-cell office:value-type="float" office:value="3120.46" calcext:value-type="float">
            <text:p>3120.46</text:p>
          </table:table-cell>
          <table:table-cell office:value-type="float" office:value="3082.57" calcext:value-type="float">
            <text:p>3082.57</text:p>
          </table:table-cell>
          <table:table-cell office:value-type="float" office:value="3109.43" calcext:value-type="float">
            <text:p>310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11</text:p>
          </table:table-cell>
          <table:table-cell office:value-type="float" office:value="3080.75" calcext:value-type="float">
            <text:p>3080.75</text:p>
          </table:table-cell>
          <table:table-cell office:value-type="float" office:value="3117.59" calcext:value-type="float">
            <text:p>3117.59</text:p>
          </table:table-cell>
          <table:table-cell office:value-type="float" office:value="3078.32" calcext:value-type="float">
            <text:p>3078.32</text:p>
          </table:table-cell>
          <table:table-cell office:value-type="float" office:value="3110.5" calcext:value-type="float">
            <text:p>31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11</text:p>
          </table:table-cell>
          <table:table-cell office:value-type="float" office:value="3077.2" calcext:value-type="float">
            <text:p>3077.2</text:p>
          </table:table-cell>
          <table:table-cell office:value-type="float" office:value="3089.56" calcext:value-type="float">
            <text:p>3089.56</text:p>
          </table:table-cell>
          <table:table-cell office:value-type="float" office:value="3056.48" calcext:value-type="float">
            <text:p>3056.48</text:p>
          </table:table-cell>
          <table:table-cell office:value-type="float" office:value="3079.66" calcext:value-type="float">
            <text:p>307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11</text:p>
          </table:table-cell>
          <table:table-cell office:value-type="float" office:value="3118.77" calcext:value-type="float">
            <text:p>3118.77</text:p>
          </table:table-cell>
          <table:table-cell office:value-type="float" office:value="3125.89" calcext:value-type="float">
            <text:p>3125.89</text:p>
          </table:table-cell>
          <table:table-cell office:value-type="float" office:value="3058.01" calcext:value-type="float">
            <text:p>3058.01</text:p>
          </table:table-cell>
          <table:table-cell office:value-type="float" office:value="3077.2" calcext:value-type="float">
            <text:p>307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11</text:p>
          </table:table-cell>
          <table:table-cell office:value-type="float" office:value="3148.33" calcext:value-type="float">
            <text:p>3148.33</text:p>
          </table:table-cell>
          <table:table-cell office:value-type="float" office:value="3161.25" calcext:value-type="float">
            <text:p>3161.25</text:p>
          </table:table-cell>
          <table:table-cell office:value-type="float" office:value="3116.94" calcext:value-type="float">
            <text:p>3116.94</text:p>
          </table:table-cell>
          <table:table-cell office:value-type="float" office:value="3117.75" calcext:value-type="float">
            <text:p>311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11</text:p>
          </table:table-cell>
          <table:table-cell office:value-type="float" office:value="3118.72" calcext:value-type="float">
            <text:p>3118.72</text:p>
          </table:table-cell>
          <table:table-cell office:value-type="float" office:value="3147.75" calcext:value-type="float">
            <text:p>3147.75</text:p>
          </table:table-cell>
          <table:table-cell office:value-type="float" office:value="3118.72" calcext:value-type="float">
            <text:p>3118.72</text:p>
          </table:table-cell>
          <table:table-cell office:value-type="float" office:value="3145.71" calcext:value-type="float">
            <text:p>314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11</text:p>
          </table:table-cell>
          <table:table-cell office:value-type="float" office:value="3146.68" calcext:value-type="float">
            <text:p>3146.68</text:p>
          </table:table-cell>
          <table:table-cell office:value-type="float" office:value="3153.65" calcext:value-type="float">
            <text:p>3153.65</text:p>
          </table:table-cell>
          <table:table-cell office:value-type="float" office:value="3101.04" calcext:value-type="float">
            <text:p>3101.04</text:p>
          </table:table-cell>
          <table:table-cell office:value-type="float" office:value="3118.36" calcext:value-type="float">
            <text:p>31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11</text:p>
          </table:table-cell>
          <table:table-cell office:value-type="float" office:value="3166.86" calcext:value-type="float">
            <text:p>3166.86</text:p>
          </table:table-cell>
          <table:table-cell office:value-type="float" office:value="3182.34" calcext:value-type="float">
            <text:p>3182.34</text:p>
          </table:table-cell>
          <table:table-cell office:value-type="float" office:value="3127.12" calcext:value-type="float">
            <text:p>3127.12</text:p>
          </table:table-cell>
          <table:table-cell office:value-type="float" office:value="3144.47" calcext:value-type="float">
            <text:p>314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11</text:p>
          </table:table-cell>
          <table:table-cell office:value-type="float" office:value="3181.49" calcext:value-type="float">
            <text:p>3181.49</text:p>
          </table:table-cell>
          <table:table-cell office:value-type="float" office:value="3207.85" calcext:value-type="float">
            <text:p>3207.85</text:p>
          </table:table-cell>
          <table:table-cell office:value-type="float" office:value="3148.56" calcext:value-type="float">
            <text:p>3148.56</text:p>
          </table:table-cell>
          <table:table-cell office:value-type="float" office:value="3158.36" calcext:value-type="float">
            <text:p>315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11</text:p>
          </table:table-cell>
          <table:table-cell office:value-type="float" office:value="3140.44" calcext:value-type="float">
            <text:p>3140.44</text:p>
          </table:table-cell>
          <table:table-cell office:value-type="float" office:value="3210.07" calcext:value-type="float">
            <text:p>3210.07</text:p>
          </table:table-cell>
          <table:table-cell office:value-type="float" office:value="3140.44" calcext:value-type="float">
            <text:p>3140.44</text:p>
          </table:table-cell>
          <table:table-cell office:value-type="float" office:value="3177.43" calcext:value-type="float">
            <text:p>317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11</text:p>
          </table:table-cell>
          <table:table-cell office:value-type="float" office:value="3106.44" calcext:value-type="float">
            <text:p>3106.44</text:p>
          </table:table-cell>
          <table:table-cell office:value-type="float" office:value="3151.92" calcext:value-type="float">
            <text:p>3151.92</text:p>
          </table:table-cell>
          <table:table-cell office:value-type="float" office:value="3106.44" calcext:value-type="float">
            <text:p>3106.44</text:p>
          </table:table-cell>
          <table:table-cell office:value-type="float" office:value="3139.72" calcext:value-type="float">
            <text:p>3139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11</text:p>
          </table:table-cell>
          <table:table-cell office:value-type="float" office:value="3046.5" calcext:value-type="float">
            <text:p>3046.5</text:p>
          </table:table-cell>
          <table:table-cell office:value-type="float" office:value="3104.8" calcext:value-type="float">
            <text:p>3104.8</text:p>
          </table:table-cell>
          <table:table-cell office:value-type="float" office:value="3046.5" calcext:value-type="float">
            <text:p>3046.5</text:p>
          </table:table-cell>
          <table:table-cell office:value-type="float" office:value="3104.51" calcext:value-type="float">
            <text:p>310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11</text:p>
          </table:table-cell>
          <table:table-cell office:value-type="float" office:value="3017.76" calcext:value-type="float">
            <text:p>3017.76</text:p>
          </table:table-cell>
          <table:table-cell office:value-type="float" office:value="3046.3" calcext:value-type="float">
            <text:p>3046.3</text:p>
          </table:table-cell>
          <table:table-cell office:value-type="float" office:value="3015.15" calcext:value-type="float">
            <text:p>3015.15</text:p>
          </table:table-cell>
          <table:table-cell office:value-type="float" office:value="3044.36" calcext:value-type="float">
            <text:p>304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11</text:p>
          </table:table-cell>
          <table:table-cell office:value-type="float" office:value="3028.39" calcext:value-type="float">
            <text:p>3028.39</text:p>
          </table:table-cell>
          <table:table-cell office:value-type="float" office:value="3035.9" calcext:value-type="float">
            <text:p>3035.9</text:p>
          </table:table-cell>
          <table:table-cell office:value-type="float" office:value="2995.84" calcext:value-type="float">
            <text:p>2995.84</text:p>
          </table:table-cell>
          <table:table-cell office:value-type="float" office:value="3017.76" calcext:value-type="float">
            <text:p>301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11</text:p>
          </table:table-cell>
          <table:table-cell office:value-type="float" office:value="3058.74" calcext:value-type="float">
            <text:p>3058.74</text:p>
          </table:table-cell>
          <table:table-cell office:value-type="float" office:value="3067.02" calcext:value-type="float">
            <text:p>3067.02</text:p>
          </table:table-cell>
          <table:table-cell office:value-type="float" office:value="3021.25" calcext:value-type="float">
            <text:p>3021.25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11</text:p>
          </table:table-cell>
          <table:table-cell office:value-type="float" office:value="3026.08" calcext:value-type="float">
            <text:p>3026.08</text:p>
          </table:table-cell>
          <table:table-cell office:value-type="float" office:value="3061.99" calcext:value-type="float">
            <text:p>3061.99</text:p>
          </table:table-cell>
          <table:table-cell office:value-type="float" office:value="3026.08" calcext:value-type="float">
            <text:p>3026.08</text:p>
          </table:table-cell>
          <table:table-cell office:value-type="float" office:value="3049.9" calcext:value-type="float">
            <text:p>304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11</text:p>
          </table:table-cell>
          <table:table-cell office:value-type="float" office:value="3027.18" calcext:value-type="float">
            <text:p>3027.18</text:p>
          </table:table-cell>
          <table:table-cell office:value-type="float" office:value="3058.01" calcext:value-type="float">
            <text:p>3058.01</text:p>
          </table:table-cell>
          <table:table-cell office:value-type="float" office:value="3011.22" calcext:value-type="float">
            <text:p>3011.22</text:p>
          </table:table-cell>
          <table:table-cell office:value-type="float" office:value="3015.11" calcext:value-type="float">
            <text:p>301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11</text:p>
          </table:table-cell>
          <table:table-cell table:number-columns-repeated="2" office:value-type="float" office:value="3026.13" calcext:value-type="float">
            <text:p>3026.13</text:p>
          </table:table-cell>
          <table:table-cell office:value-type="float" office:value="2976.11" calcext:value-type="float">
            <text:p>2976.11</text:p>
          </table:table-cell>
          <table:table-cell office:value-type="float" office:value="3021.61" calcext:value-type="float">
            <text:p>3021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11</text:p>
          </table:table-cell>
          <table:table-cell office:value-type="float" office:value="3087.42" calcext:value-type="float">
            <text:p>3087.42</text:p>
          </table:table-cell>
          <table:table-cell office:value-type="float" office:value="3103.15" calcext:value-type="float">
            <text:p>3103.15</text:p>
          </table:table-cell>
          <table:table-cell office:value-type="float" office:value="3004.72" calcext:value-type="float">
            <text:p>3004.72</text:p>
          </table:table-cell>
          <table:table-cell office:value-type="float" office:value="3025.62" calcext:value-type="float">
            <text:p>3025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11</text:p>
          </table:table-cell>
          <table:table-cell office:value-type="float" office:value="3075.8" calcext:value-type="float">
            <text:p>3075.8</text:p>
          </table:table-cell>
          <table:table-cell office:value-type="float" office:value="3115.91" calcext:value-type="float">
            <text:p>3115.91</text:p>
          </table:table-cell>
          <table:table-cell office:value-type="float" office:value="3075.24" calcext:value-type="float">
            <text:p>3075.24</text:p>
          </table:table-cell>
          <table:table-cell office:value-type="float" office:value="3086.1" calcext:value-type="float">
            <text:p>308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11</text:p>
          </table:table-cell>
          <table:table-cell office:value-type="float" office:value="3074.08" calcext:value-type="float">
            <text:p>3074.08</text:p>
          </table:table-cell>
          <table:table-cell office:value-type="float" office:value="3079.05" calcext:value-type="float">
            <text:p>3079.05</text:p>
          </table:table-cell>
          <table:table-cell office:value-type="float" office:value="3048.17" calcext:value-type="float">
            <text:p>3048.17</text:p>
          </table:table-cell>
          <table:table-cell office:value-type="float" office:value="3074.63" calcext:value-type="float">
            <text:p>307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11</text:p>
          </table:table-cell>
          <table:table-cell office:value-type="float" office:value="3086.06" calcext:value-type="float">
            <text:p>3086.06</text:p>
          </table:table-cell>
          <table:table-cell office:value-type="float" office:value="3114.19" calcext:value-type="float">
            <text:p>3114.19</text:p>
          </table:table-cell>
          <table:table-cell office:value-type="float" office:value="3019.43" calcext:value-type="float">
            <text:p>3019.43</text:p>
          </table:table-cell>
          <table:table-cell office:value-type="float" office:value="3080.67" calcext:value-type="float">
            <text:p>308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11</text:p>
          </table:table-cell>
          <table:table-cell office:value-type="float" office:value="2965.85" calcext:value-type="float">
            <text:p>2965.85</text:p>
          </table:table-cell>
          <table:table-cell office:value-type="float" office:value="3080.77" calcext:value-type="float">
            <text:p>3080.77</text:p>
          </table:table-cell>
          <table:table-cell office:value-type="float" office:value="2965.08" calcext:value-type="float">
            <text:p>2965.08</text:p>
          </table:table-cell>
          <table:table-cell office:value-type="float" office:value="3078.13" calcext:value-type="float">
            <text:p>307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10</text:p>
          </table:table-cell>
          <table:table-cell office:value-type="float" office:value="2969.49" calcext:value-type="float">
            <text:p>2969.49</text:p>
          </table:table-cell>
          <table:table-cell office:value-type="float" office:value="2986.13" calcext:value-type="float">
            <text:p>2986.13</text:p>
          </table:table-cell>
          <table:table-cell office:value-type="float" office:value="2945.82" calcext:value-type="float">
            <text:p>2945.82</text:p>
          </table:table-cell>
          <table:table-cell office:value-type="float" office:value="2964.83" calcext:value-type="float">
            <text:p>2964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10</text:p>
          </table:table-cell>
          <table:table-cell office:value-type="float" office:value="2956.52" calcext:value-type="float">
            <text:p>2956.52</text:p>
          </table:table-cell>
          <table:table-cell office:value-type="float" office:value="2993.31" calcext:value-type="float">
            <text:p>2993.31</text:p>
          </table:table-cell>
          <table:table-cell office:value-type="float" office:value="2956.52" calcext:value-type="float">
            <text:p>2956.52</text:p>
          </table:table-cell>
          <table:table-cell office:value-type="float" office:value="2968.82" calcext:value-type="float">
            <text:p>296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10</text:p>
          </table:table-cell>
          <table:table-cell office:value-type="float" office:value="2933.49" calcext:value-type="float">
            <text:p>2933.49</text:p>
          </table:table-cell>
          <table:table-cell office:value-type="float" office:value="2977.31" calcext:value-type="float">
            <text:p>2977.31</text:p>
          </table:table-cell>
          <table:table-cell office:value-type="float" office:value="2933.49" calcext:value-type="float">
            <text:p>2933.49</text:p>
          </table:table-cell>
          <table:table-cell office:value-type="float" office:value="2951.71" calcext:value-type="float">
            <text:p>295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10</text:p>
          </table:table-cell>
          <table:table-cell office:value-type="float" office:value="2910.92" calcext:value-type="float">
            <text:p>2910.92</text:p>
          </table:table-cell>
          <table:table-cell office:value-type="float" office:value="2955.73" calcext:value-type="float">
            <text:p>2955.73</text:p>
          </table:table-cell>
          <table:table-cell office:value-type="float" office:value="2889.87" calcext:value-type="float">
            <text:p>2889.87</text:p>
          </table:table-cell>
          <table:table-cell office:value-type="float" office:value="2930.7" calcext:value-type="float">
            <text:p>293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10</text:p>
          </table:table-cell>
          <table:table-cell office:value-type="float" office:value="2925.78" calcext:value-type="float">
            <text:p>2925.78</text:p>
          </table:table-cell>
          <table:table-cell office:value-type="float" office:value="2951.44" calcext:value-type="float">
            <text:p>2951.44</text:p>
          </table:table-cell>
          <table:table-cell office:value-type="float" office:value="2915.54" calcext:value-type="float">
            <text:p>2915.54</text:p>
          </table:table-cell>
          <table:table-cell office:value-type="float" office:value="2921.29" calcext:value-type="float">
            <text:p>292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10</text:p>
          </table:table-cell>
          <table:table-cell office:value-type="float" office:value="2886.5" calcext:value-type="float">
            <text:p>2886.5</text:p>
          </table:table-cell>
          <table:table-cell office:value-type="float" office:value="2924.73" calcext:value-type="float">
            <text:p>2924.73</text:p>
          </table:table-cell>
          <table:table-cell office:value-type="float" office:value="2886.5" calcext:value-type="float">
            <text:p>2886.5</text:p>
          </table:table-cell>
          <table:table-cell office:value-type="float" office:value="2924.49" calcext:value-type="float">
            <text:p>2924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10</text:p>
          </table:table-cell>
          <table:table-cell office:value-type="float" office:value="2922.52" calcext:value-type="float">
            <text:p>2922.52</text:p>
          </table:table-cell>
          <table:table-cell office:value-type="float" office:value="2936.51" calcext:value-type="float">
            <text:p>2936.51</text:p>
          </table:table-cell>
          <table:table-cell office:value-type="float" office:value="2884.51" calcext:value-type="float">
            <text:p>2884.51</text:p>
          </table:table-cell>
          <table:table-cell office:value-type="float" office:value="2886.11" calcext:value-type="float">
            <text:p>288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10</text:p>
          </table:table-cell>
          <table:table-cell office:value-type="float" office:value="2866.74" calcext:value-type="float">
            <text:p>2866.74</text:p>
          </table:table-cell>
          <table:table-cell office:value-type="float" office:value="2918.97" calcext:value-type="float">
            <text:p>2918.97</text:p>
          </table:table-cell>
          <table:table-cell office:value-type="float" office:value="2861.68" calcext:value-type="float">
            <text:p>2861.68</text:p>
          </table:table-cell>
          <table:table-cell office:value-type="float" office:value="2908.99" calcext:value-type="float">
            <text:p>2908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10</text:p>
          </table:table-cell>
          <table:table-cell office:value-type="float" office:value="2801.58" calcext:value-type="float">
            <text:p>2801.58</text:p>
          </table:table-cell>
          <table:table-cell office:value-type="float" office:value="2860.79" calcext:value-type="float">
            <text:p>2860.79</text:p>
          </table:table-cell>
          <table:table-cell office:value-type="float" office:value="2799.25" calcext:value-type="float">
            <text:p>2799.25</text:p>
          </table:table-cell>
          <table:table-cell office:value-type="float" office:value="2860.79" calcext:value-type="float">
            <text:p>286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10</text:p>
          </table:table-cell>
          <table:table-cell office:value-type="float" office:value="2770.48" calcext:value-type="float">
            <text:p>2770.48</text:p>
          </table:table-cell>
          <table:table-cell office:value-type="float" office:value="2815.91" calcext:value-type="float">
            <text:p>2815.91</text:p>
          </table:table-cell>
          <table:table-cell office:value-type="float" office:value="2770.48" calcext:value-type="float">
            <text:p>2770.48</text:p>
          </table:table-cell>
          <table:table-cell office:value-type="float" office:value="2800.8" calcext:value-type="float">
            <text:p>280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10</text:p>
          </table:table-cell>
          <table:table-cell office:value-type="float" office:value="2845.52" calcext:value-type="float">
            <text:p>2845.52</text:p>
          </table:table-cell>
          <table:table-cell office:value-type="float" office:value="2850.33" calcext:value-type="float">
            <text:p>2850.33</text:p>
          </table:table-cell>
          <table:table-cell office:value-type="float" office:value="2759.78" calcext:value-type="float">
            <text:p>2759.78</text:p>
          </table:table-cell>
          <table:table-cell office:value-type="float" office:value="2768.43" calcext:value-type="float">
            <text:p>276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10</text:p>
          </table:table-cell>
          <table:table-cell office:value-type="float" office:value="2881.87" calcext:value-type="float">
            <text:p>2881.87</text:p>
          </table:table-cell>
          <table:table-cell office:value-type="float" office:value="2892.21" calcext:value-type="float">
            <text:p>2892.21</text:p>
          </table:table-cell>
          <table:table-cell table:number-columns-repeated="2" office:value-type="float" office:value="2849.8" calcext:value-type="float">
            <text:p>284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10</text:p>
          </table:table-cell>
          <table:table-cell office:value-type="float" office:value="2880.61" calcext:value-type="float">
            <text:p>2880.61</text:p>
          </table:table-cell>
          <table:table-cell office:value-type="float" office:value="2904.01" calcext:value-type="float">
            <text:p>2904.01</text:p>
          </table:table-cell>
          <table:table-cell office:value-type="float" office:value="2851.52" calcext:value-type="float">
            <text:p>2851.52</text:p>
          </table:table-cell>
          <table:table-cell office:value-type="float" office:value="2881.87" calcext:value-type="float">
            <text:p>288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10</text:p>
          </table:table-cell>
          <table:table-cell office:value-type="float" office:value="2875.27" calcext:value-type="float">
            <text:p>2875.27</text:p>
          </table:table-cell>
          <table:table-cell office:value-type="float" office:value="2902.42" calcext:value-type="float">
            <text:p>2902.42</text:p>
          </table:table-cell>
          <table:table-cell office:value-type="float" office:value="2869.37" calcext:value-type="float">
            <text:p>2869.37</text:p>
          </table:table-cell>
          <table:table-cell office:value-type="float" office:value="2880.61" calcext:value-type="float">
            <text:p>2880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10</text:p>
          </table:table-cell>
          <table:table-cell table:number-columns-repeated="2" office:value-type="float" office:value="2922.81" calcext:value-type="float">
            <text:p>2922.81</text:p>
          </table:table-cell>
          <table:table-cell office:value-type="float" office:value="2856.02" calcext:value-type="float">
            <text:p>2856.02</text:p>
          </table:table-cell>
          <table:table-cell office:value-type="float" office:value="2868.06" calcext:value-type="float">
            <text:p>286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10</text:p>
          </table:table-cell>
          <table:table-cell office:value-type="float" office:value="2959" calcext:value-type="float">
            <text:p>2959</text:p>
          </table:table-cell>
          <table:table-cell office:value-type="float" office:value="3016.16" calcext:value-type="float">
            <text:p>3016.16</text:p>
          </table:table-cell>
          <table:table-cell office:value-type="float" office:value="2916.75" calcext:value-type="float">
            <text:p>2916.75</text:p>
          </table:table-cell>
          <table:table-cell office:value-type="float" office:value="2921.52" calcext:value-type="float">
            <text:p>292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10</text:p>
          </table:table-cell>
          <table:table-cell office:value-type="float" office:value="2932.66" calcext:value-type="float">
            <text:p>2932.66</text:p>
          </table:table-cell>
          <table:table-cell office:value-type="float" office:value="2972.55" calcext:value-type="float">
            <text:p>2972.55</text:p>
          </table:table-cell>
          <table:table-cell office:value-type="float" office:value="2932.66" calcext:value-type="float">
            <text:p>2932.66</text:p>
          </table:table-cell>
          <table:table-cell office:value-type="float" office:value="2956.94" calcext:value-type="float">
            <text:p>295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10</text:p>
          </table:table-cell>
          <table:table-cell office:value-type="float" office:value="2954.99" calcext:value-type="float">
            <text:p>2954.99</text:p>
          </table:table-cell>
          <table:table-cell office:value-type="float" office:value="2958.19" calcext:value-type="float">
            <text:p>2958.19</text:p>
          </table:table-cell>
          <table:table-cell office:value-type="float" office:value="2924.9" calcext:value-type="float">
            <text:p>2924.9</text:p>
          </table:table-cell>
          <table:table-cell office:value-type="float" office:value="2929.58" calcext:value-type="float">
            <text:p>292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10</text:p>
          </table:table-cell>
          <table:table-cell office:value-type="float" office:value="2905.45" calcext:value-type="float">
            <text:p>2905.45</text:p>
          </table:table-cell>
          <table:table-cell office:value-type="float" office:value="2978.17" calcext:value-type="float">
            <text:p>2978.17</text:p>
          </table:table-cell>
          <table:table-cell office:value-type="float" office:value="2899.95" calcext:value-type="float">
            <text:p>2899.95</text:p>
          </table:table-cell>
          <table:table-cell office:value-type="float" office:value="2953.02" calcext:value-type="float">
            <text:p>295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10</text:p>
          </table:table-cell>
          <table:table-cell office:value-type="float" office:value="2813.79" calcext:value-type="float">
            <text:p>2813.79</text:p>
          </table:table-cell>
          <table:table-cell office:value-type="float" office:value="2901.94" calcext:value-type="float">
            <text:p>2901.94</text:p>
          </table:table-cell>
          <table:table-cell office:value-type="float" office:value="2813.79" calcext:value-type="float">
            <text:p>2813.79</text:p>
          </table:table-cell>
          <table:table-cell office:value-type="float" office:value="2898.94" calcext:value-type="float">
            <text:p>289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10</text:p>
          </table:table-cell>
          <table:table-cell office:value-type="float" office:value="2831.53" calcext:value-type="float">
            <text:p>2831.53</text:p>
          </table:table-cell>
          <table:table-cell office:value-type="float" office:value="2833.71" calcext:value-type="float">
            <text:p>2833.71</text:p>
          </table:table-cell>
          <table:table-cell office:value-type="float" office:value="2796.35" calcext:value-type="float">
            <text:p>2796.35</text:p>
          </table:table-cell>
          <table:table-cell office:value-type="float" office:value="2812.45" calcext:value-type="float">
            <text:p>2812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10</text:p>
          </table:table-cell>
          <table:table-cell office:value-type="float" office:value="2848.17" calcext:value-type="float">
            <text:p>2848.17</text:p>
          </table:table-cell>
          <table:table-cell office:value-type="float" office:value="2853.85" calcext:value-type="float">
            <text:p>2853.85</text:p>
          </table:table-cell>
          <table:table-cell office:value-type="float" office:value="2812.98" calcext:value-type="float">
            <text:p>2812.98</text:p>
          </table:table-cell>
          <table:table-cell office:value-type="float" office:value="2831.53" calcext:value-type="float">
            <text:p>283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10</text:p>
          </table:table-cell>
          <table:table-cell table:number-columns-repeated="2" office:value-type="float" office:value="2863.98" calcext:value-type="float">
            <text:p>2863.98</text:p>
          </table:table-cell>
          <table:table-cell office:value-type="float" office:value="2806.67" calcext:value-type="float">
            <text:p>2806.67</text:p>
          </table:table-cell>
          <table:table-cell office:value-type="float" office:value="2847.72" calcext:value-type="float">
            <text:p>284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10</text:p>
          </table:table-cell>
          <table:table-cell office:value-type="float" office:value="2854.78" calcext:value-type="float">
            <text:p>2854.78</text:p>
          </table:table-cell>
          <table:table-cell office:value-type="float" office:value="2869.49" calcext:value-type="float">
            <text:p>2869.49</text:p>
          </table:table-cell>
          <table:table-cell office:value-type="float" office:value="2842.48" calcext:value-type="float">
            <text:p>2842.48</text:p>
          </table:table-cell>
          <table:table-cell office:value-type="float" office:value="2863.98" calcext:value-type="float">
            <text:p>286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10</text:p>
          </table:table-cell>
          <table:table-cell office:value-type="float" office:value="2738.59" calcext:value-type="float">
            <text:p>2738.59</text:p>
          </table:table-cell>
          <table:table-cell office:value-type="float" office:value="2825.19" calcext:value-type="float">
            <text:p>2825.19</text:p>
          </table:table-cell>
          <table:table-cell office:value-type="float" office:value="2738.59" calcext:value-type="float">
            <text:p>2738.59</text:p>
          </table:table-cell>
          <table:table-cell office:value-type="float" office:value="2823.33" calcext:value-type="float">
            <text:p>282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10</text:p>
          </table:table-cell>
          <table:table-cell office:value-type="float" office:value="2750.49" calcext:value-type="float">
            <text:p>2750.49</text:p>
          </table:table-cell>
          <table:table-cell office:value-type="float" office:value="2757.78" calcext:value-type="float">
            <text:p>2757.78</text:p>
          </table:table-cell>
          <table:table-cell office:value-type="float" office:value="2706.56" calcext:value-type="float">
            <text:p>2706.56</text:p>
          </table:table-cell>
          <table:table-cell office:value-type="float" office:value="2734.68" calcext:value-type="float">
            <text:p>273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10</text:p>
          </table:table-cell>
          <table:table-cell office:value-type="float" office:value="2754.88" calcext:value-type="float">
            <text:p>2754.88</text:p>
          </table:table-cell>
          <table:table-cell office:value-type="float" office:value="2777.33" calcext:value-type="float">
            <text:p>2777.33</text:p>
          </table:table-cell>
          <table:table-cell office:value-type="float" office:value="2730.07" calcext:value-type="float">
            <text:p>2730.07</text:p>
          </table:table-cell>
          <table:table-cell office:value-type="float" office:value="2775.2" calcext:value-type="float">
            <text:p>277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10</text:p>
          </table:table-cell>
          <table:table-cell office:value-type="float" office:value="2685.55" calcext:value-type="float">
            <text:p>2685.55</text:p>
          </table:table-cell>
          <table:table-cell office:value-type="float" office:value="2763.41" calcext:value-type="float">
            <text:p>2763.41</text:p>
          </table:table-cell>
          <table:table-cell office:value-type="float" office:value="2685.55" calcext:value-type="float">
            <text:p>2685.55</text:p>
          </table:table-cell>
          <table:table-cell office:value-type="float" office:value="2756.83" calcext:value-type="float">
            <text:p>2756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10</text:p>
          </table:table-cell>
          <table:table-cell office:value-type="float" office:value="2658.34" calcext:value-type="float">
            <text:p>2658.34</text:p>
          </table:table-cell>
          <table:table-cell office:value-type="float" office:value="2712.45" calcext:value-type="float">
            <text:p>2712.45</text:p>
          </table:table-cell>
          <table:table-cell office:value-type="float" office:value="2658.34" calcext:value-type="float">
            <text:p>2658.34</text:p>
          </table:table-cell>
          <table:table-cell office:value-type="float" office:value="2680.72" calcext:value-type="float">
            <text:p>268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10</text:p>
          </table:table-cell>
          <table:table-cell office:value-type="float" office:value="2786.05" calcext:value-type="float">
            <text:p>2786.05</text:p>
          </table:table-cell>
          <table:table-cell office:value-type="float" office:value="2788.11" calcext:value-type="float">
            <text:p>2788.11</text:p>
          </table:table-cell>
          <table:table-cell office:value-type="float" office:value="2649.07" calcext:value-type="float">
            <text:p>2649.07</text:p>
          </table:table-cell>
          <table:table-cell office:value-type="float" office:value="2658.34" calcext:value-type="float">
            <text:p>265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10</text:p>
          </table:table-cell>
          <table:table-cell office:value-type="float" office:value="2727.31" calcext:value-type="float">
            <text:p>2727.31</text:p>
          </table:table-cell>
          <table:table-cell office:value-type="float" office:value="2789" calcext:value-type="float">
            <text:p>2789</text:p>
          </table:table-cell>
          <table:table-cell office:value-type="float" office:value="2724.99" calcext:value-type="float">
            <text:p>2724.99</text:p>
          </table:table-cell>
          <table:table-cell office:value-type="float" office:value="2784.37" calcext:value-type="float">
            <text:p>278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10</text:p>
          </table:table-cell>
          <table:table-cell office:value-type="float" office:value="2846.15" calcext:value-type="float">
            <text:p>2846.15</text:p>
          </table:table-cell>
          <table:table-cell office:value-type="float" office:value="2848.81" calcext:value-type="float">
            <text:p>2848.81</text:p>
          </table:table-cell>
          <table:table-cell office:value-type="float" office:value="2710.19" calcext:value-type="float">
            <text:p>2710.19</text:p>
          </table:table-cell>
          <table:table-cell office:value-type="float" office:value="2723.36" calcext:value-type="float">
            <text:p>272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10</text:p>
          </table:table-cell>
          <table:table-cell office:value-type="float" office:value="2804.11" calcext:value-type="float">
            <text:p>2804.11</text:p>
          </table:table-cell>
          <table:table-cell office:value-type="float" office:value="2854.59" calcext:value-type="float">
            <text:p>2854.59</text:p>
          </table:table-cell>
          <table:table-cell office:value-type="float" office:value="2804.11" calcext:value-type="float">
            <text:p>2804.11</text:p>
          </table:table-cell>
          <table:table-cell office:value-type="float" office:value="2850.02" calcext:value-type="float">
            <text:p>285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10</text:p>
          </table:table-cell>
          <table:table-cell office:value-type="float" office:value="2793.94" calcext:value-type="float">
            <text:p>2793.94</text:p>
          </table:table-cell>
          <table:table-cell office:value-type="float" office:value="2804.98" calcext:value-type="float">
            <text:p>2804.98</text:p>
          </table:table-cell>
          <table:table-cell office:value-type="float" office:value="2722.71" calcext:value-type="float">
            <text:p>2722.71</text:p>
          </table:table-cell>
          <table:table-cell office:value-type="float" office:value="2804.98" calcext:value-type="float">
            <text:p>2804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10</text:p>
          </table:table-cell>
          <table:table-cell office:value-type="float" office:value="2821.18" calcext:value-type="float">
            <text:p>2821.18</text:p>
          </table:table-cell>
          <table:table-cell office:value-type="float" office:value="2852.05" calcext:value-type="float">
            <text:p>2852.05</text:p>
          </table:table-cell>
          <table:table-cell table:number-columns-repeated="2" office:value-type="float" office:value="2793.07" calcext:value-type="float">
            <text:p>279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10</text:p>
          </table:table-cell>
          <table:table-cell office:value-type="float" office:value="2875.84" calcext:value-type="float">
            <text:p>2875.84</text:p>
          </table:table-cell>
          <table:table-cell office:value-type="float" office:value="2891.66" calcext:value-type="float">
            <text:p>2891.66</text:p>
          </table:table-cell>
          <table:table-cell office:value-type="float" office:value="2807.32" calcext:value-type="float">
            <text:p>2807.32</text:p>
          </table:table-cell>
          <table:table-cell office:value-type="float" office:value="2818.44" calcext:value-type="float">
            <text:p>281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10</text:p>
          </table:table-cell>
          <table:table-cell office:value-type="float" office:value="2871.08" calcext:value-type="float">
            <text:p>2871.08</text:p>
          </table:table-cell>
          <table:table-cell office:value-type="float" office:value="2906.78" calcext:value-type="float">
            <text:p>2906.78</text:p>
          </table:table-cell>
          <table:table-cell office:value-type="float" office:value="2825.92" calcext:value-type="float">
            <text:p>2825.92</text:p>
          </table:table-cell>
          <table:table-cell office:value-type="float" office:value="2872.63" calcext:value-type="float">
            <text:p>287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10</text:p>
          </table:table-cell>
          <table:table-cell office:value-type="float" office:value="2796.48" calcext:value-type="float">
            <text:p>2796.48</text:p>
          </table:table-cell>
          <table:table-cell office:value-type="float" office:value="2870.43" calcext:value-type="float">
            <text:p>2870.43</text:p>
          </table:table-cell>
          <table:table-cell office:value-type="float" office:value="2793.18" calcext:value-type="float">
            <text:p>2793.18</text:p>
          </table:table-cell>
          <table:table-cell office:value-type="float" office:value="2870.43" calcext:value-type="float">
            <text:p>2870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10</text:p>
          </table:table-cell>
          <table:table-cell office:value-type="float" office:value="2614.88" calcext:value-type="float">
            <text:p>2614.88</text:p>
          </table:table-cell>
          <table:table-cell office:value-type="float" office:value="2727.53" calcext:value-type="float">
            <text:p>2727.53</text:p>
          </table:table-cell>
          <table:table-cell office:value-type="float" office:value="2614.88" calcext:value-type="float">
            <text:p>2614.88</text:p>
          </table:table-cell>
          <table:table-cell office:value-type="float" office:value="2727.53" calcext:value-type="float">
            <text:p>2727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10</text:p>
          </table:table-cell>
          <table:table-cell office:value-type="float" office:value="2609.97" calcext:value-type="float">
            <text:p>2609.97</text:p>
          </table:table-cell>
          <table:table-cell office:value-type="float" office:value="2674.37" calcext:value-type="float">
            <text:p>2674.37</text:p>
          </table:table-cell>
          <table:table-cell office:value-type="float" office:value="2581.76" calcext:value-type="float">
            <text:p>2581.76</text:p>
          </table:table-cell>
          <table:table-cell office:value-type="float" office:value="2612.95" calcext:value-type="float">
            <text:p>261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10</text:p>
          </table:table-cell>
          <table:table-cell office:value-type="float" office:value="2528.5" calcext:value-type="float">
            <text:p>2528.5</text:p>
          </table:table-cell>
          <table:table-cell office:value-type="float" office:value="2619.43" calcext:value-type="float">
            <text:p>2619.43</text:p>
          </table:table-cell>
          <table:table-cell office:value-type="float" office:value="2528.5" calcext:value-type="float">
            <text:p>2528.5</text:p>
          </table:table-cell>
          <table:table-cell office:value-type="float" office:value="2604.37" calcext:value-type="float">
            <text:p>260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10</text:p>
          </table:table-cell>
          <table:table-cell office:value-type="float" office:value="2466.29" calcext:value-type="float">
            <text:p>2466.29</text:p>
          </table:table-cell>
          <table:table-cell office:value-type="float" office:value="2528.5" calcext:value-type="float">
            <text:p>2528.5</text:p>
          </table:table-cell>
          <table:table-cell office:value-type="float" office:value="2461.7" calcext:value-type="float">
            <text:p>2461.7</text:p>
          </table:table-cell>
          <table:table-cell office:value-type="float" office:value="2528.5" calcext:value-type="float">
            <text:p>252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10</text:p>
          </table:table-cell>
          <table:table-cell office:value-type="float" office:value="2426.96" calcext:value-type="float">
            <text:p>2426.96</text:p>
          </table:table-cell>
          <table:table-cell office:value-type="float" office:value="2498.97" calcext:value-type="float">
            <text:p>2498.97</text:p>
          </table:table-cell>
          <table:table-cell office:value-type="float" office:value="2426.74" calcext:value-type="float">
            <text:p>2426.74</text:p>
          </table:table-cell>
          <table:table-cell office:value-type="float" office:value="2467.26" calcext:value-type="float">
            <text:p>2467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10</text:p>
          </table:table-cell>
          <table:table-cell office:value-type="float" office:value="2417.94" calcext:value-type="float">
            <text:p>2417.94</text:p>
          </table:table-cell>
          <table:table-cell office:value-type="float" office:value="2429.36" calcext:value-type="float">
            <text:p>2429.36</text:p>
          </table:table-cell>
          <table:table-cell office:value-type="float" office:value="2407.7" calcext:value-type="float">
            <text:p>2407.7</text:p>
          </table:table-cell>
          <table:table-cell office:value-type="float" office:value="2422.31" calcext:value-type="float">
            <text:p>242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10</text:p>
          </table:table-cell>
          <table:table-cell office:value-type="float" office:value="2352" calcext:value-type="float">
            <text:p>2352</text:p>
          </table:table-cell>
          <table:table-cell office:value-type="float" office:value="2427.23" calcext:value-type="float">
            <text:p>2427.23</text:p>
          </table:table-cell>
          <table:table-cell office:value-type="float" office:value="2352" calcext:value-type="float">
            <text:p>2352</text:p>
          </table:table-cell>
          <table:table-cell office:value-type="float" office:value="2419.14" calcext:value-type="float">
            <text:p>241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10</text:p>
          </table:table-cell>
          <table:table-cell office:value-type="float" office:value="2318.58" calcext:value-type="float">
            <text:p>2318.58</text:p>
          </table:table-cell>
          <table:table-cell office:value-type="float" office:value="2347.46" calcext:value-type="float">
            <text:p>2347.46</text:p>
          </table:table-cell>
          <table:table-cell office:value-type="float" office:value="2317.01" calcext:value-type="float">
            <text:p>2317.01</text:p>
          </table:table-cell>
          <table:table-cell office:value-type="float" office:value="2347.46" calcext:value-type="float">
            <text:p>2347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10</text:p>
          </table:table-cell>
          <table:table-cell office:value-type="float" office:value="2306.08" calcext:value-type="float">
            <text:p>2306.08</text:p>
          </table:table-cell>
          <table:table-cell office:value-type="float" office:value="2341.28" calcext:value-type="float">
            <text:p>2341.28</text:p>
          </table:table-cell>
          <table:table-cell office:value-type="float" office:value="2293.98" calcext:value-type="float">
            <text:p>2293.98</text:p>
          </table:table-cell>
          <table:table-cell office:value-type="float" office:value="2318.2" calcext:value-type="float">
            <text:p>231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10</text:p>
          </table:table-cell>
          <table:table-cell office:value-type="float" office:value="2221.42" calcext:value-type="float">
            <text:p>2221.42</text:p>
          </table:table-cell>
          <table:table-cell office:value-type="float" office:value="2310.12" calcext:value-type="float">
            <text:p>2310.12</text:p>
          </table:table-cell>
          <table:table-cell office:value-type="float" office:value="2221.42" calcext:value-type="float">
            <text:p>2221.42</text:p>
          </table:table-cell>
          <table:table-cell office:value-type="float" office:value="2305.37" calcext:value-type="float">
            <text:p>230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10</text:p>
          </table:table-cell>
          <table:table-cell office:value-type="float" office:value="2217.43" calcext:value-type="float">
            <text:p>2217.43</text:p>
          </table:table-cell>
          <table:table-cell office:value-type="float" office:value="2242.32" calcext:value-type="float">
            <text:p>2242.32</text:p>
          </table:table-cell>
          <table:table-cell office:value-type="float" office:value="2197.68" calcext:value-type="float">
            <text:p>2197.68</text:p>
          </table:table-cell>
          <table:table-cell office:value-type="float" office:value="2220.63" calcext:value-type="float">
            <text:p>222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10</text:p>
          </table:table-cell>
          <table:table-cell office:value-type="float" office:value="2202.92" calcext:value-type="float">
            <text:p>2202.92</text:p>
          </table:table-cell>
          <table:table-cell office:value-type="float" office:value="2222.77" calcext:value-type="float">
            <text:p>2222.77</text:p>
          </table:table-cell>
          <table:table-cell office:value-type="float" office:value="2201.96" calcext:value-type="float">
            <text:p>2201.96</text:p>
          </table:table-cell>
          <table:table-cell office:value-type="float" office:value="2217.18" calcext:value-type="float">
            <text:p>221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10</text:p>
          </table:table-cell>
          <table:table-cell office:value-type="float" office:value="2183.48" calcext:value-type="float">
            <text:p>2183.48</text:p>
          </table:table-cell>
          <table:table-cell office:value-type="float" office:value="2199.01" calcext:value-type="float">
            <text:p>2199.01</text:p>
          </table:table-cell>
          <table:table-cell office:value-type="float" office:value="2179.66" calcext:value-type="float">
            <text:p>2179.66</text:p>
          </table:table-cell>
          <table:table-cell office:value-type="float" office:value="2195.15" calcext:value-type="float">
            <text:p>219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10</text:p>
          </table:table-cell>
          <table:table-cell office:value-type="float" office:value="2193.2" calcext:value-type="float">
            <text:p>2193.2</text:p>
          </table:table-cell>
          <table:table-cell office:value-type="float" office:value="2195.95" calcext:value-type="float">
            <text:p>2195.95</text:p>
          </table:table-cell>
          <table:table-cell office:value-type="float" office:value="2166.17" calcext:value-type="float">
            <text:p>2166.17</text:p>
          </table:table-cell>
          <table:table-cell office:value-type="float" office:value="2183.48" calcext:value-type="float">
            <text:p>218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10</text:p>
          </table:table-cell>
          <table:table-cell office:value-type="float" office:value="2187.93" calcext:value-type="float">
            <text:p>2187.93</text:p>
          </table:table-cell>
          <table:table-cell office:value-type="float" office:value="2218.56" calcext:value-type="float">
            <text:p>2218.56</text:p>
          </table:table-cell>
          <table:table-cell office:value-type="float" office:value="2187.93" calcext:value-type="float">
            <text:p>2187.93</text:p>
          </table:table-cell>
          <table:table-cell office:value-type="float" office:value="2193.2" calcext:value-type="float">
            <text:p>219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Oct-10</text:p>
          </table:table-cell>
          <table:table-cell office:value-type="float" office:value="2166.53" calcext:value-type="float">
            <text:p>2166.53</text:p>
          </table:table-cell>
          <table:table-cell office:value-type="float" office:value="2184.85" calcext:value-type="float">
            <text:p>2184.85</text:p>
          </table:table-cell>
          <table:table-cell office:value-type="float" office:value="2152.46" calcext:value-type="float">
            <text:p>2152.46</text:p>
          </table:table-cell>
          <table:table-cell office:value-type="float" office:value="2184.85" calcext:value-type="float">
            <text:p>218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10</text:p>
          </table:table-cell>
          <table:table-cell office:value-type="float" office:value="2128.4" calcext:value-type="float">
            <text:p>2128.4</text:p>
          </table:table-cell>
          <table:table-cell office:value-type="float" office:value="2167.05" calcext:value-type="float">
            <text:p>2167.05</text:p>
          </table:table-cell>
          <table:table-cell office:value-type="float" office:value="2128.4" calcext:value-type="float">
            <text:p>2128.4</text:p>
          </table:table-cell>
          <table:table-cell office:value-type="float" office:value="2167.02" calcext:value-type="float">
            <text:p>216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10</text:p>
          </table:table-cell>
          <table:table-cell office:value-type="float" office:value="2149.36" calcext:value-type="float">
            <text:p>2149.36</text:p>
          </table:table-cell>
          <table:table-cell office:value-type="float" office:value="2156.79" calcext:value-type="float">
            <text:p>2156.79</text:p>
          </table:table-cell>
          <table:table-cell office:value-type="float" office:value="2123.59" calcext:value-type="float">
            <text:p>2123.59</text:p>
          </table:table-cell>
          <table:table-cell office:value-type="float" office:value="2128.72" calcext:value-type="float">
            <text:p>2128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10</text:p>
          </table:table-cell>
          <table:table-cell office:value-type="float" office:value="2159.92" calcext:value-type="float">
            <text:p>2159.92</text:p>
          </table:table-cell>
          <table:table-cell office:value-type="float" office:value="2166.44" calcext:value-type="float">
            <text:p>2166.44</text:p>
          </table:table-cell>
          <table:table-cell office:value-type="float" office:value="2147.4" calcext:value-type="float">
            <text:p>2147.4</text:p>
          </table:table-cell>
          <table:table-cell office:value-type="float" office:value="2148.71" calcext:value-type="float">
            <text:p>214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10</text:p>
          </table:table-cell>
          <table:table-cell office:value-type="float" office:value="2129.94" calcext:value-type="float">
            <text:p>2129.94</text:p>
          </table:table-cell>
          <table:table-cell office:value-type="float" office:value="2166.58" calcext:value-type="float">
            <text:p>2166.58</text:p>
          </table:table-cell>
          <table:table-cell office:value-type="float" office:value="2128.51" calcext:value-type="float">
            <text:p>2128.51</text:p>
          </table:table-cell>
          <table:table-cell office:value-type="float" office:value="2154.92" calcext:value-type="float">
            <text:p>2154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10</text:p>
          </table:table-cell>
          <table:table-cell office:value-type="float" office:value="2133.53" calcext:value-type="float">
            <text:p>2133.53</text:p>
          </table:table-cell>
          <table:table-cell office:value-type="float" office:value="2154.19" calcext:value-type="float">
            <text:p>2154.19</text:p>
          </table:table-cell>
          <table:table-cell office:value-type="float" office:value="2119.49" calcext:value-type="float">
            <text:p>2119.49</text:p>
          </table:table-cell>
          <table:table-cell office:value-type="float" office:value="2123.06" calcext:value-type="float">
            <text:p>212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10</text:p>
          </table:table-cell>
          <table:table-cell office:value-type="float" office:value="2134.44" calcext:value-type="float">
            <text:p>2134.44</text:p>
          </table:table-cell>
          <table:table-cell office:value-type="float" office:value="2148.17" calcext:value-type="float">
            <text:p>2148.17</text:p>
          </table:table-cell>
          <table:table-cell office:value-type="float" office:value="2123.79" calcext:value-type="float">
            <text:p>2123.79</text:p>
          </table:table-cell>
          <table:table-cell office:value-type="float" office:value="2133.63" calcext:value-type="float">
            <text:p>213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10</text:p>
          </table:table-cell>
          <table:table-cell office:value-type="float" office:value="2145.52" calcext:value-type="float">
            <text:p>2145.52</text:p>
          </table:table-cell>
          <table:table-cell office:value-type="float" office:value="2156.25" calcext:value-type="float">
            <text:p>2156.25</text:p>
          </table:table-cell>
          <table:table-cell office:value-type="float" office:value="2116.64" calcext:value-type="float">
            <text:p>2116.64</text:p>
          </table:table-cell>
          <table:table-cell office:value-type="float" office:value="2135.73" calcext:value-type="float">
            <text:p>213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10</text:p>
          </table:table-cell>
          <table:table-cell office:value-type="float" office:value="2154.85" calcext:value-type="float">
            <text:p>2154.85</text:p>
          </table:table-cell>
          <table:table-cell office:value-type="float" office:value="2158.67" calcext:value-type="float">
            <text:p>2158.67</text:p>
          </table:table-cell>
          <table:table-cell office:value-type="float" office:value="2133.06" calcext:value-type="float">
            <text:p>2133.06</text:p>
          </table:table-cell>
          <table:table-cell office:value-type="float" office:value="2142.39" calcext:value-type="float">
            <text:p>214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10</text:p>
          </table:table-cell>
          <table:table-cell office:value-type="float" office:value="2105.86" calcext:value-type="float">
            <text:p>2105.86</text:p>
          </table:table-cell>
          <table:table-cell office:value-type="float" office:value="2156.31" calcext:value-type="float">
            <text:p>2156.31</text:p>
          </table:table-cell>
          <table:table-cell office:value-type="float" office:value="2105.86" calcext:value-type="float">
            <text:p>2105.86</text:p>
          </table:table-cell>
          <table:table-cell office:value-type="float" office:value="2155.93" calcext:value-type="float">
            <text:p>2155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10</text:p>
          </table:table-cell>
          <table:table-cell office:value-type="float" office:value="2077.72" calcext:value-type="float">
            <text:p>2077.72</text:p>
          </table:table-cell>
          <table:table-cell office:value-type="float" office:value="2110.43" calcext:value-type="float">
            <text:p>2110.43</text:p>
          </table:table-cell>
          <table:table-cell office:value-type="float" office:value="2077.72" calcext:value-type="float">
            <text:p>2077.72</text:p>
          </table:table-cell>
          <table:table-cell office:value-type="float" office:value="2105.22" calcext:value-type="float">
            <text:p>2105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10</text:p>
          </table:table-cell>
          <table:table-cell office:value-type="float" office:value="2030.56" calcext:value-type="float">
            <text:p>2030.56</text:p>
          </table:table-cell>
          <table:table-cell office:value-type="float" office:value="2077.82" calcext:value-type="float">
            <text:p>2077.82</text:p>
          </table:table-cell>
          <table:table-cell office:value-type="float" office:value="2030.56" calcext:value-type="float">
            <text:p>2030.56</text:p>
          </table:table-cell>
          <table:table-cell office:value-type="float" office:value="2076.69" calcext:value-type="float">
            <text:p>207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10</text:p>
          </table:table-cell>
          <table:table-cell office:value-type="float" office:value="2032.34" calcext:value-type="float">
            <text:p>2032.34</text:p>
          </table:table-cell>
          <table:table-cell office:value-type="float" office:value="2042.31" calcext:value-type="float">
            <text:p>2042.31</text:p>
          </table:table-cell>
          <table:table-cell office:value-type="float" office:value="2015.33" calcext:value-type="float">
            <text:p>2015.33</text:p>
          </table:table-cell>
          <table:table-cell office:value-type="float" office:value="2021.89" calcext:value-type="float">
            <text:p>202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10</text:p>
          </table:table-cell>
          <table:table-cell office:value-type="float" office:value="2031.83" calcext:value-type="float">
            <text:p>2031.83</text:p>
          </table:table-cell>
          <table:table-cell office:value-type="float" office:value="2040.26" calcext:value-type="float">
            <text:p>2040.26</text:p>
          </table:table-cell>
          <table:table-cell office:value-type="float" office:value="2017.29" calcext:value-type="float">
            <text:p>2017.29</text:p>
          </table:table-cell>
          <table:table-cell office:value-type="float" office:value="2036.68" calcext:value-type="float">
            <text:p>203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10</text:p>
          </table:table-cell>
          <table:table-cell office:value-type="float" office:value="2040.29" calcext:value-type="float">
            <text:p>2040.29</text:p>
          </table:table-cell>
          <table:table-cell office:value-type="float" office:value="2049.71" calcext:value-type="float">
            <text:p>2049.71</text:p>
          </table:table-cell>
          <table:table-cell office:value-type="float" office:value="2023.73" calcext:value-type="float">
            <text:p>2023.73</text:p>
          </table:table-cell>
          <table:table-cell office:value-type="float" office:value="2031.59" calcext:value-type="float">
            <text:p>203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10</text:p>
          </table:table-cell>
          <table:table-cell office:value-type="float" office:value="1990.39" calcext:value-type="float">
            <text:p>1990.39</text:p>
          </table:table-cell>
          <table:table-cell office:value-type="float" office:value="2040.29" calcext:value-type="float">
            <text:p>2040.29</text:p>
          </table:table-cell>
          <table:table-cell office:value-type="float" office:value="1990.39" calcext:value-type="float">
            <text:p>1990.39</text:p>
          </table:table-cell>
          <table:table-cell office:value-type="float" office:value="2040.29" calcext:value-type="float">
            <text:p>204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10</text:p>
          </table:table-cell>
          <table:table-cell office:value-type="float" office:value="1958.1" calcext:value-type="float">
            <text:p>1958.1</text:p>
          </table:table-cell>
          <table:table-cell office:value-type="float" office:value="1994.03" calcext:value-type="float">
            <text:p>1994.03</text:p>
          </table:table-cell>
          <table:table-cell office:value-type="float" office:value="1958.1" calcext:value-type="float">
            <text:p>1958.1</text:p>
          </table:table-cell>
          <table:table-cell office:value-type="float" office:value="1989.21" calcext:value-type="float">
            <text:p>198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10</text:p>
          </table:table-cell>
          <table:table-cell office:value-type="float" office:value="1955.26" calcext:value-type="float">
            <text:p>1955.26</text:p>
          </table:table-cell>
          <table:table-cell office:value-type="float" office:value="1958.94" calcext:value-type="float">
            <text:p>1958.94</text:p>
          </table:table-cell>
          <table:table-cell office:value-type="float" office:value="1943.83" calcext:value-type="float">
            <text:p>1943.83</text:p>
          </table:table-cell>
          <table:table-cell office:value-type="float" office:value="1958.1" calcext:value-type="float">
            <text:p>195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10</text:p>
          </table:table-cell>
          <table:table-cell office:value-type="float" office:value="1954.6" calcext:value-type="float">
            <text:p>1954.6</text:p>
          </table:table-cell>
          <table:table-cell office:value-type="float" office:value="1959.28" calcext:value-type="float">
            <text:p>1959.28</text:p>
          </table:table-cell>
          <table:table-cell office:value-type="float" office:value="1949.13" calcext:value-type="float">
            <text:p>1949.13</text:p>
          </table:table-cell>
          <table:table-cell office:value-type="float" office:value="1951.26" calcext:value-type="float">
            <text:p>195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10</text:p>
          </table:table-cell>
          <table:table-cell office:value-type="float" office:value="1964.29" calcext:value-type="float">
            <text:p>1964.29</text:p>
          </table:table-cell>
          <table:table-cell office:value-type="float" office:value="1973.95" calcext:value-type="float">
            <text:p>1973.95</text:p>
          </table:table-cell>
          <table:table-cell office:value-type="float" office:value="1952.28" calcext:value-type="float">
            <text:p>1952.28</text:p>
          </table:table-cell>
          <table:table-cell office:value-type="float" office:value="1952.3" calcext:value-type="float">
            <text:p>195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10</text:p>
          </table:table-cell>
          <table:table-cell office:value-type="float" office:value="1956.51" calcext:value-type="float">
            <text:p>1956.51</text:p>
          </table:table-cell>
          <table:table-cell office:value-type="float" office:value="1977.31" calcext:value-type="float">
            <text:p>1977.31</text:p>
          </table:table-cell>
          <table:table-cell office:value-type="float" office:value="1955.66" calcext:value-type="float">
            <text:p>1955.66</text:p>
          </table:table-cell>
          <table:table-cell office:value-type="float" office:value="1963.72" calcext:value-type="float">
            <text:p>1963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10</text:p>
          </table:table-cell>
          <table:table-cell office:value-type="float" office:value="1951.84" calcext:value-type="float">
            <text:p>1951.84</text:p>
          </table:table-cell>
          <table:table-cell office:value-type="float" office:value="1956.51" calcext:value-type="float">
            <text:p>1956.51</text:p>
          </table:table-cell>
          <table:table-cell office:value-type="float" office:value="1940.58" calcext:value-type="float">
            <text:p>1940.58</text:p>
          </table:table-cell>
          <table:table-cell office:value-type="float" office:value="1956.51" calcext:value-type="float">
            <text:p>195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10</text:p>
          </table:table-cell>
          <table:table-cell office:value-type="float" office:value="1939.16" calcext:value-type="float">
            <text:p>1939.16</text:p>
          </table:table-cell>
          <table:table-cell office:value-type="float" office:value="1954.04" calcext:value-type="float">
            <text:p>1954.04</text:p>
          </table:table-cell>
          <table:table-cell office:value-type="float" office:value="1937.37" calcext:value-type="float">
            <text:p>1937.37</text:p>
          </table:table-cell>
          <table:table-cell office:value-type="float" office:value="1951.84" calcext:value-type="float">
            <text:p>1951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10</text:p>
          </table:table-cell>
          <table:table-cell office:value-type="float" office:value="1943.37" calcext:value-type="float">
            <text:p>1943.37</text:p>
          </table:table-cell>
          <table:table-cell office:value-type="float" office:value="1965.88" calcext:value-type="float">
            <text:p>1965.88</text:p>
          </table:table-cell>
          <table:table-cell table:number-columns-repeated="2" office:value-type="float" office:value="1939.16" calcext:value-type="float">
            <text:p>193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10</text:p>
          </table:table-cell>
          <table:table-cell table:number-columns-repeated="2" office:value-type="float" office:value="1950.11" calcext:value-type="float">
            <text:p>1950.11</text:p>
          </table:table-cell>
          <table:table-cell office:value-type="float" office:value="1925.74" calcext:value-type="float">
            <text:p>1925.74</text:p>
          </table:table-cell>
          <table:table-cell office:value-type="float" office:value="1940.47" calcext:value-type="float">
            <text:p>194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10</text:p>
          </table:table-cell>
          <table:table-cell office:value-type="float" office:value="1930.97" calcext:value-type="float">
            <text:p>1930.97</text:p>
          </table:table-cell>
          <table:table-cell office:value-type="float" office:value="1948.06" calcext:value-type="float">
            <text:p>1948.06</text:p>
          </table:table-cell>
          <table:table-cell office:value-type="float" office:value="1930.97" calcext:value-type="float">
            <text:p>1930.97</text:p>
          </table:table-cell>
          <table:table-cell office:value-type="float" office:value="1948.06" calcext:value-type="float">
            <text:p>194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10</text:p>
          </table:table-cell>
          <table:table-cell office:value-type="float" office:value="1944.16" calcext:value-type="float">
            <text:p>1944.16</text:p>
          </table:table-cell>
          <table:table-cell office:value-type="float" office:value="1953.76" calcext:value-type="float">
            <text:p>1953.76</text:p>
          </table:table-cell>
          <table:table-cell office:value-type="float" office:value="1929.63" calcext:value-type="float">
            <text:p>1929.63</text:p>
          </table:table-cell>
          <table:table-cell office:value-type="float" office:value="1932.75" calcext:value-type="float">
            <text:p>193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10</text:p>
          </table:table-cell>
          <table:table-cell office:value-type="float" office:value="1920.77" calcext:value-type="float">
            <text:p>1920.77</text:p>
          </table:table-cell>
          <table:table-cell office:value-type="float" office:value="1938.59" calcext:value-type="float">
            <text:p>1938.59</text:p>
          </table:table-cell>
          <table:table-cell office:value-type="float" office:value="1919.68" calcext:value-type="float">
            <text:p>1919.68</text:p>
          </table:table-cell>
          <table:table-cell office:value-type="float" office:value="1937.77" calcext:value-type="float">
            <text:p>193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10</text:p>
          </table:table-cell>
          <table:table-cell office:value-type="float" office:value="1897.08" calcext:value-type="float">
            <text:p>1897.08</text:p>
          </table:table-cell>
          <table:table-cell office:value-type="float" office:value="1926.5" calcext:value-type="float">
            <text:p>1926.5</text:p>
          </table:table-cell>
          <table:table-cell office:value-type="float" office:value="1897.08" calcext:value-type="float">
            <text:p>1897.08</text:p>
          </table:table-cell>
          <table:table-cell office:value-type="float" office:value="1919.62" calcext:value-type="float">
            <text:p>191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10</text:p>
          </table:table-cell>
          <table:table-cell office:value-type="float" office:value="1865.98" calcext:value-type="float">
            <text:p>1865.98</text:p>
          </table:table-cell>
          <table:table-cell office:value-type="float" office:value="1893.94" calcext:value-type="float">
            <text:p>1893.94</text:p>
          </table:table-cell>
          <table:table-cell office:value-type="float" office:value="1865.98" calcext:value-type="float">
            <text:p>1865.98</text:p>
          </table:table-cell>
          <table:table-cell office:value-type="float" office:value="1888.41" calcext:value-type="float">
            <text:p>188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10</text:p>
          </table:table-cell>
          <table:table-cell office:value-type="float" office:value="1885.58" calcext:value-type="float">
            <text:p>1885.58</text:p>
          </table:table-cell>
          <table:table-cell office:value-type="float" office:value="1893.9" calcext:value-type="float">
            <text:p>1893.9</text:p>
          </table:table-cell>
          <table:table-cell table:number-columns-repeated="2" office:value-type="float" office:value="1861.24" calcext:value-type="float">
            <text:p>186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10</text:p>
          </table:table-cell>
          <table:table-cell office:value-type="float" office:value="1871.53" calcext:value-type="float">
            <text:p>1871.53</text:p>
          </table:table-cell>
          <table:table-cell office:value-type="float" office:value="1892.47" calcext:value-type="float">
            <text:p>1892.47</text:p>
          </table:table-cell>
          <table:table-cell office:value-type="float" office:value="1858.75" calcext:value-type="float">
            <text:p>1858.75</text:p>
          </table:table-cell>
          <table:table-cell office:value-type="float" office:value="1885.63" calcext:value-type="float">
            <text:p>188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10</text:p>
          </table:table-cell>
          <table:table-cell office:value-type="float" office:value="1900.7" calcext:value-type="float">
            <text:p>1900.7</text:p>
          </table:table-cell>
          <table:table-cell office:value-type="float" office:value="1922.23" calcext:value-type="float">
            <text:p>1922.23</text:p>
          </table:table-cell>
          <table:table-cell office:value-type="float" office:value="1873.84" calcext:value-type="float">
            <text:p>1873.84</text:p>
          </table:table-cell>
          <table:table-cell office:value-type="float" office:value="1883.67" calcext:value-type="float">
            <text:p>188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10</text:p>
          </table:table-cell>
          <table:table-cell office:value-type="float" office:value="1842.85" calcext:value-type="float">
            <text:p>1842.85</text:p>
          </table:table-cell>
          <table:table-cell office:value-type="float" office:value="1889.37" calcext:value-type="float">
            <text:p>1889.37</text:p>
          </table:table-cell>
          <table:table-cell office:value-type="float" office:value="1826.2" calcext:value-type="float">
            <text:p>1826.2</text:p>
          </table:table-cell>
          <table:table-cell office:value-type="float" office:value="1889.37" calcext:value-type="float">
            <text:p>188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10</text:p>
          </table:table-cell>
          <table:table-cell table:number-columns-repeated="2" office:value-type="float" office:value="1899.54" calcext:value-type="float">
            <text:p>1899.54</text:p>
          </table:table-cell>
          <table:table-cell office:value-type="float" office:value="1844.04" calcext:value-type="float">
            <text:p>1844.04</text:p>
          </table:table-cell>
          <table:table-cell office:value-type="float" office:value="1846.2" calcext:value-type="float">
            <text:p>184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10</text:p>
          </table:table-cell>
          <table:table-cell office:value-type="float" office:value="1976.41" calcext:value-type="float">
            <text:p>1976.41</text:p>
          </table:table-cell>
          <table:table-cell office:value-type="float" office:value="1981.46" calcext:value-type="float">
            <text:p>1981.46</text:p>
          </table:table-cell>
          <table:table-cell office:value-type="float" office:value="1911.09" calcext:value-type="float">
            <text:p>1911.09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10</text:p>
          </table:table-cell>
          <table:table-cell office:value-type="float" office:value="1954.53" calcext:value-type="float">
            <text:p>1954.53</text:p>
          </table:table-cell>
          <table:table-cell office:value-type="float" office:value="1980.6" calcext:value-type="float">
            <text:p>1980.6</text:p>
          </table:table-cell>
          <table:table-cell office:value-type="float" office:value="1949.71" calcext:value-type="float">
            <text:p>1949.71</text:p>
          </table:table-cell>
          <table:table-cell office:value-type="float" office:value="1976.41" calcext:value-type="float">
            <text:p>197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10</text:p>
          </table:table-cell>
          <table:table-cell office:value-type="float" office:value="1975.23" calcext:value-type="float">
            <text:p>1975.23</text:p>
          </table:table-cell>
          <table:table-cell office:value-type="float" office:value="1983.88" calcext:value-type="float">
            <text:p>1983.88</text:p>
          </table:table-cell>
          <table:table-cell office:value-type="float" office:value="1942.35" calcext:value-type="float">
            <text:p>1942.35</text:p>
          </table:table-cell>
          <table:table-cell office:value-type="float" office:value="1955.05" calcext:value-type="float">
            <text:p>195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10</text:p>
          </table:table-cell>
          <table:table-cell office:value-type="float" office:value="1938.78" calcext:value-type="float">
            <text:p>1938.78</text:p>
          </table:table-cell>
          <table:table-cell office:value-type="float" office:value="1978.07" calcext:value-type="float">
            <text:p>1978.07</text:p>
          </table:table-cell>
          <table:table-cell office:value-type="float" office:value="1938.31" calcext:value-type="float">
            <text:p>1938.31</text:p>
          </table:table-cell>
          <table:table-cell office:value-type="float" office:value="1975.23" calcext:value-type="float">
            <text:p>197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10</text:p>
          </table:table-cell>
          <table:table-cell office:value-type="float" office:value="1910.08" calcext:value-type="float">
            <text:p>1910.08</text:p>
          </table:table-cell>
          <table:table-cell office:value-type="float" office:value="1938.4" calcext:value-type="float">
            <text:p>1938.4</text:p>
          </table:table-cell>
          <table:table-cell office:value-type="float" office:value="1910.08" calcext:value-type="float">
            <text:p>1910.08</text:p>
          </table:table-cell>
          <table:table-cell office:value-type="float" office:value="1938.4" calcext:value-type="float">
            <text:p>193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10</text:p>
          </table:table-cell>
          <table:table-cell office:value-type="float" office:value="1888.56" calcext:value-type="float">
            <text:p>1888.56</text:p>
          </table:table-cell>
          <table:table-cell office:value-type="float" office:value="1896.32" calcext:value-type="float">
            <text:p>1896.32</text:p>
          </table:table-cell>
          <table:table-cell office:value-type="float" office:value="1877.63" calcext:value-type="float">
            <text:p>1877.63</text:p>
          </table:table-cell>
          <table:table-cell office:value-type="float" office:value="1885.15" calcext:value-type="float">
            <text:p>1885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10</text:p>
          </table:table-cell>
          <table:table-cell office:value-type="float" office:value="1862.93" calcext:value-type="float">
            <text:p>1862.93</text:p>
          </table:table-cell>
          <table:table-cell office:value-type="float" office:value="1890.13" calcext:value-type="float">
            <text:p>1890.13</text:p>
          </table:table-cell>
          <table:table-cell office:value-type="float" office:value="1862.93" calcext:value-type="float">
            <text:p>1862.93</text:p>
          </table:table-cell>
          <table:table-cell office:value-type="float" office:value="1884.23" calcext:value-type="float">
            <text:p>188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10</text:p>
          </table:table-cell>
          <table:table-cell table:number-columns-repeated="2" office:value-type="float" office:value="1871.63" calcext:value-type="float">
            <text:p>1871.63</text:p>
          </table:table-cell>
          <table:table-cell office:value-type="float" office:value="1830.41" calcext:value-type="float">
            <text:p>1830.41</text:p>
          </table:table-cell>
          <table:table-cell office:value-type="float" office:value="1863.36" calcext:value-type="float">
            <text:p>1863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10</text:p>
          </table:table-cell>
          <table:table-cell table:number-columns-repeated="2" office:value-type="float" office:value="1882.75" calcext:value-type="float">
            <text:p>1882.75</text:p>
          </table:table-cell>
          <table:table-cell office:value-type="float" office:value="1861.12" calcext:value-type="float">
            <text:p>1861.12</text:p>
          </table:table-cell>
          <table:table-cell office:value-type="float" office:value="1875.21" calcext:value-type="float">
            <text:p>187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10</text:p>
          </table:table-cell>
          <table:table-cell office:value-type="float" office:value="1873.53" calcext:value-type="float">
            <text:p>1873.53</text:p>
          </table:table-cell>
          <table:table-cell office:value-type="float" office:value="1885.77" calcext:value-type="float">
            <text:p>1885.77</text:p>
          </table:table-cell>
          <table:table-cell office:value-type="float" office:value="1869.36" calcext:value-type="float">
            <text:p>1869.36</text:p>
          </table:table-cell>
          <table:table-cell office:value-type="float" office:value="1885.34" calcext:value-type="float">
            <text:p>188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10</text:p>
          </table:table-cell>
          <table:table-cell office:value-type="float" office:value="1867.4" calcext:value-type="float">
            <text:p>1867.4</text:p>
          </table:table-cell>
          <table:table-cell office:value-type="float" office:value="1872.41" calcext:value-type="float">
            <text:p>1872.41</text:p>
          </table:table-cell>
          <table:table-cell office:value-type="float" office:value="1852.27" calcext:value-type="float">
            <text:p>1852.27</text:p>
          </table:table-cell>
          <table:table-cell office:value-type="float" office:value="1872.41" calcext:value-type="float">
            <text:p>187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10</text:p>
          </table:table-cell>
          <table:table-cell office:value-type="float" office:value="1854.08" calcext:value-type="float">
            <text:p>1854.08</text:p>
          </table:table-cell>
          <table:table-cell office:value-type="float" office:value="1870.38" calcext:value-type="float">
            <text:p>1870.38</text:p>
          </table:table-cell>
          <table:table-cell office:value-type="float" office:value="1851.78" calcext:value-type="float">
            <text:p>1851.78</text:p>
          </table:table-cell>
          <table:table-cell office:value-type="float" office:value="1867.71" calcext:value-type="float">
            <text:p>186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10</text:p>
          </table:table-cell>
          <table:table-cell office:value-type="float" office:value="1850.75" calcext:value-type="float">
            <text:p>1850.75</text:p>
          </table:table-cell>
          <table:table-cell office:value-type="float" office:value="1858.51" calcext:value-type="float">
            <text:p>1858.51</text:p>
          </table:table-cell>
          <table:table-cell office:value-type="float" office:value="1842.52" calcext:value-type="float">
            <text:p>1842.52</text:p>
          </table:table-cell>
          <table:table-cell office:value-type="float" office:value="1852.71" calcext:value-type="float">
            <text:p>185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10</text:p>
          </table:table-cell>
          <table:table-cell office:value-type="float" office:value="1859.36" calcext:value-type="float">
            <text:p>1859.36</text:p>
          </table:table-cell>
          <table:table-cell office:value-type="float" office:value="1868.46" calcext:value-type="float">
            <text:p>1868.46</text:p>
          </table:table-cell>
          <table:table-cell office:value-type="float" office:value="1837.42" calcext:value-type="float">
            <text:p>1837.42</text:p>
          </table:table-cell>
          <table:table-cell office:value-type="float" office:value="1839.62" calcext:value-type="float">
            <text:p>183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10</text:p>
          </table:table-cell>
          <table:table-cell office:value-type="float" office:value="1831.49" calcext:value-type="float">
            <text:p>1831.49</text:p>
          </table:table-cell>
          <table:table-cell office:value-type="float" office:value="1864.5" calcext:value-type="float">
            <text:p>1864.5</text:p>
          </table:table-cell>
          <table:table-cell office:value-type="float" office:value="1831.49" calcext:value-type="float">
            <text:p>1831.49</text:p>
          </table:table-cell>
          <table:table-cell office:value-type="float" office:value="1858.23" calcext:value-type="float">
            <text:p>185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10</text:p>
          </table:table-cell>
          <table:table-cell office:value-type="float" office:value="1835.92" calcext:value-type="float">
            <text:p>1835.92</text:p>
          </table:table-cell>
          <table:table-cell office:value-type="float" office:value="1837" calcext:value-type="float">
            <text:p>1837</text:p>
          </table:table-cell>
          <table:table-cell office:value-type="float" office:value="1822.88" calcext:value-type="float">
            <text:p>1822.88</text:p>
          </table:table-cell>
          <table:table-cell office:value-type="float" office:value="1826.9" calcext:value-type="float">
            <text:p>182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10</text:p>
          </table:table-cell>
          <table:table-cell office:value-type="float" office:value="1813.32" calcext:value-type="float">
            <text:p>1813.32</text:p>
          </table:table-cell>
          <table:table-cell office:value-type="float" office:value="1835.42" calcext:value-type="float">
            <text:p>1835.42</text:p>
          </table:table-cell>
          <table:table-cell office:value-type="float" office:value="1813.32" calcext:value-type="float">
            <text:p>1813.32</text:p>
          </table:table-cell>
          <table:table-cell office:value-type="float" office:value="1834.95" calcext:value-type="float">
            <text:p>183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10</text:p>
          </table:table-cell>
          <table:table-cell office:value-type="float" office:value="1825.13" calcext:value-type="float">
            <text:p>1825.13</text:p>
          </table:table-cell>
          <table:table-cell office:value-type="float" office:value="1827.15" calcext:value-type="float">
            <text:p>1827.15</text:p>
          </table:table-cell>
          <table:table-cell office:value-type="float" office:value="1801.43" calcext:value-type="float">
            <text:p>1801.43</text:p>
          </table:table-cell>
          <table:table-cell office:value-type="float" office:value="1809.19" calcext:value-type="float">
            <text:p>1809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10</text:p>
          </table:table-cell>
          <table:table-cell office:value-type="float" office:value="1824.02" calcext:value-type="float">
            <text:p>1824.02</text:p>
          </table:table-cell>
          <table:table-cell office:value-type="float" office:value="1829.89" calcext:value-type="float">
            <text:p>1829.89</text:p>
          </table:table-cell>
          <table:table-cell office:value-type="float" office:value="1821.31" calcext:value-type="float">
            <text:p>1821.31</text:p>
          </table:table-cell>
          <table:table-cell office:value-type="float" office:value="1827.29" calcext:value-type="float">
            <text:p>182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10</text:p>
          </table:table-cell>
          <table:table-cell office:value-type="float" office:value="1814.94" calcext:value-type="float">
            <text:p>1814.94</text:p>
          </table:table-cell>
          <table:table-cell office:value-type="float" office:value="1824.78" calcext:value-type="float">
            <text:p>1824.78</text:p>
          </table:table-cell>
          <table:table-cell office:value-type="float" office:value="1813.04" calcext:value-type="float">
            <text:p>1813.04</text:p>
          </table:table-cell>
          <table:table-cell office:value-type="float" office:value="1823.89" calcext:value-type="float">
            <text:p>182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10</text:p>
          </table:table-cell>
          <table:table-cell office:value-type="float" office:value="1800.17" calcext:value-type="float">
            <text:p>1800.17</text:p>
          </table:table-cell>
          <table:table-cell office:value-type="float" office:value="1814.94" calcext:value-type="float">
            <text:p>1814.94</text:p>
          </table:table-cell>
          <table:table-cell office:value-type="float" office:value="1795.32" calcext:value-type="float">
            <text:p>1795.32</text:p>
          </table:table-cell>
          <table:table-cell office:value-type="float" office:value="1814.94" calcext:value-type="float">
            <text:p>181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10</text:p>
          </table:table-cell>
          <table:table-cell office:value-type="float" office:value="1790.72" calcext:value-type="float">
            <text:p>1790.72</text:p>
          </table:table-cell>
          <table:table-cell office:value-type="float" office:value="1814.04" calcext:value-type="float">
            <text:p>1814.04</text:p>
          </table:table-cell>
          <table:table-cell office:value-type="float" office:value="1790.72" calcext:value-type="float">
            <text:p>1790.72</text:p>
          </table:table-cell>
          <table:table-cell office:value-type="float" office:value="1802.38" calcext:value-type="float">
            <text:p>180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10</text:p>
          </table:table-cell>
          <table:table-cell office:value-type="float" office:value="1778.09" calcext:value-type="float">
            <text:p>1778.09</text:p>
          </table:table-cell>
          <table:table-cell office:value-type="float" office:value="1803.12" calcext:value-type="float">
            <text:p>1803.12</text:p>
          </table:table-cell>
          <table:table-cell office:value-type="float" office:value="1777.42" calcext:value-type="float">
            <text:p>1777.42</text:p>
          </table:table-cell>
          <table:table-cell office:value-type="float" office:value="1787.99" calcext:value-type="float">
            <text:p>178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10</text:p>
          </table:table-cell>
          <table:table-cell office:value-type="float" office:value="1757.08" calcext:value-type="float">
            <text:p>1757.08</text:p>
          </table:table-cell>
          <table:table-cell office:value-type="float" office:value="1778.98" calcext:value-type="float">
            <text:p>1778.98</text:p>
          </table:table-cell>
          <table:table-cell office:value-type="float" office:value="1745.75" calcext:value-type="float">
            <text:p>1745.75</text:p>
          </table:table-cell>
          <table:table-cell office:value-type="float" office:value="1778.09" calcext:value-type="float">
            <text:p>1778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10</text:p>
          </table:table-cell>
          <table:table-cell office:value-type="float" office:value="1743.69" calcext:value-type="float">
            <text:p>1743.69</text:p>
          </table:table-cell>
          <table:table-cell office:value-type="float" office:value="1758" calcext:value-type="float">
            <text:p>1758</text:p>
          </table:table-cell>
          <table:table-cell office:value-type="float" office:value="1739.68" calcext:value-type="float">
            <text:p>1739.68</text:p>
          </table:table-cell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10</text:p>
          </table:table-cell>
          <table:table-cell table:number-columns-repeated="2" office:value-type="float" office:value="1753.18" calcext:value-type="float">
            <text:p>1753.18</text:p>
          </table:table-cell>
          <table:table-cell office:value-type="float" office:value="1730.39" calcext:value-type="float">
            <text:p>1730.39</text:p>
          </table:table-cell>
          <table:table-cell office:value-type="float" office:value="1742.43" calcext:value-type="float">
            <text:p>174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10</text:p>
          </table:table-cell>
          <table:table-cell office:value-type="float" office:value="1760.26" calcext:value-type="float">
            <text:p>1760.26</text:p>
          </table:table-cell>
          <table:table-cell office:value-type="float" office:value="1761.73" calcext:value-type="float">
            <text:p>1761.73</text:p>
          </table:table-cell>
          <table:table-cell office:value-type="float" office:value="1745.34" calcext:value-type="float">
            <text:p>1745.34</text:p>
          </table:table-cell>
          <table:table-cell office:value-type="float" office:value="1753.5" calcext:value-type="float">
            <text:p>175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10</text:p>
          </table:table-cell>
          <table:table-cell office:value-type="float" office:value="1750.83" calcext:value-type="float">
            <text:p>1750.83</text:p>
          </table:table-cell>
          <table:table-cell office:value-type="float" office:value="1761.13" calcext:value-type="float">
            <text:p>1761.13</text:p>
          </table:table-cell>
          <table:table-cell office:value-type="float" office:value="1746.44" calcext:value-type="float">
            <text:p>1746.44</text:p>
          </table:table-cell>
          <table:table-cell office:value-type="float" office:value="1760.26" calcext:value-type="float">
            <text:p>176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10</text:p>
          </table:table-cell>
          <table:table-cell office:value-type="float" office:value="1737.57" calcext:value-type="float">
            <text:p>1737.57</text:p>
          </table:table-cell>
          <table:table-cell office:value-type="float" office:value="1752.59" calcext:value-type="float">
            <text:p>1752.59</text:p>
          </table:table-cell>
          <table:table-cell office:value-type="float" office:value="1737.57" calcext:value-type="float">
            <text:p>1737.57</text:p>
          </table:table-cell>
          <table:table-cell office:value-type="float" office:value="1750.83" calcext:value-type="float">
            <text:p>175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10</text:p>
          </table:table-cell>
          <table:table-cell office:value-type="float" office:value="1733.72" calcext:value-type="float">
            <text:p>1733.72</text:p>
          </table:table-cell>
          <table:table-cell office:value-type="float" office:value="1747.77" calcext:value-type="float">
            <text:p>1747.77</text:p>
          </table:table-cell>
          <table:table-cell office:value-type="float" office:value="1729.21" calcext:value-type="float">
            <text:p>1729.21</text:p>
          </table:table-cell>
          <table:table-cell office:value-type="float" office:value="1737.25" calcext:value-type="float">
            <text:p>1737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10</text:p>
          </table:table-cell>
          <table:table-cell office:value-type="float" office:value="1712.36" calcext:value-type="float">
            <text:p>1712.36</text:p>
          </table:table-cell>
          <table:table-cell office:value-type="float" office:value="1730.98" calcext:value-type="float">
            <text:p>1730.98</text:p>
          </table:table-cell>
          <table:table-cell office:value-type="float" office:value="1706.22" calcext:value-type="float">
            <text:p>1706.22</text:p>
          </table:table-cell>
          <table:table-cell office:value-type="float" office:value="1730.98" calcext:value-type="float">
            <text:p>173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10</text:p>
          </table:table-cell>
          <table:table-cell office:value-type="float" office:value="1681.37" calcext:value-type="float">
            <text:p>1681.37</text:p>
          </table:table-cell>
          <table:table-cell office:value-type="float" office:value="1712.77" calcext:value-type="float">
            <text:p>1712.77</text:p>
          </table:table-cell>
          <table:table-cell office:value-type="float" office:value="1681.37" calcext:value-type="float">
            <text:p>1681.37</text:p>
          </table:table-cell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10</text:p>
          </table:table-cell>
          <table:table-cell office:value-type="float" office:value="1679.69" calcext:value-type="float">
            <text:p>1679.69</text:p>
          </table:table-cell>
          <table:table-cell office:value-type="float" office:value="1709.93" calcext:value-type="float">
            <text:p>1709.93</text:p>
          </table:table-cell>
          <table:table-cell office:value-type="float" office:value="1676.97" calcext:value-type="float">
            <text:p>1676.97</text:p>
          </table:table-cell>
          <table:table-cell office:value-type="float" office:value="1681.37" calcext:value-type="float">
            <text:p>168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10</text:p>
          </table:table-cell>
          <table:table-cell office:value-type="float" office:value="1683.38" calcext:value-type="float">
            <text:p>1683.38</text:p>
          </table:table-cell>
          <table:table-cell office:value-type="float" office:value="1684.06" calcext:value-type="float">
            <text:p>1684.06</text:p>
          </table:table-cell>
          <table:table-cell office:value-type="float" office:value="1672.61" calcext:value-type="float">
            <text:p>1672.61</text:p>
          </table:table-cell>
          <table:table-cell office:value-type="float" office:value="1679.45" calcext:value-type="float">
            <text:p>1679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10</text:p>
          </table:table-cell>
          <table:table-cell office:value-type="float" office:value="1678.65" calcext:value-type="float">
            <text:p>1678.65</text:p>
          </table:table-cell>
          <table:table-cell office:value-type="float" office:value="1688.05" calcext:value-type="float">
            <text:p>1688.05</text:p>
          </table:table-cell>
          <table:table-cell office:value-type="float" office:value="1671.94" calcext:value-type="float">
            <text:p>1671.94</text:p>
          </table:table-cell>
          <table:table-cell office:value-type="float" office:value="1683.38" calcext:value-type="float">
            <text:p>168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10</text:p>
          </table:table-cell>
          <table:table-cell office:value-type="float" office:value="1674.31" calcext:value-type="float">
            <text:p>1674.31</text:p>
          </table:table-cell>
          <table:table-cell office:value-type="float" office:value="1677.76" calcext:value-type="float">
            <text:p>1677.76</text:p>
          </table:table-cell>
          <table:table-cell office:value-type="float" office:value="1644.12" calcext:value-type="float">
            <text:p>1644.12</text:p>
          </table:table-cell>
          <table:table-cell office:value-type="float" office:value="1677.76" calcext:value-type="float">
            <text:p>167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10</text:p>
          </table:table-cell>
          <table:table-cell office:value-type="float" office:value="1674.51" calcext:value-type="float">
            <text:p>1674.51</text:p>
          </table:table-cell>
          <table:table-cell office:value-type="float" office:value="1691.47" calcext:value-type="float">
            <text:p>1691.47</text:p>
          </table:table-cell>
          <table:table-cell office:value-type="float" office:value="1666.06" calcext:value-type="float">
            <text:p>1666.06</text:p>
          </table:table-cell>
          <table:table-cell office:value-type="float" office:value="1673.23" calcext:value-type="float">
            <text:p>167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10</text:p>
          </table:table-cell>
          <table:table-cell table:number-columns-repeated="2" office:value-type="float" office:value="1737.05" calcext:value-type="float">
            <text:p>1737.05</text:p>
          </table:table-cell>
          <table:table-cell office:value-type="float" office:value="1669.39" calcext:value-type="float">
            <text:p>1669.39</text:p>
          </table:table-cell>
          <table:table-cell office:value-type="float" office:value="1673.48" calcext:value-type="float">
            <text:p>167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10</text:p>
          </table:table-cell>
          <table:table-cell table:number-columns-repeated="2" office:value-type="float" office:value="1764.65" calcext:value-type="float">
            <text:p>1764.65</text:p>
          </table:table-cell>
          <table:table-cell table:number-columns-repeated="2" office:value-type="float" office:value="1740.13" calcext:value-type="float">
            <text:p>174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10</text:p>
          </table:table-cell>
          <table:table-cell office:value-type="float" office:value="1758.65" calcext:value-type="float">
            <text:p>1758.65</text:p>
          </table:table-cell>
          <table:table-cell office:value-type="float" office:value="1764.65" calcext:value-type="float">
            <text:p>1764.65</text:p>
          </table:table-cell>
          <table:table-cell office:value-type="float" office:value="1753.23" calcext:value-type="float">
            <text:p>1753.23</text:p>
          </table:table-cell>
          <table:table-cell office:value-type="float" office:value="1764.65" calcext:value-type="float">
            <text:p>176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10</text:p>
          </table:table-cell>
          <table:table-cell office:value-type="float" office:value="1766.8" calcext:value-type="float">
            <text:p>1766.8</text:p>
          </table:table-cell>
          <table:table-cell office:value-type="float" office:value="1769.44" calcext:value-type="float">
            <text:p>1769.44</text:p>
          </table:table-cell>
          <table:table-cell office:value-type="float" office:value="1754.61" calcext:value-type="float">
            <text:p>1754.61</text:p>
          </table:table-cell>
          <table:table-cell office:value-type="float" office:value="1758.65" calcext:value-type="float">
            <text:p>175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10</text:p>
          </table:table-cell>
          <table:table-cell office:value-type="float" office:value="1766.79" calcext:value-type="float">
            <text:p>1766.79</text:p>
          </table:table-cell>
          <table:table-cell office:value-type="float" office:value="1771.13" calcext:value-type="float">
            <text:p>1771.13</text:p>
          </table:table-cell>
          <table:table-cell office:value-type="float" office:value="1760.21" calcext:value-type="float">
            <text:p>1760.21</text:p>
          </table:table-cell>
          <table:table-cell office:value-type="float" office:value="1765.91" calcext:value-type="float">
            <text:p>1765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10</text:p>
          </table:table-cell>
          <table:table-cell office:value-type="float" office:value="1760.51" calcext:value-type="float">
            <text:p>1760.51</text:p>
          </table:table-cell>
          <table:table-cell office:value-type="float" office:value="1776.12" calcext:value-type="float">
            <text:p>1776.12</text:p>
          </table:table-cell>
          <table:table-cell office:value-type="float" office:value="1760.51" calcext:value-type="float">
            <text:p>1760.51</text:p>
          </table:table-cell>
          <table:table-cell office:value-type="float" office:value="1766.79" calcext:value-type="float">
            <text:p>1766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10</text:p>
          </table:table-cell>
          <table:table-cell office:value-type="float" office:value="1752.37" calcext:value-type="float">
            <text:p>1752.37</text:p>
          </table:table-cell>
          <table:table-cell office:value-type="float" office:value="1763.07" calcext:value-type="float">
            <text:p>1763.07</text:p>
          </table:table-cell>
          <table:table-cell office:value-type="float" office:value="1752.37" calcext:value-type="float">
            <text:p>1752.37</text:p>
          </table:table-cell>
          <table:table-cell office:value-type="float" office:value="1757.67" calcext:value-type="float">
            <text:p>175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10</text:p>
          </table:table-cell>
          <table:table-cell office:value-type="float" office:value="1755.65" calcext:value-type="float">
            <text:p>1755.65</text:p>
          </table:table-cell>
          <table:table-cell office:value-type="float" office:value="1757.77" calcext:value-type="float">
            <text:p>1757.77</text:p>
          </table:table-cell>
          <table:table-cell office:value-type="float" office:value="1742.37" calcext:value-type="float">
            <text:p>1742.37</text:p>
          </table:table-cell>
          <table:table-cell office:value-type="float" office:value="1752.37" calcext:value-type="float">
            <text:p>175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10</text:p>
          </table:table-cell>
          <table:table-cell office:value-type="float" office:value="1750.66" calcext:value-type="float">
            <text:p>1750.66</text:p>
          </table:table-cell>
          <table:table-cell office:value-type="float" office:value="1759.35" calcext:value-type="float">
            <text:p>1759.35</text:p>
          </table:table-cell>
          <table:table-cell office:value-type="float" office:value="1747.29" calcext:value-type="float">
            <text:p>1747.29</text:p>
          </table:table-cell>
          <table:table-cell office:value-type="float" office:value="1755.65" calcext:value-type="float">
            <text:p>1755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10</text:p>
          </table:table-cell>
          <table:table-cell office:value-type="float" office:value="1734.8" calcext:value-type="float">
            <text:p>1734.8</text:p>
          </table:table-cell>
          <table:table-cell office:value-type="float" office:value="1754.27" calcext:value-type="float">
            <text:p>1754.27</text:p>
          </table:table-cell>
          <table:table-cell office:value-type="float" office:value="1734.59" calcext:value-type="float">
            <text:p>1734.59</text:p>
          </table:table-cell>
          <table:table-cell office:value-type="float" office:value="1753.93" calcext:value-type="float">
            <text:p>1753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10</text:p>
          </table:table-cell>
          <table:table-cell office:value-type="float" office:value="1735.9" calcext:value-type="float">
            <text:p>1735.9</text:p>
          </table:table-cell>
          <table:table-cell office:value-type="float" office:value="1757.5" calcext:value-type="float">
            <text:p>1757.5</text:p>
          </table:table-cell>
          <table:table-cell office:value-type="float" office:value="1723.63" calcext:value-type="float">
            <text:p>1723.63</text:p>
          </table:table-cell>
          <table:table-cell office:value-type="float" office:value="1731.56" calcext:value-type="float">
            <text:p>173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10</text:p>
          </table:table-cell>
          <table:table-cell office:value-type="float" office:value="1715.83" calcext:value-type="float">
            <text:p>1715.83</text:p>
          </table:table-cell>
          <table:table-cell office:value-type="float" office:value="1735.9" calcext:value-type="float">
            <text:p>1735.9</text:p>
          </table:table-cell>
          <table:table-cell office:value-type="float" office:value="1709.78" calcext:value-type="float">
            <text:p>1709.78</text:p>
          </table:table-cell>
          <table:table-cell office:value-type="float" office:value="1735.9" calcext:value-type="float">
            <text:p>173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10</text:p>
          </table:table-cell>
          <table:table-cell office:value-type="float" office:value="1694.14" calcext:value-type="float">
            <text:p>1694.14</text:p>
          </table:table-cell>
          <table:table-cell office:value-type="float" office:value="1717.83" calcext:value-type="float">
            <text:p>1717.83</text:p>
          </table:table-cell>
          <table:table-cell office:value-type="float" office:value="1694.14" calcext:value-type="float">
            <text:p>1694.14</text:p>
          </table:table-cell>
          <table:table-cell office:value-type="float" office:value="1715.83" calcext:value-type="float">
            <text:p>171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10</text:p>
          </table:table-cell>
          <table:table-cell office:value-type="float" office:value="1680.12" calcext:value-type="float">
            <text:p>1680.12</text:p>
          </table:table-cell>
          <table:table-cell office:value-type="float" office:value="1705.58" calcext:value-type="float">
            <text:p>1705.58</text:p>
          </table:table-cell>
          <table:table-cell office:value-type="float" office:value="1680.12" calcext:value-type="float">
            <text:p>1680.12</text:p>
          </table:table-cell>
          <table:table-cell office:value-type="float" office:value="1692.63" calcext:value-type="float">
            <text:p>169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10</text:p>
          </table:table-cell>
          <table:table-cell office:value-type="float" office:value="1664.45" calcext:value-type="float">
            <text:p>1664.45</text:p>
          </table:table-cell>
          <table:table-cell office:value-type="float" office:value="1684.79" calcext:value-type="float">
            <text:p>1684.79</text:p>
          </table:table-cell>
          <table:table-cell office:value-type="float" office:value="1663.44" calcext:value-type="float">
            <text:p>1663.44</text:p>
          </table:table-cell>
          <table:table-cell office:value-type="float" office:value="1678.07" calcext:value-type="float">
            <text:p>167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10</text:p>
          </table:table-cell>
          <table:table-cell office:value-type="float" office:value="1666.75" calcext:value-type="float">
            <text:p>1666.75</text:p>
          </table:table-cell>
          <table:table-cell office:value-type="float" office:value="1672.13" calcext:value-type="float">
            <text:p>1672.13</text:p>
          </table:table-cell>
          <table:table-cell office:value-type="float" office:value="1656.99" calcext:value-type="float">
            <text:p>1656.99</text:p>
          </table:table-cell>
          <table:table-cell office:value-type="float" office:value="1660.81" calcext:value-type="float">
            <text:p>1660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10</text:p>
          </table:table-cell>
          <table:table-cell table:number-columns-repeated="2" office:value-type="float" office:value="1702.17" calcext:value-type="float">
            <text:p>1702.17</text:p>
          </table:table-cell>
          <table:table-cell office:value-type="float" office:value="1660.34" calcext:value-type="float">
            <text:p>1660.34</text:p>
          </table:table-cell>
          <table:table-cell office:value-type="float" office:value="1666.75" calcext:value-type="float">
            <text:p>166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10</text:p>
          </table:table-cell>
          <table:table-cell office:value-type="float" office:value="1677.4" calcext:value-type="float">
            <text:p>1677.4</text:p>
          </table:table-cell>
          <table:table-cell office:value-type="float" office:value="1702.17" calcext:value-type="float">
            <text:p>1702.17</text:p>
          </table:table-cell>
          <table:table-cell office:value-type="float" office:value="1677.4" calcext:value-type="float">
            <text:p>1677.4</text:p>
          </table:table-cell>
          <table:table-cell office:value-type="float" office:value="1702.17" calcext:value-type="float">
            <text:p>1702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10</text:p>
          </table:table-cell>
          <table:table-cell office:value-type="float" office:value="1639.08" calcext:value-type="float">
            <text:p>1639.08</text:p>
          </table:table-cell>
          <table:table-cell office:value-type="float" office:value="1676.61" calcext:value-type="float">
            <text:p>1676.61</text:p>
          </table:table-cell>
          <table:table-cell office:value-type="float" office:value="1639.08" calcext:value-type="float">
            <text:p>1639.08</text:p>
          </table:table-cell>
          <table:table-cell office:value-type="float" office:value="1676.61" calcext:value-type="float">
            <text:p>167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10</text:p>
          </table:table-cell>
          <table:table-cell office:value-type="float" office:value="1651.21" calcext:value-type="float">
            <text:p>1651.21</text:p>
          </table:table-cell>
          <table:table-cell office:value-type="float" office:value="1655.51" calcext:value-type="float">
            <text:p>1655.51</text:p>
          </table:table-cell>
          <table:table-cell office:value-type="float" office:value="1639.24" calcext:value-type="float">
            <text:p>1639.24</text:p>
          </table:table-cell>
          <table:table-cell office:value-type="float" office:value="1639.94" calcext:value-type="float">
            <text:p>163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10</text:p>
          </table:table-cell>
          <table:table-cell office:value-type="float" office:value="1624.36" calcext:value-type="float">
            <text:p>1624.36</text:p>
          </table:table-cell>
          <table:table-cell office:value-type="float" office:value="1651.21" calcext:value-type="float">
            <text:p>1651.21</text:p>
          </table:table-cell>
          <table:table-cell office:value-type="float" office:value="1624.36" calcext:value-type="float">
            <text:p>1624.36</text:p>
          </table:table-cell>
          <table:table-cell office:value-type="float" office:value="1651.21" calcext:value-type="float">
            <text:p>165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10</text:p>
          </table:table-cell>
          <table:table-cell office:value-type="float" office:value="1613.56" calcext:value-type="float">
            <text:p>1613.56</text:p>
          </table:table-cell>
          <table:table-cell office:value-type="float" office:value="1625.67" calcext:value-type="float">
            <text:p>1625.67</text:p>
          </table:table-cell>
          <table:table-cell office:value-type="float" office:value="1599.59" calcext:value-type="float">
            <text:p>1599.59</text:p>
          </table:table-cell>
          <table:table-cell office:value-type="float" office:value="1624.36" calcext:value-type="float">
            <text:p>162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10</text:p>
          </table:table-cell>
          <table:table-cell office:value-type="float" office:value="1542.16" calcext:value-type="float">
            <text:p>1542.16</text:p>
          </table:table-cell>
          <table:table-cell office:value-type="float" office:value="1612.5" calcext:value-type="float">
            <text:p>1612.5</text:p>
          </table:table-cell>
          <table:table-cell office:value-type="float" office:value="1541.23" calcext:value-type="float">
            <text:p>1541.23</text:p>
          </table:table-cell>
          <table:table-cell office:value-type="float" office:value="1611.81" calcext:value-type="float">
            <text:p>161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10</text:p>
          </table:table-cell>
          <table:table-cell table:number-columns-repeated="2" office:value-type="float" office:value="1591.58" calcext:value-type="float">
            <text:p>1591.58</text:p>
          </table:table-cell>
          <table:table-cell office:value-type="float" office:value="1538.79" calcext:value-type="float">
            <text:p>1538.79</text:p>
          </table:table-cell>
          <table:table-cell office:value-type="float" office:value="1539.36" calcext:value-type="float">
            <text:p>1539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10</text:p>
          </table:table-cell>
          <table:table-cell office:value-type="float" office:value="1582.64" calcext:value-type="float">
            <text:p>1582.64</text:p>
          </table:table-cell>
          <table:table-cell office:value-type="float" office:value="1605.83" calcext:value-type="float">
            <text:p>1605.83</text:p>
          </table:table-cell>
          <table:table-cell office:value-type="float" office:value="1578.52" calcext:value-type="float">
            <text:p>1578.52</text:p>
          </table:table-cell>
          <table:table-cell office:value-type="float" office:value="1591.58" calcext:value-type="float">
            <text:p>159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10</text:p>
          </table:table-cell>
          <table:table-cell table:number-columns-repeated="2" office:value-type="float" office:value="1633.28" calcext:value-type="float">
            <text:p>1633.28</text:p>
          </table:table-cell>
          <table:table-cell office:value-type="float" office:value="1567.65" calcext:value-type="float">
            <text:p>1567.65</text:p>
          </table:table-cell>
          <table:table-cell office:value-type="float" office:value="1579.56" calcext:value-type="float">
            <text:p>157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10</text:p>
          </table:table-cell>
          <table:table-cell table:number-columns-repeated="2" office:value-type="float" office:value="1647.65" calcext:value-type="float">
            <text:p>1647.65</text:p>
          </table:table-cell>
          <table:table-cell office:value-type="float" office:value="1613.53" calcext:value-type="float">
            <text:p>1613.53</text:p>
          </table:table-cell>
          <table:table-cell office:value-type="float" office:value="1638.59" calcext:value-type="float">
            <text:p>163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10</text:p>
          </table:table-cell>
          <table:table-cell office:value-type="float" office:value="1650.49" calcext:value-type="float">
            <text:p>1650.49</text:p>
          </table:table-cell>
          <table:table-cell office:value-type="float" office:value="1671.96" calcext:value-type="float">
            <text:p>1671.96</text:p>
          </table:table-cell>
          <table:table-cell office:value-type="float" office:value="1641.25" calcext:value-type="float">
            <text:p>1641.25</text:p>
          </table:table-cell>
          <table:table-cell office:value-type="float" office:value="1647.92" calcext:value-type="float">
            <text:p>164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10</text:p>
          </table:table-cell>
          <table:table-cell office:value-type="float" office:value="1672.02" calcext:value-type="float">
            <text:p>1672.02</text:p>
          </table:table-cell>
          <table:table-cell office:value-type="float" office:value="1672.82" calcext:value-type="float">
            <text:p>1672.82</text:p>
          </table:table-cell>
          <table:table-cell office:value-type="float" office:value="1617.62" calcext:value-type="float">
            <text:p>1617.62</text:p>
          </table:table-cell>
          <table:table-cell office:value-type="float" office:value="1642.16" calcext:value-type="float">
            <text:p>164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10</text:p>
          </table:table-cell>
          <table:table-cell table:number-columns-repeated="2" office:value-type="float" office:value="1721.6" calcext:value-type="float">
            <text:p>1721.6</text:p>
          </table:table-cell>
          <table:table-cell office:value-type="float" office:value="1666.41" calcext:value-type="float">
            <text:p>1666.41</text:p>
          </table:table-cell>
          <table:table-cell office:value-type="float" office:value="1672.02" calcext:value-type="float">
            <text:p>167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10</text:p>
          </table:table-cell>
          <table:table-cell table:number-columns-repeated="2" office:value-type="float" office:value="1745.09" calcext:value-type="float">
            <text:p>1745.09</text:p>
          </table:table-cell>
          <table:table-cell office:value-type="float" office:value="1716.9" calcext:value-type="float">
            <text:p>1716.9</text:p>
          </table:table-cell>
          <table:table-cell office:value-type="float" office:value="1723.35" calcext:value-type="float">
            <text:p>172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10</text:p>
          </table:table-cell>
          <table:table-cell office:value-type="float" office:value="1734.11" calcext:value-type="float">
            <text:p>1734.11</text:p>
          </table:table-cell>
          <table:table-cell office:value-type="float" office:value="1749.33" calcext:value-type="float">
            <text:p>1749.33</text:p>
          </table:table-cell>
          <table:table-cell office:value-type="float" office:value="1734.11" calcext:value-type="float">
            <text:p>1734.11</text:p>
          </table:table-cell>
          <table:table-cell office:value-type="float" office:value="1744.77" calcext:value-type="float">
            <text:p>174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10</text:p>
          </table:table-cell>
          <table:table-cell table:number-columns-repeated="2" office:value-type="float" office:value="1752.35" calcext:value-type="float">
            <text:p>1752.35</text:p>
          </table:table-cell>
          <table:table-cell office:value-type="float" office:value="1722.5" calcext:value-type="float">
            <text:p>1722.5</text:p>
          </table:table-cell>
          <table:table-cell office:value-type="float" office:value="1732.35" calcext:value-type="float">
            <text:p>173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10</text:p>
          </table:table-cell>
          <table:table-cell office:value-type="float" office:value="1631.82" calcext:value-type="float">
            <text:p>1631.82</text:p>
          </table:table-cell>
          <table:table-cell office:value-type="float" office:value="1755.69" calcext:value-type="float">
            <text:p>1755.69</text:p>
          </table:table-cell>
          <table:table-cell office:value-type="float" office:value="1631.82" calcext:value-type="float">
            <text:p>1631.82</text:p>
          </table:table-cell>
          <table:table-cell office:value-type="float" office:value="1753.24" calcext:value-type="float">
            <text:p>1753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10</text:p>
          </table:table-cell>
          <table:table-cell office:value-type="float" office:value="1627.51" calcext:value-type="float">
            <text:p>1627.51</text:p>
          </table:table-cell>
          <table:table-cell office:value-type="float" office:value="1647.33" calcext:value-type="float">
            <text:p>1647.33</text:p>
          </table:table-cell>
          <table:table-cell office:value-type="float" office:value="1576.79" calcext:value-type="float">
            <text:p>1576.79</text:p>
          </table:table-cell>
          <table:table-cell office:value-type="float" office:value="1626.3" calcext:value-type="float">
            <text:p>162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10</text:p>
          </table:table-cell>
          <table:table-cell office:value-type="float" office:value="1731.9" calcext:value-type="float">
            <text:p>1731.9</text:p>
          </table:table-cell>
          <table:table-cell office:value-type="float" office:value="1739.49" calcext:value-type="float">
            <text:p>1739.49</text:p>
          </table:table-cell>
          <table:table-cell office:value-type="float" office:value="1606.17" calcext:value-type="float">
            <text:p>1606.17</text:p>
          </table:table-cell>
          <table:table-cell office:value-type="float" office:value="1627.51" calcext:value-type="float">
            <text:p>162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10</text:p>
          </table:table-cell>
          <table:table-cell table:number-columns-repeated="2" office:value-type="float" office:value="1768.72" calcext:value-type="float">
            <text:p>1768.72</text:p>
          </table:table-cell>
          <table:table-cell office:value-type="float" office:value="1723.37" calcext:value-type="float">
            <text:p>1723.37</text:p>
          </table:table-cell>
          <table:table-cell office:value-type="float" office:value="1731.33" calcext:value-type="float">
            <text:p>173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10</text:p>
          </table:table-cell>
          <table:table-cell table:number-columns-repeated="2" office:value-type="float" office:value="1831.26" calcext:value-type="float">
            <text:p>1831.26</text:p>
          </table:table-cell>
          <table:table-cell office:value-type="float" office:value="1770.21" calcext:value-type="float">
            <text:p>1770.21</text:p>
          </table:table-cell>
          <table:table-cell office:value-type="float" office:value="1771.03" calcext:value-type="float">
            <text:p>1771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10</text:p>
          </table:table-cell>
          <table:table-cell office:value-type="float" office:value="1800.96" calcext:value-type="float">
            <text:p>1800.96</text:p>
          </table:table-cell>
          <table:table-cell office:value-type="float" office:value="1810.4" calcext:value-type="float">
            <text:p>1810.4</text:p>
          </table:table-cell>
          <table:table-cell office:value-type="float" office:value="1794" calcext:value-type="float">
            <text:p>1794</text:p>
          </table:table-cell>
          <table:table-cell office:value-type="float" office:value="1800.82" calcext:value-type="float">
            <text:p>180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10</text:p>
          </table:table-cell>
          <table:table-cell office:value-type="float" office:value="1791.24" calcext:value-type="float">
            <text:p>1791.24</text:p>
          </table:table-cell>
          <table:table-cell office:value-type="float" office:value="1807.99" calcext:value-type="float">
            <text:p>1807.99</text:p>
          </table:table-cell>
          <table:table-cell office:value-type="float" office:value="1791.24" calcext:value-type="float">
            <text:p>1791.24</text:p>
          </table:table-cell>
          <table:table-cell office:value-type="float" office:value="1800.49" calcext:value-type="float">
            <text:p>180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10</text:p>
          </table:table-cell>
          <table:table-cell office:value-type="float" office:value="1791.13" calcext:value-type="float">
            <text:p>1791.13</text:p>
          </table:table-cell>
          <table:table-cell office:value-type="float" office:value="1791.86" calcext:value-type="float">
            <text:p>1791.86</text:p>
          </table:table-cell>
          <table:table-cell office:value-type="float" office:value="1775.04" calcext:value-type="float">
            <text:p>1775.04</text:p>
          </table:table-cell>
          <table:table-cell office:value-type="float" office:value="1789.01" calcext:value-type="float">
            <text:p>178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10</text:p>
          </table:table-cell>
          <table:table-cell office:value-type="float" office:value="1821.57" calcext:value-type="float">
            <text:p>1821.57</text:p>
          </table:table-cell>
          <table:table-cell office:value-type="float" office:value="1822.48" calcext:value-type="float">
            <text:p>1822.48</text:p>
          </table:table-cell>
          <table:table-cell office:value-type="float" office:value="1785.7" calcext:value-type="float">
            <text:p>1785.7</text:p>
          </table:table-cell>
          <table:table-cell office:value-type="float" office:value="1785.82" calcext:value-type="float">
            <text:p>178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10</text:p>
          </table:table-cell>
          <table:table-cell office:value-type="float" office:value="1826.78" calcext:value-type="float">
            <text:p>1826.78</text:p>
          </table:table-cell>
          <table:table-cell office:value-type="float" office:value="1830.52" calcext:value-type="float">
            <text:p>1830.52</text:p>
          </table:table-cell>
          <table:table-cell office:value-type="float" office:value="1817.29" calcext:value-type="float">
            <text:p>1817.29</text:p>
          </table:table-cell>
          <table:table-cell office:value-type="float" office:value="1821.12" calcext:value-type="float">
            <text:p>182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10</text:p>
          </table:table-cell>
          <table:table-cell office:value-type="float" office:value="1828.03" calcext:value-type="float">
            <text:p>1828.03</text:p>
          </table:table-cell>
          <table:table-cell office:value-type="float" office:value="1836.57" calcext:value-type="float">
            <text:p>1836.57</text:p>
          </table:table-cell>
          <table:table-cell office:value-type="float" office:value="1819.13" calcext:value-type="float">
            <text:p>1819.13</text:p>
          </table:table-cell>
          <table:table-cell office:value-type="float" office:value="1826.78" calcext:value-type="float">
            <text:p>182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10</text:p>
          </table:table-cell>
          <table:table-cell office:value-type="float" office:value="1808.65" calcext:value-type="float">
            <text:p>1808.65</text:p>
          </table:table-cell>
          <table:table-cell office:value-type="float" office:value="1829.8" calcext:value-type="float">
            <text:p>1829.8</text:p>
          </table:table-cell>
          <table:table-cell office:value-type="float" office:value="1788.37" calcext:value-type="float">
            <text:p>1788.37</text:p>
          </table:table-cell>
          <table:table-cell office:value-type="float" office:value="1828.03" calcext:value-type="float">
            <text:p>1828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10</text:p>
          </table:table-cell>
          <table:table-cell office:value-type="float" office:value="1799.43" calcext:value-type="float">
            <text:p>1799.43</text:p>
          </table:table-cell>
          <table:table-cell office:value-type="float" office:value="1816.06" calcext:value-type="float">
            <text:p>1816.06</text:p>
          </table:table-cell>
          <table:table-cell office:value-type="float" office:value="1799.43" calcext:value-type="float">
            <text:p>1799.43</text:p>
          </table:table-cell>
          <table:table-cell office:value-type="float" office:value="1811.99" calcext:value-type="float">
            <text:p>181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10</text:p>
          </table:table-cell>
          <table:table-cell office:value-type="float" office:value="1804.8" calcext:value-type="float">
            <text:p>1804.8</text:p>
          </table:table-cell>
          <table:table-cell office:value-type="float" office:value="1817.72" calcext:value-type="float">
            <text:p>1817.72</text:p>
          </table:table-cell>
          <table:table-cell office:value-type="float" office:value="1797.44" calcext:value-type="float">
            <text:p>1797.44</text:p>
          </table:table-cell>
          <table:table-cell office:value-type="float" office:value="1799.32" calcext:value-type="float">
            <text:p>179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10</text:p>
          </table:table-cell>
          <table:table-cell office:value-type="float" office:value="1788.25" calcext:value-type="float">
            <text:p>1788.25</text:p>
          </table:table-cell>
          <table:table-cell office:value-type="float" office:value="1803.18" calcext:value-type="float">
            <text:p>1803.18</text:p>
          </table:table-cell>
          <table:table-cell office:value-type="float" office:value="1768.75" calcext:value-type="float">
            <text:p>1768.75</text:p>
          </table:table-cell>
          <table:table-cell office:value-type="float" office:value="1801.3" calcext:value-type="float">
            <text:p>180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10</text:p>
          </table:table-cell>
          <table:table-cell office:value-type="float" office:value="1802.64" calcext:value-type="float">
            <text:p>1802.64</text:p>
          </table:table-cell>
          <table:table-cell office:value-type="float" office:value="1814.1" calcext:value-type="float">
            <text:p>1814.1</text:p>
          </table:table-cell>
          <table:table-cell office:value-type="float" office:value="1771.72" calcext:value-type="float">
            <text:p>1771.72</text:p>
          </table:table-cell>
          <table:table-cell office:value-type="float" office:value="1787.43" calcext:value-type="float">
            <text:p>178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10</text:p>
          </table:table-cell>
          <table:table-cell office:value-type="float" office:value="1810.71" calcext:value-type="float">
            <text:p>1810.71</text:p>
          </table:table-cell>
          <table:table-cell office:value-type="float" office:value="1815.96" calcext:value-type="float">
            <text:p>1815.96</text:p>
          </table:table-cell>
          <table:table-cell office:value-type="float" office:value="1799.06" calcext:value-type="float">
            <text:p>1799.06</text:p>
          </table:table-cell>
          <table:table-cell office:value-type="float" office:value="1802.64" calcext:value-type="float">
            <text:p>180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10</text:p>
          </table:table-cell>
          <table:table-cell office:value-type="float" office:value="1811.6" calcext:value-type="float">
            <text:p>1811.6</text:p>
          </table:table-cell>
          <table:table-cell office:value-type="float" office:value="1812.72" calcext:value-type="float">
            <text:p>1812.72</text:p>
          </table:table-cell>
          <table:table-cell office:value-type="float" office:value="1804.03" calcext:value-type="float">
            <text:p>1804.03</text:p>
          </table:table-cell>
          <table:table-cell office:value-type="float" office:value="1810.33" calcext:value-type="float">
            <text:p>181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10</text:p>
          </table:table-cell>
          <table:table-cell office:value-type="float" office:value="1824.51" calcext:value-type="float">
            <text:p>1824.51</text:p>
          </table:table-cell>
          <table:table-cell office:value-type="float" office:value="1825.27" calcext:value-type="float">
            <text:p>1825.27</text:p>
          </table:table-cell>
          <table:table-cell office:value-type="float" office:value="1805.16" calcext:value-type="float">
            <text:p>1805.16</text:p>
          </table:table-cell>
          <table:table-cell office:value-type="float" office:value="1812.22" calcext:value-type="float">
            <text:p>181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10</text:p>
          </table:table-cell>
          <table:table-cell office:value-type="float" office:value="1816.05" calcext:value-type="float">
            <text:p>1816.05</text:p>
          </table:table-cell>
          <table:table-cell office:value-type="float" office:value="1835.71" calcext:value-type="float">
            <text:p>1835.71</text:p>
          </table:table-cell>
          <table:table-cell office:value-type="float" office:value="1814.88" calcext:value-type="float">
            <text:p>1814.88</text:p>
          </table:table-cell>
          <table:table-cell office:value-type="float" office:value="1823.94" calcext:value-type="float">
            <text:p>182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10</text:p>
          </table:table-cell>
          <table:table-cell office:value-type="float" office:value="1800.92" calcext:value-type="float">
            <text:p>1800.92</text:p>
          </table:table-cell>
          <table:table-cell office:value-type="float" office:value="1821.28" calcext:value-type="float">
            <text:p>1821.28</text:p>
          </table:table-cell>
          <table:table-cell office:value-type="float" office:value="1800.92" calcext:value-type="float">
            <text:p>1800.92</text:p>
          </table:table-cell>
          <table:table-cell office:value-type="float" office:value="1814.88" calcext:value-type="float">
            <text:p>181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10</text:p>
          </table:table-cell>
          <table:table-cell office:value-type="float" office:value="1777.91" calcext:value-type="float">
            <text:p>1777.91</text:p>
          </table:table-cell>
          <table:table-cell office:value-type="float" office:value="1797.86" calcext:value-type="float">
            <text:p>1797.86</text:p>
          </table:table-cell>
          <table:table-cell office:value-type="float" office:value="1752.47" calcext:value-type="float">
            <text:p>1752.47</text:p>
          </table:table-cell>
          <table:table-cell office:value-type="float" office:value="1797.86" calcext:value-type="float">
            <text:p>179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10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1813.28" calcext:value-type="float">
            <text:p>1813.28</text:p>
          </table:table-cell>
          <table:table-cell office:value-type="float" office:value="1774.14" calcext:value-type="float">
            <text:p>1774.14</text:p>
          </table:table-cell>
          <table:table-cell office:value-type="float" office:value="1778.49" calcext:value-type="float">
            <text:p>177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10</text:p>
          </table:table-cell>
          <table:table-cell office:value-type="float" office:value="1762.86" calcext:value-type="float">
            <text:p>1762.86</text:p>
          </table:table-cell>
          <table:table-cell office:value-type="float" office:value="1800.12" calcext:value-type="float">
            <text:p>1800.12</text:p>
          </table:table-cell>
          <table:table-cell office:value-type="float" office:value="1762.05" calcext:value-type="float">
            <text:p>1762.05</text:p>
          </table:table-cell>
          <table:table-cell office:value-type="float" office:value="1800.01" calcext:value-type="float">
            <text:p>180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10</text:p>
          </table:table-cell>
          <table:table-cell office:value-type="float" office:value="1719.4" calcext:value-type="float">
            <text:p>1719.4</text:p>
          </table:table-cell>
          <table:table-cell office:value-type="float" office:value="1761.44" calcext:value-type="float">
            <text:p>1761.44</text:p>
          </table:table-cell>
          <table:table-cell office:value-type="float" office:value="1717.84" calcext:value-type="float">
            <text:p>1717.84</text:p>
          </table:table-cell>
          <table:table-cell office:value-type="float" office:value="1760.88" calcext:value-type="float">
            <text:p>176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10</text:p>
          </table:table-cell>
          <table:table-cell office:value-type="float" office:value="1748.62" calcext:value-type="float">
            <text:p>1748.62</text:p>
          </table:table-cell>
          <table:table-cell office:value-type="float" office:value="1756.19" calcext:value-type="float">
            <text:p>1756.19</text:p>
          </table:table-cell>
          <table:table-cell table:number-columns-repeated="2" office:value-type="float" office:value="1716.51" calcext:value-type="float">
            <text:p>171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10</text:p>
          </table:table-cell>
          <table:table-cell office:value-type="float" office:value="1756.86" calcext:value-type="float">
            <text:p>1756.86</text:p>
          </table:table-cell>
          <table:table-cell office:value-type="float" office:value="1763.15" calcext:value-type="float">
            <text:p>1763.15</text:p>
          </table:table-cell>
          <table:table-cell table:number-columns-repeated="2" office:value-type="float" office:value="1748.62" calcext:value-type="float">
            <text:p>174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10</text:p>
          </table:table-cell>
          <table:table-cell office:value-type="float" office:value="1756.71" calcext:value-type="float">
            <text:p>1756.71</text:p>
          </table:table-cell>
          <table:table-cell office:value-type="float" office:value="1765.34" calcext:value-type="float">
            <text:p>1765.34</text:p>
          </table:table-cell>
          <table:table-cell office:value-type="float" office:value="1752.97" calcext:value-type="float">
            <text:p>1752.97</text:p>
          </table:table-cell>
          <table:table-cell office:value-type="float" office:value="1756.03" calcext:value-type="float">
            <text:p>175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10</text:p>
          </table:table-cell>
          <table:table-cell office:value-type="float" office:value="1763.68" calcext:value-type="float">
            <text:p>1763.68</text:p>
          </table:table-cell>
          <table:table-cell office:value-type="float" office:value="1772.86" calcext:value-type="float">
            <text:p>1772.86</text:p>
          </table:table-cell>
          <table:table-cell office:value-type="float" office:value="1746.6" calcext:value-type="float">
            <text:p>1746.6</text:p>
          </table:table-cell>
          <table:table-cell office:value-type="float" office:value="1755.86" calcext:value-type="float">
            <text:p>175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10</text:p>
          </table:table-cell>
          <table:table-cell office:value-type="float" office:value="1759.12" calcext:value-type="float">
            <text:p>1759.12</text:p>
          </table:table-cell>
          <table:table-cell office:value-type="float" office:value="1791" calcext:value-type="float">
            <text:p>1791</text:p>
          </table:table-cell>
          <table:table-cell office:value-type="float" office:value="1759.12" calcext:value-type="float">
            <text:p>1759.12</text:p>
          </table:table-cell>
          <table:table-cell office:value-type="float" office:value="1763.41" calcext:value-type="float">
            <text:p>176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10</text:p>
          </table:table-cell>
          <table:table-cell office:value-type="float" office:value="1721.07" calcext:value-type="float">
            <text:p>1721.07</text:p>
          </table:table-cell>
          <table:table-cell office:value-type="float" office:value="1758.05" calcext:value-type="float">
            <text:p>1758.05</text:p>
          </table:table-cell>
          <table:table-cell office:value-type="float" office:value="1721.07" calcext:value-type="float">
            <text:p>1721.07</text:p>
          </table:table-cell>
          <table:table-cell office:value-type="float" office:value="1757.71" calcext:value-type="float">
            <text:p>175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10</text:p>
          </table:table-cell>
          <table:table-cell office:value-type="float" office:value="1697.54" calcext:value-type="float">
            <text:p>1697.54</text:p>
          </table:table-cell>
          <table:table-cell office:value-type="float" office:value="1720.01" calcext:value-type="float">
            <text:p>1720.01</text:p>
          </table:table-cell>
          <table:table-cell office:value-type="float" office:value="1695.54" calcext:value-type="float">
            <text:p>1695.54</text:p>
          </table:table-cell>
          <table:table-cell office:value-type="float" office:value="1719.5" calcext:value-type="float">
            <text:p>17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10</text:p>
          </table:table-cell>
          <table:table-cell office:value-type="float" office:value="1677.92" calcext:value-type="float">
            <text:p>1677.92</text:p>
          </table:table-cell>
          <table:table-cell office:value-type="float" office:value="1701.03" calcext:value-type="float">
            <text:p>1701.03</text:p>
          </table:table-cell>
          <table:table-cell office:value-type="float" office:value="1659.65" calcext:value-type="float">
            <text:p>1659.65</text:p>
          </table:table-cell>
          <table:table-cell office:value-type="float" office:value="1693.62" calcext:value-type="float">
            <text:p>169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10</text:p>
          </table:table-cell>
          <table:table-cell office:value-type="float" office:value="1671.57" calcext:value-type="float">
            <text:p>1671.57</text:p>
          </table:table-cell>
          <table:table-cell office:value-type="float" office:value="1680.36" calcext:value-type="float">
            <text:p>1680.36</text:p>
          </table:table-cell>
          <table:table-cell office:value-type="float" office:value="1669.66" calcext:value-type="float">
            <text:p>1669.66</text:p>
          </table:table-cell>
          <table:table-cell office:value-type="float" office:value="1676.49" calcext:value-type="float">
            <text:p>167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10</text:p>
          </table:table-cell>
          <table:table-cell office:value-type="float" office:value="1664.91" calcext:value-type="float">
            <text:p>1664.91</text:p>
          </table:table-cell>
          <table:table-cell office:value-type="float" office:value="1684.24" calcext:value-type="float">
            <text:p>1684.24</text:p>
          </table:table-cell>
          <table:table-cell office:value-type="float" office:value="1664.91" calcext:value-type="float">
            <text:p>1664.91</text:p>
          </table:table-cell>
          <table:table-cell office:value-type="float" office:value="1671.57" calcext:value-type="float">
            <text:p>167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10</text:p>
          </table:table-cell>
          <table:table-cell office:value-type="float" office:value="1647.76" calcext:value-type="float">
            <text:p>1647.76</text:p>
          </table:table-cell>
          <table:table-cell office:value-type="float" office:value="1664.51" calcext:value-type="float">
            <text:p>1664.51</text:p>
          </table:table-cell>
          <table:table-cell office:value-type="float" office:value="1647.76" calcext:value-type="float">
            <text:p>1647.76</text:p>
          </table:table-cell>
          <table:table-cell office:value-type="float" office:value="1664.51" calcext:value-type="float">
            <text:p>166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10</text:p>
          </table:table-cell>
          <table:table-cell office:value-type="float" office:value="1644.32" calcext:value-type="float">
            <text:p>1644.32</text:p>
          </table:table-cell>
          <table:table-cell office:value-type="float" office:value="1648.34" calcext:value-type="float">
            <text:p>1648.34</text:p>
          </table:table-cell>
          <table:table-cell office:value-type="float" office:value="1628.2" calcext:value-type="float">
            <text:p>1628.2</text:p>
          </table:table-cell>
          <table:table-cell office:value-type="float" office:value="1647.76" calcext:value-type="float">
            <text:p>1647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10</text:p>
          </table:table-cell>
          <table:table-cell office:value-type="float" office:value="1629.13" calcext:value-type="float">
            <text:p>1629.13</text:p>
          </table:table-cell>
          <table:table-cell office:value-type="float" office:value="1644.54" calcext:value-type="float">
            <text:p>1644.54</text:p>
          </table:table-cell>
          <table:table-cell office:value-type="float" office:value="1629.13" calcext:value-type="float">
            <text:p>1629.13</text:p>
          </table:table-cell>
          <table:table-cell office:value-type="float" office:value="1644.32" calcext:value-type="float">
            <text:p>164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10</text:p>
          </table:table-cell>
          <table:table-cell office:value-type="float" office:value="1626.96" calcext:value-type="float">
            <text:p>1626.96</text:p>
          </table:table-cell>
          <table:table-cell office:value-type="float" office:value="1638.85" calcext:value-type="float">
            <text:p>1638.85</text:p>
          </table:table-cell>
          <table:table-cell office:value-type="float" office:value="1623.48" calcext:value-type="float">
            <text:p>1623.48</text:p>
          </table:table-cell>
          <table:table-cell office:value-type="float" office:value="1625.58" calcext:value-type="float">
            <text:p>162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10</text:p>
          </table:table-cell>
          <table:table-cell office:value-type="float" office:value="1616.64" calcext:value-type="float">
            <text:p>1616.64</text:p>
          </table:table-cell>
          <table:table-cell office:value-type="float" office:value="1625.99" calcext:value-type="float">
            <text:p>1625.99</text:p>
          </table:table-cell>
          <table:table-cell office:value-type="float" office:value="1615" calcext:value-type="float">
            <text:p>1615</text:p>
          </table:table-cell>
          <table:table-cell office:value-type="float" office:value="1624.37" calcext:value-type="float">
            <text:p>162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10</text:p>
          </table:table-cell>
          <table:table-cell office:value-type="float" office:value="1608.62" calcext:value-type="float">
            <text:p>1608.62</text:p>
          </table:table-cell>
          <table:table-cell office:value-type="float" office:value="1616.64" calcext:value-type="float">
            <text:p>1616.64</text:p>
          </table:table-cell>
          <table:table-cell office:value-type="float" office:value="1602.85" calcext:value-type="float">
            <text:p>1602.85</text:p>
          </table:table-cell>
          <table:table-cell office:value-type="float" office:value="1616.64" calcext:value-type="float">
            <text:p>161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10</text:p>
          </table:table-cell>
          <table:table-cell office:value-type="float" office:value="1606.79" calcext:value-type="float">
            <text:p>1606.79</text:p>
          </table:table-cell>
          <table:table-cell office:value-type="float" office:value="1611.81" calcext:value-type="float">
            <text:p>1611.81</text:p>
          </table:table-cell>
          <table:table-cell office:value-type="float" office:value="1599.71" calcext:value-type="float">
            <text:p>1599.71</text:p>
          </table:table-cell>
          <table:table-cell office:value-type="float" office:value="1608.62" calcext:value-type="float">
            <text:p>1608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10</text:p>
          </table:table-cell>
          <table:table-cell office:value-type="float" office:value="1592.58" calcext:value-type="float">
            <text:p>1592.58</text:p>
          </table:table-cell>
          <table:table-cell office:value-type="float" office:value="1610.19" calcext:value-type="float">
            <text:p>1610.19</text:p>
          </table:table-cell>
          <table:table-cell office:value-type="float" office:value="1590.19" calcext:value-type="float">
            <text:p>1590.19</text:p>
          </table:table-cell>
          <table:table-cell office:value-type="float" office:value="1606.41" calcext:value-type="float">
            <text:p>160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10</text:p>
          </table:table-cell>
          <table:table-cell office:value-type="float" office:value="1598.8" calcext:value-type="float">
            <text:p>1598.8</text:p>
          </table:table-cell>
          <table:table-cell office:value-type="float" office:value="1600.16" calcext:value-type="float">
            <text:p>1600.16</text:p>
          </table:table-cell>
          <table:table-cell office:value-type="float" office:value="1588.06" calcext:value-type="float">
            <text:p>1588.06</text:p>
          </table:table-cell>
          <table:table-cell office:value-type="float" office:value="1592.29" calcext:value-type="float">
            <text:p>159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10</text:p>
          </table:table-cell>
          <table:table-cell office:value-type="float" office:value="1605.16" calcext:value-type="float">
            <text:p>1605.16</text:p>
          </table:table-cell>
          <table:table-cell office:value-type="float" office:value="1615.61" calcext:value-type="float">
            <text:p>1615.61</text:p>
          </table:table-cell>
          <table:table-cell office:value-type="float" office:value="1591.2" calcext:value-type="float">
            <text:p>1591.2</text:p>
          </table:table-cell>
          <table:table-cell office:value-type="float" office:value="1598.38" calcext:value-type="float">
            <text:p>159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10</text:p>
          </table:table-cell>
          <table:table-cell office:value-type="float" office:value="1590.92" calcext:value-type="float">
            <text:p>1590.92</text:p>
          </table:table-cell>
          <table:table-cell office:value-type="float" office:value="1613.45" calcext:value-type="float">
            <text:p>1613.45</text:p>
          </table:table-cell>
          <table:table-cell office:value-type="float" office:value="1590.92" calcext:value-type="float">
            <text:p>1590.92</text:p>
          </table:table-cell>
          <table:table-cell office:value-type="float" office:value="1604.87" calcext:value-type="float">
            <text:p>1604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10</text:p>
          </table:table-cell>
          <table:table-cell office:value-type="float" office:value="1564.74" calcext:value-type="float">
            <text:p>1564.74</text:p>
          </table:table-cell>
          <table:table-cell office:value-type="float" office:value="1591.21" calcext:value-type="float">
            <text:p>1591.21</text:p>
          </table:table-cell>
          <table:table-cell office:value-type="float" office:value="1562.94" calcext:value-type="float">
            <text:p>1562.94</text:p>
          </table:table-cell>
          <table:table-cell office:value-type="float" office:value="1591.21" calcext:value-type="float">
            <text:p>1591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10</text:p>
          </table:table-cell>
          <table:table-cell office:value-type="float" office:value="1556.45" calcext:value-type="float">
            <text:p>1556.45</text:p>
          </table:table-cell>
          <table:table-cell office:value-type="float" office:value="1564.19" calcext:value-type="float">
            <text:p>1564.19</text:p>
          </table:table-cell>
          <table:table-cell office:value-type="float" office:value="1553.66" calcext:value-type="float">
            <text:p>1553.66</text:p>
          </table:table-cell>
          <table:table-cell office:value-type="float" office:value="1561.56" calcext:value-type="float">
            <text:p>1561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10</text:p>
          </table:table-cell>
          <table:table-cell office:value-type="float" office:value="1576.29" calcext:value-type="float">
            <text:p>1576.29</text:p>
          </table:table-cell>
          <table:table-cell office:value-type="float" office:value="1586.99" calcext:value-type="float">
            <text:p>1586.99</text:p>
          </table:table-cell>
          <table:table-cell office:value-type="float" office:value="1568.81" calcext:value-type="float">
            <text:p>1568.81</text:p>
          </table:table-cell>
          <table:table-cell office:value-type="float" office:value="1572.64" calcext:value-type="float">
            <text:p>157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10</text:p>
          </table:table-cell>
          <table:table-cell table:number-columns-repeated="2" office:value-type="float" office:value="1608.11" calcext:value-type="float">
            <text:p>1608.11</text:p>
          </table:table-cell>
          <table:table-cell office:value-type="float" office:value="1569.44" calcext:value-type="float">
            <text:p>1569.44</text:p>
          </table:table-cell>
          <table:table-cell office:value-type="float" office:value="1576.29" calcext:value-type="float">
            <text:p>157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10</text:p>
          </table:table-cell>
          <table:table-cell office:value-type="float" office:value="1608.28" calcext:value-type="float">
            <text:p>1608.28</text:p>
          </table:table-cell>
          <table:table-cell office:value-type="float" office:value="1617.3" calcext:value-type="float">
            <text:p>1617.3</text:p>
          </table:table-cell>
          <table:table-cell office:value-type="float" office:value="1601.46" calcext:value-type="float">
            <text:p>1601.46</text:p>
          </table:table-cell>
          <table:table-cell office:value-type="float" office:value="1608.12" calcext:value-type="float">
            <text:p>160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10</text:p>
          </table:table-cell>
          <table:table-cell office:value-type="float" office:value="1609.32" calcext:value-type="float">
            <text:p>1609.32</text:p>
          </table:table-cell>
          <table:table-cell office:value-type="float" office:value="1610.98" calcext:value-type="float">
            <text:p>1610.98</text:p>
          </table:table-cell>
          <table:table-cell office:value-type="float" office:value="1590.98" calcext:value-type="float">
            <text:p>1590.98</text:p>
          </table:table-cell>
          <table:table-cell office:value-type="float" office:value="1607.64" calcext:value-type="float">
            <text:p>1607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10</text:p>
          </table:table-cell>
          <table:table-cell office:value-type="float" office:value="1607.48" calcext:value-type="float">
            <text:p>1607.48</text:p>
          </table:table-cell>
          <table:table-cell office:value-type="float" office:value="1609.92" calcext:value-type="float">
            <text:p>1609.92</text:p>
          </table:table-cell>
          <table:table-cell office:value-type="float" office:value="1596.23" calcext:value-type="float">
            <text:p>1596.23</text:p>
          </table:table-cell>
          <table:table-cell office:value-type="float" office:value="1609.89" calcext:value-type="float">
            <text:p>160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10</text:p>
          </table:table-cell>
          <table:table-cell office:value-type="float" office:value="1589.98" calcext:value-type="float">
            <text:p>1589.98</text:p>
          </table:table-cell>
          <table:table-cell office:value-type="float" office:value="1608.9" calcext:value-type="float">
            <text:p>1608.9</text:p>
          </table:table-cell>
          <table:table-cell office:value-type="float" office:value="1589.98" calcext:value-type="float">
            <text:p>1589.98</text:p>
          </table:table-cell>
          <table:table-cell office:value-type="float" office:value="1607.48" calcext:value-type="float">
            <text:p>160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10</text:p>
          </table:table-cell>
          <table:table-cell office:value-type="float" office:value="1591.89" calcext:value-type="float">
            <text:p>1591.89</text:p>
          </table:table-cell>
          <table:table-cell office:value-type="float" office:value="1593.51" calcext:value-type="float">
            <text:p>1593.51</text:p>
          </table:table-cell>
          <table:table-cell office:value-type="float" office:value="1582.55" calcext:value-type="float">
            <text:p>1582.55</text:p>
          </table:table-cell>
          <table:table-cell office:value-type="float" office:value="1589.69" calcext:value-type="float">
            <text:p>158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10</text:p>
          </table:table-cell>
          <table:table-cell office:value-type="float" office:value="1591.19" calcext:value-type="float">
            <text:p>1591.19</text:p>
          </table:table-cell>
          <table:table-cell office:value-type="float" office:value="1596.14" calcext:value-type="float">
            <text:p>1596.14</text:p>
          </table:table-cell>
          <table:table-cell office:value-type="float" office:value="1583.12" calcext:value-type="float">
            <text:p>1583.12</text:p>
          </table:table-cell>
          <table:table-cell office:value-type="float" office:value="1586.31" calcext:value-type="float">
            <text:p>158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10</text:p>
          </table:table-cell>
          <table:table-cell office:value-type="float" office:value="1595.38" calcext:value-type="float">
            <text:p>1595.38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82.99" calcext:value-type="float">
            <text:p>1582.99</text:p>
          </table:table-cell>
          <table:table-cell office:value-type="float" office:value="1590.38" calcext:value-type="float">
            <text:p>1590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10</text:p>
          </table:table-cell>
          <table:table-cell office:value-type="float" office:value="1571.03" calcext:value-type="float">
            <text:p>1571.03</text:p>
          </table:table-cell>
          <table:table-cell office:value-type="float" office:value="1594.24" calcext:value-type="float">
            <text:p>1594.24</text:p>
          </table:table-cell>
          <table:table-cell office:value-type="float" office:value="1569.6" calcext:value-type="float">
            <text:p>1569.6</text:p>
          </table:table-cell>
          <table:table-cell office:value-type="float" office:value="1592.75" calcext:value-type="float">
            <text:p>159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10</text:p>
          </table:table-cell>
          <table:table-cell office:value-type="float" office:value="1558.5" calcext:value-type="float">
            <text:p>1558.5</text:p>
          </table:table-cell>
          <table:table-cell office:value-type="float" office:value="1571.38" calcext:value-type="float">
            <text:p>1571.38</text:p>
          </table:table-cell>
          <table:table-cell office:value-type="float" office:value="1556.23" calcext:value-type="float">
            <text:p>1556.23</text:p>
          </table:table-cell>
          <table:table-cell office:value-type="float" office:value="1569.6" calcext:value-type="float">
            <text:p>156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10</text:p>
          </table:table-cell>
          <table:table-cell office:value-type="float" office:value="1536.32" calcext:value-type="float">
            <text:p>1536.32</text:p>
          </table:table-cell>
          <table:table-cell office:value-type="float" office:value="1561.27" calcext:value-type="float">
            <text:p>1561.27</text:p>
          </table:table-cell>
          <table:table-cell office:value-type="float" office:value="1536.32" calcext:value-type="float">
            <text:p>1536.32</text:p>
          </table:table-cell>
          <table:table-cell office:value-type="float" office:value="1558.24" calcext:value-type="float">
            <text:p>1558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10</text:p>
          </table:table-cell>
          <table:table-cell office:value-type="float" office:value="1526.67" calcext:value-type="float">
            <text:p>1526.67</text:p>
          </table:table-cell>
          <table:table-cell office:value-type="float" office:value="1547.16" calcext:value-type="float">
            <text:p>1547.16</text:p>
          </table:table-cell>
          <table:table-cell office:value-type="float" office:value="1525.55" calcext:value-type="float">
            <text:p>1525.55</text:p>
          </table:table-cell>
          <table:table-cell office:value-type="float" office:value="1535.47" calcext:value-type="float">
            <text:p>153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10</text:p>
          </table:table-cell>
          <table:table-cell table:number-columns-repeated="2" office:value-type="float" office:value="1571.06" calcext:value-type="float">
            <text:p>1571.06</text:p>
          </table:table-cell>
          <table:table-cell office:value-type="float" office:value="1518.08" calcext:value-type="float">
            <text:p>1518.08</text:p>
          </table:table-cell>
          <table:table-cell office:value-type="float" office:value="1526.67" calcext:value-type="float">
            <text:p>1526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10</text:p>
          </table:table-cell>
          <table:table-cell table:number-columns-repeated="2" office:value-type="float" office:value="1632.77" calcext:value-type="float">
            <text:p>1632.77</text:p>
          </table:table-cell>
          <table:table-cell office:value-type="float" office:value="1569.63" calcext:value-type="float">
            <text:p>1569.63</text:p>
          </table:table-cell>
          <table:table-cell office:value-type="float" office:value="1571.06" calcext:value-type="float">
            <text:p>157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10</text:p>
          </table:table-cell>
          <table:table-cell office:value-type="float" office:value="1642.56" calcext:value-type="float">
            <text:p>1642.56</text:p>
          </table:table-cell>
          <table:table-cell office:value-type="float" office:value="1644.88" calcext:value-type="float">
            <text:p>1644.88</text:p>
          </table:table-cell>
          <table:table-cell office:value-type="float" office:value="1628.86" calcext:value-type="float">
            <text:p>1628.86</text:p>
          </table:table-cell>
          <table:table-cell office:value-type="float" office:value="1633.75" calcext:value-type="float">
            <text:p>163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10</text:p>
          </table:table-cell>
          <table:table-cell office:value-type="float" office:value="1634.73" calcext:value-type="float">
            <text:p>1634.73</text:p>
          </table:table-cell>
          <table:table-cell office:value-type="float" office:value="1642.76" calcext:value-type="float">
            <text:p>1642.76</text:p>
          </table:table-cell>
          <table:table-cell office:value-type="float" office:value="1634.31" calcext:value-type="float">
            <text:p>1634.31</text:p>
          </table:table-cell>
          <table:table-cell office:value-type="float" office:value="1641.71" calcext:value-type="float">
            <text:p>164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10</text:p>
          </table:table-cell>
          <table:table-cell office:value-type="float" office:value="1624.74" calcext:value-type="float">
            <text:p>1624.74</text:p>
          </table:table-cell>
          <table:table-cell office:value-type="float" office:value="1636.18" calcext:value-type="float">
            <text:p>1636.18</text:p>
          </table:table-cell>
          <table:table-cell office:value-type="float" office:value="1624.58" calcext:value-type="float">
            <text:p>1624.58</text:p>
          </table:table-cell>
          <table:table-cell office:value-type="float" office:value="1633.67" calcext:value-type="float">
            <text:p>163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10</text:p>
          </table:table-cell>
          <table:table-cell office:value-type="float" office:value="1624.19" calcext:value-type="float">
            <text:p>1624.19</text:p>
          </table:table-cell>
          <table:table-cell office:value-type="float" office:value="1638.82" calcext:value-type="float">
            <text:p>1638.82</text:p>
          </table:table-cell>
          <table:table-cell office:value-type="float" office:value="1622.68" calcext:value-type="float">
            <text:p>1622.68</text:p>
          </table:table-cell>
          <table:table-cell office:value-type="float" office:value="1626.48" calcext:value-type="float">
            <text:p>162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10</text:p>
          </table:table-cell>
          <table:table-cell office:value-type="float" office:value="1630.18" calcext:value-type="float">
            <text:p>1630.18</text:p>
          </table:table-cell>
          <table:table-cell office:value-type="float" office:value="1642.22" calcext:value-type="float">
            <text:p>1642.22</text:p>
          </table:table-cell>
          <table:table-cell office:value-type="float" office:value="1616.48" calcext:value-type="float">
            <text:p>1616.48</text:p>
          </table:table-cell>
          <table:table-cell office:value-type="float" office:value="1623.01" calcext:value-type="float">
            <text:p>162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10</text:p>
          </table:table-cell>
          <table:table-cell office:value-type="float" office:value="1631.49" calcext:value-type="float">
            <text:p>1631.49</text:p>
          </table:table-cell>
          <table:table-cell office:value-type="float" office:value="1634.44" calcext:value-type="float">
            <text:p>1634.44</text:p>
          </table:table-cell>
          <table:table-cell office:value-type="float" office:value="1613.13" calcext:value-type="float">
            <text:p>1613.13</text:p>
          </table:table-cell>
          <table:table-cell office:value-type="float" office:value="1629.21" calcext:value-type="float">
            <text:p>1629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10</text:p>
          </table:table-cell>
          <table:table-cell office:value-type="float" office:value="1632.73" calcext:value-type="float">
            <text:p>1632.73</text:p>
          </table:table-cell>
          <table:table-cell office:value-type="float" office:value="1640.08" calcext:value-type="float">
            <text:p>1640.08</text:p>
          </table:table-cell>
          <table:table-cell office:value-type="float" office:value="1627.94" calcext:value-type="float">
            <text:p>1627.94</text:p>
          </table:table-cell>
          <table:table-cell office:value-type="float" office:value="1630.37" calcext:value-type="float">
            <text:p>163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10</text:p>
          </table:table-cell>
          <table:table-cell office:value-type="float" office:value="1640.58" calcext:value-type="float">
            <text:p>1640.58</text:p>
          </table:table-cell>
          <table:table-cell office:value-type="float" office:value="1642.72" calcext:value-type="float">
            <text:p>1642.72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1630.45" calcext:value-type="float">
            <text:p>163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10</text:p>
          </table:table-cell>
          <table:table-cell office:value-type="float" office:value="1636.88" calcext:value-type="float">
            <text:p>1636.88</text:p>
          </table:table-cell>
          <table:table-cell office:value-type="float" office:value="1648.65" calcext:value-type="float">
            <text:p>1648.65</text:p>
          </table:table-cell>
          <table:table-cell office:value-type="float" office:value="1617.9" calcext:value-type="float">
            <text:p>1617.9</text:p>
          </table:table-cell>
          <table:table-cell office:value-type="float" office:value="1639.52" calcext:value-type="float">
            <text:p>163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10</text:p>
          </table:table-cell>
          <table:table-cell office:value-type="float" office:value="1644.44" calcext:value-type="float">
            <text:p>1644.44</text:p>
          </table:table-cell>
          <table:table-cell office:value-type="float" office:value="1647.48" calcext:value-type="float">
            <text:p>1647.48</text:p>
          </table:table-cell>
          <table:table-cell office:value-type="float" office:value="1614.96" calcext:value-type="float">
            <text:p>1614.96</text:p>
          </table:table-cell>
          <table:table-cell office:value-type="float" office:value="1636.88" calcext:value-type="float">
            <text:p>163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10</text:p>
          </table:table-cell>
          <table:table-cell table:number-columns-repeated="2" office:value-type="float" office:value="1661.19" calcext:value-type="float">
            <text:p>1661.19</text:p>
          </table:table-cell>
          <table:table-cell office:value-type="float" office:value="1633.36" calcext:value-type="float">
            <text:p>1633.36</text:p>
          </table:table-cell>
          <table:table-cell office:value-type="float" office:value="1643.6" calcext:value-type="float">
            <text:p>164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10</text:p>
          </table:table-cell>
          <table:table-cell office:value-type="float" office:value="1634.45" calcext:value-type="float">
            <text:p>1634.45</text:p>
          </table:table-cell>
          <table:table-cell office:value-type="float" office:value="1665.64" calcext:value-type="float">
            <text:p>1665.64</text:p>
          </table:table-cell>
          <table:table-cell office:value-type="float" office:value="1626.82" calcext:value-type="float">
            <text:p>1626.82</text:p>
          </table:table-cell>
          <table:table-cell office:value-type="float" office:value="1660.98" calcext:value-type="float">
            <text:p>166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10</text:p>
          </table:table-cell>
          <table:table-cell office:value-type="float" office:value="1645.82" calcext:value-type="float">
            <text:p>1645.82</text:p>
          </table:table-cell>
          <table:table-cell office:value-type="float" office:value="1651.04" calcext:value-type="float">
            <text:p>1651.04</text:p>
          </table:table-cell>
          <table:table-cell office:value-type="float" office:value="1636.57" calcext:value-type="float">
            <text:p>1636.57</text:p>
          </table:table-cell>
          <table:table-cell office:value-type="float" office:value="1637.78" calcext:value-type="float">
            <text:p>1637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10</text:p>
          </table:table-cell>
          <table:table-cell office:value-type="float" office:value="1652.43" calcext:value-type="float">
            <text:p>1652.43</text:p>
          </table:table-cell>
          <table:table-cell office:value-type="float" office:value="1658.32" calcext:value-type="float">
            <text:p>1658.32</text:p>
          </table:table-cell>
          <table:table-cell office:value-type="float" office:value="1632.61" calcext:value-type="float">
            <text:p>1632.61</text:p>
          </table:table-cell>
          <table:table-cell office:value-type="float" office:value="1645.82" calcext:value-type="float">
            <text:p>164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10</text:p>
          </table:table-cell>
          <table:table-cell office:value-type="float" office:value="1616.41" calcext:value-type="float">
            <text:p>1616.41</text:p>
          </table:table-cell>
          <table:table-cell office:value-type="float" office:value="1656.39" calcext:value-type="float">
            <text:p>1656.39</text:p>
          </table:table-cell>
          <table:table-cell office:value-type="float" office:value="1616.23" calcext:value-type="float">
            <text:p>1616.23</text:p>
          </table:table-cell>
          <table:table-cell office:value-type="float" office:value="1653.86" calcext:value-type="float">
            <text:p>1653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10</text:p>
          </table:table-cell>
          <table:table-cell office:value-type="float" office:value="1567.82" calcext:value-type="float">
            <text:p>1567.82</text:p>
          </table:table-cell>
          <table:table-cell office:value-type="float" office:value="1613.32" calcext:value-type="float">
            <text:p>1613.32</text:p>
          </table:table-cell>
          <table:table-cell office:value-type="float" office:value="1566.25" calcext:value-type="float">
            <text:p>1566.25</text:p>
          </table:table-cell>
          <table:table-cell office:value-type="float" office:value="1612.69" calcext:value-type="float">
            <text:p>161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10</text:p>
          </table:table-cell>
          <table:table-cell table:number-columns-repeated="2" office:value-type="float" office:value="1606.18" calcext:value-type="float">
            <text:p>1606.18</text:p>
          </table:table-cell>
          <table:table-cell office:value-type="float" office:value="1551.6" calcext:value-type="float">
            <text:p>1551.6</text:p>
          </table:table-cell>
          <table:table-cell office:value-type="float" office:value="1567.82" calcext:value-type="float">
            <text:p>1567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10</text:p>
          </table:table-cell>
          <table:table-cell office:value-type="float" office:value="1636.26" calcext:value-type="float">
            <text:p>1636.26</text:p>
          </table:table-cell>
          <table:table-cell office:value-type="float" office:value="1636.35" calcext:value-type="float">
            <text:p>1636.35</text:p>
          </table:table-cell>
          <table:table-cell office:value-type="float" office:value="1601.82" calcext:value-type="float">
            <text:p>1601.82</text:p>
          </table:table-cell>
          <table:table-cell office:value-type="float" office:value="1607.03" calcext:value-type="float">
            <text:p>1607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10</text:p>
          </table:table-cell>
          <table:table-cell table:number-columns-repeated="2" office:value-type="float" office:value="1665.98" calcext:value-type="float">
            <text:p>1665.98</text:p>
          </table:table-cell>
          <table:table-cell office:value-type="float" office:value="1628.96" calcext:value-type="float">
            <text:p>1628.96</text:p>
          </table:table-cell>
          <table:table-cell office:value-type="float" office:value="1636.6" calcext:value-type="float">
            <text:p>163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10</text:p>
          </table:table-cell>
          <table:table-cell office:value-type="float" office:value="1646.84" calcext:value-type="float">
            <text:p>1646.84</text:p>
          </table:table-cell>
          <table:table-cell office:value-type="float" office:value="1680.44" calcext:value-type="float">
            <text:p>1680.44</text:p>
          </table:table-cell>
          <table:table-cell office:value-type="float" office:value="1624.79" calcext:value-type="float">
            <text:p>1624.79</text:p>
          </table:table-cell>
          <table:table-cell office:value-type="float" office:value="1677.34" calcext:value-type="float">
            <text:p>167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10</text:p>
          </table:table-cell>
          <table:table-cell office:value-type="float" office:value="1701.49" calcext:value-type="float">
            <text:p>1701.49</text:p>
          </table:table-cell>
          <table:table-cell office:value-type="float" office:value="1702.2" calcext:value-type="float">
            <text:p>1702.2</text:p>
          </table:table-cell>
          <table:table-cell office:value-type="float" office:value="1641.51" calcext:value-type="float">
            <text:p>1641.51</text:p>
          </table:table-cell>
          <table:table-cell office:value-type="float" office:value="1646.84" calcext:value-type="float">
            <text:p>164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10</text:p>
          </table:table-cell>
          <table:table-cell office:value-type="float" office:value="1692.75" calcext:value-type="float">
            <text:p>1692.75</text:p>
          </table:table-cell>
          <table:table-cell office:value-type="float" office:value="1714.02" calcext:value-type="float">
            <text:p>1714.02</text:p>
          </table:table-cell>
          <table:table-cell office:value-type="float" office:value="1692.75" calcext:value-type="float">
            <text:p>1692.75</text:p>
          </table:table-cell>
          <table:table-cell office:value-type="float" office:value="1703.56" calcext:value-type="float">
            <text:p>170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10</text:p>
          </table:table-cell>
          <table:table-cell office:value-type="float" office:value="1653.1" calcext:value-type="float">
            <text:p>1653.1</text:p>
          </table:table-cell>
          <table:table-cell office:value-type="float" office:value="1697.64" calcext:value-type="float">
            <text:p>1697.64</text:p>
          </table:table-cell>
          <table:table-cell office:value-type="float" office:value="1653.1" calcext:value-type="float">
            <text:p>1653.1</text:p>
          </table:table-cell>
          <table:table-cell office:value-type="float" office:value="1692.34" calcext:value-type="float">
            <text:p>169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09</text:p>
          </table:table-cell>
          <table:table-cell office:value-type="float" office:value="1634.85" calcext:value-type="float">
            <text:p>1634.85</text:p>
          </table:table-cell>
          <table:table-cell office:value-type="float" office:value="1652.87" calcext:value-type="float">
            <text:p>1652.87</text:p>
          </table:table-cell>
          <table:table-cell office:value-type="float" office:value="1624.14" calcext:value-type="float">
            <text:p>1624.14</text:p>
          </table:table-cell>
          <table:table-cell office:value-type="float" office:value="1652.87" calcext:value-type="float">
            <text:p>165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9</text:p>
          </table:table-cell>
          <table:table-cell office:value-type="float" office:value="1594.98" calcext:value-type="float">
            <text:p>1594.98</text:p>
          </table:table-cell>
          <table:table-cell office:value-type="float" office:value="1640.44" calcext:value-type="float">
            <text:p>1640.44</text:p>
          </table:table-cell>
          <table:table-cell office:value-type="float" office:value="1594.98" calcext:value-type="float">
            <text:p>1594.98</text:p>
          </table:table-cell>
          <table:table-cell office:value-type="float" office:value="1637.52" calcext:value-type="float">
            <text:p>163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9</text:p>
          </table:table-cell>
          <table:table-cell office:value-type="float" office:value="1562.74" calcext:value-type="float">
            <text:p>1562.74</text:p>
          </table:table-cell>
          <table:table-cell office:value-type="float" office:value="1593.97" calcext:value-type="float">
            <text:p>1593.97</text:p>
          </table:table-cell>
          <table:table-cell office:value-type="float" office:value="1562.74" calcext:value-type="float">
            <text:p>1562.74</text:p>
          </table:table-cell>
          <table:table-cell office:value-type="float" office:value="1593.97" calcext:value-type="float">
            <text:p>1593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9</text:p>
          </table:table-cell>
          <table:table-cell office:value-type="float" office:value="1563.68" calcext:value-type="float">
            <text:p>1563.68</text:p>
          </table:table-cell>
          <table:table-cell office:value-type="float" office:value="1568.29" calcext:value-type="float">
            <text:p>1568.29</text:p>
          </table:table-cell>
          <table:table-cell office:value-type="float" office:value="1558.6" calcext:value-type="float">
            <text:p>1558.6</text:p>
          </table:table-cell>
          <table:table-cell office:value-type="float" office:value="1561.98" calcext:value-type="float">
            <text:p>156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9</text:p>
          </table:table-cell>
          <table:table-cell office:value-type="float" office:value="1559.99" calcext:value-type="float">
            <text:p>1559.99</text:p>
          </table:table-cell>
          <table:table-cell office:value-type="float" office:value="1565.77" calcext:value-type="float">
            <text:p>1565.77</text:p>
          </table:table-cell>
          <table:table-cell office:value-type="float" office:value="1549.42" calcext:value-type="float">
            <text:p>1549.42</text:p>
          </table:table-cell>
          <table:table-cell office:value-type="float" office:value="1563.68" calcext:value-type="float">
            <text:p>156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9</text:p>
          </table:table-cell>
          <table:table-cell office:value-type="float" office:value="1566.82" calcext:value-type="float">
            <text:p>1566.82</text:p>
          </table:table-cell>
          <table:table-cell office:value-type="float" office:value="1574.53" calcext:value-type="float">
            <text:p>1574.53</text:p>
          </table:table-cell>
          <table:table-cell office:value-type="float" office:value="1555.03" calcext:value-type="float">
            <text:p>1555.03</text:p>
          </table:table-cell>
          <table:table-cell office:value-type="float" office:value="1556.85" calcext:value-type="float">
            <text:p>155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9</text:p>
          </table:table-cell>
          <table:table-cell office:value-type="float" office:value="1565" calcext:value-type="float">
            <text:p>1565</text:p>
          </table:table-cell>
          <table:table-cell office:value-type="float" office:value="1575.12" calcext:value-type="float">
            <text:p>1575.12</text:p>
          </table:table-cell>
          <table:table-cell office:value-type="float" office:value="1554.94" calcext:value-type="float">
            <text:p>1554.94</text:p>
          </table:table-cell>
          <table:table-cell office:value-type="float" office:value="1560.11" calcext:value-type="float">
            <text:p>156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9</text:p>
          </table:table-cell>
          <table:table-cell office:value-type="float" office:value="1552.21" calcext:value-type="float">
            <text:p>1552.21</text:p>
          </table:table-cell>
          <table:table-cell office:value-type="float" office:value="1564.24" calcext:value-type="float">
            <text:p>1564.24</text:p>
          </table:table-cell>
          <table:table-cell office:value-type="float" office:value="1536.18" calcext:value-type="float">
            <text:p>1536.18</text:p>
          </table:table-cell>
          <table:table-cell office:value-type="float" office:value="1564.24" calcext:value-type="float">
            <text:p>156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9</text:p>
          </table:table-cell>
          <table:table-cell office:value-type="float" office:value="1548.46" calcext:value-type="float">
            <text:p>1548.46</text:p>
          </table:table-cell>
          <table:table-cell office:value-type="float" office:value="1555.06" calcext:value-type="float">
            <text:p>1555.06</text:p>
          </table:table-cell>
          <table:table-cell office:value-type="float" office:value="1546.23" calcext:value-type="float">
            <text:p>1546.23</text:p>
          </table:table-cell>
          <table:table-cell office:value-type="float" office:value="1551.53" calcext:value-type="float">
            <text:p>155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9</text:p>
          </table:table-cell>
          <table:table-cell office:value-type="float" office:value="1544.26" calcext:value-type="float">
            <text:p>1544.26</text:p>
          </table:table-cell>
          <table:table-cell office:value-type="float" office:value="1549.58" calcext:value-type="float">
            <text:p>1549.58</text:p>
          </table:table-cell>
          <table:table-cell office:value-type="float" office:value="1538.48" calcext:value-type="float">
            <text:p>1538.48</text:p>
          </table:table-cell>
          <table:table-cell office:value-type="float" office:value="1546.75" calcext:value-type="float">
            <text:p>154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09</text:p>
          </table:table-cell>
          <table:table-cell office:value-type="float" office:value="1515.68" calcext:value-type="float">
            <text:p>1515.68</text:p>
          </table:table-cell>
          <table:table-cell office:value-type="float" office:value="1542.46" calcext:value-type="float">
            <text:p>1542.46</text:p>
          </table:table-cell>
          <table:table-cell office:value-type="float" office:value="1515.68" calcext:value-type="float">
            <text:p>1515.68</text:p>
          </table:table-cell>
          <table:table-cell office:value-type="float" office:value="1541.8" calcext:value-type="float">
            <text:p>154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09</text:p>
          </table:table-cell>
          <table:table-cell office:value-type="float" office:value="1510.55" calcext:value-type="float">
            <text:p>1510.55</text:p>
          </table:table-cell>
          <table:table-cell office:value-type="float" office:value="1521.35" calcext:value-type="float">
            <text:p>1521.35</text:p>
          </table:table-cell>
          <table:table-cell office:value-type="float" office:value="1506.8" calcext:value-type="float">
            <text:p>1506.8</text:p>
          </table:table-cell>
          <table:table-cell office:value-type="float" office:value="1515.18" calcext:value-type="float">
            <text:p>151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09</text:p>
          </table:table-cell>
          <table:table-cell office:value-type="float" office:value="1500.11" calcext:value-type="float">
            <text:p>1500.11</text:p>
          </table:table-cell>
          <table:table-cell office:value-type="float" office:value="1512.63" calcext:value-type="float">
            <text:p>1512.63</text:p>
          </table:table-cell>
          <table:table-cell office:value-type="float" office:value="1500.11" calcext:value-type="float">
            <text:p>1500.11</text:p>
          </table:table-cell>
          <table:table-cell office:value-type="float" office:value="1510.55" calcext:value-type="float">
            <text:p>1510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09</text:p>
          </table:table-cell>
          <table:table-cell office:value-type="float" office:value="1502.36" calcext:value-type="float">
            <text:p>1502.36</text:p>
          </table:table-cell>
          <table:table-cell office:value-type="float" office:value="1503.89" calcext:value-type="float">
            <text:p>1503.89</text:p>
          </table:table-cell>
          <table:table-cell office:value-type="float" office:value="1490.93" calcext:value-type="float">
            <text:p>1490.93</text:p>
          </table:table-cell>
          <table:table-cell office:value-type="float" office:value="1499.66" calcext:value-type="float">
            <text:p>1499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09</text:p>
          </table:table-cell>
          <table:table-cell office:value-type="float" office:value="1498.33" calcext:value-type="float">
            <text:p>1498.33</text:p>
          </table:table-cell>
          <table:table-cell office:value-type="float" office:value="1504.34" calcext:value-type="float">
            <text:p>1504.34</text:p>
          </table:table-cell>
          <table:table-cell office:value-type="float" office:value="1491.52" calcext:value-type="float">
            <text:p>1491.52</text:p>
          </table:table-cell>
          <table:table-cell office:value-type="float" office:value="1502.36" calcext:value-type="float">
            <text:p>150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09</text:p>
          </table:table-cell>
          <table:table-cell office:value-type="float" office:value="1513.48" calcext:value-type="float">
            <text:p>1513.48</text:p>
          </table:table-cell>
          <table:table-cell office:value-type="float" office:value="1529.14" calcext:value-type="float">
            <text:p>1529.14</text:p>
          </table:table-cell>
          <table:table-cell office:value-type="float" office:value="1492.23" calcext:value-type="float">
            <text:p>1492.23</text:p>
          </table:table-cell>
          <table:table-cell office:value-type="float" office:value="1498.33" calcext:value-type="float">
            <text:p>149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09</text:p>
          </table:table-cell>
          <table:table-cell office:value-type="float" office:value="1519.31" calcext:value-type="float">
            <text:p>1519.31</text:p>
          </table:table-cell>
          <table:table-cell office:value-type="float" office:value="1525.38" calcext:value-type="float">
            <text:p>1525.38</text:p>
          </table:table-cell>
          <table:table-cell office:value-type="float" office:value="1511.59" calcext:value-type="float">
            <text:p>1511.59</text:p>
          </table:table-cell>
          <table:table-cell office:value-type="float" office:value="1513.48" calcext:value-type="float">
            <text:p>151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09</text:p>
          </table:table-cell>
          <table:table-cell office:value-type="float" office:value="1517.52" calcext:value-type="float">
            <text:p>1517.52</text:p>
          </table:table-cell>
          <table:table-cell office:value-type="float" office:value="1536.15" calcext:value-type="float">
            <text:p>1536.15</text:p>
          </table:table-cell>
          <table:table-cell office:value-type="float" office:value="1511.51" calcext:value-type="float">
            <text:p>1511.51</text:p>
          </table:table-cell>
          <table:table-cell office:value-type="float" office:value="1518.69" calcext:value-type="float">
            <text:p>151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9</text:p>
          </table:table-cell>
          <table:table-cell office:value-type="float" office:value="1488" calcext:value-type="float">
            <text:p>1488</text:p>
          </table:table-cell>
          <table:table-cell office:value-type="float" office:value="1519.99" calcext:value-type="float">
            <text:p>1519.99</text:p>
          </table:table-cell>
          <table:table-cell office:value-type="float" office:value="1488" calcext:value-type="float">
            <text:p>1488</text:p>
          </table:table-cell>
          <table:table-cell office:value-type="float" office:value="1517.52" calcext:value-type="float">
            <text:p>151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09</text:p>
          </table:table-cell>
          <table:table-cell office:value-type="float" office:value="1509.96" calcext:value-type="float">
            <text:p>1509.96</text:p>
          </table:table-cell>
          <table:table-cell office:value-type="float" office:value="1511.39" calcext:value-type="float">
            <text:p>1511.39</text:p>
          </table:table-cell>
          <table:table-cell office:value-type="float" office:value="1479.1" calcext:value-type="float">
            <text:p>1479.1</text:p>
          </table:table-cell>
          <table:table-cell office:value-type="float" office:value="1484.32" calcext:value-type="float">
            <text:p>148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09</text:p>
          </table:table-cell>
          <table:table-cell office:value-type="float" office:value="1486.55" calcext:value-type="float">
            <text:p>1486.55</text:p>
          </table:table-cell>
          <table:table-cell office:value-type="float" office:value="1509.46" calcext:value-type="float">
            <text:p>1509.46</text:p>
          </table:table-cell>
          <table:table-cell office:value-type="float" office:value="1457.32" calcext:value-type="float">
            <text:p>1457.32</text:p>
          </table:table-cell>
          <table:table-cell office:value-type="float" office:value="1509.46" calcext:value-type="float">
            <text:p>150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09</text:p>
          </table:table-cell>
          <table:table-cell table:number-columns-repeated="2" office:value-type="float" office:value="1556.77" calcext:value-type="float">
            <text:p>1556.77</text:p>
          </table:table-cell>
          <table:table-cell office:value-type="float" office:value="1479" calcext:value-type="float">
            <text:p>1479</text:p>
          </table:table-cell>
          <table:table-cell office:value-type="float" office:value="1487.79" calcext:value-type="float">
            <text:p>148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09</text:p>
          </table:table-cell>
          <table:table-cell office:value-type="float" office:value="1561.29" calcext:value-type="float">
            <text:p>1561.29</text:p>
          </table:table-cell>
          <table:table-cell office:value-type="float" office:value="1568.17" calcext:value-type="float">
            <text:p>1568.17</text:p>
          </table:table-cell>
          <table:table-cell office:value-type="float" office:value="1553.27" calcext:value-type="float">
            <text:p>1553.27</text:p>
          </table:table-cell>
          <table:table-cell office:value-type="float" office:value="1558.14" calcext:value-type="float">
            <text:p>155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9</text:p>
          </table:table-cell>
          <table:table-cell table:number-columns-repeated="2" office:value-type="float" office:value="1562.81" calcext:value-type="float">
            <text:p>1562.81</text:p>
          </table:table-cell>
          <table:table-cell office:value-type="float" office:value="1538.95" calcext:value-type="float">
            <text:p>1538.95</text:p>
          </table:table-cell>
          <table:table-cell office:value-type="float" office:value="1560.95" calcext:value-type="float">
            <text:p>1560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09</text:p>
          </table:table-cell>
          <table:table-cell office:value-type="float" office:value="1562.72" calcext:value-type="float">
            <text:p>1562.72</text:p>
          </table:table-cell>
          <table:table-cell office:value-type="float" office:value="1577.12" calcext:value-type="float">
            <text:p>1577.12</text:p>
          </table:table-cell>
          <table:table-cell office:value-type="float" office:value="1557.53" calcext:value-type="float">
            <text:p>1557.53</text:p>
          </table:table-cell>
          <table:table-cell office:value-type="float" office:value="1562.81" calcext:value-type="float">
            <text:p>156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09</text:p>
          </table:table-cell>
          <table:table-cell office:value-type="float" office:value="1561.49" calcext:value-type="float">
            <text:p>1561.49</text:p>
          </table:table-cell>
          <table:table-cell office:value-type="float" office:value="1562.87" calcext:value-type="float">
            <text:p>1562.87</text:p>
          </table:table-cell>
          <table:table-cell office:value-type="float" office:value="1548.14" calcext:value-type="float">
            <text:p>1548.14</text:p>
          </table:table-cell>
          <table:table-cell office:value-type="float" office:value="1562.72" calcext:value-type="float">
            <text:p>1562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09</text:p>
          </table:table-cell>
          <table:table-cell office:value-type="float" office:value="1570.51" calcext:value-type="float">
            <text:p>1570.51</text:p>
          </table:table-cell>
          <table:table-cell office:value-type="float" office:value="1571.06" calcext:value-type="float">
            <text:p>1571.06</text:p>
          </table:table-cell>
          <table:table-cell office:value-type="float" office:value="1535.39" calcext:value-type="float">
            <text:p>1535.39</text:p>
          </table:table-cell>
          <table:table-cell office:value-type="float" office:value="1561.49" calcext:value-type="float">
            <text:p>156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09</text:p>
          </table:table-cell>
          <table:table-cell office:value-type="float" office:value="1586.99" calcext:value-type="float">
            <text:p>1586.99</text:p>
          </table:table-cell>
          <table:table-cell office:value-type="float" office:value="1595.06" calcext:value-type="float">
            <text:p>1595.06</text:p>
          </table:table-cell>
          <table:table-cell office:value-type="float" office:value="1567.74" calcext:value-type="float">
            <text:p>1567.74</text:p>
          </table:table-cell>
          <table:table-cell office:value-type="float" office:value="1570.51" calcext:value-type="float">
            <text:p>1570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9</text:p>
          </table:table-cell>
          <table:table-cell table:number-columns-repeated="2" office:value-type="float" office:value="1597.77" calcext:value-type="float">
            <text:p>1597.77</text:p>
          </table:table-cell>
          <table:table-cell office:value-type="float" office:value="1579.83" calcext:value-type="float">
            <text:p>1579.83</text:p>
          </table:table-cell>
          <table:table-cell office:value-type="float" office:value="1588.33" calcext:value-type="float">
            <text:p>158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09</text:p>
          </table:table-cell>
          <table:table-cell office:value-type="float" office:value="1584" calcext:value-type="float">
            <text:p>1584</text:p>
          </table:table-cell>
          <table:table-cell office:value-type="float" office:value="1608.51" calcext:value-type="float">
            <text:p>1608.51</text:p>
          </table:table-cell>
          <table:table-cell office:value-type="float" office:value="1582.63" calcext:value-type="float">
            <text:p>1582.63</text:p>
          </table:table-cell>
          <table:table-cell office:value-type="float" office:value="1598.82" calcext:value-type="float">
            <text:p>159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09</text:p>
          </table:table-cell>
          <table:table-cell office:value-type="float" office:value="1573.36" calcext:value-type="float">
            <text:p>1573.36</text:p>
          </table:table-cell>
          <table:table-cell office:value-type="float" office:value="1582.83" calcext:value-type="float">
            <text:p>1582.83</text:p>
          </table:table-cell>
          <table:table-cell office:value-type="float" office:value="1561.1" calcext:value-type="float">
            <text:p>1561.1</text:p>
          </table:table-cell>
          <table:table-cell office:value-type="float" office:value="1577.58" calcext:value-type="float">
            <text:p>1577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09</text:p>
          </table:table-cell>
          <table:table-cell office:value-type="float" office:value="1589.23" calcext:value-type="float">
            <text:p>1589.23</text:p>
          </table:table-cell>
          <table:table-cell office:value-type="float" office:value="1592.54" calcext:value-type="float">
            <text:p>1592.54</text:p>
          </table:table-cell>
          <table:table-cell office:value-type="float" office:value="1571.44" calcext:value-type="float">
            <text:p>1571.44</text:p>
          </table:table-cell>
          <table:table-cell office:value-type="float" office:value="1573.78" calcext:value-type="float">
            <text:p>157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09</text:p>
          </table:table-cell>
          <table:table-cell office:value-type="float" office:value="1612.87" calcext:value-type="float">
            <text:p>1612.87</text:p>
          </table:table-cell>
          <table:table-cell office:value-type="float" office:value="1616.36" calcext:value-type="float">
            <text:p>1616.36</text:p>
          </table:table-cell>
          <table:table-cell office:value-type="float" office:value="1580.51" calcext:value-type="float">
            <text:p>1580.51</text:p>
          </table:table-cell>
          <table:table-cell office:value-type="float" office:value="1588.98" calcext:value-type="float">
            <text:p>158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9</text:p>
          </table:table-cell>
          <table:table-cell office:value-type="float" office:value="1628.63" calcext:value-type="float">
            <text:p>1628.63</text:p>
          </table:table-cell>
          <table:table-cell office:value-type="float" office:value="1633.14" calcext:value-type="float">
            <text:p>1633.14</text:p>
          </table:table-cell>
          <table:table-cell office:value-type="float" office:value="1606.63" calcext:value-type="float">
            <text:p>1606.63</text:p>
          </table:table-cell>
          <table:table-cell office:value-type="float" office:value="1612.87" calcext:value-type="float">
            <text:p>161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09</text:p>
          </table:table-cell>
          <table:table-cell office:value-type="float" office:value="1608.25" calcext:value-type="float">
            <text:p>1608.25</text:p>
          </table:table-cell>
          <table:table-cell office:value-type="float" office:value="1636.75" calcext:value-type="float">
            <text:p>1636.75</text:p>
          </table:table-cell>
          <table:table-cell office:value-type="float" office:value="1608.25" calcext:value-type="float">
            <text:p>1608.25</text:p>
          </table:table-cell>
          <table:table-cell office:value-type="float" office:value="1625.99" calcext:value-type="float">
            <text:p>162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09</text:p>
          </table:table-cell>
          <table:table-cell office:value-type="float" office:value="1611.24" calcext:value-type="float">
            <text:p>1611.24</text:p>
          </table:table-cell>
          <table:table-cell office:value-type="float" office:value="1634.93" calcext:value-type="float">
            <text:p>1634.93</text:p>
          </table:table-cell>
          <table:table-cell table:number-columns-repeated="2" office:value-type="float" office:value="1598.58" calcext:value-type="float">
            <text:p>159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09</text:p>
          </table:table-cell>
          <table:table-cell office:value-type="float" office:value="1590.93" calcext:value-type="float">
            <text:p>1590.93</text:p>
          </table:table-cell>
          <table:table-cell office:value-type="float" office:value="1622.4" calcext:value-type="float">
            <text:p>1622.4</text:p>
          </table:table-cell>
          <table:table-cell office:value-type="float" office:value="1590.58" calcext:value-type="float">
            <text:p>1590.58</text:p>
          </table:table-cell>
          <table:table-cell office:value-type="float" office:value="1610.62" calcext:value-type="float">
            <text:p>1610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9</text:p>
          </table:table-cell>
          <table:table-cell office:value-type="float" office:value="1571.23" calcext:value-type="float">
            <text:p>1571.23</text:p>
          </table:table-cell>
          <table:table-cell office:value-type="float" office:value="1591.93" calcext:value-type="float">
            <text:p>1591.93</text:p>
          </table:table-cell>
          <table:table-cell office:value-type="float" office:value="1544.07" calcext:value-type="float">
            <text:p>1544.07</text:p>
          </table:table-cell>
          <table:table-cell office:value-type="float" office:value="1589.88" calcext:value-type="float">
            <text:p>158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09</text:p>
          </table:table-cell>
          <table:table-cell office:value-type="float" office:value="1552.18" calcext:value-type="float">
            <text:p>1552.18</text:p>
          </table:table-cell>
          <table:table-cell office:value-type="float" office:value="1575.54" calcext:value-type="float">
            <text:p>1575.54</text:p>
          </table:table-cell>
          <table:table-cell office:value-type="float" office:value="1552.18" calcext:value-type="float">
            <text:p>1552.18</text:p>
          </table:table-cell>
          <table:table-cell office:value-type="float" office:value="1569.87" calcext:value-type="float">
            <text:p>156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09</text:p>
          </table:table-cell>
          <table:table-cell office:value-type="float" office:value="1610.51" calcext:value-type="float">
            <text:p>1610.51</text:p>
          </table:table-cell>
          <table:table-cell office:value-type="float" office:value="1614.78" calcext:value-type="float">
            <text:p>1614.78</text:p>
          </table:table-cell>
          <table:table-cell office:value-type="float" office:value="1541.35" calcext:value-type="float">
            <text:p>1541.35</text:p>
          </table:table-cell>
          <table:table-cell office:value-type="float" office:value="1553.53" calcext:value-type="float">
            <text:p>155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09</text:p>
          </table:table-cell>
          <table:table-cell office:value-type="float" office:value="1567.13" calcext:value-type="float">
            <text:p>1567.13</text:p>
          </table:table-cell>
          <table:table-cell office:value-type="float" office:value="1618.9" calcext:value-type="float">
            <text:p>1618.9</text:p>
          </table:table-cell>
          <table:table-cell office:value-type="float" office:value="1567.13" calcext:value-type="float">
            <text:p>1567.13</text:p>
          </table:table-cell>
          <table:table-cell office:value-type="float" office:value="1612.66" calcext:value-type="float">
            <text:p>161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09</text:p>
          </table:table-cell>
          <table:table-cell table:number-columns-repeated="2" office:value-type="float" office:value="1664.58" calcext:value-type="float">
            <text:p>1664.58</text:p>
          </table:table-cell>
          <table:table-cell office:value-type="float" office:value="1563.02" calcext:value-type="float">
            <text:p>1563.02</text:p>
          </table:table-cell>
          <table:table-cell office:value-type="float" office:value="1567.13" calcext:value-type="float">
            <text:p>1567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9</text:p>
          </table:table-cell>
          <table:table-cell office:value-type="float" office:value="1664.34" calcext:value-type="float">
            <text:p>1664.34</text:p>
          </table:table-cell>
          <table:table-cell office:value-type="float" office:value="1668.62" calcext:value-type="float">
            <text:p>1668.62</text:p>
          </table:table-cell>
          <table:table-cell office:value-type="float" office:value="1652.68" calcext:value-type="float">
            <text:p>1652.68</text:p>
          </table:table-cell>
          <table:table-cell office:value-type="float" office:value="1665.21" calcext:value-type="float">
            <text:p>166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09</text:p>
          </table:table-cell>
          <table:table-cell office:value-type="float" office:value="1667.21" calcext:value-type="float">
            <text:p>1667.21</text:p>
          </table:table-cell>
          <table:table-cell office:value-type="float" office:value="1698.72" calcext:value-type="float">
            <text:p>1698.72</text:p>
          </table:table-cell>
          <table:table-cell office:value-type="float" office:value="1655.57" calcext:value-type="float">
            <text:p>1655.57</text:p>
          </table:table-cell>
          <table:table-cell office:value-type="float" office:value="1663.68" calcext:value-type="float">
            <text:p>166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09</text:p>
          </table:table-cell>
          <table:table-cell office:value-type="float" office:value="1672.5" calcext:value-type="float">
            <text:p>1672.5</text:p>
          </table:table-cell>
          <table:table-cell office:value-type="float" office:value="1686.21" calcext:value-type="float">
            <text:p>1686.21</text:p>
          </table:table-cell>
          <table:table-cell office:value-type="float" office:value="1648.68" calcext:value-type="float">
            <text:p>1648.68</text:p>
          </table:table-cell>
          <table:table-cell office:value-type="float" office:value="1666.58" calcext:value-type="float">
            <text:p>166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09</text:p>
          </table:table-cell>
          <table:table-cell office:value-type="float" office:value="1620.7" calcext:value-type="float">
            <text:p>1620.7</text:p>
          </table:table-cell>
          <table:table-cell office:value-type="float" office:value="1671.35" calcext:value-type="float">
            <text:p>1671.35</text:p>
          </table:table-cell>
          <table:table-cell office:value-type="float" office:value="1598.69" calcext:value-type="float">
            <text:p>1598.69</text:p>
          </table:table-cell>
          <table:table-cell office:value-type="float" office:value="1671.35" calcext:value-type="float">
            <text:p>1671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09</text:p>
          </table:table-cell>
          <table:table-cell office:value-type="float" office:value="1627.13" calcext:value-type="float">
            <text:p>1627.13</text:p>
          </table:table-cell>
          <table:table-cell office:value-type="float" office:value="1647.72" calcext:value-type="float">
            <text:p>1647.72</text:p>
          </table:table-cell>
          <table:table-cell office:value-type="float" office:value="1618.43" calcext:value-type="float">
            <text:p>1618.43</text:p>
          </table:table-cell>
          <table:table-cell office:value-type="float" office:value="1619.06" calcext:value-type="float">
            <text:p>161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9</text:p>
          </table:table-cell>
          <table:table-cell office:value-type="float" office:value="1627.55" calcext:value-type="float">
            <text:p>1627.55</text:p>
          </table:table-cell>
          <table:table-cell office:value-type="float" office:value="1648.97" calcext:value-type="float">
            <text:p>1648.97</text:p>
          </table:table-cell>
          <table:table-cell office:value-type="float" office:value="1616.53" calcext:value-type="float">
            <text:p>1616.53</text:p>
          </table:table-cell>
          <table:table-cell office:value-type="float" office:value="1626.79" calcext:value-type="float">
            <text:p>1626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09</text:p>
          </table:table-cell>
          <table:table-cell office:value-type="float" office:value="1599.89" calcext:value-type="float">
            <text:p>1599.89</text:p>
          </table:table-cell>
          <table:table-cell office:value-type="float" office:value="1634.93" calcext:value-type="float">
            <text:p>1634.93</text:p>
          </table:table-cell>
          <table:table-cell office:value-type="float" office:value="1599.34" calcext:value-type="float">
            <text:p>1599.34</text:p>
          </table:table-cell>
          <table:table-cell office:value-type="float" office:value="1628.64" calcext:value-type="float">
            <text:p>162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09</text:p>
          </table:table-cell>
          <table:table-cell table:number-columns-repeated="2" office:value-type="float" office:value="1609.03" calcext:value-type="float">
            <text:p>1609.03</text:p>
          </table:table-cell>
          <table:table-cell office:value-type="float" office:value="1581.63" calcext:value-type="float">
            <text:p>1581.63</text:p>
          </table:table-cell>
          <table:table-cell office:value-type="float" office:value="1601.86" calcext:value-type="float">
            <text:p>160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09</text:p>
          </table:table-cell>
          <table:table-cell table:number-columns-repeated="2" office:value-type="float" office:value="1620.91" calcext:value-type="float">
            <text:p>1620.91</text:p>
          </table:table-cell>
          <table:table-cell office:value-type="float" office:value="1593.17" calcext:value-type="float">
            <text:p>1593.17</text:p>
          </table:table-cell>
          <table:table-cell office:value-type="float" office:value="1611.48" calcext:value-type="float">
            <text:p>161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09</text:p>
          </table:table-cell>
          <table:table-cell office:value-type="float" office:value="1609.51" calcext:value-type="float">
            <text:p>1609.51</text:p>
          </table:table-cell>
          <table:table-cell office:value-type="float" office:value="1623.76" calcext:value-type="float">
            <text:p>1623.76</text:p>
          </table:table-cell>
          <table:table-cell office:value-type="float" office:value="1609.51" calcext:value-type="float">
            <text:p>1609.51</text:p>
          </table:table-cell>
          <table:table-cell office:value-type="float" office:value="1620.91" calcext:value-type="float">
            <text:p>162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09</text:p>
          </table:table-cell>
          <table:table-cell office:value-type="float" office:value="1598.57" calcext:value-type="float">
            <text:p>1598.57</text:p>
          </table:table-cell>
          <table:table-cell office:value-type="float" office:value="1607.99" calcext:value-type="float">
            <text:p>1607.99</text:p>
          </table:table-cell>
          <table:table-cell office:value-type="float" office:value="1595.55" calcext:value-type="float">
            <text:p>1595.55</text:p>
          </table:table-cell>
          <table:table-cell office:value-type="float" office:value="1604.73" calcext:value-type="float">
            <text:p>160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09</text:p>
          </table:table-cell>
          <table:table-cell office:value-type="float" office:value="1593.32" calcext:value-type="float">
            <text:p>1593.32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1567.99" calcext:value-type="float">
            <text:p>1567.99</text:p>
          </table:table-cell>
          <table:table-cell office:value-type="float" office:value="1590.72" calcext:value-type="float">
            <text:p>159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09</text:p>
          </table:table-cell>
          <table:table-cell office:value-type="float" office:value="1557.85" calcext:value-type="float">
            <text:p>1557.85</text:p>
          </table:table-cell>
          <table:table-cell office:value-type="float" office:value="1594.16" calcext:value-type="float">
            <text:p>1594.16</text:p>
          </table:table-cell>
          <table:table-cell office:value-type="float" office:value="1557.85" calcext:value-type="float">
            <text:p>1557.85</text:p>
          </table:table-cell>
          <table:table-cell office:value-type="float" office:value="1594.16" calcext:value-type="float">
            <text:p>1594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09</text:p>
          </table:table-cell>
          <table:table-cell office:value-type="float" office:value="1570.02" calcext:value-type="float">
            <text:p>1570.02</text:p>
          </table:table-cell>
          <table:table-cell office:value-type="float" office:value="1576.57" calcext:value-type="float">
            <text:p>1576.57</text:p>
          </table:table-cell>
          <table:table-cell office:value-type="float" office:value="1551.64" calcext:value-type="float">
            <text:p>1551.64</text:p>
          </table:table-cell>
          <table:table-cell office:value-type="float" office:value="1557.85" calcext:value-type="float">
            <text:p>155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9</text:p>
          </table:table-cell>
          <table:table-cell office:value-type="float" office:value="1535.61" calcext:value-type="float">
            <text:p>1535.61</text:p>
          </table:table-cell>
          <table:table-cell office:value-type="float" office:value="1572.1" calcext:value-type="float">
            <text:p>1572.1</text:p>
          </table:table-cell>
          <table:table-cell office:value-type="float" office:value="1535.61" calcext:value-type="float">
            <text:p>1535.61</text:p>
          </table:table-cell>
          <table:table-cell office:value-type="float" office:value="1569.79" calcext:value-type="float">
            <text:p>156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09</text:p>
          </table:table-cell>
          <table:table-cell office:value-type="float" office:value="1502.87" calcext:value-type="float">
            <text:p>1502.87</text:p>
          </table:table-cell>
          <table:table-cell office:value-type="float" office:value="1536.4" calcext:value-type="float">
            <text:p>1536.4</text:p>
          </table:table-cell>
          <table:table-cell office:value-type="float" office:value="1502.87" calcext:value-type="float">
            <text:p>1502.87</text:p>
          </table:table-cell>
          <table:table-cell office:value-type="float" office:value="1534.14" calcext:value-type="float">
            <text:p>153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09</text:p>
          </table:table-cell>
          <table:table-cell office:value-type="float" office:value="1484.36" calcext:value-type="float">
            <text:p>1484.36</text:p>
          </table:table-cell>
          <table:table-cell office:value-type="float" office:value="1503.74" calcext:value-type="float">
            <text:p>1503.74</text:p>
          </table:table-cell>
          <table:table-cell office:value-type="float" office:value="1478.16" calcext:value-type="float">
            <text:p>1478.16</text:p>
          </table:table-cell>
          <table:table-cell office:value-type="float" office:value="1501.62" calcext:value-type="float">
            <text:p>1501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09</text:p>
          </table:table-cell>
          <table:table-cell office:value-type="float" office:value="1516.21" calcext:value-type="float">
            <text:p>1516.21</text:p>
          </table:table-cell>
          <table:table-cell office:value-type="float" office:value="1526.84" calcext:value-type="float">
            <text:p>1526.84</text:p>
          </table:table-cell>
          <table:table-cell office:value-type="float" office:value="1481.28" calcext:value-type="float">
            <text:p>1481.28</text:p>
          </table:table-cell>
          <table:table-cell office:value-type="float" office:value="1487.18" calcext:value-type="float">
            <text:p>1487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09</text:p>
          </table:table-cell>
          <table:table-cell office:value-type="float" office:value="1493.43" calcext:value-type="float">
            <text:p>1493.43</text:p>
          </table:table-cell>
          <table:table-cell office:value-type="float" office:value="1531.42" calcext:value-type="float">
            <text:p>1531.42</text:p>
          </table:table-cell>
          <table:table-cell office:value-type="float" office:value="1491.63" calcext:value-type="float">
            <text:p>1491.63</text:p>
          </table:table-cell>
          <table:table-cell office:value-type="float" office:value="1516.21" calcext:value-type="float">
            <text:p>151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9</text:p>
          </table:table-cell>
          <table:table-cell office:value-type="float" office:value="1482.76" calcext:value-type="float">
            <text:p>1482.76</text:p>
          </table:table-cell>
          <table:table-cell office:value-type="float" office:value="1501.25" calcext:value-type="float">
            <text:p>1501.25</text:p>
          </table:table-cell>
          <table:table-cell office:value-type="float" office:value="1477.37" calcext:value-type="float">
            <text:p>1477.37</text:p>
          </table:table-cell>
          <table:table-cell office:value-type="float" office:value="1498.22" calcext:value-type="float">
            <text:p>1498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09</text:p>
          </table:table-cell>
          <table:table-cell office:value-type="float" office:value="1438.7" calcext:value-type="float">
            <text:p>1438.7</text:p>
          </table:table-cell>
          <table:table-cell office:value-type="float" office:value="1483.06" calcext:value-type="float">
            <text:p>1483.06</text:p>
          </table:table-cell>
          <table:table-cell office:value-type="float" office:value="1438.7" calcext:value-type="float">
            <text:p>1438.7</text:p>
          </table:table-cell>
          <table:table-cell office:value-type="float" office:value="1482.25" calcext:value-type="float">
            <text:p>148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09</text:p>
          </table:table-cell>
          <table:table-cell office:value-type="float" office:value="1421.13" calcext:value-type="float">
            <text:p>1421.13</text:p>
          </table:table-cell>
          <table:table-cell office:value-type="float" office:value="1442.93" calcext:value-type="float">
            <text:p>1442.93</text:p>
          </table:table-cell>
          <table:table-cell office:value-type="float" office:value="1421.13" calcext:value-type="float">
            <text:p>1421.13</text:p>
          </table:table-cell>
          <table:table-cell office:value-type="float" office:value="1441.33" calcext:value-type="float">
            <text:p>144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09</text:p>
          </table:table-cell>
          <table:table-cell office:value-type="float" office:value="1436.88" calcext:value-type="float">
            <text:p>1436.88</text:p>
          </table:table-cell>
          <table:table-cell office:value-type="float" office:value="1437.46" calcext:value-type="float">
            <text:p>1437.46</text:p>
          </table:table-cell>
          <table:table-cell office:value-type="float" office:value="1409.95" calcext:value-type="float">
            <text:p>1409.95</text:p>
          </table:table-cell>
          <table:table-cell office:value-type="float" office:value="1421.27" calcext:value-type="float">
            <text:p>142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09</text:p>
          </table:table-cell>
          <table:table-cell office:value-type="float" office:value="1438.45" calcext:value-type="float">
            <text:p>1438.45</text:p>
          </table:table-cell>
          <table:table-cell office:value-type="float" office:value="1456.13" calcext:value-type="float">
            <text:p>1456.13</text:p>
          </table:table-cell>
          <table:table-cell office:value-type="float" office:value="1430.31" calcext:value-type="float">
            <text:p>1430.31</text:p>
          </table:table-cell>
          <table:table-cell office:value-type="float" office:value="1436.88" calcext:value-type="float">
            <text:p>143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9</text:p>
          </table:table-cell>
          <table:table-cell office:value-type="float" office:value="1398.33" calcext:value-type="float">
            <text:p>1398.33</text:p>
          </table:table-cell>
          <table:table-cell office:value-type="float" office:value="1437.26" calcext:value-type="float">
            <text:p>1437.26</text:p>
          </table:table-cell>
          <table:table-cell office:value-type="float" office:value="1396.61" calcext:value-type="float">
            <text:p>1396.61</text:p>
          </table:table-cell>
          <table:table-cell office:value-type="float" office:value="1436.72" calcext:value-type="float">
            <text:p>143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09</text:p>
          </table:table-cell>
          <table:table-cell office:value-type="float" office:value="1386.69" calcext:value-type="float">
            <text:p>1386.69</text:p>
          </table:table-cell>
          <table:table-cell office:value-type="float" office:value="1397.5" calcext:value-type="float">
            <text:p>1397.5</text:p>
          </table:table-cell>
          <table:table-cell office:value-type="float" office:value="1382.3" calcext:value-type="float">
            <text:p>1382.3</text:p>
          </table:table-cell>
          <table:table-cell office:value-type="float" office:value="1395.66" calcext:value-type="float">
            <text:p>139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09</text:p>
          </table:table-cell>
          <table:table-cell office:value-type="float" office:value="1394.79" calcext:value-type="float">
            <text:p>1394.79</text:p>
          </table:table-cell>
          <table:table-cell office:value-type="float" office:value="1407.53" calcext:value-type="float">
            <text:p>1407.53</text:p>
          </table:table-cell>
          <table:table-cell office:value-type="float" office:value="1390.14" calcext:value-type="float">
            <text:p>1390.14</text:p>
          </table:table-cell>
          <table:table-cell office:value-type="float" office:value="1390.9" calcext:value-type="float">
            <text:p>139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09</text:p>
          </table:table-cell>
          <table:table-cell office:value-type="float" office:value="1384.83" calcext:value-type="float">
            <text:p>1384.83</text:p>
          </table:table-cell>
          <table:table-cell office:value-type="float" office:value="1400.1" calcext:value-type="float">
            <text:p>1400.1</text:p>
          </table:table-cell>
          <table:table-cell office:value-type="float" office:value="1383.16" calcext:value-type="float">
            <text:p>1383.16</text:p>
          </table:table-cell>
          <table:table-cell office:value-type="float" office:value="1394.79" calcext:value-type="float">
            <text:p>139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09</text:p>
          </table:table-cell>
          <table:table-cell office:value-type="float" office:value="1363.29" calcext:value-type="float">
            <text:p>1363.29</text:p>
          </table:table-cell>
          <table:table-cell office:value-type="float" office:value="1393.67" calcext:value-type="float">
            <text:p>1393.67</text:p>
          </table:table-cell>
          <table:table-cell office:value-type="float" office:value="1363.29" calcext:value-type="float">
            <text:p>1363.29</text:p>
          </table:table-cell>
          <table:table-cell office:value-type="float" office:value="1384.91" calcext:value-type="float">
            <text:p>1384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9</text:p>
          </table:table-cell>
          <table:table-cell office:value-type="float" office:value="1366.64" calcext:value-type="float">
            <text:p>1366.64</text:p>
          </table:table-cell>
          <table:table-cell office:value-type="float" office:value="1376.44" calcext:value-type="float">
            <text:p>1376.44</text:p>
          </table:table-cell>
          <table:table-cell office:value-type="float" office:value="1356.9" calcext:value-type="float">
            <text:p>1356.9</text:p>
          </table:table-cell>
          <table:table-cell office:value-type="float" office:value="1361.7" calcext:value-type="float">
            <text:p>13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09</text:p>
          </table:table-cell>
          <table:table-cell office:value-type="float" office:value="1356.09" calcext:value-type="float">
            <text:p>1356.09</text:p>
          </table:table-cell>
          <table:table-cell office:value-type="float" office:value="1365.91" calcext:value-type="float">
            <text:p>1365.91</text:p>
          </table:table-cell>
          <table:table-cell office:value-type="float" office:value="1341.3" calcext:value-type="float">
            <text:p>1341.3</text:p>
          </table:table-cell>
          <table:table-cell office:value-type="float" office:value="1364.61" calcext:value-type="float">
            <text:p>1364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09</text:p>
          </table:table-cell>
          <table:table-cell office:value-type="float" office:value="1353.72" calcext:value-type="float">
            <text:p>1353.72</text:p>
          </table:table-cell>
          <table:table-cell office:value-type="float" office:value="1356.38" calcext:value-type="float">
            <text:p>1356.38</text:p>
          </table:table-cell>
          <table:table-cell office:value-type="float" office:value="1335.47" calcext:value-type="float">
            <text:p>1335.47</text:p>
          </table:table-cell>
          <table:table-cell office:value-type="float" office:value="1356.09" calcext:value-type="float">
            <text:p>135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09</text:p>
          </table:table-cell>
          <table:table-cell office:value-type="float" office:value="1350.88" calcext:value-type="float">
            <text:p>1350.88</text:p>
          </table:table-cell>
          <table:table-cell office:value-type="float" office:value="1359.87" calcext:value-type="float">
            <text:p>1359.87</text:p>
          </table:table-cell>
          <table:table-cell office:value-type="float" office:value="1350.23" calcext:value-type="float">
            <text:p>1350.23</text:p>
          </table:table-cell>
          <table:table-cell office:value-type="float" office:value="1351.66" calcext:value-type="float">
            <text:p>135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09</text:p>
          </table:table-cell>
          <table:table-cell office:value-type="float" office:value="1346.42" calcext:value-type="float">
            <text:p>1346.42</text:p>
          </table:table-cell>
          <table:table-cell office:value-type="float" office:value="1357.13" calcext:value-type="float">
            <text:p>1357.13</text:p>
          </table:table-cell>
          <table:table-cell office:value-type="float" office:value="1346.42" calcext:value-type="float">
            <text:p>1346.42</text:p>
          </table:table-cell>
          <table:table-cell office:value-type="float" office:value="1350.88" calcext:value-type="float">
            <text:p>135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9</text:p>
          </table:table-cell>
          <table:table-cell office:value-type="float" office:value="1327.75" calcext:value-type="float">
            <text:p>1327.75</text:p>
          </table:table-cell>
          <table:table-cell office:value-type="float" office:value="1351.87" calcext:value-type="float">
            <text:p>1351.87</text:p>
          </table:table-cell>
          <table:table-cell office:value-type="float" office:value="1327.4" calcext:value-type="float">
            <text:p>1327.4</text:p>
          </table:table-cell>
          <table:table-cell office:value-type="float" office:value="1345.84" calcext:value-type="float">
            <text:p>134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09</text:p>
          </table:table-cell>
          <table:table-cell office:value-type="float" office:value="1307.36" calcext:value-type="float">
            <text:p>1307.36</text:p>
          </table:table-cell>
          <table:table-cell office:value-type="float" office:value="1326.57" calcext:value-type="float">
            <text:p>1326.57</text:p>
          </table:table-cell>
          <table:table-cell office:value-type="float" office:value="1307.36" calcext:value-type="float">
            <text:p>1307.36</text:p>
          </table:table-cell>
          <table:table-cell office:value-type="float" office:value="1326.57" calcext:value-type="float">
            <text:p>132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09</text:p>
          </table:table-cell>
          <table:table-cell office:value-type="float" office:value="1303.56" calcext:value-type="float">
            <text:p>1303.56</text:p>
          </table:table-cell>
          <table:table-cell office:value-type="float" office:value="1312.12" calcext:value-type="float">
            <text:p>1312.12</text:p>
          </table:table-cell>
          <table:table-cell office:value-type="float" office:value="1302.55" calcext:value-type="float">
            <text:p>1302.55</text:p>
          </table:table-cell>
          <table:table-cell office:value-type="float" office:value="1305.33" calcext:value-type="float">
            <text:p>130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09</text:p>
          </table:table-cell>
          <table:table-cell office:value-type="float" office:value="1304.69" calcext:value-type="float">
            <text:p>1304.69</text:p>
          </table:table-cell>
          <table:table-cell office:value-type="float" office:value="1313.2" calcext:value-type="float">
            <text:p>1313.2</text:p>
          </table:table-cell>
          <table:table-cell office:value-type="float" office:value="1294.55" calcext:value-type="float">
            <text:p>1294.55</text:p>
          </table:table-cell>
          <table:table-cell office:value-type="float" office:value="1303.56" calcext:value-type="float">
            <text:p>130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09</text:p>
          </table:table-cell>
          <table:table-cell office:value-type="float" office:value="1287.87" calcext:value-type="float">
            <text:p>1287.87</text:p>
          </table:table-cell>
          <table:table-cell office:value-type="float" office:value="1305.98" calcext:value-type="float">
            <text:p>1305.98</text:p>
          </table:table-cell>
          <table:table-cell office:value-type="float" office:value="1285.76" calcext:value-type="float">
            <text:p>1285.76</text:p>
          </table:table-cell>
          <table:table-cell office:value-type="float" office:value="1300.24" calcext:value-type="float">
            <text:p>130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9</text:p>
          </table:table-cell>
          <table:table-cell office:value-type="float" office:value="1322.67" calcext:value-type="float">
            <text:p>1322.67</text:p>
          </table:table-cell>
          <table:table-cell office:value-type="float" office:value="1325.59" calcext:value-type="float">
            <text:p>1325.59</text:p>
          </table:table-cell>
          <table:table-cell table:number-columns-repeated="2"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09</text:p>
          </table:table-cell>
          <table:table-cell office:value-type="float" office:value="1315.82" calcext:value-type="float">
            <text:p>1315.82</text:p>
          </table:table-cell>
          <table:table-cell office:value-type="float" office:value="1322.14" calcext:value-type="float">
            <text:p>1322.14</text:p>
          </table:table-cell>
          <table:table-cell office:value-type="float" office:value="1300.71" calcext:value-type="float">
            <text:p>1300.71</text:p>
          </table:table-cell>
          <table:table-cell office:value-type="float" office:value="1321.74" calcext:value-type="float">
            <text:p>132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09</text:p>
          </table:table-cell>
          <table:table-cell office:value-type="float" office:value="1292.92" calcext:value-type="float">
            <text:p>1292.92</text:p>
          </table:table-cell>
          <table:table-cell office:value-type="float" office:value="1315.82" calcext:value-type="float">
            <text:p>1315.82</text:p>
          </table:table-cell>
          <table:table-cell office:value-type="float" office:value="1292.92" calcext:value-type="float">
            <text:p>1292.92</text:p>
          </table:table-cell>
          <table:table-cell office:value-type="float" office:value="1315.82" calcext:value-type="float">
            <text:p>131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09</text:p>
          </table:table-cell>
          <table:table-cell office:value-type="float" office:value="1280.16" calcext:value-type="float">
            <text:p>1280.16</text:p>
          </table:table-cell>
          <table:table-cell office:value-type="float" office:value="1291.98" calcext:value-type="float">
            <text:p>1291.98</text:p>
          </table:table-cell>
          <table:table-cell office:value-type="float" office:value="1272.89" calcext:value-type="float">
            <text:p>1272.89</text:p>
          </table:table-cell>
          <table:table-cell office:value-type="float" office:value="1291.71" calcext:value-type="float">
            <text:p>129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09</text:p>
          </table:table-cell>
          <table:table-cell office:value-type="float" office:value="1281.47" calcext:value-type="float">
            <text:p>1281.47</text:p>
          </table:table-cell>
          <table:table-cell office:value-type="float" office:value="1284.87" calcext:value-type="float">
            <text:p>1284.87</text:p>
          </table:table-cell>
          <table:table-cell office:value-type="float" office:value="1265.49" calcext:value-type="float">
            <text:p>1265.49</text:p>
          </table:table-cell>
          <table:table-cell office:value-type="float" office:value="1279.79" calcext:value-type="float">
            <text:p>1279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9</text:p>
          </table:table-cell>
          <table:table-cell office:value-type="float" office:value="1286.58" calcext:value-type="float">
            <text:p>1286.58</text:p>
          </table:table-cell>
          <table:table-cell office:value-type="float" office:value="1292.63" calcext:value-type="float">
            <text:p>1292.63</text:p>
          </table:table-cell>
          <table:table-cell office:value-type="float" office:value="1275.54" calcext:value-type="float">
            <text:p>1275.54</text:p>
          </table:table-cell>
          <table:table-cell office:value-type="float" office:value="1280.91" calcext:value-type="float">
            <text:p>128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09</text:p>
          </table:table-cell>
          <table:table-cell office:value-type="float" office:value="1272.63" calcext:value-type="float">
            <text:p>1272.63</text:p>
          </table:table-cell>
          <table:table-cell office:value-type="float" office:value="1302.75" calcext:value-type="float">
            <text:p>1302.75</text:p>
          </table:table-cell>
          <table:table-cell office:value-type="float" office:value="1272.63" calcext:value-type="float">
            <text:p>1272.63</text:p>
          </table:table-cell>
          <table:table-cell office:value-type="float" office:value="1285.71" calcext:value-type="float">
            <text:p>128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09</text:p>
          </table:table-cell>
          <table:table-cell office:value-type="float" office:value="1250.46" calcext:value-type="float">
            <text:p>1250.46</text:p>
          </table:table-cell>
          <table:table-cell office:value-type="float" office:value="1276.25" calcext:value-type="float">
            <text:p>1276.25</text:p>
          </table:table-cell>
          <table:table-cell office:value-type="float" office:value="1250.46" calcext:value-type="float">
            <text:p>1250.46</text:p>
          </table:table-cell>
          <table:table-cell office:value-type="float" office:value="1271.41" calcext:value-type="float">
            <text:p>127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09</text:p>
          </table:table-cell>
          <table:table-cell office:value-type="float" office:value="1214.13" calcext:value-type="float">
            <text:p>1214.13</text:p>
          </table:table-cell>
          <table:table-cell office:value-type="float" office:value="1248.97" calcext:value-type="float">
            <text:p>1248.97</text:p>
          </table:table-cell>
          <table:table-cell office:value-type="float" office:value="1214.13" calcext:value-type="float">
            <text:p>1214.13</text:p>
          </table:table-cell>
          <table:table-cell office:value-type="float" office:value="1248.97" calcext:value-type="float">
            <text:p>124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09</text:p>
          </table:table-cell>
          <table:table-cell office:value-type="float" office:value="1211.41" calcext:value-type="float">
            <text:p>1211.41</text:p>
          </table:table-cell>
          <table:table-cell office:value-type="float" office:value="1218.34" calcext:value-type="float">
            <text:p>1218.34</text:p>
          </table:table-cell>
          <table:table-cell office:value-type="float" office:value="1205.58" calcext:value-type="float">
            <text:p>1205.58</text:p>
          </table:table-cell>
          <table:table-cell office:value-type="float" office:value="1212.18" calcext:value-type="float">
            <text:p>121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09</text:p>
          </table:table-cell>
          <table:table-cell table:number-columns-repeated="2" office:value-type="float" office:value="1231.7" calcext:value-type="float">
            <text:p>1231.7</text:p>
          </table:table-cell>
          <table:table-cell office:value-type="float" office:value="1196.58" calcext:value-type="float">
            <text:p>1196.58</text:p>
          </table:table-cell>
          <table:table-cell office:value-type="float" office:value="1211.65" calcext:value-type="float">
            <text:p>121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09</text:p>
          </table:table-cell>
          <table:table-cell table:number-columns-repeated="2" office:value-type="float" office:value="1257.48" calcext:value-type="float">
            <text:p>1257.48</text:p>
          </table:table-cell>
          <table:table-cell office:value-type="float" office:value="1227.73" calcext:value-type="float">
            <text:p>1227.73</text:p>
          </table:table-cell>
          <table:table-cell office:value-type="float" office:value="1231.86" calcext:value-type="float">
            <text:p>123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09</text:p>
          </table:table-cell>
          <table:table-cell office:value-type="float" office:value="1246.42" calcext:value-type="float">
            <text:p>1246.42</text:p>
          </table:table-cell>
          <table:table-cell office:value-type="float" office:value="1260.98" calcext:value-type="float">
            <text:p>1260.98</text:p>
          </table:table-cell>
          <table:table-cell office:value-type="float" office:value="1246.42" calcext:value-type="float">
            <text:p>1246.42</text:p>
          </table:table-cell>
          <table:table-cell office:value-type="float" office:value="1257.48" calcext:value-type="float">
            <text:p>125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09</text:p>
          </table:table-cell>
          <table:table-cell office:value-type="float" office:value="1228.74" calcext:value-type="float">
            <text:p>1228.74</text:p>
          </table:table-cell>
          <table:table-cell office:value-type="float" office:value="1249.28" calcext:value-type="float">
            <text:p>1249.28</text:p>
          </table:table-cell>
          <table:table-cell office:value-type="float" office:value="1227.68" calcext:value-type="float">
            <text:p>1227.68</text:p>
          </table:table-cell>
          <table:table-cell office:value-type="float" office:value="1244.33" calcext:value-type="float">
            <text:p>1244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9</text:p>
          </table:table-cell>
          <table:table-cell table:number-columns-repeated="2" office:value-type="float" office:value="1265.5" calcext:value-type="float">
            <text:p>1265.5</text:p>
          </table:table-cell>
          <table:table-cell office:value-type="float" office:value="1225.26" calcext:value-type="float">
            <text:p>1225.26</text:p>
          </table:table-cell>
          <table:table-cell office:value-type="float" office:value="1226.84" calcext:value-type="float">
            <text:p>122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09</text:p>
          </table:table-cell>
          <table:table-cell office:value-type="float" office:value="1256.78" calcext:value-type="float">
            <text:p>1256.78</text:p>
          </table:table-cell>
          <table:table-cell office:value-type="float" office:value="1265.34" calcext:value-type="float">
            <text:p>1265.34</text:p>
          </table:table-cell>
          <table:table-cell office:value-type="float" office:value="1249.87" calcext:value-type="float">
            <text:p>1249.87</text:p>
          </table:table-cell>
          <table:table-cell office:value-type="float" office:value="1265.34" calcext:value-type="float">
            <text:p>1265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09</text:p>
          </table:table-cell>
          <table:table-cell office:value-type="float" office:value="1235.36" calcext:value-type="float">
            <text:p>1235.36</text:p>
          </table:table-cell>
          <table:table-cell office:value-type="float" office:value="1260.81" calcext:value-type="float">
            <text:p>1260.81</text:p>
          </table:table-cell>
          <table:table-cell office:value-type="float" office:value="1235.36" calcext:value-type="float">
            <text:p>1235.36</text:p>
          </table:table-cell>
          <table:table-cell office:value-type="float" office:value="1256.78" calcext:value-type="float">
            <text:p>1256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09</text:p>
          </table:table-cell>
          <table:table-cell office:value-type="float" office:value="1245.3" calcext:value-type="float">
            <text:p>1245.3</text:p>
          </table:table-cell>
          <table:table-cell office:value-type="float" office:value="1259.05" calcext:value-type="float">
            <text:p>1259.05</text:p>
          </table:table-cell>
          <table:table-cell office:value-type="float" office:value="1233.35" calcext:value-type="float">
            <text:p>1233.35</text:p>
          </table:table-cell>
          <table:table-cell office:value-type="float" office:value="1235.31" calcext:value-type="float">
            <text:p>123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09</text:p>
          </table:table-cell>
          <table:table-cell office:value-type="float" office:value="1230.1" calcext:value-type="float">
            <text:p>1230.1</text:p>
          </table:table-cell>
          <table:table-cell office:value-type="float" office:value="1247.97" calcext:value-type="float">
            <text:p>1247.97</text:p>
          </table:table-cell>
          <table:table-cell office:value-type="float" office:value="1213.42" calcext:value-type="float">
            <text:p>1213.42</text:p>
          </table:table-cell>
          <table:table-cell office:value-type="float" office:value="1244.57" calcext:value-type="float">
            <text:p>124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9</text:p>
          </table:table-cell>
          <table:table-cell office:value-type="float" office:value="1208.11" calcext:value-type="float">
            <text:p>1208.11</text:p>
          </table:table-cell>
          <table:table-cell office:value-type="float" office:value="1234.93" calcext:value-type="float">
            <text:p>1234.93</text:p>
          </table:table-cell>
          <table:table-cell office:value-type="float" office:value="1202.52" calcext:value-type="float">
            <text:p>1202.52</text:p>
          </table:table-cell>
          <table:table-cell office:value-type="float" office:value="1230.1" calcext:value-type="float">
            <text:p>123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09</text:p>
          </table:table-cell>
          <table:table-cell office:value-type="float" office:value="1195.09" calcext:value-type="float">
            <text:p>1195.09</text:p>
          </table:table-cell>
          <table:table-cell office:value-type="float" office:value="1214.46" calcext:value-type="float">
            <text:p>1214.46</text:p>
          </table:table-cell>
          <table:table-cell office:value-type="float" office:value="1195.09" calcext:value-type="float">
            <text:p>1195.09</text:p>
          </table:table-cell>
          <table:table-cell office:value-type="float" office:value="1207.93" calcext:value-type="float">
            <text:p>120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09</text:p>
          </table:table-cell>
          <table:table-cell office:value-type="float" office:value="1181.26" calcext:value-type="float">
            <text:p>1181.26</text:p>
          </table:table-cell>
          <table:table-cell office:value-type="float" office:value="1194.03" calcext:value-type="float">
            <text:p>1194.03</text:p>
          </table:table-cell>
          <table:table-cell office:value-type="float" office:value="1179.81" calcext:value-type="float">
            <text:p>1179.81</text:p>
          </table:table-cell>
          <table:table-cell office:value-type="float" office:value="1190.3" calcext:value-type="float">
            <text:p>119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09</text:p>
          </table:table-cell>
          <table:table-cell office:value-type="float" office:value="1172.85" calcext:value-type="float">
            <text:p>1172.85</text:p>
          </table:table-cell>
          <table:table-cell office:value-type="float" office:value="1186.7" calcext:value-type="float">
            <text:p>1186.7</text:p>
          </table:table-cell>
          <table:table-cell office:value-type="float" office:value="1172.85" calcext:value-type="float">
            <text:p>1172.85</text:p>
          </table:table-cell>
          <table:table-cell office:value-type="float" office:value="1180.11" calcext:value-type="float">
            <text:p>118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09</text:p>
          </table:table-cell>
          <table:table-cell table:number-columns-repeated="2" office:value-type="float" office:value="1173.02" calcext:value-type="float">
            <text:p>1173.02</text:p>
          </table:table-cell>
          <table:table-cell office:value-type="float" office:value="1157.25" calcext:value-type="float">
            <text:p>1157.25</text:p>
          </table:table-cell>
          <table:table-cell office:value-type="float" office:value="1168.4" calcext:value-type="float">
            <text:p>116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9</text:p>
          </table:table-cell>
          <table:table-cell office:value-type="float" office:value="1173.78" calcext:value-type="float">
            <text:p>1173.78</text:p>
          </table:table-cell>
          <table:table-cell office:value-type="float" office:value="1176.99" calcext:value-type="float">
            <text:p>1176.99</text:p>
          </table:table-cell>
          <table:table-cell office:value-type="float" office:value="1159.11" calcext:value-type="float">
            <text:p>1159.11</text:p>
          </table:table-cell>
          <table:table-cell office:value-type="float" office:value="1172.69" calcext:value-type="float">
            <text:p>117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09</text:p>
          </table:table-cell>
          <table:table-cell office:value-type="float" office:value="1149.21" calcext:value-type="float">
            <text:p>1149.21</text:p>
          </table:table-cell>
          <table:table-cell office:value-type="float" office:value="1172.55" calcext:value-type="float">
            <text:p>1172.55</text:p>
          </table:table-cell>
          <table:table-cell office:value-type="float" office:value="1144.33" calcext:value-type="float">
            <text:p>1144.33</text:p>
          </table:table-cell>
          <table:table-cell office:value-type="float" office:value="1171.75" calcext:value-type="float">
            <text:p>117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09</text:p>
          </table:table-cell>
          <table:table-cell office:value-type="float" office:value="1151.52" calcext:value-type="float">
            <text:p>1151.52</text:p>
          </table:table-cell>
          <table:table-cell office:value-type="float" office:value="1153.7" calcext:value-type="float">
            <text:p>1153.7</text:p>
          </table:table-cell>
          <table:table-cell office:value-type="float" office:value="1140.05" calcext:value-type="float">
            <text:p>1140.05</text:p>
          </table:table-cell>
          <table:table-cell office:value-type="float" office:value="1146.15" calcext:value-type="float">
            <text:p>1146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09</text:p>
          </table:table-cell>
          <table:table-cell office:value-type="float" office:value="1139.32" calcext:value-type="float">
            <text:p>1139.32</text:p>
          </table:table-cell>
          <table:table-cell office:value-type="float" office:value="1172.88" calcext:value-type="float">
            <text:p>1172.88</text:p>
          </table:table-cell>
          <table:table-cell office:value-type="float" office:value="1139.32" calcext:value-type="float">
            <text:p>1139.32</text:p>
          </table:table-cell>
          <table:table-cell office:value-type="float" office:value="1152.66" calcext:value-type="float">
            <text:p>115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09</text:p>
          </table:table-cell>
          <table:table-cell office:value-type="float" office:value="1139.59" calcext:value-type="float">
            <text:p>1139.59</text:p>
          </table:table-cell>
          <table:table-cell office:value-type="float" office:value="1154.06" calcext:value-type="float">
            <text:p>1154.06</text:p>
          </table:table-cell>
          <table:table-cell office:value-type="float" office:value="1132.51" calcext:value-type="float">
            <text:p>1132.51</text:p>
          </table:table-cell>
          <table:table-cell office:value-type="float" office:value="1138.85" calcext:value-type="float">
            <text:p>113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9</text:p>
          </table:table-cell>
          <table:table-cell office:value-type="float" office:value="1138.38" calcext:value-type="float">
            <text:p>1138.38</text:p>
          </table:table-cell>
          <table:table-cell office:value-type="float" office:value="1142.05" calcext:value-type="float">
            <text:p>1142.05</text:p>
          </table:table-cell>
          <table:table-cell office:value-type="float" office:value="1110.24" calcext:value-type="float">
            <text:p>1110.24</text:p>
          </table:table-cell>
          <table:table-cell office:value-type="float" office:value="1139.4" calcext:value-type="float">
            <text:p>113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09</text:p>
          </table:table-cell>
          <table:table-cell office:value-type="float" office:value="1130.04" calcext:value-type="float">
            <text:p>1130.04</text:p>
          </table:table-cell>
          <table:table-cell office:value-type="float" office:value="1148.01" calcext:value-type="float">
            <text:p>1148.01</text:p>
          </table:table-cell>
          <table:table-cell office:value-type="float" office:value="1130.04" calcext:value-type="float">
            <text:p>1130.04</text:p>
          </table:table-cell>
          <table:table-cell office:value-type="float" office:value="1138.38" calcext:value-type="float">
            <text:p>113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09</text:p>
          </table:table-cell>
          <table:table-cell office:value-type="float" office:value="1124.74" calcext:value-type="float">
            <text:p>1124.74</text:p>
          </table:table-cell>
          <table:table-cell office:value-type="float" office:value="1137.95" calcext:value-type="float">
            <text:p>1137.95</text:p>
          </table:table-cell>
          <table:table-cell office:value-type="float" office:value="1123" calcext:value-type="float">
            <text:p>1123</text:p>
          </table:table-cell>
          <table:table-cell office:value-type="float" office:value="1127.03" calcext:value-type="float">
            <text:p>1127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09</text:p>
          </table:table-cell>
          <table:table-cell office:value-type="float" office:value="1121.04" calcext:value-type="float">
            <text:p>1121.04</text:p>
          </table:table-cell>
          <table:table-cell office:value-type="float" office:value="1126.22" calcext:value-type="float">
            <text:p>1126.22</text:p>
          </table:table-cell>
          <table:table-cell office:value-type="float" office:value="1113.71" calcext:value-type="float">
            <text:p>1113.71</text:p>
          </table:table-cell>
          <table:table-cell office:value-type="float" office:value="1126.22" calcext:value-type="float">
            <text:p>1126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09</text:p>
          </table:table-cell>
          <table:table-cell office:value-type="float" office:value="1089.28" calcext:value-type="float">
            <text:p>1089.28</text:p>
          </table:table-cell>
          <table:table-cell office:value-type="float" office:value="1117.95" calcext:value-type="float">
            <text:p>1117.95</text:p>
          </table:table-cell>
          <table:table-cell office:value-type="float" office:value="1089.28" calcext:value-type="float">
            <text:p>1089.28</text:p>
          </table:table-cell>
          <table:table-cell office:value-type="float" office:value="1115.54" calcext:value-type="float">
            <text:p>111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9</text:p>
          </table:table-cell>
          <table:table-cell office:value-type="float" office:value="1093.88" calcext:value-type="float">
            <text:p>1093.88</text:p>
          </table:table-cell>
          <table:table-cell office:value-type="float" office:value="1102.56" calcext:value-type="float">
            <text:p>1102.56</text:p>
          </table:table-cell>
          <table:table-cell office:value-type="float" office:value="1084.57" calcext:value-type="float">
            <text:p>1084.57</text:p>
          </table:table-cell>
          <table:table-cell office:value-type="float" office:value="1089.01" calcext:value-type="float">
            <text:p>108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09</text:p>
          </table:table-cell>
          <table:table-cell office:value-type="float" office:value="1064.79" calcext:value-type="float">
            <text:p>1064.79</text:p>
          </table:table-cell>
          <table:table-cell office:value-type="float" office:value="1098.29" calcext:value-type="float">
            <text:p>1098.29</text:p>
          </table:table-cell>
          <table:table-cell office:value-type="float" office:value="1064.79" calcext:value-type="float">
            <text:p>1064.79</text:p>
          </table:table-cell>
          <table:table-cell office:value-type="float" office:value="1093.66" calcext:value-type="float">
            <text:p>109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09</text:p>
          </table:table-cell>
          <table:table-cell table:number-columns-repeated="2" office:value-type="float" office:value="1116.41" calcext:value-type="float">
            <text:p>1116.41</text:p>
          </table:table-cell>
          <table:table-cell office:value-type="float" office:value="1047.86" calcext:value-type="float">
            <text:p>1047.86</text:p>
          </table:table-cell>
          <table:table-cell office:value-type="float" office:value="1065.96" calcext:value-type="float">
            <text:p>106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9</text:p>
          </table:table-cell>
          <table:table-cell office:value-type="float" office:value="1136.5" calcext:value-type="float">
            <text:p>1136.5</text:p>
          </table:table-cell>
          <table:table-cell office:value-type="float" office:value="1154.15" calcext:value-type="float">
            <text:p>1154.15</text:p>
          </table:table-cell>
          <table:table-cell table:number-columns-repeated="2" office:value-type="float" office:value="1119.14" calcext:value-type="float">
            <text:p>111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09</text:p>
          </table:table-cell>
          <table:table-cell office:value-type="float" office:value="1125.55" calcext:value-type="float">
            <text:p>1125.55</text:p>
          </table:table-cell>
          <table:table-cell office:value-type="float" office:value="1136.5" calcext:value-type="float">
            <text:p>1136.5</text:p>
          </table:table-cell>
          <table:table-cell office:value-type="float" office:value="1100.14" calcext:value-type="float">
            <text:p>1100.14</text:p>
          </table:table-cell>
          <table:table-cell office:value-type="float" office:value="1136.5" calcext:value-type="float">
            <text:p>113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09</text:p>
          </table:table-cell>
          <table:table-cell office:value-type="float" office:value="1104.14" calcext:value-type="float">
            <text:p>1104.14</text:p>
          </table:table-cell>
          <table:table-cell office:value-type="float" office:value="1127.14" calcext:value-type="float">
            <text:p>1127.14</text:p>
          </table:table-cell>
          <table:table-cell office:value-type="float" office:value="1099.84" calcext:value-type="float">
            <text:p>1099.84</text:p>
          </table:table-cell>
          <table:table-cell office:value-type="float" office:value="1126.33" calcext:value-type="float">
            <text:p>112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09</text:p>
          </table:table-cell>
          <table:table-cell table:number-columns-repeated="2" office:value-type="float" office:value="1111" calcext:value-type="float">
            <text:p>1111</text:p>
          </table:table-cell>
          <table:table-cell office:value-type="float" office:value="1092.26" calcext:value-type="float">
            <text:p>1092.26</text:p>
          </table:table-cell>
          <table:table-cell office:value-type="float" office:value="1104.14" calcext:value-type="float">
            <text:p>110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09</text:p>
          </table:table-cell>
          <table:table-cell office:value-type="float" office:value="1098.93" calcext:value-type="float">
            <text:p>1098.93</text:p>
          </table:table-cell>
          <table:table-cell office:value-type="float" office:value="1126.95" calcext:value-type="float">
            <text:p>1126.95</text:p>
          </table:table-cell>
          <table:table-cell office:value-type="float" office:value="1098.93" calcext:value-type="float">
            <text:p>1098.93</text:p>
          </table:table-cell>
          <table:table-cell office:value-type="float" office:value="1112.34" calcext:value-type="float">
            <text:p>111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9</text:p>
          </table:table-cell>
          <table:table-cell office:value-type="float" office:value="1095.26" calcext:value-type="float">
            <text:p>1095.26</text:p>
          </table:table-cell>
          <table:table-cell office:value-type="float" office:value="1102.51" calcext:value-type="float">
            <text:p>1102.51</text:p>
          </table:table-cell>
          <table:table-cell office:value-type="float" office:value="1081.65" calcext:value-type="float">
            <text:p>1081.65</text:p>
          </table:table-cell>
          <table:table-cell office:value-type="float" office:value="1095.29" calcext:value-type="float">
            <text:p>1095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09</text:p>
          </table:table-cell>
          <table:table-cell office:value-type="float" office:value="1042.04" calcext:value-type="float">
            <text:p>1042.04</text:p>
          </table:table-cell>
          <table:table-cell office:value-type="float" office:value="1090.28" calcext:value-type="float">
            <text:p>1090.28</text:p>
          </table:table-cell>
          <table:table-cell office:value-type="float" office:value="1042.04" calcext:value-type="float">
            <text:p>1042.04</text:p>
          </table:table-cell>
          <table:table-cell office:value-type="float" office:value="1085.73" calcext:value-type="float">
            <text:p>108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09</text:p>
          </table:table-cell>
          <table:table-cell office:value-type="float" office:value="1040.16" calcext:value-type="float">
            <text:p>1040.16</text:p>
          </table:table-cell>
          <table:table-cell office:value-type="float" office:value="1047.96" calcext:value-type="float">
            <text:p>1047.96</text:p>
          </table:table-cell>
          <table:table-cell office:value-type="float" office:value="1036.23" calcext:value-type="float">
            <text:p>1036.23</text:p>
          </table:table-cell>
          <table:table-cell office:value-type="float" office:value="1042.9" calcext:value-type="float">
            <text:p>104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09</text:p>
          </table:table-cell>
          <table:table-cell office:value-type="float" office:value="1014.02" calcext:value-type="float">
            <text:p>1014.02</text:p>
          </table:table-cell>
          <table:table-cell office:value-type="float" office:value="1046.97" calcext:value-type="float">
            <text:p>1046.97</text:p>
          </table:table-cell>
          <table:table-cell office:value-type="float" office:value="1013.27" calcext:value-type="float">
            <text:p>1013.27</text:p>
          </table:table-cell>
          <table:table-cell office:value-type="float" office:value="1040.02" calcext:value-type="float">
            <text:p>104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09</text:p>
          </table:table-cell>
          <table:table-cell office:value-type="float" office:value="1004.41" calcext:value-type="float">
            <text:p>1004.41</text:p>
          </table:table-cell>
          <table:table-cell office:value-type="float" office:value="1019.92" calcext:value-type="float">
            <text:p>1019.92</text:p>
          </table:table-cell>
          <table:table-cell office:value-type="float" office:value="1004.41" calcext:value-type="float">
            <text:p>1004.41</text:p>
          </table:table-cell>
          <table:table-cell office:value-type="float" office:value="1014.06" calcext:value-type="float">
            <text:p>1014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9</text:p>
          </table:table-cell>
          <table:table-cell office:value-type="float" office:value="1011.86" calcext:value-type="float">
            <text:p>1011.86</text:p>
          </table:table-cell>
          <table:table-cell office:value-type="float" office:value="1015.44" calcext:value-type="float">
            <text:p>1015.44</text:p>
          </table:table-cell>
          <table:table-cell office:value-type="float" office:value="1000.06" calcext:value-type="float">
            <text:p>1000.06</text:p>
          </table:table-cell>
          <table:table-cell office:value-type="float" office:value="1002.9" calcext:value-type="float">
            <text:p>100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09</text:p>
          </table:table-cell>
          <table:table-cell table:number-columns-repeated="2" office:value-type="float" office:value="1021.53" calcext:value-type="float">
            <text:p>1021.53</text:p>
          </table:table-cell>
          <table:table-cell office:value-type="float" office:value="994.82" calcext:value-type="float">
            <text:p>994.82</text:p>
          </table:table-cell>
          <table:table-cell office:value-type="float" office:value="1009.44" calcext:value-type="float">
            <text:p>100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09</text:p>
          </table:table-cell>
          <table:table-cell office:value-type="float" office:value="989.51" calcext:value-type="float">
            <text:p>989.51</text:p>
          </table:table-cell>
          <table:table-cell office:value-type="float" office:value="1024.41" calcext:value-type="float">
            <text:p>1024.41</text:p>
          </table:table-cell>
          <table:table-cell office:value-type="float" office:value="989.51" calcext:value-type="float">
            <text:p>989.51</text:p>
          </table:table-cell>
          <table:table-cell office:value-type="float" office:value="1023.08" calcext:value-type="float">
            <text:p>102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09</text:p>
          </table:table-cell>
          <table:table-cell office:value-type="float" office:value="992.19" calcext:value-type="float">
            <text:p>992.19</text:p>
          </table:table-cell>
          <table:table-cell office:value-type="float" office:value="997.48" calcext:value-type="float">
            <text:p>997.48</text:p>
          </table:table-cell>
          <table:table-cell office:value-type="float" office:value="984.4" calcext:value-type="float">
            <text:p>984.4</text:p>
          </table:table-cell>
          <table:table-cell office:value-type="float" office:value="987.34" calcext:value-type="float">
            <text:p>98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09</text:p>
          </table:table-cell>
          <table:table-cell office:value-type="float" office:value="1002.41" calcext:value-type="float">
            <text:p>1002.41</text:p>
          </table:table-cell>
          <table:table-cell office:value-type="float" office:value="1005.23" calcext:value-type="float">
            <text:p>1005.23</text:p>
          </table:table-cell>
          <table:table-cell office:value-type="float" office:value="981.67" calcext:value-type="float">
            <text:p>981.67</text:p>
          </table:table-cell>
          <table:table-cell office:value-type="float" office:value="990.29" calcext:value-type="float">
            <text:p>990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09</text:p>
          </table:table-cell>
          <table:table-cell office:value-type="float" office:value="1020.09" calcext:value-type="float">
            <text:p>1020.09</text:p>
          </table:table-cell>
          <table:table-cell office:value-type="float" office:value="1021.29" calcext:value-type="float">
            <text:p>1021.29</text:p>
          </table:table-cell>
          <table:table-cell office:value-type="float" office:value="993.19" calcext:value-type="float">
            <text:p>993.19</text:p>
          </table:table-cell>
          <table:table-cell office:value-type="float" office:value="1004.77" calcext:value-type="float">
            <text:p>100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09</text:p>
          </table:table-cell>
          <table:table-cell office:value-type="float" office:value="1016.02" calcext:value-type="float">
            <text:p>1016.02</text:p>
          </table:table-cell>
          <table:table-cell office:value-type="float" office:value="1027.09" calcext:value-type="float">
            <text:p>1027.09</text:p>
          </table:table-cell>
          <table:table-cell office:value-type="float" office:value="1016.02" calcext:value-type="float">
            <text:p>1016.02</text:p>
          </table:table-cell>
          <table:table-cell office:value-type="float" office:value="1022.85" calcext:value-type="float">
            <text:p>102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09</text:p>
          </table:table-cell>
          <table:table-cell office:value-type="float" office:value="1012.3" calcext:value-type="float">
            <text:p>1012.3</text:p>
          </table:table-cell>
          <table:table-cell office:value-type="float" office:value="1026.45" calcext:value-type="float">
            <text:p>1026.45</text:p>
          </table:table-cell>
          <table:table-cell office:value-type="float" office:value="1012.3" calcext:value-type="float">
            <text:p>1012.3</text:p>
          </table:table-cell>
          <table:table-cell office:value-type="float" office:value="1015.96" calcext:value-type="float">
            <text:p>101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09</text:p>
          </table:table-cell>
          <table:table-cell office:value-type="float" office:value="993.67" calcext:value-type="float">
            <text:p>993.67</text:p>
          </table:table-cell>
          <table:table-cell office:value-type="float" office:value="1009.83" calcext:value-type="float">
            <text:p>1009.83</text:p>
          </table:table-cell>
          <table:table-cell office:value-type="float" office:value="993.67" calcext:value-type="float">
            <text:p>993.67</text:p>
          </table:table-cell>
          <table:table-cell office:value-type="float" office:value="1009.83" calcext:value-type="float">
            <text:p>100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9</text:p>
          </table:table-cell>
          <table:table-cell office:value-type="float" office:value="989.55" calcext:value-type="float">
            <text:p>989.55</text:p>
          </table:table-cell>
          <table:table-cell office:value-type="float" office:value="999.72" calcext:value-type="float">
            <text:p>999.72</text:p>
          </table:table-cell>
          <table:table-cell office:value-type="float" office:value="989.55" calcext:value-type="float">
            <text:p>989.55</text:p>
          </table:table-cell>
          <table:table-cell office:value-type="float" office:value="992.75" calcext:value-type="float">
            <text:p>99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09</text:p>
          </table:table-cell>
          <table:table-cell office:value-type="float" office:value="990.82" calcext:value-type="float">
            <text:p>990.82</text:p>
          </table:table-cell>
          <table:table-cell office:value-type="float" office:value="994.51" calcext:value-type="float">
            <text:p>994.51</text:p>
          </table:table-cell>
          <table:table-cell office:value-type="float" office:value="979.02" calcext:value-type="float">
            <text:p>979.02</text:p>
          </table:table-cell>
          <table:table-cell office:value-type="float" office:value="989.99" calcext:value-type="float">
            <text:p>989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09</text:p>
          </table:table-cell>
          <table:table-cell office:value-type="float" office:value="986.54" calcext:value-type="float">
            <text:p>986.54</text:p>
          </table:table-cell>
          <table:table-cell office:value-type="float" office:value="1003.69" calcext:value-type="float">
            <text:p>1003.69</text:p>
          </table:table-cell>
          <table:table-cell office:value-type="float" office:value="984.67" calcext:value-type="float">
            <text:p>984.67</text:p>
          </table:table-cell>
          <table:table-cell office:value-type="float" office:value="990.64" calcext:value-type="float">
            <text:p>99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09</text:p>
          </table:table-cell>
          <table:table-cell office:value-type="float" office:value="972.37" calcext:value-type="float">
            <text:p>972.37</text:p>
          </table:table-cell>
          <table:table-cell office:value-type="float" office:value="992.03" calcext:value-type="float">
            <text:p>992.03</text:p>
          </table:table-cell>
          <table:table-cell office:value-type="float" office:value="972.37" calcext:value-type="float">
            <text:p>972.37</text:p>
          </table:table-cell>
          <table:table-cell office:value-type="float" office:value="986.23" calcext:value-type="float">
            <text:p>98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09</text:p>
          </table:table-cell>
          <table:table-cell office:value-type="float" office:value="974.26" calcext:value-type="float">
            <text:p>974.26</text:p>
          </table:table-cell>
          <table:table-cell office:value-type="float" office:value="979.44" calcext:value-type="float">
            <text:p>979.44</text:p>
          </table:table-cell>
          <table:table-cell office:value-type="float" office:value="959.35" calcext:value-type="float">
            <text:p>959.35</text:p>
          </table:table-cell>
          <table:table-cell office:value-type="float" office:value="967.65" calcext:value-type="float">
            <text:p>967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09</text:p>
          </table:table-cell>
          <table:table-cell office:value-type="float" office:value="944.37" calcext:value-type="float">
            <text:p>944.37</text:p>
          </table:table-cell>
          <table:table-cell office:value-type="float" office:value="975.72" calcext:value-type="float">
            <text:p>975.72</text:p>
          </table:table-cell>
          <table:table-cell office:value-type="float" office:value="944.37" calcext:value-type="float">
            <text:p>944.37</text:p>
          </table:table-cell>
          <table:table-cell office:value-type="float" office:value="973.78" calcext:value-type="float">
            <text:p>97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09</text:p>
          </table:table-cell>
          <table:table-cell office:value-type="float" office:value="888.85" calcext:value-type="float">
            <text:p>888.85</text:p>
          </table:table-cell>
          <table:table-cell office:value-type="float" office:value="940.33" calcext:value-type="float">
            <text:p>940.33</text:p>
          </table:table-cell>
          <table:table-cell office:value-type="float" office:value="888.85" calcext:value-type="float">
            <text:p>888.85</text:p>
          </table:table-cell>
          <table:table-cell office:value-type="float" office:value="940.33" calcext:value-type="float">
            <text:p>94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09</text:p>
          </table:table-cell>
          <table:table-cell office:value-type="float" office:value="903.37" calcext:value-type="float">
            <text:p>903.37</text:p>
          </table:table-cell>
          <table:table-cell office:value-type="float" office:value="910.54" calcext:value-type="float">
            <text:p>910.54</text:p>
          </table:table-cell>
          <table:table-cell office:value-type="float" office:value="869.21" calcext:value-type="float">
            <text:p>869.21</text:p>
          </table:table-cell>
          <table:table-cell office:value-type="float" office:value="885.75" calcext:value-type="float">
            <text:p>88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09</text:p>
          </table:table-cell>
          <table:table-cell table:number-columns-repeated="2" office:value-type="float" office:value="948.99" calcext:value-type="float">
            <text:p>948.99</text:p>
          </table:table-cell>
          <table:table-cell office:value-type="float" office:value="894.86" calcext:value-type="float">
            <text:p>894.86</text:p>
          </table:table-cell>
          <table:table-cell office:value-type="float" office:value="898.44" calcext:value-type="float">
            <text:p>89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09</text:p>
          </table:table-cell>
          <table:table-cell office:value-type="float" office:value="968.6" calcext:value-type="float">
            <text:p>968.6</text:p>
          </table:table-cell>
          <table:table-cell office:value-type="float" office:value="981.46" calcext:value-type="float">
            <text:p>981.46</text:p>
          </table:table-cell>
          <table:table-cell office:value-type="float" office:value="948.26" calcext:value-type="float">
            <text:p>948.26</text:p>
          </table:table-cell>
          <table:table-cell office:value-type="float" office:value="948.37" calcext:value-type="float">
            <text:p>94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9</text:p>
          </table:table-cell>
          <table:table-cell office:value-type="float" office:value="970.39" calcext:value-type="float">
            <text:p>970.39</text:p>
          </table:table-cell>
          <table:table-cell office:value-type="float" office:value="976.81" calcext:value-type="float">
            <text:p>976.81</text:p>
          </table:table-cell>
          <table:table-cell office:value-type="float" office:value="963.21" calcext:value-type="float">
            <text:p>963.21</text:p>
          </table:table-cell>
          <table:table-cell office:value-type="float" office:value="967.42" calcext:value-type="float">
            <text:p>96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09</text:p>
          </table:table-cell>
          <table:table-cell office:value-type="float" office:value="974.15" calcext:value-type="float">
            <text:p>974.15</text:p>
          </table:table-cell>
          <table:table-cell office:value-type="float" office:value="980.64" calcext:value-type="float">
            <text:p>980.64</text:p>
          </table:table-cell>
          <table:table-cell office:value-type="float" office:value="965.05" calcext:value-type="float">
            <text:p>965.05</text:p>
          </table:table-cell>
          <table:table-cell office:value-type="float" office:value="967.66" calcext:value-type="float">
            <text:p>96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09</text:p>
          </table:table-cell>
          <table:table-cell office:value-type="float" office:value="955.91" calcext:value-type="float">
            <text:p>955.91</text:p>
          </table:table-cell>
          <table:table-cell office:value-type="float" office:value="972.99" calcext:value-type="float">
            <text:p>972.99</text:p>
          </table:table-cell>
          <table:table-cell office:value-type="float" office:value="939.14" calcext:value-type="float">
            <text:p>939.14</text:p>
          </table:table-cell>
          <table:table-cell office:value-type="float" office:value="972.99" calcext:value-type="float">
            <text:p>97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09</text:p>
          </table:table-cell>
          <table:table-cell office:value-type="float" office:value="963.01" calcext:value-type="float">
            <text:p>963.01</text:p>
          </table:table-cell>
          <table:table-cell office:value-type="float" office:value="997.45" calcext:value-type="float">
            <text:p>997.45</text:p>
          </table:table-cell>
          <table:table-cell office:value-type="float" office:value="954" calcext:value-type="float">
            <text:p>954</text:p>
          </table:table-cell>
          <table:table-cell office:value-type="float" office:value="958.98" calcext:value-type="float">
            <text:p>95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9</text:p>
          </table:table-cell>
          <table:table-cell office:value-type="float" office:value="965.11" calcext:value-type="float">
            <text:p>965.11</text:p>
          </table:table-cell>
          <table:table-cell office:value-type="float" office:value="983.47" calcext:value-type="float">
            <text:p>983.47</text:p>
          </table:table-cell>
          <table:table-cell office:value-type="float" office:value="960.48" calcext:value-type="float">
            <text:p>960.48</text:p>
          </table:table-cell>
          <table:table-cell office:value-type="float" office:value="961.5" calcext:value-type="float">
            <text:p>96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9</text:p>
          </table:table-cell>
          <table:table-cell office:value-type="float" office:value="915.55" calcext:value-type="float">
            <text:p>915.55</text:p>
          </table:table-cell>
          <table:table-cell office:value-type="float" office:value="965.11" calcext:value-type="float">
            <text:p>965.11</text:p>
          </table:table-cell>
          <table:table-cell office:value-type="float" office:value="915.55" calcext:value-type="float">
            <text:p>915.55</text:p>
          </table:table-cell>
          <table:table-cell office:value-type="float" office:value="965.11" calcext:value-type="float">
            <text:p>96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09</text:p>
          </table:table-cell>
          <table:table-cell office:value-type="float" office:value="912.94" calcext:value-type="float">
            <text:p>912.94</text:p>
          </table:table-cell>
          <table:table-cell office:value-type="float" office:value="926.71" calcext:value-type="float">
            <text:p>926.71</text:p>
          </table:table-cell>
          <table:table-cell office:value-type="float" office:value="904.8" calcext:value-type="float">
            <text:p>904.8</text:p>
          </table:table-cell>
          <table:table-cell office:value-type="float" office:value="914.04" calcext:value-type="float">
            <text:p>91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09</text:p>
          </table:table-cell>
          <table:table-cell office:value-type="float" office:value="915.82" calcext:value-type="float">
            <text:p>915.82</text:p>
          </table:table-cell>
          <table:table-cell office:value-type="float" office:value="917.16" calcext:value-type="float">
            <text:p>917.16</text:p>
          </table:table-cell>
          <table:table-cell office:value-type="float" office:value="905.18" calcext:value-type="float">
            <text:p>905.18</text:p>
          </table:table-cell>
          <table:table-cell office:value-type="float" office:value="906.36" calcext:value-type="float">
            <text:p>90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09</text:p>
          </table:table-cell>
          <table:table-cell table:number-columns-repeated="2" office:value-type="float" office:value="954.7" calcext:value-type="float">
            <text:p>954.7</text:p>
          </table:table-cell>
          <table:table-cell office:value-type="float" office:value="909.49" calcext:value-type="float">
            <text:p>909.49</text:p>
          </table:table-cell>
          <table:table-cell office:value-type="float" office:value="915.82" calcext:value-type="float">
            <text:p>91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9</text:p>
          </table:table-cell>
          <table:table-cell office:value-type="float" office:value="950.89" calcext:value-type="float">
            <text:p>950.89</text:p>
          </table:table-cell>
          <table:table-cell office:value-type="float" office:value="988.64" calcext:value-type="float">
            <text:p>988.64</text:p>
          </table:table-cell>
          <table:table-cell office:value-type="float" office:value="946.91" calcext:value-type="float">
            <text:p>946.91</text:p>
          </table:table-cell>
          <table:table-cell office:value-type="float" office:value="956.97" calcext:value-type="float">
            <text:p>95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9</text:p>
          </table:table-cell>
          <table:table-cell office:value-type="float" office:value="910.9" calcext:value-type="float">
            <text:p>910.9</text:p>
          </table:table-cell>
          <table:table-cell office:value-type="float" office:value="948.25" calcext:value-type="float">
            <text:p>948.25</text:p>
          </table:table-cell>
          <table:table-cell office:value-type="float" office:value="899.09" calcext:value-type="float">
            <text:p>899.09</text:p>
          </table:table-cell>
          <table:table-cell office:value-type="float" office:value="948.25" calcext:value-type="float">
            <text:p>94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09</text:p>
          </table:table-cell>
          <table:table-cell office:value-type="float" office:value="864.8" calcext:value-type="float">
            <text:p>864.8</text:p>
          </table:table-cell>
          <table:table-cell office:value-type="float" office:value="912.85" calcext:value-type="float">
            <text:p>912.85</text:p>
          </table:table-cell>
          <table:table-cell office:value-type="float" office:value="864.49" calcext:value-type="float">
            <text:p>864.49</text:p>
          </table:table-cell>
          <table:table-cell office:value-type="float" office:value="912.85" calcext:value-type="float">
            <text:p>91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09</text:p>
          </table:table-cell>
          <table:table-cell office:value-type="float" office:value="838.95" calcext:value-type="float">
            <text:p>838.95</text:p>
          </table:table-cell>
          <table:table-cell office:value-type="float" office:value="869.64" calcext:value-type="float">
            <text:p>869.64</text:p>
          </table:table-cell>
          <table:table-cell office:value-type="float" office:value="838.95" calcext:value-type="float">
            <text:p>838.95</text:p>
          </table:table-cell>
          <table:table-cell office:value-type="float" office:value="857.33" calcext:value-type="float">
            <text:p>85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09</text:p>
          </table:table-cell>
          <table:table-cell office:value-type="float" office:value="810.97" calcext:value-type="float">
            <text:p>810.97</text:p>
          </table:table-cell>
          <table:table-cell office:value-type="float" office:value="837.94" calcext:value-type="float">
            <text:p>837.94</text:p>
          </table:table-cell>
          <table:table-cell office:value-type="float" office:value="810.97" calcext:value-type="float">
            <text:p>810.97</text:p>
          </table:table-cell>
          <table:table-cell office:value-type="float" office:value="837.94" calcext:value-type="float">
            <text:p>83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9</text:p>
          </table:table-cell>
          <table:table-cell office:value-type="float" office:value="778.63" calcext:value-type="float">
            <text:p>778.63</text:p>
          </table:table-cell>
          <table:table-cell office:value-type="float" office:value="808.64" calcext:value-type="float">
            <text:p>808.64</text:p>
          </table:table-cell>
          <table:table-cell office:value-type="float" office:value="778.05" calcext:value-type="float">
            <text:p>778.05</text:p>
          </table:table-cell>
          <table:table-cell office:value-type="float" office:value="808.33" calcext:value-type="float">
            <text:p>80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9</text:p>
          </table:table-cell>
          <table:table-cell office:value-type="float" office:value="766.04" calcext:value-type="float">
            <text:p>766.04</text:p>
          </table:table-cell>
          <table:table-cell office:value-type="float" office:value="780.08" calcext:value-type="float">
            <text:p>780.08</text:p>
          </table:table-cell>
          <table:table-cell office:value-type="float" office:value="764.5" calcext:value-type="float">
            <text:p>764.5</text:p>
          </table:table-cell>
          <table:table-cell office:value-type="float" office:value="779.65" calcext:value-type="float">
            <text:p>77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09</text:p>
          </table:table-cell>
          <table:table-cell office:value-type="float" office:value="745.02" calcext:value-type="float">
            <text:p>745.02</text:p>
          </table:table-cell>
          <table:table-cell office:value-type="float" office:value="764.5" calcext:value-type="float">
            <text:p>764.5</text:p>
          </table:table-cell>
          <table:table-cell office:value-type="float" office:value="745.02" calcext:value-type="float">
            <text:p>745.02</text:p>
          </table:table-cell>
          <table:table-cell office:value-type="float" office:value="764.5" calcext:value-type="float">
            <text:p>76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09</text:p>
          </table:table-cell>
          <table:table-cell office:value-type="float" office:value="734.98" calcext:value-type="float">
            <text:p>734.98</text:p>
          </table:table-cell>
          <table:table-cell office:value-type="float" office:value="745.93" calcext:value-type="float">
            <text:p>745.93</text:p>
          </table:table-cell>
          <table:table-cell office:value-type="float" office:value="734.75" calcext:value-type="float">
            <text:p>734.75</text:p>
          </table:table-cell>
          <table:table-cell office:value-type="float" office:value="745.02" calcext:value-type="float">
            <text:p>74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09</text:p>
          </table:table-cell>
          <table:table-cell office:value-type="float" office:value="734.02" calcext:value-type="float">
            <text:p>734.02</text:p>
          </table:table-cell>
          <table:table-cell office:value-type="float" office:value="735.71" calcext:value-type="float">
            <text:p>735.71</text:p>
          </table:table-cell>
          <table:table-cell office:value-type="float" office:value="730.97" calcext:value-type="float">
            <text:p>730.97</text:p>
          </table:table-cell>
          <table:table-cell office:value-type="float" office:value="734.75" calcext:value-type="float">
            <text:p>73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09</text:p>
          </table:table-cell>
          <table:table-cell office:value-type="float" office:value="740.37" calcext:value-type="float">
            <text:p>740.37</text:p>
          </table:table-cell>
          <table:table-cell office:value-type="float" office:value="740.93" calcext:value-type="float">
            <text:p>740.93</text:p>
          </table:table-cell>
          <table:table-cell office:value-type="float" office:value="729.84" calcext:value-type="float">
            <text:p>729.84</text:p>
          </table:table-cell>
          <table:table-cell office:value-type="float" office:value="734.11" calcext:value-type="float">
            <text:p>734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09</text:p>
          </table:table-cell>
          <table:table-cell office:value-type="float" office:value="740.82" calcext:value-type="float">
            <text:p>740.82</text:p>
          </table:table-cell>
          <table:table-cell office:value-type="float" office:value="746.13" calcext:value-type="float">
            <text:p>746.13</text:p>
          </table:table-cell>
          <table:table-cell office:value-type="float" office:value="739.24" calcext:value-type="float">
            <text:p>739.24</text:p>
          </table:table-cell>
          <table:table-cell office:value-type="float" office:value="740.93" calcext:value-type="float">
            <text:p>740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09</text:p>
          </table:table-cell>
          <table:table-cell office:value-type="float" office:value="742.64" calcext:value-type="float">
            <text:p>742.64</text:p>
          </table:table-cell>
          <table:table-cell office:value-type="float" office:value="743.36" calcext:value-type="float">
            <text:p>743.36</text:p>
          </table:table-cell>
          <table:table-cell office:value-type="float" office:value="736.1" calcext:value-type="float">
            <text:p>736.1</text:p>
          </table:table-cell>
          <table:table-cell office:value-type="float" office:value="739.89" calcext:value-type="float">
            <text:p>739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09</text:p>
          </table:table-cell>
          <table:table-cell office:value-type="float" office:value="746.55" calcext:value-type="float">
            <text:p>746.55</text:p>
          </table:table-cell>
          <table:table-cell office:value-type="float" office:value="749.55" calcext:value-type="float">
            <text:p>749.55</text:p>
          </table:table-cell>
          <table:table-cell office:value-type="float" office:value="739.83" calcext:value-type="float">
            <text:p>739.83</text:p>
          </table:table-cell>
          <table:table-cell office:value-type="float" office:value="741.24" calcext:value-type="float">
            <text:p>741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09</text:p>
          </table:table-cell>
          <table:table-cell office:value-type="float" office:value="738.85" calcext:value-type="float">
            <text:p>738.85</text:p>
          </table:table-cell>
          <table:table-cell office:value-type="float" office:value="747.55" calcext:value-type="float">
            <text:p>747.55</text:p>
          </table:table-cell>
          <table:table-cell office:value-type="float" office:value="734.46" calcext:value-type="float">
            <text:p>734.46</text:p>
          </table:table-cell>
          <table:table-cell office:value-type="float" office:value="746.38" calcext:value-type="float">
            <text:p>74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09</text:p>
          </table:table-cell>
          <table:table-cell table:number-columns-repeated="2" office:value-type="float" office:value="756.59" calcext:value-type="float">
            <text:p>756.59</text:p>
          </table:table-cell>
          <table:table-cell office:value-type="float" office:value="733.37" calcext:value-type="float">
            <text:p>733.37</text:p>
          </table:table-cell>
          <table:table-cell office:value-type="float" office:value="738.85" calcext:value-type="float">
            <text:p>73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09</text:p>
          </table:table-cell>
          <table:table-cell office:value-type="float" office:value="745.64" calcext:value-type="float">
            <text:p>745.64</text:p>
          </table:table-cell>
          <table:table-cell office:value-type="float" office:value="761.89" calcext:value-type="float">
            <text:p>761.89</text:p>
          </table:table-cell>
          <table:table-cell office:value-type="float" office:value="743.65" calcext:value-type="float">
            <text:p>743.65</text:p>
          </table:table-cell>
          <table:table-cell office:value-type="float" office:value="757.73" calcext:value-type="float">
            <text:p>757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09</text:p>
          </table:table-cell>
          <table:table-cell office:value-type="float" office:value="732.16" calcext:value-type="float">
            <text:p>732.16</text:p>
          </table:table-cell>
          <table:table-cell office:value-type="float" office:value="747.06" calcext:value-type="float">
            <text:p>747.06</text:p>
          </table:table-cell>
          <table:table-cell office:value-type="float" office:value="730.97" calcext:value-type="float">
            <text:p>730.97</text:p>
          </table:table-cell>
          <table:table-cell office:value-type="float" office:value="745.99" calcext:value-type="float">
            <text:p>74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09</text:p>
          </table:table-cell>
          <table:table-cell office:value-type="float" office:value="727.95" calcext:value-type="float">
            <text:p>727.95</text:p>
          </table:table-cell>
          <table:table-cell office:value-type="float" office:value="732.55" calcext:value-type="float">
            <text:p>732.55</text:p>
          </table:table-cell>
          <table:table-cell office:value-type="float" office:value="724.9" calcext:value-type="float">
            <text:p>724.9</text:p>
          </table:table-cell>
          <table:table-cell office:value-type="float" office:value="732.13" calcext:value-type="float">
            <text:p>73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09</text:p>
          </table:table-cell>
          <table:table-cell office:value-type="float" office:value="728.9" calcext:value-type="float">
            <text:p>728.9</text:p>
          </table:table-cell>
          <table:table-cell office:value-type="float" office:value="733.01" calcext:value-type="float">
            <text:p>733.01</text:p>
          </table:table-cell>
          <table:table-cell office:value-type="float" office:value="720.18" calcext:value-type="float">
            <text:p>720.18</text:p>
          </table:table-cell>
          <table:table-cell office:value-type="float" office:value="730.28" calcext:value-type="float">
            <text:p>73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09</text:p>
          </table:table-cell>
          <table:table-cell office:value-type="float" office:value="712.6" calcext:value-type="float">
            <text:p>712.6</text:p>
          </table:table-cell>
          <table:table-cell office:value-type="float" office:value="729.87" calcext:value-type="float">
            <text:p>729.87</text:p>
          </table:table-cell>
          <table:table-cell office:value-type="float" office:value="712.6" calcext:value-type="float">
            <text:p>712.6</text:p>
          </table:table-cell>
          <table:table-cell office:value-type="float" office:value="728.9" calcext:value-type="float">
            <text:p>72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09</text:p>
          </table:table-cell>
          <table:table-cell office:value-type="float" office:value="703.03" calcext:value-type="float">
            <text:p>703.03</text:p>
          </table:table-cell>
          <table:table-cell office:value-type="float" office:value="704.69" calcext:value-type="float">
            <text:p>704.69</text:p>
          </table:table-cell>
          <table:table-cell office:value-type="float" office:value="700.74" calcext:value-type="float">
            <text:p>700.74</text:p>
          </table:table-cell>
          <table:table-cell office:value-type="float" office:value="702.02" calcext:value-type="float">
            <text:p>70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09</text:p>
          </table:table-cell>
          <table:table-cell table:number-columns-repeated="2" office:value-type="float" office:value="715.46" calcext:value-type="float">
            <text:p>715.46</text:p>
          </table:table-cell>
          <table:table-cell office:value-type="float" office:value="699.32" calcext:value-type="float">
            <text:p>699.32</text:p>
          </table:table-cell>
          <table:table-cell office:value-type="float" office:value="703.41" calcext:value-type="float">
            <text:p>70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09</text:p>
          </table:table-cell>
          <table:table-cell office:value-type="float" office:value="719.16" calcext:value-type="float">
            <text:p>719.16</text:p>
          </table:table-cell>
          <table:table-cell office:value-type="float" office:value="719.59" calcext:value-type="float">
            <text:p>719.59</text:p>
          </table:table-cell>
          <table:table-cell office:value-type="float" office:value="712.06" calcext:value-type="float">
            <text:p>712.06</text:p>
          </table:table-cell>
          <table:table-cell office:value-type="float" office:value="716.52" calcext:value-type="float">
            <text:p>716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09</text:p>
          </table:table-cell>
          <table:table-cell office:value-type="float" office:value="711.66" calcext:value-type="float">
            <text:p>711.66</text:p>
          </table:table-cell>
          <table:table-cell office:value-type="float" office:value="725.92" calcext:value-type="float">
            <text:p>725.92</text:p>
          </table:table-cell>
          <table:table-cell office:value-type="float" office:value="711.66" calcext:value-type="float">
            <text:p>711.66</text:p>
          </table:table-cell>
          <table:table-cell office:value-type="float" office:value="723.37" calcext:value-type="float">
            <text:p>72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pr-09</text:p>
          </table:table-cell>
          <table:table-cell table:number-columns-repeated="2" office:value-type="float" office:value="716.09" calcext:value-type="float">
            <text:p>716.09</text:p>
          </table:table-cell>
          <table:table-cell office:value-type="float" office:value="704.88" calcext:value-type="float">
            <text:p>704.88</text:p>
          </table:table-cell>
          <table:table-cell office:value-type="float" office:value="705.67" calcext:value-type="float">
            <text:p>70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09</text:p>
          </table:table-cell>
          <table:table-cell office:value-type="float" office:value="716.94" calcext:value-type="float">
            <text:p>716.94</text:p>
          </table:table-cell>
          <table:table-cell office:value-type="float" office:value="722.88" calcext:value-type="float">
            <text:p>722.88</text:p>
          </table:table-cell>
          <table:table-cell office:value-type="float" office:value="714.09" calcext:value-type="float">
            <text:p>714.09</text:p>
          </table:table-cell>
          <table:table-cell office:value-type="float" office:value="716.1" calcext:value-type="float">
            <text:p>71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09</text:p>
          </table:table-cell>
          <table:table-cell table:number-columns-repeated="2" office:value-type="float" office:value="729.75" calcext:value-type="float">
            <text:p>729.75</text:p>
          </table:table-cell>
          <table:table-cell office:value-type="float" office:value="706" calcext:value-type="float">
            <text:p>706</text:p>
          </table:table-cell>
          <table:table-cell office:value-type="float" office:value="716.7" calcext:value-type="float">
            <text:p>71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09</text:p>
          </table:table-cell>
          <table:table-cell office:value-type="float" office:value="725.38" calcext:value-type="float">
            <text:p>725.38</text:p>
          </table:table-cell>
          <table:table-cell office:value-type="float" office:value="735.32" calcext:value-type="float">
            <text:p>735.32</text:p>
          </table:table-cell>
          <table:table-cell office:value-type="float" office:value="716.73" calcext:value-type="float">
            <text:p>716.73</text:p>
          </table:table-cell>
          <table:table-cell office:value-type="float" office:value="733.95" calcext:value-type="float">
            <text:p>73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09</text:p>
          </table:table-cell>
          <table:table-cell office:value-type="float" office:value="695.97" calcext:value-type="float">
            <text:p>695.97</text:p>
          </table:table-cell>
          <table:table-cell office:value-type="float" office:value="724.72" calcext:value-type="float">
            <text:p>724.72</text:p>
          </table:table-cell>
          <table:table-cell office:value-type="float" office:value="693.26" calcext:value-type="float">
            <text:p>693.26</text:p>
          </table:table-cell>
          <table:table-cell office:value-type="float" office:value="724.56" calcext:value-type="float">
            <text:p>724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09</text:p>
          </table:table-cell>
          <table:table-cell office:value-type="float" office:value="683.38" calcext:value-type="float">
            <text:p>683.38</text:p>
          </table:table-cell>
          <table:table-cell office:value-type="float" office:value="692.91" calcext:value-type="float">
            <text:p>692.91</text:p>
          </table:table-cell>
          <table:table-cell office:value-type="float" office:value="675.24" calcext:value-type="float">
            <text:p>675.24</text:p>
          </table:table-cell>
          <table:table-cell office:value-type="float" office:value="692.74" calcext:value-type="float">
            <text:p>692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09</text:p>
          </table:table-cell>
          <table:table-cell office:value-type="float" office:value="671.45" calcext:value-type="float">
            <text:p>671.45</text:p>
          </table:table-cell>
          <table:table-cell office:value-type="float" office:value="681.89" calcext:value-type="float">
            <text:p>681.89</text:p>
          </table:table-cell>
          <table:table-cell office:value-type="float" office:value="671.45" calcext:value-type="float">
            <text:p>671.45</text:p>
          </table:table-cell>
          <table:table-cell office:value-type="float" office:value="680.87" calcext:value-type="float">
            <text:p>68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09</text:p>
          </table:table-cell>
          <table:table-cell office:value-type="float" office:value="677.3" calcext:value-type="float">
            <text:p>677.3</text:p>
          </table:table-cell>
          <table:table-cell office:value-type="float" office:value="680.15" calcext:value-type="float">
            <text:p>680.15</text:p>
          </table:table-cell>
          <table:table-cell table:number-columns-repeated="2" office:value-type="float" office:value="666.16" calcext:value-type="float">
            <text:p>66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09</text:p>
          </table:table-cell>
          <table:table-cell office:value-type="float" office:value="681.83" calcext:value-type="float">
            <text:p>681.83</text:p>
          </table:table-cell>
          <table:table-cell office:value-type="float" office:value="689.27" calcext:value-type="float">
            <text:p>689.27</text:p>
          </table:table-cell>
          <table:table-cell office:value-type="float" office:value="675.32" calcext:value-type="float">
            <text:p>675.32</text:p>
          </table:table-cell>
          <table:table-cell office:value-type="float" office:value="677.3" calcext:value-type="float">
            <text:p>67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09</text:p>
          </table:table-cell>
          <table:table-cell office:value-type="float" office:value="687.47" calcext:value-type="float">
            <text:p>687.47</text:p>
          </table:table-cell>
          <table:table-cell office:value-type="float" office:value="687.53" calcext:value-type="float">
            <text:p>687.53</text:p>
          </table:table-cell>
          <table:table-cell office:value-type="float" office:value="679.31" calcext:value-type="float">
            <text:p>679.31</text:p>
          </table:table-cell>
          <table:table-cell office:value-type="float" office:value="686.29" calcext:value-type="float">
            <text:p>68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09</text:p>
          </table:table-cell>
          <table:table-cell office:value-type="float" office:value="680.1" calcext:value-type="float">
            <text:p>680.1</text:p>
          </table:table-cell>
          <table:table-cell office:value-type="float" office:value="687.99" calcext:value-type="float">
            <text:p>687.99</text:p>
          </table:table-cell>
          <table:table-cell office:value-type="float" office:value="678.17" calcext:value-type="float">
            <text:p>678.17</text:p>
          </table:table-cell>
          <table:table-cell office:value-type="float" office:value="686.66" calcext:value-type="float">
            <text:p>68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09</text:p>
          </table:table-cell>
          <table:table-cell office:value-type="float" office:value="687.16" calcext:value-type="float">
            <text:p>687.16</text:p>
          </table:table-cell>
          <table:table-cell office:value-type="float" office:value="693.25" calcext:value-type="float">
            <text:p>693.25</text:p>
          </table:table-cell>
          <table:table-cell office:value-type="float" office:value="680.11" calcext:value-type="float">
            <text:p>680.11</text:p>
          </table:table-cell>
          <table:table-cell office:value-type="float" office:value="680.99" calcext:value-type="float">
            <text:p>68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09</text:p>
          </table:table-cell>
          <table:table-cell office:value-type="float" office:value="679.11" calcext:value-type="float">
            <text:p>679.11</text:p>
          </table:table-cell>
          <table:table-cell office:value-type="float" office:value="687.85" calcext:value-type="float">
            <text:p>687.85</text:p>
          </table:table-cell>
          <table:table-cell office:value-type="float" office:value="679.11" calcext:value-type="float">
            <text:p>679.11</text:p>
          </table:table-cell>
          <table:table-cell office:value-type="float" office:value="685.96" calcext:value-type="float">
            <text:p>68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09</text:p>
          </table:table-cell>
          <table:table-cell office:value-type="float" office:value="673.59" calcext:value-type="float">
            <text:p>673.59</text:p>
          </table:table-cell>
          <table:table-cell office:value-type="float" office:value="678.09" calcext:value-type="float">
            <text:p>678.09</text:p>
          </table:table-cell>
          <table:table-cell office:value-type="float" office:value="669.53" calcext:value-type="float">
            <text:p>669.53</text:p>
          </table:table-cell>
          <table:table-cell office:value-type="float" office:value="677.7" calcext:value-type="float">
            <text:p>67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09</text:p>
          </table:table-cell>
          <table:table-cell office:value-type="float" office:value="679.6" calcext:value-type="float">
            <text:p>679.6</text:p>
          </table:table-cell>
          <table:table-cell office:value-type="float" office:value="683.72" calcext:value-type="float">
            <text:p>683.72</text:p>
          </table:table-cell>
          <table:table-cell office:value-type="float" office:value="669.46" calcext:value-type="float">
            <text:p>669.46</text:p>
          </table:table-cell>
          <table:table-cell office:value-type="float" office:value="673.59" calcext:value-type="float">
            <text:p>67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09</text:p>
          </table:table-cell>
          <table:table-cell office:value-type="float" office:value="657.63" calcext:value-type="float">
            <text:p>657.63</text:p>
          </table:table-cell>
          <table:table-cell office:value-type="float" office:value="678.55" calcext:value-type="float">
            <text:p>678.55</text:p>
          </table:table-cell>
          <table:table-cell office:value-type="float" office:value="657.63" calcext:value-type="float">
            <text:p>657.63</text:p>
          </table:table-cell>
          <table:table-cell office:value-type="float" office:value="678.55" calcext:value-type="float">
            <text:p>67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09</text:p>
          </table:table-cell>
          <table:table-cell table:number-columns-repeated="2" office:value-type="float" office:value="671.02" calcext:value-type="float">
            <text:p>671.02</text:p>
          </table:table-cell>
          <table:table-cell table:number-columns-repeated="2" office:value-type="float" office:value="656.6" calcext:value-type="float">
            <text:p>65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09</text:p>
          </table:table-cell>
          <table:table-cell office:value-type="float" office:value="665.14" calcext:value-type="float">
            <text:p>665.14</text:p>
          </table:table-cell>
          <table:table-cell office:value-type="float" office:value="674.03" calcext:value-type="float">
            <text:p>674.03</text:p>
          </table:table-cell>
          <table:table-cell office:value-type="float" office:value="664.32" calcext:value-type="float">
            <text:p>664.32</text:p>
          </table:table-cell>
          <table:table-cell office:value-type="float" office:value="672.24" calcext:value-type="float">
            <text:p>672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09</text:p>
          </table:table-cell>
          <table:table-cell table:number-columns-repeated="2" office:value-type="float" office:value="682.21" calcext:value-type="float">
            <text:p>682.21</text:p>
          </table:table-cell>
          <table:table-cell office:value-type="float" office:value="658.94" calcext:value-type="float">
            <text:p>658.94</text:p>
          </table:table-cell>
          <table:table-cell office:value-type="float" office:value="665.14" calcext:value-type="float">
            <text:p>66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09</text:p>
          </table:table-cell>
          <table:table-cell office:value-type="float" office:value="645.27" calcext:value-type="float">
            <text:p>645.27</text:p>
          </table:table-cell>
          <table:table-cell office:value-type="float" office:value="682.82" calcext:value-type="float">
            <text:p>682.82</text:p>
          </table:table-cell>
          <table:table-cell office:value-type="float" office:value="645.27" calcext:value-type="float">
            <text:p>645.27</text:p>
          </table:table-cell>
          <table:table-cell office:value-type="float" office:value="682.82" calcext:value-type="float">
            <text:p>682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09</text:p>
          </table:table-cell>
          <table:table-cell office:value-type="float" office:value="661.07" calcext:value-type="float">
            <text:p>661.07</text:p>
          </table:table-cell>
          <table:table-cell office:value-type="float" office:value="662.08" calcext:value-type="float">
            <text:p>662.08</text:p>
          </table:table-cell>
          <table:table-cell office:value-type="float" office:value="639.08" calcext:value-type="float">
            <text:p>639.08</text:p>
          </table:table-cell>
          <table:table-cell office:value-type="float" office:value="644.44" calcext:value-type="float">
            <text:p>64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09</text:p>
          </table:table-cell>
          <table:table-cell table:number-columns-repeated="2" office:value-type="float" office:value="688.53" calcext:value-type="float">
            <text:p>688.53</text:p>
          </table:table-cell>
          <table:table-cell office:value-type="float" office:value="652.01" calcext:value-type="float">
            <text:p>652.01</text:p>
          </table:table-cell>
          <table:table-cell office:value-type="float" office:value="660.27" calcext:value-type="float">
            <text:p>66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09</text:p>
          </table:table-cell>
          <table:table-cell table:number-columns-repeated="2" office:value-type="float" office:value="705.69" calcext:value-type="float">
            <text:p>705.69</text:p>
          </table:table-cell>
          <table:table-cell office:value-type="float" office:value="691.63" calcext:value-type="float">
            <text:p>691.63</text:p>
          </table:table-cell>
          <table:table-cell office:value-type="float" office:value="692.11" calcext:value-type="float">
            <text:p>692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09</text:p>
          </table:table-cell>
          <table:table-cell office:value-type="float" office:value="694.8" calcext:value-type="float">
            <text:p>694.8</text:p>
          </table:table-cell>
          <table:table-cell office:value-type="float" office:value="705.28" calcext:value-type="float">
            <text:p>705.28</text:p>
          </table:table-cell>
          <table:table-cell office:value-type="float" office:value="694.8" calcext:value-type="float">
            <text:p>694.8</text:p>
          </table:table-cell>
          <table:table-cell office:value-type="float" office:value="705.28" calcext:value-type="float">
            <text:p>70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09</text:p>
          </table:table-cell>
          <table:table-cell office:value-type="float" office:value="704.78" calcext:value-type="float">
            <text:p>704.78</text:p>
          </table:table-cell>
          <table:table-cell office:value-type="float" office:value="705.69" calcext:value-type="float">
            <text:p>705.69</text:p>
          </table:table-cell>
          <table:table-cell office:value-type="float" office:value="690.15" calcext:value-type="float">
            <text:p>690.15</text:p>
          </table:table-cell>
          <table:table-cell office:value-type="float" office:value="694.8" calcext:value-type="float">
            <text:p>69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09</text:p>
          </table:table-cell>
          <table:table-cell office:value-type="float" office:value="694.02" calcext:value-type="float">
            <text:p>694.02</text:p>
          </table:table-cell>
          <table:table-cell office:value-type="float" office:value="704.59" calcext:value-type="float">
            <text:p>704.59</text:p>
          </table:table-cell>
          <table:table-cell office:value-type="float" office:value="686.57" calcext:value-type="float">
            <text:p>686.57</text:p>
          </table:table-cell>
          <table:table-cell office:value-type="float" office:value="704.59" calcext:value-type="float">
            <text:p>704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09</text:p>
          </table:table-cell>
          <table:table-cell office:value-type="float" office:value="704.19" calcext:value-type="float">
            <text:p>704.19</text:p>
          </table:table-cell>
          <table:table-cell office:value-type="float" office:value="705.2" calcext:value-type="float">
            <text:p>705.2</text:p>
          </table:table-cell>
          <table:table-cell office:value-type="float" office:value="687.52" calcext:value-type="float">
            <text:p>687.52</text:p>
          </table:table-cell>
          <table:table-cell office:value-type="float" office:value="694.29" calcext:value-type="float">
            <text:p>69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09</text:p>
          </table:table-cell>
          <table:table-cell table:number-columns-repeated="2" office:value-type="float" office:value="708.7" calcext:value-type="float">
            <text:p>708.7</text:p>
          </table:table-cell>
          <table:table-cell office:value-type="float" office:value="692.58" calcext:value-type="float">
            <text:p>692.58</text:p>
          </table:table-cell>
          <table:table-cell office:value-type="float" office:value="704.19" calcext:value-type="float">
            <text:p>704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09</text:p>
          </table:table-cell>
          <table:table-cell office:value-type="float" office:value="713.98" calcext:value-type="float">
            <text:p>713.98</text:p>
          </table:table-cell>
          <table:table-cell office:value-type="float" office:value="720.87" calcext:value-type="float">
            <text:p>720.87</text:p>
          </table:table-cell>
          <table:table-cell office:value-type="float" office:value="708.86" calcext:value-type="float">
            <text:p>708.86</text:p>
          </table:table-cell>
          <table:table-cell office:value-type="float" office:value="711.49" calcext:value-type="float">
            <text:p>71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09</text:p>
          </table:table-cell>
          <table:table-cell office:value-type="float" office:value="721.53" calcext:value-type="float">
            <text:p>721.53</text:p>
          </table:table-cell>
          <table:table-cell office:value-type="float" office:value="723.33" calcext:value-type="float">
            <text:p>723.33</text:p>
          </table:table-cell>
          <table:table-cell office:value-type="float" office:value="710.57" calcext:value-type="float">
            <text:p>710.57</text:p>
          </table:table-cell>
          <table:table-cell office:value-type="float" office:value="713.98" calcext:value-type="float">
            <text:p>71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09</text:p>
          </table:table-cell>
          <table:table-cell table:number-columns-repeated="2" office:value-type="float" office:value="741.39" calcext:value-type="float">
            <text:p>741.39</text:p>
          </table:table-cell>
          <table:table-cell office:value-type="float" office:value="713.57" calcext:value-type="float">
            <text:p>713.57</text:p>
          </table:table-cell>
          <table:table-cell office:value-type="float" office:value="721.53" calcext:value-type="float">
            <text:p>72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09</text:p>
          </table:table-cell>
          <table:table-cell table:number-columns-repeated="2" office:value-type="float" office:value="747.56" calcext:value-type="float">
            <text:p>747.56</text:p>
          </table:table-cell>
          <table:table-cell office:value-type="float" office:value="739.49" calcext:value-type="float">
            <text:p>739.49</text:p>
          </table:table-cell>
          <table:table-cell office:value-type="float" office:value="741.39" calcext:value-type="float">
            <text:p>74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09</text:p>
          </table:table-cell>
          <table:table-cell office:value-type="float" office:value="723.14" calcext:value-type="float">
            <text:p>723.14</text:p>
          </table:table-cell>
          <table:table-cell office:value-type="float" office:value="746.56" calcext:value-type="float">
            <text:p>746.56</text:p>
          </table:table-cell>
          <table:table-cell office:value-type="float" office:value="723.14" calcext:value-type="float">
            <text:p>723.14</text:p>
          </table:table-cell>
          <table:table-cell office:value-type="float" office:value="746.56" calcext:value-type="float">
            <text:p>746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09</text:p>
          </table:table-cell>
          <table:table-cell table:number-columns-repeated="2" office:value-type="float" office:value="725.87" calcext:value-type="float">
            <text:p>725.87</text:p>
          </table:table-cell>
          <table:table-cell office:value-type="float" office:value="714.99" calcext:value-type="float">
            <text:p>714.99</text:p>
          </table:table-cell>
          <table:table-cell office:value-type="float" office:value="719.9" calcext:value-type="float">
            <text:p>71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09</text:p>
          </table:table-cell>
          <table:table-cell office:value-type="float" office:value="733.26" calcext:value-type="float">
            <text:p>733.26</text:p>
          </table:table-cell>
          <table:table-cell office:value-type="float" office:value="737.64" calcext:value-type="float">
            <text:p>737.64</text:p>
          </table:table-cell>
          <table:table-cell office:value-type="float" office:value="722.61" calcext:value-type="float">
            <text:p>722.61</text:p>
          </table:table-cell>
          <table:table-cell office:value-type="float" office:value="725.84" calcext:value-type="float">
            <text:p>72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09</text:p>
          </table:table-cell>
          <table:table-cell office:value-type="float" office:value="748.07" calcext:value-type="float">
            <text:p>748.07</text:p>
          </table:table-cell>
          <table:table-cell office:value-type="float" office:value="754.73" calcext:value-type="float">
            <text:p>754.73</text:p>
          </table:table-cell>
          <table:table-cell office:value-type="float" office:value="732.02" calcext:value-type="float">
            <text:p>732.02</text:p>
          </table:table-cell>
          <table:table-cell office:value-type="float" office:value="733.67" calcext:value-type="float">
            <text:p>733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09</text:p>
          </table:table-cell>
          <table:table-cell office:value-type="float" office:value="752.03" calcext:value-type="float">
            <text:p>752.03</text:p>
          </table:table-cell>
          <table:table-cell office:value-type="float" office:value="754.83" calcext:value-type="float">
            <text:p>754.83</text:p>
          </table:table-cell>
          <table:table-cell office:value-type="float" office:value="747.38" calcext:value-type="float">
            <text:p>747.38</text:p>
          </table:table-cell>
          <table:table-cell office:value-type="float" office:value="747.91" calcext:value-type="float">
            <text:p>74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09</text:p>
          </table:table-cell>
          <table:table-cell office:value-type="float" office:value="745.99" calcext:value-type="float">
            <text:p>745.99</text:p>
          </table:table-cell>
          <table:table-cell office:value-type="float" office:value="755.66" calcext:value-type="float">
            <text:p>755.66</text:p>
          </table:table-cell>
          <table:table-cell office:value-type="float" office:value="745.24" calcext:value-type="float">
            <text:p>745.24</text:p>
          </table:table-cell>
          <table:table-cell office:value-type="float" office:value="751.71" calcext:value-type="float">
            <text:p>75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09</text:p>
          </table:table-cell>
          <table:table-cell office:value-type="float" office:value="745.36" calcext:value-type="float">
            <text:p>745.36</text:p>
          </table:table-cell>
          <table:table-cell office:value-type="float" office:value="746.43" calcext:value-type="float">
            <text:p>746.43</text:p>
          </table:table-cell>
          <table:table-cell office:value-type="float" office:value="738.01" calcext:value-type="float">
            <text:p>738.01</text:p>
          </table:table-cell>
          <table:table-cell office:value-type="float" office:value="745.64" calcext:value-type="float">
            <text:p>74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09</text:p>
          </table:table-cell>
          <table:table-cell office:value-type="float" office:value="752.52" calcext:value-type="float">
            <text:p>752.52</text:p>
          </table:table-cell>
          <table:table-cell office:value-type="float" office:value="757.85" calcext:value-type="float">
            <text:p>757.85</text:p>
          </table:table-cell>
          <table:table-cell office:value-type="float" office:value="741.53" calcext:value-type="float">
            <text:p>741.53</text:p>
          </table:table-cell>
          <table:table-cell office:value-type="float" office:value="744.81" calcext:value-type="float">
            <text:p>744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09</text:p>
          </table:table-cell>
          <table:table-cell office:value-type="float" office:value="743.95" calcext:value-type="float">
            <text:p>743.95</text:p>
          </table:table-cell>
          <table:table-cell office:value-type="float" office:value="753.44" calcext:value-type="float">
            <text:p>753.44</text:p>
          </table:table-cell>
          <table:table-cell office:value-type="float" office:value="743.95" calcext:value-type="float">
            <text:p>743.95</text:p>
          </table:table-cell>
          <table:table-cell office:value-type="float" office:value="750.34" calcext:value-type="float">
            <text:p>75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09</text:p>
          </table:table-cell>
          <table:table-cell table:number-columns-repeated="2" office:value-type="float" office:value="754.45" calcext:value-type="float">
            <text:p>754.45</text:p>
          </table:table-cell>
          <table:table-cell office:value-type="float" office:value="740.69" calcext:value-type="float">
            <text:p>740.69</text:p>
          </table:table-cell>
          <table:table-cell office:value-type="float" office:value="743.16" calcext:value-type="float">
            <text:p>743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09</text:p>
          </table:table-cell>
          <table:table-cell office:value-type="float" office:value="757.53" calcext:value-type="float">
            <text:p>757.53</text:p>
          </table:table-cell>
          <table:table-cell office:value-type="float" office:value="758.28" calcext:value-type="float">
            <text:p>758.28</text:p>
          </table:table-cell>
          <table:table-cell office:value-type="float" office:value="751.13" calcext:value-type="float">
            <text:p>751.13</text:p>
          </table:table-cell>
          <table:table-cell office:value-type="float" office:value="755.55" calcext:value-type="float">
            <text:p>75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09</text:p>
          </table:table-cell>
          <table:table-cell table:number-columns-repeated="2" office:value-type="float" office:value="763.01" calcext:value-type="float">
            <text:p>763.01</text:p>
          </table:table-cell>
          <table:table-cell office:value-type="float" office:value="751.46" calcext:value-type="float">
            <text:p>751.46</text:p>
          </table:table-cell>
          <table:table-cell office:value-type="float" office:value="758.2" calcext:value-type="float">
            <text:p>75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09</text:p>
          </table:table-cell>
          <table:table-cell office:value-type="float" office:value="758.58" calcext:value-type="float">
            <text:p>758.58</text:p>
          </table:table-cell>
          <table:table-cell office:value-type="float" office:value="767.67" calcext:value-type="float">
            <text:p>767.67</text:p>
          </table:table-cell>
          <table:table-cell office:value-type="float" office:value="758.58" calcext:value-type="float">
            <text:p>758.58</text:p>
          </table:table-cell>
          <table:table-cell office:value-type="float" office:value="762.68" calcext:value-type="float">
            <text:p>76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09</text:p>
          </table:table-cell>
          <table:table-cell office:value-type="float" office:value="753.61" calcext:value-type="float">
            <text:p>753.61</text:p>
          </table:table-cell>
          <table:table-cell office:value-type="float" office:value="757.19" calcext:value-type="float">
            <text:p>757.19</text:p>
          </table:table-cell>
          <table:table-cell office:value-type="float" office:value="748.12" calcext:value-type="float">
            <text:p>748.12</text:p>
          </table:table-cell>
          <table:table-cell office:value-type="float" office:value="756.95" calcext:value-type="float">
            <text:p>75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09</text:p>
          </table:table-cell>
          <table:table-cell office:value-type="float" office:value="758.35" calcext:value-type="float">
            <text:p>758.35</text:p>
          </table:table-cell>
          <table:table-cell office:value-type="float" office:value="770.35" calcext:value-type="float">
            <text:p>770.35</text:p>
          </table:table-cell>
          <table:table-cell office:value-type="float" office:value="746.91" calcext:value-type="float">
            <text:p>746.91</text:p>
          </table:table-cell>
          <table:table-cell office:value-type="float" office:value="753.98" calcext:value-type="float">
            <text:p>75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09</text:p>
          </table:table-cell>
          <table:table-cell office:value-type="float" office:value="750.09" calcext:value-type="float">
            <text:p>750.09</text:p>
          </table:table-cell>
          <table:table-cell office:value-type="float" office:value="756.5" calcext:value-type="float">
            <text:p>756.5</text:p>
          </table:table-cell>
          <table:table-cell office:value-type="float" office:value="738.59" calcext:value-type="float">
            <text:p>738.59</text:p>
          </table:table-cell>
          <table:table-cell office:value-type="float" office:value="755.68" calcext:value-type="float">
            <text:p>75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09</text:p>
          </table:table-cell>
          <table:table-cell office:value-type="float" office:value="751" calcext:value-type="float">
            <text:p>751</text:p>
          </table:table-cell>
          <table:table-cell office:value-type="float" office:value="755.84" calcext:value-type="float">
            <text:p>755.84</text:p>
          </table:table-cell>
          <table:table-cell office:value-type="float" office:value="738.4" calcext:value-type="float">
            <text:p>738.4</text:p>
          </table:table-cell>
          <table:table-cell office:value-type="float" office:value="750.91" calcext:value-type="float">
            <text:p>75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09</text:p>
          </table:table-cell>
          <table:table-cell office:value-type="float" office:value="752.57" calcext:value-type="float">
            <text:p>752.57</text:p>
          </table:table-cell>
          <table:table-cell office:value-type="float" office:value="761.36" calcext:value-type="float">
            <text:p>761.36</text:p>
          </table:table-cell>
          <table:table-cell office:value-type="float" office:value="747.71" calcext:value-type="float">
            <text:p>747.71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09</text:p>
          </table:table-cell>
          <table:table-cell office:value-type="float" office:value="785.63" calcext:value-type="float">
            <text:p>785.63</text:p>
          </table:table-cell>
          <table:table-cell office:value-type="float" office:value="785.7" calcext:value-type="float">
            <text:p>785.7</text:p>
          </table:table-cell>
          <table:table-cell office:value-type="float" office:value="751.82" calcext:value-type="float">
            <text:p>751.82</text:p>
          </table:table-cell>
          <table:table-cell office:value-type="float" office:value="752.57" calcext:value-type="float">
            <text:p>752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09</text:p>
          </table:table-cell>
          <table:table-cell office:value-type="float" office:value="781.28" calcext:value-type="float">
            <text:p>781.28</text:p>
          </table:table-cell>
          <table:table-cell office:value-type="float" office:value="786.45" calcext:value-type="float">
            <text:p>786.45</text:p>
          </table:table-cell>
          <table:table-cell office:value-type="float" office:value="779.67" calcext:value-type="float">
            <text:p>779.67</text:p>
          </table:table-cell>
          <table:table-cell office:value-type="float" office:value="786.45" calcext:value-type="float">
            <text:p>786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09</text:p>
          </table:table-cell>
          <table:table-cell office:value-type="float" office:value="778.88" calcext:value-type="float">
            <text:p>778.88</text:p>
          </table:table-cell>
          <table:table-cell office:value-type="float" office:value="790.94" calcext:value-type="float">
            <text:p>790.94</text:p>
          </table:table-cell>
          <table:table-cell office:value-type="float" office:value="777.08" calcext:value-type="float">
            <text:p>777.08</text:p>
          </table:table-cell>
          <table:table-cell office:value-type="float" office:value="780.28" calcext:value-type="float">
            <text:p>78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09</text:p>
          </table:table-cell>
          <table:table-cell office:value-type="float" office:value="776.83" calcext:value-type="float">
            <text:p>776.83</text:p>
          </table:table-cell>
          <table:table-cell office:value-type="float" office:value="780.15" calcext:value-type="float">
            <text:p>780.15</text:p>
          </table:table-cell>
          <table:table-cell office:value-type="float" office:value="762.04" calcext:value-type="float">
            <text:p>762.04</text:p>
          </table:table-cell>
          <table:table-cell office:value-type="float" office:value="778.88" calcext:value-type="float">
            <text:p>77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09</text:p>
          </table:table-cell>
          <table:table-cell office:value-type="float" office:value="791.3" calcext:value-type="float">
            <text:p>791.3</text:p>
          </table:table-cell>
          <table:table-cell office:value-type="float" office:value="791.36" calcext:value-type="float">
            <text:p>791.36</text:p>
          </table:table-cell>
          <table:table-cell office:value-type="float" office:value="768.95" calcext:value-type="float">
            <text:p>768.95</text:p>
          </table:table-cell>
          <table:table-cell office:value-type="float" office:value="777.37" calcext:value-type="float">
            <text:p>77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09</text:p>
          </table:table-cell>
          <table:table-cell office:value-type="float" office:value="790.99" calcext:value-type="float">
            <text:p>790.99</text:p>
          </table:table-cell>
          <table:table-cell office:value-type="float" office:value="791.66" calcext:value-type="float">
            <text:p>791.66</text:p>
          </table:table-cell>
          <table:table-cell office:value-type="float" office:value="783.81" calcext:value-type="float">
            <text:p>783.81</text:p>
          </table:table-cell>
          <table:table-cell office:value-type="float" office:value="791.3" calcext:value-type="float">
            <text:p>79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09</text:p>
          </table:table-cell>
          <table:table-cell table:number-columns-repeated="2" office:value-type="float" office:value="815.52" calcext:value-type="float">
            <text:p>815.52</text:p>
          </table:table-cell>
          <table:table-cell table:number-columns-repeated="2" office:value-type="float" office:value="791.53" calcext:value-type="float">
            <text:p>79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09</text:p>
          </table:table-cell>
          <table:table-cell office:value-type="float" office:value="815.02" calcext:value-type="float">
            <text:p>815.02</text:p>
          </table:table-cell>
          <table:table-cell office:value-type="float" office:value="817.88" calcext:value-type="float">
            <text:p>817.88</text:p>
          </table:table-cell>
          <table:table-cell office:value-type="float" office:value="803.71" calcext:value-type="float">
            <text:p>803.71</text:p>
          </table:table-cell>
          <table:table-cell office:value-type="float" office:value="815.46" calcext:value-type="float">
            <text:p>81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09</text:p>
          </table:table-cell>
          <table:table-cell office:value-type="float" office:value="812.98" calcext:value-type="float">
            <text:p>812.98</text:p>
          </table:table-cell>
          <table:table-cell office:value-type="float" office:value="815.02" calcext:value-type="float">
            <text:p>815.02</text:p>
          </table:table-cell>
          <table:table-cell office:value-type="float" office:value="805.55" calcext:value-type="float">
            <text:p>805.55</text:p>
          </table:table-cell>
          <table:table-cell office:value-type="float" office:value="815.02" calcext:value-type="float">
            <text:p>81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09</text:p>
          </table:table-cell>
          <table:table-cell table:number-columns-repeated="2" office:value-type="float" office:value="832.3" calcext:value-type="float">
            <text:p>832.3</text:p>
          </table:table-cell>
          <table:table-cell office:value-type="float" office:value="809.87" calcext:value-type="float">
            <text:p>809.87</text:p>
          </table:table-cell>
          <table:table-cell office:value-type="float" office:value="813.53" calcext:value-type="float">
            <text:p>81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09</text:p>
          </table:table-cell>
          <table:table-cell office:value-type="float" office:value="811.64" calcext:value-type="float">
            <text:p>811.64</text:p>
          </table:table-cell>
          <table:table-cell office:value-type="float" office:value="832.44" calcext:value-type="float">
            <text:p>832.44</text:p>
          </table:table-cell>
          <table:table-cell office:value-type="float" office:value="811.64" calcext:value-type="float">
            <text:p>811.64</text:p>
          </table:table-cell>
          <table:table-cell office:value-type="float" office:value="832.44" calcext:value-type="float">
            <text:p>83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09</text:p>
          </table:table-cell>
          <table:table-cell office:value-type="float" office:value="802.09" calcext:value-type="float">
            <text:p>802.09</text:p>
          </table:table-cell>
          <table:table-cell office:value-type="float" office:value="823.53" calcext:value-type="float">
            <text:p>823.53</text:p>
          </table:table-cell>
          <table:table-cell office:value-type="float" office:value="801.55" calcext:value-type="float">
            <text:p>801.55</text:p>
          </table:table-cell>
          <table:table-cell office:value-type="float" office:value="809.93" calcext:value-type="float">
            <text:p>80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09</text:p>
          </table:table-cell>
          <table:table-cell office:value-type="float" office:value="773.91" calcext:value-type="float">
            <text:p>773.91</text:p>
          </table:table-cell>
          <table:table-cell office:value-type="float" office:value="801.55" calcext:value-type="float">
            <text:p>801.55</text:p>
          </table:table-cell>
          <table:table-cell office:value-type="float" office:value="771.06" calcext:value-type="float">
            <text:p>771.06</text:p>
          </table:table-cell>
          <table:table-cell office:value-type="float" office:value="801.55" calcext:value-type="float">
            <text:p>80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08</text:p>
          </table:table-cell>
          <table:table-cell office:value-type="float" office:value="776.43" calcext:value-type="float">
            <text:p>776.43</text:p>
          </table:table-cell>
          <table:table-cell office:value-type="float" office:value="783.93" calcext:value-type="float">
            <text:p>783.93</text:p>
          </table:table-cell>
          <table:table-cell office:value-type="float" office:value="772.92" calcext:value-type="float">
            <text:p>772.92</text:p>
          </table:table-cell>
          <table:table-cell office:value-type="float" office:value="773.6" calcext:value-type="float">
            <text:p>77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8</text:p>
          </table:table-cell>
          <table:table-cell office:value-type="float" office:value="762.13" calcext:value-type="float">
            <text:p>762.13</text:p>
          </table:table-cell>
          <table:table-cell office:value-type="float" office:value="780.83" calcext:value-type="float">
            <text:p>780.83</text:p>
          </table:table-cell>
          <table:table-cell office:value-type="float" office:value="762.13" calcext:value-type="float">
            <text:p>762.13</text:p>
          </table:table-cell>
          <table:table-cell office:value-type="float" office:value="776.26" calcext:value-type="float">
            <text:p>77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08</text:p>
          </table:table-cell>
          <table:table-cell office:value-type="float" office:value="753.57" calcext:value-type="float">
            <text:p>753.57</text:p>
          </table:table-cell>
          <table:table-cell office:value-type="float" office:value="761.09" calcext:value-type="float">
            <text:p>761.09</text:p>
          </table:table-cell>
          <table:table-cell office:value-type="float" office:value="748.85" calcext:value-type="float">
            <text:p>748.85</text:p>
          </table:table-cell>
          <table:table-cell office:value-type="float" office:value="761.09" calcext:value-type="float">
            <text:p>76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8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2.49" calcext:value-type="float">
            <text:p>762.49</text:p>
          </table:table-cell>
          <table:table-cell office:value-type="float" office:value="753.12" calcext:value-type="float">
            <text:p>753.12</text:p>
          </table:table-cell>
          <table:table-cell office:value-type="float" office:value="753.33" calcext:value-type="float">
            <text:p>75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8</text:p>
          </table:table-cell>
          <table:table-cell office:value-type="float" office:value="788.41" calcext:value-type="float">
            <text:p>788.41</text:p>
          </table:table-cell>
          <table:table-cell office:value-type="float" office:value="792.53" calcext:value-type="float">
            <text:p>792.53</text:p>
          </table:table-cell>
          <table:table-cell office:value-type="float" office:value="752.48" calcext:value-type="float">
            <text:p>752.48</text:p>
          </table:table-cell>
          <table:table-cell office:value-type="float" office:value="758.02" calcext:value-type="float">
            <text:p>7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08</text:p>
          </table:table-cell>
          <table:table-cell table:number-columns-repeated="2" office:value-type="float" office:value="803.77" calcext:value-type="float">
            <text:p>803.77</text:p>
          </table:table-cell>
          <table:table-cell office:value-type="float" office:value="781.75" calcext:value-type="float">
            <text:p>781.75</text:p>
          </table:table-cell>
          <table:table-cell office:value-type="float" office:value="788.59" calcext:value-type="float">
            <text:p>78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8</text:p>
          </table:table-cell>
          <table:table-cell office:value-type="float" office:value="829.9" calcext:value-type="float">
            <text:p>829.9</text:p>
          </table:table-cell>
          <table:table-cell office:value-type="float" office:value="836.96" calcext:value-type="float">
            <text:p>836.96</text:p>
          </table:table-cell>
          <table:table-cell office:value-type="float" office:value="795.64" calcext:value-type="float">
            <text:p>795.64</text:p>
          </table:table-cell>
          <table:table-cell office:value-type="float" office:value="803.77" calcext:value-type="float">
            <text:p>80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8</text:p>
          </table:table-cell>
          <table:table-cell office:value-type="float" office:value="826.09" calcext:value-type="float">
            <text:p>826.09</text:p>
          </table:table-cell>
          <table:table-cell office:value-type="float" office:value="833.47" calcext:value-type="float">
            <text:p>833.47</text:p>
          </table:table-cell>
          <table:table-cell office:value-type="float" office:value="818.95" calcext:value-type="float">
            <text:p>818.95</text:p>
          </table:table-cell>
          <table:table-cell office:value-type="float" office:value="825.23" calcext:value-type="float">
            <text:p>82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8</text:p>
          </table:table-cell>
          <table:table-cell office:value-type="float" office:value="815.99" calcext:value-type="float">
            <text:p>815.99</text:p>
          </table:table-cell>
          <table:table-cell office:value-type="float" office:value="829.14" calcext:value-type="float">
            <text:p>829.14</text:p>
          </table:table-cell>
          <table:table-cell office:value-type="float" office:value="815.78" calcext:value-type="float">
            <text:p>815.78</text:p>
          </table:table-cell>
          <table:table-cell office:value-type="float" office:value="826.09" calcext:value-type="float">
            <text:p>82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8</text:p>
          </table:table-cell>
          <table:table-cell office:value-type="float" office:value="800.6" calcext:value-type="float">
            <text:p>800.6</text:p>
          </table:table-cell>
          <table:table-cell office:value-type="float" office:value="815.71" calcext:value-type="float">
            <text:p>815.71</text:p>
          </table:table-cell>
          <table:table-cell office:value-type="float" office:value="800.6" calcext:value-type="float">
            <text:p>800.6</text:p>
          </table:table-cell>
          <table:table-cell office:value-type="float" office:value="814.05" calcext:value-type="float">
            <text:p>81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08</text:p>
          </table:table-cell>
          <table:table-cell office:value-type="float" office:value="788.06" calcext:value-type="float">
            <text:p>788.06</text:p>
          </table:table-cell>
          <table:table-cell office:value-type="float" office:value="805.18" calcext:value-type="float">
            <text:p>805.18</text:p>
          </table:table-cell>
          <table:table-cell office:value-type="float" office:value="764.89" calcext:value-type="float">
            <text:p>764.89</text:p>
          </table:table-cell>
          <table:table-cell office:value-type="float" office:value="799.69" calcext:value-type="float">
            <text:p>79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08</text:p>
          </table:table-cell>
          <table:table-cell office:value-type="float" office:value="772.87" calcext:value-type="float">
            <text:p>772.87</text:p>
          </table:table-cell>
          <table:table-cell office:value-type="float" office:value="790.73" calcext:value-type="float">
            <text:p>790.73</text:p>
          </table:table-cell>
          <table:table-cell office:value-type="float" office:value="772.27" calcext:value-type="float">
            <text:p>772.27</text:p>
          </table:table-cell>
          <table:table-cell office:value-type="float" office:value="787.85" calcext:value-type="float">
            <text:p>78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08</text:p>
          </table:table-cell>
          <table:table-cell office:value-type="float" office:value="750.64" calcext:value-type="float">
            <text:p>750.64</text:p>
          </table:table-cell>
          <table:table-cell office:value-type="float" office:value="778" calcext:value-type="float">
            <text:p>778</text:p>
          </table:table-cell>
          <table:table-cell office:value-type="float" office:value="750.64" calcext:value-type="float">
            <text:p>750.64</text:p>
          </table:table-cell>
          <table:table-cell office:value-type="float" office:value="771.64" calcext:value-type="float">
            <text:p>77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08</text:p>
          </table:table-cell>
          <table:table-cell office:value-type="float" office:value="737.03" calcext:value-type="float">
            <text:p>737.03</text:p>
          </table:table-cell>
          <table:table-cell office:value-type="float" office:value="763.26" calcext:value-type="float">
            <text:p>763.26</text:p>
          </table:table-cell>
          <table:table-cell office:value-type="float" office:value="737.03" calcext:value-type="float">
            <text:p>737.03</text:p>
          </table:table-cell>
          <table:table-cell office:value-type="float" office:value="750.64" calcext:value-type="float">
            <text:p>750.64</text:p>
          </table:table-cell>
          <table:table-cell office:value-type="float" office:value="62586622" calcext:value-type="float">
            <text:p>62586622</text:p>
          </table:table-cell>
        </table:table-row>
        <table:table-row table:style-name="ro1">
          <table:table-cell office:value-type="string" calcext:value-type="string">
            <text:p>5-Dec-08</text:p>
          </table:table-cell>
          <table:table-cell office:value-type="float" office:value="720.09" calcext:value-type="float">
            <text:p>720.09</text:p>
          </table:table-cell>
          <table:table-cell office:value-type="float" office:value="735.01" calcext:value-type="float">
            <text:p>735.01</text:p>
          </table:table-cell>
          <table:table-cell office:value-type="float" office:value="696.28" calcext:value-type="float">
            <text:p>696.28</text:p>
          </table:table-cell>
          <table:table-cell office:value-type="float" office:value="734.69" calcext:value-type="float">
            <text:p>734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08</text:p>
          </table:table-cell>
          <table:table-cell office:value-type="float" office:value="699.22" calcext:value-type="float">
            <text:p>699.22</text:p>
          </table:table-cell>
          <table:table-cell office:value-type="float" office:value="725.14" calcext:value-type="float">
            <text:p>725.14</text:p>
          </table:table-cell>
          <table:table-cell office:value-type="float" office:value="699.22" calcext:value-type="float">
            <text:p>699.22</text:p>
          </table:table-cell>
          <table:table-cell office:value-type="float" office:value="723.59" calcext:value-type="float">
            <text:p>72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08</text:p>
          </table:table-cell>
          <table:table-cell office:value-type="float" office:value="685.91" calcext:value-type="float">
            <text:p>685.91</text:p>
          </table:table-cell>
          <table:table-cell office:value-type="float" office:value="700.09" calcext:value-type="float">
            <text:p>700.09</text:p>
          </table:table-cell>
          <table:table-cell office:value-type="float" office:value="678.4" calcext:value-type="float">
            <text:p>678.4</text:p>
          </table:table-cell>
          <table:table-cell office:value-type="float" office:value="700.09" calcext:value-type="float">
            <text:p>70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08</text:p>
          </table:table-cell>
          <table:table-cell office:value-type="float" office:value="660.1" calcext:value-type="float">
            <text:p>660.1</text:p>
          </table:table-cell>
          <table:table-cell office:value-type="float" office:value="686.03" calcext:value-type="float">
            <text:p>686.03</text:p>
          </table:table-cell>
          <table:table-cell office:value-type="float" office:value="660.1" calcext:value-type="float">
            <text:p>660.1</text:p>
          </table:table-cell>
          <table:table-cell office:value-type="float" office:value="686.03" calcext:value-type="float">
            <text:p>68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8</text:p>
          </table:table-cell>
          <table:table-cell table:number-columns-repeated="2" office:value-type="float" office:value="702.01" calcext:value-type="float">
            <text:p>702.01</text:p>
          </table:table-cell>
          <table:table-cell office:value-type="float" office:value="655.58" calcext:value-type="float">
            <text:p>655.58</text:p>
          </table:table-cell>
          <table:table-cell office:value-type="float" office:value="659.52" calcext:value-type="float">
            <text:p>65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08</text:p>
          </table:table-cell>
          <table:table-cell office:value-type="float" office:value="681.65" calcext:value-type="float">
            <text:p>681.65</text:p>
          </table:table-cell>
          <table:table-cell office:value-type="float" office:value="704.52" calcext:value-type="float">
            <text:p>704.52</text:p>
          </table:table-cell>
          <table:table-cell office:value-type="float" office:value="675.3" calcext:value-type="float">
            <text:p>675.3</text:p>
          </table:table-cell>
          <table:table-cell office:value-type="float" office:value="702.01" calcext:value-type="float">
            <text:p>70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08</text:p>
          </table:table-cell>
          <table:table-cell office:value-type="float" office:value="668.27" calcext:value-type="float">
            <text:p>668.27</text:p>
          </table:table-cell>
          <table:table-cell office:value-type="float" office:value="685.82" calcext:value-type="float">
            <text:p>685.82</text:p>
          </table:table-cell>
          <table:table-cell office:value-type="float" office:value="668.27" calcext:value-type="float">
            <text:p>668.27</text:p>
          </table:table-cell>
          <table:table-cell office:value-type="float" office:value="681.71" calcext:value-type="float">
            <text:p>68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08</text:p>
          </table:table-cell>
          <table:table-cell office:value-type="float" office:value="637.39" calcext:value-type="float">
            <text:p>637.39</text:p>
          </table:table-cell>
          <table:table-cell office:value-type="float" office:value="669.17" calcext:value-type="float">
            <text:p>669.17</text:p>
          </table:table-cell>
          <table:table-cell office:value-type="float" office:value="636.63" calcext:value-type="float">
            <text:p>636.63</text:p>
          </table:table-cell>
          <table:table-cell office:value-type="float" office:value="667.66" calcext:value-type="float">
            <text:p>66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08</text:p>
          </table:table-cell>
          <table:table-cell office:value-type="float" office:value="622.02" calcext:value-type="float">
            <text:p>622.02</text:p>
          </table:table-cell>
          <table:table-cell office:value-type="float" office:value="637.51" calcext:value-type="float">
            <text:p>637.51</text:p>
          </table:table-cell>
          <table:table-cell office:value-type="float" office:value="621.13" calcext:value-type="float">
            <text:p>621.13</text:p>
          </table:table-cell>
          <table:table-cell office:value-type="float" office:value="637.51" calcext:value-type="float">
            <text:p>63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8</text:p>
          </table:table-cell>
          <table:table-cell office:value-type="float" office:value="592.64" calcext:value-type="float">
            <text:p>592.64</text:p>
          </table:table-cell>
          <table:table-cell office:value-type="float" office:value="623.87" calcext:value-type="float">
            <text:p>623.87</text:p>
          </table:table-cell>
          <table:table-cell office:value-type="float" office:value="592.64" calcext:value-type="float">
            <text:p>592.64</text:p>
          </table:table-cell>
          <table:table-cell office:value-type="float" office:value="620.74" calcext:value-type="float">
            <text:p>620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08</text:p>
          </table:table-cell>
          <table:table-cell office:value-type="float" office:value="612.94" calcext:value-type="float">
            <text:p>612.94</text:p>
          </table:table-cell>
          <table:table-cell office:value-type="float" office:value="619.31" calcext:value-type="float">
            <text:p>619.31</text:p>
          </table:table-cell>
          <table:table-cell office:value-type="float" office:value="587.13" calcext:value-type="float">
            <text:p>587.13</text:p>
          </table:table-cell>
          <table:table-cell office:value-type="float" office:value="591.87" calcext:value-type="float">
            <text:p>59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08</text:p>
          </table:table-cell>
          <table:table-cell table:number-columns-repeated="2" office:value-type="float" office:value="637.74" calcext:value-type="float">
            <text:p>637.74</text:p>
          </table:table-cell>
          <table:table-cell office:value-type="float" office:value="607.45" calcext:value-type="float">
            <text:p>607.45</text:p>
          </table:table-cell>
          <table:table-cell office:value-type="float" office:value="613.2" calcext:value-type="float">
            <text:p>6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08</text:p>
          </table:table-cell>
          <table:table-cell office:value-type="float" office:value="642.94" calcext:value-type="float">
            <text:p>642.94</text:p>
          </table:table-cell>
          <table:table-cell office:value-type="float" office:value="649.38" calcext:value-type="float">
            <text:p>649.38</text:p>
          </table:table-cell>
          <table:table-cell office:value-type="float" office:value="634.76" calcext:value-type="float">
            <text:p>634.76</text:p>
          </table:table-cell>
          <table:table-cell office:value-type="float" office:value="639.27" calcext:value-type="float">
            <text:p>63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08</text:p>
          </table:table-cell>
          <table:table-cell table:number-columns-repeated="2" office:value-type="float" office:value="664.06" calcext:value-type="float">
            <text:p>664.06</text:p>
          </table:table-cell>
          <table:table-cell office:value-type="float" office:value="643.23" calcext:value-type="float">
            <text:p>643.23</text:p>
          </table:table-cell>
          <table:table-cell office:value-type="float" office:value="643.63" calcext:value-type="float">
            <text:p>64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8</text:p>
          </table:table-cell>
          <table:table-cell office:value-type="float" office:value="685.81" calcext:value-type="float">
            <text:p>685.81</text:p>
          </table:table-cell>
          <table:table-cell office:value-type="float" office:value="685.85" calcext:value-type="float">
            <text:p>685.85</text:p>
          </table:table-cell>
          <table:table-cell office:value-type="float" office:value="662.28" calcext:value-type="float">
            <text:p>662.28</text:p>
          </table:table-cell>
          <table:table-cell office:value-type="float" office:value="664.64" calcext:value-type="float">
            <text:p>664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08</text:p>
          </table:table-cell>
          <table:table-cell office:value-type="float" office:value="689.63" calcext:value-type="float">
            <text:p>689.63</text:p>
          </table:table-cell>
          <table:table-cell office:value-type="float" office:value="695.98" calcext:value-type="float">
            <text:p>695.98</text:p>
          </table:table-cell>
          <table:table-cell office:value-type="float" office:value="671.39" calcext:value-type="float">
            <text:p>671.39</text:p>
          </table:table-cell>
          <table:table-cell office:value-type="float" office:value="685.81" calcext:value-type="float">
            <text:p>68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08</text:p>
          </table:table-cell>
          <table:table-cell office:value-type="float" office:value="685.18" calcext:value-type="float">
            <text:p>685.18</text:p>
          </table:table-cell>
          <table:table-cell office:value-type="float" office:value="688.27" calcext:value-type="float">
            <text:p>688.27</text:p>
          </table:table-cell>
          <table:table-cell office:value-type="float" office:value="662.94" calcext:value-type="float">
            <text:p>662.94</text:p>
          </table:table-cell>
          <table:table-cell office:value-type="float" office:value="686.88" calcext:value-type="float">
            <text:p>68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08</text:p>
          </table:table-cell>
          <table:table-cell table:number-columns-repeated="2" office:value-type="float" office:value="716.98" calcext:value-type="float">
            <text:p>716.98</text:p>
          </table:table-cell>
          <table:table-cell table:number-columns-repeated="2" office:value-type="float" office:value="681.71" calcext:value-type="float">
            <text:p>68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08</text:p>
          </table:table-cell>
          <table:table-cell office:value-type="float" office:value="724.47" calcext:value-type="float">
            <text:p>724.47</text:p>
          </table:table-cell>
          <table:table-cell office:value-type="float" office:value="724.55" calcext:value-type="float">
            <text:p>724.55</text:p>
          </table:table-cell>
          <table:table-cell office:value-type="float" office:value="699.55" calcext:value-type="float">
            <text:p>699.55</text:p>
          </table:table-cell>
          <table:table-cell office:value-type="float" office:value="716.35" calcext:value-type="float">
            <text:p>71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8</text:p>
          </table:table-cell>
          <table:table-cell office:value-type="float" office:value="746.74" calcext:value-type="float">
            <text:p>746.74</text:p>
          </table:table-cell>
          <table:table-cell office:value-type="float" office:value="760.8" calcext:value-type="float">
            <text:p>760.8</text:p>
          </table:table-cell>
          <table:table-cell office:value-type="float" office:value="716.06" calcext:value-type="float">
            <text:p>716.06</text:p>
          </table:table-cell>
          <table:table-cell office:value-type="float" office:value="726.27" calcext:value-type="float">
            <text:p>72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08</text:p>
          </table:table-cell>
          <table:table-cell office:value-type="float" office:value="749.87" calcext:value-type="float">
            <text:p>749.87</text:p>
          </table:table-cell>
          <table:table-cell office:value-type="float" office:value="751.5" calcext:value-type="float">
            <text:p>751.5</text:p>
          </table:table-cell>
          <table:table-cell office:value-type="float" office:value="709.65" calcext:value-type="float">
            <text:p>709.65</text:p>
          </table:table-cell>
          <table:table-cell office:value-type="float" office:value="741.63" calcext:value-type="float">
            <text:p>741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08</text:p>
          </table:table-cell>
          <table:table-cell office:value-type="float" office:value="735.12" calcext:value-type="float">
            <text:p>735.12</text:p>
          </table:table-cell>
          <table:table-cell office:value-type="float" office:value="749.16" calcext:value-type="float">
            <text:p>749.16</text:p>
          </table:table-cell>
          <table:table-cell office:value-type="float" office:value="724.72" calcext:value-type="float">
            <text:p>724.72</text:p>
          </table:table-cell>
          <table:table-cell office:value-type="float" office:value="749.16" calcext:value-type="float">
            <text:p>749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08</text:p>
          </table:table-cell>
          <table:table-cell office:value-type="float" office:value="715.22" calcext:value-type="float">
            <text:p>715.22</text:p>
          </table:table-cell>
          <table:table-cell office:value-type="float" office:value="744.86" calcext:value-type="float">
            <text:p>744.86</text:p>
          </table:table-cell>
          <table:table-cell office:value-type="float" office:value="715.22" calcext:value-type="float">
            <text:p>715.22</text:p>
          </table:table-cell>
          <table:table-cell office:value-type="float" office:value="734.57" calcext:value-type="float">
            <text:p>73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8</text:p>
          </table:table-cell>
          <table:table-cell office:value-type="float" office:value="671.61" calcext:value-type="float">
            <text:p>671.61</text:p>
          </table:table-cell>
          <table:table-cell office:value-type="float" office:value="719.6" calcext:value-type="float">
            <text:p>719.6</text:p>
          </table:table-cell>
          <table:table-cell office:value-type="float" office:value="671.61" calcext:value-type="float">
            <text:p>671.61</text:p>
          </table:table-cell>
          <table:table-cell office:value-type="float" office:value="710.79" calcext:value-type="float">
            <text:p>710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08</text:p>
          </table:table-cell>
          <table:table-cell office:value-type="float" office:value="648.67" calcext:value-type="float">
            <text:p>648.67</text:p>
          </table:table-cell>
          <table:table-cell office:value-type="float" office:value="679.45" calcext:value-type="float">
            <text:p>679.45</text:p>
          </table:table-cell>
          <table:table-cell office:value-type="float" office:value="638.9" calcext:value-type="float">
            <text:p>638.9</text:p>
          </table:table-cell>
          <table:table-cell office:value-type="float" office:value="670.14" calcext:value-type="float">
            <text:p>67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08</text:p>
          </table:table-cell>
          <table:table-cell office:value-type="float" office:value="628.79" calcext:value-type="float">
            <text:p>628.79</text:p>
          </table:table-cell>
          <table:table-cell office:value-type="float" office:value="655.18" calcext:value-type="float">
            <text:p>655.18</text:p>
          </table:table-cell>
          <table:table-cell office:value-type="float" office:value="628.79" calcext:value-type="float">
            <text:p>628.79</text:p>
          </table:table-cell>
          <table:table-cell office:value-type="float" office:value="649.83" calcext:value-type="float">
            <text:p>64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08</text:p>
          </table:table-cell>
          <table:table-cell office:value-type="float" office:value="620.98" calcext:value-type="float">
            <text:p>620.98</text:p>
          </table:table-cell>
          <table:table-cell office:value-type="float" office:value="623.99" calcext:value-type="float">
            <text:p>623.99</text:p>
          </table:table-cell>
          <table:table-cell office:value-type="float" office:value="603.31" calcext:value-type="float">
            <text:p>603.31</text:p>
          </table:table-cell>
          <table:table-cell office:value-type="float" office:value="623.99" calcext:value-type="float">
            <text:p>62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08</text:p>
          </table:table-cell>
          <table:table-cell office:value-type="float" office:value="600.38" calcext:value-type="float">
            <text:p>600.38</text:p>
          </table:table-cell>
          <table:table-cell office:value-type="float" office:value="620.4" calcext:value-type="float">
            <text:p>620.4</text:p>
          </table:table-cell>
          <table:table-cell office:value-type="float" office:value="579.66" calcext:value-type="float">
            <text:p>579.66</text:p>
          </table:table-cell>
          <table:table-cell office:value-type="float" office:value="620.4" calcext:value-type="float">
            <text:p>62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8</text:p>
          </table:table-cell>
          <table:table-cell table:number-columns-repeated="2" office:value-type="float" office:value="619.35" calcext:value-type="float">
            <text:p>619.35</text:p>
          </table:table-cell>
          <table:table-cell office:value-type="float" office:value="592.1" calcext:value-type="float">
            <text:p>592.1</text:p>
          </table:table-cell>
          <table:table-cell office:value-type="float" office:value="596.19" calcext:value-type="float">
            <text:p>596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08</text:p>
          </table:table-cell>
          <table:table-cell table:number-columns-repeated="2" office:value-type="float" office:value="674.91" calcext:value-type="float">
            <text:p>674.91</text:p>
          </table:table-cell>
          <table:table-cell office:value-type="float" office:value="613.26" calcext:value-type="float">
            <text:p>613.26</text:p>
          </table:table-cell>
          <table:table-cell office:value-type="float" office:value="619.35" calcext:value-type="float">
            <text:p>61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08</text:p>
          </table:table-cell>
          <table:table-cell office:value-type="float" office:value="646.54" calcext:value-type="float">
            <text:p>646.54</text:p>
          </table:table-cell>
          <table:table-cell office:value-type="float" office:value="683.97" calcext:value-type="float">
            <text:p>683.97</text:p>
          </table:table-cell>
          <table:table-cell office:value-type="float" office:value="646.43" calcext:value-type="float">
            <text:p>646.43</text:p>
          </table:table-cell>
          <table:table-cell office:value-type="float" office:value="667.33" calcext:value-type="float">
            <text:p>66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08</text:p>
          </table:table-cell>
          <table:table-cell table:number-columns-repeated="2" office:value-type="float" office:value="723.5" calcext:value-type="float">
            <text:p>723.5</text:p>
          </table:table-cell>
          <table:table-cell office:value-type="float" office:value="587.73" calcext:value-type="float">
            <text:p>587.73</text:p>
          </table:table-cell>
          <table:table-cell office:value-type="float" office:value="658.02" calcext:value-type="float">
            <text:p>6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08</text:p>
          </table:table-cell>
          <table:table-cell office:value-type="float" office:value="826.52" calcext:value-type="float">
            <text:p>826.52</text:p>
          </table:table-cell>
          <table:table-cell office:value-type="float" office:value="826.61" calcext:value-type="float">
            <text:p>826.61</text:p>
          </table:table-cell>
          <table:table-cell office:value-type="float" office:value="696.19" calcext:value-type="float">
            <text:p>696.19</text:p>
          </table:table-cell>
          <table:table-cell office:value-type="float" office:value="728.08" calcext:value-type="float">
            <text:p>72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8</text:p>
          </table:table-cell>
          <table:table-cell office:value-type="float" office:value="888.62" calcext:value-type="float">
            <text:p>888.62</text:p>
          </table:table-cell>
          <table:table-cell office:value-type="float" office:value="897.2" calcext:value-type="float">
            <text:p>897.2</text:p>
          </table:table-cell>
          <table:table-cell table:number-columns-repeated="2" office:value-type="float" office:value="827.85" calcext:value-type="float">
            <text:p>827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08</text:p>
          </table:table-cell>
          <table:table-cell office:value-type="float" office:value="879.32" calcext:value-type="float">
            <text:p>879.32</text:p>
          </table:table-cell>
          <table:table-cell office:value-type="float" office:value="909.49" calcext:value-type="float">
            <text:p>909.49</text:p>
          </table:table-cell>
          <table:table-cell office:value-type="float" office:value="871.04" calcext:value-type="float">
            <text:p>871.04</text:p>
          </table:table-cell>
          <table:table-cell office:value-type="float" office:value="891.72" calcext:value-type="float">
            <text:p>891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08</text:p>
          </table:table-cell>
          <table:table-cell table:number-columns-repeated="2" office:value-type="float" office:value="883.91" calcext:value-type="float">
            <text:p>883.91</text:p>
          </table:table-cell>
          <table:table-cell office:value-type="float" office:value="850.41" calcext:value-type="float">
            <text:p>850.41</text:p>
          </table:table-cell>
          <table:table-cell office:value-type="float" office:value="878.69" calcext:value-type="float">
            <text:p>87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08</text:p>
          </table:table-cell>
          <table:table-cell table:number-columns-repeated="2" office:value-type="float" office:value="964.88" calcext:value-type="float">
            <text:p>964.88</text:p>
          </table:table-cell>
          <table:table-cell office:value-type="float" office:value="881.66" calcext:value-type="float">
            <text:p>881.66</text:p>
          </table:table-cell>
          <table:table-cell office:value-type="float" office:value="882.69" calcext:value-type="float">
            <text:p>882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08</text:p>
          </table:table-cell>
          <table:table-cell office:value-type="float" office:value="906.24" calcext:value-type="float">
            <text:p>906.24</text:p>
          </table:table-cell>
          <table:table-cell office:value-type="float" office:value="1000.1" calcext:value-type="float">
            <text:p>1000.1</text:p>
          </table:table-cell>
          <table:table-cell office:value-type="float" office:value="905.87" calcext:value-type="float">
            <text:p>905.87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08</text:p>
          </table:table-cell>
          <table:table-cell table:number-columns-repeated="2" office:value-type="float" office:value="935.62" calcext:value-type="float">
            <text:p>935.62</text:p>
          </table:table-cell>
          <table:table-cell office:value-type="float" office:value="853.04" calcext:value-type="float">
            <text:p>853.04</text:p>
          </table:table-cell>
          <table:table-cell office:value-type="float" office:value="894.99" calcext:value-type="float">
            <text:p>89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08</text:p>
          </table:table-cell>
          <table:table-cell office:value-type="float" office:value="987.1" calcext:value-type="float">
            <text:p>987.1</text:p>
          </table:table-cell>
          <table:table-cell office:value-type="float" office:value="1000.22" calcext:value-type="float">
            <text:p>1000.22</text:p>
          </table:table-cell>
          <table:table-cell office:value-type="float" office:value="936.3" calcext:value-type="float">
            <text:p>936.3</text:p>
          </table:table-cell>
          <table:table-cell office:value-type="float" office:value="938.58" calcext:value-type="float">
            <text:p>93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08</text:p>
          </table:table-cell>
          <table:table-cell office:value-type="float" office:value="1004.04" calcext:value-type="float">
            <text:p>1004.04</text:p>
          </table:table-cell>
          <table:table-cell office:value-type="float" office:value="1011.89" calcext:value-type="float">
            <text:p>1011.89</text:p>
          </table:table-cell>
          <table:table-cell office:value-type="float" office:value="961.98" calcext:value-type="float">
            <text:p>961.98</text:p>
          </table:table-cell>
          <table:table-cell office:value-type="float" office:value="985.99" calcext:value-type="float">
            <text:p>98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08</text:p>
          </table:table-cell>
          <table:table-cell office:value-type="float" office:value="1028.86" calcext:value-type="float">
            <text:p>1028.86</text:p>
          </table:table-cell>
          <table:table-cell office:value-type="float" office:value="1034.09" calcext:value-type="float">
            <text:p>1034.09</text:p>
          </table:table-cell>
          <table:table-cell office:value-type="float" office:value="1004.25" calcext:value-type="float">
            <text:p>1004.25</text:p>
          </table:table-cell>
          <table:table-cell office:value-type="float" office:value="1006.72" calcext:value-type="float">
            <text:p>100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8</text:p>
          </table:table-cell>
          <table:table-cell table:number-columns-repeated="2" office:value-type="float" office:value="1071.3" calcext:value-type="float">
            <text:p>1071.3</text:p>
          </table:table-cell>
          <table:table-cell office:value-type="float" office:value="980.43" calcext:value-type="float">
            <text:p>980.43</text:p>
          </table:table-cell>
          <table:table-cell office:value-type="float" office:value="1025.9" calcext:value-type="float">
            <text:p>10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08</text:p>
          </table:table-cell>
          <table:table-cell office:value-type="float" office:value="1082.61" calcext:value-type="float">
            <text:p>1082.61</text:p>
          </table:table-cell>
          <table:table-cell office:value-type="float" office:value="1103.08" calcext:value-type="float">
            <text:p>1103.08</text:p>
          </table:table-cell>
          <table:table-cell office:value-type="float" office:value="1069.94" calcext:value-type="float">
            <text:p>1069.94</text:p>
          </table:table-cell>
          <table:table-cell office:value-type="float" office:value="1075.58" calcext:value-type="float">
            <text:p>1075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08</text:p>
          </table:table-cell>
          <table:table-cell table:number-columns-repeated="2" office:value-type="float" office:value="1110.26" calcext:value-type="float">
            <text:p>1110.26</text:p>
          </table:table-cell>
          <table:table-cell office:value-type="float" office:value="1069.49" calcext:value-type="float">
            <text:p>1069.49</text:p>
          </table:table-cell>
          <table:table-cell office:value-type="float" office:value="1083.78" calcext:value-type="float">
            <text:p>108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08</text:p>
          </table:table-cell>
          <table:table-cell office:value-type="float" office:value="1095.76" calcext:value-type="float">
            <text:p>1095.76</text:p>
          </table:table-cell>
          <table:table-cell office:value-type="float" office:value="1114.17" calcext:value-type="float">
            <text:p>1114.17</text:p>
          </table:table-cell>
          <table:table-cell office:value-type="float" office:value="1093.68" calcext:value-type="float">
            <text:p>1093.68</text:p>
          </table:table-cell>
          <table:table-cell office:value-type="float" office:value="1110.26" calcext:value-type="float">
            <text:p>1110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08</text:p>
          </table:table-cell>
          <table:table-cell office:value-type="float" office:value="1079.19" calcext:value-type="float">
            <text:p>1079.19</text:p>
          </table:table-cell>
          <table:table-cell office:value-type="float" office:value="1102.63" calcext:value-type="float">
            <text:p>1102.63</text:p>
          </table:table-cell>
          <table:table-cell office:value-type="float" office:value="1077.5" calcext:value-type="float">
            <text:p>1077.5</text:p>
          </table:table-cell>
          <table:table-cell office:value-type="float" office:value="1094.78" calcext:value-type="float">
            <text:p>1094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8</text:p>
          </table:table-cell>
          <table:table-cell table:number-columns-repeated="2" office:value-type="float" office:value="1145.25" calcext:value-type="float">
            <text:p>1145.25</text:p>
          </table:table-cell>
          <table:table-cell office:value-type="float" office:value="1066.83" calcext:value-type="float">
            <text:p>1066.83</text:p>
          </table:table-cell>
          <table:table-cell office:value-type="float" office:value="1075.39" calcext:value-type="float">
            <text:p>107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08</text:p>
          </table:table-cell>
          <table:table-cell table:number-columns-repeated="2" office:value-type="float" office:value="1154.08" calcext:value-type="float">
            <text:p>1154.08</text:p>
          </table:table-cell>
          <table:table-cell office:value-type="float" office:value="1129.67" calcext:value-type="float">
            <text:p>1129.67</text:p>
          </table:table-cell>
          <table:table-cell office:value-type="float" office:value="1151.01" calcext:value-type="float">
            <text:p>1151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08</text:p>
          </table:table-cell>
          <table:table-cell office:value-type="float" office:value="1126.24" calcext:value-type="float">
            <text:p>1126.24</text:p>
          </table:table-cell>
          <table:table-cell office:value-type="float" office:value="1160.29" calcext:value-type="float">
            <text:p>1160.29</text:p>
          </table:table-cell>
          <table:table-cell office:value-type="float" office:value="1126.24" calcext:value-type="float">
            <text:p>1126.24</text:p>
          </table:table-cell>
          <table:table-cell office:value-type="float" office:value="1154.28" calcext:value-type="float">
            <text:p>115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08</text:p>
          </table:table-cell>
          <table:table-cell office:value-type="float" office:value="1112.14" calcext:value-type="float">
            <text:p>1112.14</text:p>
          </table:table-cell>
          <table:table-cell office:value-type="float" office:value="1126.63" calcext:value-type="float">
            <text:p>1126.63</text:p>
          </table:table-cell>
          <table:table-cell office:value-type="float" office:value="1109.72" calcext:value-type="float">
            <text:p>1109.72</text:p>
          </table:table-cell>
          <table:table-cell office:value-type="float" office:value="1119.62" calcext:value-type="float">
            <text:p>111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08</text:p>
          </table:table-cell>
          <table:table-cell office:value-type="float" office:value="1114.93" calcext:value-type="float">
            <text:p>1114.93</text:p>
          </table:table-cell>
          <table:table-cell office:value-type="float" office:value="1135.38" calcext:value-type="float">
            <text:p>1135.38</text:p>
          </table:table-cell>
          <table:table-cell office:value-type="float" office:value="1107.95" calcext:value-type="float">
            <text:p>1107.95</text:p>
          </table:table-cell>
          <table:table-cell office:value-type="float" office:value="1111.86" calcext:value-type="float">
            <text:p>111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8</text:p>
          </table:table-cell>
          <table:table-cell office:value-type="float" office:value="1087.33" calcext:value-type="float">
            <text:p>1087.33</text:p>
          </table:table-cell>
          <table:table-cell office:value-type="float" office:value="1158.09" calcext:value-type="float">
            <text:p>1158.09</text:p>
          </table:table-cell>
          <table:table-cell office:value-type="float" office:value="1084.36" calcext:value-type="float">
            <text:p>1084.36</text:p>
          </table:table-cell>
          <table:table-cell office:value-type="float" office:value="1113.57" calcext:value-type="float">
            <text:p>1113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08</text:p>
          </table:table-cell>
          <table:table-cell office:value-type="float" office:value="1007.17" calcext:value-type="float">
            <text:p>1007.17</text:p>
          </table:table-cell>
          <table:table-cell office:value-type="float" office:value="1091.67" calcext:value-type="float">
            <text:p>1091.67</text:p>
          </table:table-cell>
          <table:table-cell office:value-type="float" office:value="1007.17" calcext:value-type="float">
            <text:p>1007.17</text:p>
          </table:table-cell>
          <table:table-cell office:value-type="float" office:value="1091.67" calcext:value-type="float">
            <text:p>109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08</text:p>
          </table:table-cell>
          <table:table-cell office:value-type="float" office:value="994.06" calcext:value-type="float">
            <text:p>994.06</text:p>
          </table:table-cell>
          <table:table-cell office:value-type="float" office:value="1001.47" calcext:value-type="float">
            <text:p>1001.47</text:p>
          </table:table-cell>
          <table:table-cell office:value-type="float" office:value="946.51" calcext:value-type="float">
            <text:p>946.51</text:p>
          </table:table-cell>
          <table:table-cell office:value-type="float" office:value="998.92" calcext:value-type="float">
            <text:p>99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08</text:p>
          </table:table-cell>
          <table:table-cell table:number-columns-repeated="2" office:value-type="float" office:value="1048.92" calcext:value-type="float">
            <text:p>1048.92</text:p>
          </table:table-cell>
          <table:table-cell office:value-type="float" office:value="985.1" calcext:value-type="float">
            <text:p>985.1</text:p>
          </table:table-cell>
          <table:table-cell office:value-type="float" office:value="992.65" calcext:value-type="float">
            <text:p>99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08</text:p>
          </table:table-cell>
          <table:table-cell office:value-type="float" office:value="1049.34" calcext:value-type="float">
            <text:p>1049.34</text:p>
          </table:table-cell>
          <table:table-cell office:value-type="float" office:value="1050.21" calcext:value-type="float">
            <text:p>1050.21</text:p>
          </table:table-cell>
          <table:table-cell office:value-type="float" office:value="1028.75" calcext:value-type="float">
            <text:p>1028.75</text:p>
          </table:table-cell>
          <table:table-cell office:value-type="float" office:value="1048.37" calcext:value-type="float">
            <text:p>1048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8</text:p>
          </table:table-cell>
          <table:table-cell table:number-columns-repeated="2" office:value-type="float" office:value="1090.97" calcext:value-type="float">
            <text:p>1090.97</text:p>
          </table:table-cell>
          <table:table-cell office:value-type="float" office:value="1049.24" calcext:value-type="float">
            <text:p>1049.24</text:p>
          </table:table-cell>
          <table:table-cell office:value-type="float" office:value="1051.18" calcext:value-type="float">
            <text:p>105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08</text:p>
          </table:table-cell>
          <table:table-cell office:value-type="float" office:value="1084.81" calcext:value-type="float">
            <text:p>1084.81</text:p>
          </table:table-cell>
          <table:table-cell office:value-type="float" office:value="1096.62" calcext:value-type="float">
            <text:p>1096.62</text:p>
          </table:table-cell>
          <table:table-cell office:value-type="float" office:value="1084.1" calcext:value-type="float">
            <text:p>1084.1</text:p>
          </table:table-cell>
          <table:table-cell office:value-type="float" office:value="1094.51" calcext:value-type="float">
            <text:p>109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08</text:p>
          </table:table-cell>
          <table:table-cell office:value-type="float" office:value="1093.13" calcext:value-type="float">
            <text:p>1093.13</text:p>
          </table:table-cell>
          <table:table-cell office:value-type="float" office:value="1093.21" calcext:value-type="float">
            <text:p>1093.21</text:p>
          </table:table-cell>
          <table:table-cell office:value-type="float" office:value="1069.11" calcext:value-type="float">
            <text:p>1069.11</text:p>
          </table:table-cell>
          <table:table-cell office:value-type="float" office:value="1084.7" calcext:value-type="float">
            <text:p>108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08</text:p>
          </table:table-cell>
          <table:table-cell office:value-type="float" office:value="1097.01" calcext:value-type="float">
            <text:p>1097.01</text:p>
          </table:table-cell>
          <table:table-cell office:value-type="float" office:value="1105.19" calcext:value-type="float">
            <text:p>1105.19</text:p>
          </table:table-cell>
          <table:table-cell office:value-type="float" office:value="1078.74" calcext:value-type="float">
            <text:p>1078.74</text:p>
          </table:table-cell>
          <table:table-cell office:value-type="float" office:value="1093.13" calcext:value-type="float">
            <text:p>109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08</text:p>
          </table:table-cell>
          <table:table-cell office:value-type="float" office:value="1133.75" calcext:value-type="float">
            <text:p>1133.75</text:p>
          </table:table-cell>
          <table:table-cell office:value-type="float" office:value="1134.34" calcext:value-type="float">
            <text:p>1134.34</text:p>
          </table:table-cell>
          <table:table-cell office:value-type="float" office:value="1093.9" calcext:value-type="float">
            <text:p>1093.9</text:p>
          </table:table-cell>
          <table:table-cell office:value-type="float" office:value="1097.01" calcext:value-type="float">
            <text:p>109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8</text:p>
          </table:table-cell>
          <table:table-cell office:value-type="float" office:value="1137.39" calcext:value-type="float">
            <text:p>1137.39</text:p>
          </table:table-cell>
          <table:table-cell office:value-type="float" office:value="1157.68" calcext:value-type="float">
            <text:p>1157.68</text:p>
          </table:table-cell>
          <table:table-cell office:value-type="float" office:value="1132" calcext:value-type="float">
            <text:p>1132</text:p>
          </table:table-cell>
          <table:table-cell office:value-type="float" office:value="1134.93" calcext:value-type="float">
            <text:p>113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08</text:p>
          </table:table-cell>
          <table:table-cell table:number-columns-repeated="2" office:value-type="float" office:value="1140.01" calcext:value-type="float">
            <text:p>1140.01</text:p>
          </table:table-cell>
          <table:table-cell office:value-type="float" office:value="1121.96" calcext:value-type="float">
            <text:p>1121.96</text:p>
          </table:table-cell>
          <table:table-cell office:value-type="float" office:value="1136.89" calcext:value-type="float">
            <text:p>113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08</text:p>
          </table:table-cell>
          <table:table-cell table:number-columns-repeated="2" office:value-type="float" office:value="1180.83" calcext:value-type="float">
            <text:p>1180.83</text:p>
          </table:table-cell>
          <table:table-cell office:value-type="float" office:value="1138.49" calcext:value-type="float">
            <text:p>1138.49</text:p>
          </table:table-cell>
          <table:table-cell office:value-type="float" office:value="1142.02" calcext:value-type="float">
            <text:p>114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08</text:p>
          </table:table-cell>
          <table:table-cell office:value-type="float" office:value="1175.61" calcext:value-type="float">
            <text:p>1175.61</text:p>
          </table:table-cell>
          <table:table-cell office:value-type="float" office:value="1181.97" calcext:value-type="float">
            <text:p>1181.97</text:p>
          </table:table-cell>
          <table:table-cell office:value-type="float" office:value="1175.23" calcext:value-type="float">
            <text:p>1175.23</text:p>
          </table:table-cell>
          <table:table-cell office:value-type="float" office:value="1180.88" calcext:value-type="float">
            <text:p>118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08</text:p>
          </table:table-cell>
          <table:table-cell office:value-type="float" office:value="1170.06" calcext:value-type="float">
            <text:p>1170.06</text:p>
          </table:table-cell>
          <table:table-cell office:value-type="float" office:value="1203.89" calcext:value-type="float">
            <text:p>1203.89</text:p>
          </table:table-cell>
          <table:table-cell office:value-type="float" office:value="1161.32" calcext:value-type="float">
            <text:p>1161.32</text:p>
          </table:table-cell>
          <table:table-cell office:value-type="float" office:value="1174.2" calcext:value-type="float">
            <text:p>117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8</text:p>
          </table:table-cell>
          <table:table-cell office:value-type="float" office:value="1161.87" calcext:value-type="float">
            <text:p>1161.87</text:p>
          </table:table-cell>
          <table:table-cell office:value-type="float" office:value="1169.01" calcext:value-type="float">
            <text:p>1169.01</text:p>
          </table:table-cell>
          <table:table-cell office:value-type="float" office:value="1161.07" calcext:value-type="float">
            <text:p>1161.07</text:p>
          </table:table-cell>
          <table:table-cell office:value-type="float" office:value="1169.01" calcext:value-type="float">
            <text:p>116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08</text:p>
          </table:table-cell>
          <table:table-cell office:value-type="float" office:value="1158.72" calcext:value-type="float">
            <text:p>1158.72</text:p>
          </table:table-cell>
          <table:table-cell office:value-type="float" office:value="1164.61" calcext:value-type="float">
            <text:p>1164.61</text:p>
          </table:table-cell>
          <table:table-cell office:value-type="float" office:value="1155.44" calcext:value-type="float">
            <text:p>1155.44</text:p>
          </table:table-cell>
          <table:table-cell office:value-type="float" office:value="1161.69" calcext:value-type="float">
            <text:p>116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08</text:p>
          </table:table-cell>
          <table:table-cell office:value-type="float" office:value="1163.67" calcext:value-type="float">
            <text:p>1163.67</text:p>
          </table:table-cell>
          <table:table-cell office:value-type="float" office:value="1166.53" calcext:value-type="float">
            <text:p>1166.53</text:p>
          </table:table-cell>
          <table:table-cell office:value-type="float" office:value="1155.17" calcext:value-type="float">
            <text:p>1155.17</text:p>
          </table:table-cell>
          <table:table-cell office:value-type="float" office:value="1158.44" calcext:value-type="float">
            <text:p>115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08</text:p>
          </table:table-cell>
          <table:table-cell office:value-type="float" office:value="1155.57" calcext:value-type="float">
            <text:p>1155.57</text:p>
          </table:table-cell>
          <table:table-cell office:value-type="float" office:value="1167.77" calcext:value-type="float">
            <text:p>1167.77</text:p>
          </table:table-cell>
          <table:table-cell office:value-type="float" office:value="1155.57" calcext:value-type="float">
            <text:p>1155.57</text:p>
          </table:table-cell>
          <table:table-cell office:value-type="float" office:value="1159.39" calcext:value-type="float">
            <text:p>115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08</text:p>
          </table:table-cell>
          <table:table-cell office:value-type="float" office:value="1146.11" calcext:value-type="float">
            <text:p>1146.11</text:p>
          </table:table-cell>
          <table:table-cell office:value-type="float" office:value="1161.79" calcext:value-type="float">
            <text:p>1161.79</text:p>
          </table:table-cell>
          <table:table-cell office:value-type="float" office:value="1144.21" calcext:value-type="float">
            <text:p>1144.21</text:p>
          </table:table-cell>
          <table:table-cell office:value-type="float" office:value="1156.12" calcext:value-type="float">
            <text:p>115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8</text:p>
          </table:table-cell>
          <table:table-cell office:value-type="float" office:value="1150.25" calcext:value-type="float">
            <text:p>1150.25</text:p>
          </table:table-cell>
          <table:table-cell office:value-type="float" office:value="1150.35" calcext:value-type="float">
            <text:p>1150.35</text:p>
          </table:table-cell>
          <table:table-cell office:value-type="float" office:value="1140.14" calcext:value-type="float">
            <text:p>1140.14</text:p>
          </table:table-cell>
          <table:table-cell office:value-type="float" office:value="1145.99" calcext:value-type="float">
            <text:p>1145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08</text:p>
          </table:table-cell>
          <table:table-cell office:value-type="float" office:value="1125.47" calcext:value-type="float">
            <text:p>1125.47</text:p>
          </table:table-cell>
          <table:table-cell office:value-type="float" office:value="1150.25" calcext:value-type="float">
            <text:p>1150.25</text:p>
          </table:table-cell>
          <table:table-cell office:value-type="float" office:value="1124.77" calcext:value-type="float">
            <text:p>1124.77</text:p>
          </table:table-cell>
          <table:table-cell office:value-type="float" office:value="1150.25" calcext:value-type="float">
            <text:p>115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08</text:p>
          </table:table-cell>
          <table:table-cell office:value-type="float" office:value="1134.4" calcext:value-type="float">
            <text:p>1134.4</text:p>
          </table:table-cell>
          <table:table-cell office:value-type="float" office:value="1135.69" calcext:value-type="float">
            <text:p>1135.69</text:p>
          </table:table-cell>
          <table:table-cell office:value-type="float" office:value="1121.13" calcext:value-type="float">
            <text:p>1121.13</text:p>
          </table:table-cell>
          <table:table-cell office:value-type="float" office:value="1125.47" calcext:value-type="float">
            <text:p>112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08</text:p>
          </table:table-cell>
          <table:table-cell office:value-type="float" office:value="1133.35" calcext:value-type="float">
            <text:p>1133.35</text:p>
          </table:table-cell>
          <table:table-cell office:value-type="float" office:value="1136.79" calcext:value-type="float">
            <text:p>1136.79</text:p>
          </table:table-cell>
          <table:table-cell office:value-type="float" office:value="1122.49" calcext:value-type="float">
            <text:p>1122.49</text:p>
          </table:table-cell>
          <table:table-cell office:value-type="float" office:value="1130.58" calcext:value-type="float">
            <text:p>113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08</text:p>
          </table:table-cell>
          <table:table-cell table:number-columns-repeated="2" office:value-type="float" office:value="1148.04" calcext:value-type="float">
            <text:p>1148.04</text:p>
          </table:table-cell>
          <table:table-cell office:value-type="float" office:value="1130.53" calcext:value-type="float">
            <text:p>1130.53</text:p>
          </table:table-cell>
          <table:table-cell office:value-type="float" office:value="1133.58" calcext:value-type="float">
            <text:p>113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08</text:p>
          </table:table-cell>
          <table:table-cell office:value-type="float" office:value="1139.59" calcext:value-type="float">
            <text:p>1139.59</text:p>
          </table:table-cell>
          <table:table-cell office:value-type="float" office:value="1148.6" calcext:value-type="float">
            <text:p>1148.6</text:p>
          </table:table-cell>
          <table:table-cell office:value-type="float" office:value="1136.26" calcext:value-type="float">
            <text:p>1136.26</text:p>
          </table:table-cell>
          <table:table-cell office:value-type="float" office:value="1148.6" calcext:value-type="float">
            <text:p>114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08</text:p>
          </table:table-cell>
          <table:table-cell office:value-type="float" office:value="1145.36" calcext:value-type="float">
            <text:p>1145.36</text:p>
          </table:table-cell>
          <table:table-cell office:value-type="float" office:value="1149.38" calcext:value-type="float">
            <text:p>1149.38</text:p>
          </table:table-cell>
          <table:table-cell office:value-type="float" office:value="1134.52" calcext:value-type="float">
            <text:p>1134.52</text:p>
          </table:table-cell>
          <table:table-cell office:value-type="float" office:value="1139.42" calcext:value-type="float">
            <text:p>113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08</text:p>
          </table:table-cell>
          <table:table-cell office:value-type="float" office:value="1118.94" calcext:value-type="float">
            <text:p>1118.94</text:p>
          </table:table-cell>
          <table:table-cell office:value-type="float" office:value="1144.15" calcext:value-type="float">
            <text:p>1144.15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1144.15" calcext:value-type="float">
            <text:p>114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08</text:p>
          </table:table-cell>
          <table:table-cell office:value-type="float" office:value="1120.58" calcext:value-type="float">
            <text:p>1120.58</text:p>
          </table:table-cell>
          <table:table-cell office:value-type="float" office:value="1123.01" calcext:value-type="float">
            <text:p>1123.01</text:p>
          </table:table-cell>
          <table:table-cell office:value-type="float" office:value="1106.17" calcext:value-type="float">
            <text:p>1106.17</text:p>
          </table:table-cell>
          <table:table-cell office:value-type="float" office:value="1117.51" calcext:value-type="float">
            <text:p>111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8</text:p>
          </table:table-cell>
          <table:table-cell office:value-type="float" office:value="1160.15" calcext:value-type="float">
            <text:p>1160.15</text:p>
          </table:table-cell>
          <table:table-cell office:value-type="float" office:value="1163.28" calcext:value-type="float">
            <text:p>1163.28</text:p>
          </table:table-cell>
          <table:table-cell office:value-type="float" office:value="1121.73" calcext:value-type="float">
            <text:p>1121.73</text:p>
          </table:table-cell>
          <table:table-cell office:value-type="float" office:value="1126.02" calcext:value-type="float">
            <text:p>112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08</text:p>
          </table:table-cell>
          <table:table-cell table:number-columns-repeated="2" office:value-type="float" office:value="1176.05" calcext:value-type="float">
            <text:p>1176.05</text:p>
          </table:table-cell>
          <table:table-cell office:value-type="float" office:value="1147.14" calcext:value-type="float">
            <text:p>1147.14</text:p>
          </table:table-cell>
          <table:table-cell office:value-type="float" office:value="1159.55" calcext:value-type="float">
            <text:p>115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08</text:p>
          </table:table-cell>
          <table:table-cell office:value-type="float" office:value="1217.17" calcext:value-type="float">
            <text:p>1217.17</text:p>
          </table:table-cell>
          <table:table-cell office:value-type="float" office:value="1219.49" calcext:value-type="float">
            <text:p>1219.49</text:p>
          </table:table-cell>
          <table:table-cell office:value-type="float" office:value="1170.17" calcext:value-type="float">
            <text:p>1170.17</text:p>
          </table:table-cell>
          <table:table-cell office:value-type="float" office:value="1176.3" calcext:value-type="float">
            <text:p>1176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08</text:p>
          </table:table-cell>
          <table:table-cell office:value-type="float" office:value="1190.34" calcext:value-type="float">
            <text:p>1190.34</text:p>
          </table:table-cell>
          <table:table-cell office:value-type="float" office:value="1217.17" calcext:value-type="float">
            <text:p>1217.17</text:p>
          </table:table-cell>
          <table:table-cell office:value-type="float" office:value="1190.34" calcext:value-type="float">
            <text:p>1190.34</text:p>
          </table:table-cell>
          <table:table-cell office:value-type="float" office:value="1217.17" calcext:value-type="float">
            <text:p>1217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08</text:p>
          </table:table-cell>
          <table:table-cell office:value-type="float" office:value="1184.35" calcext:value-type="float">
            <text:p>1184.35</text:p>
          </table:table-cell>
          <table:table-cell office:value-type="float" office:value="1191.93" calcext:value-type="float">
            <text:p>1191.93</text:p>
          </table:table-cell>
          <table:table-cell office:value-type="float" office:value="1179.2" calcext:value-type="float">
            <text:p>1179.2</text:p>
          </table:table-cell>
          <table:table-cell office:value-type="float" office:value="1185.64" calcext:value-type="float">
            <text:p>118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8</text:p>
          </table:table-cell>
          <table:table-cell table:number-columns-repeated="2" office:value-type="float" office:value="1225.86" calcext:value-type="float">
            <text:p>1225.86</text:p>
          </table:table-cell>
          <table:table-cell office:value-type="float" office:value="1178.82" calcext:value-type="float">
            <text:p>1178.82</text:p>
          </table:table-cell>
          <table:table-cell office:value-type="float" office:value="1181.99" calcext:value-type="float">
            <text:p>118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08</text:p>
          </table:table-cell>
          <table:table-cell table:number-columns-repeated="2" office:value-type="float" office:value="1250.79" calcext:value-type="float">
            <text:p>1250.79</text:p>
          </table:table-cell>
          <table:table-cell office:value-type="float" office:value="1224.87" calcext:value-type="float">
            <text:p>1224.87</text:p>
          </table:table-cell>
          <table:table-cell office:value-type="float" office:value="1227.45" calcext:value-type="float">
            <text:p>122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08</text:p>
          </table:table-cell>
          <table:table-cell table:number-columns-repeated="2" office:value-type="float" office:value="1267.52" calcext:value-type="float">
            <text:p>1267.52</text:p>
          </table:table-cell>
          <table:table-cell office:value-type="float" office:value="1246.64" calcext:value-type="float">
            <text:p>1246.64</text:p>
          </table:table-cell>
          <table:table-cell office:value-type="float" office:value="1251.41" calcext:value-type="float">
            <text:p>1251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08</text:p>
          </table:table-cell>
          <table:table-cell office:value-type="float" office:value="1263.96" calcext:value-type="float">
            <text:p>1263.96</text:p>
          </table:table-cell>
          <table:table-cell office:value-type="float" office:value="1284.27" calcext:value-type="float">
            <text:p>1284.27</text:p>
          </table:table-cell>
          <table:table-cell office:value-type="float" office:value="1261.05" calcext:value-type="float">
            <text:p>1261.05</text:p>
          </table:table-cell>
          <table:table-cell office:value-type="float" office:value="1267.52" calcext:value-type="float">
            <text:p>126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08</text:p>
          </table:table-cell>
          <table:table-cell office:value-type="float" office:value="1261.19" calcext:value-type="float">
            <text:p>1261.19</text:p>
          </table:table-cell>
          <table:table-cell office:value-type="float" office:value="1269.5" calcext:value-type="float">
            <text:p>1269.5</text:p>
          </table:table-cell>
          <table:table-cell office:value-type="float" office:value="1255.79" calcext:value-type="float">
            <text:p>1255.79</text:p>
          </table:table-cell>
          <table:table-cell office:value-type="float" office:value="1261.78" calcext:value-type="float">
            <text:p>126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8</text:p>
          </table:table-cell>
          <table:table-cell office:value-type="float" office:value="1255.05" calcext:value-type="float">
            <text:p>1255.05</text:p>
          </table:table-cell>
          <table:table-cell office:value-type="float" office:value="1266.84" calcext:value-type="float">
            <text:p>1266.84</text:p>
          </table:table-cell>
          <table:table-cell office:value-type="float" office:value="1255.05" calcext:value-type="float">
            <text:p>1255.05</text:p>
          </table:table-cell>
          <table:table-cell office:value-type="float" office:value="1260.57" calcext:value-type="float">
            <text:p>1260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08</text:p>
          </table:table-cell>
          <table:table-cell office:value-type="float" office:value="1253.18" calcext:value-type="float">
            <text:p>1253.18</text:p>
          </table:table-cell>
          <table:table-cell office:value-type="float" office:value="1255.95" calcext:value-type="float">
            <text:p>1255.95</text:p>
          </table:table-cell>
          <table:table-cell office:value-type="float" office:value="1246" calcext:value-type="float">
            <text:p>1246</text:p>
          </table:table-cell>
          <table:table-cell office:value-type="float" office:value="1254.68" calcext:value-type="float">
            <text:p>125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08</text:p>
          </table:table-cell>
          <table:table-cell office:value-type="float" office:value="1274.17" calcext:value-type="float">
            <text:p>1274.17</text:p>
          </table:table-cell>
          <table:table-cell office:value-type="float" office:value="1275.41" calcext:value-type="float">
            <text:p>1275.41</text:p>
          </table:table-cell>
          <table:table-cell office:value-type="float" office:value="1247.71" calcext:value-type="float">
            <text:p>1247.71</text:p>
          </table:table-cell>
          <table:table-cell office:value-type="float" office:value="1253.27" calcext:value-type="float">
            <text:p>125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08</text:p>
          </table:table-cell>
          <table:table-cell office:value-type="float" office:value="1274.79" calcext:value-type="float">
            <text:p>1274.79</text:p>
          </table:table-cell>
          <table:table-cell office:value-type="float" office:value="1282.18" calcext:value-type="float">
            <text:p>1282.18</text:p>
          </table:table-cell>
          <table:table-cell office:value-type="float" office:value="1257.28" calcext:value-type="float">
            <text:p>1257.28</text:p>
          </table:table-cell>
          <table:table-cell office:value-type="float" office:value="1274.17" calcext:value-type="float">
            <text:p>127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08</text:p>
          </table:table-cell>
          <table:table-cell office:value-type="float" office:value="1279.68" calcext:value-type="float">
            <text:p>1279.68</text:p>
          </table:table-cell>
          <table:table-cell office:value-type="float" office:value="1281.7" calcext:value-type="float">
            <text:p>1281.7</text:p>
          </table:table-cell>
          <table:table-cell office:value-type="float" office:value="1268.8" calcext:value-type="float">
            <text:p>1268.8</text:p>
          </table:table-cell>
          <table:table-cell office:value-type="float" office:value="1274.79" calcext:value-type="float">
            <text:p>1274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8</text:p>
          </table:table-cell>
          <table:table-cell office:value-type="float" office:value="1236.03" calcext:value-type="float">
            <text:p>1236.03</text:p>
          </table:table-cell>
          <table:table-cell office:value-type="float" office:value="1280.21" calcext:value-type="float">
            <text:p>1280.21</text:p>
          </table:table-cell>
          <table:table-cell office:value-type="float" office:value="1236.03" calcext:value-type="float">
            <text:p>1236.03</text:p>
          </table:table-cell>
          <table:table-cell office:value-type="float" office:value="1279.52" calcext:value-type="float">
            <text:p>127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08</text:p>
          </table:table-cell>
          <table:table-cell office:value-type="float" office:value="1204.96" calcext:value-type="float">
            <text:p>1204.96</text:p>
          </table:table-cell>
          <table:table-cell office:value-type="float" office:value="1231.11" calcext:value-type="float">
            <text:p>1231.11</text:p>
          </table:table-cell>
          <table:table-cell office:value-type="float" office:value="1194.19" calcext:value-type="float">
            <text:p>1194.19</text:p>
          </table:table-cell>
          <table:table-cell office:value-type="float" office:value="1231.11" calcext:value-type="float">
            <text:p>123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08</text:p>
          </table:table-cell>
          <table:table-cell office:value-type="float" office:value="1183.26" calcext:value-type="float">
            <text:p>1183.26</text:p>
          </table:table-cell>
          <table:table-cell office:value-type="float" office:value="1218.4" calcext:value-type="float">
            <text:p>1218.4</text:p>
          </table:table-cell>
          <table:table-cell office:value-type="float" office:value="1183.26" calcext:value-type="float">
            <text:p>1183.26</text:p>
          </table:table-cell>
          <table:table-cell office:value-type="float" office:value="1203.89" calcext:value-type="float">
            <text:p>120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08</text:p>
          </table:table-cell>
          <table:table-cell office:value-type="float" office:value="1163.11" calcext:value-type="float">
            <text:p>1163.11</text:p>
          </table:table-cell>
          <table:table-cell office:value-type="float" office:value="1171.06" calcext:value-type="float">
            <text:p>1171.06</text:p>
          </table:table-cell>
          <table:table-cell office:value-type="float" office:value="1155.4" calcext:value-type="float">
            <text:p>1155.4</text:p>
          </table:table-cell>
          <table:table-cell office:value-type="float" office:value="1168.76" calcext:value-type="float">
            <text:p>116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08</text:p>
          </table:table-cell>
          <table:table-cell table:number-columns-repeated="2" office:value-type="float" office:value="1179.14" calcext:value-type="float">
            <text:p>1179.14</text:p>
          </table:table-cell>
          <table:table-cell office:value-type="float" office:value="1151.47" calcext:value-type="float">
            <text:p>1151.47</text:p>
          </table:table-cell>
          <table:table-cell office:value-type="float" office:value="1161.08" calcext:value-type="float">
            <text:p>116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8</text:p>
          </table:table-cell>
          <table:table-cell office:value-type="float" office:value="1176.77" calcext:value-type="float">
            <text:p>1176.77</text:p>
          </table:table-cell>
          <table:table-cell office:value-type="float" office:value="1182.2" calcext:value-type="float">
            <text:p>1182.2</text:p>
          </table:table-cell>
          <table:table-cell office:value-type="float" office:value="1165.93" calcext:value-type="float">
            <text:p>1165.93</text:p>
          </table:table-cell>
          <table:table-cell office:value-type="float" office:value="1179.2" calcext:value-type="float">
            <text:p>117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08</text:p>
          </table:table-cell>
          <table:table-cell table:number-columns-repeated="2" office:value-type="float" office:value="1204.15" calcext:value-type="float">
            <text:p>1204.15</text:p>
          </table:table-cell>
          <table:table-cell office:value-type="float" office:value="1164.41" calcext:value-type="float">
            <text:p>1164.41</text:p>
          </table:table-cell>
          <table:table-cell office:value-type="float" office:value="1173.45" calcext:value-type="float">
            <text:p>1173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08</text:p>
          </table:table-cell>
          <table:table-cell table:number-columns-repeated="2" office:value-type="float" office:value="1213.88" calcext:value-type="float">
            <text:p>1213.88</text:p>
          </table:table-cell>
          <table:table-cell office:value-type="float" office:value="1194.97" calcext:value-type="float">
            <text:p>1194.97</text:p>
          </table:table-cell>
          <table:table-cell office:value-type="float" office:value="1204.15" calcext:value-type="float">
            <text:p>120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08</text:p>
          </table:table-cell>
          <table:table-cell office:value-type="float" office:value="1207.54" calcext:value-type="float">
            <text:p>1207.54</text:p>
          </table:table-cell>
          <table:table-cell office:value-type="float" office:value="1223.26" calcext:value-type="float">
            <text:p>1223.26</text:p>
          </table:table-cell>
          <table:table-cell office:value-type="float" office:value="1187.81" calcext:value-type="float">
            <text:p>1187.81</text:p>
          </table:table-cell>
          <table:table-cell office:value-type="float" office:value="1223.26" calcext:value-type="float">
            <text:p>122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8</text:p>
          </table:table-cell>
          <table:table-cell office:value-type="float" office:value="1251.24" calcext:value-type="float">
            <text:p>1251.24</text:p>
          </table:table-cell>
          <table:table-cell office:value-type="float" office:value="1252.32" calcext:value-type="float">
            <text:p>1252.32</text:p>
          </table:table-cell>
          <table:table-cell office:value-type="float" office:value="1202.89" calcext:value-type="float">
            <text:p>1202.89</text:p>
          </table:table-cell>
          <table:table-cell office:value-type="float" office:value="1206.99" calcext:value-type="float">
            <text:p>1206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08</text:p>
          </table:table-cell>
          <table:table-cell office:value-type="float" office:value="1246.68" calcext:value-type="float">
            <text:p>1246.68</text:p>
          </table:table-cell>
          <table:table-cell office:value-type="float" office:value="1253.18" calcext:value-type="float">
            <text:p>1253.18</text:p>
          </table:table-cell>
          <table:table-cell office:value-type="float" office:value="1238.49" calcext:value-type="float">
            <text:p>1238.49</text:p>
          </table:table-cell>
          <table:table-cell office:value-type="float" office:value="1253.18" calcext:value-type="float">
            <text:p>1253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08</text:p>
          </table:table-cell>
          <table:table-cell table:number-columns-repeated="2" office:value-type="float" office:value="1257.4" calcext:value-type="float">
            <text:p>1257.4</text:p>
          </table:table-cell>
          <table:table-cell office:value-type="float" office:value="1235.68" calcext:value-type="float">
            <text:p>1235.68</text:p>
          </table:table-cell>
          <table:table-cell office:value-type="float" office:value="1245.98" calcext:value-type="float">
            <text:p>124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08</text:p>
          </table:table-cell>
          <table:table-cell office:value-type="float" office:value="1287.64" calcext:value-type="float">
            <text:p>1287.64</text:p>
          </table:table-cell>
          <table:table-cell office:value-type="float" office:value="1297.22" calcext:value-type="float">
            <text:p>1297.22</text:p>
          </table:table-cell>
          <table:table-cell office:value-type="float" office:value="1251.61" calcext:value-type="float">
            <text:p>1251.61</text:p>
          </table:table-cell>
          <table:table-cell office:value-type="float" office:value="1259.15" calcext:value-type="float">
            <text:p>125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08</text:p>
          </table:table-cell>
          <table:table-cell table:number-columns-repeated="2" office:value-type="float" office:value="1287.14" calcext:value-type="float">
            <text:p>1287.14</text:p>
          </table:table-cell>
          <table:table-cell office:value-type="float" office:value="1261.7" calcext:value-type="float">
            <text:p>1261.7</text:p>
          </table:table-cell>
          <table:table-cell office:value-type="float" office:value="1286.46" calcext:value-type="float">
            <text:p>128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8</text:p>
          </table:table-cell>
          <table:table-cell office:value-type="float" office:value="1292.78" calcext:value-type="float">
            <text:p>1292.78</text:p>
          </table:table-cell>
          <table:table-cell office:value-type="float" office:value="1293.51" calcext:value-type="float">
            <text:p>1293.51</text:p>
          </table:table-cell>
          <table:table-cell office:value-type="float" office:value="1275.69" calcext:value-type="float">
            <text:p>1275.69</text:p>
          </table:table-cell>
          <table:table-cell office:value-type="float" office:value="1287.02" calcext:value-type="float">
            <text:p>1287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08</text:p>
          </table:table-cell>
          <table:table-cell office:value-type="float" office:value="1296.63" calcext:value-type="float">
            <text:p>1296.63</text:p>
          </table:table-cell>
          <table:table-cell office:value-type="float" office:value="1298.14" calcext:value-type="float">
            <text:p>1298.14</text:p>
          </table:table-cell>
          <table:table-cell office:value-type="float" office:value="1282.83" calcext:value-type="float">
            <text:p>1282.83</text:p>
          </table:table-cell>
          <table:table-cell office:value-type="float" office:value="1289.88" calcext:value-type="float">
            <text:p>128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08</text:p>
          </table:table-cell>
          <table:table-cell table:number-columns-repeated="2" office:value-type="float" office:value="1326.33" calcext:value-type="float">
            <text:p>1326.33</text:p>
          </table:table-cell>
          <table:table-cell office:value-type="float" office:value="1291.77" calcext:value-type="float">
            <text:p>1291.77</text:p>
          </table:table-cell>
          <table:table-cell office:value-type="float" office:value="1295.76" calcext:value-type="float">
            <text:p>129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08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1329.82" calcext:value-type="float">
            <text:p>1329.82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1327.5" calcext:value-type="float">
            <text:p>132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08</text:p>
          </table:table-cell>
          <table:table-cell office:value-type="float" office:value="1337.92" calcext:value-type="float">
            <text:p>1337.92</text:p>
          </table:table-cell>
          <table:table-cell office:value-type="float" office:value="1337.97" calcext:value-type="float">
            <text:p>1337.97</text:p>
          </table:table-cell>
          <table:table-cell office:value-type="float" office:value="1315.54" calcext:value-type="float">
            <text:p>1315.54</text:p>
          </table:table-cell>
          <table:table-cell office:value-type="float" office:value="1317.22" calcext:value-type="float">
            <text:p>131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8</text:p>
          </table:table-cell>
          <table:table-cell office:value-type="float" office:value="1319.33" calcext:value-type="float">
            <text:p>1319.33</text:p>
          </table:table-cell>
          <table:table-cell office:value-type="float" office:value="1338.64" calcext:value-type="float">
            <text:p>1338.64</text:p>
          </table:table-cell>
          <table:table-cell office:value-type="float" office:value="1317.18" calcext:value-type="float">
            <text:p>1317.18</text:p>
          </table:table-cell>
          <table:table-cell office:value-type="float" office:value="1338.64" calcext:value-type="float">
            <text:p>133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n-08</text:p>
          </table:table-cell>
          <table:table-cell office:value-type="float" office:value="1307.17" calcext:value-type="float">
            <text:p>1307.17</text:p>
          </table:table-cell>
          <table:table-cell office:value-type="float" office:value="1324.54" calcext:value-type="float">
            <text:p>1324.54</text:p>
          </table:table-cell>
          <table:table-cell office:value-type="float" office:value="1302.32" calcext:value-type="float">
            <text:p>1302.32</text:p>
          </table:table-cell>
          <table:table-cell office:value-type="float" office:value="1314.6" calcext:value-type="float">
            <text:p>13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08</text:p>
          </table:table-cell>
          <table:table-cell office:value-type="float" office:value="1330.54" calcext:value-type="float">
            <text:p>1330.54</text:p>
          </table:table-cell>
          <table:table-cell office:value-type="float" office:value="1331.32" calcext:value-type="float">
            <text:p>1331.32</text:p>
          </table:table-cell>
          <table:table-cell office:value-type="float" office:value="1299.16" calcext:value-type="float">
            <text:p>1299.16</text:p>
          </table:table-cell>
          <table:table-cell office:value-type="float" office:value="1307.37" calcext:value-type="float">
            <text:p>130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08</text:p>
          </table:table-cell>
          <table:table-cell office:value-type="float" office:value="1309.49" calcext:value-type="float">
            <text:p>1309.49</text:p>
          </table:table-cell>
          <table:table-cell office:value-type="float" office:value="1331.55" calcext:value-type="float">
            <text:p>1331.55</text:p>
          </table:table-cell>
          <table:table-cell office:value-type="float" office:value="1309.49" calcext:value-type="float">
            <text:p>1309.49</text:p>
          </table:table-cell>
          <table:table-cell office:value-type="float" office:value="1331.55" calcext:value-type="float">
            <text:p>133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08</text:p>
          </table:table-cell>
          <table:table-cell table:number-columns-repeated="2" office:value-type="float" office:value="1350.11" calcext:value-type="float">
            <text:p>1350.11</text:p>
          </table:table-cell>
          <table:table-cell office:value-type="float" office:value="1296.6" calcext:value-type="float">
            <text:p>1296.6</text:p>
          </table:table-cell>
          <table:table-cell office:value-type="float" office:value="1304.26" calcext:value-type="float">
            <text:p>1304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08</text:p>
          </table:table-cell>
          <table:table-cell office:value-type="float" office:value="1341.06" calcext:value-type="float">
            <text:p>1341.06</text:p>
          </table:table-cell>
          <table:table-cell office:value-type="float" office:value="1354.41" calcext:value-type="float">
            <text:p>1354.41</text:p>
          </table:table-cell>
          <table:table-cell office:value-type="float" office:value="1341.06" calcext:value-type="float">
            <text:p>1341.06</text:p>
          </table:table-cell>
          <table:table-cell office:value-type="float" office:value="1350.45" calcext:value-type="float">
            <text:p>1350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08</text:p>
          </table:table-cell>
          <table:table-cell office:value-type="float" office:value="1355.11" calcext:value-type="float">
            <text:p>1355.11</text:p>
          </table:table-cell>
          <table:table-cell office:value-type="float" office:value="1366.72" calcext:value-type="float">
            <text:p>1366.72</text:p>
          </table:table-cell>
          <table:table-cell office:value-type="float" office:value="1336.89" calcext:value-type="float">
            <text:p>1336.89</text:p>
          </table:table-cell>
          <table:table-cell office:value-type="float" office:value="1343.56" calcext:value-type="float">
            <text:p>134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08</text:p>
          </table:table-cell>
          <table:table-cell table:number-columns-repeated="2" office:value-type="float" office:value="1384.67" calcext:value-type="float">
            <text:p>1384.67</text:p>
          </table:table-cell>
          <table:table-cell office:value-type="float" office:value="1350.12" calcext:value-type="float">
            <text:p>1350.12</text:p>
          </table:table-cell>
          <table:table-cell office:value-type="float" office:value="1355.11" calcext:value-type="float">
            <text:p>135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08</text:p>
          </table:table-cell>
          <table:table-cell office:value-type="float" office:value="1416.52" calcext:value-type="float">
            <text:p>1416.52</text:p>
          </table:table-cell>
          <table:table-cell office:value-type="float" office:value="1417.85" calcext:value-type="float">
            <text:p>1417.85</text:p>
          </table:table-cell>
          <table:table-cell office:value-type="float" office:value="1378.25" calcext:value-type="float">
            <text:p>1378.25</text:p>
          </table:table-cell>
          <table:table-cell office:value-type="float" office:value="1385.39" calcext:value-type="float">
            <text:p>138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8</text:p>
          </table:table-cell>
          <table:table-cell office:value-type="float" office:value="1441.2" calcext:value-type="float">
            <text:p>1441.2</text:p>
          </table:table-cell>
          <table:table-cell office:value-type="float" office:value="1443.57" calcext:value-type="float">
            <text:p>1443.57</text:p>
          </table:table-cell>
          <table:table-cell office:value-type="float" office:value="1417.37" calcext:value-type="float">
            <text:p>1417.37</text:p>
          </table:table-cell>
          <table:table-cell office:value-type="float" office:value="1423.88" calcext:value-type="float">
            <text:p>1423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08</text:p>
          </table:table-cell>
          <table:table-cell table:number-columns-repeated="2" office:value-type="float" office:value="1452.4" calcext:value-type="float">
            <text:p>1452.4</text:p>
          </table:table-cell>
          <table:table-cell office:value-type="float" office:value="1430.01" calcext:value-type="float">
            <text:p>1430.01</text:p>
          </table:table-cell>
          <table:table-cell office:value-type="float" office:value="1440.53" calcext:value-type="float">
            <text:p>144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08</text:p>
          </table:table-cell>
          <table:table-cell office:value-type="float" office:value="1458.94" calcext:value-type="float">
            <text:p>1458.94</text:p>
          </table:table-cell>
          <table:table-cell office:value-type="float" office:value="1461.31" calcext:value-type="float">
            <text:p>1461.31</text:p>
          </table:table-cell>
          <table:table-cell office:value-type="float" office:value="1449.93" calcext:value-type="float">
            <text:p>1449.93</text:p>
          </table:table-cell>
          <table:table-cell office:value-type="float" office:value="1453.39" calcext:value-type="float">
            <text:p>1453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08</text:p>
          </table:table-cell>
          <table:table-cell office:value-type="float" office:value="1471.62" calcext:value-type="float">
            <text:p>1471.62</text:p>
          </table:table-cell>
          <table:table-cell office:value-type="float" office:value="1475.56" calcext:value-type="float">
            <text:p>1475.56</text:p>
          </table:table-cell>
          <table:table-cell office:value-type="float" office:value="1449.98" calcext:value-type="float">
            <text:p>1449.98</text:p>
          </table:table-cell>
          <table:table-cell office:value-type="float" office:value="1458.58" calcext:value-type="float">
            <text:p>1458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08</text:p>
          </table:table-cell>
          <table:table-cell office:value-type="float" office:value="1477.15" calcext:value-type="float">
            <text:p>1477.15</text:p>
          </table:table-cell>
          <table:table-cell office:value-type="float" office:value="1488.95" calcext:value-type="float">
            <text:p>1488.95</text:p>
          </table:table-cell>
          <table:table-cell office:value-type="float" office:value="1468.16" calcext:value-type="float">
            <text:p>1468.16</text:p>
          </table:table-cell>
          <table:table-cell office:value-type="float" office:value="1473.62" calcext:value-type="float">
            <text:p>147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08</text:p>
          </table:table-cell>
          <table:table-cell office:value-type="float" office:value="1478.43" calcext:value-type="float">
            <text:p>1478.43</text:p>
          </table:table-cell>
          <table:table-cell office:value-type="float" office:value="1481.34" calcext:value-type="float">
            <text:p>1481.34</text:p>
          </table:table-cell>
          <table:table-cell office:value-type="float" office:value="1469.01" calcext:value-type="float">
            <text:p>1469.01</text:p>
          </table:table-cell>
          <table:table-cell office:value-type="float" office:value="1477.87" calcext:value-type="float">
            <text:p>1477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08</text:p>
          </table:table-cell>
          <table:table-cell office:value-type="float" office:value="1501.45" calcext:value-type="float">
            <text:p>1501.45</text:p>
          </table:table-cell>
          <table:table-cell office:value-type="float" office:value="1502.16" calcext:value-type="float">
            <text:p>1502.16</text:p>
          </table:table-cell>
          <table:table-cell office:value-type="float" office:value="1473.9" calcext:value-type="float">
            <text:p>1473.9</text:p>
          </table:table-cell>
          <table:table-cell office:value-type="float" office:value="1479.8" calcext:value-type="float">
            <text:p>147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08</text:p>
          </table:table-cell>
          <table:table-cell office:value-type="float" office:value="1501.71" calcext:value-type="float">
            <text:p>1501.71</text:p>
          </table:table-cell>
          <table:table-cell office:value-type="float" office:value="1506.7" calcext:value-type="float">
            <text:p>1506.7</text:p>
          </table:table-cell>
          <table:table-cell office:value-type="float" office:value="1499.26" calcext:value-type="float">
            <text:p>1499.26</text:p>
          </table:table-cell>
          <table:table-cell office:value-type="float" office:value="1504.89" calcext:value-type="float">
            <text:p>150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08</text:p>
          </table:table-cell>
          <table:table-cell office:value-type="float" office:value="1494.81" calcext:value-type="float">
            <text:p>1494.81</text:p>
          </table:table-cell>
          <table:table-cell office:value-type="float" office:value="1501.98" calcext:value-type="float">
            <text:p>1501.98</text:p>
          </table:table-cell>
          <table:table-cell office:value-type="float" office:value="1485.14" calcext:value-type="float">
            <text:p>1485.14</text:p>
          </table:table-cell>
          <table:table-cell office:value-type="float" office:value="1501.98" calcext:value-type="float">
            <text:p>1501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08</text:p>
          </table:table-cell>
          <table:table-cell office:value-type="float" office:value="1501.88" calcext:value-type="float">
            <text:p>1501.88</text:p>
          </table:table-cell>
          <table:table-cell office:value-type="float" office:value="1502.88" calcext:value-type="float">
            <text:p>1502.88</text:p>
          </table:table-cell>
          <table:table-cell office:value-type="float" office:value="1487.69" calcext:value-type="float">
            <text:p>1487.69</text:p>
          </table:table-cell>
          <table:table-cell office:value-type="float" office:value="1499.01" calcext:value-type="float">
            <text:p>1499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8</text:p>
          </table:table-cell>
          <table:table-cell table:number-columns-repeated="2" office:value-type="float" office:value="1503.23" calcext:value-type="float">
            <text:p>1503.23</text:p>
          </table:table-cell>
          <table:table-cell office:value-type="float" office:value="1482.34" calcext:value-type="float">
            <text:p>1482.34</text:p>
          </table:table-cell>
          <table:table-cell office:value-type="float" office:value="1502.87" calcext:value-type="float">
            <text:p>150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08</text:p>
          </table:table-cell>
          <table:table-cell table:number-columns-repeated="2" office:value-type="float" office:value="1513.55" calcext:value-type="float">
            <text:p>1513.55</text:p>
          </table:table-cell>
          <table:table-cell office:value-type="float" office:value="1482.43" calcext:value-type="float">
            <text:p>1482.43</text:p>
          </table:table-cell>
          <table:table-cell office:value-type="float" office:value="1503.46" calcext:value-type="float">
            <text:p>1503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08</text:p>
          </table:table-cell>
          <table:table-cell office:value-type="float" office:value="1489.72" calcext:value-type="float">
            <text:p>1489.72</text:p>
          </table:table-cell>
          <table:table-cell office:value-type="float" office:value="1518.53" calcext:value-type="float">
            <text:p>1518.53</text:p>
          </table:table-cell>
          <table:table-cell office:value-type="float" office:value="1489.54" calcext:value-type="float">
            <text:p>1489.54</text:p>
          </table:table-cell>
          <table:table-cell office:value-type="float" office:value="1518.53" calcext:value-type="float">
            <text:p>151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08</text:p>
          </table:table-cell>
          <table:table-cell office:value-type="float" office:value="1479.38" calcext:value-type="float">
            <text:p>1479.38</text:p>
          </table:table-cell>
          <table:table-cell office:value-type="float" office:value="1504.62" calcext:value-type="float">
            <text:p>1504.62</text:p>
          </table:table-cell>
          <table:table-cell office:value-type="float" office:value="1479.38" calcext:value-type="float">
            <text:p>1479.38</text:p>
          </table:table-cell>
          <table:table-cell office:value-type="float" office:value="1485.66" calcext:value-type="float">
            <text:p>1485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08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478.53" calcext:value-type="float">
            <text:p>1478.53</text:p>
          </table:table-cell>
          <table:table-cell office:value-type="float" office:value="1458.24" calcext:value-type="float">
            <text:p>1458.24</text:p>
          </table:table-cell>
          <table:table-cell office:value-type="float" office:value="1478.53" calcext:value-type="float">
            <text:p>147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8</text:p>
          </table:table-cell>
          <table:table-cell office:value-type="float" office:value="1424.78" calcext:value-type="float">
            <text:p>1424.78</text:p>
          </table:table-cell>
          <table:table-cell office:value-type="float" office:value="1465.1" calcext:value-type="float">
            <text:p>1465.1</text:p>
          </table:table-cell>
          <table:table-cell office:value-type="float" office:value="1422.8" calcext:value-type="float">
            <text:p>1422.8</text:p>
          </table:table-cell>
          <table:table-cell office:value-type="float" office:value="1465.1" calcext:value-type="float">
            <text:p>146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08</text:p>
          </table:table-cell>
          <table:table-cell office:value-type="float" office:value="1419.53" calcext:value-type="float">
            <text:p>1419.53</text:p>
          </table:table-cell>
          <table:table-cell office:value-type="float" office:value="1421.27" calcext:value-type="float">
            <text:p>1421.27</text:p>
          </table:table-cell>
          <table:table-cell office:value-type="float" office:value="1407.18" calcext:value-type="float">
            <text:p>1407.18</text:p>
          </table:table-cell>
          <table:table-cell office:value-type="float" office:value="1419.64" calcext:value-type="float">
            <text:p>141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08</text:p>
          </table:table-cell>
          <table:table-cell office:value-type="float" office:value="1397.21" calcext:value-type="float">
            <text:p>1397.21</text:p>
          </table:table-cell>
          <table:table-cell office:value-type="float" office:value="1419.53" calcext:value-type="float">
            <text:p>1419.53</text:p>
          </table:table-cell>
          <table:table-cell office:value-type="float" office:value="1395.71" calcext:value-type="float">
            <text:p>1395.71</text:p>
          </table:table-cell>
          <table:table-cell office:value-type="float" office:value="1419.53" calcext:value-type="float">
            <text:p>141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08</text:p>
          </table:table-cell>
          <table:table-cell office:value-type="float" office:value="1418.08" calcext:value-type="float">
            <text:p>1418.08</text:p>
          </table:table-cell>
          <table:table-cell office:value-type="float" office:value="1418.9" calcext:value-type="float">
            <text:p>1418.9</text:p>
          </table:table-cell>
          <table:table-cell office:value-type="float" office:value="1388.69" calcext:value-type="float">
            <text:p>1388.69</text:p>
          </table:table-cell>
          <table:table-cell office:value-type="float" office:value="1394.73" calcext:value-type="float">
            <text:p>139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08</text:p>
          </table:table-cell>
          <table:table-cell table:number-columns-repeated="2" office:value-type="float" office:value="1440.8" calcext:value-type="float">
            <text:p>1440.8</text:p>
          </table:table-cell>
          <table:table-cell office:value-type="float" office:value="1412.25" calcext:value-type="float">
            <text:p>1412.25</text:p>
          </table:table-cell>
          <table:table-cell office:value-type="float" office:value="1420.06" calcext:value-type="float">
            <text:p>142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8</text:p>
          </table:table-cell>
          <table:table-cell table:number-columns-repeated="2" office:value-type="float" office:value="1464.17" calcext:value-type="float">
            <text:p>1464.17</text:p>
          </table:table-cell>
          <table:table-cell office:value-type="float" office:value="1438.97" calcext:value-type="float">
            <text:p>1438.97</text:p>
          </table:table-cell>
          <table:table-cell office:value-type="float" office:value="1443.27" calcext:value-type="float">
            <text:p>1443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08</text:p>
          </table:table-cell>
          <table:table-cell office:value-type="float" office:value="1455.96" calcext:value-type="float">
            <text:p>1455.96</text:p>
          </table:table-cell>
          <table:table-cell office:value-type="float" office:value="1464.99" calcext:value-type="float">
            <text:p>1464.99</text:p>
          </table:table-cell>
          <table:table-cell office:value-type="float" office:value="1452.53" calcext:value-type="float">
            <text:p>1452.53</text:p>
          </table:table-cell>
          <table:table-cell office:value-type="float" office:value="1464.99" calcext:value-type="float">
            <text:p>146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08</text:p>
          </table:table-cell>
          <table:table-cell office:value-type="float" office:value="1450.73" calcext:value-type="float">
            <text:p>1450.73</text:p>
          </table:table-cell>
          <table:table-cell office:value-type="float" office:value="1457.25" calcext:value-type="float">
            <text:p>1457.25</text:p>
          </table:table-cell>
          <table:table-cell office:value-type="float" office:value="1441.28" calcext:value-type="float">
            <text:p>1441.28</text:p>
          </table:table-cell>
          <table:table-cell office:value-type="float" office:value="1455.96" calcext:value-type="float">
            <text:p>1455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08</text:p>
          </table:table-cell>
          <table:table-cell table:number-columns-repeated="2" office:value-type="float" office:value="1473.98" calcext:value-type="float">
            <text:p>1473.98</text:p>
          </table:table-cell>
          <table:table-cell office:value-type="float" office:value="1442.55" calcext:value-type="float">
            <text:p>1442.55</text:p>
          </table:table-cell>
          <table:table-cell office:value-type="float" office:value="1451.11" calcext:value-type="float">
            <text:p>1451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08</text:p>
          </table:table-cell>
          <table:table-cell office:value-type="float" office:value="1456.85" calcext:value-type="float">
            <text:p>1456.85</text:p>
          </table:table-cell>
          <table:table-cell office:value-type="float" office:value="1473.86" calcext:value-type="float">
            <text:p>1473.86</text:p>
          </table:table-cell>
          <table:table-cell office:value-type="float" office:value="1456.85" calcext:value-type="float">
            <text:p>1456.85</text:p>
          </table:table-cell>
          <table:table-cell office:value-type="float" office:value="1472.27" calcext:value-type="float">
            <text:p>147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8</text:p>
          </table:table-cell>
          <table:table-cell office:value-type="float" office:value="1474.88" calcext:value-type="float">
            <text:p>1474.88</text:p>
          </table:table-cell>
          <table:table-cell office:value-type="float" office:value="1475.93" calcext:value-type="float">
            <text:p>1475.93</text:p>
          </table:table-cell>
          <table:table-cell office:value-type="float" office:value="1456.87" calcext:value-type="float">
            <text:p>1456.87</text:p>
          </table:table-cell>
          <table:table-cell office:value-type="float" office:value="1458.85" calcext:value-type="float">
            <text:p>145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08</text:p>
          </table:table-cell>
          <table:table-cell office:value-type="float" office:value="1469.91" calcext:value-type="float">
            <text:p>1469.91</text:p>
          </table:table-cell>
          <table:table-cell office:value-type="float" office:value="1485.02" calcext:value-type="float">
            <text:p>1485.02</text:p>
          </table:table-cell>
          <table:table-cell office:value-type="float" office:value="1469.91" calcext:value-type="float">
            <text:p>1469.91</text:p>
          </table:table-cell>
          <table:table-cell office:value-type="float" office:value="1474.53" calcext:value-type="float">
            <text:p>1474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08</text:p>
          </table:table-cell>
          <table:table-cell office:value-type="float" office:value="1463.81" calcext:value-type="float">
            <text:p>1463.81</text:p>
          </table:table-cell>
          <table:table-cell office:value-type="float" office:value="1476.76" calcext:value-type="float">
            <text:p>1476.76</text:p>
          </table:table-cell>
          <table:table-cell office:value-type="float" office:value="1463.81" calcext:value-type="float">
            <text:p>1463.81</text:p>
          </table:table-cell>
          <table:table-cell office:value-type="float" office:value="1467.52" calcext:value-type="float">
            <text:p>146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08</text:p>
          </table:table-cell>
          <table:table-cell office:value-type="float" office:value="1483.92" calcext:value-type="float">
            <text:p>1483.92</text:p>
          </table:table-cell>
          <table:table-cell office:value-type="float" office:value="1485.35" calcext:value-type="float">
            <text:p>1485.35</text:p>
          </table:table-cell>
          <table:table-cell office:value-type="float" office:value="1461.11" calcext:value-type="float">
            <text:p>1461.11</text:p>
          </table:table-cell>
          <table:table-cell office:value-type="float" office:value="1463.3" calcext:value-type="float">
            <text:p>146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08</text:p>
          </table:table-cell>
          <table:table-cell office:value-type="float" office:value="1479.74" calcext:value-type="float">
            <text:p>1479.74</text:p>
          </table:table-cell>
          <table:table-cell office:value-type="float" office:value="1489.29" calcext:value-type="float">
            <text:p>1489.29</text:p>
          </table:table-cell>
          <table:table-cell office:value-type="float" office:value="1473.32" calcext:value-type="float">
            <text:p>1473.32</text:p>
          </table:table-cell>
          <table:table-cell office:value-type="float" office:value="1484.2" calcext:value-type="float">
            <text:p>148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08</text:p>
          </table:table-cell>
          <table:table-cell table:number-columns-repeated="2" office:value-type="float" office:value="1503.73" calcext:value-type="float">
            <text:p>1503.73</text:p>
          </table:table-cell>
          <table:table-cell office:value-type="float" office:value="1473.36" calcext:value-type="float">
            <text:p>1473.36</text:p>
          </table:table-cell>
          <table:table-cell office:value-type="float" office:value="1479.15" calcext:value-type="float">
            <text:p>147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08</text:p>
          </table:table-cell>
          <table:table-cell office:value-type="float" office:value="1497.11" calcext:value-type="float">
            <text:p>1497.11</text:p>
          </table:table-cell>
          <table:table-cell office:value-type="float" office:value="1507.73" calcext:value-type="float">
            <text:p>1507.73</text:p>
          </table:table-cell>
          <table:table-cell office:value-type="float" office:value="1490.49" calcext:value-type="float">
            <text:p>1490.49</text:p>
          </table:table-cell>
          <table:table-cell office:value-type="float" office:value="1503.85" calcext:value-type="float">
            <text:p>150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08</text:p>
          </table:table-cell>
          <table:table-cell table:number-columns-repeated="2" office:value-type="float" office:value="1499.47" calcext:value-type="float">
            <text:p>1499.47</text:p>
          </table:table-cell>
          <table:table-cell office:value-type="float" office:value="1483.02" calcext:value-type="float">
            <text:p>1483.02</text:p>
          </table:table-cell>
          <table:table-cell office:value-type="float" office:value="1496.73" calcext:value-type="float">
            <text:p>149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08</text:p>
          </table:table-cell>
          <table:table-cell table:number-columns-repeated="2" office:value-type="float" office:value="1543.63" calcext:value-type="float">
            <text:p>1543.63</text:p>
          </table:table-cell>
          <table:table-cell office:value-type="float" office:value="1496.09" calcext:value-type="float">
            <text:p>1496.09</text:p>
          </table:table-cell>
          <table:table-cell office:value-type="float" office:value="1498.15" calcext:value-type="float">
            <text:p>149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08</text:p>
          </table:table-cell>
          <table:table-cell office:value-type="float" office:value="1548.35" calcext:value-type="float">
            <text:p>1548.35</text:p>
          </table:table-cell>
          <table:table-cell office:value-type="float" office:value="1549.46" calcext:value-type="float">
            <text:p>1549.46</text:p>
          </table:table-cell>
          <table:table-cell office:value-type="float" office:value="1537.61" calcext:value-type="float">
            <text:p>1537.61</text:p>
          </table:table-cell>
          <table:table-cell office:value-type="float" office:value="1543.8" calcext:value-type="float">
            <text:p>154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08</text:p>
          </table:table-cell>
          <table:table-cell office:value-type="float" office:value="1534.65" calcext:value-type="float">
            <text:p>1534.65</text:p>
          </table:table-cell>
          <table:table-cell office:value-type="float" office:value="1552.01" calcext:value-type="float">
            <text:p>1552.01</text:p>
          </table:table-cell>
          <table:table-cell office:value-type="float" office:value="1534.65" calcext:value-type="float">
            <text:p>1534.65</text:p>
          </table:table-cell>
          <table:table-cell office:value-type="float" office:value="1548.07" calcext:value-type="float">
            <text:p>154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08</text:p>
          </table:table-cell>
          <table:table-cell office:value-type="float" office:value="1535.02" calcext:value-type="float">
            <text:p>1535.02</text:p>
          </table:table-cell>
          <table:table-cell office:value-type="float" office:value="1537.85" calcext:value-type="float">
            <text:p>1537.85</text:p>
          </table:table-cell>
          <table:table-cell office:value-type="float" office:value="1530.15" calcext:value-type="float">
            <text:p>1530.15</text:p>
          </table:table-cell>
          <table:table-cell office:value-type="float" office:value="1533.87" calcext:value-type="float">
            <text:p>153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08</text:p>
          </table:table-cell>
          <table:table-cell office:value-type="float" office:value="1518.69" calcext:value-type="float">
            <text:p>1518.69</text:p>
          </table:table-cell>
          <table:table-cell office:value-type="float" office:value="1535.88" calcext:value-type="float">
            <text:p>1535.88</text:p>
          </table:table-cell>
          <table:table-cell office:value-type="float" office:value="1518.69" calcext:value-type="float">
            <text:p>1518.69</text:p>
          </table:table-cell>
          <table:table-cell office:value-type="float" office:value="1535.88" calcext:value-type="float">
            <text:p>153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08</text:p>
          </table:table-cell>
          <table:table-cell office:value-type="float" office:value="1516.26" calcext:value-type="float">
            <text:p>1516.26</text:p>
          </table:table-cell>
          <table:table-cell office:value-type="float" office:value="1521.6" calcext:value-type="float">
            <text:p>1521.6</text:p>
          </table:table-cell>
          <table:table-cell office:value-type="float" office:value="1509.35" calcext:value-type="float">
            <text:p>1509.35</text:p>
          </table:table-cell>
          <table:table-cell office:value-type="float" office:value="1516.2" calcext:value-type="float">
            <text:p>15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08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24.71" calcext:value-type="float">
            <text:p>1524.71</text:p>
          </table:table-cell>
          <table:table-cell office:value-type="float" office:value="1512.05" calcext:value-type="float">
            <text:p>1512.05</text:p>
          </table:table-cell>
          <table:table-cell office:value-type="float" office:value="1515.87" calcext:value-type="float">
            <text:p>151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08</text:p>
          </table:table-cell>
          <table:table-cell office:value-type="float" office:value="1535.73" calcext:value-type="float">
            <text:p>1535.73</text:p>
          </table:table-cell>
          <table:table-cell office:value-type="float" office:value="1536.49" calcext:value-type="float">
            <text:p>1536.49</text:p>
          </table:table-cell>
          <table:table-cell office:value-type="float" office:value="1522.41" calcext:value-type="float">
            <text:p>1522.41</text:p>
          </table:table-cell>
          <table:table-cell office:value-type="float" office:value="1523.48" calcext:value-type="float">
            <text:p>152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pr-08</text:p>
          </table:table-cell>
          <table:table-cell table:number-columns-repeated="2" office:value-type="float" office:value="1544.75" calcext:value-type="float">
            <text:p>1544.75</text:p>
          </table:table-cell>
          <table:table-cell office:value-type="float" office:value="1535.08" calcext:value-type="float">
            <text:p>1535.08</text:p>
          </table:table-cell>
          <table:table-cell office:value-type="float" office:value="1536.23" calcext:value-type="float">
            <text:p>1536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08</text:p>
          </table:table-cell>
          <table:table-cell table:number-columns-repeated="2" office:value-type="float" office:value="1554.94" calcext:value-type="float">
            <text:p>1554.94</text:p>
          </table:table-cell>
          <table:table-cell office:value-type="float" office:value="1538.57" calcext:value-type="float">
            <text:p>1538.57</text:p>
          </table:table-cell>
          <table:table-cell office:value-type="float" office:value="1545.24" calcext:value-type="float">
            <text:p>154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08</text:p>
          </table:table-cell>
          <table:table-cell office:value-type="float" office:value="1554.68" calcext:value-type="float">
            <text:p>1554.68</text:p>
          </table:table-cell>
          <table:table-cell office:value-type="float" office:value="1560.85" calcext:value-type="float">
            <text:p>1560.85</text:p>
          </table:table-cell>
          <table:table-cell office:value-type="float" office:value="1553.73" calcext:value-type="float">
            <text:p>1553.73</text:p>
          </table:table-cell>
          <table:table-cell office:value-type="float" office:value="1554.94" calcext:value-type="float">
            <text:p>155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08</text:p>
          </table:table-cell>
          <table:table-cell office:value-type="float" office:value="1558.84" calcext:value-type="float">
            <text:p>1558.84</text:p>
          </table:table-cell>
          <table:table-cell office:value-type="float" office:value="1566.07" calcext:value-type="float">
            <text:p>1566.07</text:p>
          </table:table-cell>
          <table:table-cell office:value-type="float" office:value="1551.67" calcext:value-type="float">
            <text:p>1551.67</text:p>
          </table:table-cell>
          <table:table-cell office:value-type="float" office:value="1554.18" calcext:value-type="float">
            <text:p>155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08</text:p>
          </table:table-cell>
          <table:table-cell office:value-type="float" office:value="1558.02" calcext:value-type="float">
            <text:p>1558.02</text:p>
          </table:table-cell>
          <table:table-cell office:value-type="float" office:value="1562.47" calcext:value-type="float">
            <text:p>1562.47</text:p>
          </table:table-cell>
          <table:table-cell office:value-type="float" office:value="1553.94" calcext:value-type="float">
            <text:p>1553.94</text:p>
          </table:table-cell>
          <table:table-cell office:value-type="float" office:value="1558.59" calcext:value-type="float">
            <text:p>1558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08</text:p>
          </table:table-cell>
          <table:table-cell office:value-type="float" office:value="1558.68" calcext:value-type="float">
            <text:p>1558.68</text:p>
          </table:table-cell>
          <table:table-cell office:value-type="float" office:value="1563.22" calcext:value-type="float">
            <text:p>1563.22</text:p>
          </table:table-cell>
          <table:table-cell office:value-type="float" office:value="1554.83" calcext:value-type="float">
            <text:p>1554.83</text:p>
          </table:table-cell>
          <table:table-cell office:value-type="float" office:value="1558.02" calcext:value-type="float">
            <text:p>15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pr-08</text:p>
          </table:table-cell>
          <table:table-cell office:value-type="float" office:value="1526.59" calcext:value-type="float">
            <text:p>1526.59</text:p>
          </table:table-cell>
          <table:table-cell office:value-type="float" office:value="1558.68" calcext:value-type="float">
            <text:p>1558.68</text:p>
          </table:table-cell>
          <table:table-cell office:value-type="float" office:value="1526.59" calcext:value-type="float">
            <text:p>1526.59</text:p>
          </table:table-cell>
          <table:table-cell office:value-type="float" office:value="1558.68" calcext:value-type="float">
            <text:p>155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08</text:p>
          </table:table-cell>
          <table:table-cell office:value-type="float" office:value="1521.53" calcext:value-type="float">
            <text:p>1521.53</text:p>
          </table:table-cell>
          <table:table-cell office:value-type="float" office:value="1528.58" calcext:value-type="float">
            <text:p>1528.58</text:p>
          </table:table-cell>
          <table:table-cell office:value-type="float" office:value="1512.45" calcext:value-type="float">
            <text:p>1512.45</text:p>
          </table:table-cell>
          <table:table-cell office:value-type="float" office:value="1524.62" calcext:value-type="float">
            <text:p>152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08</text:p>
          </table:table-cell>
          <table:table-cell office:value-type="float" office:value="1513.54" calcext:value-type="float">
            <text:p>1513.54</text:p>
          </table:table-cell>
          <table:table-cell office:value-type="float" office:value="1521.42" calcext:value-type="float">
            <text:p>1521.42</text:p>
          </table:table-cell>
          <table:table-cell office:value-type="float" office:value="1513.54" calcext:value-type="float">
            <text:p>1513.54</text:p>
          </table:table-cell>
          <table:table-cell office:value-type="float" office:value="1521.42" calcext:value-type="float">
            <text:p>1521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08</text:p>
          </table:table-cell>
          <table:table-cell office:value-type="float" office:value="1502.23" calcext:value-type="float">
            <text:p>1502.23</text:p>
          </table:table-cell>
          <table:table-cell office:value-type="float" office:value="1516.62" calcext:value-type="float">
            <text:p>1516.62</text:p>
          </table:table-cell>
          <table:table-cell office:value-type="float" office:value="1499.3" calcext:value-type="float">
            <text:p>1499.3</text:p>
          </table:table-cell>
          <table:table-cell office:value-type="float" office:value="1511.04" calcext:value-type="float">
            <text:p>151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08</text:p>
          </table:table-cell>
          <table:table-cell table:number-columns-repeated="2" office:value-type="float" office:value="1504.95" calcext:value-type="float">
            <text:p>1504.95</text:p>
          </table:table-cell>
          <table:table-cell office:value-type="float" office:value="1484.2" calcext:value-type="float">
            <text:p>1484.2</text:p>
          </table:table-cell>
          <table:table-cell office:value-type="float" office:value="1502.18" calcext:value-type="float">
            <text:p>1502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08</text:p>
          </table:table-cell>
          <table:table-cell office:value-type="float" office:value="1479.41" calcext:value-type="float">
            <text:p>1479.41</text:p>
          </table:table-cell>
          <table:table-cell office:value-type="float" office:value="1502.94" calcext:value-type="float">
            <text:p>1502.94</text:p>
          </table:table-cell>
          <table:table-cell office:value-type="float" office:value="1479.41" calcext:value-type="float">
            <text:p>1479.41</text:p>
          </table:table-cell>
          <table:table-cell office:value-type="float" office:value="1500.63" calcext:value-type="float">
            <text:p>150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08</text:p>
          </table:table-cell>
          <table:table-cell office:value-type="float" office:value="1507.01" calcext:value-type="float">
            <text:p>1507.01</text:p>
          </table:table-cell>
          <table:table-cell office:value-type="float" office:value="1507.38" calcext:value-type="float">
            <text:p>1507.38</text:p>
          </table:table-cell>
          <table:table-cell office:value-type="float" office:value="1468.2" calcext:value-type="float">
            <text:p>1468.2</text:p>
          </table:table-cell>
          <table:table-cell office:value-type="float" office:value="1471.88" calcext:value-type="float">
            <text:p>147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08</text:p>
          </table:table-cell>
          <table:table-cell office:value-type="float" office:value="1495.73" calcext:value-type="float">
            <text:p>1495.73</text:p>
          </table:table-cell>
          <table:table-cell office:value-type="float" office:value="1516.16" calcext:value-type="float">
            <text:p>1516.16</text:p>
          </table:table-cell>
          <table:table-cell office:value-type="float" office:value="1493.4" calcext:value-type="float">
            <text:p>1493.4</text:p>
          </table:table-cell>
          <table:table-cell office:value-type="float" office:value="1506.9" calcext:value-type="float">
            <text:p>150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08</text:p>
          </table:table-cell>
          <table:table-cell table:number-columns-repeated="2" office:value-type="float" office:value="1530.4" calcext:value-type="float">
            <text:p>1530.4</text:p>
          </table:table-cell>
          <table:table-cell office:value-type="float" office:value="1475.41" calcext:value-type="float">
            <text:p>1475.41</text:p>
          </table:table-cell>
          <table:table-cell office:value-type="float" office:value="1494.22" calcext:value-type="float">
            <text:p>1494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08</text:p>
          </table:table-cell>
          <table:table-cell table:number-columns-repeated="2" office:value-type="float" office:value="1552.46" calcext:value-type="float">
            <text:p>1552.46</text:p>
          </table:table-cell>
          <table:table-cell office:value-type="float" office:value="1527.62" calcext:value-type="float">
            <text:p>1527.62</text:p>
          </table:table-cell>
          <table:table-cell office:value-type="float" office:value="1531.59" calcext:value-type="float">
            <text:p>153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08</text:p>
          </table:table-cell>
          <table:table-cell office:value-type="float" office:value="1536.03" calcext:value-type="float">
            <text:p>1536.03</text:p>
          </table:table-cell>
          <table:table-cell office:value-type="float" office:value="1554.43" calcext:value-type="float">
            <text:p>1554.43</text:p>
          </table:table-cell>
          <table:table-cell office:value-type="float" office:value="1516.82" calcext:value-type="float">
            <text:p>1516.82</text:p>
          </table:table-cell>
          <table:table-cell office:value-type="float" office:value="1554.43" calcext:value-type="float">
            <text:p>155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08</text:p>
          </table:table-cell>
          <table:table-cell office:value-type="float" office:value="1554.3" calcext:value-type="float">
            <text:p>1554.3</text:p>
          </table:table-cell>
          <table:table-cell office:value-type="float" office:value="1556.45" calcext:value-type="float">
            <text:p>1556.45</text:p>
          </table:table-cell>
          <table:table-cell office:value-type="float" office:value="1542.49" calcext:value-type="float">
            <text:p>1542.49</text:p>
          </table:table-cell>
          <table:table-cell office:value-type="float" office:value="1543.91" calcext:value-type="float">
            <text:p>1543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08</text:p>
          </table:table-cell>
          <table:table-cell office:value-type="float" office:value="1545.57" calcext:value-type="float">
            <text:p>1545.57</text:p>
          </table:table-cell>
          <table:table-cell office:value-type="float" office:value="1557.02" calcext:value-type="float">
            <text:p>1557.02</text:p>
          </table:table-cell>
          <table:table-cell office:value-type="float" office:value="1536.68" calcext:value-type="float">
            <text:p>1536.68</text:p>
          </table:table-cell>
          <table:table-cell office:value-type="float" office:value="1554.3" calcext:value-type="float">
            <text:p>155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08</text:p>
          </table:table-cell>
          <table:table-cell office:value-type="float" office:value="1557.72" calcext:value-type="float">
            <text:p>1557.72</text:p>
          </table:table-cell>
          <table:table-cell office:value-type="float" office:value="1560.03" calcext:value-type="float">
            <text:p>1560.03</text:p>
          </table:table-cell>
          <table:table-cell office:value-type="float" office:value="1531.89" calcext:value-type="float">
            <text:p>1531.89</text:p>
          </table:table-cell>
          <table:table-cell office:value-type="float" office:value="1535.79" calcext:value-type="float">
            <text:p>1535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08</text:p>
          </table:table-cell>
          <table:table-cell office:value-type="float" office:value="1581.86" calcext:value-type="float">
            <text:p>1581.86</text:p>
          </table:table-cell>
          <table:table-cell office:value-type="float" office:value="1582.94" calcext:value-type="float">
            <text:p>1582.94</text:p>
          </table:table-cell>
          <table:table-cell office:value-type="float" office:value="1552.1" calcext:value-type="float">
            <text:p>1552.1</text:p>
          </table:table-cell>
          <table:table-cell office:value-type="float" office:value="1557.72" calcext:value-type="float">
            <text:p>1557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08</text:p>
          </table:table-cell>
          <table:table-cell office:value-type="float" office:value="1584.91" calcext:value-type="float">
            <text:p>1584.91</text:p>
          </table:table-cell>
          <table:table-cell office:value-type="float" office:value="1594.29" calcext:value-type="float">
            <text:p>1594.29</text:p>
          </table:table-cell>
          <table:table-cell office:value-type="float" office:value="1579.08" calcext:value-type="float">
            <text:p>1579.08</text:p>
          </table:table-cell>
          <table:table-cell office:value-type="float" office:value="1584.03" calcext:value-type="float">
            <text:p>158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08</text:p>
          </table:table-cell>
          <table:table-cell office:value-type="float" office:value="1559.98" calcext:value-type="float">
            <text:p>1559.98</text:p>
          </table:table-cell>
          <table:table-cell office:value-type="float" office:value="1585.46" calcext:value-type="float">
            <text:p>1585.46</text:p>
          </table:table-cell>
          <table:table-cell office:value-type="float" office:value="1559.98" calcext:value-type="float">
            <text:p>1559.98</text:p>
          </table:table-cell>
          <table:table-cell office:value-type="float" office:value="1585.46" calcext:value-type="float">
            <text:p>158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08</text:p>
          </table:table-cell>
          <table:table-cell office:value-type="float" office:value="1572.94" calcext:value-type="float">
            <text:p>1572.94</text:p>
          </table:table-cell>
          <table:table-cell office:value-type="float" office:value="1580.9" calcext:value-type="float">
            <text:p>1580.9</text:p>
          </table:table-cell>
          <table:table-cell office:value-type="float" office:value="1552.92" calcext:value-type="float">
            <text:p>1552.92</text:p>
          </table:table-cell>
          <table:table-cell office:value-type="float" office:value="1559.98" calcext:value-type="float">
            <text:p>155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08</text:p>
          </table:table-cell>
          <table:table-cell table:number-columns-repeated="2" office:value-type="float" office:value="1588.87" calcext:value-type="float">
            <text:p>1588.87</text:p>
          </table:table-cell>
          <table:table-cell office:value-type="float" office:value="1567.38" calcext:value-type="float">
            <text:p>1567.38</text:p>
          </table:table-cell>
          <table:table-cell office:value-type="float" office:value="1572.43" calcext:value-type="float">
            <text:p>157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Feb-08</text:p>
          </table:table-cell>
          <table:table-cell office:value-type="float" office:value="1612.08" calcext:value-type="float">
            <text:p>1612.08</text:p>
          </table:table-cell>
          <table:table-cell office:value-type="float" office:value="1614.02" calcext:value-type="float">
            <text:p>1614.02</text:p>
          </table:table-cell>
          <table:table-cell office:value-type="float" office:value="1580.52" calcext:value-type="float">
            <text:p>1580.52</text:p>
          </table:table-cell>
          <table:table-cell office:value-type="float" office:value="1591.82" calcext:value-type="float">
            <text:p>159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08</text:p>
          </table:table-cell>
          <table:table-cell office:value-type="float" office:value="1593.72" calcext:value-type="float">
            <text:p>1593.72</text:p>
          </table:table-cell>
          <table:table-cell office:value-type="float" office:value="1614.05" calcext:value-type="float">
            <text:p>1614.05</text:p>
          </table:table-cell>
          <table:table-cell office:value-type="float" office:value="1586.44" calcext:value-type="float">
            <text:p>1586.44</text:p>
          </table:table-cell>
          <table:table-cell office:value-type="float" office:value="1614.05" calcext:value-type="float">
            <text:p>161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08</text:p>
          </table:table-cell>
          <table:table-cell office:value-type="float" office:value="1583.09" calcext:value-type="float">
            <text:p>1583.09</text:p>
          </table:table-cell>
          <table:table-cell office:value-type="float" office:value="1606.32" calcext:value-type="float">
            <text:p>1606.32</text:p>
          </table:table-cell>
          <table:table-cell office:value-type="float" office:value="1576.91" calcext:value-type="float">
            <text:p>1576.91</text:p>
          </table:table-cell>
          <table:table-cell office:value-type="float" office:value="1593.59" calcext:value-type="float">
            <text:p>159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08</text:p>
          </table:table-cell>
          <table:table-cell office:value-type="float" office:value="1561.57" calcext:value-type="float">
            <text:p>1561.57</text:p>
          </table:table-cell>
          <table:table-cell office:value-type="float" office:value="1583.09" calcext:value-type="float">
            <text:p>1583.09</text:p>
          </table:table-cell>
          <table:table-cell office:value-type="float" office:value="1561.57" calcext:value-type="float">
            <text:p>1561.57</text:p>
          </table:table-cell>
          <table:table-cell office:value-type="float" office:value="1583.09" calcext:value-type="float">
            <text:p>158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08</text:p>
          </table:table-cell>
          <table:table-cell office:value-type="float" office:value="1543.49" calcext:value-type="float">
            <text:p>1543.49</text:p>
          </table:table-cell>
          <table:table-cell office:value-type="float" office:value="1560.75" calcext:value-type="float">
            <text:p>1560.75</text:p>
          </table:table-cell>
          <table:table-cell office:value-type="float" office:value="1543.49" calcext:value-type="float">
            <text:p>1543.49</text:p>
          </table:table-cell>
          <table:table-cell office:value-type="float" office:value="1560.75" calcext:value-type="float">
            <text:p>1560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08</text:p>
          </table:table-cell>
          <table:table-cell office:value-type="float" office:value="1541.61" calcext:value-type="float">
            <text:p>1541.61</text:p>
          </table:table-cell>
          <table:table-cell office:value-type="float" office:value="1543.49" calcext:value-type="float">
            <text:p>1543.49</text:p>
          </table:table-cell>
          <table:table-cell office:value-type="float" office:value="1530.79" calcext:value-type="float">
            <text:p>1530.79</text:p>
          </table:table-cell>
          <table:table-cell office:value-type="float" office:value="1543.49" calcext:value-type="float">
            <text:p>1543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08</text:p>
          </table:table-cell>
          <table:table-cell office:value-type="float" office:value="1540.28" calcext:value-type="float">
            <text:p>1540.28</text:p>
          </table:table-cell>
          <table:table-cell office:value-type="float" office:value="1551.82" calcext:value-type="float">
            <text:p>1551.82</text:p>
          </table:table-cell>
          <table:table-cell office:value-type="float" office:value="1532.85" calcext:value-type="float">
            <text:p>1532.85</text:p>
          </table:table-cell>
          <table:table-cell office:value-type="float" office:value="1541.36" calcext:value-type="float">
            <text:p>1541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08</text:p>
          </table:table-cell>
          <table:table-cell table:number-columns-repeated="2" office:value-type="float" office:value="1539.42" calcext:value-type="float">
            <text:p>1539.42</text:p>
          </table:table-cell>
          <table:table-cell office:value-type="float" office:value="1526.81" calcext:value-type="float">
            <text:p>1526.81</text:p>
          </table:table-cell>
          <table:table-cell office:value-type="float" office:value="1538.36" calcext:value-type="float">
            <text:p>153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08</text:p>
          </table:table-cell>
          <table:table-cell office:value-type="float" office:value="1540.3" calcext:value-type="float">
            <text:p>1540.3</text:p>
          </table:table-cell>
          <table:table-cell office:value-type="float" office:value="1552.63" calcext:value-type="float">
            <text:p>1552.63</text:p>
          </table:table-cell>
          <table:table-cell office:value-type="float" office:value="1536.82" calcext:value-type="float">
            <text:p>1536.82</text:p>
          </table:table-cell>
          <table:table-cell office:value-type="float" office:value="1539.83" calcext:value-type="float">
            <text:p>153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08</text:p>
          </table:table-cell>
          <table:table-cell office:value-type="float" office:value="1525.95" calcext:value-type="float">
            <text:p>1525.95</text:p>
          </table:table-cell>
          <table:table-cell office:value-type="float" office:value="1539.71" calcext:value-type="float">
            <text:p>1539.71</text:p>
          </table:table-cell>
          <table:table-cell office:value-type="float" office:value="1525.95" calcext:value-type="float">
            <text:p>1525.95</text:p>
          </table:table-cell>
          <table:table-cell office:value-type="float" office:value="1539.71" calcext:value-type="float">
            <text:p>153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08</text:p>
          </table:table-cell>
          <table:table-cell office:value-type="float" office:value="1522.78" calcext:value-type="float">
            <text:p>1522.78</text:p>
          </table:table-cell>
          <table:table-cell office:value-type="float" office:value="1526.54" calcext:value-type="float">
            <text:p>1526.54</text:p>
          </table:table-cell>
          <table:table-cell office:value-type="float" office:value="1513.07" calcext:value-type="float">
            <text:p>1513.07</text:p>
          </table:table-cell>
          <table:table-cell office:value-type="float" office:value="1524.17" calcext:value-type="float">
            <text:p>1524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08</text:p>
          </table:table-cell>
          <table:table-cell office:value-type="float" office:value="1530.39" calcext:value-type="float">
            <text:p>1530.39</text:p>
          </table:table-cell>
          <table:table-cell office:value-type="float" office:value="1539.35" calcext:value-type="float">
            <text:p>1539.35</text:p>
          </table:table-cell>
          <table:table-cell office:value-type="float" office:value="1519.03" calcext:value-type="float">
            <text:p>1519.03</text:p>
          </table:table-cell>
          <table:table-cell office:value-type="float" office:value="1524.6" calcext:value-type="float">
            <text:p>152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08</text:p>
          </table:table-cell>
          <table:table-cell office:value-type="float" office:value="1515.42" calcext:value-type="float">
            <text:p>1515.42</text:p>
          </table:table-cell>
          <table:table-cell office:value-type="float" office:value="1528.4" calcext:value-type="float">
            <text:p>1528.4</text:p>
          </table:table-cell>
          <table:table-cell office:value-type="float" office:value="1508.05" calcext:value-type="float">
            <text:p>1508.05</text:p>
          </table:table-cell>
          <table:table-cell office:value-type="float" office:value="1526.89" calcext:value-type="float">
            <text:p>152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08</text:p>
          </table:table-cell>
          <table:table-cell office:value-type="float" office:value="1499.69" calcext:value-type="float">
            <text:p>1499.69</text:p>
          </table:table-cell>
          <table:table-cell office:value-type="float" office:value="1515.42" calcext:value-type="float">
            <text:p>1515.42</text:p>
          </table:table-cell>
          <table:table-cell office:value-type="float" office:value="1499.69" calcext:value-type="float">
            <text:p>1499.69</text:p>
          </table:table-cell>
          <table:table-cell office:value-type="float" office:value="1515.42" calcext:value-type="float">
            <text:p>151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08</text:p>
          </table:table-cell>
          <table:table-cell office:value-type="float" office:value="1483.6" calcext:value-type="float">
            <text:p>1483.6</text:p>
          </table:table-cell>
          <table:table-cell office:value-type="float" office:value="1493.3" calcext:value-type="float">
            <text:p>1493.3</text:p>
          </table:table-cell>
          <table:table-cell office:value-type="float" office:value="1476.44" calcext:value-type="float">
            <text:p>1476.44</text:p>
          </table:table-cell>
          <table:table-cell office:value-type="float" office:value="1491.65" calcext:value-type="float">
            <text:p>149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08</text:p>
          </table:table-cell>
          <table:table-cell office:value-type="float" office:value="1504.04" calcext:value-type="float">
            <text:p>1504.04</text:p>
          </table:table-cell>
          <table:table-cell office:value-type="float" office:value="1504.28" calcext:value-type="float">
            <text:p>1504.28</text:p>
          </table:table-cell>
          <table:table-cell office:value-type="float" office:value="1480.22" calcext:value-type="float">
            <text:p>1480.22</text:p>
          </table:table-cell>
          <table:table-cell office:value-type="float" office:value="1483.6" calcext:value-type="float">
            <text:p>148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08</text:p>
          </table:table-cell>
          <table:table-cell office:value-type="float" office:value="1525.99" calcext:value-type="float">
            <text:p>1525.99</text:p>
          </table:table-cell>
          <table:table-cell office:value-type="float" office:value="1526.58" calcext:value-type="float">
            <text:p>1526.58</text:p>
          </table:table-cell>
          <table:table-cell office:value-type="float" office:value="1499.3" calcext:value-type="float">
            <text:p>1499.3</text:p>
          </table:table-cell>
          <table:table-cell office:value-type="float" office:value="1505.52" calcext:value-type="float">
            <text:p>150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08</text:p>
          </table:table-cell>
          <table:table-cell office:value-type="float" office:value="1536.48" calcext:value-type="float">
            <text:p>1536.48</text:p>
          </table:table-cell>
          <table:table-cell office:value-type="float" office:value="1553.04" calcext:value-type="float">
            <text:p>1553.04</text:p>
          </table:table-cell>
          <table:table-cell table:number-columns-repeated="2" office:value-type="float" office:value="1529.07" calcext:value-type="float">
            <text:p>152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08</text:p>
          </table:table-cell>
          <table:table-cell table:number-columns-repeated="2" office:value-type="float" office:value="1547.34" calcext:value-type="float">
            <text:p>1547.34</text:p>
          </table:table-cell>
          <table:table-cell office:value-type="float" office:value="1520.94" calcext:value-type="float">
            <text:p>1520.94</text:p>
          </table:table-cell>
          <table:table-cell office:value-type="float" office:value="1536.84" calcext:value-type="float">
            <text:p>1536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08</text:p>
          </table:table-cell>
          <table:table-cell office:value-type="float" office:value="1519.02" calcext:value-type="float">
            <text:p>1519.02</text:p>
          </table:table-cell>
          <table:table-cell office:value-type="float" office:value="1547.74" calcext:value-type="float">
            <text:p>1547.74</text:p>
          </table:table-cell>
          <table:table-cell office:value-type="float" office:value="1519.02" calcext:value-type="float">
            <text:p>1519.02</text:p>
          </table:table-cell>
          <table:table-cell office:value-type="float" office:value="1547.74" calcext:value-type="float">
            <text:p>154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08</text:p>
          </table:table-cell>
          <table:table-cell office:value-type="float" office:value="1492.44" calcext:value-type="float">
            <text:p>1492.44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92.44" calcext:value-type="float">
            <text:p>1492.44</text:p>
          </table:table-cell>
          <table:table-cell office:value-type="float" office:value="1518.21" calcext:value-type="float">
            <text:p>151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08</text:p>
          </table:table-cell>
          <table:table-cell table:number-columns-repeated="2" office:value-type="float" office:value="1505.68" calcext:value-type="float">
            <text:p>1505.68</text:p>
          </table:table-cell>
          <table:table-cell office:value-type="float" office:value="1474.19" calcext:value-type="float">
            <text:p>1474.19</text:p>
          </table:table-cell>
          <table:table-cell office:value-type="float" office:value="1491.4" calcext:value-type="float">
            <text:p>149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08</text:p>
          </table:table-cell>
          <table:table-cell office:value-type="float" office:value="1481.08" calcext:value-type="float">
            <text:p>1481.08</text:p>
          </table:table-cell>
          <table:table-cell office:value-type="float" office:value="1506.94" calcext:value-type="float">
            <text:p>1506.94</text:p>
          </table:table-cell>
          <table:table-cell office:value-type="float" office:value="1475.33" calcext:value-type="float">
            <text:p>1475.33</text:p>
          </table:table-cell>
          <table:table-cell office:value-type="float" office:value="1506.08" calcext:value-type="float">
            <text:p>150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08</text:p>
          </table:table-cell>
          <table:table-cell office:value-type="float" office:value="1493.79" calcext:value-type="float">
            <text:p>1493.79</text:p>
          </table:table-cell>
          <table:table-cell office:value-type="float" office:value="1508.34" calcext:value-type="float">
            <text:p>1508.34</text:p>
          </table:table-cell>
          <table:table-cell office:value-type="float" office:value="1477.43" calcext:value-type="float">
            <text:p>1477.43</text:p>
          </table:table-cell>
          <table:table-cell office:value-type="float" office:value="1480.24" calcext:value-type="float">
            <text:p>148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08</text:p>
          </table:table-cell>
          <table:table-cell office:value-type="float" office:value="1482.39" calcext:value-type="float">
            <text:p>1482.39</text:p>
          </table:table-cell>
          <table:table-cell office:value-type="float" office:value="1493.36" calcext:value-type="float">
            <text:p>1493.36</text:p>
          </table:table-cell>
          <table:table-cell office:value-type="float" office:value="1466.12" calcext:value-type="float">
            <text:p>1466.12</text:p>
          </table:table-cell>
          <table:table-cell office:value-type="float" office:value="1490.84" calcext:value-type="float">
            <text:p>149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08</text:p>
          </table:table-cell>
          <table:table-cell office:value-type="float" office:value="1475.6" calcext:value-type="float">
            <text:p>1475.6</text:p>
          </table:table-cell>
          <table:table-cell office:value-type="float" office:value="1504.43" calcext:value-type="float">
            <text:p>1504.43</text:p>
          </table:table-cell>
          <table:table-cell office:value-type="float" office:value="1475.6" calcext:value-type="float">
            <text:p>1475.6</text:p>
          </table:table-cell>
          <table:table-cell office:value-type="float" office:value="1483.99" calcext:value-type="float">
            <text:p>148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08</text:p>
          </table:table-cell>
          <table:table-cell office:value-type="float" office:value="1440.75" calcext:value-type="float">
            <text:p>1440.75</text:p>
          </table:table-cell>
          <table:table-cell office:value-type="float" office:value="1478.05" calcext:value-type="float">
            <text:p>1478.05</text:p>
          </table:table-cell>
          <table:table-cell office:value-type="float" office:value="1440.75" calcext:value-type="float">
            <text:p>1440.75</text:p>
          </table:table-cell>
          <table:table-cell office:value-type="float" office:value="1473.63" calcext:value-type="float">
            <text:p>147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08</text:p>
          </table:table-cell>
          <table:table-cell table:number-columns-repeated="2" office:value-type="float" office:value="1467.79" calcext:value-type="float">
            <text:p>1467.79</text:p>
          </table:table-cell>
          <table:table-cell office:value-type="float" office:value="1410.79" calcext:value-type="float">
            <text:p>1410.79</text:p>
          </table:table-cell>
          <table:table-cell office:value-type="float" office:value="1429.69" calcext:value-type="float">
            <text:p>1429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08</text:p>
          </table:table-cell>
          <table:table-cell office:value-type="float" office:value="1430.61" calcext:value-type="float">
            <text:p>1430.61</text:p>
          </table:table-cell>
          <table:table-cell office:value-type="float" office:value="1470.67" calcext:value-type="float">
            <text:p>1470.67</text:p>
          </table:table-cell>
          <table:table-cell office:value-type="float" office:value="1430.61" calcext:value-type="float">
            <text:p>1430.61</text:p>
          </table:table-cell>
          <table:table-cell office:value-type="float" office:value="1470.67" calcext:value-type="float">
            <text:p>1470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08</text:p>
          </table:table-cell>
          <table:table-cell table:number-columns-repeated="2" office:value-type="float" office:value="1520.42" calcext:value-type="float">
            <text:p>1520.42</text:p>
          </table:table-cell>
          <table:table-cell office:value-type="float" office:value="1415.24" calcext:value-type="float">
            <text:p>1415.24</text:p>
          </table:table-cell>
          <table:table-cell office:value-type="float" office:value="1430.7" calcext:value-type="float">
            <text:p>143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08</text:p>
          </table:table-cell>
          <table:table-cell office:value-type="float" office:value="1530.29" calcext:value-type="float">
            <text:p>1530.29</text:p>
          </table:table-cell>
          <table:table-cell office:value-type="float" office:value="1538.16" calcext:value-type="float">
            <text:p>1538.16</text:p>
          </table:table-cell>
          <table:table-cell office:value-type="float" office:value="1497.45" calcext:value-type="float">
            <text:p>1497.45</text:p>
          </table:table-cell>
          <table:table-cell office:value-type="float" office:value="1521.05" calcext:value-type="float">
            <text:p>152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08</text:p>
          </table:table-cell>
          <table:table-cell office:value-type="float" office:value="1563.14" calcext:value-type="float">
            <text:p>1563.14</text:p>
          </table:table-cell>
          <table:table-cell office:value-type="float" office:value="1569.38" calcext:value-type="float">
            <text:p>1569.38</text:p>
          </table:table-cell>
          <table:table-cell office:value-type="float" office:value="1518.23" calcext:value-type="float">
            <text:p>1518.23</text:p>
          </table:table-cell>
          <table:table-cell office:value-type="float" office:value="1527.51" calcext:value-type="float">
            <text:p>152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08</text:p>
          </table:table-cell>
          <table:table-cell office:value-type="float" office:value="1553.85" calcext:value-type="float">
            <text:p>1553.85</text:p>
          </table:table-cell>
          <table:table-cell office:value-type="float" office:value="1565.23" calcext:value-type="float">
            <text:p>1565.23</text:p>
          </table:table-cell>
          <table:table-cell office:value-type="float" office:value="1541.93" calcext:value-type="float">
            <text:p>1541.93</text:p>
          </table:table-cell>
          <table:table-cell office:value-type="float" office:value="1561.78" calcext:value-type="float">
            <text:p>156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08</text:p>
          </table:table-cell>
          <table:table-cell office:value-type="float" office:value="1590.12" calcext:value-type="float">
            <text:p>1590.12</text:p>
          </table:table-cell>
          <table:table-cell office:value-type="float" office:value="1591.25" calcext:value-type="float">
            <text:p>1591.25</text:p>
          </table:table-cell>
          <table:table-cell office:value-type="float" office:value="1554.86" calcext:value-type="float">
            <text:p>1554.86</text:p>
          </table:table-cell>
          <table:table-cell office:value-type="float" office:value="1558.76" calcext:value-type="float">
            <text:p>1558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08</text:p>
          </table:table-cell>
          <table:table-cell office:value-type="float" office:value="1559.04" calcext:value-type="float">
            <text:p>1559.04</text:p>
          </table:table-cell>
          <table:table-cell office:value-type="float" office:value="1595.03" calcext:value-type="float">
            <text:p>1595.03</text:p>
          </table:table-cell>
          <table:table-cell office:value-type="float" office:value="1558.62" calcext:value-type="float">
            <text:p>1558.62</text:p>
          </table:table-cell>
          <table:table-cell office:value-type="float" office:value="1594.93" calcext:value-type="float">
            <text:p>159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08</text:p>
          </table:table-cell>
          <table:table-cell office:value-type="float" office:value="1557.36" calcext:value-type="float">
            <text:p>1557.36</text:p>
          </table:table-cell>
          <table:table-cell office:value-type="float" office:value="1562.04" calcext:value-type="float">
            <text:p>1562.04</text:p>
          </table:table-cell>
          <table:table-cell office:value-type="float" office:value="1544.53" calcext:value-type="float">
            <text:p>1544.53</text:p>
          </table:table-cell>
          <table:table-cell office:value-type="float" office:value="1558.44" calcext:value-type="float">
            <text:p>155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08</text:p>
          </table:table-cell>
          <table:table-cell office:value-type="float" office:value="1555.48" calcext:value-type="float">
            <text:p>1555.48</text:p>
          </table:table-cell>
          <table:table-cell office:value-type="float" office:value="1558.24" calcext:value-type="float">
            <text:p>1558.24</text:p>
          </table:table-cell>
          <table:table-cell office:value-type="float" office:value="1546.3" calcext:value-type="float">
            <text:p>1546.3</text:p>
          </table:table-cell>
          <table:table-cell office:value-type="float" office:value="1554.58" calcext:value-type="float">
            <text:p>155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08</text:p>
          </table:table-cell>
          <table:table-cell office:value-type="float" office:value="1597.47" calcext:value-type="float">
            <text:p>1597.47</text:p>
          </table:table-cell>
          <table:table-cell office:value-type="float" office:value="1600.8" calcext:value-type="float">
            <text:p>1600.8</text:p>
          </table:table-cell>
          <table:table-cell office:value-type="float" office:value="1543.93" calcext:value-type="float">
            <text:p>1543.93</text:p>
          </table:table-cell>
          <table:table-cell office:value-type="float" office:value="1551.05" calcext:value-type="float">
            <text:p>1551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08</text:p>
          </table:table-cell>
          <table:table-cell office:value-type="float" office:value="1572.13" calcext:value-type="float">
            <text:p>1572.13</text:p>
          </table:table-cell>
          <table:table-cell office:value-type="float" office:value="1603.2" calcext:value-type="float">
            <text:p>1603.2</text:p>
          </table:table-cell>
          <table:table-cell office:value-type="float" office:value="1572.13" calcext:value-type="float">
            <text:p>1572.13</text:p>
          </table:table-cell>
          <table:table-cell office:value-type="float" office:value="1597.47" calcext:value-type="float">
            <text:p>159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08</text:p>
          </table:table-cell>
          <table:table-cell office:value-type="float" office:value="1592.43" calcext:value-type="float">
            <text:p>1592.43</text:p>
          </table:table-cell>
          <table:table-cell office:value-type="float" office:value="1594.5" calcext:value-type="float">
            <text:p>1594.5</text:p>
          </table:table-cell>
          <table:table-cell office:value-type="float" office:value="1568.55" calcext:value-type="float">
            <text:p>1568.55</text:p>
          </table:table-cell>
          <table:table-cell office:value-type="float" office:value="1571.8" calcext:value-type="float">
            <text:p>157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08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1586.59" calcext:value-type="float">
            <text:p>1586.59</text:p>
          </table:table-cell>
          <table:table-cell office:value-type="float" office:value="1565.07" calcext:value-type="float">
            <text:p>1565.07</text:p>
          </table:table-cell>
          <table:table-cell office:value-type="float" office:value="1578.88" calcext:value-type="float">
            <text:p>157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08</text:p>
          </table:table-cell>
          <table:table-cell office:value-type="float" office:value="1583.89" calcext:value-type="float">
            <text:p>1583.89</text:p>
          </table:table-cell>
          <table:table-cell office:value-type="float" office:value="1589.43" calcext:value-type="float">
            <text:p>1589.43</text:p>
          </table:table-cell>
          <table:table-cell office:value-type="float" office:value="1576.41" calcext:value-type="float">
            <text:p>1576.41</text:p>
          </table:table-cell>
          <table:table-cell office:value-type="float" office:value="1582.16" calcext:value-type="float">
            <text:p>158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08</text:p>
          </table:table-cell>
          <table:table-cell office:value-type="float" office:value="1592.17" calcext:value-type="float">
            <text:p>1592.17</text:p>
          </table:table-cell>
          <table:table-cell office:value-type="float" office:value="1594" calcext:value-type="float">
            <text:p>1594</text:p>
          </table:table-cell>
          <table:table-cell office:value-type="float" office:value="1573.67" calcext:value-type="float">
            <text:p>1573.67</text:p>
          </table:table-cell>
          <table:table-cell office:value-type="float" office:value="1583.8" calcext:value-type="float">
            <text:p>158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7</text:p>
          </table:table-cell>
          <table:table-cell office:value-type="float" office:value="1587.94" calcext:value-type="float">
            <text:p>1587.94</text:p>
          </table:table-cell>
          <table:table-cell office:value-type="float" office:value="1593.49" calcext:value-type="float">
            <text:p>1593.49</text:p>
          </table:table-cell>
          <table:table-cell office:value-type="float" office:value="1575.72" calcext:value-type="float">
            <text:p>1575.72</text:p>
          </table:table-cell>
          <table:table-cell office:value-type="float" office:value="1578.25" calcext:value-type="float">
            <text:p>1578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07</text:p>
          </table:table-cell>
          <table:table-cell office:value-type="float" office:value="1595.83" calcext:value-type="float">
            <text:p>1595.83</text:p>
          </table:table-cell>
          <table:table-cell office:value-type="float" office:value="1597.48" calcext:value-type="float">
            <text:p>1597.48</text:p>
          </table:table-cell>
          <table:table-cell office:value-type="float" office:value="1581.99" calcext:value-type="float">
            <text:p>1581.99</text:p>
          </table:table-cell>
          <table:table-cell office:value-type="float" office:value="1587.94" calcext:value-type="float">
            <text:p>1587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07</text:p>
          </table:table-cell>
          <table:table-cell office:value-type="float" office:value="1571.35" calcext:value-type="float">
            <text:p>1571.35</text:p>
          </table:table-cell>
          <table:table-cell office:value-type="float" office:value="1596" calcext:value-type="float">
            <text:p>1596</text:p>
          </table:table-cell>
          <table:table-cell office:value-type="float" office:value="1571.35" calcext:value-type="float">
            <text:p>1571.35</text:p>
          </table:table-cell>
          <table:table-cell office:value-type="float" office:value="1595.83" calcext:value-type="float">
            <text:p>159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7</text:p>
          </table:table-cell>
          <table:table-cell office:value-type="float" office:value="1576.11" calcext:value-type="float">
            <text:p>1576.11</text:p>
          </table:table-cell>
          <table:table-cell office:value-type="float" office:value="1586.01" calcext:value-type="float">
            <text:p>1586.01</text:p>
          </table:table-cell>
          <table:table-cell table:number-columns-repeated="2" office:value-type="float" office:value="1571.08" calcext:value-type="float">
            <text:p>157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07</text:p>
          </table:table-cell>
          <table:table-cell office:value-type="float" office:value="1564.56" calcext:value-type="float">
            <text:p>1564.56</text:p>
          </table:table-cell>
          <table:table-cell office:value-type="float" office:value="1576.21" calcext:value-type="float">
            <text:p>1576.21</text:p>
          </table:table-cell>
          <table:table-cell office:value-type="float" office:value="1556.71" calcext:value-type="float">
            <text:p>1556.71</text:p>
          </table:table-cell>
          <table:table-cell office:value-type="float" office:value="1576.21" calcext:value-type="float">
            <text:p>157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07</text:p>
          </table:table-cell>
          <table:table-cell office:value-type="float" office:value="1567.39" calcext:value-type="float">
            <text:p>1567.39</text:p>
          </table:table-cell>
          <table:table-cell office:value-type="float" office:value="1574.38" calcext:value-type="float">
            <text:p>1574.38</text:p>
          </table:table-cell>
          <table:table-cell office:value-type="float" office:value="1556.95" calcext:value-type="float">
            <text:p>1556.95</text:p>
          </table:table-cell>
          <table:table-cell office:value-type="float" office:value="1566.5" calcext:value-type="float">
            <text:p>156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7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1585.47" calcext:value-type="float">
            <text:p>1585.47</text:p>
          </table:table-cell>
          <table:table-cell office:value-type="float" office:value="1546.36" calcext:value-type="float">
            <text:p>1546.36</text:p>
          </table:table-cell>
          <table:table-cell office:value-type="float" office:value="1567.14" calcext:value-type="float">
            <text:p>1567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7</text:p>
          </table:table-cell>
          <table:table-cell table:number-columns-repeated="2" office:value-type="float" office:value="1609.75" calcext:value-type="float">
            <text:p>1609.75</text:p>
          </table:table-cell>
          <table:table-cell office:value-type="float" office:value="1567.02" calcext:value-type="float">
            <text:p>1567.02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07</text:p>
          </table:table-cell>
          <table:table-cell office:value-type="float" office:value="1618.08" calcext:value-type="float">
            <text:p>1618.08</text:p>
          </table:table-cell>
          <table:table-cell office:value-type="float" office:value="1620.18" calcext:value-type="float">
            <text:p>1620.18</text:p>
          </table:table-cell>
          <table:table-cell office:value-type="float" office:value="1604.91" calcext:value-type="float">
            <text:p>1604.91</text:p>
          </table:table-cell>
          <table:table-cell office:value-type="float" office:value="1611.33" calcext:value-type="float">
            <text:p>161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07</text:p>
          </table:table-cell>
          <table:table-cell table:number-columns-repeated="2" office:value-type="float" office:value="1636.88" calcext:value-type="float">
            <text:p>1636.88</text:p>
          </table:table-cell>
          <table:table-cell office:value-type="float" office:value="1605.55" calcext:value-type="float">
            <text:p>1605.55</text:p>
          </table:table-cell>
          <table:table-cell office:value-type="float" office:value="1617.81" calcext:value-type="float">
            <text:p>161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07</text:p>
          </table:table-cell>
          <table:table-cell office:value-type="float" office:value="1650.9" calcext:value-type="float">
            <text:p>1650.9</text:p>
          </table:table-cell>
          <table:table-cell office:value-type="float" office:value="1661.87" calcext:value-type="float">
            <text:p>1661.87</text:p>
          </table:table-cell>
          <table:table-cell office:value-type="float" office:value="1632.71" calcext:value-type="float">
            <text:p>1632.71</text:p>
          </table:table-cell>
          <table:table-cell office:value-type="float" office:value="1636.49" calcext:value-type="float">
            <text:p>163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07</text:p>
          </table:table-cell>
          <table:table-cell office:value-type="float" office:value="1659.86" calcext:value-type="float">
            <text:p>1659.86</text:p>
          </table:table-cell>
          <table:table-cell office:value-type="float" office:value="1676.22" calcext:value-type="float">
            <text:p>1676.22</text:p>
          </table:table-cell>
          <table:table-cell office:value-type="float" office:value="1644.23" calcext:value-type="float">
            <text:p>1644.23</text:p>
          </table:table-cell>
          <table:table-cell office:value-type="float" office:value="1648.55" calcext:value-type="float">
            <text:p>164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07</text:p>
          </table:table-cell>
          <table:table-cell office:value-type="float" office:value="1650.55" calcext:value-type="float">
            <text:p>1650.55</text:p>
          </table:table-cell>
          <table:table-cell office:value-type="float" office:value="1656.29" calcext:value-type="float">
            <text:p>1656.29</text:p>
          </table:table-cell>
          <table:table-cell office:value-type="float" office:value="1649.97" calcext:value-type="float">
            <text:p>1649.97</text:p>
          </table:table-cell>
          <table:table-cell office:value-type="float" office:value="1651.91" calcext:value-type="float">
            <text:p>1651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07</text:p>
          </table:table-cell>
          <table:table-cell office:value-type="float" office:value="1656.69" calcext:value-type="float">
            <text:p>1656.69</text:p>
          </table:table-cell>
          <table:table-cell office:value-type="float" office:value="1663.91" calcext:value-type="float">
            <text:p>1663.91</text:p>
          </table:table-cell>
          <table:table-cell office:value-type="float" office:value="1645.54" calcext:value-type="float">
            <text:p>1645.54</text:p>
          </table:table-cell>
          <table:table-cell office:value-type="float" office:value="1650.46" calcext:value-type="float">
            <text:p>165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07</text:p>
          </table:table-cell>
          <table:table-cell office:value-type="float" office:value="1638.5" calcext:value-type="float">
            <text:p>1638.5</text:p>
          </table:table-cell>
          <table:table-cell office:value-type="float" office:value="1656.69" calcext:value-type="float">
            <text:p>1656.69</text:p>
          </table:table-cell>
          <table:table-cell office:value-type="float" office:value="1633.3" calcext:value-type="float">
            <text:p>1633.3</text:p>
          </table:table-cell>
          <table:table-cell office:value-type="float" office:value="1656.69" calcext:value-type="float">
            <text:p>165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07</text:p>
          </table:table-cell>
          <table:table-cell office:value-type="float" office:value="1619.38" calcext:value-type="float">
            <text:p>1619.38</text:p>
          </table:table-cell>
          <table:table-cell office:value-type="float" office:value="1637.35" calcext:value-type="float">
            <text:p>1637.35</text:p>
          </table:table-cell>
          <table:table-cell office:value-type="float" office:value="1619.38" calcext:value-type="float">
            <text:p>1619.38</text:p>
          </table:table-cell>
          <table:table-cell office:value-type="float" office:value="1632.78" calcext:value-type="float">
            <text:p>163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07</text:p>
          </table:table-cell>
          <table:table-cell office:value-type="float" office:value="1619.47" calcext:value-type="float">
            <text:p>1619.47</text:p>
          </table:table-cell>
          <table:table-cell office:value-type="float" office:value="1628.08" calcext:value-type="float">
            <text:p>1628.08</text:p>
          </table:table-cell>
          <table:table-cell office:value-type="float" office:value="1617.74" calcext:value-type="float">
            <text:p>1617.74</text:p>
          </table:table-cell>
          <table:table-cell office:value-type="float" office:value="1620.16" calcext:value-type="float">
            <text:p>162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07</text:p>
          </table:table-cell>
          <table:table-cell office:value-type="float" office:value="1632.05" calcext:value-type="float">
            <text:p>1632.05</text:p>
          </table:table-cell>
          <table:table-cell office:value-type="float" office:value="1639.66" calcext:value-type="float">
            <text:p>1639.66</text:p>
          </table:table-cell>
          <table:table-cell office:value-type="float" office:value="1613.74" calcext:value-type="float">
            <text:p>1613.74</text:p>
          </table:table-cell>
          <table:table-cell office:value-type="float" office:value="1621.65" calcext:value-type="float">
            <text:p>162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07</text:p>
          </table:table-cell>
          <table:table-cell office:value-type="float" office:value="1659.6" calcext:value-type="float">
            <text:p>1659.6</text:p>
          </table:table-cell>
          <table:table-cell office:value-type="float" office:value="1669.52" calcext:value-type="float">
            <text:p>1669.52</text:p>
          </table:table-cell>
          <table:table-cell office:value-type="float" office:value="1630.39" calcext:value-type="float">
            <text:p>1630.39</text:p>
          </table:table-cell>
          <table:table-cell office:value-type="float" office:value="1631.46" calcext:value-type="float">
            <text:p>163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07</text:p>
          </table:table-cell>
          <table:table-cell office:value-type="float" office:value="1649.42" calcext:value-type="float">
            <text:p>1649.42</text:p>
          </table:table-cell>
          <table:table-cell office:value-type="float" office:value="1657.52" calcext:value-type="float">
            <text:p>1657.52</text:p>
          </table:table-cell>
          <table:table-cell office:value-type="float" office:value="1642.93" calcext:value-type="float">
            <text:p>1642.93</text:p>
          </table:table-cell>
          <table:table-cell office:value-type="float" office:value="1657.52" calcext:value-type="float">
            <text:p>165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07</text:p>
          </table:table-cell>
          <table:table-cell office:value-type="float" office:value="1606.94" calcext:value-type="float">
            <text:p>1606.94</text:p>
          </table:table-cell>
          <table:table-cell office:value-type="float" office:value="1649.17" calcext:value-type="float">
            <text:p>1649.17</text:p>
          </table:table-cell>
          <table:table-cell office:value-type="float" office:value="1606.94" calcext:value-type="float">
            <text:p>1606.94</text:p>
          </table:table-cell>
          <table:table-cell office:value-type="float" office:value="1649.17" calcext:value-type="float">
            <text:p>1649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07</text:p>
          </table:table-cell>
          <table:table-cell table:number-columns-repeated="2" office:value-type="float" office:value="1619.7" calcext:value-type="float">
            <text:p>1619.7</text:p>
          </table:table-cell>
          <table:table-cell office:value-type="float" office:value="1597.11" calcext:value-type="float">
            <text:p>1597.11</text:p>
          </table:table-cell>
          <table:table-cell office:value-type="float" office:value="1606.1" calcext:value-type="float">
            <text:p>160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07</text:p>
          </table:table-cell>
          <table:table-cell office:value-type="float" office:value="1634.79" calcext:value-type="float">
            <text:p>1634.79</text:p>
          </table:table-cell>
          <table:table-cell office:value-type="float" office:value="1647.07" calcext:value-type="float">
            <text:p>1647.07</text:p>
          </table:table-cell>
          <table:table-cell office:value-type="float" office:value="1619.79" calcext:value-type="float">
            <text:p>1619.79</text:p>
          </table:table-cell>
          <table:table-cell office:value-type="float" office:value="1619.93" calcext:value-type="float">
            <text:p>161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07</text:p>
          </table:table-cell>
          <table:table-cell office:value-type="float" office:value="1637.87" calcext:value-type="float">
            <text:p>1637.87</text:p>
          </table:table-cell>
          <table:table-cell office:value-type="float" office:value="1640.4" calcext:value-type="float">
            <text:p>1640.4</text:p>
          </table:table-cell>
          <table:table-cell office:value-type="float" office:value="1630.31" calcext:value-type="float">
            <text:p>1630.31</text:p>
          </table:table-cell>
          <table:table-cell office:value-type="float" office:value="1634.7" calcext:value-type="float">
            <text:p>163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07</text:p>
          </table:table-cell>
          <table:table-cell table:number-columns-repeated="2" office:value-type="float" office:value="1642.75" calcext:value-type="float">
            <text:p>1642.75</text:p>
          </table:table-cell>
          <table:table-cell office:value-type="float" office:value="1625.05" calcext:value-type="float">
            <text:p>1625.05</text:p>
          </table:table-cell>
          <table:table-cell office:value-type="float" office:value="1637.81" calcext:value-type="float">
            <text:p>163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07</text:p>
          </table:table-cell>
          <table:table-cell table:number-columns-repeated="2" office:value-type="float" office:value="1660.32" calcext:value-type="float">
            <text:p>1660.32</text:p>
          </table:table-cell>
          <table:table-cell office:value-type="float" office:value="1625.37" calcext:value-type="float">
            <text:p>1625.37</text:p>
          </table:table-cell>
          <table:table-cell office:value-type="float" office:value="1641.18" calcext:value-type="float">
            <text:p>164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07</text:p>
          </table:table-cell>
          <table:table-cell office:value-type="float" office:value="1663.37" calcext:value-type="float">
            <text:p>1663.37</text:p>
          </table:table-cell>
          <table:table-cell office:value-type="float" office:value="1673.98" calcext:value-type="float">
            <text:p>1673.98</text:p>
          </table:table-cell>
          <table:table-cell office:value-type="float" office:value="1652.39" calcext:value-type="float">
            <text:p>1652.39</text:p>
          </table:table-cell>
          <table:table-cell office:value-type="float" office:value="1661.06" calcext:value-type="float">
            <text:p>166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07</text:p>
          </table:table-cell>
          <table:table-cell office:value-type="float" office:value="1684.79" calcext:value-type="float">
            <text:p>1684.79</text:p>
          </table:table-cell>
          <table:table-cell office:value-type="float" office:value="1686.79" calcext:value-type="float">
            <text:p>1686.79</text:p>
          </table:table-cell>
          <table:table-cell office:value-type="float" office:value="1652.98" calcext:value-type="float">
            <text:p>1652.98</text:p>
          </table:table-cell>
          <table:table-cell office:value-type="float" office:value="1662.96" calcext:value-type="float">
            <text:p>166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07</text:p>
          </table:table-cell>
          <table:table-cell office:value-type="float" office:value="1684.97" calcext:value-type="float">
            <text:p>1684.97</text:p>
          </table:table-cell>
          <table:table-cell office:value-type="float" office:value="1694.1" calcext:value-type="float">
            <text:p>1694.1</text:p>
          </table:table-cell>
          <table:table-cell office:value-type="float" office:value="1677.58" calcext:value-type="float">
            <text:p>1677.58</text:p>
          </table:table-cell>
          <table:table-cell office:value-type="float" office:value="1685.81" calcext:value-type="float">
            <text:p>168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07</text:p>
          </table:table-cell>
          <table:table-cell office:value-type="float" office:value="1709.11" calcext:value-type="float">
            <text:p>1709.11</text:p>
          </table:table-cell>
          <table:table-cell office:value-type="float" office:value="1709.9" calcext:value-type="float">
            <text:p>1709.9</text:p>
          </table:table-cell>
          <table:table-cell office:value-type="float" office:value="1681.53" calcext:value-type="float">
            <text:p>1681.53</text:p>
          </table:table-cell>
          <table:table-cell office:value-type="float" office:value="1684.8" calcext:value-type="float">
            <text:p>168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07</text:p>
          </table:table-cell>
          <table:table-cell office:value-type="float" office:value="1714.21" calcext:value-type="float">
            <text:p>1714.21</text:p>
          </table:table-cell>
          <table:table-cell office:value-type="float" office:value="1735.52" calcext:value-type="float">
            <text:p>1735.52</text:p>
          </table:table-cell>
          <table:table-cell office:value-type="float" office:value="1708.63" calcext:value-type="float">
            <text:p>1708.63</text:p>
          </table:table-cell>
          <table:table-cell office:value-type="float" office:value="1709.1" calcext:value-type="float">
            <text:p>170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07</text:p>
          </table:table-cell>
          <table:table-cell office:value-type="float" office:value="1697.46" calcext:value-type="float">
            <text:p>1697.46</text:p>
          </table:table-cell>
          <table:table-cell office:value-type="float" office:value="1714.07" calcext:value-type="float">
            <text:p>1714.07</text:p>
          </table:table-cell>
          <table:table-cell office:value-type="float" office:value="1692.48" calcext:value-type="float">
            <text:p>1692.48</text:p>
          </table:table-cell>
          <table:table-cell office:value-type="float" office:value="1713.79" calcext:value-type="float">
            <text:p>1713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07</text:p>
          </table:table-cell>
          <table:table-cell office:value-type="float" office:value="1708.14" calcext:value-type="float">
            <text:p>1708.14</text:p>
          </table:table-cell>
          <table:table-cell office:value-type="float" office:value="1713.34" calcext:value-type="float">
            <text:p>1713.34</text:p>
          </table:table-cell>
          <table:table-cell office:value-type="float" office:value="1687.03" calcext:value-type="float">
            <text:p>1687.03</text:p>
          </table:table-cell>
          <table:table-cell office:value-type="float" office:value="1697.51" calcext:value-type="float">
            <text:p>1697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07</text:p>
          </table:table-cell>
          <table:table-cell office:value-type="float" office:value="1664.57" calcext:value-type="float">
            <text:p>1664.57</text:p>
          </table:table-cell>
          <table:table-cell office:value-type="float" office:value="1708.6" calcext:value-type="float">
            <text:p>1708.6</text:p>
          </table:table-cell>
          <table:table-cell office:value-type="float" office:value="1658.92" calcext:value-type="float">
            <text:p>1658.92</text:p>
          </table:table-cell>
          <table:table-cell office:value-type="float" office:value="1708.6" calcext:value-type="float">
            <text:p>170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07</text:p>
          </table:table-cell>
          <table:table-cell office:value-type="float" office:value="1698.27" calcext:value-type="float">
            <text:p>1698.27</text:p>
          </table:table-cell>
          <table:table-cell office:value-type="float" office:value="1703.28" calcext:value-type="float">
            <text:p>1703.28</text:p>
          </table:table-cell>
          <table:table-cell office:value-type="float" office:value="1659.13" calcext:value-type="float">
            <text:p>1659.13</text:p>
          </table:table-cell>
          <table:table-cell office:value-type="float" office:value="1663.61" calcext:value-type="float">
            <text:p>166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07</text:p>
          </table:table-cell>
          <table:table-cell office:value-type="float" office:value="1703.18" calcext:value-type="float">
            <text:p>1703.18</text:p>
          </table:table-cell>
          <table:table-cell office:value-type="float" office:value="1721.97" calcext:value-type="float">
            <text:p>1721.97</text:p>
          </table:table-cell>
          <table:table-cell office:value-type="float" office:value="1695.94" calcext:value-type="float">
            <text:p>1695.94</text:p>
          </table:table-cell>
          <table:table-cell office:value-type="float" office:value="1697.5" calcext:value-type="float">
            <text:p>16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07</text:p>
          </table:table-cell>
          <table:table-cell office:value-type="float" office:value="1718.69" calcext:value-type="float">
            <text:p>1718.69</text:p>
          </table:table-cell>
          <table:table-cell office:value-type="float" office:value="1719.44" calcext:value-type="float">
            <text:p>1719.44</text:p>
          </table:table-cell>
          <table:table-cell office:value-type="float" office:value="1697.9" calcext:value-type="float">
            <text:p>1697.9</text:p>
          </table:table-cell>
          <table:table-cell office:value-type="float" office:value="1704.44" calcext:value-type="float">
            <text:p>170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07</text:p>
          </table:table-cell>
          <table:table-cell office:value-type="float" office:value="1706.36" calcext:value-type="float">
            <text:p>1706.36</text:p>
          </table:table-cell>
          <table:table-cell office:value-type="float" office:value="1719.8" calcext:value-type="float">
            <text:p>1719.8</text:p>
          </table:table-cell>
          <table:table-cell office:value-type="float" office:value="1697.19" calcext:value-type="float">
            <text:p>1697.19</text:p>
          </table:table-cell>
          <table:table-cell office:value-type="float" office:value="1718.64" calcext:value-type="float">
            <text:p>1718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07</text:p>
          </table:table-cell>
          <table:table-cell office:value-type="float" office:value="1717.51" calcext:value-type="float">
            <text:p>1717.51</text:p>
          </table:table-cell>
          <table:table-cell office:value-type="float" office:value="1718.7" calcext:value-type="float">
            <text:p>1718.7</text:p>
          </table:table-cell>
          <table:table-cell office:value-type="float" office:value="1692.55" calcext:value-type="float">
            <text:p>1692.55</text:p>
          </table:table-cell>
          <table:table-cell office:value-type="float" office:value="1705.67" calcext:value-type="float">
            <text:p>170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07</text:p>
          </table:table-cell>
          <table:table-cell office:value-type="float" office:value="1718.63" calcext:value-type="float">
            <text:p>1718.63</text:p>
          </table:table-cell>
          <table:table-cell office:value-type="float" office:value="1723.6" calcext:value-type="float">
            <text:p>1723.6</text:p>
          </table:table-cell>
          <table:table-cell office:value-type="float" office:value="1709.12" calcext:value-type="float">
            <text:p>1709.12</text:p>
          </table:table-cell>
          <table:table-cell office:value-type="float" office:value="1718.47" calcext:value-type="float">
            <text:p>1718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07</text:p>
          </table:table-cell>
          <table:table-cell office:value-type="float" office:value="1707.99" calcext:value-type="float">
            <text:p>1707.99</text:p>
          </table:table-cell>
          <table:table-cell office:value-type="float" office:value="1723.06" calcext:value-type="float">
            <text:p>1723.06</text:p>
          </table:table-cell>
          <table:table-cell office:value-type="float" office:value="1696.58" calcext:value-type="float">
            <text:p>1696.58</text:p>
          </table:table-cell>
          <table:table-cell office:value-type="float" office:value="1716.46" calcext:value-type="float">
            <text:p>1716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07</text:p>
          </table:table-cell>
          <table:table-cell office:value-type="float" office:value="1703.75" calcext:value-type="float">
            <text:p>1703.75</text:p>
          </table:table-cell>
          <table:table-cell office:value-type="float" office:value="1720.98" calcext:value-type="float">
            <text:p>1720.98</text:p>
          </table:table-cell>
          <table:table-cell office:value-type="float" office:value="1702.2" calcext:value-type="float">
            <text:p>1702.2</text:p>
          </table:table-cell>
          <table:table-cell office:value-type="float" office:value="1705.92" calcext:value-type="float">
            <text:p>170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07</text:p>
          </table:table-cell>
          <table:table-cell office:value-type="float" office:value="1669.45" calcext:value-type="float">
            <text:p>1669.45</text:p>
          </table:table-cell>
          <table:table-cell office:value-type="float" office:value="1695.65" calcext:value-type="float">
            <text:p>1695.65</text:p>
          </table:table-cell>
          <table:table-cell office:value-type="float" office:value="1669.31" calcext:value-type="float">
            <text:p>1669.31</text:p>
          </table:table-cell>
          <table:table-cell office:value-type="float" office:value="1695.12" calcext:value-type="float">
            <text:p>169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07</text:p>
          </table:table-cell>
          <table:table-cell office:value-type="float" office:value="1654.34" calcext:value-type="float">
            <text:p>1654.34</text:p>
          </table:table-cell>
          <table:table-cell office:value-type="float" office:value="1672.55" calcext:value-type="float">
            <text:p>1672.55</text:p>
          </table:table-cell>
          <table:table-cell office:value-type="float" office:value="1654.16" calcext:value-type="float">
            <text:p>1654.16</text:p>
          </table:table-cell>
          <table:table-cell office:value-type="float" office:value="1669.05" calcext:value-type="float">
            <text:p>1669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07</text:p>
          </table:table-cell>
          <table:table-cell office:value-type="float" office:value="1648.41" calcext:value-type="float">
            <text:p>1648.41</text:p>
          </table:table-cell>
          <table:table-cell office:value-type="float" office:value="1652.84" calcext:value-type="float">
            <text:p>1652.84</text:p>
          </table:table-cell>
          <table:table-cell office:value-type="float" office:value="1628.16" calcext:value-type="float">
            <text:p>1628.16</text:p>
          </table:table-cell>
          <table:table-cell office:value-type="float" office:value="1651.27" calcext:value-type="float">
            <text:p>1651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07</text:p>
          </table:table-cell>
          <table:table-cell office:value-type="float" office:value="1642.14" calcext:value-type="float">
            <text:p>1642.14</text:p>
          </table:table-cell>
          <table:table-cell office:value-type="float" office:value="1653.82" calcext:value-type="float">
            <text:p>1653.82</text:p>
          </table:table-cell>
          <table:table-cell office:value-type="float" office:value="1639.07" calcext:value-type="float">
            <text:p>1639.07</text:p>
          </table:table-cell>
          <table:table-cell office:value-type="float" office:value="1648.84" calcext:value-type="float">
            <text:p>164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07</text:p>
          </table:table-cell>
          <table:table-cell office:value-type="float" office:value="1639.41" calcext:value-type="float">
            <text:p>1639.41</text:p>
          </table:table-cell>
          <table:table-cell office:value-type="float" office:value="1640.85" calcext:value-type="float">
            <text:p>1640.85</text:p>
          </table:table-cell>
          <table:table-cell office:value-type="float" office:value="1617.72" calcext:value-type="float">
            <text:p>1617.72</text:p>
          </table:table-cell>
          <table:table-cell office:value-type="float" office:value="1640.85" calcext:value-type="float">
            <text:p>164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07</text:p>
          </table:table-cell>
          <table:table-cell office:value-type="float" office:value="1658.47" calcext:value-type="float">
            <text:p>1658.47</text:p>
          </table:table-cell>
          <table:table-cell office:value-type="float" office:value="1660.44" calcext:value-type="float">
            <text:p>1660.44</text:p>
          </table:table-cell>
          <table:table-cell office:value-type="float" office:value="1639.28" calcext:value-type="float">
            <text:p>1639.28</text:p>
          </table:table-cell>
          <table:table-cell office:value-type="float" office:value="1639.94" calcext:value-type="float">
            <text:p>1639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07</text:p>
          </table:table-cell>
          <table:table-cell office:value-type="float" office:value="1633.37" calcext:value-type="float">
            <text:p>1633.37</text:p>
          </table:table-cell>
          <table:table-cell office:value-type="float" office:value="1658.68" calcext:value-type="float">
            <text:p>1658.68</text:p>
          </table:table-cell>
          <table:table-cell office:value-type="float" office:value="1626.39" calcext:value-type="float">
            <text:p>1626.39</text:p>
          </table:table-cell>
          <table:table-cell office:value-type="float" office:value="1658.68" calcext:value-type="float">
            <text:p>165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07</text:p>
          </table:table-cell>
          <table:table-cell office:value-type="float" office:value="1634.31" calcext:value-type="float">
            <text:p>1634.31</text:p>
          </table:table-cell>
          <table:table-cell office:value-type="float" office:value="1644.98" calcext:value-type="float">
            <text:p>1644.98</text:p>
          </table:table-cell>
          <table:table-cell office:value-type="float" office:value="1623.5" calcext:value-type="float">
            <text:p>1623.5</text:p>
          </table:table-cell>
          <table:table-cell office:value-type="float" office:value="1634.32" calcext:value-type="float">
            <text:p>1634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07</text:p>
          </table:table-cell>
          <table:table-cell office:value-type="float" office:value="1649.96" calcext:value-type="float">
            <text:p>1649.96</text:p>
          </table:table-cell>
          <table:table-cell office:value-type="float" office:value="1651.07" calcext:value-type="float">
            <text:p>1651.07</text:p>
          </table:table-cell>
          <table:table-cell office:value-type="float" office:value="1615.67" calcext:value-type="float">
            <text:p>1615.67</text:p>
          </table:table-cell>
          <table:table-cell office:value-type="float" office:value="1633.28" calcext:value-type="float">
            <text:p>1633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Oct-07</text:p>
          </table:table-cell>
          <table:table-cell office:value-type="float" office:value="1639.85" calcext:value-type="float">
            <text:p>1639.85</text:p>
          </table:table-cell>
          <table:table-cell office:value-type="float" office:value="1657.23" calcext:value-type="float">
            <text:p>1657.23</text:p>
          </table:table-cell>
          <table:table-cell office:value-type="float" office:value="1639.85" calcext:value-type="float">
            <text:p>1639.85</text:p>
          </table:table-cell>
          <table:table-cell office:value-type="float" office:value="1650.09" calcext:value-type="float">
            <text:p>165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07</text:p>
          </table:table-cell>
          <table:table-cell office:value-type="float" office:value="1672.29" calcext:value-type="float">
            <text:p>1672.29</text:p>
          </table:table-cell>
          <table:table-cell office:value-type="float" office:value="1681.57" calcext:value-type="float">
            <text:p>1681.57</text:p>
          </table:table-cell>
          <table:table-cell office:value-type="float" office:value="1625.07" calcext:value-type="float">
            <text:p>1625.07</text:p>
          </table:table-cell>
          <table:table-cell office:value-type="float" office:value="1641.34" calcext:value-type="float">
            <text:p>1641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07</text:p>
          </table:table-cell>
          <table:table-cell office:value-type="float" office:value="1676.58" calcext:value-type="float">
            <text:p>1676.58</text:p>
          </table:table-cell>
          <table:table-cell office:value-type="float" office:value="1678.74" calcext:value-type="float">
            <text:p>1678.74</text:p>
          </table:table-cell>
          <table:table-cell office:value-type="float" office:value="1666.52" calcext:value-type="float">
            <text:p>1666.52</text:p>
          </table:table-cell>
          <table:table-cell office:value-type="float" office:value="1668.15" calcext:value-type="float">
            <text:p>166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07</text:p>
          </table:table-cell>
          <table:table-cell office:value-type="float" office:value="1674.39" calcext:value-type="float">
            <text:p>1674.39</text:p>
          </table:table-cell>
          <table:table-cell office:value-type="float" office:value="1680.59" calcext:value-type="float">
            <text:p>1680.59</text:p>
          </table:table-cell>
          <table:table-cell office:value-type="float" office:value="1672.8" calcext:value-type="float">
            <text:p>1672.8</text:p>
          </table:table-cell>
          <table:table-cell office:value-type="float" office:value="1676.58" calcext:value-type="float">
            <text:p>167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07</text:p>
          </table:table-cell>
          <table:table-cell office:value-type="float" office:value="1665.27" calcext:value-type="float">
            <text:p>1665.27</text:p>
          </table:table-cell>
          <table:table-cell office:value-type="float" office:value="1672.31" calcext:value-type="float">
            <text:p>1672.31</text:p>
          </table:table-cell>
          <table:table-cell office:value-type="float" office:value="1662.63" calcext:value-type="float">
            <text:p>1662.63</text:p>
          </table:table-cell>
          <table:table-cell office:value-type="float" office:value="1672.28" calcext:value-type="float">
            <text:p>167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07</text:p>
          </table:table-cell>
          <table:table-cell office:value-type="float" office:value="1651.34" calcext:value-type="float">
            <text:p>1651.34</text:p>
          </table:table-cell>
          <table:table-cell office:value-type="float" office:value="1674.38" calcext:value-type="float">
            <text:p>1674.38</text:p>
          </table:table-cell>
          <table:table-cell office:value-type="float" office:value="1651.34" calcext:value-type="float">
            <text:p>1651.34</text:p>
          </table:table-cell>
          <table:table-cell office:value-type="float" office:value="1665.56" calcext:value-type="float">
            <text:p>166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07</text:p>
          </table:table-cell>
          <table:table-cell office:value-type="float" office:value="1650.38" calcext:value-type="float">
            <text:p>1650.38</text:p>
          </table:table-cell>
          <table:table-cell office:value-type="float" office:value="1655.76" calcext:value-type="float">
            <text:p>1655.76</text:p>
          </table:table-cell>
          <table:table-cell office:value-type="float" office:value="1643.21" calcext:value-type="float">
            <text:p>1643.21</text:p>
          </table:table-cell>
          <table:table-cell office:value-type="float" office:value="1649.23" calcext:value-type="float">
            <text:p>1649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07</text:p>
          </table:table-cell>
          <table:table-cell office:value-type="float" office:value="1649.39" calcext:value-type="float">
            <text:p>1649.39</text:p>
          </table:table-cell>
          <table:table-cell office:value-type="float" office:value="1666.5" calcext:value-type="float">
            <text:p>1666.5</text:p>
          </table:table-cell>
          <table:table-cell office:value-type="float" office:value="1646.51" calcext:value-type="float">
            <text:p>1646.51</text:p>
          </table:table-cell>
          <table:table-cell office:value-type="float" office:value="1650.28" calcext:value-type="float">
            <text:p>165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07</text:p>
          </table:table-cell>
          <table:table-cell office:value-type="float" office:value="1613.84" calcext:value-type="float">
            <text:p>1613.84</text:p>
          </table:table-cell>
          <table:table-cell office:value-type="float" office:value="1644.73" calcext:value-type="float">
            <text:p>1644.73</text:p>
          </table:table-cell>
          <table:table-cell office:value-type="float" office:value="1613.84" calcext:value-type="float">
            <text:p>1613.84</text:p>
          </table:table-cell>
          <table:table-cell office:value-type="float" office:value="1644.57" calcext:value-type="float">
            <text:p>1644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07</text:p>
          </table:table-cell>
          <table:table-cell office:value-type="float" office:value="1587.52" calcext:value-type="float">
            <text:p>1587.52</text:p>
          </table:table-cell>
          <table:table-cell office:value-type="float" office:value="1613.02" calcext:value-type="float">
            <text:p>1613.02</text:p>
          </table:table-cell>
          <table:table-cell office:value-type="float" office:value="1587.52" calcext:value-type="float">
            <text:p>1587.52</text:p>
          </table:table-cell>
          <table:table-cell office:value-type="float" office:value="1613.02" calcext:value-type="float">
            <text:p>161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07</text:p>
          </table:table-cell>
          <table:table-cell office:value-type="float" office:value="1589.92" calcext:value-type="float">
            <text:p>1589.92</text:p>
          </table:table-cell>
          <table:table-cell office:value-type="float" office:value="1595.5" calcext:value-type="float">
            <text:p>1595.5</text:p>
          </table:table-cell>
          <table:table-cell office:value-type="float" office:value="1582.9" calcext:value-type="float">
            <text:p>1582.9</text:p>
          </table:table-cell>
          <table:table-cell office:value-type="float" office:value="1587.55" calcext:value-type="float">
            <text:p>158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07</text:p>
          </table:table-cell>
          <table:table-cell office:value-type="float" office:value="1576.93" calcext:value-type="float">
            <text:p>1576.93</text:p>
          </table:table-cell>
          <table:table-cell office:value-type="float" office:value="1591" calcext:value-type="float">
            <text:p>1591</text:p>
          </table:table-cell>
          <table:table-cell office:value-type="float" office:value="1567.57" calcext:value-type="float">
            <text:p>1567.57</text:p>
          </table:table-cell>
          <table:table-cell office:value-type="float" office:value="1589.53" calcext:value-type="float">
            <text:p>158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07</text:p>
          </table:table-cell>
          <table:table-cell office:value-type="float" office:value="1552.09" calcext:value-type="float">
            <text:p>1552.09</text:p>
          </table:table-cell>
          <table:table-cell office:value-type="float" office:value="1576.68" calcext:value-type="float">
            <text:p>1576.68</text:p>
          </table:table-cell>
          <table:table-cell office:value-type="float" office:value="1552.09" calcext:value-type="float">
            <text:p>1552.09</text:p>
          </table:table-cell>
          <table:table-cell office:value-type="float" office:value="1576.68" calcext:value-type="float">
            <text:p>1576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07</text:p>
          </table:table-cell>
          <table:table-cell office:value-type="float" office:value="1546.74" calcext:value-type="float">
            <text:p>1546.7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52.09" calcext:value-type="float">
            <text:p>155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07</text:p>
          </table:table-cell>
          <table:table-cell office:value-type="float" office:value="1537.3" calcext:value-type="float">
            <text:p>1537.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48.91" calcext:value-type="float">
            <text:p>154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07</text:p>
          </table:table-cell>
          <table:table-cell office:value-type="float" office:value="1526.81" calcext:value-type="float">
            <text:p>1526.8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36.77" calcext:value-type="float">
            <text:p>1536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07</text:p>
          </table:table-cell>
          <table:table-cell office:value-type="float" office:value="1538.85" calcext:value-type="float">
            <text:p>1538.8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26.81" calcext:value-type="float">
            <text:p>1526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07</text:p>
          </table:table-cell>
          <table:table-cell office:value-type="float" office:value="1533.29" calcext:value-type="float">
            <text:p>1533.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38.19" calcext:value-type="float">
            <text:p>1538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07</text:p>
          </table:table-cell>
          <table:table-cell office:value-type="float" office:value="1498.15" calcext:value-type="float">
            <text:p>1498.1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31.87" calcext:value-type="float">
            <text:p>153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07</text:p>
          </table:table-cell>
          <table:table-cell office:value-type="float" office:value="1511.91" calcext:value-type="float">
            <text:p>1511.9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97.71" calcext:value-type="float">
            <text:p>149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07</text:p>
          </table:table-cell>
          <table:table-cell office:value-type="float" office:value="1498.88" calcext:value-type="float">
            <text:p>1498.8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11.57" calcext:value-type="float">
            <text:p>151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07</text:p>
          </table:table-cell>
          <table:table-cell office:value-type="float" office:value="1478.42" calcext:value-type="float">
            <text:p>1478.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99.39" calcext:value-type="float">
            <text:p>1499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07</text:p>
          </table:table-cell>
          <table:table-cell office:value-type="float" office:value="1492.62" calcext:value-type="float">
            <text:p>1492.6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78.6" calcext:value-type="float">
            <text:p>147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07</text:p>
          </table:table-cell>
          <table:table-cell office:value-type="float" office:value="1496.25" calcext:value-type="float">
            <text:p>1496.2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92.62" calcext:value-type="float">
            <text:p>1492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07</text:p>
          </table:table-cell>
          <table:table-cell office:value-type="float" office:value="1496.39" calcext:value-type="float">
            <text:p>1496.3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96.39" calcext:value-type="float">
            <text:p>1496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07</text:p>
          </table:table-cell>
          <table:table-cell office:value-type="float" office:value="1509.43" calcext:value-type="float">
            <text:p>1509.4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09.43" calcext:value-type="float">
            <text:p>150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07</text:p>
          </table:table-cell>
          <table:table-cell office:value-type="float" office:value="1525.47" calcext:value-type="float">
            <text:p>1525.47</text:p>
          </table:table-cell>
          <table:table-cell office:value-type="float" office:value="1537.62" calcext:value-type="float">
            <text:p>1537.62</text:p>
          </table:table-cell>
          <table:table-cell office:value-type="float" office:value="1519.54" calcext:value-type="float">
            <text:p>1519.54</text:p>
          </table:table-cell>
          <table:table-cell office:value-type="float" office:value="1536.32" calcext:value-type="float">
            <text:p>1536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07</text:p>
          </table:table-cell>
          <table:table-cell office:value-type="float" office:value="1522.76" calcext:value-type="float">
            <text:p>1522.76</text:p>
          </table:table-cell>
          <table:table-cell office:value-type="float" office:value="1525.47" calcext:value-type="float">
            <text:p>1525.47</text:p>
          </table:table-cell>
          <table:table-cell office:value-type="float" office:value="1498.87" calcext:value-type="float">
            <text:p>1498.87</text:p>
          </table:table-cell>
          <table:table-cell office:value-type="float" office:value="1525.47" calcext:value-type="float">
            <text:p>152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07</text:p>
          </table:table-cell>
          <table:table-cell office:value-type="float" office:value="1523.71" calcext:value-type="float">
            <text:p>1523.71</text:p>
          </table:table-cell>
          <table:table-cell office:value-type="float" office:value="1532.92" calcext:value-type="float">
            <text:p>1532.92</text:p>
          </table:table-cell>
          <table:table-cell office:value-type="float" office:value="1520.75" calcext:value-type="float">
            <text:p>1520.75</text:p>
          </table:table-cell>
          <table:table-cell office:value-type="float" office:value="1524.41" calcext:value-type="float">
            <text:p>152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07</text:p>
          </table:table-cell>
          <table:table-cell office:value-type="float" office:value="1520.33" calcext:value-type="float">
            <text:p>1520.33</text:p>
          </table:table-cell>
          <table:table-cell office:value-type="float" office:value="1525.88" calcext:value-type="float">
            <text:p>1525.88</text:p>
          </table:table-cell>
          <table:table-cell office:value-type="float" office:value="1515.92" calcext:value-type="float">
            <text:p>1515.92</text:p>
          </table:table-cell>
          <table:table-cell office:value-type="float" office:value="1525.88" calcext:value-type="float">
            <text:p>152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07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1530.21" calcext:value-type="float">
            <text:p>1530.21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1518.91" calcext:value-type="float">
            <text:p>151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07</text:p>
          </table:table-cell>
          <table:table-cell office:value-type="float" office:value="1500.38" calcext:value-type="float">
            <text:p>1500.38</text:p>
          </table:table-cell>
          <table:table-cell office:value-type="float" office:value="1509.31" calcext:value-type="float">
            <text:p>1509.31</text:p>
          </table:table-cell>
          <table:table-cell office:value-type="float" office:value="1486.3" calcext:value-type="float">
            <text:p>1486.3</text:p>
          </table:table-cell>
          <table:table-cell office:value-type="float" office:value="1501.64" calcext:value-type="float">
            <text:p>150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07</text:p>
          </table:table-cell>
          <table:table-cell office:value-type="float" office:value="1468.01" calcext:value-type="float">
            <text:p>1468.01</text:p>
          </table:table-cell>
          <table:table-cell office:value-type="float" office:value="1505.23" calcext:value-type="float">
            <text:p>1505.23</text:p>
          </table:table-cell>
          <table:table-cell office:value-type="float" office:value="1467.17" calcext:value-type="float">
            <text:p>1467.17</text:p>
          </table:table-cell>
          <table:table-cell office:value-type="float" office:value="1505.23" calcext:value-type="float">
            <text:p>150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07</text:p>
          </table:table-cell>
          <table:table-cell office:value-type="float" office:value="1528.33" calcext:value-type="float">
            <text:p>1528.33</text:p>
          </table:table-cell>
          <table:table-cell office:value-type="float" office:value="1531.12" calcext:value-type="float">
            <text:p>1531.12</text:p>
          </table:table-cell>
          <table:table-cell office:value-type="float" office:value="1461.5" calcext:value-type="float">
            <text:p>1461.5</text:p>
          </table:table-cell>
          <table:table-cell office:value-type="float" office:value="1466.28" calcext:value-type="float">
            <text:p>146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07</text:p>
          </table:table-cell>
          <table:table-cell office:value-type="float" office:value="1536.5" calcext:value-type="float">
            <text:p>1536.5</text:p>
          </table:table-cell>
          <table:table-cell office:value-type="float" office:value="1541.98" calcext:value-type="float">
            <text:p>1541.98</text:p>
          </table:table-cell>
          <table:table-cell office:value-type="float" office:value="1524.74" calcext:value-type="float">
            <text:p>1524.74</text:p>
          </table:table-cell>
          <table:table-cell office:value-type="float" office:value="1534.65" calcext:value-type="float">
            <text:p>153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07</text:p>
          </table:table-cell>
          <table:table-cell office:value-type="float" office:value="1502.27" calcext:value-type="float">
            <text:p>1502.27</text:p>
          </table:table-cell>
          <table:table-cell office:value-type="float" office:value="1537.05" calcext:value-type="float">
            <text:p>1537.05</text:p>
          </table:table-cell>
          <table:table-cell office:value-type="float" office:value="1501.19" calcext:value-type="float">
            <text:p>1501.19</text:p>
          </table:table-cell>
          <table:table-cell office:value-type="float" office:value="1536.5" calcext:value-type="float">
            <text:p>153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07</text:p>
          </table:table-cell>
          <table:table-cell office:value-type="float" office:value="1480.58" calcext:value-type="float">
            <text:p>1480.58</text:p>
          </table:table-cell>
          <table:table-cell office:value-type="float" office:value="1502.27" calcext:value-type="float">
            <text:p>1502.27</text:p>
          </table:table-cell>
          <table:table-cell office:value-type="float" office:value="1475.87" calcext:value-type="float">
            <text:p>1475.87</text:p>
          </table:table-cell>
          <table:table-cell office:value-type="float" office:value="1502.27" calcext:value-type="float">
            <text:p>150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07</text:p>
          </table:table-cell>
          <table:table-cell office:value-type="float" office:value="1453.88" calcext:value-type="float">
            <text:p>1453.88</text:p>
          </table:table-cell>
          <table:table-cell office:value-type="float" office:value="1481.43" calcext:value-type="float">
            <text:p>1481.43</text:p>
          </table:table-cell>
          <table:table-cell office:value-type="float" office:value="1453.88" calcext:value-type="float">
            <text:p>1453.88</text:p>
          </table:table-cell>
          <table:table-cell office:value-type="float" office:value="1480.58" calcext:value-type="float">
            <text:p>148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07</text:p>
          </table:table-cell>
          <table:table-cell office:value-type="float" office:value="1424.94" calcext:value-type="float">
            <text:p>1424.94</text:p>
          </table:table-cell>
          <table:table-cell office:value-type="float" office:value="1450.03" calcext:value-type="float">
            <text:p>1450.03</text:p>
          </table:table-cell>
          <table:table-cell office:value-type="float" office:value="1424.94" calcext:value-type="float">
            <text:p>1424.94</text:p>
          </table:table-cell>
          <table:table-cell office:value-type="float" office:value="1448.9" calcext:value-type="float">
            <text:p>144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07</text:p>
          </table:table-cell>
          <table:table-cell office:value-type="float" office:value="1359.42" calcext:value-type="float">
            <text:p>1359.42</text:p>
          </table:table-cell>
          <table:table-cell office:value-type="float" office:value="1426.74" calcext:value-type="float">
            <text:p>1426.74</text:p>
          </table:table-cell>
          <table:table-cell office:value-type="float" office:value="1359.42" calcext:value-type="float">
            <text:p>1359.42</text:p>
          </table:table-cell>
          <table:table-cell office:value-type="float" office:value="1421.46" calcext:value-type="float">
            <text:p>142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ug-07</text:p>
          </table:table-cell>
          <table:table-cell office:value-type="float" office:value="1403.31" calcext:value-type="float">
            <text:p>1403.31</text:p>
          </table:table-cell>
          <table:table-cell office:value-type="float" office:value="1405.8" calcext:value-type="float">
            <text:p>1405.8</text:p>
          </table:table-cell>
          <table:table-cell office:value-type="float" office:value="1282.53" calcext:value-type="float">
            <text:p>1282.53</text:p>
          </table:table-cell>
          <table:table-cell office:value-type="float" office:value="1344.65" calcext:value-type="float">
            <text:p>134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07</text:p>
          </table:table-cell>
          <table:table-cell table:number-columns-repeated="2" office:value-type="float" office:value="1490.63" calcext:value-type="float">
            <text:p>1490.63</text:p>
          </table:table-cell>
          <table:table-cell office:value-type="float" office:value="1397.76" calcext:value-type="float">
            <text:p>1397.76</text:p>
          </table:table-cell>
          <table:table-cell office:value-type="float" office:value="1407.49" calcext:value-type="float">
            <text:p>140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07</text:p>
          </table:table-cell>
          <table:table-cell office:value-type="float" office:value="1521.95" calcext:value-type="float">
            <text:p>1521.95</text:p>
          </table:table-cell>
          <table:table-cell office:value-type="float" office:value="1527.23" calcext:value-type="float">
            <text:p>1527.23</text:p>
          </table:table-cell>
          <table:table-cell office:value-type="float" office:value="1482.51" calcext:value-type="float">
            <text:p>1482.51</text:p>
          </table:table-cell>
          <table:table-cell office:value-type="float" office:value="1490.63" calcext:value-type="float">
            <text:p>149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07</text:p>
          </table:table-cell>
          <table:table-cell office:value-type="float" office:value="1502.83" calcext:value-type="float">
            <text:p>1502.83</text:p>
          </table:table-cell>
          <table:table-cell office:value-type="float" office:value="1542.01" calcext:value-type="float">
            <text:p>1542.01</text:p>
          </table:table-cell>
          <table:table-cell office:value-type="float" office:value="1502.83" calcext:value-type="float">
            <text:p>1502.83</text:p>
          </table:table-cell>
          <table:table-cell office:value-type="float" office:value="1517.92" calcext:value-type="float">
            <text:p>151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07</text:p>
          </table:table-cell>
          <table:table-cell table:number-columns-repeated="2" office:value-type="float" office:value="1529.74" calcext:value-type="float">
            <text:p>1529.74</text:p>
          </table:table-cell>
          <table:table-cell office:value-type="float" office:value="1483.33" calcext:value-type="float">
            <text:p>1483.33</text:p>
          </table:table-cell>
          <table:table-cell office:value-type="float" office:value="1502.61" calcext:value-type="float">
            <text:p>150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07</text:p>
          </table:table-cell>
          <table:table-cell table:number-columns-repeated="2" office:value-type="float" office:value="1583.89" calcext:value-type="float">
            <text:p>1583.89</text:p>
          </table:table-cell>
          <table:table-cell office:value-type="float" office:value="1526.61" calcext:value-type="float">
            <text:p>1526.61</text:p>
          </table:table-cell>
          <table:table-cell office:value-type="float" office:value="1529.3" calcext:value-type="float">
            <text:p>152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07</text:p>
          </table:table-cell>
          <table:table-cell office:value-type="float" office:value="1568.87" calcext:value-type="float">
            <text:p>1568.87</text:p>
          </table:table-cell>
          <table:table-cell office:value-type="float" office:value="1603.62" calcext:value-type="float">
            <text:p>1603.62</text:p>
          </table:table-cell>
          <table:table-cell office:value-type="float" office:value="1568.87" calcext:value-type="float">
            <text:p>1568.87</text:p>
          </table:table-cell>
          <table:table-cell office:value-type="float" office:value="1585.68" calcext:value-type="float">
            <text:p>158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07</text:p>
          </table:table-cell>
          <table:table-cell office:value-type="float" office:value="1565.47" calcext:value-type="float">
            <text:p>1565.47</text:p>
          </table:table-cell>
          <table:table-cell office:value-type="float" office:value="1574.85" calcext:value-type="float">
            <text:p>1574.85</text:p>
          </table:table-cell>
          <table:table-cell office:value-type="float" office:value="1553.22" calcext:value-type="float">
            <text:p>1553.22</text:p>
          </table:table-cell>
          <table:table-cell office:value-type="float" office:value="1567.34" calcext:value-type="float">
            <text:p>156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07</text:p>
          </table:table-cell>
          <table:table-cell table:number-columns-repeated="2" office:value-type="float" office:value="1598.23" calcext:value-type="float">
            <text:p>1598.23</text:p>
          </table:table-cell>
          <table:table-cell office:value-type="float" office:value="1560.64" calcext:value-type="float">
            <text:p>1560.64</text:p>
          </table:table-cell>
          <table:table-cell office:value-type="float" office:value="1565.47" calcext:value-type="float">
            <text:p>1565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07</text:p>
          </table:table-cell>
          <table:table-cell office:value-type="float" office:value="1628.32" calcext:value-type="float">
            <text:p>1628.32</text:p>
          </table:table-cell>
          <table:table-cell office:value-type="float" office:value="1632.65" calcext:value-type="float">
            <text:p>1632.65</text:p>
          </table:table-cell>
          <table:table-cell table:number-columns-repeated="2" office:value-type="float" office:value="1598.6" calcext:value-type="float">
            <text:p>159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07</text:p>
          </table:table-cell>
          <table:table-cell office:value-type="float" office:value="1616.75" calcext:value-type="float">
            <text:p>1616.75</text:p>
          </table:table-cell>
          <table:table-cell office:value-type="float" office:value="1634.39" calcext:value-type="float">
            <text:p>1634.39</text:p>
          </table:table-cell>
          <table:table-cell office:value-type="float" office:value="1616.75" calcext:value-type="float">
            <text:p>1616.75</text:p>
          </table:table-cell>
          <table:table-cell office:value-type="float" office:value="1628.53" calcext:value-type="float">
            <text:p>162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07</text:p>
          </table:table-cell>
          <table:table-cell office:value-type="float" office:value="1613.97" calcext:value-type="float">
            <text:p>1613.97</text:p>
          </table:table-cell>
          <table:table-cell office:value-type="float" office:value="1616.75" calcext:value-type="float">
            <text:p>1616.75</text:p>
          </table:table-cell>
          <table:table-cell office:value-type="float" office:value="1591.71" calcext:value-type="float">
            <text:p>1591.71</text:p>
          </table:table-cell>
          <table:table-cell office:value-type="float" office:value="1616.75" calcext:value-type="float">
            <text:p>161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07</text:p>
          </table:table-cell>
          <table:table-cell office:value-type="float" office:value="1626.92" calcext:value-type="float">
            <text:p>1626.92</text:p>
          </table:table-cell>
          <table:table-cell office:value-type="float" office:value="1649.59" calcext:value-type="float">
            <text:p>1649.59</text:p>
          </table:table-cell>
          <table:table-cell table:number-columns-repeated="2" office:value-type="float" office:value="1615.37" calcext:value-type="float">
            <text:p>161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07</text:p>
          </table:table-cell>
          <table:table-cell office:value-type="float" office:value="1594" calcext:value-type="float">
            <text:p>1594</text:p>
          </table:table-cell>
          <table:table-cell office:value-type="float" office:value="1621.84" calcext:value-type="float">
            <text:p>1621.84</text:p>
          </table:table-cell>
          <table:table-cell office:value-type="float" office:value="1594" calcext:value-type="float">
            <text:p>1594</text:p>
          </table:table-cell>
          <table:table-cell office:value-type="float" office:value="1620.13" calcext:value-type="float">
            <text:p>162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07</text:p>
          </table:table-cell>
          <table:table-cell office:value-type="float" office:value="1599.04" calcext:value-type="float">
            <text:p>1599.04</text:p>
          </table:table-cell>
          <table:table-cell office:value-type="float" office:value="1618.17" calcext:value-type="float">
            <text:p>1618.17</text:p>
          </table:table-cell>
          <table:table-cell office:value-type="float" office:value="1580.17" calcext:value-type="float">
            <text:p>1580.17</text:p>
          </table:table-cell>
          <table:table-cell office:value-type="float" office:value="1590.92" calcext:value-type="float">
            <text:p>159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07</text:p>
          </table:table-cell>
          <table:table-cell table:number-columns-repeated="2" office:value-type="float" office:value="1661.37" calcext:value-type="float">
            <text:p>1661.37</text:p>
          </table:table-cell>
          <table:table-cell office:value-type="float" office:value="1584.22" calcext:value-type="float">
            <text:p>1584.22</text:p>
          </table:table-cell>
          <table:table-cell office:value-type="float" office:value="1596.7" calcext:value-type="float">
            <text:p>159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07</text:p>
          </table:table-cell>
          <table:table-cell office:value-type="float" office:value="1672.78" calcext:value-type="float">
            <text:p>1672.78</text:p>
          </table:table-cell>
          <table:table-cell office:value-type="float" office:value="1676.84" calcext:value-type="float">
            <text:p>1676.84</text:p>
          </table:table-cell>
          <table:table-cell office:value-type="float" office:value="1642.82" calcext:value-type="float">
            <text:p>1642.82</text:p>
          </table:table-cell>
          <table:table-cell office:value-type="float" office:value="1669.32" calcext:value-type="float">
            <text:p>166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07</text:p>
          </table:table-cell>
          <table:table-cell table:number-columns-repeated="2" office:value-type="float" office:value="1716.3" calcext:value-type="float">
            <text:p>1716.3</text:p>
          </table:table-cell>
          <table:table-cell office:value-type="float" office:value="1666.76" calcext:value-type="float">
            <text:p>1666.76</text:p>
          </table:table-cell>
          <table:table-cell office:value-type="float" office:value="1671.9" calcext:value-type="float">
            <text:p>167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07</text:p>
          </table:table-cell>
          <table:table-cell office:value-type="float" office:value="1701.55" calcext:value-type="float">
            <text:p>1701.55</text:p>
          </table:table-cell>
          <table:table-cell office:value-type="float" office:value="1718.44" calcext:value-type="float">
            <text:p>1718.44</text:p>
          </table:table-cell>
          <table:table-cell office:value-type="float" office:value="1701.55" calcext:value-type="float">
            <text:p>1701.55</text:p>
          </table:table-cell>
          <table:table-cell office:value-type="float" office:value="1716.71" calcext:value-type="float">
            <text:p>171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07</text:p>
          </table:table-cell>
          <table:table-cell office:value-type="float" office:value="1704.06" calcext:value-type="float">
            <text:p>1704.06</text:p>
          </table:table-cell>
          <table:table-cell office:value-type="float" office:value="1705.82" calcext:value-type="float">
            <text:p>1705.82</text:p>
          </table:table-cell>
          <table:table-cell office:value-type="float" office:value="1690.14" calcext:value-type="float">
            <text:p>1690.14</text:p>
          </table:table-cell>
          <table:table-cell office:value-type="float" office:value="1701.55" calcext:value-type="float">
            <text:p>170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07</text:p>
          </table:table-cell>
          <table:table-cell office:value-type="float" office:value="1670.34" calcext:value-type="float">
            <text:p>1670.34</text:p>
          </table:table-cell>
          <table:table-cell office:value-type="float" office:value="1704.47" calcext:value-type="float">
            <text:p>1704.47</text:p>
          </table:table-cell>
          <table:table-cell office:value-type="float" office:value="1670.34" calcext:value-type="float">
            <text:p>1670.34</text:p>
          </table:table-cell>
          <table:table-cell office:value-type="float" office:value="1704.47" calcext:value-type="float">
            <text:p>170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07</text:p>
          </table:table-cell>
          <table:table-cell table:number-columns-repeated="2" office:value-type="float" office:value="1677.66" calcext:value-type="float">
            <text:p>1677.66</text:p>
          </table:table-cell>
          <table:table-cell office:value-type="float" office:value="1664.96" calcext:value-type="float">
            <text:p>1664.96</text:p>
          </table:table-cell>
          <table:table-cell office:value-type="float" office:value="1670.34" calcext:value-type="float">
            <text:p>167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07</text:p>
          </table:table-cell>
          <table:table-cell office:value-type="float" office:value="1674.88" calcext:value-type="float">
            <text:p>1674.88</text:p>
          </table:table-cell>
          <table:table-cell office:value-type="float" office:value="1687.04" calcext:value-type="float">
            <text:p>1687.04</text:p>
          </table:table-cell>
          <table:table-cell office:value-type="float" office:value="1674.66" calcext:value-type="float">
            <text:p>1674.66</text:p>
          </table:table-cell>
          <table:table-cell office:value-type="float" office:value="1680.09" calcext:value-type="float">
            <text:p>1680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07</text:p>
          </table:table-cell>
          <table:table-cell office:value-type="float" office:value="1701.66" calcext:value-type="float">
            <text:p>1701.66</text:p>
          </table:table-cell>
          <table:table-cell office:value-type="float" office:value="1703.61" calcext:value-type="float">
            <text:p>1703.61</text:p>
          </table:table-cell>
          <table:table-cell office:value-type="float" office:value="1671.55" calcext:value-type="float">
            <text:p>1671.55</text:p>
          </table:table-cell>
          <table:table-cell office:value-type="float" office:value="1674.25" calcext:value-type="float">
            <text:p>167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07</text:p>
          </table:table-cell>
          <table:table-cell office:value-type="float" office:value="1694.8" calcext:value-type="float">
            <text:p>1694.8</text:p>
          </table:table-cell>
          <table:table-cell office:value-type="float" office:value="1701.62" calcext:value-type="float">
            <text:p>1701.62</text:p>
          </table:table-cell>
          <table:table-cell office:value-type="float" office:value="1672.51" calcext:value-type="float">
            <text:p>1672.51</text:p>
          </table:table-cell>
          <table:table-cell office:value-type="float" office:value="1701.44" calcext:value-type="float">
            <text:p>1701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07</text:p>
          </table:table-cell>
          <table:table-cell office:value-type="float" office:value="1680.42" calcext:value-type="float">
            <text:p>1680.42</text:p>
          </table:table-cell>
          <table:table-cell office:value-type="float" office:value="1695.26" calcext:value-type="float">
            <text:p>1695.26</text:p>
          </table:table-cell>
          <table:table-cell office:value-type="float" office:value="1680.42" calcext:value-type="float">
            <text:p>1680.42</text:p>
          </table:table-cell>
          <table:table-cell office:value-type="float" office:value="1694.8" calcext:value-type="float">
            <text:p>169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07</text:p>
          </table:table-cell>
          <table:table-cell office:value-type="float" office:value="1675.2" calcext:value-type="float">
            <text:p>1675.2</text:p>
          </table:table-cell>
          <table:table-cell office:value-type="float" office:value="1684.59" calcext:value-type="float">
            <text:p>1684.59</text:p>
          </table:table-cell>
          <table:table-cell office:value-type="float" office:value="1672.9" calcext:value-type="float">
            <text:p>1672.9</text:p>
          </table:table-cell>
          <table:table-cell office:value-type="float" office:value="1678.02" calcext:value-type="float">
            <text:p>167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07</text:p>
          </table:table-cell>
          <table:table-cell office:value-type="float" office:value="1674.31" calcext:value-type="float">
            <text:p>1674.31</text:p>
          </table:table-cell>
          <table:table-cell office:value-type="float" office:value="1685.35" calcext:value-type="float">
            <text:p>1685.35</text:p>
          </table:table-cell>
          <table:table-cell office:value-type="float" office:value="1673.34" calcext:value-type="float">
            <text:p>1673.34</text:p>
          </table:table-cell>
          <table:table-cell office:value-type="float" office:value="1675.16" calcext:value-type="float">
            <text:p>167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07</text:p>
          </table:table-cell>
          <table:table-cell office:value-type="float" office:value="1679.64" calcext:value-type="float">
            <text:p>1679.64</text:p>
          </table:table-cell>
          <table:table-cell office:value-type="float" office:value="1686.82" calcext:value-type="float">
            <text:p>1686.82</text:p>
          </table:table-cell>
          <table:table-cell office:value-type="float" office:value="1669.62" calcext:value-type="float">
            <text:p>1669.62</text:p>
          </table:table-cell>
          <table:table-cell office:value-type="float" office:value="1672.1" calcext:value-type="float">
            <text:p>167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07</text:p>
          </table:table-cell>
          <table:table-cell office:value-type="float" office:value="1690.03" calcext:value-type="float">
            <text:p>1690.03</text:p>
          </table:table-cell>
          <table:table-cell office:value-type="float" office:value="1694.15" calcext:value-type="float">
            <text:p>1694.15</text:p>
          </table:table-cell>
          <table:table-cell office:value-type="float" office:value="1671.31" calcext:value-type="float">
            <text:p>1671.31</text:p>
          </table:table-cell>
          <table:table-cell office:value-type="float" office:value="1679.64" calcext:value-type="float">
            <text:p>1679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07</text:p>
          </table:table-cell>
          <table:table-cell office:value-type="float" office:value="1670.69" calcext:value-type="float">
            <text:p>1670.69</text:p>
          </table:table-cell>
          <table:table-cell office:value-type="float" office:value="1688.71" calcext:value-type="float">
            <text:p>1688.71</text:p>
          </table:table-cell>
          <table:table-cell office:value-type="float" office:value="1669.12" calcext:value-type="float">
            <text:p>1669.12</text:p>
          </table:table-cell>
          <table:table-cell office:value-type="float" office:value="1688.71" calcext:value-type="float">
            <text:p>1688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07</text:p>
          </table:table-cell>
          <table:table-cell office:value-type="float" office:value="1673.94" calcext:value-type="float">
            <text:p>1673.94</text:p>
          </table:table-cell>
          <table:table-cell office:value-type="float" office:value="1680.35" calcext:value-type="float">
            <text:p>1680.35</text:p>
          </table:table-cell>
          <table:table-cell office:value-type="float" office:value="1668.53" calcext:value-type="float">
            <text:p>1668.53</text:p>
          </table:table-cell>
          <table:table-cell office:value-type="float" office:value="1670.69" calcext:value-type="float">
            <text:p>167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07</text:p>
          </table:table-cell>
          <table:table-cell office:value-type="float" office:value="1649.24" calcext:value-type="float">
            <text:p>1649.24</text:p>
          </table:table-cell>
          <table:table-cell office:value-type="float" office:value="1672.61" calcext:value-type="float">
            <text:p>1672.61</text:p>
          </table:table-cell>
          <table:table-cell office:value-type="float" office:value="1649.09" calcext:value-type="float">
            <text:p>1649.09</text:p>
          </table:table-cell>
          <table:table-cell office:value-type="float" office:value="1672.61" calcext:value-type="float">
            <text:p>167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07</text:p>
          </table:table-cell>
          <table:table-cell office:value-type="float" office:value="1662.37" calcext:value-type="float">
            <text:p>1662.37</text:p>
          </table:table-cell>
          <table:table-cell office:value-type="float" office:value="1668.23" calcext:value-type="float">
            <text:p>1668.23</text:p>
          </table:table-cell>
          <table:table-cell office:value-type="float" office:value="1639.25" calcext:value-type="float">
            <text:p>1639.25</text:p>
          </table:table-cell>
          <table:table-cell office:value-type="float" office:value="1644.85" calcext:value-type="float">
            <text:p>1644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07</text:p>
          </table:table-cell>
          <table:table-cell office:value-type="float" office:value="1672.93" calcext:value-type="float">
            <text:p>1672.93</text:p>
          </table:table-cell>
          <table:table-cell office:value-type="float" office:value="1675.92" calcext:value-type="float">
            <text:p>1675.92</text:p>
          </table:table-cell>
          <table:table-cell office:value-type="float" office:value="1660.86" calcext:value-type="float">
            <text:p>1660.86</text:p>
          </table:table-cell>
          <table:table-cell office:value-type="float" office:value="1662.37" calcext:value-type="float">
            <text:p>166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07</text:p>
          </table:table-cell>
          <table:table-cell office:value-type="float" office:value="1648.7" calcext:value-type="float">
            <text:p>1648.7</text:p>
          </table:table-cell>
          <table:table-cell office:value-type="float" office:value="1672.08" calcext:value-type="float">
            <text:p>1672.08</text:p>
          </table:table-cell>
          <table:table-cell office:value-type="float" office:value="1641.18" calcext:value-type="float">
            <text:p>1641.18</text:p>
          </table:table-cell>
          <table:table-cell office:value-type="float" office:value="1672.08" calcext:value-type="float">
            <text:p>167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07</text:p>
          </table:table-cell>
          <table:table-cell office:value-type="float" office:value="1659.21" calcext:value-type="float">
            <text:p>1659.21</text:p>
          </table:table-cell>
          <table:table-cell office:value-type="float" office:value="1662.17" calcext:value-type="float">
            <text:p>1662.17</text:p>
          </table:table-cell>
          <table:table-cell office:value-type="float" office:value="1647.06" calcext:value-type="float">
            <text:p>1647.06</text:p>
          </table:table-cell>
          <table:table-cell office:value-type="float" office:value="1650.39" calcext:value-type="float">
            <text:p>165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07</text:p>
          </table:table-cell>
          <table:table-cell table:number-columns-repeated="2" office:value-type="float" office:value="1681.86" calcext:value-type="float">
            <text:p>1681.86</text:p>
          </table:table-cell>
          <table:table-cell office:value-type="float" office:value="1655.97" calcext:value-type="float">
            <text:p>1655.97</text:p>
          </table:table-cell>
          <table:table-cell office:value-type="float" office:value="1658.28" calcext:value-type="float">
            <text:p>1658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07</text:p>
          </table:table-cell>
          <table:table-cell office:value-type="float" office:value="1683.27" calcext:value-type="float">
            <text:p>1683.27</text:p>
          </table:table-cell>
          <table:table-cell office:value-type="float" office:value="1684.75" calcext:value-type="float">
            <text:p>1684.75</text:p>
          </table:table-cell>
          <table:table-cell office:value-type="float" office:value="1668.3" calcext:value-type="float">
            <text:p>1668.3</text:p>
          </table:table-cell>
          <table:table-cell office:value-type="float" office:value="1682.59" calcext:value-type="float">
            <text:p>168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n-07</text:p>
          </table:table-cell>
          <table:table-cell office:value-type="float" office:value="1681.6" calcext:value-type="float">
            <text:p>1681.6</text:p>
          </table:table-cell>
          <table:table-cell office:value-type="float" office:value="1687.61" calcext:value-type="float">
            <text:p>1687.61</text:p>
          </table:table-cell>
          <table:table-cell office:value-type="float" office:value="1676.34" calcext:value-type="float">
            <text:p>1676.34</text:p>
          </table:table-cell>
          <table:table-cell office:value-type="float" office:value="1684.75" calcext:value-type="float">
            <text:p>168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n-07</text:p>
          </table:table-cell>
          <table:table-cell office:value-type="float" office:value="1689.12" calcext:value-type="float">
            <text:p>1689.12</text:p>
          </table:table-cell>
          <table:table-cell office:value-type="float" office:value="1699.26" calcext:value-type="float">
            <text:p>1699.26</text:p>
          </table:table-cell>
          <table:table-cell office:value-type="float" office:value="1679.77" calcext:value-type="float">
            <text:p>1679.77</text:p>
          </table:table-cell>
          <table:table-cell office:value-type="float" office:value="1683.58" calcext:value-type="float">
            <text:p>168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07</text:p>
          </table:table-cell>
          <table:table-cell office:value-type="float" office:value="1672.26" calcext:value-type="float">
            <text:p>1672.26</text:p>
          </table:table-cell>
          <table:table-cell office:value-type="float" office:value="1690.61" calcext:value-type="float">
            <text:p>1690.61</text:p>
          </table:table-cell>
          <table:table-cell office:value-type="float" office:value="1672.21" calcext:value-type="float">
            <text:p>1672.21</text:p>
          </table:table-cell>
          <table:table-cell office:value-type="float" office:value="1689.12" calcext:value-type="float">
            <text:p>168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07</text:p>
          </table:table-cell>
          <table:table-cell office:value-type="float" office:value="1656.95" calcext:value-type="float">
            <text:p>1656.95</text:p>
          </table:table-cell>
          <table:table-cell office:value-type="float" office:value="1676.8" calcext:value-type="float">
            <text:p>1676.8</text:p>
          </table:table-cell>
          <table:table-cell office:value-type="float" office:value="1656.95" calcext:value-type="float">
            <text:p>1656.95</text:p>
          </table:table-cell>
          <table:table-cell office:value-type="float" office:value="1672.26" calcext:value-type="float">
            <text:p>1672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07</text:p>
          </table:table-cell>
          <table:table-cell office:value-type="float" office:value="1642.5" calcext:value-type="float">
            <text:p>1642.5</text:p>
          </table:table-cell>
          <table:table-cell office:value-type="float" office:value="1658.99" calcext:value-type="float">
            <text:p>1658.99</text:p>
          </table:table-cell>
          <table:table-cell office:value-type="float" office:value="1641.88" calcext:value-type="float">
            <text:p>1641.88</text:p>
          </table:table-cell>
          <table:table-cell office:value-type="float" office:value="1655.63" calcext:value-type="float">
            <text:p>165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07</text:p>
          </table:table-cell>
          <table:table-cell office:value-type="float" office:value="1627" calcext:value-type="float">
            <text:p>1627</text:p>
          </table:table-cell>
          <table:table-cell office:value-type="float" office:value="1641.6" calcext:value-type="float">
            <text:p>1641.6</text:p>
          </table:table-cell>
          <table:table-cell office:value-type="float" office:value="1627" calcext:value-type="float">
            <text:p>1627</text:p>
          </table:table-cell>
          <table:table-cell office:value-type="float" office:value="1639.85" calcext:value-type="float">
            <text:p>163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07</text:p>
          </table:table-cell>
          <table:table-cell office:value-type="float" office:value="1633.08" calcext:value-type="float">
            <text:p>1633.08</text:p>
          </table:table-cell>
          <table:table-cell office:value-type="float" office:value="1634.77" calcext:value-type="float">
            <text:p>1634.77</text:p>
          </table:table-cell>
          <table:table-cell office:value-type="float" office:value="1614.22" calcext:value-type="float">
            <text:p>1614.22</text:p>
          </table:table-cell>
          <table:table-cell office:value-type="float" office:value="1625.9" calcext:value-type="float">
            <text:p>162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07</text:p>
          </table:table-cell>
          <table:table-cell office:value-type="float" office:value="1645.48" calcext:value-type="float">
            <text:p>1645.48</text:p>
          </table:table-cell>
          <table:table-cell office:value-type="float" office:value="1649.09" calcext:value-type="float">
            <text:p>1649.09</text:p>
          </table:table-cell>
          <table:table-cell office:value-type="float" office:value="1632" calcext:value-type="float">
            <text:p>1632</text:p>
          </table:table-cell>
          <table:table-cell office:value-type="float" office:value="1634.58" calcext:value-type="float">
            <text:p>163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07</text:p>
          </table:table-cell>
          <table:table-cell office:value-type="float" office:value="1634.52" calcext:value-type="float">
            <text:p>1634.52</text:p>
          </table:table-cell>
          <table:table-cell office:value-type="float" office:value="1647.5" calcext:value-type="float">
            <text:p>1647.5</text:p>
          </table:table-cell>
          <table:table-cell office:value-type="float" office:value="1634.3" calcext:value-type="float">
            <text:p>1634.3</text:p>
          </table:table-cell>
          <table:table-cell office:value-type="float" office:value="1644.63" calcext:value-type="float">
            <text:p>164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07</text:p>
          </table:table-cell>
          <table:table-cell office:value-type="float" office:value="1668.69" calcext:value-type="float">
            <text:p>1668.69</text:p>
          </table:table-cell>
          <table:table-cell office:value-type="float" office:value="1669.6" calcext:value-type="float">
            <text:p>1669.6</text:p>
          </table:table-cell>
          <table:table-cell office:value-type="float" office:value="1633.81" calcext:value-type="float">
            <text:p>1633.81</text:p>
          </table:table-cell>
          <table:table-cell office:value-type="float" office:value="1634.27" calcext:value-type="float">
            <text:p>163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07</text:p>
          </table:table-cell>
          <table:table-cell table:number-columns-repeated="2" office:value-type="float" office:value="1684.86" calcext:value-type="float">
            <text:p>1684.86</text:p>
          </table:table-cell>
          <table:table-cell office:value-type="float" office:value="1657.17" calcext:value-type="float">
            <text:p>1657.17</text:p>
          </table:table-cell>
          <table:table-cell office:value-type="float" office:value="1667.83" calcext:value-type="float">
            <text:p>1667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07</text:p>
          </table:table-cell>
          <table:table-cell table:number-columns-repeated="2" office:value-type="float" office:value="1688.86" calcext:value-type="float">
            <text:p>1688.86</text:p>
          </table:table-cell>
          <table:table-cell office:value-type="float" office:value="1675.27" calcext:value-type="float">
            <text:p>1675.27</text:p>
          </table:table-cell>
          <table:table-cell office:value-type="float" office:value="1684.95" calcext:value-type="float">
            <text:p>168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07</text:p>
          </table:table-cell>
          <table:table-cell table:number-columns-repeated="2" office:value-type="float" office:value="1696.1" calcext:value-type="float">
            <text:p>1696.1</text:p>
          </table:table-cell>
          <table:table-cell office:value-type="float" office:value="1679.52" calcext:value-type="float">
            <text:p>1679.52</text:p>
          </table:table-cell>
          <table:table-cell office:value-type="float" office:value="1688.86" calcext:value-type="float">
            <text:p>168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07</text:p>
          </table:table-cell>
          <table:table-cell office:value-type="float" office:value="1697.82" calcext:value-type="float">
            <text:p>1697.82</text:p>
          </table:table-cell>
          <table:table-cell office:value-type="float" office:value="1708.95" calcext:value-type="float">
            <text:p>1708.95</text:p>
          </table:table-cell>
          <table:table-cell office:value-type="float" office:value="1694.15" calcext:value-type="float">
            <text:p>1694.15</text:p>
          </table:table-cell>
          <table:table-cell office:value-type="float" office:value="1697.09" calcext:value-type="float">
            <text:p>169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07</text:p>
          </table:table-cell>
          <table:table-cell office:value-type="float" office:value="1690.03" calcext:value-type="float">
            <text:p>1690.03</text:p>
          </table:table-cell>
          <table:table-cell office:value-type="float" office:value="1700.27" calcext:value-type="float">
            <text:p>1700.27</text:p>
          </table:table-cell>
          <table:table-cell office:value-type="float" office:value="1681.2" calcext:value-type="float">
            <text:p>1681.2</text:p>
          </table:table-cell>
          <table:table-cell office:value-type="float" office:value="1694.73" calcext:value-type="float">
            <text:p>169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07</text:p>
          </table:table-cell>
          <table:table-cell office:value-type="float" office:value="1671.55" calcext:value-type="float">
            <text:p>1671.55</text:p>
          </table:table-cell>
          <table:table-cell office:value-type="float" office:value="1689.29" calcext:value-type="float">
            <text:p>1689.29</text:p>
          </table:table-cell>
          <table:table-cell office:value-type="float" office:value="1659.62" calcext:value-type="float">
            <text:p>1659.62</text:p>
          </table:table-cell>
          <table:table-cell office:value-type="float" office:value="1689.29" calcext:value-type="float">
            <text:p>168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07</text:p>
          </table:table-cell>
          <table:table-cell office:value-type="float" office:value="1665.15" calcext:value-type="float">
            <text:p>1665.15</text:p>
          </table:table-cell>
          <table:table-cell office:value-type="float" office:value="1673.64" calcext:value-type="float">
            <text:p>1673.64</text:p>
          </table:table-cell>
          <table:table-cell office:value-type="float" office:value="1659.5" calcext:value-type="float">
            <text:p>1659.5</text:p>
          </table:table-cell>
          <table:table-cell office:value-type="float" office:value="1673.64" calcext:value-type="float">
            <text:p>1673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07</text:p>
          </table:table-cell>
          <table:table-cell office:value-type="float" office:value="1648.12" calcext:value-type="float">
            <text:p>1648.12</text:p>
          </table:table-cell>
          <table:table-cell office:value-type="float" office:value="1664.97" calcext:value-type="float">
            <text:p>1664.97</text:p>
          </table:table-cell>
          <table:table-cell office:value-type="float" office:value="1648.12" calcext:value-type="float">
            <text:p>1648.12</text:p>
          </table:table-cell>
          <table:table-cell office:value-type="float" office:value="1664.04" calcext:value-type="float">
            <text:p>166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07</text:p>
          </table:table-cell>
          <table:table-cell office:value-type="float" office:value="1660.7" calcext:value-type="float">
            <text:p>1660.7</text:p>
          </table:table-cell>
          <table:table-cell office:value-type="float" office:value="1667.81" calcext:value-type="float">
            <text:p>1667.81</text:p>
          </table:table-cell>
          <table:table-cell office:value-type="float" office:value="1636.36" calcext:value-type="float">
            <text:p>1636.36</text:p>
          </table:table-cell>
          <table:table-cell office:value-type="float" office:value="1649.82" calcext:value-type="float">
            <text:p>164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07</text:p>
          </table:table-cell>
          <table:table-cell office:value-type="float" office:value="1663.41" calcext:value-type="float">
            <text:p>1663.41</text:p>
          </table:table-cell>
          <table:table-cell office:value-type="float" office:value="1685" calcext:value-type="float">
            <text:p>1685</text:p>
          </table:table-cell>
          <table:table-cell office:value-type="float" office:value="1658.81" calcext:value-type="float">
            <text:p>1658.81</text:p>
          </table:table-cell>
          <table:table-cell office:value-type="float" office:value="1660.88" calcext:value-type="float">
            <text:p>166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07</text:p>
          </table:table-cell>
          <table:table-cell table:number-columns-repeated="2" office:value-type="float" office:value="1676.99" calcext:value-type="float">
            <text:p>1676.99</text:p>
          </table:table-cell>
          <table:table-cell office:value-type="float" office:value="1660.54" calcext:value-type="float">
            <text:p>1660.54</text:p>
          </table:table-cell>
          <table:table-cell office:value-type="float" office:value="1663.41" calcext:value-type="float">
            <text:p>166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07</text:p>
          </table:table-cell>
          <table:table-cell office:value-type="float" office:value="1662.03" calcext:value-type="float">
            <text:p>1662.03</text:p>
          </table:table-cell>
          <table:table-cell office:value-type="float" office:value="1680.06" calcext:value-type="float">
            <text:p>1680.06</text:p>
          </table:table-cell>
          <table:table-cell office:value-type="float" office:value="1662.03" calcext:value-type="float">
            <text:p>1662.03</text:p>
          </table:table-cell>
          <table:table-cell office:value-type="float" office:value="1676.44" calcext:value-type="float">
            <text:p>167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7</text:p>
          </table:table-cell>
          <table:table-cell office:value-type="float" office:value="1651.2" calcext:value-type="float">
            <text:p>1651.2</text:p>
          </table:table-cell>
          <table:table-cell office:value-type="float" office:value="1660.47" calcext:value-type="float">
            <text:p>1660.47</text:p>
          </table:table-cell>
          <table:table-cell office:value-type="float" office:value="1651.2" calcext:value-type="float">
            <text:p>1651.2</text:p>
          </table:table-cell>
          <table:table-cell office:value-type="float" office:value="1660.24" calcext:value-type="float">
            <text:p>1660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07</text:p>
          </table:table-cell>
          <table:table-cell office:value-type="float" office:value="1646.17" calcext:value-type="float">
            <text:p>1646.17</text:p>
          </table:table-cell>
          <table:table-cell office:value-type="float" office:value="1659.57" calcext:value-type="float">
            <text:p>1659.57</text:p>
          </table:table-cell>
          <table:table-cell office:value-type="float" office:value="1646.17" calcext:value-type="float">
            <text:p>1646.17</text:p>
          </table:table-cell>
          <table:table-cell office:value-type="float" office:value="1651.2" calcext:value-type="float">
            <text:p>165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07</text:p>
          </table:table-cell>
          <table:table-cell office:value-type="float" office:value="1626.54" calcext:value-type="float">
            <text:p>1626.54</text:p>
          </table:table-cell>
          <table:table-cell office:value-type="float" office:value="1645.6" calcext:value-type="float">
            <text:p>1645.6</text:p>
          </table:table-cell>
          <table:table-cell office:value-type="float" office:value="1621.52" calcext:value-type="float">
            <text:p>1621.52</text:p>
          </table:table-cell>
          <table:table-cell office:value-type="float" office:value="1645.6" calcext:value-type="float">
            <text:p>164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07</text:p>
          </table:table-cell>
          <table:table-cell office:value-type="float" office:value="1620.67" calcext:value-type="float">
            <text:p>1620.67</text:p>
          </table:table-cell>
          <table:table-cell office:value-type="float" office:value="1639.85" calcext:value-type="float">
            <text:p>1639.85</text:p>
          </table:table-cell>
          <table:table-cell office:value-type="float" office:value="1620.67" calcext:value-type="float">
            <text:p>1620.67</text:p>
          </table:table-cell>
          <table:table-cell office:value-type="float" office:value="1626.29" calcext:value-type="float">
            <text:p>162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07</text:p>
          </table:table-cell>
          <table:table-cell office:value-type="float" office:value="1615.63" calcext:value-type="float">
            <text:p>1615.63</text:p>
          </table:table-cell>
          <table:table-cell office:value-type="float" office:value="1633.15" calcext:value-type="float">
            <text:p>1633.15</text:p>
          </table:table-cell>
          <table:table-cell office:value-type="float" office:value="1615.56" calcext:value-type="float">
            <text:p>1615.56</text:p>
          </table:table-cell>
          <table:table-cell office:value-type="float" office:value="1620.04" calcext:value-type="float">
            <text:p>162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7</text:p>
          </table:table-cell>
          <table:table-cell office:value-type="float" office:value="1600.52" calcext:value-type="float">
            <text:p>1600.52</text:p>
          </table:table-cell>
          <table:table-cell office:value-type="float" office:value="1624.93" calcext:value-type="float">
            <text:p>1624.93</text:p>
          </table:table-cell>
          <table:table-cell office:value-type="float" office:value="1599.61" calcext:value-type="float">
            <text:p>1599.61</text:p>
          </table:table-cell>
          <table:table-cell office:value-type="float" office:value="1614.99" calcext:value-type="float">
            <text:p>161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07</text:p>
          </table:table-cell>
          <table:table-cell table:number-columns-repeated="2" office:value-type="float" office:value="1642.1" calcext:value-type="float">
            <text:p>1642.1</text:p>
          </table:table-cell>
          <table:table-cell office:value-type="float" office:value="1596.89" calcext:value-type="float">
            <text:p>1596.89</text:p>
          </table:table-cell>
          <table:table-cell office:value-type="float" office:value="1597.5" calcext:value-type="float">
            <text:p>159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07</text:p>
          </table:table-cell>
          <table:table-cell office:value-type="float" office:value="1625.37" calcext:value-type="float">
            <text:p>1625.37</text:p>
          </table:table-cell>
          <table:table-cell office:value-type="float" office:value="1643.56" calcext:value-type="float">
            <text:p>1643.56</text:p>
          </table:table-cell>
          <table:table-cell office:value-type="float" office:value="1622.95" calcext:value-type="float">
            <text:p>1622.95</text:p>
          </table:table-cell>
          <table:table-cell office:value-type="float" office:value="1642.1" calcext:value-type="float">
            <text:p>164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07</text:p>
          </table:table-cell>
          <table:table-cell office:value-type="float" office:value="1618.34" calcext:value-type="float">
            <text:p>1618.34</text:p>
          </table:table-cell>
          <table:table-cell office:value-type="float" office:value="1623.96" calcext:value-type="float">
            <text:p>1623.96</text:p>
          </table:table-cell>
          <table:table-cell office:value-type="float" office:value="1597.91" calcext:value-type="float">
            <text:p>1597.91</text:p>
          </table:table-cell>
          <table:table-cell office:value-type="float" office:value="1623.96" calcext:value-type="float">
            <text:p>162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07</text:p>
          </table:table-cell>
          <table:table-cell office:value-type="float" office:value="1626.24" calcext:value-type="float">
            <text:p>1626.24</text:p>
          </table:table-cell>
          <table:table-cell office:value-type="float" office:value="1626.59" calcext:value-type="float">
            <text:p>1626.59</text:p>
          </table:table-cell>
          <table:table-cell office:value-type="float" office:value="1611.2" calcext:value-type="float">
            <text:p>1611.2</text:p>
          </table:table-cell>
          <table:table-cell office:value-type="float" office:value="1618.34" calcext:value-type="float">
            <text:p>161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7</text:p>
          </table:table-cell>
          <table:table-cell office:value-type="float" office:value="1640.62" calcext:value-type="float">
            <text:p>1640.62</text:p>
          </table:table-cell>
          <table:table-cell office:value-type="float" office:value="1651.12" calcext:value-type="float">
            <text:p>1651.12</text:p>
          </table:table-cell>
          <table:table-cell office:value-type="float" office:value="1622.73" calcext:value-type="float">
            <text:p>1622.73</text:p>
          </table:table-cell>
          <table:table-cell office:value-type="float" office:value="1626.24" calcext:value-type="float">
            <text:p>162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07</text:p>
          </table:table-cell>
          <table:table-cell office:value-type="float" office:value="1631.13" calcext:value-type="float">
            <text:p>1631.13</text:p>
          </table:table-cell>
          <table:table-cell office:value-type="float" office:value="1647.97" calcext:value-type="float">
            <text:p>1647.97</text:p>
          </table:table-cell>
          <table:table-cell office:value-type="float" office:value="1630.45" calcext:value-type="float">
            <text:p>1630.45</text:p>
          </table:table-cell>
          <table:table-cell office:value-type="float" office:value="1639.04" calcext:value-type="float">
            <text:p>163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07</text:p>
          </table:table-cell>
          <table:table-cell office:value-type="float" office:value="1630.33" calcext:value-type="float">
            <text:p>1630.33</text:p>
          </table:table-cell>
          <table:table-cell office:value-type="float" office:value="1639.38" calcext:value-type="float">
            <text:p>1639.38</text:p>
          </table:table-cell>
          <table:table-cell office:value-type="float" office:value="1615.68" calcext:value-type="float">
            <text:p>1615.68</text:p>
          </table:table-cell>
          <table:table-cell office:value-type="float" office:value="1631.13" calcext:value-type="float">
            <text:p>1631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07</text:p>
          </table:table-cell>
          <table:table-cell office:value-type="float" office:value="1660.23" calcext:value-type="float">
            <text:p>1660.23</text:p>
          </table:table-cell>
          <table:table-cell office:value-type="float" office:value="1663.25" calcext:value-type="float">
            <text:p>1663.25</text:p>
          </table:table-cell>
          <table:table-cell office:value-type="float" office:value="1622.93" calcext:value-type="float">
            <text:p>1622.93</text:p>
          </table:table-cell>
          <table:table-cell office:value-type="float" office:value="1628.23" calcext:value-type="float">
            <text:p>162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07</text:p>
          </table:table-cell>
          <table:table-cell office:value-type="float" office:value="1655.26" calcext:value-type="float">
            <text:p>1655.26</text:p>
          </table:table-cell>
          <table:table-cell office:value-type="float" office:value="1659.98" calcext:value-type="float">
            <text:p>1659.98</text:p>
          </table:table-cell>
          <table:table-cell office:value-type="float" office:value="1644.65" calcext:value-type="float">
            <text:p>1644.65</text:p>
          </table:table-cell>
          <table:table-cell office:value-type="float" office:value="1659.98" calcext:value-type="float">
            <text:p>165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07</text:p>
          </table:table-cell>
          <table:table-cell office:value-type="float" office:value="1650.66" calcext:value-type="float">
            <text:p>1650.66</text:p>
          </table:table-cell>
          <table:table-cell office:value-type="float" office:value="1658" calcext:value-type="float">
            <text:p>1658</text:p>
          </table:table-cell>
          <table:table-cell office:value-type="float" office:value="1645.78" calcext:value-type="float">
            <text:p>1645.78</text:p>
          </table:table-cell>
          <table:table-cell office:value-type="float" office:value="1654.97" calcext:value-type="float">
            <text:p>1654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07</text:p>
          </table:table-cell>
          <table:table-cell office:value-type="float" office:value="1653.88" calcext:value-type="float">
            <text:p>1653.88</text:p>
          </table:table-cell>
          <table:table-cell office:value-type="float" office:value="1658.96" calcext:value-type="float">
            <text:p>1658.96</text:p>
          </table:table-cell>
          <table:table-cell office:value-type="float" office:value="1643.88" calcext:value-type="float">
            <text:p>1643.88</text:p>
          </table:table-cell>
          <table:table-cell office:value-type="float" office:value="1646.71" calcext:value-type="float">
            <text:p>164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07</text:p>
          </table:table-cell>
          <table:table-cell office:value-type="float" office:value="1653.58" calcext:value-type="float">
            <text:p>1653.58</text:p>
          </table:table-cell>
          <table:table-cell office:value-type="float" office:value="1655.95" calcext:value-type="float">
            <text:p>1655.95</text:p>
          </table:table-cell>
          <table:table-cell office:value-type="float" office:value="1639.15" calcext:value-type="float">
            <text:p>1639.15</text:p>
          </table:table-cell>
          <table:table-cell office:value-type="float" office:value="1648.8" calcext:value-type="float">
            <text:p>164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07</text:p>
          </table:table-cell>
          <table:table-cell office:value-type="float" office:value="1674.47" calcext:value-type="float">
            <text:p>1674.47</text:p>
          </table:table-cell>
          <table:table-cell office:value-type="float" office:value="1681.11" calcext:value-type="float">
            <text:p>1681.11</text:p>
          </table:table-cell>
          <table:table-cell table:number-columns-repeated="2" office:value-type="float" office:value="1653.58" calcext:value-type="float">
            <text:p>165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07</text:p>
          </table:table-cell>
          <table:table-cell office:value-type="float" office:value="1665.31" calcext:value-type="float">
            <text:p>1665.31</text:p>
          </table:table-cell>
          <table:table-cell office:value-type="float" office:value="1679.64" calcext:value-type="float">
            <text:p>1679.64</text:p>
          </table:table-cell>
          <table:table-cell office:value-type="float" office:value="1665.31" calcext:value-type="float">
            <text:p>1665.31</text:p>
          </table:table-cell>
          <table:table-cell office:value-type="float" office:value="1673.55" calcext:value-type="float">
            <text:p>167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07</text:p>
          </table:table-cell>
          <table:table-cell office:value-type="float" office:value="1657.85" calcext:value-type="float">
            <text:p>1657.85</text:p>
          </table:table-cell>
          <table:table-cell office:value-type="float" office:value="1663.97" calcext:value-type="float">
            <text:p>1663.97</text:p>
          </table:table-cell>
          <table:table-cell office:value-type="float" office:value="1643.9" calcext:value-type="float">
            <text:p>1643.9</text:p>
          </table:table-cell>
          <table:table-cell office:value-type="float" office:value="1661.99" calcext:value-type="float">
            <text:p>166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07</text:p>
          </table:table-cell>
          <table:table-cell office:value-type="float" office:value="1646.06" calcext:value-type="float">
            <text:p>1646.06</text:p>
          </table:table-cell>
          <table:table-cell office:value-type="float" office:value="1668.39" calcext:value-type="float">
            <text:p>1668.39</text:p>
          </table:table-cell>
          <table:table-cell office:value-type="float" office:value="1644.37" calcext:value-type="float">
            <text:p>1644.37</text:p>
          </table:table-cell>
          <table:table-cell office:value-type="float" office:value="1666.6" calcext:value-type="float">
            <text:p>166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07</text:p>
          </table:table-cell>
          <table:table-cell office:value-type="float" office:value="1671.08" calcext:value-type="float">
            <text:p>1671.08</text:p>
          </table:table-cell>
          <table:table-cell office:value-type="float" office:value="1671.68" calcext:value-type="float">
            <text:p>1671.68</text:p>
          </table:table-cell>
          <table:table-cell office:value-type="float" office:value="1645.83" calcext:value-type="float">
            <text:p>1645.83</text:p>
          </table:table-cell>
          <table:table-cell office:value-type="float" office:value="1647.31" calcext:value-type="float">
            <text:p>164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07</text:p>
          </table:table-cell>
          <table:table-cell office:value-type="float" office:value="1661.22" calcext:value-type="float">
            <text:p>1661.22</text:p>
          </table:table-cell>
          <table:table-cell office:value-type="float" office:value="1680.16" calcext:value-type="float">
            <text:p>1680.16</text:p>
          </table:table-cell>
          <table:table-cell office:value-type="float" office:value="1661.22" calcext:value-type="float">
            <text:p>1661.22</text:p>
          </table:table-cell>
          <table:table-cell office:value-type="float" office:value="1671.37" calcext:value-type="float">
            <text:p>167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07</text:p>
          </table:table-cell>
          <table:table-cell office:value-type="float" office:value="1643.57" calcext:value-type="float">
            <text:p>1643.57</text:p>
          </table:table-cell>
          <table:table-cell office:value-type="float" office:value="1662.5" calcext:value-type="float">
            <text:p>1662.5</text:p>
          </table:table-cell>
          <table:table-cell office:value-type="float" office:value="1642.64" calcext:value-type="float">
            <text:p>1642.64</text:p>
          </table:table-cell>
          <table:table-cell office:value-type="float" office:value="1660.37" calcext:value-type="float">
            <text:p>166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07</text:p>
          </table:table-cell>
          <table:table-cell office:value-type="float" office:value="1621.22" calcext:value-type="float">
            <text:p>1621.22</text:p>
          </table:table-cell>
          <table:table-cell office:value-type="float" office:value="1642.7" calcext:value-type="float">
            <text:p>1642.7</text:p>
          </table:table-cell>
          <table:table-cell office:value-type="float" office:value="1613.52" calcext:value-type="float">
            <text:p>1613.52</text:p>
          </table:table-cell>
          <table:table-cell office:value-type="float" office:value="1642.7" calcext:value-type="float">
            <text:p>164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07</text:p>
          </table:table-cell>
          <table:table-cell office:value-type="float" office:value="1617.48" calcext:value-type="float">
            <text:p>1617.48</text:p>
          </table:table-cell>
          <table:table-cell office:value-type="float" office:value="1622.97" calcext:value-type="float">
            <text:p>1622.97</text:p>
          </table:table-cell>
          <table:table-cell office:value-type="float" office:value="1607.84" calcext:value-type="float">
            <text:p>1607.84</text:p>
          </table:table-cell>
          <table:table-cell office:value-type="float" office:value="1621.22" calcext:value-type="float">
            <text:p>162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pr-07</text:p>
          </table:table-cell>
          <table:table-cell office:value-type="float" office:value="1600.33" calcext:value-type="float">
            <text:p>1600.33</text:p>
          </table:table-cell>
          <table:table-cell office:value-type="float" office:value="1614.52" calcext:value-type="float">
            <text:p>1614.52</text:p>
          </table:table-cell>
          <table:table-cell office:value-type="float" office:value="1599.1" calcext:value-type="float">
            <text:p>1599.1</text:p>
          </table:table-cell>
          <table:table-cell office:value-type="float" office:value="1614.52" calcext:value-type="float">
            <text:p>161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pr-07</text:p>
          </table:table-cell>
          <table:table-cell office:value-type="float" office:value="1596" calcext:value-type="float">
            <text:p>1596</text:p>
          </table:table-cell>
          <table:table-cell office:value-type="float" office:value="1606.31" calcext:value-type="float">
            <text:p>1606.31</text:p>
          </table:table-cell>
          <table:table-cell office:value-type="float" office:value="1595.63" calcext:value-type="float">
            <text:p>1595.63</text:p>
          </table:table-cell>
          <table:table-cell office:value-type="float" office:value="1600.33" calcext:value-type="float">
            <text:p>1600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07</text:p>
          </table:table-cell>
          <table:table-cell office:value-type="float" office:value="1587.32" calcext:value-type="float">
            <text:p>1587.32</text:p>
          </table:table-cell>
          <table:table-cell office:value-type="float" office:value="1595.13" calcext:value-type="float">
            <text:p>1595.13</text:p>
          </table:table-cell>
          <table:table-cell office:value-type="float" office:value="1581.5" calcext:value-type="float">
            <text:p>1581.5</text:p>
          </table:table-cell>
          <table:table-cell office:value-type="float" office:value="1595.02" calcext:value-type="float">
            <text:p>159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07</text:p>
          </table:table-cell>
          <table:table-cell office:value-type="float" office:value="1582.69" calcext:value-type="float">
            <text:p>1582.69</text:p>
          </table:table-cell>
          <table:table-cell office:value-type="float" office:value="1597.4" calcext:value-type="float">
            <text:p>1597.4</text:p>
          </table:table-cell>
          <table:table-cell office:value-type="float" office:value="1582.69" calcext:value-type="float">
            <text:p>1582.69</text:p>
          </table:table-cell>
          <table:table-cell office:value-type="float" office:value="1586.33" calcext:value-type="float">
            <text:p>1586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07</text:p>
          </table:table-cell>
          <table:table-cell office:value-type="float" office:value="1564.43" calcext:value-type="float">
            <text:p>1564.43</text:p>
          </table:table-cell>
          <table:table-cell office:value-type="float" office:value="1580.85" calcext:value-type="float">
            <text:p>1580.85</text:p>
          </table:table-cell>
          <table:table-cell office:value-type="float" office:value="1560.53" calcext:value-type="float">
            <text:p>1560.53</text:p>
          </table:table-cell>
          <table:table-cell office:value-type="float" office:value="1580.85" calcext:value-type="float">
            <text:p>158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07</text:p>
          </table:table-cell>
          <table:table-cell office:value-type="float" office:value="1550.49" calcext:value-type="float">
            <text:p>1550.49</text:p>
          </table:table-cell>
          <table:table-cell office:value-type="float" office:value="1565.39" calcext:value-type="float">
            <text:p>1565.39</text:p>
          </table:table-cell>
          <table:table-cell office:value-type="float" office:value="1550.49" calcext:value-type="float">
            <text:p>1550.49</text:p>
          </table:table-cell>
          <table:table-cell office:value-type="float" office:value="1564.43" calcext:value-type="float">
            <text:p>156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07</text:p>
          </table:table-cell>
          <table:table-cell table:number-columns-repeated="2" office:value-type="float" office:value="1557.83" calcext:value-type="float">
            <text:p>1557.83</text:p>
          </table:table-cell>
          <table:table-cell office:value-type="float" office:value="1541.75" calcext:value-type="float">
            <text:p>1541.75</text:p>
          </table:table-cell>
          <table:table-cell office:value-type="float" office:value="1549.98" calcext:value-type="float">
            <text:p>154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07</text:p>
          </table:table-cell>
          <table:table-cell table:number-columns-repeated="2" office:value-type="float" office:value="1575.43" calcext:value-type="float">
            <text:p>1575.43</text:p>
          </table:table-cell>
          <table:table-cell office:value-type="float" office:value="1555.29" calcext:value-type="float">
            <text:p>1555.29</text:p>
          </table:table-cell>
          <table:table-cell office:value-type="float" office:value="1560.34" calcext:value-type="float">
            <text:p>1560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07</text:p>
          </table:table-cell>
          <table:table-cell table:number-columns-repeated="2" office:value-type="float" office:value="1586.29" calcext:value-type="float">
            <text:p>1586.29</text:p>
          </table:table-cell>
          <table:table-cell office:value-type="float" office:value="1559.82" calcext:value-type="float">
            <text:p>1559.82</text:p>
          </table:table-cell>
          <table:table-cell office:value-type="float" office:value="1575.43" calcext:value-type="float">
            <text:p>157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07</text:p>
          </table:table-cell>
          <table:table-cell office:value-type="float" office:value="1582.75" calcext:value-type="float">
            <text:p>1582.75</text:p>
          </table:table-cell>
          <table:table-cell office:value-type="float" office:value="1592.32" calcext:value-type="float">
            <text:p>1592.32</text:p>
          </table:table-cell>
          <table:table-cell office:value-type="float" office:value="1571.74" calcext:value-type="float">
            <text:p>1571.74</text:p>
          </table:table-cell>
          <table:table-cell office:value-type="float" office:value="1586.29" calcext:value-type="float">
            <text:p>158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07</text:p>
          </table:table-cell>
          <table:table-cell office:value-type="float" office:value="1585.53" calcext:value-type="float">
            <text:p>1585.53</text:p>
          </table:table-cell>
          <table:table-cell office:value-type="float" office:value="1588.51" calcext:value-type="float">
            <text:p>1588.51</text:p>
          </table:table-cell>
          <table:table-cell office:value-type="float" office:value="1577.17" calcext:value-type="float">
            <text:p>1577.17</text:p>
          </table:table-cell>
          <table:table-cell office:value-type="float" office:value="1581.18" calcext:value-type="float">
            <text:p>158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07</text:p>
          </table:table-cell>
          <table:table-cell office:value-type="float" office:value="1562.91" calcext:value-type="float">
            <text:p>1562.91</text:p>
          </table:table-cell>
          <table:table-cell office:value-type="float" office:value="1589.03" calcext:value-type="float">
            <text:p>1589.03</text:p>
          </table:table-cell>
          <table:table-cell office:value-type="float" office:value="1562.68" calcext:value-type="float">
            <text:p>1562.68</text:p>
          </table:table-cell>
          <table:table-cell office:value-type="float" office:value="1584.65" calcext:value-type="float">
            <text:p>158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07</text:p>
          </table:table-cell>
          <table:table-cell office:value-type="float" office:value="1548.18" calcext:value-type="float">
            <text:p>1548.18</text:p>
          </table:table-cell>
          <table:table-cell office:value-type="float" office:value="1564.35" calcext:value-type="float">
            <text:p>1564.35</text:p>
          </table:table-cell>
          <table:table-cell office:value-type="float" office:value="1547.5" calcext:value-type="float">
            <text:p>1547.5</text:p>
          </table:table-cell>
          <table:table-cell office:value-type="float" office:value="1562.07" calcext:value-type="float">
            <text:p>156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07</text:p>
          </table:table-cell>
          <table:table-cell office:value-type="float" office:value="1520.78" calcext:value-type="float">
            <text:p>1520.78</text:p>
          </table:table-cell>
          <table:table-cell office:value-type="float" office:value="1548.18" calcext:value-type="float">
            <text:p>1548.18</text:p>
          </table:table-cell>
          <table:table-cell office:value-type="float" office:value="1520.78" calcext:value-type="float">
            <text:p>1520.78</text:p>
          </table:table-cell>
          <table:table-cell office:value-type="float" office:value="1548.18" calcext:value-type="float">
            <text:p>154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07</text:p>
          </table:table-cell>
          <table:table-cell office:value-type="float" office:value="1535.5" calcext:value-type="float">
            <text:p>1535.5</text:p>
          </table:table-cell>
          <table:table-cell office:value-type="float" office:value="1539.52" calcext:value-type="float">
            <text:p>1539.52</text:p>
          </table:table-cell>
          <table:table-cell office:value-type="float" office:value="1515.12" calcext:value-type="float">
            <text:p>1515.12</text:p>
          </table:table-cell>
          <table:table-cell office:value-type="float" office:value="1519.47" calcext:value-type="float">
            <text:p>151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07</text:p>
          </table:table-cell>
          <table:table-cell office:value-type="float" office:value="1535.12" calcext:value-type="float">
            <text:p>1535.12</text:p>
          </table:table-cell>
          <table:table-cell office:value-type="float" office:value="1552.31" calcext:value-type="float">
            <text:p>1552.31</text:p>
          </table:table-cell>
          <table:table-cell office:value-type="float" office:value="1530.16" calcext:value-type="float">
            <text:p>1530.16</text:p>
          </table:table-cell>
          <table:table-cell office:value-type="float" office:value="1536.17" calcext:value-type="float">
            <text:p>153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07</text:p>
          </table:table-cell>
          <table:table-cell office:value-type="float" office:value="1517.69" calcext:value-type="float">
            <text:p>1517.69</text:p>
          </table:table-cell>
          <table:table-cell office:value-type="float" office:value="1534.48" calcext:value-type="float">
            <text:p>1534.48</text:p>
          </table:table-cell>
          <table:table-cell office:value-type="float" office:value="1487.59" calcext:value-type="float">
            <text:p>1487.59</text:p>
          </table:table-cell>
          <table:table-cell office:value-type="float" office:value="1534.48" calcext:value-type="float">
            <text:p>1534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07</text:p>
          </table:table-cell>
          <table:table-cell table:number-columns-repeated="2" office:value-type="float" office:value="1571.81" calcext:value-type="float">
            <text:p>1571.81</text:p>
          </table:table-cell>
          <table:table-cell office:value-type="float" office:value="1516.15" calcext:value-type="float">
            <text:p>1516.15</text:p>
          </table:table-cell>
          <table:table-cell office:value-type="float" office:value="1518.51" calcext:value-type="float">
            <text:p>1518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07</text:p>
          </table:table-cell>
          <table:table-cell office:value-type="float" office:value="1539.15" calcext:value-type="float">
            <text:p>1539.15</text:p>
          </table:table-cell>
          <table:table-cell office:value-type="float" office:value="1573.15" calcext:value-type="float">
            <text:p>1573.15</text:p>
          </table:table-cell>
          <table:table-cell office:value-type="float" office:value="1539.15" calcext:value-type="float">
            <text:p>1539.15</text:p>
          </table:table-cell>
          <table:table-cell office:value-type="float" office:value="1573.15" calcext:value-type="float">
            <text:p>157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07</text:p>
          </table:table-cell>
          <table:table-cell office:value-type="float" office:value="1533.69" calcext:value-type="float">
            <text:p>1533.69</text:p>
          </table:table-cell>
          <table:table-cell office:value-type="float" office:value="1555.9" calcext:value-type="float">
            <text:p>1555.9</text:p>
          </table:table-cell>
          <table:table-cell office:value-type="float" office:value="1533.69" calcext:value-type="float">
            <text:p>1533.69</text:p>
          </table:table-cell>
          <table:table-cell office:value-type="float" office:value="1539.15" calcext:value-type="float">
            <text:p>1539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07</text:p>
          </table:table-cell>
          <table:table-cell office:value-type="float" office:value="1489.05" calcext:value-type="float">
            <text:p>1489.05</text:p>
          </table:table-cell>
          <table:table-cell office:value-type="float" office:value="1538.27" calcext:value-type="float">
            <text:p>1538.27</text:p>
          </table:table-cell>
          <table:table-cell office:value-type="float" office:value="1489.05" calcext:value-type="float">
            <text:p>1489.05</text:p>
          </table:table-cell>
          <table:table-cell office:value-type="float" office:value="1533.69" calcext:value-type="float">
            <text:p>153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07</text:p>
          </table:table-cell>
          <table:table-cell office:value-type="float" office:value="1498.04" calcext:value-type="float">
            <text:p>1498.04</text:p>
          </table:table-cell>
          <table:table-cell office:value-type="float" office:value="1498.17" calcext:value-type="float">
            <text:p>1498.17</text:p>
          </table:table-cell>
          <table:table-cell office:value-type="float" office:value="1482.63" calcext:value-type="float">
            <text:p>1482.63</text:p>
          </table:table-cell>
          <table:table-cell office:value-type="float" office:value="1488.68" calcext:value-type="float">
            <text:p>148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07</text:p>
          </table:table-cell>
          <table:table-cell office:value-type="float" office:value="1456.52" calcext:value-type="float">
            <text:p>1456.52</text:p>
          </table:table-cell>
          <table:table-cell office:value-type="float" office:value="1497.37" calcext:value-type="float">
            <text:p>1497.37</text:p>
          </table:table-cell>
          <table:table-cell office:value-type="float" office:value="1456.52" calcext:value-type="float">
            <text:p>1456.52</text:p>
          </table:table-cell>
          <table:table-cell office:value-type="float" office:value="1497.37" calcext:value-type="float">
            <text:p>149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07</text:p>
          </table:table-cell>
          <table:table-cell table:number-columns-repeated="2" office:value-type="float" office:value="1483.18" calcext:value-type="float">
            <text:p>1483.18</text:p>
          </table:table-cell>
          <table:table-cell office:value-type="float" office:value="1416.06" calcext:value-type="float">
            <text:p>1416.06</text:p>
          </table:table-cell>
          <table:table-cell office:value-type="float" office:value="1452.88" calcext:value-type="float">
            <text:p>145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07</text:p>
          </table:table-cell>
          <table:table-cell office:value-type="float" office:value="1529.89" calcext:value-type="float">
            <text:p>1529.89</text:p>
          </table:table-cell>
          <table:table-cell office:value-type="float" office:value="1530.21" calcext:value-type="float">
            <text:p>1530.21</text:p>
          </table:table-cell>
          <table:table-cell office:value-type="float" office:value="1490.6" calcext:value-type="float">
            <text:p>1490.6</text:p>
          </table:table-cell>
          <table:table-cell office:value-type="float" office:value="1497.09" calcext:value-type="float">
            <text:p>1497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07</text:p>
          </table:table-cell>
          <table:table-cell table:number-columns-repeated="2" office:value-type="float" office:value="1552.74" calcext:value-type="float">
            <text:p>1552.74</text:p>
          </table:table-cell>
          <table:table-cell office:value-type="float" office:value="1476.48" calcext:value-type="float">
            <text:p>1476.48</text:p>
          </table:table-cell>
          <table:table-cell office:value-type="float" office:value="1530.21" calcext:value-type="float">
            <text:p>153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07</text:p>
          </table:table-cell>
          <table:table-cell office:value-type="float" office:value="1552.2" calcext:value-type="float">
            <text:p>1552.2</text:p>
          </table:table-cell>
          <table:table-cell office:value-type="float" office:value="1564.37" calcext:value-type="float">
            <text:p>1564.37</text:p>
          </table:table-cell>
          <table:table-cell office:value-type="float" office:value="1510.23" calcext:value-type="float">
            <text:p>1510.23</text:p>
          </table:table-cell>
          <table:table-cell office:value-type="float" office:value="1552.65" calcext:value-type="float">
            <text:p>155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07</text:p>
          </table:table-cell>
          <table:table-cell table:number-columns-repeated="2" office:value-type="float" office:value="1674.68" calcext:value-type="float">
            <text:p>1674.68</text:p>
          </table:table-cell>
          <table:table-cell office:value-type="float" office:value="1550.22" calcext:value-type="float">
            <text:p>1550.22</text:p>
          </table:table-cell>
          <table:table-cell office:value-type="float" office:value="1551.51" calcext:value-type="float">
            <text:p>155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07</text:p>
          </table:table-cell>
          <table:table-cell office:value-type="float" office:value="1670.86" calcext:value-type="float">
            <text:p>1670.86</text:p>
          </table:table-cell>
          <table:table-cell office:value-type="float" office:value="1683.06" calcext:value-type="float">
            <text:p>1683.06</text:p>
          </table:table-cell>
          <table:table-cell office:value-type="float" office:value="1670.01" calcext:value-type="float">
            <text:p>1670.01</text:p>
          </table:table-cell>
          <table:table-cell office:value-type="float" office:value="1675.94" calcext:value-type="float">
            <text:p>167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07</text:p>
          </table:table-cell>
          <table:table-cell office:value-type="float" office:value="1677.7" calcext:value-type="float">
            <text:p>1677.7</text:p>
          </table:table-cell>
          <table:table-cell office:value-type="float" office:value="1685.17" calcext:value-type="float">
            <text:p>1685.17</text:p>
          </table:table-cell>
          <table:table-cell office:value-type="float" office:value="1664.87" calcext:value-type="float">
            <text:p>1664.87</text:p>
          </table:table-cell>
          <table:table-cell office:value-type="float" office:value="1668.82" calcext:value-type="float">
            <text:p>166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07</text:p>
          </table:table-cell>
          <table:table-cell office:value-type="float" office:value="1682.28" calcext:value-type="float">
            <text:p>1682.28</text:p>
          </table:table-cell>
          <table:table-cell office:value-type="float" office:value="1697.04" calcext:value-type="float">
            <text:p>1697.04</text:p>
          </table:table-cell>
          <table:table-cell office:value-type="float" office:value="1669.96" calcext:value-type="float">
            <text:p>1669.96</text:p>
          </table:table-cell>
          <table:table-cell office:value-type="float" office:value="1677.37" calcext:value-type="float">
            <text:p>1677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07</text:p>
          </table:table-cell>
          <table:table-cell table:number-columns-repeated="2" office:value-type="float" office:value="1682.34" calcext:value-type="float">
            <text:p>1682.34</text:p>
          </table:table-cell>
          <table:table-cell office:value-type="float" office:value="1661.23" calcext:value-type="float">
            <text:p>1661.23</text:p>
          </table:table-cell>
          <table:table-cell office:value-type="float" office:value="1680.84" calcext:value-type="float">
            <text:p>1680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07</text:p>
          </table:table-cell>
          <table:table-cell office:value-type="float" office:value="1662.96" calcext:value-type="float">
            <text:p>1662.96</text:p>
          </table:table-cell>
          <table:table-cell office:value-type="float" office:value="1682.82" calcext:value-type="float">
            <text:p>1682.82</text:p>
          </table:table-cell>
          <table:table-cell office:value-type="float" office:value="1662.96" calcext:value-type="float">
            <text:p>1662.96</text:p>
          </table:table-cell>
          <table:table-cell office:value-type="float" office:value="1682.34" calcext:value-type="float">
            <text:p>168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07</text:p>
          </table:table-cell>
          <table:table-cell office:value-type="float" office:value="1619.64" calcext:value-type="float">
            <text:p>1619.64</text:p>
          </table:table-cell>
          <table:table-cell office:value-type="float" office:value="1663.28" calcext:value-type="float">
            <text:p>1663.28</text:p>
          </table:table-cell>
          <table:table-cell office:value-type="float" office:value="1618.01" calcext:value-type="float">
            <text:p>1618.01</text:p>
          </table:table-cell>
          <table:table-cell office:value-type="float" office:value="1662.83" calcext:value-type="float">
            <text:p>166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07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1619.44" calcext:value-type="float">
            <text:p>1619.44</text:p>
          </table:table-cell>
          <table:table-cell office:value-type="float" office:value="1604.02" calcext:value-type="float">
            <text:p>1604.02</text:p>
          </table:table-cell>
          <table:table-cell office:value-type="float" office:value="1618.01" calcext:value-type="float">
            <text:p>1618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07</text:p>
          </table:table-cell>
          <table:table-cell office:value-type="float" office:value="1594.16" calcext:value-type="float">
            <text:p>1594.16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1585.22" calcext:value-type="float">
            <text:p>1585.22</text:p>
          </table:table-cell>
          <table:table-cell office:value-type="float" office:value="1604.24" calcext:value-type="float">
            <text:p>1604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07</text:p>
          </table:table-cell>
          <table:table-cell office:value-type="float" office:value="1579.72" calcext:value-type="float">
            <text:p>1579.72</text:p>
          </table:table-cell>
          <table:table-cell office:value-type="float" office:value="1595.54" calcext:value-type="float">
            <text:p>1595.54</text:p>
          </table:table-cell>
          <table:table-cell office:value-type="float" office:value="1578.99" calcext:value-type="float">
            <text:p>1578.99</text:p>
          </table:table-cell>
          <table:table-cell office:value-type="float" office:value="1594.84" calcext:value-type="float">
            <text:p>159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07</text:p>
          </table:table-cell>
          <table:table-cell office:value-type="float" office:value="1568.3" calcext:value-type="float">
            <text:p>1568.3</text:p>
          </table:table-cell>
          <table:table-cell office:value-type="float" office:value="1586.62" calcext:value-type="float">
            <text:p>1586.62</text:p>
          </table:table-cell>
          <table:table-cell office:value-type="float" office:value="1567.44" calcext:value-type="float">
            <text:p>1567.44</text:p>
          </table:table-cell>
          <table:table-cell office:value-type="float" office:value="1581.08" calcext:value-type="float">
            <text:p>1581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07</text:p>
          </table:table-cell>
          <table:table-cell office:value-type="float" office:value="1566.3" calcext:value-type="float">
            <text:p>1566.3</text:p>
          </table:table-cell>
          <table:table-cell office:value-type="float" office:value="1571.32" calcext:value-type="float">
            <text:p>1571.32</text:p>
          </table:table-cell>
          <table:table-cell office:value-type="float" office:value="1558.14" calcext:value-type="float">
            <text:p>1558.14</text:p>
          </table:table-cell>
          <table:table-cell office:value-type="float" office:value="1568.3" calcext:value-type="float">
            <text:p>156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07</text:p>
          </table:table-cell>
          <table:table-cell office:value-type="float" office:value="1569.04" calcext:value-type="float">
            <text:p>1569.04</text:p>
          </table:table-cell>
          <table:table-cell office:value-type="float" office:value="1584.9" calcext:value-type="float">
            <text:p>1584.9</text:p>
          </table:table-cell>
          <table:table-cell table:number-columns-repeated="2" office:value-type="float" office:value="1565.98" calcext:value-type="float">
            <text:p>1565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07</text:p>
          </table:table-cell>
          <table:table-cell office:value-type="float" office:value="1564.23" calcext:value-type="float">
            <text:p>1564.23</text:p>
          </table:table-cell>
          <table:table-cell office:value-type="float" office:value="1568.56" calcext:value-type="float">
            <text:p>1568.56</text:p>
          </table:table-cell>
          <table:table-cell office:value-type="float" office:value="1554.49" calcext:value-type="float">
            <text:p>1554.49</text:p>
          </table:table-cell>
          <table:table-cell office:value-type="float" office:value="1568.53" calcext:value-type="float">
            <text:p>156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07</text:p>
          </table:table-cell>
          <table:table-cell office:value-type="float" office:value="1563.23" calcext:value-type="float">
            <text:p>1563.23</text:p>
          </table:table-cell>
          <table:table-cell office:value-type="float" office:value="1580.53" calcext:value-type="float">
            <text:p>1580.53</text:p>
          </table:table-cell>
          <table:table-cell office:value-type="float" office:value="1557.32" calcext:value-type="float">
            <text:p>1557.32</text:p>
          </table:table-cell>
          <table:table-cell office:value-type="float" office:value="1563.55" calcext:value-type="float">
            <text:p>1563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07</text:p>
          </table:table-cell>
          <table:table-cell office:value-type="float" office:value="1546.71" calcext:value-type="float">
            <text:p>1546.71</text:p>
          </table:table-cell>
          <table:table-cell office:value-type="float" office:value="1563.23" calcext:value-type="float">
            <text:p>1563.23</text:p>
          </table:table-cell>
          <table:table-cell office:value-type="float" office:value="1546.37" calcext:value-type="float">
            <text:p>1546.37</text:p>
          </table:table-cell>
          <table:table-cell office:value-type="float" office:value="1563.23" calcext:value-type="float">
            <text:p>156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07</text:p>
          </table:table-cell>
          <table:table-cell office:value-type="float" office:value="1547.32" calcext:value-type="float">
            <text:p>1547.32</text:p>
          </table:table-cell>
          <table:table-cell office:value-type="float" office:value="1551.94" calcext:value-type="float">
            <text:p>1551.94</text:p>
          </table:table-cell>
          <table:table-cell office:value-type="float" office:value="1538.88" calcext:value-type="float">
            <text:p>1538.88</text:p>
          </table:table-cell>
          <table:table-cell office:value-type="float" office:value="1546.71" calcext:value-type="float">
            <text:p>1546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07</text:p>
          </table:table-cell>
          <table:table-cell office:value-type="float" office:value="1540.9" calcext:value-type="float">
            <text:p>1540.9</text:p>
          </table:table-cell>
          <table:table-cell office:value-type="float" office:value="1549.95" calcext:value-type="float">
            <text:p>1549.95</text:p>
          </table:table-cell>
          <table:table-cell office:value-type="float" office:value="1539.54" calcext:value-type="float">
            <text:p>1539.54</text:p>
          </table:table-cell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07</text:p>
          </table:table-cell>
          <table:table-cell office:value-type="float" office:value="1533.06" calcext:value-type="float">
            <text:p>1533.06</text:p>
          </table:table-cell>
          <table:table-cell office:value-type="float" office:value="1554.29" calcext:value-type="float">
            <text:p>1554.29</text:p>
          </table:table-cell>
          <table:table-cell office:value-type="float" office:value="1533.06" calcext:value-type="float">
            <text:p>1533.06</text:p>
          </table:table-cell>
          <table:table-cell office:value-type="float" office:value="1543.62" calcext:value-type="float">
            <text:p>1543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07</text:p>
          </table:table-cell>
          <table:table-cell office:value-type="float" office:value="1518.35" calcext:value-type="float">
            <text:p>1518.35</text:p>
          </table:table-cell>
          <table:table-cell office:value-type="float" office:value="1531.43" calcext:value-type="float">
            <text:p>1531.43</text:p>
          </table:table-cell>
          <table:table-cell office:value-type="float" office:value="1514.85" calcext:value-type="float">
            <text:p>1514.85</text:p>
          </table:table-cell>
          <table:table-cell office:value-type="float" office:value="1531.43" calcext:value-type="float">
            <text:p>153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07</text:p>
          </table:table-cell>
          <table:table-cell office:value-type="float" office:value="1499.01" calcext:value-type="float">
            <text:p>1499.01</text:p>
          </table:table-cell>
          <table:table-cell office:value-type="float" office:value="1513.14" calcext:value-type="float">
            <text:p>1513.14</text:p>
          </table:table-cell>
          <table:table-cell office:value-type="float" office:value="1496.09" calcext:value-type="float">
            <text:p>1496.09</text:p>
          </table:table-cell>
          <table:table-cell office:value-type="float" office:value="1513.14" calcext:value-type="float">
            <text:p>151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07</text:p>
          </table:table-cell>
          <table:table-cell office:value-type="float" office:value="1513.01" calcext:value-type="float">
            <text:p>1513.01</text:p>
          </table:table-cell>
          <table:table-cell office:value-type="float" office:value="1516.35" calcext:value-type="float">
            <text:p>1516.35</text:p>
          </table:table-cell>
          <table:table-cell office:value-type="float" office:value="1498.14" calcext:value-type="float">
            <text:p>1498.14</text:p>
          </table:table-cell>
          <table:table-cell office:value-type="float" office:value="1498.33" calcext:value-type="float">
            <text:p>1498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07</text:p>
          </table:table-cell>
          <table:table-cell office:value-type="float" office:value="1522.59" calcext:value-type="float">
            <text:p>1522.59</text:p>
          </table:table-cell>
          <table:table-cell office:value-type="float" office:value="1527.99" calcext:value-type="float">
            <text:p>1527.99</text:p>
          </table:table-cell>
          <table:table-cell office:value-type="float" office:value="1509.2" calcext:value-type="float">
            <text:p>1509.2</text:p>
          </table:table-cell>
          <table:table-cell office:value-type="float" office:value="1513.01" calcext:value-type="float">
            <text:p>1513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07</text:p>
          </table:table-cell>
          <table:table-cell office:value-type="float" office:value="1532.67" calcext:value-type="float">
            <text:p>1532.67</text:p>
          </table:table-cell>
          <table:table-cell office:value-type="float" office:value="1540.66" calcext:value-type="float">
            <text:p>1540.66</text:p>
          </table:table-cell>
          <table:table-cell office:value-type="float" office:value="1521.99" calcext:value-type="float">
            <text:p>1521.99</text:p>
          </table:table-cell>
          <table:table-cell office:value-type="float" office:value="1522.59" calcext:value-type="float">
            <text:p>1522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07</text:p>
          </table:table-cell>
          <table:table-cell office:value-type="float" office:value="1517.42" calcext:value-type="float">
            <text:p>1517.42</text:p>
          </table:table-cell>
          <table:table-cell office:value-type="float" office:value="1532.67" calcext:value-type="float">
            <text:p>1532.67</text:p>
          </table:table-cell>
          <table:table-cell office:value-type="float" office:value="1517.42" calcext:value-type="float">
            <text:p>1517.42</text:p>
          </table:table-cell>
          <table:table-cell office:value-type="float" office:value="1532.67" calcext:value-type="float">
            <text:p>1532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07</text:p>
          </table:table-cell>
          <table:table-cell office:value-type="float" office:value="1520.42" calcext:value-type="float">
            <text:p>1520.42</text:p>
          </table:table-cell>
          <table:table-cell office:value-type="float" office:value="1522.4" calcext:value-type="float">
            <text:p>1522.4</text:p>
          </table:table-cell>
          <table:table-cell office:value-type="float" office:value="1511.25" calcext:value-type="float">
            <text:p>1511.25</text:p>
          </table:table-cell>
          <table:table-cell office:value-type="float" office:value="1514.07" calcext:value-type="float">
            <text:p>1514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07</text:p>
          </table:table-cell>
          <table:table-cell office:value-type="float" office:value="1508.59" calcext:value-type="float">
            <text:p>1508.59</text:p>
          </table:table-cell>
          <table:table-cell office:value-type="float" office:value="1524.35" calcext:value-type="float">
            <text:p>1524.35</text:p>
          </table:table-cell>
          <table:table-cell office:value-type="float" office:value="1507.92" calcext:value-type="float">
            <text:p>1507.92</text:p>
          </table:table-cell>
          <table:table-cell office:value-type="float" office:value="1520.42" calcext:value-type="float">
            <text:p>152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07</text:p>
          </table:table-cell>
          <table:table-cell office:value-type="float" office:value="1508.81" calcext:value-type="float">
            <text:p>1508.81</text:p>
          </table:table-cell>
          <table:table-cell office:value-type="float" office:value="1513.05" calcext:value-type="float">
            <text:p>1513.05</text:p>
          </table:table-cell>
          <table:table-cell office:value-type="float" office:value="1501.43" calcext:value-type="float">
            <text:p>1501.43</text:p>
          </table:table-cell>
          <table:table-cell office:value-type="float" office:value="1507.91" calcext:value-type="float">
            <text:p>150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07</text:p>
          </table:table-cell>
          <table:table-cell office:value-type="float" office:value="1528.68" calcext:value-type="float">
            <text:p>1528.68</text:p>
          </table:table-cell>
          <table:table-cell office:value-type="float" office:value="1538.34" calcext:value-type="float">
            <text:p>1538.34</text:p>
          </table:table-cell>
          <table:table-cell office:value-type="float" office:value="1508.13" calcext:value-type="float">
            <text:p>1508.13</text:p>
          </table:table-cell>
          <table:table-cell office:value-type="float" office:value="1509.46" calcext:value-type="float">
            <text:p>150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07</text:p>
          </table:table-cell>
          <table:table-cell office:value-type="float" office:value="1535.77" calcext:value-type="float">
            <text:p>1535.77</text:p>
          </table:table-cell>
          <table:table-cell office:value-type="float" office:value="1538.49" calcext:value-type="float">
            <text:p>1538.49</text:p>
          </table:table-cell>
          <table:table-cell office:value-type="float" office:value="1527.69" calcext:value-type="float">
            <text:p>1527.69</text:p>
          </table:table-cell>
          <table:table-cell office:value-type="float" office:value="1528.68" calcext:value-type="float">
            <text:p>152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07</text:p>
          </table:table-cell>
          <table:table-cell office:value-type="float" office:value="1523.83" calcext:value-type="float">
            <text:p>1523.83</text:p>
          </table:table-cell>
          <table:table-cell office:value-type="float" office:value="1540.52" calcext:value-type="float">
            <text:p>1540.52</text:p>
          </table:table-cell>
          <table:table-cell office:value-type="float" office:value="1517.46" calcext:value-type="float">
            <text:p>1517.46</text:p>
          </table:table-cell>
          <table:table-cell office:value-type="float" office:value="1535.77" calcext:value-type="float">
            <text:p>153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07</text:p>
          </table:table-cell>
          <table:table-cell office:value-type="float" office:value="1515.67" calcext:value-type="float">
            <text:p>1515.67</text:p>
          </table:table-cell>
          <table:table-cell office:value-type="float" office:value="1525.84" calcext:value-type="float">
            <text:p>1525.84</text:p>
          </table:table-cell>
          <table:table-cell office:value-type="float" office:value="1513.97" calcext:value-type="float">
            <text:p>1513.97</text:p>
          </table:table-cell>
          <table:table-cell office:value-type="float" office:value="1525.84" calcext:value-type="float">
            <text:p>1525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07</text:p>
          </table:table-cell>
          <table:table-cell office:value-type="float" office:value="1509.55" calcext:value-type="float">
            <text:p>1509.55</text:p>
          </table:table-cell>
          <table:table-cell office:value-type="float" office:value="1525.33" calcext:value-type="float">
            <text:p>1525.33</text:p>
          </table:table-cell>
          <table:table-cell office:value-type="float" office:value="1509.55" calcext:value-type="float">
            <text:p>1509.55</text:p>
          </table:table-cell>
          <table:table-cell office:value-type="float" office:value="1515.33" calcext:value-type="float">
            <text:p>151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07</text:p>
          </table:table-cell>
          <table:table-cell office:value-type="float" office:value="1501.51" calcext:value-type="float">
            <text:p>1501.51</text:p>
          </table:table-cell>
          <table:table-cell office:value-type="float" office:value="1529.8" calcext:value-type="float">
            <text:p>1529.8</text:p>
          </table:table-cell>
          <table:table-cell office:value-type="float" office:value="1500.51" calcext:value-type="float">
            <text:p>1500.51</text:p>
          </table:table-cell>
          <table:table-cell office:value-type="float" office:value="1509.55" calcext:value-type="float">
            <text:p>1509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07</text:p>
          </table:table-cell>
          <table:table-cell office:value-type="float" office:value="1496.69" calcext:value-type="float">
            <text:p>1496.69</text:p>
          </table:table-cell>
          <table:table-cell office:value-type="float" office:value="1501.84" calcext:value-type="float">
            <text:p>1501.84</text:p>
          </table:table-cell>
          <table:table-cell office:value-type="float" office:value="1472.36" calcext:value-type="float">
            <text:p>1472.36</text:p>
          </table:table-cell>
          <table:table-cell office:value-type="float" office:value="1501.51" calcext:value-type="float">
            <text:p>150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07</text:p>
          </table:table-cell>
          <table:table-cell table:number-columns-repeated="2" office:value-type="float" office:value="1540.7" calcext:value-type="float">
            <text:p>1540.7</text:p>
          </table:table-cell>
          <table:table-cell office:value-type="float" office:value="1493.36" calcext:value-type="float">
            <text:p>1493.36</text:p>
          </table:table-cell>
          <table:table-cell office:value-type="float" office:value="1497.36" calcext:value-type="float">
            <text:p>1497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07</text:p>
          </table:table-cell>
          <table:table-cell office:value-type="float" office:value="1539.04" calcext:value-type="float">
            <text:p>1539.04</text:p>
          </table:table-cell>
          <table:table-cell office:value-type="float" office:value="1542.78" calcext:value-type="float">
            <text:p>1542.78</text:p>
          </table:table-cell>
          <table:table-cell office:value-type="float" office:value="1522.45" calcext:value-type="float">
            <text:p>1522.45</text:p>
          </table:table-cell>
          <table:table-cell office:value-type="float" office:value="1540.02" calcext:value-type="float">
            <text:p>154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07</text:p>
          </table:table-cell>
          <table:table-cell office:value-type="float" office:value="1550.87" calcext:value-type="float">
            <text:p>1550.87</text:p>
          </table:table-cell>
          <table:table-cell office:value-type="float" office:value="1560" calcext:value-type="float">
            <text:p>1560</text:p>
          </table:table-cell>
          <table:table-cell office:value-type="float" office:value="1534.44" calcext:value-type="float">
            <text:p>1534.44</text:p>
          </table:table-cell>
          <table:table-cell office:value-type="float" office:value="1537.01" calcext:value-type="float">
            <text:p>1537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07</text:p>
          </table:table-cell>
          <table:table-cell office:value-type="float" office:value="1556.46" calcext:value-type="float">
            <text:p>1556.46</text:p>
          </table:table-cell>
          <table:table-cell office:value-type="float" office:value="1557.59" calcext:value-type="float">
            <text:p>1557.59</text:p>
          </table:table-cell>
          <table:table-cell office:value-type="float" office:value="1518.87" calcext:value-type="float">
            <text:p>1518.87</text:p>
          </table:table-cell>
          <table:table-cell office:value-type="float" office:value="1548.68" calcext:value-type="float">
            <text:p>154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07</text:p>
          </table:table-cell>
          <table:table-cell office:value-type="float" office:value="1577.69" calcext:value-type="float">
            <text:p>1577.69</text:p>
          </table:table-cell>
          <table:table-cell office:value-type="float" office:value="1596.04" calcext:value-type="float">
            <text:p>1596.04</text:p>
          </table:table-cell>
          <table:table-cell office:value-type="float" office:value="1547.03" calcext:value-type="float">
            <text:p>1547.03</text:p>
          </table:table-cell>
          <table:table-cell office:value-type="float" office:value="1555.11" calcext:value-type="float">
            <text:p>1555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07</text:p>
          </table:table-cell>
          <table:table-cell office:value-type="float" office:value="1539.71" calcext:value-type="float">
            <text:p>1539.71</text:p>
          </table:table-cell>
          <table:table-cell office:value-type="float" office:value="1577.84" calcext:value-type="float">
            <text:p>1577.84</text:p>
          </table:table-cell>
          <table:table-cell office:value-type="float" office:value="1539.71" calcext:value-type="float">
            <text:p>1539.71</text:p>
          </table:table-cell>
          <table:table-cell office:value-type="float" office:value="1577.84" calcext:value-type="float">
            <text:p>1577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6</text:p>
          </table:table-cell>
          <table:table-cell office:value-type="float" office:value="1526.25" calcext:value-type="float">
            <text:p>1526.25</text:p>
          </table:table-cell>
          <table:table-cell office:value-type="float" office:value="1542.38" calcext:value-type="float">
            <text:p>1542.38</text:p>
          </table:table-cell>
          <table:table-cell office:value-type="float" office:value="1519.15" calcext:value-type="float">
            <text:p>1519.15</text:p>
          </table:table-cell>
          <table:table-cell office:value-type="float" office:value="1542.38" calcext:value-type="float">
            <text:p>1542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06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1530.86" calcext:value-type="float">
            <text:p>1530.86</text:p>
          </table:table-cell>
          <table:table-cell office:value-type="float" office:value="1502.72" calcext:value-type="float">
            <text:p>1502.72</text:p>
          </table:table-cell>
          <table:table-cell office:value-type="float" office:value="1525.08" calcext:value-type="float">
            <text:p>1525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06</text:p>
          </table:table-cell>
          <table:table-cell office:value-type="float" office:value="1494.19" calcext:value-type="float">
            <text:p>1494.19</text:p>
          </table:table-cell>
          <table:table-cell office:value-type="float" office:value="1502.36" calcext:value-type="float">
            <text:p>1502.36</text:p>
          </table:table-cell>
          <table:table-cell office:value-type="float" office:value="1493.51" calcext:value-type="float">
            <text:p>1493.51</text:p>
          </table:table-cell>
          <table:table-cell office:value-type="float" office:value="1502.36" calcext:value-type="float">
            <text:p>1502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6</text:p>
          </table:table-cell>
          <table:table-cell office:value-type="float" office:value="1485.14" calcext:value-type="float">
            <text:p>1485.14</text:p>
          </table:table-cell>
          <table:table-cell office:value-type="float" office:value="1493.51" calcext:value-type="float">
            <text:p>1493.51</text:p>
          </table:table-cell>
          <table:table-cell office:value-type="float" office:value="1485.14" calcext:value-type="float">
            <text:p>1485.14</text:p>
          </table:table-cell>
          <table:table-cell office:value-type="float" office:value="1493.51" calcext:value-type="float">
            <text:p>1493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6</text:p>
          </table:table-cell>
          <table:table-cell office:value-type="float" office:value="1468.28" calcext:value-type="float">
            <text:p>1468.28</text:p>
          </table:table-cell>
          <table:table-cell office:value-type="float" office:value="1484.43" calcext:value-type="float">
            <text:p>1484.43</text:p>
          </table:table-cell>
          <table:table-cell office:value-type="float" office:value="1463.13" calcext:value-type="float">
            <text:p>1463.13</text:p>
          </table:table-cell>
          <table:table-cell office:value-type="float" office:value="1484.43" calcext:value-type="float">
            <text:p>148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06</text:p>
          </table:table-cell>
          <table:table-cell office:value-type="float" office:value="1467" calcext:value-type="float">
            <text:p>1467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61.63" calcext:value-type="float">
            <text:p>1461.63</text:p>
          </table:table-cell>
          <table:table-cell office:value-type="float" office:value="1467.47" calcext:value-type="float">
            <text:p>1467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06</text:p>
          </table:table-cell>
          <table:table-cell office:value-type="float" office:value="1476.9" calcext:value-type="float">
            <text:p>1476.9</text:p>
          </table:table-cell>
          <table:table-cell office:value-type="float" office:value="1477.58" calcext:value-type="float">
            <text:p>1477.58</text:p>
          </table:table-cell>
          <table:table-cell office:value-type="float" office:value="1456.27" calcext:value-type="float">
            <text:p>1456.27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6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1477.71" calcext:value-type="float">
            <text:p>1477.71</text:p>
          </table:table-cell>
          <table:table-cell office:value-type="float" office:value="1466.72" calcext:value-type="float">
            <text:p>1466.72</text:p>
          </table:table-cell>
          <table:table-cell office:value-type="float" office:value="1477.71" calcext:value-type="float">
            <text:p>147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6</text:p>
          </table:table-cell>
          <table:table-cell office:value-type="float" office:value="1459.75" calcext:value-type="float">
            <text:p>1459.75</text:p>
          </table:table-cell>
          <table:table-cell office:value-type="float" office:value="1478.51" calcext:value-type="float">
            <text:p>1478.51</text:p>
          </table:table-cell>
          <table:table-cell office:value-type="float" office:value="1459.75" calcext:value-type="float">
            <text:p>1459.75</text:p>
          </table:table-cell>
          <table:table-cell office:value-type="float" office:value="1465.16" calcext:value-type="float">
            <text:p>1465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06</text:p>
          </table:table-cell>
          <table:table-cell office:value-type="float" office:value="1463.09" calcext:value-type="float">
            <text:p>1463.09</text:p>
          </table:table-cell>
          <table:table-cell office:value-type="float" office:value="1472.7" calcext:value-type="float">
            <text:p>1472.7</text:p>
          </table:table-cell>
          <table:table-cell office:value-type="float" office:value="1456.77" calcext:value-type="float">
            <text:p>1456.77</text:p>
          </table:table-cell>
          <table:table-cell office:value-type="float" office:value="1458.95" calcext:value-type="float">
            <text:p>1458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06</text:p>
          </table:table-cell>
          <table:table-cell office:value-type="float" office:value="1448.6" calcext:value-type="float">
            <text:p>1448.6</text:p>
          </table:table-cell>
          <table:table-cell office:value-type="float" office:value="1464.15" calcext:value-type="float">
            <text:p>1464.15</text:p>
          </table:table-cell>
          <table:table-cell office:value-type="float" office:value="1447.07" calcext:value-type="float">
            <text:p>1447.07</text:p>
          </table:table-cell>
          <table:table-cell office:value-type="float" office:value="1464.15" calcext:value-type="float">
            <text:p>146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06</text:p>
          </table:table-cell>
          <table:table-cell office:value-type="float" office:value="1448.65" calcext:value-type="float">
            <text:p>1448.65</text:p>
          </table:table-cell>
          <table:table-cell office:value-type="float" office:value="1455.49" calcext:value-type="float">
            <text:p>1455.49</text:p>
          </table:table-cell>
          <table:table-cell office:value-type="float" office:value="1441.86" calcext:value-type="float">
            <text:p>1441.86</text:p>
          </table:table-cell>
          <table:table-cell office:value-type="float" office:value="1447.07" calcext:value-type="float">
            <text:p>1447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06</text:p>
          </table:table-cell>
          <table:table-cell office:value-type="float" office:value="1444.44" calcext:value-type="float">
            <text:p>1444.44</text:p>
          </table:table-cell>
          <table:table-cell office:value-type="float" office:value="1450.86" calcext:value-type="float">
            <text:p>1450.86</text:p>
          </table:table-cell>
          <table:table-cell office:value-type="float" office:value="1443.48" calcext:value-type="float">
            <text:p>1443.48</text:p>
          </table:table-cell>
          <table:table-cell office:value-type="float" office:value="1448.32" calcext:value-type="float">
            <text:p>144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06</text:p>
          </table:table-cell>
          <table:table-cell office:value-type="float" office:value="1442.68" calcext:value-type="float">
            <text:p>1442.68</text:p>
          </table:table-cell>
          <table:table-cell office:value-type="float" office:value="1456.48" calcext:value-type="float">
            <text:p>1456.48</text:p>
          </table:table-cell>
          <table:table-cell office:value-type="float" office:value="1441.39" calcext:value-type="float">
            <text:p>1441.39</text:p>
          </table:table-cell>
          <table:table-cell office:value-type="float" office:value="1444.44" calcext:value-type="float">
            <text:p>144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06</text:p>
          </table:table-cell>
          <table:table-cell office:value-type="float" office:value="1435.96" calcext:value-type="float">
            <text:p>1435.96</text:p>
          </table:table-cell>
          <table:table-cell office:value-type="float" office:value="1449.37" calcext:value-type="float">
            <text:p>1449.37</text:p>
          </table:table-cell>
          <table:table-cell office:value-type="float" office:value="1432.33" calcext:value-type="float">
            <text:p>1432.33</text:p>
          </table:table-cell>
          <table:table-cell office:value-type="float" office:value="1444.21" calcext:value-type="float">
            <text:p>144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06</text:p>
          </table:table-cell>
          <table:table-cell office:value-type="float" office:value="1421.86" calcext:value-type="float">
            <text:p>1421.86</text:p>
          </table:table-cell>
          <table:table-cell office:value-type="float" office:value="1439.08" calcext:value-type="float">
            <text:p>1439.08</text:p>
          </table:table-cell>
          <table:table-cell office:value-type="float" office:value="1421.4" calcext:value-type="float">
            <text:p>1421.4</text:p>
          </table:table-cell>
          <table:table-cell office:value-type="float" office:value="1434.67" calcext:value-type="float">
            <text:p>143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06</text:p>
          </table:table-cell>
          <table:table-cell office:value-type="float" office:value="1404.69" calcext:value-type="float">
            <text:p>1404.69</text:p>
          </table:table-cell>
          <table:table-cell office:value-type="float" office:value="1422.56" calcext:value-type="float">
            <text:p>1422.56</text:p>
          </table:table-cell>
          <table:table-cell office:value-type="float" office:value="1404.52" calcext:value-type="float">
            <text:p>1404.52</text:p>
          </table:table-cell>
          <table:table-cell office:value-type="float" office:value="1420.85" calcext:value-type="float">
            <text:p>142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6</text:p>
          </table:table-cell>
          <table:table-cell table:number-columns-repeated="2" office:value-type="float" office:value="1421.25" calcext:value-type="float">
            <text:p>1421.25</text:p>
          </table:table-cell>
          <table:table-cell office:value-type="float" office:value="1401.24" calcext:value-type="float">
            <text:p>1401.24</text:p>
          </table:table-cell>
          <table:table-cell office:value-type="float" office:value="1403.31" calcext:value-type="float">
            <text:p>140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06</text:p>
          </table:table-cell>
          <table:table-cell office:value-type="float" office:value="1418.28" calcext:value-type="float">
            <text:p>1418.28</text:p>
          </table:table-cell>
          <table:table-cell office:value-type="float" office:value="1426.09" calcext:value-type="float">
            <text:p>1426.09</text:p>
          </table:table-cell>
          <table:table-cell office:value-type="float" office:value="1413.54" calcext:value-type="float">
            <text:p>1413.54</text:p>
          </table:table-cell>
          <table:table-cell office:value-type="float" office:value="1421.25" calcext:value-type="float">
            <text:p>142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06</text:p>
          </table:table-cell>
          <table:table-cell office:value-type="float" office:value="1381.44" calcext:value-type="float">
            <text:p>1381.44</text:p>
          </table:table-cell>
          <table:table-cell office:value-type="float" office:value="1416.76" calcext:value-type="float">
            <text:p>1416.76</text:p>
          </table:table-cell>
          <table:table-cell office:value-type="float" office:value="1381.44" calcext:value-type="float">
            <text:p>1381.44</text:p>
          </table:table-cell>
          <table:table-cell office:value-type="float" office:value="1416.76" calcext:value-type="float">
            <text:p>1416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06</text:p>
          </table:table-cell>
          <table:table-cell office:value-type="float" office:value="1375.14" calcext:value-type="float">
            <text:p>1375.14</text:p>
          </table:table-cell>
          <table:table-cell office:value-type="float" office:value="1383.42" calcext:value-type="float">
            <text:p>1383.42</text:p>
          </table:table-cell>
          <table:table-cell office:value-type="float" office:value="1371.15" calcext:value-type="float">
            <text:p>1371.15</text:p>
          </table:table-cell>
          <table:table-cell office:value-type="float" office:value="1380.27" calcext:value-type="float">
            <text:p>138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06</text:p>
          </table:table-cell>
          <table:table-cell table:number-columns-repeated="2" office:value-type="float" office:value="1404.85" calcext:value-type="float">
            <text:p>1404.85</text:p>
          </table:table-cell>
          <table:table-cell office:value-type="float" office:value="1373.85" calcext:value-type="float">
            <text:p>1373.85</text:p>
          </table:table-cell>
          <table:table-cell office:value-type="float" office:value="1376.94" calcext:value-type="float">
            <text:p>1376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6</text:p>
          </table:table-cell>
          <table:table-cell office:value-type="float" office:value="1414.29" calcext:value-type="float">
            <text:p>1414.29</text:p>
          </table:table-cell>
          <table:table-cell office:value-type="float" office:value="1415.01" calcext:value-type="float">
            <text:p>1415.01</text:p>
          </table:table-cell>
          <table:table-cell office:value-type="float" office:value="1401.86" calcext:value-type="float">
            <text:p>1401.86</text:p>
          </table:table-cell>
          <table:table-cell office:value-type="float" office:value="1404.5" calcext:value-type="float">
            <text:p>140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06</text:p>
          </table:table-cell>
          <table:table-cell office:value-type="float" office:value="1409.39" calcext:value-type="float">
            <text:p>1409.39</text:p>
          </table:table-cell>
          <table:table-cell office:value-type="float" office:value="1413.73" calcext:value-type="float">
            <text:p>1413.73</text:p>
          </table:table-cell>
          <table:table-cell office:value-type="float" office:value="1405.07" calcext:value-type="float">
            <text:p>1405.07</text:p>
          </table:table-cell>
          <table:table-cell office:value-type="float" office:value="1413.73" calcext:value-type="float">
            <text:p>141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06</text:p>
          </table:table-cell>
          <table:table-cell office:value-type="float" office:value="1397.89" calcext:value-type="float">
            <text:p>1397.89</text:p>
          </table:table-cell>
          <table:table-cell office:value-type="float" office:value="1407.87" calcext:value-type="float">
            <text:p>1407.87</text:p>
          </table:table-cell>
          <table:table-cell office:value-type="float" office:value="1397.12" calcext:value-type="float">
            <text:p>1397.12</text:p>
          </table:table-cell>
          <table:table-cell office:value-type="float" office:value="1407.86" calcext:value-type="float">
            <text:p>1407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06</text:p>
          </table:table-cell>
          <table:table-cell office:value-type="float" office:value="1400.36" calcext:value-type="float">
            <text:p>1400.36</text:p>
          </table:table-cell>
          <table:table-cell office:value-type="float" office:value="1403.15" calcext:value-type="float">
            <text:p>1403.15</text:p>
          </table:table-cell>
          <table:table-cell office:value-type="float" office:value="1392.49" calcext:value-type="float">
            <text:p>1392.49</text:p>
          </table:table-cell>
          <table:table-cell office:value-type="float" office:value="1397.12" calcext:value-type="float">
            <text:p>139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06</text:p>
          </table:table-cell>
          <table:table-cell office:value-type="float" office:value="1390.41" calcext:value-type="float">
            <text:p>1390.41</text:p>
          </table:table-cell>
          <table:table-cell office:value-type="float" office:value="1399.37" calcext:value-type="float">
            <text:p>1399.37</text:p>
          </table:table-cell>
          <table:table-cell office:value-type="float" office:value="1390.08" calcext:value-type="float">
            <text:p>1390.08</text:p>
          </table:table-cell>
          <table:table-cell office:value-type="float" office:value="1399.37" calcext:value-type="float">
            <text:p>139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6</text:p>
          </table:table-cell>
          <table:table-cell office:value-type="float" office:value="1388.93" calcext:value-type="float">
            <text:p>1388.93</text:p>
          </table:table-cell>
          <table:table-cell office:value-type="float" office:value="1388.97" calcext:value-type="float">
            <text:p>1388.97</text:p>
          </table:table-cell>
          <table:table-cell office:value-type="float" office:value="1372.71" calcext:value-type="float">
            <text:p>1372.71</text:p>
          </table:table-cell>
          <table:table-cell office:value-type="float" office:value="1388.97" calcext:value-type="float">
            <text:p>1388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06</text:p>
          </table:table-cell>
          <table:table-cell office:value-type="float" office:value="1402.83" calcext:value-type="float">
            <text:p>1402.83</text:p>
          </table:table-cell>
          <table:table-cell office:value-type="float" office:value="1407.4" calcext:value-type="float">
            <text:p>1407.4</text:p>
          </table:table-cell>
          <table:table-cell office:value-type="float" office:value="1387.67" calcext:value-type="float">
            <text:p>1387.67</text:p>
          </table:table-cell>
          <table:table-cell office:value-type="float" office:value="1390.15" calcext:value-type="float">
            <text:p>139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06</text:p>
          </table:table-cell>
          <table:table-cell office:value-type="float" office:value="1388.78" calcext:value-type="float">
            <text:p>1388.78</text:p>
          </table:table-cell>
          <table:table-cell office:value-type="float" office:value="1405.74" calcext:value-type="float">
            <text:p>1405.74</text:p>
          </table:table-cell>
          <table:table-cell office:value-type="float" office:value="1388.78" calcext:value-type="float">
            <text:p>1388.78</text:p>
          </table:table-cell>
          <table:table-cell office:value-type="float" office:value="1402.83" calcext:value-type="float">
            <text:p>140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06</text:p>
          </table:table-cell>
          <table:table-cell office:value-type="float" office:value="1360.98" calcext:value-type="float">
            <text:p>1360.98</text:p>
          </table:table-cell>
          <table:table-cell office:value-type="float" office:value="1385.56" calcext:value-type="float">
            <text:p>1385.56</text:p>
          </table:table-cell>
          <table:table-cell office:value-type="float" office:value="1360.98" calcext:value-type="float">
            <text:p>1360.98</text:p>
          </table:table-cell>
          <table:table-cell office:value-type="float" office:value="1385.56" calcext:value-type="float">
            <text:p>138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06</text:p>
          </table:table-cell>
          <table:table-cell office:value-type="float" office:value="1354.08" calcext:value-type="float">
            <text:p>1354.08</text:p>
          </table:table-cell>
          <table:table-cell office:value-type="float" office:value="1360.17" calcext:value-type="float">
            <text:p>1360.17</text:p>
          </table:table-cell>
          <table:table-cell office:value-type="float" office:value="1346.05" calcext:value-type="float">
            <text:p>1346.05</text:p>
          </table:table-cell>
          <table:table-cell office:value-type="float" office:value="1360.17" calcext:value-type="float">
            <text:p>136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6</text:p>
          </table:table-cell>
          <table:table-cell office:value-type="float" office:value="1361.67" calcext:value-type="float">
            <text:p>1361.67</text:p>
          </table:table-cell>
          <table:table-cell office:value-type="float" office:value="1367.14" calcext:value-type="float">
            <text:p>1367.14</text:p>
          </table:table-cell>
          <table:table-cell office:value-type="float" office:value="1345.08" calcext:value-type="float">
            <text:p>1345.08</text:p>
          </table:table-cell>
          <table:table-cell office:value-type="float" office:value="1354.08" calcext:value-type="float">
            <text:p>135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06</text:p>
          </table:table-cell>
          <table:table-cell office:value-type="float" office:value="1356" calcext:value-type="float">
            <text:p>1356</text:p>
          </table:table-cell>
          <table:table-cell office:value-type="float" office:value="1368.43" calcext:value-type="float">
            <text:p>1368.43</text:p>
          </table:table-cell>
          <table:table-cell office:value-type="float" office:value="1350.09" calcext:value-type="float">
            <text:p>1350.09</text:p>
          </table:table-cell>
          <table:table-cell office:value-type="float" office:value="1361.33" calcext:value-type="float">
            <text:p>136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06</text:p>
          </table:table-cell>
          <table:table-cell office:value-type="float" office:value="1343.19" calcext:value-type="float">
            <text:p>1343.19</text:p>
          </table:table-cell>
          <table:table-cell office:value-type="float" office:value="1355.21" calcext:value-type="float">
            <text:p>1355.21</text:p>
          </table:table-cell>
          <table:table-cell office:value-type="float" office:value="1339.87" calcext:value-type="float">
            <text:p>1339.87</text:p>
          </table:table-cell>
          <table:table-cell office:value-type="float" office:value="1355.21" calcext:value-type="float">
            <text:p>135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06</text:p>
          </table:table-cell>
          <table:table-cell office:value-type="float" office:value="1362.31" calcext:value-type="float">
            <text:p>1362.31</text:p>
          </table:table-cell>
          <table:table-cell office:value-type="float" office:value="1368.02" calcext:value-type="float">
            <text:p>1368.02</text:p>
          </table:table-cell>
          <table:table-cell office:value-type="float" office:value="1341.7" calcext:value-type="float">
            <text:p>1341.7</text:p>
          </table:table-cell>
          <table:table-cell office:value-type="float" office:value="1342.48" calcext:value-type="float">
            <text:p>134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6</text:p>
          </table:table-cell>
          <table:table-cell office:value-type="float" office:value="1344.16" calcext:value-type="float">
            <text:p>1344.16</text:p>
          </table:table-cell>
          <table:table-cell office:value-type="float" office:value="1358.43" calcext:value-type="float">
            <text:p>1358.43</text:p>
          </table:table-cell>
          <table:table-cell office:value-type="float" office:value="1344.16" calcext:value-type="float">
            <text:p>1344.16</text:p>
          </table:table-cell>
          <table:table-cell office:value-type="float" office:value="1356.54" calcext:value-type="float">
            <text:p>1356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06</text:p>
          </table:table-cell>
          <table:table-cell office:value-type="float" office:value="1347.55" calcext:value-type="float">
            <text:p>1347.55</text:p>
          </table:table-cell>
          <table:table-cell office:value-type="float" office:value="1349.85" calcext:value-type="float">
            <text:p>1349.85</text:p>
          </table:table-cell>
          <table:table-cell office:value-type="float" office:value="1340.56" calcext:value-type="float">
            <text:p>1340.56</text:p>
          </table:table-cell>
          <table:table-cell office:value-type="float" office:value="1343.09" calcext:value-type="float">
            <text:p>1343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06</text:p>
          </table:table-cell>
          <table:table-cell office:value-type="float" office:value="1331.99" calcext:value-type="float">
            <text:p>1331.99</text:p>
          </table:table-cell>
          <table:table-cell office:value-type="float" office:value="1347.65" calcext:value-type="float">
            <text:p>1347.65</text:p>
          </table:table-cell>
          <table:table-cell office:value-type="float" office:value="1331.99" calcext:value-type="float">
            <text:p>1331.99</text:p>
          </table:table-cell>
          <table:table-cell office:value-type="float" office:value="1345.78" calcext:value-type="float">
            <text:p>1345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06</text:p>
          </table:table-cell>
          <table:table-cell office:value-type="float" office:value="1318.6" calcext:value-type="float">
            <text:p>1318.6</text:p>
          </table:table-cell>
          <table:table-cell office:value-type="float" office:value="1333.37" calcext:value-type="float">
            <text:p>1333.37</text:p>
          </table:table-cell>
          <table:table-cell office:value-type="float" office:value="1318.6" calcext:value-type="float">
            <text:p>1318.6</text:p>
          </table:table-cell>
          <table:table-cell office:value-type="float" office:value="1331.64" calcext:value-type="float">
            <text:p>133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06</text:p>
          </table:table-cell>
          <table:table-cell office:value-type="float" office:value="1327.33" calcext:value-type="float">
            <text:p>1327.33</text:p>
          </table:table-cell>
          <table:table-cell office:value-type="float" office:value="1329.34" calcext:value-type="float">
            <text:p>1329.34</text:p>
          </table:table-cell>
          <table:table-cell office:value-type="float" office:value="1315.85" calcext:value-type="float">
            <text:p>1315.85</text:p>
          </table:table-cell>
          <table:table-cell office:value-type="float" office:value="1318.32" calcext:value-type="float">
            <text:p>131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6</text:p>
          </table:table-cell>
          <table:table-cell office:value-type="float" office:value="1321.57" calcext:value-type="float">
            <text:p>1321.57</text:p>
          </table:table-cell>
          <table:table-cell office:value-type="float" office:value="1329.99" calcext:value-type="float">
            <text:p>1329.99</text:p>
          </table:table-cell>
          <table:table-cell office:value-type="float" office:value="1315.34" calcext:value-type="float">
            <text:p>1315.34</text:p>
          </table:table-cell>
          <table:table-cell office:value-type="float" office:value="1326.98" calcext:value-type="float">
            <text:p>1326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06</text:p>
          </table:table-cell>
          <table:table-cell office:value-type="float" office:value="1304.97" calcext:value-type="float">
            <text:p>1304.97</text:p>
          </table:table-cell>
          <table:table-cell office:value-type="float" office:value="1321.79" calcext:value-type="float">
            <text:p>1321.79</text:p>
          </table:table-cell>
          <table:table-cell office:value-type="float" office:value="1304.97" calcext:value-type="float">
            <text:p>1304.97</text:p>
          </table:table-cell>
          <table:table-cell office:value-type="float" office:value="1320.11" calcext:value-type="float">
            <text:p>132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06</text:p>
          </table:table-cell>
          <table:table-cell office:value-type="float" office:value="1282.64" calcext:value-type="float">
            <text:p>1282.64</text:p>
          </table:table-cell>
          <table:table-cell office:value-type="float" office:value="1304.89" calcext:value-type="float">
            <text:p>1304.89</text:p>
          </table:table-cell>
          <table:table-cell office:value-type="float" office:value="1281.88" calcext:value-type="float">
            <text:p>1281.88</text:p>
          </table:table-cell>
          <table:table-cell office:value-type="float" office:value="1304.08" calcext:value-type="float">
            <text:p>130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06</text:p>
          </table:table-cell>
          <table:table-cell office:value-type="float" office:value="1269.59" calcext:value-type="float">
            <text:p>1269.59</text:p>
          </table:table-cell>
          <table:table-cell office:value-type="float" office:value="1282.64" calcext:value-type="float">
            <text:p>1282.64</text:p>
          </table:table-cell>
          <table:table-cell office:value-type="float" office:value="1269.59" calcext:value-type="float">
            <text:p>1269.59</text:p>
          </table:table-cell>
          <table:table-cell office:value-type="float" office:value="1282.64" calcext:value-type="float">
            <text:p>1282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06</text:p>
          </table:table-cell>
          <table:table-cell office:value-type="float" office:value="1260.07" calcext:value-type="float">
            <text:p>1260.07</text:p>
          </table:table-cell>
          <table:table-cell office:value-type="float" office:value="1269.59" calcext:value-type="float">
            <text:p>1269.59</text:p>
          </table:table-cell>
          <table:table-cell office:value-type="float" office:value="1259.37" calcext:value-type="float">
            <text:p>1259.37</text:p>
          </table:table-cell>
          <table:table-cell office:value-type="float" office:value="1269.59" calcext:value-type="float">
            <text:p>1269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6</text:p>
          </table:table-cell>
          <table:table-cell office:value-type="float" office:value="1257.26" calcext:value-type="float">
            <text:p>1257.26</text:p>
          </table:table-cell>
          <table:table-cell office:value-type="float" office:value="1260.34" calcext:value-type="float">
            <text:p>1260.34</text:p>
          </table:table-cell>
          <table:table-cell office:value-type="float" office:value="1253.93" calcext:value-type="float">
            <text:p>1253.93</text:p>
          </table:table-cell>
          <table:table-cell office:value-type="float" office:value="1260.07" calcext:value-type="float">
            <text:p>126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06</text:p>
          </table:table-cell>
          <table:table-cell office:value-type="float" office:value="1256.74" calcext:value-type="float">
            <text:p>1256.74</text:p>
          </table:table-cell>
          <table:table-cell office:value-type="float" office:value="1260.45" calcext:value-type="float">
            <text:p>1260.45</text:p>
          </table:table-cell>
          <table:table-cell office:value-type="float" office:value="1252.35" calcext:value-type="float">
            <text:p>1252.35</text:p>
          </table:table-cell>
          <table:table-cell office:value-type="float" office:value="1257.67" calcext:value-type="float">
            <text:p>125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06</text:p>
          </table:table-cell>
          <table:table-cell office:value-type="float" office:value="1248.79" calcext:value-type="float">
            <text:p>1248.79</text:p>
          </table:table-cell>
          <table:table-cell office:value-type="float" office:value="1256.96" calcext:value-type="float">
            <text:p>1256.96</text:p>
          </table:table-cell>
          <table:table-cell office:value-type="float" office:value="1248.79" calcext:value-type="float">
            <text:p>1248.79</text:p>
          </table:table-cell>
          <table:table-cell office:value-type="float" office:value="1256.03" calcext:value-type="float">
            <text:p>1256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06</text:p>
          </table:table-cell>
          <table:table-cell office:value-type="float" office:value="1251.97" calcext:value-type="float">
            <text:p>1251.97</text:p>
          </table:table-cell>
          <table:table-cell office:value-type="float" office:value="1255.22" calcext:value-type="float">
            <text:p>1255.22</text:p>
          </table:table-cell>
          <table:table-cell office:value-type="float" office:value="1247.4" calcext:value-type="float">
            <text:p>1247.4</text:p>
          </table:table-cell>
          <table:table-cell office:value-type="float" office:value="1249.11" calcext:value-type="float">
            <text:p>124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06</text:p>
          </table:table-cell>
          <table:table-cell office:value-type="float" office:value="1240.99" calcext:value-type="float">
            <text:p>1240.99</text:p>
          </table:table-cell>
          <table:table-cell office:value-type="float" office:value="1255.7" calcext:value-type="float">
            <text:p>1255.7</text:p>
          </table:table-cell>
          <table:table-cell office:value-type="float" office:value="1238.91" calcext:value-type="float">
            <text:p>1238.91</text:p>
          </table:table-cell>
          <table:table-cell office:value-type="float" office:value="1251.97" calcext:value-type="float">
            <text:p>1251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Oct-06</text:p>
          </table:table-cell>
          <table:table-cell office:value-type="float" office:value="1236.52" calcext:value-type="float">
            <text:p>1236.52</text:p>
          </table:table-cell>
          <table:table-cell office:value-type="float" office:value="1242.35" calcext:value-type="float">
            <text:p>1242.35</text:p>
          </table:table-cell>
          <table:table-cell office:value-type="float" office:value="1236.52" calcext:value-type="float">
            <text:p>1236.52</text:p>
          </table:table-cell>
          <table:table-cell office:value-type="float" office:value="1240.99" calcext:value-type="float">
            <text:p>124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06</text:p>
          </table:table-cell>
          <table:table-cell office:value-type="float" office:value="1239.24" calcext:value-type="float">
            <text:p>1239.24</text:p>
          </table:table-cell>
          <table:table-cell office:value-type="float" office:value="1240.46" calcext:value-type="float">
            <text:p>1240.46</text:p>
          </table:table-cell>
          <table:table-cell office:value-type="float" office:value="1231.36" calcext:value-type="float">
            <text:p>1231.36</text:p>
          </table:table-cell>
          <table:table-cell office:value-type="float" office:value="1235.71" calcext:value-type="float">
            <text:p>1235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06</text:p>
          </table:table-cell>
          <table:table-cell office:value-type="float" office:value="1244.27" calcext:value-type="float">
            <text:p>1244.27</text:p>
          </table:table-cell>
          <table:table-cell office:value-type="float" office:value="1247.48" calcext:value-type="float">
            <text:p>1247.48</text:p>
          </table:table-cell>
          <table:table-cell office:value-type="float" office:value="1233.76" calcext:value-type="float">
            <text:p>1233.76</text:p>
          </table:table-cell>
          <table:table-cell office:value-type="float" office:value="1240.46" calcext:value-type="float">
            <text:p>1240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06</text:p>
          </table:table-cell>
          <table:table-cell office:value-type="float" office:value="1245.58" calcext:value-type="float">
            <text:p>1245.58</text:p>
          </table:table-cell>
          <table:table-cell office:value-type="float" office:value="1249.71" calcext:value-type="float">
            <text:p>1249.71</text:p>
          </table:table-cell>
          <table:table-cell office:value-type="float" office:value="1240.52" calcext:value-type="float">
            <text:p>1240.52</text:p>
          </table:table-cell>
          <table:table-cell office:value-type="float" office:value="1244.27" calcext:value-type="float">
            <text:p>1244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6</text:p>
          </table:table-cell>
          <table:table-cell office:value-type="float" office:value="1244.45" calcext:value-type="float">
            <text:p>1244.45</text:p>
          </table:table-cell>
          <table:table-cell office:value-type="float" office:value="1245.84" calcext:value-type="float">
            <text:p>1245.84</text:p>
          </table:table-cell>
          <table:table-cell office:value-type="float" office:value="1237.86" calcext:value-type="float">
            <text:p>1237.86</text:p>
          </table:table-cell>
          <table:table-cell office:value-type="float" office:value="1244.07" calcext:value-type="float">
            <text:p>1244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06</text:p>
          </table:table-cell>
          <table:table-cell office:value-type="float" office:value="1241.9" calcext:value-type="float">
            <text:p>1241.9</text:p>
          </table:table-cell>
          <table:table-cell office:value-type="float" office:value="1249.22" calcext:value-type="float">
            <text:p>1249.22</text:p>
          </table:table-cell>
          <table:table-cell office:value-type="float" office:value="1235.99" calcext:value-type="float">
            <text:p>1235.99</text:p>
          </table:table-cell>
          <table:table-cell office:value-type="float" office:value="1245.51" calcext:value-type="float">
            <text:p>124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06</text:p>
          </table:table-cell>
          <table:table-cell office:value-type="float" office:value="1231.93" calcext:value-type="float">
            <text:p>1231.93</text:p>
          </table:table-cell>
          <table:table-cell office:value-type="float" office:value="1241.09" calcext:value-type="float">
            <text:p>1241.09</text:p>
          </table:table-cell>
          <table:table-cell office:value-type="float" office:value="1231.22" calcext:value-type="float">
            <text:p>1231.22</text:p>
          </table:table-cell>
          <table:table-cell office:value-type="float" office:value="1241.09" calcext:value-type="float">
            <text:p>1241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06</text:p>
          </table:table-cell>
          <table:table-cell office:value-type="float" office:value="1230.21" calcext:value-type="float">
            <text:p>1230.21</text:p>
          </table:table-cell>
          <table:table-cell office:value-type="float" office:value="1235.54" calcext:value-type="float">
            <text:p>1235.54</text:p>
          </table:table-cell>
          <table:table-cell office:value-type="float" office:value="1225.74" calcext:value-type="float">
            <text:p>1225.74</text:p>
          </table:table-cell>
          <table:table-cell office:value-type="float" office:value="1231.59" calcext:value-type="float">
            <text:p>1231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06</text:p>
          </table:table-cell>
          <table:table-cell office:value-type="float" office:value="1222.69" calcext:value-type="float">
            <text:p>1222.69</text:p>
          </table:table-cell>
          <table:table-cell office:value-type="float" office:value="1231.02" calcext:value-type="float">
            <text:p>1231.02</text:p>
          </table:table-cell>
          <table:table-cell office:value-type="float" office:value="1220.43" calcext:value-type="float">
            <text:p>1220.43</text:p>
          </table:table-cell>
          <table:table-cell office:value-type="float" office:value="1231.02" calcext:value-type="float">
            <text:p>1231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6</text:p>
          </table:table-cell>
          <table:table-cell office:value-type="float" office:value="1237.7" calcext:value-type="float">
            <text:p>1237.7</text:p>
          </table:table-cell>
          <table:table-cell office:value-type="float" office:value="1240.17" calcext:value-type="float">
            <text:p>1240.17</text:p>
          </table:table-cell>
          <table:table-cell office:value-type="float" office:value="1219.2" calcext:value-type="float">
            <text:p>1219.2</text:p>
          </table:table-cell>
          <table:table-cell office:value-type="float" office:value="1221.76" calcext:value-type="float">
            <text:p>1221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06</text:p>
          </table:table-cell>
          <table:table-cell office:value-type="float" office:value="1225.72" calcext:value-type="float">
            <text:p>1225.72</text:p>
          </table:table-cell>
          <table:table-cell office:value-type="float" office:value="1236.31" calcext:value-type="float">
            <text:p>1236.31</text:p>
          </table:table-cell>
          <table:table-cell office:value-type="float" office:value="1224.29" calcext:value-type="float">
            <text:p>1224.29</text:p>
          </table:table-cell>
          <table:table-cell office:value-type="float" office:value="1236.31" calcext:value-type="float">
            <text:p>123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06</text:p>
          </table:table-cell>
          <table:table-cell office:value-type="float" office:value="1223.44" calcext:value-type="float">
            <text:p>1223.44</text:p>
          </table:table-cell>
          <table:table-cell office:value-type="float" office:value="1234.07" calcext:value-type="float">
            <text:p>1234.07</text:p>
          </table:table-cell>
          <table:table-cell office:value-type="float" office:value="1223.44" calcext:value-type="float">
            <text:p>1223.44</text:p>
          </table:table-cell>
          <table:table-cell office:value-type="float" office:value="1226.08" calcext:value-type="float">
            <text:p>122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06</text:p>
          </table:table-cell>
          <table:table-cell office:value-type="float" office:value="1207.48" calcext:value-type="float">
            <text:p>1207.48</text:p>
          </table:table-cell>
          <table:table-cell office:value-type="float" office:value="1225.4" calcext:value-type="float">
            <text:p>1225.4</text:p>
          </table:table-cell>
          <table:table-cell office:value-type="float" office:value="1207.48" calcext:value-type="float">
            <text:p>1207.48</text:p>
          </table:table-cell>
          <table:table-cell office:value-type="float" office:value="1222.79" calcext:value-type="float">
            <text:p>122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06</text:p>
          </table:table-cell>
          <table:table-cell table:number-columns-repeated="2" office:value-type="float" office:value="1222.01" calcext:value-type="float">
            <text:p>1222.01</text:p>
          </table:table-cell>
          <table:table-cell office:value-type="float" office:value="1200.9" calcext:value-type="float">
            <text:p>1200.9</text:p>
          </table:table-cell>
          <table:table-cell office:value-type="float" office:value="1206.69" calcext:value-type="float">
            <text:p>120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6</text:p>
          </table:table-cell>
          <table:table-cell table:number-columns-repeated="2" office:value-type="float" office:value="1224.1" calcext:value-type="float">
            <text:p>1224.1</text:p>
          </table:table-cell>
          <table:table-cell office:value-type="float" office:value="1211.99" calcext:value-type="float">
            <text:p>1211.99</text:p>
          </table:table-cell>
          <table:table-cell office:value-type="float" office:value="1221.55" calcext:value-type="float">
            <text:p>1221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06</text:p>
          </table:table-cell>
          <table:table-cell office:value-type="float" office:value="1239.34" calcext:value-type="float">
            <text:p>1239.34</text:p>
          </table:table-cell>
          <table:table-cell office:value-type="float" office:value="1241.45" calcext:value-type="float">
            <text:p>1241.45</text:p>
          </table:table-cell>
          <table:table-cell office:value-type="float" office:value="1222.57" calcext:value-type="float">
            <text:p>1222.57</text:p>
          </table:table-cell>
          <table:table-cell office:value-type="float" office:value="1225.68" calcext:value-type="float">
            <text:p>1225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06</text:p>
          </table:table-cell>
          <table:table-cell office:value-type="float" office:value="1231.4" calcext:value-type="float">
            <text:p>1231.4</text:p>
          </table:table-cell>
          <table:table-cell office:value-type="float" office:value="1243.12" calcext:value-type="float">
            <text:p>1243.12</text:p>
          </table:table-cell>
          <table:table-cell office:value-type="float" office:value="1230.42" calcext:value-type="float">
            <text:p>1230.42</text:p>
          </table:table-cell>
          <table:table-cell office:value-type="float" office:value="1239.46" calcext:value-type="float">
            <text:p>1239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06</text:p>
          </table:table-cell>
          <table:table-cell office:value-type="float" office:value="1237.69" calcext:value-type="float">
            <text:p>1237.69</text:p>
          </table:table-cell>
          <table:table-cell office:value-type="float" office:value="1238.38" calcext:value-type="float">
            <text:p>1238.38</text:p>
          </table:table-cell>
          <table:table-cell office:value-type="float" office:value="1220.82" calcext:value-type="float">
            <text:p>1220.82</text:p>
          </table:table-cell>
          <table:table-cell office:value-type="float" office:value="1228.73" calcext:value-type="float">
            <text:p>1228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06</text:p>
          </table:table-cell>
          <table:table-cell office:value-type="float" office:value="1218.31" calcext:value-type="float">
            <text:p>1218.31</text:p>
          </table:table-cell>
          <table:table-cell office:value-type="float" office:value="1238.04" calcext:value-type="float">
            <text:p>1238.04</text:p>
          </table:table-cell>
          <table:table-cell office:value-type="float" office:value="1217.92" calcext:value-type="float">
            <text:p>1217.92</text:p>
          </table:table-cell>
          <table:table-cell office:value-type="float" office:value="1237.69" calcext:value-type="float">
            <text:p>1237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6</text:p>
          </table:table-cell>
          <table:table-cell office:value-type="float" office:value="1209.83" calcext:value-type="float">
            <text:p>1209.83</text:p>
          </table:table-cell>
          <table:table-cell office:value-type="float" office:value="1218.92" calcext:value-type="float">
            <text:p>1218.92</text:p>
          </table:table-cell>
          <table:table-cell office:value-type="float" office:value="1209.44" calcext:value-type="float">
            <text:p>1209.44</text:p>
          </table:table-cell>
          <table:table-cell office:value-type="float" office:value="1215.95" calcext:value-type="float">
            <text:p>1215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06</text:p>
          </table:table-cell>
          <table:table-cell office:value-type="float" office:value="1205.89" calcext:value-type="float">
            <text:p>1205.89</text:p>
          </table:table-cell>
          <table:table-cell office:value-type="float" office:value="1209.88" calcext:value-type="float">
            <text:p>1209.88</text:p>
          </table:table-cell>
          <table:table-cell office:value-type="float" office:value="1202.59" calcext:value-type="float">
            <text:p>1202.59</text:p>
          </table:table-cell>
          <table:table-cell office:value-type="float" office:value="1209.83" calcext:value-type="float">
            <text:p>1209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06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1211.69" calcext:value-type="float">
            <text:p>1211.69</text:p>
          </table:table-cell>
          <table:table-cell office:value-type="float" office:value="1192.77" calcext:value-type="float">
            <text:p>1192.77</text:p>
          </table:table-cell>
          <table:table-cell office:value-type="float" office:value="1205.89" calcext:value-type="float">
            <text:p>120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06</text:p>
          </table:table-cell>
          <table:table-cell office:value-type="float" office:value="1187.48" calcext:value-type="float">
            <text:p>1187.48</text:p>
          </table:table-cell>
          <table:table-cell office:value-type="float" office:value="1195.66" calcext:value-type="float">
            <text:p>1195.66</text:p>
          </table:table-cell>
          <table:table-cell office:value-type="float" office:value="1183.1" calcext:value-type="float">
            <text:p>1183.1</text:p>
          </table:table-cell>
          <table:table-cell office:value-type="float" office:value="1191.95" calcext:value-type="float">
            <text:p>119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06</text:p>
          </table:table-cell>
          <table:table-cell table:number-columns-repeated="2" office:value-type="float" office:value="1208.69" calcext:value-type="float">
            <text:p>1208.69</text:p>
          </table:table-cell>
          <table:table-cell office:value-type="float" office:value="1180.61" calcext:value-type="float">
            <text:p>1180.61</text:p>
          </table:table-cell>
          <table:table-cell office:value-type="float" office:value="1187.48" calcext:value-type="float">
            <text:p>118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6</text:p>
          </table:table-cell>
          <table:table-cell office:value-type="float" office:value="1218.36" calcext:value-type="float">
            <text:p>1218.36</text:p>
          </table:table-cell>
          <table:table-cell office:value-type="float" office:value="1227.56" calcext:value-type="float">
            <text:p>1227.56</text:p>
          </table:table-cell>
          <table:table-cell table:number-columns-repeated="2" office:value-type="float" office:value="1209.52" calcext:value-type="float">
            <text:p>1209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06</text:p>
          </table:table-cell>
          <table:table-cell table:number-columns-repeated="2" office:value-type="float" office:value="1219.98" calcext:value-type="float">
            <text:p>1219.98</text:p>
          </table:table-cell>
          <table:table-cell office:value-type="float" office:value="1209.13" calcext:value-type="float">
            <text:p>1209.13</text:p>
          </table:table-cell>
          <table:table-cell office:value-type="float" office:value="1218.36" calcext:value-type="float">
            <text:p>121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06</text:p>
          </table:table-cell>
          <table:table-cell table:number-columns-repeated="2" office:value-type="float" office:value="1233.09" calcext:value-type="float">
            <text:p>1233.09</text:p>
          </table:table-cell>
          <table:table-cell office:value-type="float" office:value="1218.36" calcext:value-type="float">
            <text:p>1218.36</text:p>
          </table:table-cell>
          <table:table-cell office:value-type="float" office:value="1220.91" calcext:value-type="float">
            <text:p>122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06</text:p>
          </table:table-cell>
          <table:table-cell office:value-type="float" office:value="1233.04" calcext:value-type="float">
            <text:p>1233.04</text:p>
          </table:table-cell>
          <table:table-cell office:value-type="float" office:value="1238.18" calcext:value-type="float">
            <text:p>1238.18</text:p>
          </table:table-cell>
          <table:table-cell office:value-type="float" office:value="1230.63" calcext:value-type="float">
            <text:p>1230.63</text:p>
          </table:table-cell>
          <table:table-cell office:value-type="float" office:value="1234.36" calcext:value-type="float">
            <text:p>123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06</text:p>
          </table:table-cell>
          <table:table-cell office:value-type="float" office:value="1234.35" calcext:value-type="float">
            <text:p>1234.35</text:p>
          </table:table-cell>
          <table:table-cell office:value-type="float" office:value="1235.77" calcext:value-type="float">
            <text:p>1235.77</text:p>
          </table:table-cell>
          <table:table-cell office:value-type="float" office:value="1230.06" calcext:value-type="float">
            <text:p>1230.06</text:p>
          </table:table-cell>
          <table:table-cell office:value-type="float" office:value="1233.04" calcext:value-type="float">
            <text:p>123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6</text:p>
          </table:table-cell>
          <table:table-cell office:value-type="float" office:value="1231.74" calcext:value-type="float">
            <text:p>1231.74</text:p>
          </table:table-cell>
          <table:table-cell office:value-type="float" office:value="1236.79" calcext:value-type="float">
            <text:p>1236.79</text:p>
          </table:table-cell>
          <table:table-cell office:value-type="float" office:value="1231.74" calcext:value-type="float">
            <text:p>1231.74</text:p>
          </table:table-cell>
          <table:table-cell office:value-type="float" office:value="1233.04" calcext:value-type="float">
            <text:p>1233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06</text:p>
          </table:table-cell>
          <table:table-cell office:value-type="float" office:value="1226.01" calcext:value-type="float">
            <text:p>1226.01</text:p>
          </table:table-cell>
          <table:table-cell office:value-type="float" office:value="1234.42" calcext:value-type="float">
            <text:p>1234.42</text:p>
          </table:table-cell>
          <table:table-cell office:value-type="float" office:value="1226.01" calcext:value-type="float">
            <text:p>1226.01</text:p>
          </table:table-cell>
          <table:table-cell office:value-type="float" office:value="1230.97" calcext:value-type="float">
            <text:p>1230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06</text:p>
          </table:table-cell>
          <table:table-cell office:value-type="float" office:value="1230.2" calcext:value-type="float">
            <text:p>1230.2</text:p>
          </table:table-cell>
          <table:table-cell office:value-type="float" office:value="1234.04" calcext:value-type="float">
            <text:p>1234.04</text:p>
          </table:table-cell>
          <table:table-cell office:value-type="float" office:value="1222.37" calcext:value-type="float">
            <text:p>1222.37</text:p>
          </table:table-cell>
          <table:table-cell office:value-type="float" office:value="1224.89" calcext:value-type="float">
            <text:p>122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06</text:p>
          </table:table-cell>
          <table:table-cell office:value-type="float" office:value="1225.92" calcext:value-type="float">
            <text:p>1225.92</text:p>
          </table:table-cell>
          <table:table-cell office:value-type="float" office:value="1230.2" calcext:value-type="float">
            <text:p>1230.2</text:p>
          </table:table-cell>
          <table:table-cell office:value-type="float" office:value="1223.09" calcext:value-type="float">
            <text:p>1223.09</text:p>
          </table:table-cell>
          <table:table-cell office:value-type="float" office:value="1230.2" calcext:value-type="float">
            <text:p>123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06</text:p>
          </table:table-cell>
          <table:table-cell office:value-type="float" office:value="1230.9" calcext:value-type="float">
            <text:p>1230.9</text:p>
          </table:table-cell>
          <table:table-cell office:value-type="float" office:value="1231.63" calcext:value-type="float">
            <text:p>1231.63</text:p>
          </table:table-cell>
          <table:table-cell office:value-type="float" office:value="1224.77" calcext:value-type="float">
            <text:p>1224.77</text:p>
          </table:table-cell>
          <table:table-cell office:value-type="float" office:value="1226.38" calcext:value-type="float">
            <text:p>122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6</text:p>
          </table:table-cell>
          <table:table-cell office:value-type="float" office:value="1218.76" calcext:value-type="float">
            <text:p>1218.76</text:p>
          </table:table-cell>
          <table:table-cell office:value-type="float" office:value="1231.62" calcext:value-type="float">
            <text:p>1231.62</text:p>
          </table:table-cell>
          <table:table-cell office:value-type="float" office:value="1218.35" calcext:value-type="float">
            <text:p>1218.35</text:p>
          </table:table-cell>
          <table:table-cell office:value-type="float" office:value="1230.9" calcext:value-type="float">
            <text:p>123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06</text:p>
          </table:table-cell>
          <table:table-cell office:value-type="float" office:value="1216.62" calcext:value-type="float">
            <text:p>1216.62</text:p>
          </table:table-cell>
          <table:table-cell office:value-type="float" office:value="1220.36" calcext:value-type="float">
            <text:p>1220.36</text:p>
          </table:table-cell>
          <table:table-cell office:value-type="float" office:value="1208.5" calcext:value-type="float">
            <text:p>1208.5</text:p>
          </table:table-cell>
          <table:table-cell office:value-type="float" office:value="1218.54" calcext:value-type="float">
            <text:p>121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06</text:p>
          </table:table-cell>
          <table:table-cell office:value-type="float" office:value="1232.81" calcext:value-type="float">
            <text:p>1232.81</text:p>
          </table:table-cell>
          <table:table-cell office:value-type="float" office:value="1233.7" calcext:value-type="float">
            <text:p>1233.7</text:p>
          </table:table-cell>
          <table:table-cell office:value-type="float" office:value="1212.43" calcext:value-type="float">
            <text:p>1212.43</text:p>
          </table:table-cell>
          <table:table-cell office:value-type="float" office:value="1216.62" calcext:value-type="float">
            <text:p>121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06</text:p>
          </table:table-cell>
          <table:table-cell office:value-type="float" office:value="1222.65" calcext:value-type="float">
            <text:p>1222.65</text:p>
          </table:table-cell>
          <table:table-cell office:value-type="float" office:value="1232.81" calcext:value-type="float">
            <text:p>1232.81</text:p>
          </table:table-cell>
          <table:table-cell office:value-type="float" office:value="1222.65" calcext:value-type="float">
            <text:p>1222.65</text:p>
          </table:table-cell>
          <table:table-cell office:value-type="float" office:value="1232.81" calcext:value-type="float">
            <text:p>1232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06</text:p>
          </table:table-cell>
          <table:table-cell office:value-type="float" office:value="1202.23" calcext:value-type="float">
            <text:p>1202.23</text:p>
          </table:table-cell>
          <table:table-cell office:value-type="float" office:value="1222.95" calcext:value-type="float">
            <text:p>1222.95</text:p>
          </table:table-cell>
          <table:table-cell office:value-type="float" office:value="1202.23" calcext:value-type="float">
            <text:p>1202.23</text:p>
          </table:table-cell>
          <table:table-cell office:value-type="float" office:value="1222.65" calcext:value-type="float">
            <text:p>1222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06</text:p>
          </table:table-cell>
          <table:table-cell office:value-type="float" office:value="1199.21" calcext:value-type="float">
            <text:p>1199.21</text:p>
          </table:table-cell>
          <table:table-cell office:value-type="float" office:value="1204.17" calcext:value-type="float">
            <text:p>1204.17</text:p>
          </table:table-cell>
          <table:table-cell office:value-type="float" office:value="1194.06" calcext:value-type="float">
            <text:p>1194.06</text:p>
          </table:table-cell>
          <table:table-cell office:value-type="float" office:value="1202.89" calcext:value-type="float">
            <text:p>1202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ug-06</text:p>
          </table:table-cell>
          <table:table-cell office:value-type="float" office:value="1199.93" calcext:value-type="float">
            <text:p>1199.93</text:p>
          </table:table-cell>
          <table:table-cell office:value-type="float" office:value="1210.39" calcext:value-type="float">
            <text:p>1210.39</text:p>
          </table:table-cell>
          <table:table-cell office:value-type="float" office:value="1193.6" calcext:value-type="float">
            <text:p>1193.6</text:p>
          </table:table-cell>
          <table:table-cell office:value-type="float" office:value="1199.86" calcext:value-type="float">
            <text:p>1199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06</text:p>
          </table:table-cell>
          <table:table-cell office:value-type="float" office:value="1178.46" calcext:value-type="float">
            <text:p>1178.46</text:p>
          </table:table-cell>
          <table:table-cell office:value-type="float" office:value="1199.93" calcext:value-type="float">
            <text:p>1199.93</text:p>
          </table:table-cell>
          <table:table-cell office:value-type="float" office:value="1178.46" calcext:value-type="float">
            <text:p>1178.46</text:p>
          </table:table-cell>
          <table:table-cell office:value-type="float" office:value="1199.93" calcext:value-type="float">
            <text:p>1199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06</text:p>
          </table:table-cell>
          <table:table-cell office:value-type="float" office:value="1196.23" calcext:value-type="float">
            <text:p>1196.23</text:p>
          </table:table-cell>
          <table:table-cell office:value-type="float" office:value="1200.18" calcext:value-type="float">
            <text:p>1200.18</text:p>
          </table:table-cell>
          <table:table-cell office:value-type="float" office:value="1169.74" calcext:value-type="float">
            <text:p>1169.74</text:p>
          </table:table-cell>
          <table:table-cell office:value-type="float" office:value="1176.77" calcext:value-type="float">
            <text:p>1176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6</text:p>
          </table:table-cell>
          <table:table-cell office:value-type="float" office:value="1206.66" calcext:value-type="float">
            <text:p>1206.66</text:p>
          </table:table-cell>
          <table:table-cell office:value-type="float" office:value="1207.47" calcext:value-type="float">
            <text:p>1207.47</text:p>
          </table:table-cell>
          <table:table-cell office:value-type="float" office:value="1189.46" calcext:value-type="float">
            <text:p>1189.46</text:p>
          </table:table-cell>
          <table:table-cell office:value-type="float" office:value="1195.44" calcext:value-type="float">
            <text:p>119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06</text:p>
          </table:table-cell>
          <table:table-cell office:value-type="float" office:value="1211.98" calcext:value-type="float">
            <text:p>1211.98</text:p>
          </table:table-cell>
          <table:table-cell office:value-type="float" office:value="1212.76" calcext:value-type="float">
            <text:p>1212.76</text:p>
          </table:table-cell>
          <table:table-cell office:value-type="float" office:value="1195.88" calcext:value-type="float">
            <text:p>1195.88</text:p>
          </table:table-cell>
          <table:table-cell office:value-type="float" office:value="1204.62" calcext:value-type="float">
            <text:p>120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06</text:p>
          </table:table-cell>
          <table:table-cell office:value-type="float" office:value="1217.39" calcext:value-type="float">
            <text:p>1217.39</text:p>
          </table:table-cell>
          <table:table-cell office:value-type="float" office:value="1230" calcext:value-type="float">
            <text:p>1230</text:p>
          </table:table-cell>
          <table:table-cell office:value-type="float" office:value="1208.08" calcext:value-type="float">
            <text:p>1208.08</text:p>
          </table:table-cell>
          <table:table-cell office:value-type="float" office:value="1210.4" calcext:value-type="float">
            <text:p>12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06</text:p>
          </table:table-cell>
          <table:table-cell office:value-type="float" office:value="1217.28" calcext:value-type="float">
            <text:p>1217.28</text:p>
          </table:table-cell>
          <table:table-cell office:value-type="float" office:value="1228.7" calcext:value-type="float">
            <text:p>1228.7</text:p>
          </table:table-cell>
          <table:table-cell office:value-type="float" office:value="1214.6" calcext:value-type="float">
            <text:p>1214.6</text:p>
          </table:table-cell>
          <table:table-cell office:value-type="float" office:value="1217.39" calcext:value-type="float">
            <text:p>1217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06</text:p>
          </table:table-cell>
          <table:table-cell office:value-type="float" office:value="1227.28" calcext:value-type="float">
            <text:p>1227.28</text:p>
          </table:table-cell>
          <table:table-cell office:value-type="float" office:value="1230.07" calcext:value-type="float">
            <text:p>1230.07</text:p>
          </table:table-cell>
          <table:table-cell office:value-type="float" office:value="1213.65" calcext:value-type="float">
            <text:p>1213.65</text:p>
          </table:table-cell>
          <table:table-cell office:value-type="float" office:value="1217.28" calcext:value-type="float">
            <text:p>121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6</text:p>
          </table:table-cell>
          <table:table-cell office:value-type="float" office:value="1242.93" calcext:value-type="float">
            <text:p>1242.93</text:p>
          </table:table-cell>
          <table:table-cell office:value-type="float" office:value="1247.68" calcext:value-type="float">
            <text:p>1247.68</text:p>
          </table:table-cell>
          <table:table-cell office:value-type="float" office:value="1226.18" calcext:value-type="float">
            <text:p>1226.18</text:p>
          </table:table-cell>
          <table:table-cell office:value-type="float" office:value="1229.96" calcext:value-type="float">
            <text:p>122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06</text:p>
          </table:table-cell>
          <table:table-cell office:value-type="float" office:value="1247" calcext:value-type="float">
            <text:p>1247</text:p>
          </table:table-cell>
          <table:table-cell office:value-type="float" office:value="1247.23" calcext:value-type="float">
            <text:p>1247.23</text:p>
          </table:table-cell>
          <table:table-cell office:value-type="float" office:value="1237.8" calcext:value-type="float">
            <text:p>1237.8</text:p>
          </table:table-cell>
          <table:table-cell office:value-type="float" office:value="1242.93" calcext:value-type="float">
            <text:p>1242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06</text:p>
          </table:table-cell>
          <table:table-cell office:value-type="float" office:value="1246.39" calcext:value-type="float">
            <text:p>1246.39</text:p>
          </table:table-cell>
          <table:table-cell office:value-type="float" office:value="1252.47" calcext:value-type="float">
            <text:p>1252.47</text:p>
          </table:table-cell>
          <table:table-cell office:value-type="float" office:value="1245.41" calcext:value-type="float">
            <text:p>1245.41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06</text:p>
          </table:table-cell>
          <table:table-cell table:number-columns-repeated="2" office:value-type="float" office:value="1247.05" calcext:value-type="float">
            <text:p>1247.05</text:p>
          </table:table-cell>
          <table:table-cell office:value-type="float" office:value="1228.17" calcext:value-type="float">
            <text:p>1228.17</text:p>
          </table:table-cell>
          <table:table-cell office:value-type="float" office:value="1239.41" calcext:value-type="float">
            <text:p>1239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06</text:p>
          </table:table-cell>
          <table:table-cell office:value-type="float" office:value="1245.18" calcext:value-type="float">
            <text:p>1245.18</text:p>
          </table:table-cell>
          <table:table-cell office:value-type="float" office:value="1247.59" calcext:value-type="float">
            <text:p>1247.59</text:p>
          </table:table-cell>
          <table:table-cell office:value-type="float" office:value="1240.52" calcext:value-type="float">
            <text:p>1240.52</text:p>
          </table:table-cell>
          <table:table-cell office:value-type="float" office:value="1246.26" calcext:value-type="float">
            <text:p>124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6</text:p>
          </table:table-cell>
          <table:table-cell office:value-type="float" office:value="1235.98" calcext:value-type="float">
            <text:p>1235.98</text:p>
          </table:table-cell>
          <table:table-cell office:value-type="float" office:value="1245.18" calcext:value-type="float">
            <text:p>1245.18</text:p>
          </table:table-cell>
          <table:table-cell office:value-type="float" office:value="1235.98" calcext:value-type="float">
            <text:p>1235.98</text:p>
          </table:table-cell>
          <table:table-cell office:value-type="float" office:value="1245.18" calcext:value-type="float">
            <text:p>124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06</text:p>
          </table:table-cell>
          <table:table-cell office:value-type="float" office:value="1235.51" calcext:value-type="float">
            <text:p>1235.51</text:p>
          </table:table-cell>
          <table:table-cell office:value-type="float" office:value="1244.35" calcext:value-type="float">
            <text:p>1244.35</text:p>
          </table:table-cell>
          <table:table-cell office:value-type="float" office:value="1233.27" calcext:value-type="float">
            <text:p>1233.27</text:p>
          </table:table-cell>
          <table:table-cell office:value-type="float" office:value="1235.76" calcext:value-type="float">
            <text:p>1235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06</text:p>
          </table:table-cell>
          <table:table-cell office:value-type="float" office:value="1233.47" calcext:value-type="float">
            <text:p>1233.47</text:p>
          </table:table-cell>
          <table:table-cell office:value-type="float" office:value="1239.37" calcext:value-type="float">
            <text:p>1239.37</text:p>
          </table:table-cell>
          <table:table-cell office:value-type="float" office:value="1229.24" calcext:value-type="float">
            <text:p>1229.24</text:p>
          </table:table-cell>
          <table:table-cell office:value-type="float" office:value="1235.51" calcext:value-type="float">
            <text:p>1235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06</text:p>
          </table:table-cell>
          <table:table-cell office:value-type="float" office:value="1225.98" calcext:value-type="float">
            <text:p>1225.98</text:p>
          </table:table-cell>
          <table:table-cell office:value-type="float" office:value="1234.33" calcext:value-type="float">
            <text:p>1234.33</text:p>
          </table:table-cell>
          <table:table-cell office:value-type="float" office:value="1217.3" calcext:value-type="float">
            <text:p>1217.3</text:p>
          </table:table-cell>
          <table:table-cell office:value-type="float" office:value="1233.58" calcext:value-type="float">
            <text:p>123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06</text:p>
          </table:table-cell>
          <table:table-cell office:value-type="float" office:value="1195.63" calcext:value-type="float">
            <text:p>1195.63</text:p>
          </table:table-cell>
          <table:table-cell office:value-type="float" office:value="1224.25" calcext:value-type="float">
            <text:p>1224.25</text:p>
          </table:table-cell>
          <table:table-cell office:value-type="float" office:value="1195.63" calcext:value-type="float">
            <text:p>1195.63</text:p>
          </table:table-cell>
          <table:table-cell office:value-type="float" office:value="1224.03" calcext:value-type="float">
            <text:p>1224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6</text:p>
          </table:table-cell>
          <table:table-cell office:value-type="float" office:value="1204.64" calcext:value-type="float">
            <text:p>1204.64</text:p>
          </table:table-cell>
          <table:table-cell office:value-type="float" office:value="1205.09" calcext:value-type="float">
            <text:p>1205.09</text:p>
          </table:table-cell>
          <table:table-cell office:value-type="float" office:value="1191.54" calcext:value-type="float">
            <text:p>1191.54</text:p>
          </table:table-cell>
          <table:table-cell office:value-type="float" office:value="1194.95" calcext:value-type="float">
            <text:p>119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06</text:p>
          </table:table-cell>
          <table:table-cell office:value-type="float" office:value="1213.28" calcext:value-type="float">
            <text:p>1213.28</text:p>
          </table:table-cell>
          <table:table-cell office:value-type="float" office:value="1213.62" calcext:value-type="float">
            <text:p>1213.62</text:p>
          </table:table-cell>
          <table:table-cell office:value-type="float" office:value="1203.2" calcext:value-type="float">
            <text:p>1203.2</text:p>
          </table:table-cell>
          <table:table-cell office:value-type="float" office:value="1205.25" calcext:value-type="float">
            <text:p>120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06</text:p>
          </table:table-cell>
          <table:table-cell office:value-type="float" office:value="1188.91" calcext:value-type="float">
            <text:p>1188.91</text:p>
          </table:table-cell>
          <table:table-cell office:value-type="float" office:value="1218.53" calcext:value-type="float">
            <text:p>1218.53</text:p>
          </table:table-cell>
          <table:table-cell office:value-type="float" office:value="1188.91" calcext:value-type="float">
            <text:p>1188.91</text:p>
          </table:table-cell>
          <table:table-cell office:value-type="float" office:value="1213.06" calcext:value-type="float">
            <text:p>1213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06</text:p>
          </table:table-cell>
          <table:table-cell office:value-type="float" office:value="1184.01" calcext:value-type="float">
            <text:p>1184.01</text:p>
          </table:table-cell>
          <table:table-cell office:value-type="float" office:value="1188.68" calcext:value-type="float">
            <text:p>1188.68</text:p>
          </table:table-cell>
          <table:table-cell office:value-type="float" office:value="1171.23" calcext:value-type="float">
            <text:p>1171.23</text:p>
          </table:table-cell>
          <table:table-cell office:value-type="float" office:value="1188.68" calcext:value-type="float">
            <text:p>118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06</text:p>
          </table:table-cell>
          <table:table-cell table:number-columns-repeated="2" office:value-type="float" office:value="1206.2" calcext:value-type="float">
            <text:p>1206.2</text:p>
          </table:table-cell>
          <table:table-cell office:value-type="float" office:value="1178.83" calcext:value-type="float">
            <text:p>1178.83</text:p>
          </table:table-cell>
          <table:table-cell office:value-type="float" office:value="1184.01" calcext:value-type="float">
            <text:p>1184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6</text:p>
          </table:table-cell>
          <table:table-cell office:value-type="float" office:value="1204.13" calcext:value-type="float">
            <text:p>1204.13</text:p>
          </table:table-cell>
          <table:table-cell office:value-type="float" office:value="1206.61" calcext:value-type="float">
            <text:p>1206.61</text:p>
          </table:table-cell>
          <table:table-cell office:value-type="float" office:value="1191.83" calcext:value-type="float">
            <text:p>1191.83</text:p>
          </table:table-cell>
          <table:table-cell office:value-type="float" office:value="1206.61" calcext:value-type="float">
            <text:p>120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06</text:p>
          </table:table-cell>
          <table:table-cell table:number-columns-repeated="2" office:value-type="float" office:value="1236.73" calcext:value-type="float">
            <text:p>1236.73</text:p>
          </table:table-cell>
          <table:table-cell office:value-type="float" office:value="1202.33" calcext:value-type="float">
            <text:p>1202.33</text:p>
          </table:table-cell>
          <table:table-cell office:value-type="float" office:value="1204.13" calcext:value-type="float">
            <text:p>1204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06</text:p>
          </table:table-cell>
          <table:table-cell office:value-type="float" office:value="1244.5" calcext:value-type="float">
            <text:p>1244.5</text:p>
          </table:table-cell>
          <table:table-cell office:value-type="float" office:value="1246.59" calcext:value-type="float">
            <text:p>1246.59</text:p>
          </table:table-cell>
          <table:table-cell office:value-type="float" office:value="1234.72" calcext:value-type="float">
            <text:p>1234.72</text:p>
          </table:table-cell>
          <table:table-cell office:value-type="float" office:value="1237.19" calcext:value-type="float">
            <text:p>1237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06</text:p>
          </table:table-cell>
          <table:table-cell office:value-type="float" office:value="1243.65" calcext:value-type="float">
            <text:p>1243.65</text:p>
          </table:table-cell>
          <table:table-cell office:value-type="float" office:value="1246.89" calcext:value-type="float">
            <text:p>1246.89</text:p>
          </table:table-cell>
          <table:table-cell office:value-type="float" office:value="1232.11" calcext:value-type="float">
            <text:p>1232.11</text:p>
          </table:table-cell>
          <table:table-cell office:value-type="float" office:value="1243.63" calcext:value-type="float">
            <text:p>124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06</text:p>
          </table:table-cell>
          <table:table-cell office:value-type="float" office:value="1248.91" calcext:value-type="float">
            <text:p>1248.91</text:p>
          </table:table-cell>
          <table:table-cell office:value-type="float" office:value="1259.75" calcext:value-type="float">
            <text:p>1259.75</text:p>
          </table:table-cell>
          <table:table-cell office:value-type="float" office:value="1237.56" calcext:value-type="float">
            <text:p>1237.56</text:p>
          </table:table-cell>
          <table:table-cell office:value-type="float" office:value="1242.34" calcext:value-type="float">
            <text:p>124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6</text:p>
          </table:table-cell>
          <table:table-cell office:value-type="float" office:value="1247.79" calcext:value-type="float">
            <text:p>1247.79</text:p>
          </table:table-cell>
          <table:table-cell office:value-type="float" office:value="1258.35" calcext:value-type="float">
            <text:p>1258.35</text:p>
          </table:table-cell>
          <table:table-cell office:value-type="float" office:value="1242.27" calcext:value-type="float">
            <text:p>1242.27</text:p>
          </table:table-cell>
          <table:table-cell office:value-type="float" office:value="1248.91" calcext:value-type="float">
            <text:p>124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06</text:p>
          </table:table-cell>
          <table:table-cell office:value-type="float" office:value="1243.8" calcext:value-type="float">
            <text:p>1243.8</text:p>
          </table:table-cell>
          <table:table-cell office:value-type="float" office:value="1261.68" calcext:value-type="float">
            <text:p>1261.68</text:p>
          </table:table-cell>
          <table:table-cell office:value-type="float" office:value="1243.8" calcext:value-type="float">
            <text:p>1243.8</text:p>
          </table:table-cell>
          <table:table-cell office:value-type="float" office:value="1247.79" calcext:value-type="float">
            <text:p>1247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06</text:p>
          </table:table-cell>
          <table:table-cell office:value-type="float" office:value="1244.1" calcext:value-type="float">
            <text:p>1244.1</text:p>
          </table:table-cell>
          <table:table-cell office:value-type="float" office:value="1244.63" calcext:value-type="float">
            <text:p>1244.63</text:p>
          </table:table-cell>
          <table:table-cell office:value-type="float" office:value="1214.81" calcext:value-type="float">
            <text:p>1214.81</text:p>
          </table:table-cell>
          <table:table-cell office:value-type="float" office:value="1242.22" calcext:value-type="float">
            <text:p>124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06</text:p>
          </table:table-cell>
          <table:table-cell office:value-type="float" office:value="1242.48" calcext:value-type="float">
            <text:p>1242.48</text:p>
          </table:table-cell>
          <table:table-cell office:value-type="float" office:value="1247.39" calcext:value-type="float">
            <text:p>1247.39</text:p>
          </table:table-cell>
          <table:table-cell office:value-type="float" office:value="1238.92" calcext:value-type="float">
            <text:p>1238.92</text:p>
          </table:table-cell>
          <table:table-cell office:value-type="float" office:value="1244.1" calcext:value-type="float">
            <text:p>124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06</text:p>
          </table:table-cell>
          <table:table-cell office:value-type="float" office:value="1236.18" calcext:value-type="float">
            <text:p>1236.18</text:p>
          </table:table-cell>
          <table:table-cell office:value-type="float" office:value="1242.96" calcext:value-type="float">
            <text:p>1242.96</text:p>
          </table:table-cell>
          <table:table-cell office:value-type="float" office:value="1232.68" calcext:value-type="float">
            <text:p>1232.68</text:p>
          </table:table-cell>
          <table:table-cell office:value-type="float" office:value="1242.48" calcext:value-type="float">
            <text:p>124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6</text:p>
          </table:table-cell>
          <table:table-cell office:value-type="float" office:value="1223.69" calcext:value-type="float">
            <text:p>1223.69</text:p>
          </table:table-cell>
          <table:table-cell office:value-type="float" office:value="1238.67" calcext:value-type="float">
            <text:p>1238.67</text:p>
          </table:table-cell>
          <table:table-cell office:value-type="float" office:value="1223.69" calcext:value-type="float">
            <text:p>1223.69</text:p>
          </table:table-cell>
          <table:table-cell office:value-type="float" office:value="1233.58" calcext:value-type="float">
            <text:p>1233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06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221.15" calcext:value-type="float">
            <text:p>1221.15</text:p>
          </table:table-cell>
          <table:table-cell office:value-type="float" office:value="1186.22" calcext:value-type="float">
            <text:p>1186.22</text:p>
          </table:table-cell>
          <table:table-cell office:value-type="float" office:value="1221.15" calcext:value-type="float">
            <text:p>1221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06</text:p>
          </table:table-cell>
          <table:table-cell office:value-type="float" office:value="1162.58" calcext:value-type="float">
            <text:p>1162.58</text:p>
          </table:table-cell>
          <table:table-cell office:value-type="float" office:value="1184.45" calcext:value-type="float">
            <text:p>1184.45</text:p>
          </table:table-cell>
          <table:table-cell office:value-type="float" office:value="1162.58" calcext:value-type="float">
            <text:p>1162.58</text:p>
          </table:table-cell>
          <table:table-cell office:value-type="float" office:value="1184.45" calcext:value-type="float">
            <text:p>1184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06</text:p>
          </table:table-cell>
          <table:table-cell office:value-type="float" office:value="1177.1" calcext:value-type="float">
            <text:p>1177.1</text:p>
          </table:table-cell>
          <table:table-cell office:value-type="float" office:value="1185.34" calcext:value-type="float">
            <text:p>1185.34</text:p>
          </table:table-cell>
          <table:table-cell office:value-type="float" office:value="1160" calcext:value-type="float">
            <text:p>1160</text:p>
          </table:table-cell>
          <table:table-cell office:value-type="float" office:value="1162.58" calcext:value-type="float">
            <text:p>116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06</text:p>
          </table:table-cell>
          <table:table-cell office:value-type="float" office:value="1168.11" calcext:value-type="float">
            <text:p>1168.11</text:p>
          </table:table-cell>
          <table:table-cell office:value-type="float" office:value="1177.1" calcext:value-type="float">
            <text:p>1177.1</text:p>
          </table:table-cell>
          <table:table-cell office:value-type="float" office:value="1165.63" calcext:value-type="float">
            <text:p>1165.63</text:p>
          </table:table-cell>
          <table:table-cell office:value-type="float" office:value="1177.1" calcext:value-type="float">
            <text:p>117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6</text:p>
          </table:table-cell>
          <table:table-cell office:value-type="float" office:value="1167.43" calcext:value-type="float">
            <text:p>1167.43</text:p>
          </table:table-cell>
          <table:table-cell office:value-type="float" office:value="1173.73" calcext:value-type="float">
            <text:p>1173.73</text:p>
          </table:table-cell>
          <table:table-cell office:value-type="float" office:value="1164.83" calcext:value-type="float">
            <text:p>1164.83</text:p>
          </table:table-cell>
          <table:table-cell office:value-type="float" office:value="1167.92" calcext:value-type="float">
            <text:p>1167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06</text:p>
          </table:table-cell>
          <table:table-cell table:number-columns-repeated="2" office:value-type="float" office:value="1171.65" calcext:value-type="float">
            <text:p>1171.65</text:p>
          </table:table-cell>
          <table:table-cell office:value-type="float" office:value="1161.21" calcext:value-type="float">
            <text:p>1161.21</text:p>
          </table:table-cell>
          <table:table-cell office:value-type="float" office:value="1166.69" calcext:value-type="float">
            <text:p>116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n-06</text:p>
          </table:table-cell>
          <table:table-cell office:value-type="float" office:value="1153.96" calcext:value-type="float">
            <text:p>1153.96</text:p>
          </table:table-cell>
          <table:table-cell office:value-type="float" office:value="1172.11" calcext:value-type="float">
            <text:p>1172.11</text:p>
          </table:table-cell>
          <table:table-cell office:value-type="float" office:value="1153.96" calcext:value-type="float">
            <text:p>1153.96</text:p>
          </table:table-cell>
          <table:table-cell office:value-type="float" office:value="1170.49" calcext:value-type="float">
            <text:p>117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n-06</text:p>
          </table:table-cell>
          <table:table-cell table:number-columns-repeated="2" office:value-type="float" office:value="1164.24" calcext:value-type="float">
            <text:p>1164.24</text:p>
          </table:table-cell>
          <table:table-cell office:value-type="float" office:value="1148.4" calcext:value-type="float">
            <text:p>1148.4</text:p>
          </table:table-cell>
          <table:table-cell office:value-type="float" office:value="1153.96" calcext:value-type="float">
            <text:p>115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06</text:p>
          </table:table-cell>
          <table:table-cell office:value-type="float" office:value="1160.27" calcext:value-type="float">
            <text:p>1160.27</text:p>
          </table:table-cell>
          <table:table-cell office:value-type="float" office:value="1168.67" calcext:value-type="float">
            <text:p>1168.67</text:p>
          </table:table-cell>
          <table:table-cell office:value-type="float" office:value="1154.33" calcext:value-type="float">
            <text:p>1154.33</text:p>
          </table:table-cell>
          <table:table-cell office:value-type="float" office:value="1168.67" calcext:value-type="float">
            <text:p>116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06</text:p>
          </table:table-cell>
          <table:table-cell office:value-type="float" office:value="1124.66" calcext:value-type="float">
            <text:p>1124.66</text:p>
          </table:table-cell>
          <table:table-cell office:value-type="float" office:value="1164.78" calcext:value-type="float">
            <text:p>1164.78</text:p>
          </table:table-cell>
          <table:table-cell office:value-type="float" office:value="1124.66" calcext:value-type="float">
            <text:p>1124.66</text:p>
          </table:table-cell>
          <table:table-cell office:value-type="float" office:value="1160.66" calcext:value-type="float">
            <text:p>116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06</text:p>
          </table:table-cell>
          <table:table-cell office:value-type="float" office:value="1120.77" calcext:value-type="float">
            <text:p>1120.77</text:p>
          </table:table-cell>
          <table:table-cell office:value-type="float" office:value="1140.51" calcext:value-type="float">
            <text:p>1140.51</text:p>
          </table:table-cell>
          <table:table-cell office:value-type="float" office:value="1104.11" calcext:value-type="float">
            <text:p>1104.11</text:p>
          </table:table-cell>
          <table:table-cell office:value-type="float" office:value="1121.12" calcext:value-type="float">
            <text:p>112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06</text:p>
          </table:table-cell>
          <table:table-cell office:value-type="float" office:value="1148.31" calcext:value-type="float">
            <text:p>1148.31</text:p>
          </table:table-cell>
          <table:table-cell office:value-type="float" office:value="1151.38" calcext:value-type="float">
            <text:p>1151.38</text:p>
          </table:table-cell>
          <table:table-cell office:value-type="float" office:value="1111" calcext:value-type="float">
            <text:p>1111</text:p>
          </table:table-cell>
          <table:table-cell office:value-type="float" office:value="1114.44" calcext:value-type="float">
            <text:p>1114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06</text:p>
          </table:table-cell>
          <table:table-cell table:number-columns-repeated="2" office:value-type="float" office:value="1195.88" calcext:value-type="float">
            <text:p>1195.88</text:p>
          </table:table-cell>
          <table:table-cell office:value-type="float" office:value="1137.23" calcext:value-type="float">
            <text:p>1137.23</text:p>
          </table:table-cell>
          <table:table-cell office:value-type="float" office:value="1148.31" calcext:value-type="float">
            <text:p>114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6</text:p>
          </table:table-cell>
          <table:table-cell office:value-type="float" office:value="1203.32" calcext:value-type="float">
            <text:p>1203.32</text:p>
          </table:table-cell>
          <table:table-cell office:value-type="float" office:value="1207.06" calcext:value-type="float">
            <text:p>1207.06</text:p>
          </table:table-cell>
          <table:table-cell office:value-type="float" office:value="1191.49" calcext:value-type="float">
            <text:p>1191.49</text:p>
          </table:table-cell>
          <table:table-cell office:value-type="float" office:value="1195.88" calcext:value-type="float">
            <text:p>119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06</text:p>
          </table:table-cell>
          <table:table-cell table:number-columns-repeated="2" office:value-type="float" office:value="1219.01" calcext:value-type="float">
            <text:p>1219.01</text:p>
          </table:table-cell>
          <table:table-cell office:value-type="float" office:value="1181.49" calcext:value-type="float">
            <text:p>1181.49</text:p>
          </table:table-cell>
          <table:table-cell office:value-type="float" office:value="1202.66" calcext:value-type="float">
            <text:p>1202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06</text:p>
          </table:table-cell>
          <table:table-cell office:value-type="float" office:value="1228.31" calcext:value-type="float">
            <text:p>1228.31</text:p>
          </table:table-cell>
          <table:table-cell office:value-type="float" office:value="1236.28" calcext:value-type="float">
            <text:p>1236.28</text:p>
          </table:table-cell>
          <table:table-cell office:value-type="float" office:value="1221.19" calcext:value-type="float">
            <text:p>1221.19</text:p>
          </table:table-cell>
          <table:table-cell office:value-type="float" office:value="1224.73" calcext:value-type="float">
            <text:p>1224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06</text:p>
          </table:table-cell>
          <table:table-cell office:value-type="float" office:value="1225.22" calcext:value-type="float">
            <text:p>1225.22</text:p>
          </table:table-cell>
          <table:table-cell office:value-type="float" office:value="1227.2" calcext:value-type="float">
            <text:p>1227.2</text:p>
          </table:table-cell>
          <table:table-cell office:value-type="float" office:value="1197.97" calcext:value-type="float">
            <text:p>1197.97</text:p>
          </table:table-cell>
          <table:table-cell office:value-type="float" office:value="1227.2" calcext:value-type="float">
            <text:p>122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06</text:p>
          </table:table-cell>
          <table:table-cell office:value-type="float" office:value="1259.92" calcext:value-type="float">
            <text:p>1259.92</text:p>
          </table:table-cell>
          <table:table-cell office:value-type="float" office:value="1261.43" calcext:value-type="float">
            <text:p>1261.43</text:p>
          </table:table-cell>
          <table:table-cell office:value-type="float" office:value="1224.77" calcext:value-type="float">
            <text:p>1224.77</text:p>
          </table:table-cell>
          <table:table-cell office:value-type="float" office:value="1225.22" calcext:value-type="float">
            <text:p>1225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06</text:p>
          </table:table-cell>
          <table:table-cell office:value-type="float" office:value="1255.61" calcext:value-type="float">
            <text:p>1255.61</text:p>
          </table:table-cell>
          <table:table-cell office:value-type="float" office:value="1265.08" calcext:value-type="float">
            <text:p>1265.08</text:p>
          </table:table-cell>
          <table:table-cell office:value-type="float" office:value="1251.56" calcext:value-type="float">
            <text:p>1251.56</text:p>
          </table:table-cell>
          <table:table-cell office:value-type="float" office:value="1259.4" calcext:value-type="float">
            <text:p>125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06</text:p>
          </table:table-cell>
          <table:table-cell office:value-type="float" office:value="1235.31" calcext:value-type="float">
            <text:p>1235.31</text:p>
          </table:table-cell>
          <table:table-cell office:value-type="float" office:value="1252.91" calcext:value-type="float">
            <text:p>1252.91</text:p>
          </table:table-cell>
          <table:table-cell office:value-type="float" office:value="1234.25" calcext:value-type="float">
            <text:p>1234.25</text:p>
          </table:table-cell>
          <table:table-cell office:value-type="float" office:value="1252.91" calcext:value-type="float">
            <text:p>125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06</text:p>
          </table:table-cell>
          <table:table-cell office:value-type="float" office:value="1208.41" calcext:value-type="float">
            <text:p>1208.41</text:p>
          </table:table-cell>
          <table:table-cell office:value-type="float" office:value="1238.51" calcext:value-type="float">
            <text:p>1238.51</text:p>
          </table:table-cell>
          <table:table-cell office:value-type="float" office:value="1208.41" calcext:value-type="float">
            <text:p>1208.41</text:p>
          </table:table-cell>
          <table:table-cell office:value-type="float" office:value="1233.82" calcext:value-type="float">
            <text:p>1233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06</text:p>
          </table:table-cell>
          <table:table-cell table:number-columns-repeated="2" office:value-type="float" office:value="1244.77" calcext:value-type="float">
            <text:p>1244.77</text:p>
          </table:table-cell>
          <table:table-cell office:value-type="float" office:value="1204.96" calcext:value-type="float">
            <text:p>1204.96</text:p>
          </table:table-cell>
          <table:table-cell office:value-type="float" office:value="1208.41" calcext:value-type="float">
            <text:p>120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y-06</text:p>
          </table:table-cell>
          <table:table-cell office:value-type="float" office:value="1238.47" calcext:value-type="float">
            <text:p>1238.47</text:p>
          </table:table-cell>
          <table:table-cell office:value-type="float" office:value="1253.04" calcext:value-type="float">
            <text:p>1253.04</text:p>
          </table:table-cell>
          <table:table-cell office:value-type="float" office:value="1238.47" calcext:value-type="float">
            <text:p>1238.47</text:p>
          </table:table-cell>
          <table:table-cell office:value-type="float" office:value="1245.67" calcext:value-type="float">
            <text:p>1245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6</text:p>
          </table:table-cell>
          <table:table-cell office:value-type="float" office:value="1195.9" calcext:value-type="float">
            <text:p>1195.9</text:p>
          </table:table-cell>
          <table:table-cell office:value-type="float" office:value="1236.93" calcext:value-type="float">
            <text:p>1236.93</text:p>
          </table:table-cell>
          <table:table-cell office:value-type="float" office:value="1195.9" calcext:value-type="float">
            <text:p>1195.9</text:p>
          </table:table-cell>
          <table:table-cell office:value-type="float" office:value="1236.93" calcext:value-type="float">
            <text:p>123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06</text:p>
          </table:table-cell>
          <table:table-cell office:value-type="float" office:value="1208.28" calcext:value-type="float">
            <text:p>1208.28</text:p>
          </table:table-cell>
          <table:table-cell office:value-type="float" office:value="1209.06" calcext:value-type="float">
            <text:p>1209.06</text:p>
          </table:table-cell>
          <table:table-cell office:value-type="float" office:value="1158.21" calcext:value-type="float">
            <text:p>1158.21</text:p>
          </table:table-cell>
          <table:table-cell office:value-type="float" office:value="1175.75" calcext:value-type="float">
            <text:p>117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06</text:p>
          </table:table-cell>
          <table:table-cell office:value-type="float" office:value="1207.47" calcext:value-type="float">
            <text:p>1207.47</text:p>
          </table:table-cell>
          <table:table-cell office:value-type="float" office:value="1241.73" calcext:value-type="float">
            <text:p>1241.73</text:p>
          </table:table-cell>
          <table:table-cell office:value-type="float" office:value="1204.93" calcext:value-type="float">
            <text:p>1204.93</text:p>
          </table:table-cell>
          <table:table-cell office:value-type="float" office:value="1208.86" calcext:value-type="float">
            <text:p>120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y-06</text:p>
          </table:table-cell>
          <table:table-cell table:number-columns-repeated="2" office:value-type="float" office:value="1252.8" calcext:value-type="float">
            <text:p>1252.8</text:p>
          </table:table-cell>
          <table:table-cell office:value-type="float" office:value="1168.6" calcext:value-type="float">
            <text:p>1168.6</text:p>
          </table:table-cell>
          <table:table-cell office:value-type="float" office:value="1206.9" calcext:value-type="float">
            <text:p>120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6</text:p>
          </table:table-cell>
          <table:table-cell office:value-type="float" office:value="1264.04" calcext:value-type="float">
            <text:p>1264.04</text:p>
          </table:table-cell>
          <table:table-cell office:value-type="float" office:value="1273.55" calcext:value-type="float">
            <text:p>1273.55</text:p>
          </table:table-cell>
          <table:table-cell office:value-type="float" office:value="1234.56" calcext:value-type="float">
            <text:p>1234.56</text:p>
          </table:table-cell>
          <table:table-cell office:value-type="float" office:value="1252.58" calcext:value-type="float">
            <text:p>125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6</text:p>
          </table:table-cell>
          <table:table-cell office:value-type="float" office:value="1269.4" calcext:value-type="float">
            <text:p>1269.4</text:p>
          </table:table-cell>
          <table:table-cell office:value-type="float" office:value="1273.14" calcext:value-type="float">
            <text:p>1273.14</text:p>
          </table:table-cell>
          <table:table-cell office:value-type="float" office:value="1258.13" calcext:value-type="float">
            <text:p>1258.13</text:p>
          </table:table-cell>
          <table:table-cell office:value-type="float" office:value="1262.27" calcext:value-type="float">
            <text:p>126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06</text:p>
          </table:table-cell>
          <table:table-cell table:number-columns-repeated="2" office:value-type="float" office:value="1300.57" calcext:value-type="float">
            <text:p>1300.57</text:p>
          </table:table-cell>
          <table:table-cell office:value-type="float" office:value="1263.91" calcext:value-type="float">
            <text:p>1263.91</text:p>
          </table:table-cell>
          <table:table-cell office:value-type="float" office:value="1269.4" calcext:value-type="float">
            <text:p>126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06</text:p>
          </table:table-cell>
          <table:table-cell office:value-type="float" office:value="1301.34" calcext:value-type="float">
            <text:p>1301.34</text:p>
          </table:table-cell>
          <table:table-cell office:value-type="float" office:value="1312.03" calcext:value-type="float">
            <text:p>1312.03</text:p>
          </table:table-cell>
          <table:table-cell office:value-type="float" office:value="1292.42" calcext:value-type="float">
            <text:p>1292.42</text:p>
          </table:table-cell>
          <table:table-cell office:value-type="float" office:value="1299.02" calcext:value-type="float">
            <text:p>129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y-06</text:p>
          </table:table-cell>
          <table:table-cell table:number-columns-repeated="2" office:value-type="float" office:value="1329.57" calcext:value-type="float">
            <text:p>1329.57</text:p>
          </table:table-cell>
          <table:table-cell office:value-type="float" office:value="1286.6" calcext:value-type="float">
            <text:p>1286.6</text:p>
          </table:table-cell>
          <table:table-cell office:value-type="float" office:value="1301.52" calcext:value-type="float">
            <text:p>130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6</text:p>
          </table:table-cell>
          <table:table-cell table:number-columns-repeated="2" office:value-type="float" office:value="1361.98" calcext:value-type="float">
            <text:p>1361.98</text:p>
          </table:table-cell>
          <table:table-cell office:value-type="float" office:value="1331.74" calcext:value-type="float">
            <text:p>1331.74</text:p>
          </table:table-cell>
          <table:table-cell office:value-type="float" office:value="1333.75" calcext:value-type="float">
            <text:p>133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6</text:p>
          </table:table-cell>
          <table:table-cell table:number-columns-repeated="2" office:value-type="float" office:value="1390.25" calcext:value-type="float">
            <text:p>1390.25</text:p>
          </table:table-cell>
          <table:table-cell office:value-type="float" office:value="1362.15" calcext:value-type="float">
            <text:p>1362.15</text:p>
          </table:table-cell>
          <table:table-cell office:value-type="float" office:value="1365.48" calcext:value-type="float">
            <text:p>136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06</text:p>
          </table:table-cell>
          <table:table-cell office:value-type="float" office:value="1387.39" calcext:value-type="float">
            <text:p>1387.39</text:p>
          </table:table-cell>
          <table:table-cell office:value-type="float" office:value="1396.02" calcext:value-type="float">
            <text:p>1396.02</text:p>
          </table:table-cell>
          <table:table-cell office:value-type="float" office:value="1380.99" calcext:value-type="float">
            <text:p>1380.99</text:p>
          </table:table-cell>
          <table:table-cell office:value-type="float" office:value="1396.02" calcext:value-type="float">
            <text:p>139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06</text:p>
          </table:table-cell>
          <table:table-cell office:value-type="float" office:value="1389.83" calcext:value-type="float">
            <text:p>1389.83</text:p>
          </table:table-cell>
          <table:table-cell office:value-type="float" office:value="1401.95" calcext:value-type="float">
            <text:p>1401.95</text:p>
          </table:table-cell>
          <table:table-cell office:value-type="float" office:value="1384.89" calcext:value-type="float">
            <text:p>1384.89</text:p>
          </table:table-cell>
          <table:table-cell office:value-type="float" office:value="1388.7" calcext:value-type="float">
            <text:p>138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y-06</text:p>
          </table:table-cell>
          <table:table-cell office:value-type="float" office:value="1391.15" calcext:value-type="float">
            <text:p>1391.15</text:p>
          </table:table-cell>
          <table:table-cell office:value-type="float" office:value="1397.35" calcext:value-type="float">
            <text:p>1397.35</text:p>
          </table:table-cell>
          <table:table-cell office:value-type="float" office:value="1378.47" calcext:value-type="float">
            <text:p>1378.47</text:p>
          </table:table-cell>
          <table:table-cell office:value-type="float" office:value="1388.12" calcext:value-type="float">
            <text:p>138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6</text:p>
          </table:table-cell>
          <table:table-cell office:value-type="float" office:value="1363.34" calcext:value-type="float">
            <text:p>1363.34</text:p>
          </table:table-cell>
          <table:table-cell office:value-type="float" office:value="1390.37" calcext:value-type="float">
            <text:p>1390.37</text:p>
          </table:table-cell>
          <table:table-cell office:value-type="float" office:value="1363.2" calcext:value-type="float">
            <text:p>1363.2</text:p>
          </table:table-cell>
          <table:table-cell office:value-type="float" office:value="1390.37" calcext:value-type="float">
            <text:p>139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6</text:p>
          </table:table-cell>
          <table:table-cell office:value-type="float" office:value="1356.38" calcext:value-type="float">
            <text:p>1356.38</text:p>
          </table:table-cell>
          <table:table-cell office:value-type="float" office:value="1362.33" calcext:value-type="float">
            <text:p>1362.33</text:p>
          </table:table-cell>
          <table:table-cell office:value-type="float" office:value="1352.75" calcext:value-type="float">
            <text:p>1352.75</text:p>
          </table:table-cell>
          <table:table-cell office:value-type="float" office:value="1358.98" calcext:value-type="float">
            <text:p>135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06</text:p>
          </table:table-cell>
          <table:table-cell office:value-type="float" office:value="1370.76" calcext:value-type="float">
            <text:p>1370.76</text:p>
          </table:table-cell>
          <table:table-cell office:value-type="float" office:value="1374.22" calcext:value-type="float">
            <text:p>1374.22</text:p>
          </table:table-cell>
          <table:table-cell office:value-type="float" office:value="1351.66" calcext:value-type="float">
            <text:p>1351.66</text:p>
          </table:table-cell>
          <table:table-cell office:value-type="float" office:value="1355.5" calcext:value-type="float">
            <text:p>135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06</text:p>
          </table:table-cell>
          <table:table-cell office:value-type="float" office:value="1377.13" calcext:value-type="float">
            <text:p>1377.13</text:p>
          </table:table-cell>
          <table:table-cell office:value-type="float" office:value="1382.02" calcext:value-type="float">
            <text:p>1382.02</text:p>
          </table:table-cell>
          <table:table-cell office:value-type="float" office:value="1367.27" calcext:value-type="float">
            <text:p>1367.27</text:p>
          </table:table-cell>
          <table:table-cell office:value-type="float" office:value="1370.52" calcext:value-type="float">
            <text:p>1370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06</text:p>
          </table:table-cell>
          <table:table-cell office:value-type="float" office:value="1370.66" calcext:value-type="float">
            <text:p>1370.66</text:p>
          </table:table-cell>
          <table:table-cell office:value-type="float" office:value="1378.04" calcext:value-type="float">
            <text:p>1378.04</text:p>
          </table:table-cell>
          <table:table-cell office:value-type="float" office:value="1370.55" calcext:value-type="float">
            <text:p>1370.55</text:p>
          </table:table-cell>
          <table:table-cell office:value-type="float" office:value="1374.39" calcext:value-type="float">
            <text:p>1374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06</text:p>
          </table:table-cell>
          <table:table-cell office:value-type="float" office:value="1389.71" calcext:value-type="float">
            <text:p>1389.71</text:p>
          </table:table-cell>
          <table:table-cell office:value-type="float" office:value="1390.26" calcext:value-type="float">
            <text:p>1390.26</text:p>
          </table:table-cell>
          <table:table-cell office:value-type="float" office:value="1369.29" calcext:value-type="float">
            <text:p>1369.29</text:p>
          </table:table-cell>
          <table:table-cell office:value-type="float" office:value="1370.27" calcext:value-type="float">
            <text:p>1370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06</text:p>
          </table:table-cell>
          <table:table-cell office:value-type="float" office:value="1390.69" calcext:value-type="float">
            <text:p>1390.69</text:p>
          </table:table-cell>
          <table:table-cell office:value-type="float" office:value="1403.57" calcext:value-type="float">
            <text:p>1403.57</text:p>
          </table:table-cell>
          <table:table-cell office:value-type="float" office:value="1386.65" calcext:value-type="float">
            <text:p>1386.65</text:p>
          </table:table-cell>
          <table:table-cell office:value-type="float" office:value="1389.82" calcext:value-type="float">
            <text:p>1389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06</text:p>
          </table:table-cell>
          <table:table-cell office:value-type="float" office:value="1382.26" calcext:value-type="float">
            <text:p>1382.26</text:p>
          </table:table-cell>
          <table:table-cell office:value-type="float" office:value="1391.17" calcext:value-type="float">
            <text:p>1391.17</text:p>
          </table:table-cell>
          <table:table-cell office:value-type="float" office:value="1373.53" calcext:value-type="float">
            <text:p>1373.53</text:p>
          </table:table-cell>
          <table:table-cell office:value-type="float" office:value="1389.58" calcext:value-type="float">
            <text:p>138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pr-06</text:p>
          </table:table-cell>
          <table:table-cell office:value-type="float" office:value="1382.81" calcext:value-type="float">
            <text:p>1382.81</text:p>
          </table:table-cell>
          <table:table-cell office:value-type="float" office:value="1386.9" calcext:value-type="float">
            <text:p>1386.9</text:p>
          </table:table-cell>
          <table:table-cell office:value-type="float" office:value="1380.11" calcext:value-type="float">
            <text:p>1380.11</text:p>
          </table:table-cell>
          <table:table-cell office:value-type="float" office:value="1382.61" calcext:value-type="float">
            <text:p>138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06</text:p>
          </table:table-cell>
          <table:table-cell office:value-type="float" office:value="1388.43" calcext:value-type="float">
            <text:p>1388.43</text:p>
          </table:table-cell>
          <table:table-cell office:value-type="float" office:value="1388.69" calcext:value-type="float">
            <text:p>1388.69</text:p>
          </table:table-cell>
          <table:table-cell office:value-type="float" office:value="1378.15" calcext:value-type="float">
            <text:p>1378.15</text:p>
          </table:table-cell>
          <table:table-cell office:value-type="float" office:value="1385.05" calcext:value-type="float">
            <text:p>1385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06</text:p>
          </table:table-cell>
          <table:table-cell office:value-type="float" office:value="1390.55" calcext:value-type="float">
            <text:p>1390.55</text:p>
          </table:table-cell>
          <table:table-cell office:value-type="float" office:value="1391.77" calcext:value-type="float">
            <text:p>1391.77</text:p>
          </table:table-cell>
          <table:table-cell office:value-type="float" office:value="1377.08" calcext:value-type="float">
            <text:p>1377.08</text:p>
          </table:table-cell>
          <table:table-cell office:value-type="float" office:value="1386.88" calcext:value-type="float">
            <text:p>1386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06</text:p>
          </table:table-cell>
          <table:table-cell office:value-type="float" office:value="1397.46" calcext:value-type="float">
            <text:p>1397.46</text:p>
          </table:table-cell>
          <table:table-cell office:value-type="float" office:value="1401.8" calcext:value-type="float">
            <text:p>1401.8</text:p>
          </table:table-cell>
          <table:table-cell office:value-type="float" office:value="1381.76" calcext:value-type="float">
            <text:p>1381.76</text:p>
          </table:table-cell>
          <table:table-cell office:value-type="float" office:value="1389.76" calcext:value-type="float">
            <text:p>1389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06</text:p>
          </table:table-cell>
          <table:table-cell office:value-type="float" office:value="1387.91" calcext:value-type="float">
            <text:p>1387.91</text:p>
          </table:table-cell>
          <table:table-cell office:value-type="float" office:value="1397.8" calcext:value-type="float">
            <text:p>1397.8</text:p>
          </table:table-cell>
          <table:table-cell office:value-type="float" office:value="1385.77" calcext:value-type="float">
            <text:p>1385.77</text:p>
          </table:table-cell>
          <table:table-cell office:value-type="float" office:value="1397.8" calcext:value-type="float">
            <text:p>139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pr-06</text:p>
          </table:table-cell>
          <table:table-cell office:value-type="float" office:value="1374.05" calcext:value-type="float">
            <text:p>1374.05</text:p>
          </table:table-cell>
          <table:table-cell office:value-type="float" office:value="1387.91" calcext:value-type="float">
            <text:p>1387.91</text:p>
          </table:table-cell>
          <table:table-cell office:value-type="float" office:value="1370.35" calcext:value-type="float">
            <text:p>1370.35</text:p>
          </table:table-cell>
          <table:table-cell office:value-type="float" office:value="1387.91" calcext:value-type="float">
            <text:p>1387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06</text:p>
          </table:table-cell>
          <table:table-cell office:value-type="float" office:value="1362.46" calcext:value-type="float">
            <text:p>1362.46</text:p>
          </table:table-cell>
          <table:table-cell office:value-type="float" office:value="1368.31" calcext:value-type="float">
            <text:p>1368.31</text:p>
          </table:table-cell>
          <table:table-cell office:value-type="float" office:value="1358.14" calcext:value-type="float">
            <text:p>1358.14</text:p>
          </table:table-cell>
          <table:table-cell office:value-type="float" office:value="1364.58" calcext:value-type="float">
            <text:p>136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06</text:p>
          </table:table-cell>
          <table:table-cell office:value-type="float" office:value="1371.47" calcext:value-type="float">
            <text:p>1371.47</text:p>
          </table:table-cell>
          <table:table-cell office:value-type="float" office:value="1375.1" calcext:value-type="float">
            <text:p>1375.1</text:p>
          </table:table-cell>
          <table:table-cell office:value-type="float" office:value="1354.36" calcext:value-type="float">
            <text:p>1354.36</text:p>
          </table:table-cell>
          <table:table-cell office:value-type="float" office:value="1362.28" calcext:value-type="float">
            <text:p>136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pr-06</text:p>
          </table:table-cell>
          <table:table-cell office:value-type="float" office:value="1378.21" calcext:value-type="float">
            <text:p>1378.21</text:p>
          </table:table-cell>
          <table:table-cell office:value-type="float" office:value="1379.88" calcext:value-type="float">
            <text:p>1379.88</text:p>
          </table:table-cell>
          <table:table-cell office:value-type="float" office:value="1364.74" calcext:value-type="float">
            <text:p>1364.74</text:p>
          </table:table-cell>
          <table:table-cell office:value-type="float" office:value="1371.04" calcext:value-type="float">
            <text:p>137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06</text:p>
          </table:table-cell>
          <table:table-cell office:value-type="float" office:value="1374.43" calcext:value-type="float">
            <text:p>1374.43</text:p>
          </table:table-cell>
          <table:table-cell office:value-type="float" office:value="1381.66" calcext:value-type="float">
            <text:p>1381.66</text:p>
          </table:table-cell>
          <table:table-cell office:value-type="float" office:value="1372.15" calcext:value-type="float">
            <text:p>1372.15</text:p>
          </table:table-cell>
          <table:table-cell office:value-type="float" office:value="1378.21" calcext:value-type="float">
            <text:p>1378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06</text:p>
          </table:table-cell>
          <table:table-cell office:value-type="float" office:value="1385.46" calcext:value-type="float">
            <text:p>1385.46</text:p>
          </table:table-cell>
          <table:table-cell office:value-type="float" office:value="1390.36" calcext:value-type="float">
            <text:p>1390.36</text:p>
          </table:table-cell>
          <table:table-cell office:value-type="float" office:value="1368.95" calcext:value-type="float">
            <text:p>1368.95</text:p>
          </table:table-cell>
          <table:table-cell office:value-type="float" office:value="1374.08" calcext:value-type="float">
            <text:p>137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06</text:p>
          </table:table-cell>
          <table:table-cell office:value-type="float" office:value="1390.97" calcext:value-type="float">
            <text:p>1390.97</text:p>
          </table:table-cell>
          <table:table-cell office:value-type="float" office:value="1398.14" calcext:value-type="float">
            <text:p>1398.14</text:p>
          </table:table-cell>
          <table:table-cell office:value-type="float" office:value="1383.85" calcext:value-type="float">
            <text:p>1383.85</text:p>
          </table:table-cell>
          <table:table-cell office:value-type="float" office:value="1385.46" calcext:value-type="float">
            <text:p>1385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pr-06</text:p>
          </table:table-cell>
          <table:table-cell office:value-type="float" office:value="1378.66" calcext:value-type="float">
            <text:p>1378.66</text:p>
          </table:table-cell>
          <table:table-cell office:value-type="float" office:value="1392.2" calcext:value-type="float">
            <text:p>1392.2</text:p>
          </table:table-cell>
          <table:table-cell office:value-type="float" office:value="1378.66" calcext:value-type="float">
            <text:p>1378.66</text:p>
          </table:table-cell>
          <table:table-cell office:value-type="float" office:value="1388.26" calcext:value-type="float">
            <text:p>1388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pr-06</text:p>
          </table:table-cell>
          <table:table-cell office:value-type="float" office:value="1399.25" calcext:value-type="float">
            <text:p>1399.25</text:p>
          </table:table-cell>
          <table:table-cell office:value-type="float" office:value="1404.38" calcext:value-type="float">
            <text:p>1404.38</text:p>
          </table:table-cell>
          <table:table-cell office:value-type="float" office:value="1377.16" calcext:value-type="float">
            <text:p>1377.16</text:p>
          </table:table-cell>
          <table:table-cell office:value-type="float" office:value="1378.66" calcext:value-type="float">
            <text:p>137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06</text:p>
          </table:table-cell>
          <table:table-cell office:value-type="float" office:value="1405.95" calcext:value-type="float">
            <text:p>1405.95</text:p>
          </table:table-cell>
          <table:table-cell office:value-type="float" office:value="1409.3" calcext:value-type="float">
            <text:p>1409.3</text:p>
          </table:table-cell>
          <table:table-cell office:value-type="float" office:value="1396.08" calcext:value-type="float">
            <text:p>1396.08</text:p>
          </table:table-cell>
          <table:table-cell office:value-type="float" office:value="1399.18" calcext:value-type="float">
            <text:p>139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06</text:p>
          </table:table-cell>
          <table:table-cell office:value-type="float" office:value="1392.73" calcext:value-type="float">
            <text:p>1392.73</text:p>
          </table:table-cell>
          <table:table-cell office:value-type="float" office:value="1405.28" calcext:value-type="float">
            <text:p>1405.28</text:p>
          </table:table-cell>
          <table:table-cell office:value-type="float" office:value="1392.29" calcext:value-type="float">
            <text:p>1392.29</text:p>
          </table:table-cell>
          <table:table-cell office:value-type="float" office:value="1405.28" calcext:value-type="float">
            <text:p>1405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06</text:p>
          </table:table-cell>
          <table:table-cell office:value-type="float" office:value="1391.45" calcext:value-type="float">
            <text:p>1391.45</text:p>
          </table:table-cell>
          <table:table-cell office:value-type="float" office:value="1398.42" calcext:value-type="float">
            <text:p>1398.42</text:p>
          </table:table-cell>
          <table:table-cell office:value-type="float" office:value="1388.51" calcext:value-type="float">
            <text:p>1388.51</text:p>
          </table:table-cell>
          <table:table-cell office:value-type="float" office:value="1392.06" calcext:value-type="float">
            <text:p>1392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06</text:p>
          </table:table-cell>
          <table:table-cell office:value-type="float" office:value="1403.17" calcext:value-type="float">
            <text:p>1403.17</text:p>
          </table:table-cell>
          <table:table-cell office:value-type="float" office:value="1403.46" calcext:value-type="float">
            <text:p>1403.46</text:p>
          </table:table-cell>
          <table:table-cell office:value-type="float" office:value="1391.8" calcext:value-type="float">
            <text:p>1391.8</text:p>
          </table:table-cell>
          <table:table-cell office:value-type="float" office:value="1391.95" calcext:value-type="float">
            <text:p>139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r-06</text:p>
          </table:table-cell>
          <table:table-cell office:value-type="float" office:value="1388.33" calcext:value-type="float">
            <text:p>1388.33</text:p>
          </table:table-cell>
          <table:table-cell office:value-type="float" office:value="1412.55" calcext:value-type="float">
            <text:p>1412.55</text:p>
          </table:table-cell>
          <table:table-cell office:value-type="float" office:value="1388.33" calcext:value-type="float">
            <text:p>1388.33</text:p>
          </table:table-cell>
          <table:table-cell office:value-type="float" office:value="1403.17" calcext:value-type="float">
            <text:p>140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06</text:p>
          </table:table-cell>
          <table:table-cell office:value-type="float" office:value="1383.14" calcext:value-type="float">
            <text:p>1383.14</text:p>
          </table:table-cell>
          <table:table-cell office:value-type="float" office:value="1387.23" calcext:value-type="float">
            <text:p>1387.23</text:p>
          </table:table-cell>
          <table:table-cell office:value-type="float" office:value="1378.94" calcext:value-type="float">
            <text:p>1378.94</text:p>
          </table:table-cell>
          <table:table-cell office:value-type="float" office:value="1387.23" calcext:value-type="float">
            <text:p>1387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06</text:p>
          </table:table-cell>
          <table:table-cell table:number-columns-repeated="2" office:value-type="float" office:value="1399.08" calcext:value-type="float">
            <text:p>1399.08</text:p>
          </table:table-cell>
          <table:table-cell office:value-type="float" office:value="1375.97" calcext:value-type="float">
            <text:p>1375.97</text:p>
          </table:table-cell>
          <table:table-cell office:value-type="float" office:value="1382.9" calcext:value-type="float">
            <text:p>138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06</text:p>
          </table:table-cell>
          <table:table-cell office:value-type="float" office:value="1405.66" calcext:value-type="float">
            <text:p>1405.66</text:p>
          </table:table-cell>
          <table:table-cell office:value-type="float" office:value="1412.94" calcext:value-type="float">
            <text:p>1412.94</text:p>
          </table:table-cell>
          <table:table-cell office:value-type="float" office:value="1394.21" calcext:value-type="float">
            <text:p>1394.21</text:p>
          </table:table-cell>
          <table:table-cell office:value-type="float" office:value="1399.65" calcext:value-type="float">
            <text:p>139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r-06</text:p>
          </table:table-cell>
          <table:table-cell office:value-type="float" office:value="1394.86" calcext:value-type="float">
            <text:p>1394.86</text:p>
          </table:table-cell>
          <table:table-cell office:value-type="float" office:value="1405.49" calcext:value-type="float">
            <text:p>1405.49</text:p>
          </table:table-cell>
          <table:table-cell office:value-type="float" office:value="1394.31" calcext:value-type="float">
            <text:p>1394.31</text:p>
          </table:table-cell>
          <table:table-cell office:value-type="float" office:value="1405.49" calcext:value-type="float">
            <text:p>140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06</text:p>
          </table:table-cell>
          <table:table-cell office:value-type="float" office:value="1393.47" calcext:value-type="float">
            <text:p>1393.47</text:p>
          </table:table-cell>
          <table:table-cell office:value-type="float" office:value="1403.51" calcext:value-type="float">
            <text:p>1403.51</text:p>
          </table:table-cell>
          <table:table-cell office:value-type="float" office:value="1390.78" calcext:value-type="float">
            <text:p>1390.78</text:p>
          </table:table-cell>
          <table:table-cell office:value-type="float" office:value="1394.86" calcext:value-type="float">
            <text:p>1394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06</text:p>
          </table:table-cell>
          <table:table-cell office:value-type="float" office:value="1369.01" calcext:value-type="float">
            <text:p>1369.01</text:p>
          </table:table-cell>
          <table:table-cell office:value-type="float" office:value="1392.14" calcext:value-type="float">
            <text:p>1392.14</text:p>
          </table:table-cell>
          <table:table-cell office:value-type="float" office:value="1369.01" calcext:value-type="float">
            <text:p>1369.01</text:p>
          </table:table-cell>
          <table:table-cell office:value-type="float" office:value="1392.14" calcext:value-type="float">
            <text:p>1392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06</text:p>
          </table:table-cell>
          <table:table-cell office:value-type="float" office:value="1350.8" calcext:value-type="float">
            <text:p>1350.8</text:p>
          </table:table-cell>
          <table:table-cell office:value-type="float" office:value="1369.94" calcext:value-type="float">
            <text:p>1369.94</text:p>
          </table:table-cell>
          <table:table-cell office:value-type="float" office:value="1350" calcext:value-type="float">
            <text:p>1350</text:p>
          </table:table-cell>
          <table:table-cell office:value-type="float" office:value="1368.05" calcext:value-type="float">
            <text:p>136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06</text:p>
          </table:table-cell>
          <table:table-cell office:value-type="float" office:value="1367.72" calcext:value-type="float">
            <text:p>1367.72</text:p>
          </table:table-cell>
          <table:table-cell office:value-type="float" office:value="1368.39" calcext:value-type="float">
            <text:p>1368.39</text:p>
          </table:table-cell>
          <table:table-cell office:value-type="float" office:value="1349.57" calcext:value-type="float">
            <text:p>1349.57</text:p>
          </table:table-cell>
          <table:table-cell office:value-type="float" office:value="1351.6" calcext:value-type="float">
            <text:p>135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r-06</text:p>
          </table:table-cell>
          <table:table-cell office:value-type="float" office:value="1363.97" calcext:value-type="float">
            <text:p>1363.97</text:p>
          </table:table-cell>
          <table:table-cell office:value-type="float" office:value="1372.45" calcext:value-type="float">
            <text:p>1372.45</text:p>
          </table:table-cell>
          <table:table-cell office:value-type="float" office:value="1355.78" calcext:value-type="float">
            <text:p>1355.78</text:p>
          </table:table-cell>
          <table:table-cell office:value-type="float" office:value="1366.62" calcext:value-type="float">
            <text:p>136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06</text:p>
          </table:table-cell>
          <table:table-cell office:value-type="float" office:value="1389.13" calcext:value-type="float">
            <text:p>1389.13</text:p>
          </table:table-cell>
          <table:table-cell office:value-type="float" office:value="1391.09" calcext:value-type="float">
            <text:p>1391.09</text:p>
          </table:table-cell>
          <table:table-cell office:value-type="float" office:value="1359.06" calcext:value-type="float">
            <text:p>1359.06</text:p>
          </table:table-cell>
          <table:table-cell office:value-type="float" office:value="1363.97" calcext:value-type="float">
            <text:p>1363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06</text:p>
          </table:table-cell>
          <table:table-cell office:value-type="float" office:value="1387.98" calcext:value-type="float">
            <text:p>1387.98</text:p>
          </table:table-cell>
          <table:table-cell office:value-type="float" office:value="1393.72" calcext:value-type="float">
            <text:p>1393.72</text:p>
          </table:table-cell>
          <table:table-cell office:value-type="float" office:value="1378.54" calcext:value-type="float">
            <text:p>1378.54</text:p>
          </table:table-cell>
          <table:table-cell office:value-type="float" office:value="1386.14" calcext:value-type="float">
            <text:p>1386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06</text:p>
          </table:table-cell>
          <table:table-cell table:number-columns-repeated="2" office:value-type="float" office:value="1392.24" calcext:value-type="float">
            <text:p>1392.24</text:p>
          </table:table-cell>
          <table:table-cell office:value-type="float" office:value="1368.94" calcext:value-type="float">
            <text:p>1368.94</text:p>
          </table:table-cell>
          <table:table-cell office:value-type="float" office:value="1386.21" calcext:value-type="float">
            <text:p>138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06</text:p>
          </table:table-cell>
          <table:table-cell table:number-columns-repeated="2" office:value-type="float" office:value="1415.03" calcext:value-type="float">
            <text:p>1415.03</text:p>
          </table:table-cell>
          <table:table-cell office:value-type="float" office:value="1387.72" calcext:value-type="float">
            <text:p>1387.72</text:p>
          </table:table-cell>
          <table:table-cell office:value-type="float" office:value="1392.05" calcext:value-type="float">
            <text:p>139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r-06</text:p>
          </table:table-cell>
          <table:table-cell office:value-type="float" office:value="1412.98" calcext:value-type="float">
            <text:p>1412.98</text:p>
          </table:table-cell>
          <table:table-cell office:value-type="float" office:value="1432.39" calcext:value-type="float">
            <text:p>1432.39</text:p>
          </table:table-cell>
          <table:table-cell office:value-type="float" office:value="1409.99" calcext:value-type="float">
            <text:p>1409.99</text:p>
          </table:table-cell>
          <table:table-cell office:value-type="float" office:value="1415.03" calcext:value-type="float">
            <text:p>1415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06</text:p>
          </table:table-cell>
          <table:table-cell office:value-type="float" office:value="1395.19" calcext:value-type="float">
            <text:p>1395.19</text:p>
          </table:table-cell>
          <table:table-cell office:value-type="float" office:value="1410.7" calcext:value-type="float">
            <text:p>1410.7</text:p>
          </table:table-cell>
          <table:table-cell office:value-type="float" office:value="1395.19" calcext:value-type="float">
            <text:p>1395.19</text:p>
          </table:table-cell>
          <table:table-cell office:value-type="float" office:value="1410.7" calcext:value-type="float">
            <text:p>14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06</text:p>
          </table:table-cell>
          <table:table-cell office:value-type="float" office:value="1381.75" calcext:value-type="float">
            <text:p>1381.75</text:p>
          </table:table-cell>
          <table:table-cell office:value-type="float" office:value="1396.04" calcext:value-type="float">
            <text:p>1396.04</text:p>
          </table:table-cell>
          <table:table-cell office:value-type="float" office:value="1381.75" calcext:value-type="float">
            <text:p>1381.75</text:p>
          </table:table-cell>
          <table:table-cell office:value-type="float" office:value="1395.19" calcext:value-type="float">
            <text:p>139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06</text:p>
          </table:table-cell>
          <table:table-cell office:value-type="float" office:value="1374.65" calcext:value-type="float">
            <text:p>1374.65</text:p>
          </table:table-cell>
          <table:table-cell office:value-type="float" office:value="1392.68" calcext:value-type="float">
            <text:p>1392.68</text:p>
          </table:table-cell>
          <table:table-cell office:value-type="float" office:value="1374.65" calcext:value-type="float">
            <text:p>1374.65</text:p>
          </table:table-cell>
          <table:table-cell office:value-type="float" office:value="1381.58" calcext:value-type="float">
            <text:p>138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06</text:p>
          </table:table-cell>
          <table:table-cell office:value-type="float" office:value="1388.18" calcext:value-type="float">
            <text:p>1388.18</text:p>
          </table:table-cell>
          <table:table-cell office:value-type="float" office:value="1392.97" calcext:value-type="float">
            <text:p>1392.97</text:p>
          </table:table-cell>
          <table:table-cell office:value-type="float" office:value="1368.92" calcext:value-type="float">
            <text:p>1368.92</text:p>
          </table:table-cell>
          <table:table-cell office:value-type="float" office:value="1374.65" calcext:value-type="float">
            <text:p>137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06</text:p>
          </table:table-cell>
          <table:table-cell office:value-type="float" office:value="1380.98" calcext:value-type="float">
            <text:p>1380.98</text:p>
          </table:table-cell>
          <table:table-cell office:value-type="float" office:value="1392.47" calcext:value-type="float">
            <text:p>1392.47</text:p>
          </table:table-cell>
          <table:table-cell office:value-type="float" office:value="1380.98" calcext:value-type="float">
            <text:p>1380.98</text:p>
          </table:table-cell>
          <table:table-cell office:value-type="float" office:value="1389.53" calcext:value-type="float">
            <text:p>1389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06</text:p>
          </table:table-cell>
          <table:table-cell office:value-type="float" office:value="1375.98" calcext:value-type="float">
            <text:p>1375.98</text:p>
          </table:table-cell>
          <table:table-cell office:value-type="float" office:value="1384.62" calcext:value-type="float">
            <text:p>1384.62</text:p>
          </table:table-cell>
          <table:table-cell office:value-type="float" office:value="1374.07" calcext:value-type="float">
            <text:p>1374.07</text:p>
          </table:table-cell>
          <table:table-cell office:value-type="float" office:value="1378.65" calcext:value-type="float">
            <text:p>1378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06</text:p>
          </table:table-cell>
          <table:table-cell office:value-type="float" office:value="1387.84" calcext:value-type="float">
            <text:p>1387.84</text:p>
          </table:table-cell>
          <table:table-cell office:value-type="float" office:value="1391.56" calcext:value-type="float">
            <text:p>1391.56</text:p>
          </table:table-cell>
          <table:table-cell office:value-type="float" office:value="1370.54" calcext:value-type="float">
            <text:p>1370.54</text:p>
          </table:table-cell>
          <table:table-cell office:value-type="float" office:value="1375.18" calcext:value-type="float">
            <text:p>1375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06</text:p>
          </table:table-cell>
          <table:table-cell office:value-type="float" office:value="1391.48" calcext:value-type="float">
            <text:p>1391.48</text:p>
          </table:table-cell>
          <table:table-cell office:value-type="float" office:value="1392.38" calcext:value-type="float">
            <text:p>1392.38</text:p>
          </table:table-cell>
          <table:table-cell office:value-type="float" office:value="1381.36" calcext:value-type="float">
            <text:p>1381.36</text:p>
          </table:table-cell>
          <table:table-cell office:value-type="float" office:value="1387.44" calcext:value-type="float">
            <text:p>1387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06</text:p>
          </table:table-cell>
          <table:table-cell office:value-type="float" office:value="1381.8" calcext:value-type="float">
            <text:p>1381.8</text:p>
          </table:table-cell>
          <table:table-cell office:value-type="float" office:value="1395.43" calcext:value-type="float">
            <text:p>1395.43</text:p>
          </table:table-cell>
          <table:table-cell office:value-type="float" office:value="1381.8" calcext:value-type="float">
            <text:p>1381.8</text:p>
          </table:table-cell>
          <table:table-cell office:value-type="float" office:value="1391.2" calcext:value-type="float">
            <text:p>139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06</text:p>
          </table:table-cell>
          <table:table-cell office:value-type="float" office:value="1374.14" calcext:value-type="float">
            <text:p>1374.14</text:p>
          </table:table-cell>
          <table:table-cell office:value-type="float" office:value="1383.07" calcext:value-type="float">
            <text:p>1383.07</text:p>
          </table:table-cell>
          <table:table-cell office:value-type="float" office:value="1374.14" calcext:value-type="float">
            <text:p>1374.14</text:p>
          </table:table-cell>
          <table:table-cell office:value-type="float" office:value="1381.8" calcext:value-type="float">
            <text:p>138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06</text:p>
          </table:table-cell>
          <table:table-cell office:value-type="float" office:value="1382.13" calcext:value-type="float">
            <text:p>1382.13</text:p>
          </table:table-cell>
          <table:table-cell office:value-type="float" office:value="1388.43" calcext:value-type="float">
            <text:p>1388.43</text:p>
          </table:table-cell>
          <table:table-cell office:value-type="float" office:value="1371.9" calcext:value-type="float">
            <text:p>1371.9</text:p>
          </table:table-cell>
          <table:table-cell office:value-type="float" office:value="1374.14" calcext:value-type="float">
            <text:p>1374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06</text:p>
          </table:table-cell>
          <table:table-cell office:value-type="float" office:value="1370.33" calcext:value-type="float">
            <text:p>1370.33</text:p>
          </table:table-cell>
          <table:table-cell office:value-type="float" office:value="1386.08" calcext:value-type="float">
            <text:p>1386.08</text:p>
          </table:table-cell>
          <table:table-cell office:value-type="float" office:value="1370.33" calcext:value-type="float">
            <text:p>1370.33</text:p>
          </table:table-cell>
          <table:table-cell office:value-type="float" office:value="1380.96" calcext:value-type="float">
            <text:p>138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06</text:p>
          </table:table-cell>
          <table:table-cell office:value-type="float" office:value="1355.15" calcext:value-type="float">
            <text:p>1355.15</text:p>
          </table:table-cell>
          <table:table-cell office:value-type="float" office:value="1374.65" calcext:value-type="float">
            <text:p>1374.65</text:p>
          </table:table-cell>
          <table:table-cell office:value-type="float" office:value="1354" calcext:value-type="float">
            <text:p>1354</text:p>
          </table:table-cell>
          <table:table-cell office:value-type="float" office:value="1369.8" calcext:value-type="float">
            <text:p>136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06</text:p>
          </table:table-cell>
          <table:table-cell office:value-type="float" office:value="1361.47" calcext:value-type="float">
            <text:p>1361.47</text:p>
          </table:table-cell>
          <table:table-cell office:value-type="float" office:value="1362.81" calcext:value-type="float">
            <text:p>1362.81</text:p>
          </table:table-cell>
          <table:table-cell office:value-type="float" office:value="1347.44" calcext:value-type="float">
            <text:p>1347.44</text:p>
          </table:table-cell>
          <table:table-cell office:value-type="float" office:value="1354.05" calcext:value-type="float">
            <text:p>135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06</text:p>
          </table:table-cell>
          <table:table-cell office:value-type="float" office:value="1365.37" calcext:value-type="float">
            <text:p>1365.37</text:p>
          </table:table-cell>
          <table:table-cell office:value-type="float" office:value="1369.22" calcext:value-type="float">
            <text:p>1369.22</text:p>
          </table:table-cell>
          <table:table-cell office:value-type="float" office:value="1356.04" calcext:value-type="float">
            <text:p>1356.04</text:p>
          </table:table-cell>
          <table:table-cell office:value-type="float" office:value="1361.47" calcext:value-type="float">
            <text:p>136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06</text:p>
          </table:table-cell>
          <table:table-cell office:value-type="float" office:value="1377.79" calcext:value-type="float">
            <text:p>1377.79</text:p>
          </table:table-cell>
          <table:table-cell office:value-type="float" office:value="1380.38" calcext:value-type="float">
            <text:p>1380.38</text:p>
          </table:table-cell>
          <table:table-cell office:value-type="float" office:value="1360.47" calcext:value-type="float">
            <text:p>1360.47</text:p>
          </table:table-cell>
          <table:table-cell office:value-type="float" office:value="1365.37" calcext:value-type="float">
            <text:p>136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06</text:p>
          </table:table-cell>
          <table:table-cell office:value-type="float" office:value="1386.2" calcext:value-type="float">
            <text:p>1386.2</text:p>
          </table:table-cell>
          <table:table-cell office:value-type="float" office:value="1389.43" calcext:value-type="float">
            <text:p>1389.43</text:p>
          </table:table-cell>
          <table:table-cell office:value-type="float" office:value="1368.64" calcext:value-type="float">
            <text:p>1368.64</text:p>
          </table:table-cell>
          <table:table-cell office:value-type="float" office:value="1371.81" calcext:value-type="float">
            <text:p>137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06</text:p>
          </table:table-cell>
          <table:table-cell office:value-type="float" office:value="1385.14" calcext:value-type="float">
            <text:p>1385.14</text:p>
          </table:table-cell>
          <table:table-cell office:value-type="float" office:value="1391.96" calcext:value-type="float">
            <text:p>1391.96</text:p>
          </table:table-cell>
          <table:table-cell office:value-type="float" office:value="1369.4" calcext:value-type="float">
            <text:p>1369.4</text:p>
          </table:table-cell>
          <table:table-cell office:value-type="float" office:value="1385.63" calcext:value-type="float">
            <text:p>1385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06</text:p>
          </table:table-cell>
          <table:table-cell office:value-type="float" office:value="1398.59" calcext:value-type="float">
            <text:p>1398.59</text:p>
          </table:table-cell>
          <table:table-cell office:value-type="float" office:value="1406.32" calcext:value-type="float">
            <text:p>1406.32</text:p>
          </table:table-cell>
          <table:table-cell office:value-type="float" office:value="1382.28" calcext:value-type="float">
            <text:p>1382.28</text:p>
          </table:table-cell>
          <table:table-cell office:value-type="float" office:value="1384.29" calcext:value-type="float">
            <text:p>138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06</text:p>
          </table:table-cell>
          <table:table-cell office:value-type="float" office:value="1383.66" calcext:value-type="float">
            <text:p>1383.66</text:p>
          </table:table-cell>
          <table:table-cell office:value-type="float" office:value="1397.1" calcext:value-type="float">
            <text:p>1397.1</text:p>
          </table:table-cell>
          <table:table-cell office:value-type="float" office:value="1382.47" calcext:value-type="float">
            <text:p>1382.47</text:p>
          </table:table-cell>
          <table:table-cell office:value-type="float" office:value="1396.2" calcext:value-type="float">
            <text:p>139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06</text:p>
          </table:table-cell>
          <table:table-cell office:value-type="float" office:value="1378.36" calcext:value-type="float">
            <text:p>1378.36</text:p>
          </table:table-cell>
          <table:table-cell office:value-type="float" office:value="1388.19" calcext:value-type="float">
            <text:p>1388.19</text:p>
          </table:table-cell>
          <table:table-cell office:value-type="float" office:value="1368.86" calcext:value-type="float">
            <text:p>1368.86</text:p>
          </table:table-cell>
          <table:table-cell office:value-type="float" office:value="1382.79" calcext:value-type="float">
            <text:p>1382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06</text:p>
          </table:table-cell>
          <table:table-cell table:number-columns-repeated="2" office:value-type="float" office:value="1411.22" calcext:value-type="float">
            <text:p>1411.22</text:p>
          </table:table-cell>
          <table:table-cell office:value-type="float" office:value="1376.87" calcext:value-type="float">
            <text:p>1376.87</text:p>
          </table:table-cell>
          <table:table-cell office:value-type="float" office:value="1378.36" calcext:value-type="float">
            <text:p>1378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06</text:p>
          </table:table-cell>
          <table:table-cell office:value-type="float" office:value="1442.01" calcext:value-type="float">
            <text:p>1442.01</text:p>
          </table:table-cell>
          <table:table-cell office:value-type="float" office:value="1452.17" calcext:value-type="float">
            <text:p>1452.17</text:p>
          </table:table-cell>
          <table:table-cell office:value-type="float" office:value="1404.96" calcext:value-type="float">
            <text:p>1404.96</text:p>
          </table:table-cell>
          <table:table-cell office:value-type="float" office:value="1410.36" calcext:value-type="float">
            <text:p>141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06</text:p>
          </table:table-cell>
          <table:table-cell office:value-type="float" office:value="1422.23" calcext:value-type="float">
            <text:p>1422.23</text:p>
          </table:table-cell>
          <table:table-cell office:value-type="float" office:value="1442.29" calcext:value-type="float">
            <text:p>1442.29</text:p>
          </table:table-cell>
          <table:table-cell office:value-type="float" office:value="1422.23" calcext:value-type="float">
            <text:p>1422.23</text:p>
          </table:table-cell>
          <table:table-cell office:value-type="float" office:value="1442.29" calcext:value-type="float">
            <text:p>144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06</text:p>
          </table:table-cell>
          <table:table-cell office:value-type="float" office:value="1398.46" calcext:value-type="float">
            <text:p>1398.46</text:p>
          </table:table-cell>
          <table:table-cell office:value-type="float" office:value="1421.66" calcext:value-type="float">
            <text:p>1421.66</text:p>
          </table:table-cell>
          <table:table-cell office:value-type="float" office:value="1398.46" calcext:value-type="float">
            <text:p>1398.46</text:p>
          </table:table-cell>
          <table:table-cell office:value-type="float" office:value="1421.66" calcext:value-type="float">
            <text:p>142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06</text:p>
          </table:table-cell>
          <table:table-cell office:value-type="float" office:value="1396.92" calcext:value-type="float">
            <text:p>1396.92</text:p>
          </table:table-cell>
          <table:table-cell office:value-type="float" office:value="1403.64" calcext:value-type="float">
            <text:p>1403.64</text:p>
          </table:table-cell>
          <table:table-cell office:value-type="float" office:value="1389.66" calcext:value-type="float">
            <text:p>1389.66</text:p>
          </table:table-cell>
          <table:table-cell office:value-type="float" office:value="1392.52" calcext:value-type="float">
            <text:p>139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06</text:p>
          </table:table-cell>
          <table:table-cell office:value-type="float" office:value="1395.63" calcext:value-type="float">
            <text:p>1395.63</text:p>
          </table:table-cell>
          <table:table-cell office:value-type="float" office:value="1399.05" calcext:value-type="float">
            <text:p>1399.05</text:p>
          </table:table-cell>
          <table:table-cell office:value-type="float" office:value="1386.99" calcext:value-type="float">
            <text:p>1386.99</text:p>
          </table:table-cell>
          <table:table-cell office:value-type="float" office:value="1395.09" calcext:value-type="float">
            <text:p>1395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06</text:p>
          </table:table-cell>
          <table:table-cell office:value-type="float" office:value="1365.49" calcext:value-type="float">
            <text:p>1365.49</text:p>
          </table:table-cell>
          <table:table-cell office:value-type="float" office:value="1394.47" calcext:value-type="float">
            <text:p>1394.47</text:p>
          </table:table-cell>
          <table:table-cell office:value-type="float" office:value="1365.09" calcext:value-type="float">
            <text:p>1365.09</text:p>
          </table:table-cell>
          <table:table-cell office:value-type="float" office:value="1393.59" calcext:value-type="float">
            <text:p>1393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06</text:p>
          </table:table-cell>
          <table:table-cell office:value-type="float" office:value="1371.19" calcext:value-type="float">
            <text:p>1371.19</text:p>
          </table:table-cell>
          <table:table-cell office:value-type="float" office:value="1373.3" calcext:value-type="float">
            <text:p>1373.3</text:p>
          </table:table-cell>
          <table:table-cell office:value-type="float" office:value="1357.77" calcext:value-type="float">
            <text:p>1357.77</text:p>
          </table:table-cell>
          <table:table-cell office:value-type="float" office:value="1365.04" calcext:value-type="float">
            <text:p>136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06</text:p>
          </table:table-cell>
          <table:table-cell office:value-type="float" office:value="1392.7" calcext:value-type="float">
            <text:p>1392.7</text:p>
          </table:table-cell>
          <table:table-cell office:value-type="float" office:value="1395.67" calcext:value-type="float">
            <text:p>1395.67</text:p>
          </table:table-cell>
          <table:table-cell office:value-type="float" office:value="1366" calcext:value-type="float">
            <text:p>1366</text:p>
          </table:table-cell>
          <table:table-cell office:value-type="float" office:value="1371.19" calcext:value-type="float">
            <text:p>137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06</text:p>
          </table:table-cell>
          <table:table-cell office:value-type="float" office:value="1398.89" calcext:value-type="float">
            <text:p>1398.89</text:p>
          </table:table-cell>
          <table:table-cell office:value-type="float" office:value="1402.24" calcext:value-type="float">
            <text:p>1402.24</text:p>
          </table:table-cell>
          <table:table-cell office:value-type="float" office:value="1386.07" calcext:value-type="float">
            <text:p>1386.07</text:p>
          </table:table-cell>
          <table:table-cell office:value-type="float" office:value="1392.7" calcext:value-type="float">
            <text:p>139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06</text:p>
          </table:table-cell>
          <table:table-cell office:value-type="float" office:value="1384.82" calcext:value-type="float">
            <text:p>1384.82</text:p>
          </table:table-cell>
          <table:table-cell office:value-type="float" office:value="1403.46" calcext:value-type="float">
            <text:p>1403.46</text:p>
          </table:table-cell>
          <table:table-cell office:value-type="float" office:value="1384.82" calcext:value-type="float">
            <text:p>1384.82</text:p>
          </table:table-cell>
          <table:table-cell office:value-type="float" office:value="1398.31" calcext:value-type="float">
            <text:p>139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06</text:p>
          </table:table-cell>
          <table:table-cell table:number-columns-repeated="2" office:value-type="float" office:value="1394.73" calcext:value-type="float">
            <text:p>1394.73</text:p>
          </table:table-cell>
          <table:table-cell office:value-type="float" office:value="1377.85" calcext:value-type="float">
            <text:p>1377.85</text:p>
          </table:table-cell>
          <table:table-cell office:value-type="float" office:value="1384.82" calcext:value-type="float">
            <text:p>1384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06</text:p>
          </table:table-cell>
          <table:table-cell office:value-type="float" office:value="1402.66" calcext:value-type="float">
            <text:p>1402.66</text:p>
          </table:table-cell>
          <table:table-cell office:value-type="float" office:value="1411.84" calcext:value-type="float">
            <text:p>1411.84</text:p>
          </table:table-cell>
          <table:table-cell office:value-type="float" office:value="1385.38" calcext:value-type="float">
            <text:p>1385.38</text:p>
          </table:table-cell>
          <table:table-cell office:value-type="float" office:value="1394.55" calcext:value-type="float">
            <text:p>139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06</text:p>
          </table:table-cell>
          <table:table-cell office:value-type="float" office:value="1396.94" calcext:value-type="float">
            <text:p>1396.94</text:p>
          </table:table-cell>
          <table:table-cell office:value-type="float" office:value="1405.13" calcext:value-type="float">
            <text:p>1405.13</text:p>
          </table:table-cell>
          <table:table-cell office:value-type="float" office:value="1395.84" calcext:value-type="float">
            <text:p>1395.84</text:p>
          </table:table-cell>
          <table:table-cell office:value-type="float" office:value="1402.83" calcext:value-type="float">
            <text:p>140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06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00.2" calcext:value-type="float">
            <text:p>1400.2</text:p>
          </table:table-cell>
          <table:table-cell office:value-type="float" office:value="1392.04" calcext:value-type="float">
            <text:p>1392.04</text:p>
          </table:table-cell>
          <table:table-cell office:value-type="float" office:value="1395.53" calcext:value-type="float">
            <text:p>139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06</text:p>
          </table:table-cell>
          <table:table-cell office:value-type="float" office:value="1398.81" calcext:value-type="float">
            <text:p>1398.81</text:p>
          </table:table-cell>
          <table:table-cell office:value-type="float" office:value="1403.65" calcext:value-type="float">
            <text:p>1403.65</text:p>
          </table:table-cell>
          <table:table-cell office:value-type="float" office:value="1391.73" calcext:value-type="float">
            <text:p>1391.73</text:p>
          </table:table-cell>
          <table:table-cell office:value-type="float" office:value="1394.2" calcext:value-type="float">
            <text:p>139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06</text:p>
          </table:table-cell>
          <table:table-cell office:value-type="float" office:value="1373.37" calcext:value-type="float">
            <text:p>1373.37</text:p>
          </table:table-cell>
          <table:table-cell office:value-type="float" office:value="1397.35" calcext:value-type="float">
            <text:p>1397.35</text:p>
          </table:table-cell>
          <table:table-cell office:value-type="float" office:value="1373.37" calcext:value-type="float">
            <text:p>1373.37</text:p>
          </table:table-cell>
          <table:table-cell office:value-type="float" office:value="1397.35" calcext:value-type="float">
            <text:p>139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06</text:p>
          </table:table-cell>
          <table:table-cell office:value-type="float" office:value="1377.71" calcext:value-type="float">
            <text:p>1377.71</text:p>
          </table:table-cell>
          <table:table-cell office:value-type="float" office:value="1383.82" calcext:value-type="float">
            <text:p>1383.82</text:p>
          </table:table-cell>
          <table:table-cell office:value-type="float" office:value="1364.3" calcext:value-type="float">
            <text:p>1364.3</text:p>
          </table:table-cell>
          <table:table-cell office:value-type="float" office:value="1372.02" calcext:value-type="float">
            <text:p>1372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06</text:p>
          </table:table-cell>
          <table:table-cell office:value-type="float" office:value="1383.06" calcext:value-type="float">
            <text:p>1383.06</text:p>
          </table:table-cell>
          <table:table-cell office:value-type="float" office:value="1396.61" calcext:value-type="float">
            <text:p>1396.61</text:p>
          </table:table-cell>
          <table:table-cell office:value-type="float" office:value="1380.73" calcext:value-type="float">
            <text:p>1380.73</text:p>
          </table:table-cell>
          <table:table-cell office:value-type="float" office:value="1383.53" calcext:value-type="float">
            <text:p>138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06</text:p>
          </table:table-cell>
          <table:table-cell office:value-type="float" office:value="1372.79" calcext:value-type="float">
            <text:p>1372.79</text:p>
          </table:table-cell>
          <table:table-cell office:value-type="float" office:value="1387.57" calcext:value-type="float">
            <text:p>1387.57</text:p>
          </table:table-cell>
          <table:table-cell office:value-type="float" office:value="1372.08" calcext:value-type="float">
            <text:p>1372.08</text:p>
          </table:table-cell>
          <table:table-cell office:value-type="float" office:value="1382.47" calcext:value-type="float">
            <text:p>1382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06</text:p>
          </table:table-cell>
          <table:table-cell office:value-type="float" office:value="1386.9" calcext:value-type="float">
            <text:p>1386.9</text:p>
          </table:table-cell>
          <table:table-cell office:value-type="float" office:value="1388.61" calcext:value-type="float">
            <text:p>1388.61</text:p>
          </table:table-cell>
          <table:table-cell office:value-type="float" office:value="1368.3" calcext:value-type="float">
            <text:p>1368.3</text:p>
          </table:table-cell>
          <table:table-cell office:value-type="float" office:value="1375.25" calcext:value-type="float">
            <text:p>137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06</text:p>
          </table:table-cell>
          <table:table-cell office:value-type="float" office:value="1370.77" calcext:value-type="float">
            <text:p>1370.77</text:p>
          </table:table-cell>
          <table:table-cell office:value-type="float" office:value="1389.48" calcext:value-type="float">
            <text:p>1389.48</text:p>
          </table:table-cell>
          <table:table-cell office:value-type="float" office:value="1368.33" calcext:value-type="float">
            <text:p>1368.33</text:p>
          </table:table-cell>
          <table:table-cell office:value-type="float" office:value="1386.9" calcext:value-type="float">
            <text:p>138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06</text:p>
          </table:table-cell>
          <table:table-cell office:value-type="float" office:value="1337.39" calcext:value-type="float">
            <text:p>1337.39</text:p>
          </table:table-cell>
          <table:table-cell office:value-type="float" office:value="1370.16" calcext:value-type="float">
            <text:p>1370.16</text:p>
          </table:table-cell>
          <table:table-cell office:value-type="float" office:value="1337.39" calcext:value-type="float">
            <text:p>1337.39</text:p>
          </table:table-cell>
          <table:table-cell office:value-type="float" office:value="1370.16" calcext:value-type="float">
            <text:p>137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06</text:p>
          </table:table-cell>
          <table:table-cell office:value-type="float" office:value="1333.8" calcext:value-type="float">
            <text:p>1333.8</text:p>
          </table:table-cell>
          <table:table-cell office:value-type="float" office:value="1341.62" calcext:value-type="float">
            <text:p>1341.62</text:p>
          </table:table-cell>
          <table:table-cell office:value-type="float" office:value="1330.97" calcext:value-type="float">
            <text:p>1330.97</text:p>
          </table:table-cell>
          <table:table-cell office:value-type="float" office:value="1335.64" calcext:value-type="float">
            <text:p>133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5</text:p>
          </table:table-cell>
          <table:table-cell office:value-type="float" office:value="1329.1" calcext:value-type="float">
            <text:p>1329.1</text:p>
          </table:table-cell>
          <table:table-cell office:value-type="float" office:value="1334.59" calcext:value-type="float">
            <text:p>1334.59</text:p>
          </table:table-cell>
          <table:table-cell office:value-type="float" office:value="1319.5" calcext:value-type="float">
            <text:p>1319.5</text:p>
          </table:table-cell>
          <table:table-cell office:value-type="float" office:value="1331.78" calcext:value-type="float">
            <text:p>1331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5</text:p>
          </table:table-cell>
          <table:table-cell office:value-type="float" office:value="1327.81" calcext:value-type="float">
            <text:p>1327.81</text:p>
          </table:table-cell>
          <table:table-cell office:value-type="float" office:value="1334.98" calcext:value-type="float">
            <text:p>1334.98</text:p>
          </table:table-cell>
          <table:table-cell office:value-type="float" office:value="1324.14" calcext:value-type="float">
            <text:p>1324.14</text:p>
          </table:table-cell>
          <table:table-cell office:value-type="float" office:value="1328.07" calcext:value-type="float">
            <text:p>132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05</text:p>
          </table:table-cell>
          <table:table-cell office:value-type="float" office:value="1340.23" calcext:value-type="float">
            <text:p>1340.23</text:p>
          </table:table-cell>
          <table:table-cell office:value-type="float" office:value="1353.13" calcext:value-type="float">
            <text:p>1353.13</text:p>
          </table:table-cell>
          <table:table-cell office:value-type="float" office:value="1320.3" calcext:value-type="float">
            <text:p>1320.3</text:p>
          </table:table-cell>
          <table:table-cell office:value-type="float" office:value="1327.81" calcext:value-type="float">
            <text:p>1327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05</text:p>
          </table:table-cell>
          <table:table-cell office:value-type="float" office:value="1317.3" calcext:value-type="float">
            <text:p>1317.3</text:p>
          </table:table-cell>
          <table:table-cell office:value-type="float" office:value="1338.94" calcext:value-type="float">
            <text:p>1338.94</text:p>
          </table:table-cell>
          <table:table-cell office:value-type="float" office:value="1315.92" calcext:value-type="float">
            <text:p>1315.92</text:p>
          </table:table-cell>
          <table:table-cell office:value-type="float" office:value="1338.94" calcext:value-type="float">
            <text:p>1338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5</text:p>
          </table:table-cell>
          <table:table-cell office:value-type="float" office:value="1302" calcext:value-type="float">
            <text:p>1302</text:p>
          </table:table-cell>
          <table:table-cell office:value-type="float" office:value="1317.8" calcext:value-type="float">
            <text:p>1317.8</text:p>
          </table:table-cell>
          <table:table-cell office:value-type="float" office:value="1300.76" calcext:value-type="float">
            <text:p>1300.76</text:p>
          </table:table-cell>
          <table:table-cell office:value-type="float" office:value="1316.73" calcext:value-type="float">
            <text:p>131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5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1300.95" calcext:value-type="float">
            <text:p>1300.95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1300.86" calcext:value-type="float">
            <text:p>1300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5</text:p>
          </table:table-cell>
          <table:table-cell office:value-type="float" office:value="1272.33" calcext:value-type="float">
            <text:p>1272.33</text:p>
          </table:table-cell>
          <table:table-cell office:value-type="float" office:value="1289.09" calcext:value-type="float">
            <text:p>1289.09</text:p>
          </table:table-cell>
          <table:table-cell office:value-type="float" office:value="1268.93" calcext:value-type="float">
            <text:p>1268.93</text:p>
          </table:table-cell>
          <table:table-cell office:value-type="float" office:value="1273.95" calcext:value-type="float">
            <text:p>1273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05</text:p>
          </table:table-cell>
          <table:table-cell office:value-type="float" office:value="1288.07" calcext:value-type="float">
            <text:p>1288.07</text:p>
          </table:table-cell>
          <table:table-cell office:value-type="float" office:value="1295.77" calcext:value-type="float">
            <text:p>1295.77</text:p>
          </table:table-cell>
          <table:table-cell office:value-type="float" office:value="1272.26" calcext:value-type="float">
            <text:p>1272.26</text:p>
          </table:table-cell>
          <table:table-cell office:value-type="float" office:value="1272.33" calcext:value-type="float">
            <text:p>127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05</text:p>
          </table:table-cell>
          <table:table-cell office:value-type="float" office:value="1304.25" calcext:value-type="float">
            <text:p>1304.25</text:p>
          </table:table-cell>
          <table:table-cell office:value-type="float" office:value="1310.62" calcext:value-type="float">
            <text:p>1310.62</text:p>
          </table:table-cell>
          <table:table-cell office:value-type="float" office:value="1285.21" calcext:value-type="float">
            <text:p>1285.21</text:p>
          </table:table-cell>
          <table:table-cell office:value-type="float" office:value="1288.07" calcext:value-type="float">
            <text:p>128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5</text:p>
          </table:table-cell>
          <table:table-cell office:value-type="float" office:value="1336.93" calcext:value-type="float">
            <text:p>1336.93</text:p>
          </table:table-cell>
          <table:table-cell office:value-type="float" office:value="1338.34" calcext:value-type="float">
            <text:p>1338.34</text:p>
          </table:table-cell>
          <table:table-cell office:value-type="float" office:value="1300.67" calcext:value-type="float">
            <text:p>1300.67</text:p>
          </table:table-cell>
          <table:table-cell office:value-type="float" office:value="1304.25" calcext:value-type="float">
            <text:p>1304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5</text:p>
          </table:table-cell>
          <table:table-cell office:value-type="float" office:value="1304.6" calcext:value-type="float">
            <text:p>1304.6</text:p>
          </table:table-cell>
          <table:table-cell office:value-type="float" office:value="1335.36" calcext:value-type="float">
            <text:p>1335.36</text:p>
          </table:table-cell>
          <table:table-cell office:value-type="float" office:value="1295.46" calcext:value-type="float">
            <text:p>1295.46</text:p>
          </table:table-cell>
          <table:table-cell office:value-type="float" office:value="1335.36" calcext:value-type="float">
            <text:p>133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05</text:p>
          </table:table-cell>
          <table:table-cell office:value-type="float" office:value="1294.67" calcext:value-type="float">
            <text:p>1294.67</text:p>
          </table:table-cell>
          <table:table-cell office:value-type="float" office:value="1307.26" calcext:value-type="float">
            <text:p>1307.26</text:p>
          </table:table-cell>
          <table:table-cell office:value-type="float" office:value="1293.12" calcext:value-type="float">
            <text:p>1293.12</text:p>
          </table:table-cell>
          <table:table-cell office:value-type="float" office:value="1304.6" calcext:value-type="float">
            <text:p>130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05</text:p>
          </table:table-cell>
          <table:table-cell office:value-type="float" office:value="1300.05" calcext:value-type="float">
            <text:p>1300.05</text:p>
          </table:table-cell>
          <table:table-cell office:value-type="float" office:value="1303.78" calcext:value-type="float">
            <text:p>1303.78</text:p>
          </table:table-cell>
          <table:table-cell office:value-type="float" office:value="1283.87" calcext:value-type="float">
            <text:p>1283.87</text:p>
          </table:table-cell>
          <table:table-cell office:value-type="float" office:value="1293.38" calcext:value-type="float">
            <text:p>129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05</text:p>
          </table:table-cell>
          <table:table-cell office:value-type="float" office:value="1313.68" calcext:value-type="float">
            <text:p>1313.68</text:p>
          </table:table-cell>
          <table:table-cell office:value-type="float" office:value="1323.77" calcext:value-type="float">
            <text:p>1323.77</text:p>
          </table:table-cell>
          <table:table-cell office:value-type="float" office:value="1295.01" calcext:value-type="float">
            <text:p>1295.01</text:p>
          </table:table-cell>
          <table:table-cell office:value-type="float" office:value="1300.05" calcext:value-type="float">
            <text:p>130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05</text:p>
          </table:table-cell>
          <table:table-cell office:value-type="float" office:value="1308.77" calcext:value-type="float">
            <text:p>1308.77</text:p>
          </table:table-cell>
          <table:table-cell office:value-type="float" office:value="1318" calcext:value-type="float">
            <text:p>1318</text:p>
          </table:table-cell>
          <table:table-cell office:value-type="float" office:value="1302.83" calcext:value-type="float">
            <text:p>1302.83</text:p>
          </table:table-cell>
          <table:table-cell office:value-type="float" office:value="1313.15" calcext:value-type="float">
            <text:p>1313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05</text:p>
          </table:table-cell>
          <table:table-cell office:value-type="float" office:value="1333.99" calcext:value-type="float">
            <text:p>1333.99</text:p>
          </table:table-cell>
          <table:table-cell office:value-type="float" office:value="1348.66" calcext:value-type="float">
            <text:p>1348.66</text:p>
          </table:table-cell>
          <table:table-cell office:value-type="float" office:value="1306.34" calcext:value-type="float">
            <text:p>1306.34</text:p>
          </table:table-cell>
          <table:table-cell office:value-type="float" office:value="1308.98" calcext:value-type="float">
            <text:p>130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05</text:p>
          </table:table-cell>
          <table:table-cell office:value-type="float" office:value="1339.18" calcext:value-type="float">
            <text:p>1339.18</text:p>
          </table:table-cell>
          <table:table-cell office:value-type="float" office:value="1343.26" calcext:value-type="float">
            <text:p>1343.26</text:p>
          </table:table-cell>
          <table:table-cell office:value-type="float" office:value="1329.59" calcext:value-type="float">
            <text:p>1329.59</text:p>
          </table:table-cell>
          <table:table-cell office:value-type="float" office:value="1333.99" calcext:value-type="float">
            <text:p>133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05</text:p>
          </table:table-cell>
          <table:table-cell office:value-type="float" office:value="1330.53" calcext:value-type="float">
            <text:p>1330.53</text:p>
          </table:table-cell>
          <table:table-cell office:value-type="float" office:value="1356.69" calcext:value-type="float">
            <text:p>1356.69</text:p>
          </table:table-cell>
          <table:table-cell office:value-type="float" office:value="1330.53" calcext:value-type="float">
            <text:p>1330.53</text:p>
          </table:table-cell>
          <table:table-cell office:value-type="float" office:value="1339.09" calcext:value-type="float">
            <text:p>1339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05</text:p>
          </table:table-cell>
          <table:table-cell office:value-type="float" office:value="1323.58" calcext:value-type="float">
            <text:p>1323.58</text:p>
          </table:table-cell>
          <table:table-cell office:value-type="float" office:value="1351.83" calcext:value-type="float">
            <text:p>1351.83</text:p>
          </table:table-cell>
          <table:table-cell office:value-type="float" office:value="1323.58" calcext:value-type="float">
            <text:p>1323.58</text:p>
          </table:table-cell>
          <table:table-cell office:value-type="float" office:value="1328.82" calcext:value-type="float">
            <text:p>1328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5</text:p>
          </table:table-cell>
          <table:table-cell office:value-type="float" office:value="1364.31" calcext:value-type="float">
            <text:p>1364.31</text:p>
          </table:table-cell>
          <table:table-cell office:value-type="float" office:value="1376.66" calcext:value-type="float">
            <text:p>1376.66</text:p>
          </table:table-cell>
          <table:table-cell table:number-columns-repeated="2" office:value-type="float" office:value="1319.71" calcext:value-type="float">
            <text:p>1319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05</text:p>
          </table:table-cell>
          <table:table-cell office:value-type="float" office:value="1337.63" calcext:value-type="float">
            <text:p>1337.63</text:p>
          </table:table-cell>
          <table:table-cell office:value-type="float" office:value="1361.75" calcext:value-type="float">
            <text:p>1361.75</text:p>
          </table:table-cell>
          <table:table-cell office:value-type="float" office:value="1337.63" calcext:value-type="float">
            <text:p>1337.63</text:p>
          </table:table-cell>
          <table:table-cell office:value-type="float" office:value="1360.44" calcext:value-type="float">
            <text:p>136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05</text:p>
          </table:table-cell>
          <table:table-cell table:number-columns-repeated="2" office:value-type="float" office:value="1362.77" calcext:value-type="float">
            <text:p>1362.77</text:p>
          </table:table-cell>
          <table:table-cell office:value-type="float" office:value="1322.65" calcext:value-type="float">
            <text:p>1322.65</text:p>
          </table:table-cell>
          <table:table-cell office:value-type="float" office:value="1337.06" calcext:value-type="float">
            <text:p>1337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05</text:p>
          </table:table-cell>
          <table:table-cell office:value-type="float" office:value="1432.75" calcext:value-type="float">
            <text:p>1432.75</text:p>
          </table:table-cell>
          <table:table-cell office:value-type="float" office:value="1433.32" calcext:value-type="float">
            <text:p>1433.32</text:p>
          </table:table-cell>
          <table:table-cell office:value-type="float" office:value="1342.47" calcext:value-type="float">
            <text:p>1342.47</text:p>
          </table:table-cell>
          <table:table-cell office:value-type="float" office:value="1363.47" calcext:value-type="float">
            <text:p>1363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05</text:p>
          </table:table-cell>
          <table:table-cell office:value-type="float" office:value="1434.99" calcext:value-type="float">
            <text:p>1434.99</text:p>
          </table:table-cell>
          <table:table-cell office:value-type="float" office:value="1444.71" calcext:value-type="float">
            <text:p>1444.71</text:p>
          </table:table-cell>
          <table:table-cell office:value-type="float" office:value="1428.86" calcext:value-type="float">
            <text:p>1428.86</text:p>
          </table:table-cell>
          <table:table-cell office:value-type="float" office:value="1432.35" calcext:value-type="float">
            <text:p>143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5</text:p>
          </table:table-cell>
          <table:table-cell office:value-type="float" office:value="1429.89" calcext:value-type="float">
            <text:p>1429.89</text:p>
          </table:table-cell>
          <table:table-cell office:value-type="float" office:value="1434.62" calcext:value-type="float">
            <text:p>1434.62</text:p>
          </table:table-cell>
          <table:table-cell office:value-type="float" office:value="1423.76" calcext:value-type="float">
            <text:p>1423.76</text:p>
          </table:table-cell>
          <table:table-cell office:value-type="float" office:value="1434.62" calcext:value-type="float">
            <text:p>1434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05</text:p>
          </table:table-cell>
          <table:table-cell office:value-type="float" office:value="1428.68" calcext:value-type="float">
            <text:p>1428.68</text:p>
          </table:table-cell>
          <table:table-cell office:value-type="float" office:value="1441.25" calcext:value-type="float">
            <text:p>1441.25</text:p>
          </table:table-cell>
          <table:table-cell office:value-type="float" office:value="1428.68" calcext:value-type="float">
            <text:p>1428.68</text:p>
          </table:table-cell>
          <table:table-cell office:value-type="float" office:value="1430.36" calcext:value-type="float">
            <text:p>143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05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1428.68" calcext:value-type="float">
            <text:p>1428.68</text:p>
          </table:table-cell>
          <table:table-cell office:value-type="float" office:value="1416.03" calcext:value-type="float">
            <text:p>1416.03</text:p>
          </table:table-cell>
          <table:table-cell office:value-type="float" office:value="1428.68" calcext:value-type="float">
            <text:p>142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05</text:p>
          </table:table-cell>
          <table:table-cell office:value-type="float" office:value="1420.37" calcext:value-type="float">
            <text:p>1420.37</text:p>
          </table:table-cell>
          <table:table-cell office:value-type="float" office:value="1424.3" calcext:value-type="float">
            <text:p>1424.3</text:p>
          </table:table-cell>
          <table:table-cell office:value-type="float" office:value="1414.05" calcext:value-type="float">
            <text:p>1414.05</text:p>
          </table:table-cell>
          <table:table-cell office:value-type="float" office:value="1417.77" calcext:value-type="float">
            <text:p>141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05</text:p>
          </table:table-cell>
          <table:table-cell office:value-type="float" office:value="1411.95" calcext:value-type="float">
            <text:p>1411.95</text:p>
          </table:table-cell>
          <table:table-cell office:value-type="float" office:value="1422.89" calcext:value-type="float">
            <text:p>1422.89</text:p>
          </table:table-cell>
          <table:table-cell office:value-type="float" office:value="1411.95" calcext:value-type="float">
            <text:p>1411.95</text:p>
          </table:table-cell>
          <table:table-cell office:value-type="float" office:value="1420.37" calcext:value-type="float">
            <text:p>1420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5</text:p>
          </table:table-cell>
          <table:table-cell office:value-type="float" office:value="1400.91" calcext:value-type="float">
            <text:p>1400.91</text:p>
          </table:table-cell>
          <table:table-cell office:value-type="float" office:value="1425.64" calcext:value-type="float">
            <text:p>1425.64</text:p>
          </table:table-cell>
          <table:table-cell office:value-type="float" office:value="1400.91" calcext:value-type="float">
            <text:p>1400.91</text:p>
          </table:table-cell>
          <table:table-cell office:value-type="float" office:value="1410.71" calcext:value-type="float">
            <text:p>1410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05</text:p>
          </table:table-cell>
          <table:table-cell office:value-type="float" office:value="1391.59" calcext:value-type="float">
            <text:p>1391.59</text:p>
          </table:table-cell>
          <table:table-cell office:value-type="float" office:value="1401.42" calcext:value-type="float">
            <text:p>1401.42</text:p>
          </table:table-cell>
          <table:table-cell office:value-type="float" office:value="1376.87" calcext:value-type="float">
            <text:p>1376.87</text:p>
          </table:table-cell>
          <table:table-cell office:value-type="float" office:value="1400.91" calcext:value-type="float">
            <text:p>140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05</text:p>
          </table:table-cell>
          <table:table-cell office:value-type="float" office:value="1412.46" calcext:value-type="float">
            <text:p>1412.46</text:p>
          </table:table-cell>
          <table:table-cell office:value-type="float" office:value="1413.42" calcext:value-type="float">
            <text:p>1413.42</text:p>
          </table:table-cell>
          <table:table-cell office:value-type="float" office:value="1389.94" calcext:value-type="float">
            <text:p>1389.94</text:p>
          </table:table-cell>
          <table:table-cell office:value-type="float" office:value="1391.38" calcext:value-type="float">
            <text:p>1391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05</text:p>
          </table:table-cell>
          <table:table-cell office:value-type="float" office:value="1411.48" calcext:value-type="float">
            <text:p>1411.48</text:p>
          </table:table-cell>
          <table:table-cell office:value-type="float" office:value="1416.39" calcext:value-type="float">
            <text:p>1416.39</text:p>
          </table:table-cell>
          <table:table-cell office:value-type="float" office:value="1406.17" calcext:value-type="float">
            <text:p>1406.17</text:p>
          </table:table-cell>
          <table:table-cell office:value-type="float" office:value="1412.35" calcext:value-type="float">
            <text:p>1412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05</text:p>
          </table:table-cell>
          <table:table-cell office:value-type="float" office:value="1399.64" calcext:value-type="float">
            <text:p>1399.64</text:p>
          </table:table-cell>
          <table:table-cell office:value-type="float" office:value="1421.55" calcext:value-type="float">
            <text:p>1421.55</text:p>
          </table:table-cell>
          <table:table-cell office:value-type="float" office:value="1397.82" calcext:value-type="float">
            <text:p>1397.82</text:p>
          </table:table-cell>
          <table:table-cell office:value-type="float" office:value="1412.05" calcext:value-type="float">
            <text:p>1412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5</text:p>
          </table:table-cell>
          <table:table-cell office:value-type="float" office:value="1396.9" calcext:value-type="float">
            <text:p>1396.9</text:p>
          </table:table-cell>
          <table:table-cell office:value-type="float" office:value="1398.06" calcext:value-type="float">
            <text:p>1398.06</text:p>
          </table:table-cell>
          <table:table-cell office:value-type="float" office:value="1382.98" calcext:value-type="float">
            <text:p>1382.98</text:p>
          </table:table-cell>
          <table:table-cell office:value-type="float" office:value="1398.06" calcext:value-type="float">
            <text:p>139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05</text:p>
          </table:table-cell>
          <table:table-cell office:value-type="float" office:value="1421.79" calcext:value-type="float">
            <text:p>1421.79</text:p>
          </table:table-cell>
          <table:table-cell office:value-type="float" office:value="1430.27" calcext:value-type="float">
            <text:p>1430.27</text:p>
          </table:table-cell>
          <table:table-cell office:value-type="float" office:value="1397.92" calcext:value-type="float">
            <text:p>1397.92</text:p>
          </table:table-cell>
          <table:table-cell office:value-type="float" office:value="1399.75" calcext:value-type="float">
            <text:p>1399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05</text:p>
          </table:table-cell>
          <table:table-cell table:number-columns-repeated="2" office:value-type="float" office:value="1453.54" calcext:value-type="float">
            <text:p>1453.54</text:p>
          </table:table-cell>
          <table:table-cell office:value-type="float" office:value="1415.47" calcext:value-type="float">
            <text:p>1415.47</text:p>
          </table:table-cell>
          <table:table-cell office:value-type="float" office:value="1420.05" calcext:value-type="float">
            <text:p>1420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05</text:p>
          </table:table-cell>
          <table:table-cell office:value-type="float" office:value="1473.34" calcext:value-type="float">
            <text:p>1473.34</text:p>
          </table:table-cell>
          <table:table-cell office:value-type="float" office:value="1476.69" calcext:value-type="float">
            <text:p>1476.69</text:p>
          </table:table-cell>
          <table:table-cell office:value-type="float" office:value="1441.63" calcext:value-type="float">
            <text:p>1441.63</text:p>
          </table:table-cell>
          <table:table-cell office:value-type="float" office:value="1451.68" calcext:value-type="float">
            <text:p>1451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05</text:p>
          </table:table-cell>
          <table:table-cell office:value-type="float" office:value="1480.4" calcext:value-type="float">
            <text:p>1480.4</text:p>
          </table:table-cell>
          <table:table-cell office:value-type="float" office:value="1482.39" calcext:value-type="float">
            <text:p>1482.39</text:p>
          </table:table-cell>
          <table:table-cell office:value-type="float" office:value="1464.9" calcext:value-type="float">
            <text:p>1464.9</text:p>
          </table:table-cell>
          <table:table-cell office:value-type="float" office:value="1473.96" calcext:value-type="float">
            <text:p>1473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5</text:p>
          </table:table-cell>
          <table:table-cell office:value-type="float" office:value="1443.35" calcext:value-type="float">
            <text:p>1443.35</text:p>
          </table:table-cell>
          <table:table-cell office:value-type="float" office:value="1485.49" calcext:value-type="float">
            <text:p>1485.49</text:p>
          </table:table-cell>
          <table:table-cell office:value-type="float" office:value="1443.35" calcext:value-type="float">
            <text:p>1443.35</text:p>
          </table:table-cell>
          <table:table-cell office:value-type="float" office:value="1480.4" calcext:value-type="float">
            <text:p>148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05</text:p>
          </table:table-cell>
          <table:table-cell office:value-type="float" office:value="1438.72" calcext:value-type="float">
            <text:p>1438.72</text:p>
          </table:table-cell>
          <table:table-cell office:value-type="float" office:value="1444.06" calcext:value-type="float">
            <text:p>1444.06</text:p>
          </table:table-cell>
          <table:table-cell office:value-type="float" office:value="1434.06" calcext:value-type="float">
            <text:p>1434.06</text:p>
          </table:table-cell>
          <table:table-cell office:value-type="float" office:value="1441.64" calcext:value-type="float">
            <text:p>1441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05</text:p>
          </table:table-cell>
          <table:table-cell office:value-type="float" office:value="1422.03" calcext:value-type="float">
            <text:p>1422.03</text:p>
          </table:table-cell>
          <table:table-cell office:value-type="float" office:value="1444.18" calcext:value-type="float">
            <text:p>1444.18</text:p>
          </table:table-cell>
          <table:table-cell office:value-type="float" office:value="1422.03" calcext:value-type="float">
            <text:p>1422.03</text:p>
          </table:table-cell>
          <table:table-cell office:value-type="float" office:value="1438.15" calcext:value-type="float">
            <text:p>143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05</text:p>
          </table:table-cell>
          <table:table-cell office:value-type="float" office:value="1418" calcext:value-type="float">
            <text:p>1418</text:p>
          </table:table-cell>
          <table:table-cell office:value-type="float" office:value="1437.97" calcext:value-type="float">
            <text:p>1437.97</text:p>
          </table:table-cell>
          <table:table-cell office:value-type="float" office:value="1417.14" calcext:value-type="float">
            <text:p>1417.14</text:p>
          </table:table-cell>
          <table:table-cell office:value-type="float" office:value="1421.46" calcext:value-type="float">
            <text:p>142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05</text:p>
          </table:table-cell>
          <table:table-cell office:value-type="float" office:value="1400.03" calcext:value-type="float">
            <text:p>1400.03</text:p>
          </table:table-cell>
          <table:table-cell office:value-type="float" office:value="1417.16" calcext:value-type="float">
            <text:p>1417.16</text:p>
          </table:table-cell>
          <table:table-cell office:value-type="float" office:value="1397.94" calcext:value-type="float">
            <text:p>1397.94</text:p>
          </table:table-cell>
          <table:table-cell office:value-type="float" office:value="1415.77" calcext:value-type="float">
            <text:p>141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5</text:p>
          </table:table-cell>
          <table:table-cell office:value-type="float" office:value="1424.26" calcext:value-type="float">
            <text:p>1424.26</text:p>
          </table:table-cell>
          <table:table-cell office:value-type="float" office:value="1426.74" calcext:value-type="float">
            <text:p>1426.74</text:p>
          </table:table-cell>
          <table:table-cell office:value-type="float" office:value="1395.7" calcext:value-type="float">
            <text:p>1395.7</text:p>
          </table:table-cell>
          <table:table-cell office:value-type="float" office:value="1397.99" calcext:value-type="float">
            <text:p>1397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05</text:p>
          </table:table-cell>
          <table:table-cell office:value-type="float" office:value="1403.22" calcext:value-type="float">
            <text:p>1403.22</text:p>
          </table:table-cell>
          <table:table-cell office:value-type="float" office:value="1424.21" calcext:value-type="float">
            <text:p>1424.21</text:p>
          </table:table-cell>
          <table:table-cell office:value-type="float" office:value="1401.23" calcext:value-type="float">
            <text:p>1401.23</text:p>
          </table:table-cell>
          <table:table-cell office:value-type="float" office:value="1423.12" calcext:value-type="float">
            <text:p>142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05</text:p>
          </table:table-cell>
          <table:table-cell office:value-type="float" office:value="1434.56" calcext:value-type="float">
            <text:p>1434.56</text:p>
          </table:table-cell>
          <table:table-cell office:value-type="float" office:value="1439.36" calcext:value-type="float">
            <text:p>1439.36</text:p>
          </table:table-cell>
          <table:table-cell office:value-type="float" office:value="1390.63" calcext:value-type="float">
            <text:p>1390.63</text:p>
          </table:table-cell>
          <table:table-cell office:value-type="float" office:value="1392.23" calcext:value-type="float">
            <text:p>139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05</text:p>
          </table:table-cell>
          <table:table-cell office:value-type="float" office:value="1410.7" calcext:value-type="float">
            <text:p>1410.7</text:p>
          </table:table-cell>
          <table:table-cell office:value-type="float" office:value="1442.05" calcext:value-type="float">
            <text:p>1442.05</text:p>
          </table:table-cell>
          <table:table-cell office:value-type="float" office:value="1410.7" calcext:value-type="float">
            <text:p>1410.7</text:p>
          </table:table-cell>
          <table:table-cell office:value-type="float" office:value="1432.95" calcext:value-type="float">
            <text:p>1432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05</text:p>
          </table:table-cell>
          <table:table-cell office:value-type="float" office:value="1395.22" calcext:value-type="float">
            <text:p>1395.22</text:p>
          </table:table-cell>
          <table:table-cell office:value-type="float" office:value="1413.61" calcext:value-type="float">
            <text:p>1413.61</text:p>
          </table:table-cell>
          <table:table-cell office:value-type="float" office:value="1393.08" calcext:value-type="float">
            <text:p>1393.08</text:p>
          </table:table-cell>
          <table:table-cell office:value-type="float" office:value="1409.56" calcext:value-type="float">
            <text:p>140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5</text:p>
          </table:table-cell>
          <table:table-cell office:value-type="float" office:value="1408.87" calcext:value-type="float">
            <text:p>1408.87</text:p>
          </table:table-cell>
          <table:table-cell office:value-type="float" office:value="1412.91" calcext:value-type="float">
            <text:p>1412.91</text:p>
          </table:table-cell>
          <table:table-cell office:value-type="float" office:value="1392" calcext:value-type="float">
            <text:p>1392</text:p>
          </table:table-cell>
          <table:table-cell office:value-type="float" office:value="1394.65" calcext:value-type="float">
            <text:p>139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05</text:p>
          </table:table-cell>
          <table:table-cell office:value-type="float" office:value="1402.5" calcext:value-type="float">
            <text:p>1402.5</text:p>
          </table:table-cell>
          <table:table-cell office:value-type="float" office:value="1408.87" calcext:value-type="float">
            <text:p>1408.87</text:p>
          </table:table-cell>
          <table:table-cell office:value-type="float" office:value="1377.34" calcext:value-type="float">
            <text:p>1377.34</text:p>
          </table:table-cell>
          <table:table-cell office:value-type="float" office:value="1408.87" calcext:value-type="float">
            <text:p>140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05</text:p>
          </table:table-cell>
          <table:table-cell office:value-type="float" office:value="1416.1" calcext:value-type="float">
            <text:p>1416.1</text:p>
          </table:table-cell>
          <table:table-cell office:value-type="float" office:value="1417.81" calcext:value-type="float">
            <text:p>1417.81</text:p>
          </table:table-cell>
          <table:table-cell office:value-type="float" office:value="1398.69" calcext:value-type="float">
            <text:p>1398.69</text:p>
          </table:table-cell>
          <table:table-cell office:value-type="float" office:value="1402.7" calcext:value-type="float">
            <text:p>1402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05</text:p>
          </table:table-cell>
          <table:table-cell office:value-type="float" office:value="1404.51" calcext:value-type="float">
            <text:p>1404.51</text:p>
          </table:table-cell>
          <table:table-cell office:value-type="float" office:value="1416.71" calcext:value-type="float">
            <text:p>1416.71</text:p>
          </table:table-cell>
          <table:table-cell office:value-type="float" office:value="1404.51" calcext:value-type="float">
            <text:p>1404.51</text:p>
          </table:table-cell>
          <table:table-cell office:value-type="float" office:value="1415.89" calcext:value-type="float">
            <text:p>1415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05</text:p>
          </table:table-cell>
          <table:table-cell office:value-type="float" office:value="1396.15" calcext:value-type="float">
            <text:p>1396.15</text:p>
          </table:table-cell>
          <table:table-cell office:value-type="float" office:value="1413.91" calcext:value-type="float">
            <text:p>1413.91</text:p>
          </table:table-cell>
          <table:table-cell office:value-type="float" office:value="1387.47" calcext:value-type="float">
            <text:p>1387.47</text:p>
          </table:table-cell>
          <table:table-cell office:value-type="float" office:value="1404.51" calcext:value-type="float">
            <text:p>140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05</text:p>
          </table:table-cell>
          <table:table-cell table:number-columns-repeated="2" office:value-type="float" office:value="1405.31" calcext:value-type="float">
            <text:p>1405.31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1395.02" calcext:value-type="float">
            <text:p>139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Oct-05</text:p>
          </table:table-cell>
          <table:table-cell table:number-columns-repeated="2" office:value-type="float" office:value="1444.5" calcext:value-type="float">
            <text:p>1444.5</text:p>
          </table:table-cell>
          <table:table-cell office:value-type="float" office:value="1418.56" calcext:value-type="float">
            <text:p>1418.56</text:p>
          </table:table-cell>
          <table:table-cell office:value-type="float" office:value="1432.96" calcext:value-type="float">
            <text:p>143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05</text:p>
          </table:table-cell>
          <table:table-cell office:value-type="float" office:value="1420.79" calcext:value-type="float">
            <text:p>1420.79</text:p>
          </table:table-cell>
          <table:table-cell office:value-type="float" office:value="1441.45" calcext:value-type="float">
            <text:p>1441.45</text:p>
          </table:table-cell>
          <table:table-cell office:value-type="float" office:value="1419.41" calcext:value-type="float">
            <text:p>1419.41</text:p>
          </table:table-cell>
          <table:table-cell office:value-type="float" office:value="1439.11" calcext:value-type="float">
            <text:p>143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5</text:p>
          </table:table-cell>
          <table:table-cell office:value-type="float" office:value="1429.95" calcext:value-type="float">
            <text:p>1429.95</text:p>
          </table:table-cell>
          <table:table-cell office:value-type="float" office:value="1440.63" calcext:value-type="float">
            <text:p>1440.63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1416.92" calcext:value-type="float">
            <text:p>1416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05</text:p>
          </table:table-cell>
          <table:table-cell office:value-type="float" office:value="1459.44" calcext:value-type="float">
            <text:p>1459.44</text:p>
          </table:table-cell>
          <table:table-cell office:value-type="float" office:value="1460.57" calcext:value-type="float">
            <text:p>1460.57</text:p>
          </table:table-cell>
          <table:table-cell office:value-type="float" office:value="1418.25" calcext:value-type="float">
            <text:p>1418.25</text:p>
          </table:table-cell>
          <table:table-cell office:value-type="float" office:value="1429.95" calcext:value-type="float">
            <text:p>1429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05</text:p>
          </table:table-cell>
          <table:table-cell office:value-type="float" office:value="1489.93" calcext:value-type="float">
            <text:p>1489.93</text:p>
          </table:table-cell>
          <table:table-cell office:value-type="float" office:value="1497.06" calcext:value-type="float">
            <text:p>1497.06</text:p>
          </table:table-cell>
          <table:table-cell office:value-type="float" office:value="1452.27" calcext:value-type="float">
            <text:p>1452.27</text:p>
          </table:table-cell>
          <table:table-cell office:value-type="float" office:value="1459.44" calcext:value-type="float">
            <text:p>1459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05</text:p>
          </table:table-cell>
          <table:table-cell office:value-type="float" office:value="1462.81" calcext:value-type="float">
            <text:p>1462.81</text:p>
          </table:table-cell>
          <table:table-cell office:value-type="float" office:value="1491.38" calcext:value-type="float">
            <text:p>1491.38</text:p>
          </table:table-cell>
          <table:table-cell office:value-type="float" office:value="1462.81" calcext:value-type="float">
            <text:p>1462.81</text:p>
          </table:table-cell>
          <table:table-cell office:value-type="float" office:value="1489.33" calcext:value-type="float">
            <text:p>148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05</text:p>
          </table:table-cell>
          <table:table-cell office:value-type="float" office:value="1477.02" calcext:value-type="float">
            <text:p>1477.02</text:p>
          </table:table-cell>
          <table:table-cell office:value-type="float" office:value="1490.79" calcext:value-type="float">
            <text:p>1490.79</text:p>
          </table:table-cell>
          <table:table-cell table:number-columns-repeated="2" office:value-type="float" office:value="1459.29" calcext:value-type="float">
            <text:p>1459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5</text:p>
          </table:table-cell>
          <table:table-cell office:value-type="float" office:value="1454.29" calcext:value-type="float">
            <text:p>1454.29</text:p>
          </table:table-cell>
          <table:table-cell office:value-type="float" office:value="1476.49" calcext:value-type="float">
            <text:p>1476.49</text:p>
          </table:table-cell>
          <table:table-cell office:value-type="float" office:value="1451.48" calcext:value-type="float">
            <text:p>1451.48</text:p>
          </table:table-cell>
          <table:table-cell office:value-type="float" office:value="1474.84" calcext:value-type="float">
            <text:p>147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05</text:p>
          </table:table-cell>
          <table:table-cell office:value-type="float" office:value="1444.92" calcext:value-type="float">
            <text:p>1444.92</text:p>
          </table:table-cell>
          <table:table-cell office:value-type="float" office:value="1455.88" calcext:value-type="float">
            <text:p>1455.88</text:p>
          </table:table-cell>
          <table:table-cell office:value-type="float" office:value="1441.56" calcext:value-type="float">
            <text:p>1441.56</text:p>
          </table:table-cell>
          <table:table-cell office:value-type="float" office:value="1453.89" calcext:value-type="float">
            <text:p>1453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05</text:p>
          </table:table-cell>
          <table:table-cell office:value-type="float" office:value="1445.72" calcext:value-type="float">
            <text:p>1445.72</text:p>
          </table:table-cell>
          <table:table-cell office:value-type="float" office:value="1453.87" calcext:value-type="float">
            <text:p>1453.87</text:p>
          </table:table-cell>
          <table:table-cell office:value-type="float" office:value="1430.58" calcext:value-type="float">
            <text:p>1430.58</text:p>
          </table:table-cell>
          <table:table-cell office:value-type="float" office:value="1443.87" calcext:value-type="float">
            <text:p>144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05</text:p>
          </table:table-cell>
          <table:table-cell office:value-type="float" office:value="1443.68" calcext:value-type="float">
            <text:p>1443.68</text:p>
          </table:table-cell>
          <table:table-cell office:value-type="float" office:value="1449.55" calcext:value-type="float">
            <text:p>1449.55</text:p>
          </table:table-cell>
          <table:table-cell office:value-type="float" office:value="1442.26" calcext:value-type="float">
            <text:p>1442.26</text:p>
          </table:table-cell>
          <table:table-cell office:value-type="float" office:value="1445.12" calcext:value-type="float">
            <text:p>1445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05</text:p>
          </table:table-cell>
          <table:table-cell office:value-type="float" office:value="1439.88" calcext:value-type="float">
            <text:p>1439.88</text:p>
          </table:table-cell>
          <table:table-cell office:value-type="float" office:value="1447.23" calcext:value-type="float">
            <text:p>1447.23</text:p>
          </table:table-cell>
          <table:table-cell office:value-type="float" office:value="1437.54" calcext:value-type="float">
            <text:p>1437.54</text:p>
          </table:table-cell>
          <table:table-cell office:value-type="float" office:value="1442.88" calcext:value-type="float">
            <text:p>144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5</text:p>
          </table:table-cell>
          <table:table-cell office:value-type="float" office:value="1448.69" calcext:value-type="float">
            <text:p>1448.69</text:p>
          </table:table-cell>
          <table:table-cell office:value-type="float" office:value="1451.7" calcext:value-type="float">
            <text:p>1451.7</text:p>
          </table:table-cell>
          <table:table-cell office:value-type="float" office:value="1426.75" calcext:value-type="float">
            <text:p>1426.75</text:p>
          </table:table-cell>
          <table:table-cell office:value-type="float" office:value="1439.88" calcext:value-type="float">
            <text:p>143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05</text:p>
          </table:table-cell>
          <table:table-cell office:value-type="float" office:value="1439" calcext:value-type="float">
            <text:p>1439</text:p>
          </table:table-cell>
          <table:table-cell office:value-type="float" office:value="1454.62" calcext:value-type="float">
            <text:p>1454.62</text:p>
          </table:table-cell>
          <table:table-cell office:value-type="float" office:value="1438.11" calcext:value-type="float">
            <text:p>1438.11</text:p>
          </table:table-cell>
          <table:table-cell office:value-type="float" office:value="1448.11" calcext:value-type="float">
            <text:p>1448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05</text:p>
          </table:table-cell>
          <table:table-cell office:value-type="float" office:value="1444.52" calcext:value-type="float">
            <text:p>1444.52</text:p>
          </table:table-cell>
          <table:table-cell office:value-type="float" office:value="1453.05" calcext:value-type="float">
            <text:p>1453.05</text:p>
          </table:table-cell>
          <table:table-cell office:value-type="float" office:value="1434.13" calcext:value-type="float">
            <text:p>1434.13</text:p>
          </table:table-cell>
          <table:table-cell office:value-type="float" office:value="1436.27" calcext:value-type="float">
            <text:p>143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05</text:p>
          </table:table-cell>
          <table:table-cell office:value-type="float" office:value="1434.77" calcext:value-type="float">
            <text:p>1434.77</text:p>
          </table:table-cell>
          <table:table-cell office:value-type="float" office:value="1449.54" calcext:value-type="float">
            <text:p>1449.54</text:p>
          </table:table-cell>
          <table:table-cell office:value-type="float" office:value="1432.24" calcext:value-type="float">
            <text:p>1432.24</text:p>
          </table:table-cell>
          <table:table-cell office:value-type="float" office:value="1444.52" calcext:value-type="float">
            <text:p>144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05</text:p>
          </table:table-cell>
          <table:table-cell office:value-type="float" office:value="1431.88" calcext:value-type="float">
            <text:p>1431.88</text:p>
          </table:table-cell>
          <table:table-cell office:value-type="float" office:value="1440.09" calcext:value-type="float">
            <text:p>1440.09</text:p>
          </table:table-cell>
          <table:table-cell office:value-type="float" office:value="1424.03" calcext:value-type="float">
            <text:p>1424.03</text:p>
          </table:table-cell>
          <table:table-cell office:value-type="float" office:value="1426.93" calcext:value-type="float">
            <text:p>1426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5</text:p>
          </table:table-cell>
          <table:table-cell office:value-type="float" office:value="1422.63" calcext:value-type="float">
            <text:p>1422.63</text:p>
          </table:table-cell>
          <table:table-cell office:value-type="float" office:value="1444.08" calcext:value-type="float">
            <text:p>1444.08</text:p>
          </table:table-cell>
          <table:table-cell office:value-type="float" office:value="1422.63" calcext:value-type="float">
            <text:p>1422.63</text:p>
          </table:table-cell>
          <table:table-cell office:value-type="float" office:value="1431.88" calcext:value-type="float">
            <text:p>143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05</text:p>
          </table:table-cell>
          <table:table-cell office:value-type="float" office:value="1395.98" calcext:value-type="float">
            <text:p>1395.98</text:p>
          </table:table-cell>
          <table:table-cell office:value-type="float" office:value="1423.83" calcext:value-type="float">
            <text:p>1423.83</text:p>
          </table:table-cell>
          <table:table-cell office:value-type="float" office:value="1393.94" calcext:value-type="float">
            <text:p>1393.94</text:p>
          </table:table-cell>
          <table:table-cell office:value-type="float" office:value="1422.01" calcext:value-type="float">
            <text:p>1422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05</text:p>
          </table:table-cell>
          <table:table-cell office:value-type="float" office:value="1390.79" calcext:value-type="float">
            <text:p>1390.79</text:p>
          </table:table-cell>
          <table:table-cell office:value-type="float" office:value="1397.05" calcext:value-type="float">
            <text:p>1397.05</text:p>
          </table:table-cell>
          <table:table-cell office:value-type="float" office:value="1385.65" calcext:value-type="float">
            <text:p>1385.65</text:p>
          </table:table-cell>
          <table:table-cell office:value-type="float" office:value="1395.77" calcext:value-type="float">
            <text:p>139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05</text:p>
          </table:table-cell>
          <table:table-cell office:value-type="float" office:value="1409.48" calcext:value-type="float">
            <text:p>1409.48</text:p>
          </table:table-cell>
          <table:table-cell office:value-type="float" office:value="1413.33" calcext:value-type="float">
            <text:p>1413.33</text:p>
          </table:table-cell>
          <table:table-cell office:value-type="float" office:value="1391.46" calcext:value-type="float">
            <text:p>1391.46</text:p>
          </table:table-cell>
          <table:table-cell office:value-type="float" office:value="1392.16" calcext:value-type="float">
            <text:p>1392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05</text:p>
          </table:table-cell>
          <table:table-cell office:value-type="float" office:value="1413.12" calcext:value-type="float">
            <text:p>1413.12</text:p>
          </table:table-cell>
          <table:table-cell office:value-type="float" office:value="1421.96" calcext:value-type="float">
            <text:p>1421.96</text:p>
          </table:table-cell>
          <table:table-cell office:value-type="float" office:value="1402.36" calcext:value-type="float">
            <text:p>1402.36</text:p>
          </table:table-cell>
          <table:table-cell office:value-type="float" office:value="1409.48" calcext:value-type="float">
            <text:p>140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5</text:p>
          </table:table-cell>
          <table:table-cell office:value-type="float" office:value="1409.51" calcext:value-type="float">
            <text:p>1409.51</text:p>
          </table:table-cell>
          <table:table-cell office:value-type="float" office:value="1420.58" calcext:value-type="float">
            <text:p>1420.58</text:p>
          </table:table-cell>
          <table:table-cell office:value-type="float" office:value="1407.35" calcext:value-type="float">
            <text:p>1407.35</text:p>
          </table:table-cell>
          <table:table-cell office:value-type="float" office:value="1412.73" calcext:value-type="float">
            <text:p>141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05</text:p>
          </table:table-cell>
          <table:table-cell office:value-type="float" office:value="1403.4" calcext:value-type="float">
            <text:p>1403.4</text:p>
          </table:table-cell>
          <table:table-cell office:value-type="float" office:value="1409.36" calcext:value-type="float">
            <text:p>1409.36</text:p>
          </table:table-cell>
          <table:table-cell office:value-type="float" office:value="1394.19" calcext:value-type="float">
            <text:p>1394.19</text:p>
          </table:table-cell>
          <table:table-cell office:value-type="float" office:value="1407.75" calcext:value-type="float">
            <text:p>140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05</text:p>
          </table:table-cell>
          <table:table-cell office:value-type="float" office:value="1405.8" calcext:value-type="float">
            <text:p>1405.8</text:p>
          </table:table-cell>
          <table:table-cell office:value-type="float" office:value="1415.8" calcext:value-type="float">
            <text:p>1415.8</text:p>
          </table:table-cell>
          <table:table-cell office:value-type="float" office:value="1392.05" calcext:value-type="float">
            <text:p>1392.05</text:p>
          </table:table-cell>
          <table:table-cell office:value-type="float" office:value="1404.5" calcext:value-type="float">
            <text:p>140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05</text:p>
          </table:table-cell>
          <table:table-cell office:value-type="float" office:value="1393.67" calcext:value-type="float">
            <text:p>1393.67</text:p>
          </table:table-cell>
          <table:table-cell office:value-type="float" office:value="1410.07" calcext:value-type="float">
            <text:p>1410.07</text:p>
          </table:table-cell>
          <table:table-cell office:value-type="float" office:value="1393.67" calcext:value-type="float">
            <text:p>1393.67</text:p>
          </table:table-cell>
          <table:table-cell office:value-type="float" office:value="1404.43" calcext:value-type="float">
            <text:p>1404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05</text:p>
          </table:table-cell>
          <table:table-cell office:value-type="float" office:value="1409.06" calcext:value-type="float">
            <text:p>1409.06</text:p>
          </table:table-cell>
          <table:table-cell office:value-type="float" office:value="1424.71" calcext:value-type="float">
            <text:p>1424.71</text:p>
          </table:table-cell>
          <table:table-cell office:value-type="float" office:value="1389.63" calcext:value-type="float">
            <text:p>1389.63</text:p>
          </table:table-cell>
          <table:table-cell office:value-type="float" office:value="1392.88" calcext:value-type="float">
            <text:p>139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5</text:p>
          </table:table-cell>
          <table:table-cell office:value-type="float" office:value="1388.98" calcext:value-type="float">
            <text:p>1388.98</text:p>
          </table:table-cell>
          <table:table-cell office:value-type="float" office:value="1410.89" calcext:value-type="float">
            <text:p>1410.89</text:p>
          </table:table-cell>
          <table:table-cell office:value-type="float" office:value="1384.71" calcext:value-type="float">
            <text:p>1384.71</text:p>
          </table:table-cell>
          <table:table-cell office:value-type="float" office:value="1409.06" calcext:value-type="float">
            <text:p>140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05</text:p>
          </table:table-cell>
          <table:table-cell office:value-type="float" office:value="1398.25" calcext:value-type="float">
            <text:p>1398.25</text:p>
          </table:table-cell>
          <table:table-cell office:value-type="float" office:value="1401.42" calcext:value-type="float">
            <text:p>1401.42</text:p>
          </table:table-cell>
          <table:table-cell office:value-type="float" office:value="1378.92" calcext:value-type="float">
            <text:p>1378.92</text:p>
          </table:table-cell>
          <table:table-cell office:value-type="float" office:value="1386.49" calcext:value-type="float">
            <text:p>138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05</text:p>
          </table:table-cell>
          <table:table-cell office:value-type="float" office:value="1394.96" calcext:value-type="float">
            <text:p>1394.96</text:p>
          </table:table-cell>
          <table:table-cell office:value-type="float" office:value="1407.99" calcext:value-type="float">
            <text:p>1407.99</text:p>
          </table:table-cell>
          <table:table-cell office:value-type="float" office:value="1388.83" calcext:value-type="float">
            <text:p>1388.83</text:p>
          </table:table-cell>
          <table:table-cell office:value-type="float" office:value="1397.45" calcext:value-type="float">
            <text:p>1397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05</text:p>
          </table:table-cell>
          <table:table-cell office:value-type="float" office:value="1381.41" calcext:value-type="float">
            <text:p>1381.41</text:p>
          </table:table-cell>
          <table:table-cell office:value-type="float" office:value="1397.6" calcext:value-type="float">
            <text:p>1397.6</text:p>
          </table:table-cell>
          <table:table-cell office:value-type="float" office:value="1379.74" calcext:value-type="float">
            <text:p>1379.74</text:p>
          </table:table-cell>
          <table:table-cell office:value-type="float" office:value="1394.96" calcext:value-type="float">
            <text:p>139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05</text:p>
          </table:table-cell>
          <table:table-cell office:value-type="float" office:value="1393.03" calcext:value-type="float">
            <text:p>1393.03</text:p>
          </table:table-cell>
          <table:table-cell office:value-type="float" office:value="1394.55" calcext:value-type="float">
            <text:p>1394.55</text:p>
          </table:table-cell>
          <table:table-cell office:value-type="float" office:value="1376.35" calcext:value-type="float">
            <text:p>1376.35</text:p>
          </table:table-cell>
          <table:table-cell office:value-type="float" office:value="1379.1" calcext:value-type="float">
            <text:p>137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5</text:p>
          </table:table-cell>
          <table:table-cell office:value-type="float" office:value="1361.62" calcext:value-type="float">
            <text:p>1361.62</text:p>
          </table:table-cell>
          <table:table-cell office:value-type="float" office:value="1391.52" calcext:value-type="float">
            <text:p>1391.52</text:p>
          </table:table-cell>
          <table:table-cell office:value-type="float" office:value="1361.08" calcext:value-type="float">
            <text:p>1361.08</text:p>
          </table:table-cell>
          <table:table-cell office:value-type="float" office:value="1391.45" calcext:value-type="float">
            <text:p>139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05</text:p>
          </table:table-cell>
          <table:table-cell office:value-type="float" office:value="1352.18" calcext:value-type="float">
            <text:p>1352.18</text:p>
          </table:table-cell>
          <table:table-cell office:value-type="float" office:value="1367.51" calcext:value-type="float">
            <text:p>1367.51</text:p>
          </table:table-cell>
          <table:table-cell office:value-type="float" office:value="1352.18" calcext:value-type="float">
            <text:p>1352.18</text:p>
          </table:table-cell>
          <table:table-cell office:value-type="float" office:value="1360.83" calcext:value-type="float">
            <text:p>136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05</text:p>
          </table:table-cell>
          <table:table-cell office:value-type="float" office:value="1358.74" calcext:value-type="float">
            <text:p>1358.74</text:p>
          </table:table-cell>
          <table:table-cell office:value-type="float" office:value="1366.53" calcext:value-type="float">
            <text:p>1366.53</text:p>
          </table:table-cell>
          <table:table-cell office:value-type="float" office:value="1349.36" calcext:value-type="float">
            <text:p>1349.36</text:p>
          </table:table-cell>
          <table:table-cell office:value-type="float" office:value="1351.88" calcext:value-type="float">
            <text:p>135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05</text:p>
          </table:table-cell>
          <table:table-cell office:value-type="float" office:value="1327.57" calcext:value-type="float">
            <text:p>1327.57</text:p>
          </table:table-cell>
          <table:table-cell office:value-type="float" office:value="1360.06" calcext:value-type="float">
            <text:p>1360.06</text:p>
          </table:table-cell>
          <table:table-cell office:value-type="float" office:value="1327.57" calcext:value-type="float">
            <text:p>1327.57</text:p>
          </table:table-cell>
          <table:table-cell office:value-type="float" office:value="1358.67" calcext:value-type="float">
            <text:p>1358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05</text:p>
          </table:table-cell>
          <table:table-cell office:value-type="float" office:value="1318.53" calcext:value-type="float">
            <text:p>1318.53</text:p>
          </table:table-cell>
          <table:table-cell office:value-type="float" office:value="1327.95" calcext:value-type="float">
            <text:p>1327.95</text:p>
          </table:table-cell>
          <table:table-cell office:value-type="float" office:value="1302.53" calcext:value-type="float">
            <text:p>1302.53</text:p>
          </table:table-cell>
          <table:table-cell office:value-type="float" office:value="1327.57" calcext:value-type="float">
            <text:p>1327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05</text:p>
          </table:table-cell>
          <table:table-cell office:value-type="float" office:value="1322.14" calcext:value-type="float">
            <text:p>1322.14</text:p>
          </table:table-cell>
          <table:table-cell office:value-type="float" office:value="1333.62" calcext:value-type="float">
            <text:p>1333.62</text:p>
          </table:table-cell>
          <table:table-cell office:value-type="float" office:value="1315.77" calcext:value-type="float">
            <text:p>1315.77</text:p>
          </table:table-cell>
          <table:table-cell office:value-type="float" office:value="1317.34" calcext:value-type="float">
            <text:p>1317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05</text:p>
          </table:table-cell>
          <table:table-cell office:value-type="float" office:value="1300.23" calcext:value-type="float">
            <text:p>1300.23</text:p>
          </table:table-cell>
          <table:table-cell office:value-type="float" office:value="1327.32" calcext:value-type="float">
            <text:p>1327.32</text:p>
          </table:table-cell>
          <table:table-cell office:value-type="float" office:value="1298.21" calcext:value-type="float">
            <text:p>1298.21</text:p>
          </table:table-cell>
          <table:table-cell office:value-type="float" office:value="1321.49" calcext:value-type="float">
            <text:p>132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05</text:p>
          </table:table-cell>
          <table:table-cell table:number-columns-repeated="2" office:value-type="float" office:value="1317.26" calcext:value-type="float">
            <text:p>1317.26</text:p>
          </table:table-cell>
          <table:table-cell office:value-type="float" office:value="1295.88" calcext:value-type="float">
            <text:p>1295.88</text:p>
          </table:table-cell>
          <table:table-cell office:value-type="float" office:value="1305.54" calcext:value-type="float">
            <text:p>1305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5</text:p>
          </table:table-cell>
          <table:table-cell table:number-columns-repeated="2" office:value-type="float" office:value="1338.98" calcext:value-type="float">
            <text:p>1338.98</text:p>
          </table:table-cell>
          <table:table-cell office:value-type="float" office:value="1311.8" calcext:value-type="float">
            <text:p>1311.8</text:p>
          </table:table-cell>
          <table:table-cell office:value-type="float" office:value="1321.37" calcext:value-type="float">
            <text:p>1321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05</text:p>
          </table:table-cell>
          <table:table-cell office:value-type="float" office:value="1336.03" calcext:value-type="float">
            <text:p>1336.03</text:p>
          </table:table-cell>
          <table:table-cell office:value-type="float" office:value="1346.66" calcext:value-type="float">
            <text:p>1346.66</text:p>
          </table:table-cell>
          <table:table-cell office:value-type="float" office:value="1334.34" calcext:value-type="float">
            <text:p>1334.34</text:p>
          </table:table-cell>
          <table:table-cell office:value-type="float" office:value="1338.98" calcext:value-type="float">
            <text:p>133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05</text:p>
          </table:table-cell>
          <table:table-cell office:value-type="float" office:value="1324.34" calcext:value-type="float">
            <text:p>1324.34</text:p>
          </table:table-cell>
          <table:table-cell office:value-type="float" office:value="1338.15" calcext:value-type="float">
            <text:p>1338.15</text:p>
          </table:table-cell>
          <table:table-cell office:value-type="float" office:value="1315.05" calcext:value-type="float">
            <text:p>1315.05</text:p>
          </table:table-cell>
          <table:table-cell office:value-type="float" office:value="1334.66" calcext:value-type="float">
            <text:p>1334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05</text:p>
          </table:table-cell>
          <table:table-cell office:value-type="float" office:value="1345.39" calcext:value-type="float">
            <text:p>1345.39</text:p>
          </table:table-cell>
          <table:table-cell office:value-type="float" office:value="1354.25" calcext:value-type="float">
            <text:p>1354.25</text:p>
          </table:table-cell>
          <table:table-cell office:value-type="float" office:value="1313.96" calcext:value-type="float">
            <text:p>1313.96</text:p>
          </table:table-cell>
          <table:table-cell office:value-type="float" office:value="1324.08" calcext:value-type="float">
            <text:p>1324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05</text:p>
          </table:table-cell>
          <table:table-cell office:value-type="float" office:value="1352.73" calcext:value-type="float">
            <text:p>1352.73</text:p>
          </table:table-cell>
          <table:table-cell office:value-type="float" office:value="1358.28" calcext:value-type="float">
            <text:p>1358.28</text:p>
          </table:table-cell>
          <table:table-cell office:value-type="float" office:value="1336" calcext:value-type="float">
            <text:p>1336</text:p>
          </table:table-cell>
          <table:table-cell office:value-type="float" office:value="1344.75" calcext:value-type="float">
            <text:p>1344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5</text:p>
          </table:table-cell>
          <table:table-cell office:value-type="float" office:value="1339.7" calcext:value-type="float">
            <text:p>1339.7</text:p>
          </table:table-cell>
          <table:table-cell office:value-type="float" office:value="1353.42" calcext:value-type="float">
            <text:p>1353.42</text:p>
          </table:table-cell>
          <table:table-cell office:value-type="float" office:value="1336.44" calcext:value-type="float">
            <text:p>1336.44</text:p>
          </table:table-cell>
          <table:table-cell office:value-type="float" office:value="1352.73" calcext:value-type="float">
            <text:p>1352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05</text:p>
          </table:table-cell>
          <table:table-cell office:value-type="float" office:value="1367.18" calcext:value-type="float">
            <text:p>1367.18</text:p>
          </table:table-cell>
          <table:table-cell office:value-type="float" office:value="1369.02" calcext:value-type="float">
            <text:p>1369.02</text:p>
          </table:table-cell>
          <table:table-cell office:value-type="float" office:value="1335.65" calcext:value-type="float">
            <text:p>1335.65</text:p>
          </table:table-cell>
          <table:table-cell office:value-type="float" office:value="1340.49" calcext:value-type="float">
            <text:p>134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05</text:p>
          </table:table-cell>
          <table:table-cell office:value-type="float" office:value="1361.9" calcext:value-type="float">
            <text:p>1361.9</text:p>
          </table:table-cell>
          <table:table-cell office:value-type="float" office:value="1372.89" calcext:value-type="float">
            <text:p>1372.89</text:p>
          </table:table-cell>
          <table:table-cell office:value-type="float" office:value="1358.44" calcext:value-type="float">
            <text:p>1358.44</text:p>
          </table:table-cell>
          <table:table-cell office:value-type="float" office:value="1367.4" calcext:value-type="float">
            <text:p>136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05</text:p>
          </table:table-cell>
          <table:table-cell office:value-type="float" office:value="1352.94" calcext:value-type="float">
            <text:p>1352.94</text:p>
          </table:table-cell>
          <table:table-cell office:value-type="float" office:value="1365.24" calcext:value-type="float">
            <text:p>1365.24</text:p>
          </table:table-cell>
          <table:table-cell office:value-type="float" office:value="1347.09" calcext:value-type="float">
            <text:p>1347.09</text:p>
          </table:table-cell>
          <table:table-cell office:value-type="float" office:value="1360.69" calcext:value-type="float">
            <text:p>1360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05</text:p>
          </table:table-cell>
          <table:table-cell office:value-type="float" office:value="1355.13" calcext:value-type="float">
            <text:p>1355.13</text:p>
          </table:table-cell>
          <table:table-cell office:value-type="float" office:value="1359.55" calcext:value-type="float">
            <text:p>1359.55</text:p>
          </table:table-cell>
          <table:table-cell office:value-type="float" office:value="1339.21" calcext:value-type="float">
            <text:p>1339.21</text:p>
          </table:table-cell>
          <table:table-cell office:value-type="float" office:value="1349.07" calcext:value-type="float">
            <text:p>1349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5</text:p>
          </table:table-cell>
          <table:table-cell office:value-type="float" office:value="1352.66" calcext:value-type="float">
            <text:p>1352.66</text:p>
          </table:table-cell>
          <table:table-cell office:value-type="float" office:value="1365.67" calcext:value-type="float">
            <text:p>1365.67</text:p>
          </table:table-cell>
          <table:table-cell office:value-type="float" office:value="1349.93" calcext:value-type="float">
            <text:p>1349.93</text:p>
          </table:table-cell>
          <table:table-cell office:value-type="float" office:value="1353.76" calcext:value-type="float">
            <text:p>135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05</text:p>
          </table:table-cell>
          <table:table-cell office:value-type="float" office:value="1332.58" calcext:value-type="float">
            <text:p>1332.58</text:p>
          </table:table-cell>
          <table:table-cell office:value-type="float" office:value="1356.78" calcext:value-type="float">
            <text:p>1356.78</text:p>
          </table:table-cell>
          <table:table-cell office:value-type="float" office:value="1328.54" calcext:value-type="float">
            <text:p>1328.54</text:p>
          </table:table-cell>
          <table:table-cell office:value-type="float" office:value="1352.22" calcext:value-type="float">
            <text:p>135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05</text:p>
          </table:table-cell>
          <table:table-cell office:value-type="float" office:value="1308.9" calcext:value-type="float">
            <text:p>1308.9</text:p>
          </table:table-cell>
          <table:table-cell office:value-type="float" office:value="1336.08" calcext:value-type="float">
            <text:p>1336.08</text:p>
          </table:table-cell>
          <table:table-cell office:value-type="float" office:value="1301.6" calcext:value-type="float">
            <text:p>1301.6</text:p>
          </table:table-cell>
          <table:table-cell office:value-type="float" office:value="1332.58" calcext:value-type="float">
            <text:p>1332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05</text:p>
          </table:table-cell>
          <table:table-cell table:number-columns-repeated="2" office:value-type="float" office:value="1336.94" calcext:value-type="float">
            <text:p>1336.94</text:p>
          </table:table-cell>
          <table:table-cell office:value-type="float" office:value="1303.28" calcext:value-type="float">
            <text:p>1303.28</text:p>
          </table:table-cell>
          <table:table-cell office:value-type="float" office:value="1308.9" calcext:value-type="float">
            <text:p>130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05</text:p>
          </table:table-cell>
          <table:table-cell office:value-type="float" office:value="1333.83" calcext:value-type="float">
            <text:p>1333.83</text:p>
          </table:table-cell>
          <table:table-cell office:value-type="float" office:value="1337.18" calcext:value-type="float">
            <text:p>1337.18</text:p>
          </table:table-cell>
          <table:table-cell office:value-type="float" office:value="1327.83" calcext:value-type="float">
            <text:p>1327.83</text:p>
          </table:table-cell>
          <table:table-cell office:value-type="float" office:value="1334.36" calcext:value-type="float">
            <text:p>1334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5</text:p>
          </table:table-cell>
          <table:table-cell office:value-type="float" office:value="1343.64" calcext:value-type="float">
            <text:p>1343.64</text:p>
          </table:table-cell>
          <table:table-cell office:value-type="float" office:value="1349.85" calcext:value-type="float">
            <text:p>1349.85</text:p>
          </table:table-cell>
          <table:table-cell office:value-type="float" office:value="1330.45" calcext:value-type="float">
            <text:p>1330.45</text:p>
          </table:table-cell>
          <table:table-cell office:value-type="float" office:value="1333.83" calcext:value-type="float">
            <text:p>1333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05</text:p>
          </table:table-cell>
          <table:table-cell office:value-type="float" office:value="1349.61" calcext:value-type="float">
            <text:p>1349.61</text:p>
          </table:table-cell>
          <table:table-cell office:value-type="float" office:value="1358.35" calcext:value-type="float">
            <text:p>1358.35</text:p>
          </table:table-cell>
          <table:table-cell office:value-type="float" office:value="1336.98" calcext:value-type="float">
            <text:p>1336.98</text:p>
          </table:table-cell>
          <table:table-cell office:value-type="float" office:value="1341.79" calcext:value-type="float">
            <text:p>1341.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05</text:p>
          </table:table-cell>
          <table:table-cell office:value-type="float" office:value="1331.3" calcext:value-type="float">
            <text:p>1331.3</text:p>
          </table:table-cell>
          <table:table-cell office:value-type="float" office:value="1349.65" calcext:value-type="float">
            <text:p>1349.65</text:p>
          </table:table-cell>
          <table:table-cell office:value-type="float" office:value="1321.09" calcext:value-type="float">
            <text:p>1321.09</text:p>
          </table:table-cell>
          <table:table-cell office:value-type="float" office:value="1349.34" calcext:value-type="float">
            <text:p>1349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05</text:p>
          </table:table-cell>
          <table:table-cell office:value-type="float" office:value="1320.12" calcext:value-type="float">
            <text:p>1320.12</text:p>
          </table:table-cell>
          <table:table-cell office:value-type="float" office:value="1335.36" calcext:value-type="float">
            <text:p>1335.36</text:p>
          </table:table-cell>
          <table:table-cell office:value-type="float" office:value="1317.09" calcext:value-type="float">
            <text:p>1317.09</text:p>
          </table:table-cell>
          <table:table-cell office:value-type="float" office:value="1330.5" calcext:value-type="float">
            <text:p>133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05</text:p>
          </table:table-cell>
          <table:table-cell office:value-type="float" office:value="1321.01" calcext:value-type="float">
            <text:p>1321.01</text:p>
          </table:table-cell>
          <table:table-cell office:value-type="float" office:value="1335.04" calcext:value-type="float">
            <text:p>1335.04</text:p>
          </table:table-cell>
          <table:table-cell office:value-type="float" office:value="1314.43" calcext:value-type="float">
            <text:p>1314.43</text:p>
          </table:table-cell>
          <table:table-cell office:value-type="float" office:value="1320.12" calcext:value-type="float">
            <text:p>132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5</text:p>
          </table:table-cell>
          <table:table-cell office:value-type="float" office:value="1276.56" calcext:value-type="float">
            <text:p>1276.56</text:p>
          </table:table-cell>
          <table:table-cell office:value-type="float" office:value="1323.98" calcext:value-type="float">
            <text:p>1323.98</text:p>
          </table:table-cell>
          <table:table-cell office:value-type="float" office:value="1276.56" calcext:value-type="float">
            <text:p>1276.56</text:p>
          </table:table-cell>
          <table:table-cell office:value-type="float" office:value="1323.75" calcext:value-type="float">
            <text:p>132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05</text:p>
          </table:table-cell>
          <table:table-cell office:value-type="float" office:value="1267.6" calcext:value-type="float">
            <text:p>1267.6</text:p>
          </table:table-cell>
          <table:table-cell office:value-type="float" office:value="1275.37" calcext:value-type="float">
            <text:p>1275.37</text:p>
          </table:table-cell>
          <table:table-cell office:value-type="float" office:value="1256.34" calcext:value-type="float">
            <text:p>1256.34</text:p>
          </table:table-cell>
          <table:table-cell office:value-type="float" office:value="1275.37" calcext:value-type="float">
            <text:p>127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05</text:p>
          </table:table-cell>
          <table:table-cell office:value-type="float" office:value="1259.56" calcext:value-type="float">
            <text:p>1259.56</text:p>
          </table:table-cell>
          <table:table-cell office:value-type="float" office:value="1275.89" calcext:value-type="float">
            <text:p>1275.89</text:p>
          </table:table-cell>
          <table:table-cell office:value-type="float" office:value="1256.98" calcext:value-type="float">
            <text:p>1256.98</text:p>
          </table:table-cell>
          <table:table-cell office:value-type="float" office:value="1271.71" calcext:value-type="float">
            <text:p>1271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05</text:p>
          </table:table-cell>
          <table:table-cell office:value-type="float" office:value="1241.17" calcext:value-type="float">
            <text:p>1241.17</text:p>
          </table:table-cell>
          <table:table-cell office:value-type="float" office:value="1261.05" calcext:value-type="float">
            <text:p>1261.05</text:p>
          </table:table-cell>
          <table:table-cell office:value-type="float" office:value="1241.17" calcext:value-type="float">
            <text:p>1241.17</text:p>
          </table:table-cell>
          <table:table-cell office:value-type="float" office:value="1258.27" calcext:value-type="float">
            <text:p>125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05</text:p>
          </table:table-cell>
          <table:table-cell office:value-type="float" office:value="1247.43" calcext:value-type="float">
            <text:p>1247.43</text:p>
          </table:table-cell>
          <table:table-cell office:value-type="float" office:value="1261.41" calcext:value-type="float">
            <text:p>1261.41</text:p>
          </table:table-cell>
          <table:table-cell office:value-type="float" office:value="1240.84" calcext:value-type="float">
            <text:p>1240.84</text:p>
          </table:table-cell>
          <table:table-cell office:value-type="float" office:value="1241.17" calcext:value-type="float">
            <text:p>1241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5</text:p>
          </table:table-cell>
          <table:table-cell office:value-type="float" office:value="1212.06" calcext:value-type="float">
            <text:p>1212.06</text:p>
          </table:table-cell>
          <table:table-cell office:value-type="float" office:value="1246.04" calcext:value-type="float">
            <text:p>1246.04</text:p>
          </table:table-cell>
          <table:table-cell office:value-type="float" office:value="1201.38" calcext:value-type="float">
            <text:p>1201.38</text:p>
          </table:table-cell>
          <table:table-cell office:value-type="float" office:value="1246.04" calcext:value-type="float">
            <text:p>1246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05</text:p>
          </table:table-cell>
          <table:table-cell office:value-type="float" office:value="1240.62" calcext:value-type="float">
            <text:p>1240.62</text:p>
          </table:table-cell>
          <table:table-cell office:value-type="float" office:value="1241.05" calcext:value-type="float">
            <text:p>1241.05</text:p>
          </table:table-cell>
          <table:table-cell office:value-type="float" office:value="1211.85" calcext:value-type="float">
            <text:p>1211.85</text:p>
          </table:table-cell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05</text:p>
          </table:table-cell>
          <table:table-cell office:value-type="float" office:value="1232.72" calcext:value-type="float">
            <text:p>1232.72</text:p>
          </table:table-cell>
          <table:table-cell office:value-type="float" office:value="1251.99" calcext:value-type="float">
            <text:p>1251.99</text:p>
          </table:table-cell>
          <table:table-cell office:value-type="float" office:value="1232.72" calcext:value-type="float">
            <text:p>1232.72</text:p>
          </table:table-cell>
          <table:table-cell office:value-type="float" office:value="1241.99" calcext:value-type="float">
            <text:p>124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05</text:p>
          </table:table-cell>
          <table:table-cell office:value-type="float" office:value="1227.94" calcext:value-type="float">
            <text:p>1227.94</text:p>
          </table:table-cell>
          <table:table-cell office:value-type="float" office:value="1237.65" calcext:value-type="float">
            <text:p>1237.65</text:p>
          </table:table-cell>
          <table:table-cell office:value-type="float" office:value="1222.42" calcext:value-type="float">
            <text:p>1222.42</text:p>
          </table:table-cell>
          <table:table-cell office:value-type="float" office:value="1231.53" calcext:value-type="float">
            <text:p>1231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05</text:p>
          </table:table-cell>
          <table:table-cell office:value-type="float" office:value="1232.02" calcext:value-type="float">
            <text:p>1232.02</text:p>
          </table:table-cell>
          <table:table-cell office:value-type="float" office:value="1246.27" calcext:value-type="float">
            <text:p>1246.27</text:p>
          </table:table-cell>
          <table:table-cell office:value-type="float" office:value="1207.67" calcext:value-type="float">
            <text:p>1207.67</text:p>
          </table:table-cell>
          <table:table-cell office:value-type="float" office:value="1227.41" calcext:value-type="float">
            <text:p>122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5</text:p>
          </table:table-cell>
          <table:table-cell office:value-type="float" office:value="1241.51" calcext:value-type="float">
            <text:p>1241.51</text:p>
          </table:table-cell>
          <table:table-cell office:value-type="float" office:value="1256.28" calcext:value-type="float">
            <text:p>1256.28</text:p>
          </table:table-cell>
          <table:table-cell table:number-columns-repeated="2" office:value-type="float" office:value="1232.86" calcext:value-type="float">
            <text:p>123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05</text:p>
          </table:table-cell>
          <table:table-cell office:value-type="float" office:value="1281.39" calcext:value-type="float">
            <text:p>1281.39</text:p>
          </table:table-cell>
          <table:table-cell office:value-type="float" office:value="1282.02" calcext:value-type="float">
            <text:p>1282.02</text:p>
          </table:table-cell>
          <table:table-cell office:value-type="float" office:value="1239.25" calcext:value-type="float">
            <text:p>1239.25</text:p>
          </table:table-cell>
          <table:table-cell office:value-type="float" office:value="1240.1" calcext:value-type="float">
            <text:p>124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05</text:p>
          </table:table-cell>
          <table:table-cell office:value-type="float" office:value="1285.17" calcext:value-type="float">
            <text:p>1285.17</text:p>
          </table:table-cell>
          <table:table-cell office:value-type="float" office:value="1292.03" calcext:value-type="float">
            <text:p>1292.03</text:p>
          </table:table-cell>
          <table:table-cell office:value-type="float" office:value="1279.58" calcext:value-type="float">
            <text:p>1279.58</text:p>
          </table:table-cell>
          <table:table-cell office:value-type="float" office:value="1281.2" calcext:value-type="float">
            <text:p>128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05</text:p>
          </table:table-cell>
          <table:table-cell office:value-type="float" office:value="1309.57" calcext:value-type="float">
            <text:p>1309.57</text:p>
          </table:table-cell>
          <table:table-cell office:value-type="float" office:value="1309.63" calcext:value-type="float">
            <text:p>1309.63</text:p>
          </table:table-cell>
          <table:table-cell office:value-type="float" office:value="1284.45" calcext:value-type="float">
            <text:p>1284.45</text:p>
          </table:table-cell>
          <table:table-cell office:value-type="float" office:value="1285.17" calcext:value-type="float">
            <text:p>128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05</text:p>
          </table:table-cell>
          <table:table-cell office:value-type="float" office:value="1305.27" calcext:value-type="float">
            <text:p>1305.27</text:p>
          </table:table-cell>
          <table:table-cell office:value-type="float" office:value="1310.22" calcext:value-type="float">
            <text:p>1310.22</text:p>
          </table:table-cell>
          <table:table-cell office:value-type="float" office:value="1290.88" calcext:value-type="float">
            <text:p>1290.88</text:p>
          </table:table-cell>
          <table:table-cell office:value-type="float" office:value="1310.22" calcext:value-type="float">
            <text:p>131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5</text:p>
          </table:table-cell>
          <table:table-cell office:value-type="float" office:value="1330.39" calcext:value-type="float">
            <text:p>1330.39</text:p>
          </table:table-cell>
          <table:table-cell office:value-type="float" office:value="1331.96" calcext:value-type="float">
            <text:p>1331.96</text:p>
          </table:table-cell>
          <table:table-cell office:value-type="float" office:value="1303.92" calcext:value-type="float">
            <text:p>1303.92</text:p>
          </table:table-cell>
          <table:table-cell office:value-type="float" office:value="1305.27" calcext:value-type="float">
            <text:p>130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05</text:p>
          </table:table-cell>
          <table:table-cell office:value-type="float" office:value="1329.88" calcext:value-type="float">
            <text:p>1329.88</text:p>
          </table:table-cell>
          <table:table-cell office:value-type="float" office:value="1337.19" calcext:value-type="float">
            <text:p>1337.19</text:p>
          </table:table-cell>
          <table:table-cell office:value-type="float" office:value="1327.43" calcext:value-type="float">
            <text:p>1327.43</text:p>
          </table:table-cell>
          <table:table-cell office:value-type="float" office:value="1331.8" calcext:value-type="float">
            <text:p>133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05</text:p>
          </table:table-cell>
          <table:table-cell office:value-type="float" office:value="1331.96" calcext:value-type="float">
            <text:p>1331.96</text:p>
          </table:table-cell>
          <table:table-cell office:value-type="float" office:value="1332.95" calcext:value-type="float">
            <text:p>1332.95</text:p>
          </table:table-cell>
          <table:table-cell office:value-type="float" office:value="1309.92" calcext:value-type="float">
            <text:p>1309.92</text:p>
          </table:table-cell>
          <table:table-cell office:value-type="float" office:value="1315.17" calcext:value-type="float">
            <text:p>1315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05</text:p>
          </table:table-cell>
          <table:table-cell office:value-type="float" office:value="1329.36" calcext:value-type="float">
            <text:p>1329.36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1322.56" calcext:value-type="float">
            <text:p>1322.56</text:p>
          </table:table-cell>
          <table:table-cell office:value-type="float" office:value="1330.91" calcext:value-type="float">
            <text:p>1330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05</text:p>
          </table:table-cell>
          <table:table-cell office:value-type="float" office:value="1311.61" calcext:value-type="float">
            <text:p>1311.61</text:p>
          </table:table-cell>
          <table:table-cell office:value-type="float" office:value="1328.87" calcext:value-type="float">
            <text:p>1328.87</text:p>
          </table:table-cell>
          <table:table-cell office:value-type="float" office:value="1304.77" calcext:value-type="float">
            <text:p>1304.77</text:p>
          </table:table-cell>
          <table:table-cell office:value-type="float" office:value="1328.13" calcext:value-type="float">
            <text:p>1328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05</text:p>
          </table:table-cell>
          <table:table-cell office:value-type="float" office:value="1298.87" calcext:value-type="float">
            <text:p>1298.87</text:p>
          </table:table-cell>
          <table:table-cell office:value-type="float" office:value="1311.52" calcext:value-type="float">
            <text:p>1311.52</text:p>
          </table:table-cell>
          <table:table-cell office:value-type="float" office:value="1292.07" calcext:value-type="float">
            <text:p>1292.07</text:p>
          </table:table-cell>
          <table:table-cell office:value-type="float" office:value="1310.47" calcext:value-type="float">
            <text:p>131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05</text:p>
          </table:table-cell>
          <table:table-cell office:value-type="float" office:value="1309.79" calcext:value-type="float">
            <text:p>1309.79</text:p>
          </table:table-cell>
          <table:table-cell office:value-type="float" office:value="1319.83" calcext:value-type="float">
            <text:p>1319.83</text:p>
          </table:table-cell>
          <table:table-cell table:number-columns-repeated="2" office:value-type="float" office:value="1296.7" calcext:value-type="float">
            <text:p>129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05</text:p>
          </table:table-cell>
          <table:table-cell office:value-type="float" office:value="1323.81" calcext:value-type="float">
            <text:p>1323.81</text:p>
          </table:table-cell>
          <table:table-cell office:value-type="float" office:value="1329.93" calcext:value-type="float">
            <text:p>1329.93</text:p>
          </table:table-cell>
          <table:table-cell office:value-type="float" office:value="1307.13" calcext:value-type="float">
            <text:p>1307.13</text:p>
          </table:table-cell>
          <table:table-cell office:value-type="float" office:value="1309.37" calcext:value-type="float">
            <text:p>130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5</text:p>
          </table:table-cell>
          <table:table-cell table:number-columns-repeated="2" office:value-type="float" office:value="1362.7" calcext:value-type="float">
            <text:p>1362.7</text:p>
          </table:table-cell>
          <table:table-cell office:value-type="float" office:value="1320.26" calcext:value-type="float">
            <text:p>1320.26</text:p>
          </table:table-cell>
          <table:table-cell office:value-type="float" office:value="1324.95" calcext:value-type="float">
            <text:p>132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05</text:p>
          </table:table-cell>
          <table:table-cell office:value-type="float" office:value="1365.1" calcext:value-type="float">
            <text:p>1365.1</text:p>
          </table:table-cell>
          <table:table-cell office:value-type="float" office:value="1371.41" calcext:value-type="float">
            <text:p>1371.41</text:p>
          </table:table-cell>
          <table:table-cell office:value-type="float" office:value="1358.56" calcext:value-type="float">
            <text:p>1358.56</text:p>
          </table:table-cell>
          <table:table-cell office:value-type="float" office:value="1362.33" calcext:value-type="float">
            <text:p>1362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05</text:p>
          </table:table-cell>
          <table:table-cell office:value-type="float" office:value="1361.19" calcext:value-type="float">
            <text:p>1361.19</text:p>
          </table:table-cell>
          <table:table-cell office:value-type="float" office:value="1367.06" calcext:value-type="float">
            <text:p>1367.06</text:p>
          </table:table-cell>
          <table:table-cell office:value-type="float" office:value="1349.22" calcext:value-type="float">
            <text:p>1349.22</text:p>
          </table:table-cell>
          <table:table-cell office:value-type="float" office:value="1363.38" calcext:value-type="float">
            <text:p>136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05</text:p>
          </table:table-cell>
          <table:table-cell office:value-type="float" office:value="1381.36" calcext:value-type="float">
            <text:p>1381.36</text:p>
          </table:table-cell>
          <table:table-cell office:value-type="float" office:value="1382.56" calcext:value-type="float">
            <text:p>1382.56</text:p>
          </table:table-cell>
          <table:table-cell office:value-type="float" office:value="1356.11" calcext:value-type="float">
            <text:p>1356.11</text:p>
          </table:table-cell>
          <table:table-cell office:value-type="float" office:value="1361.19" calcext:value-type="float">
            <text:p>1361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05</text:p>
          </table:table-cell>
          <table:table-cell office:value-type="float" office:value="1404.8" calcext:value-type="float">
            <text:p>1404.8</text:p>
          </table:table-cell>
          <table:table-cell office:value-type="float" office:value="1405.32" calcext:value-type="float">
            <text:p>1405.32</text:p>
          </table:table-cell>
          <table:table-cell table:number-columns-repeated="2" office:value-type="float" office:value="1379.87" calcext:value-type="float">
            <text:p>137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05</text:p>
          </table:table-cell>
          <table:table-cell office:value-type="float" office:value="1391.67" calcext:value-type="float">
            <text:p>1391.67</text:p>
          </table:table-cell>
          <table:table-cell office:value-type="float" office:value="1414.31" calcext:value-type="float">
            <text:p>1414.31</text:p>
          </table:table-cell>
          <table:table-cell office:value-type="float" office:value="1391.67" calcext:value-type="float">
            <text:p>1391.67</text:p>
          </table:table-cell>
          <table:table-cell office:value-type="float" office:value="1404.59" calcext:value-type="float">
            <text:p>1404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05</text:p>
          </table:table-cell>
          <table:table-cell office:value-type="float" office:value="1364.28" calcext:value-type="float">
            <text:p>1364.28</text:p>
          </table:table-cell>
          <table:table-cell office:value-type="float" office:value="1392.55" calcext:value-type="float">
            <text:p>1392.55</text:p>
          </table:table-cell>
          <table:table-cell office:value-type="float" office:value="1364.28" calcext:value-type="float">
            <text:p>1364.28</text:p>
          </table:table-cell>
          <table:table-cell office:value-type="float" office:value="1391.57" calcext:value-type="float">
            <text:p>139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05</text:p>
          </table:table-cell>
          <table:table-cell table:number-columns-repeated="2" office:value-type="float" office:value="1372" calcext:value-type="float">
            <text:p>1372</text:p>
          </table:table-cell>
          <table:table-cell office:value-type="float" office:value="1358.31" calcext:value-type="float">
            <text:p>1358.31</text:p>
          </table:table-cell>
          <table:table-cell office:value-type="float" office:value="1363.98" calcext:value-type="float">
            <text:p>1363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y-05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1372.8" calcext:value-type="float">
            <text:p>1372.8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05</text:p>
          </table:table-cell>
          <table:table-cell office:value-type="float" office:value="1327.63" calcext:value-type="float">
            <text:p>1327.63</text:p>
          </table:table-cell>
          <table:table-cell office:value-type="float" office:value="1338.41" calcext:value-type="float">
            <text:p>1338.41</text:p>
          </table:table-cell>
          <table:table-cell office:value-type="float" office:value="1327.63" calcext:value-type="float">
            <text:p>1327.63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5</text:p>
          </table:table-cell>
          <table:table-cell table:number-columns-repeated="2" office:value-type="float" office:value="1331.1" calcext:value-type="float">
            <text:p>1331.1</text:p>
          </table:table-cell>
          <table:table-cell office:value-type="float" office:value="1320.45" calcext:value-type="float">
            <text:p>1320.45</text:p>
          </table:table-cell>
          <table:table-cell office:value-type="float" office:value="1326.44" calcext:value-type="float">
            <text:p>1326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05</text:p>
          </table:table-cell>
          <table:table-cell office:value-type="float" office:value="1332.33" calcext:value-type="float">
            <text:p>1332.33</text:p>
          </table:table-cell>
          <table:table-cell office:value-type="float" office:value="1339.92" calcext:value-type="float">
            <text:p>1339.92</text:p>
          </table:table-cell>
          <table:table-cell office:value-type="float" office:value="1324.66" calcext:value-type="float">
            <text:p>1324.66</text:p>
          </table:table-cell>
          <table:table-cell office:value-type="float" office:value="1336.36" calcext:value-type="float">
            <text:p>1336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y-05</text:p>
          </table:table-cell>
          <table:table-cell office:value-type="float" office:value="1317.96" calcext:value-type="float">
            <text:p>1317.96</text:p>
          </table:table-cell>
          <table:table-cell office:value-type="float" office:value="1331.23" calcext:value-type="float">
            <text:p>1331.23</text:p>
          </table:table-cell>
          <table:table-cell office:value-type="float" office:value="1317.96" calcext:value-type="float">
            <text:p>1317.96</text:p>
          </table:table-cell>
          <table:table-cell office:value-type="float" office:value="1329.84" calcext:value-type="float">
            <text:p>132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05</text:p>
          </table:table-cell>
          <table:table-cell table:number-columns-repeated="2" office:value-type="float" office:value="1338.67" calcext:value-type="float">
            <text:p>1338.67</text:p>
          </table:table-cell>
          <table:table-cell table:number-columns-repeated="2" office:value-type="float" office:value="1317.32" calcext:value-type="float">
            <text:p>1317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5</text:p>
          </table:table-cell>
          <table:table-cell office:value-type="float" office:value="1341.32" calcext:value-type="float">
            <text:p>1341.32</text:p>
          </table:table-cell>
          <table:table-cell office:value-type="float" office:value="1353.19" calcext:value-type="float">
            <text:p>1353.19</text:p>
          </table:table-cell>
          <table:table-cell office:value-type="float" office:value="1329.83" calcext:value-type="float">
            <text:p>1329.83</text:p>
          </table:table-cell>
          <table:table-cell office:value-type="float" office:value="1339.04" calcext:value-type="float">
            <text:p>1339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5</text:p>
          </table:table-cell>
          <table:table-cell office:value-type="float" office:value="1329.97" calcext:value-type="float">
            <text:p>1329.97</text:p>
          </table:table-cell>
          <table:table-cell office:value-type="float" office:value="1340.32" calcext:value-type="float">
            <text:p>1340.32</text:p>
          </table:table-cell>
          <table:table-cell office:value-type="float" office:value="1320.27" calcext:value-type="float">
            <text:p>1320.27</text:p>
          </table:table-cell>
          <table:table-cell office:value-type="float" office:value="1340.23" calcext:value-type="float">
            <text:p>1340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05</text:p>
          </table:table-cell>
          <table:table-cell table:number-columns-repeated="2" office:value-type="float" office:value="1342.24" calcext:value-type="float">
            <text:p>1342.24</text:p>
          </table:table-cell>
          <table:table-cell office:value-type="float" office:value="1319.74" calcext:value-type="float">
            <text:p>1319.74</text:p>
          </table:table-cell>
          <table:table-cell office:value-type="float" office:value="1328.05" calcext:value-type="float">
            <text:p>1328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y-05</text:p>
          </table:table-cell>
          <table:table-cell office:value-type="float" office:value="1322" calcext:value-type="float">
            <text:p>1322</text:p>
          </table:table-cell>
          <table:table-cell office:value-type="float" office:value="1357.46" calcext:value-type="float">
            <text:p>1357.46</text:p>
          </table:table-cell>
          <table:table-cell office:value-type="float" office:value="1322" calcext:value-type="float">
            <text:p>1322</text:p>
          </table:table-cell>
          <table:table-cell office:value-type="float" office:value="1341.49" calcext:value-type="float">
            <text:p>134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05</text:p>
          </table:table-cell>
          <table:table-cell office:value-type="float" office:value="1274.08" calcext:value-type="float">
            <text:p>1274.08</text:p>
          </table:table-cell>
          <table:table-cell office:value-type="float" office:value="1343.93" calcext:value-type="float">
            <text:p>1343.93</text:p>
          </table:table-cell>
          <table:table-cell office:value-type="float" office:value="1252.87" calcext:value-type="float">
            <text:p>1252.87</text:p>
          </table:table-cell>
          <table:table-cell office:value-type="float" office:value="1320.98" calcext:value-type="float">
            <text:p>132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5</text:p>
          </table:table-cell>
          <table:table-cell office:value-type="float" office:value="1284.4" calcext:value-type="float">
            <text:p>1284.4</text:p>
          </table:table-cell>
          <table:table-cell office:value-type="float" office:value="1296.58" calcext:value-type="float">
            <text:p>1296.58</text:p>
          </table:table-cell>
          <table:table-cell office:value-type="float" office:value="1267.95" calcext:value-type="float">
            <text:p>1267.95</text:p>
          </table:table-cell>
          <table:table-cell office:value-type="float" office:value="1273.87" calcext:value-type="float">
            <text:p>1273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5</text:p>
          </table:table-cell>
          <table:table-cell office:value-type="float" office:value="1263.53" calcext:value-type="float">
            <text:p>1263.53</text:p>
          </table:table-cell>
          <table:table-cell office:value-type="float" office:value="1283.36" calcext:value-type="float">
            <text:p>1283.36</text:p>
          </table:table-cell>
          <table:table-cell office:value-type="float" office:value="1258.27" calcext:value-type="float">
            <text:p>1258.27</text:p>
          </table:table-cell>
          <table:table-cell office:value-type="float" office:value="1283.35" calcext:value-type="float">
            <text:p>1283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05</text:p>
          </table:table-cell>
          <table:table-cell table:number-columns-repeated="2" office:value-type="float" office:value="1285.87" calcext:value-type="float">
            <text:p>1285.87</text:p>
          </table:table-cell>
          <table:table-cell office:value-type="float" office:value="1256.75" calcext:value-type="float">
            <text:p>1256.75</text:p>
          </table:table-cell>
          <table:table-cell office:value-type="float" office:value="1262.12" calcext:value-type="float">
            <text:p>1262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y-05</text:p>
          </table:table-cell>
          <table:table-cell table:number-columns-repeated="2" office:value-type="float" office:value="1308.61" calcext:value-type="float">
            <text:p>1308.61</text:p>
          </table:table-cell>
          <table:table-cell office:value-type="float" office:value="1280.72" calcext:value-type="float">
            <text:p>1280.72</text:p>
          </table:table-cell>
          <table:table-cell office:value-type="float" office:value="1285.23" calcext:value-type="float">
            <text:p>1285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05</text:p>
          </table:table-cell>
          <table:table-cell office:value-type="float" office:value="1317.73" calcext:value-type="float">
            <text:p>1317.73</text:p>
          </table:table-cell>
          <table:table-cell office:value-type="float" office:value="1329.24" calcext:value-type="float">
            <text:p>1329.24</text:p>
          </table:table-cell>
          <table:table-cell office:value-type="float" office:value="1299.83" calcext:value-type="float">
            <text:p>1299.83</text:p>
          </table:table-cell>
          <table:table-cell office:value-type="float" office:value="1308.61" calcext:value-type="float">
            <text:p>1308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5</text:p>
          </table:table-cell>
          <table:table-cell office:value-type="float" office:value="1329.79" calcext:value-type="float">
            <text:p>1329.79</text:p>
          </table:table-cell>
          <table:table-cell office:value-type="float" office:value="1335.93" calcext:value-type="float">
            <text:p>1335.93</text:p>
          </table:table-cell>
          <table:table-cell office:value-type="float" office:value="1307.95" calcext:value-type="float">
            <text:p>1307.95</text:p>
          </table:table-cell>
          <table:table-cell office:value-type="float" office:value="1315.81" calcext:value-type="float">
            <text:p>1315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5</text:p>
          </table:table-cell>
          <table:table-cell office:value-type="float" office:value="1293.28" calcext:value-type="float">
            <text:p>1293.28</text:p>
          </table:table-cell>
          <table:table-cell office:value-type="float" office:value="1328.68" calcext:value-type="float">
            <text:p>1328.68</text:p>
          </table:table-cell>
          <table:table-cell office:value-type="float" office:value="1293.28" calcext:value-type="float">
            <text:p>1293.28</text:p>
          </table:table-cell>
          <table:table-cell office:value-type="float" office:value="1325.56" calcext:value-type="float">
            <text:p>1325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05</text:p>
          </table:table-cell>
          <table:table-cell office:value-type="float" office:value="1275.9" calcext:value-type="float">
            <text:p>1275.9</text:p>
          </table:table-cell>
          <table:table-cell office:value-type="float" office:value="1299.33" calcext:value-type="float">
            <text:p>1299.33</text:p>
          </table:table-cell>
          <table:table-cell office:value-type="float" office:value="1275.9" calcext:value-type="float">
            <text:p>1275.9</text:p>
          </table:table-cell>
          <table:table-cell office:value-type="float" office:value="1292.63" calcext:value-type="float">
            <text:p>129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y-05</text:p>
          </table:table-cell>
          <table:table-cell office:value-type="float" office:value="1246.23" calcext:value-type="float">
            <text:p>1246.23</text:p>
          </table:table-cell>
          <table:table-cell office:value-type="float" office:value="1275.65" calcext:value-type="float">
            <text:p>1275.65</text:p>
          </table:table-cell>
          <table:table-cell office:value-type="float" office:value="1246.23" calcext:value-type="float">
            <text:p>1246.23</text:p>
          </table:table-cell>
          <table:table-cell office:value-type="float" office:value="1272.51" calcext:value-type="float">
            <text:p>1272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05</text:p>
          </table:table-cell>
          <table:table-cell office:value-type="float" office:value="1225.55" calcext:value-type="float">
            <text:p>1225.55</text:p>
          </table:table-cell>
          <table:table-cell office:value-type="float" office:value="1244.29" calcext:value-type="float">
            <text:p>1244.29</text:p>
          </table:table-cell>
          <table:table-cell office:value-type="float" office:value="1222.45" calcext:value-type="float">
            <text:p>1222.45</text:p>
          </table:table-cell>
          <table:table-cell office:value-type="float" office:value="1244.04" calcext:value-type="float">
            <text:p>1244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05</text:p>
          </table:table-cell>
          <table:table-cell office:value-type="float" office:value="1252.52" calcext:value-type="float">
            <text:p>1252.52</text:p>
          </table:table-cell>
          <table:table-cell office:value-type="float" office:value="1253.6" calcext:value-type="float">
            <text:p>1253.6</text:p>
          </table:table-cell>
          <table:table-cell office:value-type="float" office:value="1222.17" calcext:value-type="float">
            <text:p>1222.17</text:p>
          </table:table-cell>
          <table:table-cell office:value-type="float" office:value="1224.29" calcext:value-type="float">
            <text:p>122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05</text:p>
          </table:table-cell>
          <table:table-cell office:value-type="float" office:value="1246.37" calcext:value-type="float">
            <text:p>1246.37</text:p>
          </table:table-cell>
          <table:table-cell office:value-type="float" office:value="1257.97" calcext:value-type="float">
            <text:p>1257.97</text:p>
          </table:table-cell>
          <table:table-cell office:value-type="float" office:value="1234.38" calcext:value-type="float">
            <text:p>1234.38</text:p>
          </table:table-cell>
          <table:table-cell office:value-type="float" office:value="1252.9" calcext:value-type="float">
            <text:p>125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05</text:p>
          </table:table-cell>
          <table:table-cell office:value-type="float" office:value="1260.6" calcext:value-type="float">
            <text:p>1260.6</text:p>
          </table:table-cell>
          <table:table-cell office:value-type="float" office:value="1266.44" calcext:value-type="float">
            <text:p>1266.44</text:p>
          </table:table-cell>
          <table:table-cell office:value-type="float" office:value="1244.96" calcext:value-type="float">
            <text:p>1244.96</text:p>
          </table:table-cell>
          <table:table-cell office:value-type="float" office:value="1246.37" calcext:value-type="float">
            <text:p>124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pr-05</text:p>
          </table:table-cell>
          <table:table-cell office:value-type="float" office:value="1247.67" calcext:value-type="float">
            <text:p>1247.67</text:p>
          </table:table-cell>
          <table:table-cell office:value-type="float" office:value="1268.83" calcext:value-type="float">
            <text:p>1268.83</text:p>
          </table:table-cell>
          <table:table-cell office:value-type="float" office:value="1245.63" calcext:value-type="float">
            <text:p>1245.63</text:p>
          </table:table-cell>
          <table:table-cell office:value-type="float" office:value="1259.84" calcext:value-type="float">
            <text:p>1259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05</text:p>
          </table:table-cell>
          <table:table-cell office:value-type="float" office:value="1247.69" calcext:value-type="float">
            <text:p>1247.69</text:p>
          </table:table-cell>
          <table:table-cell office:value-type="float" office:value="1251.66" calcext:value-type="float">
            <text:p>1251.66</text:p>
          </table:table-cell>
          <table:table-cell office:value-type="float" office:value="1241.12" calcext:value-type="float">
            <text:p>1241.12</text:p>
          </table:table-cell>
          <table:table-cell office:value-type="float" office:value="1247.67" calcext:value-type="float">
            <text:p>124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05</text:p>
          </table:table-cell>
          <table:table-cell office:value-type="float" office:value="1208" calcext:value-type="float">
            <text:p>1208</text:p>
          </table:table-cell>
          <table:table-cell office:value-type="float" office:value="1248.37" calcext:value-type="float">
            <text:p>1248.37</text:p>
          </table:table-cell>
          <table:table-cell office:value-type="float" office:value="1208" calcext:value-type="float">
            <text:p>1208</text:p>
          </table:table-cell>
          <table:table-cell office:value-type="float" office:value="1247.28" calcext:value-type="float">
            <text:p>124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05</text:p>
          </table:table-cell>
          <table:table-cell office:value-type="float" office:value="1239.48" calcext:value-type="float">
            <text:p>1239.48</text:p>
          </table:table-cell>
          <table:table-cell office:value-type="float" office:value="1243" calcext:value-type="float">
            <text:p>1243</text:p>
          </table:table-cell>
          <table:table-cell office:value-type="float" office:value="1197.59" calcext:value-type="float">
            <text:p>1197.59</text:p>
          </table:table-cell>
          <table:table-cell office:value-type="float" office:value="1206.13" calcext:value-type="float">
            <text:p>120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05</text:p>
          </table:table-cell>
          <table:table-cell office:value-type="float" office:value="1212.62" calcext:value-type="float">
            <text:p>1212.62</text:p>
          </table:table-cell>
          <table:table-cell office:value-type="float" office:value="1240.71" calcext:value-type="float">
            <text:p>1240.71</text:p>
          </table:table-cell>
          <table:table-cell office:value-type="float" office:value="1212.62" calcext:value-type="float">
            <text:p>1212.62</text:p>
          </table:table-cell>
          <table:table-cell office:value-type="float" office:value="1238.74" calcext:value-type="float">
            <text:p>1238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pr-05</text:p>
          </table:table-cell>
          <table:table-cell office:value-type="float" office:value="1179.75" calcext:value-type="float">
            <text:p>1179.75</text:p>
          </table:table-cell>
          <table:table-cell office:value-type="float" office:value="1213.07" calcext:value-type="float">
            <text:p>1213.07</text:p>
          </table:table-cell>
          <table:table-cell office:value-type="float" office:value="1179.75" calcext:value-type="float">
            <text:p>1179.75</text:p>
          </table:table-cell>
          <table:table-cell office:value-type="float" office:value="1209.77" calcext:value-type="float">
            <text:p>1209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05</text:p>
          </table:table-cell>
          <table:table-cell office:value-type="float" office:value="1224.62" calcext:value-type="float">
            <text:p>1224.62</text:p>
          </table:table-cell>
          <table:table-cell office:value-type="float" office:value="1231.59" calcext:value-type="float">
            <text:p>1231.59</text:p>
          </table:table-cell>
          <table:table-cell office:value-type="float" office:value="1170.41" calcext:value-type="float">
            <text:p>1170.41</text:p>
          </table:table-cell>
          <table:table-cell office:value-type="float" office:value="1180.16" calcext:value-type="float">
            <text:p>118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05</text:p>
          </table:table-cell>
          <table:table-cell table:number-columns-repeated="2" office:value-type="float" office:value="1240.48" calcext:value-type="float">
            <text:p>1240.48</text:p>
          </table:table-cell>
          <table:table-cell office:value-type="float" office:value="1211.65" calcext:value-type="float">
            <text:p>1211.65</text:p>
          </table:table-cell>
          <table:table-cell office:value-type="float" office:value="1225.27" calcext:value-type="float">
            <text:p>1225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05</text:p>
          </table:table-cell>
          <table:table-cell office:value-type="float" office:value="1265.94" calcext:value-type="float">
            <text:p>1265.94</text:p>
          </table:table-cell>
          <table:table-cell office:value-type="float" office:value="1273.09" calcext:value-type="float">
            <text:p>1273.09</text:p>
          </table:table-cell>
          <table:table-cell office:value-type="float" office:value="1237.79" calcext:value-type="float">
            <text:p>1237.79</text:p>
          </table:table-cell>
          <table:table-cell office:value-type="float" office:value="1241.12" calcext:value-type="float">
            <text:p>1241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05</text:p>
          </table:table-cell>
          <table:table-cell table:number-columns-repeated="2" office:value-type="float" office:value="1292.26" calcext:value-type="float">
            <text:p>1292.26</text:p>
          </table:table-cell>
          <table:table-cell office:value-type="float" office:value="1247.95" calcext:value-type="float">
            <text:p>1247.95</text:p>
          </table:table-cell>
          <table:table-cell office:value-type="float" office:value="1264.88" calcext:value-type="float">
            <text:p>126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pr-05</text:p>
          </table:table-cell>
          <table:table-cell office:value-type="float" office:value="1303.9" calcext:value-type="float">
            <text:p>1303.9</text:p>
          </table:table-cell>
          <table:table-cell office:value-type="float" office:value="1306.68" calcext:value-type="float">
            <text:p>1306.68</text:p>
          </table:table-cell>
          <table:table-cell office:value-type="float" office:value="1292.28" calcext:value-type="float">
            <text:p>1292.28</text:p>
          </table:table-cell>
          <table:table-cell office:value-type="float" office:value="1296.49" calcext:value-type="float">
            <text:p>1296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pr-05</text:p>
          </table:table-cell>
          <table:table-cell office:value-type="float" office:value="1309.08" calcext:value-type="float">
            <text:p>1309.08</text:p>
          </table:table-cell>
          <table:table-cell office:value-type="float" office:value="1311.46" calcext:value-type="float">
            <text:p>1311.46</text:p>
          </table:table-cell>
          <table:table-cell office:value-type="float" office:value="1301.19" calcext:value-type="float">
            <text:p>1301.19</text:p>
          </table:table-cell>
          <table:table-cell office:value-type="float" office:value="1303.9" calcext:value-type="float">
            <text:p>130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05</text:p>
          </table:table-cell>
          <table:table-cell office:value-type="float" office:value="1311.57" calcext:value-type="float">
            <text:p>1311.57</text:p>
          </table:table-cell>
          <table:table-cell office:value-type="float" office:value="1313.71" calcext:value-type="float">
            <text:p>1313.71</text:p>
          </table:table-cell>
          <table:table-cell office:value-type="float" office:value="1302.18" calcext:value-type="float">
            <text:p>1302.18</text:p>
          </table:table-cell>
          <table:table-cell office:value-type="float" office:value="1310.49" calcext:value-type="float">
            <text:p>1310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05</text:p>
          </table:table-cell>
          <table:table-cell office:value-type="float" office:value="1299.47" calcext:value-type="float">
            <text:p>1299.47</text:p>
          </table:table-cell>
          <table:table-cell office:value-type="float" office:value="1315.31" calcext:value-type="float">
            <text:p>1315.31</text:p>
          </table:table-cell>
          <table:table-cell office:value-type="float" office:value="1297.84" calcext:value-type="float">
            <text:p>1297.84</text:p>
          </table:table-cell>
          <table:table-cell office:value-type="float" office:value="1311.57" calcext:value-type="float">
            <text:p>131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pr-05</text:p>
          </table:table-cell>
          <table:table-cell office:value-type="float" office:value="1280.83" calcext:value-type="float">
            <text:p>1280.83</text:p>
          </table:table-cell>
          <table:table-cell office:value-type="float" office:value="1300.12" calcext:value-type="float">
            <text:p>1300.12</text:p>
          </table:table-cell>
          <table:table-cell office:value-type="float" office:value="1273.06" calcext:value-type="float">
            <text:p>1273.06</text:p>
          </table:table-cell>
          <table:table-cell office:value-type="float" office:value="1300.12" calcext:value-type="float">
            <text:p>130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pr-05</text:p>
          </table:table-cell>
          <table:table-cell office:value-type="float" office:value="1291.21" calcext:value-type="float">
            <text:p>1291.21</text:p>
          </table:table-cell>
          <table:table-cell office:value-type="float" office:value="1322.46" calcext:value-type="float">
            <text:p>1322.46</text:p>
          </table:table-cell>
          <table:table-cell office:value-type="float" office:value="1288.37" calcext:value-type="float">
            <text:p>1288.37</text:p>
          </table:table-cell>
          <table:table-cell office:value-type="float" office:value="1313.42" calcext:value-type="float">
            <text:p>1313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05</text:p>
          </table:table-cell>
          <table:table-cell office:value-type="float" office:value="1290.01" calcext:value-type="float">
            <text:p>1290.01</text:p>
          </table:table-cell>
          <table:table-cell office:value-type="float" office:value="1302.91" calcext:value-type="float">
            <text:p>1302.91</text:p>
          </table:table-cell>
          <table:table-cell office:value-type="float" office:value="1281.29" calcext:value-type="float">
            <text:p>1281.29</text:p>
          </table:table-cell>
          <table:table-cell office:value-type="float" office:value="1291.22" calcext:value-type="float">
            <text:p>129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05</text:p>
          </table:table-cell>
          <table:table-cell office:value-type="float" office:value="1245.27" calcext:value-type="float">
            <text:p>1245.27</text:p>
          </table:table-cell>
          <table:table-cell office:value-type="float" office:value="1295.92" calcext:value-type="float">
            <text:p>1295.92</text:p>
          </table:table-cell>
          <table:table-cell office:value-type="float" office:value="1245.27" calcext:value-type="float">
            <text:p>1245.27</text:p>
          </table:table-cell>
          <table:table-cell office:value-type="float" office:value="1292.52" calcext:value-type="float">
            <text:p>129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05</text:p>
          </table:table-cell>
          <table:table-cell office:value-type="float" office:value="1240.29" calcext:value-type="float">
            <text:p>1240.29</text:p>
          </table:table-cell>
          <table:table-cell office:value-type="float" office:value="1259.44" calcext:value-type="float">
            <text:p>1259.44</text:p>
          </table:table-cell>
          <table:table-cell office:value-type="float" office:value="1234.37" calcext:value-type="float">
            <text:p>1234.37</text:p>
          </table:table-cell>
          <table:table-cell office:value-type="float" office:value="1241.51" calcext:value-type="float">
            <text:p>1241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r-05</text:p>
          </table:table-cell>
          <table:table-cell table:number-columns-repeated="2" office:value-type="float" office:value="1254.62" calcext:value-type="float">
            <text:p>1254.62</text:p>
          </table:table-cell>
          <table:table-cell office:value-type="float" office:value="1218.21" calcext:value-type="float">
            <text:p>1218.21</text:p>
          </table:table-cell>
          <table:table-cell office:value-type="float" office:value="1239.65" calcext:value-type="float">
            <text:p>123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05</text:p>
          </table:table-cell>
          <table:table-cell table:number-columns-repeated="2" office:value-type="float" office:value="1277.17" calcext:value-type="float">
            <text:p>1277.17</text:p>
          </table:table-cell>
          <table:table-cell office:value-type="float" office:value="1247.25" calcext:value-type="float">
            <text:p>1247.25</text:p>
          </table:table-cell>
          <table:table-cell office:value-type="float" office:value="1255.1" calcext:value-type="float">
            <text:p>125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05</text:p>
          </table:table-cell>
          <table:table-cell office:value-type="float" office:value="1296.78" calcext:value-type="float">
            <text:p>1296.78</text:p>
          </table:table-cell>
          <table:table-cell office:value-type="float" office:value="1302.07" calcext:value-type="float">
            <text:p>1302.07</text:p>
          </table:table-cell>
          <table:table-cell office:value-type="float" office:value="1273.12" calcext:value-type="float">
            <text:p>1273.12</text:p>
          </table:table-cell>
          <table:table-cell office:value-type="float" office:value="1280.63" calcext:value-type="float">
            <text:p>128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r-05</text:p>
          </table:table-cell>
          <table:table-cell table:number-columns-repeated="2" office:value-type="float" office:value="1341.02" calcext:value-type="float">
            <text:p>1341.02</text:p>
          </table:table-cell>
          <table:table-cell office:value-type="float" office:value="1291.79" calcext:value-type="float">
            <text:p>1291.79</text:p>
          </table:table-cell>
          <table:table-cell office:value-type="float" office:value="1299.96" calcext:value-type="float">
            <text:p>1299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05</text:p>
          </table:table-cell>
          <table:table-cell office:value-type="float" office:value="1337.29" calcext:value-type="float">
            <text:p>1337.29</text:p>
          </table:table-cell>
          <table:table-cell office:value-type="float" office:value="1353.92" calcext:value-type="float">
            <text:p>1353.92</text:p>
          </table:table-cell>
          <table:table-cell office:value-type="float" office:value="1333.23" calcext:value-type="float">
            <text:p>1333.23</text:p>
          </table:table-cell>
          <table:table-cell office:value-type="float" office:value="1340.87" calcext:value-type="float">
            <text:p>1340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05</text:p>
          </table:table-cell>
          <table:table-cell office:value-type="float" office:value="1275.65" calcext:value-type="float">
            <text:p>1275.65</text:p>
          </table:table-cell>
          <table:table-cell office:value-type="float" office:value="1336.01" calcext:value-type="float">
            <text:p>1336.01</text:p>
          </table:table-cell>
          <table:table-cell office:value-type="float" office:value="1275.13" calcext:value-type="float">
            <text:p>1275.13</text:p>
          </table:table-cell>
          <table:table-cell office:value-type="float" office:value="1336.01" calcext:value-type="float">
            <text:p>1336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05</text:p>
          </table:table-cell>
          <table:table-cell office:value-type="float" office:value="1271.33" calcext:value-type="float">
            <text:p>1271.33</text:p>
          </table:table-cell>
          <table:table-cell office:value-type="float" office:value="1285.85" calcext:value-type="float">
            <text:p>1285.85</text:p>
          </table:table-cell>
          <table:table-cell office:value-type="float" office:value="1260.01" calcext:value-type="float">
            <text:p>1260.01</text:p>
          </table:table-cell>
          <table:table-cell office:value-type="float" office:value="1274.34" calcext:value-type="float">
            <text:p>1274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05</text:p>
          </table:table-cell>
          <table:table-cell office:value-type="float" office:value="1259.65" calcext:value-type="float">
            <text:p>1259.65</text:p>
          </table:table-cell>
          <table:table-cell office:value-type="float" office:value="1302.4" calcext:value-type="float">
            <text:p>1302.4</text:p>
          </table:table-cell>
          <table:table-cell office:value-type="float" office:value="1258.98" calcext:value-type="float">
            <text:p>1258.98</text:p>
          </table:table-cell>
          <table:table-cell office:value-type="float" office:value="1271.33" calcext:value-type="float">
            <text:p>1271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r-05</text:p>
          </table:table-cell>
          <table:table-cell office:value-type="float" office:value="1321.01" calcext:value-type="float">
            <text:p>1321.01</text:p>
          </table:table-cell>
          <table:table-cell office:value-type="float" office:value="1321.26" calcext:value-type="float">
            <text:p>1321.26</text:p>
          </table:table-cell>
          <table:table-cell office:value-type="float" office:value="1253.17" calcext:value-type="float">
            <text:p>1253.17</text:p>
          </table:table-cell>
          <table:table-cell office:value-type="float" office:value="1260.06" calcext:value-type="float">
            <text:p>1260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05</text:p>
          </table:table-cell>
          <table:table-cell office:value-type="float" office:value="1357.99" calcext:value-type="float">
            <text:p>1357.99</text:p>
          </table:table-cell>
          <table:table-cell office:value-type="float" office:value="1375.67" calcext:value-type="float">
            <text:p>1375.67</text:p>
          </table:table-cell>
          <table:table-cell office:value-type="float" office:value="1319.49" calcext:value-type="float">
            <text:p>1319.49</text:p>
          </table:table-cell>
          <table:table-cell office:value-type="float" office:value="1319.81" calcext:value-type="float">
            <text:p>131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05</text:p>
          </table:table-cell>
          <table:table-cell table:number-columns-repeated="2" office:value-type="float" office:value="1410.64" calcext:value-type="float">
            <text:p>1410.64</text:p>
          </table:table-cell>
          <table:table-cell office:value-type="float" office:value="1308.75" calcext:value-type="float">
            <text:p>1308.75</text:p>
          </table:table-cell>
          <table:table-cell office:value-type="float" office:value="1361.89" calcext:value-type="float">
            <text:p>136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05</text:p>
          </table:table-cell>
          <table:table-cell office:value-type="float" office:value="1482.44" calcext:value-type="float">
            <text:p>1482.44</text:p>
          </table:table-cell>
          <table:table-cell office:value-type="float" office:value="1483.94" calcext:value-type="float">
            <text:p>1483.94</text:p>
          </table:table-cell>
          <table:table-cell office:value-type="float" office:value="1411.2" calcext:value-type="float">
            <text:p>1411.2</text:p>
          </table:table-cell>
          <table:table-cell office:value-type="float" office:value="1416.9" calcext:value-type="float">
            <text:p>141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05</text:p>
          </table:table-cell>
          <table:table-cell office:value-type="float" office:value="1474.67" calcext:value-type="float">
            <text:p>1474.67</text:p>
          </table:table-cell>
          <table:table-cell office:value-type="float" office:value="1496.6" calcext:value-type="float">
            <text:p>1496.6</text:p>
          </table:table-cell>
          <table:table-cell office:value-type="float" office:value="1473.56" calcext:value-type="float">
            <text:p>1473.56</text:p>
          </table:table-cell>
          <table:table-cell office:value-type="float" office:value="1482.44" calcext:value-type="float">
            <text:p>148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r-05</text:p>
          </table:table-cell>
          <table:table-cell office:value-type="float" office:value="1469.28" calcext:value-type="float">
            <text:p>1469.28</text:p>
          </table:table-cell>
          <table:table-cell office:value-type="float" office:value="1475.77" calcext:value-type="float">
            <text:p>1475.77</text:p>
          </table:table-cell>
          <table:table-cell office:value-type="float" office:value="1459.61" calcext:value-type="float">
            <text:p>1459.61</text:p>
          </table:table-cell>
          <table:table-cell office:value-type="float" office:value="1474.67" calcext:value-type="float">
            <text:p>147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05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500.89" calcext:value-type="float">
            <text:p>1500.89</text:p>
          </table:table-cell>
          <table:table-cell office:value-type="float" office:value="1439.86" calcext:value-type="float">
            <text:p>1439.86</text:p>
          </table:table-cell>
          <table:table-cell office:value-type="float" office:value="1469.47" calcext:value-type="float">
            <text:p>1469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05</text:p>
          </table:table-cell>
          <table:table-cell office:value-type="float" office:value="1473.07" calcext:value-type="float">
            <text:p>1473.07</text:p>
          </table:table-cell>
          <table:table-cell office:value-type="float" office:value="1488.74" calcext:value-type="float">
            <text:p>1488.74</text:p>
          </table:table-cell>
          <table:table-cell office:value-type="float" office:value="1464.53" calcext:value-type="float">
            <text:p>1464.53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05</text:p>
          </table:table-cell>
          <table:table-cell office:value-type="float" office:value="1489.81" calcext:value-type="float">
            <text:p>1489.81</text:p>
          </table:table-cell>
          <table:table-cell office:value-type="float" office:value="1503.02" calcext:value-type="float">
            <text:p>1503.02</text:p>
          </table:table-cell>
          <table:table-cell table:number-columns-repeated="2" office:value-type="float" office:value="1473.34" calcext:value-type="float">
            <text:p>1473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05</text:p>
          </table:table-cell>
          <table:table-cell office:value-type="float" office:value="1448.23" calcext:value-type="float">
            <text:p>1448.23</text:p>
          </table:table-cell>
          <table:table-cell office:value-type="float" office:value="1489.96" calcext:value-type="float">
            <text:p>1489.96</text:p>
          </table:table-cell>
          <table:table-cell office:value-type="float" office:value="1440.15" calcext:value-type="float">
            <text:p>1440.15</text:p>
          </table:table-cell>
          <table:table-cell office:value-type="float" office:value="1489.06" calcext:value-type="float">
            <text:p>1489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Feb-05</text:p>
          </table:table-cell>
          <table:table-cell office:value-type="float" office:value="1498.08" calcext:value-type="float">
            <text:p>1498.08</text:p>
          </table:table-cell>
          <table:table-cell office:value-type="float" office:value="1512.11" calcext:value-type="float">
            <text:p>1512.11</text:p>
          </table:table-cell>
          <table:table-cell office:value-type="float" office:value="1443.42" calcext:value-type="float">
            <text:p>1443.42</text:p>
          </table:table-cell>
          <table:table-cell office:value-type="float" office:value="1448.23" calcext:value-type="float">
            <text:p>1448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05</text:p>
          </table:table-cell>
          <table:table-cell office:value-type="float" office:value="1433.09" calcext:value-type="float">
            <text:p>1433.09</text:p>
          </table:table-cell>
          <table:table-cell office:value-type="float" office:value="1499.32" calcext:value-type="float">
            <text:p>1499.32</text:p>
          </table:table-cell>
          <table:table-cell office:value-type="float" office:value="1433.09" calcext:value-type="float">
            <text:p>1433.09</text:p>
          </table:table-cell>
          <table:table-cell office:value-type="float" office:value="1494.21" calcext:value-type="float">
            <text:p>149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05</text:p>
          </table:table-cell>
          <table:table-cell office:value-type="float" office:value="1426.11" calcext:value-type="float">
            <text:p>1426.11</text:p>
          </table:table-cell>
          <table:table-cell office:value-type="float" office:value="1439.76" calcext:value-type="float">
            <text:p>1439.76</text:p>
          </table:table-cell>
          <table:table-cell office:value-type="float" office:value="1410.93" calcext:value-type="float">
            <text:p>1410.93</text:p>
          </table:table-cell>
          <table:table-cell office:value-type="float" office:value="1430.58" calcext:value-type="float">
            <text:p>1430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05</text:p>
          </table:table-cell>
          <table:table-cell office:value-type="float" office:value="1459.26" calcext:value-type="float">
            <text:p>1459.26</text:p>
          </table:table-cell>
          <table:table-cell office:value-type="float" office:value="1474.83" calcext:value-type="float">
            <text:p>1474.83</text:p>
          </table:table-cell>
          <table:table-cell office:value-type="float" office:value="1424.3" calcext:value-type="float">
            <text:p>1424.3</text:p>
          </table:table-cell>
          <table:table-cell office:value-type="float" office:value="1425.36" calcext:value-type="float">
            <text:p>142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Feb-05</text:p>
          </table:table-cell>
          <table:table-cell office:value-type="float" office:value="1438.76" calcext:value-type="float">
            <text:p>1438.76</text:p>
          </table:table-cell>
          <table:table-cell office:value-type="float" office:value="1458.14" calcext:value-type="float">
            <text:p>1458.14</text:p>
          </table:table-cell>
          <table:table-cell office:value-type="float" office:value="1435.49" calcext:value-type="float">
            <text:p>1435.49</text:p>
          </table:table-cell>
          <table:table-cell office:value-type="float" office:value="1458.14" calcext:value-type="float">
            <text:p>145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Feb-05</text:p>
          </table:table-cell>
          <table:table-cell office:value-type="float" office:value="1454.27" calcext:value-type="float">
            <text:p>1454.27</text:p>
          </table:table-cell>
          <table:table-cell office:value-type="float" office:value="1468.35" calcext:value-type="float">
            <text:p>1468.35</text:p>
          </table:table-cell>
          <table:table-cell office:value-type="float" office:value="1435.66" calcext:value-type="float">
            <text:p>1435.66</text:p>
          </table:table-cell>
          <table:table-cell office:value-type="float" office:value="1436.25" calcext:value-type="float">
            <text:p>1436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05</text:p>
          </table:table-cell>
          <table:table-cell office:value-type="float" office:value="1431.51" calcext:value-type="float">
            <text:p>1431.51</text:p>
          </table:table-cell>
          <table:table-cell office:value-type="float" office:value="1464.12" calcext:value-type="float">
            <text:p>1464.12</text:p>
          </table:table-cell>
          <table:table-cell office:value-type="float" office:value="1431.51" calcext:value-type="float">
            <text:p>1431.51</text:p>
          </table:table-cell>
          <table:table-cell office:value-type="float" office:value="1455.25" calcext:value-type="float">
            <text:p>145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05</text:p>
          </table:table-cell>
          <table:table-cell office:value-type="float" office:value="1406.06" calcext:value-type="float">
            <text:p>1406.06</text:p>
          </table:table-cell>
          <table:table-cell office:value-type="float" office:value="1434.69" calcext:value-type="float">
            <text:p>1434.69</text:p>
          </table:table-cell>
          <table:table-cell office:value-type="float" office:value="1401.58" calcext:value-type="float">
            <text:p>1401.58</text:p>
          </table:table-cell>
          <table:table-cell office:value-type="float" office:value="1431.46" calcext:value-type="float">
            <text:p>143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05</text:p>
          </table:table-cell>
          <table:table-cell office:value-type="float" office:value="1394.43" calcext:value-type="float">
            <text:p>1394.43</text:p>
          </table:table-cell>
          <table:table-cell office:value-type="float" office:value="1407.58" calcext:value-type="float">
            <text:p>1407.58</text:p>
          </table:table-cell>
          <table:table-cell office:value-type="float" office:value="1387.7" calcext:value-type="float">
            <text:p>1387.7</text:p>
          </table:table-cell>
          <table:table-cell office:value-type="float" office:value="1406.06" calcext:value-type="float">
            <text:p>140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Feb-05</text:p>
          </table:table-cell>
          <table:table-cell office:value-type="float" office:value="1419.43" calcext:value-type="float">
            <text:p>1419.43</text:p>
          </table:table-cell>
          <table:table-cell office:value-type="float" office:value="1427.7" calcext:value-type="float">
            <text:p>1427.7</text:p>
          </table:table-cell>
          <table:table-cell office:value-type="float" office:value="1391.41" calcext:value-type="float">
            <text:p>1391.41</text:p>
          </table:table-cell>
          <table:table-cell office:value-type="float" office:value="1394.3" calcext:value-type="float">
            <text:p>139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Feb-05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1423.36" calcext:value-type="float">
            <text:p>1423.36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1418.52" calcext:value-type="float">
            <text:p>1418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05</text:p>
          </table:table-cell>
          <table:table-cell office:value-type="float" office:value="1389.93" calcext:value-type="float">
            <text:p>1389.93</text:p>
          </table:table-cell>
          <table:table-cell office:value-type="float" office:value="1411.61" calcext:value-type="float">
            <text:p>1411.61</text:p>
          </table:table-cell>
          <table:table-cell office:value-type="float" office:value="1389.93" calcext:value-type="float">
            <text:p>1389.93</text:p>
          </table:table-cell>
          <table:table-cell office:value-type="float" office:value="1397.77" calcext:value-type="float">
            <text:p>139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05</text:p>
          </table:table-cell>
          <table:table-cell office:value-type="float" office:value="1385.85" calcext:value-type="float">
            <text:p>1385.85</text:p>
          </table:table-cell>
          <table:table-cell office:value-type="float" office:value="1396.89" calcext:value-type="float">
            <text:p>1396.89</text:p>
          </table:table-cell>
          <table:table-cell office:value-type="float" office:value="1377.4" calcext:value-type="float">
            <text:p>1377.4</text:p>
          </table:table-cell>
          <table:table-cell office:value-type="float" office:value="1389.18" calcext:value-type="float">
            <text:p>138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05</text:p>
          </table:table-cell>
          <table:table-cell office:value-type="float" office:value="1379.85" calcext:value-type="float">
            <text:p>1379.85</text:p>
          </table:table-cell>
          <table:table-cell office:value-type="float" office:value="1397.67" calcext:value-type="float">
            <text:p>1397.67</text:p>
          </table:table-cell>
          <table:table-cell office:value-type="float" office:value="1369.84" calcext:value-type="float">
            <text:p>1369.84</text:p>
          </table:table-cell>
          <table:table-cell office:value-type="float" office:value="1385.1" calcext:value-type="float">
            <text:p>138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Feb-05</text:p>
          </table:table-cell>
          <table:table-cell office:value-type="float" office:value="1338.97" calcext:value-type="float">
            <text:p>1338.97</text:p>
          </table:table-cell>
          <table:table-cell office:value-type="float" office:value="1380.59" calcext:value-type="float">
            <text:p>1380.59</text:p>
          </table:table-cell>
          <table:table-cell office:value-type="float" office:value="1338.97" calcext:value-type="float">
            <text:p>1338.97</text:p>
          </table:table-cell>
          <table:table-cell office:value-type="float" office:value="1380.03" calcext:value-type="float">
            <text:p>1380.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Feb-05</text:p>
          </table:table-cell>
          <table:table-cell office:value-type="float" office:value="1335.37" calcext:value-type="float">
            <text:p>1335.37</text:p>
          </table:table-cell>
          <table:table-cell office:value-type="float" office:value="1341.41" calcext:value-type="float">
            <text:p>1341.41</text:p>
          </table:table-cell>
          <table:table-cell office:value-type="float" office:value="1324.86" calcext:value-type="float">
            <text:p>1324.86</text:p>
          </table:table-cell>
          <table:table-cell office:value-type="float" office:value="1338.27" calcext:value-type="float">
            <text:p>133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05</text:p>
          </table:table-cell>
          <table:table-cell office:value-type="float" office:value="1310.53" calcext:value-type="float">
            <text:p>1310.53</text:p>
          </table:table-cell>
          <table:table-cell office:value-type="float" office:value="1336.73" calcext:value-type="float">
            <text:p>1336.73</text:p>
          </table:table-cell>
          <table:table-cell office:value-type="float" office:value="1309.84" calcext:value-type="float">
            <text:p>1309.84</text:p>
          </table:table-cell>
          <table:table-cell office:value-type="float" office:value="1334.54" calcext:value-type="float">
            <text:p>1334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05</text:p>
          </table:table-cell>
          <table:table-cell office:value-type="float" office:value="1280.78" calcext:value-type="float">
            <text:p>1280.78</text:p>
          </table:table-cell>
          <table:table-cell office:value-type="float" office:value="1305.1" calcext:value-type="float">
            <text:p>1305.1</text:p>
          </table:table-cell>
          <table:table-cell office:value-type="float" office:value="1279.41" calcext:value-type="float">
            <text:p>1279.41</text:p>
          </table:table-cell>
          <table:table-cell office:value-type="float" office:value="1305.1" calcext:value-type="float">
            <text:p>1305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05</text:p>
          </table:table-cell>
          <table:table-cell office:value-type="float" office:value="1286.11" calcext:value-type="float">
            <text:p>1286.11</text:p>
          </table:table-cell>
          <table:table-cell office:value-type="float" office:value="1289.8" calcext:value-type="float">
            <text:p>1289.8</text:p>
          </table:table-cell>
          <table:table-cell office:value-type="float" office:value="1268.14" calcext:value-type="float">
            <text:p>1268.14</text:p>
          </table:table-cell>
          <table:table-cell office:value-type="float" office:value="1280.59" calcext:value-type="float">
            <text:p>1280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Feb-05</text:p>
          </table:table-cell>
          <table:table-cell office:value-type="float" office:value="1285.19" calcext:value-type="float">
            <text:p>1285.19</text:p>
          </table:table-cell>
          <table:table-cell office:value-type="float" office:value="1291.67" calcext:value-type="float">
            <text:p>1291.67</text:p>
          </table:table-cell>
          <table:table-cell office:value-type="float" office:value="1277.98" calcext:value-type="float">
            <text:p>1277.98</text:p>
          </table:table-cell>
          <table:table-cell office:value-type="float" office:value="1286.11" calcext:value-type="float">
            <text:p>1286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an-05</text:p>
          </table:table-cell>
          <table:table-cell office:value-type="float" office:value="1291.98" calcext:value-type="float">
            <text:p>1291.98</text:p>
          </table:table-cell>
          <table:table-cell office:value-type="float" office:value="1297.63" calcext:value-type="float">
            <text:p>1297.63</text:p>
          </table:table-cell>
          <table:table-cell office:value-type="float" office:value="1281.37" calcext:value-type="float">
            <text:p>1281.37</text:p>
          </table:table-cell>
          <table:table-cell office:value-type="float" office:value="1285.19" calcext:value-type="float">
            <text:p>128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05</text:p>
          </table:table-cell>
          <table:table-cell office:value-type="float" office:value="1290.7" calcext:value-type="float">
            <text:p>1290.7</text:p>
          </table:table-cell>
          <table:table-cell office:value-type="float" office:value="1301.01" calcext:value-type="float">
            <text:p>1301.01</text:p>
          </table:table-cell>
          <table:table-cell office:value-type="float" office:value="1284.48" calcext:value-type="float">
            <text:p>1284.48</text:p>
          </table:table-cell>
          <table:table-cell office:value-type="float" office:value="1292.1" calcext:value-type="float">
            <text:p>129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05</text:p>
          </table:table-cell>
          <table:table-cell office:value-type="float" office:value="1269.48" calcext:value-type="float">
            <text:p>1269.48</text:p>
          </table:table-cell>
          <table:table-cell office:value-type="float" office:value="1292.17" calcext:value-type="float">
            <text:p>1292.17</text:p>
          </table:table-cell>
          <table:table-cell office:value-type="float" office:value="1269.48" calcext:value-type="float">
            <text:p>1269.48</text:p>
          </table:table-cell>
          <table:table-cell office:value-type="float" office:value="1290.7" calcext:value-type="float">
            <text:p>129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05</text:p>
          </table:table-cell>
          <table:table-cell office:value-type="float" office:value="1225.32" calcext:value-type="float">
            <text:p>1225.32</text:p>
          </table:table-cell>
          <table:table-cell office:value-type="float" office:value="1269.48" calcext:value-type="float">
            <text:p>1269.48</text:p>
          </table:table-cell>
          <table:table-cell office:value-type="float" office:value="1223.02" calcext:value-type="float">
            <text:p>1223.02</text:p>
          </table:table-cell>
          <table:table-cell office:value-type="float" office:value="1269.48" calcext:value-type="float">
            <text:p>126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an-05</text:p>
          </table:table-cell>
          <table:table-cell office:value-type="float" office:value="1223.72" calcext:value-type="float">
            <text:p>1223.72</text:p>
          </table:table-cell>
          <table:table-cell office:value-type="float" office:value="1235.58" calcext:value-type="float">
            <text:p>1235.58</text:p>
          </table:table-cell>
          <table:table-cell office:value-type="float" office:value="1222.95" calcext:value-type="float">
            <text:p>1222.95</text:p>
          </table:table-cell>
          <table:table-cell office:value-type="float" office:value="1225.32" calcext:value-type="float">
            <text:p>1225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an-05</text:p>
          </table:table-cell>
          <table:table-cell office:value-type="float" office:value="1238.31" calcext:value-type="float">
            <text:p>1238.31</text:p>
          </table:table-cell>
          <table:table-cell office:value-type="float" office:value="1238.98" calcext:value-type="float">
            <text:p>1238.98</text:p>
          </table:table-cell>
          <table:table-cell office:value-type="float" office:value="1221.38" calcext:value-type="float">
            <text:p>1221.38</text:p>
          </table:table-cell>
          <table:table-cell office:value-type="float" office:value="1224.99" calcext:value-type="float">
            <text:p>1224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05</text:p>
          </table:table-cell>
          <table:table-cell office:value-type="float" office:value="1233.3" calcext:value-type="float">
            <text:p>1233.3</text:p>
          </table:table-cell>
          <table:table-cell office:value-type="float" office:value="1241.74" calcext:value-type="float">
            <text:p>1241.74</text:p>
          </table:table-cell>
          <table:table-cell office:value-type="float" office:value="1233.3" calcext:value-type="float">
            <text:p>1233.3</text:p>
          </table:table-cell>
          <table:table-cell office:value-type="float" office:value="1238.31" calcext:value-type="float">
            <text:p>123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05</text:p>
          </table:table-cell>
          <table:table-cell table:number-columns-repeated="2" office:value-type="float" office:value="1249.67" calcext:value-type="float">
            <text:p>1249.67</text:p>
          </table:table-cell>
          <table:table-cell office:value-type="float" office:value="1226.85" calcext:value-type="float">
            <text:p>1226.85</text:p>
          </table:table-cell>
          <table:table-cell office:value-type="float" office:value="1233.3" calcext:value-type="float">
            <text:p>123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05</text:p>
          </table:table-cell>
          <table:table-cell office:value-type="float" office:value="1256.48" calcext:value-type="float">
            <text:p>1256.48</text:p>
          </table:table-cell>
          <table:table-cell office:value-type="float" office:value="1264.22" calcext:value-type="float">
            <text:p>1264.22</text:p>
          </table:table-cell>
          <table:table-cell office:value-type="float" office:value="1255.45" calcext:value-type="float">
            <text:p>1255.45</text:p>
          </table:table-cell>
          <table:table-cell office:value-type="float" office:value="1261.77" calcext:value-type="float">
            <text:p>1261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an-05</text:p>
          </table:table-cell>
          <table:table-cell office:value-type="float" office:value="1259.51" calcext:value-type="float">
            <text:p>1259.51</text:p>
          </table:table-cell>
          <table:table-cell office:value-type="float" office:value="1261" calcext:value-type="float">
            <text:p>1261</text:p>
          </table:table-cell>
          <table:table-cell office:value-type="float" office:value="1246.31" calcext:value-type="float">
            <text:p>1246.31</text:p>
          </table:table-cell>
          <table:table-cell office:value-type="float" office:value="1258.35" calcext:value-type="float">
            <text:p>1258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an-05</text:p>
          </table:table-cell>
          <table:table-cell office:value-type="float" office:value="1256.28" calcext:value-type="float">
            <text:p>1256.28</text:p>
          </table:table-cell>
          <table:table-cell office:value-type="float" office:value="1262.24" calcext:value-type="float">
            <text:p>1262.24</text:p>
          </table:table-cell>
          <table:table-cell office:value-type="float" office:value="1252.44" calcext:value-type="float">
            <text:p>1252.44</text:p>
          </table:table-cell>
          <table:table-cell office:value-type="float" office:value="1259.51" calcext:value-type="float">
            <text:p>1259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05</text:p>
          </table:table-cell>
          <table:table-cell office:value-type="float" office:value="1259.18" calcext:value-type="float">
            <text:p>1259.18</text:p>
          </table:table-cell>
          <table:table-cell office:value-type="float" office:value="1263.7" calcext:value-type="float">
            <text:p>1263.7</text:p>
          </table:table-cell>
          <table:table-cell office:value-type="float" office:value="1243.27" calcext:value-type="float">
            <text:p>1243.27</text:p>
          </table:table-cell>
          <table:table-cell office:value-type="float" office:value="1256.28" calcext:value-type="float">
            <text:p>1256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05</text:p>
          </table:table-cell>
          <table:table-cell office:value-type="float" office:value="1255.69" calcext:value-type="float">
            <text:p>1255.69</text:p>
          </table:table-cell>
          <table:table-cell office:value-type="float" office:value="1258.02" calcext:value-type="float">
            <text:p>1258.02</text:p>
          </table:table-cell>
          <table:table-cell office:value-type="float" office:value="1243.32" calcext:value-type="float">
            <text:p>1243.32</text:p>
          </table:table-cell>
          <table:table-cell office:value-type="float" office:value="1258.02" calcext:value-type="float">
            <text:p>1258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05</text:p>
          </table:table-cell>
          <table:table-cell office:value-type="float" office:value="1261.52" calcext:value-type="float">
            <text:p>1261.52</text:p>
          </table:table-cell>
          <table:table-cell office:value-type="float" office:value="1268.69" calcext:value-type="float">
            <text:p>1268.69</text:p>
          </table:table-cell>
          <table:table-cell office:value-type="float" office:value="1248.86" calcext:value-type="float">
            <text:p>1248.86</text:p>
          </table:table-cell>
          <table:table-cell office:value-type="float" office:value="1255.69" calcext:value-type="float">
            <text:p>125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an-05</text:p>
          </table:table-cell>
          <table:table-cell office:value-type="float" office:value="1248.91" calcext:value-type="float">
            <text:p>1248.91</text:p>
          </table:table-cell>
          <table:table-cell office:value-type="float" office:value="1265.77" calcext:value-type="float">
            <text:p>1265.77</text:p>
          </table:table-cell>
          <table:table-cell office:value-type="float" office:value="1248.91" calcext:value-type="float">
            <text:p>1248.91</text:p>
          </table:table-cell>
          <table:table-cell office:value-type="float" office:value="1260.88" calcext:value-type="float">
            <text:p>1260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an-05</text:p>
          </table:table-cell>
          <table:table-cell office:value-type="float" office:value="1219.27" calcext:value-type="float">
            <text:p>1219.27</text:p>
          </table:table-cell>
          <table:table-cell office:value-type="float" office:value="1245" calcext:value-type="float">
            <text:p>1245</text:p>
          </table:table-cell>
          <table:table-cell office:value-type="float" office:value="1218.9" calcext:value-type="float">
            <text:p>1218.9</text:p>
          </table:table-cell>
          <table:table-cell office:value-type="float" office:value="1243.77" calcext:value-type="float">
            <text:p>1243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05</text:p>
          </table:table-cell>
          <table:table-cell office:value-type="float" office:value="1225.22" calcext:value-type="float">
            <text:p>1225.22</text:p>
          </table:table-cell>
          <table:table-cell office:value-type="float" office:value="1240.71" calcext:value-type="float">
            <text:p>1240.71</text:p>
          </table:table-cell>
          <table:table-cell office:value-type="float" office:value="1213.93" calcext:value-type="float">
            <text:p>1213.93</text:p>
          </table:table-cell>
          <table:table-cell office:value-type="float" office:value="1218.9" calcext:value-type="float">
            <text:p>121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05</text:p>
          </table:table-cell>
          <table:table-cell office:value-type="float" office:value="1214.51" calcext:value-type="float">
            <text:p>1214.51</text:p>
          </table:table-cell>
          <table:table-cell office:value-type="float" office:value="1234.3" calcext:value-type="float">
            <text:p>1234.3</text:p>
          </table:table-cell>
          <table:table-cell office:value-type="float" office:value="1214.51" calcext:value-type="float">
            <text:p>1214.51</text:p>
          </table:table-cell>
          <table:table-cell office:value-type="float" office:value="1225.04" calcext:value-type="float">
            <text:p>122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05</text:p>
          </table:table-cell>
          <table:table-cell table:number-columns-repeated="2" office:value-type="float" office:value="1242.71" calcext:value-type="float">
            <text:p>1242.71</text:p>
          </table:table-cell>
          <table:table-cell office:value-type="float" office:value="1207.15" calcext:value-type="float">
            <text:p>1207.15</text:p>
          </table:table-cell>
          <table:table-cell office:value-type="float" office:value="1214.51" calcext:value-type="float">
            <text:p>1214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an-05</text:p>
          </table:table-cell>
          <table:table-cell table:number-columns-repeated="2" office:value-type="float" office:value="1275.31" calcext:value-type="float">
            <text:p>1275.31</text:p>
          </table:table-cell>
          <table:table-cell office:value-type="float" office:value="1240.77" calcext:value-type="float">
            <text:p>1240.77</text:p>
          </table:table-cell>
          <table:table-cell office:value-type="float" office:value="1244.09" calcext:value-type="float">
            <text:p>124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an-05</text:p>
          </table:table-cell>
          <table:table-cell office:value-type="float" office:value="1279.06" calcext:value-type="float">
            <text:p>1279.06</text:p>
          </table:table-cell>
          <table:table-cell office:value-type="float" office:value="1294.31" calcext:value-type="float">
            <text:p>1294.31</text:p>
          </table:table-cell>
          <table:table-cell office:value-type="float" office:value="1273.5" calcext:value-type="float">
            <text:p>1273.5</text:p>
          </table:table-cell>
          <table:table-cell office:value-type="float" office:value="1275.31" calcext:value-type="float">
            <text:p>127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Dec-04</text:p>
          </table:table-cell>
          <table:table-cell office:value-type="float" office:value="1285.82" calcext:value-type="float">
            <text:p>1285.82</text:p>
          </table:table-cell>
          <table:table-cell office:value-type="float" office:value="1287.95" calcext:value-type="float">
            <text:p>1287.95</text:p>
          </table:table-cell>
          <table:table-cell office:value-type="float" office:value="1275.09" calcext:value-type="float">
            <text:p>1275.09</text:p>
          </table:table-cell>
          <table:table-cell office:value-type="float" office:value="1278.41" calcext:value-type="float">
            <text:p>1278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04</text:p>
          </table:table-cell>
          <table:table-cell office:value-type="float" office:value="1292.64" calcext:value-type="float">
            <text:p>1292.64</text:p>
          </table:table-cell>
          <table:table-cell office:value-type="float" office:value="1307.14" calcext:value-type="float">
            <text:p>1307.14</text:p>
          </table:table-cell>
          <table:table-cell office:value-type="float" office:value="1282.69" calcext:value-type="float">
            <text:p>1282.69</text:p>
          </table:table-cell>
          <table:table-cell office:value-type="float" office:value="1285.82" calcext:value-type="float">
            <text:p>1285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4</text:p>
          </table:table-cell>
          <table:table-cell office:value-type="float" office:value="1268.47" calcext:value-type="float">
            <text:p>1268.47</text:p>
          </table:table-cell>
          <table:table-cell office:value-type="float" office:value="1290.73" calcext:value-type="float">
            <text:p>1290.73</text:p>
          </table:table-cell>
          <table:table-cell office:value-type="float" office:value="1266.73" calcext:value-type="float">
            <text:p>1266.73</text:p>
          </table:table-cell>
          <table:table-cell office:value-type="float" office:value="1290.64" calcext:value-type="float">
            <text:p>129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Dec-04</text:p>
          </table:table-cell>
          <table:table-cell office:value-type="float" office:value="1278.83" calcext:value-type="float">
            <text:p>1278.83</text:p>
          </table:table-cell>
          <table:table-cell office:value-type="float" office:value="1281.61" calcext:value-type="float">
            <text:p>1281.61</text:p>
          </table:table-cell>
          <table:table-cell office:value-type="float" office:value="1267.4" calcext:value-type="float">
            <text:p>1267.4</text:p>
          </table:table-cell>
          <table:table-cell office:value-type="float" office:value="1270.3" calcext:value-type="float">
            <text:p>127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Dec-04</text:p>
          </table:table-cell>
          <table:table-cell office:value-type="float" office:value="1268.6" calcext:value-type="float">
            <text:p>1268.6</text:p>
          </table:table-cell>
          <table:table-cell office:value-type="float" office:value="1287.05" calcext:value-type="float">
            <text:p>1287.05</text:p>
          </table:table-cell>
          <table:table-cell office:value-type="float" office:value="1268.6" calcext:value-type="float">
            <text:p>1268.6</text:p>
          </table:table-cell>
          <table:table-cell office:value-type="float" office:value="1278.83" calcext:value-type="float">
            <text:p>127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Dec-04</text:p>
          </table:table-cell>
          <table:table-cell office:value-type="float" office:value="1259.43" calcext:value-type="float">
            <text:p>1259.43</text:p>
          </table:table-cell>
          <table:table-cell office:value-type="float" office:value="1276.27" calcext:value-type="float">
            <text:p>1276.27</text:p>
          </table:table-cell>
          <table:table-cell office:value-type="float" office:value="1259.43" calcext:value-type="float">
            <text:p>1259.43</text:p>
          </table:table-cell>
          <table:table-cell office:value-type="float" office:value="1268.83" calcext:value-type="float">
            <text:p>126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4</text:p>
          </table:table-cell>
          <table:table-cell office:value-type="float" office:value="1225.77" calcext:value-type="float">
            <text:p>1225.77</text:p>
          </table:table-cell>
          <table:table-cell office:value-type="float" office:value="1261.41" calcext:value-type="float">
            <text:p>1261.41</text:p>
          </table:table-cell>
          <table:table-cell office:value-type="float" office:value="1225.77" calcext:value-type="float">
            <text:p>1225.77</text:p>
          </table:table-cell>
          <table:table-cell office:value-type="float" office:value="1259.43" calcext:value-type="float">
            <text:p>1259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4</text:p>
          </table:table-cell>
          <table:table-cell office:value-type="float" office:value="1227.8" calcext:value-type="float">
            <text:p>1227.8</text:p>
          </table:table-cell>
          <table:table-cell office:value-type="float" office:value="1232.4" calcext:value-type="float">
            <text:p>1232.4</text:p>
          </table:table-cell>
          <table:table-cell office:value-type="float" office:value="1216.74" calcext:value-type="float">
            <text:p>1216.74</text:p>
          </table:table-cell>
          <table:table-cell office:value-type="float" office:value="1225.77" calcext:value-type="float">
            <text:p>122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Dec-04</text:p>
          </table:table-cell>
          <table:table-cell office:value-type="float" office:value="1210.77" calcext:value-type="float">
            <text:p>1210.77</text:p>
          </table:table-cell>
          <table:table-cell office:value-type="float" office:value="1233.04" calcext:value-type="float">
            <text:p>1233.04</text:p>
          </table:table-cell>
          <table:table-cell office:value-type="float" office:value="1210.77" calcext:value-type="float">
            <text:p>1210.77</text:p>
          </table:table-cell>
          <table:table-cell office:value-type="float" office:value="1227.8" calcext:value-type="float">
            <text:p>122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Dec-04</text:p>
          </table:table-cell>
          <table:table-cell office:value-type="float" office:value="1160.91" calcext:value-type="float">
            <text:p>1160.91</text:p>
          </table:table-cell>
          <table:table-cell office:value-type="float" office:value="1210.55" calcext:value-type="float">
            <text:p>1210.55</text:p>
          </table:table-cell>
          <table:table-cell office:value-type="float" office:value="1160.91" calcext:value-type="float">
            <text:p>1160.91</text:p>
          </table:table-cell>
          <table:table-cell office:value-type="float" office:value="1209.37" calcext:value-type="float">
            <text:p>1209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4</text:p>
          </table:table-cell>
          <table:table-cell office:value-type="float" office:value="1152.15" calcext:value-type="float">
            <text:p>1152.15</text:p>
          </table:table-cell>
          <table:table-cell office:value-type="float" office:value="1162.43" calcext:value-type="float">
            <text:p>1162.43</text:p>
          </table:table-cell>
          <table:table-cell office:value-type="float" office:value="1149.65" calcext:value-type="float">
            <text:p>1149.65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4</text:p>
          </table:table-cell>
          <table:table-cell office:value-type="float" office:value="1157.13" calcext:value-type="float">
            <text:p>1157.13</text:p>
          </table:table-cell>
          <table:table-cell office:value-type="float" office:value="1162.57" calcext:value-type="float">
            <text:p>1162.57</text:p>
          </table:table-cell>
          <table:table-cell office:value-type="float" office:value="1150.93" calcext:value-type="float">
            <text:p>1150.93</text:p>
          </table:table-cell>
          <table:table-cell office:value-type="float" office:value="1151.48" calcext:value-type="float">
            <text:p>1151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4</text:p>
          </table:table-cell>
          <table:table-cell office:value-type="float" office:value="1144.58" calcext:value-type="float">
            <text:p>1144.58</text:p>
          </table:table-cell>
          <table:table-cell office:value-type="float" office:value="1157.44" calcext:value-type="float">
            <text:p>1157.44</text:p>
          </table:table-cell>
          <table:table-cell office:value-type="float" office:value="1143.75" calcext:value-type="float">
            <text:p>1143.75</text:p>
          </table:table-cell>
          <table:table-cell office:value-type="float" office:value="1156.8" calcext:value-type="float">
            <text:p>115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Dec-04</text:p>
          </table:table-cell>
          <table:table-cell office:value-type="float" office:value="1141.32" calcext:value-type="float">
            <text:p>1141.32</text:p>
          </table:table-cell>
          <table:table-cell office:value-type="float" office:value="1149.09" calcext:value-type="float">
            <text:p>1149.09</text:p>
          </table:table-cell>
          <table:table-cell office:value-type="float" office:value="1137.24" calcext:value-type="float">
            <text:p>1137.24</text:p>
          </table:table-cell>
          <table:table-cell office:value-type="float" office:value="1143.38" calcext:value-type="float">
            <text:p>114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Dec-04</text:p>
          </table:table-cell>
          <table:table-cell office:value-type="float" office:value="1143.37" calcext:value-type="float">
            <text:p>1143.37</text:p>
          </table:table-cell>
          <table:table-cell office:value-type="float" office:value="1151.44" calcext:value-type="float">
            <text:p>1151.44</text:p>
          </table:table-cell>
          <table:table-cell office:value-type="float" office:value="1133.88" calcext:value-type="float">
            <text:p>1133.88</text:p>
          </table:table-cell>
          <table:table-cell office:value-type="float" office:value="1140.72" calcext:value-type="float">
            <text:p>114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04</text:p>
          </table:table-cell>
          <table:table-cell office:value-type="float" office:value="1131.56" calcext:value-type="float">
            <text:p>1131.56</text:p>
          </table:table-cell>
          <table:table-cell office:value-type="float" office:value="1147.62" calcext:value-type="float">
            <text:p>1147.62</text:p>
          </table:table-cell>
          <table:table-cell office:value-type="float" office:value="1131.56" calcext:value-type="float">
            <text:p>1131.56</text:p>
          </table:table-cell>
          <table:table-cell office:value-type="float" office:value="1142.92" calcext:value-type="float">
            <text:p>114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04</text:p>
          </table:table-cell>
          <table:table-cell office:value-type="float" office:value="1115.53" calcext:value-type="float">
            <text:p>1115.53</text:p>
          </table:table-cell>
          <table:table-cell office:value-type="float" office:value="1128.55" calcext:value-type="float">
            <text:p>1128.55</text:p>
          </table:table-cell>
          <table:table-cell office:value-type="float" office:value="1102.41" calcext:value-type="float">
            <text:p>1102.41</text:p>
          </table:table-cell>
          <table:table-cell office:value-type="float" office:value="1128.55" calcext:value-type="float">
            <text:p>1128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Dec-04</text:p>
          </table:table-cell>
          <table:table-cell office:value-type="float" office:value="1136.1" calcext:value-type="float">
            <text:p>1136.1</text:p>
          </table:table-cell>
          <table:table-cell office:value-type="float" office:value="1138.21" calcext:value-type="float">
            <text:p>1138.21</text:p>
          </table:table-cell>
          <table:table-cell office:value-type="float" office:value="1113.18" calcext:value-type="float">
            <text:p>1113.18</text:p>
          </table:table-cell>
          <table:table-cell office:value-type="float" office:value="1115.53" calcext:value-type="float">
            <text:p>1115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Dec-04</text:p>
          </table:table-cell>
          <table:table-cell office:value-type="float" office:value="1130.12" calcext:value-type="float">
            <text:p>1130.12</text:p>
          </table:table-cell>
          <table:table-cell office:value-type="float" office:value="1135.04" calcext:value-type="float">
            <text:p>1135.04</text:p>
          </table:table-cell>
          <table:table-cell office:value-type="float" office:value="1121.7" calcext:value-type="float">
            <text:p>1121.7</text:p>
          </table:table-cell>
          <table:table-cell office:value-type="float" office:value="1133.1" calcext:value-type="float">
            <text:p>113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04</text:p>
          </table:table-cell>
          <table:table-cell office:value-type="float" office:value="1106.37" calcext:value-type="float">
            <text:p>1106.37</text:p>
          </table:table-cell>
          <table:table-cell office:value-type="float" office:value="1130.52" calcext:value-type="float">
            <text:p>1130.52</text:p>
          </table:table-cell>
          <table:table-cell office:value-type="float" office:value="1105.04" calcext:value-type="float">
            <text:p>1105.04</text:p>
          </table:table-cell>
          <table:table-cell office:value-type="float" office:value="1128.8" calcext:value-type="float">
            <text:p>11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04</text:p>
          </table:table-cell>
          <table:table-cell office:value-type="float" office:value="1133.55" calcext:value-type="float">
            <text:p>1133.55</text:p>
          </table:table-cell>
          <table:table-cell office:value-type="float" office:value="1144.2" calcext:value-type="float">
            <text:p>1144.2</text:p>
          </table:table-cell>
          <table:table-cell office:value-type="float" office:value="1100.2" calcext:value-type="float">
            <text:p>1100.2</text:p>
          </table:table-cell>
          <table:table-cell office:value-type="float" office:value="1106.31" calcext:value-type="float">
            <text:p>110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4</text:p>
          </table:table-cell>
          <table:table-cell office:value-type="float" office:value="1122.34" calcext:value-type="float">
            <text:p>1122.34</text:p>
          </table:table-cell>
          <table:table-cell office:value-type="float" office:value="1142.24" calcext:value-type="float">
            <text:p>1142.24</text:p>
          </table:table-cell>
          <table:table-cell office:value-type="float" office:value="1120.49" calcext:value-type="float">
            <text:p>1120.49</text:p>
          </table:table-cell>
          <table:table-cell office:value-type="float" office:value="1132.22" calcext:value-type="float">
            <text:p>113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Nov-04</text:p>
          </table:table-cell>
          <table:table-cell office:value-type="float" office:value="1079.72" calcext:value-type="float">
            <text:p>1079.72</text:p>
          </table:table-cell>
          <table:table-cell office:value-type="float" office:value="1122.7" calcext:value-type="float">
            <text:p>1122.7</text:p>
          </table:table-cell>
          <table:table-cell office:value-type="float" office:value="1078.83" calcext:value-type="float">
            <text:p>1078.83</text:p>
          </table:table-cell>
          <table:table-cell office:value-type="float" office:value="1122.34" calcext:value-type="float">
            <text:p>112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Nov-04</text:p>
          </table:table-cell>
          <table:table-cell office:value-type="float" office:value="1094.47" calcext:value-type="float">
            <text:p>1094.47</text:p>
          </table:table-cell>
          <table:table-cell office:value-type="float" office:value="1096.82" calcext:value-type="float">
            <text:p>1096.82</text:p>
          </table:table-cell>
          <table:table-cell office:value-type="float" office:value="1068.73" calcext:value-type="float">
            <text:p>1068.73</text:p>
          </table:table-cell>
          <table:table-cell office:value-type="float" office:value="1079.12" calcext:value-type="float">
            <text:p>1079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04</text:p>
          </table:table-cell>
          <table:table-cell office:value-type="float" office:value="1098.75" calcext:value-type="float">
            <text:p>1098.75</text:p>
          </table:table-cell>
          <table:table-cell office:value-type="float" office:value="1107.21" calcext:value-type="float">
            <text:p>1107.21</text:p>
          </table:table-cell>
          <table:table-cell office:value-type="float" office:value="1093.14" calcext:value-type="float">
            <text:p>1093.14</text:p>
          </table:table-cell>
          <table:table-cell office:value-type="float" office:value="1094.42" calcext:value-type="float">
            <text:p>109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04</text:p>
          </table:table-cell>
          <table:table-cell office:value-type="float" office:value="1090.3" calcext:value-type="float">
            <text:p>1090.3</text:p>
          </table:table-cell>
          <table:table-cell office:value-type="float" office:value="1106.74" calcext:value-type="float">
            <text:p>1106.74</text:p>
          </table:table-cell>
          <table:table-cell office:value-type="float" office:value="1090.3" calcext:value-type="float">
            <text:p>1090.3</text:p>
          </table:table-cell>
          <table:table-cell office:value-type="float" office:value="1098.75" calcext:value-type="float">
            <text:p>109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4</text:p>
          </table:table-cell>
          <table:table-cell office:value-type="float" office:value="1115.02" calcext:value-type="float">
            <text:p>1115.02</text:p>
          </table:table-cell>
          <table:table-cell office:value-type="float" office:value="1115.87" calcext:value-type="float">
            <text:p>1115.87</text:p>
          </table:table-cell>
          <table:table-cell office:value-type="float" office:value="1086.74" calcext:value-type="float">
            <text:p>1086.74</text:p>
          </table:table-cell>
          <table:table-cell office:value-type="float" office:value="1094.29" calcext:value-type="float">
            <text:p>109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Nov-04</text:p>
          </table:table-cell>
          <table:table-cell office:value-type="float" office:value="1106.69" calcext:value-type="float">
            <text:p>1106.69</text:p>
          </table:table-cell>
          <table:table-cell office:value-type="float" office:value="1123.54" calcext:value-type="float">
            <text:p>1123.54</text:p>
          </table:table-cell>
          <table:table-cell office:value-type="float" office:value="1090.31" calcext:value-type="float">
            <text:p>1090.31</text:p>
          </table:table-cell>
          <table:table-cell office:value-type="float" office:value="1116.35" calcext:value-type="float">
            <text:p>111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Nov-04</text:p>
          </table:table-cell>
          <table:table-cell table:number-columns-repeated="2" office:value-type="float" office:value="1142.58" calcext:value-type="float">
            <text:p>1142.58</text:p>
          </table:table-cell>
          <table:table-cell office:value-type="float" office:value="1097.6" calcext:value-type="float">
            <text:p>1097.6</text:p>
          </table:table-cell>
          <table:table-cell office:value-type="float" office:value="1106.69" calcext:value-type="float">
            <text:p>1106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04</text:p>
          </table:table-cell>
          <table:table-cell office:value-type="float" office:value="1177.29" calcext:value-type="float">
            <text:p>1177.29</text:p>
          </table:table-cell>
          <table:table-cell office:value-type="float" office:value="1184.34" calcext:value-type="float">
            <text:p>1184.34</text:p>
          </table:table-cell>
          <table:table-cell office:value-type="float" office:value="1153.86" calcext:value-type="float">
            <text:p>1153.86</text:p>
          </table:table-cell>
          <table:table-cell office:value-type="float" office:value="1164.65" calcext:value-type="float">
            <text:p>1164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04</text:p>
          </table:table-cell>
          <table:table-cell office:value-type="float" office:value="1168.06" calcext:value-type="float">
            <text:p>1168.06</text:p>
          </table:table-cell>
          <table:table-cell office:value-type="float" office:value="1175.28" calcext:value-type="float">
            <text:p>1175.28</text:p>
          </table:table-cell>
          <table:table-cell office:value-type="float" office:value="1153.42" calcext:value-type="float">
            <text:p>1153.42</text:p>
          </table:table-cell>
          <table:table-cell office:value-type="float" office:value="1172.63" calcext:value-type="float">
            <text:p>1172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4</text:p>
          </table:table-cell>
          <table:table-cell office:value-type="float" office:value="1170.89" calcext:value-type="float">
            <text:p>1170.89</text:p>
          </table:table-cell>
          <table:table-cell office:value-type="float" office:value="1186.61" calcext:value-type="float">
            <text:p>1186.61</text:p>
          </table:table-cell>
          <table:table-cell office:value-type="float" office:value="1170.89" calcext:value-type="float">
            <text:p>1170.89</text:p>
          </table:table-cell>
          <table:table-cell office:value-type="float" office:value="1171.74" calcext:value-type="float">
            <text:p>1171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Nov-04</text:p>
          </table:table-cell>
          <table:table-cell office:value-type="float" office:value="1157.62" calcext:value-type="float">
            <text:p>1157.62</text:p>
          </table:table-cell>
          <table:table-cell office:value-type="float" office:value="1178.95" calcext:value-type="float">
            <text:p>1178.95</text:p>
          </table:table-cell>
          <table:table-cell office:value-type="float" office:value="1157.62" calcext:value-type="float">
            <text:p>1157.62</text:p>
          </table:table-cell>
          <table:table-cell office:value-type="float" office:value="1167.66" calcext:value-type="float">
            <text:p>116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Nov-04</text:p>
          </table:table-cell>
          <table:table-cell table:number-columns-repeated="2" office:value-type="float" office:value="1166.74" calcext:value-type="float">
            <text:p>1166.74</text:p>
          </table:table-cell>
          <table:table-cell office:value-type="float" office:value="1125.59" calcext:value-type="float">
            <text:p>1125.59</text:p>
          </table:table-cell>
          <table:table-cell office:value-type="float" office:value="1157.62" calcext:value-type="float">
            <text:p>115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04</text:p>
          </table:table-cell>
          <table:table-cell office:value-type="float" office:value="1190.48" calcext:value-type="float">
            <text:p>1190.48</text:p>
          </table:table-cell>
          <table:table-cell office:value-type="float" office:value="1205.4" calcext:value-type="float">
            <text:p>1205.4</text:p>
          </table:table-cell>
          <table:table-cell office:value-type="float" office:value="1163.38" calcext:value-type="float">
            <text:p>1163.38</text:p>
          </table:table-cell>
          <table:table-cell office:value-type="float" office:value="1165.25" calcext:value-type="float">
            <text:p>116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04</text:p>
          </table:table-cell>
          <table:table-cell office:value-type="float" office:value="1204.37" calcext:value-type="float">
            <text:p>1204.37</text:p>
          </table:table-cell>
          <table:table-cell office:value-type="float" office:value="1210.57" calcext:value-type="float">
            <text:p>1210.57</text:p>
          </table:table-cell>
          <table:table-cell office:value-type="float" office:value="1183.25" calcext:value-type="float">
            <text:p>1183.25</text:p>
          </table:table-cell>
          <table:table-cell office:value-type="float" office:value="1192.92" calcext:value-type="float">
            <text:p>1192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4</text:p>
          </table:table-cell>
          <table:table-cell office:value-type="float" office:value="1195.35" calcext:value-type="float">
            <text:p>1195.35</text:p>
          </table:table-cell>
          <table:table-cell office:value-type="float" office:value="1209.94" calcext:value-type="float">
            <text:p>1209.94</text:p>
          </table:table-cell>
          <table:table-cell office:value-type="float" office:value="1193.28" calcext:value-type="float">
            <text:p>1193.28</text:p>
          </table:table-cell>
          <table:table-cell office:value-type="float" office:value="1203.85" calcext:value-type="float">
            <text:p>1203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Nov-04</text:p>
          </table:table-cell>
          <table:table-cell office:value-type="float" office:value="1201.76" calcext:value-type="float">
            <text:p>1201.76</text:p>
          </table:table-cell>
          <table:table-cell office:value-type="float" office:value="1204.08" calcext:value-type="float">
            <text:p>1204.08</text:p>
          </table:table-cell>
          <table:table-cell office:value-type="float" office:value="1180.2" calcext:value-type="float">
            <text:p>1180.2</text:p>
          </table:table-cell>
          <table:table-cell office:value-type="float" office:value="1195.35" calcext:value-type="float">
            <text:p>1195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Nov-04</text:p>
          </table:table-cell>
          <table:table-cell office:value-type="float" office:value="1232.16" calcext:value-type="float">
            <text:p>1232.16</text:p>
          </table:table-cell>
          <table:table-cell office:value-type="float" office:value="1244.86" calcext:value-type="float">
            <text:p>1244.86</text:p>
          </table:table-cell>
          <table:table-cell office:value-type="float" office:value="1201.14" calcext:value-type="float">
            <text:p>1201.14</text:p>
          </table:table-cell>
          <table:table-cell office:value-type="float" office:value="1204.42" calcext:value-type="float">
            <text:p>120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04</text:p>
          </table:table-cell>
          <table:table-cell office:value-type="float" office:value="1209.08" calcext:value-type="float">
            <text:p>1209.08</text:p>
          </table:table-cell>
          <table:table-cell office:value-type="float" office:value="1239.84" calcext:value-type="float">
            <text:p>1239.84</text:p>
          </table:table-cell>
          <table:table-cell office:value-type="float" office:value="1209.08" calcext:value-type="float">
            <text:p>1209.08</text:p>
          </table:table-cell>
          <table:table-cell office:value-type="float" office:value="1231.66" calcext:value-type="float">
            <text:p>1231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04</text:p>
          </table:table-cell>
          <table:table-cell office:value-type="float" office:value="1200.33" calcext:value-type="float">
            <text:p>1200.33</text:p>
          </table:table-cell>
          <table:table-cell office:value-type="float" office:value="1209.62" calcext:value-type="float">
            <text:p>1209.62</text:p>
          </table:table-cell>
          <table:table-cell office:value-type="float" office:value="1180.49" calcext:value-type="float">
            <text:p>1180.49</text:p>
          </table:table-cell>
          <table:table-cell office:value-type="float" office:value="1209.08" calcext:value-type="float">
            <text:p>1209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4</text:p>
          </table:table-cell>
          <table:table-cell office:value-type="float" office:value="1212.67" calcext:value-type="float">
            <text:p>1212.67</text:p>
          </table:table-cell>
          <table:table-cell office:value-type="float" office:value="1220.4" calcext:value-type="float">
            <text:p>1220.4</text:p>
          </table:table-cell>
          <table:table-cell office:value-type="float" office:value="1192.88" calcext:value-type="float">
            <text:p>1192.88</text:p>
          </table:table-cell>
          <table:table-cell office:value-type="float" office:value="1197.67" calcext:value-type="float">
            <text:p>1197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Nov-04</text:p>
          </table:table-cell>
          <table:table-cell office:value-type="float" office:value="1221.15" calcext:value-type="float">
            <text:p>1221.15</text:p>
          </table:table-cell>
          <table:table-cell office:value-type="float" office:value="1230.13" calcext:value-type="float">
            <text:p>1230.13</text:p>
          </table:table-cell>
          <table:table-cell office:value-type="float" office:value="1205.32" calcext:value-type="float">
            <text:p>1205.32</text:p>
          </table:table-cell>
          <table:table-cell office:value-type="float" office:value="1207.35" calcext:value-type="float">
            <text:p>1207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Nov-04</text:p>
          </table:table-cell>
          <table:table-cell office:value-type="float" office:value="1194.02" calcext:value-type="float">
            <text:p>1194.02</text:p>
          </table:table-cell>
          <table:table-cell office:value-type="float" office:value="1230.11" calcext:value-type="float">
            <text:p>1230.11</text:p>
          </table:table-cell>
          <table:table-cell office:value-type="float" office:value="1194.02" calcext:value-type="float">
            <text:p>1194.02</text:p>
          </table:table-cell>
          <table:table-cell office:value-type="float" office:value="1220.92" calcext:value-type="float">
            <text:p>122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04</text:p>
          </table:table-cell>
          <table:table-cell office:value-type="float" office:value="1189.06" calcext:value-type="float">
            <text:p>1189.06</text:p>
          </table:table-cell>
          <table:table-cell office:value-type="float" office:value="1195.22" calcext:value-type="float">
            <text:p>1195.22</text:p>
          </table:table-cell>
          <table:table-cell office:value-type="float" office:value="1175.42" calcext:value-type="float">
            <text:p>1175.42</text:p>
          </table:table-cell>
          <table:table-cell office:value-type="float" office:value="1193.44" calcext:value-type="float">
            <text:p>1193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04</text:p>
          </table:table-cell>
          <table:table-cell office:value-type="float" office:value="1190.71" calcext:value-type="float">
            <text:p>1190.71</text:p>
          </table:table-cell>
          <table:table-cell office:value-type="float" office:value="1214.84" calcext:value-type="float">
            <text:p>1214.84</text:p>
          </table:table-cell>
          <table:table-cell office:value-type="float" office:value="1182.88" calcext:value-type="float">
            <text:p>1182.88</text:p>
          </table:table-cell>
          <table:table-cell office:value-type="float" office:value="1187.97" calcext:value-type="float">
            <text:p>118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4</text:p>
          </table:table-cell>
          <table:table-cell office:value-type="float" office:value="1138.18" calcext:value-type="float">
            <text:p>1138.18</text:p>
          </table:table-cell>
          <table:table-cell office:value-type="float" office:value="1192.87" calcext:value-type="float">
            <text:p>1192.87</text:p>
          </table:table-cell>
          <table:table-cell office:value-type="float" office:value="1138.18" calcext:value-type="float">
            <text:p>1138.18</text:p>
          </table:table-cell>
          <table:table-cell office:value-type="float" office:value="1192.87" calcext:value-type="float">
            <text:p>1192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Oct-04</text:p>
          </table:table-cell>
          <table:table-cell office:value-type="float" office:value="1124.13" calcext:value-type="float">
            <text:p>1124.13</text:p>
          </table:table-cell>
          <table:table-cell office:value-type="float" office:value="1138.59" calcext:value-type="float">
            <text:p>1138.59</text:p>
          </table:table-cell>
          <table:table-cell office:value-type="float" office:value="1118.04" calcext:value-type="float">
            <text:p>1118.04</text:p>
          </table:table-cell>
          <table:table-cell office:value-type="float" office:value="1136.85" calcext:value-type="float">
            <text:p>1136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Oct-04</text:p>
          </table:table-cell>
          <table:table-cell office:value-type="float" office:value="1121.79" calcext:value-type="float">
            <text:p>1121.79</text:p>
          </table:table-cell>
          <table:table-cell office:value-type="float" office:value="1127.65" calcext:value-type="float">
            <text:p>1127.65</text:p>
          </table:table-cell>
          <table:table-cell office:value-type="float" office:value="1101.86" calcext:value-type="float">
            <text:p>1101.86</text:p>
          </table:table-cell>
          <table:table-cell office:value-type="float" office:value="1125.01" calcext:value-type="float">
            <text:p>1125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04</text:p>
          </table:table-cell>
          <table:table-cell office:value-type="float" office:value="1150.65" calcext:value-type="float">
            <text:p>1150.65</text:p>
          </table:table-cell>
          <table:table-cell office:value-type="float" office:value="1157.23" calcext:value-type="float">
            <text:p>1157.23</text:p>
          </table:table-cell>
          <table:table-cell office:value-type="float" office:value="1117.26" calcext:value-type="float">
            <text:p>1117.26</text:p>
          </table:table-cell>
          <table:table-cell office:value-type="float" office:value="1121.39" calcext:value-type="float">
            <text:p>112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04</text:p>
          </table:table-cell>
          <table:table-cell office:value-type="float" office:value="1137.13" calcext:value-type="float">
            <text:p>1137.13</text:p>
          </table:table-cell>
          <table:table-cell office:value-type="float" office:value="1160.14" calcext:value-type="float">
            <text:p>1160.14</text:p>
          </table:table-cell>
          <table:table-cell office:value-type="float" office:value="1137.13" calcext:value-type="float">
            <text:p>1137.13</text:p>
          </table:table-cell>
          <table:table-cell office:value-type="float" office:value="1149.98" calcext:value-type="float">
            <text:p>114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4</text:p>
          </table:table-cell>
          <table:table-cell office:value-type="float" office:value="1131.56" calcext:value-type="float">
            <text:p>1131.56</text:p>
          </table:table-cell>
          <table:table-cell office:value-type="float" office:value="1136.08" calcext:value-type="float">
            <text:p>1136.08</text:p>
          </table:table-cell>
          <table:table-cell office:value-type="float" office:value="1115.13" calcext:value-type="float">
            <text:p>1115.13</text:p>
          </table:table-cell>
          <table:table-cell office:value-type="float" office:value="1133.08" calcext:value-type="float">
            <text:p>1133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Oct-04</text:p>
          </table:table-cell>
          <table:table-cell office:value-type="float" office:value="1158.14" calcext:value-type="float">
            <text:p>1158.14</text:p>
          </table:table-cell>
          <table:table-cell office:value-type="float" office:value="1169.98" calcext:value-type="float">
            <text:p>1169.98</text:p>
          </table:table-cell>
          <table:table-cell office:value-type="float" office:value="1127.82" calcext:value-type="float">
            <text:p>1127.82</text:p>
          </table:table-cell>
          <table:table-cell office:value-type="float" office:value="1132.88" calcext:value-type="float">
            <text:p>1132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Oct-04</text:p>
          </table:table-cell>
          <table:table-cell office:value-type="float" office:value="1145.37" calcext:value-type="float">
            <text:p>1145.37</text:p>
          </table:table-cell>
          <table:table-cell office:value-type="float" office:value="1175.34" calcext:value-type="float">
            <text:p>1175.34</text:p>
          </table:table-cell>
          <table:table-cell office:value-type="float" office:value="1145.11" calcext:value-type="float">
            <text:p>1145.11</text:p>
          </table:table-cell>
          <table:table-cell office:value-type="float" office:value="1158.14" calcext:value-type="float">
            <text:p>1158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04</text:p>
          </table:table-cell>
          <table:table-cell office:value-type="float" office:value="1109.63" calcext:value-type="float">
            <text:p>1109.63</text:p>
          </table:table-cell>
          <table:table-cell office:value-type="float" office:value="1149.08" calcext:value-type="float">
            <text:p>1149.08</text:p>
          </table:table-cell>
          <table:table-cell office:value-type="float" office:value="1106.28" calcext:value-type="float">
            <text:p>1106.28</text:p>
          </table:table-cell>
          <table:table-cell office:value-type="float" office:value="1145.25" calcext:value-type="float">
            <text:p>114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04</text:p>
          </table:table-cell>
          <table:table-cell office:value-type="float" office:value="1086.43" calcext:value-type="float">
            <text:p>1086.43</text:p>
          </table:table-cell>
          <table:table-cell office:value-type="float" office:value="1118.5" calcext:value-type="float">
            <text:p>1118.5</text:p>
          </table:table-cell>
          <table:table-cell office:value-type="float" office:value="1086.43" calcext:value-type="float">
            <text:p>1086.43</text:p>
          </table:table-cell>
          <table:table-cell office:value-type="float" office:value="1110.96" calcext:value-type="float">
            <text:p>1110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Oct-04</text:p>
          </table:table-cell>
          <table:table-cell office:value-type="float" office:value="1058.87" calcext:value-type="float">
            <text:p>1058.87</text:p>
          </table:table-cell>
          <table:table-cell office:value-type="float" office:value="1086.09" calcext:value-type="float">
            <text:p>1086.09</text:p>
          </table:table-cell>
          <table:table-cell office:value-type="float" office:value="1058.35" calcext:value-type="float">
            <text:p>1058.35</text:p>
          </table:table-cell>
          <table:table-cell office:value-type="float" office:value="1086.09" calcext:value-type="float">
            <text:p>1086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Oct-04</text:p>
          </table:table-cell>
          <table:table-cell office:value-type="float" office:value="1047.15" calcext:value-type="float">
            <text:p>1047.15</text:p>
          </table:table-cell>
          <table:table-cell office:value-type="float" office:value="1059.15" calcext:value-type="float">
            <text:p>1059.15</text:p>
          </table:table-cell>
          <table:table-cell office:value-type="float" office:value="1034.92" calcext:value-type="float">
            <text:p>1034.92</text:p>
          </table:table-cell>
          <table:table-cell office:value-type="float" office:value="1058.27" calcext:value-type="float">
            <text:p>1058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04</text:p>
          </table:table-cell>
          <table:table-cell office:value-type="float" office:value="1059" calcext:value-type="float">
            <text:p>1059</text:p>
          </table:table-cell>
          <table:table-cell office:value-type="float" office:value="1060.56" calcext:value-type="float">
            <text:p>1060.56</text:p>
          </table:table-cell>
          <table:table-cell office:value-type="float" office:value="1040.72" calcext:value-type="float">
            <text:p>1040.72</text:p>
          </table:table-cell>
          <table:table-cell office:value-type="float" office:value="1048.06" calcext:value-type="float">
            <text:p>104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04</text:p>
          </table:table-cell>
          <table:table-cell office:value-type="float" office:value="1046.48" calcext:value-type="float">
            <text:p>1046.48</text:p>
          </table:table-cell>
          <table:table-cell office:value-type="float" office:value="1066.09" calcext:value-type="float">
            <text:p>1066.09</text:p>
          </table:table-cell>
          <table:table-cell office:value-type="float" office:value="1046.48" calcext:value-type="float">
            <text:p>1046.48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4</text:p>
          </table:table-cell>
          <table:table-cell office:value-type="float" office:value="1053.64" calcext:value-type="float">
            <text:p>1053.64</text:p>
          </table:table-cell>
          <table:table-cell office:value-type="float" office:value="1054.05" calcext:value-type="float">
            <text:p>1054.05</text:p>
          </table:table-cell>
          <table:table-cell office:value-type="float" office:value="1040.38" calcext:value-type="float">
            <text:p>1040.38</text:p>
          </table:table-cell>
          <table:table-cell office:value-type="float" office:value="1046.48" calcext:value-type="float">
            <text:p>1046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Oct-04</text:p>
          </table:table-cell>
          <table:table-cell office:value-type="float" office:value="1085.8" calcext:value-type="float">
            <text:p>1085.8</text:p>
          </table:table-cell>
          <table:table-cell office:value-type="float" office:value="1087.88" calcext:value-type="float">
            <text:p>1087.88</text:p>
          </table:table-cell>
          <table:table-cell office:value-type="float" office:value="1045.5" calcext:value-type="float">
            <text:p>1045.5</text:p>
          </table:table-cell>
          <table:table-cell office:value-type="float" office:value="1054.1" calcext:value-type="float">
            <text:p>105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Oct-04</text:p>
          </table:table-cell>
          <table:table-cell office:value-type="float" office:value="1082.41" calcext:value-type="float">
            <text:p>1082.41</text:p>
          </table:table-cell>
          <table:table-cell office:value-type="float" office:value="1093.2" calcext:value-type="float">
            <text:p>1093.2</text:p>
          </table:table-cell>
          <table:table-cell office:value-type="float" office:value="1075.13" calcext:value-type="float">
            <text:p>1075.13</text:p>
          </table:table-cell>
          <table:table-cell office:value-type="float" office:value="1085.43" calcext:value-type="float">
            <text:p>1085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04</text:p>
          </table:table-cell>
          <table:table-cell office:value-type="float" office:value="1064.72" calcext:value-type="float">
            <text:p>1064.72</text:p>
          </table:table-cell>
          <table:table-cell office:value-type="float" office:value="1085.98" calcext:value-type="float">
            <text:p>1085.98</text:p>
          </table:table-cell>
          <table:table-cell office:value-type="float" office:value="1064.72" calcext:value-type="float">
            <text:p>1064.72</text:p>
          </table:table-cell>
          <table:table-cell office:value-type="float" office:value="1080.01" calcext:value-type="float">
            <text:p>108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04</text:p>
          </table:table-cell>
          <table:table-cell office:value-type="float" office:value="1070.27" calcext:value-type="float">
            <text:p>1070.27</text:p>
          </table:table-cell>
          <table:table-cell office:value-type="float" office:value="1078.63" calcext:value-type="float">
            <text:p>1078.63</text:p>
          </table:table-cell>
          <table:table-cell office:value-type="float" office:value="1062.34" calcext:value-type="float">
            <text:p>1062.34</text:p>
          </table:table-cell>
          <table:table-cell office:value-type="float" office:value="1066.57" calcext:value-type="float">
            <text:p>106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4</text:p>
          </table:table-cell>
          <table:table-cell office:value-type="float" office:value="1053.94" calcext:value-type="float">
            <text:p>1053.94</text:p>
          </table:table-cell>
          <table:table-cell office:value-type="float" office:value="1073.02" calcext:value-type="float">
            <text:p>1073.02</text:p>
          </table:table-cell>
          <table:table-cell office:value-type="float" office:value="1050.93" calcext:value-type="float">
            <text:p>1050.93</text:p>
          </table:table-cell>
          <table:table-cell office:value-type="float" office:value="1069.67" calcext:value-type="float">
            <text:p>1069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Sep-04</text:p>
          </table:table-cell>
          <table:table-cell office:value-type="float" office:value="1038.61" calcext:value-type="float">
            <text:p>1038.61</text:p>
          </table:table-cell>
          <table:table-cell office:value-type="float" office:value="1061.64" calcext:value-type="float">
            <text:p>1061.64</text:p>
          </table:table-cell>
          <table:table-cell office:value-type="float" office:value="1038.61" calcext:value-type="float">
            <text:p>1038.61</text:p>
          </table:table-cell>
          <table:table-cell office:value-type="float" office:value="1053.94" calcext:value-type="float">
            <text:p>105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Sep-04</text:p>
          </table:table-cell>
          <table:table-cell office:value-type="float" office:value="1023.25" calcext:value-type="float">
            <text:p>1023.25</text:p>
          </table:table-cell>
          <table:table-cell office:value-type="float" office:value="1038.44" calcext:value-type="float">
            <text:p>1038.44</text:p>
          </table:table-cell>
          <table:table-cell office:value-type="float" office:value="1019.3" calcext:value-type="float">
            <text:p>1019.3</text:p>
          </table:table-cell>
          <table:table-cell office:value-type="float" office:value="1037.42" calcext:value-type="float">
            <text:p>103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04</text:p>
          </table:table-cell>
          <table:table-cell office:value-type="float" office:value="1025.54" calcext:value-type="float">
            <text:p>1025.54</text:p>
          </table:table-cell>
          <table:table-cell office:value-type="float" office:value="1037.82" calcext:value-type="float">
            <text:p>1037.82</text:p>
          </table:table-cell>
          <table:table-cell office:value-type="float" office:value="1020.63" calcext:value-type="float">
            <text:p>1020.63</text:p>
          </table:table-cell>
          <table:table-cell office:value-type="float" office:value="1023.25" calcext:value-type="float">
            <text:p>102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04</text:p>
          </table:table-cell>
          <table:table-cell office:value-type="float" office:value="1009.93" calcext:value-type="float">
            <text:p>1009.93</text:p>
          </table:table-cell>
          <table:table-cell office:value-type="float" office:value="1032.25" calcext:value-type="float">
            <text:p>1032.25</text:p>
          </table:table-cell>
          <table:table-cell office:value-type="float" office:value="1008.58" calcext:value-type="float">
            <text:p>1008.58</text:p>
          </table:table-cell>
          <table:table-cell office:value-type="float" office:value="1024.95" calcext:value-type="float">
            <text:p>1024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4</text:p>
          </table:table-cell>
          <table:table-cell office:value-type="float" office:value="1013.89" calcext:value-type="float">
            <text:p>1013.89</text:p>
          </table:table-cell>
          <table:table-cell office:value-type="float" office:value="1022.34" calcext:value-type="float">
            <text:p>1022.34</text:p>
          </table:table-cell>
          <table:table-cell office:value-type="float" office:value="1005.77" calcext:value-type="float">
            <text:p>1005.77</text:p>
          </table:table-cell>
          <table:table-cell office:value-type="float" office:value="1010.99" calcext:value-type="float">
            <text:p>1010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Sep-04</text:p>
          </table:table-cell>
          <table:table-cell office:value-type="float" office:value="992.07" calcext:value-type="float">
            <text:p>992.07</text:p>
          </table:table-cell>
          <table:table-cell office:value-type="float" office:value="1013.6" calcext:value-type="float">
            <text:p>1013.6</text:p>
          </table:table-cell>
          <table:table-cell office:value-type="float" office:value="984.68" calcext:value-type="float">
            <text:p>984.68</text:p>
          </table:table-cell>
          <table:table-cell office:value-type="float" office:value="1013.6" calcext:value-type="float">
            <text:p>10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Sep-04</text:p>
          </table:table-cell>
          <table:table-cell office:value-type="float" office:value="982.79" calcext:value-type="float">
            <text:p>982.79</text:p>
          </table:table-cell>
          <table:table-cell office:value-type="float" office:value="998.17" calcext:value-type="float">
            <text:p>998.17</text:p>
          </table:table-cell>
          <table:table-cell office:value-type="float" office:value="982.79" calcext:value-type="float">
            <text:p>982.79</text:p>
          </table:table-cell>
          <table:table-cell office:value-type="float" office:value="992.07" calcext:value-type="float">
            <text:p>992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04</text:p>
          </table:table-cell>
          <table:table-cell office:value-type="float" office:value="969.73" calcext:value-type="float">
            <text:p>969.73</text:p>
          </table:table-cell>
          <table:table-cell office:value-type="float" office:value="987.77" calcext:value-type="float">
            <text:p>987.77</text:p>
          </table:table-cell>
          <table:table-cell office:value-type="float" office:value="966" calcext:value-type="float">
            <text:p>966</text:p>
          </table:table-cell>
          <table:table-cell office:value-type="float" office:value="982.43" calcext:value-type="float">
            <text:p>982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04</text:p>
          </table:table-cell>
          <table:table-cell office:value-type="float" office:value="955.42" calcext:value-type="float">
            <text:p>955.42</text:p>
          </table:table-cell>
          <table:table-cell office:value-type="float" office:value="969.58" calcext:value-type="float">
            <text:p>969.58</text:p>
          </table:table-cell>
          <table:table-cell office:value-type="float" office:value="955.42" calcext:value-type="float">
            <text:p>955.42</text:p>
          </table:table-cell>
          <table:table-cell office:value-type="float" office:value="969.58" calcext:value-type="float">
            <text:p>969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4</text:p>
          </table:table-cell>
          <table:table-cell office:value-type="float" office:value="964.25" calcext:value-type="float">
            <text:p>964.25</text:p>
          </table:table-cell>
          <table:table-cell office:value-type="float" office:value="975.07" calcext:value-type="float">
            <text:p>975.07</text:p>
          </table:table-cell>
          <table:table-cell office:value-type="float" office:value="953.56" calcext:value-type="float">
            <text:p>953.56</text:p>
          </table:table-cell>
          <table:table-cell office:value-type="float" office:value="953.76" calcext:value-type="float">
            <text:p>95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Sep-04</text:p>
          </table:table-cell>
          <table:table-cell office:value-type="float" office:value="953.5" calcext:value-type="float">
            <text:p>953.5</text:p>
          </table:table-cell>
          <table:table-cell office:value-type="float" office:value="967.96" calcext:value-type="float">
            <text:p>967.96</text:p>
          </table:table-cell>
          <table:table-cell office:value-type="float" office:value="949.39" calcext:value-type="float">
            <text:p>949.39</text:p>
          </table:table-cell>
          <table:table-cell office:value-type="float" office:value="964.84" calcext:value-type="float">
            <text:p>964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Sep-04</text:p>
          </table:table-cell>
          <table:table-cell office:value-type="float" office:value="931.76" calcext:value-type="float">
            <text:p>931.76</text:p>
          </table:table-cell>
          <table:table-cell office:value-type="float" office:value="956" calcext:value-type="float">
            <text:p>956</text:p>
          </table:table-cell>
          <table:table-cell office:value-type="float" office:value="931.76" calcext:value-type="float">
            <text:p>931.76</text:p>
          </table:table-cell>
          <table:table-cell office:value-type="float" office:value="952.99" calcext:value-type="float">
            <text:p>952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04</text:p>
          </table:table-cell>
          <table:table-cell office:value-type="float" office:value="922.69" calcext:value-type="float">
            <text:p>922.69</text:p>
          </table:table-cell>
          <table:table-cell office:value-type="float" office:value="931.22" calcext:value-type="float">
            <text:p>931.22</text:p>
          </table:table-cell>
          <table:table-cell office:value-type="float" office:value="922.69" calcext:value-type="float">
            <text:p>922.69</text:p>
          </table:table-cell>
          <table:table-cell office:value-type="float" office:value="931.22" calcext:value-type="float">
            <text:p>931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04</text:p>
          </table:table-cell>
          <table:table-cell office:value-type="float" office:value="916.47" calcext:value-type="float">
            <text:p>916.47</text:p>
          </table:table-cell>
          <table:table-cell office:value-type="float" office:value="928.01" calcext:value-type="float">
            <text:p>928.01</text:p>
          </table:table-cell>
          <table:table-cell office:value-type="float" office:value="915.59" calcext:value-type="float">
            <text:p>915.59</text:p>
          </table:table-cell>
          <table:table-cell office:value-type="float" office:value="922.25" calcext:value-type="float">
            <text:p>922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4</text:p>
          </table:table-cell>
          <table:table-cell office:value-type="float" office:value="920.18" calcext:value-type="float">
            <text:p>920.18</text:p>
          </table:table-cell>
          <table:table-cell office:value-type="float" office:value="922.2" calcext:value-type="float">
            <text:p>922.2</text:p>
          </table:table-cell>
          <table:table-cell office:value-type="float" office:value="911.33" calcext:value-type="float">
            <text:p>911.33</text:p>
          </table:table-cell>
          <table:table-cell office:value-type="float" office:value="917.78" calcext:value-type="float">
            <text:p>917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Sep-04</text:p>
          </table:table-cell>
          <table:table-cell office:value-type="float" office:value="928.88" calcext:value-type="float">
            <text:p>928.88</text:p>
          </table:table-cell>
          <table:table-cell office:value-type="float" office:value="937.36" calcext:value-type="float">
            <text:p>937.36</text:p>
          </table:table-cell>
          <table:table-cell office:value-type="float" office:value="918.93" calcext:value-type="float">
            <text:p>918.93</text:p>
          </table:table-cell>
          <table:table-cell office:value-type="float" office:value="920.18" calcext:value-type="float">
            <text:p>920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Sep-04</text:p>
          </table:table-cell>
          <table:table-cell office:value-type="float" office:value="918.94" calcext:value-type="float">
            <text:p>918.94</text:p>
          </table:table-cell>
          <table:table-cell office:value-type="float" office:value="929.15" calcext:value-type="float">
            <text:p>929.15</text:p>
          </table:table-cell>
          <table:table-cell office:value-type="float" office:value="918.57" calcext:value-type="float">
            <text:p>918.57</text:p>
          </table:table-cell>
          <table:table-cell office:value-type="float" office:value="928.88" calcext:value-type="float">
            <text:p>928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04</text:p>
          </table:table-cell>
          <table:table-cell office:value-type="float" office:value="908.02" calcext:value-type="float">
            <text:p>908.02</text:p>
          </table:table-cell>
          <table:table-cell office:value-type="float" office:value="918.88" calcext:value-type="float">
            <text:p>918.88</text:p>
          </table:table-cell>
          <table:table-cell office:value-type="float" office:value="905.78" calcext:value-type="float">
            <text:p>905.78</text:p>
          </table:table-cell>
          <table:table-cell office:value-type="float" office:value="918.63" calcext:value-type="float">
            <text:p>918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04</text:p>
          </table:table-cell>
          <table:table-cell office:value-type="float" office:value="895.06" calcext:value-type="float">
            <text:p>895.06</text:p>
          </table:table-cell>
          <table:table-cell office:value-type="float" office:value="907.71" calcext:value-type="float">
            <text:p>907.71</text:p>
          </table:table-cell>
          <table:table-cell office:value-type="float" office:value="895.06" calcext:value-type="float">
            <text:p>895.06</text:p>
          </table:table-cell>
          <table:table-cell office:value-type="float" office:value="907.71" calcext:value-type="float">
            <text:p>907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4</text:p>
          </table:table-cell>
          <table:table-cell office:value-type="float" office:value="884.39" calcext:value-type="float">
            <text:p>884.39</text:p>
          </table:table-cell>
          <table:table-cell office:value-type="float" office:value="894.15" calcext:value-type="float">
            <text:p>894.15</text:p>
          </table:table-cell>
          <table:table-cell office:value-type="float" office:value="882.42" calcext:value-type="float">
            <text:p>882.42</text:p>
          </table:table-cell>
          <table:table-cell office:value-type="float" office:value="894.15" calcext:value-type="float">
            <text:p>894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Aug-04</text:p>
          </table:table-cell>
          <table:table-cell office:value-type="float" office:value="896.85" calcext:value-type="float">
            <text:p>896.85</text:p>
          </table:table-cell>
          <table:table-cell office:value-type="float" office:value="899.69" calcext:value-type="float">
            <text:p>899.69</text:p>
          </table:table-cell>
          <table:table-cell office:value-type="float" office:value="884.49" calcext:value-type="float">
            <text:p>884.49</text:p>
          </table:table-cell>
          <table:table-cell office:value-type="float" office:value="885.7" calcext:value-type="float">
            <text:p>88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ug-04</text:p>
          </table:table-cell>
          <table:table-cell office:value-type="float" office:value="883.75" calcext:value-type="float">
            <text:p>883.75</text:p>
          </table:table-cell>
          <table:table-cell office:value-type="float" office:value="899.69" calcext:value-type="float">
            <text:p>899.69</text:p>
          </table:table-cell>
          <table:table-cell office:value-type="float" office:value="883.75" calcext:value-type="float">
            <text:p>883.75</text:p>
          </table:table-cell>
          <table:table-cell office:value-type="float" office:value="896.42" calcext:value-type="float">
            <text:p>89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04</text:p>
          </table:table-cell>
          <table:table-cell office:value-type="float" office:value="875.04" calcext:value-type="float">
            <text:p>875.04</text:p>
          </table:table-cell>
          <table:table-cell office:value-type="float" office:value="886.02" calcext:value-type="float">
            <text:p>886.02</text:p>
          </table:table-cell>
          <table:table-cell office:value-type="float" office:value="875.04" calcext:value-type="float">
            <text:p>875.04</text:p>
          </table:table-cell>
          <table:table-cell office:value-type="float" office:value="883.75" calcext:value-type="float">
            <text:p>883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04</text:p>
          </table:table-cell>
          <table:table-cell table:number-columns-repeated="2" office:value-type="float" office:value="876.57" calcext:value-type="float">
            <text:p>876.57</text:p>
          </table:table-cell>
          <table:table-cell office:value-type="float" office:value="868.64" calcext:value-type="float">
            <text:p>868.64</text:p>
          </table:table-cell>
          <table:table-cell office:value-type="float" office:value="875.04" calcext:value-type="float">
            <text:p>875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4</text:p>
          </table:table-cell>
          <table:table-cell office:value-type="float" office:value="873.53" calcext:value-type="float">
            <text:p>873.53</text:p>
          </table:table-cell>
          <table:table-cell office:value-type="float" office:value="876.43" calcext:value-type="float">
            <text:p>876.43</text:p>
          </table:table-cell>
          <table:table-cell office:value-type="float" office:value="858.46" calcext:value-type="float">
            <text:p>858.46</text:p>
          </table:table-cell>
          <table:table-cell office:value-type="float" office:value="876.43" calcext:value-type="float">
            <text:p>876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Aug-04</text:p>
          </table:table-cell>
          <table:table-cell office:value-type="float" office:value="869.58" calcext:value-type="float">
            <text:p>869.58</text:p>
          </table:table-cell>
          <table:table-cell office:value-type="float" office:value="878.54" calcext:value-type="float">
            <text:p>878.54</text:p>
          </table:table-cell>
          <table:table-cell office:value-type="float" office:value="869.28" calcext:value-type="float">
            <text:p>869.28</text:p>
          </table:table-cell>
          <table:table-cell office:value-type="float" office:value="873.23" calcext:value-type="float">
            <text:p>873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ug-04</text:p>
          </table:table-cell>
          <table:table-cell office:value-type="float" office:value="868.44" calcext:value-type="float">
            <text:p>868.44</text:p>
          </table:table-cell>
          <table:table-cell office:value-type="float" office:value="873.94" calcext:value-type="float">
            <text:p>873.94</text:p>
          </table:table-cell>
          <table:table-cell office:value-type="float" office:value="866.45" calcext:value-type="float">
            <text:p>866.45</text:p>
          </table:table-cell>
          <table:table-cell office:value-type="float" office:value="869.5" calcext:value-type="float">
            <text:p>86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04</text:p>
          </table:table-cell>
          <table:table-cell table:number-columns-repeated="2" office:value-type="float" office:value="875.52" calcext:value-type="float">
            <text:p>875.52</text:p>
          </table:table-cell>
          <table:table-cell office:value-type="float" office:value="866.98" calcext:value-type="float">
            <text:p>866.98</text:p>
          </table:table-cell>
          <table:table-cell office:value-type="float" office:value="868.44" calcext:value-type="float">
            <text:p>868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04</text:p>
          </table:table-cell>
          <table:table-cell office:value-type="float" office:value="884.29" calcext:value-type="float">
            <text:p>884.29</text:p>
          </table:table-cell>
          <table:table-cell office:value-type="float" office:value="888.53" calcext:value-type="float">
            <text:p>888.53</text:p>
          </table:table-cell>
          <table:table-cell office:value-type="float" office:value="874.07" calcext:value-type="float">
            <text:p>874.07</text:p>
          </table:table-cell>
          <table:table-cell office:value-type="float" office:value="875.52" calcext:value-type="float">
            <text:p>875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Aug-04</text:p>
          </table:table-cell>
          <table:table-cell office:value-type="float" office:value="869.53" calcext:value-type="float">
            <text:p>869.53</text:p>
          </table:table-cell>
          <table:table-cell office:value-type="float" office:value="884.29" calcext:value-type="float">
            <text:p>884.29</text:p>
          </table:table-cell>
          <table:table-cell office:value-type="float" office:value="869.53" calcext:value-type="float">
            <text:p>869.53</text:p>
          </table:table-cell>
          <table:table-cell office:value-type="float" office:value="884.29" calcext:value-type="float">
            <text:p>88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Aug-04</text:p>
          </table:table-cell>
          <table:table-cell office:value-type="float" office:value="866.88" calcext:value-type="float">
            <text:p>866.88</text:p>
          </table:table-cell>
          <table:table-cell office:value-type="float" office:value="871.26" calcext:value-type="float">
            <text:p>871.26</text:p>
          </table:table-cell>
          <table:table-cell office:value-type="float" office:value="858.76" calcext:value-type="float">
            <text:p>858.76</text:p>
          </table:table-cell>
          <table:table-cell office:value-type="float" office:value="869.38" calcext:value-type="float">
            <text:p>869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04</text:p>
          </table:table-cell>
          <table:table-cell table:number-columns-repeated="2" office:value-type="float" office:value="886.55" calcext:value-type="float">
            <text:p>886.55</text:p>
          </table:table-cell>
          <table:table-cell office:value-type="float" office:value="864.78" calcext:value-type="float">
            <text:p>864.78</text:p>
          </table:table-cell>
          <table:table-cell office:value-type="float" office:value="866.73" calcext:value-type="float">
            <text:p>86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04</text:p>
          </table:table-cell>
          <table:table-cell office:value-type="float" office:value="888.43" calcext:value-type="float">
            <text:p>888.43</text:p>
          </table:table-cell>
          <table:table-cell office:value-type="float" office:value="892.28" calcext:value-type="float">
            <text:p>892.28</text:p>
          </table:table-cell>
          <table:table-cell office:value-type="float" office:value="881.24" calcext:value-type="float">
            <text:p>881.24</text:p>
          </table:table-cell>
          <table:table-cell office:value-type="float" office:value="886.55" calcext:value-type="float">
            <text:p>886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4</text:p>
          </table:table-cell>
          <table:table-cell office:value-type="float" office:value="896.41" calcext:value-type="float">
            <text:p>896.41</text:p>
          </table:table-cell>
          <table:table-cell office:value-type="float" office:value="897.78" calcext:value-type="float">
            <text:p>897.78</text:p>
          </table:table-cell>
          <table:table-cell office:value-type="float" office:value="885.64" calcext:value-type="float">
            <text:p>885.64</text:p>
          </table:table-cell>
          <table:table-cell office:value-type="float" office:value="888.43" calcext:value-type="float">
            <text:p>88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Aug-04</text:p>
          </table:table-cell>
          <table:table-cell office:value-type="float" office:value="893.62" calcext:value-type="float">
            <text:p>893.62</text:p>
          </table:table-cell>
          <table:table-cell office:value-type="float" office:value="899.75" calcext:value-type="float">
            <text:p>899.75</text:p>
          </table:table-cell>
          <table:table-cell office:value-type="float" office:value="889.21" calcext:value-type="float">
            <text:p>889.21</text:p>
          </table:table-cell>
          <table:table-cell office:value-type="float" office:value="898.85" calcext:value-type="float">
            <text:p>898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Aug-04</text:p>
          </table:table-cell>
          <table:table-cell office:value-type="float" office:value="895.7" calcext:value-type="float">
            <text:p>895.7</text:p>
          </table:table-cell>
          <table:table-cell office:value-type="float" office:value="898.74" calcext:value-type="float">
            <text:p>898.74</text:p>
          </table:table-cell>
          <table:table-cell office:value-type="float" office:value="887.04" calcext:value-type="float">
            <text:p>887.04</text:p>
          </table:table-cell>
          <table:table-cell office:value-type="float" office:value="894.58" calcext:value-type="float">
            <text:p>894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04</text:p>
          </table:table-cell>
          <table:table-cell office:value-type="float" office:value="907.19" calcext:value-type="float">
            <text:p>907.19</text:p>
          </table:table-cell>
          <table:table-cell office:value-type="float" office:value="916.41" calcext:value-type="float">
            <text:p>916.41</text:p>
          </table:table-cell>
          <table:table-cell office:value-type="float" office:value="891.34" calcext:value-type="float">
            <text:p>891.34</text:p>
          </table:table-cell>
          <table:table-cell office:value-type="float" office:value="895.42" calcext:value-type="float">
            <text:p>89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04</text:p>
          </table:table-cell>
          <table:table-cell office:value-type="float" office:value="915.89" calcext:value-type="float">
            <text:p>915.89</text:p>
          </table:table-cell>
          <table:table-cell office:value-type="float" office:value="926.64" calcext:value-type="float">
            <text:p>926.64</text:p>
          </table:table-cell>
          <table:table-cell office:value-type="float" office:value="906.63" calcext:value-type="float">
            <text:p>906.63</text:p>
          </table:table-cell>
          <table:table-cell office:value-type="float" office:value="906.73" calcext:value-type="float">
            <text:p>906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4</text:p>
          </table:table-cell>
          <table:table-cell office:value-type="float" office:value="903.23" calcext:value-type="float">
            <text:p>903.23</text:p>
          </table:table-cell>
          <table:table-cell office:value-type="float" office:value="916.82" calcext:value-type="float">
            <text:p>916.82</text:p>
          </table:table-cell>
          <table:table-cell office:value-type="float" office:value="903.23" calcext:value-type="float">
            <text:p>903.23</text:p>
          </table:table-cell>
          <table:table-cell office:value-type="float" office:value="915.74" calcext:value-type="float">
            <text:p>915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Aug-04</text:p>
          </table:table-cell>
          <table:table-cell office:value-type="float" office:value="899.78" calcext:value-type="float">
            <text:p>899.78</text:p>
          </table:table-cell>
          <table:table-cell office:value-type="float" office:value="904.41" calcext:value-type="float">
            <text:p>904.41</text:p>
          </table:table-cell>
          <table:table-cell office:value-type="float" office:value="893.3" calcext:value-type="float">
            <text:p>893.3</text:p>
          </table:table-cell>
          <table:table-cell office:value-type="float" office:value="904.41" calcext:value-type="float">
            <text:p>90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ug-04</text:p>
          </table:table-cell>
          <table:table-cell office:value-type="float" office:value="900.76" calcext:value-type="float">
            <text:p>900.76</text:p>
          </table:table-cell>
          <table:table-cell office:value-type="float" office:value="903.04" calcext:value-type="float">
            <text:p>903.04</text:p>
          </table:table-cell>
          <table:table-cell office:value-type="float" office:value="892.72" calcext:value-type="float">
            <text:p>892.72</text:p>
          </table:table-cell>
          <table:table-cell office:value-type="float" office:value="899.32" calcext:value-type="float">
            <text:p>899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04</text:p>
          </table:table-cell>
          <table:table-cell office:value-type="float" office:value="893.02" calcext:value-type="float">
            <text:p>893.02</text:p>
          </table:table-cell>
          <table:table-cell office:value-type="float" office:value="905.44" calcext:value-type="float">
            <text:p>905.44</text:p>
          </table:table-cell>
          <table:table-cell office:value-type="float" office:value="892.34" calcext:value-type="float">
            <text:p>892.34</text:p>
          </table:table-cell>
          <table:table-cell office:value-type="float" office:value="903.38" calcext:value-type="float">
            <text:p>903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04</text:p>
          </table:table-cell>
          <table:table-cell office:value-type="float" office:value="887.15" calcext:value-type="float">
            <text:p>887.15</text:p>
          </table:table-cell>
          <table:table-cell office:value-type="float" office:value="897.15" calcext:value-type="float">
            <text:p>897.15</text:p>
          </table:table-cell>
          <table:table-cell office:value-type="float" office:value="884.01" calcext:value-type="float">
            <text:p>884.01</text:p>
          </table:table-cell>
          <table:table-cell office:value-type="float" office:value="893.02" calcext:value-type="float">
            <text:p>893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4</text:p>
          </table:table-cell>
          <table:table-cell office:value-type="float" office:value="878.31" calcext:value-type="float">
            <text:p>878.31</text:p>
          </table:table-cell>
          <table:table-cell office:value-type="float" office:value="887.15" calcext:value-type="float">
            <text:p>887.15</text:p>
          </table:table-cell>
          <table:table-cell office:value-type="float" office:value="872.61" calcext:value-type="float">
            <text:p>872.61</text:p>
          </table:table-cell>
          <table:table-cell office:value-type="float" office:value="887.15" calcext:value-type="float">
            <text:p>887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l-04</text:p>
          </table:table-cell>
          <table:table-cell office:value-type="float" office:value="892.61" calcext:value-type="float">
            <text:p>892.61</text:p>
          </table:table-cell>
          <table:table-cell office:value-type="float" office:value="900.56" calcext:value-type="float">
            <text:p>900.56</text:p>
          </table:table-cell>
          <table:table-cell office:value-type="float" office:value="866.6" calcext:value-type="float">
            <text:p>866.6</text:p>
          </table:table-cell>
          <table:table-cell office:value-type="float" office:value="878.31" calcext:value-type="float">
            <text:p>878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l-04</text:p>
          </table:table-cell>
          <table:table-cell office:value-type="float" office:value="913.11" calcext:value-type="float">
            <text:p>913.11</text:p>
          </table:table-cell>
          <table:table-cell office:value-type="float" office:value="913.26" calcext:value-type="float">
            <text:p>913.26</text:p>
          </table:table-cell>
          <table:table-cell office:value-type="float" office:value="891.06" calcext:value-type="float">
            <text:p>891.06</text:p>
          </table:table-cell>
          <table:table-cell office:value-type="float" office:value="891.47" calcext:value-type="float">
            <text:p>891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04</text:p>
          </table:table-cell>
          <table:table-cell table:number-columns-repeated="2" office:value-type="float" office:value="915.32" calcext:value-type="float">
            <text:p>915.32</text:p>
          </table:table-cell>
          <table:table-cell office:value-type="float" office:value="905.41" calcext:value-type="float">
            <text:p>905.41</text:p>
          </table:table-cell>
          <table:table-cell office:value-type="float" office:value="913.11" calcext:value-type="float">
            <text:p>913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04</text:p>
          </table:table-cell>
          <table:table-cell office:value-type="float" office:value="917.78" calcext:value-type="float">
            <text:p>917.78</text:p>
          </table:table-cell>
          <table:table-cell office:value-type="float" office:value="918.63" calcext:value-type="float">
            <text:p>918.63</text:p>
          </table:table-cell>
          <table:table-cell office:value-type="float" office:value="909.19" calcext:value-type="float">
            <text:p>909.19</text:p>
          </table:table-cell>
          <table:table-cell office:value-type="float" office:value="916.63" calcext:value-type="float">
            <text:p>916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4</text:p>
          </table:table-cell>
          <table:table-cell office:value-type="float" office:value="928.17" calcext:value-type="float">
            <text:p>928.17</text:p>
          </table:table-cell>
          <table:table-cell office:value-type="float" office:value="931.37" calcext:value-type="float">
            <text:p>931.37</text:p>
          </table:table-cell>
          <table:table-cell office:value-type="float" office:value="918.53" calcext:value-type="float">
            <text:p>918.53</text:p>
          </table:table-cell>
          <table:table-cell office:value-type="float" office:value="918.84" calcext:value-type="float">
            <text:p>918.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l-04</text:p>
          </table:table-cell>
          <table:table-cell office:value-type="float" office:value="891.6" calcext:value-type="float">
            <text:p>891.6</text:p>
          </table:table-cell>
          <table:table-cell office:value-type="float" office:value="926.16" calcext:value-type="float">
            <text:p>926.16</text:p>
          </table:table-cell>
          <table:table-cell office:value-type="float" office:value="891.6" calcext:value-type="float">
            <text:p>891.6</text:p>
          </table:table-cell>
          <table:table-cell office:value-type="float" office:value="926.16" calcext:value-type="float">
            <text:p>926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l-04</text:p>
          </table:table-cell>
          <table:table-cell office:value-type="float" office:value="898.98" calcext:value-type="float">
            <text:p>898.98</text:p>
          </table:table-cell>
          <table:table-cell office:value-type="float" office:value="899.12" calcext:value-type="float">
            <text:p>899.12</text:p>
          </table:table-cell>
          <table:table-cell office:value-type="float" office:value="888.38" calcext:value-type="float">
            <text:p>888.38</text:p>
          </table:table-cell>
          <table:table-cell office:value-type="float" office:value="891.6" calcext:value-type="float">
            <text:p>89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04</text:p>
          </table:table-cell>
          <table:table-cell office:value-type="float" office:value="900.96" calcext:value-type="float">
            <text:p>900.96</text:p>
          </table:table-cell>
          <table:table-cell office:value-type="float" office:value="912.13" calcext:value-type="float">
            <text:p>912.13</text:p>
          </table:table-cell>
          <table:table-cell office:value-type="float" office:value="887.65" calcext:value-type="float">
            <text:p>887.65</text:p>
          </table:table-cell>
          <table:table-cell office:value-type="float" office:value="898.98" calcext:value-type="float">
            <text:p>898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04</text:p>
          </table:table-cell>
          <table:table-cell office:value-type="float" office:value="912.05" calcext:value-type="float">
            <text:p>912.05</text:p>
          </table:table-cell>
          <table:table-cell office:value-type="float" office:value="916.94" calcext:value-type="float">
            <text:p>916.94</text:p>
          </table:table-cell>
          <table:table-cell office:value-type="float" office:value="894.3" calcext:value-type="float">
            <text:p>894.3</text:p>
          </table:table-cell>
          <table:table-cell office:value-type="float" office:value="900.66" calcext:value-type="float">
            <text:p>90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4</text:p>
          </table:table-cell>
          <table:table-cell office:value-type="float" office:value="888.9" calcext:value-type="float">
            <text:p>888.9</text:p>
          </table:table-cell>
          <table:table-cell office:value-type="float" office:value="918.56" calcext:value-type="float">
            <text:p>918.56</text:p>
          </table:table-cell>
          <table:table-cell office:value-type="float" office:value="886.53" calcext:value-type="float">
            <text:p>886.53</text:p>
          </table:table-cell>
          <table:table-cell office:value-type="float" office:value="908.87" calcext:value-type="float">
            <text:p>908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l-04</text:p>
          </table:table-cell>
          <table:table-cell office:value-type="float" office:value="923.88" calcext:value-type="float">
            <text:p>923.88</text:p>
          </table:table-cell>
          <table:table-cell office:value-type="float" office:value="924.17" calcext:value-type="float">
            <text:p>924.17</text:p>
          </table:table-cell>
          <table:table-cell office:value-type="float" office:value="887.26" calcext:value-type="float">
            <text:p>887.26</text:p>
          </table:table-cell>
          <table:table-cell office:value-type="float" office:value="889.56" calcext:value-type="float">
            <text:p>88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l-04</text:p>
          </table:table-cell>
          <table:table-cell office:value-type="float" office:value="923.51" calcext:value-type="float">
            <text:p>923.51</text:p>
          </table:table-cell>
          <table:table-cell office:value-type="float" office:value="929.11" calcext:value-type="float">
            <text:p>929.11</text:p>
          </table:table-cell>
          <table:table-cell office:value-type="float" office:value="917.66" calcext:value-type="float">
            <text:p>917.66</text:p>
          </table:table-cell>
          <table:table-cell office:value-type="float" office:value="924.02" calcext:value-type="float">
            <text:p>92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04</text:p>
          </table:table-cell>
          <table:table-cell office:value-type="float" office:value="907.99" calcext:value-type="float">
            <text:p>907.99</text:p>
          </table:table-cell>
          <table:table-cell office:value-type="float" office:value="924.48" calcext:value-type="float">
            <text:p>924.48</text:p>
          </table:table-cell>
          <table:table-cell office:value-type="float" office:value="906.21" calcext:value-type="float">
            <text:p>906.21</text:p>
          </table:table-cell>
          <table:table-cell office:value-type="float" office:value="923.25" calcext:value-type="float">
            <text:p>923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4</text:p>
          </table:table-cell>
          <table:table-cell office:value-type="float" office:value="909.56" calcext:value-type="float">
            <text:p>909.56</text:p>
          </table:table-cell>
          <table:table-cell office:value-type="float" office:value="916.84" calcext:value-type="float">
            <text:p>916.84</text:p>
          </table:table-cell>
          <table:table-cell office:value-type="float" office:value="902.29" calcext:value-type="float">
            <text:p>902.29</text:p>
          </table:table-cell>
          <table:table-cell office:value-type="float" office:value="908.57" calcext:value-type="float">
            <text:p>908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l-04</text:p>
          </table:table-cell>
          <table:table-cell office:value-type="float" office:value="916.35" calcext:value-type="float">
            <text:p>916.35</text:p>
          </table:table-cell>
          <table:table-cell office:value-type="float" office:value="922.65" calcext:value-type="float">
            <text:p>922.65</text:p>
          </table:table-cell>
          <table:table-cell office:value-type="float" office:value="908.07" calcext:value-type="float">
            <text:p>908.07</text:p>
          </table:table-cell>
          <table:table-cell office:value-type="float" office:value="909.18" calcext:value-type="float">
            <text:p>909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l-04</text:p>
          </table:table-cell>
          <table:table-cell office:value-type="float" office:value="906.57" calcext:value-type="float">
            <text:p>906.57</text:p>
          </table:table-cell>
          <table:table-cell office:value-type="float" office:value="918.96" calcext:value-type="float">
            <text:p>918.96</text:p>
          </table:table-cell>
          <table:table-cell office:value-type="float" office:value="906.57" calcext:value-type="float">
            <text:p>906.57</text:p>
          </table:table-cell>
          <table:table-cell office:value-type="float" office:value="918.96" calcext:value-type="float">
            <text:p>918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04</text:p>
          </table:table-cell>
          <table:table-cell office:value-type="float" office:value="891.75" calcext:value-type="float">
            <text:p>891.75</text:p>
          </table:table-cell>
          <table:table-cell office:value-type="float" office:value="908.76" calcext:value-type="float">
            <text:p>908.76</text:p>
          </table:table-cell>
          <table:table-cell office:value-type="float" office:value="891.75" calcext:value-type="float">
            <text:p>891.75</text:p>
          </table:table-cell>
          <table:table-cell office:value-type="float" office:value="906.57" calcext:value-type="float">
            <text:p>906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04</text:p>
          </table:table-cell>
          <table:table-cell office:value-type="float" office:value="886.84" calcext:value-type="float">
            <text:p>886.84</text:p>
          </table:table-cell>
          <table:table-cell office:value-type="float" office:value="902.86" calcext:value-type="float">
            <text:p>902.86</text:p>
          </table:table-cell>
          <table:table-cell office:value-type="float" office:value="882.29" calcext:value-type="float">
            <text:p>882.29</text:p>
          </table:table-cell>
          <table:table-cell office:value-type="float" office:value="891.46" calcext:value-type="float">
            <text:p>89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4</text:p>
          </table:table-cell>
          <table:table-cell office:value-type="float" office:value="878.65" calcext:value-type="float">
            <text:p>878.65</text:p>
          </table:table-cell>
          <table:table-cell office:value-type="float" office:value="889.95" calcext:value-type="float">
            <text:p>889.95</text:p>
          </table:table-cell>
          <table:table-cell office:value-type="float" office:value="875.16" calcext:value-type="float">
            <text:p>875.16</text:p>
          </table:table-cell>
          <table:table-cell office:value-type="float" office:value="886.42" calcext:value-type="float">
            <text:p>886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n-04</text:p>
          </table:table-cell>
          <table:table-cell office:value-type="float" office:value="865.36" calcext:value-type="float">
            <text:p>865.36</text:p>
          </table:table-cell>
          <table:table-cell office:value-type="float" office:value="878.33" calcext:value-type="float">
            <text:p>878.33</text:p>
          </table:table-cell>
          <table:table-cell office:value-type="float" office:value="861.54" calcext:value-type="float">
            <text:p>861.54</text:p>
          </table:table-cell>
          <table:table-cell office:value-type="float" office:value="876.58" calcext:value-type="float">
            <text:p>876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n-04</text:p>
          </table:table-cell>
          <table:table-cell office:value-type="float" office:value="873.33" calcext:value-type="float">
            <text:p>873.33</text:p>
          </table:table-cell>
          <table:table-cell office:value-type="float" office:value="879.61" calcext:value-type="float">
            <text:p>879.61</text:p>
          </table:table-cell>
          <table:table-cell office:value-type="float" office:value="862.8" calcext:value-type="float">
            <text:p>862.8</text:p>
          </table:table-cell>
          <table:table-cell office:value-type="float" office:value="865.36" calcext:value-type="float">
            <text:p>865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04</text:p>
          </table:table-cell>
          <table:table-cell office:value-type="float" office:value="882.6" calcext:value-type="float">
            <text:p>882.6</text:p>
          </table:table-cell>
          <table:table-cell office:value-type="float" office:value="883.3" calcext:value-type="float">
            <text:p>883.3</text:p>
          </table:table-cell>
          <table:table-cell office:value-type="float" office:value="856.99" calcext:value-type="float">
            <text:p>856.99</text:p>
          </table:table-cell>
          <table:table-cell office:value-type="float" office:value="873.33" calcext:value-type="float">
            <text:p>87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04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880.23" calcext:value-type="float">
            <text:p>880.23</text:p>
          </table:table-cell>
          <table:table-cell office:value-type="float" office:value="881.28" calcext:value-type="float">
            <text:p>881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4</text:p>
          </table:table-cell>
          <table:table-cell office:value-type="float" office:value="896.51" calcext:value-type="float">
            <text:p>896.51</text:p>
          </table:table-cell>
          <table:table-cell office:value-type="float" office:value="908.74" calcext:value-type="float">
            <text:p>908.74</text:p>
          </table:table-cell>
          <table:table-cell office:value-type="float" office:value="892.32" calcext:value-type="float">
            <text:p>892.32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n-04</text:p>
          </table:table-cell>
          <table:table-cell office:value-type="float" office:value="891.26" calcext:value-type="float">
            <text:p>891.26</text:p>
          </table:table-cell>
          <table:table-cell office:value-type="float" office:value="899.69" calcext:value-type="float">
            <text:p>899.69</text:p>
          </table:table-cell>
          <table:table-cell office:value-type="float" office:value="882.5" calcext:value-type="float">
            <text:p>882.5</text:p>
          </table:table-cell>
          <table:table-cell office:value-type="float" office:value="896.35" calcext:value-type="float">
            <text:p>896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04</text:p>
          </table:table-cell>
          <table:table-cell office:value-type="float" office:value="852.39" calcext:value-type="float">
            <text:p>852.39</text:p>
          </table:table-cell>
          <table:table-cell office:value-type="float" office:value="891.67" calcext:value-type="float">
            <text:p>891.67</text:p>
          </table:table-cell>
          <table:table-cell office:value-type="float" office:value="849.76" calcext:value-type="float">
            <text:p>849.76</text:p>
          </table:table-cell>
          <table:table-cell office:value-type="float" office:value="891.58" calcext:value-type="float">
            <text:p>89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04</text:p>
          </table:table-cell>
          <table:table-cell office:value-type="float" office:value="851.86" calcext:value-type="float">
            <text:p>851.86</text:p>
          </table:table-cell>
          <table:table-cell office:value-type="float" office:value="869.58" calcext:value-type="float">
            <text:p>869.58</text:p>
          </table:table-cell>
          <table:table-cell office:value-type="float" office:value="844.28" calcext:value-type="float">
            <text:p>844.28</text:p>
          </table:table-cell>
          <table:table-cell office:value-type="float" office:value="851.73" calcext:value-type="float">
            <text:p>851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n-04</text:p>
          </table:table-cell>
          <table:table-cell office:value-type="float" office:value="830.02" calcext:value-type="float">
            <text:p>830.02</text:p>
          </table:table-cell>
          <table:table-cell office:value-type="float" office:value="856.3" calcext:value-type="float">
            <text:p>856.3</text:p>
          </table:table-cell>
          <table:table-cell office:value-type="float" office:value="826.69" calcext:value-type="float">
            <text:p>826.69</text:p>
          </table:table-cell>
          <table:table-cell office:value-type="float" office:value="851.86" calcext:value-type="float">
            <text:p>851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n-04</text:p>
          </table:table-cell>
          <table:table-cell office:value-type="float" office:value="799.56" calcext:value-type="float">
            <text:p>799.56</text:p>
          </table:table-cell>
          <table:table-cell office:value-type="float" office:value="830.02" calcext:value-type="float">
            <text:p>830.02</text:p>
          </table:table-cell>
          <table:table-cell office:value-type="float" office:value="796.55" calcext:value-type="float">
            <text:p>796.55</text:p>
          </table:table-cell>
          <table:table-cell office:value-type="float" office:value="830.02" calcext:value-type="float">
            <text:p>83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n-04</text:p>
          </table:table-cell>
          <table:table-cell table:number-columns-repeated="2" office:value-type="float" office:value="829.11" calcext:value-type="float">
            <text:p>829.11</text:p>
          </table:table-cell>
          <table:table-cell office:value-type="float" office:value="798.56" calcext:value-type="float">
            <text:p>798.56</text:p>
          </table:table-cell>
          <table:table-cell office:value-type="float" office:value="799.33" calcext:value-type="float">
            <text:p>799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04</text:p>
          </table:table-cell>
          <table:table-cell office:value-type="float" office:value="827.48" calcext:value-type="float">
            <text:p>827.48</text:p>
          </table:table-cell>
          <table:table-cell office:value-type="float" office:value="836.62" calcext:value-type="float">
            <text:p>836.62</text:p>
          </table:table-cell>
          <table:table-cell office:value-type="float" office:value="825.21" calcext:value-type="float">
            <text:p>825.21</text:p>
          </table:table-cell>
          <table:table-cell office:value-type="float" office:value="829.11" calcext:value-type="float">
            <text:p>829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04</text:p>
          </table:table-cell>
          <table:table-cell office:value-type="float" office:value="848.12" calcext:value-type="float">
            <text:p>848.12</text:p>
          </table:table-cell>
          <table:table-cell office:value-type="float" office:value="849.91" calcext:value-type="float">
            <text:p>849.91</text:p>
          </table:table-cell>
          <table:table-cell office:value-type="float" office:value="824.08" calcext:value-type="float">
            <text:p>824.08</text:p>
          </table:table-cell>
          <table:table-cell office:value-type="float" office:value="827.97" calcext:value-type="float">
            <text:p>82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4</text:p>
          </table:table-cell>
          <table:table-cell table:number-columns-repeated="2" office:value-type="float" office:value="874.09" calcext:value-type="float">
            <text:p>874.09</text:p>
          </table:table-cell>
          <table:table-cell office:value-type="float" office:value="846.37" calcext:value-type="float">
            <text:p>846.37</text:p>
          </table:table-cell>
          <table:table-cell office:value-type="float" office:value="848.12" calcext:value-type="float">
            <text:p>848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n-04</text:p>
          </table:table-cell>
          <table:table-cell office:value-type="float" office:value="875.69" calcext:value-type="float">
            <text:p>875.69</text:p>
          </table:table-cell>
          <table:table-cell office:value-type="float" office:value="882.96" calcext:value-type="float">
            <text:p>882.96</text:p>
          </table:table-cell>
          <table:table-cell office:value-type="float" office:value="873.36" calcext:value-type="float">
            <text:p>873.36</text:p>
          </table:table-cell>
          <table:table-cell office:value-type="float" office:value="875.57" calcext:value-type="float">
            <text:p>875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n-04</text:p>
          </table:table-cell>
          <table:table-cell office:value-type="float" office:value="872.61" calcext:value-type="float">
            <text:p>872.61</text:p>
          </table:table-cell>
          <table:table-cell office:value-type="float" office:value="881.03" calcext:value-type="float">
            <text:p>881.03</text:p>
          </table:table-cell>
          <table:table-cell office:value-type="float" office:value="864.04" calcext:value-type="float">
            <text:p>864.04</text:p>
          </table:table-cell>
          <table:table-cell office:value-type="float" office:value="876.9" calcext:value-type="float">
            <text:p>87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04</text:p>
          </table:table-cell>
          <table:table-cell office:value-type="float" office:value="895.43" calcext:value-type="float">
            <text:p>895.43</text:p>
          </table:table-cell>
          <table:table-cell office:value-type="float" office:value="898.54" calcext:value-type="float">
            <text:p>898.54</text:p>
          </table:table-cell>
          <table:table-cell office:value-type="float" office:value="862.19" calcext:value-type="float">
            <text:p>862.19</text:p>
          </table:table-cell>
          <table:table-cell office:value-type="float" office:value="872.61" calcext:value-type="float">
            <text:p>872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04</text:p>
          </table:table-cell>
          <table:table-cell office:value-type="float" office:value="916.84" calcext:value-type="float">
            <text:p>916.84</text:p>
          </table:table-cell>
          <table:table-cell office:value-type="float" office:value="920.44" calcext:value-type="float">
            <text:p>920.44</text:p>
          </table:table-cell>
          <table:table-cell office:value-type="float" office:value="892.46" calcext:value-type="float">
            <text:p>892.46</text:p>
          </table:table-cell>
          <table:table-cell office:value-type="float" office:value="894.94" calcext:value-type="float">
            <text:p>894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n-04</text:p>
          </table:table-cell>
          <table:table-cell office:value-type="float" office:value="917.73" calcext:value-type="float">
            <text:p>917.73</text:p>
          </table:table-cell>
          <table:table-cell office:value-type="float" office:value="924.26" calcext:value-type="float">
            <text:p>924.26</text:p>
          </table:table-cell>
          <table:table-cell office:value-type="float" office:value="902.38" calcext:value-type="float">
            <text:p>902.38</text:p>
          </table:table-cell>
          <table:table-cell office:value-type="float" office:value="918.91" calcext:value-type="float">
            <text:p>91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n-04</text:p>
          </table:table-cell>
          <table:table-cell office:value-type="float" office:value="898" calcext:value-type="float">
            <text:p>898</text:p>
          </table:table-cell>
          <table:table-cell office:value-type="float" office:value="917.41" calcext:value-type="float">
            <text:p>917.41</text:p>
          </table:table-cell>
          <table:table-cell office:value-type="float" office:value="898" calcext:value-type="float">
            <text:p>898</text:p>
          </table:table-cell>
          <table:table-cell office:value-type="float" office:value="917.41" calcext:value-type="float">
            <text:p>91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y-04</text:p>
          </table:table-cell>
          <table:table-cell office:value-type="float" office:value="913.54" calcext:value-type="float">
            <text:p>913.54</text:p>
          </table:table-cell>
          <table:table-cell office:value-type="float" office:value="921.72" calcext:value-type="float">
            <text:p>921.72</text:p>
          </table:table-cell>
          <table:table-cell office:value-type="float" office:value="889.41" calcext:value-type="float">
            <text:p>889.41</text:p>
          </table:table-cell>
          <table:table-cell office:value-type="float" office:value="896.13" calcext:value-type="float">
            <text:p>896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May-04</text:p>
          </table:table-cell>
          <table:table-cell office:value-type="float" office:value="900.2" calcext:value-type="float">
            <text:p>900.2</text:p>
          </table:table-cell>
          <table:table-cell office:value-type="float" office:value="921.89" calcext:value-type="float">
            <text:p>921.89</text:p>
          </table:table-cell>
          <table:table-cell office:value-type="float" office:value="898.15" calcext:value-type="float">
            <text:p>898.15</text:p>
          </table:table-cell>
          <table:table-cell office:value-type="float" office:value="913.54" calcext:value-type="float">
            <text:p>913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May-04</text:p>
          </table:table-cell>
          <table:table-cell office:value-type="float" office:value="885.52" calcext:value-type="float">
            <text:p>885.52</text:p>
          </table:table-cell>
          <table:table-cell office:value-type="float" office:value="899.6" calcext:value-type="float">
            <text:p>899.6</text:p>
          </table:table-cell>
          <table:table-cell office:value-type="float" office:value="883.06" calcext:value-type="float">
            <text:p>883.06</text:p>
          </table:table-cell>
          <table:table-cell office:value-type="float" office:value="899.6" calcext:value-type="float">
            <text:p>89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y-04</text:p>
          </table:table-cell>
          <table:table-cell office:value-type="float" office:value="887.57" calcext:value-type="float">
            <text:p>887.57</text:p>
          </table:table-cell>
          <table:table-cell office:value-type="float" office:value="913.21" calcext:value-type="float">
            <text:p>913.21</text:p>
          </table:table-cell>
          <table:table-cell office:value-type="float" office:value="884.33" calcext:value-type="float">
            <text:p>884.33</text:p>
          </table:table-cell>
          <table:table-cell office:value-type="float" office:value="884.47" calcext:value-type="float">
            <text:p>88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y-04</text:p>
          </table:table-cell>
          <table:table-cell office:value-type="float" office:value="869.54" calcext:value-type="float">
            <text:p>869.54</text:p>
          </table:table-cell>
          <table:table-cell office:value-type="float" office:value="887.98" calcext:value-type="float">
            <text:p>887.98</text:p>
          </table:table-cell>
          <table:table-cell office:value-type="float" office:value="869.54" calcext:value-type="float">
            <text:p>869.54</text:p>
          </table:table-cell>
          <table:table-cell office:value-type="float" office:value="886.87" calcext:value-type="float">
            <text:p>886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May-04</text:p>
          </table:table-cell>
          <table:table-cell office:value-type="float" office:value="838.01" calcext:value-type="float">
            <text:p>838.01</text:p>
          </table:table-cell>
          <table:table-cell office:value-type="float" office:value="876.18" calcext:value-type="float">
            <text:p>876.18</text:p>
          </table:table-cell>
          <table:table-cell office:value-type="float" office:value="836.97" calcext:value-type="float">
            <text:p>836.97</text:p>
          </table:table-cell>
          <table:table-cell office:value-type="float" office:value="867.12" calcext:value-type="float">
            <text:p>86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May-04</text:p>
          </table:table-cell>
          <table:table-cell office:value-type="float" office:value="845.14" calcext:value-type="float">
            <text:p>845.14</text:p>
          </table:table-cell>
          <table:table-cell office:value-type="float" office:value="849.24" calcext:value-type="float">
            <text:p>849.24</text:p>
          </table:table-cell>
          <table:table-cell office:value-type="float" office:value="827.48" calcext:value-type="float">
            <text:p>827.48</text:p>
          </table:table-cell>
          <table:table-cell office:value-type="float" office:value="836.97" calcext:value-type="float">
            <text:p>836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y-04</text:p>
          </table:table-cell>
          <table:table-cell office:value-type="float" office:value="798.46" calcext:value-type="float">
            <text:p>798.46</text:p>
          </table:table-cell>
          <table:table-cell office:value-type="float" office:value="856.94" calcext:value-type="float">
            <text:p>856.94</text:p>
          </table:table-cell>
          <table:table-cell office:value-type="float" office:value="798.46" calcext:value-type="float">
            <text:p>798.46</text:p>
          </table:table-cell>
          <table:table-cell office:value-type="float" office:value="843.78" calcext:value-type="float">
            <text:p>843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y-04</text:p>
          </table:table-cell>
          <table:table-cell office:value-type="float" office:value="808.68" calcext:value-type="float">
            <text:p>808.68</text:p>
          </table:table-cell>
          <table:table-cell office:value-type="float" office:value="818.72" calcext:value-type="float">
            <text:p>818.72</text:p>
          </table:table-cell>
          <table:table-cell office:value-type="float" office:value="778.32" calcext:value-type="float">
            <text:p>778.32</text:p>
          </table:table-cell>
          <table:table-cell office:value-type="float" office:value="794.23" calcext:value-type="float">
            <text:p>79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y-04</text:p>
          </table:table-cell>
          <table:table-cell table:number-columns-repeated="2" office:value-type="float" office:value="841.51" calcext:value-type="float">
            <text:p>841.51</text:p>
          </table:table-cell>
          <table:table-cell office:value-type="float" office:value="787.12" calcext:value-type="float">
            <text:p>787.12</text:p>
          </table:table-cell>
          <table:table-cell office:value-type="float" office:value="790.16" calcext:value-type="float">
            <text:p>79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May-04</text:p>
          </table:table-cell>
          <table:table-cell office:value-type="float" office:value="863.26" calcext:value-type="float">
            <text:p>863.26</text:p>
          </table:table-cell>
          <table:table-cell office:value-type="float" office:value="868.34" calcext:value-type="float">
            <text:p>868.34</text:p>
          </table:table-cell>
          <table:table-cell office:value-type="float" office:value="833.2" calcext:value-type="float">
            <text:p>833.2</text:p>
          </table:table-cell>
          <table:table-cell office:value-type="float" office:value="849.2" calcext:value-type="float">
            <text:p>84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May-04</text:p>
          </table:table-cell>
          <table:table-cell office:value-type="float" office:value="889.65" calcext:value-type="float">
            <text:p>889.65</text:p>
          </table:table-cell>
          <table:table-cell office:value-type="float" office:value="904.33" calcext:value-type="float">
            <text:p>904.33</text:p>
          </table:table-cell>
          <table:table-cell office:value-type="float" office:value="862.69" calcext:value-type="float">
            <text:p>862.69</text:p>
          </table:table-cell>
          <table:table-cell office:value-type="float" office:value="863.17" calcext:value-type="float">
            <text:p>863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y-04</text:p>
          </table:table-cell>
          <table:table-cell table:number-columns-repeated="2" office:value-type="float" office:value="905.25" calcext:value-type="float">
            <text:p>905.25</text:p>
          </table:table-cell>
          <table:table-cell office:value-type="float" office:value="853.3" calcext:value-type="float">
            <text:p>853.3</text:p>
          </table:table-cell>
          <table:table-cell office:value-type="float" office:value="889.65" calcext:value-type="float">
            <text:p>889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y-04</text:p>
          </table:table-cell>
          <table:table-cell office:value-type="float" office:value="905.94" calcext:value-type="float">
            <text:p>905.94</text:p>
          </table:table-cell>
          <table:table-cell office:value-type="float" office:value="919.51" calcext:value-type="float">
            <text:p>919.51</text:p>
          </table:table-cell>
          <table:table-cell office:value-type="float" office:value="891.61" calcext:value-type="float">
            <text:p>891.61</text:p>
          </table:table-cell>
          <table:table-cell office:value-type="float" office:value="905.25" calcext:value-type="float">
            <text:p>90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y-04</text:p>
          </table:table-cell>
          <table:table-cell table:number-columns-repeated="2" office:value-type="float" office:value="951.69" calcext:value-type="float">
            <text:p>951.69</text:p>
          </table:table-cell>
          <table:table-cell office:value-type="float" office:value="871.84" calcext:value-type="float">
            <text:p>871.84</text:p>
          </table:table-cell>
          <table:table-cell office:value-type="float" office:value="873.14" calcext:value-type="float">
            <text:p>873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May-04</text:p>
          </table:table-cell>
          <table:table-cell table:number-columns-repeated="2" office:value-type="float" office:value="1003.2" calcext:value-type="float">
            <text:p>1003.2</text:p>
          </table:table-cell>
          <table:table-cell office:value-type="float" office:value="940.36" calcext:value-type="float">
            <text:p>940.36</text:p>
          </table:table-cell>
          <table:table-cell office:value-type="float" office:value="955.92" calcext:value-type="float">
            <text:p>955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May-04</text:p>
          </table:table-cell>
          <table:table-cell office:value-type="float" office:value="1029.68" calcext:value-type="float">
            <text:p>1029.68</text:p>
          </table:table-cell>
          <table:table-cell office:value-type="float" office:value="1030.82" calcext:value-type="float">
            <text:p>1030.82</text:p>
          </table:table-cell>
          <table:table-cell office:value-type="float" office:value="998.75" calcext:value-type="float">
            <text:p>998.75</text:p>
          </table:table-cell>
          <table:table-cell office:value-type="float" office:value="1003.2" calcext:value-type="float">
            <text:p>100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y-04</text:p>
          </table:table-cell>
          <table:table-cell office:value-type="float" office:value="1028.05" calcext:value-type="float">
            <text:p>1028.05</text:p>
          </table:table-cell>
          <table:table-cell office:value-type="float" office:value="1034.88" calcext:value-type="float">
            <text:p>1034.88</text:p>
          </table:table-cell>
          <table:table-cell office:value-type="float" office:value="1023.47" calcext:value-type="float">
            <text:p>1023.47</text:p>
          </table:table-cell>
          <table:table-cell office:value-type="float" office:value="1030.82" calcext:value-type="float">
            <text:p>103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y-04</text:p>
          </table:table-cell>
          <table:table-cell office:value-type="float" office:value="1021.99" calcext:value-type="float">
            <text:p>1021.99</text:p>
          </table:table-cell>
          <table:table-cell office:value-type="float" office:value="1043.08" calcext:value-type="float">
            <text:p>1043.08</text:p>
          </table:table-cell>
          <table:table-cell office:value-type="float" office:value="1021.99" calcext:value-type="float">
            <text:p>1021.99</text:p>
          </table:table-cell>
          <table:table-cell office:value-type="float" office:value="1024.93" calcext:value-type="float">
            <text:p>1024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y-04</text:p>
          </table:table-cell>
          <table:table-cell table:number-columns-repeated="2" office:value-type="float" office:value="1025.61" calcext:value-type="float">
            <text:p>1025.61</text:p>
          </table:table-cell>
          <table:table-cell office:value-type="float" office:value="997.36" calcext:value-type="float">
            <text:p>997.36</text:p>
          </table:table-cell>
          <table:table-cell office:value-type="float" office:value="1021.99" calcext:value-type="float">
            <text:p>1021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Apr-04</text:p>
          </table:table-cell>
          <table:table-cell office:value-type="float" office:value="1053.54" calcext:value-type="float">
            <text:p>1053.54</text:p>
          </table:table-cell>
          <table:table-cell office:value-type="float" office:value="1054.52" calcext:value-type="float">
            <text:p>1054.52</text:p>
          </table:table-cell>
          <table:table-cell office:value-type="float" office:value="1021.59" calcext:value-type="float">
            <text:p>1021.59</text:p>
          </table:table-cell>
          <table:table-cell office:value-type="float" office:value="1025.48" calcext:value-type="float">
            <text:p>102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pr-04</text:p>
          </table:table-cell>
          <table:table-cell office:value-type="float" office:value="1077.22" calcext:value-type="float">
            <text:p>1077.22</text:p>
          </table:table-cell>
          <table:table-cell office:value-type="float" office:value="1079.76" calcext:value-type="float">
            <text:p>1079.76</text:p>
          </table:table-cell>
          <table:table-cell office:value-type="float" office:value="1045.56" calcext:value-type="float">
            <text:p>1045.56</text:p>
          </table:table-cell>
          <table:table-cell office:value-type="float" office:value="1050.42" calcext:value-type="float">
            <text:p>105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pr-04</text:p>
          </table:table-cell>
          <table:table-cell office:value-type="float" office:value="1083.68" calcext:value-type="float">
            <text:p>1083.68</text:p>
          </table:table-cell>
          <table:table-cell office:value-type="float" office:value="1087.11" calcext:value-type="float">
            <text:p>1087.11</text:p>
          </table:table-cell>
          <table:table-cell office:value-type="float" office:value="1070.59" calcext:value-type="float">
            <text:p>1070.59</text:p>
          </table:table-cell>
          <table:table-cell office:value-type="float" office:value="1079.3" calcext:value-type="float">
            <text:p>107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pr-04</text:p>
          </table:table-cell>
          <table:table-cell office:value-type="float" office:value="1097.45" calcext:value-type="float">
            <text:p>1097.45</text:p>
          </table:table-cell>
          <table:table-cell office:value-type="float" office:value="1102.8" calcext:value-type="float">
            <text:p>1102.8</text:p>
          </table:table-cell>
          <table:table-cell office:value-type="float" office:value="1078.47" calcext:value-type="float">
            <text:p>1078.47</text:p>
          </table:table-cell>
          <table:table-cell office:value-type="float" office:value="1083.68" calcext:value-type="float">
            <text:p>108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pr-04</text:p>
          </table:table-cell>
          <table:table-cell office:value-type="float" office:value="1088.61" calcext:value-type="float">
            <text:p>1088.61</text:p>
          </table:table-cell>
          <table:table-cell office:value-type="float" office:value="1111.01" calcext:value-type="float">
            <text:p>1111.01</text:p>
          </table:table-cell>
          <table:table-cell office:value-type="float" office:value="1081.78" calcext:value-type="float">
            <text:p>1081.78</text:p>
          </table:table-cell>
          <table:table-cell office:value-type="float" office:value="1098.92" calcext:value-type="float">
            <text:p>1098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Apr-04</text:p>
          </table:table-cell>
          <table:table-cell office:value-type="float" office:value="1038.69" calcext:value-type="float">
            <text:p>1038.69</text:p>
          </table:table-cell>
          <table:table-cell office:value-type="float" office:value="1087.4" calcext:value-type="float">
            <text:p>1087.4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1087.4" calcext:value-type="float">
            <text:p>108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pr-04</text:p>
          </table:table-cell>
          <table:table-cell office:value-type="float" office:value="1032.49" calcext:value-type="float">
            <text:p>1032.49</text:p>
          </table:table-cell>
          <table:table-cell office:value-type="float" office:value="1050.93" calcext:value-type="float">
            <text:p>1050.93</text:p>
          </table:table-cell>
          <table:table-cell office:value-type="float" office:value="1031.5" calcext:value-type="float">
            <text:p>1031.5</text:p>
          </table:table-cell>
          <table:table-cell office:value-type="float" office:value="1038.91" calcext:value-type="float">
            <text:p>1038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pr-04</text:p>
          </table:table-cell>
          <table:table-cell office:value-type="float" office:value="1053.62" calcext:value-type="float">
            <text:p>1053.62</text:p>
          </table:table-cell>
          <table:table-cell office:value-type="float" office:value="1055.05" calcext:value-type="float">
            <text:p>1055.05</text:p>
          </table:table-cell>
          <table:table-cell office:value-type="float" office:value="1023.87" calcext:value-type="float">
            <text:p>1023.87</text:p>
          </table:table-cell>
          <table:table-cell office:value-type="float" office:value="1031.39" calcext:value-type="float">
            <text:p>1031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pr-04</text:p>
          </table:table-cell>
          <table:table-cell office:value-type="float" office:value="1076.58" calcext:value-type="float">
            <text:p>1076.58</text:p>
          </table:table-cell>
          <table:table-cell office:value-type="float" office:value="1085.63" calcext:value-type="float">
            <text:p>1085.63</text:p>
          </table:table-cell>
          <table:table-cell office:value-type="float" office:value="1047.8" calcext:value-type="float">
            <text:p>1047.8</text:p>
          </table:table-cell>
          <table:table-cell office:value-type="float" office:value="1053.76" calcext:value-type="float">
            <text:p>105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pr-04</text:p>
          </table:table-cell>
          <table:table-cell office:value-type="float" office:value="1108.15" calcext:value-type="float">
            <text:p>1108.15</text:p>
          </table:table-cell>
          <table:table-cell office:value-type="float" office:value="1113.83" calcext:value-type="float">
            <text:p>1113.83</text:p>
          </table:table-cell>
          <table:table-cell office:value-type="float" office:value="1071.86" calcext:value-type="float">
            <text:p>1071.86</text:p>
          </table:table-cell>
          <table:table-cell office:value-type="float" office:value="1076.31" calcext:value-type="float">
            <text:p>107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Apr-04</text:p>
          </table:table-cell>
          <table:table-cell table:number-columns-repeated="2" office:value-type="float" office:value="1119.63" calcext:value-type="float">
            <text:p>1119.63</text:p>
          </table:table-cell>
          <table:table-cell office:value-type="float" office:value="1105.08" calcext:value-type="float">
            <text:p>1105.08</text:p>
          </table:table-cell>
          <table:table-cell office:value-type="float" office:value="1106.66" calcext:value-type="float">
            <text:p>110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pr-04</text:p>
          </table:table-cell>
          <table:table-cell table:number-columns-repeated="2" office:value-type="float" office:value="1135.24" calcext:value-type="float">
            <text:p>1135.24</text:p>
          </table:table-cell>
          <table:table-cell office:value-type="float" office:value="1114.79" calcext:value-type="float">
            <text:p>1114.79</text:p>
          </table:table-cell>
          <table:table-cell office:value-type="float" office:value="1119.63" calcext:value-type="float">
            <text:p>1119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pr-04</text:p>
          </table:table-cell>
          <table:table-cell office:value-type="float" office:value="1142.98" calcext:value-type="float">
            <text:p>1142.98</text:p>
          </table:table-cell>
          <table:table-cell office:value-type="float" office:value="1148.71" calcext:value-type="float">
            <text:p>1148.71</text:p>
          </table:table-cell>
          <table:table-cell office:value-type="float" office:value="1133.71" calcext:value-type="float">
            <text:p>1133.71</text:p>
          </table:table-cell>
          <table:table-cell office:value-type="float" office:value="1135.77" calcext:value-type="float">
            <text:p>1135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pr-04</text:p>
          </table:table-cell>
          <table:table-cell office:value-type="float" office:value="1120.85" calcext:value-type="float">
            <text:p>1120.85</text:p>
          </table:table-cell>
          <table:table-cell office:value-type="float" office:value="1144.96" calcext:value-type="float">
            <text:p>1144.96</text:p>
          </table:table-cell>
          <table:table-cell office:value-type="float" office:value="1120.85" calcext:value-type="float">
            <text:p>1120.85</text:p>
          </table:table-cell>
          <table:table-cell office:value-type="float" office:value="1144.96" calcext:value-type="float">
            <text:p>1144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pr-04</text:p>
          </table:table-cell>
          <table:table-cell office:value-type="float" office:value="1124.18" calcext:value-type="float">
            <text:p>1124.18</text:p>
          </table:table-cell>
          <table:table-cell office:value-type="float" office:value="1127.11" calcext:value-type="float">
            <text:p>1127.11</text:p>
          </table:table-cell>
          <table:table-cell office:value-type="float" office:value="1111.56" calcext:value-type="float">
            <text:p>1111.56</text:p>
          </table:table-cell>
          <table:table-cell office:value-type="float" office:value="1120.36" calcext:value-type="float">
            <text:p>1120.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pr-04</text:p>
          </table:table-cell>
          <table:table-cell table:number-columns-repeated="2" office:value-type="float" office:value="1133.06" calcext:value-type="float">
            <text:p>1133.06</text:p>
          </table:table-cell>
          <table:table-cell office:value-type="float" office:value="1111.35" calcext:value-type="float">
            <text:p>1111.35</text:p>
          </table:table-cell>
          <table:table-cell office:value-type="float" office:value="1124.18" calcext:value-type="float">
            <text:p>1124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pr-04</text:p>
          </table:table-cell>
          <table:table-cell office:value-type="float" office:value="1140.03" calcext:value-type="float">
            <text:p>1140.03</text:p>
          </table:table-cell>
          <table:table-cell office:value-type="float" office:value="1144.46" calcext:value-type="float">
            <text:p>1144.46</text:p>
          </table:table-cell>
          <table:table-cell office:value-type="float" office:value="1129.53" calcext:value-type="float">
            <text:p>1129.53</text:p>
          </table:table-cell>
          <table:table-cell office:value-type="float" office:value="1133.12" calcext:value-type="float">
            <text:p>1133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Apr-04</text:p>
          </table:table-cell>
          <table:table-cell office:value-type="float" office:value="1155.08" calcext:value-type="float">
            <text:p>1155.08</text:p>
          </table:table-cell>
          <table:table-cell office:value-type="float" office:value="1164.12" calcext:value-type="float">
            <text:p>1164.12</text:p>
          </table:table-cell>
          <table:table-cell office:value-type="float" office:value="1138.77" calcext:value-type="float">
            <text:p>1138.77</text:p>
          </table:table-cell>
          <table:table-cell office:value-type="float" office:value="1139.54" calcext:value-type="float">
            <text:p>1139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pr-04</text:p>
          </table:table-cell>
          <table:table-cell office:value-type="float" office:value="1144.47" calcext:value-type="float">
            <text:p>1144.47</text:p>
          </table:table-cell>
          <table:table-cell office:value-type="float" office:value="1160.53" calcext:value-type="float">
            <text:p>1160.53</text:p>
          </table:table-cell>
          <table:table-cell office:value-type="float" office:value="1144.47" calcext:value-type="float">
            <text:p>1144.47</text:p>
          </table:table-cell>
          <table:table-cell office:value-type="float" office:value="1154.09" calcext:value-type="float">
            <text:p>115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Mar-04</text:p>
          </table:table-cell>
          <table:table-cell office:value-type="float" office:value="1142.11" calcext:value-type="float">
            <text:p>1142.11</text:p>
          </table:table-cell>
          <table:table-cell office:value-type="float" office:value="1155.85" calcext:value-type="float">
            <text:p>1155.85</text:p>
          </table:table-cell>
          <table:table-cell office:value-type="float" office:value="1140.71" calcext:value-type="float">
            <text:p>1140.71</text:p>
          </table:table-cell>
          <table:table-cell office:value-type="float" office:value="1143.99" calcext:value-type="float">
            <text:p>1143.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Mar-04</text:p>
          </table:table-cell>
          <table:table-cell office:value-type="float" office:value="1129.26" calcext:value-type="float">
            <text:p>1129.26</text:p>
          </table:table-cell>
          <table:table-cell office:value-type="float" office:value="1151.14" calcext:value-type="float">
            <text:p>1151.14</text:p>
          </table:table-cell>
          <table:table-cell office:value-type="float" office:value="1129.26" calcext:value-type="float">
            <text:p>1129.26</text:p>
          </table:table-cell>
          <table:table-cell office:value-type="float" office:value="1141.57" calcext:value-type="float">
            <text:p>1141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Mar-04</text:p>
          </table:table-cell>
          <table:table-cell office:value-type="float" office:value="1153.88" calcext:value-type="float">
            <text:p>1153.88</text:p>
          </table:table-cell>
          <table:table-cell office:value-type="float" office:value="1154.54" calcext:value-type="float">
            <text:p>1154.54</text:p>
          </table:table-cell>
          <table:table-cell office:value-type="float" office:value="1123.86" calcext:value-type="float">
            <text:p>1123.86</text:p>
          </table:table-cell>
          <table:table-cell office:value-type="float" office:value="1129.6" calcext:value-type="float">
            <text:p>112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Mar-04</text:p>
          </table:table-cell>
          <table:table-cell office:value-type="float" office:value="1185.26" calcext:value-type="float">
            <text:p>1185.26</text:p>
          </table:table-cell>
          <table:table-cell office:value-type="float" office:value="1185.79" calcext:value-type="float">
            <text:p>1185.79</text:p>
          </table:table-cell>
          <table:table-cell office:value-type="float" office:value="1154.2" calcext:value-type="float">
            <text:p>1154.2</text:p>
          </table:table-cell>
          <table:table-cell office:value-type="float" office:value="1154.47" calcext:value-type="float">
            <text:p>1154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Mar-04</text:p>
          </table:table-cell>
          <table:table-cell office:value-type="float" office:value="1182.13" calcext:value-type="float">
            <text:p>1182.13</text:p>
          </table:table-cell>
          <table:table-cell office:value-type="float" office:value="1188.22" calcext:value-type="float">
            <text:p>1188.22</text:p>
          </table:table-cell>
          <table:table-cell office:value-type="float" office:value="1178.36" calcext:value-type="float">
            <text:p>1178.36</text:p>
          </table:table-cell>
          <table:table-cell office:value-type="float" office:value="1184.67" calcext:value-type="float">
            <text:p>1184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Mar-04</text:p>
          </table:table-cell>
          <table:table-cell office:value-type="float" office:value="1197.54" calcext:value-type="float">
            <text:p>1197.54</text:p>
          </table:table-cell>
          <table:table-cell office:value-type="float" office:value="1198.74" calcext:value-type="float">
            <text:p>1198.74</text:p>
          </table:table-cell>
          <table:table-cell office:value-type="float" office:value="1180.93" calcext:value-type="float">
            <text:p>1180.93</text:p>
          </table:table-cell>
          <table:table-cell office:value-type="float" office:value="1181.45" calcext:value-type="float">
            <text:p>1181.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Mar-04</text:p>
          </table:table-cell>
          <table:table-cell office:value-type="float" office:value="1200.04" calcext:value-type="float">
            <text:p>1200.04</text:p>
          </table:table-cell>
          <table:table-cell office:value-type="float" office:value="1205.62" calcext:value-type="float">
            <text:p>1205.62</text:p>
          </table:table-cell>
          <table:table-cell office:value-type="float" office:value="1184.9" calcext:value-type="float">
            <text:p>1184.9</text:p>
          </table:table-cell>
          <table:table-cell office:value-type="float" office:value="1197.83" calcext:value-type="float">
            <text:p>1197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Mar-04</text:p>
          </table:table-cell>
          <table:table-cell office:value-type="float" office:value="1215.24" calcext:value-type="float">
            <text:p>1215.24</text:p>
          </table:table-cell>
          <table:table-cell office:value-type="float" office:value="1233.56" calcext:value-type="float">
            <text:p>1233.56</text:p>
          </table:table-cell>
          <table:table-cell office:value-type="float" office:value="1193.97" calcext:value-type="float">
            <text:p>1193.97</text:p>
          </table:table-cell>
          <table:table-cell office:value-type="float" office:value="1199.68" calcext:value-type="float">
            <text:p>1199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Mar-04</text:p>
          </table:table-cell>
          <table:table-cell office:value-type="float" office:value="1196.46" calcext:value-type="float">
            <text:p>1196.46</text:p>
          </table:table-cell>
          <table:table-cell office:value-type="float" office:value="1217.83" calcext:value-type="float">
            <text:p>1217.83</text:p>
          </table:table-cell>
          <table:table-cell office:value-type="float" office:value="1191.1" calcext:value-type="float">
            <text:p>1191.1</text:p>
          </table:table-cell>
          <table:table-cell office:value-type="float" office:value="1215.24" calcext:value-type="float">
            <text:p>1215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Mar-04</text:p>
          </table:table-cell>
          <table:table-cell office:value-type="float" office:value="1196.13" calcext:value-type="float">
            <text:p>1196.13</text:p>
          </table:table-cell>
          <table:table-cell office:value-type="float" office:value="1199.19" calcext:value-type="float">
            <text:p>1199.19</text:p>
          </table:table-cell>
          <table:table-cell office:value-type="float" office:value="1183.61" calcext:value-type="float">
            <text:p>1183.61</text:p>
          </table:table-cell>
          <table:table-cell office:value-type="float" office:value="1195.14" calcext:value-type="float">
            <text:p>1195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Mar-04</text:p>
          </table:table-cell>
          <table:table-cell office:value-type="float" office:value="1182.62" calcext:value-type="float">
            <text:p>1182.62</text:p>
          </table:table-cell>
          <table:table-cell office:value-type="float" office:value="1205.61" calcext:value-type="float">
            <text:p>1205.61</text:p>
          </table:table-cell>
          <table:table-cell office:value-type="float" office:value="1182.62" calcext:value-type="float">
            <text:p>1182.62</text:p>
          </table:table-cell>
          <table:table-cell office:value-type="float" office:value="1195.25" calcext:value-type="float">
            <text:p>1195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Mar-04</text:p>
          </table:table-cell>
          <table:table-cell office:value-type="float" office:value="1177.04" calcext:value-type="float">
            <text:p>1177.04</text:p>
          </table:table-cell>
          <table:table-cell office:value-type="float" office:value="1194" calcext:value-type="float">
            <text:p>1194</text:p>
          </table:table-cell>
          <table:table-cell office:value-type="float" office:value="1177.04" calcext:value-type="float">
            <text:p>1177.04</text:p>
          </table:table-cell>
          <table:table-cell office:value-type="float" office:value="1181.95" calcext:value-type="float">
            <text:p>1181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Mar-04</text:p>
          </table:table-cell>
          <table:table-cell office:value-type="float" office:value="1200.1" calcext:value-type="float">
            <text:p>1200.1</text:p>
          </table:table-cell>
          <table:table-cell office:value-type="float" office:value="1219.92" calcext:value-type="float">
            <text:p>1219.92</text:p>
          </table:table-cell>
          <table:table-cell office:value-type="float" office:value="1172.09" calcext:value-type="float">
            <text:p>1172.09</text:p>
          </table:table-cell>
          <table:table-cell office:value-type="float" office:value="1177.04" calcext:value-type="float">
            <text:p>1177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Mar-04</text:p>
          </table:table-cell>
          <table:table-cell office:value-type="float" office:value="1176.03" calcext:value-type="float">
            <text:p>1176.03</text:p>
          </table:table-cell>
          <table:table-cell office:value-type="float" office:value="1200.65" calcext:value-type="float">
            <text:p>1200.65</text:p>
          </table:table-cell>
          <table:table-cell office:value-type="float" office:value="1167.47" calcext:value-type="float">
            <text:p>1167.47</text:p>
          </table:table-cell>
          <table:table-cell office:value-type="float" office:value="1199.56" calcext:value-type="float">
            <text:p>1199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Mar-04</text:p>
          </table:table-cell>
          <table:table-cell office:value-type="float" office:value="1176.78" calcext:value-type="float">
            <text:p>1176.78</text:p>
          </table:table-cell>
          <table:table-cell office:value-type="float" office:value="1187.92" calcext:value-type="float">
            <text:p>1187.92</text:p>
          </table:table-cell>
          <table:table-cell office:value-type="float" office:value="1164.9" calcext:value-type="float">
            <text:p>1164.9</text:p>
          </table:table-cell>
          <table:table-cell office:value-type="float" office:value="1177.74" calcext:value-type="float">
            <text:p>117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Mar-04</text:p>
          </table:table-cell>
          <table:table-cell office:value-type="float" office:value="1163.98" calcext:value-type="float">
            <text:p>1163.98</text:p>
          </table:table-cell>
          <table:table-cell office:value-type="float" office:value="1188.52" calcext:value-type="float">
            <text:p>1188.52</text:p>
          </table:table-cell>
          <table:table-cell office:value-type="float" office:value="1154.15" calcext:value-type="float">
            <text:p>1154.15</text:p>
          </table:table-cell>
          <table:table-cell office:value-type="float" office:value="1179.7" calcext:value-type="float">
            <text:p>117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Mar-04</text:p>
          </table:table-cell>
          <table:table-cell office:value-type="float" office:value="1092.95" calcext:value-type="float">
            <text:p>1092.95</text:p>
          </table:table-cell>
          <table:table-cell office:value-type="float" office:value="1158.61" calcext:value-type="float">
            <text:p>1158.61</text:p>
          </table:table-cell>
          <table:table-cell office:value-type="float" office:value="1092.95" calcext:value-type="float">
            <text:p>1092.95</text:p>
          </table:table-cell>
          <table:table-cell office:value-type="float" office:value="1157.63" calcext:value-type="float">
            <text:p>1157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Mar-04</text:p>
          </table:table-cell>
          <table:table-cell office:value-type="float" office:value="1097.71" calcext:value-type="float">
            <text:p>1097.71</text:p>
          </table:table-cell>
          <table:table-cell office:value-type="float" office:value="1104.01" calcext:value-type="float">
            <text:p>1104.01</text:p>
          </table:table-cell>
          <table:table-cell office:value-type="float" office:value="1072.25" calcext:value-type="float">
            <text:p>1072.25</text:p>
          </table:table-cell>
          <table:table-cell office:value-type="float" office:value="1090.72" calcext:value-type="float">
            <text:p>1090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Mar-04</text:p>
          </table:table-cell>
          <table:table-cell table:number-columns-repeated="2" office:value-type="float" office:value="1123.76" calcext:value-type="float">
            <text:p>1123.76</text:p>
          </table:table-cell>
          <table:table-cell office:value-type="float" office:value="1092.96" calcext:value-type="float">
            <text:p>1092.96</text:p>
          </table:table-cell>
          <table:table-cell office:value-type="float" office:value="1098.5" calcext:value-type="float">
            <text:p>109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Mar-04</text:p>
          </table:table-cell>
          <table:table-cell table:number-columns-repeated="2" office:value-type="float" office:value="1143.41" calcext:value-type="float">
            <text:p>1143.41</text:p>
          </table:table-cell>
          <table:table-cell office:value-type="float" office:value="1121.83" calcext:value-type="float">
            <text:p>1121.83</text:p>
          </table:table-cell>
          <table:table-cell office:value-type="float" office:value="1129.87" calcext:value-type="float">
            <text:p>1129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Mar-04</text:p>
          </table:table-cell>
          <table:table-cell office:value-type="float" office:value="1149.64" calcext:value-type="float">
            <text:p>1149.64</text:p>
          </table:table-cell>
          <table:table-cell office:value-type="float" office:value="1156.21" calcext:value-type="float">
            <text:p>1156.21</text:p>
          </table:table-cell>
          <table:table-cell office:value-type="float" office:value="1139.16" calcext:value-type="float">
            <text:p>1139.16</text:p>
          </table:table-cell>
          <table:table-cell office:value-type="float" office:value="1143.41" calcext:value-type="float">
            <text:p>1143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Mar-04</text:p>
          </table:table-cell>
          <table:table-cell office:value-type="float" office:value="1155.46" calcext:value-type="float">
            <text:p>1155.46</text:p>
          </table:table-cell>
          <table:table-cell office:value-type="float" office:value="1159.26" calcext:value-type="float">
            <text:p>1159.26</text:p>
          </table:table-cell>
          <table:table-cell office:value-type="float" office:value="1147.96" calcext:value-type="float">
            <text:p>1147.96</text:p>
          </table:table-cell>
          <table:table-cell office:value-type="float" office:value="1151.88" calcext:value-type="float">
            <text:p>115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Mar-04</text:p>
          </table:table-cell>
          <table:table-cell office:value-type="float" office:value="1124.28" calcext:value-type="float">
            <text:p>1124.28</text:p>
          </table:table-cell>
          <table:table-cell office:value-type="float" office:value="1148.81" calcext:value-type="float">
            <text:p>1148.81</text:p>
          </table:table-cell>
          <table:table-cell office:value-type="float" office:value="1120.31" calcext:value-type="float">
            <text:p>1120.31</text:p>
          </table:table-cell>
          <table:table-cell office:value-type="float" office:value="1148.81" calcext:value-type="float">
            <text:p>1148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Feb-04</text:p>
          </table:table-cell>
          <table:table-cell table:number-columns-repeated="4" office:value-type="float" office:value="1124.28" calcext:value-type="float">
            <text:p>112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Feb-04</text:p>
          </table:table-cell>
          <table:table-cell table:number-columns-repeated="4" office:value-type="float" office:value="1132.13" calcext:value-type="float">
            <text:p>1132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Feb-04</text:p>
          </table:table-cell>
          <table:table-cell table:number-columns-repeated="4" office:value-type="float" office:value="1119.24" calcext:value-type="float">
            <text:p>1119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Feb-04</text:p>
          </table:table-cell>
          <table:table-cell table:number-columns-repeated="4" office:value-type="float" office:value="1142.96" calcext:value-type="float">
            <text:p>114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Feb-04</text:p>
          </table:table-cell>
          <table:table-cell table:number-columns-repeated="4" office:value-type="float" office:value="1137.49" calcext:value-type="float">
            <text:p>1137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Feb-04</text:p>
          </table:table-cell>
          <table:table-cell table:number-columns-repeated="4" office:value-type="float" office:value="1085.86" calcext:value-type="float">
            <text:p>1085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Feb-04</text:p>
          </table:table-cell>
          <table:table-cell table:number-columns-repeated="4" office:value-type="float" office:value="1063.65" calcext:value-type="float">
            <text:p>1063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Feb-04</text:p>
          </table:table-cell>
          <table:table-cell table:number-columns-repeated="4" office:value-type="float" office:value="1068.75" calcext:value-type="float">
            <text:p>1068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Feb-04</text:p>
          </table:table-cell>
          <table:table-cell table:number-columns-repeated="4" office:value-type="float" office:value="1051.06" calcext:value-type="float">
            <text:p>105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61.49" calcext:value-type="float">
            <text:p>106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33.76" calcext:value-type="float">
            <text:p>1033.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73.9" calcext:value-type="float">
            <text:p>97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52.34" calcext:value-type="float">
            <text:p>952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34.52" calcext:value-type="float">
            <text:p>1034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95.44" calcext:value-type="float">
            <text:p>995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26.2" calcext:value-type="float">
            <text:p>102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75.64" calcext:value-type="float">
            <text:p>107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98.43" calcext:value-type="float">
            <text:p>1098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Feb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72.86" calcext:value-type="float">
            <text:p>1072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87.22" calcext:value-type="float">
            <text:p>1087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21.46" calcext:value-type="float">
            <text:p>1121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42.37" calcext:value-type="float">
            <text:p>114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36.95" calcext:value-type="float">
            <text:p>113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04.21" calcext:value-type="float">
            <text:p>1104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50.5" calcext:value-type="float">
            <text:p>115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63.66" calcext:value-type="float">
            <text:p>116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97.9" calcext:value-type="float">
            <text:p>119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84.2" calcext:value-type="float">
            <text:p>1184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48.83" calcext:value-type="float">
            <text:p>1148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43.68" calcext:value-type="float">
            <text:p>1143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42.44" calcext:value-type="float">
            <text:p>114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46.41" calcext:value-type="float">
            <text:p>1146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16.38" calcext:value-type="float">
            <text:p>1116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33.53" calcext:value-type="float">
            <text:p>1133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96.12" calcext:value-type="float">
            <text:p>109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101.43" calcext:value-type="float">
            <text:p>1101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95.6" calcext:value-type="float">
            <text:p>109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82.23" calcext:value-type="float">
            <text:p>1082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an-04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42.53" calcext:value-type="float">
            <text:p>104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15.26" calcext:value-type="float">
            <text:p>1015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17.62" calcext:value-type="float">
            <text:p>1017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020.98" calcext:value-type="float">
            <text:p>1020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88.66" calcext:value-type="float">
            <text:p>988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81.26" calcext:value-type="float">
            <text:p>981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70.65" calcext:value-type="float">
            <text:p>970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72.56" calcext:value-type="float">
            <text:p>972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6.37" calcext:value-type="float">
            <text:p>946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65.83" calcext:value-type="float">
            <text:p>96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7.43" calcext:value-type="float">
            <text:p>94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39.62" calcext:value-type="float">
            <text:p>939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31.88" calcext:value-type="float">
            <text:p>931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3.94" calcext:value-type="float">
            <text:p>94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51.29" calcext:value-type="float">
            <text:p>951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34.29" calcext:value-type="float">
            <text:p>934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66.72" calcext:value-type="float">
            <text:p>966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77.33" calcext:value-type="float">
            <text:p>977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61.4" calcext:value-type="float">
            <text:p>96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63.13" calcext:value-type="float">
            <text:p>963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72.39" calcext:value-type="float">
            <text:p>972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Dec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9.88" calcext:value-type="float">
            <text:p>94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8.18" calcext:value-type="float">
            <text:p>94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5.31" calcext:value-type="float">
            <text:p>94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41.67" calcext:value-type="float">
            <text:p>941.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37.66" calcext:value-type="float">
            <text:p>937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23.48" calcext:value-type="float">
            <text:p>923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97.9" calcext:value-type="float">
            <text:p>89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5.37" calcext:value-type="float">
            <text:p>87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3.92" calcext:value-type="float">
            <text:p>873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69.85" calcext:value-type="float">
            <text:p>869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66.77" calcext:value-type="float">
            <text:p>866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84.89" calcext:value-type="float">
            <text:p>884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85.33" calcext:value-type="float">
            <text:p>885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7.93" calcext:value-type="float">
            <text:p>87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2.09" calcext:value-type="float">
            <text:p>872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04.63" calcext:value-type="float">
            <text:p>90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15.39" calcext:value-type="float">
            <text:p>915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17.26" calcext:value-type="float">
            <text:p>917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907.41" calcext:value-type="float">
            <text:p>907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Nov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98.07" calcext:value-type="float">
            <text:p>898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83.31" calcext:value-type="float">
            <text:p>883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91.49" calcext:value-type="float">
            <text:p>891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96.08" calcext:value-type="float">
            <text:p>89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92.83" calcext:value-type="float">
            <text:p>892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1.65" calcext:value-type="float">
            <text:p>87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77.3" calcext:value-type="float">
            <text:p>87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45.69" calcext:value-type="float">
            <text:p>845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45.57" calcext:value-type="float">
            <text:p>845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67.31" calcext:value-type="float">
            <text:p>867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56.86" calcext:value-type="float">
            <text:p>856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31.94" calcext:value-type="float">
            <text:p>831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20.68" calcext:value-type="float">
            <text:p>820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23.61" calcext:value-type="float">
            <text:p>823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19.48" calcext:value-type="float">
            <text:p>819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17.93" calcext:value-type="float">
            <text:p>817.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17.12" calcext:value-type="float">
            <text:p>817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800.47" calcext:value-type="float">
            <text:p>800.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6.62" calcext:value-type="float">
            <text:p>786.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5.73" calcext:value-type="float">
            <text:p>785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4.77" calcext:value-type="float">
            <text:p>784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6.66" calcext:value-type="float">
            <text:p>786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Oct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2.44" calcext:value-type="float">
            <text:p>782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82.52" calcext:value-type="float">
            <text:p>78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74.88" calcext:value-type="float">
            <text:p>774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65.31" calcext:value-type="float">
            <text:p>765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8.38" calcext:value-type="float">
            <text:p>75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65.19" calcext:value-type="float">
            <text:p>765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49.02" calcext:value-type="float">
            <text:p>74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48.69" calcext:value-type="float">
            <text:p>748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37.55" calcext:value-type="float">
            <text:p>737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3.73" calcext:value-type="float">
            <text:p>753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5.88" calcext:value-type="float">
            <text:p>75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1.69" calcext:value-type="float">
            <text:p>751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34.23" calcext:value-type="float">
            <text:p>734.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0.83" calcext:value-type="float">
            <text:p>720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8.49" calcext:value-type="float">
            <text:p>718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9.14" calcext:value-type="float">
            <text:p>71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4.63" calcext:value-type="float">
            <text:p>684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1.82" calcext:value-type="float">
            <text:p>711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7.54" calcext:value-type="float">
            <text:p>707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0.73" calcext:value-type="float">
            <text:p>690.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0.25" calcext:value-type="float">
            <text:p>69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2.42" calcext:value-type="float">
            <text:p>682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Sep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0.28" calcext:value-type="float">
            <text:p>670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1.06" calcext:value-type="float">
            <text:p>671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2.96" calcext:value-type="float">
            <text:p>672.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67.29" calcext:value-type="float">
            <text:p>667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6.61" calcext:value-type="float">
            <text:p>65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0.13" calcext:value-type="float">
            <text:p>65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44.05" calcext:value-type="float">
            <text:p>644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6.89" calcext:value-type="float">
            <text:p>65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36.31" calcext:value-type="float">
            <text:p>636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0.07" calcext:value-type="float">
            <text:p>650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3.66" calcext:value-type="float">
            <text:p>673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0.04" calcext:value-type="float">
            <text:p>68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8.6" calcext:value-type="float">
            <text:p>678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6.17" calcext:value-type="float">
            <text:p>676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5.2" calcext:value-type="float">
            <text:p>675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9.27" calcext:value-type="float">
            <text:p>699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0.04" calcext:value-type="float">
            <text:p>70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5.42" calcext:value-type="float">
            <text:p>69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9.8" calcext:value-type="float">
            <text:p>69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2.48" calcext:value-type="float">
            <text:p>712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Aug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6.8" calcext:value-type="float">
            <text:p>70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3.26" calcext:value-type="float">
            <text:p>713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0.77" calcext:value-type="float">
            <text:p>720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6.51" calcext:value-type="float">
            <text:p>716.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4.37" calcext:value-type="float">
            <text:p>694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2.08" calcext:value-type="float">
            <text:p>69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4.09" calcext:value-type="float">
            <text:p>694.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5.59" calcext:value-type="float">
            <text:p>705.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4.55" calcext:value-type="float">
            <text:p>70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5.83" calcext:value-type="float">
            <text:p>695.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1.87" calcext:value-type="float">
            <text:p>701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0.19" calcext:value-type="float">
            <text:p>680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7.68" calcext:value-type="float">
            <text:p>657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2.71" calcext:value-type="float">
            <text:p>652.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68.1" calcext:value-type="float">
            <text:p>66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69.88" calcext:value-type="float">
            <text:p>669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65.48" calcext:value-type="float">
            <text:p>665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0.15" calcext:value-type="float">
            <text:p>680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7.77" calcext:value-type="float">
            <text:p>697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6.08" calcext:value-type="float">
            <text:p>68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0.64" calcext:value-type="float">
            <text:p>68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07.61" calcext:value-type="float">
            <text:p>707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Jul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16.89" calcext:value-type="float">
            <text:p>716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4.3" calcext:value-type="float">
            <text:p>72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9.81" calcext:value-type="float">
            <text:p>689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3.94" calcext:value-type="float">
            <text:p>693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0.02" calcext:value-type="float">
            <text:p>75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1.89" calcext:value-type="float">
            <text:p>75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62.75" calcext:value-type="float">
            <text:p>762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9.98" calcext:value-type="float">
            <text:p>759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40.21" calcext:value-type="float">
            <text:p>740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8.34" calcext:value-type="float">
            <text:p>728.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51.52" calcext:value-type="float">
            <text:p>751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9.02" calcext:value-type="float">
            <text:p>729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722.41" calcext:value-type="float">
            <text:p>722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94.55" calcext:value-type="float">
            <text:p>694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85.49" calcext:value-type="float">
            <text:p>685.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5.88" calcext:value-type="float">
            <text:p>675.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75.94" calcext:value-type="float">
            <text:p>675.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9.35" calcext:value-type="float">
            <text:p>65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57.8" calcext:value-type="float">
            <text:p>65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Jun-03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663.94" calcext:value-type="float">
            <text:p>663.9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598" meta:object-count="0"/>
    <meta:generator>LibreOffice/5.1.6.2$Linux_X86_64 LibreOffice_project/10m0$Build-2</meta:generator>
  </office:meta>
</office:document-meta>
</file>